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17.82mm"/>
    </style:style>
    <style:style style:name="co4" style:family="table-column">
      <style:table-column-properties fo:break-before="auto" style:column-width="29.7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igzag_1" table:style-name="ta1">
        <table:shapes>
          <draw:frame draw:z-index="0" draw:style-name="gr1" draw:text-style-name="P2" svg:width="218.46mm" svg:height="116.15mm" svg:x="175.26mm" svg:y="39.63mm">
            <draw:object draw:notify-on-update-of-ranges="zigzag_1.D2:zigzag_1.D1029 zigzag_1.A2:zigzag_1.A1029 zigzag_1.D2:zigzag_1.D1029 zigzag_1.B2:zigzag_1.B1029 zigzag_1.D2:zigzag_1.D1029 zigzag_1.C2:zigzag_1.C1029 zigzag_1.F2:zigzag_1.F6 zigzag_1.G2:zigzag_1.G6 zigzag_1.F2:zigzag_1.F6 zigzag_1.H2:zigzag_1.H6" xlink:href="./Object 1" xlink:type="simple" xlink:show="embed" xlink:actuate="onLoad">
              <loext:p text:style-name="P1">=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82.5" calcext:value-type="float">
            <text:p>382.5</text:p>
          </table:table-cell>
          <table:table-cell office:value-type="float" office:value="1.11813402175903" calcext:value-type="float">
            <text:p>1.11813402175903</text:p>
          </table:table-cell>
          <table:table-cell office:value-type="float" office:value="33.3667000333667" calcext:value-type="float">
            <text:p>33.3667000333667</text:p>
          </table:table-cell>
          <table:table-cell table:style-name="Default"/>
          <table:table-cell office:value-type="string" calcext:value-type="string">
            <text:p>Time(ms)</text:p>
          </table:table-cell>
          <table:table-cell office:value-type="string" calcext:value-type="string">
            <text:p>Position (x) (cm)</text:p>
          </table:table-cell>
          <table:table-cell office:value-type="string" calcext:value-type="string">
            <text:p>Position (distance) (cm)</text:p>
          </table:table-cell>
          <table:table-cell table:style-name="ce2" office:value-type="string" calcext:value-type="string">
            <text:p>Relative to start position at 2 seconds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64.5" calcext:value-type="float">
            <text:p>364.5</text:p>
          </table:table-cell>
          <table:table-cell office:value-type="float" office:value="17.0661468505859" calcext:value-type="float">
            <text:p>17.0661468505859</text:p>
          </table:table-cell>
          <table:table-cell office:value-type="float" office:value="66.7334000667334" calcext:value-type="float">
            <text:p>66.7334000667334</text:p>
          </table:table-cell>
          <table:table-cell table:style-name="Default"/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igin is at bottom left hand corner of the screen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53" calcext:value-type="float">
            <text:p>353</text:p>
          </table:table-cell>
          <table:table-cell office:value-type="float" office:value="35.1284370422363" calcext:value-type="float">
            <text:p>35.1284370422363</text:p>
          </table:table-cell>
          <table:table-cell office:value-type="float" office:value="100.1001001001" calcext:value-type="float">
            <text:p>100.1001001001</text:p>
          </table:table-cell>
          <table:table-cell table:style-name="Default"/>
          <table:table-cell office:value-type="float" office:value="8000" calcext:value-type="float">
            <text:p>8000</text:p>
          </table:table-cell>
          <table:table-cell office:value-type="float" office:value="-50" calcext:value-type="float">
            <text:p>-5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53" calcext:value-type="float">
            <text:p>353</text:p>
          </table:table-cell>
          <table:table-cell office:value-type="float" office:value="35.1284370422363" calcext:value-type="float">
            <text:p>35.1284370422363</text:p>
          </table:table-cell>
          <table:table-cell office:value-type="float" office:value="133.466800133467" calcext:value-type="float">
            <text:p>133.466800133467</text:p>
          </table:table-cell>
          <table:table-cell table:style-name="Default"/>
          <table:table-cell office:value-type="float" office:value="16000" calcext:value-type="float">
            <text:p>160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261.5" calcext:value-type="float">
            <text:p>261.5</text:p>
          </table:table-cell>
          <table:table-cell office:value-type="float" office:value="463" calcext:value-type="float">
            <text:p>463</text:p>
          </table:table-cell>
          <table:table-cell office:value-type="float" office:value="49.5909233093262" calcext:value-type="float">
            <text:p>49.5909233093262</text:p>
          </table:table-cell>
          <table:table-cell office:value-type="float" office:value="166.833500166834" calcext:value-type="float">
            <text:p>166.833500166834</text:p>
          </table:table-cell>
          <table:table-cell table:style-name="Default"/>
          <table:table-cell office:value-type="float" office:value="22000" calcext:value-type="float">
            <text:p>22000</text:p>
          </table:table-cell>
          <table:table-cell office:value-type="float" office:value="-50" calcext:value-type="float">
            <text:p>-50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261.5" calcext:value-type="float">
            <text:p>261.5</text:p>
          </table:table-cell>
          <table:table-cell office:value-type="float" office:value="463" calcext:value-type="float">
            <text:p>463</text:p>
          </table:table-cell>
          <table:table-cell office:value-type="float" office:value="49.5909233093262" calcext:value-type="float">
            <text:p>49.5909233093262</text:p>
          </table:table-cell>
          <table:table-cell office:value-type="float" office:value="200.2002002002" calcext:value-type="float">
            <text:p>200.2002002002</text:p>
          </table:table-cell>
          <table:table-cell table:style-name="Default"/>
          <table:table-cell office:value-type="float" office:value="28000" calcext:value-type="float">
            <text:p>2800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277.5" calcext:value-type="float">
            <text:p>277.5</text:p>
          </table:table-cell>
          <table:table-cell office:value-type="float" office:value="386.5" calcext:value-type="float">
            <text:p>386.5</text:p>
          </table:table-cell>
          <table:table-cell office:value-type="float" office:value="27.577262878418" calcext:value-type="float">
            <text:p>27.577262878418</text:p>
          </table:table-cell>
          <table:table-cell office:value-type="float" office:value="233.566900233567" calcext:value-type="float">
            <text:p>233.56690023356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office:value-type="float" office:value="25.0000991821289" calcext:value-type="float">
            <text:p>25.0000991821289</text:p>
          </table:table-cell>
          <table:table-cell office:value-type="float" office:value="266.933600266934" calcext:value-type="float">
            <text:p>266.93360026693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9.5" calcext:value-type="float">
            <text:p>459.5</text:p>
          </table:table-cell>
          <table:table-cell office:value-type="float" office:value="19.7295188903809" calcext:value-type="float">
            <text:p>19.7295188903809</text:p>
          </table:table-cell>
          <table:table-cell office:value-type="float" office:value="300.3003003003" calcext:value-type="float">
            <text:p>300.300300300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9.5" calcext:value-type="float">
            <text:p>459.5</text:p>
          </table:table-cell>
          <table:table-cell office:value-type="float" office:value="19.7295188903809" calcext:value-type="float">
            <text:p>19.7295188903809</text:p>
          </table:table-cell>
          <table:table-cell office:value-type="float" office:value="333.667000333667" calcext:value-type="float">
            <text:p>333.66700033366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23.5" calcext:value-type="float">
            <text:p>323.5</text:p>
          </table:table-cell>
          <table:table-cell office:value-type="float" office:value="11.6727180480957" calcext:value-type="float">
            <text:p>11.6727180480957</text:p>
          </table:table-cell>
          <table:table-cell office:value-type="float" office:value="367.033700367034" calcext:value-type="float">
            <text:p>367.03370036703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60.5" calcext:value-type="float">
            <text:p>560.5</text:p>
          </table:table-cell>
          <table:table-cell office:value-type="float" office:value="448" calcext:value-type="float">
            <text:p>448</text:p>
          </table:table-cell>
          <table:table-cell office:value-type="float" office:value="83.6855239868164" calcext:value-type="float">
            <text:p>83.6855239868164</text:p>
          </table:table-cell>
          <table:table-cell office:value-type="float" office:value="400.4004004004" calcext:value-type="float">
            <text:p>400.400400400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04.951232910156" calcext:value-type="float">
            <text:p>604.951232910156</text:p>
          </table:table-cell>
          <table:table-cell office:value-type="float" office:value="439.5" calcext:value-type="float">
            <text:p>439.5</text:p>
          </table:table-cell>
          <table:table-cell office:value-type="float" office:value="52.1495819091797" calcext:value-type="float">
            <text:p>52.1495819091797</text:p>
          </table:table-cell>
          <table:table-cell office:value-type="float" office:value="433.767100433767" calcext:value-type="float">
            <text:p>433.76710043376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24.700500488281" calcext:value-type="float">
            <text:p>624.700500488281</text:p>
          </table:table-cell>
          <table:table-cell office:value-type="float" office:value="423.808013916016" calcext:value-type="float">
            <text:p>423.808013916016</text:p>
          </table:table-cell>
          <table:table-cell office:value-type="float" office:value="32.506217956543" calcext:value-type="float">
            <text:p>32.506217956543</text:p>
          </table:table-cell>
          <table:table-cell office:value-type="float" office:value="467.133800467134" calcext:value-type="float">
            <text:p>467.13380046713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37.354919433594" calcext:value-type="float">
            <text:p>637.354919433594</text:p>
          </table:table-cell>
          <table:table-cell office:value-type="float" office:value="395.022247314453" calcext:value-type="float">
            <text:p>395.022247314453</text:p>
          </table:table-cell>
          <table:table-cell office:value-type="float" office:value="29.0245094299316" calcext:value-type="float">
            <text:p>29.0245094299316</text:p>
          </table:table-cell>
          <table:table-cell office:value-type="float" office:value="500.500500500501" calcext:value-type="float">
            <text:p>500.50050050050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37.354919433594" calcext:value-type="float">
            <text:p>637.354919433594</text:p>
          </table:table-cell>
          <table:table-cell office:value-type="float" office:value="395.022247314453" calcext:value-type="float">
            <text:p>395.022247314453</text:p>
          </table:table-cell>
          <table:table-cell office:value-type="float" office:value="29.0245094299316" calcext:value-type="float">
            <text:p>29.0245094299316</text:p>
          </table:table-cell>
          <table:table-cell office:value-type="float" office:value="533.867200533867" calcext:value-type="float">
            <text:p>533.86720053386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05.5" calcext:value-type="float">
            <text:p>505.5</text:p>
          </table:table-cell>
          <table:table-cell office:value-type="float" office:value="273" calcext:value-type="float">
            <text:p>273</text:p>
          </table:table-cell>
          <table:table-cell office:value-type="float" office:value="16.1013412475586" calcext:value-type="float">
            <text:p>16.1013412475586</text:p>
          </table:table-cell>
          <table:table-cell office:value-type="float" office:value="567.233900567234" calcext:value-type="float">
            <text:p>567.23390056723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45.5" calcext:value-type="float">
            <text:p>545.5</text:p>
          </table:table-cell>
          <table:table-cell office:value-type="float" office:value="44.6111106872559" calcext:value-type="float">
            <text:p>44.6111106872559</text:p>
          </table:table-cell>
          <table:table-cell office:value-type="float" office:value="17.6938247680664" calcext:value-type="float">
            <text:p>17.6938247680664</text:p>
          </table:table-cell>
          <table:table-cell office:value-type="float" office:value="600.600600600601" calcext:value-type="float">
            <text:p>600.60060060060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37.221740722656" calcext:value-type="float">
            <text:p>537.221740722656</text:p>
          </table:table-cell>
          <table:table-cell office:value-type="float" office:value="44.9086952209473" calcext:value-type="float">
            <text:p>44.9086952209473</text:p>
          </table:table-cell>
          <table:table-cell office:value-type="float" office:value="12.8316535949707" calcext:value-type="float">
            <text:p>12.8316535949707</text:p>
          </table:table-cell>
          <table:table-cell office:value-type="float" office:value="633.967300633967" calcext:value-type="float">
            <text:p>633.96730063396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63.705871582031" calcext:value-type="float">
            <text:p>563.705871582031</text:p>
          </table:table-cell>
          <table:table-cell office:value-type="float" office:value="47.529411315918" calcext:value-type="float">
            <text:p>47.529411315918</text:p>
          </table:table-cell>
          <table:table-cell office:value-type="float" office:value="18.0478096008301" calcext:value-type="float">
            <text:p>18.0478096008301</text:p>
          </table:table-cell>
          <table:table-cell office:value-type="float" office:value="667.334000667334" calcext:value-type="float">
            <text:p>667.33400066733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19.5" calcext:value-type="float">
            <text:p>219.5</text:p>
          </table:table-cell>
          <table:table-cell office:value-type="float" office:value="14.0090255737305" calcext:value-type="float">
            <text:p>14.0090255737305</text:p>
          </table:table-cell>
          <table:table-cell office:value-type="float" office:value="700.700700700701" calcext:value-type="float">
            <text:p>700.70070070070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5" calcext:value-type="float">
            <text:p>55</text:p>
          </table:table-cell>
          <table:table-cell office:value-type="float" office:value="11.7047996520996" calcext:value-type="float">
            <text:p>11.7047996520996</text:p>
          </table:table-cell>
          <table:table-cell office:value-type="float" office:value="734.067400734067" calcext:value-type="float">
            <text:p>734.06740073406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5" calcext:value-type="float">
            <text:p>55</text:p>
          </table:table-cell>
          <table:table-cell office:value-type="float" office:value="11.7047996520996" calcext:value-type="float">
            <text:p>11.7047996520996</text:p>
          </table:table-cell>
          <table:table-cell office:value-type="float" office:value="767.434100767434" calcext:value-type="float">
            <text:p>767.43410076743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15.5" calcext:value-type="float">
            <text:p>215.5</text:p>
          </table:table-cell>
          <table:table-cell office:value-type="float" office:value="21.4768314361572" calcext:value-type="float">
            <text:p>21.4768314361572</text:p>
          </table:table-cell>
          <table:table-cell office:value-type="float" office:value="800.800800800801" calcext:value-type="float">
            <text:p>800.80080080080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12" calcext:value-type="float">
            <text:p>212</text:p>
          </table:table-cell>
          <table:table-cell office:value-type="float" office:value="13.1530466079712" calcext:value-type="float">
            <text:p>13.1530466079712</text:p>
          </table:table-cell>
          <table:table-cell office:value-type="float" office:value="834.167500834167" calcext:value-type="float">
            <text:p>834.16750083416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59.287231445313" calcext:value-type="float">
            <text:p>559.287231445313</text:p>
          </table:table-cell>
          <table:table-cell office:value-type="float" office:value="208.819152832031" calcext:value-type="float">
            <text:p>208.819152832031</text:p>
          </table:table-cell>
          <table:table-cell office:value-type="float" office:value="13.1274795532227" calcext:value-type="float">
            <text:p>13.1274795532227</text:p>
          </table:table-cell>
          <table:table-cell office:value-type="float" office:value="867.534200867534" calcext:value-type="float">
            <text:p>867.53420086753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33.125" calcext:value-type="float">
            <text:p>633.125</text:p>
          </table:table-cell>
          <table:table-cell office:value-type="float" office:value="349" calcext:value-type="float">
            <text:p>349</text:p>
          </table:table-cell>
          <table:table-cell office:value-type="float" office:value="6.20619583129883" calcext:value-type="float">
            <text:p>6.20619583129883</text:p>
          </table:table-cell>
          <table:table-cell office:value-type="float" office:value="900.900900900901" calcext:value-type="float">
            <text:p>900.90090090090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86.273559570313" calcext:value-type="float">
            <text:p>586.273559570313</text:p>
          </table:table-cell>
          <table:table-cell office:value-type="float" office:value="206.51887512207" calcext:value-type="float">
            <text:p>206.51887512207</text:p>
          </table:table-cell>
          <table:table-cell office:value-type="float" office:value="8.64863204956055" calcext:value-type="float">
            <text:p>8.64863204956055</text:p>
          </table:table-cell>
          <table:table-cell office:value-type="float" office:value="934.267600934268" calcext:value-type="float">
            <text:p>934.267600934268</text:p>
          </table:table-cell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6.273559570313" calcext:value-type="float">
            <text:p>586.273559570313</text:p>
          </table:table-cell>
          <table:table-cell office:value-type="float" office:value="206.51887512207" calcext:value-type="float">
            <text:p>206.51887512207</text:p>
          </table:table-cell>
          <table:table-cell office:value-type="float" office:value="8.64863204956055" calcext:value-type="float">
            <text:p>8.64863204956055</text:p>
          </table:table-cell>
          <table:table-cell office:value-type="float" office:value="967.634300967634" calcext:value-type="float">
            <text:p>967.63430096763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3" calcext:value-type="float">
            <text:p>203</text:p>
          </table:table-cell>
          <table:table-cell office:value-type="float" office:value="12.2066555023193" calcext:value-type="float">
            <text:p>12.2066555023193</text:p>
          </table:table-cell>
          <table:table-cell office:value-type="float" office:value="1001.001001001" calcext:value-type="float">
            <text:p>1001.00100100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77.816833496094" calcext:value-type="float">
            <text:p>577.816833496094</text:p>
          </table:table-cell>
          <table:table-cell office:value-type="float" office:value="192.301986694336" calcext:value-type="float">
            <text:p>192.301986694336</text:p>
          </table:table-cell>
          <table:table-cell office:value-type="float" office:value="6.41219186782837" calcext:value-type="float">
            <text:p>6.41219186782837</text:p>
          </table:table-cell>
          <table:table-cell office:value-type="float" office:value="1034.36770103437" calcext:value-type="float">
            <text:p>1034.3677010343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76.555114746094" calcext:value-type="float">
            <text:p>576.555114746094</text:p>
          </table:table-cell>
          <table:table-cell office:value-type="float" office:value="183.669494628906" calcext:value-type="float">
            <text:p>183.669494628906</text:p>
          </table:table-cell>
          <table:table-cell office:value-type="float" office:value="11.2462701797485" calcext:value-type="float">
            <text:p>11.2462701797485</text:p>
          </table:table-cell>
          <table:table-cell office:value-type="float" office:value="1067.73440106773" calcext:value-type="float">
            <text:p>1067.7344010677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65.5" calcext:value-type="float">
            <text:p>565.5</text:p>
          </table:table-cell>
          <table:table-cell office:value-type="float" office:value="179" calcext:value-type="float">
            <text:p>179</text:p>
          </table:table-cell>
          <table:table-cell office:value-type="float" office:value="10.1119747161865" calcext:value-type="float">
            <text:p>10.1119747161865</text:p>
          </table:table-cell>
          <table:table-cell office:value-type="float" office:value="1101.1011011011" calcext:value-type="float">
            <text:p>1101.101101101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65.5" calcext:value-type="float">
            <text:p>565.5</text:p>
          </table:table-cell>
          <table:table-cell office:value-type="float" office:value="179" calcext:value-type="float">
            <text:p>179</text:p>
          </table:table-cell>
          <table:table-cell office:value-type="float" office:value="10.1119747161865" calcext:value-type="float">
            <text:p>10.1119747161865</text:p>
          </table:table-cell>
          <table:table-cell office:value-type="float" office:value="1134.46780113447" calcext:value-type="float">
            <text:p>1134.4678011344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63.868041992188" calcext:value-type="float">
            <text:p>563.868041992188</text:p>
          </table:table-cell>
          <table:table-cell office:value-type="float" office:value="179.45832824707" calcext:value-type="float">
            <text:p>179.45832824707</text:p>
          </table:table-cell>
          <table:table-cell office:value-type="float" office:value="9.9634895324707" calcext:value-type="float">
            <text:p>9.9634895324707</text:p>
          </table:table-cell>
          <table:table-cell office:value-type="float" office:value="1167.83450116783" calcext:value-type="float">
            <text:p>1167.8345011678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8.5" calcext:value-type="float">
            <text:p>458.5</text:p>
          </table:table-cell>
          <table:table-cell office:value-type="float" office:value="22.0057811737061" calcext:value-type="float">
            <text:p>22.0057811737061</text:p>
          </table:table-cell>
          <table:table-cell office:value-type="float" office:value="1201.2012012012" calcext:value-type="float">
            <text:p>1201.2012012012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43" calcext:value-type="float">
            <text:p>443</text:p>
          </table:table-cell>
          <table:table-cell office:value-type="float" office:value="39.8121566772461" calcext:value-type="float">
            <text:p>39.8121566772461</text:p>
          </table:table-cell>
          <table:table-cell office:value-type="float" office:value="1234.56790123457" calcext:value-type="float">
            <text:p>1234.5679012345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31" calcext:value-type="float">
            <text:p>431</text:p>
          </table:table-cell>
          <table:table-cell office:value-type="float" office:value="55.0727767944336" calcext:value-type="float">
            <text:p>55.0727767944336</text:p>
          </table:table-cell>
          <table:table-cell office:value-type="float" office:value="1267.93460126793" calcext:value-type="float">
            <text:p>1267.9346012679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21" calcext:value-type="float">
            <text:p>421</text:p>
          </table:table-cell>
          <table:table-cell office:value-type="float" office:value="68.7968978881836" calcext:value-type="float">
            <text:p>68.7968978881836</text:p>
          </table:table-cell>
          <table:table-cell office:value-type="float" office:value="1301.3013013013" calcext:value-type="float">
            <text:p>1301.301301301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21" calcext:value-type="float">
            <text:p>421</text:p>
          </table:table-cell>
          <table:table-cell office:value-type="float" office:value="68.7968978881836" calcext:value-type="float">
            <text:p>68.7968978881836</text:p>
          </table:table-cell>
          <table:table-cell office:value-type="float" office:value="1334.66800133467" calcext:value-type="float">
            <text:p>1334.6680013346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93.5" calcext:value-type="float">
            <text:p>593.5</text:p>
          </table:table-cell>
          <table:table-cell office:value-type="float" office:value="409.5" calcext:value-type="float">
            <text:p>409.5</text:p>
          </table:table-cell>
          <table:table-cell office:value-type="float" office:value="83.0693511962891" calcext:value-type="float">
            <text:p>83.0693511962891</text:p>
          </table:table-cell>
          <table:table-cell office:value-type="float" office:value="1368.03470136804" calcext:value-type="float">
            <text:p>1368.0347013680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01" calcext:value-type="float">
            <text:p>401</text:p>
          </table:table-cell>
          <table:table-cell office:value-type="float" office:value="94.3028030395508" calcext:value-type="float">
            <text:p>94.3028030395508</text:p>
          </table:table-cell>
          <table:table-cell office:value-type="float" office:value="1401.4014014014" calcext:value-type="float">
            <text:p>1401.401401401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74.341613769531" calcext:value-type="float">
            <text:p>574.341613769531</text:p>
          </table:table-cell>
          <table:table-cell office:value-type="float" office:value="384.559387207031" calcext:value-type="float">
            <text:p>384.559387207031</text:p>
          </table:table-cell>
          <table:table-cell office:value-type="float" office:value="114.454147338867" calcext:value-type="float">
            <text:p>114.454147338867</text:p>
          </table:table-cell>
          <table:table-cell office:value-type="float" office:value="1434.76810143477" calcext:value-type="float">
            <text:p>1434.7681014347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71.877807617188" calcext:value-type="float">
            <text:p>571.877807617188</text:p>
          </table:table-cell>
          <table:table-cell office:value-type="float" office:value="378.181915283203" calcext:value-type="float">
            <text:p>378.181915283203</text:p>
          </table:table-cell>
          <table:table-cell office:value-type="float" office:value="121.118530273438" calcext:value-type="float">
            <text:p>121.118530273438</text:p>
          </table:table-cell>
          <table:table-cell office:value-type="float" office:value="1468.13480146813" calcext:value-type="float">
            <text:p>1468.1348014681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67.056640625" calcext:value-type="float">
            <text:p>567.056640625</text:p>
          </table:table-cell>
          <table:table-cell office:value-type="float" office:value="371.523284912109" calcext:value-type="float">
            <text:p>371.523284912109</text:p>
          </table:table-cell>
          <table:table-cell office:value-type="float" office:value="129.333343505859" calcext:value-type="float">
            <text:p>129.333343505859</text:p>
          </table:table-cell>
          <table:table-cell office:value-type="float" office:value="1501.5015015015" calcext:value-type="float">
            <text:p>1501.5015015015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67.056640625" calcext:value-type="float">
            <text:p>567.056640625</text:p>
          </table:table-cell>
          <table:table-cell office:value-type="float" office:value="371.523284912109" calcext:value-type="float">
            <text:p>371.523284912109</text:p>
          </table:table-cell>
          <table:table-cell office:value-type="float" office:value="129.333343505859" calcext:value-type="float">
            <text:p>129.333343505859</text:p>
          </table:table-cell>
          <table:table-cell office:value-type="float" office:value="1534.86820153487" calcext:value-type="float">
            <text:p>1534.8682015348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67" calcext:value-type="float">
            <text:p>367</text:p>
          </table:table-cell>
          <table:table-cell office:value-type="float" office:value="137.637313842773" calcext:value-type="float">
            <text:p>137.637313842773</text:p>
          </table:table-cell>
          <table:table-cell office:value-type="float" office:value="1568.23490156824" calcext:value-type="float">
            <text:p>1568.2349015682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68.206237792969" calcext:value-type="float">
            <text:p>568.206237792969</text:p>
          </table:table-cell>
          <table:table-cell office:value-type="float" office:value="343.111785888672" calcext:value-type="float">
            <text:p>343.111785888672</text:p>
          </table:table-cell>
          <table:table-cell office:value-type="float" office:value="143.99528503418" calcext:value-type="float">
            <text:p>143.99528503418</text:p>
          </table:table-cell>
          <table:table-cell office:value-type="float" office:value="1601.6016016016" calcext:value-type="float">
            <text:p>1601.6016016016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47.273498535156" calcext:value-type="float">
            <text:p>547.273498535156</text:p>
          </table:table-cell>
          <table:table-cell office:value-type="float" office:value="330.989074707031" calcext:value-type="float">
            <text:p>330.989074707031</text:p>
          </table:table-cell>
          <table:table-cell office:value-type="float" office:value="140.185928344727" calcext:value-type="float">
            <text:p>140.185928344727</text:p>
          </table:table-cell>
          <table:table-cell office:value-type="float" office:value="1634.96830163497" calcext:value-type="float">
            <text:p>1634.9683016349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30.102478027344" calcext:value-type="float">
            <text:p>530.102478027344</text:p>
          </table:table-cell>
          <table:table-cell office:value-type="float" office:value="317.796966552734" calcext:value-type="float">
            <text:p>317.796966552734</text:p>
          </table:table-cell>
          <table:table-cell office:value-type="float" office:value="136.545944213867" calcext:value-type="float">
            <text:p>136.545944213867</text:p>
          </table:table-cell>
          <table:table-cell office:value-type="float" office:value="1668.33500166834" calcext:value-type="float">
            <text:p>1668.3350016683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15.746887207031" calcext:value-type="float">
            <text:p>515.746887207031</text:p>
          </table:table-cell>
          <table:table-cell office:value-type="float" office:value="310.201507568359" calcext:value-type="float">
            <text:p>310.201507568359</text:p>
          </table:table-cell>
          <table:table-cell office:value-type="float" office:value="135.082061767578" calcext:value-type="float">
            <text:p>135.082061767578</text:p>
          </table:table-cell>
          <table:table-cell office:value-type="float" office:value="1701.7017017017" calcext:value-type="float">
            <text:p>1701.701701701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515.746887207031" calcext:value-type="float">
            <text:p>515.746887207031</text:p>
          </table:table-cell>
          <table:table-cell office:value-type="float" office:value="310.201507568359" calcext:value-type="float">
            <text:p>310.201507568359</text:p>
          </table:table-cell>
          <table:table-cell office:value-type="float" office:value="135.082061767578" calcext:value-type="float">
            <text:p>135.082061767578</text:p>
          </table:table-cell>
          <table:table-cell office:value-type="float" office:value="1735.06840173507" calcext:value-type="float">
            <text:p>1735.0684017350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499.879425048828" calcext:value-type="float">
            <text:p>499.879425048828</text:p>
          </table:table-cell>
          <table:table-cell office:value-type="float" office:value="288.407531738281" calcext:value-type="float">
            <text:p>288.407531738281</text:p>
          </table:table-cell>
          <table:table-cell office:value-type="float" office:value="144.674865722656" calcext:value-type="float">
            <text:p>144.674865722656</text:p>
          </table:table-cell>
          <table:table-cell office:value-type="float" office:value="1768.43510176844" calcext:value-type="float">
            <text:p>1768.43510176844</text:p>
          </table:table-cell>
          <table:table-cell table:style-name="Default" office:value-type="string" calcext:value-type="string">
            <text:p>Predicted Distance</text:p>
          </table:table-cell>
          <table:table-cell table:number-columns-repeated="10"/>
        </table:table-row>
        <table:table-row table:style-name="ro1">
          <table:table-cell office:value-type="float" office:value="493.407806396484" calcext:value-type="float">
            <text:p>493.407806396484</text:p>
          </table:table-cell>
          <table:table-cell office:value-type="float" office:value="284.331237792969" calcext:value-type="float">
            <text:p>284.331237792969</text:p>
          </table:table-cell>
          <table:table-cell office:value-type="float" office:value="138.075744628906" calcext:value-type="float">
            <text:p>138.075744628906</text:p>
          </table:table-cell>
          <table:table-cell office:value-type="float" office:value="1801.8018018018" calcext:value-type="float">
            <text:p>1801.8018018018</text:p>
          </table:table-cell>
          <table:table-cell table:formula="of:=10^((LOG10(149.3)-LOG10([.C54]))/1.07+LOG10(50))" office:value-type="float" office:value="53.7888038154323" calcext:value-type="float">
            <text:p>53.7888038154323</text:p>
          </table:table-cell>
          <table:table-cell table:formula="of:=[.E54]-[.$E$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8.168304443359" calcext:value-type="float">
            <text:p>488.168304443359</text:p>
          </table:table-cell>
          <table:table-cell office:value-type="float" office:value="283.078521728516" calcext:value-type="float">
            <text:p>283.078521728516</text:p>
          </table:table-cell>
          <table:table-cell office:value-type="float" office:value="133.477355957031" calcext:value-type="float">
            <text:p>133.477355957031</text:p>
          </table:table-cell>
          <table:table-cell office:value-type="float" office:value="1835.16850183517" calcext:value-type="float">
            <text:p>1835.16850183517</text:p>
          </table:table-cell>
          <table:table-cell table:formula="of:=10^((LOG10(149.3)-LOG10([.C55]))/1.07+LOG10(50))" office:value-type="float" office:value="55.5187094015799" calcext:value-type="float">
            <text:p>55.5187094015799</text:p>
          </table:table-cell>
          <table:table-cell table:formula="of:=[.E55]-[.$E$54]" office:value-type="float" office:value="1.72990558614767" calcext:value-type="float">
            <text:p>1.72990558614767</text:p>
          </table:table-cell>
          <table:table-cell table:number-columns-repeated="9"/>
        </table:table-row>
        <table:table-row table:style-name="ro1">
          <table:table-cell office:value-type="float" office:value="466.5" calcext:value-type="float">
            <text:p>466.5</text:p>
          </table:table-cell>
          <table:table-cell office:value-type="float" office:value="274.5" calcext:value-type="float">
            <text:p>274.5</text:p>
          </table:table-cell>
          <table:table-cell office:value-type="float" office:value="129.948165893555" calcext:value-type="float">
            <text:p>129.948165893555</text:p>
          </table:table-cell>
          <table:table-cell office:value-type="float" office:value="1868.53520186854" calcext:value-type="float">
            <text:p>1868.53520186854</text:p>
          </table:table-cell>
          <table:table-cell table:formula="of:=10^((LOG10(149.3)-LOG10([.C56]))/1.07+LOG10(50))" office:value-type="float" office:value="56.9266300211622" calcext:value-type="float">
            <text:p>56.9266300211622</text:p>
          </table:table-cell>
          <table:table-cell table:formula="of:=[.E56]-[.$E$54]" office:value-type="float" office:value="3.13782620572989" calcext:value-type="float">
            <text:p>3.13782620572989</text:p>
          </table:table-cell>
          <table:table-cell table:number-columns-repeated="9"/>
        </table:table-row>
        <table:table-row table:style-name="ro1">
          <table:table-cell office:value-type="float" office:value="460.598083496094" calcext:value-type="float">
            <text:p>460.598083496094</text:p>
          </table:table-cell>
          <table:table-cell office:value-type="float" office:value="270.299041748047" calcext:value-type="float">
            <text:p>270.299041748047</text:p>
          </table:table-cell>
          <table:table-cell office:value-type="float" office:value="125.221694946289" calcext:value-type="float">
            <text:p>125.221694946289</text:p>
          </table:table-cell>
          <table:table-cell office:value-type="float" office:value="1901.9019019019" calcext:value-type="float">
            <text:p>1901.9019019019</text:p>
          </table:table-cell>
          <table:table-cell table:formula="of:=10^((LOG10(149.3)-LOG10([.C57]))/1.07+LOG10(50))" office:value-type="float" office:value="58.932300771853" calcext:value-type="float">
            <text:p>58.932300771853</text:p>
          </table:table-cell>
          <table:table-cell table:formula="of:=[.E57]-[.$E$54]" office:value-type="float" office:value="5.14349695642069" calcext:value-type="float">
            <text:p>5.14349695642069</text:p>
          </table:table-cell>
          <table:table-cell table:number-columns-repeated="9"/>
        </table:table-row>
        <table:table-row table:style-name="ro1">
          <table:table-cell office:value-type="float" office:value="460.598083496094" calcext:value-type="float">
            <text:p>460.598083496094</text:p>
          </table:table-cell>
          <table:table-cell office:value-type="float" office:value="270.299041748047" calcext:value-type="float">
            <text:p>270.299041748047</text:p>
          </table:table-cell>
          <table:table-cell office:value-type="float" office:value="125.221694946289" calcext:value-type="float">
            <text:p>125.221694946289</text:p>
          </table:table-cell>
          <table:table-cell office:value-type="float" office:value="1935.26860193527" calcext:value-type="float">
            <text:p>1935.26860193527</text:p>
          </table:table-cell>
          <table:table-cell table:formula="of:=10^((LOG10(149.3)-LOG10([.C58]))/1.07+LOG10(50))" office:value-type="float" office:value="58.932300771853" calcext:value-type="float">
            <text:p>58.932300771853</text:p>
          </table:table-cell>
          <table:table-cell table:formula="of:=[.E58]-[.$E$54]" office:value-type="float" office:value="5.14349695642069" calcext:value-type="float">
            <text:p>5.14349695642069</text:p>
          </table:table-cell>
          <table:table-cell table:number-columns-repeated="9"/>
        </table:table-row>
        <table:table-row table:style-name="ro1">
          <table:table-cell office:value-type="float" office:value="450.049560546875" calcext:value-type="float">
            <text:p>450.049560546875</text:p>
          </table:table-cell>
          <table:table-cell office:value-type="float" office:value="265.752685546875" calcext:value-type="float">
            <text:p>265.752685546875</text:p>
          </table:table-cell>
          <table:table-cell office:value-type="float" office:value="123.787963867188" calcext:value-type="float">
            <text:p>123.787963867188</text:p>
          </table:table-cell>
          <table:table-cell office:value-type="float" office:value="1968.63530196864" calcext:value-type="float">
            <text:p>1968.63530196864</text:p>
          </table:table-cell>
          <table:table-cell table:formula="of:=10^((LOG10(149.3)-LOG10([.C59]))/1.07+LOG10(50))" office:value-type="float" office:value="59.5699693337751" calcext:value-type="float">
            <text:p>59.5699693337751</text:p>
          </table:table-cell>
          <table:table-cell table:formula="of:=[.E59]-[.$E$54]" office:value-type="float" office:value="5.78116551834284" calcext:value-type="float">
            <text:p>5.78116551834284</text:p>
          </table:table-cell>
          <table:table-cell table:number-columns-repeated="9"/>
        </table:table-row>
        <table:table-row table:style-name="ro1">
          <table:table-cell office:value-type="float" office:value="441.044647216797" calcext:value-type="float">
            <text:p>441.044647216797</text:p>
          </table:table-cell>
          <table:table-cell office:value-type="float" office:value="264.798461914062" calcext:value-type="float">
            <text:p>264.798461914062</text:p>
          </table:table-cell>
          <table:table-cell office:value-type="float" office:value="123.86173248291" calcext:value-type="float">
            <text:p>123.86173248291</text:p>
          </table:table-cell>
          <table:table-cell office:value-type="float" office:value="2002.002002002" calcext:value-type="float">
            <text:p>2002.002002002</text:p>
          </table:table-cell>
          <table:table-cell table:formula="of:=10^((LOG10(149.3)-LOG10([.C60]))/1.07+LOG10(50))" office:value-type="float" office:value="59.5368114698579" calcext:value-type="float">
            <text:p>59.5368114698579</text:p>
          </table:table-cell>
          <table:table-cell table:formula="of:=[.E60]-[.$E$54]" office:value-type="float" office:value="5.74800765442559" calcext:value-type="float">
            <text:p>5.74800765442559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64.732055664062" calcext:value-type="float">
            <text:p>264.732055664062</text:p>
          </table:table-cell>
          <table:table-cell office:value-type="float" office:value="124.220176696777" calcext:value-type="float">
            <text:p>124.220176696777</text:p>
          </table:table-cell>
          <table:table-cell office:value-type="float" office:value="2035.36870203537" calcext:value-type="float">
            <text:p>2035.36870203537</text:p>
          </table:table-cell>
          <table:table-cell table:formula="of:=10^((LOG10(149.3)-LOG10([.C61]))/1.07+LOG10(50))" office:value-type="float" office:value="59.3762385672703" calcext:value-type="float">
            <text:p>59.3762385672703</text:p>
          </table:table-cell>
          <table:table-cell table:formula="of:=[.E61]-[.$E$54]" office:value-type="float" office:value="5.58743475183804" calcext:value-type="float">
            <text:p>5.58743475183804</text:p>
          </table:table-cell>
          <table:table-cell table:number-columns-repeated="9"/>
        </table:table-row>
        <table:table-row table:style-name="ro1">
          <table:table-cell office:value-type="float" office:value="424.240478515625" calcext:value-type="float">
            <text:p>424.240478515625</text:p>
          </table:table-cell>
          <table:table-cell office:value-type="float" office:value="269.698333740234" calcext:value-type="float">
            <text:p>269.698333740234</text:p>
          </table:table-cell>
          <table:table-cell office:value-type="float" office:value="124.256141662598" calcext:value-type="float">
            <text:p>124.256141662598</text:p>
          </table:table-cell>
          <table:table-cell office:value-type="float" office:value="2068.73540206874" calcext:value-type="float">
            <text:p>2068.73540206874</text:p>
          </table:table-cell>
          <table:table-cell table:formula="of:=10^((LOG10(149.3)-LOG10([.C62]))/1.07+LOG10(50))" office:value-type="float" office:value="59.3601767454293" calcext:value-type="float">
            <text:p>59.3601767454293</text:p>
          </table:table-cell>
          <table:table-cell table:formula="of:=[.E62]-[.$E$54]" office:value-type="float" office:value="5.57137292999706" calcext:value-type="float">
            <text:p>5.57137292999706</text:p>
          </table:table-cell>
          <table:table-cell table:number-columns-repeated="9"/>
        </table:table-row>
        <table:table-row table:style-name="ro1">
          <table:table-cell office:value-type="float" office:value="419.846832275391" calcext:value-type="float">
            <text:p>419.846832275391</text:p>
          </table:table-cell>
          <table:table-cell office:value-type="float" office:value="273.128936767578" calcext:value-type="float">
            <text:p>273.128936767578</text:p>
          </table:table-cell>
          <table:table-cell office:value-type="float" office:value="124.235954284668" calcext:value-type="float">
            <text:p>124.235954284668</text:p>
          </table:table-cell>
          <table:table-cell office:value-type="float" office:value="2102.1021021021" calcext:value-type="float">
            <text:p>2102.1021021021</text:p>
          </table:table-cell>
          <table:table-cell table:formula="of:=10^((LOG10(149.3)-LOG10([.C63]))/1.07+LOG10(50))" office:value-type="float" office:value="59.3691912468768" calcext:value-type="float">
            <text:p>59.3691912468768</text:p>
          </table:table-cell>
          <table:table-cell table:formula="of:=[.E63]-[.$E$54]" office:value-type="float" office:value="5.58038743144454" calcext:value-type="float">
            <text:p>5.58038743144454</text:p>
          </table:table-cell>
          <table:table-cell table:number-columns-repeated="9"/>
        </table:table-row>
        <table:table-row table:style-name="ro1">
          <table:table-cell office:value-type="float" office:value="419.846832275391" calcext:value-type="float">
            <text:p>419.846832275391</text:p>
          </table:table-cell>
          <table:table-cell office:value-type="float" office:value="273.128936767578" calcext:value-type="float">
            <text:p>273.128936767578</text:p>
          </table:table-cell>
          <table:table-cell office:value-type="float" office:value="124.235954284668" calcext:value-type="float">
            <text:p>124.235954284668</text:p>
          </table:table-cell>
          <table:table-cell office:value-type="float" office:value="2135.46880213547" calcext:value-type="float">
            <text:p>2135.46880213547</text:p>
          </table:table-cell>
          <table:table-cell table:formula="of:=10^((LOG10(149.3)-LOG10([.C64]))/1.07+LOG10(50))" office:value-type="float" office:value="59.3691912468768" calcext:value-type="float">
            <text:p>59.3691912468768</text:p>
          </table:table-cell>
          <table:table-cell table:formula="of:=[.E64]-[.$E$54]" office:value-type="float" office:value="5.58038743144454" calcext:value-type="float">
            <text:p>5.58038743144454</text:p>
          </table:table-cell>
          <table:table-cell table:number-columns-repeated="9"/>
        </table:table-row>
        <table:table-row table:style-name="ro1">
          <table:table-cell office:value-type="float" office:value="417.218322753906" calcext:value-type="float">
            <text:p>417.218322753906</text:p>
          </table:table-cell>
          <table:table-cell office:value-type="float" office:value="279.045532226562" calcext:value-type="float">
            <text:p>279.045532226562</text:p>
          </table:table-cell>
          <table:table-cell office:value-type="float" office:value="126.065147399902" calcext:value-type="float">
            <text:p>126.065147399902</text:p>
          </table:table-cell>
          <table:table-cell office:value-type="float" office:value="2168.83550216884" calcext:value-type="float">
            <text:p>2168.83550216884</text:p>
          </table:table-cell>
          <table:table-cell table:formula="of:=10^((LOG10(149.3)-LOG10([.C65]))/1.07+LOG10(50))" office:value-type="float" office:value="58.563721887427" calcext:value-type="float">
            <text:p>58.563721887427</text:p>
          </table:table-cell>
          <table:table-cell table:formula="of:=[.E65]-[.$E$54]" office:value-type="float" office:value="4.77491807199473" calcext:value-type="float">
            <text:p>4.77491807199473</text:p>
          </table:table-cell>
          <table:table-cell table:number-columns-repeated="9"/>
        </table:table-row>
        <table:table-row table:style-name="ro1">
          <table:table-cell office:value-type="float" office:value="411.9453125" calcext:value-type="float">
            <text:p>411.9453125</text:p>
          </table:table-cell>
          <table:table-cell office:value-type="float" office:value="279.544403076172" calcext:value-type="float">
            <text:p>279.544403076172</text:p>
          </table:table-cell>
          <table:table-cell office:value-type="float" office:value="126.605972290039" calcext:value-type="float">
            <text:p>126.605972290039</text:p>
          </table:table-cell>
          <table:table-cell office:value-type="float" office:value="2202.2022022022" calcext:value-type="float">
            <text:p>2202.2022022022</text:p>
          </table:table-cell>
          <table:table-cell table:formula="of:=10^((LOG10(149.3)-LOG10([.C66]))/1.07+LOG10(50))" office:value-type="float" office:value="58.3298876276277" calcext:value-type="float">
            <text:p>58.3298876276277</text:p>
          </table:table-cell>
          <table:table-cell table:formula="of:=[.E66]-[.$E$54]" office:value-type="float" office:value="4.54108381219545" calcext:value-type="float">
            <text:p>4.54108381219545</text:p>
          </table:table-cell>
          <table:table-cell table:number-columns-repeated="9"/>
        </table:table-row>
        <table:table-row table:style-name="ro1">
          <table:table-cell office:value-type="float" office:value="408.160919189453" calcext:value-type="float">
            <text:p>408.160919189453</text:p>
          </table:table-cell>
          <table:table-cell office:value-type="float" office:value="283.419219970703" calcext:value-type="float">
            <text:p>283.419219970703</text:p>
          </table:table-cell>
          <table:table-cell office:value-type="float" office:value="128.567031860352" calcext:value-type="float">
            <text:p>128.567031860352</text:p>
          </table:table-cell>
          <table:table-cell office:value-type="float" office:value="2235.56890223557" calcext:value-type="float">
            <text:p>2235.56890223557</text:p>
          </table:table-cell>
          <table:table-cell table:formula="of:=10^((LOG10(149.3)-LOG10([.C67]))/1.07+LOG10(50))" office:value-type="float" office:value="57.4979584724731" calcext:value-type="float">
            <text:p>57.4979584724731</text:p>
          </table:table-cell>
          <table:table-cell table:formula="of:=[.E67]-[.$E$54]" office:value-type="float" office:value="3.70915465704079" calcext:value-type="float">
            <text:p>3.70915465704079</text:p>
          </table:table-cell>
          <table:table-cell table:number-columns-repeated="9"/>
        </table:table-row>
        <table:table-row table:style-name="ro1">
          <table:table-cell office:value-type="float" office:value="396.093780517578" calcext:value-type="float">
            <text:p>396.093780517578</text:p>
          </table:table-cell>
          <table:table-cell office:value-type="float" office:value="283.849090576172" calcext:value-type="float">
            <text:p>283.849090576172</text:p>
          </table:table-cell>
          <table:table-cell office:value-type="float" office:value="126.863540649414" calcext:value-type="float">
            <text:p>126.863540649414</text:p>
          </table:table-cell>
          <table:table-cell office:value-type="float" office:value="2268.93560226894" calcext:value-type="float">
            <text:p>2268.93560226894</text:p>
          </table:table-cell>
          <table:table-cell table:formula="of:=10^((LOG10(149.3)-LOG10([.C68]))/1.07+LOG10(50))" office:value-type="float" office:value="58.2192018278378" calcext:value-type="float">
            <text:p>58.2192018278378</text:p>
          </table:table-cell>
          <table:table-cell table:formula="of:=[.E68]-[.$E$54]" office:value-type="float" office:value="4.4303980124055" calcext:value-type="float">
            <text:p>4.4303980124055</text:p>
          </table:table-cell>
          <table:table-cell table:number-columns-repeated="9"/>
        </table:table-row>
        <table:table-row table:style-name="ro1">
          <table:table-cell office:value-type="float" office:value="390.513336181641" calcext:value-type="float">
            <text:p>390.513336181641</text:p>
          </table:table-cell>
          <table:table-cell office:value-type="float" office:value="287.211761474609" calcext:value-type="float">
            <text:p>287.211761474609</text:p>
          </table:table-cell>
          <table:table-cell office:value-type="float" office:value="129.328308105469" calcext:value-type="float">
            <text:p>129.328308105469</text:p>
          </table:table-cell>
          <table:table-cell office:value-type="float" office:value="2302.3023023023" calcext:value-type="float">
            <text:p>2302.3023023023</text:p>
          </table:table-cell>
          <table:table-cell table:formula="of:=10^((LOG10(149.3)-LOG10([.C69]))/1.07+LOG10(50))" office:value-type="float" office:value="57.181584230229" calcext:value-type="float">
            <text:p>57.181584230229</text:p>
          </table:table-cell>
          <table:table-cell table:formula="of:=[.E69]-[.$E$54]" office:value-type="float" office:value="3.3927804147967" calcext:value-type="float">
            <text:p>3.3927804147967</text:p>
          </table:table-cell>
          <table:table-cell table:number-columns-repeated="9"/>
        </table:table-row>
        <table:table-row table:style-name="ro1">
          <table:table-cell office:value-type="float" office:value="390.513336181641" calcext:value-type="float">
            <text:p>390.513336181641</text:p>
          </table:table-cell>
          <table:table-cell office:value-type="float" office:value="287.211761474609" calcext:value-type="float">
            <text:p>287.211761474609</text:p>
          </table:table-cell>
          <table:table-cell office:value-type="float" office:value="129.328308105469" calcext:value-type="float">
            <text:p>129.328308105469</text:p>
          </table:table-cell>
          <table:table-cell office:value-type="float" office:value="2335.66900233567" calcext:value-type="float">
            <text:p>2335.66900233567</text:p>
          </table:table-cell>
          <table:table-cell table:formula="of:=10^((LOG10(149.3)-LOG10([.C70]))/1.07+LOG10(50))" office:value-type="float" office:value="57.181584230229" calcext:value-type="float">
            <text:p>57.181584230229</text:p>
          </table:table-cell>
          <table:table-cell table:formula="of:=[.E70]-[.$E$54]" office:value-type="float" office:value="3.3927804147967" calcext:value-type="float">
            <text:p>3.3927804147967</text:p>
          </table:table-cell>
          <table:table-cell table:number-columns-repeated="9"/>
        </table:table-row>
        <table:table-row table:style-name="ro1">
          <table:table-cell office:value-type="float" office:value="399.157775878906" calcext:value-type="float">
            <text:p>399.157775878906</text:p>
          </table:table-cell>
          <table:table-cell office:value-type="float" office:value="291.393463134766" calcext:value-type="float">
            <text:p>291.393463134766</text:p>
          </table:table-cell>
          <table:table-cell office:value-type="float" office:value="131.712341308594" calcext:value-type="float">
            <text:p>131.712341308594</text:p>
          </table:table-cell>
          <table:table-cell office:value-type="float" office:value="2369.03570236904" calcext:value-type="float">
            <text:p>2369.03570236904</text:p>
          </table:table-cell>
          <table:table-cell table:formula="of:=10^((LOG10(149.3)-LOG10([.C71]))/1.07+LOG10(50))" office:value-type="float" office:value="56.2137143878578" calcext:value-type="float">
            <text:p>56.2137143878578</text:p>
          </table:table-cell>
          <table:table-cell table:formula="of:=[.E71]-[.$E$54]" office:value-type="float" office:value="2.4249105724255" calcext:value-type="float">
            <text:p>2.4249105724255</text:p>
          </table:table-cell>
          <table:table-cell table:number-columns-repeated="9"/>
        </table:table-row>
        <table:table-row table:style-name="ro1">
          <table:table-cell office:value-type="float" office:value="384.300170898438" calcext:value-type="float">
            <text:p>384.300170898438</text:p>
          </table:table-cell>
          <table:table-cell office:value-type="float" office:value="285.964263916016" calcext:value-type="float">
            <text:p>285.964263916016</text:p>
          </table:table-cell>
          <table:table-cell office:value-type="float" office:value="124.975921630859" calcext:value-type="float">
            <text:p>124.975921630859</text:p>
          </table:table-cell>
          <table:table-cell office:value-type="float" office:value="2402.4024024024" calcext:value-type="float">
            <text:p>2402.4024024024</text:p>
          </table:table-cell>
          <table:table-cell table:formula="of:=10^((LOG10(149.3)-LOG10([.C72]))/1.07+LOG10(50))" office:value-type="float" office:value="59.0406061643843" calcext:value-type="float">
            <text:p>59.0406061643843</text:p>
          </table:table-cell>
          <table:table-cell table:formula="of:=[.E72]-[.$E$54]" office:value-type="float" office:value="5.25180234895205" calcext:value-type="float">
            <text:p>5.25180234895205</text:p>
          </table:table-cell>
          <table:table-cell table:number-columns-repeated="9"/>
        </table:table-row>
        <table:table-row table:style-name="ro1">
          <table:table-cell office:value-type="float" office:value="384.292694091797" calcext:value-type="float">
            <text:p>384.292694091797</text:p>
          </table:table-cell>
          <table:table-cell office:value-type="float" office:value="291.184051513672" calcext:value-type="float">
            <text:p>291.184051513672</text:p>
          </table:table-cell>
          <table:table-cell office:value-type="float" office:value="128.338516235352" calcext:value-type="float">
            <text:p>128.338516235352</text:p>
          </table:table-cell>
          <table:table-cell office:value-type="float" office:value="2435.76910243577" calcext:value-type="float">
            <text:p>2435.76910243577</text:p>
          </table:table-cell>
          <table:table-cell table:formula="of:=10^((LOG10(149.3)-LOG10([.C73]))/1.07+LOG10(50))" office:value-type="float" office:value="57.5936343060382" calcext:value-type="float">
            <text:p>57.5936343060382</text:p>
          </table:table-cell>
          <table:table-cell table:formula="of:=[.E73]-[.$E$54]" office:value-type="float" office:value="3.80483049060597" calcext:value-type="float">
            <text:p>3.80483049060597</text:p>
          </table:table-cell>
          <table:table-cell table:number-columns-repeated="9"/>
        </table:table-row>
        <table:table-row table:style-name="ro1">
          <table:table-cell office:value-type="float" office:value="384.292694091797" calcext:value-type="float">
            <text:p>384.292694091797</text:p>
          </table:table-cell>
          <table:table-cell office:value-type="float" office:value="291.184051513672" calcext:value-type="float">
            <text:p>291.184051513672</text:p>
          </table:table-cell>
          <table:table-cell office:value-type="float" office:value="128.338516235352" calcext:value-type="float">
            <text:p>128.338516235352</text:p>
          </table:table-cell>
          <table:table-cell office:value-type="float" office:value="2469.13580246914" calcext:value-type="float">
            <text:p>2469.13580246914</text:p>
          </table:table-cell>
          <table:table-cell table:formula="of:=10^((LOG10(149.3)-LOG10([.C74]))/1.07+LOG10(50))" office:value-type="float" office:value="57.5936343060382" calcext:value-type="float">
            <text:p>57.5936343060382</text:p>
          </table:table-cell>
          <table:table-cell table:formula="of:=[.E74]-[.$E$54]" office:value-type="float" office:value="3.80483049060597" calcext:value-type="float">
            <text:p>3.80483049060597</text:p>
          </table:table-cell>
          <table:table-cell table:number-columns-repeated="9"/>
        </table:table-row>
        <table:table-row table:style-name="ro1">
          <table:table-cell office:value-type="float" office:value="395.747497558594" calcext:value-type="float">
            <text:p>395.747497558594</text:p>
          </table:table-cell>
          <table:table-cell office:value-type="float" office:value="292.364624023437" calcext:value-type="float">
            <text:p>292.364624023437</text:p>
          </table:table-cell>
          <table:table-cell office:value-type="float" office:value="131.567230224609" calcext:value-type="float">
            <text:p>131.567230224609</text:p>
          </table:table-cell>
          <table:table-cell office:value-type="float" office:value="2502.5025025025" calcext:value-type="float">
            <text:p>2502.5025025025</text:p>
          </table:table-cell>
          <table:table-cell table:formula="of:=10^((LOG10(149.3)-LOG10([.C75]))/1.07+LOG10(50))" office:value-type="float" office:value="56.2716566834061" calcext:value-type="float">
            <text:p>56.2716566834061</text:p>
          </table:table-cell>
          <table:table-cell table:formula="of:=[.E75]-[.$E$54]" office:value-type="float" office:value="2.4828528679738" calcext:value-type="float">
            <text:p>2.4828528679738</text:p>
          </table:table-cell>
          <table:table-cell table:number-columns-repeated="9"/>
        </table:table-row>
        <table:table-row table:style-name="ro1">
          <table:table-cell office:value-type="float" office:value="386.239624023437" calcext:value-type="float">
            <text:p>386.239624023437</text:p>
          </table:table-cell>
          <table:table-cell office:value-type="float" office:value="291.716064453125" calcext:value-type="float">
            <text:p>291.716064453125</text:p>
          </table:table-cell>
          <table:table-cell office:value-type="float" office:value="129.04736328125" calcext:value-type="float">
            <text:p>129.04736328125</text:p>
          </table:table-cell>
          <table:table-cell office:value-type="float" office:value="2535.86920253587" calcext:value-type="float">
            <text:p>2535.86920253587</text:p>
          </table:table-cell>
          <table:table-cell table:formula="of:=10^((LOG10(149.3)-LOG10([.C76]))/1.07+LOG10(50))" office:value-type="float" office:value="57.2979200358191" calcext:value-type="float">
            <text:p>57.2979200358191</text:p>
          </table:table-cell>
          <table:table-cell table:formula="of:=[.E76]-[.$E$54]" office:value-type="float" office:value="3.50911622038679" calcext:value-type="float">
            <text:p>3.50911622038679</text:p>
          </table:table-cell>
          <table:table-cell table:number-columns-repeated="9"/>
        </table:table-row>
        <table:table-row table:style-name="ro1">
          <table:table-cell office:value-type="float" office:value="385.190032958984" calcext:value-type="float">
            <text:p>385.190032958984</text:p>
          </table:table-cell>
          <table:table-cell office:value-type="float" office:value="290.51171875" calcext:value-type="float">
            <text:p>290.51171875</text:p>
          </table:table-cell>
          <table:table-cell office:value-type="float" office:value="128.84001159668" calcext:value-type="float">
            <text:p>128.84001159668</text:p>
          </table:table-cell>
          <table:table-cell office:value-type="float" office:value="2569.23590256924" calcext:value-type="float">
            <text:p>2569.23590256924</text:p>
          </table:table-cell>
          <table:table-cell table:formula="of:=10^((LOG10(149.3)-LOG10([.C77]))/1.07+LOG10(50))" office:value-type="float" office:value="57.3840965736024" calcext:value-type="float">
            <text:p>57.3840965736024</text:p>
          </table:table-cell>
          <table:table-cell table:formula="of:=[.E77]-[.$E$54]" office:value-type="float" office:value="3.59529275817017" calcext:value-type="float">
            <text:p>3.59529275817017</text:p>
          </table:table-cell>
          <table:table-cell table:number-columns-repeated="9"/>
        </table:table-row>
        <table:table-row table:style-name="ro1">
          <table:table-cell office:value-type="float" office:value="386.753631591797" calcext:value-type="float">
            <text:p>386.753631591797</text:p>
          </table:table-cell>
          <table:table-cell office:value-type="float" office:value="288.522033691406" calcext:value-type="float">
            <text:p>288.522033691406</text:p>
          </table:table-cell>
          <table:table-cell office:value-type="float" office:value="128.117050170898" calcext:value-type="float">
            <text:p>128.117050170898</text:p>
          </table:table-cell>
          <table:table-cell office:value-type="float" office:value="2602.6026026026" calcext:value-type="float">
            <text:p>2602.6026026026</text:p>
          </table:table-cell>
          <table:table-cell table:formula="of:=10^((LOG10(149.3)-LOG10([.C78]))/1.07+LOG10(50))" office:value-type="float" office:value="57.6866736034102" calcext:value-type="float">
            <text:p>57.6866736034102</text:p>
          </table:table-cell>
          <table:table-cell table:formula="of:=[.E78]-[.$E$54]" office:value-type="float" office:value="3.89786978797792" calcext:value-type="float">
            <text:p>3.89786978797792</text:p>
          </table:table-cell>
          <table:table-cell table:number-columns-repeated="9"/>
        </table:table-row>
        <table:table-row table:style-name="ro1">
          <table:table-cell office:value-type="float" office:value="384.87548828125" calcext:value-type="float">
            <text:p>384.87548828125</text:p>
          </table:table-cell>
          <table:table-cell office:value-type="float" office:value="286.028472900391" calcext:value-type="float">
            <text:p>286.028472900391</text:p>
          </table:table-cell>
          <table:table-cell office:value-type="float" office:value="127.510040283203" calcext:value-type="float">
            <text:p>127.510040283203</text:p>
          </table:table-cell>
          <table:table-cell office:value-type="float" office:value="2635.96930263597" calcext:value-type="float">
            <text:p>2635.96930263597</text:p>
          </table:table-cell>
          <table:table-cell table:formula="of:=10^((LOG10(149.3)-LOG10([.C79]))/1.07+LOG10(50))" office:value-type="float" office:value="57.943284789189" calcext:value-type="float">
            <text:p>57.943284789189</text:p>
          </table:table-cell>
          <table:table-cell table:formula="of:=[.E79]-[.$E$54]" office:value-type="float" office:value="4.15448097375677" calcext:value-type="float">
            <text:p>4.15448097375677</text:p>
          </table:table-cell>
          <table:table-cell table:number-columns-repeated="9"/>
        </table:table-row>
        <table:table-row table:style-name="ro1">
          <table:table-cell office:value-type="float" office:value="387.442840576172" calcext:value-type="float">
            <text:p>387.442840576172</text:p>
          </table:table-cell>
          <table:table-cell office:value-type="float" office:value="279.794525146484" calcext:value-type="float">
            <text:p>279.794525146484</text:p>
          </table:table-cell>
          <table:table-cell office:value-type="float" office:value="134.654495239258" calcext:value-type="float">
            <text:p>134.654495239258</text:p>
          </table:table-cell>
          <table:table-cell office:value-type="float" office:value="2669.33600266934" calcext:value-type="float">
            <text:p>2669.33600266934</text:p>
          </table:table-cell>
          <table:table-cell table:formula="of:=10^((LOG10(149.3)-LOG10([.C80]))/1.07+LOG10(50))" office:value-type="float" office:value="55.0649902232109" calcext:value-type="float">
            <text:p>55.0649902232109</text:p>
          </table:table-cell>
          <table:table-cell table:formula="of:=[.E80]-[.$E$54]" office:value-type="float" office:value="1.27618640777867" calcext:value-type="float">
            <text:p>1.27618640777867</text:p>
          </table:table-cell>
          <table:table-cell table:number-columns-repeated="9"/>
        </table:table-row>
        <table:table-row table:style-name="ro1">
          <table:table-cell office:value-type="float" office:value="363.838684082031" calcext:value-type="float">
            <text:p>363.838684082031</text:p>
          </table:table-cell>
          <table:table-cell office:value-type="float" office:value="285.405639648437" calcext:value-type="float">
            <text:p>285.405639648437</text:p>
          </table:table-cell>
          <table:table-cell office:value-type="float" office:value="123.613349914551" calcext:value-type="float">
            <text:p>123.613349914551</text:p>
          </table:table-cell>
          <table:table-cell office:value-type="float" office:value="2702.7027027027" calcext:value-type="float">
            <text:p>2702.7027027027</text:p>
          </table:table-cell>
          <table:table-cell table:formula="of:=10^((LOG10(149.3)-LOG10([.C81]))/1.07+LOG10(50))" office:value-type="float" office:value="59.6486081756291" calcext:value-type="float">
            <text:p>59.6486081756291</text:p>
          </table:table-cell>
          <table:table-cell table:formula="of:=[.E81]-[.$E$54]" office:value-type="float" office:value="5.85980436019679" calcext:value-type="float">
            <text:p>5.85980436019679</text:p>
          </table:table-cell>
          <table:table-cell table:number-columns-repeated="9"/>
        </table:table-row>
        <table:table-row table:style-name="ro1">
          <table:table-cell office:value-type="float" office:value="360.761199951172" calcext:value-type="float">
            <text:p>360.761199951172</text:p>
          </table:table-cell>
          <table:table-cell office:value-type="float" office:value="285.343353271484" calcext:value-type="float">
            <text:p>285.343353271484</text:p>
          </table:table-cell>
          <table:table-cell office:value-type="float" office:value="123.767684936523" calcext:value-type="float">
            <text:p>123.767684936523</text:p>
          </table:table-cell>
          <table:table-cell office:value-type="float" office:value="2736.06940273607" calcext:value-type="float">
            <text:p>2736.06940273607</text:p>
          </table:table-cell>
          <table:table-cell table:formula="of:=10^((LOG10(149.3)-LOG10([.C82]))/1.07+LOG10(50))" office:value-type="float" office:value="59.579091102443" calcext:value-type="float">
            <text:p>59.579091102443</text:p>
          </table:table-cell>
          <table:table-cell table:formula="of:=[.E82]-[.$E$54]" office:value-type="float" office:value="5.79028728701073" calcext:value-type="float">
            <text:p>5.79028728701073</text:p>
          </table:table-cell>
          <table:table-cell table:number-columns-repeated="9"/>
        </table:table-row>
        <table:table-row table:style-name="ro1">
          <table:table-cell office:value-type="float" office:value="357.060241699219" calcext:value-type="float">
            <text:p>357.060241699219</text:p>
          </table:table-cell>
          <table:table-cell office:value-type="float" office:value="285.373199462891" calcext:value-type="float">
            <text:p>285.373199462891</text:p>
          </table:table-cell>
          <table:table-cell office:value-type="float" office:value="123.949699401855" calcext:value-type="float">
            <text:p>123.949699401855</text:p>
          </table:table-cell>
          <table:table-cell office:value-type="float" office:value="2769.43610276944" calcext:value-type="float">
            <text:p>2769.43610276944</text:p>
          </table:table-cell>
          <table:table-cell table:formula="of:=10^((LOG10(149.3)-LOG10([.C83]))/1.07+LOG10(50))" office:value-type="float" office:value="59.4973215927875" calcext:value-type="float">
            <text:p>59.4973215927875</text:p>
          </table:table-cell>
          <table:table-cell table:formula="of:=[.E83]-[.$E$54]" office:value-type="float" office:value="5.70851777735527" calcext:value-type="float">
            <text:p>5.70851777735527</text:p>
          </table:table-cell>
          <table:table-cell table:number-columns-repeated="9"/>
        </table:table-row>
        <table:table-row table:style-name="ro1">
          <table:table-cell office:value-type="float" office:value="357.060241699219" calcext:value-type="float">
            <text:p>357.060241699219</text:p>
          </table:table-cell>
          <table:table-cell office:value-type="float" office:value="285.373199462891" calcext:value-type="float">
            <text:p>285.373199462891</text:p>
          </table:table-cell>
          <table:table-cell office:value-type="float" office:value="123.949699401855" calcext:value-type="float">
            <text:p>123.949699401855</text:p>
          </table:table-cell>
          <table:table-cell office:value-type="float" office:value="2802.8028028028" calcext:value-type="float">
            <text:p>2802.8028028028</text:p>
          </table:table-cell>
          <table:table-cell table:formula="of:=10^((LOG10(149.3)-LOG10([.C84]))/1.07+LOG10(50))" office:value-type="float" office:value="59.4973215927875" calcext:value-type="float">
            <text:p>59.4973215927875</text:p>
          </table:table-cell>
          <table:table-cell table:formula="of:=[.E84]-[.$E$54]" office:value-type="float" office:value="5.70851777735527" calcext:value-type="float">
            <text:p>5.70851777735527</text:p>
          </table:table-cell>
          <table:table-cell table:number-columns-repeated="9"/>
        </table:table-row>
        <table:table-row table:style-name="ro1">
          <table:table-cell office:value-type="float" office:value="355.136505126953" calcext:value-type="float">
            <text:p>355.136505126953</text:p>
          </table:table-cell>
          <table:table-cell office:value-type="float" office:value="286.404724121094" calcext:value-type="float">
            <text:p>286.404724121094</text:p>
          </table:table-cell>
          <table:table-cell office:value-type="float" office:value="125.068099975586" calcext:value-type="float">
            <text:p>125.068099975586</text:p>
          </table:table-cell>
          <table:table-cell office:value-type="float" office:value="2836.16950283617" calcext:value-type="float">
            <text:p>2836.16950283617</text:p>
          </table:table-cell>
          <table:table-cell table:formula="of:=10^((LOG10(149.3)-LOG10([.C85]))/1.07+LOG10(50))" office:value-type="float" office:value="58.9999375050654" calcext:value-type="float">
            <text:p>58.9999375050654</text:p>
          </table:table-cell>
          <table:table-cell table:formula="of:=[.E85]-[.$E$54]" office:value-type="float" office:value="5.21113368963313" calcext:value-type="float">
            <text:p>5.21113368963313</text:p>
          </table:table-cell>
          <table:table-cell table:number-columns-repeated="9"/>
        </table:table-row>
        <table:table-row table:style-name="ro1">
          <table:table-cell office:value-type="float" office:value="354.455108642578" calcext:value-type="float">
            <text:p>354.455108642578</text:p>
          </table:table-cell>
          <table:table-cell office:value-type="float" office:value="287.759094238281" calcext:value-type="float">
            <text:p>287.759094238281</text:p>
          </table:table-cell>
          <table:table-cell office:value-type="float" office:value="125.604179382324" calcext:value-type="float">
            <text:p>125.604179382324</text:p>
          </table:table-cell>
          <table:table-cell office:value-type="float" office:value="2869.53620286954" calcext:value-type="float">
            <text:p>2869.53620286954</text:p>
          </table:table-cell>
          <table:table-cell table:formula="of:=10^((LOG10(149.3)-LOG10([.C86]))/1.07+LOG10(50))" office:value-type="float" office:value="58.76456619398" calcext:value-type="float">
            <text:p>58.76456619398</text:p>
          </table:table-cell>
          <table:table-cell table:formula="of:=[.E86]-[.$E$54]" office:value-type="float" office:value="4.97576237854772" calcext:value-type="float">
            <text:p>4.97576237854772</text:p>
          </table:table-cell>
          <table:table-cell table:number-columns-repeated="9"/>
        </table:table-row>
        <table:table-row table:style-name="ro1">
          <table:table-cell office:value-type="float" office:value="351.073059082031" calcext:value-type="float">
            <text:p>351.073059082031</text:p>
          </table:table-cell>
          <table:table-cell office:value-type="float" office:value="289.442535400391" calcext:value-type="float">
            <text:p>289.442535400391</text:p>
          </table:table-cell>
          <table:table-cell office:value-type="float" office:value="126.327621459961" calcext:value-type="float">
            <text:p>126.327621459961</text:p>
          </table:table-cell>
          <table:table-cell office:value-type="float" office:value="2902.9029029029" calcext:value-type="float">
            <text:p>2902.9029029029</text:p>
          </table:table-cell>
          <table:table-cell table:formula="of:=10^((LOG10(149.3)-LOG10([.C87]))/1.07+LOG10(50))" office:value-type="float" office:value="58.4499951714137" calcext:value-type="float">
            <text:p>58.4499951714137</text:p>
          </table:table-cell>
          <table:table-cell table:formula="of:=[.E87]-[.$E$54]" office:value-type="float" office:value="4.66119135598138" calcext:value-type="float">
            <text:p>4.66119135598138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91.5" calcext:value-type="float">
            <text:p>291.5</text:p>
          </table:table-cell>
          <table:table-cell office:value-type="float" office:value="126.646263122559" calcext:value-type="float">
            <text:p>126.646263122559</text:p>
          </table:table-cell>
          <table:table-cell office:value-type="float" office:value="2936.26960293627" calcext:value-type="float">
            <text:p>2936.26960293627</text:p>
          </table:table-cell>
          <table:table-cell table:formula="of:=10^((LOG10(149.3)-LOG10([.C88]))/1.07+LOG10(50))" office:value-type="float" office:value="58.3125445669582" calcext:value-type="float">
            <text:p>58.3125445669582</text:p>
          </table:table-cell>
          <table:table-cell table:formula="of:=[.E88]-[.$E$54]" office:value-type="float" office:value="4.5237407515259" calcext:value-type="float">
            <text:p>4.5237407515259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91.5" calcext:value-type="float">
            <text:p>291.5</text:p>
          </table:table-cell>
          <table:table-cell office:value-type="float" office:value="126.646263122559" calcext:value-type="float">
            <text:p>126.646263122559</text:p>
          </table:table-cell>
          <table:table-cell office:value-type="float" office:value="2969.63630296964" calcext:value-type="float">
            <text:p>2969.63630296964</text:p>
          </table:table-cell>
          <table:table-cell table:formula="of:=10^((LOG10(149.3)-LOG10([.C89]))/1.07+LOG10(50))" office:value-type="float" office:value="58.3125445669582" calcext:value-type="float">
            <text:p>58.3125445669582</text:p>
          </table:table-cell>
          <table:table-cell table:formula="of:=[.E89]-[.$E$54]" office:value-type="float" office:value="4.5237407515259" calcext:value-type="float">
            <text:p>4.5237407515259</text:p>
          </table:table-cell>
          <table:table-cell table:number-columns-repeated="9"/>
        </table:table-row>
        <table:table-row table:style-name="ro1">
          <table:table-cell office:value-type="float" office:value="353.252807617188" calcext:value-type="float">
            <text:p>353.252807617188</text:p>
          </table:table-cell>
          <table:table-cell office:value-type="float" office:value="294.466888427734" calcext:value-type="float">
            <text:p>294.466888427734</text:p>
          </table:table-cell>
          <table:table-cell office:value-type="float" office:value="124.773971557617" calcext:value-type="float">
            <text:p>124.773971557617</text:p>
          </table:table-cell>
          <table:table-cell office:value-type="float" office:value="3003.003003003" calcext:value-type="float">
            <text:p>3003.003003003</text:p>
          </table:table-cell>
          <table:table-cell table:formula="of:=10^((LOG10(149.3)-LOG10([.C90]))/1.07+LOG10(50))" office:value-type="float" office:value="59.1299087567258" calcext:value-type="float">
            <text:p>59.1299087567258</text:p>
          </table:table-cell>
          <table:table-cell table:formula="of:=[.E90]-[.$E$54]" office:value-type="float" office:value="5.34110494129349" calcext:value-type="float">
            <text:p>5.34110494129349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96" calcext:value-type="float">
            <text:p>296</text:p>
          </table:table-cell>
          <table:table-cell office:value-type="float" office:value="124.6796875" calcext:value-type="float">
            <text:p>124.6796875</text:p>
          </table:table-cell>
          <table:table-cell office:value-type="float" office:value="3036.36970303637" calcext:value-type="float">
            <text:p>3036.36970303637</text:p>
          </table:table-cell>
          <table:table-cell table:formula="of:=10^((LOG10(149.3)-LOG10([.C91]))/1.07+LOG10(50))" office:value-type="float" office:value="59.17169710935" calcext:value-type="float">
            <text:p>59.17169710935</text:p>
          </table:table-cell>
          <table:table-cell table:formula="of:=[.E91]-[.$E$54]" office:value-type="float" office:value="5.38289329391773" calcext:value-type="float">
            <text:p>5.38289329391773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97" calcext:value-type="float">
            <text:p>297</text:p>
          </table:table-cell>
          <table:table-cell office:value-type="float" office:value="125.255836486816" calcext:value-type="float">
            <text:p>125.255836486816</text:p>
          </table:table-cell>
          <table:table-cell office:value-type="float" office:value="3069.73640306974" calcext:value-type="float">
            <text:p>3069.73640306974</text:p>
          </table:table-cell>
          <table:table-cell table:formula="of:=10^((LOG10(149.3)-LOG10([.C92]))/1.07+LOG10(50))" office:value-type="float" office:value="58.9172880778293" calcext:value-type="float">
            <text:p>58.9172880778293</text:p>
          </table:table-cell>
          <table:table-cell table:formula="of:=[.E92]-[.$E$54]" office:value-type="float" office:value="5.12848426239705" calcext:value-type="float">
            <text:p>5.12848426239705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98.5" calcext:value-type="float">
            <text:p>298.5</text:p>
          </table:table-cell>
          <table:table-cell office:value-type="float" office:value="123.758934020996" calcext:value-type="float">
            <text:p>123.758934020996</text:p>
          </table:table-cell>
          <table:table-cell office:value-type="float" office:value="3103.1031031031" calcext:value-type="float">
            <text:p>3103.1031031031</text:p>
          </table:table-cell>
          <table:table-cell table:formula="of:=10^((LOG10(149.3)-LOG10([.C93]))/1.07+LOG10(50))" office:value-type="float" office:value="59.5830282892675" calcext:value-type="float">
            <text:p>59.5830282892675</text:p>
          </table:table-cell>
          <table:table-cell table:formula="of:=[.E93]-[.$E$54]" office:value-type="float" office:value="5.79422447383521" calcext:value-type="float">
            <text:p>5.79422447383521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98.5" calcext:value-type="float">
            <text:p>298.5</text:p>
          </table:table-cell>
          <table:table-cell office:value-type="float" office:value="123.758934020996" calcext:value-type="float">
            <text:p>123.758934020996</text:p>
          </table:table-cell>
          <table:table-cell office:value-type="float" office:value="3136.46980313647" calcext:value-type="float">
            <text:p>3136.46980313647</text:p>
          </table:table-cell>
          <table:table-cell table:formula="of:=10^((LOG10(149.3)-LOG10([.C94]))/1.07+LOG10(50))" office:value-type="float" office:value="59.5830282892675" calcext:value-type="float">
            <text:p>59.5830282892675</text:p>
          </table:table-cell>
          <table:table-cell table:formula="of:=[.E94]-[.$E$54]" office:value-type="float" office:value="5.79422447383521" calcext:value-type="float">
            <text:p>5.79422447383521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0" calcext:value-type="float">
            <text:p>300</text:p>
          </table:table-cell>
          <table:table-cell office:value-type="float" office:value="123.259986877441" calcext:value-type="float">
            <text:p>123.259986877441</text:p>
          </table:table-cell>
          <table:table-cell office:value-type="float" office:value="3169.83650316984" calcext:value-type="float">
            <text:p>3169.83650316984</text:p>
          </table:table-cell>
          <table:table-cell table:formula="of:=10^((LOG10(149.3)-LOG10([.C95]))/1.07+LOG10(50))" office:value-type="float" office:value="59.8084074682237" calcext:value-type="float">
            <text:p>59.8084074682237</text:p>
          </table:table-cell>
          <table:table-cell table:formula="of:=[.E95]-[.$E$54]" office:value-type="float" office:value="6.01960365279143" calcext:value-type="float">
            <text:p>6.01960365279143</text:p>
          </table:table-cell>
          <table:table-cell table:number-columns-repeated="9"/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300" calcext:value-type="float">
            <text:p>300</text:p>
          </table:table-cell>
          <table:table-cell office:value-type="float" office:value="123.228546142578" calcext:value-type="float">
            <text:p>123.228546142578</text:p>
          </table:table-cell>
          <table:table-cell office:value-type="float" office:value="3203.2032032032" calcext:value-type="float">
            <text:p>3203.2032032032</text:p>
          </table:table-cell>
          <table:table-cell table:formula="of:=10^((LOG10(149.3)-LOG10([.C96]))/1.07+LOG10(50))" office:value-type="float" office:value="59.822668672482" calcext:value-type="float">
            <text:p>59.822668672482</text:p>
          </table:table-cell>
          <table:table-cell table:formula="of:=[.E96]-[.$E$54]" office:value-type="float" office:value="6.03386485704977" calcext:value-type="float">
            <text:p>6.03386485704977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1.5" calcext:value-type="float">
            <text:p>301.5</text:p>
          </table:table-cell>
          <table:table-cell office:value-type="float" office:value="121.70157623291" calcext:value-type="float">
            <text:p>121.70157623291</text:p>
          </table:table-cell>
          <table:table-cell office:value-type="float" office:value="3236.56990323657" calcext:value-type="float">
            <text:p>3236.56990323657</text:p>
          </table:table-cell>
          <table:table-cell table:formula="of:=10^((LOG10(149.3)-LOG10([.C97]))/1.07+LOG10(50))" office:value-type="float" office:value="60.5238636470778" calcext:value-type="float">
            <text:p>60.5238636470778</text:p>
          </table:table-cell>
          <table:table-cell table:formula="of:=[.E97]-[.$E$54]" office:value-type="float" office:value="6.73505983164554" calcext:value-type="float">
            <text:p>6.73505983164554</text:p>
          </table:table-cell>
          <table:table-cell table:number-columns-repeated="9"/>
        </table:table-row>
        <table:table-row table:style-name="ro1">
          <table:table-cell office:value-type="float" office:value="342.999755859375" calcext:value-type="float">
            <text:p>342.999755859375</text:p>
          </table:table-cell>
          <table:table-cell office:value-type="float" office:value="302.031005859375" calcext:value-type="float">
            <text:p>302.031005859375</text:p>
          </table:table-cell>
          <table:table-cell office:value-type="float" office:value="121.233375549316" calcext:value-type="float">
            <text:p>121.233375549316</text:p>
          </table:table-cell>
          <table:table-cell office:value-type="float" office:value="3269.93660326994" calcext:value-type="float">
            <text:p>3269.93660326994</text:p>
          </table:table-cell>
          <table:table-cell table:formula="of:=10^((LOG10(149.3)-LOG10([.C98]))/1.07+LOG10(50))" office:value-type="float" office:value="60.7422864224685" calcext:value-type="float">
            <text:p>60.7422864224685</text:p>
          </table:table-cell>
          <table:table-cell table:formula="of:=[.E98]-[.$E$54]" office:value-type="float" office:value="6.95348260703624" calcext:value-type="float">
            <text:p>6.95348260703624</text:p>
          </table:table-cell>
          <table:table-cell table:number-columns-repeated="9"/>
        </table:table-row>
        <table:table-row table:style-name="ro1">
          <table:table-cell office:value-type="float" office:value="342.999755859375" calcext:value-type="float">
            <text:p>342.999755859375</text:p>
          </table:table-cell>
          <table:table-cell office:value-type="float" office:value="302.031005859375" calcext:value-type="float">
            <text:p>302.031005859375</text:p>
          </table:table-cell>
          <table:table-cell office:value-type="float" office:value="121.233375549316" calcext:value-type="float">
            <text:p>121.233375549316</text:p>
          </table:table-cell>
          <table:table-cell office:value-type="float" office:value="3303.3033033033" calcext:value-type="float">
            <text:p>3303.3033033033</text:p>
          </table:table-cell>
          <table:table-cell table:formula="of:=10^((LOG10(149.3)-LOG10([.C99]))/1.07+LOG10(50))" office:value-type="float" office:value="60.7422864224685" calcext:value-type="float">
            <text:p>60.7422864224685</text:p>
          </table:table-cell>
          <table:table-cell table:formula="of:=[.E99]-[.$E$54]" office:value-type="float" office:value="6.95348260703624" calcext:value-type="float">
            <text:p>6.95348260703624</text:p>
          </table:table-cell>
          <table:table-cell table:number-columns-repeated="9"/>
        </table:table-row>
        <table:table-row table:style-name="ro1">
          <table:table-cell office:value-type="float" office:value="342.999755859375" calcext:value-type="float">
            <text:p>342.999755859375</text:p>
          </table:table-cell>
          <table:table-cell office:value-type="float" office:value="302.614105224609" calcext:value-type="float">
            <text:p>302.614105224609</text:p>
          </table:table-cell>
          <table:table-cell office:value-type="float" office:value="120.651512145996" calcext:value-type="float">
            <text:p>120.651512145996</text:p>
          </table:table-cell>
          <table:table-cell office:value-type="float" office:value="3336.67000333667" calcext:value-type="float">
            <text:p>3336.67000333667</text:p>
          </table:table-cell>
          <table:table-cell table:formula="of:=10^((LOG10(149.3)-LOG10([.C100]))/1.07+LOG10(50))" office:value-type="float" office:value="61.0160194698503" calcext:value-type="float">
            <text:p>61.0160194698503</text:p>
          </table:table-cell>
          <table:table-cell table:formula="of:=[.E100]-[.$E$54]" office:value-type="float" office:value="7.22721565441799" calcext:value-type="float">
            <text:p>7.22721565441799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3.081237792969" calcext:value-type="float">
            <text:p>303.081237792969</text:p>
          </table:table-cell>
          <table:table-cell office:value-type="float" office:value="120.185386657715" calcext:value-type="float">
            <text:p>120.185386657715</text:p>
          </table:table-cell>
          <table:table-cell office:value-type="float" office:value="3370.03670337004" calcext:value-type="float">
            <text:p>3370.03670337004</text:p>
          </table:table-cell>
          <table:table-cell table:formula="of:=10^((LOG10(149.3)-LOG10([.C101]))/1.07+LOG10(50))" office:value-type="float" office:value="61.237153844151" calcext:value-type="float">
            <text:p>61.237153844151</text:p>
          </table:table-cell>
          <table:table-cell table:formula="of:=[.E101]-[.$E$54]" office:value-type="float" office:value="7.44835002871874" calcext:value-type="float">
            <text:p>7.44835002871874</text:p>
          </table:table-cell>
          <table:table-cell table:number-columns-repeated="9"/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303" calcext:value-type="float">
            <text:p>303</text:p>
          </table:table-cell>
          <table:table-cell office:value-type="float" office:value="121.050704956055" calcext:value-type="float">
            <text:p>121.050704956055</text:p>
          </table:table-cell>
          <table:table-cell office:value-type="float" office:value="3403.4034034034" calcext:value-type="float">
            <text:p>3403.4034034034</text:p>
          </table:table-cell>
          <table:table-cell table:formula="of:=10^((LOG10(149.3)-LOG10([.C102]))/1.07+LOG10(50))" office:value-type="float" office:value="60.8279482326563" calcext:value-type="float">
            <text:p>60.8279482326563</text:p>
          </table:table-cell>
          <table:table-cell table:formula="of:=[.E102]-[.$E$54]" office:value-type="float" office:value="7.03914441722404" calcext:value-type="float">
            <text:p>7.03914441722404</text:p>
          </table:table-cell>
          <table:table-cell table:number-columns-repeated="9"/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304" calcext:value-type="float">
            <text:p>304</text:p>
          </table:table-cell>
          <table:table-cell office:value-type="float" office:value="120.084442138672" calcext:value-type="float">
            <text:p>120.084442138672</text:p>
          </table:table-cell>
          <table:table-cell office:value-type="float" office:value="3436.77010343677" calcext:value-type="float">
            <text:p>3436.77010343677</text:p>
          </table:table-cell>
          <table:table-cell table:formula="of:=10^((LOG10(149.3)-LOG10([.C103]))/1.07+LOG10(50))" office:value-type="float" office:value="61.2852616201222" calcext:value-type="float">
            <text:p>61.2852616201222</text:p>
          </table:table-cell>
          <table:table-cell table:formula="of:=[.E103]-[.$E$54]" office:value-type="float" office:value="7.49645780468993" calcext:value-type="float">
            <text:p>7.49645780468993</text:p>
          </table:table-cell>
          <table:table-cell table:number-columns-repeated="9"/>
        </table:table-row>
        <table:table-row table:style-name="ro1">
          <table:table-cell office:value-type="float" office:value="338.696960449219" calcext:value-type="float">
            <text:p>338.696960449219</text:p>
          </table:table-cell>
          <table:table-cell office:value-type="float" office:value="303.971649169922" calcext:value-type="float">
            <text:p>303.971649169922</text:p>
          </table:table-cell>
          <table:table-cell office:value-type="float" office:value="120.193817138672" calcext:value-type="float">
            <text:p>120.193817138672</text:p>
          </table:table-cell>
          <table:table-cell office:value-type="float" office:value="3470.13680347014" calcext:value-type="float">
            <text:p>3470.13680347014</text:p>
          </table:table-cell>
          <table:table-cell table:formula="of:=10^((LOG10(149.3)-LOG10([.C104]))/1.07+LOG10(50))" office:value-type="float" office:value="61.2331396124139" calcext:value-type="float">
            <text:p>61.2331396124139</text:p>
          </table:table-cell>
          <table:table-cell table:formula="of:=[.E104]-[.$E$54]" office:value-type="float" office:value="7.44433579698163" calcext:value-type="float">
            <text:p>7.44433579698163</text:p>
          </table:table-cell>
          <table:table-cell table:number-columns-repeated="9"/>
        </table:table-row>
        <table:table-row table:style-name="ro1">
          <table:table-cell office:value-type="float" office:value="338.884460449219" calcext:value-type="float">
            <text:p>338.884460449219</text:p>
          </table:table-cell>
          <table:table-cell office:value-type="float" office:value="305.119598388672" calcext:value-type="float">
            <text:p>305.119598388672</text:p>
          </table:table-cell>
          <table:table-cell office:value-type="float" office:value="119.2294921875" calcext:value-type="float">
            <text:p>119.2294921875</text:p>
          </table:table-cell>
          <table:table-cell office:value-type="float" office:value="3503.5035035035" calcext:value-type="float">
            <text:p>3503.5035035035</text:p>
          </table:table-cell>
          <table:table-cell table:formula="of:=10^((LOG10(149.3)-LOG10([.C105]))/1.07+LOG10(50))" office:value-type="float" office:value="61.6958698462039" calcext:value-type="float">
            <text:p>61.6958698462039</text:p>
          </table:table-cell>
          <table:table-cell table:formula="of:=[.E105]-[.$E$54]" office:value-type="float" office:value="7.90706603077167" calcext:value-type="float">
            <text:p>7.90706603077167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5.675842285156" calcext:value-type="float">
            <text:p>305.675842285156</text:p>
          </table:table-cell>
          <table:table-cell office:value-type="float" office:value="119.016716003418" calcext:value-type="float">
            <text:p>119.016716003418</text:p>
          </table:table-cell>
          <table:table-cell office:value-type="float" office:value="3536.87020353687" calcext:value-type="float">
            <text:p>3536.87020353687</text:p>
          </table:table-cell>
          <table:table-cell table:formula="of:=10^((LOG10(149.3)-LOG10([.C106]))/1.07+LOG10(50))" office:value-type="float" office:value="61.7989468973368" calcext:value-type="float">
            <text:p>61.7989468973368</text:p>
          </table:table-cell>
          <table:table-cell table:formula="of:=[.E106]-[.$E$54]" office:value-type="float" office:value="8.01014308190455" calcext:value-type="float">
            <text:p>8.01014308190455</text:p>
          </table:table-cell>
          <table:table-cell table:number-columns-repeated="9"/>
        </table:table-row>
        <table:table-row table:style-name="ro1">
          <table:table-cell office:value-type="float" office:value="345.427368164062" calcext:value-type="float">
            <text:p>345.427368164062</text:p>
          </table:table-cell>
          <table:table-cell office:value-type="float" office:value="308.619598388672" calcext:value-type="float">
            <text:p>308.619598388672</text:p>
          </table:table-cell>
          <table:table-cell office:value-type="float" office:value="119.62043762207" calcext:value-type="float">
            <text:p>119.62043762207</text:p>
          </table:table-cell>
          <table:table-cell office:value-type="float" office:value="3570.23690357024" calcext:value-type="float">
            <text:p>3570.23690357024</text:p>
          </table:table-cell>
          <table:table-cell table:formula="of:=10^((LOG10(149.3)-LOG10([.C107]))/1.07+LOG10(50))" office:value-type="float" office:value="61.5074053480559" calcext:value-type="float">
            <text:p>61.5074053480559</text:p>
          </table:table-cell>
          <table:table-cell table:formula="of:=[.E107]-[.$E$54]" office:value-type="float" office:value="7.71860153262366" calcext:value-type="float">
            <text:p>7.71860153262366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10.675720214844" calcext:value-type="float">
            <text:p>310.675720214844</text:p>
          </table:table-cell>
          <table:table-cell office:value-type="float" office:value="119.742652893066" calcext:value-type="float">
            <text:p>119.742652893066</text:p>
          </table:table-cell>
          <table:table-cell office:value-type="float" office:value="3603.6036036036" calcext:value-type="float">
            <text:p>3603.6036036036</text:p>
          </table:table-cell>
          <table:table-cell table:formula="of:=10^((LOG10(149.3)-LOG10([.C108]))/1.07+LOG10(50))" office:value-type="float" office:value="61.4487328292365" calcext:value-type="float">
            <text:p>61.4487328292365</text:p>
          </table:table-cell>
          <table:table-cell table:formula="of:=[.E108]-[.$E$54]" office:value-type="float" office:value="7.65992901380425" calcext:value-type="float">
            <text:p>7.65992901380425</text:p>
          </table:table-cell>
          <table:table-cell table:number-columns-repeated="9"/>
        </table:table-row>
        <table:table-row table:style-name="ro1">
          <table:table-cell office:value-type="float" office:value="341.901672363281" calcext:value-type="float">
            <text:p>341.901672363281</text:p>
          </table:table-cell>
          <table:table-cell office:value-type="float" office:value="310.653106689453" calcext:value-type="float">
            <text:p>310.653106689453</text:p>
          </table:table-cell>
          <table:table-cell office:value-type="float" office:value="119.693313598633" calcext:value-type="float">
            <text:p>119.693313598633</text:p>
          </table:table-cell>
          <table:table-cell office:value-type="float" office:value="3636.97030363697" calcext:value-type="float">
            <text:p>3636.97030363697</text:p>
          </table:table-cell>
          <table:table-cell table:formula="of:=10^((LOG10(149.3)-LOG10([.C109]))/1.07+LOG10(50))" office:value-type="float" office:value="61.4724054501341" calcext:value-type="float">
            <text:p>61.4724054501341</text:p>
          </table:table-cell>
          <table:table-cell table:formula="of:=[.E109]-[.$E$54]" office:value-type="float" office:value="7.68360163470179" calcext:value-type="float">
            <text:p>7.68360163470179</text:p>
          </table:table-cell>
          <table:table-cell table:number-columns-repeated="9"/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313.063018798828" calcext:value-type="float">
            <text:p>313.063018798828</text:p>
          </table:table-cell>
          <table:table-cell office:value-type="float" office:value="119.240417480469" calcext:value-type="float">
            <text:p>119.240417480469</text:p>
          </table:table-cell>
          <table:table-cell office:value-type="float" office:value="3670.33700367034" calcext:value-type="float">
            <text:p>3670.33700367034</text:p>
          </table:table-cell>
          <table:table-cell table:formula="of:=10^((LOG10(149.3)-LOG10([.C110]))/1.07+LOG10(50))" office:value-type="float" office:value="61.6905868144694" calcext:value-type="float">
            <text:p>61.6905868144694</text:p>
          </table:table-cell>
          <table:table-cell table:formula="of:=[.E110]-[.$E$54]" office:value-type="float" office:value="7.90178299903715" calcext:value-type="float">
            <text:p>7.90178299903715</text:p>
          </table:table-cell>
          <table:table-cell table:number-columns-repeated="9"/>
        </table:table-row>
        <table:table-row table:style-name="ro1">
          <table:table-cell office:value-type="float" office:value="338.062835693359" calcext:value-type="float">
            <text:p>338.062835693359</text:p>
          </table:table-cell>
          <table:table-cell office:value-type="float" office:value="315.003692626953" calcext:value-type="float">
            <text:p>315.003692626953</text:p>
          </table:table-cell>
          <table:table-cell office:value-type="float" office:value="119.20581817627" calcext:value-type="float">
            <text:p>119.20581817627</text:p>
          </table:table-cell>
          <table:table-cell office:value-type="float" office:value="3703.7037037037" calcext:value-type="float">
            <text:p>3703.7037037037</text:p>
          </table:table-cell>
          <table:table-cell table:formula="of:=10^((LOG10(149.3)-LOG10([.C111]))/1.07+LOG10(50))" office:value-type="float" office:value="61.7073208587197" calcext:value-type="float">
            <text:p>61.7073208587197</text:p>
          </table:table-cell>
          <table:table-cell table:formula="of:=[.E111]-[.$E$54]" office:value-type="float" office:value="7.91851704328738" calcext:value-type="float">
            <text:p>7.91851704328738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7.5" calcext:value-type="float">
            <text:p>317.5</text:p>
          </table:table-cell>
          <table:table-cell office:value-type="float" office:value="119.504280090332" calcext:value-type="float">
            <text:p>119.504280090332</text:p>
          </table:table-cell>
          <table:table-cell office:value-type="float" office:value="3737.07040373707" calcext:value-type="float">
            <text:p>3737.07040373707</text:p>
          </table:table-cell>
          <table:table-cell table:formula="of:=10^((LOG10(149.3)-LOG10([.C112]))/1.07+LOG10(50))" office:value-type="float" office:value="61.5632772867048" calcext:value-type="float">
            <text:p>61.5632772867048</text:p>
          </table:table-cell>
          <table:table-cell table:formula="of:=[.E112]-[.$E$54]" office:value-type="float" office:value="7.77447347127252" calcext:value-type="float">
            <text:p>7.77447347127252</text:p>
          </table:table-cell>
          <table:table-cell table:number-columns-repeated="9"/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318.5" calcext:value-type="float">
            <text:p>318.5</text:p>
          </table:table-cell>
          <table:table-cell office:value-type="float" office:value="119.584800720215" calcext:value-type="float">
            <text:p>119.584800720215</text:p>
          </table:table-cell>
          <table:table-cell office:value-type="float" office:value="3770.43710377044" calcext:value-type="float">
            <text:p>3770.43710377044</text:p>
          </table:table-cell>
          <table:table-cell table:formula="of:=10^((LOG10(149.3)-LOG10([.C113]))/1.07+LOG10(50))" office:value-type="float" office:value="61.5245355843292" calcext:value-type="float">
            <text:p>61.5245355843292</text:p>
          </table:table-cell>
          <table:table-cell table:formula="of:=[.E113]-[.$E$54]" office:value-type="float" office:value="7.7357317688969" calcext:value-type="float">
            <text:p>7.7357317688969</text:p>
          </table:table-cell>
          <table:table-cell table:number-columns-repeated="9"/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318.5" calcext:value-type="float">
            <text:p>318.5</text:p>
          </table:table-cell>
          <table:table-cell office:value-type="float" office:value="119.584800720215" calcext:value-type="float">
            <text:p>119.584800720215</text:p>
          </table:table-cell>
          <table:table-cell office:value-type="float" office:value="3803.8038038038" calcext:value-type="float">
            <text:p>3803.8038038038</text:p>
          </table:table-cell>
          <table:table-cell table:formula="of:=10^((LOG10(149.3)-LOG10([.C114]))/1.07+LOG10(50))" office:value-type="float" office:value="61.5245355843292" calcext:value-type="float">
            <text:p>61.5245355843292</text:p>
          </table:table-cell>
          <table:table-cell table:formula="of:=[.E114]-[.$E$54]" office:value-type="float" office:value="7.7357317688969" calcext:value-type="float">
            <text:p>7.7357317688969</text:p>
          </table:table-cell>
          <table:table-cell table:number-columns-repeated="9"/>
        </table:table-row>
        <table:table-row table:style-name="ro1">
          <table:table-cell office:value-type="float" office:value="344.371978759766" calcext:value-type="float">
            <text:p>344.371978759766</text:p>
          </table:table-cell>
          <table:table-cell office:value-type="float" office:value="319.557891845703" calcext:value-type="float">
            <text:p>319.557891845703</text:p>
          </table:table-cell>
          <table:table-cell office:value-type="float" office:value="118.613487243652" calcext:value-type="float">
            <text:p>118.613487243652</text:p>
          </table:table-cell>
          <table:table-cell office:value-type="float" office:value="3837.17050383717" calcext:value-type="float">
            <text:p>3837.17050383717</text:p>
          </table:table-cell>
          <table:table-cell table:formula="of:=10^((LOG10(149.3)-LOG10([.C115]))/1.07+LOG10(50))" office:value-type="float" office:value="61.995267774004" calcext:value-type="float">
            <text:p>61.995267774004</text:p>
          </table:table-cell>
          <table:table-cell table:formula="of:=[.E115]-[.$E$54]" office:value-type="float" office:value="8.2064639585717" calcext:value-type="float">
            <text:p>8.2064639585717</text:p>
          </table:table-cell>
          <table:table-cell table:number-columns-repeated="9"/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320" calcext:value-type="float">
            <text:p>320</text:p>
          </table:table-cell>
          <table:table-cell office:value-type="float" office:value="119.026359558105" calcext:value-type="float">
            <text:p>119.026359558105</text:p>
          </table:table-cell>
          <table:table-cell office:value-type="float" office:value="3870.53720387054" calcext:value-type="float">
            <text:p>3870.53720387054</text:p>
          </table:table-cell>
          <table:table-cell table:formula="of:=10^((LOG10(149.3)-LOG10([.C116]))/1.07+LOG10(50))" office:value-type="float" office:value="61.7942674728369" calcext:value-type="float">
            <text:p>61.7942674728369</text:p>
          </table:table-cell>
          <table:table-cell table:formula="of:=[.E116]-[.$E$54]" office:value-type="float" office:value="8.00546365740463" calcext:value-type="float">
            <text:p>8.00546365740463</text:p>
          </table:table-cell>
          <table:table-cell table:number-columns-repeated="9"/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318.5" calcext:value-type="float">
            <text:p>318.5</text:p>
          </table:table-cell>
          <table:table-cell office:value-type="float" office:value="119.87712097168" calcext:value-type="float">
            <text:p>119.87712097168</text:p>
          </table:table-cell>
          <table:table-cell office:value-type="float" office:value="3903.9039039039" calcext:value-type="float">
            <text:p>3903.9039039039</text:p>
          </table:table-cell>
          <table:table-cell table:formula="of:=10^((LOG10(149.3)-LOG10([.C117]))/1.07+LOG10(50))" office:value-type="float" office:value="61.3843117509168" calcext:value-type="float">
            <text:p>61.3843117509168</text:p>
          </table:table-cell>
          <table:table-cell table:formula="of:=[.E117]-[.$E$54]" office:value-type="float" office:value="7.5955079354845" calcext:value-type="float">
            <text:p>7.5955079354845</text:p>
          </table:table-cell>
          <table:table-cell table:number-columns-repeated="9"/>
        </table:table-row>
        <table:table-row table:style-name="ro1">
          <table:table-cell office:value-type="float" office:value="345.083526611328" calcext:value-type="float">
            <text:p>345.083526611328</text:p>
          </table:table-cell>
          <table:table-cell office:value-type="float" office:value="319.504943847656" calcext:value-type="float">
            <text:p>319.504943847656</text:p>
          </table:table-cell>
          <table:table-cell office:value-type="float" office:value="118.70671081543" calcext:value-type="float">
            <text:p>118.70671081543</text:p>
          </table:table-cell>
          <table:table-cell office:value-type="float" office:value="3937.27060393727" calcext:value-type="float">
            <text:p>3937.27060393727</text:p>
          </table:table-cell>
          <table:table-cell table:formula="of:=10^((LOG10(149.3)-LOG10([.C118]))/1.07+LOG10(50))" office:value-type="float" office:value="61.949765155567" calcext:value-type="float">
            <text:p>61.949765155567</text:p>
          </table:table-cell>
          <table:table-cell table:formula="of:=[.E118]-[.$E$54]" office:value-type="float" office:value="8.16096134013472" calcext:value-type="float">
            <text:p>8.16096134013472</text:p>
          </table:table-cell>
          <table:table-cell table:number-columns-repeated="9"/>
        </table:table-row>
        <table:table-row table:style-name="ro1">
          <table:table-cell office:value-type="float" office:value="345.083526611328" calcext:value-type="float">
            <text:p>345.083526611328</text:p>
          </table:table-cell>
          <table:table-cell office:value-type="float" office:value="319.504943847656" calcext:value-type="float">
            <text:p>319.504943847656</text:p>
          </table:table-cell>
          <table:table-cell office:value-type="float" office:value="118.70671081543" calcext:value-type="float">
            <text:p>118.70671081543</text:p>
          </table:table-cell>
          <table:table-cell office:value-type="float" office:value="3970.63730397064" calcext:value-type="float">
            <text:p>3970.63730397064</text:p>
          </table:table-cell>
          <table:table-cell table:formula="of:=10^((LOG10(149.3)-LOG10([.C119]))/1.07+LOG10(50))" office:value-type="float" office:value="61.949765155567" calcext:value-type="float">
            <text:p>61.949765155567</text:p>
          </table:table-cell>
          <table:table-cell table:formula="of:=[.E119]-[.$E$54]" office:value-type="float" office:value="8.16096134013472" calcext:value-type="float">
            <text:p>8.16096134013472</text:p>
          </table:table-cell>
          <table:table-cell table:number-columns-repeated="9"/>
        </table:table-row>
        <table:table-row table:style-name="ro1">
          <table:table-cell office:value-type="float" office:value="345.083526611328" calcext:value-type="float">
            <text:p>345.083526611328</text:p>
          </table:table-cell>
          <table:table-cell office:value-type="float" office:value="319.504943847656" calcext:value-type="float">
            <text:p>319.504943847656</text:p>
          </table:table-cell>
          <table:table-cell office:value-type="float" office:value="118.70671081543" calcext:value-type="float">
            <text:p>118.70671081543</text:p>
          </table:table-cell>
          <table:table-cell office:value-type="float" office:value="4004.004004004" calcext:value-type="float">
            <text:p>4004.004004004</text:p>
          </table:table-cell>
          <table:table-cell table:formula="of:=10^((LOG10(149.3)-LOG10([.C120]))/1.07+LOG10(50))" office:value-type="float" office:value="61.949765155567" calcext:value-type="float">
            <text:p>61.949765155567</text:p>
          </table:table-cell>
          <table:table-cell table:formula="of:=[.E120]-[.$E$54]" office:value-type="float" office:value="8.16096134013472" calcext:value-type="float">
            <text:p>8.16096134013472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119.419525146484" calcext:value-type="float">
            <text:p>119.419525146484</text:p>
          </table:table-cell>
          <table:table-cell office:value-type="float" office:value="4037.37070403737" calcext:value-type="float">
            <text:p>4037.37070403737</text:p>
          </table:table-cell>
          <table:table-cell table:formula="of:=10^((LOG10(149.3)-LOG10([.C121]))/1.07+LOG10(50))" office:value-type="float" office:value="61.6041108776812" calcext:value-type="float">
            <text:p>61.6041108776812</text:p>
          </table:table-cell>
          <table:table-cell table:formula="of:=[.E121]-[.$E$54]" office:value-type="float" office:value="7.8153070622489" calcext:value-type="float">
            <text:p>7.8153070622489</text:p>
          </table:table-cell>
          <table:table-cell table:number-columns-repeated="9"/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319" calcext:value-type="float">
            <text:p>319</text:p>
          </table:table-cell>
          <table:table-cell office:value-type="float" office:value="119.378700256348" calcext:value-type="float">
            <text:p>119.378700256348</text:p>
          </table:table-cell>
          <table:table-cell office:value-type="float" office:value="4070.73740407074" calcext:value-type="float">
            <text:p>4070.73740407074</text:p>
          </table:table-cell>
          <table:table-cell table:formula="of:=10^((LOG10(149.3)-LOG10([.C122]))/1.07+LOG10(50))" office:value-type="float" office:value="61.6237996772153" calcext:value-type="float">
            <text:p>61.6237996772153</text:p>
          </table:table-cell>
          <table:table-cell table:formula="of:=[.E122]-[.$E$54]" office:value-type="float" office:value="7.83499586178303" calcext:value-type="float">
            <text:p>7.83499586178303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18" calcext:value-type="float">
            <text:p>318</text:p>
          </table:table-cell>
          <table:table-cell office:value-type="float" office:value="119.20580291748" calcext:value-type="float">
            <text:p>119.20580291748</text:p>
          </table:table-cell>
          <table:table-cell office:value-type="float" office:value="4104.1041041041" calcext:value-type="float">
            <text:p>4104.1041041041</text:p>
          </table:table-cell>
          <table:table-cell table:formula="of:=10^((LOG10(149.3)-LOG10([.C123]))/1.07+LOG10(50))" office:value-type="float" office:value="61.7073282407463" calcext:value-type="float">
            <text:p>61.7073282407463</text:p>
          </table:table-cell>
          <table:table-cell table:formula="of:=[.E123]-[.$E$54]" office:value-type="float" office:value="7.91852442531407" calcext:value-type="float">
            <text:p>7.91852442531407</text:p>
          </table:table-cell>
          <table:table-cell table:number-columns-repeated="9"/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317.5" calcext:value-type="float">
            <text:p>317.5</text:p>
          </table:table-cell>
          <table:table-cell office:value-type="float" office:value="118.804557800293" calcext:value-type="float">
            <text:p>118.804557800293</text:p>
          </table:table-cell>
          <table:table-cell office:value-type="float" office:value="4137.47080413747" calcext:value-type="float">
            <text:p>4137.47080413747</text:p>
          </table:table-cell>
          <table:table-cell table:formula="of:=10^((LOG10(149.3)-LOG10([.C124]))/1.07+LOG10(50))" office:value-type="float" office:value="61.902080139294" calcext:value-type="float">
            <text:p>61.902080139294</text:p>
          </table:table-cell>
          <table:table-cell table:formula="of:=[.E124]-[.$E$54]" office:value-type="float" office:value="8.11327632386173" calcext:value-type="float">
            <text:p>8.11327632386173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17.5" calcext:value-type="float">
            <text:p>317.5</text:p>
          </table:table-cell>
          <table:table-cell office:value-type="float" office:value="118.651901245117" calcext:value-type="float">
            <text:p>118.651901245117</text:p>
          </table:table-cell>
          <table:table-cell office:value-type="float" office:value="4170.83750417084" calcext:value-type="float">
            <text:p>4170.83750417084</text:p>
          </table:table-cell>
          <table:table-cell table:formula="of:=10^((LOG10(149.3)-LOG10([.C125]))/1.07+LOG10(50))" office:value-type="float" office:value="61.9765094423883" calcext:value-type="float">
            <text:p>61.9765094423883</text:p>
          </table:table-cell>
          <table:table-cell table:formula="of:=[.E125]-[.$E$54]" office:value-type="float" office:value="8.187705626956" calcext:value-type="float">
            <text:p>8.187705626956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10" calcext:value-type="float">
            <text:p>310</text:p>
          </table:table-cell>
          <table:table-cell office:value-type="float" office:value="141.032012939453" calcext:value-type="float">
            <text:p>141.032012939453</text:p>
          </table:table-cell>
          <table:table-cell office:value-type="float" office:value="4204.2042042042" calcext:value-type="float">
            <text:p>4204.2042042042</text:p>
          </table:table-cell>
          <table:table-cell table:formula="of:=10^((LOG10(149.3)-LOG10([.C126]))/1.07+LOG10(50))" office:value-type="float" office:value="52.734333959771" calcext:value-type="float">
            <text:p>52.734333959771</text:p>
          </table:table-cell>
          <table:table-cell table:formula="of:=[.E126]-[.$E$54]" office:value-type="float" office:value="-1.05446985566127" calcext:value-type="float">
            <text:p>-1.05446985566127</text:p>
          </table:table-cell>
          <table:table-cell table:number-columns-repeated="9"/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305.5" calcext:value-type="float">
            <text:p>305.5</text:p>
          </table:table-cell>
          <table:table-cell office:value-type="float" office:value="139.127746582031" calcext:value-type="float">
            <text:p>139.127746582031</text:p>
          </table:table-cell>
          <table:table-cell office:value-type="float" office:value="4237.57090423757" calcext:value-type="float">
            <text:p>4237.57090423757</text:p>
          </table:table-cell>
          <table:table-cell table:formula="of:=10^((LOG10(149.3)-LOG10([.C127]))/1.07+LOG10(50))" office:value-type="float" office:value="53.4085981390039" calcext:value-type="float">
            <text:p>53.4085981390039</text:p>
          </table:table-cell>
          <table:table-cell table:formula="of:=[.E127]-[.$E$54]" office:value-type="float" office:value="-0.380205676428325" calcext:value-type="float">
            <text:p>-0.380205676428325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8.5" calcext:value-type="float">
            <text:p>308.5</text:p>
          </table:table-cell>
          <table:table-cell office:value-type="float" office:value="137.456466674805" calcext:value-type="float">
            <text:p>137.456466674805</text:p>
          </table:table-cell>
          <table:table-cell office:value-type="float" office:value="4270.93760427094" calcext:value-type="float">
            <text:p>4270.93760427094</text:p>
          </table:table-cell>
          <table:table-cell table:formula="of:=10^((LOG10(149.3)-LOG10([.C128]))/1.07+LOG10(50))" office:value-type="float" office:value="54.0152498126601" calcext:value-type="float">
            <text:p>54.0152498126601</text:p>
          </table:table-cell>
          <table:table-cell table:formula="of:=[.E128]-[.$E$54]" office:value-type="float" office:value="0.226445997227863" calcext:value-type="float">
            <text:p>0.226445997227863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8.5" calcext:value-type="float">
            <text:p>308.5</text:p>
          </table:table-cell>
          <table:table-cell office:value-type="float" office:value="137.456466674805" calcext:value-type="float">
            <text:p>137.456466674805</text:p>
          </table:table-cell>
          <table:table-cell office:value-type="float" office:value="4304.3043043043" calcext:value-type="float">
            <text:p>4304.3043043043</text:p>
          </table:table-cell>
          <table:table-cell table:formula="of:=10^((LOG10(149.3)-LOG10([.C129]))/1.07+LOG10(50))" office:value-type="float" office:value="54.0152498126601" calcext:value-type="float">
            <text:p>54.0152498126601</text:p>
          </table:table-cell>
          <table:table-cell table:formula="of:=[.E129]-[.$E$54]" office:value-type="float" office:value="0.226445997227863" calcext:value-type="float">
            <text:p>0.226445997227863</text:p>
          </table:table-cell>
          <table:table-cell table:number-columns-repeated="9"/>
        </table:table-row>
        <table:table-row table:style-name="ro1">
          <table:table-cell office:value-type="float" office:value="377.19287109375" calcext:value-type="float">
            <text:p>377.19287109375</text:p>
          </table:table-cell>
          <table:table-cell office:value-type="float" office:value="301.684265136719" calcext:value-type="float">
            <text:p>301.684265136719</text:p>
          </table:table-cell>
          <table:table-cell office:value-type="float" office:value="139.615234375" calcext:value-type="float">
            <text:p>139.615234375</text:p>
          </table:table-cell>
          <table:table-cell office:value-type="float" office:value="4337.67100433767" calcext:value-type="float">
            <text:p>4337.67100433767</text:p>
          </table:table-cell>
          <table:table-cell table:formula="of:=10^((LOG10(149.3)-LOG10([.C130]))/1.07+LOG10(50))" office:value-type="float" office:value="53.2342938806241" calcext:value-type="float">
            <text:p>53.2342938806241</text:p>
          </table:table-cell>
          <table:table-cell table:formula="of:=[.E130]-[.$E$54]" office:value-type="float" office:value="-0.554509934808216" calcext:value-type="float">
            <text:p>-0.554509934808216</text:p>
          </table:table-cell>
          <table:table-cell table:number-columns-repeated="9"/>
        </table:table-row>
        <table:table-row table:style-name="ro1">
          <table:table-cell office:value-type="float" office:value="377.19287109375" calcext:value-type="float">
            <text:p>377.19287109375</text:p>
          </table:table-cell>
          <table:table-cell office:value-type="float" office:value="301.684265136719" calcext:value-type="float">
            <text:p>301.684265136719</text:p>
          </table:table-cell>
          <table:table-cell office:value-type="float" office:value="139.615234375" calcext:value-type="float">
            <text:p>139.615234375</text:p>
          </table:table-cell>
          <table:table-cell office:value-type="float" office:value="4371.03770437104" calcext:value-type="float">
            <text:p>4371.03770437104</text:p>
          </table:table-cell>
          <table:table-cell table:formula="of:=10^((LOG10(149.3)-LOG10([.C131]))/1.07+LOG10(50))" office:value-type="float" office:value="53.2342938806241" calcext:value-type="float">
            <text:p>53.2342938806241</text:p>
          </table:table-cell>
          <table:table-cell table:formula="of:=[.E131]-[.$E$54]" office:value-type="float" office:value="-0.554509934808216" calcext:value-type="float">
            <text:p>-0.554509934808216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04" calcext:value-type="float">
            <text:p>304</text:p>
          </table:table-cell>
          <table:table-cell office:value-type="float" office:value="139.817840576172" calcext:value-type="float">
            <text:p>139.817840576172</text:p>
          </table:table-cell>
          <table:table-cell office:value-type="float" office:value="4404.4044044044" calcext:value-type="float">
            <text:p>4404.4044044044</text:p>
          </table:table-cell>
          <table:table-cell table:formula="of:=10^((LOG10(149.3)-LOG10([.C132]))/1.07+LOG10(50))" office:value-type="float" office:value="53.1621966706073" calcext:value-type="float">
            <text:p>53.1621966706073</text:p>
          </table:table-cell>
          <table:table-cell table:formula="of:=[.E132]-[.$E$54]" office:value-type="float" office:value="-0.626607144824959" calcext:value-type="float">
            <text:p>-0.626607144824959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04" calcext:value-type="float">
            <text:p>304</text:p>
          </table:table-cell>
          <table:table-cell office:value-type="float" office:value="139.817840576172" calcext:value-type="float">
            <text:p>139.817840576172</text:p>
          </table:table-cell>
          <table:table-cell office:value-type="float" office:value="4437.77110443777" calcext:value-type="float">
            <text:p>4437.77110443777</text:p>
          </table:table-cell>
          <table:table-cell table:formula="of:=10^((LOG10(149.3)-LOG10([.C133]))/1.07+LOG10(50))" office:value-type="float" office:value="53.1621966706073" calcext:value-type="float">
            <text:p>53.1621966706073</text:p>
          </table:table-cell>
          <table:table-cell table:formula="of:=[.E133]-[.$E$54]" office:value-type="float" office:value="-0.626607144824959" calcext:value-type="float">
            <text:p>-0.626607144824959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01.5" calcext:value-type="float">
            <text:p>301.5</text:p>
          </table:table-cell>
          <table:table-cell office:value-type="float" office:value="141.775451660156" calcext:value-type="float">
            <text:p>141.775451660156</text:p>
          </table:table-cell>
          <table:table-cell office:value-type="float" office:value="4471.13780447114" calcext:value-type="float">
            <text:p>4471.13780447114</text:p>
          </table:table-cell>
          <table:table-cell table:formula="of:=10^((LOG10(149.3)-LOG10([.C134]))/1.07+LOG10(50))" office:value-type="float" office:value="52.4758530640204" calcext:value-type="float">
            <text:p>52.4758530640204</text:p>
          </table:table-cell>
          <table:table-cell table:formula="of:=[.E134]-[.$E$54]" office:value-type="float" office:value="-1.31295075141187" calcext:value-type="float">
            <text:p>-1.31295075141187</text:p>
          </table:table-cell>
          <table:table-cell table:number-columns-repeated="9"/>
        </table:table-row>
        <table:table-row table:style-name="ro1">
          <table:table-cell office:value-type="float" office:value="378.768768310547" calcext:value-type="float">
            <text:p>378.768768310547</text:p>
          </table:table-cell>
          <table:table-cell office:value-type="float" office:value="298.538726806641" calcext:value-type="float">
            <text:p>298.538726806641</text:p>
          </table:table-cell>
          <table:table-cell office:value-type="float" office:value="144.020797729492" calcext:value-type="float">
            <text:p>144.020797729492</text:p>
          </table:table-cell>
          <table:table-cell office:value-type="float" office:value="4504.50450450451" calcext:value-type="float">
            <text:p>4504.50450450451</text:p>
          </table:table-cell>
          <table:table-cell table:formula="of:=10^((LOG10(149.3)-LOG10([.C135]))/1.07+LOG10(50))" office:value-type="float" office:value="51.7108618279026" calcext:value-type="float">
            <text:p>51.7108618279026</text:p>
          </table:table-cell>
          <table:table-cell table:formula="of:=[.E135]-[.$E$54]" office:value-type="float" office:value="-2.07794198752972" calcext:value-type="float">
            <text:p>-2.07794198752972</text:p>
          </table:table-cell>
          <table:table-cell table:number-columns-repeated="9"/>
        </table:table-row>
        <table:table-row table:style-name="ro1">
          <table:table-cell office:value-type="float" office:value="347.000152587891" calcext:value-type="float">
            <text:p>347.000152587891</text:p>
          </table:table-cell>
          <table:table-cell office:value-type="float" office:value="309.845489501953" calcext:value-type="float">
            <text:p>309.845489501953</text:p>
          </table:table-cell>
          <table:table-cell office:value-type="float" office:value="117.119117736816" calcext:value-type="float">
            <text:p>117.119117736816</text:p>
          </table:table-cell>
          <table:table-cell office:value-type="float" office:value="4537.87120453787" calcext:value-type="float">
            <text:p>4537.87120453787</text:p>
          </table:table-cell>
          <table:table-cell table:formula="of:=10^((LOG10(149.3)-LOG10([.C136]))/1.07+LOG10(50))" office:value-type="float" office:value="62.7342338255822" calcext:value-type="float">
            <text:p>62.7342338255822</text:p>
          </table:table-cell>
          <table:table-cell table:formula="of:=[.E136]-[.$E$54]" office:value-type="float" office:value="8.94543001014996" calcext:value-type="float">
            <text:p>8.94543001014996</text:p>
          </table:table-cell>
          <table:table-cell table:number-columns-repeated="9"/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310" calcext:value-type="float">
            <text:p>310</text:p>
          </table:table-cell>
          <table:table-cell office:value-type="float" office:value="117.180519104004" calcext:value-type="float">
            <text:p>117.180519104004</text:p>
          </table:table-cell>
          <table:table-cell office:value-type="float" office:value="4571.23790457124" calcext:value-type="float">
            <text:p>4571.23790457124</text:p>
          </table:table-cell>
          <table:table-cell table:formula="of:=10^((LOG10(149.3)-LOG10([.C137]))/1.07+LOG10(50))" office:value-type="float" office:value="62.7035117262121" calcext:value-type="float">
            <text:p>62.7035117262121</text:p>
          </table:table-cell>
          <table:table-cell table:formula="of:=[.E137]-[.$E$54]" office:value-type="float" office:value="8.91470791077985" calcext:value-type="float">
            <text:p>8.91470791077985</text:p>
          </table:table-cell>
          <table:table-cell table:number-columns-repeated="9"/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310" calcext:value-type="float">
            <text:p>310</text:p>
          </table:table-cell>
          <table:table-cell office:value-type="float" office:value="117.180519104004" calcext:value-type="float">
            <text:p>117.180519104004</text:p>
          </table:table-cell>
          <table:table-cell office:value-type="float" office:value="4604.60460460461" calcext:value-type="float">
            <text:p>4604.60460460461</text:p>
          </table:table-cell>
          <table:table-cell table:formula="of:=10^((LOG10(149.3)-LOG10([.C138]))/1.07+LOG10(50))" office:value-type="float" office:value="62.7035117262121" calcext:value-type="float">
            <text:p>62.7035117262121</text:p>
          </table:table-cell>
          <table:table-cell table:formula="of:=[.E138]-[.$E$54]" office:value-type="float" office:value="8.91470791077985" calcext:value-type="float">
            <text:p>8.91470791077985</text:p>
          </table:table-cell>
          <table:table-cell table:number-columns-repeated="9"/>
        </table:table-row>
        <table:table-row table:style-name="ro1">
          <table:table-cell office:value-type="float" office:value="345.047607421875" calcext:value-type="float">
            <text:p>345.047607421875</text:p>
          </table:table-cell>
          <table:table-cell office:value-type="float" office:value="310" calcext:value-type="float">
            <text:p>310</text:p>
          </table:table-cell>
          <table:table-cell office:value-type="float" office:value="117.104866027832" calcext:value-type="float">
            <text:p>117.104866027832</text:p>
          </table:table-cell>
          <table:table-cell office:value-type="float" office:value="4637.97130463797" calcext:value-type="float">
            <text:p>4637.97130463797</text:p>
          </table:table-cell>
          <table:table-cell table:formula="of:=10^((LOG10(149.3)-LOG10([.C139]))/1.07+LOG10(50))" office:value-type="float" office:value="62.7413691068252" calcext:value-type="float">
            <text:p>62.7413691068252</text:p>
          </table:table-cell>
          <table:table-cell table:formula="of:=[.E139]-[.$E$54]" office:value-type="float" office:value="8.95256529139289" calcext:value-type="float">
            <text:p>8.95256529139289</text:p>
          </table:table-cell>
          <table:table-cell table:number-columns-repeated="9"/>
        </table:table-row>
        <table:table-row table:style-name="ro1">
          <table:table-cell office:value-type="float" office:value="342.663208007813" calcext:value-type="float">
            <text:p>342.663208007813</text:p>
          </table:table-cell>
          <table:table-cell office:value-type="float" office:value="309.554382324219" calcext:value-type="float">
            <text:p>309.554382324219</text:p>
          </table:table-cell>
          <table:table-cell office:value-type="float" office:value="116.676597595215" calcext:value-type="float">
            <text:p>116.676597595215</text:p>
          </table:table-cell>
          <table:table-cell office:value-type="float" office:value="4671.33800467134" calcext:value-type="float">
            <text:p>4671.33800467134</text:p>
          </table:table-cell>
          <table:table-cell table:formula="of:=10^((LOG10(149.3)-LOG10([.C140]))/1.07+LOG10(50))" office:value-type="float" office:value="62.9565731580513" calcext:value-type="float">
            <text:p>62.9565731580513</text:p>
          </table:table-cell>
          <table:table-cell table:formula="of:=[.E140]-[.$E$54]" office:value-type="float" office:value="9.16776934261902" calcext:value-type="float">
            <text:p>9.16776934261902</text:p>
          </table:table-cell>
          <table:table-cell table:number-columns-repeated="9"/>
        </table:table-row>
        <table:table-row table:style-name="ro1">
          <table:table-cell office:value-type="float" office:value="340.641387939453" calcext:value-type="float">
            <text:p>340.641387939453</text:p>
          </table:table-cell>
          <table:table-cell office:value-type="float" office:value="309.436828613281" calcext:value-type="float">
            <text:p>309.436828613281</text:p>
          </table:table-cell>
          <table:table-cell office:value-type="float" office:value="116.736557006836" calcext:value-type="float">
            <text:p>116.736557006836</text:p>
          </table:table-cell>
          <table:table-cell office:value-type="float" office:value="4704.70470470471" calcext:value-type="float">
            <text:p>4704.70470470471</text:p>
          </table:table-cell>
          <table:table-cell table:formula="of:=10^((LOG10(149.3)-LOG10([.C141]))/1.07+LOG10(50))" office:value-type="float" office:value="62.9263517229854" calcext:value-type="float">
            <text:p>62.9263517229854</text:p>
          </table:table-cell>
          <table:table-cell table:formula="of:=[.E141]-[.$E$54]" office:value-type="float" office:value="9.13754790755309" calcext:value-type="float">
            <text:p>9.13754790755309</text:p>
          </table:table-cell>
          <table:table-cell table:number-columns-repeated="9"/>
        </table:table-row>
        <table:table-row table:style-name="ro1">
          <table:table-cell office:value-type="float" office:value="335.815338134766" calcext:value-type="float">
            <text:p>335.815338134766</text:p>
          </table:table-cell>
          <table:table-cell office:value-type="float" office:value="308.348693847656" calcext:value-type="float">
            <text:p>308.348693847656</text:p>
          </table:table-cell>
          <table:table-cell office:value-type="float" office:value="115.797546386719" calcext:value-type="float">
            <text:p>115.797546386719</text:p>
          </table:table-cell>
          <table:table-cell office:value-type="float" office:value="4738.07140473807" calcext:value-type="float">
            <text:p>4738.07140473807</text:p>
          </table:table-cell>
          <table:table-cell table:formula="of:=10^((LOG10(149.3)-LOG10([.C142]))/1.07+LOG10(50))" office:value-type="float" office:value="63.4031174644156" calcext:value-type="float">
            <text:p>63.4031174644156</text:p>
          </table:table-cell>
          <table:table-cell table:formula="of:=[.E142]-[.$E$54]" office:value-type="float" office:value="9.61431364898338" calcext:value-type="float">
            <text:p>9.61431364898338</text:p>
          </table:table-cell>
          <table:table-cell table:number-columns-repeated="9"/>
        </table:table-row>
        <table:table-row table:style-name="ro1">
          <table:table-cell office:value-type="float" office:value="333.085205078125" calcext:value-type="float">
            <text:p>333.085205078125</text:p>
          </table:table-cell>
          <table:table-cell office:value-type="float" office:value="307.621643066406" calcext:value-type="float">
            <text:p>307.621643066406</text:p>
          </table:table-cell>
          <table:table-cell office:value-type="float" office:value="115.772933959961" calcext:value-type="float">
            <text:p>115.772933959961</text:p>
          </table:table-cell>
          <table:table-cell office:value-type="float" office:value="4771.43810477144" calcext:value-type="float">
            <text:p>4771.43810477144</text:p>
          </table:table-cell>
          <table:table-cell table:formula="of:=10^((LOG10(149.3)-LOG10([.C143]))/1.07+LOG10(50))" office:value-type="float" office:value="63.415714582835" calcext:value-type="float">
            <text:p>63.415714582835</text:p>
          </table:table-cell>
          <table:table-cell table:formula="of:=[.E143]-[.$E$54]" office:value-type="float" office:value="9.62691076740274" calcext:value-type="float">
            <text:p>9.62691076740274</text:p>
          </table:table-cell>
          <table:table-cell table:number-columns-repeated="9"/>
        </table:table-row>
        <table:table-row table:style-name="ro1">
          <table:table-cell office:value-type="float" office:value="332.920135498047" calcext:value-type="float">
            <text:p>332.920135498047</text:p>
          </table:table-cell>
          <table:table-cell office:value-type="float" office:value="307.553833007813" calcext:value-type="float">
            <text:p>307.553833007813</text:p>
          </table:table-cell>
          <table:table-cell office:value-type="float" office:value="115.713768005371" calcext:value-type="float">
            <text:p>115.713768005371</text:p>
          </table:table-cell>
          <table:table-cell office:value-type="float" office:value="4804.80480480481" calcext:value-type="float">
            <text:p>4804.80480480481</text:p>
          </table:table-cell>
          <table:table-cell table:formula="of:=10^((LOG10(149.3)-LOG10([.C144]))/1.07+LOG10(50))" office:value-type="float" office:value="63.4460180757788" calcext:value-type="float">
            <text:p>63.4460180757788</text:p>
          </table:table-cell>
          <table:table-cell table:formula="of:=[.E144]-[.$E$54]" office:value-type="float" office:value="9.65721426034658" calcext:value-type="float">
            <text:p>9.65721426034658</text:p>
          </table:table-cell>
          <table:table-cell table:number-columns-repeated="9"/>
        </table:table-row>
        <table:table-row table:style-name="ro1">
          <table:table-cell office:value-type="float" office:value="331.920440673828" calcext:value-type="float">
            <text:p>331.920440673828</text:p>
          </table:table-cell>
          <table:table-cell office:value-type="float" office:value="307.96484375" calcext:value-type="float">
            <text:p>307.96484375</text:p>
          </table:table-cell>
          <table:table-cell office:value-type="float" office:value="116.076133728027" calcext:value-type="float">
            <text:p>116.076133728027</text:p>
          </table:table-cell>
          <table:table-cell office:value-type="float" office:value="4838.17150483817" calcext:value-type="float">
            <text:p>4838.17150483817</text:p>
          </table:table-cell>
          <table:table-cell table:formula="of:=10^((LOG10(149.3)-LOG10([.C145]))/1.07+LOG10(50))" office:value-type="float" office:value="63.2608913316136" calcext:value-type="float">
            <text:p>63.2608913316136</text:p>
          </table:table-cell>
          <table:table-cell table:formula="of:=[.E145]-[.$E$54]" office:value-type="float" office:value="9.47208751618133" calcext:value-type="float">
            <text:p>9.47208751618133</text:p>
          </table:table-cell>
          <table:table-cell table:number-columns-repeated="9"/>
        </table:table-row>
        <table:table-row table:style-name="ro1">
          <table:table-cell office:value-type="float" office:value="328.531951904297" calcext:value-type="float">
            <text:p>328.531951904297</text:p>
          </table:table-cell>
          <table:table-cell office:value-type="float" office:value="306.811553955078" calcext:value-type="float">
            <text:p>306.811553955078</text:p>
          </table:table-cell>
          <table:table-cell office:value-type="float" office:value="115.863548278809" calcext:value-type="float">
            <text:p>115.863548278809</text:p>
          </table:table-cell>
          <table:table-cell office:value-type="float" office:value="4871.53820487154" calcext:value-type="float">
            <text:p>4871.53820487154</text:p>
          </table:table-cell>
          <table:table-cell table:formula="of:=10^((LOG10(149.3)-LOG10([.C146]))/1.07+LOG10(50))" office:value-type="float" office:value="63.3693619687342" calcext:value-type="float">
            <text:p>63.3693619687342</text:p>
          </table:table-cell>
          <table:table-cell table:formula="of:=[.E146]-[.$E$54]" office:value-type="float" office:value="9.58055815330194" calcext:value-type="float">
            <text:p>9.58055815330194</text:p>
          </table:table-cell>
          <table:table-cell table:number-columns-repeated="9"/>
        </table:table-row>
        <table:table-row table:style-name="ro1">
          <table:table-cell office:value-type="float" office:value="324.981414794922" calcext:value-type="float">
            <text:p>324.981414794922</text:p>
          </table:table-cell>
          <table:table-cell office:value-type="float" office:value="307.167327880859" calcext:value-type="float">
            <text:p>307.167327880859</text:p>
          </table:table-cell>
          <table:table-cell office:value-type="float" office:value="114.382965087891" calcext:value-type="float">
            <text:p>114.382965087891</text:p>
          </table:table-cell>
          <table:table-cell office:value-type="float" office:value="4904.90490490491" calcext:value-type="float">
            <text:p>4904.90490490491</text:p>
          </table:table-cell>
          <table:table-cell table:formula="of:=10^((LOG10(149.3)-LOG10([.C147]))/1.07+LOG10(50))" office:value-type="float" office:value="64.1356357035875" calcext:value-type="float">
            <text:p>64.1356357035875</text:p>
          </table:table-cell>
          <table:table-cell table:formula="of:=[.E147]-[.$E$54]" office:value-type="float" office:value="10.3468318881552" calcext:value-type="float">
            <text:p>10.3468318881552</text:p>
          </table:table-cell>
          <table:table-cell table:number-columns-repeated="9"/>
        </table:table-row>
        <table:table-row table:style-name="ro1">
          <table:table-cell office:value-type="float" office:value="323.779846191406" calcext:value-type="float">
            <text:p>323.779846191406</text:p>
          </table:table-cell>
          <table:table-cell office:value-type="float" office:value="306.577880859375" calcext:value-type="float">
            <text:p>306.577880859375</text:p>
          </table:table-cell>
          <table:table-cell office:value-type="float" office:value="115.430053710938" calcext:value-type="float">
            <text:p>115.430053710938</text:p>
          </table:table-cell>
          <table:table-cell office:value-type="float" office:value="4938.27160493827" calcext:value-type="float">
            <text:p>4938.27160493827</text:p>
          </table:table-cell>
          <table:table-cell table:formula="of:=10^((LOG10(149.3)-LOG10([.C148]))/1.07+LOG10(50))" office:value-type="float" office:value="63.5917477604554" calcext:value-type="float">
            <text:p>63.5917477604554</text:p>
          </table:table-cell>
          <table:table-cell table:formula="of:=[.E148]-[.$E$54]" office:value-type="float" office:value="9.80294394502311" calcext:value-type="float">
            <text:p>9.80294394502311</text:p>
          </table:table-cell>
          <table:table-cell table:number-columns-repeated="9"/>
        </table:table-row>
        <table:table-row table:style-name="ro1">
          <table:table-cell office:value-type="float" office:value="323.779846191406" calcext:value-type="float">
            <text:p>323.779846191406</text:p>
          </table:table-cell>
          <table:table-cell office:value-type="float" office:value="306.577880859375" calcext:value-type="float">
            <text:p>306.577880859375</text:p>
          </table:table-cell>
          <table:table-cell office:value-type="float" office:value="115.430053710938" calcext:value-type="float">
            <text:p>115.430053710938</text:p>
          </table:table-cell>
          <table:table-cell office:value-type="float" office:value="4971.63830497164" calcext:value-type="float">
            <text:p>4971.63830497164</text:p>
          </table:table-cell>
          <table:table-cell table:formula="of:=10^((LOG10(149.3)-LOG10([.C149]))/1.07+LOG10(50))" office:value-type="float" office:value="63.5917477604554" calcext:value-type="float">
            <text:p>63.5917477604554</text:p>
          </table:table-cell>
          <table:table-cell table:formula="of:=[.E149]-[.$E$54]" office:value-type="float" office:value="9.80294394502311" calcext:value-type="float">
            <text:p>9.80294394502311</text:p>
          </table:table-cell>
          <table:table-cell table:number-columns-repeated="9"/>
        </table:table-row>
        <table:table-row table:style-name="ro1">
          <table:table-cell office:value-type="float" office:value="328.761352539063" calcext:value-type="float">
            <text:p>328.761352539063</text:p>
          </table:table-cell>
          <table:table-cell office:value-type="float" office:value="307.468780517578" calcext:value-type="float">
            <text:p>307.468780517578</text:p>
          </table:table-cell>
          <table:table-cell office:value-type="float" office:value="119.626106262207" calcext:value-type="float">
            <text:p>119.626106262207</text:p>
          </table:table-cell>
          <table:table-cell office:value-type="float" office:value="5005.00500500501" calcext:value-type="float">
            <text:p>5005.00500500501</text:p>
          </table:table-cell>
          <table:table-cell table:formula="of:=10^((LOG10(149.3)-LOG10([.C150]))/1.07+LOG10(50))" office:value-type="float" office:value="61.5046814100269" calcext:value-type="float">
            <text:p>61.5046814100269</text:p>
          </table:table-cell>
          <table:table-cell table:formula="of:=[.E150]-[.$E$54]" office:value-type="float" office:value="7.71587759459462" calcext:value-type="float">
            <text:p>7.71587759459462</text:p>
          </table:table-cell>
          <table:table-cell table:number-columns-repeated="9"/>
        </table:table-row>
        <table:table-row table:style-name="ro1">
          <table:table-cell office:value-type="float" office:value="323.673614501953" calcext:value-type="float">
            <text:p>323.673614501953</text:p>
          </table:table-cell>
          <table:table-cell office:value-type="float" office:value="304.473175048828" calcext:value-type="float">
            <text:p>304.473175048828</text:p>
          </table:table-cell>
          <table:table-cell office:value-type="float" office:value="119.100395202637" calcext:value-type="float">
            <text:p>119.100395202637</text:p>
          </table:table-cell>
          <table:table-cell office:value-type="float" office:value="5038.37170503837" calcext:value-type="float">
            <text:p>5038.37170503837</text:p>
          </table:table-cell>
          <table:table-cell table:formula="of:=10^((LOG10(149.3)-LOG10([.C151]))/1.07+LOG10(50))" office:value-type="float" office:value="61.7583669393544" calcext:value-type="float">
            <text:p>61.7583669393544</text:p>
          </table:table-cell>
          <table:table-cell table:formula="of:=[.E151]-[.$E$54]" office:value-type="float" office:value="7.96956312392214" calcext:value-type="float">
            <text:p>7.96956312392214</text:p>
          </table:table-cell>
          <table:table-cell table:number-columns-repeated="9"/>
        </table:table-row>
        <table:table-row table:style-name="ro1">
          <table:table-cell office:value-type="float" office:value="313.832214355469" calcext:value-type="float">
            <text:p>313.832214355469</text:p>
          </table:table-cell>
          <table:table-cell office:value-type="float" office:value="310.214813232422" calcext:value-type="float">
            <text:p>310.214813232422</text:p>
          </table:table-cell>
          <table:table-cell office:value-type="float" office:value="114.506591796875" calcext:value-type="float">
            <text:p>114.506591796875</text:p>
          </table:table-cell>
          <table:table-cell office:value-type="float" office:value="5071.73840507174" calcext:value-type="float">
            <text:p>5071.73840507174</text:p>
          </table:table-cell>
          <table:table-cell table:formula="of:=10^((LOG10(149.3)-LOG10([.C152]))/1.07+LOG10(50))" office:value-type="float" office:value="64.070919536316" calcext:value-type="float">
            <text:p>64.070919536316</text:p>
          </table:table-cell>
          <table:table-cell table:formula="of:=[.E152]-[.$E$54]" office:value-type="float" office:value="10.2821157208837" calcext:value-type="float">
            <text:p>10.2821157208837</text:p>
          </table:table-cell>
          <table:table-cell table:number-columns-repeated="9"/>
        </table:table-row>
        <table:table-row table:style-name="ro1">
          <table:table-cell office:value-type="float" office:value="313.832214355469" calcext:value-type="float">
            <text:p>313.832214355469</text:p>
          </table:table-cell>
          <table:table-cell office:value-type="float" office:value="310.214813232422" calcext:value-type="float">
            <text:p>310.214813232422</text:p>
          </table:table-cell>
          <table:table-cell office:value-type="float" office:value="114.506591796875" calcext:value-type="float">
            <text:p>114.506591796875</text:p>
          </table:table-cell>
          <table:table-cell office:value-type="float" office:value="5105.10510510511" calcext:value-type="float">
            <text:p>5105.10510510511</text:p>
          </table:table-cell>
          <table:table-cell table:formula="of:=10^((LOG10(149.3)-LOG10([.C153]))/1.07+LOG10(50))" office:value-type="float" office:value="64.070919536316" calcext:value-type="float">
            <text:p>64.070919536316</text:p>
          </table:table-cell>
          <table:table-cell table:formula="of:=[.E153]-[.$E$54]" office:value-type="float" office:value="10.2821157208837" calcext:value-type="float">
            <text:p>10.2821157208837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113.864051818848" calcext:value-type="float">
            <text:p>113.864051818848</text:p>
          </table:table-cell>
          <table:table-cell office:value-type="float" office:value="5138.47180513847" calcext:value-type="float">
            <text:p>5138.47180513847</text:p>
          </table:table-cell>
          <table:table-cell table:formula="of:=10^((LOG10(149.3)-LOG10([.C154]))/1.07+LOG10(50))" office:value-type="float" office:value="64.4087592401584" calcext:value-type="float">
            <text:p>64.4087592401584</text:p>
          </table:table-cell>
          <table:table-cell table:formula="of:=[.E154]-[.$E$54]" office:value-type="float" office:value="10.6199554247261" calcext:value-type="float">
            <text:p>10.6199554247261</text:p>
          </table:table-cell>
          <table:table-cell table:number-columns-repeated="9"/>
        </table:table-row>
        <table:table-row table:style-name="ro1">
          <table:table-cell office:value-type="float" office:value="308.779022216797" calcext:value-type="float">
            <text:p>308.779022216797</text:p>
          </table:table-cell>
          <table:table-cell office:value-type="float" office:value="311.868957519531" calcext:value-type="float">
            <text:p>311.868957519531</text:p>
          </table:table-cell>
          <table:table-cell office:value-type="float" office:value="113.245086669922" calcext:value-type="float">
            <text:p>113.245086669922</text:p>
          </table:table-cell>
          <table:table-cell office:value-type="float" office:value="5171.83850517184" calcext:value-type="float">
            <text:p>5171.83850517184</text:p>
          </table:table-cell>
          <table:table-cell table:formula="of:=10^((LOG10(149.3)-LOG10([.C155]))/1.07+LOG10(50))" office:value-type="float" office:value="64.7377096876314" calcext:value-type="float">
            <text:p>64.7377096876314</text:p>
          </table:table-cell>
          <table:table-cell table:formula="of:=[.E155]-[.$E$54]" office:value-type="float" office:value="10.9489058721992" calcext:value-type="float">
            <text:p>10.9489058721992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11.5" calcext:value-type="float">
            <text:p>311.5</text:p>
          </table:table-cell>
          <table:table-cell office:value-type="float" office:value="112.504547119141" calcext:value-type="float">
            <text:p>112.504547119141</text:p>
          </table:table-cell>
          <table:table-cell office:value-type="float" office:value="5205.20520520521" calcext:value-type="float">
            <text:p>5205.20520520521</text:p>
          </table:table-cell>
          <table:table-cell table:formula="of:=10^((LOG10(149.3)-LOG10([.C156]))/1.07+LOG10(50))" office:value-type="float" office:value="65.1358704284888" calcext:value-type="float">
            <text:p>65.1358704284888</text:p>
          </table:table-cell>
          <table:table-cell table:formula="of:=[.E156]-[.$E$54]" office:value-type="float" office:value="11.3470666130565" calcext:value-type="float">
            <text:p>11.3470666130565</text:p>
          </table:table-cell>
          <table:table-cell table:number-columns-repeated="9"/>
        </table:table-row>
        <table:table-row table:style-name="ro1">
          <table:table-cell office:value-type="float" office:value="296.5" calcext:value-type="float">
            <text:p>296.5</text:p>
          </table:table-cell>
          <table:table-cell office:value-type="float" office:value="311.5" calcext:value-type="float">
            <text:p>311.5</text:p>
          </table:table-cell>
          <table:table-cell office:value-type="float" office:value="112.438972473145" calcext:value-type="float">
            <text:p>112.438972473145</text:p>
          </table:table-cell>
          <table:table-cell office:value-type="float" office:value="5238.57190523857" calcext:value-type="float">
            <text:p>5238.57190523857</text:p>
          </table:table-cell>
          <table:table-cell table:formula="of:=10^((LOG10(149.3)-LOG10([.C157]))/1.07+LOG10(50))" office:value-type="float" office:value="65.1713719729267" calcext:value-type="float">
            <text:p>65.1713719729267</text:p>
          </table:table-cell>
          <table:table-cell table:formula="of:=[.E157]-[.$E$54]" office:value-type="float" office:value="11.3825681574945" calcext:value-type="float">
            <text:p>11.3825681574945</text:p>
          </table:table-cell>
          <table:table-cell table:number-columns-repeated="9"/>
        </table:table-row>
        <table:table-row table:style-name="ro1">
          <table:table-cell office:value-type="float" office:value="296.5" calcext:value-type="float">
            <text:p>296.5</text:p>
          </table:table-cell>
          <table:table-cell office:value-type="float" office:value="311.5" calcext:value-type="float">
            <text:p>311.5</text:p>
          </table:table-cell>
          <table:table-cell office:value-type="float" office:value="112.438972473145" calcext:value-type="float">
            <text:p>112.438972473145</text:p>
          </table:table-cell>
          <table:table-cell office:value-type="float" office:value="5271.93860527194" calcext:value-type="float">
            <text:p>5271.93860527194</text:p>
          </table:table-cell>
          <table:table-cell table:formula="of:=10^((LOG10(149.3)-LOG10([.C158]))/1.07+LOG10(50))" office:value-type="float" office:value="65.1713719729267" calcext:value-type="float">
            <text:p>65.1713719729267</text:p>
          </table:table-cell>
          <table:table-cell table:formula="of:=[.E158]-[.$E$54]" office:value-type="float" office:value="11.3825681574945" calcext:value-type="float">
            <text:p>11.3825681574945</text:p>
          </table:table-cell>
          <table:table-cell table:number-columns-repeated="9"/>
        </table:table-row>
        <table:table-row table:style-name="ro1">
          <table:table-cell office:value-type="float" office:value="289.337982177734" calcext:value-type="float">
            <text:p>289.337982177734</text:p>
          </table:table-cell>
          <table:table-cell office:value-type="float" office:value="310.969818115234" calcext:value-type="float">
            <text:p>310.969818115234</text:p>
          </table:table-cell>
          <table:table-cell office:value-type="float" office:value="111.713821411133" calcext:value-type="float">
            <text:p>111.713821411133</text:p>
          </table:table-cell>
          <table:table-cell office:value-type="float" office:value="5305.30530530531" calcext:value-type="float">
            <text:p>5305.30530530531</text:p>
          </table:table-cell>
          <table:table-cell table:formula="of:=10^((LOG10(149.3)-LOG10([.C159]))/1.07+LOG10(50))" office:value-type="float" office:value="65.5666499833495" calcext:value-type="float">
            <text:p>65.5666499833495</text:p>
          </table:table-cell>
          <table:table-cell table:formula="of:=[.E159]-[.$E$54]" office:value-type="float" office:value="11.7778461679172" calcext:value-type="float">
            <text:p>11.7778461679172</text:p>
          </table:table-cell>
          <table:table-cell table:number-columns-repeated="9"/>
        </table:table-row>
        <table:table-row table:style-name="ro1">
          <table:table-cell office:value-type="float" office:value="298.604125976562" calcext:value-type="float">
            <text:p>298.604125976562</text:p>
          </table:table-cell>
          <table:table-cell office:value-type="float" office:value="319.2890625" calcext:value-type="float">
            <text:p>319.2890625</text:p>
          </table:table-cell>
          <table:table-cell office:value-type="float" office:value="106.819358825684" calcext:value-type="float">
            <text:p>106.819358825684</text:p>
          </table:table-cell>
          <table:table-cell office:value-type="float" office:value="5338.67200533867" calcext:value-type="float">
            <text:p>5338.67200533867</text:p>
          </table:table-cell>
          <table:table-cell table:formula="of:=10^((LOG10(149.3)-LOG10([.C160]))/1.07+LOG10(50))" office:value-type="float" office:value="68.3702317350725" calcext:value-type="float">
            <text:p>68.3702317350725</text:p>
          </table:table-cell>
          <table:table-cell table:formula="of:=[.E160]-[.$E$54]" office:value-type="float" office:value="14.5814279196403" calcext:value-type="float">
            <text:p>14.5814279196403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14.5" calcext:value-type="float">
            <text:p>314.5</text:p>
          </table:table-cell>
          <table:table-cell office:value-type="float" office:value="108.959953308105" calcext:value-type="float">
            <text:p>108.959953308105</text:p>
          </table:table-cell>
          <table:table-cell office:value-type="float" office:value="5372.03870537204" calcext:value-type="float">
            <text:p>5372.03870537204</text:p>
          </table:table-cell>
          <table:table-cell table:formula="of:=10^((LOG10(149.3)-LOG10([.C161]))/1.07+LOG10(50))" office:value-type="float" office:value="67.1141100058065" calcext:value-type="float">
            <text:p>67.1141100058065</text:p>
          </table:table-cell>
          <table:table-cell table:formula="of:=[.E161]-[.$E$54]" office:value-type="float" office:value="13.3253061903742" calcext:value-type="float">
            <text:p>13.3253061903742</text:p>
          </table:table-cell>
          <table:table-cell table:number-columns-repeated="9"/>
        </table:table-row>
        <table:table-row table:style-name="ro1">
          <table:table-cell office:value-type="float" office:value="284.862670898437" calcext:value-type="float">
            <text:p>284.862670898437</text:p>
          </table:table-cell>
          <table:table-cell office:value-type="float" office:value="314.003051757813" calcext:value-type="float">
            <text:p>314.003051757813</text:p>
          </table:table-cell>
          <table:table-cell office:value-type="float" office:value="108.47785949707" calcext:value-type="float">
            <text:p>108.47785949707</text:p>
          </table:table-cell>
          <table:table-cell office:value-type="float" office:value="5405.40540540541" calcext:value-type="float">
            <text:p>5405.40540540541</text:p>
          </table:table-cell>
          <table:table-cell table:formula="of:=10^((LOG10(149.3)-LOG10([.C162]))/1.07+LOG10(50))" office:value-type="float" office:value="67.3928231613569" calcext:value-type="float">
            <text:p>67.3928231613569</text:p>
          </table:table-cell>
          <table:table-cell table:formula="of:=[.E162]-[.$E$54]" office:value-type="float" office:value="13.6040193459246" calcext:value-type="float">
            <text:p>13.6040193459246</text:p>
          </table:table-cell>
          <table:table-cell table:number-columns-repeated="9"/>
        </table:table-row>
        <table:table-row table:style-name="ro1">
          <table:table-cell office:value-type="float" office:value="284.862670898437" calcext:value-type="float">
            <text:p>284.862670898437</text:p>
          </table:table-cell>
          <table:table-cell office:value-type="float" office:value="314.003051757813" calcext:value-type="float">
            <text:p>314.003051757813</text:p>
          </table:table-cell>
          <table:table-cell office:value-type="float" office:value="108.47785949707" calcext:value-type="float">
            <text:p>108.47785949707</text:p>
          </table:table-cell>
          <table:table-cell office:value-type="float" office:value="5438.77210543877" calcext:value-type="float">
            <text:p>5438.77210543877</text:p>
          </table:table-cell>
          <table:table-cell table:formula="of:=10^((LOG10(149.3)-LOG10([.C163]))/1.07+LOG10(50))" office:value-type="float" office:value="67.3928231613569" calcext:value-type="float">
            <text:p>67.3928231613569</text:p>
          </table:table-cell>
          <table:table-cell table:formula="of:=[.E163]-[.$E$54]" office:value-type="float" office:value="13.6040193459246" calcext:value-type="float">
            <text:p>13.6040193459246</text:p>
          </table:table-cell>
          <table:table-cell table:number-columns-repeated="9"/>
        </table:table-row>
        <table:table-row table:style-name="ro1">
          <table:table-cell office:value-type="float" office:value="285.070739746094" calcext:value-type="float">
            <text:p>285.070739746094</text:p>
          </table:table-cell>
          <table:table-cell office:value-type="float" office:value="315.510406494141" calcext:value-type="float">
            <text:p>315.510406494141</text:p>
          </table:table-cell>
          <table:table-cell office:value-type="float" office:value="107.773788452148" calcext:value-type="float">
            <text:p>107.773788452148</text:p>
          </table:table-cell>
          <table:table-cell office:value-type="float" office:value="5472.13880547214" calcext:value-type="float">
            <text:p>5472.13880547214</text:p>
          </table:table-cell>
          <table:table-cell table:formula="of:=10^((LOG10(149.3)-LOG10([.C164]))/1.07+LOG10(50))" office:value-type="float" office:value="67.8042007295677" calcext:value-type="float">
            <text:p>67.8042007295677</text:p>
          </table:table-cell>
          <table:table-cell table:formula="of:=[.E164]-[.$E$54]" office:value-type="float" office:value="14.0153969141354" calcext:value-type="float">
            <text:p>14.0153969141354</text:p>
          </table:table-cell>
          <table:table-cell table:number-columns-repeated="9"/>
        </table:table-row>
        <table:table-row table:style-name="ro1">
          <table:table-cell office:value-type="float" office:value="276.582641601563" calcext:value-type="float">
            <text:p>276.582641601563</text:p>
          </table:table-cell>
          <table:table-cell office:value-type="float" office:value="312.231384277344" calcext:value-type="float">
            <text:p>312.231384277344</text:p>
          </table:table-cell>
          <table:table-cell office:value-type="float" office:value="107.795822143555" calcext:value-type="float">
            <text:p>107.795822143555</text:p>
          </table:table-cell>
          <table:table-cell office:value-type="float" office:value="5505.50550550551" calcext:value-type="float">
            <text:p>5505.50550550551</text:p>
          </table:table-cell>
          <table:table-cell table:formula="of:=10^((LOG10(149.3)-LOG10([.C165]))/1.07+LOG10(50))" office:value-type="float" office:value="67.791248007088" calcext:value-type="float">
            <text:p>67.791248007088</text:p>
          </table:table-cell>
          <table:table-cell table:formula="of:=[.E165]-[.$E$54]" office:value-type="float" office:value="14.0024441916557" calcext:value-type="float">
            <text:p>14.0024441916557</text:p>
          </table:table-cell>
          <table:table-cell table:number-columns-repeated="9"/>
        </table:table-row>
        <table:table-row table:style-name="ro1">
          <table:table-cell office:value-type="float" office:value="271.175201416016" calcext:value-type="float">
            <text:p>271.175201416016</text:p>
          </table:table-cell>
          <table:table-cell office:value-type="float" office:value="316.276580810547" calcext:value-type="float">
            <text:p>316.276580810547</text:p>
          </table:table-cell>
          <table:table-cell office:value-type="float" office:value="104.087890625" calcext:value-type="float">
            <text:p>104.087890625</text:p>
          </table:table-cell>
          <table:table-cell office:value-type="float" office:value="5538.87220553887" calcext:value-type="float">
            <text:p>5538.87220553887</text:p>
          </table:table-cell>
          <table:table-cell table:formula="of:=10^((LOG10(149.3)-LOG10([.C166]))/1.07+LOG10(50))" office:value-type="float" office:value="70.045597729447" calcext:value-type="float">
            <text:p>70.045597729447</text:p>
          </table:table-cell>
          <table:table-cell table:formula="of:=[.E166]-[.$E$54]" office:value-type="float" office:value="16.2567939140147" calcext:value-type="float">
            <text:p>16.2567939140147</text:p>
          </table:table-cell>
          <table:table-cell table:number-columns-repeated="9"/>
        </table:table-row>
        <table:table-row table:style-name="ro1">
          <table:table-cell office:value-type="float" office:value="267.366851806641" calcext:value-type="float">
            <text:p>267.366851806641</text:p>
          </table:table-cell>
          <table:table-cell office:value-type="float" office:value="314.590057373047" calcext:value-type="float">
            <text:p>314.590057373047</text:p>
          </table:table-cell>
          <table:table-cell office:value-type="float" office:value="106.940010070801" calcext:value-type="float">
            <text:p>106.940010070801</text:p>
          </table:table-cell>
          <table:table-cell office:value-type="float" office:value="5572.23890557224" calcext:value-type="float">
            <text:p>5572.23890557224</text:p>
          </table:table-cell>
          <table:table-cell table:formula="of:=10^((LOG10(149.3)-LOG10([.C167]))/1.07+LOG10(50))" office:value-type="float" office:value="68.2981391007712" calcext:value-type="float">
            <text:p>68.2981391007712</text:p>
          </table:table-cell>
          <table:table-cell table:formula="of:=[.E167]-[.$E$54]" office:value-type="float" office:value="14.5093352853389" calcext:value-type="float">
            <text:p>14.5093352853389</text:p>
          </table:table-cell>
          <table:table-cell table:number-columns-repeated="9"/>
        </table:table-row>
        <table:table-row table:style-name="ro1">
          <table:table-cell office:value-type="float" office:value="267.366851806641" calcext:value-type="float">
            <text:p>267.366851806641</text:p>
          </table:table-cell>
          <table:table-cell office:value-type="float" office:value="314.590057373047" calcext:value-type="float">
            <text:p>314.590057373047</text:p>
          </table:table-cell>
          <table:table-cell office:value-type="float" office:value="106.940010070801" calcext:value-type="float">
            <text:p>106.940010070801</text:p>
          </table:table-cell>
          <table:table-cell office:value-type="float" office:value="5605.60560560561" calcext:value-type="float">
            <text:p>5605.60560560561</text:p>
          </table:table-cell>
          <table:table-cell table:formula="of:=10^((LOG10(149.3)-LOG10([.C168]))/1.07+LOG10(50))" office:value-type="float" office:value="68.2981391007712" calcext:value-type="float">
            <text:p>68.2981391007712</text:p>
          </table:table-cell>
          <table:table-cell table:formula="of:=[.E168]-[.$E$54]" office:value-type="float" office:value="14.5093352853389" calcext:value-type="float">
            <text:p>14.5093352853389</text:p>
          </table:table-cell>
          <table:table-cell table:number-columns-repeated="9"/>
        </table:table-row>
        <table:table-row table:style-name="ro1">
          <table:table-cell office:value-type="float" office:value="263.35107421875" calcext:value-type="float">
            <text:p>263.35107421875</text:p>
          </table:table-cell>
          <table:table-cell office:value-type="float" office:value="309.445037841797" calcext:value-type="float">
            <text:p>309.445037841797</text:p>
          </table:table-cell>
          <table:table-cell office:value-type="float" office:value="111.67357635498" calcext:value-type="float">
            <text:p>111.67357635498</text:p>
          </table:table-cell>
          <table:table-cell office:value-type="float" office:value="5638.97230563897" calcext:value-type="float">
            <text:p>5638.97230563897</text:p>
          </table:table-cell>
          <table:table-cell table:formula="of:=10^((LOG10(149.3)-LOG10([.C169]))/1.07+LOG10(50))" office:value-type="float" office:value="65.5887328887042" calcext:value-type="float">
            <text:p>65.5887328887042</text:p>
          </table:table-cell>
          <table:table-cell table:formula="of:=[.E169]-[.$E$54]" office:value-type="float" office:value="11.799929073272" calcext:value-type="float">
            <text:p>11.799929073272</text:p>
          </table:table-cell>
          <table:table-cell table:number-columns-repeated="9"/>
        </table:table-row>
        <table:table-row table:style-name="ro1">
          <table:table-cell office:value-type="float" office:value="255.787460327148" calcext:value-type="float">
            <text:p>255.787460327148</text:p>
          </table:table-cell>
          <table:table-cell office:value-type="float" office:value="310.414642333984" calcext:value-type="float">
            <text:p>310.414642333984</text:p>
          </table:table-cell>
          <table:table-cell office:value-type="float" office:value="109.161476135254" calcext:value-type="float">
            <text:p>109.161476135254</text:p>
          </table:table-cell>
          <table:table-cell office:value-type="float" office:value="5672.33900567234" calcext:value-type="float">
            <text:p>5672.33900567234</text:p>
          </table:table-cell>
          <table:table-cell table:formula="of:=10^((LOG10(149.3)-LOG10([.C170]))/1.07+LOG10(50))" office:value-type="float" office:value="66.9983093158275" calcext:value-type="float">
            <text:p>66.9983093158275</text:p>
          </table:table-cell>
          <table:table-cell table:formula="of:=[.E170]-[.$E$54]" office:value-type="float" office:value="13.2095055003952" calcext:value-type="float">
            <text:p>13.2095055003952</text:p>
          </table:table-cell>
          <table:table-cell table:number-columns-repeated="9"/>
        </table:table-row>
        <table:table-row table:style-name="ro1">
          <table:table-cell office:value-type="float" office:value="250.5" calcext:value-type="float">
            <text:p>250.5</text:p>
          </table:table-cell>
          <table:table-cell office:value-type="float" office:value="309" calcext:value-type="float">
            <text:p>309</text:p>
          </table:table-cell>
          <table:table-cell office:value-type="float" office:value="110.730628967285" calcext:value-type="float">
            <text:p>110.730628967285</text:p>
          </table:table-cell>
          <table:table-cell office:value-type="float" office:value="5705.70570570571" calcext:value-type="float">
            <text:p>5705.70570570571</text:p>
          </table:table-cell>
          <table:table-cell table:formula="of:=10^((LOG10(149.3)-LOG10([.C171]))/1.07+LOG10(50))" office:value-type="float" office:value="66.1105815006243" calcext:value-type="float">
            <text:p>66.1105815006243</text:p>
          </table:table-cell>
          <table:table-cell table:formula="of:=[.E171]-[.$E$54]" office:value-type="float" office:value="12.321777685192" calcext:value-type="float">
            <text:p>12.321777685192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12.5" calcext:value-type="float">
            <text:p>312.5</text:p>
          </table:table-cell>
          <table:table-cell office:value-type="float" office:value="114.320922851563" calcext:value-type="float">
            <text:p>114.320922851563</text:p>
          </table:table-cell>
          <table:table-cell office:value-type="float" office:value="5739.07240573907" calcext:value-type="float">
            <text:p>5739.07240573907</text:p>
          </table:table-cell>
          <table:table-cell table:formula="of:=10^((LOG10(149.3)-LOG10([.C172]))/1.07+LOG10(50))" office:value-type="float" office:value="64.1681646232552" calcext:value-type="float">
            <text:p>64.1681646232552</text:p>
          </table:table-cell>
          <table:table-cell table:formula="of:=[.E172]-[.$E$54]" office:value-type="float" office:value="10.3793608078229" calcext:value-type="float">
            <text:p>10.3793608078229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12.5" calcext:value-type="float">
            <text:p>312.5</text:p>
          </table:table-cell>
          <table:table-cell office:value-type="float" office:value="114.320922851563" calcext:value-type="float">
            <text:p>114.320922851563</text:p>
          </table:table-cell>
          <table:table-cell office:value-type="float" office:value="5772.43910577244" calcext:value-type="float">
            <text:p>5772.43910577244</text:p>
          </table:table-cell>
          <table:table-cell table:formula="of:=10^((LOG10(149.3)-LOG10([.C173]))/1.07+LOG10(50))" office:value-type="float" office:value="64.1681646232552" calcext:value-type="float">
            <text:p>64.1681646232552</text:p>
          </table:table-cell>
          <table:table-cell table:formula="of:=[.E173]-[.$E$54]" office:value-type="float" office:value="10.3793608078229" calcext:value-type="float">
            <text:p>10.3793608078229</text:p>
          </table:table-cell>
          <table:table-cell table:number-columns-repeated="9"/>
        </table:table-row>
        <table:table-row table:style-name="ro1">
          <table:table-cell office:value-type="float" office:value="241.843643188477" calcext:value-type="float">
            <text:p>241.843643188477</text:p>
          </table:table-cell>
          <table:table-cell office:value-type="float" office:value="318.475952148437" calcext:value-type="float">
            <text:p>318.475952148437</text:p>
          </table:table-cell>
          <table:table-cell office:value-type="float" office:value="105.840599060059" calcext:value-type="float">
            <text:p>105.840599060059</text:p>
          </table:table-cell>
          <table:table-cell office:value-type="float" office:value="5805.80580580581" calcext:value-type="float">
            <text:p>5805.80580580581</text:p>
          </table:table-cell>
          <table:table-cell table:formula="of:=10^((LOG10(149.3)-LOG10([.C174]))/1.07+LOG10(50))" office:value-type="float" office:value="68.9609441983278" calcext:value-type="float">
            <text:p>68.9609441983278</text:p>
          </table:table-cell>
          <table:table-cell table:formula="of:=[.E174]-[.$E$54]" office:value-type="float" office:value="15.1721403828955" calcext:value-type="float">
            <text:p>15.1721403828955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12.5" calcext:value-type="float">
            <text:p>312.5</text:p>
          </table:table-cell>
          <table:table-cell office:value-type="float" office:value="110.205589294434" calcext:value-type="float">
            <text:p>110.205589294434</text:p>
          </table:table-cell>
          <table:table-cell office:value-type="float" office:value="5839.17250583917" calcext:value-type="float">
            <text:p>5839.17250583917</text:p>
          </table:table-cell>
          <table:table-cell table:formula="of:=10^((LOG10(149.3)-LOG10([.C175]))/1.07+LOG10(50))" office:value-type="float" office:value="66.4048936080145" calcext:value-type="float">
            <text:p>66.4048936080145</text:p>
          </table:table-cell>
          <table:table-cell table:formula="of:=[.E175]-[.$E$54]" office:value-type="float" office:value="12.6160897925822" calcext:value-type="float">
            <text:p>12.6160897925822</text:p>
          </table:table-cell>
          <table:table-cell table:number-columns-repeated="9"/>
        </table:table-row>
        <table:table-row table:style-name="ro1">
          <table:table-cell office:value-type="float" office:value="224.418960571289" calcext:value-type="float">
            <text:p>224.418960571289</text:p>
          </table:table-cell>
          <table:table-cell office:value-type="float" office:value="318.760925292969" calcext:value-type="float">
            <text:p>318.760925292969</text:p>
          </table:table-cell>
          <table:table-cell office:value-type="float" office:value="101.973609924316" calcext:value-type="float">
            <text:p>101.973609924316</text:p>
          </table:table-cell>
          <table:table-cell office:value-type="float" office:value="5872.53920587254" calcext:value-type="float">
            <text:p>5872.53920587254</text:p>
          </table:table-cell>
          <table:table-cell table:formula="of:=10^((LOG10(149.3)-LOG10([.C176]))/1.07+LOG10(50))" office:value-type="float" office:value="71.4019716399211" calcext:value-type="float">
            <text:p>71.4019716399211</text:p>
          </table:table-cell>
          <table:table-cell table:formula="of:=[.E176]-[.$E$54]" office:value-type="float" office:value="17.6131678244888" calcext:value-type="float">
            <text:p>17.6131678244888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24" calcext:value-type="float">
            <text:p>324</text:p>
          </table:table-cell>
          <table:table-cell office:value-type="float" office:value="100.424201965332" calcext:value-type="float">
            <text:p>100.424201965332</text:p>
          </table:table-cell>
          <table:table-cell office:value-type="float" office:value="5905.90590590591" calcext:value-type="float">
            <text:p>5905.90590590591</text:p>
          </table:table-cell>
          <table:table-cell table:formula="of:=10^((LOG10(149.3)-LOG10([.C177]))/1.07+LOG10(50))" office:value-type="float" office:value="72.4310199861732" calcext:value-type="float">
            <text:p>72.4310199861732</text:p>
          </table:table-cell>
          <table:table-cell table:formula="of:=[.E177]-[.$E$54]" office:value-type="float" office:value="18.6422161707409" calcext:value-type="float">
            <text:p>18.6422161707409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24" calcext:value-type="float">
            <text:p>324</text:p>
          </table:table-cell>
          <table:table-cell office:value-type="float" office:value="100.424201965332" calcext:value-type="float">
            <text:p>100.424201965332</text:p>
          </table:table-cell>
          <table:table-cell office:value-type="float" office:value="5939.27260593927" calcext:value-type="float">
            <text:p>5939.27260593927</text:p>
          </table:table-cell>
          <table:table-cell table:formula="of:=10^((LOG10(149.3)-LOG10([.C178]))/1.07+LOG10(50))" office:value-type="float" office:value="72.4310199861732" calcext:value-type="float">
            <text:p>72.4310199861732</text:p>
          </table:table-cell>
          <table:table-cell table:formula="of:=[.E178]-[.$E$54]" office:value-type="float" office:value="18.6422161707409" calcext:value-type="float">
            <text:p>18.6422161707409</text:p>
          </table:table-cell>
          <table:table-cell table:number-columns-repeated="9"/>
        </table:table-row>
        <table:table-row table:style-name="ro1">
          <table:table-cell office:value-type="float" office:value="221.845504760742" calcext:value-type="float">
            <text:p>221.845504760742</text:p>
          </table:table-cell>
          <table:table-cell office:value-type="float" office:value="315.359558105469" calcext:value-type="float">
            <text:p>315.359558105469</text:p>
          </table:table-cell>
          <table:table-cell office:value-type="float" office:value="111.495819091797" calcext:value-type="float">
            <text:p>111.495819091797</text:p>
          </table:table-cell>
          <table:table-cell office:value-type="float" office:value="5972.63930597264" calcext:value-type="float">
            <text:p>5972.63930597264</text:p>
          </table:table-cell>
          <table:table-cell table:formula="of:=10^((LOG10(149.3)-LOG10([.C179]))/1.07+LOG10(50))" office:value-type="float" office:value="65.6864547206061" calcext:value-type="float">
            <text:p>65.6864547206061</text:p>
          </table:table-cell>
          <table:table-cell table:formula="of:=[.E179]-[.$E$54]" office:value-type="float" office:value="11.8976509051738" calcext:value-type="float">
            <text:p>11.8976509051738</text:p>
          </table:table-cell>
          <table:table-cell table:number-columns-repeated="9"/>
        </table:table-row>
        <table:table-row table:style-name="ro1">
          <table:table-cell office:value-type="float" office:value="211.66650390625" calcext:value-type="float">
            <text:p>211.66650390625</text:p>
          </table:table-cell>
          <table:table-cell office:value-type="float" office:value="319.181945800781" calcext:value-type="float">
            <text:p>319.181945800781</text:p>
          </table:table-cell>
          <table:table-cell office:value-type="float" office:value="106.471061706543" calcext:value-type="float">
            <text:p>106.471061706543</text:p>
          </table:table-cell>
          <table:table-cell office:value-type="float" office:value="6006.00600600601" calcext:value-type="float">
            <text:p>6006.00600600601</text:p>
          </table:table-cell>
          <table:table-cell table:formula="of:=10^((LOG10(149.3)-LOG10([.C180]))/1.07+LOG10(50))" office:value-type="float" office:value="68.5792360015685" calcext:value-type="float">
            <text:p>68.5792360015685</text:p>
          </table:table-cell>
          <table:table-cell table:formula="of:=[.E180]-[.$E$54]" office:value-type="float" office:value="14.7904321861362" calcext:value-type="float">
            <text:p>14.7904321861362</text:p>
          </table:table-cell>
          <table:table-cell table:number-columns-repeated="9"/>
        </table:table-row>
        <table:table-row table:style-name="ro1">
          <table:table-cell office:value-type="float" office:value="205.907806396484" calcext:value-type="float">
            <text:p>205.907806396484</text:p>
          </table:table-cell>
          <table:table-cell office:value-type="float" office:value="319.518188476562" calcext:value-type="float">
            <text:p>319.518188476562</text:p>
          </table:table-cell>
          <table:table-cell office:value-type="float" office:value="106.712677001953" calcext:value-type="float">
            <text:p>106.712677001953</text:p>
          </table:table-cell>
          <table:table-cell office:value-type="float" office:value="6039.37270603937" calcext:value-type="float">
            <text:p>6039.37270603937</text:p>
          </table:table-cell>
          <table:table-cell table:formula="of:=10^((LOG10(149.3)-LOG10([.C181]))/1.07+LOG10(50))" office:value-type="float" office:value="68.434108585436" calcext:value-type="float">
            <text:p>68.434108585436</text:p>
          </table:table-cell>
          <table:table-cell table:formula="of:=[.E181]-[.$E$54]" office:value-type="float" office:value="14.6453047700038" calcext:value-type="float">
            <text:p>14.6453047700038</text:p>
          </table:table-cell>
          <table:table-cell table:number-columns-repeated="9"/>
        </table:table-row>
        <table:table-row table:style-name="ro1">
          <table:table-cell office:value-type="float" office:value="190.597106933594" calcext:value-type="float">
            <text:p>190.597106933594</text:p>
          </table:table-cell>
          <table:table-cell office:value-type="float" office:value="322.760833740234" calcext:value-type="float">
            <text:p>322.760833740234</text:p>
          </table:table-cell>
          <table:table-cell office:value-type="float" office:value="99.6662445068359" calcext:value-type="float">
            <text:p>99.6662445068359</text:p>
          </table:table-cell>
          <table:table-cell office:value-type="float" office:value="6072.73940607274" calcext:value-type="float">
            <text:p>6072.73940607274</text:p>
          </table:table-cell>
          <table:table-cell table:formula="of:=10^((LOG10(149.3)-LOG10([.C182]))/1.07+LOG10(50))" office:value-type="float" office:value="72.9456911098704" calcext:value-type="float">
            <text:p>72.9456911098704</text:p>
          </table:table-cell>
          <table:table-cell table:formula="of:=[.E182]-[.$E$54]" office:value-type="float" office:value="19.1568872944381" calcext:value-type="float">
            <text:p>19.1568872944381</text:p>
          </table:table-cell>
          <table:table-cell table:number-columns-repeated="9"/>
        </table:table-row>
        <table:table-row table:style-name="ro1">
          <table:table-cell office:value-type="float" office:value="190.597106933594" calcext:value-type="float">
            <text:p>190.597106933594</text:p>
          </table:table-cell>
          <table:table-cell office:value-type="float" office:value="322.760833740234" calcext:value-type="float">
            <text:p>322.760833740234</text:p>
          </table:table-cell>
          <table:table-cell office:value-type="float" office:value="99.6662445068359" calcext:value-type="float">
            <text:p>99.6662445068359</text:p>
          </table:table-cell>
          <table:table-cell office:value-type="float" office:value="6106.10610610611" calcext:value-type="float">
            <text:p>6106.10610610611</text:p>
          </table:table-cell>
          <table:table-cell table:formula="of:=10^((LOG10(149.3)-LOG10([.C183]))/1.07+LOG10(50))" office:value-type="float" office:value="72.9456911098704" calcext:value-type="float">
            <text:p>72.9456911098704</text:p>
          </table:table-cell>
          <table:table-cell table:formula="of:=[.E183]-[.$E$54]" office:value-type="float" office:value="19.1568872944381" calcext:value-type="float">
            <text:p>19.1568872944381</text:p>
          </table:table-cell>
          <table:table-cell table:number-columns-repeated="9"/>
        </table:table-row>
        <table:table-row table:style-name="ro1">
          <table:table-cell office:value-type="float" office:value="182.256622314453" calcext:value-type="float">
            <text:p>182.256622314453</text:p>
          </table:table-cell>
          <table:table-cell office:value-type="float" office:value="326.390777587891" calcext:value-type="float">
            <text:p>326.390777587891</text:p>
          </table:table-cell>
          <table:table-cell office:value-type="float" office:value="102.605865478516" calcext:value-type="float">
            <text:p>102.605865478516</text:p>
          </table:table-cell>
          <table:table-cell office:value-type="float" office:value="6139.47280613947" calcext:value-type="float">
            <text:p>6139.47280613947</text:p>
          </table:table-cell>
          <table:table-cell table:formula="of:=10^((LOG10(149.3)-LOG10([.C184]))/1.07+LOG10(50))" office:value-type="float" office:value="70.990694461358" calcext:value-type="float">
            <text:p>70.990694461358</text:p>
          </table:table-cell>
          <table:table-cell table:formula="of:=[.E184]-[.$E$54]" office:value-type="float" office:value="17.2018906459257" calcext:value-type="float">
            <text:p>17.2018906459257</text:p>
          </table:table-cell>
          <table:table-cell table:number-columns-repeated="9"/>
        </table:table-row>
        <table:table-row table:style-name="ro1">
          <table:table-cell office:value-type="float" office:value="183.455902099609" calcext:value-type="float">
            <text:p>183.455902099609</text:p>
          </table:table-cell>
          <table:table-cell office:value-type="float" office:value="328.3984375" calcext:value-type="float">
            <text:p>328.3984375</text:p>
          </table:table-cell>
          <table:table-cell office:value-type="float" office:value="102.607429504395" calcext:value-type="float">
            <text:p>102.607429504395</text:p>
          </table:table-cell>
          <table:table-cell office:value-type="float" office:value="6172.83950617284" calcext:value-type="float">
            <text:p>6172.83950617284</text:p>
          </table:table-cell>
          <table:table-cell table:formula="of:=10^((LOG10(149.3)-LOG10([.C185]))/1.07+LOG10(50))" office:value-type="float" office:value="70.9896831544114" calcext:value-type="float">
            <text:p>70.9896831544114</text:p>
          </table:table-cell>
          <table:table-cell table:formula="of:=[.E185]-[.$E$54]" office:value-type="float" office:value="17.2008793389791" calcext:value-type="float">
            <text:p>17.2008793389791</text:p>
          </table:table-cell>
          <table:table-cell table:number-columns-repeated="9"/>
        </table:table-row>
        <table:table-row table:style-name="ro1">
          <table:table-cell office:value-type="float" office:value="172.799377441406" calcext:value-type="float">
            <text:p>172.799377441406</text:p>
          </table:table-cell>
          <table:table-cell office:value-type="float" office:value="332.971557617187" calcext:value-type="float">
            <text:p>332.971557617187</text:p>
          </table:table-cell>
          <table:table-cell office:value-type="float" office:value="98.1676864624023" calcext:value-type="float">
            <text:p>98.1676864624023</text:p>
          </table:table-cell>
          <table:table-cell office:value-type="float" office:value="6206.20620620621" calcext:value-type="float">
            <text:p>6206.20620620621</text:p>
          </table:table-cell>
          <table:table-cell table:formula="of:=10^((LOG10(149.3)-LOG10([.C186]))/1.07+LOG10(50))" office:value-type="float" office:value="73.9858630518692" calcext:value-type="float">
            <text:p>73.9858630518692</text:p>
          </table:table-cell>
          <table:table-cell table:formula="of:=[.E186]-[.$E$54]" office:value-type="float" office:value="20.197059236437" calcext:value-type="float">
            <text:p>20.197059236437</text:p>
          </table:table-cell>
          <table:table-cell table:number-columns-repeated="9"/>
        </table:table-row>
        <table:table-row table:style-name="ro1">
          <table:table-cell office:value-type="float" office:value="164.531143188477" calcext:value-type="float">
            <text:p>164.531143188477</text:p>
          </table:table-cell>
          <table:table-cell office:value-type="float" office:value="331.745666503906" calcext:value-type="float">
            <text:p>331.745666503906</text:p>
          </table:table-cell>
          <table:table-cell office:value-type="float" office:value="96.2128372192383" calcext:value-type="float">
            <text:p>96.2128372192383</text:p>
          </table:table-cell>
          <table:table-cell office:value-type="float" office:value="6239.57290623957" calcext:value-type="float">
            <text:p>6239.57290623957</text:p>
          </table:table-cell>
          <table:table-cell table:formula="of:=10^((LOG10(149.3)-LOG10([.C187]))/1.07+LOG10(50))" office:value-type="float" office:value="75.3898353764367" calcext:value-type="float">
            <text:p>75.3898353764367</text:p>
          </table:table-cell>
          <table:table-cell table:formula="of:=[.E187]-[.$E$54]" office:value-type="float" office:value="21.6010315610044" calcext:value-type="float">
            <text:p>21.6010315610044</text:p>
          </table:table-cell>
          <table:table-cell table:number-columns-repeated="9"/>
        </table:table-row>
        <table:table-row table:style-name="ro1">
          <table:table-cell office:value-type="float" office:value="164.531143188477" calcext:value-type="float">
            <text:p>164.531143188477</text:p>
          </table:table-cell>
          <table:table-cell office:value-type="float" office:value="331.745666503906" calcext:value-type="float">
            <text:p>331.745666503906</text:p>
          </table:table-cell>
          <table:table-cell office:value-type="float" office:value="96.2128372192383" calcext:value-type="float">
            <text:p>96.2128372192383</text:p>
          </table:table-cell>
          <table:table-cell office:value-type="float" office:value="6272.93960627294" calcext:value-type="float">
            <text:p>6272.93960627294</text:p>
          </table:table-cell>
          <table:table-cell table:formula="of:=10^((LOG10(149.3)-LOG10([.C188]))/1.07+LOG10(50))" office:value-type="float" office:value="75.3898353764367" calcext:value-type="float">
            <text:p>75.3898353764367</text:p>
          </table:table-cell>
          <table:table-cell table:formula="of:=[.E188]-[.$E$54]" office:value-type="float" office:value="21.6010315610044" calcext:value-type="float">
            <text:p>21.6010315610044</text:p>
          </table:table-cell>
          <table:table-cell table:number-columns-repeated="9"/>
        </table:table-row>
        <table:table-row table:style-name="ro1">
          <table:table-cell office:value-type="float" office:value="154.042068481445" calcext:value-type="float">
            <text:p>154.042068481445</text:p>
          </table:table-cell>
          <table:table-cell office:value-type="float" office:value="330.921783447266" calcext:value-type="float">
            <text:p>330.921783447266</text:p>
          </table:table-cell>
          <table:table-cell office:value-type="float" office:value="93.6881484985352" calcext:value-type="float">
            <text:p>93.6881484985352</text:p>
          </table:table-cell>
          <table:table-cell office:value-type="float" office:value="6306.30630630631" calcext:value-type="float">
            <text:p>6306.30630630631</text:p>
          </table:table-cell>
          <table:table-cell table:formula="of:=10^((LOG10(149.3)-LOG10([.C189]))/1.07+LOG10(50))" office:value-type="float" office:value="77.2868594016324" calcext:value-type="float">
            <text:p>77.2868594016324</text:p>
          </table:table-cell>
          <table:table-cell table:formula="of:=[.E189]-[.$E$54]" office:value-type="float" office:value="23.4980555862001" calcext:value-type="float">
            <text:p>23.4980555862001</text:p>
          </table:table-cell>
          <table:table-cell table:number-columns-repeated="9"/>
        </table:table-row>
        <table:table-row table:style-name="ro1">
          <table:table-cell office:value-type="float" office:value="148.240341186523" calcext:value-type="float">
            <text:p>148.240341186523</text:p>
          </table:table-cell>
          <table:table-cell office:value-type="float" office:value="330.695678710937" calcext:value-type="float">
            <text:p>330.695678710937</text:p>
          </table:table-cell>
          <table:table-cell office:value-type="float" office:value="91.9354629516602" calcext:value-type="float">
            <text:p>91.9354629516602</text:p>
          </table:table-cell>
          <table:table-cell office:value-type="float" office:value="6339.67300633967" calcext:value-type="float">
            <text:p>6339.67300633967</text:p>
          </table:table-cell>
          <table:table-cell table:formula="of:=10^((LOG10(149.3)-LOG10([.C190]))/1.07+LOG10(50))" office:value-type="float" office:value="78.6630346014529" calcext:value-type="float">
            <text:p>78.6630346014529</text:p>
          </table:table-cell>
          <table:table-cell table:formula="of:=[.E190]-[.$E$54]" office:value-type="float" office:value="24.8742307860206" calcext:value-type="float">
            <text:p>24.8742307860206</text:p>
          </table:table-cell>
          <table:table-cell table:number-columns-repeated="9"/>
        </table:table-row>
        <table:table-row table:style-name="ro1">
          <table:table-cell office:value-type="float" office:value="142.971908569336" calcext:value-type="float">
            <text:p>142.971908569336</text:p>
          </table:table-cell>
          <table:table-cell office:value-type="float" office:value="330.971923828125" calcext:value-type="float">
            <text:p>330.971923828125</text:p>
          </table:table-cell>
          <table:table-cell office:value-type="float" office:value="90.9103775024414" calcext:value-type="float">
            <text:p>90.9103775024414</text:p>
          </table:table-cell>
          <table:table-cell office:value-type="float" office:value="6373.03970637304" calcext:value-type="float">
            <text:p>6373.03970637304</text:p>
          </table:table-cell>
          <table:table-cell table:formula="of:=10^((LOG10(149.3)-LOG10([.C191]))/1.07+LOG10(50))" office:value-type="float" office:value="79.4916899773563" calcext:value-type="float">
            <text:p>79.4916899773563</text:p>
          </table:table-cell>
          <table:table-cell table:formula="of:=[.E191]-[.$E$54]" office:value-type="float" office:value="25.702886161924" calcext:value-type="float">
            <text:p>25.702886161924</text:p>
          </table:table-cell>
          <table:table-cell table:number-columns-repeated="9"/>
        </table:table-row>
        <table:table-row table:style-name="ro1">
          <table:table-cell office:value-type="float" office:value="137.227279663086" calcext:value-type="float">
            <text:p>137.227279663086</text:p>
          </table:table-cell>
          <table:table-cell office:value-type="float" office:value="331.681823730469" calcext:value-type="float">
            <text:p>331.681823730469</text:p>
          </table:table-cell>
          <table:table-cell office:value-type="float" office:value="90.5286865234375" calcext:value-type="float">
            <text:p>90.5286865234375</text:p>
          </table:table-cell>
          <table:table-cell office:value-type="float" office:value="6406.40640640641" calcext:value-type="float">
            <text:p>6406.40640640641</text:p>
          </table:table-cell>
          <table:table-cell table:formula="of:=10^((LOG10(149.3)-LOG10([.C192]))/1.07+LOG10(50))" office:value-type="float" office:value="79.804877043776" calcext:value-type="float">
            <text:p>79.804877043776</text:p>
          </table:table-cell>
          <table:table-cell table:formula="of:=[.E192]-[.$E$54]" office:value-type="float" office:value="26.0160732283438" calcext:value-type="float">
            <text:p>26.0160732283438</text:p>
          </table:table-cell>
          <table:table-cell table:number-columns-repeated="9"/>
        </table:table-row>
        <table:table-row table:style-name="ro1">
          <table:table-cell office:value-type="float" office:value="137.434783935547" calcext:value-type="float">
            <text:p>137.434783935547</text:p>
          </table:table-cell>
          <table:table-cell office:value-type="float" office:value="331.434783935547" calcext:value-type="float">
            <text:p>331.434783935547</text:p>
          </table:table-cell>
          <table:table-cell office:value-type="float" office:value="90.2113723754883" calcext:value-type="float">
            <text:p>90.2113723754883</text:p>
          </table:table-cell>
          <table:table-cell office:value-type="float" office:value="6439.77310643977" calcext:value-type="float">
            <text:p>6439.77310643977</text:p>
          </table:table-cell>
          <table:table-cell table:formula="of:=10^((LOG10(149.3)-LOG10([.C193]))/1.07+LOG10(50))" office:value-type="float" office:value="80.0671925069717" calcext:value-type="float">
            <text:p>80.0671925069717</text:p>
          </table:table-cell>
          <table:table-cell table:formula="of:=[.E193]-[.$E$54]" office:value-type="float" office:value="26.2783886915394" calcext:value-type="float">
            <text:p>26.2783886915394</text:p>
          </table:table-cell>
          <table:table-cell table:number-columns-repeated="9"/>
        </table:table-row>
        <table:table-row table:style-name="ro1">
          <table:table-cell office:value-type="float" office:value="130.886428833008" calcext:value-type="float">
            <text:p>130.886428833008</text:p>
          </table:table-cell>
          <table:table-cell office:value-type="float" office:value="331.648834228516" calcext:value-type="float">
            <text:p>331.648834228516</text:p>
          </table:table-cell>
          <table:table-cell office:value-type="float" office:value="90.3351669311524" calcext:value-type="float">
            <text:p>90.3351669311524</text:p>
          </table:table-cell>
          <table:table-cell office:value-type="float" office:value="6473.13980647314" calcext:value-type="float">
            <text:p>6473.13980647314</text:p>
          </table:table-cell>
          <table:table-cell table:formula="of:=10^((LOG10(149.3)-LOG10([.C194]))/1.07+LOG10(50))" office:value-type="float" office:value="79.9646426654629" calcext:value-type="float">
            <text:p>79.9646426654629</text:p>
          </table:table-cell>
          <table:table-cell table:formula="of:=[.E194]-[.$E$54]" office:value-type="float" office:value="26.1758388500306" calcext:value-type="float">
            <text:p>26.1758388500306</text:p>
          </table:table-cell>
          <table:table-cell table:number-columns-repeated="9"/>
        </table:table-row>
        <table:table-row table:style-name="ro1">
          <table:table-cell office:value-type="float" office:value="124.780296325684" calcext:value-type="float">
            <text:p>124.780296325684</text:p>
          </table:table-cell>
          <table:table-cell office:value-type="float" office:value="332.884490966797" calcext:value-type="float">
            <text:p>332.884490966797</text:p>
          </table:table-cell>
          <table:table-cell office:value-type="float" office:value="91.0024108886719" calcext:value-type="float">
            <text:p>91.0024108886719</text:p>
          </table:table-cell>
          <table:table-cell office:value-type="float" office:value="6506.50650650651" calcext:value-type="float">
            <text:p>6506.50650650651</text:p>
          </table:table-cell>
          <table:table-cell table:formula="of:=10^((LOG10(149.3)-LOG10([.C195]))/1.07+LOG10(50))" office:value-type="float" office:value="79.4165545384586" calcext:value-type="float">
            <text:p>79.4165545384586</text:p>
          </table:table-cell>
          <table:table-cell table:formula="of:=[.E195]-[.$E$54]" office:value-type="float" office:value="25.6277507230263" calcext:value-type="float">
            <text:p>25.6277507230263</text:p>
          </table:table-cell>
          <table:table-cell table:number-columns-repeated="9"/>
        </table:table-row>
        <table:table-row table:style-name="ro1">
          <table:table-cell office:value-type="float" office:value="120.646430969238" calcext:value-type="float">
            <text:p>120.646430969238</text:p>
          </table:table-cell>
          <table:table-cell office:value-type="float" office:value="333.428649902344" calcext:value-type="float">
            <text:p>333.428649902344</text:p>
          </table:table-cell>
          <table:table-cell office:value-type="float" office:value="89.5860977172852" calcext:value-type="float">
            <text:p>89.5860977172852</text:p>
          </table:table-cell>
          <table:table-cell office:value-type="float" office:value="6539.87320653987" calcext:value-type="float">
            <text:p>6539.87320653987</text:p>
          </table:table-cell>
          <table:table-cell table:formula="of:=10^((LOG10(149.3)-LOG10([.C196]))/1.07+LOG10(50))" office:value-type="float" office:value="80.5893507195774" calcext:value-type="float">
            <text:p>80.5893507195774</text:p>
          </table:table-cell>
          <table:table-cell table:formula="of:=[.E196]-[.$E$54]" office:value-type="float" office:value="26.8005469041452" calcext:value-type="float">
            <text:p>26.8005469041452</text:p>
          </table:table-cell>
          <table:table-cell table:number-columns-repeated="9"/>
        </table:table-row>
        <table:table-row table:style-name="ro1">
          <table:table-cell office:value-type="float" office:value="116.853576660156" calcext:value-type="float">
            <text:p>116.853576660156</text:p>
          </table:table-cell>
          <table:table-cell office:value-type="float" office:value="334.357360839844" calcext:value-type="float">
            <text:p>334.357360839844</text:p>
          </table:table-cell>
          <table:table-cell office:value-type="float" office:value="88.4954681396484" calcext:value-type="float">
            <text:p>88.4954681396484</text:p>
          </table:table-cell>
          <table:table-cell office:value-type="float" office:value="6573.23990657324" calcext:value-type="float">
            <text:p>6573.23990657324</text:p>
          </table:table-cell>
          <table:table-cell table:formula="of:=10^((LOG10(149.3)-LOG10([.C197]))/1.07+LOG10(50))" office:value-type="float" office:value="81.5171964438837" calcext:value-type="float">
            <text:p>81.5171964438837</text:p>
          </table:table-cell>
          <table:table-cell table:formula="of:=[.E197]-[.$E$54]" office:value-type="float" office:value="27.7283926284515" calcext:value-type="float">
            <text:p>27.7283926284515</text:p>
          </table:table-cell>
          <table:table-cell table:number-columns-repeated="9"/>
        </table:table-row>
        <table:table-row table:style-name="ro1">
          <table:table-cell office:value-type="float" office:value="116.625999450684" calcext:value-type="float">
            <text:p>116.625999450684</text:p>
          </table:table-cell>
          <table:table-cell office:value-type="float" office:value="334.683227539062" calcext:value-type="float">
            <text:p>334.683227539062</text:p>
          </table:table-cell>
          <table:table-cell office:value-type="float" office:value="88.8536911010742" calcext:value-type="float">
            <text:p>88.8536911010742</text:p>
          </table:table-cell>
          <table:table-cell office:value-type="float" office:value="6606.60660660661" calcext:value-type="float">
            <text:p>6606.60660660661</text:p>
          </table:table-cell>
          <table:table-cell table:formula="of:=10^((LOG10(149.3)-LOG10([.C198]))/1.07+LOG10(50))" office:value-type="float" office:value="81.2100109138956" calcext:value-type="float">
            <text:p>81.2100109138956</text:p>
          </table:table-cell>
          <table:table-cell table:formula="of:=[.E198]-[.$E$54]" office:value-type="float" office:value="27.4212070984633" calcext:value-type="float">
            <text:p>27.4212070984633</text:p>
          </table:table-cell>
          <table:table-cell table:number-columns-repeated="9"/>
        </table:table-row>
        <table:table-row table:style-name="ro1">
          <table:table-cell office:value-type="float" office:value="108.025299072266" calcext:value-type="float">
            <text:p>108.025299072266</text:p>
          </table:table-cell>
          <table:table-cell office:value-type="float" office:value="328.844512939453" calcext:value-type="float">
            <text:p>328.844512939453</text:p>
          </table:table-cell>
          <table:table-cell office:value-type="float" office:value="92.0705413818359" calcext:value-type="float">
            <text:p>92.0705413818359</text:p>
          </table:table-cell>
          <table:table-cell office:value-type="float" office:value="6639.97330663997" calcext:value-type="float">
            <text:p>6639.97330663997</text:p>
          </table:table-cell>
          <table:table-cell table:formula="of:=10^((LOG10(149.3)-LOG10([.C199]))/1.07+LOG10(50))" office:value-type="float" office:value="78.5551714565391" calcext:value-type="float">
            <text:p>78.5551714565391</text:p>
          </table:table-cell>
          <table:table-cell table:formula="of:=[.E199]-[.$E$54]" office:value-type="float" office:value="24.7663676411068" calcext:value-type="float">
            <text:p>24.7663676411068</text:p>
          </table:table-cell>
          <table:table-cell table:number-columns-repeated="9"/>
        </table:table-row>
        <table:table-row table:style-name="ro1">
          <table:table-cell office:value-type="float" office:value="104.611434936523" calcext:value-type="float">
            <text:p>104.611434936523</text:p>
          </table:table-cell>
          <table:table-cell office:value-type="float" office:value="329.857757568359" calcext:value-type="float">
            <text:p>329.857757568359</text:p>
          </table:table-cell>
          <table:table-cell office:value-type="float" office:value="90.8498306274414" calcext:value-type="float">
            <text:p>90.8498306274414</text:p>
          </table:table-cell>
          <table:table-cell office:value-type="float" office:value="6673.34000667334" calcext:value-type="float">
            <text:p>6673.34000667334</text:p>
          </table:table-cell>
          <table:table-cell table:formula="of:=10^((LOG10(149.3)-LOG10([.C200]))/1.07+LOG10(50))" office:value-type="float" office:value="79.5412003389199" calcext:value-type="float">
            <text:p>79.5412003389199</text:p>
          </table:table-cell>
          <table:table-cell table:formula="of:=[.E200]-[.$E$54]" office:value-type="float" office:value="25.7523965234876" calcext:value-type="float">
            <text:p>25.7523965234876</text:p>
          </table:table-cell>
          <table:table-cell table:number-columns-repeated="9"/>
        </table:table-row>
        <table:table-row table:style-name="ro1">
          <table:table-cell office:value-type="float" office:value="99.77978515625" calcext:value-type="float">
            <text:p>99.77978515625</text:p>
          </table:table-cell>
          <table:table-cell office:value-type="float" office:value="328.131530761719" calcext:value-type="float">
            <text:p>328.131530761719</text:p>
          </table:table-cell>
          <table:table-cell office:value-type="float" office:value="91.5795059204102" calcext:value-type="float">
            <text:p>91.5795059204102</text:p>
          </table:table-cell>
          <table:table-cell office:value-type="float" office:value="6706.70670670671" calcext:value-type="float">
            <text:p>6706.70670670671</text:p>
          </table:table-cell>
          <table:table-cell table:formula="of:=10^((LOG10(149.3)-LOG10([.C201]))/1.07+LOG10(50))" office:value-type="float" office:value="78.9487482944208" calcext:value-type="float">
            <text:p>78.9487482944208</text:p>
          </table:table-cell>
          <table:table-cell table:formula="of:=[.E201]-[.$E$54]" office:value-type="float" office:value="25.1599444789885" calcext:value-type="float">
            <text:p>25.1599444789885</text:p>
          </table:table-cell>
          <table:table-cell table:number-columns-repeated="9"/>
        </table:table-row>
        <table:table-row table:style-name="ro1">
          <table:table-cell office:value-type="float" office:value="97.4145736694336" calcext:value-type="float">
            <text:p>97.4145736694336</text:p>
          </table:table-cell>
          <table:table-cell office:value-type="float" office:value="329.00830078125" calcext:value-type="float">
            <text:p>329.00830078125</text:p>
          </table:table-cell>
          <table:table-cell office:value-type="float" office:value="90.3626098632813" calcext:value-type="float">
            <text:p>90.3626098632813</text:p>
          </table:table-cell>
          <table:table-cell office:value-type="float" office:value="6740.07340674007" calcext:value-type="float">
            <text:p>6740.07340674007</text:p>
          </table:table-cell>
          <table:table-cell table:formula="of:=10^((LOG10(149.3)-LOG10([.C202]))/1.07+LOG10(50))" office:value-type="float" office:value="79.9419460926448" calcext:value-type="float">
            <text:p>79.9419460926448</text:p>
          </table:table-cell>
          <table:table-cell table:formula="of:=[.E202]-[.$E$54]" office:value-type="float" office:value="26.1531422772125" calcext:value-type="float">
            <text:p>26.1531422772125</text:p>
          </table:table-cell>
          <table:table-cell table:number-columns-repeated="9"/>
        </table:table-row>
        <table:table-row table:style-name="ro1">
          <table:table-cell office:value-type="float" office:value="97.4145736694336" calcext:value-type="float">
            <text:p>97.4145736694336</text:p>
          </table:table-cell>
          <table:table-cell office:value-type="float" office:value="329.00830078125" calcext:value-type="float">
            <text:p>329.00830078125</text:p>
          </table:table-cell>
          <table:table-cell office:value-type="float" office:value="90.3626098632813" calcext:value-type="float">
            <text:p>90.3626098632813</text:p>
          </table:table-cell>
          <table:table-cell office:value-type="float" office:value="6773.44010677344" calcext:value-type="float">
            <text:p>6773.44010677344</text:p>
          </table:table-cell>
          <table:table-cell table:formula="of:=10^((LOG10(149.3)-LOG10([.C203]))/1.07+LOG10(50))" office:value-type="float" office:value="79.9419460926448" calcext:value-type="float">
            <text:p>79.9419460926448</text:p>
          </table:table-cell>
          <table:table-cell table:formula="of:=[.E203]-[.$E$54]" office:value-type="float" office:value="26.1531422772125" calcext:value-type="float">
            <text:p>26.1531422772125</text:p>
          </table:table-cell>
          <table:table-cell table:number-columns-repeated="9"/>
        </table:table-row>
        <table:table-row table:style-name="ro1">
          <table:table-cell office:value-type="float" office:value="95.2827682495117" calcext:value-type="float">
            <text:p>95.2827682495117</text:p>
          </table:table-cell>
          <table:table-cell office:value-type="float" office:value="333.116729736328" calcext:value-type="float">
            <text:p>333.116729736328</text:p>
          </table:table-cell>
          <table:table-cell office:value-type="float" office:value="87.7244262695313" calcext:value-type="float">
            <text:p>87.7244262695313</text:p>
          </table:table-cell>
          <table:table-cell office:value-type="float" office:value="6806.80680680681" calcext:value-type="float">
            <text:p>6806.80680680681</text:p>
          </table:table-cell>
          <table:table-cell table:formula="of:=10^((LOG10(149.3)-LOG10([.C204]))/1.07+LOG10(50))" office:value-type="float" office:value="82.1866159951958" calcext:value-type="float">
            <text:p>82.1866159951958</text:p>
          </table:table-cell>
          <table:table-cell table:formula="of:=[.E204]-[.$E$54]" office:value-type="float" office:value="28.3978121797635" calcext:value-type="float">
            <text:p>28.3978121797635</text:p>
          </table:table-cell>
          <table:table-cell table:number-columns-repeated="9"/>
        </table:table-row>
        <table:table-row table:style-name="ro1">
          <table:table-cell office:value-type="float" office:value="92.1814193725586" calcext:value-type="float">
            <text:p>92.1814193725586</text:p>
          </table:table-cell>
          <table:table-cell office:value-type="float" office:value="331.809722900391" calcext:value-type="float">
            <text:p>331.809722900391</text:p>
          </table:table-cell>
          <table:table-cell office:value-type="float" office:value="87.079948425293" calcext:value-type="float">
            <text:p>87.079948425293</text:p>
          </table:table-cell>
          <table:table-cell office:value-type="float" office:value="6840.17350684017" calcext:value-type="float">
            <text:p>6840.17350684017</text:p>
          </table:table-cell>
          <table:table-cell table:formula="of:=10^((LOG10(149.3)-LOG10([.C205]))/1.07+LOG10(50))" office:value-type="float" office:value="82.7549482112581" calcext:value-type="float">
            <text:p>82.7549482112581</text:p>
          </table:table-cell>
          <table:table-cell table:formula="of:=[.E205]-[.$E$54]" office:value-type="float" office:value="28.9661443958259" calcext:value-type="float">
            <text:p>28.9661443958259</text:p>
          </table:table-cell>
          <table:table-cell table:number-columns-repeated="9"/>
        </table:table-row>
        <table:table-row table:style-name="ro1">
          <table:table-cell office:value-type="float" office:value="90.2401885986328" calcext:value-type="float">
            <text:p>90.2401885986328</text:p>
          </table:table-cell>
          <table:table-cell office:value-type="float" office:value="332.913330078125" calcext:value-type="float">
            <text:p>332.913330078125</text:p>
          </table:table-cell>
          <table:table-cell office:value-type="float" office:value="86.1866760253906" calcext:value-type="float">
            <text:p>86.1866760253906</text:p>
          </table:table-cell>
          <table:table-cell office:value-type="float" office:value="6873.54020687354" calcext:value-type="float">
            <text:p>6873.54020687354</text:p>
          </table:table-cell>
          <table:table-cell table:formula="of:=10^((LOG10(149.3)-LOG10([.C206]))/1.07+LOG10(50))" office:value-type="float" office:value="83.5562705618853" calcext:value-type="float">
            <text:p>83.5562705618853</text:p>
          </table:table-cell>
          <table:table-cell table:formula="of:=[.E206]-[.$E$54]" office:value-type="float" office:value="29.767466746453" calcext:value-type="float">
            <text:p>29.767466746453</text:p>
          </table:table-cell>
          <table:table-cell table:number-columns-repeated="9"/>
        </table:table-row>
        <table:table-row table:style-name="ro1">
          <table:table-cell office:value-type="float" office:value="86.877082824707" calcext:value-type="float">
            <text:p>86.877082824707</text:p>
          </table:table-cell>
          <table:table-cell office:value-type="float" office:value="331.278656005859" calcext:value-type="float">
            <text:p>331.278656005859</text:p>
          </table:table-cell>
          <table:table-cell office:value-type="float" office:value="85.4538726806641" calcext:value-type="float">
            <text:p>85.4538726806641</text:p>
          </table:table-cell>
          <table:table-cell office:value-type="float" office:value="6906.90690690691" calcext:value-type="float">
            <text:p>6906.90690690691</text:p>
          </table:table-cell>
          <table:table-cell table:formula="of:=10^((LOG10(149.3)-LOG10([.C207]))/1.07+LOG10(50))" office:value-type="float" office:value="84.2257380552053" calcext:value-type="float">
            <text:p>84.2257380552053</text:p>
          </table:table-cell>
          <table:table-cell table:formula="of:=[.E207]-[.$E$54]" office:value-type="float" office:value="30.436934239773" calcext:value-type="float">
            <text:p>30.436934239773</text:p>
          </table:table-cell>
          <table:table-cell table:number-columns-repeated="9"/>
        </table:table-row>
        <table:table-row table:style-name="ro1">
          <table:table-cell office:value-type="float" office:value="86.877082824707" calcext:value-type="float">
            <text:p>86.877082824707</text:p>
          </table:table-cell>
          <table:table-cell office:value-type="float" office:value="331.278656005859" calcext:value-type="float">
            <text:p>331.278656005859</text:p>
          </table:table-cell>
          <table:table-cell office:value-type="float" office:value="85.4538726806641" calcext:value-type="float">
            <text:p>85.4538726806641</text:p>
          </table:table-cell>
          <table:table-cell office:value-type="float" office:value="6940.27360694027" calcext:value-type="float">
            <text:p>6940.27360694027</text:p>
          </table:table-cell>
          <table:table-cell table:formula="of:=10^((LOG10(149.3)-LOG10([.C208]))/1.07+LOG10(50))" office:value-type="float" office:value="84.2257380552053" calcext:value-type="float">
            <text:p>84.2257380552053</text:p>
          </table:table-cell>
          <table:table-cell table:formula="of:=[.E208]-[.$E$54]" office:value-type="float" office:value="30.436934239773" calcext:value-type="float">
            <text:p>30.436934239773</text:p>
          </table:table-cell>
          <table:table-cell table:number-columns-repeated="9"/>
        </table:table-row>
        <table:table-row table:style-name="ro1">
          <table:table-cell office:value-type="float" office:value="84.4427795410156" calcext:value-type="float">
            <text:p>84.4427795410156</text:p>
          </table:table-cell>
          <table:table-cell office:value-type="float" office:value="330.991821289062" calcext:value-type="float">
            <text:p>330.991821289062</text:p>
          </table:table-cell>
          <table:table-cell office:value-type="float" office:value="84.8217544555664" calcext:value-type="float">
            <text:p>84.8217544555664</text:p>
          </table:table-cell>
          <table:table-cell office:value-type="float" office:value="6973.64030697364" calcext:value-type="float">
            <text:p>6973.64030697364</text:p>
          </table:table-cell>
          <table:table-cell table:formula="of:=10^((LOG10(149.3)-LOG10([.C209]))/1.07+LOG10(50))" office:value-type="float" office:value="84.8122090094372" calcext:value-type="float">
            <text:p>84.8122090094372</text:p>
          </table:table-cell>
          <table:table-cell table:formula="of:=[.E209]-[.$E$54]" office:value-type="float" office:value="31.023405194005" calcext:value-type="float">
            <text:p>31.023405194005</text:p>
          </table:table-cell>
          <table:table-cell table:number-columns-repeated="9"/>
        </table:table-row>
        <table:table-row table:style-name="ro1">
          <table:table-cell office:value-type="float" office:value="81.1449127197266" calcext:value-type="float">
            <text:p>81.1449127197266</text:p>
          </table:table-cell>
          <table:table-cell office:value-type="float" office:value="330.271179199219" calcext:value-type="float">
            <text:p>330.271179199219</text:p>
          </table:table-cell>
          <table:table-cell office:value-type="float" office:value="84.8294067382813" calcext:value-type="float">
            <text:p>84.8294067382813</text:p>
          </table:table-cell>
          <table:table-cell office:value-type="float" office:value="7007.00700700701" calcext:value-type="float">
            <text:p>7007.00700700701</text:p>
          </table:table-cell>
          <table:table-cell table:formula="of:=10^((LOG10(149.3)-LOG10([.C210]))/1.07+LOG10(50))" office:value-type="float" office:value="84.805058772129" calcext:value-type="float">
            <text:p>84.805058772129</text:p>
          </table:table-cell>
          <table:table-cell table:formula="of:=[.E210]-[.$E$54]" office:value-type="float" office:value="31.0162549566967" calcext:value-type="float">
            <text:p>31.0162549566967</text:p>
          </table:table-cell>
          <table:table-cell table:number-columns-repeated="9"/>
        </table:table-row>
        <table:table-row table:style-name="ro1">
          <table:table-cell office:value-type="float" office:value="78.5645904541016" calcext:value-type="float">
            <text:p>78.5645904541016</text:p>
          </table:table-cell>
          <table:table-cell office:value-type="float" office:value="330.746948242187" calcext:value-type="float">
            <text:p>330.746948242187</text:p>
          </table:table-cell>
          <table:table-cell office:value-type="float" office:value="84.5527496337891" calcext:value-type="float">
            <text:p>84.5527496337891</text:p>
          </table:table-cell>
          <table:table-cell office:value-type="float" office:value="7040.37370704037" calcext:value-type="float">
            <text:p>7040.37370704037</text:p>
          </table:table-cell>
          <table:table-cell table:formula="of:=10^((LOG10(149.3)-LOG10([.C211]))/1.07+LOG10(50))" office:value-type="float" office:value="85.0643606389334" calcext:value-type="float">
            <text:p>85.0643606389334</text:p>
          </table:table-cell>
          <table:table-cell table:formula="of:=[.E211]-[.$E$54]" office:value-type="float" office:value="31.2755568235012" calcext:value-type="float">
            <text:p>31.2755568235012</text:p>
          </table:table-cell>
          <table:table-cell table:number-columns-repeated="9"/>
        </table:table-row>
        <table:table-row table:style-name="ro1">
          <table:table-cell office:value-type="float" office:value="75.7225494384766" calcext:value-type="float">
            <text:p>75.7225494384766</text:p>
          </table:table-cell>
          <table:table-cell office:value-type="float" office:value="329.351470947266" calcext:value-type="float">
            <text:p>329.351470947266</text:p>
          </table:table-cell>
          <table:table-cell office:value-type="float" office:value="84.565544128418" calcext:value-type="float">
            <text:p>84.565544128418</text:p>
          </table:table-cell>
          <table:table-cell office:value-type="float" office:value="7073.74040707374" calcext:value-type="float">
            <text:p>7073.74040707374</text:p>
          </table:table-cell>
          <table:table-cell table:formula="of:=10^((LOG10(149.3)-LOG10([.C212]))/1.07+LOG10(50))" office:value-type="float" office:value="85.0523325757019" calcext:value-type="float">
            <text:p>85.0523325757019</text:p>
          </table:table-cell>
          <table:table-cell table:formula="of:=[.E212]-[.$E$54]" office:value-type="float" office:value="31.2635287602696" calcext:value-type="float">
            <text:p>31.2635287602696</text:p>
          </table:table-cell>
          <table:table-cell table:number-columns-repeated="9"/>
        </table:table-row>
        <table:table-row table:style-name="ro1">
          <table:table-cell office:value-type="float" office:value="75.7225494384766" calcext:value-type="float">
            <text:p>75.7225494384766</text:p>
          </table:table-cell>
          <table:table-cell office:value-type="float" office:value="329.351470947266" calcext:value-type="float">
            <text:p>329.351470947266</text:p>
          </table:table-cell>
          <table:table-cell office:value-type="float" office:value="84.565544128418" calcext:value-type="float">
            <text:p>84.565544128418</text:p>
          </table:table-cell>
          <table:table-cell office:value-type="float" office:value="7107.10710710711" calcext:value-type="float">
            <text:p>7107.10710710711</text:p>
          </table:table-cell>
          <table:table-cell table:formula="of:=10^((LOG10(149.3)-LOG10([.C213]))/1.07+LOG10(50))" office:value-type="float" office:value="85.0523325757019" calcext:value-type="float">
            <text:p>85.0523325757019</text:p>
          </table:table-cell>
          <table:table-cell table:formula="of:=[.E213]-[.$E$54]" office:value-type="float" office:value="31.2635287602696" calcext:value-type="float">
            <text:p>31.2635287602696</text:p>
          </table:table-cell>
          <table:table-cell table:number-columns-repeated="9"/>
        </table:table-row>
        <table:table-row table:style-name="ro1">
          <table:table-cell office:value-type="float" office:value="73.2231292724609" calcext:value-type="float">
            <text:p>73.2231292724609</text:p>
          </table:table-cell>
          <table:table-cell office:value-type="float" office:value="329.187286376953" calcext:value-type="float">
            <text:p>329.187286376953</text:p>
          </table:table-cell>
          <table:table-cell office:value-type="float" office:value="84.3204803466797" calcext:value-type="float">
            <text:p>84.3204803466797</text:p>
          </table:table-cell>
          <table:table-cell office:value-type="float" office:value="7140.47380714047" calcext:value-type="float">
            <text:p>7140.47380714047</text:p>
          </table:table-cell>
          <table:table-cell table:formula="of:=10^((LOG10(149.3)-LOG10([.C214]))/1.07+LOG10(50))" office:value-type="float" office:value="85.283330067184" calcext:value-type="float">
            <text:p>85.283330067184</text:p>
          </table:table-cell>
          <table:table-cell table:formula="of:=[.E214]-[.$E$54]" office:value-type="float" office:value="31.4945262517517" calcext:value-type="float">
            <text:p>31.4945262517517</text:p>
          </table:table-cell>
          <table:table-cell table:number-columns-repeated="9"/>
        </table:table-row>
        <table:table-row table:style-name="ro1">
          <table:table-cell office:value-type="float" office:value="71.2176742553711" calcext:value-type="float">
            <text:p>71.2176742553711</text:p>
          </table:table-cell>
          <table:table-cell office:value-type="float" office:value="329.986175537109" calcext:value-type="float">
            <text:p>329.986175537109</text:p>
          </table:table-cell>
          <table:table-cell office:value-type="float" office:value="83.7209243774414" calcext:value-type="float">
            <text:p>83.7209243774414</text:p>
          </table:table-cell>
          <table:table-cell office:value-type="float" office:value="7173.84050717384" calcext:value-type="float">
            <text:p>7173.84050717384</text:p>
          </table:table-cell>
          <table:table-cell table:formula="of:=10^((LOG10(149.3)-LOG10([.C215]))/1.07+LOG10(50))" office:value-type="float" office:value="85.8539863472414" calcext:value-type="float">
            <text:p>85.8539863472414</text:p>
          </table:table-cell>
          <table:table-cell table:formula="of:=[.E215]-[.$E$54]" office:value-type="float" office:value="32.0651825318091" calcext:value-type="float">
            <text:p>32.0651825318091</text:p>
          </table:table-cell>
          <table:table-cell table:number-columns-repeated="9"/>
        </table:table-row>
        <table:table-row table:style-name="ro1">
          <table:table-cell office:value-type="float" office:value="68.4470977783203" calcext:value-type="float">
            <text:p>68.4470977783203</text:p>
          </table:table-cell>
          <table:table-cell office:value-type="float" office:value="329.585693359375" calcext:value-type="float">
            <text:p>329.585693359375</text:p>
          </table:table-cell>
          <table:table-cell office:value-type="float" office:value="83.2654571533203" calcext:value-type="float">
            <text:p>83.2654571533203</text:p>
          </table:table-cell>
          <table:table-cell office:value-type="float" office:value="7207.20720720721" calcext:value-type="float">
            <text:p>7207.20720720721</text:p>
          </table:table-cell>
          <table:table-cell table:formula="of:=10^((LOG10(149.3)-LOG10([.C216]))/1.07+LOG10(50))" office:value-type="float" office:value="86.2928113691213" calcext:value-type="float">
            <text:p>86.2928113691213</text:p>
          </table:table-cell>
          <table:table-cell table:formula="of:=[.E216]-[.$E$54]" office:value-type="float" office:value="32.5040075536891" calcext:value-type="float">
            <text:p>32.5040075536891</text:p>
          </table:table-cell>
          <table:table-cell table:number-columns-repeated="9"/>
        </table:table-row>
        <table:table-row table:style-name="ro1">
          <table:table-cell office:value-type="float" office:value="68.4470977783203" calcext:value-type="float">
            <text:p>68.4470977783203</text:p>
          </table:table-cell>
          <table:table-cell office:value-type="float" office:value="329.585693359375" calcext:value-type="float">
            <text:p>329.585693359375</text:p>
          </table:table-cell>
          <table:table-cell office:value-type="float" office:value="83.2654571533203" calcext:value-type="float">
            <text:p>83.2654571533203</text:p>
          </table:table-cell>
          <table:table-cell office:value-type="float" office:value="7240.57390724057" calcext:value-type="float">
            <text:p>7240.57390724057</text:p>
          </table:table-cell>
          <table:table-cell table:formula="of:=10^((LOG10(149.3)-LOG10([.C217]))/1.07+LOG10(50))" office:value-type="float" office:value="86.2928113691213" calcext:value-type="float">
            <text:p>86.2928113691213</text:p>
          </table:table-cell>
          <table:table-cell table:formula="of:=[.E217]-[.$E$54]" office:value-type="float" office:value="32.5040075536891" calcext:value-type="float">
            <text:p>32.5040075536891</text:p>
          </table:table-cell>
          <table:table-cell table:number-columns-repeated="9"/>
        </table:table-row>
        <table:table-row table:style-name="ro1">
          <table:table-cell office:value-type="float" office:value="65.7236404418945" calcext:value-type="float">
            <text:p>65.7236404418945</text:p>
          </table:table-cell>
          <table:table-cell office:value-type="float" office:value="329.399047851562" calcext:value-type="float">
            <text:p>329.399047851562</text:p>
          </table:table-cell>
          <table:table-cell office:value-type="float" office:value="82.9461975097656" calcext:value-type="float">
            <text:p>82.9461975097656</text:p>
          </table:table-cell>
          <table:table-cell office:value-type="float" office:value="7273.94060727394" calcext:value-type="float">
            <text:p>7273.94060727394</text:p>
          </table:table-cell>
          <table:table-cell table:formula="of:=10^((LOG10(149.3)-LOG10([.C218]))/1.07+LOG10(50))" office:value-type="float" office:value="86.6031842563374" calcext:value-type="float">
            <text:p>86.6031842563374</text:p>
          </table:table-cell>
          <table:table-cell table:formula="of:=[.E218]-[.$E$54]" office:value-type="float" office:value="32.8143804409051" calcext:value-type="float">
            <text:p>32.8143804409051</text:p>
          </table:table-cell>
          <table:table-cell table:number-columns-repeated="9"/>
        </table:table-row>
        <table:table-row table:style-name="ro1">
          <table:table-cell office:value-type="float" office:value="61.5001487731934" calcext:value-type="float">
            <text:p>61.5001487731934</text:p>
          </table:table-cell>
          <table:table-cell office:value-type="float" office:value="327.137756347656" calcext:value-type="float">
            <text:p>327.137756347656</text:p>
          </table:table-cell>
          <table:table-cell office:value-type="float" office:value="83.0835342407227" calcext:value-type="float">
            <text:p>83.0835342407227</text:p>
          </table:table-cell>
          <table:table-cell office:value-type="float" office:value="7307.30730730731" calcext:value-type="float">
            <text:p>7307.30730730731</text:p>
          </table:table-cell>
          <table:table-cell table:formula="of:=10^((LOG10(149.3)-LOG10([.C219]))/1.07+LOG10(50))" office:value-type="float" office:value="86.4693875811286" calcext:value-type="float">
            <text:p>86.4693875811286</text:p>
          </table:table-cell>
          <table:table-cell table:formula="of:=[.E219]-[.$E$54]" office:value-type="float" office:value="32.6805837656963" calcext:value-type="float">
            <text:p>32.6805837656963</text:p>
          </table:table-cell>
          <table:table-cell table:number-columns-repeated="9"/>
        </table:table-row>
        <table:table-row table:style-name="ro1">
          <table:table-cell office:value-type="float" office:value="59.3151016235352" calcext:value-type="float">
            <text:p>59.3151016235352</text:p>
          </table:table-cell>
          <table:table-cell office:value-type="float" office:value="327.999816894531" calcext:value-type="float">
            <text:p>327.999816894531</text:p>
          </table:table-cell>
          <table:table-cell office:value-type="float" office:value="82.2637329101562" calcext:value-type="float">
            <text:p>82.2637329101562</text:p>
          </table:table-cell>
          <table:table-cell office:value-type="float" office:value="7340.67400734067" calcext:value-type="float">
            <text:p>7340.67400734067</text:p>
          </table:table-cell>
          <table:table-cell table:formula="of:=10^((LOG10(149.3)-LOG10([.C220]))/1.07+LOG10(50))" office:value-type="float" office:value="87.2744651340659" calcext:value-type="float">
            <text:p>87.2744651340659</text:p>
          </table:table-cell>
          <table:table-cell table:formula="of:=[.E220]-[.$E$54]" office:value-type="float" office:value="33.4856613186337" calcext:value-type="float">
            <text:p>33.4856613186337</text:p>
          </table:table-cell>
          <table:table-cell table:number-columns-repeated="9"/>
        </table:table-row>
        <table:table-row table:style-name="ro1">
          <table:table-cell office:value-type="float" office:value="56.3237991333008" calcext:value-type="float">
            <text:p>56.3237991333008</text:p>
          </table:table-cell>
          <table:table-cell office:value-type="float" office:value="327.266082763672" calcext:value-type="float">
            <text:p>327.266082763672</text:p>
          </table:table-cell>
          <table:table-cell office:value-type="float" office:value="82.1007080078125" calcext:value-type="float">
            <text:p>82.1007080078125</text:p>
          </table:table-cell>
          <table:table-cell office:value-type="float" office:value="7374.04070737404" calcext:value-type="float">
            <text:p>7374.04070737404</text:p>
          </table:table-cell>
          <table:table-cell table:formula="of:=10^((LOG10(149.3)-LOG10([.C221]))/1.07+LOG10(50))" office:value-type="float" office:value="87.4364156274161" calcext:value-type="float">
            <text:p>87.4364156274161</text:p>
          </table:table-cell>
          <table:table-cell table:formula="of:=[.E221]-[.$E$54]" office:value-type="float" office:value="33.6476118119838" calcext:value-type="float">
            <text:p>33.6476118119838</text:p>
          </table:table-cell>
          <table:table-cell table:number-columns-repeated="9"/>
        </table:table-row>
        <table:table-row table:style-name="ro1">
          <table:table-cell office:value-type="float" office:value="53.5866012573242" calcext:value-type="float">
            <text:p>53.5866012573242</text:p>
          </table:table-cell>
          <table:table-cell office:value-type="float" office:value="325.820037841797" calcext:value-type="float">
            <text:p>325.820037841797</text:p>
          </table:table-cell>
          <table:table-cell office:value-type="float" office:value="81.3297271728516" calcext:value-type="float">
            <text:p>81.3297271728516</text:p>
          </table:table-cell>
          <table:table-cell office:value-type="float" office:value="7407.40740740741" calcext:value-type="float">
            <text:p>7407.40740740741</text:p>
          </table:table-cell>
          <table:table-cell table:formula="of:=10^((LOG10(149.3)-LOG10([.C222]))/1.07+LOG10(50))" office:value-type="float" office:value="88.2108214293771" calcext:value-type="float">
            <text:p>88.2108214293771</text:p>
          </table:table-cell>
          <table:table-cell table:formula="of:=[.E222]-[.$E$54]" office:value-type="float" office:value="34.4220176139448" calcext:value-type="float">
            <text:p>34.4220176139448</text:p>
          </table:table-cell>
          <table:table-cell table:number-columns-repeated="9"/>
        </table:table-row>
        <table:table-row table:style-name="ro1">
          <table:table-cell office:value-type="float" office:value="53.5866012573242" calcext:value-type="float">
            <text:p>53.5866012573242</text:p>
          </table:table-cell>
          <table:table-cell office:value-type="float" office:value="325.820037841797" calcext:value-type="float">
            <text:p>325.820037841797</text:p>
          </table:table-cell>
          <table:table-cell office:value-type="float" office:value="81.3297271728516" calcext:value-type="float">
            <text:p>81.3297271728516</text:p>
          </table:table-cell>
          <table:table-cell office:value-type="float" office:value="7440.77410744077" calcext:value-type="float">
            <text:p>7440.77410744077</text:p>
          </table:table-cell>
          <table:table-cell table:formula="of:=10^((LOG10(149.3)-LOG10([.C223]))/1.07+LOG10(50))" office:value-type="float" office:value="88.2108214293771" calcext:value-type="float">
            <text:p>88.2108214293771</text:p>
          </table:table-cell>
          <table:table-cell table:formula="of:=[.E223]-[.$E$54]" office:value-type="float" office:value="34.4220176139448" calcext:value-type="float">
            <text:p>34.4220176139448</text:p>
          </table:table-cell>
          <table:table-cell table:number-columns-repeated="9"/>
        </table:table-row>
        <table:table-row table:style-name="ro1">
          <table:table-cell office:value-type="float" office:value="50.6172599792481" calcext:value-type="float">
            <text:p>50.6172599792481</text:p>
          </table:table-cell>
          <table:table-cell office:value-type="float" office:value="323.832214355469" calcext:value-type="float">
            <text:p>323.832214355469</text:p>
          </table:table-cell>
          <table:table-cell office:value-type="float" office:value="80.9462585449219" calcext:value-type="float">
            <text:p>80.9462585449219</text:p>
          </table:table-cell>
          <table:table-cell office:value-type="float" office:value="7474.14080747414" calcext:value-type="float">
            <text:p>7474.14080747414</text:p>
          </table:table-cell>
          <table:table-cell table:formula="of:=10^((LOG10(149.3)-LOG10([.C224]))/1.07+LOG10(50))" office:value-type="float" office:value="88.6013060719842" calcext:value-type="float">
            <text:p>88.6013060719842</text:p>
          </table:table-cell>
          <table:table-cell table:formula="of:=[.E224]-[.$E$54]" office:value-type="float" office:value="34.8125022565519" calcext:value-type="float">
            <text:p>34.8125022565519</text:p>
          </table:table-cell>
          <table:table-cell table:number-columns-repeated="9"/>
        </table:table-row>
        <table:table-row table:style-name="ro1">
          <table:table-cell office:value-type="float" office:value="47.3028984069824" calcext:value-type="float">
            <text:p>47.3028984069824</text:p>
          </table:table-cell>
          <table:table-cell office:value-type="float" office:value="321.790222167969" calcext:value-type="float">
            <text:p>321.790222167969</text:p>
          </table:table-cell>
          <table:table-cell office:value-type="float" office:value="80.7942428588867" calcext:value-type="float">
            <text:p>80.7942428588867</text:p>
          </table:table-cell>
          <table:table-cell office:value-type="float" office:value="7507.50750750751" calcext:value-type="float">
            <text:p>7507.50750750751</text:p>
          </table:table-cell>
          <table:table-cell table:formula="of:=10^((LOG10(149.3)-LOG10([.C225]))/1.07+LOG10(50))" office:value-type="float" office:value="88.7570953709104" calcext:value-type="float">
            <text:p>88.7570953709104</text:p>
          </table:table-cell>
          <table:table-cell table:formula="of:=[.E225]-[.$E$54]" office:value-type="float" office:value="34.9682915554781" calcext:value-type="float">
            <text:p>34.9682915554781</text:p>
          </table:table-cell>
          <table:table-cell table:number-columns-repeated="9"/>
        </table:table-row>
        <table:table-row table:style-name="ro1">
          <table:table-cell office:value-type="float" office:value="44.9834442138672" calcext:value-type="float">
            <text:p>44.9834442138672</text:p>
          </table:table-cell>
          <table:table-cell office:value-type="float" office:value="321.044891357422" calcext:value-type="float">
            <text:p>321.044891357422</text:p>
          </table:table-cell>
          <table:table-cell office:value-type="float" office:value="80.1095581054688" calcext:value-type="float">
            <text:p>80.1095581054688</text:p>
          </table:table-cell>
          <table:table-cell office:value-type="float" office:value="7540.87420754088" calcext:value-type="float">
            <text:p>7540.87420754088</text:p>
          </table:table-cell>
          <table:table-cell table:formula="of:=10^((LOG10(149.3)-LOG10([.C226]))/1.07+LOG10(50))" office:value-type="float" office:value="89.4658641173909" calcext:value-type="float">
            <text:p>89.4658641173909</text:p>
          </table:table-cell>
          <table:table-cell table:formula="of:=[.E226]-[.$E$54]" office:value-type="float" office:value="35.6770603019586" calcext:value-type="float">
            <text:p>35.6770603019586</text:p>
          </table:table-cell>
          <table:table-cell table:number-columns-repeated="9"/>
        </table:table-row>
        <table:table-row table:style-name="ro1">
          <table:table-cell office:value-type="float" office:value="42.1561393737793" calcext:value-type="float">
            <text:p>42.1561393737793</text:p>
          </table:table-cell>
          <table:table-cell office:value-type="float" office:value="320.067565917969" calcext:value-type="float">
            <text:p>320.067565917969</text:p>
          </table:table-cell>
          <table:table-cell office:value-type="float" office:value="79.9498138427734" calcext:value-type="float">
            <text:p>79.9498138427734</text:p>
          </table:table-cell>
          <table:table-cell office:value-type="float" office:value="7574.24090757424" calcext:value-type="float">
            <text:p>7574.24090757424</text:p>
          </table:table-cell>
          <table:table-cell table:formula="of:=10^((LOG10(149.3)-LOG10([.C227]))/1.07+LOG10(50))" office:value-type="float" office:value="89.6329166370965" calcext:value-type="float">
            <text:p>89.6329166370965</text:p>
          </table:table-cell>
          <table:table-cell table:formula="of:=[.E227]-[.$E$54]" office:value-type="float" office:value="35.8441128216642" calcext:value-type="float">
            <text:p>35.8441128216642</text:p>
          </table:table-cell>
          <table:table-cell table:number-columns-repeated="9"/>
        </table:table-row>
        <table:table-row table:style-name="ro1">
          <table:table-cell office:value-type="float" office:value="42.1561393737793" calcext:value-type="float">
            <text:p>42.1561393737793</text:p>
          </table:table-cell>
          <table:table-cell office:value-type="float" office:value="320.067565917969" calcext:value-type="float">
            <text:p>320.067565917969</text:p>
          </table:table-cell>
          <table:table-cell office:value-type="float" office:value="79.9498138427734" calcext:value-type="float">
            <text:p>79.9498138427734</text:p>
          </table:table-cell>
          <table:table-cell office:value-type="float" office:value="7607.60760760761" calcext:value-type="float">
            <text:p>7607.60760760761</text:p>
          </table:table-cell>
          <table:table-cell table:formula="of:=10^((LOG10(149.3)-LOG10([.C228]))/1.07+LOG10(50))" office:value-type="float" office:value="89.6329166370965" calcext:value-type="float">
            <text:p>89.6329166370965</text:p>
          </table:table-cell>
          <table:table-cell table:formula="of:=[.E228]-[.$E$54]" office:value-type="float" office:value="35.8441128216642" calcext:value-type="float">
            <text:p>35.8441128216642</text:p>
          </table:table-cell>
          <table:table-cell table:number-columns-repeated="9"/>
        </table:table-row>
        <table:table-row table:style-name="ro1">
          <table:table-cell office:value-type="float" office:value="39.8410835266113" calcext:value-type="float">
            <text:p>39.8410835266113</text:p>
          </table:table-cell>
          <table:table-cell office:value-type="float" office:value="319.941864013672" calcext:value-type="float">
            <text:p>319.941864013672</text:p>
          </table:table-cell>
          <table:table-cell office:value-type="float" office:value="79.7267532348633" calcext:value-type="float">
            <text:p>79.7267532348633</text:p>
          </table:table-cell>
          <table:table-cell office:value-type="float" office:value="7640.97430764098" calcext:value-type="float">
            <text:p>7640.97430764098</text:p>
          </table:table-cell>
          <table:table-cell table:formula="of:=10^((LOG10(149.3)-LOG10([.C229]))/1.07+LOG10(50))" office:value-type="float" office:value="89.8672654975499" calcext:value-type="float">
            <text:p>89.8672654975499</text:p>
          </table:table-cell>
          <table:table-cell table:formula="of:=[.E229]-[.$E$54]" office:value-type="float" office:value="36.0784616821176" calcext:value-type="float">
            <text:p>36.0784616821176</text:p>
          </table:table-cell>
          <table:table-cell table:number-columns-repeated="9"/>
        </table:table-row>
        <table:table-row table:style-name="ro1">
          <table:table-cell office:value-type="float" office:value="38.0714302062988" calcext:value-type="float">
            <text:p>38.0714302062988</text:p>
          </table:table-cell>
          <table:table-cell office:value-type="float" office:value="319.023803710937" calcext:value-type="float">
            <text:p>319.023803710937</text:p>
          </table:table-cell>
          <table:table-cell office:value-type="float" office:value="78.7855529785156" calcext:value-type="float">
            <text:p>78.7855529785156</text:p>
          </table:table-cell>
          <table:table-cell office:value-type="float" office:value="7674.34100767434" calcext:value-type="float">
            <text:p>7674.34100767434</text:p>
          </table:table-cell>
          <table:table-cell table:formula="of:=10^((LOG10(149.3)-LOG10([.C230]))/1.07+LOG10(50))" office:value-type="float" office:value="90.8702267903335" calcext:value-type="float">
            <text:p>90.8702267903335</text:p>
          </table:table-cell>
          <table:table-cell table:formula="of:=[.E230]-[.$E$54]" office:value-type="float" office:value="37.0814229749012" calcext:value-type="float">
            <text:p>37.0814229749012</text:p>
          </table:table-cell>
          <table:table-cell table:number-columns-repeated="9"/>
        </table:table-row>
        <table:table-row table:style-name="ro1">
          <table:table-cell office:value-type="float" office:value="33.869384765625" calcext:value-type="float">
            <text:p>33.869384765625</text:p>
          </table:table-cell>
          <table:table-cell office:value-type="float" office:value="316.773834228516" calcext:value-type="float">
            <text:p>316.773834228516</text:p>
          </table:table-cell>
          <table:table-cell office:value-type="float" office:value="79.8607940673828" calcext:value-type="float">
            <text:p>79.8607940673828</text:p>
          </table:table-cell>
          <table:table-cell office:value-type="float" office:value="7707.70770770771" calcext:value-type="float">
            <text:p>7707.70770770771</text:p>
          </table:table-cell>
          <table:table-cell table:formula="of:=10^((LOG10(149.3)-LOG10([.C231]))/1.07+LOG10(50))" office:value-type="float" office:value="89.7262895251119" calcext:value-type="float">
            <text:p>89.7262895251119</text:p>
          </table:table-cell>
          <table:table-cell table:formula="of:=[.E231]-[.$E$54]" office:value-type="float" office:value="35.9374857096796" calcext:value-type="float">
            <text:p>35.9374857096796</text:p>
          </table:table-cell>
          <table:table-cell table:number-columns-repeated="9"/>
        </table:table-row>
        <table:table-row table:style-name="ro1">
          <table:table-cell office:value-type="float" office:value="27.9163341522217" calcext:value-type="float">
            <text:p>27.9163341522217</text:p>
          </table:table-cell>
          <table:table-cell office:value-type="float" office:value="310.606903076172" calcext:value-type="float">
            <text:p>310.606903076172</text:p>
          </table:table-cell>
          <table:table-cell office:value-type="float" office:value="84.1581878662109" calcext:value-type="float">
            <text:p>84.1581878662109</text:p>
          </table:table-cell>
          <table:table-cell office:value-type="float" office:value="7741.07440774108" calcext:value-type="float">
            <text:p>7741.07440774108</text:p>
          </table:table-cell>
          <table:table-cell table:formula="of:=10^((LOG10(149.3)-LOG10([.C232]))/1.07+LOG10(50))" office:value-type="float" office:value="85.4370233962657" calcext:value-type="float">
            <text:p>85.4370233962657</text:p>
          </table:table-cell>
          <table:table-cell table:formula="of:=[.E232]-[.$E$54]" office:value-type="float" office:value="31.6482195808335" calcext:value-type="float">
            <text:p>31.6482195808335</text:p>
          </table:table-cell>
          <table:table-cell table:number-columns-repeated="9"/>
        </table:table-row>
        <table:table-row table:style-name="ro1">
          <table:table-cell office:value-type="float" office:value="27.9163341522217" calcext:value-type="float">
            <text:p>27.9163341522217</text:p>
          </table:table-cell>
          <table:table-cell office:value-type="float" office:value="310.606903076172" calcext:value-type="float">
            <text:p>310.606903076172</text:p>
          </table:table-cell>
          <table:table-cell office:value-type="float" office:value="84.1581878662109" calcext:value-type="float">
            <text:p>84.1581878662109</text:p>
          </table:table-cell>
          <table:table-cell office:value-type="float" office:value="7774.44110777444" calcext:value-type="float">
            <text:p>7774.44110777444</text:p>
          </table:table-cell>
          <table:table-cell table:formula="of:=10^((LOG10(149.3)-LOG10([.C233]))/1.07+LOG10(50))" office:value-type="float" office:value="85.4370233962657" calcext:value-type="float">
            <text:p>85.4370233962657</text:p>
          </table:table-cell>
          <table:table-cell table:formula="of:=[.E233]-[.$E$54]" office:value-type="float" office:value="31.6482195808335" calcext:value-type="float">
            <text:p>31.6482195808335</text:p>
          </table:table-cell>
          <table:table-cell table:number-columns-repeated="9"/>
        </table:table-row>
        <table:table-row table:style-name="ro1">
          <table:table-cell office:value-type="float" office:value="29.5279502868652" calcext:value-type="float">
            <text:p>29.5279502868652</text:p>
          </table:table-cell>
          <table:table-cell office:value-type="float" office:value="316.919250488281" calcext:value-type="float">
            <text:p>316.919250488281</text:p>
          </table:table-cell>
          <table:table-cell office:value-type="float" office:value="79.7488021850586" calcext:value-type="float">
            <text:p>79.7488021850586</text:p>
          </table:table-cell>
          <table:table-cell office:value-type="float" office:value="7807.80780780781" calcext:value-type="float">
            <text:p>7807.80780780781</text:p>
          </table:table-cell>
          <table:table-cell table:formula="of:=10^((LOG10(149.3)-LOG10([.C234]))/1.07+LOG10(50))" office:value-type="float" office:value="89.8440442565847" calcext:value-type="float">
            <text:p>89.8440442565847</text:p>
          </table:table-cell>
          <table:table-cell table:formula="of:=[.E234]-[.$E$54]" office:value-type="float" office:value="36.0552404411524" calcext:value-type="float">
            <text:p>36.0552404411524</text:p>
          </table:table-cell>
          <table:table-cell table:number-columns-repeated="9"/>
        </table:table-row>
        <table:table-row table:style-name="ro1">
          <table:table-cell office:value-type="float" office:value="28.2478122711182" calcext:value-type="float">
            <text:p>28.2478122711182</text:p>
          </table:table-cell>
          <table:table-cell office:value-type="float" office:value="316.820129394531" calcext:value-type="float">
            <text:p>316.820129394531</text:p>
          </table:table-cell>
          <table:table-cell office:value-type="float" office:value="79.0260162353516" calcext:value-type="float">
            <text:p>79.0260162353516</text:p>
          </table:table-cell>
          <table:table-cell office:value-type="float" office:value="7841.17450784118" calcext:value-type="float">
            <text:p>7841.17450784118</text:p>
          </table:table-cell>
          <table:table-cell table:formula="of:=10^((LOG10(149.3)-LOG10([.C235]))/1.07+LOG10(50))" office:value-type="float" office:value="90.6117867854058" calcext:value-type="float">
            <text:p>90.6117867854058</text:p>
          </table:table-cell>
          <table:table-cell table:formula="of:=[.E235]-[.$E$54]" office:value-type="float" office:value="36.8229829699736" calcext:value-type="float">
            <text:p>36.8229829699736</text:p>
          </table:table-cell>
          <table:table-cell table:number-columns-repeated="9"/>
        </table:table-row>
        <table:table-row table:style-name="ro1">
          <table:table-cell office:value-type="float" office:value="27.2875900268555" calcext:value-type="float">
            <text:p>27.2875900268555</text:p>
          </table:table-cell>
          <table:table-cell office:value-type="float" office:value="317.165588378906" calcext:value-type="float">
            <text:p>317.165588378906</text:p>
          </table:table-cell>
          <table:table-cell office:value-type="float" office:value="78.3745727539062" calcext:value-type="float">
            <text:p>78.3745727539062</text:p>
          </table:table-cell>
          <table:table-cell office:value-type="float" office:value="7874.54120787454" calcext:value-type="float">
            <text:p>7874.54120787454</text:p>
          </table:table-cell>
          <table:table-cell table:formula="of:=10^((LOG10(149.3)-LOG10([.C236]))/1.07+LOG10(50))" office:value-type="float" office:value="91.3154822077767" calcext:value-type="float">
            <text:p>91.3154822077767</text:p>
          </table:table-cell>
          <table:table-cell table:formula="of:=[.E236]-[.$E$54]" office:value-type="float" office:value="37.5266783923445" calcext:value-type="float">
            <text:p>37.5266783923445</text:p>
          </table:table-cell>
          <table:table-cell table:number-columns-repeated="9"/>
        </table:table-row>
        <table:table-row table:style-name="ro1">
          <table:table-cell office:value-type="float" office:value="27.2875900268555" calcext:value-type="float">
            <text:p>27.2875900268555</text:p>
          </table:table-cell>
          <table:table-cell office:value-type="float" office:value="317.165588378906" calcext:value-type="float">
            <text:p>317.165588378906</text:p>
          </table:table-cell>
          <table:table-cell office:value-type="float" office:value="78.3745727539062" calcext:value-type="float">
            <text:p>78.3745727539062</text:p>
          </table:table-cell>
          <table:table-cell office:value-type="float" office:value="7907.90790790791" calcext:value-type="float">
            <text:p>7907.90790790791</text:p>
          </table:table-cell>
          <table:table-cell table:formula="of:=10^((LOG10(149.3)-LOG10([.C237]))/1.07+LOG10(50))" office:value-type="float" office:value="91.3154822077767" calcext:value-type="float">
            <text:p>91.3154822077767</text:p>
          </table:table-cell>
          <table:table-cell table:formula="of:=[.E237]-[.$E$54]" office:value-type="float" office:value="37.5266783923445" calcext:value-type="float">
            <text:p>37.5266783923445</text:p>
          </table:table-cell>
          <table:table-cell table:number-columns-repeated="9"/>
        </table:table-row>
        <table:table-row table:style-name="ro1">
          <table:table-cell office:value-type="float" office:value="22.6464710235596" calcext:value-type="float">
            <text:p>22.6464710235596</text:p>
          </table:table-cell>
          <table:table-cell office:value-type="float" office:value="312.971008300781" calcext:value-type="float">
            <text:p>312.971008300781</text:p>
          </table:table-cell>
          <table:table-cell office:value-type="float" office:value="81.2490158081055" calcext:value-type="float">
            <text:p>81.2490158081055</text:p>
          </table:table-cell>
          <table:table-cell office:value-type="float" office:value="7941.27460794127" calcext:value-type="float">
            <text:p>7941.27460794127</text:p>
          </table:table-cell>
          <table:table-cell table:formula="of:=10^((LOG10(149.3)-LOG10([.C238]))/1.07+LOG10(50))" office:value-type="float" office:value="88.2927132569548" calcext:value-type="float">
            <text:p>88.2927132569548</text:p>
          </table:table-cell>
          <table:table-cell table:formula="of:=[.E238]-[.$E$54]" office:value-type="float" office:value="34.5039094415225" calcext:value-type="float">
            <text:p>34.5039094415225</text:p>
          </table:table-cell>
          <table:table-cell table:number-columns-repeated="9"/>
        </table:table-row>
        <table:table-row table:style-name="ro1">
          <table:table-cell office:value-type="float" office:value="21.2318649291992" calcext:value-type="float">
            <text:p>21.2318649291992</text:p>
          </table:table-cell>
          <table:table-cell office:value-type="float" office:value="312.335540771484" calcext:value-type="float">
            <text:p>312.335540771484</text:p>
          </table:table-cell>
          <table:table-cell office:value-type="float" office:value="81.5069198608398" calcext:value-type="float">
            <text:p>81.5069198608398</text:p>
          </table:table-cell>
          <table:table-cell office:value-type="float" office:value="7974.64130797464" calcext:value-type="float">
            <text:p>7974.64130797464</text:p>
          </table:table-cell>
          <table:table-cell table:formula="of:=10^((LOG10(149.3)-LOG10([.C239]))/1.07+LOG10(50))" office:value-type="float" office:value="88.0315874656294" calcext:value-type="float">
            <text:p>88.0315874656294</text:p>
          </table:table-cell>
          <table:table-cell table:formula="of:=[.E239]-[.$E$54]" office:value-type="float" office:value="34.2427836501971" calcext:value-type="float">
            <text:p>34.2427836501971</text:p>
          </table:table-cell>
          <table:table-cell table:number-columns-repeated="9"/>
        </table:table-row>
        <table:table-row table:style-name="ro1">
          <table:table-cell office:value-type="float" office:value="20.4926452636719" calcext:value-type="float">
            <text:p>20.4926452636719</text:p>
          </table:table-cell>
          <table:table-cell office:value-type="float" office:value="312.662933349609" calcext:value-type="float">
            <text:p>312.662933349609</text:p>
          </table:table-cell>
          <table:table-cell office:value-type="float" office:value="80.9732208251953" calcext:value-type="float">
            <text:p>80.9732208251953</text:p>
          </table:table-cell>
          <table:table-cell office:value-type="float" office:value="8008.00800800801" calcext:value-type="float">
            <text:p>8008.00800800801</text:p>
          </table:table-cell>
          <table:table-cell table:formula="of:=10^((LOG10(149.3)-LOG10([.C240]))/1.07+LOG10(50))" office:value-type="float" office:value="88.5737335633401" calcext:value-type="float">
            <text:p>88.5737335633401</text:p>
          </table:table-cell>
          <table:table-cell table:formula="of:=[.E240]-[.$E$54]" office:value-type="float" office:value="34.7849297479078" calcext:value-type="float">
            <text:p>34.7849297479078</text:p>
          </table:table-cell>
          <table:table-cell table:number-columns-repeated="9"/>
        </table:table-row>
        <table:table-row table:style-name="ro1">
          <table:table-cell office:value-type="float" office:value="20.0848903656006" calcext:value-type="float">
            <text:p>20.0848903656006</text:p>
          </table:table-cell>
          <table:table-cell office:value-type="float" office:value="313.168060302734" calcext:value-type="float">
            <text:p>313.168060302734</text:p>
          </table:table-cell>
          <table:table-cell office:value-type="float" office:value="80.3817596435547" calcext:value-type="float">
            <text:p>80.3817596435547</text:p>
          </table:table-cell>
          <table:table-cell office:value-type="float" office:value="8041.37470804137" calcext:value-type="float">
            <text:p>8041.37470804137</text:p>
          </table:table-cell>
          <table:table-cell table:formula="of:=10^((LOG10(149.3)-LOG10([.C241]))/1.07+LOG10(50))" office:value-type="float" office:value="89.1826891816835" calcext:value-type="float">
            <text:p>89.1826891816835</text:p>
          </table:table-cell>
          <table:table-cell table:formula="of:=[.E241]-[.$E$54]" office:value-type="float" office:value="35.3938853662512" calcext:value-type="float">
            <text:p>35.3938853662512</text:p>
          </table:table-cell>
          <table:table-cell table:number-columns-repeated="9"/>
        </table:table-row>
        <table:table-row table:style-name="ro1">
          <table:table-cell office:value-type="float" office:value="20.0848903656006" calcext:value-type="float">
            <text:p>20.0848903656006</text:p>
          </table:table-cell>
          <table:table-cell office:value-type="float" office:value="313.168060302734" calcext:value-type="float">
            <text:p>313.168060302734</text:p>
          </table:table-cell>
          <table:table-cell office:value-type="float" office:value="80.3817596435547" calcext:value-type="float">
            <text:p>80.3817596435547</text:p>
          </table:table-cell>
          <table:table-cell office:value-type="float" office:value="8074.74140807474" calcext:value-type="float">
            <text:p>8074.74140807474</text:p>
          </table:table-cell>
          <table:table-cell table:formula="of:=10^((LOG10(149.3)-LOG10([.C242]))/1.07+LOG10(50))" office:value-type="float" office:value="89.1826891816835" calcext:value-type="float">
            <text:p>89.1826891816835</text:p>
          </table:table-cell>
          <table:table-cell table:formula="of:=[.E242]-[.$E$54]" office:value-type="float" office:value="35.3938853662512" calcext:value-type="float">
            <text:p>35.3938853662512</text:p>
          </table:table-cell>
          <table:table-cell table:number-columns-repeated="9"/>
        </table:table-row>
        <table:table-row table:style-name="ro1">
          <table:table-cell office:value-type="float" office:value="21.9335498809814" calcext:value-type="float">
            <text:p>21.9335498809814</text:p>
          </table:table-cell>
          <table:table-cell office:value-type="float" office:value="317.527648925781" calcext:value-type="float">
            <text:p>317.527648925781</text:p>
          </table:table-cell>
          <table:table-cell office:value-type="float" office:value="77.6352233886719" calcext:value-type="float">
            <text:p>77.6352233886719</text:p>
          </table:table-cell>
          <table:table-cell office:value-type="float" office:value="8108.10810810811" calcext:value-type="float">
            <text:p>8108.10810810811</text:p>
          </table:table-cell>
          <table:table-cell table:formula="of:=10^((LOG10(149.3)-LOG10([.C243]))/1.07+LOG10(50))" office:value-type="float" office:value="92.1279696978337" calcext:value-type="float">
            <text:p>92.1279696978337</text:p>
          </table:table-cell>
          <table:table-cell table:formula="of:=[.E243]-[.$E$54]" office:value-type="float" office:value="38.3391658824014" calcext:value-type="float">
            <text:p>38.3391658824014</text:p>
          </table:table-cell>
          <table:table-cell table:number-columns-repeated="9"/>
        </table:table-row>
        <table:table-row table:style-name="ro1">
          <table:table-cell office:value-type="float" office:value="22.9764995574951" calcext:value-type="float">
            <text:p>22.9764995574951</text:p>
          </table:table-cell>
          <table:table-cell office:value-type="float" office:value="319.444091796875" calcext:value-type="float">
            <text:p>319.444091796875</text:p>
          </table:table-cell>
          <table:table-cell office:value-type="float" office:value="76.1071319580078" calcext:value-type="float">
            <text:p>76.1071319580078</text:p>
          </table:table-cell>
          <table:table-cell office:value-type="float" office:value="8141.47480814148" calcext:value-type="float">
            <text:p>8141.47480814148</text:p>
          </table:table-cell>
          <table:table-cell table:formula="of:=10^((LOG10(149.3)-LOG10([.C244]))/1.07+LOG10(50))" office:value-type="float" office:value="93.8555903981302" calcext:value-type="float">
            <text:p>93.8555903981302</text:p>
          </table:table-cell>
          <table:table-cell table:formula="of:=[.E244]-[.$E$54]" office:value-type="float" office:value="40.0667865826979" calcext:value-type="float">
            <text:p>40.0667865826979</text:p>
          </table:table-cell>
          <table:table-cell table:number-columns-repeated="9"/>
        </table:table-row>
        <table:table-row table:style-name="ro1">
          <table:table-cell office:value-type="float" office:value="20.9036445617676" calcext:value-type="float">
            <text:p>20.9036445617676</text:p>
          </table:table-cell>
          <table:table-cell office:value-type="float" office:value="318.968811035156" calcext:value-type="float">
            <text:p>318.968811035156</text:p>
          </table:table-cell>
          <table:table-cell office:value-type="float" office:value="76.9259185791016" calcext:value-type="float">
            <text:p>76.9259185791016</text:p>
          </table:table-cell>
          <table:table-cell office:value-type="float" office:value="8174.84150817484" calcext:value-type="float">
            <text:p>8174.84150817484</text:p>
          </table:table-cell>
          <table:table-cell table:formula="of:=10^((LOG10(149.3)-LOG10([.C245]))/1.07+LOG10(50))" office:value-type="float" office:value="92.921634931475" calcext:value-type="float">
            <text:p>92.921634931475</text:p>
          </table:table-cell>
          <table:table-cell table:formula="of:=[.E245]-[.$E$54]" office:value-type="float" office:value="39.1328311160427" calcext:value-type="float">
            <text:p>39.1328311160427</text:p>
          </table:table-cell>
          <table:table-cell table:number-columns-repeated="9"/>
        </table:table-row>
        <table:table-row table:style-name="ro1">
          <table:table-cell office:value-type="float" office:value="20.7398071289062" calcext:value-type="float">
            <text:p>20.7398071289062</text:p>
          </table:table-cell>
          <table:table-cell office:value-type="float" office:value="320.303192138672" calcext:value-type="float">
            <text:p>320.303192138672</text:p>
          </table:table-cell>
          <table:table-cell office:value-type="float" office:value="76.2948150634766" calcext:value-type="float">
            <text:p>76.2948150634766</text:p>
          </table:table-cell>
          <table:table-cell office:value-type="float" office:value="8208.20820820821" calcext:value-type="float">
            <text:p>8208.20820820821</text:p>
          </table:table-cell>
          <table:table-cell table:formula="of:=10^((LOG10(149.3)-LOG10([.C246]))/1.07+LOG10(50))" office:value-type="float" office:value="93.6397953375495" calcext:value-type="float">
            <text:p>93.6397953375495</text:p>
          </table:table-cell>
          <table:table-cell table:formula="of:=[.E246]-[.$E$54]" office:value-type="float" office:value="39.8509915221173" calcext:value-type="float">
            <text:p>39.8509915221173</text:p>
          </table:table-cell>
          <table:table-cell table:number-columns-repeated="9"/>
        </table:table-row>
        <table:table-row table:style-name="ro1">
          <table:table-cell office:value-type="float" office:value="20.7398071289062" calcext:value-type="float">
            <text:p>20.7398071289062</text:p>
          </table:table-cell>
          <table:table-cell office:value-type="float" office:value="320.303192138672" calcext:value-type="float">
            <text:p>320.303192138672</text:p>
          </table:table-cell>
          <table:table-cell office:value-type="float" office:value="76.2948150634766" calcext:value-type="float">
            <text:p>76.2948150634766</text:p>
          </table:table-cell>
          <table:table-cell office:value-type="float" office:value="8241.57490824157" calcext:value-type="float">
            <text:p>8241.57490824157</text:p>
          </table:table-cell>
          <table:table-cell table:formula="of:=10^((LOG10(149.3)-LOG10([.C247]))/1.07+LOG10(50))" office:value-type="float" office:value="93.6397953375495" calcext:value-type="float">
            <text:p>93.6397953375495</text:p>
          </table:table-cell>
          <table:table-cell table:formula="of:=[.E247]-[.$E$54]" office:value-type="float" office:value="39.8509915221173" calcext:value-type="float">
            <text:p>39.8509915221173</text:p>
          </table:table-cell>
          <table:table-cell table:number-columns-repeated="9"/>
        </table:table-row>
        <table:table-row table:style-name="ro1">
          <table:table-cell office:value-type="float" office:value="20.4861392974853" calcext:value-type="float">
            <text:p>20.4861392974853</text:p>
          </table:table-cell>
          <table:table-cell office:value-type="float" office:value="321.112060546875" calcext:value-type="float">
            <text:p>321.112060546875</text:p>
          </table:table-cell>
          <table:table-cell office:value-type="float" office:value="75.712287902832" calcext:value-type="float">
            <text:p>75.712287902832</text:p>
          </table:table-cell>
          <table:table-cell office:value-type="float" office:value="8274.94160827494" calcext:value-type="float">
            <text:p>8274.94160827494</text:p>
          </table:table-cell>
          <table:table-cell table:formula="of:=10^((LOG10(149.3)-LOG10([.C248]))/1.07+LOG10(50))" office:value-type="float" office:value="94.3129540509522" calcext:value-type="float">
            <text:p>94.3129540509522</text:p>
          </table:table-cell>
          <table:table-cell table:formula="of:=[.E248]-[.$E$54]" office:value-type="float" office:value="40.52415023552" calcext:value-type="float">
            <text:p>40.52415023552</text:p>
          </table:table-cell>
          <table:table-cell table:number-columns-repeated="9"/>
        </table:table-row>
        <table:table-row table:style-name="ro1">
          <table:table-cell office:value-type="float" office:value="19.466667175293" calcext:value-type="float">
            <text:p>19.466667175293</text:p>
          </table:table-cell>
          <table:table-cell office:value-type="float" office:value="321.466674804687" calcext:value-type="float">
            <text:p>321.466674804687</text:p>
          </table:table-cell>
          <table:table-cell office:value-type="float" office:value="76.0665435791016" calcext:value-type="float">
            <text:p>76.0665435791016</text:p>
          </table:table-cell>
          <table:table-cell office:value-type="float" office:value="8308.30830830831" calcext:value-type="float">
            <text:p>8308.30830830831</text:p>
          </table:table-cell>
          <table:table-cell table:formula="of:=10^((LOG10(149.3)-LOG10([.C249]))/1.07+LOG10(50))" office:value-type="float" office:value="93.902393734513" calcext:value-type="float">
            <text:p>93.902393734513</text:p>
          </table:table-cell>
          <table:table-cell table:formula="of:=[.E249]-[.$E$54]" office:value-type="float" office:value="40.1135899190807" calcext:value-type="float">
            <text:p>40.1135899190807</text:p>
          </table:table-cell>
          <table:table-cell table:number-columns-repeated="9"/>
        </table:table-row>
        <table:table-row table:style-name="ro1">
          <table:table-cell office:value-type="float" office:value="17.9272022247314" calcext:value-type="float">
            <text:p>17.9272022247314</text:p>
          </table:table-cell>
          <table:table-cell office:value-type="float" office:value="321.238006591797" calcext:value-type="float">
            <text:p>321.238006591797</text:p>
          </table:table-cell>
          <table:table-cell office:value-type="float" office:value="75.9093856811523" calcext:value-type="float">
            <text:p>75.9093856811523</text:p>
          </table:table-cell>
          <table:table-cell office:value-type="float" office:value="8341.67500834168" calcext:value-type="float">
            <text:p>8341.67500834168</text:p>
          </table:table-cell>
          <table:table-cell table:formula="of:=10^((LOG10(149.3)-LOG10([.C250]))/1.07+LOG10(50))" office:value-type="float" office:value="94.0840725249455" calcext:value-type="float">
            <text:p>94.0840725249455</text:p>
          </table:table-cell>
          <table:table-cell table:formula="of:=[.E250]-[.$E$54]" office:value-type="float" office:value="40.2952687095132" calcext:value-type="float">
            <text:p>40.2952687095132</text:p>
          </table:table-cell>
          <table:table-cell table:number-columns-repeated="9"/>
        </table:table-row>
        <table:table-row table:style-name="ro1">
          <table:table-cell office:value-type="float" office:value="17.9210529327393" calcext:value-type="float">
            <text:p>17.9210529327393</text:p>
          </table:table-cell>
          <table:table-cell office:value-type="float" office:value="323.246856689453" calcext:value-type="float">
            <text:p>323.246856689453</text:p>
          </table:table-cell>
          <table:table-cell office:value-type="float" office:value="74.9279327392578" calcext:value-type="float">
            <text:p>74.9279327392578</text:p>
          </table:table-cell>
          <table:table-cell office:value-type="float" office:value="8375.04170837504" calcext:value-type="float">
            <text:p>8375.04170837504</text:p>
          </table:table-cell>
          <table:table-cell table:formula="of:=10^((LOG10(149.3)-LOG10([.C251]))/1.07+LOG10(50))" office:value-type="float" office:value="95.2353309024396" calcext:value-type="float">
            <text:p>95.2353309024396</text:p>
          </table:table-cell>
          <table:table-cell table:formula="of:=[.E251]-[.$E$54]" office:value-type="float" office:value="41.4465270870073" calcext:value-type="float">
            <text:p>41.4465270870073</text:p>
          </table:table-cell>
          <table:table-cell table:number-columns-repeated="9"/>
        </table:table-row>
        <table:table-row table:style-name="ro1">
          <table:table-cell office:value-type="float" office:value="17.9210529327393" calcext:value-type="float">
            <text:p>17.9210529327393</text:p>
          </table:table-cell>
          <table:table-cell office:value-type="float" office:value="323.246856689453" calcext:value-type="float">
            <text:p>323.246856689453</text:p>
          </table:table-cell>
          <table:table-cell office:value-type="float" office:value="74.9279327392578" calcext:value-type="float">
            <text:p>74.9279327392578</text:p>
          </table:table-cell>
          <table:table-cell office:value-type="float" office:value="8408.40840840841" calcext:value-type="float">
            <text:p>8408.40840840841</text:p>
          </table:table-cell>
          <table:table-cell table:formula="of:=10^((LOG10(149.3)-LOG10([.C252]))/1.07+LOG10(50))" office:value-type="float" office:value="95.2353309024396" calcext:value-type="float">
            <text:p>95.2353309024396</text:p>
          </table:table-cell>
          <table:table-cell table:formula="of:=[.E252]-[.$E$54]" office:value-type="float" office:value="41.4465270870073" calcext:value-type="float">
            <text:p>41.4465270870073</text:p>
          </table:table-cell>
          <table:table-cell table:number-columns-repeated="9"/>
        </table:table-row>
        <table:table-row table:style-name="ro1">
          <table:table-cell office:value-type="float" office:value="16.1233768463135" calcext:value-type="float">
            <text:p>16.1233768463135</text:p>
          </table:table-cell>
          <table:table-cell office:value-type="float" office:value="323.548706054687" calcext:value-type="float">
            <text:p>323.548706054687</text:p>
          </table:table-cell>
          <table:table-cell office:value-type="float" office:value="75.2002105712891" calcext:value-type="float">
            <text:p>75.2002105712891</text:p>
          </table:table-cell>
          <table:table-cell office:value-type="float" office:value="8441.77510844178" calcext:value-type="float">
            <text:p>8441.77510844178</text:p>
          </table:table-cell>
          <table:table-cell table:formula="of:=10^((LOG10(149.3)-LOG10([.C253]))/1.07+LOG10(50))" office:value-type="float" office:value="94.9130318391741" calcext:value-type="float">
            <text:p>94.9130318391741</text:p>
          </table:table-cell>
          <table:table-cell table:formula="of:=[.E253]-[.$E$54]" office:value-type="float" office:value="41.1242280237418" calcext:value-type="float">
            <text:p>41.1242280237418</text:p>
          </table:table-cell>
          <table:table-cell table:number-columns-repeated="9"/>
        </table:table-row>
        <table:table-row table:style-name="ro1">
          <table:table-cell office:value-type="float" office:value="15.4078159332275" calcext:value-type="float">
            <text:p>15.4078159332275</text:p>
          </table:table-cell>
          <table:table-cell office:value-type="float" office:value="323.850402832031" calcext:value-type="float">
            <text:p>323.850402832031</text:p>
          </table:table-cell>
          <table:table-cell office:value-type="float" office:value="74.754768371582" calcext:value-type="float">
            <text:p>74.754768371582</text:p>
          </table:table-cell>
          <table:table-cell office:value-type="float" office:value="8475.14180847514" calcext:value-type="float">
            <text:p>8475.14180847514</text:p>
          </table:table-cell>
          <table:table-cell table:formula="of:=10^((LOG10(149.3)-LOG10([.C254]))/1.07+LOG10(50))" office:value-type="float" office:value="95.441489317847" calcext:value-type="float">
            <text:p>95.441489317847</text:p>
          </table:table-cell>
          <table:table-cell table:formula="of:=[.E254]-[.$E$54]" office:value-type="float" office:value="41.6526855024147" calcext:value-type="float">
            <text:p>41.6526855024147</text:p>
          </table:table-cell>
          <table:table-cell table:number-columns-repeated="9"/>
        </table:table-row>
        <table:table-row table:style-name="ro1">
          <table:table-cell office:value-type="float" office:value="14.6633462905884" calcext:value-type="float">
            <text:p>14.6633462905884</text:p>
          </table:table-cell>
          <table:table-cell office:value-type="float" office:value="323.296203613281" calcext:value-type="float">
            <text:p>323.296203613281</text:p>
          </table:table-cell>
          <table:table-cell office:value-type="float" office:value="74.1678314208984" calcext:value-type="float">
            <text:p>74.1678314208984</text:p>
          </table:table-cell>
          <table:table-cell office:value-type="float" office:value="8508.50850850851" calcext:value-type="float">
            <text:p>8508.50850850851</text:p>
          </table:table-cell>
          <table:table-cell table:formula="of:=10^((LOG10(149.3)-LOG10([.C255]))/1.07+LOG10(50))" office:value-type="float" office:value="96.1471845454463" calcext:value-type="float">
            <text:p>96.1471845454463</text:p>
          </table:table-cell>
          <table:table-cell table:formula="of:=[.E255]-[.$E$54]" office:value-type="float" office:value="42.3583807300141" calcext:value-type="float">
            <text:p>42.3583807300141</text:p>
          </table:table-cell>
          <table:table-cell table:number-columns-repeated="9"/>
        </table:table-row>
        <table:table-row table:style-name="ro1">
          <table:table-cell office:value-type="float" office:value="13.6283025741577" calcext:value-type="float">
            <text:p>13.6283025741577</text:p>
          </table:table-cell>
          <table:table-cell office:value-type="float" office:value="323.111877441406" calcext:value-type="float">
            <text:p>323.111877441406</text:p>
          </table:table-cell>
          <table:table-cell office:value-type="float" office:value="74.1513366699219" calcext:value-type="float">
            <text:p>74.1513366699219</text:p>
          </table:table-cell>
          <table:table-cell office:value-type="float" office:value="8541.87520854188" calcext:value-type="float">
            <text:p>8541.87520854188</text:p>
          </table:table-cell>
          <table:table-cell table:formula="of:=10^((LOG10(149.3)-LOG10([.C256]))/1.07+LOG10(50))" office:value-type="float" office:value="96.1671728709468" calcext:value-type="float">
            <text:p>96.1671728709468</text:p>
          </table:table-cell>
          <table:table-cell table:formula="of:=[.E256]-[.$E$54]" office:value-type="float" office:value="42.3783690555145" calcext:value-type="float">
            <text:p>42.3783690555145</text:p>
          </table:table-cell>
          <table:table-cell table:number-columns-repeated="9"/>
        </table:table-row>
        <table:table-row table:style-name="ro1">
          <table:table-cell office:value-type="float" office:value="14.3398361206055" calcext:value-type="float">
            <text:p>14.3398361206055</text:p>
          </table:table-cell>
          <table:table-cell office:value-type="float" office:value="323.740234375" calcext:value-type="float">
            <text:p>323.740234375</text:p>
          </table:table-cell>
          <table:table-cell office:value-type="float" office:value="73.6689605712891" calcext:value-type="float">
            <text:p>73.6689605712891</text:p>
          </table:table-cell>
          <table:table-cell office:value-type="float" office:value="8575.24190857524" calcext:value-type="float">
            <text:p>8575.24190857524</text:p>
          </table:table-cell>
          <table:table-cell table:formula="of:=10^((LOG10(149.3)-LOG10([.C257]))/1.07+LOG10(50))" office:value-type="float" office:value="96.7555441931792" calcext:value-type="float">
            <text:p>96.7555441931792</text:p>
          </table:table-cell>
          <table:table-cell table:formula="of:=[.E257]-[.$E$54]" office:value-type="float" office:value="42.966740377747" calcext:value-type="float">
            <text:p>42.966740377747</text:p>
          </table:table-cell>
          <table:table-cell table:number-columns-repeated="9"/>
        </table:table-row>
        <table:table-row table:style-name="ro1">
          <table:table-cell office:value-type="float" office:value="13.6721858978272" calcext:value-type="float">
            <text:p>13.6721858978272</text:p>
          </table:table-cell>
          <table:table-cell office:value-type="float" office:value="323.620544433594" calcext:value-type="float">
            <text:p>323.620544433594</text:p>
          </table:table-cell>
          <table:table-cell office:value-type="float" office:value="73.6595764160156" calcext:value-type="float">
            <text:p>73.6595764160156</text:p>
          </table:table-cell>
          <table:table-cell office:value-type="float" office:value="8608.60860860861" calcext:value-type="float">
            <text:p>8608.60860860861</text:p>
          </table:table-cell>
          <table:table-cell table:formula="of:=10^((LOG10(149.3)-LOG10([.C258]))/1.07+LOG10(50))" office:value-type="float" office:value="96.767064292956" calcext:value-type="float">
            <text:p>96.767064292956</text:p>
          </table:table-cell>
          <table:table-cell table:formula="of:=[.E258]-[.$E$54]" office:value-type="float" office:value="42.9782604775237" calcext:value-type="float">
            <text:p>42.9782604775237</text:p>
          </table:table-cell>
          <table:table-cell table:number-columns-repeated="9"/>
        </table:table-row>
        <table:table-row table:style-name="ro1">
          <table:table-cell office:value-type="float" office:value="15.0106859207153" calcext:value-type="float">
            <text:p>15.0106859207153</text:p>
          </table:table-cell>
          <table:table-cell office:value-type="float" office:value="323.435882568359" calcext:value-type="float">
            <text:p>323.435882568359</text:p>
          </table:table-cell>
          <table:table-cell office:value-type="float" office:value="73.1215286254883" calcext:value-type="float">
            <text:p>73.1215286254883</text:p>
          </table:table-cell>
          <table:table-cell office:value-type="float" office:value="8641.97530864197" calcext:value-type="float">
            <text:p>8641.97530864197</text:p>
          </table:table-cell>
          <table:table-cell table:formula="of:=10^((LOG10(149.3)-LOG10([.C259]))/1.07+LOG10(50))" office:value-type="float" office:value="97.4323605916285" calcext:value-type="float">
            <text:p>97.4323605916285</text:p>
          </table:table-cell>
          <table:table-cell table:formula="of:=[.E259]-[.$E$54]" office:value-type="float" office:value="43.6435567761962" calcext:value-type="float">
            <text:p>43.6435567761962</text:p>
          </table:table-cell>
          <table:table-cell table:number-columns-repeated="9"/>
        </table:table-row>
        <table:table-row table:style-name="ro1">
          <table:table-cell office:value-type="float" office:value="12.5262317657471" calcext:value-type="float">
            <text:p>12.5262317657471</text:p>
          </table:table-cell>
          <table:table-cell office:value-type="float" office:value="323.064880371094" calcext:value-type="float">
            <text:p>323.064880371094</text:p>
          </table:table-cell>
          <table:table-cell office:value-type="float" office:value="73.5547103881836" calcext:value-type="float">
            <text:p>73.5547103881836</text:p>
          </table:table-cell>
          <table:table-cell office:value-type="float" office:value="8675.34200867534" calcext:value-type="float">
            <text:p>8675.34200867534</text:p>
          </table:table-cell>
          <table:table-cell table:formula="of:=10^((LOG10(149.3)-LOG10([.C260]))/1.07+LOG10(50))" office:value-type="float" office:value="96.8959924790748" calcext:value-type="float">
            <text:p>96.8959924790748</text:p>
          </table:table-cell>
          <table:table-cell table:formula="of:=[.E260]-[.$E$54]" office:value-type="float" office:value="43.1071886636425" calcext:value-type="float">
            <text:p>43.1071886636425</text:p>
          </table:table-cell>
          <table:table-cell table:number-columns-repeated="9"/>
        </table:table-row>
        <table:table-row table:style-name="ro1">
          <table:table-cell office:value-type="float" office:value="12.9628343582153" calcext:value-type="float">
            <text:p>12.9628343582153</text:p>
          </table:table-cell>
          <table:table-cell office:value-type="float" office:value="323.6328125" calcext:value-type="float">
            <text:p>323.6328125</text:p>
          </table:table-cell>
          <table:table-cell office:value-type="float" office:value="73.1929626464844" calcext:value-type="float">
            <text:p>73.1929626464844</text:p>
          </table:table-cell>
          <table:table-cell office:value-type="float" office:value="8708.70870870871" calcext:value-type="float">
            <text:p>8708.70870870871</text:p>
          </table:table-cell>
          <table:table-cell table:formula="of:=10^((LOG10(149.3)-LOG10([.C261]))/1.07+LOG10(50))" office:value-type="float" office:value="97.3434877458732" calcext:value-type="float">
            <text:p>97.3434877458732</text:p>
          </table:table-cell>
          <table:table-cell table:formula="of:=[.E261]-[.$E$54]" office:value-type="float" office:value="43.554683930441" calcext:value-type="float">
            <text:p>43.554683930441</text:p>
          </table:table-cell>
          <table:table-cell table:number-columns-repeated="9"/>
        </table:table-row>
        <table:table-row table:style-name="ro1">
          <table:table-cell office:value-type="float" office:value="12.8338232040405" calcext:value-type="float">
            <text:p>12.8338232040405</text:p>
          </table:table-cell>
          <table:table-cell office:value-type="float" office:value="323.778228759766" calcext:value-type="float">
            <text:p>323.778228759766</text:p>
          </table:table-cell>
          <table:table-cell office:value-type="float" office:value="73.3532791137695" calcext:value-type="float">
            <text:p>73.3532791137695</text:p>
          </table:table-cell>
          <table:table-cell office:value-type="float" office:value="8742.07540874208" calcext:value-type="float">
            <text:p>8742.07540874208</text:p>
          </table:table-cell>
          <table:table-cell table:formula="of:=10^((LOG10(149.3)-LOG10([.C262]))/1.07+LOG10(50))" office:value-type="float" office:value="97.1446436058133" calcext:value-type="float">
            <text:p>97.1446436058133</text:p>
          </table:table-cell>
          <table:table-cell table:formula="of:=[.E262]-[.$E$54]" office:value-type="float" office:value="43.355839790381" calcext:value-type="float">
            <text:p>43.355839790381</text:p>
          </table:table-cell>
          <table:table-cell table:number-columns-repeated="9"/>
        </table:table-row>
        <table:table-row table:style-name="ro1">
          <table:table-cell office:value-type="float" office:value="12.2519998550415" calcext:value-type="float">
            <text:p>12.2519998550415</text:p>
          </table:table-cell>
          <table:table-cell office:value-type="float" office:value="323.252014160156" calcext:value-type="float">
            <text:p>323.252014160156</text:p>
          </table:table-cell>
          <table:table-cell office:value-type="float" office:value="73.7726211547852" calcext:value-type="float">
            <text:p>73.7726211547852</text:p>
          </table:table-cell>
          <table:table-cell office:value-type="float" office:value="8775.44210877544" calcext:value-type="float">
            <text:p>8775.44210877544</text:p>
          </table:table-cell>
          <table:table-cell table:formula="of:=10^((LOG10(149.3)-LOG10([.C263]))/1.07+LOG10(50))" office:value-type="float" office:value="96.6284778628224" calcext:value-type="float">
            <text:p>96.6284778628224</text:p>
          </table:table-cell>
          <table:table-cell table:formula="of:=[.E263]-[.$E$54]" office:value-type="float" office:value="42.8396740473902" calcext:value-type="float">
            <text:p>42.839674047390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3.5" calcext:value-type="float">
            <text:p>323.5</text:p>
          </table:table-cell>
          <table:table-cell office:value-type="float" office:value="73.1865081787109" calcext:value-type="float">
            <text:p>73.1865081787109</text:p>
          </table:table-cell>
          <table:table-cell office:value-type="float" office:value="8808.80880880881" calcext:value-type="float">
            <text:p>8808.80880880881</text:p>
          </table:table-cell>
          <table:table-cell table:formula="of:=10^((LOG10(149.3)-LOG10([.C264]))/1.07+LOG10(50))" office:value-type="float" office:value="97.3515110135569" calcext:value-type="float">
            <text:p>97.3515110135569</text:p>
          </table:table-cell>
          <table:table-cell table:formula="of:=[.E264]-[.$E$54]" office:value-type="float" office:value="43.5627071981246" calcext:value-type="float">
            <text:p>43.5627071981246</text:p>
          </table:table-cell>
          <table:table-cell table:number-columns-repeated="9"/>
        </table:table-row>
        <table:table-row table:style-name="ro1">
          <table:table-cell office:value-type="float" office:value="13.2209949493408" calcext:value-type="float">
            <text:p>13.2209949493408</text:p>
          </table:table-cell>
          <table:table-cell office:value-type="float" office:value="323.894073486328" calcext:value-type="float">
            <text:p>323.894073486328</text:p>
          </table:table-cell>
          <table:table-cell office:value-type="float" office:value="73.3080673217773" calcext:value-type="float">
            <text:p>73.3080673217773</text:p>
          </table:table-cell>
          <table:table-cell office:value-type="float" office:value="8842.17550884218" calcext:value-type="float">
            <text:p>8842.17550884218</text:p>
          </table:table-cell>
          <table:table-cell table:formula="of:=10^((LOG10(149.3)-LOG10([.C265]))/1.07+LOG10(50))" office:value-type="float" office:value="97.200635643525" calcext:value-type="float">
            <text:p>97.200635643525</text:p>
          </table:table-cell>
          <table:table-cell table:formula="of:=[.E265]-[.$E$54]" office:value-type="float" office:value="43.4118318280928" calcext:value-type="float">
            <text:p>43.4118318280928</text:p>
          </table:table-cell>
          <table:table-cell table:number-columns-repeated="9"/>
        </table:table-row>
        <table:table-row table:style-name="ro1">
          <table:table-cell office:value-type="float" office:value="13.1518106460571" calcext:value-type="float">
            <text:p>13.1518106460571</text:p>
          </table:table-cell>
          <table:table-cell office:value-type="float" office:value="323.826477050781" calcext:value-type="float">
            <text:p>323.826477050781</text:p>
          </table:table-cell>
          <table:table-cell office:value-type="float" office:value="73.3621215820313" calcext:value-type="float">
            <text:p>73.3621215820313</text:p>
          </table:table-cell>
          <table:table-cell office:value-type="float" office:value="8875.54220887554" calcext:value-type="float">
            <text:p>8875.54220887554</text:p>
          </table:table-cell>
          <table:table-cell table:formula="of:=10^((LOG10(149.3)-LOG10([.C266]))/1.07+LOG10(50))" office:value-type="float" office:value="97.1337005548623" calcext:value-type="float">
            <text:p>97.1337005548623</text:p>
          </table:table-cell>
          <table:table-cell table:formula="of:=[.E266]-[.$E$54]" office:value-type="float" office:value="43.3448967394301" calcext:value-type="float">
            <text:p>43.3448967394301</text:p>
          </table:table-cell>
          <table:table-cell table:number-columns-repeated="9"/>
        </table:table-row>
        <table:table-row table:style-name="ro1">
          <table:table-cell office:value-type="float" office:value="13.1518106460571" calcext:value-type="float">
            <text:p>13.1518106460571</text:p>
          </table:table-cell>
          <table:table-cell office:value-type="float" office:value="323.826477050781" calcext:value-type="float">
            <text:p>323.826477050781</text:p>
          </table:table-cell>
          <table:table-cell office:value-type="float" office:value="73.3621215820313" calcext:value-type="float">
            <text:p>73.3621215820313</text:p>
          </table:table-cell>
          <table:table-cell office:value-type="float" office:value="8908.90890890891" calcext:value-type="float">
            <text:p>8908.90890890891</text:p>
          </table:table-cell>
          <table:table-cell table:formula="of:=10^((LOG10(149.3)-LOG10([.C267]))/1.07+LOG10(50))" office:value-type="float" office:value="97.1337005548623" calcext:value-type="float">
            <text:p>97.1337005548623</text:p>
          </table:table-cell>
          <table:table-cell table:formula="of:=[.E267]-[.$E$54]" office:value-type="float" office:value="43.3448967394301" calcext:value-type="float">
            <text:p>43.3448967394301</text:p>
          </table:table-cell>
          <table:table-cell table:number-columns-repeated="9"/>
        </table:table-row>
        <table:table-row table:style-name="ro1">
          <table:table-cell office:value-type="float" office:value="14.4561882019043" calcext:value-type="float">
            <text:p>14.4561882019043</text:p>
          </table:table-cell>
          <table:table-cell office:value-type="float" office:value="323.912231445312" calcext:value-type="float">
            <text:p>323.912231445312</text:p>
          </table:table-cell>
          <table:table-cell office:value-type="float" office:value="72.5428695678711" calcext:value-type="float">
            <text:p>72.5428695678711</text:p>
          </table:table-cell>
          <table:table-cell office:value-type="float" office:value="8942.27560894228" calcext:value-type="float">
            <text:p>8942.27560894228</text:p>
          </table:table-cell>
          <table:table-cell table:formula="of:=10^((LOG10(149.3)-LOG10([.C268]))/1.07+LOG10(50))" office:value-type="float" office:value="98.1585241643865" calcext:value-type="float">
            <text:p>98.1585241643865</text:p>
          </table:table-cell>
          <table:table-cell table:formula="of:=[.E268]-[.$E$54]" office:value-type="float" office:value="44.3697203489542" calcext:value-type="float">
            <text:p>44.3697203489542</text:p>
          </table:table-cell>
          <table:table-cell table:number-columns-repeated="9"/>
        </table:table-row>
        <table:table-row table:style-name="ro1">
          <table:table-cell office:value-type="float" office:value="14.6169185638428" calcext:value-type="float">
            <text:p>14.6169185638428</text:p>
          </table:table-cell>
          <table:table-cell office:value-type="float" office:value="323.870086669922" calcext:value-type="float">
            <text:p>323.870086669922</text:p>
          </table:table-cell>
          <table:table-cell office:value-type="float" office:value="72.616340637207" calcext:value-type="float">
            <text:p>72.616340637207</text:p>
          </table:table-cell>
          <table:table-cell office:value-type="float" office:value="8975.64230897564" calcext:value-type="float">
            <text:p>8975.64230897564</text:p>
          </table:table-cell>
          <table:table-cell table:formula="of:=10^((LOG10(149.3)-LOG10([.C269]))/1.07+LOG10(50))" office:value-type="float" office:value="98.0657043658288" calcext:value-type="float">
            <text:p>98.0657043658288</text:p>
          </table:table-cell>
          <table:table-cell table:formula="of:=[.E269]-[.$E$54]" office:value-type="float" office:value="44.2769005503965" calcext:value-type="float">
            <text:p>44.2769005503965</text:p>
          </table:table-cell>
          <table:table-cell table:number-columns-repeated="9"/>
        </table:table-row>
        <table:table-row table:style-name="ro1">
          <table:table-cell office:value-type="float" office:value="14.9979038238525" calcext:value-type="float">
            <text:p>14.9979038238525</text:p>
          </table:table-cell>
          <table:table-cell office:value-type="float" office:value="324.003143310547" calcext:value-type="float">
            <text:p>324.003143310547</text:p>
          </table:table-cell>
          <table:table-cell office:value-type="float" office:value="72.5637969970703" calcext:value-type="float">
            <text:p>72.5637969970703</text:p>
          </table:table-cell>
          <table:table-cell office:value-type="float" office:value="9009.00900900901" calcext:value-type="float">
            <text:p>9009.00900900901</text:p>
          </table:table-cell>
          <table:table-cell table:formula="of:=10^((LOG10(149.3)-LOG10([.C270]))/1.07+LOG10(50))" office:value-type="float" office:value="98.1320669436093" calcext:value-type="float">
            <text:p>98.1320669436093</text:p>
          </table:table-cell>
          <table:table-cell table:formula="of:=[.E270]-[.$E$54]" office:value-type="float" office:value="44.3432631281771" calcext:value-type="float">
            <text:p>44.3432631281771</text:p>
          </table:table-cell>
          <table:table-cell table:number-columns-repeated="9"/>
        </table:table-row>
        <table:table-row table:style-name="ro1">
          <table:table-cell office:value-type="float" office:value="15.3225440979004" calcext:value-type="float">
            <text:p>15.3225440979004</text:p>
          </table:table-cell>
          <table:table-cell office:value-type="float" office:value="323.496917724609" calcext:value-type="float">
            <text:p>323.496917724609</text:p>
          </table:table-cell>
          <table:table-cell office:value-type="float" office:value="72.1489868164062" calcext:value-type="float">
            <text:p>72.1489868164062</text:p>
          </table:table-cell>
          <table:table-cell office:value-type="float" office:value="9042.37570904238" calcext:value-type="float">
            <text:p>9042.37570904238</text:p>
          </table:table-cell>
          <table:table-cell table:formula="of:=10^((LOG10(149.3)-LOG10([.C271]))/1.07+LOG10(50))" office:value-type="float" office:value="98.6592541017453" calcext:value-type="float">
            <text:p>98.6592541017453</text:p>
          </table:table-cell>
          <table:table-cell table:formula="of:=[.E271]-[.$E$54]" office:value-type="float" office:value="44.870450286313" calcext:value-type="float">
            <text:p>44.870450286313</text:p>
          </table:table-cell>
          <table:table-cell table:number-columns-repeated="9"/>
        </table:table-row>
        <table:table-row table:style-name="ro1">
          <table:table-cell office:value-type="float" office:value="15.3225440979004" calcext:value-type="float">
            <text:p>15.3225440979004</text:p>
          </table:table-cell>
          <table:table-cell office:value-type="float" office:value="323.496917724609" calcext:value-type="float">
            <text:p>323.496917724609</text:p>
          </table:table-cell>
          <table:table-cell office:value-type="float" office:value="72.1489868164062" calcext:value-type="float">
            <text:p>72.1489868164062</text:p>
          </table:table-cell>
          <table:table-cell office:value-type="float" office:value="9075.74240907574" calcext:value-type="float">
            <text:p>9075.74240907574</text:p>
          </table:table-cell>
          <table:table-cell table:formula="of:=10^((LOG10(149.3)-LOG10([.C272]))/1.07+LOG10(50))" office:value-type="float" office:value="98.6592541017453" calcext:value-type="float">
            <text:p>98.6592541017453</text:p>
          </table:table-cell>
          <table:table-cell table:formula="of:=[.E272]-[.$E$54]" office:value-type="float" office:value="44.870450286313" calcext:value-type="float">
            <text:p>44.870450286313</text:p>
          </table:table-cell>
          <table:table-cell table:number-columns-repeated="9"/>
        </table:table-row>
        <table:table-row table:style-name="ro1">
          <table:table-cell office:value-type="float" office:value="15.4500160217285" calcext:value-type="float">
            <text:p>15.4500160217285</text:p>
          </table:table-cell>
          <table:table-cell office:value-type="float" office:value="323.519378662109" calcext:value-type="float">
            <text:p>323.519378662109</text:p>
          </table:table-cell>
          <table:table-cell office:value-type="float" office:value="72.1542663574219" calcext:value-type="float">
            <text:p>72.1542663574219</text:p>
          </table:table-cell>
          <table:table-cell office:value-type="float" office:value="9109.10910910911" calcext:value-type="float">
            <text:p>9109.10910910911</text:p>
          </table:table-cell>
          <table:table-cell table:formula="of:=10^((LOG10(149.3)-LOG10([.C273]))/1.07+LOG10(50))" office:value-type="float" office:value="98.65250743525" calcext:value-type="float">
            <text:p>98.65250743525</text:p>
          </table:table-cell>
          <table:table-cell table:formula="of:=[.E273]-[.$E$54]" office:value-type="float" office:value="44.8637036198177" calcext:value-type="float">
            <text:p>44.8637036198177</text:p>
          </table:table-cell>
          <table:table-cell table:number-columns-repeated="9"/>
        </table:table-row>
        <table:table-row table:style-name="ro1">
          <table:table-cell office:value-type="float" office:value="15.0042018890381" calcext:value-type="float">
            <text:p>15.0042018890381</text:p>
          </table:table-cell>
          <table:table-cell office:value-type="float" office:value="323.004211425781" calcext:value-type="float">
            <text:p>323.004211425781</text:p>
          </table:table-cell>
          <table:table-cell office:value-type="float" office:value="72.5640716552734" calcext:value-type="float">
            <text:p>72.5640716552734</text:p>
          </table:table-cell>
          <table:table-cell office:value-type="float" office:value="9142.47580914248" calcext:value-type="float">
            <text:p>9142.47580914248</text:p>
          </table:table-cell>
          <table:table-cell table:formula="of:=10^((LOG10(149.3)-LOG10([.C274]))/1.07+LOG10(50))" office:value-type="float" office:value="98.1317198088095" calcext:value-type="float">
            <text:p>98.1317198088095</text:p>
          </table:table-cell>
          <table:table-cell table:formula="of:=[.E274]-[.$E$54]" office:value-type="float" office:value="44.3429159933772" calcext:value-type="float">
            <text:p>44.3429159933772</text:p>
          </table:table-cell>
          <table:table-cell table:number-columns-repeated="9"/>
        </table:table-row>
        <table:table-row table:style-name="ro1">
          <table:table-cell office:value-type="float" office:value="15.4482755661011" calcext:value-type="float">
            <text:p>15.4482755661011</text:p>
          </table:table-cell>
          <table:table-cell office:value-type="float" office:value="323.448272705078" calcext:value-type="float">
            <text:p>323.448272705078</text:p>
          </table:table-cell>
          <table:table-cell office:value-type="float" office:value="72.2233276367188" calcext:value-type="float">
            <text:p>72.2233276367188</text:p>
          </table:table-cell>
          <table:table-cell office:value-type="float" office:value="9175.84250917584" calcext:value-type="float">
            <text:p>9175.84250917584</text:p>
          </table:table-cell>
          <table:table-cell table:formula="of:=10^((LOG10(149.3)-LOG10([.C275]))/1.07+LOG10(50))" office:value-type="float" office:value="98.5643426683886" calcext:value-type="float">
            <text:p>98.5643426683886</text:p>
          </table:table-cell>
          <table:table-cell table:formula="of:=[.E275]-[.$E$54]" office:value-type="float" office:value="44.7755388529563" calcext:value-type="float">
            <text:p>44.7755388529563</text:p>
          </table:table-cell>
          <table:table-cell table:number-columns-repeated="9"/>
        </table:table-row>
        <table:table-row table:style-name="ro1">
          <table:table-cell office:value-type="float" office:value="14.0310497283936" calcext:value-type="float">
            <text:p>14.0310497283936</text:p>
          </table:table-cell>
          <table:table-cell office:value-type="float" office:value="321.265808105469" calcext:value-type="float">
            <text:p>321.265808105469</text:p>
          </table:table-cell>
          <table:table-cell office:value-type="float" office:value="73.093635559082" calcext:value-type="float">
            <text:p>73.093635559082</text:p>
          </table:table-cell>
          <table:table-cell office:value-type="float" office:value="9209.20920920921" calcext:value-type="float">
            <text:p>9209.20920920921</text:p>
          </table:table-cell>
          <table:table-cell table:formula="of:=10^((LOG10(149.3)-LOG10([.C276]))/1.07+LOG10(50))" office:value-type="float" office:value="97.4671086645272" calcext:value-type="float">
            <text:p>97.4671086645272</text:p>
          </table:table-cell>
          <table:table-cell table:formula="of:=[.E276]-[.$E$54]" office:value-type="float" office:value="43.678304849095" calcext:value-type="float">
            <text:p>43.678304849095</text:p>
          </table:table-cell>
          <table:table-cell table:number-columns-repeated="9"/>
        </table:table-row>
        <table:table-row table:style-name="ro1">
          <table:table-cell office:value-type="float" office:value="13.9422407150269" calcext:value-type="float">
            <text:p>13.9422407150269</text:p>
          </table:table-cell>
          <table:table-cell office:value-type="float" office:value="321.250396728516" calcext:value-type="float">
            <text:p>321.250396728516</text:p>
          </table:table-cell>
          <table:table-cell office:value-type="float" office:value="73.0917816162109" calcext:value-type="float">
            <text:p>73.0917816162109</text:p>
          </table:table-cell>
          <table:table-cell office:value-type="float" office:value="9242.57590924258" calcext:value-type="float">
            <text:p>9242.57590924258</text:p>
          </table:table-cell>
          <table:table-cell table:formula="of:=10^((LOG10(149.3)-LOG10([.C277]))/1.07+LOG10(50))" office:value-type="float" office:value="97.4694191420313" calcext:value-type="float">
            <text:p>97.4694191420313</text:p>
          </table:table-cell>
          <table:table-cell table:formula="of:=[.E277]-[.$E$54]" office:value-type="float" office:value="43.680615326599" calcext:value-type="float">
            <text:p>43.680615326599</text:p>
          </table:table-cell>
          <table:table-cell table:number-columns-repeated="9"/>
        </table:table-row>
        <table:table-row table:style-name="ro1">
          <table:table-cell office:value-type="float" office:value="13.4425096511841" calcext:value-type="float">
            <text:p>13.4425096511841</text:p>
          </table:table-cell>
          <table:table-cell office:value-type="float" office:value="320.73876953125" calcext:value-type="float">
            <text:p>320.73876953125</text:p>
          </table:table-cell>
          <table:table-cell office:value-type="float" office:value="73.5010375976563" calcext:value-type="float">
            <text:p>73.5010375976563</text:p>
          </table:table-cell>
          <table:table-cell office:value-type="float" office:value="9275.94260927594" calcext:value-type="float">
            <text:p>9275.94260927594</text:p>
          </table:table-cell>
          <table:table-cell table:formula="of:=10^((LOG10(149.3)-LOG10([.C278]))/1.07+LOG10(50))" office:value-type="float" office:value="96.962118497265" calcext:value-type="float">
            <text:p>96.962118497265</text:p>
          </table:table-cell>
          <table:table-cell table:formula="of:=[.E278]-[.$E$54]" office:value-type="float" office:value="43.1733146818327" calcext:value-type="float">
            <text:p>43.1733146818327</text:p>
          </table:table-cell>
          <table:table-cell table:number-columns-repeated="9"/>
        </table:table-row>
        <table:table-row table:style-name="ro1">
          <table:table-cell office:value-type="float" office:value="14.4561882019043" calcext:value-type="float">
            <text:p>14.4561882019043</text:p>
          </table:table-cell>
          <table:table-cell office:value-type="float" office:value="320.912231445313" calcext:value-type="float">
            <text:p>320.912231445313</text:p>
          </table:table-cell>
          <table:table-cell office:value-type="float" office:value="72.5428695678711" calcext:value-type="float">
            <text:p>72.5428695678711</text:p>
          </table:table-cell>
          <table:table-cell office:value-type="float" office:value="9309.30930930931" calcext:value-type="float">
            <text:p>9309.30930930931</text:p>
          </table:table-cell>
          <table:table-cell table:formula="of:=10^((LOG10(149.3)-LOG10([.C279]))/1.07+LOG10(50))" office:value-type="float" office:value="98.1585241643865" calcext:value-type="float">
            <text:p>98.1585241643865</text:p>
          </table:table-cell>
          <table:table-cell table:formula="of:=[.E279]-[.$E$54]" office:value-type="float" office:value="44.3697203489542" calcext:value-type="float">
            <text:p>44.3697203489542</text:p>
          </table:table-cell>
          <table:table-cell table:number-columns-repeated="9"/>
        </table:table-row>
        <table:table-row table:style-name="ro1">
          <table:table-cell office:value-type="float" office:value="11.7332248687744" calcext:value-type="float">
            <text:p>11.7332248687744</text:p>
          </table:table-cell>
          <table:table-cell office:value-type="float" office:value="317.174987792969" calcext:value-type="float">
            <text:p>317.174987792969</text:p>
          </table:table-cell>
          <table:table-cell office:value-type="float" office:value="74.7517013549805" calcext:value-type="float">
            <text:p>74.7517013549805</text:p>
          </table:table-cell>
          <table:table-cell office:value-type="float" office:value="9342.67600934268" calcext:value-type="float">
            <text:p>9342.67600934268</text:p>
          </table:table-cell>
          <table:table-cell table:formula="of:=10^((LOG10(149.3)-LOG10([.C280]))/1.07+LOG10(50))" office:value-type="float" office:value="95.4451490381236" calcext:value-type="float">
            <text:p>95.4451490381236</text:p>
          </table:table-cell>
          <table:table-cell table:formula="of:=[.E280]-[.$E$54]" office:value-type="float" office:value="41.6563452226913" calcext:value-type="float">
            <text:p>41.65634522269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5" calcext:value-type="float">
            <text:p>316.5</text:p>
          </table:table-cell>
          <table:table-cell office:value-type="float" office:value="74.8215560913086" calcext:value-type="float">
            <text:p>74.8215560913086</text:p>
          </table:table-cell>
          <table:table-cell office:value-type="float" office:value="9376.04270937604" calcext:value-type="float">
            <text:p>9376.04270937604</text:p>
          </table:table-cell>
          <table:table-cell table:formula="of:=10^((LOG10(149.3)-LOG10([.C281]))/1.07+LOG10(50))" office:value-type="float" office:value="95.3618667839804" calcext:value-type="float">
            <text:p>95.3618667839804</text:p>
          </table:table-cell>
          <table:table-cell table:formula="of:=[.E281]-[.$E$54]" office:value-type="float" office:value="41.5730629685481" calcext:value-type="float">
            <text:p>41.573062968548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5" calcext:value-type="float">
            <text:p>316.5</text:p>
          </table:table-cell>
          <table:table-cell office:value-type="float" office:value="74.8215560913086" calcext:value-type="float">
            <text:p>74.8215560913086</text:p>
          </table:table-cell>
          <table:table-cell office:value-type="float" office:value="9409.40940940941" calcext:value-type="float">
            <text:p>9409.40940940941</text:p>
          </table:table-cell>
          <table:table-cell table:formula="of:=10^((LOG10(149.3)-LOG10([.C282]))/1.07+LOG10(50))" office:value-type="float" office:value="95.3618667839804" calcext:value-type="float">
            <text:p>95.3618667839804</text:p>
          </table:table-cell>
          <table:table-cell table:formula="of:=[.E282]-[.$E$54]" office:value-type="float" office:value="41.5730629685481" calcext:value-type="float">
            <text:p>41.5730629685481</text:p>
          </table:table-cell>
          <table:table-cell table:number-columns-repeated="9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316" calcext:value-type="float">
            <text:p>316</text:p>
          </table:table-cell>
          <table:table-cell office:value-type="float" office:value="74.8883514404297" calcext:value-type="float">
            <text:p>74.8883514404297</text:p>
          </table:table-cell>
          <table:table-cell office:value-type="float" office:value="9442.77610944278" calcext:value-type="float">
            <text:p>9442.77610944278</text:p>
          </table:table-cell>
          <table:table-cell table:formula="of:=10^((LOG10(149.3)-LOG10([.C283]))/1.07+LOG10(50))" office:value-type="float" office:value="95.2823725562189" calcext:value-type="float">
            <text:p>95.2823725562189</text:p>
          </table:table-cell>
          <table:table-cell table:formula="of:=[.E283]-[.$E$54]" office:value-type="float" office:value="41.4935687407866" calcext:value-type="float">
            <text:p>41.493568740786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6.5" calcext:value-type="float">
            <text:p>316.5</text:p>
          </table:table-cell>
          <table:table-cell office:value-type="float" office:value="74.4732513427734" calcext:value-type="float">
            <text:p>74.4732513427734</text:p>
          </table:table-cell>
          <table:table-cell office:value-type="float" office:value="9476.14280947614" calcext:value-type="float">
            <text:p>9476.14280947614</text:p>
          </table:table-cell>
          <table:table-cell table:formula="of:=10^((LOG10(149.3)-LOG10([.C284]))/1.07+LOG10(50))" office:value-type="float" office:value="95.7786245606757" calcext:value-type="float">
            <text:p>95.7786245606757</text:p>
          </table:table-cell>
          <table:table-cell table:formula="of:=[.E284]-[.$E$54]" office:value-type="float" office:value="41.9898207452434" calcext:value-type="float">
            <text:p>41.989820745243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5" calcext:value-type="float">
            <text:p>316.5</text:p>
          </table:table-cell>
          <table:table-cell office:value-type="float" office:value="74.8215560913086" calcext:value-type="float">
            <text:p>74.8215560913086</text:p>
          </table:table-cell>
          <table:table-cell office:value-type="float" office:value="9509.50950950951" calcext:value-type="float">
            <text:p>9509.50950950951</text:p>
          </table:table-cell>
          <table:table-cell table:formula="of:=10^((LOG10(149.3)-LOG10([.C285]))/1.07+LOG10(50))" office:value-type="float" office:value="95.3618667839804" calcext:value-type="float">
            <text:p>95.3618667839804</text:p>
          </table:table-cell>
          <table:table-cell table:formula="of:=[.E285]-[.$E$54]" office:value-type="float" office:value="41.5730629685481" calcext:value-type="float">
            <text:p>41.5730629685481</text:p>
          </table:table-cell>
          <table:table-cell table:number-columns-repeated="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17" calcext:value-type="float">
            <text:p>317</text:p>
          </table:table-cell>
          <table:table-cell office:value-type="float" office:value="75.221435546875" calcext:value-type="float">
            <text:p>75.221435546875</text:p>
          </table:table-cell>
          <table:table-cell office:value-type="float" office:value="9542.87620954288" calcext:value-type="float">
            <text:p>9542.87620954288</text:p>
          </table:table-cell>
          <table:table-cell table:formula="of:=10^((LOG10(149.3)-LOG10([.C286]))/1.07+LOG10(50))" office:value-type="float" office:value="94.8880023688246" calcext:value-type="float">
            <text:p>94.8880023688246</text:p>
          </table:table-cell>
          <table:table-cell table:formula="of:=[.E286]-[.$E$54]" office:value-type="float" office:value="41.0991985533923" calcext:value-type="float">
            <text:p>41.0991985533923</text:p>
          </table:table-cell>
          <table:table-cell table:number-columns-repeated="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17" calcext:value-type="float">
            <text:p>317</text:p>
          </table:table-cell>
          <table:table-cell office:value-type="float" office:value="75.221435546875" calcext:value-type="float">
            <text:p>75.221435546875</text:p>
          </table:table-cell>
          <table:table-cell office:value-type="float" office:value="9576.24290957624" calcext:value-type="float">
            <text:p>9576.24290957624</text:p>
          </table:table-cell>
          <table:table-cell table:formula="of:=10^((LOG10(149.3)-LOG10([.C287]))/1.07+LOG10(50))" office:value-type="float" office:value="94.8880023688246" calcext:value-type="float">
            <text:p>94.8880023688246</text:p>
          </table:table-cell>
          <table:table-cell table:formula="of:=[.E287]-[.$E$54]" office:value-type="float" office:value="41.0991985533923" calcext:value-type="float">
            <text:p>41.0991985533923</text:p>
          </table:table-cell>
          <table:table-cell table:number-columns-repeated="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17" calcext:value-type="float">
            <text:p>317</text:p>
          </table:table-cell>
          <table:table-cell office:value-type="float" office:value="75.221435546875" calcext:value-type="float">
            <text:p>75.221435546875</text:p>
          </table:table-cell>
          <table:table-cell office:value-type="float" office:value="9609.60960960961" calcext:value-type="float">
            <text:p>9609.60960960961</text:p>
          </table:table-cell>
          <table:table-cell table:formula="of:=10^((LOG10(149.3)-LOG10([.C288]))/1.07+LOG10(50))" office:value-type="float" office:value="94.8880023688246" calcext:value-type="float">
            <text:p>94.8880023688246</text:p>
          </table:table-cell>
          <table:table-cell table:formula="of:=[.E288]-[.$E$54]" office:value-type="float" office:value="41.0991985533923" calcext:value-type="float">
            <text:p>41.0991985533923</text:p>
          </table:table-cell>
          <table:table-cell table:number-columns-repeated="9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17" calcext:value-type="float">
            <text:p>317</text:p>
          </table:table-cell>
          <table:table-cell office:value-type="float" office:value="75.4073257446289" calcext:value-type="float">
            <text:p>75.4073257446289</text:p>
          </table:table-cell>
          <table:table-cell office:value-type="float" office:value="9642.97630964298" calcext:value-type="float">
            <text:p>9642.97630964298</text:p>
          </table:table-cell>
          <table:table-cell table:formula="of:=10^((LOG10(149.3)-LOG10([.C289]))/1.07+LOG10(50))" office:value-type="float" office:value="94.6693744980389" calcext:value-type="float">
            <text:p>94.6693744980389</text:p>
          </table:table-cell>
          <table:table-cell table:formula="of:=[.E289]-[.$E$54]" office:value-type="float" office:value="40.8805706826066" calcext:value-type="float">
            <text:p>40.880570682606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75.710075378418" calcext:value-type="float">
            <text:p>75.710075378418</text:p>
          </table:table-cell>
          <table:table-cell office:value-type="float" office:value="9676.34300967634" calcext:value-type="float">
            <text:p>9676.34300967634</text:p>
          </table:table-cell>
          <table:table-cell table:formula="of:=10^((LOG10(149.3)-LOG10([.C290]))/1.07+LOG10(50))" office:value-type="float" office:value="94.3155299067593" calcext:value-type="float">
            <text:p>94.3155299067593</text:p>
          </table:table-cell>
          <table:table-cell table:formula="of:=[.E290]-[.$E$54]" office:value-type="float" office:value="40.526726091327" calcext:value-type="float">
            <text:p>40.52672609132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office:value-type="float" office:value="75.5050659179688" calcext:value-type="float">
            <text:p>75.5050659179688</text:p>
          </table:table-cell>
          <table:table-cell office:value-type="float" office:value="9709.70970970971" calcext:value-type="float">
            <text:p>9709.70970970971</text:p>
          </table:table-cell>
          <table:table-cell table:formula="of:=10^((LOG10(149.3)-LOG10([.C291]))/1.07+LOG10(50))" office:value-type="float" office:value="94.5548387276812" calcext:value-type="float">
            <text:p>94.5548387276812</text:p>
          </table:table-cell>
          <table:table-cell table:formula="of:=[.E291]-[.$E$54]" office:value-type="float" office:value="40.766034912249" calcext:value-type="float">
            <text:p>40.76603491224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office:value-type="float" office:value="75.5050659179688" calcext:value-type="float">
            <text:p>75.5050659179688</text:p>
          </table:table-cell>
          <table:table-cell office:value-type="float" office:value="9743.07640974308" calcext:value-type="float">
            <text:p>9743.07640974308</text:p>
          </table:table-cell>
          <table:table-cell table:formula="of:=10^((LOG10(149.3)-LOG10([.C292]))/1.07+LOG10(50))" office:value-type="float" office:value="94.5548387276812" calcext:value-type="float">
            <text:p>94.5548387276812</text:p>
          </table:table-cell>
          <table:table-cell table:formula="of:=[.E292]-[.$E$54]" office:value-type="float" office:value="40.766034912249" calcext:value-type="float">
            <text:p>40.766034912249</text:p>
          </table:table-cell>
          <table:table-cell table:number-columns-repeated="9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17" calcext:value-type="float">
            <text:p>317</text:p>
          </table:table-cell>
          <table:table-cell office:value-type="float" office:value="75.4073257446289" calcext:value-type="float">
            <text:p>75.4073257446289</text:p>
          </table:table-cell>
          <table:table-cell office:value-type="float" office:value="9776.44310977644" calcext:value-type="float">
            <text:p>9776.44310977644</text:p>
          </table:table-cell>
          <table:table-cell table:formula="of:=10^((LOG10(149.3)-LOG10([.C293]))/1.07+LOG10(50))" office:value-type="float" office:value="94.6693744980389" calcext:value-type="float">
            <text:p>94.6693744980389</text:p>
          </table:table-cell>
          <table:table-cell table:formula="of:=[.E293]-[.$E$54]" office:value-type="float" office:value="40.8805706826066" calcext:value-type="float">
            <text:p>40.8805706826066</text:p>
          </table:table-cell>
          <table:table-cell table:number-columns-repeated="9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17" calcext:value-type="float">
            <text:p>317</text:p>
          </table:table-cell>
          <table:table-cell office:value-type="float" office:value="75.4073257446289" calcext:value-type="float">
            <text:p>75.4073257446289</text:p>
          </table:table-cell>
          <table:table-cell office:value-type="float" office:value="9809.80980980981" calcext:value-type="float">
            <text:p>9809.80980980981</text:p>
          </table:table-cell>
          <table:table-cell table:formula="of:=10^((LOG10(149.3)-LOG10([.C294]))/1.07+LOG10(50))" office:value-type="float" office:value="94.6693744980389" calcext:value-type="float">
            <text:p>94.6693744980389</text:p>
          </table:table-cell>
          <table:table-cell table:formula="of:=[.E294]-[.$E$54]" office:value-type="float" office:value="40.8805706826066" calcext:value-type="float">
            <text:p>40.8805706826066</text:p>
          </table:table-cell>
          <table:table-cell table:number-columns-repeated="9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17" calcext:value-type="float">
            <text:p>317</text:p>
          </table:table-cell>
          <table:table-cell office:value-type="float" office:value="75.6059875488281" calcext:value-type="float">
            <text:p>75.6059875488281</text:p>
          </table:table-cell>
          <table:table-cell office:value-type="float" office:value="9843.17650984318" calcext:value-type="float">
            <text:p>9843.17650984318</text:p>
          </table:table-cell>
          <table:table-cell table:formula="of:=10^((LOG10(149.3)-LOG10([.C295]))/1.07+LOG10(50))" office:value-type="float" office:value="94.4368753983864" calcext:value-type="float">
            <text:p>94.4368753983864</text:p>
          </table:table-cell>
          <table:table-cell table:formula="of:=[.E295]-[.$E$54]" office:value-type="float" office:value="40.6480715829542" calcext:value-type="float">
            <text:p>40.6480715829542</text:p>
          </table:table-cell>
          <table:table-cell table:number-columns-repeated="9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17" calcext:value-type="float">
            <text:p>317</text:p>
          </table:table-cell>
          <table:table-cell office:value-type="float" office:value="75.6059875488281" calcext:value-type="float">
            <text:p>75.6059875488281</text:p>
          </table:table-cell>
          <table:table-cell office:value-type="float" office:value="9876.54320987654" calcext:value-type="float">
            <text:p>9876.54320987654</text:p>
          </table:table-cell>
          <table:table-cell table:formula="of:=10^((LOG10(149.3)-LOG10([.C296]))/1.07+LOG10(50))" office:value-type="float" office:value="94.4368753983864" calcext:value-type="float">
            <text:p>94.4368753983864</text:p>
          </table:table-cell>
          <table:table-cell table:formula="of:=[.E296]-[.$E$54]" office:value-type="float" office:value="40.6480715829542" calcext:value-type="float">
            <text:p>40.648071582954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75.710075378418" calcext:value-type="float">
            <text:p>75.710075378418</text:p>
          </table:table-cell>
          <table:table-cell office:value-type="float" office:value="9909.90990990991" calcext:value-type="float">
            <text:p>9909.90990990991</text:p>
          </table:table-cell>
          <table:table-cell table:formula="of:=10^((LOG10(149.3)-LOG10([.C297]))/1.07+LOG10(50))" office:value-type="float" office:value="94.3155299067593" calcext:value-type="float">
            <text:p>94.3155299067593</text:p>
          </table:table-cell>
          <table:table-cell table:formula="of:=[.E297]-[.$E$54]" office:value-type="float" office:value="40.526726091327" calcext:value-type="float">
            <text:p>40.526726091327</text:p>
          </table:table-cell>
          <table:table-cell table:number-columns-repeated="9"/>
        </table:table-row>
        <table:table-row table:style-name="ro1">
          <table:table-cell office:value-type="float" office:value="17.769458770752" calcext:value-type="float">
            <text:p>17.769458770752</text:p>
          </table:table-cell>
          <table:table-cell office:value-type="float" office:value="316.677978515625" calcext:value-type="float">
            <text:p>316.677978515625</text:p>
          </table:table-cell>
          <table:table-cell office:value-type="float" office:value="75.4446182250977" calcext:value-type="float">
            <text:p>75.4446182250977</text:p>
          </table:table-cell>
          <table:table-cell office:value-type="float" office:value="9943.27660994328" calcext:value-type="float">
            <text:p>9943.27660994328</text:p>
          </table:table-cell>
          <table:table-cell table:formula="of:=10^((LOG10(149.3)-LOG10([.C298]))/1.07+LOG10(50))" office:value-type="float" office:value="94.625639837607" calcext:value-type="float">
            <text:p>94.625639837607</text:p>
          </table:table-cell>
          <table:table-cell table:formula="of:=[.E298]-[.$E$54]" office:value-type="float" office:value="40.8368360221747" calcext:value-type="float">
            <text:p>40.8368360221747</text:p>
          </table:table-cell>
          <table:table-cell table:number-columns-repeated="9"/>
        </table:table-row>
        <table:table-row table:style-name="ro1">
          <table:table-cell office:value-type="float" office:value="18.9501285552979" calcext:value-type="float">
            <text:p>18.9501285552979</text:p>
          </table:table-cell>
          <table:table-cell office:value-type="float" office:value="316.845275878906" calcext:value-type="float">
            <text:p>316.845275878906</text:p>
          </table:table-cell>
          <table:table-cell office:value-type="float" office:value="75.5694274902344" calcext:value-type="float">
            <text:p>75.5694274902344</text:p>
          </table:table-cell>
          <table:table-cell office:value-type="float" office:value="9976.64330997664" calcext:value-type="float">
            <text:p>9976.64330997664</text:p>
          </table:table-cell>
          <table:table-cell table:formula="of:=10^((LOG10(149.3)-LOG10([.C299]))/1.07+LOG10(50))" office:value-type="float" office:value="94.4795738091678" calcext:value-type="float">
            <text:p>94.4795738091678</text:p>
          </table:table-cell>
          <table:table-cell table:formula="of:=[.E299]-[.$E$54]" office:value-type="float" office:value="40.6907699937356" calcext:value-type="float">
            <text:p>40.6907699937356</text:p>
          </table:table-cell>
          <table:table-cell table:number-columns-repeated="9"/>
        </table:table-row>
        <table:table-row table:style-name="ro1">
          <table:table-cell office:value-type="float" office:value="20.8062038421631" calcext:value-type="float">
            <text:p>20.8062038421631</text:p>
          </table:table-cell>
          <table:table-cell office:value-type="float" office:value="316.691955566406" calcext:value-type="float">
            <text:p>316.691955566406</text:p>
          </table:table-cell>
          <table:table-cell office:value-type="float" office:value="75.2420806884766" calcext:value-type="float">
            <text:p>75.2420806884766</text:p>
          </table:table-cell>
          <table:table-cell office:value-type="float" office:value="10010.01001001" calcext:value-type="float">
            <text:p>10010.01001001</text:p>
          </table:table-cell>
          <table:table-cell table:formula="of:=10^((LOG10(149.3)-LOG10([.C300]))/1.07+LOG10(50))" office:value-type="float" office:value="94.8636697701318" calcext:value-type="float">
            <text:p>94.8636697701318</text:p>
          </table:table-cell>
          <table:table-cell table:formula="of:=[.E300]-[.$E$54]" office:value-type="float" office:value="41.0748659546995" calcext:value-type="float">
            <text:p>41.074865954699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6" calcext:value-type="float">
            <text:p>316</text:p>
          </table:table-cell>
          <table:table-cell office:value-type="float" office:value="76.2431335449219" calcext:value-type="float">
            <text:p>76.2431335449219</text:p>
          </table:table-cell>
          <table:table-cell office:value-type="float" office:value="10043.3767100434" calcext:value-type="float">
            <text:p>10043.3767100434</text:p>
          </table:table-cell>
          <table:table-cell table:formula="of:=10^((LOG10(149.3)-LOG10([.C301]))/1.07+LOG10(50))" office:value-type="float" office:value="93.6991153972791" calcext:value-type="float">
            <text:p>93.6991153972791</text:p>
          </table:table-cell>
          <table:table-cell table:formula="of:=[.E301]-[.$E$54]" office:value-type="float" office:value="39.9103115818468" calcext:value-type="float">
            <text:p>39.9103115818468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6" calcext:value-type="float">
            <text:p>316</text:p>
          </table:table-cell>
          <table:table-cell office:value-type="float" office:value="76.2431335449219" calcext:value-type="float">
            <text:p>76.2431335449219</text:p>
          </table:table-cell>
          <table:table-cell office:value-type="float" office:value="10076.7434100767" calcext:value-type="float">
            <text:p>10076.7434100767</text:p>
          </table:table-cell>
          <table:table-cell table:formula="of:=10^((LOG10(149.3)-LOG10([.C302]))/1.07+LOG10(50))" office:value-type="float" office:value="93.6991153972791" calcext:value-type="float">
            <text:p>93.6991153972791</text:p>
          </table:table-cell>
          <table:table-cell table:formula="of:=[.E302]-[.$E$54]" office:value-type="float" office:value="39.9103115818468" calcext:value-type="float">
            <text:p>39.9103115818468</text:p>
          </table:table-cell>
          <table:table-cell table:number-columns-repeated="9"/>
        </table:table-row>
        <table:table-row table:style-name="ro1">
          <table:table-cell office:value-type="float" office:value="23.4536819458008" calcext:value-type="float">
            <text:p>23.4536819458008</text:p>
          </table:table-cell>
          <table:table-cell office:value-type="float" office:value="316.2939453125" calcext:value-type="float">
            <text:p>316.2939453125</text:p>
          </table:table-cell>
          <table:table-cell office:value-type="float" office:value="76.3954238891602" calcext:value-type="float">
            <text:p>76.3954238891602</text:p>
          </table:table-cell>
          <table:table-cell office:value-type="float" office:value="10110.1101101101" calcext:value-type="float">
            <text:p>10110.1101101101</text:p>
          </table:table-cell>
          <table:table-cell table:formula="of:=10^((LOG10(149.3)-LOG10([.C303]))/1.07+LOG10(50))" office:value-type="float" office:value="93.5245391818537" calcext:value-type="float">
            <text:p>93.5245391818537</text:p>
          </table:table-cell>
          <table:table-cell table:formula="of:=[.E303]-[.$E$54]" office:value-type="float" office:value="39.7357353664214" calcext:value-type="float">
            <text:p>39.7357353664214</text:p>
          </table:table-cell>
          <table:table-cell table:number-columns-repeated="9"/>
        </table:table-row>
        <table:table-row table:style-name="ro1">
          <table:table-cell office:value-type="float" office:value="26.5339660644531" calcext:value-type="float">
            <text:p>26.5339660644531</text:p>
          </table:table-cell>
          <table:table-cell office:value-type="float" office:value="317.905975341797" calcext:value-type="float">
            <text:p>317.905975341797</text:p>
          </table:table-cell>
          <table:table-cell office:value-type="float" office:value="75.2083129882813" calcext:value-type="float">
            <text:p>75.2083129882813</text:p>
          </table:table-cell>
          <table:table-cell office:value-type="float" office:value="10143.4768101435" calcext:value-type="float">
            <text:p>10143.4768101435</text:p>
          </table:table-cell>
          <table:table-cell table:formula="of:=10^((LOG10(149.3)-LOG10([.C304]))/1.07+LOG10(50))" office:value-type="float" office:value="94.9034754826758" calcext:value-type="float">
            <text:p>94.9034754826758</text:p>
          </table:table-cell>
          <table:table-cell table:formula="of:=[.E304]-[.$E$54]" office:value-type="float" office:value="41.1146716672436" calcext:value-type="float">
            <text:p>41.1146716672436</text:p>
          </table:table-cell>
          <table:table-cell table:number-columns-repeated="9"/>
        </table:table-row>
        <table:table-row table:style-name="ro1">
          <table:table-cell office:value-type="float" office:value="27.7645740509033" calcext:value-type="float">
            <text:p>27.7645740509033</text:p>
          </table:table-cell>
          <table:table-cell office:value-type="float" office:value="317.110870361328" calcext:value-type="float">
            <text:p>317.110870361328</text:p>
          </table:table-cell>
          <table:table-cell office:value-type="float" office:value="76.1324920654297" calcext:value-type="float">
            <text:p>76.1324920654297</text:p>
          </table:table-cell>
          <table:table-cell office:value-type="float" office:value="10176.8435101768" calcext:value-type="float">
            <text:p>10176.8435101768</text:p>
          </table:table-cell>
          <table:table-cell table:formula="of:=10^((LOG10(149.3)-LOG10([.C305]))/1.07+LOG10(50))" office:value-type="float" office:value="93.8263716137346" calcext:value-type="float">
            <text:p>93.8263716137346</text:p>
          </table:table-cell>
          <table:table-cell table:formula="of:=[.E305]-[.$E$54]" office:value-type="float" office:value="40.0375677983024" calcext:value-type="float">
            <text:p>40.0375677983024</text:p>
          </table:table-cell>
          <table:table-cell table:number-columns-repeated="9"/>
        </table:table-row>
        <table:table-row table:style-name="ro1">
          <table:table-cell office:value-type="float" office:value="30.7841091156006" calcext:value-type="float">
            <text:p>30.7841091156006</text:p>
          </table:table-cell>
          <table:table-cell office:value-type="float" office:value="316.751922607422" calcext:value-type="float">
            <text:p>316.751922607422</text:p>
          </table:table-cell>
          <table:table-cell office:value-type="float" office:value="75.7823944091797" calcext:value-type="float">
            <text:p>75.7823944091797</text:p>
          </table:table-cell>
          <table:table-cell office:value-type="float" office:value="10210.2102102102" calcext:value-type="float">
            <text:p>10210.2102102102</text:p>
          </table:table-cell>
          <table:table-cell table:formula="of:=10^((LOG10(149.3)-LOG10([.C306]))/1.07+LOG10(50))" office:value-type="float" office:value="94.2314102936768" calcext:value-type="float">
            <text:p>94.2314102936768</text:p>
          </table:table-cell>
          <table:table-cell table:formula="of:=[.E306]-[.$E$54]" office:value-type="float" office:value="40.4426064782446" calcext:value-type="float">
            <text:p>40.4426064782446</text:p>
          </table:table-cell>
          <table:table-cell table:number-columns-repeated="9"/>
        </table:table-row>
        <table:table-row table:style-name="ro1">
          <table:table-cell office:value-type="float" office:value="30.7841091156006" calcext:value-type="float">
            <text:p>30.7841091156006</text:p>
          </table:table-cell>
          <table:table-cell office:value-type="float" office:value="316.751922607422" calcext:value-type="float">
            <text:p>316.751922607422</text:p>
          </table:table-cell>
          <table:table-cell office:value-type="float" office:value="75.7823944091797" calcext:value-type="float">
            <text:p>75.7823944091797</text:p>
          </table:table-cell>
          <table:table-cell office:value-type="float" office:value="10243.5769102436" calcext:value-type="float">
            <text:p>10243.5769102436</text:p>
          </table:table-cell>
          <table:table-cell table:formula="of:=10^((LOG10(149.3)-LOG10([.C307]))/1.07+LOG10(50))" office:value-type="float" office:value="94.2314102936768" calcext:value-type="float">
            <text:p>94.2314102936768</text:p>
          </table:table-cell>
          <table:table-cell table:formula="of:=[.E307]-[.$E$54]" office:value-type="float" office:value="40.4426064782446" calcext:value-type="float">
            <text:p>40.4426064782446</text:p>
          </table:table-cell>
          <table:table-cell table:number-columns-repeated="9"/>
        </table:table-row>
        <table:table-row table:style-name="ro1">
          <table:table-cell office:value-type="float" office:value="33.3030967712402" calcext:value-type="float">
            <text:p>33.3030967712402</text:p>
          </table:table-cell>
          <table:table-cell office:value-type="float" office:value="316.606201171875" calcext:value-type="float">
            <text:p>316.606201171875</text:p>
          </table:table-cell>
          <table:table-cell office:value-type="float" office:value="76.0711822509766" calcext:value-type="float">
            <text:p>76.0711822509766</text:p>
          </table:table-cell>
          <table:table-cell office:value-type="float" office:value="10276.9436102769" calcext:value-type="float">
            <text:p>10276.9436102769</text:p>
          </table:table-cell>
          <table:table-cell table:formula="of:=10^((LOG10(149.3)-LOG10([.C308]))/1.07+LOG10(50))" office:value-type="float" office:value="93.8970423366726" calcext:value-type="float">
            <text:p>93.8970423366726</text:p>
          </table:table-cell>
          <table:table-cell table:formula="of:=[.E308]-[.$E$54]" office:value-type="float" office:value="40.1082385212403" calcext:value-type="float">
            <text:p>40.1082385212403</text:p>
          </table:table-cell>
          <table:table-cell table:number-columns-repeated="9"/>
        </table:table-row>
        <table:table-row table:style-name="ro1">
          <table:table-cell office:value-type="float" office:value="36.0910797119141" calcext:value-type="float">
            <text:p>36.0910797119141</text:p>
          </table:table-cell>
          <table:table-cell office:value-type="float" office:value="316.851135253906" calcext:value-type="float">
            <text:p>316.851135253906</text:p>
          </table:table-cell>
          <table:table-cell office:value-type="float" office:value="76.2335357666016" calcext:value-type="float">
            <text:p>76.2335357666016</text:p>
          </table:table-cell>
          <table:table-cell office:value-type="float" office:value="10310.3103103103" calcext:value-type="float">
            <text:p>10310.3103103103</text:p>
          </table:table-cell>
          <table:table-cell table:formula="of:=10^((LOG10(149.3)-LOG10([.C309]))/1.07+LOG10(50))" office:value-type="float" office:value="93.7101402951824" calcext:value-type="float">
            <text:p>93.7101402951824</text:p>
          </table:table-cell>
          <table:table-cell table:formula="of:=[.E309]-[.$E$54]" office:value-type="float" office:value="39.9213364797501" calcext:value-type="float">
            <text:p>39.9213364797501</text:p>
          </table:table-cell>
          <table:table-cell table:number-columns-repeated="9"/>
        </table:table-row>
        <table:table-row table:style-name="ro1">
          <table:table-cell office:value-type="float" office:value="39.8656845092773" calcext:value-type="float">
            <text:p>39.8656845092773</text:p>
          </table:table-cell>
          <table:table-cell office:value-type="float" office:value="316.146453857422" calcext:value-type="float">
            <text:p>316.146453857422</text:p>
          </table:table-cell>
          <table:table-cell office:value-type="float" office:value="75.6078109741211" calcext:value-type="float">
            <text:p>75.6078109741211</text:p>
          </table:table-cell>
          <table:table-cell office:value-type="float" office:value="10343.6770103437" calcext:value-type="float">
            <text:p>10343.6770103437</text:p>
          </table:table-cell>
          <table:table-cell table:formula="of:=10^((LOG10(149.3)-LOG10([.C310]))/1.07+LOG10(50))" office:value-type="float" office:value="94.4347468698132" calcext:value-type="float">
            <text:p>94.4347468698132</text:p>
          </table:table-cell>
          <table:table-cell table:formula="of:=[.E310]-[.$E$54]" office:value-type="float" office:value="40.6459430543809" calcext:value-type="float">
            <text:p>40.6459430543809</text:p>
          </table:table-cell>
          <table:table-cell table:number-columns-repeated="9"/>
        </table:table-row>
        <table:table-row table:style-name="ro1">
          <table:table-cell office:value-type="float" office:value="39.8656845092773" calcext:value-type="float">
            <text:p>39.8656845092773</text:p>
          </table:table-cell>
          <table:table-cell office:value-type="float" office:value="316.146453857422" calcext:value-type="float">
            <text:p>316.146453857422</text:p>
          </table:table-cell>
          <table:table-cell office:value-type="float" office:value="75.6078109741211" calcext:value-type="float">
            <text:p>75.6078109741211</text:p>
          </table:table-cell>
          <table:table-cell office:value-type="float" office:value="10377.043710377" calcext:value-type="float">
            <text:p>10377.043710377</text:p>
          </table:table-cell>
          <table:table-cell table:formula="of:=10^((LOG10(149.3)-LOG10([.C311]))/1.07+LOG10(50))" office:value-type="float" office:value="94.4347468698132" calcext:value-type="float">
            <text:p>94.4347468698132</text:p>
          </table:table-cell>
          <table:table-cell table:formula="of:=[.E311]-[.$E$54]" office:value-type="float" office:value="40.6459430543809" calcext:value-type="float">
            <text:p>40.6459430543809</text:p>
          </table:table-cell>
          <table:table-cell table:number-columns-repeated="9"/>
        </table:table-row>
        <table:table-row table:style-name="ro1">
          <table:table-cell office:value-type="float" office:value="43.8649368286133" calcext:value-type="float">
            <text:p>43.8649368286133</text:p>
          </table:table-cell>
          <table:table-cell office:value-type="float" office:value="317.084045410156" calcext:value-type="float">
            <text:p>317.084045410156</text:p>
          </table:table-cell>
          <table:table-cell office:value-type="float" office:value="75.0659942626953" calcext:value-type="float">
            <text:p>75.0659942626953</text:p>
          </table:table-cell>
          <table:table-cell office:value-type="float" office:value="10410.4104104104" calcext:value-type="float">
            <text:p>10410.4104104104</text:p>
          </table:table-cell>
          <table:table-cell table:formula="of:=10^((LOG10(149.3)-LOG10([.C312]))/1.07+LOG10(50))" office:value-type="float" office:value="95.0716229105676" calcext:value-type="float">
            <text:p>95.0716229105676</text:p>
          </table:table-cell>
          <table:table-cell table:formula="of:=[.E312]-[.$E$54]" office:value-type="float" office:value="41.2828190951353" calcext:value-type="float">
            <text:p>41.2828190951353</text:p>
          </table:table-cell>
          <table:table-cell table:number-columns-repeated="9"/>
        </table:table-row>
        <table:table-row table:style-name="ro1">
          <table:table-cell office:value-type="float" office:value="47.4777908325195" calcext:value-type="float">
            <text:p>47.4777908325195</text:p>
          </table:table-cell>
          <table:table-cell office:value-type="float" office:value="318.739562988281" calcext:value-type="float">
            <text:p>318.739562988281</text:p>
          </table:table-cell>
          <table:table-cell office:value-type="float" office:value="75.1560516357422" calcext:value-type="float">
            <text:p>75.1560516357422</text:p>
          </table:table-cell>
          <table:table-cell office:value-type="float" office:value="10443.7771104438" calcext:value-type="float">
            <text:p>10443.7771104438</text:p>
          </table:table-cell>
          <table:table-cell table:formula="of:=10^((LOG10(149.3)-LOG10([.C313]))/1.07+LOG10(50))" office:value-type="float" office:value="94.9651499138219" calcext:value-type="float">
            <text:p>94.9651499138219</text:p>
          </table:table-cell>
          <table:table-cell table:formula="of:=[.E313]-[.$E$54]" office:value-type="float" office:value="41.1763460983896" calcext:value-type="float">
            <text:p>41.1763460983896</text:p>
          </table:table-cell>
          <table:table-cell table:number-columns-repeated="9"/>
        </table:table-row>
        <table:table-row table:style-name="ro1">
          <table:table-cell office:value-type="float" office:value="51.7357444763184" calcext:value-type="float">
            <text:p>51.7357444763184</text:p>
          </table:table-cell>
          <table:table-cell office:value-type="float" office:value="317.345062255859" calcext:value-type="float">
            <text:p>317.345062255859</text:p>
          </table:table-cell>
          <table:table-cell office:value-type="float" office:value="74.5349197387695" calcext:value-type="float">
            <text:p>74.5349197387695</text:p>
          </table:table-cell>
          <table:table-cell office:value-type="float" office:value="10477.1438104771" calcext:value-type="float">
            <text:p>10477.1438104771</text:p>
          </table:table-cell>
          <table:table-cell table:formula="of:=10^((LOG10(149.3)-LOG10([.C314]))/1.07+LOG10(50))" office:value-type="float" office:value="95.7045618778748" calcext:value-type="float">
            <text:p>95.7045618778748</text:p>
          </table:table-cell>
          <table:table-cell table:formula="of:=[.E314]-[.$E$54]" office:value-type="float" office:value="41.9157580624426" calcext:value-type="float">
            <text:p>41.9157580624426</text:p>
          </table:table-cell>
          <table:table-cell table:number-columns-repeated="9"/>
        </table:table-row>
        <table:table-row table:style-name="ro1">
          <table:table-cell office:value-type="float" office:value="55.1684417724609" calcext:value-type="float">
            <text:p>55.1684417724609</text:p>
          </table:table-cell>
          <table:table-cell office:value-type="float" office:value="318.261779785156" calcext:value-type="float">
            <text:p>318.261779785156</text:p>
          </table:table-cell>
          <table:table-cell office:value-type="float" office:value="74.9529266357422" calcext:value-type="float">
            <text:p>74.9529266357422</text:p>
          </table:table-cell>
          <table:table-cell office:value-type="float" office:value="10510.5105105105" calcext:value-type="float">
            <text:p>10510.5105105105</text:p>
          </table:table-cell>
          <table:table-cell table:formula="of:=10^((LOG10(149.3)-LOG10([.C315]))/1.07+LOG10(50))" office:value-type="float" office:value="95.2056508662076" calcext:value-type="float">
            <text:p>95.2056508662076</text:p>
          </table:table-cell>
          <table:table-cell table:formula="of:=[.E315]-[.$E$54]" office:value-type="float" office:value="41.4168470507754" calcext:value-type="float">
            <text:p>41.4168470507754</text:p>
          </table:table-cell>
          <table:table-cell table:number-columns-repeated="9"/>
        </table:table-row>
        <table:table-row table:style-name="ro1">
          <table:table-cell office:value-type="float" office:value="55.1684417724609" calcext:value-type="float">
            <text:p>55.1684417724609</text:p>
          </table:table-cell>
          <table:table-cell office:value-type="float" office:value="318.261779785156" calcext:value-type="float">
            <text:p>318.261779785156</text:p>
          </table:table-cell>
          <table:table-cell office:value-type="float" office:value="74.9529266357422" calcext:value-type="float">
            <text:p>74.9529266357422</text:p>
          </table:table-cell>
          <table:table-cell office:value-type="float" office:value="10543.8772105439" calcext:value-type="float">
            <text:p>10543.8772105439</text:p>
          </table:table-cell>
          <table:table-cell table:formula="of:=10^((LOG10(149.3)-LOG10([.C316]))/1.07+LOG10(50))" office:value-type="float" office:value="95.2056508662076" calcext:value-type="float">
            <text:p>95.2056508662076</text:p>
          </table:table-cell>
          <table:table-cell table:formula="of:=[.E316]-[.$E$54]" office:value-type="float" office:value="41.4168470507754" calcext:value-type="float">
            <text:p>41.4168470507754</text:p>
          </table:table-cell>
          <table:table-cell table:number-columns-repeated="9"/>
        </table:table-row>
        <table:table-row table:style-name="ro1">
          <table:table-cell office:value-type="float" office:value="60.2117538452148" calcext:value-type="float">
            <text:p>60.2117538452148</text:p>
          </table:table-cell>
          <table:table-cell office:value-type="float" office:value="318.807495117187" calcext:value-type="float">
            <text:p>318.807495117187</text:p>
          </table:table-cell>
          <table:table-cell office:value-type="float" office:value="74.1016998291016" calcext:value-type="float">
            <text:p>74.1016998291016</text:p>
          </table:table-cell>
          <table:table-cell office:value-type="float" office:value="10577.2439105772" calcext:value-type="float">
            <text:p>10577.2439105772</text:p>
          </table:table-cell>
          <table:table-cell table:formula="of:=10^((LOG10(149.3)-LOG10([.C317]))/1.07+LOG10(50))" office:value-type="float" office:value="96.2273746769236" calcext:value-type="float">
            <text:p>96.2273746769236</text:p>
          </table:table-cell>
          <table:table-cell table:formula="of:=[.E317]-[.$E$54]" office:value-type="float" office:value="42.4385708614913" calcext:value-type="float">
            <text:p>42.4385708614913</text:p>
          </table:table-cell>
          <table:table-cell table:number-columns-repeated="9"/>
        </table:table-row>
        <table:table-row table:style-name="ro1">
          <table:table-cell office:value-type="float" office:value="65.5122985839844" calcext:value-type="float">
            <text:p>65.5122985839844</text:p>
          </table:table-cell>
          <table:table-cell office:value-type="float" office:value="319.386535644531" calcext:value-type="float">
            <text:p>319.386535644531</text:p>
          </table:table-cell>
          <table:table-cell office:value-type="float" office:value="73.6324768066406" calcext:value-type="float">
            <text:p>73.6324768066406</text:p>
          </table:table-cell>
          <table:table-cell office:value-type="float" office:value="10610.6106106106" calcext:value-type="float">
            <text:p>10610.6106106106</text:p>
          </table:table-cell>
          <table:table-cell table:formula="of:=10^((LOG10(149.3)-LOG10([.C318]))/1.07+LOG10(50))" office:value-type="float" office:value="96.8003480376362" calcext:value-type="float">
            <text:p>96.8003480376362</text:p>
          </table:table-cell>
          <table:table-cell table:formula="of:=[.E318]-[.$E$54]" office:value-type="float" office:value="43.0115442222039" calcext:value-type="float">
            <text:p>43.0115442222039</text:p>
          </table:table-cell>
          <table:table-cell table:number-columns-repeated="9"/>
        </table:table-row>
        <table:table-row table:style-name="ro1">
          <table:table-cell office:value-type="float" office:value="70.6396331787109" calcext:value-type="float">
            <text:p>70.6396331787109</text:p>
          </table:table-cell>
          <table:table-cell office:value-type="float" office:value="320.620971679687" calcext:value-type="float">
            <text:p>320.620971679687</text:p>
          </table:table-cell>
          <table:table-cell office:value-type="float" office:value="73.2497024536133" calcext:value-type="float">
            <text:p>73.2497024536133</text:p>
          </table:table-cell>
          <table:table-cell office:value-type="float" office:value="10643.977310644" calcext:value-type="float">
            <text:p>10643.977310644</text:p>
          </table:table-cell>
          <table:table-cell table:formula="of:=10^((LOG10(149.3)-LOG10([.C319]))/1.07+LOG10(50))" office:value-type="float" office:value="97.273015822922" calcext:value-type="float">
            <text:p>97.273015822922</text:p>
          </table:table-cell>
          <table:table-cell table:formula="of:=[.E319]-[.$E$54]" office:value-type="float" office:value="43.4842120074898" calcext:value-type="float">
            <text:p>43.4842120074898</text:p>
          </table:table-cell>
          <table:table-cell table:number-columns-repeated="9"/>
        </table:table-row>
        <table:table-row table:style-name="ro1">
          <table:table-cell office:value-type="float" office:value="77.2695465087891" calcext:value-type="float">
            <text:p>77.2695465087891</text:p>
          </table:table-cell>
          <table:table-cell office:value-type="float" office:value="323.984558105469" calcext:value-type="float">
            <text:p>323.984558105469</text:p>
          </table:table-cell>
          <table:table-cell office:value-type="float" office:value="72.3003997802734" calcext:value-type="float">
            <text:p>72.3003997802734</text:p>
          </table:table-cell>
          <table:table-cell office:value-type="float" office:value="10677.3440106773" calcext:value-type="float">
            <text:p>10677.3440106773</text:p>
          </table:table-cell>
          <table:table-cell table:formula="of:=10^((LOG10(149.3)-LOG10([.C320]))/1.07+LOG10(50))" office:value-type="float" office:value="98.4661434705082" calcext:value-type="float">
            <text:p>98.4661434705082</text:p>
          </table:table-cell>
          <table:table-cell table:formula="of:=[.E320]-[.$E$54]" office:value-type="float" office:value="44.6773396550759" calcext:value-type="float">
            <text:p>44.6773396550759</text:p>
          </table:table-cell>
          <table:table-cell table:number-columns-repeated="9"/>
        </table:table-row>
        <table:table-row table:style-name="ro1">
          <table:table-cell office:value-type="float" office:value="77.2695465087891" calcext:value-type="float">
            <text:p>77.2695465087891</text:p>
          </table:table-cell>
          <table:table-cell office:value-type="float" office:value="323.984558105469" calcext:value-type="float">
            <text:p>323.984558105469</text:p>
          </table:table-cell>
          <table:table-cell office:value-type="float" office:value="72.3003997802734" calcext:value-type="float">
            <text:p>72.3003997802734</text:p>
          </table:table-cell>
          <table:table-cell office:value-type="float" office:value="10710.7107107107" calcext:value-type="float">
            <text:p>10710.7107107107</text:p>
          </table:table-cell>
          <table:table-cell table:formula="of:=10^((LOG10(149.3)-LOG10([.C321]))/1.07+LOG10(50))" office:value-type="float" office:value="98.4661434705082" calcext:value-type="float">
            <text:p>98.4661434705082</text:p>
          </table:table-cell>
          <table:table-cell table:formula="of:=[.E321]-[.$E$54]" office:value-type="float" office:value="44.6773396550759" calcext:value-type="float">
            <text:p>44.6773396550759</text:p>
          </table:table-cell>
          <table:table-cell table:number-columns-repeated="9"/>
        </table:table-row>
        <table:table-row table:style-name="ro1">
          <table:table-cell office:value-type="float" office:value="82.4557876586914" calcext:value-type="float">
            <text:p>82.4557876586914</text:p>
          </table:table-cell>
          <table:table-cell office:value-type="float" office:value="321.251312255859" calcext:value-type="float">
            <text:p>321.251312255859</text:p>
          </table:table-cell>
          <table:table-cell office:value-type="float" office:value="72.3472366333008" calcext:value-type="float">
            <text:p>72.3472366333008</text:p>
          </table:table-cell>
          <table:table-cell office:value-type="float" office:value="10744.0774107441" calcext:value-type="float">
            <text:p>10744.0774107441</text:p>
          </table:table-cell>
          <table:table-cell table:formula="of:=10^((LOG10(149.3)-LOG10([.C322]))/1.07+LOG10(50))" office:value-type="float" office:value="98.4065665420083" calcext:value-type="float">
            <text:p>98.4065665420083</text:p>
          </table:table-cell>
          <table:table-cell table:formula="of:=[.E322]-[.$E$54]" office:value-type="float" office:value="44.617762726576" calcext:value-type="float">
            <text:p>44.617762726576</text:p>
          </table:table-cell>
          <table:table-cell table:number-columns-repeated="9"/>
        </table:table-row>
        <table:table-row table:style-name="ro1">
          <table:table-cell office:value-type="float" office:value="88.4589691162109" calcext:value-type="float">
            <text:p>88.4589691162109</text:p>
          </table:table-cell>
          <table:table-cell office:value-type="float" office:value="321.63818359375" calcext:value-type="float">
            <text:p>321.63818359375</text:p>
          </table:table-cell>
          <table:table-cell office:value-type="float" office:value="71.9244537353516" calcext:value-type="float">
            <text:p>71.9244537353516</text:p>
          </table:table-cell>
          <table:table-cell office:value-type="float" office:value="10777.4441107774" calcext:value-type="float">
            <text:p>10777.4441107774</text:p>
          </table:table-cell>
          <table:table-cell table:formula="of:=10^((LOG10(149.3)-LOG10([.C323]))/1.07+LOG10(50))" office:value-type="float" office:value="98.9470691603946" calcext:value-type="float">
            <text:p>98.9470691603946</text:p>
          </table:table-cell>
          <table:table-cell table:formula="of:=[.E323]-[.$E$54]" office:value-type="float" office:value="45.1582653449623" calcext:value-type="float">
            <text:p>45.1582653449623</text:p>
          </table:table-cell>
          <table:table-cell table:number-columns-repeated="9"/>
        </table:table-row>
        <table:table-row table:style-name="ro1">
          <table:table-cell office:value-type="float" office:value="94.8396148681641" calcext:value-type="float">
            <text:p>94.8396148681641</text:p>
          </table:table-cell>
          <table:table-cell office:value-type="float" office:value="321.187530517578" calcext:value-type="float">
            <text:p>321.187530517578</text:p>
          </table:table-cell>
          <table:table-cell office:value-type="float" office:value="72.2187881469727" calcext:value-type="float">
            <text:p>72.2187881469727</text:p>
          </table:table-cell>
          <table:table-cell office:value-type="float" office:value="10810.8108108108" calcext:value-type="float">
            <text:p>10810.8108108108</text:p>
          </table:table-cell>
          <table:table-cell table:formula="of:=10^((LOG10(149.3)-LOG10([.C324]))/1.07+LOG10(50))" office:value-type="float" office:value="98.5701328475524" calcext:value-type="float">
            <text:p>98.5701328475524</text:p>
          </table:table-cell>
          <table:table-cell table:formula="of:=[.E324]-[.$E$54]" office:value-type="float" office:value="44.7813290321202" calcext:value-type="float">
            <text:p>44.7813290321202</text:p>
          </table:table-cell>
          <table:table-cell table:number-columns-repeated="9"/>
        </table:table-row>
        <table:table-row table:style-name="ro1">
          <table:table-cell office:value-type="float" office:value="101.802207946777" calcext:value-type="float">
            <text:p>101.802207946777</text:p>
          </table:table-cell>
          <table:table-cell office:value-type="float" office:value="323.282562255859" calcext:value-type="float">
            <text:p>323.282562255859</text:p>
          </table:table-cell>
          <table:table-cell office:value-type="float" office:value="71.1691131591797" calcext:value-type="float">
            <text:p>71.1691131591797</text:p>
          </table:table-cell>
          <table:table-cell office:value-type="float" office:value="10844.1775108442" calcext:value-type="float">
            <text:p>10844.1775108442</text:p>
          </table:table-cell>
          <table:table-cell table:formula="of:=10^((LOG10(149.3)-LOG10([.C325]))/1.07+LOG10(50))" office:value-type="float" office:value="99.9281847707342" calcext:value-type="float">
            <text:p>99.9281847707342</text:p>
          </table:table-cell>
          <table:table-cell table:formula="of:=[.E325]-[.$E$54]" office:value-type="float" office:value="46.139380955302" calcext:value-type="float">
            <text:p>46.139380955302</text:p>
          </table:table-cell>
          <table:table-cell table:number-columns-repeated="9"/>
        </table:table-row>
        <table:table-row table:style-name="ro1">
          <table:table-cell office:value-type="float" office:value="101.802207946777" calcext:value-type="float">
            <text:p>101.802207946777</text:p>
          </table:table-cell>
          <table:table-cell office:value-type="float" office:value="323.282562255859" calcext:value-type="float">
            <text:p>323.282562255859</text:p>
          </table:table-cell>
          <table:table-cell office:value-type="float" office:value="71.1691131591797" calcext:value-type="float">
            <text:p>71.1691131591797</text:p>
          </table:table-cell>
          <table:table-cell office:value-type="float" office:value="10877.5442108775" calcext:value-type="float">
            <text:p>10877.5442108775</text:p>
          </table:table-cell>
          <table:table-cell table:formula="of:=10^((LOG10(149.3)-LOG10([.C326]))/1.07+LOG10(50))" office:value-type="float" office:value="99.9281847707342" calcext:value-type="float">
            <text:p>99.9281847707342</text:p>
          </table:table-cell>
          <table:table-cell table:formula="of:=[.E326]-[.$E$54]" office:value-type="float" office:value="46.139380955302" calcext:value-type="float">
            <text:p>46.139380955302</text:p>
          </table:table-cell>
          <table:table-cell table:number-columns-repeated="9"/>
        </table:table-row>
        <table:table-row table:style-name="ro1">
          <table:table-cell office:value-type="float" office:value="111.490127563477" calcext:value-type="float">
            <text:p>111.490127563477</text:p>
          </table:table-cell>
          <table:table-cell office:value-type="float" office:value="324.773223876953" calcext:value-type="float">
            <text:p>324.773223876953</text:p>
          </table:table-cell>
          <table:table-cell office:value-type="float" office:value="73.2691879272461" calcext:value-type="float">
            <text:p>73.2691879272461</text:p>
          </table:table-cell>
          <table:table-cell office:value-type="float" office:value="10910.9109109109" calcext:value-type="float">
            <text:p>10910.9109109109</text:p>
          </table:table-cell>
          <table:table-cell table:formula="of:=10^((LOG10(149.3)-LOG10([.C327]))/1.07+LOG10(50))" office:value-type="float" office:value="97.2488388474451" calcext:value-type="float">
            <text:p>97.2488388474451</text:p>
          </table:table-cell>
          <table:table-cell table:formula="of:=[.E327]-[.$E$54]" office:value-type="float" office:value="43.4600350320129" calcext:value-type="float">
            <text:p>43.4600350320129</text:p>
          </table:table-cell>
          <table:table-cell table:number-columns-repeated="9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326.5" calcext:value-type="float">
            <text:p>326.5</text:p>
          </table:table-cell>
          <table:table-cell office:value-type="float" office:value="74.1115036010742" calcext:value-type="float">
            <text:p>74.1115036010742</text:p>
          </table:table-cell>
          <table:table-cell office:value-type="float" office:value="10944.2776109443" calcext:value-type="float">
            <text:p>10944.2776109443</text:p>
          </table:table-cell>
          <table:table-cell table:formula="of:=10^((LOG10(149.3)-LOG10([.C328]))/1.07+LOG10(50))" office:value-type="float" office:value="96.215478037031" calcext:value-type="float">
            <text:p>96.215478037031</text:p>
          </table:table-cell>
          <table:table-cell table:formula="of:=[.E328]-[.$E$54]" office:value-type="float" office:value="42.4266742215988" calcext:value-type="float">
            <text:p>42.4266742215988</text:p>
          </table:table-cell>
          <table:table-cell table:number-columns-repeated="9"/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325.5" calcext:value-type="float">
            <text:p>325.5</text:p>
          </table:table-cell>
          <table:table-cell office:value-type="float" office:value="70.2887878417969" calcext:value-type="float">
            <text:p>70.2887878417969</text:p>
          </table:table-cell>
          <table:table-cell office:value-type="float" office:value="10977.6443109776" calcext:value-type="float">
            <text:p>10977.6443109776</text:p>
          </table:table-cell>
          <table:table-cell table:formula="of:=10^((LOG10(149.3)-LOG10([.C329]))/1.07+LOG10(50))" office:value-type="float" office:value="101.097372338155" calcext:value-type="float">
            <text:p>101.097372338155</text:p>
          </table:table-cell>
          <table:table-cell table:formula="of:=[.E329]-[.$E$54]" office:value-type="float" office:value="47.3085685227231" calcext:value-type="float">
            <text:p>47.3085685227231</text:p>
          </table:table-cell>
          <table:table-cell table:number-columns-repeated="9"/>
        </table:table-row>
        <table:table-row table:style-name="ro1">
          <table:table-cell office:value-type="float" office:value="128.181701660156" calcext:value-type="float">
            <text:p>128.181701660156</text:p>
          </table:table-cell>
          <table:table-cell office:value-type="float" office:value="326.319793701172" calcext:value-type="float">
            <text:p>326.319793701172</text:p>
          </table:table-cell>
          <table:table-cell office:value-type="float" office:value="70.1589889526367" calcext:value-type="float">
            <text:p>70.1589889526367</text:p>
          </table:table-cell>
          <table:table-cell office:value-type="float" office:value="11011.011011011" calcext:value-type="float">
            <text:p>11011.011011011</text:p>
          </table:table-cell>
          <table:table-cell table:formula="of:=10^((LOG10(149.3)-LOG10([.C330]))/1.07+LOG10(50))" office:value-type="float" office:value="101.27216269885" calcext:value-type="float">
            <text:p>101.27216269885</text:p>
          </table:table-cell>
          <table:table-cell table:formula="of:=[.E330]-[.$E$54]" office:value-type="float" office:value="47.4833588834175" calcext:value-type="float">
            <text:p>47.4833588834175</text:p>
          </table:table-cell>
          <table:table-cell table:number-columns-repeated="9"/>
        </table:table-row>
        <table:table-row table:style-name="ro1">
          <table:table-cell office:value-type="float" office:value="128.181701660156" calcext:value-type="float">
            <text:p>128.181701660156</text:p>
          </table:table-cell>
          <table:table-cell office:value-type="float" office:value="326.319793701172" calcext:value-type="float">
            <text:p>326.319793701172</text:p>
          </table:table-cell>
          <table:table-cell office:value-type="float" office:value="70.1589889526367" calcext:value-type="float">
            <text:p>70.1589889526367</text:p>
          </table:table-cell>
          <table:table-cell office:value-type="float" office:value="11044.3777110444" calcext:value-type="float">
            <text:p>11044.3777110444</text:p>
          </table:table-cell>
          <table:table-cell table:formula="of:=10^((LOG10(149.3)-LOG10([.C331]))/1.07+LOG10(50))" office:value-type="float" office:value="101.27216269885" calcext:value-type="float">
            <text:p>101.27216269885</text:p>
          </table:table-cell>
          <table:table-cell table:formula="of:=[.E331]-[.$E$54]" office:value-type="float" office:value="47.4833588834175" calcext:value-type="float">
            <text:p>47.4833588834175</text:p>
          </table:table-cell>
          <table:table-cell table:number-columns-repeated="9"/>
        </table:table-row>
        <table:table-row table:style-name="ro1">
          <table:table-cell office:value-type="float" office:value="128.782562255859" calcext:value-type="float">
            <text:p>128.782562255859</text:p>
          </table:table-cell>
          <table:table-cell office:value-type="float" office:value="330.459686279297" calcext:value-type="float">
            <text:p>330.459686279297</text:p>
          </table:table-cell>
          <table:table-cell office:value-type="float" office:value="73.4825592041016" calcext:value-type="float">
            <text:p>73.4825592041016</text:p>
          </table:table-cell>
          <table:table-cell office:value-type="float" office:value="11077.7444110777" calcext:value-type="float">
            <text:p>11077.7444110777</text:p>
          </table:table-cell>
          <table:table-cell table:formula="of:=10^((LOG10(149.3)-LOG10([.C332]))/1.07+LOG10(50))" office:value-type="float" office:value="96.9849058925159" calcext:value-type="float">
            <text:p>96.9849058925159</text:p>
          </table:table-cell>
          <table:table-cell table:formula="of:=[.E332]-[.$E$54]" office:value-type="float" office:value="43.1961020770836" calcext:value-type="float">
            <text:p>43.1961020770836</text:p>
          </table:table-cell>
          <table:table-cell table:number-columns-repeated="9"/>
        </table:table-row>
        <table:table-row table:style-name="ro1">
          <table:table-cell office:value-type="float" office:value="136.821701049805" calcext:value-type="float">
            <text:p>136.821701049805</text:p>
          </table:table-cell>
          <table:table-cell office:value-type="float" office:value="333.24169921875" calcext:value-type="float">
            <text:p>333.24169921875</text:p>
          </table:table-cell>
          <table:table-cell office:value-type="float" office:value="73.1015243530274" calcext:value-type="float">
            <text:p>73.1015243530274</text:p>
          </table:table-cell>
          <table:table-cell office:value-type="float" office:value="11111.1111111111" calcext:value-type="float">
            <text:p>11111.1111111111</text:p>
          </table:table-cell>
          <table:table-cell table:formula="of:=10^((LOG10(149.3)-LOG10([.C333]))/1.07+LOG10(50))" office:value-type="float" office:value="97.4572785174052" calcext:value-type="float">
            <text:p>97.4572785174052</text:p>
          </table:table-cell>
          <table:table-cell table:formula="of:=[.E333]-[.$E$54]" office:value-type="float" office:value="43.6684747019729" calcext:value-type="float">
            <text:p>43.6684747019729</text:p>
          </table:table-cell>
          <table:table-cell table:number-columns-repeated="9"/>
        </table:table-row>
        <table:table-row table:style-name="ro1">
          <table:table-cell office:value-type="float" office:value="141.080993652344" calcext:value-type="float">
            <text:p>141.080993652344</text:p>
          </table:table-cell>
          <table:table-cell office:value-type="float" office:value="332.474975585937" calcext:value-type="float">
            <text:p>332.474975585937</text:p>
          </table:table-cell>
          <table:table-cell office:value-type="float" office:value="72.6332397460938" calcext:value-type="float">
            <text:p>72.6332397460938</text:p>
          </table:table-cell>
          <table:table-cell office:value-type="float" office:value="11144.4778111445" calcext:value-type="float">
            <text:p>11144.4778111445</text:p>
          </table:table-cell>
          <table:table-cell table:formula="of:=10^((LOG10(149.3)-LOG10([.C334]))/1.07+LOG10(50))" office:value-type="float" office:value="98.0443805428696" calcext:value-type="float">
            <text:p>98.0443805428696</text:p>
          </table:table-cell>
          <table:table-cell table:formula="of:=[.E334]-[.$E$54]" office:value-type="float" office:value="44.2555767274374" calcext:value-type="float">
            <text:p>44.2555767274374</text:p>
          </table:table-cell>
          <table:table-cell table:number-columns-repeated="9"/>
        </table:table-row>
        <table:table-row table:style-name="ro1">
          <table:table-cell office:value-type="float" office:value="150.636993408203" calcext:value-type="float">
            <text:p>150.636993408203</text:p>
          </table:table-cell>
          <table:table-cell office:value-type="float" office:value="329.784240722656" calcext:value-type="float">
            <text:p>329.784240722656</text:p>
          </table:table-cell>
          <table:table-cell office:value-type="float" office:value="68.4279403686523" calcext:value-type="float">
            <text:p>68.4279403686523</text:p>
          </table:table-cell>
          <table:table-cell office:value-type="float" office:value="11177.8445111778" calcext:value-type="float">
            <text:p>11177.8445111778</text:p>
          </table:table-cell>
          <table:table-cell table:formula="of:=10^((LOG10(149.3)-LOG10([.C335]))/1.07+LOG10(50))" office:value-type="float" office:value="103.664518468854" calcext:value-type="float">
            <text:p>103.664518468854</text:p>
          </table:table-cell>
          <table:table-cell table:formula="of:=[.E335]-[.$E$54]" office:value-type="float" office:value="49.8757146534215" calcext:value-type="float">
            <text:p>49.8757146534215</text:p>
          </table:table-cell>
          <table:table-cell table:number-columns-repeated="9"/>
        </table:table-row>
        <table:table-row table:style-name="ro1">
          <table:table-cell office:value-type="float" office:value="150.946960449219" calcext:value-type="float">
            <text:p>150.946960449219</text:p>
          </table:table-cell>
          <table:table-cell office:value-type="float" office:value="329.684112548828" calcext:value-type="float">
            <text:p>329.684112548828</text:p>
          </table:table-cell>
          <table:table-cell office:value-type="float" office:value="68.2869720458984" calcext:value-type="float">
            <text:p>68.2869720458984</text:p>
          </table:table-cell>
          <table:table-cell office:value-type="float" office:value="11211.2112112112" calcext:value-type="float">
            <text:p>11211.2112112112</text:p>
          </table:table-cell>
          <table:table-cell table:formula="of:=10^((LOG10(149.3)-LOG10([.C336]))/1.07+LOG10(50))" office:value-type="float" office:value="103.864504991155" calcext:value-type="float">
            <text:p>103.864504991155</text:p>
          </table:table-cell>
          <table:table-cell table:formula="of:=[.E336]-[.$E$54]" office:value-type="float" office:value="50.0757011757224" calcext:value-type="float">
            <text:p>50.0757011757224</text:p>
          </table:table-cell>
          <table:table-cell table:number-columns-repeated="9"/>
        </table:table-row>
        <table:table-row table:style-name="ro1">
          <table:table-cell office:value-type="float" office:value="157.326553344727" calcext:value-type="float">
            <text:p>157.326553344727</text:p>
          </table:table-cell>
          <table:table-cell office:value-type="float" office:value="331.081390380859" calcext:value-type="float">
            <text:p>331.081390380859</text:p>
          </table:table-cell>
          <table:table-cell office:value-type="float" office:value="68.5125579833984" calcext:value-type="float">
            <text:p>68.5125579833984</text:p>
          </table:table-cell>
          <table:table-cell office:value-type="float" office:value="11244.5779112446" calcext:value-type="float">
            <text:p>11244.5779112446</text:p>
          </table:table-cell>
          <table:table-cell table:formula="of:=10^((LOG10(149.3)-LOG10([.C337]))/1.07+LOG10(50))" office:value-type="float" office:value="103.54485695139" calcext:value-type="float">
            <text:p>103.54485695139</text:p>
          </table:table-cell>
          <table:table-cell table:formula="of:=[.E337]-[.$E$54]" office:value-type="float" office:value="49.7560531359576" calcext:value-type="float">
            <text:p>49.7560531359576</text:p>
          </table:table-cell>
          <table:table-cell table:number-columns-repeated="9"/>
        </table:table-row>
        <table:table-row table:style-name="ro1">
          <table:table-cell office:value-type="float" office:value="163.184051513672" calcext:value-type="float">
            <text:p>163.184051513672</text:p>
          </table:table-cell>
          <table:table-cell office:value-type="float" office:value="332.401977539062" calcext:value-type="float">
            <text:p>332.401977539062</text:p>
          </table:table-cell>
          <table:table-cell office:value-type="float" office:value="67.8537292480469" calcext:value-type="float">
            <text:p>67.8537292480469</text:p>
          </table:table-cell>
          <table:table-cell office:value-type="float" office:value="11277.9446112779" calcext:value-type="float">
            <text:p>11277.9446112779</text:p>
          </table:table-cell>
          <table:table-cell table:formula="of:=10^((LOG10(149.3)-LOG10([.C338]))/1.07+LOG10(50))" office:value-type="float" office:value="104.484160763764" calcext:value-type="float">
            <text:p>104.484160763764</text:p>
          </table:table-cell>
          <table:table-cell table:formula="of:=[.E338]-[.$E$54]" office:value-type="float" office:value="50.6953569483317" calcext:value-type="float">
            <text:p>50.6953569483317</text:p>
          </table:table-cell>
          <table:table-cell table:number-columns-repeated="9"/>
        </table:table-row>
        <table:table-row table:style-name="ro1">
          <table:table-cell office:value-type="float" office:value="169.054504394531" calcext:value-type="float">
            <text:p>169.054504394531</text:p>
          </table:table-cell>
          <table:table-cell office:value-type="float" office:value="333.684844970703" calcext:value-type="float">
            <text:p>333.684844970703</text:p>
          </table:table-cell>
          <table:table-cell office:value-type="float" office:value="67.4225082397461" calcext:value-type="float">
            <text:p>67.4225082397461</text:p>
          </table:table-cell>
          <table:table-cell office:value-type="float" office:value="11311.3113113113" calcext:value-type="float">
            <text:p>11311.3113113113</text:p>
          </table:table-cell>
          <table:table-cell table:formula="of:=10^((LOG10(149.3)-LOG10([.C339]))/1.07+LOG10(50))" office:value-type="float" office:value="105.108572453377" calcext:value-type="float">
            <text:p>105.108572453377</text:p>
          </table:table-cell>
          <table:table-cell table:formula="of:=[.E339]-[.$E$54]" office:value-type="float" office:value="51.3197686379447" calcext:value-type="float">
            <text:p>51.3197686379447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9.5" calcext:value-type="float">
            <text:p>329.5</text:p>
          </table:table-cell>
          <table:table-cell office:value-type="float" office:value="72.0643081665039" calcext:value-type="float">
            <text:p>72.0643081665039</text:p>
          </table:table-cell>
          <table:table-cell office:value-type="float" office:value="11344.6780113447" calcext:value-type="float">
            <text:p>11344.6780113447</text:p>
          </table:table-cell>
          <table:table-cell table:formula="of:=10^((LOG10(149.3)-LOG10([.C340]))/1.07+LOG10(50))" office:value-type="float" office:value="98.7675946596274" calcext:value-type="float">
            <text:p>98.7675946596274</text:p>
          </table:table-cell>
          <table:table-cell table:formula="of:=[.E340]-[.$E$54]" office:value-type="float" office:value="44.9787908441951" calcext:value-type="float">
            <text:p>44.978790844195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9.5" calcext:value-type="float">
            <text:p>329.5</text:p>
          </table:table-cell>
          <table:table-cell office:value-type="float" office:value="72.0643081665039" calcext:value-type="float">
            <text:p>72.0643081665039</text:p>
          </table:table-cell>
          <table:table-cell office:value-type="float" office:value="11378.044711378" calcext:value-type="float">
            <text:p>11378.044711378</text:p>
          </table:table-cell>
          <table:table-cell table:formula="of:=10^((LOG10(149.3)-LOG10([.C341]))/1.07+LOG10(50))" office:value-type="float" office:value="98.7675946596274" calcext:value-type="float">
            <text:p>98.7675946596274</text:p>
          </table:table-cell>
          <table:table-cell table:formula="of:=[.E341]-[.$E$54]" office:value-type="float" office:value="44.9787908441951" calcext:value-type="float">
            <text:p>44.9787908441951</text:p>
          </table:table-cell>
          <table:table-cell table:number-columns-repeated="9"/>
        </table:table-row>
        <table:table-row table:style-name="ro1">
          <table:table-cell office:value-type="float" office:value="181.596771240234" calcext:value-type="float">
            <text:p>181.596771240234</text:p>
          </table:table-cell>
          <table:table-cell office:value-type="float" office:value="335.161285400391" calcext:value-type="float">
            <text:p>335.161285400391</text:p>
          </table:table-cell>
          <table:table-cell office:value-type="float" office:value="67.2475509643555" calcext:value-type="float">
            <text:p>67.2475509643555</text:p>
          </table:table-cell>
          <table:table-cell office:value-type="float" office:value="11411.4114114114" calcext:value-type="float">
            <text:p>11411.4114114114</text:p>
          </table:table-cell>
          <table:table-cell table:formula="of:=10^((LOG10(149.3)-LOG10([.C342]))/1.07+LOG10(50))" office:value-type="float" office:value="105.364120736359" calcext:value-type="float">
            <text:p>105.364120736359</text:p>
          </table:table-cell>
          <table:table-cell table:formula="of:=[.E342]-[.$E$54]" office:value-type="float" office:value="51.5753169209265" calcext:value-type="float">
            <text:p>51.5753169209265</text:p>
          </table:table-cell>
          <table:table-cell table:number-columns-repeated="9"/>
        </table:table-row>
        <table:table-row table:style-name="ro1">
          <table:table-cell office:value-type="float" office:value="185.432037353516" calcext:value-type="float">
            <text:p>185.432037353516</text:p>
          </table:table-cell>
          <table:table-cell office:value-type="float" office:value="335.672271728516" calcext:value-type="float">
            <text:p>335.672271728516</text:p>
          </table:table-cell>
          <table:table-cell office:value-type="float" office:value="66.9951019287109" calcext:value-type="float">
            <text:p>66.9951019287109</text:p>
          </table:table-cell>
          <table:table-cell office:value-type="float" office:value="11444.7781114448" calcext:value-type="float">
            <text:p>11444.7781114448</text:p>
          </table:table-cell>
          <table:table-cell table:formula="of:=10^((LOG10(149.3)-LOG10([.C343]))/1.07+LOG10(50))" office:value-type="float" office:value="105.735131211261" calcext:value-type="float">
            <text:p>105.735131211261</text:p>
          </table:table-cell>
          <table:table-cell table:formula="of:=[.E343]-[.$E$54]" office:value-type="float" office:value="51.9463273958292" calcext:value-type="float">
            <text:p>51.9463273958292</text:p>
          </table:table-cell>
          <table:table-cell table:number-columns-repeated="9"/>
        </table:table-row>
        <table:table-row table:style-name="ro1">
          <table:table-cell office:value-type="float" office:value="191.689392089844" calcext:value-type="float">
            <text:p>191.689392089844</text:p>
          </table:table-cell>
          <table:table-cell office:value-type="float" office:value="336.116271972656" calcext:value-type="float">
            <text:p>336.116271972656</text:p>
          </table:table-cell>
          <table:table-cell office:value-type="float" office:value="67.1979598999023" calcext:value-type="float">
            <text:p>67.1979598999023</text:p>
          </table:table-cell>
          <table:table-cell office:value-type="float" office:value="11478.1448114781" calcext:value-type="float">
            <text:p>11478.1448114781</text:p>
          </table:table-cell>
          <table:table-cell table:formula="of:=10^((LOG10(149.3)-LOG10([.C344]))/1.07+LOG10(50))" office:value-type="float" office:value="105.436789175267" calcext:value-type="float">
            <text:p>105.436789175267</text:p>
          </table:table-cell>
          <table:table-cell table:formula="of:=[.E344]-[.$E$54]" office:value-type="float" office:value="51.6479853598348" calcext:value-type="float">
            <text:p>51.647985359834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6.5" calcext:value-type="float">
            <text:p>336.5</text:p>
          </table:table-cell>
          <table:table-cell office:value-type="float" office:value="69.4065093994141" calcext:value-type="float">
            <text:p>69.4065093994141</text:p>
          </table:table-cell>
          <table:table-cell office:value-type="float" office:value="11511.5115115115" calcext:value-type="float">
            <text:p>11511.5115115115</text:p>
          </table:table-cell>
          <table:table-cell table:formula="of:=10^((LOG10(149.3)-LOG10([.C345]))/1.07+LOG10(50))" office:value-type="float" office:value="102.297926466347" calcext:value-type="float">
            <text:p>102.297926466347</text:p>
          </table:table-cell>
          <table:table-cell table:formula="of:=[.E345]-[.$E$54]" office:value-type="float" office:value="48.5091226509144" calcext:value-type="float">
            <text:p>48.5091226509144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6.5" calcext:value-type="float">
            <text:p>336.5</text:p>
          </table:table-cell>
          <table:table-cell office:value-type="float" office:value="69.4065093994141" calcext:value-type="float">
            <text:p>69.4065093994141</text:p>
          </table:table-cell>
          <table:table-cell office:value-type="float" office:value="11544.8782115449" calcext:value-type="float">
            <text:p>11544.8782115449</text:p>
          </table:table-cell>
          <table:table-cell table:formula="of:=10^((LOG10(149.3)-LOG10([.C346]))/1.07+LOG10(50))" office:value-type="float" office:value="102.297926466347" calcext:value-type="float">
            <text:p>102.297926466347</text:p>
          </table:table-cell>
          <table:table-cell table:formula="of:=[.E346]-[.$E$54]" office:value-type="float" office:value="48.5091226509144" calcext:value-type="float">
            <text:p>48.5091226509144</text:p>
          </table:table-cell>
          <table:table-cell table:number-columns-repeated="9"/>
        </table:table-row>
        <table:table-row table:style-name="ro1">
          <table:table-cell office:value-type="float" office:value="205.227645874023" calcext:value-type="float">
            <text:p>205.227645874023</text:p>
          </table:table-cell>
          <table:table-cell office:value-type="float" office:value="337.267730712891" calcext:value-type="float">
            <text:p>337.267730712891</text:p>
          </table:table-cell>
          <table:table-cell office:value-type="float" office:value="69.7762985229492" calcext:value-type="float">
            <text:p>69.7762985229492</text:p>
          </table:table-cell>
          <table:table-cell office:value-type="float" office:value="11578.2449115782" calcext:value-type="float">
            <text:p>11578.2449115782</text:p>
          </table:table-cell>
          <table:table-cell table:formula="of:=10^((LOG10(149.3)-LOG10([.C347]))/1.07+LOG10(50))" office:value-type="float" office:value="101.791163720458" calcext:value-type="float">
            <text:p>101.791163720458</text:p>
          </table:table-cell>
          <table:table-cell table:formula="of:=[.E347]-[.$E$54]" office:value-type="float" office:value="48.0023599050259" calcext:value-type="float">
            <text:p>48.0023599050259</text:p>
          </table:table-cell>
          <table:table-cell table:number-columns-repeated="9"/>
        </table:table-row>
        <table:table-row table:style-name="ro1">
          <table:table-cell office:value-type="float" office:value="208.411315917969" calcext:value-type="float">
            <text:p>208.411315917969</text:p>
          </table:table-cell>
          <table:table-cell office:value-type="float" office:value="335.604431152344" calcext:value-type="float">
            <text:p>335.604431152344</text:p>
          </table:table-cell>
          <table:table-cell office:value-type="float" office:value="68.7294845581055" calcext:value-type="float">
            <text:p>68.7294845581055</text:p>
          </table:table-cell>
          <table:table-cell office:value-type="float" office:value="11611.6116116116" calcext:value-type="float">
            <text:p>11611.6116116116</text:p>
          </table:table-cell>
          <table:table-cell table:formula="of:=10^((LOG10(149.3)-LOG10([.C348]))/1.07+LOG10(50))" office:value-type="float" office:value="103.239393459666" calcext:value-type="float">
            <text:p>103.239393459666</text:p>
          </table:table-cell>
          <table:table-cell table:formula="of:=[.E348]-[.$E$54]" office:value-type="float" office:value="49.4505896442338" calcext:value-type="float">
            <text:p>49.4505896442338</text:p>
          </table:table-cell>
          <table:table-cell table:number-columns-repeated="9"/>
        </table:table-row>
        <table:table-row table:style-name="ro1">
          <table:table-cell office:value-type="float" office:value="215.050643920898" calcext:value-type="float">
            <text:p>215.050643920898</text:p>
          </table:table-cell>
          <table:table-cell office:value-type="float" office:value="331.913482666016" calcext:value-type="float">
            <text:p>331.913482666016</text:p>
          </table:table-cell>
          <table:table-cell office:value-type="float" office:value="72.3479690551758" calcext:value-type="float">
            <text:p>72.3479690551758</text:p>
          </table:table-cell>
          <table:table-cell office:value-type="float" office:value="11644.978311645" calcext:value-type="float">
            <text:p>11644.978311645</text:p>
          </table:table-cell>
          <table:table-cell table:formula="of:=10^((LOG10(149.3)-LOG10([.C349]))/1.07+LOG10(50))" office:value-type="float" office:value="98.4056354868554" calcext:value-type="float">
            <text:p>98.4056354868554</text:p>
          </table:table-cell>
          <table:table-cell table:formula="of:=[.E349]-[.$E$54]" office:value-type="float" office:value="44.6168316714231" calcext:value-type="float">
            <text:p>44.6168316714231</text:p>
          </table:table-cell>
          <table:table-cell table:number-columns-repeated="9"/>
        </table:table-row>
        <table:table-row table:style-name="ro1">
          <table:table-cell office:value-type="float" office:value="219.134979248047" calcext:value-type="float">
            <text:p>219.134979248047</text:p>
          </table:table-cell>
          <table:table-cell office:value-type="float" office:value="331.648284912109" calcext:value-type="float">
            <text:p>331.648284912109</text:p>
          </table:table-cell>
          <table:table-cell office:value-type="float" office:value="72.3558807373047" calcext:value-type="float">
            <text:p>72.3558807373047</text:p>
          </table:table-cell>
          <table:table-cell office:value-type="float" office:value="11678.3450116783" calcext:value-type="float">
            <text:p>11678.3450116783</text:p>
          </table:table-cell>
          <table:table-cell table:formula="of:=10^((LOG10(149.3)-LOG10([.C350]))/1.07+LOG10(50))" office:value-type="float" office:value="98.3955793137218" calcext:value-type="float">
            <text:p>98.3955793137218</text:p>
          </table:table-cell>
          <table:table-cell table:formula="of:=[.E350]-[.$E$54]" office:value-type="float" office:value="44.6067754982895" calcext:value-type="float">
            <text:p>44.6067754982895</text:p>
          </table:table-cell>
          <table:table-cell table:number-columns-repeated="9"/>
        </table:table-row>
        <table:table-row table:style-name="ro1">
          <table:table-cell office:value-type="float" office:value="219.134979248047" calcext:value-type="float">
            <text:p>219.134979248047</text:p>
          </table:table-cell>
          <table:table-cell office:value-type="float" office:value="331.648284912109" calcext:value-type="float">
            <text:p>331.648284912109</text:p>
          </table:table-cell>
          <table:table-cell office:value-type="float" office:value="72.3558807373047" calcext:value-type="float">
            <text:p>72.3558807373047</text:p>
          </table:table-cell>
          <table:table-cell office:value-type="float" office:value="11711.7117117117" calcext:value-type="float">
            <text:p>11711.7117117117</text:p>
          </table:table-cell>
          <table:table-cell table:formula="of:=10^((LOG10(149.3)-LOG10([.C351]))/1.07+LOG10(50))" office:value-type="float" office:value="98.3955793137218" calcext:value-type="float">
            <text:p>98.3955793137218</text:p>
          </table:table-cell>
          <table:table-cell table:formula="of:=[.E351]-[.$E$54]" office:value-type="float" office:value="44.6067754982895" calcext:value-type="float">
            <text:p>44.6067754982895</text:p>
          </table:table-cell>
          <table:table-cell table:number-columns-repeated="9"/>
        </table:table-row>
        <table:table-row table:style-name="ro1">
          <table:table-cell office:value-type="float" office:value="223.128158569336" calcext:value-type="float">
            <text:p>223.128158569336</text:p>
          </table:table-cell>
          <table:table-cell office:value-type="float" office:value="329.485565185547" calcext:value-type="float">
            <text:p>329.485565185547</text:p>
          </table:table-cell>
          <table:table-cell office:value-type="float" office:value="73.1059265136719" calcext:value-type="float">
            <text:p>73.1059265136719</text:p>
          </table:table-cell>
          <table:table-cell office:value-type="float" office:value="11745.0784117451" calcext:value-type="float">
            <text:p>11745.0784117451</text:p>
          </table:table-cell>
          <table:table-cell table:formula="of:=10^((LOG10(149.3)-LOG10([.C352]))/1.07+LOG10(50))" office:value-type="float" office:value="97.4517939212021" calcext:value-type="float">
            <text:p>97.4517939212021</text:p>
          </table:table-cell>
          <table:table-cell table:formula="of:=[.E352]-[.$E$54]" office:value-type="float" office:value="43.6629901057698" calcext:value-type="float">
            <text:p>43.6629901057698</text:p>
          </table:table-cell>
          <table:table-cell table:number-columns-repeated="9"/>
        </table:table-row>
        <table:table-row table:style-name="ro1">
          <table:table-cell office:value-type="float" office:value="223.571029663086" calcext:value-type="float">
            <text:p>223.571029663086</text:p>
          </table:table-cell>
          <table:table-cell office:value-type="float" office:value="333.323089599609" calcext:value-type="float">
            <text:p>333.323089599609</text:p>
          </table:table-cell>
          <table:table-cell office:value-type="float" office:value="70.1930389404297" calcext:value-type="float">
            <text:p>70.1930389404297</text:p>
          </table:table-cell>
          <table:table-cell office:value-type="float" office:value="11778.4451117784" calcext:value-type="float">
            <text:p>11778.4451117784</text:p>
          </table:table-cell>
          <table:table-cell table:formula="of:=10^((LOG10(149.3)-LOG10([.C353]))/1.07+LOG10(50))" office:value-type="float" office:value="101.226249651951" calcext:value-type="float">
            <text:p>101.226249651951</text:p>
          </table:table-cell>
          <table:table-cell table:formula="of:=[.E353]-[.$E$54]" office:value-type="float" office:value="47.4374458365184" calcext:value-type="float">
            <text:p>47.4374458365184</text:p>
          </table:table-cell>
          <table:table-cell table:number-columns-repeated="9"/>
        </table:table-row>
        <table:table-row table:style-name="ro1">
          <table:table-cell office:value-type="float" office:value="226.359771728516" calcext:value-type="float">
            <text:p>226.359771728516</text:p>
          </table:table-cell>
          <table:table-cell office:value-type="float" office:value="328.072723388672" calcext:value-type="float">
            <text:p>328.072723388672</text:p>
          </table:table-cell>
          <table:table-cell office:value-type="float" office:value="69.1149978637695" calcext:value-type="float">
            <text:p>69.1149978637695</text:p>
          </table:table-cell>
          <table:table-cell office:value-type="float" office:value="11811.8118118118" calcext:value-type="float">
            <text:p>11811.8118118118</text:p>
          </table:table-cell>
          <table:table-cell table:formula="of:=10^((LOG10(149.3)-LOG10([.C354]))/1.07+LOG10(50))" office:value-type="float" office:value="102.701113602808" calcext:value-type="float">
            <text:p>102.701113602808</text:p>
          </table:table-cell>
          <table:table-cell table:formula="of:=[.E354]-[.$E$54]" office:value-type="float" office:value="48.9123097873758" calcext:value-type="float">
            <text:p>48.9123097873758</text:p>
          </table:table-cell>
          <table:table-cell table:number-columns-repeated="9"/>
        </table:table-row>
        <table:table-row table:style-name="ro1">
          <table:table-cell office:value-type="float" office:value="228.860855102539" calcext:value-type="float">
            <text:p>228.860855102539</text:p>
          </table:table-cell>
          <table:table-cell office:value-type="float" office:value="326.422668457031" calcext:value-type="float">
            <text:p>326.422668457031</text:p>
          </table:table-cell>
          <table:table-cell office:value-type="float" office:value="68.2657089233399" calcext:value-type="float">
            <text:p>68.2657089233399</text:p>
          </table:table-cell>
          <table:table-cell office:value-type="float" office:value="11845.1785118452" calcext:value-type="float">
            <text:p>11845.1785118452</text:p>
          </table:table-cell>
          <table:table-cell table:formula="of:=10^((LOG10(149.3)-LOG10([.C355]))/1.07+LOG10(50))" office:value-type="float" office:value="103.894739532961" calcext:value-type="float">
            <text:p>103.894739532961</text:p>
          </table:table-cell>
          <table:table-cell table:formula="of:=[.E355]-[.$E$54]" office:value-type="float" office:value="50.1059357175291" calcext:value-type="float">
            <text:p>50.1059357175291</text:p>
          </table:table-cell>
          <table:table-cell table:number-columns-repeated="9"/>
        </table:table-row>
        <table:table-row table:style-name="ro1">
          <table:table-cell office:value-type="float" office:value="228.860855102539" calcext:value-type="float">
            <text:p>228.860855102539</text:p>
          </table:table-cell>
          <table:table-cell office:value-type="float" office:value="326.422668457031" calcext:value-type="float">
            <text:p>326.422668457031</text:p>
          </table:table-cell>
          <table:table-cell office:value-type="float" office:value="68.2657089233399" calcext:value-type="float">
            <text:p>68.2657089233399</text:p>
          </table:table-cell>
          <table:table-cell office:value-type="float" office:value="11878.5452118785" calcext:value-type="float">
            <text:p>11878.5452118785</text:p>
          </table:table-cell>
          <table:table-cell table:formula="of:=10^((LOG10(149.3)-LOG10([.C356]))/1.07+LOG10(50))" office:value-type="float" office:value="103.894739532961" calcext:value-type="float">
            <text:p>103.894739532961</text:p>
          </table:table-cell>
          <table:table-cell table:formula="of:=[.E356]-[.$E$54]" office:value-type="float" office:value="50.1059357175291" calcext:value-type="float">
            <text:p>50.1059357175291</text:p>
          </table:table-cell>
          <table:table-cell table:number-columns-repeated="9"/>
        </table:table-row>
        <table:table-row table:style-name="ro1">
          <table:table-cell office:value-type="float" office:value="232.481262207031" calcext:value-type="float">
            <text:p>232.481262207031</text:p>
          </table:table-cell>
          <table:table-cell office:value-type="float" office:value="322.389038085937" calcext:value-type="float">
            <text:p>322.389038085937</text:p>
          </table:table-cell>
          <table:table-cell office:value-type="float" office:value="69.5316925048828" calcext:value-type="float">
            <text:p>69.5316925048828</text:p>
          </table:table-cell>
          <table:table-cell office:value-type="float" office:value="11911.9119119119" calcext:value-type="float">
            <text:p>11911.9119119119</text:p>
          </table:table-cell>
          <table:table-cell table:formula="of:=10^((LOG10(149.3)-LOG10([.C357]))/1.07+LOG10(50))" office:value-type="float" office:value="102.125790522615" calcext:value-type="float">
            <text:p>102.125790522615</text:p>
          </table:table-cell>
          <table:table-cell table:formula="of:=[.E357]-[.$E$54]" office:value-type="float" office:value="48.3369867071828" calcext:value-type="float">
            <text:p>48.3369867071828</text:p>
          </table:table-cell>
          <table:table-cell table:number-columns-repeated="9"/>
        </table:table-row>
        <table:table-row table:style-name="ro1">
          <table:table-cell office:value-type="float" office:value="241.106460571289" calcext:value-type="float">
            <text:p>241.106460571289</text:p>
          </table:table-cell>
          <table:table-cell office:value-type="float" office:value="318.653076171875" calcext:value-type="float">
            <text:p>318.653076171875</text:p>
          </table:table-cell>
          <table:table-cell office:value-type="float" office:value="74.2139129638672" calcext:value-type="float">
            <text:p>74.2139129638672</text:p>
          </table:table-cell>
          <table:table-cell office:value-type="float" office:value="11945.2786119453" calcext:value-type="float">
            <text:p>11945.2786119453</text:p>
          </table:table-cell>
          <table:table-cell table:formula="of:=10^((LOG10(149.3)-LOG10([.C358]))/1.07+LOG10(50))" office:value-type="float" office:value="96.0913885155635" calcext:value-type="float">
            <text:p>96.0913885155635</text:p>
          </table:table-cell>
          <table:table-cell table:formula="of:=[.E358]-[.$E$54]" office:value-type="float" office:value="42.3025847001312" calcext:value-type="float">
            <text:p>42.3025847001312</text:p>
          </table:table-cell>
          <table:table-cell table:number-columns-repeated="9"/>
        </table:table-row>
        <table:table-row table:style-name="ro1">
          <table:table-cell office:value-type="float" office:value="242.01676940918" calcext:value-type="float">
            <text:p>242.01676940918</text:p>
          </table:table-cell>
          <table:table-cell office:value-type="float" office:value="318.763580322266" calcext:value-type="float">
            <text:p>318.763580322266</text:p>
          </table:table-cell>
          <table:table-cell office:value-type="float" office:value="70.9009704589844" calcext:value-type="float">
            <text:p>70.9009704589844</text:p>
          </table:table-cell>
          <table:table-cell office:value-type="float" office:value="11978.6453119786" calcext:value-type="float">
            <text:p>11978.6453119786</text:p>
          </table:table-cell>
          <table:table-cell table:formula="of:=10^((LOG10(149.3)-LOG10([.C359]))/1.07+LOG10(50))" office:value-type="float" office:value="100.281338960018" calcext:value-type="float">
            <text:p>100.281338960018</text:p>
          </table:table-cell>
          <table:table-cell table:formula="of:=[.E359]-[.$E$54]" office:value-type="float" office:value="46.4925351445861" calcext:value-type="float">
            <text:p>46.4925351445861</text:p>
          </table:table-cell>
          <table:table-cell table:number-columns-repeated="9"/>
        </table:table-row>
        <table:table-row table:style-name="ro1">
          <table:table-cell office:value-type="float" office:value="247.567794799805" calcext:value-type="float">
            <text:p>247.567794799805</text:p>
          </table:table-cell>
          <table:table-cell office:value-type="float" office:value="315.224487304687" calcext:value-type="float">
            <text:p>315.224487304687</text:p>
          </table:table-cell>
          <table:table-cell office:value-type="float" office:value="73.3049697875977" calcext:value-type="float">
            <text:p>73.3049697875977</text:p>
          </table:table-cell>
          <table:table-cell office:value-type="float" office:value="12012.012012012" calcext:value-type="float">
            <text:p>12012.012012012</text:p>
          </table:table-cell>
          <table:table-cell table:formula="of:=10^((LOG10(149.3)-LOG10([.C360]))/1.07+LOG10(50))" office:value-type="float" office:value="97.2044741954098" calcext:value-type="float">
            <text:p>97.2044741954098</text:p>
          </table:table-cell>
          <table:table-cell table:formula="of:=[.E360]-[.$E$54]" office:value-type="float" office:value="43.4156703799776" calcext:value-type="float">
            <text:p>43.4156703799776</text:p>
          </table:table-cell>
          <table:table-cell table:number-columns-repeated="9"/>
        </table:table-row>
        <table:table-row table:style-name="ro1">
          <table:table-cell office:value-type="float" office:value="247.567794799805" calcext:value-type="float">
            <text:p>247.567794799805</text:p>
          </table:table-cell>
          <table:table-cell office:value-type="float" office:value="315.224487304687" calcext:value-type="float">
            <text:p>315.224487304687</text:p>
          </table:table-cell>
          <table:table-cell office:value-type="float" office:value="73.3049697875977" calcext:value-type="float">
            <text:p>73.3049697875977</text:p>
          </table:table-cell>
          <table:table-cell office:value-type="float" office:value="12045.3787120454" calcext:value-type="float">
            <text:p>12045.3787120454</text:p>
          </table:table-cell>
          <table:table-cell table:formula="of:=10^((LOG10(149.3)-LOG10([.C361]))/1.07+LOG10(50))" office:value-type="float" office:value="97.2044741954098" calcext:value-type="float">
            <text:p>97.2044741954098</text:p>
          </table:table-cell>
          <table:table-cell table:formula="of:=[.E361]-[.$E$54]" office:value-type="float" office:value="43.4156703799776" calcext:value-type="float">
            <text:p>43.4156703799776</text:p>
          </table:table-cell>
          <table:table-cell table:number-columns-repeated="9"/>
        </table:table-row>
        <table:table-row table:style-name="ro1">
          <table:table-cell office:value-type="float" office:value="249.792572021484" calcext:value-type="float">
            <text:p>249.792572021484</text:p>
          </table:table-cell>
          <table:table-cell office:value-type="float" office:value="315.032531738281" calcext:value-type="float">
            <text:p>315.032531738281</text:p>
          </table:table-cell>
          <table:table-cell office:value-type="float" office:value="71.1050109863281" calcext:value-type="float">
            <text:p>71.1050109863281</text:p>
          </table:table-cell>
          <table:table-cell office:value-type="float" office:value="12078.7454120787" calcext:value-type="float">
            <text:p>12078.7454120787</text:p>
          </table:table-cell>
          <table:table-cell table:formula="of:=10^((LOG10(149.3)-LOG10([.C362]))/1.07+LOG10(50))" office:value-type="float" office:value="100.012375439791" calcext:value-type="float">
            <text:p>100.012375439791</text:p>
          </table:table-cell>
          <table:table-cell table:formula="of:=[.E362]-[.$E$54]" office:value-type="float" office:value="46.2235716243591" calcext:value-type="float">
            <text:p>46.2235716243591</text:p>
          </table:table-cell>
          <table:table-cell table:number-columns-repeated="9"/>
        </table:table-row>
        <table:table-row table:style-name="ro1">
          <table:table-cell office:value-type="float" office:value="252.546432495117" calcext:value-type="float">
            <text:p>252.546432495117</text:p>
          </table:table-cell>
          <table:table-cell office:value-type="float" office:value="314.065124511719" calcext:value-type="float">
            <text:p>314.065124511719</text:p>
          </table:table-cell>
          <table:table-cell office:value-type="float" office:value="70.1502838134766" calcext:value-type="float">
            <text:p>70.1502838134766</text:p>
          </table:table-cell>
          <table:table-cell office:value-type="float" office:value="12112.1121121121" calcext:value-type="float">
            <text:p>12112.1121121121</text:p>
          </table:table-cell>
          <table:table-cell table:formula="of:=10^((LOG10(149.3)-LOG10([.C363]))/1.07+LOG10(50))" office:value-type="float" office:value="101.283907639589" calcext:value-type="float">
            <text:p>101.283907639589</text:p>
          </table:table-cell>
          <table:table-cell table:formula="of:=[.E363]-[.$E$54]" office:value-type="float" office:value="47.4951038241563" calcext:value-type="float">
            <text:p>47.4951038241563</text:p>
          </table:table-cell>
          <table:table-cell table:number-columns-repeated="9"/>
        </table:table-row>
        <table:table-row table:style-name="ro1">
          <table:table-cell office:value-type="float" office:value="256.210632324219" calcext:value-type="float">
            <text:p>256.210632324219</text:p>
          </table:table-cell>
          <table:table-cell office:value-type="float" office:value="312.447143554687" calcext:value-type="float">
            <text:p>312.447143554687</text:p>
          </table:table-cell>
          <table:table-cell office:value-type="float" office:value="69.7244186401367" calcext:value-type="float">
            <text:p>69.7244186401367</text:p>
          </table:table-cell>
          <table:table-cell office:value-type="float" office:value="12145.4788121455" calcext:value-type="float">
            <text:p>12145.4788121455</text:p>
          </table:table-cell>
          <table:table-cell table:formula="of:=10^((LOG10(149.3)-LOG10([.C364]))/1.07+LOG10(50))" office:value-type="float" office:value="101.86194685955" calcext:value-type="float">
            <text:p>101.86194685955</text:p>
          </table:table-cell>
          <table:table-cell table:formula="of:=[.E364]-[.$E$54]" office:value-type="float" office:value="48.0731430441173" calcext:value-type="float">
            <text:p>48.0731430441173</text:p>
          </table:table-cell>
          <table:table-cell table:number-columns-repeated="9"/>
        </table:table-row>
        <table:table-row table:style-name="ro1">
          <table:table-cell office:value-type="float" office:value="259.618957519531" calcext:value-type="float">
            <text:p>259.618957519531</text:p>
          </table:table-cell>
          <table:table-cell office:value-type="float" office:value="309.346649169922" calcext:value-type="float">
            <text:p>309.346649169922</text:p>
          </table:table-cell>
          <table:table-cell office:value-type="float" office:value="70.6935806274414" calcext:value-type="float">
            <text:p>70.6935806274414</text:p>
          </table:table-cell>
          <table:table-cell office:value-type="float" office:value="12178.8455121788" calcext:value-type="float">
            <text:p>12178.8455121788</text:p>
          </table:table-cell>
          <table:table-cell table:formula="of:=10^((LOG10(149.3)-LOG10([.C365]))/1.07+LOG10(50))" office:value-type="float" office:value="100.556256337434" calcext:value-type="float">
            <text:p>100.556256337434</text:p>
          </table:table-cell>
          <table:table-cell table:formula="of:=[.E365]-[.$E$54]" office:value-type="float" office:value="46.7674525220013" calcext:value-type="float">
            <text:p>46.7674525220013</text:p>
          </table:table-cell>
          <table:table-cell table:number-columns-repeated="9"/>
        </table:table-row>
        <table:table-row table:style-name="ro1">
          <table:table-cell office:value-type="float" office:value="259.618957519531" calcext:value-type="float">
            <text:p>259.618957519531</text:p>
          </table:table-cell>
          <table:table-cell office:value-type="float" office:value="309.346649169922" calcext:value-type="float">
            <text:p>309.346649169922</text:p>
          </table:table-cell>
          <table:table-cell office:value-type="float" office:value="70.6935806274414" calcext:value-type="float">
            <text:p>70.6935806274414</text:p>
          </table:table-cell>
          <table:table-cell office:value-type="float" office:value="12212.2122122122" calcext:value-type="float">
            <text:p>12212.2122122122</text:p>
          </table:table-cell>
          <table:table-cell table:formula="of:=10^((LOG10(149.3)-LOG10([.C366]))/1.07+LOG10(50))" office:value-type="float" office:value="100.556256337434" calcext:value-type="float">
            <text:p>100.556256337434</text:p>
          </table:table-cell>
          <table:table-cell table:formula="of:=[.E366]-[.$E$54]" office:value-type="float" office:value="46.7674525220013" calcext:value-type="float">
            <text:p>46.7674525220013</text:p>
          </table:table-cell>
          <table:table-cell table:number-columns-repeated="9"/>
        </table:table-row>
        <table:table-row table:style-name="ro1">
          <table:table-cell office:value-type="float" office:value="262.945159912109" calcext:value-type="float">
            <text:p>262.945159912109</text:p>
          </table:table-cell>
          <table:table-cell office:value-type="float" office:value="309.117492675781" calcext:value-type="float">
            <text:p>309.117492675781</text:p>
          </table:table-cell>
          <table:table-cell office:value-type="float" office:value="70.1366958618164" calcext:value-type="float">
            <text:p>70.1366958618164</text:p>
          </table:table-cell>
          <table:table-cell office:value-type="float" office:value="12245.5789122456" calcext:value-type="float">
            <text:p>12245.5789122456</text:p>
          </table:table-cell>
          <table:table-cell table:formula="of:=10^((LOG10(149.3)-LOG10([.C367]))/1.07+LOG10(50))" office:value-type="float" office:value="101.302246088917" calcext:value-type="float">
            <text:p>101.302246088917</text:p>
          </table:table-cell>
          <table:table-cell table:formula="of:=[.E367]-[.$E$54]" office:value-type="float" office:value="47.5134422734846" calcext:value-type="float">
            <text:p>47.5134422734846</text:p>
          </table:table-cell>
          <table:table-cell table:number-columns-repeated="9"/>
        </table:table-row>
        <table:table-row table:style-name="ro1">
          <table:table-cell office:value-type="float" office:value="265.738220214844" calcext:value-type="float">
            <text:p>265.738220214844</text:p>
          </table:table-cell>
          <table:table-cell office:value-type="float" office:value="308.596954345703" calcext:value-type="float">
            <text:p>308.596954345703</text:p>
          </table:table-cell>
          <table:table-cell office:value-type="float" office:value="69.8332061767578" calcext:value-type="float">
            <text:p>69.8332061767578</text:p>
          </table:table-cell>
          <table:table-cell office:value-type="float" office:value="12278.9456122789" calcext:value-type="float">
            <text:p>12278.9456122789</text:p>
          </table:table-cell>
          <table:table-cell table:formula="of:=10^((LOG10(149.3)-LOG10([.C368]))/1.07+LOG10(50))" office:value-type="float" office:value="101.713637862614" calcext:value-type="float">
            <text:p>101.713637862614</text:p>
          </table:table-cell>
          <table:table-cell table:formula="of:=[.E368]-[.$E$54]" office:value-type="float" office:value="47.9248340471821" calcext:value-type="float">
            <text:p>47.9248340471821</text:p>
          </table:table-cell>
          <table:table-cell table:number-columns-repeated="9"/>
        </table:table-row>
        <table:table-row table:style-name="ro1">
          <table:table-cell office:value-type="float" office:value="268.686828613281" calcext:value-type="float">
            <text:p>268.686828613281</text:p>
          </table:table-cell>
          <table:table-cell office:value-type="float" office:value="308.560791015625" calcext:value-type="float">
            <text:p>308.560791015625</text:p>
          </table:table-cell>
          <table:table-cell office:value-type="float" office:value="69.8815612792969" calcext:value-type="float">
            <text:p>69.8815612792969</text:p>
          </table:table-cell>
          <table:table-cell office:value-type="float" office:value="12312.3123123123" calcext:value-type="float">
            <text:p>12312.3123123123</text:p>
          </table:table-cell>
          <table:table-cell table:formula="of:=10^((LOG10(149.3)-LOG10([.C369]))/1.07+LOG10(50))" office:value-type="float" office:value="101.647859213352" calcext:value-type="float">
            <text:p>101.647859213352</text:p>
          </table:table-cell>
          <table:table-cell table:formula="of:=[.E369]-[.$E$54]" office:value-type="float" office:value="47.8590553979193" calcext:value-type="float">
            <text:p>47.8590553979193</text:p>
          </table:table-cell>
          <table:table-cell table:number-columns-repeated="9"/>
        </table:table-row>
        <table:table-row table:style-name="ro1">
          <table:table-cell office:value-type="float" office:value="271.101165771484" calcext:value-type="float">
            <text:p>271.101165771484</text:p>
          </table:table-cell>
          <table:table-cell office:value-type="float" office:value="307.818115234375" calcext:value-type="float">
            <text:p>307.818115234375</text:p>
          </table:table-cell>
          <table:table-cell office:value-type="float" office:value="70.0669631958008" calcext:value-type="float">
            <text:p>70.0669631958008</text:p>
          </table:table-cell>
          <table:table-cell office:value-type="float" office:value="12345.6790123457" calcext:value-type="float">
            <text:p>12345.6790123457</text:p>
          </table:table-cell>
          <table:table-cell table:formula="of:=10^((LOG10(149.3)-LOG10([.C370]))/1.07+LOG10(50))" office:value-type="float" office:value="101.39646631417" calcext:value-type="float">
            <text:p>101.39646631417</text:p>
          </table:table-cell>
          <table:table-cell table:formula="of:=[.E370]-[.$E$54]" office:value-type="float" office:value="47.6076624987374" calcext:value-type="float">
            <text:p>47.6076624987374</text:p>
          </table:table-cell>
          <table:table-cell table:number-columns-repeated="9"/>
        </table:table-row>
        <table:table-row table:style-name="ro1">
          <table:table-cell office:value-type="float" office:value="272.043792724609" calcext:value-type="float">
            <text:p>272.043792724609</text:p>
          </table:table-cell>
          <table:table-cell office:value-type="float" office:value="308.327484130859" calcext:value-type="float">
            <text:p>308.327484130859</text:p>
          </table:table-cell>
          <table:table-cell office:value-type="float" office:value="70.5020065307617" calcext:value-type="float">
            <text:p>70.5020065307617</text:p>
          </table:table-cell>
          <table:table-cell office:value-type="float" office:value="12379.045712379" calcext:value-type="float">
            <text:p>12379.045712379</text:p>
          </table:table-cell>
          <table:table-cell table:formula="of:=10^((LOG10(149.3)-LOG10([.C371]))/1.07+LOG10(50))" office:value-type="float" office:value="100.811598223351" calcext:value-type="float">
            <text:p>100.811598223351</text:p>
          </table:table-cell>
          <table:table-cell table:formula="of:=[.E371]-[.$E$54]" office:value-type="float" office:value="47.0227944079189" calcext:value-type="float">
            <text:p>47.0227944079189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8.147491455078" calcext:value-type="float">
            <text:p>308.147491455078</text:p>
          </table:table-cell>
          <table:table-cell office:value-type="float" office:value="70.2615280151367" calcext:value-type="float">
            <text:p>70.2615280151367</text:p>
          </table:table-cell>
          <table:table-cell office:value-type="float" office:value="12412.4124124124" calcext:value-type="float">
            <text:p>12412.4124124124</text:p>
          </table:table-cell>
          <table:table-cell table:formula="of:=10^((LOG10(149.3)-LOG10([.C372]))/1.07+LOG10(50))" office:value-type="float" office:value="101.134029267195" calcext:value-type="float">
            <text:p>101.134029267195</text:p>
          </table:table-cell>
          <table:table-cell table:formula="of:=[.E372]-[.$E$54]" office:value-type="float" office:value="47.3452254517631" calcext:value-type="float">
            <text:p>47.3452254517631</text:p>
          </table:table-cell>
          <table:table-cell table:number-columns-repeated="9"/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308.5" calcext:value-type="float">
            <text:p>308.5</text:p>
          </table:table-cell>
          <table:table-cell office:value-type="float" office:value="69.3001708984375" calcext:value-type="float">
            <text:p>69.3001708984375</text:p>
          </table:table-cell>
          <table:table-cell office:value-type="float" office:value="12445.7791124458" calcext:value-type="float">
            <text:p>12445.7791124458</text:p>
          </table:table-cell>
          <table:table-cell table:formula="of:=10^((LOG10(149.3)-LOG10([.C373]))/1.07+LOG10(50))" office:value-type="float" office:value="102.444622203683" calcext:value-type="float">
            <text:p>102.444622203683</text:p>
          </table:table-cell>
          <table:table-cell table:formula="of:=[.E373]-[.$E$54]" office:value-type="float" office:value="48.6558183882506" calcext:value-type="float">
            <text:p>48.6558183882506</text:p>
          </table:table-cell>
          <table:table-cell table:number-columns-repeated="9"/>
        </table:table-row>
        <table:table-row table:style-name="ro1">
          <table:table-cell office:value-type="float" office:value="276.75" calcext:value-type="float">
            <text:p>276.75</text:p>
          </table:table-cell>
          <table:table-cell office:value-type="float" office:value="308" calcext:value-type="float">
            <text:p>308</text:p>
          </table:table-cell>
          <table:table-cell office:value-type="float" office:value="70.278564453125" calcext:value-type="float">
            <text:p>70.278564453125</text:p>
          </table:table-cell>
          <table:table-cell office:value-type="float" office:value="12479.1458124791" calcext:value-type="float">
            <text:p>12479.1458124791</text:p>
          </table:table-cell>
          <table:table-cell table:formula="of:=10^((LOG10(149.3)-LOG10([.C374]))/1.07+LOG10(50))" office:value-type="float" office:value="101.111116745376" calcext:value-type="float">
            <text:p>101.111116745376</text:p>
          </table:table-cell>
          <table:table-cell table:formula="of:=[.E374]-[.$E$54]" office:value-type="float" office:value="47.3223129299439" calcext:value-type="float">
            <text:p>47.3223129299439</text:p>
          </table:table-cell>
          <table:table-cell table:number-columns-repeated="9"/>
        </table:table-row>
        <table:table-row table:style-name="ro1">
          <table:table-cell office:value-type="float" office:value="282.013153076172" calcext:value-type="float">
            <text:p>282.013153076172</text:p>
          </table:table-cell>
          <table:table-cell office:value-type="float" office:value="309.085540771484" calcext:value-type="float">
            <text:p>309.085540771484</text:p>
          </table:table-cell>
          <table:table-cell office:value-type="float" office:value="70.2628326416016" calcext:value-type="float">
            <text:p>70.2628326416016</text:p>
          </table:table-cell>
          <table:table-cell office:value-type="float" office:value="12512.5125125125" calcext:value-type="float">
            <text:p>12512.5125125125</text:p>
          </table:table-cell>
          <table:table-cell table:formula="of:=10^((LOG10(149.3)-LOG10([.C375]))/1.07+LOG10(50))" office:value-type="float" office:value="101.132274278489" calcext:value-type="float">
            <text:p>101.132274278489</text:p>
          </table:table-cell>
          <table:table-cell table:formula="of:=[.E375]-[.$E$54]" office:value-type="float" office:value="47.3434704630566" calcext:value-type="float">
            <text:p>47.3434704630566</text:p>
          </table:table-cell>
          <table:table-cell table:number-columns-repeated="9"/>
        </table:table-row>
        <table:table-row table:style-name="ro1">
          <table:table-cell office:value-type="float" office:value="282.013153076172" calcext:value-type="float">
            <text:p>282.013153076172</text:p>
          </table:table-cell>
          <table:table-cell office:value-type="float" office:value="309.085540771484" calcext:value-type="float">
            <text:p>309.085540771484</text:p>
          </table:table-cell>
          <table:table-cell office:value-type="float" office:value="70.2628326416016" calcext:value-type="float">
            <text:p>70.2628326416016</text:p>
          </table:table-cell>
          <table:table-cell office:value-type="float" office:value="12545.8792125459" calcext:value-type="float">
            <text:p>12545.8792125459</text:p>
          </table:table-cell>
          <table:table-cell table:formula="of:=10^((LOG10(149.3)-LOG10([.C376]))/1.07+LOG10(50))" office:value-type="float" office:value="101.132274278489" calcext:value-type="float">
            <text:p>101.132274278489</text:p>
          </table:table-cell>
          <table:table-cell table:formula="of:=[.E376]-[.$E$54]" office:value-type="float" office:value="47.3434704630566" calcext:value-type="float">
            <text:p>47.3434704630566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11.5" calcext:value-type="float">
            <text:p>311.5</text:p>
          </table:table-cell>
          <table:table-cell office:value-type="float" office:value="69.6797256469727" calcext:value-type="float">
            <text:p>69.6797256469727</text:p>
          </table:table-cell>
          <table:table-cell office:value-type="float" office:value="12579.2459125792" calcext:value-type="float">
            <text:p>12579.2459125792</text:p>
          </table:table-cell>
          <table:table-cell table:formula="of:=10^((LOG10(149.3)-LOG10([.C377]))/1.07+LOG10(50))" office:value-type="float" office:value="101.92300619792" calcext:value-type="float">
            <text:p>101.92300619792</text:p>
          </table:table-cell>
          <table:table-cell table:formula="of:=[.E377]-[.$E$54]" office:value-type="float" office:value="48.1342023824878" calcext:value-type="float">
            <text:p>48.1342023824878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12" calcext:value-type="float">
            <text:p>312</text:p>
          </table:table-cell>
          <table:table-cell office:value-type="float" office:value="71.0634536743164" calcext:value-type="float">
            <text:p>71.0634536743164</text:p>
          </table:table-cell>
          <table:table-cell office:value-type="float" office:value="12612.6126126126" calcext:value-type="float">
            <text:p>12612.6126126126</text:p>
          </table:table-cell>
          <table:table-cell table:formula="of:=10^((LOG10(149.3)-LOG10([.C378]))/1.07+LOG10(50))" office:value-type="float" office:value="100.067034580218" calcext:value-type="float">
            <text:p>100.067034580218</text:p>
          </table:table-cell>
          <table:table-cell table:formula="of:=[.E378]-[.$E$54]" office:value-type="float" office:value="46.2782307647856" calcext:value-type="float">
            <text:p>46.2782307647856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11.557556152344" calcext:value-type="float">
            <text:p>311.557556152344</text:p>
          </table:table-cell>
          <table:table-cell office:value-type="float" office:value="69.6223220825195" calcext:value-type="float">
            <text:p>69.6223220825195</text:p>
          </table:table-cell>
          <table:table-cell office:value-type="float" office:value="12645.979312646" calcext:value-type="float">
            <text:p>12645.979312646</text:p>
          </table:table-cell>
          <table:table-cell table:formula="of:=10^((LOG10(149.3)-LOG10([.C379]))/1.07+LOG10(50))" office:value-type="float" office:value="102.001541893397" calcext:value-type="float">
            <text:p>102.001541893397</text:p>
          </table:table-cell>
          <table:table-cell table:formula="of:=[.E379]-[.$E$54]" office:value-type="float" office:value="48.2127380779649" calcext:value-type="float">
            <text:p>48.2127380779649</text:p>
          </table:table-cell>
          <table:table-cell table:number-columns-repeated="9"/>
        </table:table-row>
        <table:table-row table:style-name="ro1">
          <table:table-cell office:value-type="float" office:value="294.5" calcext:value-type="float">
            <text:p>294.5</text:p>
          </table:table-cell>
          <table:table-cell office:value-type="float" office:value="312.985504150391" calcext:value-type="float">
            <text:p>312.985504150391</text:p>
          </table:table-cell>
          <table:table-cell office:value-type="float" office:value="69.030891418457" calcext:value-type="float">
            <text:p>69.030891418457</text:p>
          </table:table-cell>
          <table:table-cell office:value-type="float" office:value="12679.3460126793" calcext:value-type="float">
            <text:p>12679.3460126793</text:p>
          </table:table-cell>
          <table:table-cell table:formula="of:=10^((LOG10(149.3)-LOG10([.C380]))/1.07+LOG10(50))" office:value-type="float" office:value="102.818052736066" calcext:value-type="float">
            <text:p>102.818052736066</text:p>
          </table:table-cell>
          <table:table-cell table:formula="of:=[.E380]-[.$E$54]" office:value-type="float" office:value="49.0292489206332" calcext:value-type="float">
            <text:p>49.0292489206332</text:p>
          </table:table-cell>
          <table:table-cell table:number-columns-repeated="9"/>
        </table:table-row>
        <table:table-row table:style-name="ro1">
          <table:table-cell office:value-type="float" office:value="294.5" calcext:value-type="float">
            <text:p>294.5</text:p>
          </table:table-cell>
          <table:table-cell office:value-type="float" office:value="312.985504150391" calcext:value-type="float">
            <text:p>312.985504150391</text:p>
          </table:table-cell>
          <table:table-cell office:value-type="float" office:value="69.030891418457" calcext:value-type="float">
            <text:p>69.030891418457</text:p>
          </table:table-cell>
          <table:table-cell office:value-type="float" office:value="12712.7127127127" calcext:value-type="float">
            <text:p>12712.7127127127</text:p>
          </table:table-cell>
          <table:table-cell table:formula="of:=10^((LOG10(149.3)-LOG10([.C381]))/1.07+LOG10(50))" office:value-type="float" office:value="102.818052736066" calcext:value-type="float">
            <text:p>102.818052736066</text:p>
          </table:table-cell>
          <table:table-cell table:formula="of:=[.E381]-[.$E$54]" office:value-type="float" office:value="49.0292489206332" calcext:value-type="float">
            <text:p>49.0292489206332</text:p>
          </table:table-cell>
          <table:table-cell table:number-columns-repeated="9"/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313.992767333984" calcext:value-type="float">
            <text:p>313.992767333984</text:p>
          </table:table-cell>
          <table:table-cell office:value-type="float" office:value="69.0091705322266" calcext:value-type="float">
            <text:p>69.0091705322266</text:p>
          </table:table-cell>
          <table:table-cell office:value-type="float" office:value="12746.0794127461" calcext:value-type="float">
            <text:p>12746.0794127461</text:p>
          </table:table-cell>
          <table:table-cell table:formula="of:=10^((LOG10(149.3)-LOG10([.C382]))/1.07+LOG10(50))" office:value-type="float" office:value="102.848297615629" calcext:value-type="float">
            <text:p>102.848297615629</text:p>
          </table:table-cell>
          <table:table-cell table:formula="of:=[.E382]-[.$E$54]" office:value-type="float" office:value="49.059493800197" calcext:value-type="float">
            <text:p>49.059493800197</text:p>
          </table:table-cell>
          <table:table-cell table:number-columns-repeated="9"/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315" calcext:value-type="float">
            <text:p>315</text:p>
          </table:table-cell>
          <table:table-cell office:value-type="float" office:value="68.0460357666016" calcext:value-type="float">
            <text:p>68.0460357666016</text:p>
          </table:table-cell>
          <table:table-cell office:value-type="float" office:value="12779.4461127795" calcext:value-type="float">
            <text:p>12779.4461127795</text:p>
          </table:table-cell>
          <table:table-cell table:formula="of:=10^((LOG10(149.3)-LOG10([.C383]))/1.07+LOG10(50))" office:value-type="float" office:value="104.208167778712" calcext:value-type="float">
            <text:p>104.208167778712</text:p>
          </table:table-cell>
          <table:table-cell table:formula="of:=[.E383]-[.$E$54]" office:value-type="float" office:value="50.4193639632793" calcext:value-type="float">
            <text:p>50.4193639632793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5" calcext:value-type="float">
            <text:p>315</text:p>
          </table:table-cell>
          <table:table-cell office:value-type="float" office:value="68.1836776733398" calcext:value-type="float">
            <text:p>68.1836776733398</text:p>
          </table:table-cell>
          <table:table-cell office:value-type="float" office:value="12812.8128128128" calcext:value-type="float">
            <text:p>12812.8128128128</text:p>
          </table:table-cell>
          <table:table-cell table:formula="of:=10^((LOG10(149.3)-LOG10([.C384]))/1.07+LOG10(50))" office:value-type="float" office:value="104.01155264762" calcext:value-type="float">
            <text:p>104.01155264762</text:p>
          </table:table-cell>
          <table:table-cell table:formula="of:=[.E384]-[.$E$54]" office:value-type="float" office:value="50.2227488321875" calcext:value-type="float">
            <text:p>50.2227488321875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4.5" calcext:value-type="float">
            <text:p>314.5</text:p>
          </table:table-cell>
          <table:table-cell office:value-type="float" office:value="67.8620910644531" calcext:value-type="float">
            <text:p>67.8620910644531</text:p>
          </table:table-cell>
          <table:table-cell office:value-type="float" office:value="12846.1795128462" calcext:value-type="float">
            <text:p>12846.1795128462</text:p>
          </table:table-cell>
          <table:table-cell table:formula="of:=10^((LOG10(149.3)-LOG10([.C385]))/1.07+LOG10(50))" office:value-type="float" office:value="104.472128652985" calcext:value-type="float">
            <text:p>104.472128652985</text:p>
          </table:table-cell>
          <table:table-cell table:formula="of:=[.E385]-[.$E$54]" office:value-type="float" office:value="50.6833248375531" calcext:value-type="float">
            <text:p>50.6833248375531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4.5" calcext:value-type="float">
            <text:p>314.5</text:p>
          </table:table-cell>
          <table:table-cell office:value-type="float" office:value="67.8620910644531" calcext:value-type="float">
            <text:p>67.8620910644531</text:p>
          </table:table-cell>
          <table:table-cell office:value-type="float" office:value="12879.5462128795" calcext:value-type="float">
            <text:p>12879.5462128795</text:p>
          </table:table-cell>
          <table:table-cell table:formula="of:=10^((LOG10(149.3)-LOG10([.C386]))/1.07+LOG10(50))" office:value-type="float" office:value="104.472128652985" calcext:value-type="float">
            <text:p>104.472128652985</text:p>
          </table:table-cell>
          <table:table-cell table:formula="of:=[.E386]-[.$E$54]" office:value-type="float" office:value="50.6833248375531" calcext:value-type="float">
            <text:p>50.6833248375531</text:p>
          </table:table-cell>
          <table:table-cell table:number-columns-repeated="9"/>
        </table:table-row>
        <table:table-row table:style-name="ro1">
          <table:table-cell office:value-type="float" office:value="312.743286132812" calcext:value-type="float">
            <text:p>312.743286132812</text:p>
          </table:table-cell>
          <table:table-cell office:value-type="float" office:value="318.360687255859" calcext:value-type="float">
            <text:p>318.360687255859</text:p>
          </table:table-cell>
          <table:table-cell office:value-type="float" office:value="67.0344772338867" calcext:value-type="float">
            <text:p>67.0344772338867</text:p>
          </table:table-cell>
          <table:table-cell office:value-type="float" office:value="12912.9129129129" calcext:value-type="float">
            <text:p>12912.9129129129</text:p>
          </table:table-cell>
          <table:table-cell table:formula="of:=10^((LOG10(149.3)-LOG10([.C387]))/1.07+LOG10(50))" office:value-type="float" office:value="105.677085574095" calcext:value-type="float">
            <text:p>105.677085574095</text:p>
          </table:table-cell>
          <table:table-cell table:formula="of:=[.E387]-[.$E$54]" office:value-type="float" office:value="51.888281758663" calcext:value-type="float">
            <text:p>51.888281758663</text:p>
          </table:table-cell>
          <table:table-cell table:number-columns-repeated="9"/>
        </table:table-row>
        <table:table-row table:style-name="ro1">
          <table:table-cell office:value-type="float" office:value="316.476898193359" calcext:value-type="float">
            <text:p>316.476898193359</text:p>
          </table:table-cell>
          <table:table-cell office:value-type="float" office:value="318.553894042969" calcext:value-type="float">
            <text:p>318.553894042969</text:p>
          </table:table-cell>
          <table:table-cell office:value-type="float" office:value="67.8437118530273" calcext:value-type="float">
            <text:p>67.8437118530273</text:p>
          </table:table-cell>
          <table:table-cell office:value-type="float" office:value="12946.2796129463" calcext:value-type="float">
            <text:p>12946.2796129463</text:p>
          </table:table-cell>
          <table:table-cell table:formula="of:=10^((LOG10(149.3)-LOG10([.C388]))/1.07+LOG10(50))" office:value-type="float" office:value="104.498578921833" calcext:value-type="float">
            <text:p>104.498578921833</text:p>
          </table:table-cell>
          <table:table-cell table:formula="of:=[.E388]-[.$E$54]" office:value-type="float" office:value="50.7097751064004" calcext:value-type="float">
            <text:p>50.7097751064004</text:p>
          </table:table-cell>
          <table:table-cell table:number-columns-repeated="9"/>
        </table:table-row>
        <table:table-row table:style-name="ro1">
          <table:table-cell office:value-type="float" office:value="318.873748779297" calcext:value-type="float">
            <text:p>318.873748779297</text:p>
          </table:table-cell>
          <table:table-cell office:value-type="float" office:value="317.627960205078" calcext:value-type="float">
            <text:p>317.627960205078</text:p>
          </table:table-cell>
          <table:table-cell office:value-type="float" office:value="67.0541152954102" calcext:value-type="float">
            <text:p>67.0541152954102</text:p>
          </table:table-cell>
          <table:table-cell office:value-type="float" office:value="12979.6463129796" calcext:value-type="float">
            <text:p>12979.6463129796</text:p>
          </table:table-cell>
          <table:table-cell table:formula="of:=10^((LOG10(149.3)-LOG10([.C389]))/1.07+LOG10(50))" office:value-type="float" office:value="105.648160505992" calcext:value-type="float">
            <text:p>105.648160505992</text:p>
          </table:table-cell>
          <table:table-cell table:formula="of:=[.E389]-[.$E$54]" office:value-type="float" office:value="51.8593566905597" calcext:value-type="float">
            <text:p>51.8593566905597</text:p>
          </table:table-cell>
          <table:table-cell table:number-columns-repeated="9"/>
        </table:table-row>
        <table:table-row table:style-name="ro1">
          <table:table-cell office:value-type="float" office:value="318.873748779297" calcext:value-type="float">
            <text:p>318.873748779297</text:p>
          </table:table-cell>
          <table:table-cell office:value-type="float" office:value="317.627960205078" calcext:value-type="float">
            <text:p>317.627960205078</text:p>
          </table:table-cell>
          <table:table-cell office:value-type="float" office:value="67.0541152954102" calcext:value-type="float">
            <text:p>67.0541152954102</text:p>
          </table:table-cell>
          <table:table-cell office:value-type="float" office:value="13013.013013013" calcext:value-type="float">
            <text:p>13013.013013013</text:p>
          </table:table-cell>
          <table:table-cell table:formula="of:=10^((LOG10(149.3)-LOG10([.C390]))/1.07+LOG10(50))" office:value-type="float" office:value="105.648160505992" calcext:value-type="float">
            <text:p>105.648160505992</text:p>
          </table:table-cell>
          <table:table-cell table:formula="of:=[.E390]-[.$E$54]" office:value-type="float" office:value="51.8593566905597" calcext:value-type="float">
            <text:p>51.8593566905597</text:p>
          </table:table-cell>
          <table:table-cell table:number-columns-repeated="9"/>
        </table:table-row>
        <table:table-row table:style-name="ro1">
          <table:table-cell office:value-type="float" office:value="321.757049560547" calcext:value-type="float">
            <text:p>321.757049560547</text:p>
          </table:table-cell>
          <table:table-cell office:value-type="float" office:value="317.863922119141" calcext:value-type="float">
            <text:p>317.863922119141</text:p>
          </table:table-cell>
          <table:table-cell office:value-type="float" office:value="68.2157135009766" calcext:value-type="float">
            <text:p>68.2157135009766</text:p>
          </table:table-cell>
          <table:table-cell office:value-type="float" office:value="13046.3797130464" calcext:value-type="float">
            <text:p>13046.3797130464</text:p>
          </table:table-cell>
          <table:table-cell table:formula="of:=10^((LOG10(149.3)-LOG10([.C391]))/1.07+LOG10(50))" office:value-type="float" office:value="103.965901048325" calcext:value-type="float">
            <text:p>103.965901048325</text:p>
          </table:table-cell>
          <table:table-cell table:formula="of:=[.E391]-[.$E$54]" office:value-type="float" office:value="50.1770972328926" calcext:value-type="float">
            <text:p>50.1770972328926</text:p>
          </table:table-cell>
          <table:table-cell table:number-columns-repeated="9"/>
        </table:table-row>
        <table:table-row table:style-name="ro1">
          <table:table-cell office:value-type="float" office:value="322.048400878906" calcext:value-type="float">
            <text:p>322.048400878906</text:p>
          </table:table-cell>
          <table:table-cell office:value-type="float" office:value="321.209686279297" calcext:value-type="float">
            <text:p>321.209686279297</text:p>
          </table:table-cell>
          <table:table-cell office:value-type="float" office:value="71.4119873046875" calcext:value-type="float">
            <text:p>71.4119873046875</text:p>
          </table:table-cell>
          <table:table-cell office:value-type="float" office:value="13079.7464130797" calcext:value-type="float">
            <text:p>13079.7464130797</text:p>
          </table:table-cell>
          <table:table-cell table:formula="of:=10^((LOG10(149.3)-LOG10([.C392]))/1.07+LOG10(50))" office:value-type="float" office:value="99.6105246053697" calcext:value-type="float">
            <text:p>99.6105246053697</text:p>
          </table:table-cell>
          <table:table-cell table:formula="of:=[.E392]-[.$E$54]" office:value-type="float" office:value="45.8217207899374" calcext:value-type="float">
            <text:p>45.8217207899374</text:p>
          </table:table-cell>
          <table:table-cell table:number-columns-repeated="9"/>
        </table:table-row>
        <table:table-row table:style-name="ro1">
          <table:table-cell office:value-type="float" office:value="323.581817626953" calcext:value-type="float">
            <text:p>323.581817626953</text:p>
          </table:table-cell>
          <table:table-cell office:value-type="float" office:value="322.581817626953" calcext:value-type="float">
            <text:p>322.581817626953</text:p>
          </table:table-cell>
          <table:table-cell office:value-type="float" office:value="72.8590240478516" calcext:value-type="float">
            <text:p>72.8590240478516</text:p>
          </table:table-cell>
          <table:table-cell office:value-type="float" office:value="13113.1131131131" calcext:value-type="float">
            <text:p>13113.1131131131</text:p>
          </table:table-cell>
          <table:table-cell table:formula="of:=10^((LOG10(149.3)-LOG10([.C393]))/1.07+LOG10(50))" office:value-type="float" office:value="97.7603968567028" calcext:value-type="float">
            <text:p>97.7603968567028</text:p>
          </table:table-cell>
          <table:table-cell table:formula="of:=[.E393]-[.$E$54]" office:value-type="float" office:value="43.9715930412705" calcext:value-type="float">
            <text:p>43.9715930412705</text:p>
          </table:table-cell>
          <table:table-cell table:number-columns-repeated="9"/>
        </table:table-row>
        <table:table-row table:style-name="ro1">
          <table:table-cell office:value-type="float" office:value="328.959381103516" calcext:value-type="float">
            <text:p>328.959381103516</text:p>
          </table:table-cell>
          <table:table-cell office:value-type="float" office:value="315.726745605469" calcext:value-type="float">
            <text:p>315.726745605469</text:p>
          </table:table-cell>
          <table:table-cell office:value-type="float" office:value="67.4464416503906" calcext:value-type="float">
            <text:p>67.4464416503906</text:p>
          </table:table-cell>
          <table:table-cell office:value-type="float" office:value="13146.4798131465" calcext:value-type="float">
            <text:p>13146.4798131465</text:p>
          </table:table-cell>
          <table:table-cell table:formula="of:=10^((LOG10(149.3)-LOG10([.C394]))/1.07+LOG10(50))" office:value-type="float" office:value="105.07371425381" calcext:value-type="float">
            <text:p>105.07371425381</text:p>
          </table:table-cell>
          <table:table-cell table:formula="of:=[.E394]-[.$E$54]" office:value-type="float" office:value="51.2849104383775" calcext:value-type="float">
            <text:p>51.2849104383775</text:p>
          </table:table-cell>
          <table:table-cell table:number-columns-repeated="9"/>
        </table:table-row>
        <table:table-row table:style-name="ro1">
          <table:table-cell office:value-type="float" office:value="328.959381103516" calcext:value-type="float">
            <text:p>328.959381103516</text:p>
          </table:table-cell>
          <table:table-cell office:value-type="float" office:value="315.726745605469" calcext:value-type="float">
            <text:p>315.726745605469</text:p>
          </table:table-cell>
          <table:table-cell office:value-type="float" office:value="67.4464416503906" calcext:value-type="float">
            <text:p>67.4464416503906</text:p>
          </table:table-cell>
          <table:table-cell office:value-type="float" office:value="13179.8465131799" calcext:value-type="float">
            <text:p>13179.8465131799</text:p>
          </table:table-cell>
          <table:table-cell table:formula="of:=10^((LOG10(149.3)-LOG10([.C395]))/1.07+LOG10(50))" office:value-type="float" office:value="105.07371425381" calcext:value-type="float">
            <text:p>105.07371425381</text:p>
          </table:table-cell>
          <table:table-cell table:formula="of:=[.E395]-[.$E$54]" office:value-type="float" office:value="51.2849104383775" calcext:value-type="float">
            <text:p>51.2849104383775</text:p>
          </table:table-cell>
          <table:table-cell table:number-columns-repeated="9"/>
        </table:table-row>
        <table:table-row table:style-name="ro1">
          <table:table-cell office:value-type="float" office:value="331.578430175781" calcext:value-type="float">
            <text:p>331.578430175781</text:p>
          </table:table-cell>
          <table:table-cell office:value-type="float" office:value="314.413391113281" calcext:value-type="float">
            <text:p>314.413391113281</text:p>
          </table:table-cell>
          <table:table-cell office:value-type="float" office:value="66.7690048217773" calcext:value-type="float">
            <text:p>66.7690048217773</text:p>
          </table:table-cell>
          <table:table-cell office:value-type="float" office:value="13213.2132132132" calcext:value-type="float">
            <text:p>13213.2132132132</text:p>
          </table:table-cell>
          <table:table-cell table:formula="of:=10^((LOG10(149.3)-LOG10([.C396]))/1.07+LOG10(50))" office:value-type="float" office:value="106.069717071263" calcext:value-type="float">
            <text:p>106.069717071263</text:p>
          </table:table-cell>
          <table:table-cell table:formula="of:=[.E396]-[.$E$54]" office:value-type="float" office:value="52.2809132558312" calcext:value-type="float">
            <text:p>52.2809132558312</text:p>
          </table:table-cell>
          <table:table-cell table:number-columns-repeated="9"/>
        </table:table-row>
        <table:table-row table:style-name="ro1">
          <table:table-cell office:value-type="float" office:value="334.751373291016" calcext:value-type="float">
            <text:p>334.751373291016</text:p>
          </table:table-cell>
          <table:table-cell office:value-type="float" office:value="311.433013916016" calcext:value-type="float">
            <text:p>311.433013916016</text:p>
          </table:table-cell>
          <table:table-cell office:value-type="float" office:value="64.3854446411133" calcext:value-type="float">
            <text:p>64.3854446411133</text:p>
          </table:table-cell>
          <table:table-cell office:value-type="float" office:value="13246.5799132466" calcext:value-type="float">
            <text:p>13246.5799132466</text:p>
          </table:table-cell>
          <table:table-cell table:formula="of:=10^((LOG10(149.3)-LOG10([.C397]))/1.07+LOG10(50))" office:value-type="float" office:value="109.735161376005" calcext:value-type="float">
            <text:p>109.735161376005</text:p>
          </table:table-cell>
          <table:table-cell table:formula="of:=[.E397]-[.$E$54]" office:value-type="float" office:value="55.9463575605726" calcext:value-type="float">
            <text:p>55.9463575605726</text:p>
          </table:table-cell>
          <table:table-cell table:number-columns-repeated="9"/>
        </table:table-row>
        <table:table-row table:style-name="ro1">
          <table:table-cell office:value-type="float" office:value="335.933563232422" calcext:value-type="float">
            <text:p>335.933563232422</text:p>
          </table:table-cell>
          <table:table-cell office:value-type="float" office:value="315.021545410156" calcext:value-type="float">
            <text:p>315.021545410156</text:p>
          </table:table-cell>
          <table:table-cell office:value-type="float" office:value="67.6895141601563" calcext:value-type="float">
            <text:p>67.6895141601563</text:p>
          </table:table-cell>
          <table:table-cell office:value-type="float" office:value="13279.94661328" calcext:value-type="float">
            <text:p>13279.94661328</text:p>
          </table:table-cell>
          <table:table-cell table:formula="of:=10^((LOG10(149.3)-LOG10([.C398]))/1.07+LOG10(50))" office:value-type="float" office:value="104.721038315588" calcext:value-type="float">
            <text:p>104.721038315588</text:p>
          </table:table-cell>
          <table:table-cell table:formula="of:=[.E398]-[.$E$54]" office:value-type="float" office:value="50.9322345001555" calcext:value-type="float">
            <text:p>50.9322345001555</text:p>
          </table:table-cell>
          <table:table-cell table:number-columns-repeated="9"/>
        </table:table-row>
        <table:table-row table:style-name="ro1">
          <table:table-cell office:value-type="float" office:value="340.081207275391" calcext:value-type="float">
            <text:p>340.081207275391</text:p>
          </table:table-cell>
          <table:table-cell office:value-type="float" office:value="313.592590332031" calcext:value-type="float">
            <text:p>313.592590332031</text:p>
          </table:table-cell>
          <table:table-cell office:value-type="float" office:value="65.9039611816406" calcext:value-type="float">
            <text:p>65.9039611816406</text:p>
          </table:table-cell>
          <table:table-cell office:value-type="float" office:value="13313.3133133133" calcext:value-type="float">
            <text:p>13313.3133133133</text:p>
          </table:table-cell>
          <table:table-cell table:formula="of:=10^((LOG10(149.3)-LOG10([.C399]))/1.07+LOG10(50))" office:value-type="float" office:value="107.370331270692" calcext:value-type="float">
            <text:p>107.370331270692</text:p>
          </table:table-cell>
          <table:table-cell table:formula="of:=[.E399]-[.$E$54]" office:value-type="float" office:value="53.58152745526" calcext:value-type="float">
            <text:p>53.58152745526</text:p>
          </table:table-cell>
          <table:table-cell table:number-columns-repeated="9"/>
        </table:table-row>
        <table:table-row table:style-name="ro1">
          <table:table-cell office:value-type="float" office:value="340.081207275391" calcext:value-type="float">
            <text:p>340.081207275391</text:p>
          </table:table-cell>
          <table:table-cell office:value-type="float" office:value="313.592590332031" calcext:value-type="float">
            <text:p>313.592590332031</text:p>
          </table:table-cell>
          <table:table-cell office:value-type="float" office:value="65.9039611816406" calcext:value-type="float">
            <text:p>65.9039611816406</text:p>
          </table:table-cell>
          <table:table-cell office:value-type="float" office:value="13346.6800133467" calcext:value-type="float">
            <text:p>13346.6800133467</text:p>
          </table:table-cell>
          <table:table-cell table:formula="of:=10^((LOG10(149.3)-LOG10([.C400]))/1.07+LOG10(50))" office:value-type="float" office:value="107.370331270692" calcext:value-type="float">
            <text:p>107.370331270692</text:p>
          </table:table-cell>
          <table:table-cell table:formula="of:=[.E400]-[.$E$54]" office:value-type="float" office:value="53.58152745526" calcext:value-type="float">
            <text:p>53.58152745526</text:p>
          </table:table-cell>
          <table:table-cell table:number-columns-repeated="9"/>
        </table:table-row>
        <table:table-row table:style-name="ro1">
          <table:table-cell office:value-type="float" office:value="342.029998779297" calcext:value-type="float">
            <text:p>342.029998779297</text:p>
          </table:table-cell>
          <table:table-cell office:value-type="float" office:value="315.755004882813" calcext:value-type="float">
            <text:p>315.755004882813</text:p>
          </table:table-cell>
          <table:table-cell office:value-type="float" office:value="67.8304138183594" calcext:value-type="float">
            <text:p>67.8304138183594</text:p>
          </table:table-cell>
          <table:table-cell office:value-type="float" office:value="13380.04671338" calcext:value-type="float">
            <text:p>13380.04671338</text:p>
          </table:table-cell>
          <table:table-cell table:formula="of:=10^((LOG10(149.3)-LOG10([.C401]))/1.07+LOG10(50))" office:value-type="float" office:value="104.517725308094" calcext:value-type="float">
            <text:p>104.517725308094</text:p>
          </table:table-cell>
          <table:table-cell table:formula="of:=[.E401]-[.$E$54]" office:value-type="float" office:value="50.7289214926622" calcext:value-type="float">
            <text:p>50.7289214926622</text:p>
          </table:table-cell>
          <table:table-cell table:number-columns-repeated="9"/>
        </table:table-row>
        <table:table-row table:style-name="ro1">
          <table:table-cell office:value-type="float" office:value="346.578491210937" calcext:value-type="float">
            <text:p>346.578491210937</text:p>
          </table:table-cell>
          <table:table-cell office:value-type="float" office:value="316.833190917969" calcext:value-type="float">
            <text:p>316.833190917969</text:p>
          </table:table-cell>
          <table:table-cell office:value-type="float" office:value="68.1397323608398" calcext:value-type="float">
            <text:p>68.1397323608398</text:p>
          </table:table-cell>
          <table:table-cell office:value-type="float" office:value="13413.4134134134" calcext:value-type="float">
            <text:p>13413.4134134134</text:p>
          </table:table-cell>
          <table:table-cell table:formula="of:=10^((LOG10(149.3)-LOG10([.C402]))/1.07+LOG10(50))" office:value-type="float" office:value="104.074243009334" calcext:value-type="float">
            <text:p>104.074243009334</text:p>
          </table:table-cell>
          <table:table-cell table:formula="of:=[.E402]-[.$E$54]" office:value-type="float" office:value="50.2854391939013" calcext:value-type="float">
            <text:p>50.2854391939013</text:p>
          </table:table-cell>
          <table:table-cell table:number-columns-repeated="9"/>
        </table:table-row>
        <table:table-row table:style-name="ro1">
          <table:table-cell office:value-type="float" office:value="349.718505859375" calcext:value-type="float">
            <text:p>349.718505859375</text:p>
          </table:table-cell>
          <table:table-cell office:value-type="float" office:value="318.288238525391" calcext:value-type="float">
            <text:p>318.288238525391</text:p>
          </table:table-cell>
          <table:table-cell office:value-type="float" office:value="68.2010879516602" calcext:value-type="float">
            <text:p>68.2010879516602</text:p>
          </table:table-cell>
          <table:table-cell office:value-type="float" office:value="13446.7801134468" calcext:value-type="float">
            <text:p>13446.7801134468</text:p>
          </table:table-cell>
          <table:table-cell table:formula="of:=10^((LOG10(149.3)-LOG10([.C403]))/1.07+LOG10(50))" office:value-type="float" office:value="103.986737558475" calcext:value-type="float">
            <text:p>103.986737558475</text:p>
          </table:table-cell>
          <table:table-cell table:formula="of:=[.E403]-[.$E$54]" office:value-type="float" office:value="50.1979337430429" calcext:value-type="float">
            <text:p>50.1979337430429</text:p>
          </table:table-cell>
          <table:table-cell table:number-columns-repeated="9"/>
        </table:table-row>
        <table:table-row table:style-name="ro1">
          <table:table-cell office:value-type="float" office:value="356.6630859375" calcext:value-type="float">
            <text:p>356.6630859375</text:p>
          </table:table-cell>
          <table:table-cell office:value-type="float" office:value="312.319641113281" calcext:value-type="float">
            <text:p>312.319641113281</text:p>
          </table:table-cell>
          <table:table-cell office:value-type="float" office:value="62.8252639770508" calcext:value-type="float">
            <text:p>62.8252639770508</text:p>
          </table:table-cell>
          <table:table-cell office:value-type="float" office:value="13480.1468134801" calcext:value-type="float">
            <text:p>13480.1468134801</text:p>
          </table:table-cell>
          <table:table-cell table:formula="of:=10^((LOG10(149.3)-LOG10([.C404]))/1.07+LOG10(50))" office:value-type="float" office:value="112.279956037735" calcext:value-type="float">
            <text:p>112.279956037735</text:p>
          </table:table-cell>
          <table:table-cell table:formula="of:=[.E404]-[.$E$54]" office:value-type="float" office:value="58.491152222303" calcext:value-type="float">
            <text:p>58.491152222303</text:p>
          </table:table-cell>
          <table:table-cell table:number-columns-repeated="9"/>
        </table:table-row>
        <table:table-row table:style-name="ro1">
          <table:table-cell office:value-type="float" office:value="356.689758300781" calcext:value-type="float">
            <text:p>356.689758300781</text:p>
          </table:table-cell>
          <table:table-cell office:value-type="float" office:value="312.385345458984" calcext:value-type="float">
            <text:p>312.385345458984</text:p>
          </table:table-cell>
          <table:table-cell office:value-type="float" office:value="62.8300399780273" calcext:value-type="float">
            <text:p>62.8300399780273</text:p>
          </table:table-cell>
          <table:table-cell office:value-type="float" office:value="13513.5135135135" calcext:value-type="float">
            <text:p>13513.5135135135</text:p>
          </table:table-cell>
          <table:table-cell table:formula="of:=10^((LOG10(149.3)-LOG10([.C405]))/1.07+LOG10(50))" office:value-type="float" office:value="112.271979459907" calcext:value-type="float">
            <text:p>112.271979459907</text:p>
          </table:table-cell>
          <table:table-cell table:formula="of:=[.E405]-[.$E$54]" office:value-type="float" office:value="58.4831756444752" calcext:value-type="float">
            <text:p>58.4831756444752</text:p>
          </table:table-cell>
          <table:table-cell table:number-columns-repeated="9"/>
        </table:table-row>
        <table:table-row table:style-name="ro1">
          <table:table-cell office:value-type="float" office:value="360.040222167969" calcext:value-type="float">
            <text:p>360.040222167969</text:p>
          </table:table-cell>
          <table:table-cell office:value-type="float" office:value="313.225250244141" calcext:value-type="float">
            <text:p>313.225250244141</text:p>
          </table:table-cell>
          <table:table-cell office:value-type="float" office:value="63.4984169006348" calcext:value-type="float">
            <text:p>63.4984169006348</text:p>
          </table:table-cell>
          <table:table-cell office:value-type="float" office:value="13546.8802135469" calcext:value-type="float">
            <text:p>13546.8802135469</text:p>
          </table:table-cell>
          <table:table-cell table:formula="of:=10^((LOG10(149.3)-LOG10([.C406]))/1.07+LOG10(50))" office:value-type="float" office:value="111.167147531939" calcext:value-type="float">
            <text:p>111.167147531939</text:p>
          </table:table-cell>
          <table:table-cell table:formula="of:=[.E406]-[.$E$54]" office:value-type="float" office:value="57.378343716507" calcext:value-type="float">
            <text:p>57.378343716507</text:p>
          </table:table-cell>
          <table:table-cell table:number-columns-repeated="9"/>
        </table:table-row>
        <table:table-row table:style-name="ro1">
          <table:table-cell office:value-type="float" office:value="364.359222412109" calcext:value-type="float">
            <text:p>364.359222412109</text:p>
          </table:table-cell>
          <table:table-cell office:value-type="float" office:value="315.671844482422" calcext:value-type="float">
            <text:p>315.671844482422</text:p>
          </table:table-cell>
          <table:table-cell office:value-type="float" office:value="63.7278442382813" calcext:value-type="float">
            <text:p>63.7278442382813</text:p>
          </table:table-cell>
          <table:table-cell office:value-type="float" office:value="13580.2469135802" calcext:value-type="float">
            <text:p>13580.2469135802</text:p>
          </table:table-cell>
          <table:table-cell table:formula="of:=10^((LOG10(149.3)-LOG10([.C407]))/1.07+LOG10(50))" office:value-type="float" office:value="110.793071547433" calcext:value-type="float">
            <text:p>110.793071547433</text:p>
          </table:table-cell>
          <table:table-cell table:formula="of:=[.E407]-[.$E$54]" office:value-type="float" office:value="57.0042677320006" calcext:value-type="float">
            <text:p>57.0042677320006</text:p>
          </table:table-cell>
          <table:table-cell table:number-columns-repeated="9"/>
        </table:table-row>
        <table:table-row table:style-name="ro1">
          <table:table-cell office:value-type="float" office:value="365.951171875" calcext:value-type="float">
            <text:p>365.951171875</text:p>
          </table:table-cell>
          <table:table-cell office:value-type="float" office:value="319.340423583984" calcext:value-type="float">
            <text:p>319.340423583984</text:p>
          </table:table-cell>
          <table:table-cell office:value-type="float" office:value="66.891487121582" calcext:value-type="float">
            <text:p>66.891487121582</text:p>
          </table:table-cell>
          <table:table-cell office:value-type="float" office:value="13613.6136136136" calcext:value-type="float">
            <text:p>13613.6136136136</text:p>
          </table:table-cell>
          <table:table-cell table:formula="of:=10^((LOG10(149.3)-LOG10([.C408]))/1.07+LOG10(50))" office:value-type="float" office:value="105.888192198152" calcext:value-type="float">
            <text:p>105.888192198152</text:p>
          </table:table-cell>
          <table:table-cell table:formula="of:=[.E408]-[.$E$54]" office:value-type="float" office:value="52.0993883827199" calcext:value-type="float">
            <text:p>52.0993883827199</text:p>
          </table:table-cell>
          <table:table-cell table:number-columns-repeated="9"/>
        </table:table-row>
        <table:table-row table:style-name="ro1">
          <table:table-cell office:value-type="float" office:value="368.289398193359" calcext:value-type="float">
            <text:p>368.289398193359</text:p>
          </table:table-cell>
          <table:table-cell office:value-type="float" office:value="320.014221191406" calcext:value-type="float">
            <text:p>320.014221191406</text:p>
          </table:table-cell>
          <table:table-cell office:value-type="float" office:value="68.1911773681641" calcext:value-type="float">
            <text:p>68.1911773681641</text:p>
          </table:table-cell>
          <table:table-cell office:value-type="float" office:value="13646.980313647" calcext:value-type="float">
            <text:p>13646.980313647</text:p>
          </table:table-cell>
          <table:table-cell table:formula="of:=10^((LOG10(149.3)-LOG10([.C409]))/1.07+LOG10(50))" office:value-type="float" office:value="104.000861735323" calcext:value-type="float">
            <text:p>104.000861735323</text:p>
          </table:table-cell>
          <table:table-cell table:formula="of:=[.E409]-[.$E$54]" office:value-type="float" office:value="50.212057919891" calcext:value-type="float">
            <text:p>50.212057919891</text:p>
          </table:table-cell>
          <table:table-cell table:number-columns-repeated="9"/>
        </table:table-row>
        <table:table-row table:style-name="ro1">
          <table:table-cell office:value-type="float" office:value="368.289398193359" calcext:value-type="float">
            <text:p>368.289398193359</text:p>
          </table:table-cell>
          <table:table-cell office:value-type="float" office:value="320.014221191406" calcext:value-type="float">
            <text:p>320.014221191406</text:p>
          </table:table-cell>
          <table:table-cell office:value-type="float" office:value="68.1911773681641" calcext:value-type="float">
            <text:p>68.1911773681641</text:p>
          </table:table-cell>
          <table:table-cell office:value-type="float" office:value="13680.3470136804" calcext:value-type="float">
            <text:p>13680.3470136804</text:p>
          </table:table-cell>
          <table:table-cell table:formula="of:=10^((LOG10(149.3)-LOG10([.C410]))/1.07+LOG10(50))" office:value-type="float" office:value="104.000861735323" calcext:value-type="float">
            <text:p>104.000861735323</text:p>
          </table:table-cell>
          <table:table-cell table:formula="of:=[.E410]-[.$E$54]" office:value-type="float" office:value="50.212057919891" calcext:value-type="float">
            <text:p>50.212057919891</text:p>
          </table:table-cell>
          <table:table-cell table:number-columns-repeated="9"/>
        </table:table-row>
        <table:table-row table:style-name="ro1">
          <table:table-cell office:value-type="float" office:value="370.839904785156" calcext:value-type="float">
            <text:p>370.839904785156</text:p>
          </table:table-cell>
          <table:table-cell office:value-type="float" office:value="320.906219482422" calcext:value-type="float">
            <text:p>320.906219482422</text:p>
          </table:table-cell>
          <table:table-cell office:value-type="float" office:value="69.8827133178711" calcext:value-type="float">
            <text:p>69.8827133178711</text:p>
          </table:table-cell>
          <table:table-cell office:value-type="float" office:value="13713.7137137137" calcext:value-type="float">
            <text:p>13713.7137137137</text:p>
          </table:table-cell>
          <table:table-cell table:formula="of:=10^((LOG10(149.3)-LOG10([.C411]))/1.07+LOG10(50))" office:value-type="float" office:value="101.646293140521" calcext:value-type="float">
            <text:p>101.646293140521</text:p>
          </table:table-cell>
          <table:table-cell table:formula="of:=[.E411]-[.$E$54]" office:value-type="float" office:value="47.8574893250889" calcext:value-type="float">
            <text:p>47.8574893250889</text:p>
          </table:table-cell>
          <table:table-cell table:number-columns-repeated="9"/>
        </table:table-row>
        <table:table-row table:style-name="ro1">
          <table:table-cell office:value-type="float" office:value="373.505462646484" calcext:value-type="float">
            <text:p>373.505462646484</text:p>
          </table:table-cell>
          <table:table-cell office:value-type="float" office:value="318.804748535156" calcext:value-type="float">
            <text:p>318.804748535156</text:p>
          </table:table-cell>
          <table:table-cell office:value-type="float" office:value="68.5379791259766" calcext:value-type="float">
            <text:p>68.5379791259766</text:p>
          </table:table-cell>
          <table:table-cell office:value-type="float" office:value="13747.0804137471" calcext:value-type="float">
            <text:p>13747.0804137471</text:p>
          </table:table-cell>
          <table:table-cell table:formula="of:=10^((LOG10(149.3)-LOG10([.C412]))/1.07+LOG10(50))" office:value-type="float" office:value="103.508963617737" calcext:value-type="float">
            <text:p>103.508963617737</text:p>
          </table:table-cell>
          <table:table-cell table:formula="of:=[.E412]-[.$E$54]" office:value-type="float" office:value="49.7201598023047" calcext:value-type="float">
            <text:p>49.7201598023047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16" calcext:value-type="float">
            <text:p>316</text:p>
          </table:table-cell>
          <table:table-cell office:value-type="float" office:value="68.9638595581055" calcext:value-type="float">
            <text:p>68.9638595581055</text:p>
          </table:table-cell>
          <table:table-cell office:value-type="float" office:value="13780.4471137805" calcext:value-type="float">
            <text:p>13780.4471137805</text:p>
          </table:table-cell>
          <table:table-cell table:formula="of:=10^((LOG10(149.3)-LOG10([.C413]))/1.07+LOG10(50))" office:value-type="float" office:value="102.911449430872" calcext:value-type="float">
            <text:p>102.911449430872</text:p>
          </table:table-cell>
          <table:table-cell table:formula="of:=[.E413]-[.$E$54]" office:value-type="float" office:value="49.1226456154393" calcext:value-type="float">
            <text:p>49.1226456154393</text:p>
          </table:table-cell>
          <table:table-cell table:number-columns-repeated="9"/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317.5" calcext:value-type="float">
            <text:p>317.5</text:p>
          </table:table-cell>
          <table:table-cell office:value-type="float" office:value="67.0858688354492" calcext:value-type="float">
            <text:p>67.0858688354492</text:p>
          </table:table-cell>
          <table:table-cell office:value-type="float" office:value="13813.8138138138" calcext:value-type="float">
            <text:p>13813.8138138138</text:p>
          </table:table-cell>
          <table:table-cell table:formula="of:=10^((LOG10(149.3)-LOG10([.C414]))/1.07+LOG10(50))" office:value-type="float" office:value="105.601425103418" calcext:value-type="float">
            <text:p>105.601425103418</text:p>
          </table:table-cell>
          <table:table-cell table:formula="of:=[.E414]-[.$E$54]" office:value-type="float" office:value="51.8126212879862" calcext:value-type="float">
            <text:p>51.8126212879862</text:p>
          </table:table-cell>
          <table:table-cell table:number-columns-repeated="9"/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317.5" calcext:value-type="float">
            <text:p>317.5</text:p>
          </table:table-cell>
          <table:table-cell office:value-type="float" office:value="67.0858688354492" calcext:value-type="float">
            <text:p>67.0858688354492</text:p>
          </table:table-cell>
          <table:table-cell office:value-type="float" office:value="13847.1805138472" calcext:value-type="float">
            <text:p>13847.1805138472</text:p>
          </table:table-cell>
          <table:table-cell table:formula="of:=10^((LOG10(149.3)-LOG10([.C415]))/1.07+LOG10(50))" office:value-type="float" office:value="105.601425103418" calcext:value-type="float">
            <text:p>105.601425103418</text:p>
          </table:table-cell>
          <table:table-cell table:formula="of:=[.E415]-[.$E$54]" office:value-type="float" office:value="51.8126212879862" calcext:value-type="float">
            <text:p>51.8126212879862</text:p>
          </table:table-cell>
          <table:table-cell table:number-columns-repeated="9"/>
        </table:table-row>
        <table:table-row table:style-name="ro1">
          <table:table-cell office:value-type="float" office:value="385.775665283203" calcext:value-type="float">
            <text:p>385.775665283203</text:p>
          </table:table-cell>
          <table:table-cell office:value-type="float" office:value="316.956939697266" calcext:value-type="float">
            <text:p>316.956939697266</text:p>
          </table:table-cell>
          <table:table-cell office:value-type="float" office:value="66.4995880126953" calcext:value-type="float">
            <text:p>66.4995880126953</text:p>
          </table:table-cell>
          <table:table-cell office:value-type="float" office:value="13880.5472138805" calcext:value-type="float">
            <text:p>13880.5472138805</text:p>
          </table:table-cell>
          <table:table-cell table:formula="of:=10^((LOG10(149.3)-LOG10([.C416]))/1.07+LOG10(50))" office:value-type="float" office:value="106.471282106433" calcext:value-type="float">
            <text:p>106.471282106433</text:p>
          </table:table-cell>
          <table:table-cell table:formula="of:=[.E416]-[.$E$54]" office:value-type="float" office:value="52.6824782910007" calcext:value-type="float">
            <text:p>52.6824782910007</text:p>
          </table:table-cell>
          <table:table-cell table:number-columns-repeated="9"/>
        </table:table-row>
        <table:table-row table:style-name="ro1">
          <table:table-cell office:value-type="float" office:value="393.628784179687" calcext:value-type="float">
            <text:p>393.628784179687</text:p>
          </table:table-cell>
          <table:table-cell office:value-type="float" office:value="316.381164550781" calcext:value-type="float">
            <text:p>316.381164550781</text:p>
          </table:table-cell>
          <table:table-cell office:value-type="float" office:value="63.3276062011719" calcext:value-type="float">
            <text:p>63.3276062011719</text:p>
          </table:table-cell>
          <table:table-cell office:value-type="float" office:value="13913.9139139139" calcext:value-type="float">
            <text:p>13913.9139139139</text:p>
          </table:table-cell>
          <table:table-cell table:formula="of:=10^((LOG10(149.3)-LOG10([.C417]))/1.07+LOG10(50))" office:value-type="float" office:value="111.447352868144" calcext:value-type="float">
            <text:p>111.447352868144</text:p>
          </table:table-cell>
          <table:table-cell table:formula="of:=[.E417]-[.$E$54]" office:value-type="float" office:value="57.6585490527115" calcext:value-type="float">
            <text:p>57.6585490527115</text:p>
          </table:table-cell>
          <table:table-cell table:number-columns-repeated="9"/>
        </table:table-row>
        <table:table-row table:style-name="ro1">
          <table:table-cell office:value-type="float" office:value="406.582641601563" calcext:value-type="float">
            <text:p>406.582641601563</text:p>
          </table:table-cell>
          <table:table-cell office:value-type="float" office:value="300.582641601562" calcext:value-type="float">
            <text:p>300.582641601562</text:p>
          </table:table-cell>
          <table:table-cell office:value-type="float" office:value="71.2082214355469" calcext:value-type="float">
            <text:p>71.2082214355469</text:p>
          </table:table-cell>
          <table:table-cell office:value-type="float" office:value="13947.2806139473" calcext:value-type="float">
            <text:p>13947.2806139473</text:p>
          </table:table-cell>
          <table:table-cell table:formula="of:=10^((LOG10(149.3)-LOG10([.C418]))/1.07+LOG10(50))" office:value-type="float" office:value="99.8768926611834" calcext:value-type="float">
            <text:p>99.8768926611834</text:p>
          </table:table-cell>
          <table:table-cell table:formula="of:=[.E418]-[.$E$54]" office:value-type="float" office:value="46.0880888457511" calcext:value-type="float">
            <text:p>46.0880888457511</text:p>
          </table:table-cell>
          <table:table-cell table:number-columns-repeated="9"/>
        </table:table-row>
        <table:table-row table:style-name="ro1">
          <table:table-cell office:value-type="float" office:value="420.380798339844" calcext:value-type="float">
            <text:p>420.380798339844</text:p>
          </table:table-cell>
          <table:table-cell office:value-type="float" office:value="310.809600830078" calcext:value-type="float">
            <text:p>310.809600830078</text:p>
          </table:table-cell>
          <table:table-cell office:value-type="float" office:value="67.8403549194336" calcext:value-type="float">
            <text:p>67.8403549194336</text:p>
          </table:table-cell>
          <table:table-cell office:value-type="float" office:value="13980.6473139806" calcext:value-type="float">
            <text:p>13980.6473139806</text:p>
          </table:table-cell>
          <table:table-cell table:formula="of:=10^((LOG10(149.3)-LOG10([.C419]))/1.07+LOG10(50))" office:value-type="float" office:value="104.503411518418" calcext:value-type="float">
            <text:p>104.503411518418</text:p>
          </table:table-cell>
          <table:table-cell table:formula="of:=[.E419]-[.$E$54]" office:value-type="float" office:value="50.7146077029862" calcext:value-type="float">
            <text:p>50.7146077029862</text:p>
          </table:table-cell>
          <table:table-cell table:number-columns-repeated="9"/>
        </table:table-row>
        <table:table-row table:style-name="ro1">
          <table:table-cell office:value-type="float" office:value="420.380798339844" calcext:value-type="float">
            <text:p>420.380798339844</text:p>
          </table:table-cell>
          <table:table-cell office:value-type="float" office:value="310.809600830078" calcext:value-type="float">
            <text:p>310.809600830078</text:p>
          </table:table-cell>
          <table:table-cell office:value-type="float" office:value="67.8403549194336" calcext:value-type="float">
            <text:p>67.8403549194336</text:p>
          </table:table-cell>
          <table:table-cell office:value-type="float" office:value="14014.014014014" calcext:value-type="float">
            <text:p>14014.014014014</text:p>
          </table:table-cell>
          <table:table-cell table:formula="of:=10^((LOG10(149.3)-LOG10([.C420]))/1.07+LOG10(50))" office:value-type="float" office:value="104.503411518418" calcext:value-type="float">
            <text:p>104.503411518418</text:p>
          </table:table-cell>
          <table:table-cell table:formula="of:=[.E420]-[.$E$54]" office:value-type="float" office:value="50.7146077029862" calcext:value-type="float">
            <text:p>50.7146077029862</text:p>
          </table:table-cell>
          <table:table-cell table:number-columns-repeated="9"/>
        </table:table-row>
        <table:table-row table:style-name="ro1">
          <table:table-cell office:value-type="float" office:value="417.273986816406" calcext:value-type="float">
            <text:p>417.273986816406</text:p>
          </table:table-cell>
          <table:table-cell office:value-type="float" office:value="311.438232421875" calcext:value-type="float">
            <text:p>311.438232421875</text:p>
          </table:table-cell>
          <table:table-cell office:value-type="float" office:value="61.5255165100098" calcext:value-type="float">
            <text:p>61.5255165100098</text:p>
          </table:table-cell>
          <table:table-cell office:value-type="float" office:value="14047.3807140474" calcext:value-type="float">
            <text:p>14047.3807140474</text:p>
          </table:table-cell>
          <table:table-cell table:formula="of:=10^((LOG10(149.3)-LOG10([.C421]))/1.07+LOG10(50))" office:value-type="float" office:value="114.495213399024" calcext:value-type="float">
            <text:p>114.495213399024</text:p>
          </table:table-cell>
          <table:table-cell table:formula="of:=[.E421]-[.$E$54]" office:value-type="float" office:value="60.7064095835914" calcext:value-type="float">
            <text:p>60.7064095835914</text:p>
          </table:table-cell>
          <table:table-cell table:number-columns-repeated="9"/>
        </table:table-row>
        <table:table-row table:style-name="ro1">
          <table:table-cell office:value-type="float" office:value="423.188629150391" calcext:value-type="float">
            <text:p>423.188629150391</text:p>
          </table:table-cell>
          <table:table-cell office:value-type="float" office:value="312.333770751953" calcext:value-type="float">
            <text:p>312.333770751953</text:p>
          </table:table-cell>
          <table:table-cell office:value-type="float" office:value="61.4166831970215" calcext:value-type="float">
            <text:p>61.4166831970215</text:p>
          </table:table-cell>
          <table:table-cell office:value-type="float" office:value="14080.7474140808" calcext:value-type="float">
            <text:p>14080.7474140808</text:p>
          </table:table-cell>
          <table:table-cell table:formula="of:=10^((LOG10(149.3)-LOG10([.C422]))/1.07+LOG10(50))" office:value-type="float" office:value="114.684820189022" calcext:value-type="float">
            <text:p>114.684820189022</text:p>
          </table:table-cell>
          <table:table-cell table:formula="of:=[.E422]-[.$E$54]" office:value-type="float" office:value="60.8960163735901" calcext:value-type="float">
            <text:p>60.8960163735901</text:p>
          </table:table-cell>
          <table:table-cell table:number-columns-repeated="9"/>
        </table:table-row>
        <table:table-row table:style-name="ro1">
          <table:table-cell office:value-type="float" office:value="428.25927734375" calcext:value-type="float">
            <text:p>428.25927734375</text:p>
          </table:table-cell>
          <table:table-cell office:value-type="float" office:value="313.561309814453" calcext:value-type="float">
            <text:p>313.561309814453</text:p>
          </table:table-cell>
          <table:table-cell office:value-type="float" office:value="60.7893447875977" calcext:value-type="float">
            <text:p>60.7893447875977</text:p>
          </table:table-cell>
          <table:table-cell office:value-type="float" office:value="14114.1141141141" calcext:value-type="float">
            <text:p>14114.1141141141</text:p>
          </table:table-cell>
          <table:table-cell table:formula="of:=10^((LOG10(149.3)-LOG10([.C423]))/1.07+LOG10(50))" office:value-type="float" office:value="115.790553729163" calcext:value-type="float">
            <text:p>115.790553729163</text:p>
          </table:table-cell>
          <table:table-cell table:formula="of:=[.E423]-[.$E$54]" office:value-type="float" office:value="62.0017499137307" calcext:value-type="float">
            <text:p>62.0017499137307</text:p>
          </table:table-cell>
          <table:table-cell table:number-columns-repeated="9"/>
        </table:table-row>
        <table:table-row table:style-name="ro1">
          <table:table-cell office:value-type="float" office:value="433.076629638672" calcext:value-type="float">
            <text:p>433.076629638672</text:p>
          </table:table-cell>
          <table:table-cell office:value-type="float" office:value="314.092346191406" calcext:value-type="float">
            <text:p>314.092346191406</text:p>
          </table:table-cell>
          <table:table-cell office:value-type="float" office:value="60.3064842224121" calcext:value-type="float">
            <text:p>60.3064842224121</text:p>
          </table:table-cell>
          <table:table-cell office:value-type="float" office:value="14147.4808141475" calcext:value-type="float">
            <text:p>14147.4808141475</text:p>
          </table:table-cell>
          <table:table-cell table:formula="of:=10^((LOG10(149.3)-LOG10([.C424]))/1.07+LOG10(50))" office:value-type="float" office:value="116.656784575598" calcext:value-type="float">
            <text:p>116.656784575598</text:p>
          </table:table-cell>
          <table:table-cell table:formula="of:=[.E424]-[.$E$54]" office:value-type="float" office:value="62.8679807601653" calcext:value-type="float">
            <text:p>62.8679807601653</text:p>
          </table:table-cell>
          <table:table-cell table:number-columns-repeated="9"/>
        </table:table-row>
        <table:table-row table:style-name="ro1">
          <table:table-cell office:value-type="float" office:value="433.076629638672" calcext:value-type="float">
            <text:p>433.076629638672</text:p>
          </table:table-cell>
          <table:table-cell office:value-type="float" office:value="314.092346191406" calcext:value-type="float">
            <text:p>314.092346191406</text:p>
          </table:table-cell>
          <table:table-cell office:value-type="float" office:value="60.3064842224121" calcext:value-type="float">
            <text:p>60.3064842224121</text:p>
          </table:table-cell>
          <table:table-cell office:value-type="float" office:value="14180.8475141809" calcext:value-type="float">
            <text:p>14180.8475141809</text:p>
          </table:table-cell>
          <table:table-cell table:formula="of:=10^((LOG10(149.3)-LOG10([.C425]))/1.07+LOG10(50))" office:value-type="float" office:value="116.656784575598" calcext:value-type="float">
            <text:p>116.656784575598</text:p>
          </table:table-cell>
          <table:table-cell table:formula="of:=[.E425]-[.$E$54]" office:value-type="float" office:value="62.8679807601653" calcext:value-type="float">
            <text:p>62.8679807601653</text:p>
          </table:table-cell>
          <table:table-cell table:number-columns-repeated="9"/>
        </table:table-row>
        <table:table-row table:style-name="ro1">
          <table:table-cell office:value-type="float" office:value="435.5" calcext:value-type="float">
            <text:p>435.5</text:p>
          </table:table-cell>
          <table:table-cell office:value-type="float" office:value="315.5" calcext:value-type="float">
            <text:p>315.5</text:p>
          </table:table-cell>
          <table:table-cell office:value-type="float" office:value="59.6700248718262" calcext:value-type="float">
            <text:p>59.6700248718262</text:p>
          </table:table-cell>
          <table:table-cell office:value-type="float" office:value="14214.2142142142" calcext:value-type="float">
            <text:p>14214.2142142142</text:p>
          </table:table-cell>
          <table:table-cell table:formula="of:=10^((LOG10(149.3)-LOG10([.C426]))/1.07+LOG10(50))" office:value-type="float" office:value="117.819275836054" calcext:value-type="float">
            <text:p>117.819275836054</text:p>
          </table:table-cell>
          <table:table-cell table:formula="of:=[.E426]-[.$E$54]" office:value-type="float" office:value="64.0304720206215" calcext:value-type="float">
            <text:p>64.0304720206215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15.5" calcext:value-type="float">
            <text:p>315.5</text:p>
          </table:table-cell>
          <table:table-cell office:value-type="float" office:value="59.7098121643066" calcext:value-type="float">
            <text:p>59.7098121643066</text:p>
          </table:table-cell>
          <table:table-cell office:value-type="float" office:value="14247.5809142476" calcext:value-type="float">
            <text:p>14247.5809142476</text:p>
          </table:table-cell>
          <table:table-cell table:formula="of:=10^((LOG10(149.3)-LOG10([.C427]))/1.07+LOG10(50))" office:value-type="float" office:value="117.745902085145" calcext:value-type="float">
            <text:p>117.745902085145</text:p>
          </table:table-cell>
          <table:table-cell table:formula="of:=[.E427]-[.$E$54]" office:value-type="float" office:value="63.9570982697125" calcext:value-type="float">
            <text:p>63.9570982697125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15.5" calcext:value-type="float">
            <text:p>315.5</text:p>
          </table:table-cell>
          <table:table-cell office:value-type="float" office:value="59.5756797790527" calcext:value-type="float">
            <text:p>59.5756797790527</text:p>
          </table:table-cell>
          <table:table-cell office:value-type="float" office:value="14280.947614281" calcext:value-type="float">
            <text:p>14280.947614281</text:p>
          </table:table-cell>
          <table:table-cell table:formula="of:=10^((LOG10(149.3)-LOG10([.C428]))/1.07+LOG10(50))" office:value-type="float" office:value="117.993641270461" calcext:value-type="float">
            <text:p>117.993641270461</text:p>
          </table:table-cell>
          <table:table-cell table:formula="of:=[.E428]-[.$E$54]" office:value-type="float" office:value="64.2048374550286" calcext:value-type="float">
            <text:p>64.2048374550286</text:p>
          </table:table-cell>
          <table:table-cell table:number-columns-repeated="9"/>
        </table:table-row>
        <table:table-row table:style-name="ro1">
          <table:table-cell office:value-type="float" office:value="450.651153564453" calcext:value-type="float">
            <text:p>450.651153564453</text:p>
          </table:table-cell>
          <table:table-cell office:value-type="float" office:value="316.095794677734" calcext:value-type="float">
            <text:p>316.095794677734</text:p>
          </table:table-cell>
          <table:table-cell office:value-type="float" office:value="59.2786178588867" calcext:value-type="float">
            <text:p>59.2786178588867</text:p>
          </table:table-cell>
          <table:table-cell office:value-type="float" office:value="14314.3143143143" calcext:value-type="float">
            <text:p>14314.3143143143</text:p>
          </table:table-cell>
          <table:table-cell table:formula="of:=10^((LOG10(149.3)-LOG10([.C429]))/1.07+LOG10(50))" office:value-type="float" office:value="118.546167209822" calcext:value-type="float">
            <text:p>118.546167209822</text:p>
          </table:table-cell>
          <table:table-cell table:formula="of:=[.E429]-[.$E$54]" office:value-type="float" office:value="64.7573633943894" calcext:value-type="float">
            <text:p>64.7573633943894</text:p>
          </table:table-cell>
          <table:table-cell table:number-columns-repeated="9"/>
        </table:table-row>
        <table:table-row table:style-name="ro1">
          <table:table-cell office:value-type="float" office:value="450.651153564453" calcext:value-type="float">
            <text:p>450.651153564453</text:p>
          </table:table-cell>
          <table:table-cell office:value-type="float" office:value="316.095794677734" calcext:value-type="float">
            <text:p>316.095794677734</text:p>
          </table:table-cell>
          <table:table-cell office:value-type="float" office:value="59.2786178588867" calcext:value-type="float">
            <text:p>59.2786178588867</text:p>
          </table:table-cell>
          <table:table-cell office:value-type="float" office:value="14347.6810143477" calcext:value-type="float">
            <text:p>14347.6810143477</text:p>
          </table:table-cell>
          <table:table-cell table:formula="of:=10^((LOG10(149.3)-LOG10([.C430]))/1.07+LOG10(50))" office:value-type="float" office:value="118.546167209822" calcext:value-type="float">
            <text:p>118.546167209822</text:p>
          </table:table-cell>
          <table:table-cell table:formula="of:=[.E430]-[.$E$54]" office:value-type="float" office:value="64.7573633943894" calcext:value-type="float">
            <text:p>64.7573633943894</text:p>
          </table:table-cell>
          <table:table-cell table:number-columns-repeated="9"/>
        </table:table-row>
        <table:table-row table:style-name="ro1">
          <table:table-cell office:value-type="float" office:value="453.561218261719" calcext:value-type="float">
            <text:p>453.561218261719</text:p>
          </table:table-cell>
          <table:table-cell office:value-type="float" office:value="316.887756347656" calcext:value-type="float">
            <text:p>316.887756347656</text:p>
          </table:table-cell>
          <table:table-cell office:value-type="float" office:value="59.0642395019531" calcext:value-type="float">
            <text:p>59.0642395019531</text:p>
          </table:table-cell>
          <table:table-cell office:value-type="float" office:value="14381.0477143811" calcext:value-type="float">
            <text:p>14381.0477143811</text:p>
          </table:table-cell>
          <table:table-cell table:formula="of:=10^((LOG10(149.3)-LOG10([.C431]))/1.07+LOG10(50))" office:value-type="float" office:value="118.94824359134" calcext:value-type="float">
            <text:p>118.94824359134</text:p>
          </table:table-cell>
          <table:table-cell table:formula="of:=[.E431]-[.$E$54]" office:value-type="float" office:value="65.1594397759082" calcext:value-type="float">
            <text:p>65.1594397759082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16.457275390625" calcext:value-type="float">
            <text:p>316.457275390625</text:p>
          </table:table-cell>
          <table:table-cell office:value-type="float" office:value="59.465763092041" calcext:value-type="float">
            <text:p>59.465763092041</text:p>
          </table:table-cell>
          <table:table-cell office:value-type="float" office:value="14414.4144144144" calcext:value-type="float">
            <text:p>14414.4144144144</text:p>
          </table:table-cell>
          <table:table-cell table:formula="of:=10^((LOG10(149.3)-LOG10([.C432]))/1.07+LOG10(50))" office:value-type="float" office:value="118.197460529159" calcext:value-type="float">
            <text:p>118.197460529159</text:p>
          </table:table-cell>
          <table:table-cell table:formula="of:=[.E432]-[.$E$54]" office:value-type="float" office:value="64.4086567137272" calcext:value-type="float">
            <text:p>64.4086567137272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17.888885498047" calcext:value-type="float">
            <text:p>317.888885498047</text:p>
          </table:table-cell>
          <table:table-cell office:value-type="float" office:value="58.9653587341309" calcext:value-type="float">
            <text:p>58.9653587341309</text:p>
          </table:table-cell>
          <table:table-cell office:value-type="float" office:value="14447.7811144478" calcext:value-type="float">
            <text:p>14447.7811144478</text:p>
          </table:table-cell>
          <table:table-cell table:formula="of:=10^((LOG10(149.3)-LOG10([.C433]))/1.07+LOG10(50))" office:value-type="float" office:value="119.134651928409" calcext:value-type="float">
            <text:p>119.134651928409</text:p>
          </table:table-cell>
          <table:table-cell table:formula="of:=[.E433]-[.$E$54]" office:value-type="float" office:value="65.3458481129772" calcext:value-type="float">
            <text:p>65.3458481129772</text:p>
          </table:table-cell>
          <table:table-cell table:number-columns-repeated="9"/>
        </table:table-row>
        <table:table-row table:style-name="ro1">
          <table:table-cell office:value-type="float" office:value="469.5" calcext:value-type="float">
            <text:p>469.5</text:p>
          </table:table-cell>
          <table:table-cell office:value-type="float" office:value="318" calcext:value-type="float">
            <text:p>318</text:p>
          </table:table-cell>
          <table:table-cell office:value-type="float" office:value="59.2980766296387" calcext:value-type="float">
            <text:p>59.2980766296387</text:p>
          </table:table-cell>
          <table:table-cell office:value-type="float" office:value="14481.1478144811" calcext:value-type="float">
            <text:p>14481.1478144811</text:p>
          </table:table-cell>
          <table:table-cell table:formula="of:=10^((LOG10(149.3)-LOG10([.C434]))/1.07+LOG10(50))" office:value-type="float" office:value="118.509810615333" calcext:value-type="float">
            <text:p>118.509810615333</text:p>
          </table:table-cell>
          <table:table-cell table:formula="of:=[.E434]-[.$E$54]" office:value-type="float" office:value="64.7210067999006" calcext:value-type="float">
            <text:p>64.7210067999006</text:p>
          </table:table-cell>
          <table:table-cell table:number-columns-repeated="9"/>
        </table:table-row>
        <table:table-row table:style-name="ro1">
          <table:table-cell office:value-type="float" office:value="469.5" calcext:value-type="float">
            <text:p>469.5</text:p>
          </table:table-cell>
          <table:table-cell office:value-type="float" office:value="318" calcext:value-type="float">
            <text:p>318</text:p>
          </table:table-cell>
          <table:table-cell office:value-type="float" office:value="59.2980766296387" calcext:value-type="float">
            <text:p>59.2980766296387</text:p>
          </table:table-cell>
          <table:table-cell office:value-type="float" office:value="14514.5145145145" calcext:value-type="float">
            <text:p>14514.5145145145</text:p>
          </table:table-cell>
          <table:table-cell table:formula="of:=10^((LOG10(149.3)-LOG10([.C435]))/1.07+LOG10(50))" office:value-type="float" office:value="118.509810615333" calcext:value-type="float">
            <text:p>118.509810615333</text:p>
          </table:table-cell>
          <table:table-cell table:formula="of:=[.E435]-[.$E$54]" office:value-type="float" office:value="64.7210067999006" calcext:value-type="float">
            <text:p>64.7210067999006</text:p>
          </table:table-cell>
          <table:table-cell table:number-columns-repeated="9"/>
        </table:table-row>
        <table:table-row table:style-name="ro1">
          <table:table-cell office:value-type="float" office:value="473.5" calcext:value-type="float">
            <text:p>473.5</text:p>
          </table:table-cell>
          <table:table-cell office:value-type="float" office:value="319" calcext:value-type="float">
            <text:p>319</text:p>
          </table:table-cell>
          <table:table-cell office:value-type="float" office:value="58.9767913818359" calcext:value-type="float">
            <text:p>58.9767913818359</text:p>
          </table:table-cell>
          <table:table-cell office:value-type="float" office:value="14547.8812145479" calcext:value-type="float">
            <text:p>14547.8812145479</text:p>
          </table:table-cell>
          <table:table-cell table:formula="of:=10^((LOG10(149.3)-LOG10([.C436]))/1.07+LOG10(50))" office:value-type="float" office:value="119.113068384438" calcext:value-type="float">
            <text:p>119.113068384438</text:p>
          </table:table-cell>
          <table:table-cell table:formula="of:=[.E436]-[.$E$54]" office:value-type="float" office:value="65.3242645690058" calcext:value-type="float">
            <text:p>65.3242645690058</text:p>
          </table:table-cell>
          <table:table-cell table:number-columns-repeated="9"/>
        </table:table-row>
        <table:table-row table:style-name="ro1">
          <table:table-cell office:value-type="float" office:value="478.439392089844" calcext:value-type="float">
            <text:p>478.439392089844</text:p>
          </table:table-cell>
          <table:table-cell office:value-type="float" office:value="319.575897216797" calcext:value-type="float">
            <text:p>319.575897216797</text:p>
          </table:table-cell>
          <table:table-cell office:value-type="float" office:value="58.6768798828125" calcext:value-type="float">
            <text:p>58.6768798828125</text:p>
          </table:table-cell>
          <table:table-cell office:value-type="float" office:value="14581.2479145813" calcext:value-type="float">
            <text:p>14581.2479145813</text:p>
          </table:table-cell>
          <table:table-cell table:formula="of:=10^((LOG10(149.3)-LOG10([.C437]))/1.07+LOG10(50))" office:value-type="float" office:value="119.681959636382" calcext:value-type="float">
            <text:p>119.681959636382</text:p>
          </table:table-cell>
          <table:table-cell table:formula="of:=[.E437]-[.$E$54]" office:value-type="float" office:value="65.8931558209499" calcext:value-type="float">
            <text:p>65.8931558209499</text:p>
          </table:table-cell>
          <table:table-cell table:number-columns-repeated="9"/>
        </table:table-row>
        <table:table-row table:style-name="ro1">
          <table:table-cell office:value-type="float" office:value="479.806945800781" calcext:value-type="float">
            <text:p>479.806945800781</text:p>
          </table:table-cell>
          <table:table-cell office:value-type="float" office:value="319.697845458984" calcext:value-type="float">
            <text:p>319.697845458984</text:p>
          </table:table-cell>
          <table:table-cell office:value-type="float" office:value="58.6982650756836" calcext:value-type="float">
            <text:p>58.6982650756836</text:p>
          </table:table-cell>
          <table:table-cell office:value-type="float" office:value="14614.6146146146" calcext:value-type="float">
            <text:p>14614.6146146146</text:p>
          </table:table-cell>
          <table:table-cell table:formula="of:=10^((LOG10(149.3)-LOG10([.C438]))/1.07+LOG10(50))" office:value-type="float" office:value="119.641208662098" calcext:value-type="float">
            <text:p>119.641208662098</text:p>
          </table:table-cell>
          <table:table-cell table:formula="of:=[.E438]-[.$E$54]" office:value-type="float" office:value="65.8524048466659" calcext:value-type="float">
            <text:p>65.8524048466659</text:p>
          </table:table-cell>
          <table:table-cell table:number-columns-repeated="9"/>
        </table:table-row>
        <table:table-row table:style-name="ro1">
          <table:table-cell office:value-type="float" office:value="481.192474365234" calcext:value-type="float">
            <text:p>481.192474365234</text:p>
          </table:table-cell>
          <table:table-cell office:value-type="float" office:value="320.691314697266" calcext:value-type="float">
            <text:p>320.691314697266</text:p>
          </table:table-cell>
          <table:table-cell office:value-type="float" office:value="57.8913803100586" calcext:value-type="float">
            <text:p>57.8913803100586</text:p>
          </table:table-cell>
          <table:table-cell office:value-type="float" office:value="14647.981314648" calcext:value-type="float">
            <text:p>14647.981314648</text:p>
          </table:table-cell>
          <table:table-cell table:formula="of:=10^((LOG10(149.3)-LOG10([.C439]))/1.07+LOG10(50))" office:value-type="float" office:value="121.198957920863" calcext:value-type="float">
            <text:p>121.198957920863</text:p>
          </table:table-cell>
          <table:table-cell table:formula="of:=[.E439]-[.$E$54]" office:value-type="float" office:value="67.4101541054312" calcext:value-type="float">
            <text:p>67.4101541054312</text:p>
          </table:table-cell>
          <table:table-cell table:number-columns-repeated="9"/>
        </table:table-row>
        <table:table-row table:style-name="ro1">
          <table:table-cell office:value-type="float" office:value="481.192474365234" calcext:value-type="float">
            <text:p>481.192474365234</text:p>
          </table:table-cell>
          <table:table-cell office:value-type="float" office:value="320.691314697266" calcext:value-type="float">
            <text:p>320.691314697266</text:p>
          </table:table-cell>
          <table:table-cell office:value-type="float" office:value="57.8913803100586" calcext:value-type="float">
            <text:p>57.8913803100586</text:p>
          </table:table-cell>
          <table:table-cell office:value-type="float" office:value="14681.3480146814" calcext:value-type="float">
            <text:p>14681.3480146814</text:p>
          </table:table-cell>
          <table:table-cell table:formula="of:=10^((LOG10(149.3)-LOG10([.C440]))/1.07+LOG10(50))" office:value-type="float" office:value="121.198957920863" calcext:value-type="float">
            <text:p>121.198957920863</text:p>
          </table:table-cell>
          <table:table-cell table:formula="of:=[.E440]-[.$E$54]" office:value-type="float" office:value="67.4101541054312" calcext:value-type="float">
            <text:p>67.4101541054312</text:p>
          </table:table-cell>
          <table:table-cell table:number-columns-repeated="9"/>
        </table:table-row>
        <table:table-row table:style-name="ro1">
          <table:table-cell office:value-type="float" office:value="484.726409912109" calcext:value-type="float">
            <text:p>484.726409912109</text:p>
          </table:table-cell>
          <table:table-cell office:value-type="float" office:value="319.098480224609" calcext:value-type="float">
            <text:p>319.098480224609</text:p>
          </table:table-cell>
          <table:table-cell office:value-type="float" office:value="59.5444984436035" calcext:value-type="float">
            <text:p>59.5444984436035</text:p>
          </table:table-cell>
          <table:table-cell office:value-type="float" office:value="14714.7147147147" calcext:value-type="float">
            <text:p>14714.7147147147</text:p>
          </table:table-cell>
          <table:table-cell table:formula="of:=10^((LOG10(149.3)-LOG10([.C441]))/1.07+LOG10(50))" office:value-type="float" office:value="118.051387077872" calcext:value-type="float">
            <text:p>118.051387077872</text:p>
          </table:table-cell>
          <table:table-cell table:formula="of:=[.E441]-[.$E$54]" office:value-type="float" office:value="64.2625832624395" calcext:value-type="float">
            <text:p>64.2625832624395</text:p>
          </table:table-cell>
          <table:table-cell table:number-columns-repeated="9"/>
        </table:table-row>
        <table:table-row table:style-name="ro1">
          <table:table-cell office:value-type="float" office:value="490.176452636719" calcext:value-type="float">
            <text:p>490.176452636719</text:p>
          </table:table-cell>
          <table:table-cell office:value-type="float" office:value="320.107666015625" calcext:value-type="float">
            <text:p>320.107666015625</text:p>
          </table:table-cell>
          <table:table-cell office:value-type="float" office:value="58.6320762634277" calcext:value-type="float">
            <text:p>58.6320762634277</text:p>
          </table:table-cell>
          <table:table-cell office:value-type="float" office:value="14748.0814147481" calcext:value-type="float">
            <text:p>14748.0814147481</text:p>
          </table:table-cell>
          <table:table-cell table:formula="of:=10^((LOG10(149.3)-LOG10([.C442]))/1.07+LOG10(50))" office:value-type="float" office:value="119.767429278778" calcext:value-type="float">
            <text:p>119.767429278778</text:p>
          </table:table-cell>
          <table:table-cell table:formula="of:=[.E442]-[.$E$54]" office:value-type="float" office:value="65.9786254633461" calcext:value-type="float">
            <text:p>65.9786254633461</text:p>
          </table:table-cell>
          <table:table-cell table:number-columns-repeated="9"/>
        </table:table-row>
        <table:table-row table:style-name="ro1">
          <table:table-cell office:value-type="float" office:value="495.863677978516" calcext:value-type="float">
            <text:p>495.863677978516</text:p>
          </table:table-cell>
          <table:table-cell office:value-type="float" office:value="321.860382080078" calcext:value-type="float">
            <text:p>321.860382080078</text:p>
          </table:table-cell>
          <table:table-cell office:value-type="float" office:value="57.0107078552246" calcext:value-type="float">
            <text:p>57.0107078552246</text:p>
          </table:table-cell>
          <table:table-cell office:value-type="float" office:value="14781.4481147815" calcext:value-type="float">
            <text:p>14781.4481147815</text:p>
          </table:table-cell>
          <table:table-cell table:formula="of:=10^((LOG10(149.3)-LOG10([.C443]))/1.07+LOG10(50))" office:value-type="float" office:value="122.947816862176" calcext:value-type="float">
            <text:p>122.947816862176</text:p>
          </table:table-cell>
          <table:table-cell table:formula="of:=[.E443]-[.$E$54]" office:value-type="float" office:value="69.1590130467438" calcext:value-type="float">
            <text:p>69.1590130467438</text:p>
          </table:table-cell>
          <table:table-cell table:number-columns-repeated="9"/>
        </table:table-row>
        <table:table-row table:style-name="ro1">
          <table:table-cell office:value-type="float" office:value="500.83447265625" calcext:value-type="float">
            <text:p>500.83447265625</text:p>
          </table:table-cell>
          <table:table-cell office:value-type="float" office:value="321.951751708984" calcext:value-type="float">
            <text:p>321.951751708984</text:p>
          </table:table-cell>
          <table:table-cell office:value-type="float" office:value="56.9930229187012" calcext:value-type="float">
            <text:p>56.9930229187012</text:p>
          </table:table-cell>
          <table:table-cell office:value-type="float" office:value="14814.8148148148" calcext:value-type="float">
            <text:p>14814.8148148148</text:p>
          </table:table-cell>
          <table:table-cell table:formula="of:=10^((LOG10(149.3)-LOG10([.C444]))/1.07+LOG10(50))" office:value-type="float" office:value="122.983471370257" calcext:value-type="float">
            <text:p>122.983471370257</text:p>
          </table:table-cell>
          <table:table-cell table:formula="of:=[.E444]-[.$E$54]" office:value-type="float" office:value="69.1946675548244" calcext:value-type="float">
            <text:p>69.1946675548244</text:p>
          </table:table-cell>
          <table:table-cell table:number-columns-repeated="9"/>
        </table:table-row>
        <table:table-row table:style-name="ro1">
          <table:table-cell office:value-type="float" office:value="500.915222167969" calcext:value-type="float">
            <text:p>500.915222167969</text:p>
          </table:table-cell>
          <table:table-cell office:value-type="float" office:value="322.462982177734" calcext:value-type="float">
            <text:p>322.462982177734</text:p>
          </table:table-cell>
          <table:table-cell office:value-type="float" office:value="56.5472831726074" calcext:value-type="float">
            <text:p>56.5472831726074</text:p>
          </table:table-cell>
          <table:table-cell office:value-type="float" office:value="14848.1815148482" calcext:value-type="float">
            <text:p>14848.1815148482</text:p>
          </table:table-cell>
          <table:table-cell table:formula="of:=10^((LOG10(149.3)-LOG10([.C445]))/1.07+LOG10(50))" office:value-type="float" office:value="123.889247571232" calcext:value-type="float">
            <text:p>123.889247571232</text:p>
          </table:table-cell>
          <table:table-cell table:formula="of:=[.E445]-[.$E$54]" office:value-type="float" office:value="70.1004437557999" calcext:value-type="float">
            <text:p>70.1004437557999</text:p>
          </table:table-cell>
          <table:table-cell table:number-columns-repeated="9"/>
        </table:table-row>
        <table:table-row table:style-name="ro1">
          <table:table-cell office:value-type="float" office:value="505.492584228516" calcext:value-type="float">
            <text:p>505.492584228516</text:p>
          </table:table-cell>
          <table:table-cell office:value-type="float" office:value="322.002593994141" calcext:value-type="float">
            <text:p>322.002593994141</text:p>
          </table:table-cell>
          <table:table-cell office:value-type="float" office:value="57.0578193664551" calcext:value-type="float">
            <text:p>57.0578193664551</text:p>
          </table:table-cell>
          <table:table-cell office:value-type="float" office:value="14881.5482148815" calcext:value-type="float">
            <text:p>14881.5482148815</text:p>
          </table:table-cell>
          <table:table-cell table:formula="of:=10^((LOG10(149.3)-LOG10([.C446]))/1.07+LOG10(50))" office:value-type="float" office:value="122.852939928015" calcext:value-type="float">
            <text:p>122.852939928015</text:p>
          </table:table-cell>
          <table:table-cell table:formula="of:=[.E446]-[.$E$54]" office:value-type="float" office:value="69.064136112583" calcext:value-type="float">
            <text:p>69.064136112583</text:p>
          </table:table-cell>
          <table:table-cell table:number-columns-repeated="9"/>
        </table:table-row>
        <table:table-row table:style-name="ro1">
          <table:table-cell office:value-type="float" office:value="508.477844238281" calcext:value-type="float">
            <text:p>508.477844238281</text:p>
          </table:table-cell>
          <table:table-cell office:value-type="float" office:value="323.919067382812" calcext:value-type="float">
            <text:p>323.919067382812</text:p>
          </table:table-cell>
          <table:table-cell office:value-type="float" office:value="56.9750213623047" calcext:value-type="float">
            <text:p>56.9750213623047</text:p>
          </table:table-cell>
          <table:table-cell office:value-type="float" office:value="14914.9149149149" calcext:value-type="float">
            <text:p>14914.9149149149</text:p>
          </table:table-cell>
          <table:table-cell table:formula="of:=10^((LOG10(149.3)-LOG10([.C447]))/1.07+LOG10(50))" office:value-type="float" office:value="123.019786202351" calcext:value-type="float">
            <text:p>123.019786202351</text:p>
          </table:table-cell>
          <table:table-cell table:formula="of:=[.E447]-[.$E$54]" office:value-type="float" office:value="69.2309823869183" calcext:value-type="float">
            <text:p>69.2309823869183</text:p>
          </table:table-cell>
          <table:table-cell table:number-columns-repeated="9"/>
        </table:table-row>
        <table:table-row table:style-name="ro1">
          <table:table-cell office:value-type="float" office:value="512.346557617188" calcext:value-type="float">
            <text:p>512.346557617188</text:p>
          </table:table-cell>
          <table:table-cell office:value-type="float" office:value="324.283386230469" calcext:value-type="float">
            <text:p>324.283386230469</text:p>
          </table:table-cell>
          <table:table-cell office:value-type="float" office:value="57.3449058532715" calcext:value-type="float">
            <text:p>57.3449058532715</text:p>
          </table:table-cell>
          <table:table-cell office:value-type="float" office:value="14948.2816149483" calcext:value-type="float">
            <text:p>14948.2816149483</text:p>
          </table:table-cell>
          <table:table-cell table:formula="of:=10^((LOG10(149.3)-LOG10([.C448]))/1.07+LOG10(50))" office:value-type="float" office:value="122.278041762498" calcext:value-type="float">
            <text:p>122.278041762498</text:p>
          </table:table-cell>
          <table:table-cell table:formula="of:=[.E448]-[.$E$54]" office:value-type="float" office:value="68.4892379470652" calcext:value-type="float">
            <text:p>68.4892379470652</text:p>
          </table:table-cell>
          <table:table-cell table:number-columns-repeated="9"/>
        </table:table-row>
        <table:table-row table:style-name="ro1">
          <table:table-cell office:value-type="float" office:value="517.131042480469" calcext:value-type="float">
            <text:p>517.131042480469</text:p>
          </table:table-cell>
          <table:table-cell office:value-type="float" office:value="323.793090820313" calcext:value-type="float">
            <text:p>323.793090820313</text:p>
          </table:table-cell>
          <table:table-cell office:value-type="float" office:value="56.8239326477051" calcext:value-type="float">
            <text:p>56.8239326477051</text:p>
          </table:table-cell>
          <table:table-cell office:value-type="float" office:value="14981.6483149816" calcext:value-type="float">
            <text:p>14981.6483149816</text:p>
          </table:table-cell>
          <table:table-cell table:formula="of:=10^((LOG10(149.3)-LOG10([.C449]))/1.07+LOG10(50))" office:value-type="float" office:value="123.325457169998" calcext:value-type="float">
            <text:p>123.325457169998</text:p>
          </table:table-cell>
          <table:table-cell table:formula="of:=[.E449]-[.$E$54]" office:value-type="float" office:value="69.5366533545653" calcext:value-type="float">
            <text:p>69.5366533545653</text:p>
          </table:table-cell>
          <table:table-cell table:number-columns-repeated="9"/>
        </table:table-row>
        <table:table-row table:style-name="ro1">
          <table:table-cell office:value-type="float" office:value="517.131042480469" calcext:value-type="float">
            <text:p>517.131042480469</text:p>
          </table:table-cell>
          <table:table-cell office:value-type="float" office:value="323.793090820313" calcext:value-type="float">
            <text:p>323.793090820313</text:p>
          </table:table-cell>
          <table:table-cell office:value-type="float" office:value="56.8239326477051" calcext:value-type="float">
            <text:p>56.8239326477051</text:p>
          </table:table-cell>
          <table:table-cell office:value-type="float" office:value="15015.015015015" calcext:value-type="float">
            <text:p>15015.015015015</text:p>
          </table:table-cell>
          <table:table-cell table:formula="of:=10^((LOG10(149.3)-LOG10([.C450]))/1.07+LOG10(50))" office:value-type="float" office:value="123.325457169998" calcext:value-type="float">
            <text:p>123.325457169998</text:p>
          </table:table-cell>
          <table:table-cell table:formula="of:=[.E450]-[.$E$54]" office:value-type="float" office:value="69.5366533545653" calcext:value-type="float">
            <text:p>69.5366533545653</text:p>
          </table:table-cell>
          <table:table-cell table:number-columns-repeated="9"/>
        </table:table-row>
        <table:table-row table:style-name="ro1">
          <table:table-cell office:value-type="float" office:value="520.840881347656" calcext:value-type="float">
            <text:p>520.840881347656</text:p>
          </table:table-cell>
          <table:table-cell office:value-type="float" office:value="325.754150390625" calcext:value-type="float">
            <text:p>325.754150390625</text:p>
          </table:table-cell>
          <table:table-cell office:value-type="float" office:value="56.8840713500977" calcext:value-type="float">
            <text:p>56.8840713500977</text:p>
          </table:table-cell>
          <table:table-cell office:value-type="float" office:value="15048.3817150484" calcext:value-type="float">
            <text:p>15048.3817150484</text:p>
          </table:table-cell>
          <table:table-cell table:formula="of:=10^((LOG10(149.3)-LOG10([.C451]))/1.07+LOG10(50))" office:value-type="float" office:value="123.203601045679" calcext:value-type="float">
            <text:p>123.203601045679</text:p>
          </table:table-cell>
          <table:table-cell table:formula="of:=[.E451]-[.$E$54]" office:value-type="float" office:value="69.4147972302471" calcext:value-type="float">
            <text:p>69.4147972302471</text:p>
          </table:table-cell>
          <table:table-cell table:number-columns-repeated="9"/>
        </table:table-row>
        <table:table-row table:style-name="ro1">
          <table:table-cell office:value-type="float" office:value="526.997802734375" calcext:value-type="float">
            <text:p>526.997802734375</text:p>
          </table:table-cell>
          <table:table-cell office:value-type="float" office:value="324.028228759766" calcext:value-type="float">
            <text:p>324.028228759766</text:p>
          </table:table-cell>
          <table:table-cell office:value-type="float" office:value="56.06396484375" calcext:value-type="float">
            <text:p>56.06396484375</text:p>
          </table:table-cell>
          <table:table-cell office:value-type="float" office:value="15081.7484150818" calcext:value-type="float">
            <text:p>15081.7484150818</text:p>
          </table:table-cell>
          <table:table-cell table:formula="of:=10^((LOG10(149.3)-LOG10([.C452]))/1.07+LOG10(50))" office:value-type="float" office:value="124.887124965709" calcext:value-type="float">
            <text:p>124.887124965709</text:p>
          </table:table-cell>
          <table:table-cell table:formula="of:=[.E452]-[.$E$54]" office:value-type="float" office:value="71.0983211502767" calcext:value-type="float">
            <text:p>71.0983211502767</text:p>
          </table:table-cell>
          <table:table-cell table:number-columns-repeated="9"/>
        </table:table-row>
        <table:table-row table:style-name="ro1">
          <table:table-cell office:value-type="float" office:value="530.224426269531" calcext:value-type="float">
            <text:p>530.224426269531</text:p>
          </table:table-cell>
          <table:table-cell office:value-type="float" office:value="326.134643554687" calcext:value-type="float">
            <text:p>326.134643554687</text:p>
          </table:table-cell>
          <table:table-cell office:value-type="float" office:value="56.2033195495606" calcext:value-type="float">
            <text:p>56.2033195495606</text:p>
          </table:table-cell>
          <table:table-cell office:value-type="float" office:value="15115.1151151151" calcext:value-type="float">
            <text:p>15115.1151151151</text:p>
          </table:table-cell>
          <table:table-cell table:formula="of:=10^((LOG10(149.3)-LOG10([.C453]))/1.07+LOG10(50))" office:value-type="float" office:value="124.59770478221" calcext:value-type="float">
            <text:p>124.59770478221</text:p>
          </table:table-cell>
          <table:table-cell table:formula="of:=[.E453]-[.$E$54]" office:value-type="float" office:value="70.8089009667774" calcext:value-type="float">
            <text:p>70.8089009667774</text:p>
          </table:table-cell>
          <table:table-cell table:number-columns-repeated="9"/>
        </table:table-row>
        <table:table-row table:style-name="ro1">
          <table:table-cell office:value-type="float" office:value="533.724792480469" calcext:value-type="float">
            <text:p>533.724792480469</text:p>
          </table:table-cell>
          <table:table-cell office:value-type="float" office:value="327.005096435547" calcext:value-type="float">
            <text:p>327.005096435547</text:p>
          </table:table-cell>
          <table:table-cell office:value-type="float" office:value="57.0194473266602" calcext:value-type="float">
            <text:p>57.0194473266602</text:p>
          </table:table-cell>
          <table:table-cell office:value-type="float" office:value="15148.4818151485" calcext:value-type="float">
            <text:p>15148.4818151485</text:p>
          </table:table-cell>
          <table:table-cell table:formula="of:=10^((LOG10(149.3)-LOG10([.C454]))/1.07+LOG10(50))" office:value-type="float" office:value="122.930205157875" calcext:value-type="float">
            <text:p>122.930205157875</text:p>
          </table:table-cell>
          <table:table-cell table:formula="of:=[.E454]-[.$E$54]" office:value-type="float" office:value="69.1414013424432" calcext:value-type="float">
            <text:p>69.1414013424432</text:p>
          </table:table-cell>
          <table:table-cell table:number-columns-repeated="9"/>
        </table:table-row>
        <table:table-row table:style-name="ro1">
          <table:table-cell office:value-type="float" office:value="533.719177246094" calcext:value-type="float">
            <text:p>533.719177246094</text:p>
          </table:table-cell>
          <table:table-cell office:value-type="float" office:value="326.945129394531" calcext:value-type="float">
            <text:p>326.945129394531</text:p>
          </table:table-cell>
          <table:table-cell office:value-type="float" office:value="57.0396614074707" calcext:value-type="float">
            <text:p>57.0396614074707</text:p>
          </table:table-cell>
          <table:table-cell office:value-type="float" office:value="15181.8485151819" calcext:value-type="float">
            <text:p>15181.8485151819</text:p>
          </table:table-cell>
          <table:table-cell table:formula="of:=10^((LOG10(149.3)-LOG10([.C455]))/1.07+LOG10(50))" office:value-type="float" office:value="122.889489925066" calcext:value-type="float">
            <text:p>122.889489925066</text:p>
          </table:table-cell>
          <table:table-cell table:formula="of:=[.E455]-[.$E$54]" office:value-type="float" office:value="69.1006861096335" calcext:value-type="float">
            <text:p>69.1006861096335</text:p>
          </table:table-cell>
          <table:table-cell table:number-columns-repeated="9"/>
        </table:table-row>
        <table:table-row table:style-name="ro1">
          <table:table-cell office:value-type="float" office:value="541.427551269531" calcext:value-type="float">
            <text:p>541.427551269531</text:p>
          </table:table-cell>
          <table:table-cell office:value-type="float" office:value="324.073150634766" calcext:value-type="float">
            <text:p>324.073150634766</text:p>
          </table:table-cell>
          <table:table-cell office:value-type="float" office:value="55.7505874633789" calcext:value-type="float">
            <text:p>55.7505874633789</text:p>
          </table:table-cell>
          <table:table-cell office:value-type="float" office:value="15215.2152152152" calcext:value-type="float">
            <text:p>15215.2152152152</text:p>
          </table:table-cell>
          <table:table-cell table:formula="of:=10^((LOG10(149.3)-LOG10([.C456]))/1.07+LOG10(50))" office:value-type="float" office:value="125.543077459247" calcext:value-type="float">
            <text:p>125.543077459247</text:p>
          </table:table-cell>
          <table:table-cell table:formula="of:=[.E456]-[.$E$54]" office:value-type="float" office:value="71.7542736438152" calcext:value-type="float">
            <text:p>71.7542736438152</text:p>
          </table:table-cell>
          <table:table-cell table:number-columns-repeated="9"/>
        </table:table-row>
        <table:table-row table:style-name="ro1">
          <table:table-cell office:value-type="float" office:value="548.470458984375" calcext:value-type="float">
            <text:p>548.470458984375</text:p>
          </table:table-cell>
          <table:table-cell office:value-type="float" office:value="326.028198242187" calcext:value-type="float">
            <text:p>326.028198242187</text:p>
          </table:table-cell>
          <table:table-cell office:value-type="float" office:value="52.3151016235352" calcext:value-type="float">
            <text:p>52.3151016235352</text:p>
          </table:table-cell>
          <table:table-cell office:value-type="float" office:value="15248.5819152486" calcext:value-type="float">
            <text:p>15248.5819152486</text:p>
          </table:table-cell>
          <table:table-cell table:formula="of:=10^((LOG10(149.3)-LOG10([.C457]))/1.07+LOG10(50))" office:value-type="float" office:value="133.231854768811" calcext:value-type="float">
            <text:p>133.231854768811</text:p>
          </table:table-cell>
          <table:table-cell table:formula="of:=[.E457]-[.$E$54]" office:value-type="float" office:value="79.4430509533789" calcext:value-type="float">
            <text:p>79.4430509533789</text:p>
          </table:table-cell>
          <table:table-cell table:number-columns-repeated="9"/>
        </table:table-row>
        <table:table-row table:style-name="ro1">
          <table:table-cell office:value-type="float" office:value="553.065673828125" calcext:value-type="float">
            <text:p>553.065673828125</text:p>
          </table:table-cell>
          <table:table-cell office:value-type="float" office:value="326.058380126953" calcext:value-type="float">
            <text:p>326.058380126953</text:p>
          </table:table-cell>
          <table:table-cell office:value-type="float" office:value="52.4107055664063" calcext:value-type="float">
            <text:p>52.4107055664063</text:p>
          </table:table-cell>
          <table:table-cell office:value-type="float" office:value="15281.948615282" calcext:value-type="float">
            <text:p>15281.948615282</text:p>
          </table:table-cell>
          <table:table-cell table:formula="of:=10^((LOG10(149.3)-LOG10([.C458]))/1.07+LOG10(50))" office:value-type="float" office:value="133.004708282583" calcext:value-type="float">
            <text:p>133.004708282583</text:p>
          </table:table-cell>
          <table:table-cell table:formula="of:=[.E458]-[.$E$54]" office:value-type="float" office:value="79.2159044671507" calcext:value-type="float">
            <text:p>79.2159044671507</text:p>
          </table:table-cell>
          <table:table-cell table:number-columns-repeated="9"/>
        </table:table-row>
        <table:table-row table:style-name="ro1">
          <table:table-cell office:value-type="float" office:value="556.915649414063" calcext:value-type="float">
            <text:p>556.915649414063</text:p>
          </table:table-cell>
          <table:table-cell office:value-type="float" office:value="325.846282958984" calcext:value-type="float">
            <text:p>325.846282958984</text:p>
          </table:table-cell>
          <table:table-cell office:value-type="float" office:value="52.1827964782715" calcext:value-type="float">
            <text:p>52.1827964782715</text:p>
          </table:table-cell>
          <table:table-cell office:value-type="float" office:value="15315.3153153153" calcext:value-type="float">
            <text:p>15315.3153153153</text:p>
          </table:table-cell>
          <table:table-cell table:formula="of:=10^((LOG10(149.3)-LOG10([.C459]))/1.07+LOG10(50))" office:value-type="float" office:value="133.54752795515" calcext:value-type="float">
            <text:p>133.54752795515</text:p>
          </table:table-cell>
          <table:table-cell table:formula="of:=[.E459]-[.$E$54]" office:value-type="float" office:value="79.7587241397173" calcext:value-type="float">
            <text:p>79.7587241397173</text:p>
          </table:table-cell>
          <table:table-cell table:number-columns-repeated="9"/>
        </table:table-row>
        <table:table-row table:style-name="ro1">
          <table:table-cell office:value-type="float" office:value="556.915649414063" calcext:value-type="float">
            <text:p>556.915649414063</text:p>
          </table:table-cell>
          <table:table-cell office:value-type="float" office:value="325.846282958984" calcext:value-type="float">
            <text:p>325.846282958984</text:p>
          </table:table-cell>
          <table:table-cell office:value-type="float" office:value="52.1827964782715" calcext:value-type="float">
            <text:p>52.1827964782715</text:p>
          </table:table-cell>
          <table:table-cell office:value-type="float" office:value="15348.6820153487" calcext:value-type="float">
            <text:p>15348.6820153487</text:p>
          </table:table-cell>
          <table:table-cell table:formula="of:=10^((LOG10(149.3)-LOG10([.C460]))/1.07+LOG10(50))" office:value-type="float" office:value="133.54752795515" calcext:value-type="float">
            <text:p>133.54752795515</text:p>
          </table:table-cell>
          <table:table-cell table:formula="of:=[.E460]-[.$E$54]" office:value-type="float" office:value="79.7587241397173" calcext:value-type="float">
            <text:p>79.7587241397173</text:p>
          </table:table-cell>
          <table:table-cell table:number-columns-repeated="9"/>
        </table:table-row>
        <table:table-row table:style-name="ro1">
          <table:table-cell office:value-type="float" office:value="561.298461914063" calcext:value-type="float">
            <text:p>561.298461914063</text:p>
          </table:table-cell>
          <table:table-cell office:value-type="float" office:value="325.616760253906" calcext:value-type="float">
            <text:p>325.616760253906</text:p>
          </table:table-cell>
          <table:table-cell office:value-type="float" office:value="52.1303215026856" calcext:value-type="float">
            <text:p>52.1303215026856</text:p>
          </table:table-cell>
          <table:table-cell office:value-type="float" office:value="15382.0487153821" calcext:value-type="float">
            <text:p>15382.0487153821</text:p>
          </table:table-cell>
          <table:table-cell table:formula="of:=10^((LOG10(149.3)-LOG10([.C461]))/1.07+LOG10(50))" office:value-type="float" office:value="133.673159766834" calcext:value-type="float">
            <text:p>133.673159766834</text:p>
          </table:table-cell>
          <table:table-cell table:formula="of:=[.E461]-[.$E$54]" office:value-type="float" office:value="79.8843559514013" calcext:value-type="float">
            <text:p>79.8843559514013</text:p>
          </table:table-cell>
          <table:table-cell table:number-columns-repeated="9"/>
        </table:table-row>
        <table:table-row table:style-name="ro1">
          <table:table-cell office:value-type="float" office:value="564.75" calcext:value-type="float">
            <text:p>564.75</text:p>
          </table:table-cell>
          <table:table-cell office:value-type="float" office:value="325.625" calcext:value-type="float">
            <text:p>325.625</text:p>
          </table:table-cell>
          <table:table-cell office:value-type="float" office:value="52.0645141601563" calcext:value-type="float">
            <text:p>52.0645141601563</text:p>
          </table:table-cell>
          <table:table-cell office:value-type="float" office:value="15415.4154154154" calcext:value-type="float">
            <text:p>15415.4154154154</text:p>
          </table:table-cell>
          <table:table-cell table:formula="of:=10^((LOG10(149.3)-LOG10([.C462]))/1.07+LOG10(50))" office:value-type="float" office:value="133.831057182345" calcext:value-type="float">
            <text:p>133.831057182345</text:p>
          </table:table-cell>
          <table:table-cell table:formula="of:=[.E462]-[.$E$54]" office:value-type="float" office:value="80.0422533669126" calcext:value-type="float">
            <text:p>80.0422533669126</text:p>
          </table:table-cell>
          <table:table-cell table:number-columns-repeated="9"/>
        </table:table-row>
        <table:table-row table:style-name="ro1">
          <table:table-cell office:value-type="float" office:value="567.73583984375" calcext:value-type="float">
            <text:p>567.73583984375</text:p>
          </table:table-cell>
          <table:table-cell office:value-type="float" office:value="326.160369873047" calcext:value-type="float">
            <text:p>326.160369873047</text:p>
          </table:table-cell>
          <table:table-cell office:value-type="float" office:value="51.9009742736816" calcext:value-type="float">
            <text:p>51.9009742736816</text:p>
          </table:table-cell>
          <table:table-cell office:value-type="float" office:value="15448.7821154488" calcext:value-type="float">
            <text:p>15448.7821154488</text:p>
          </table:table-cell>
          <table:table-cell table:formula="of:=10^((LOG10(149.3)-LOG10([.C463]))/1.07+LOG10(50))" office:value-type="float" office:value="134.225130107339" calcext:value-type="float">
            <text:p>134.225130107339</text:p>
          </table:table-cell>
          <table:table-cell table:formula="of:=[.E463]-[.$E$54]" office:value-type="float" office:value="80.4363262919065" calcext:value-type="float">
            <text:p>80.4363262919065</text:p>
          </table:table-cell>
          <table:table-cell table:number-columns-repeated="9"/>
        </table:table-row>
        <table:table-row table:style-name="ro1">
          <table:table-cell office:value-type="float" office:value="570.408874511719" calcext:value-type="float">
            <text:p>570.408874511719</text:p>
          </table:table-cell>
          <table:table-cell office:value-type="float" office:value="326.281524658203" calcext:value-type="float">
            <text:p>326.281524658203</text:p>
          </table:table-cell>
          <table:table-cell office:value-type="float" office:value="51.9664611816406" calcext:value-type="float">
            <text:p>51.9664611816406</text:p>
          </table:table-cell>
          <table:table-cell office:value-type="float" office:value="15482.1488154822" calcext:value-type="float">
            <text:p>15482.1488154822</text:p>
          </table:table-cell>
          <table:table-cell table:formula="of:=10^((LOG10(149.3)-LOG10([.C464]))/1.07+LOG10(50))" office:value-type="float" office:value="134.06704196088" calcext:value-type="float">
            <text:p>134.06704196088</text:p>
          </table:table-cell>
          <table:table-cell table:formula="of:=[.E464]-[.$E$54]" office:value-type="float" office:value="80.2782381454474" calcext:value-type="float">
            <text:p>80.2782381454474</text:p>
          </table:table-cell>
          <table:table-cell table:number-columns-repeated="9"/>
        </table:table-row>
        <table:table-row table:style-name="ro1">
          <table:table-cell office:value-type="float" office:value="570.408874511719" calcext:value-type="float">
            <text:p>570.408874511719</text:p>
          </table:table-cell>
          <table:table-cell office:value-type="float" office:value="326.281524658203" calcext:value-type="float">
            <text:p>326.281524658203</text:p>
          </table:table-cell>
          <table:table-cell office:value-type="float" office:value="51.9664611816406" calcext:value-type="float">
            <text:p>51.9664611816406</text:p>
          </table:table-cell>
          <table:table-cell office:value-type="float" office:value="15515.5155155155" calcext:value-type="float">
            <text:p>15515.5155155155</text:p>
          </table:table-cell>
          <table:table-cell table:formula="of:=10^((LOG10(149.3)-LOG10([.C465]))/1.07+LOG10(50))" office:value-type="float" office:value="134.06704196088" calcext:value-type="float">
            <text:p>134.06704196088</text:p>
          </table:table-cell>
          <table:table-cell table:formula="of:=[.E465]-[.$E$54]" office:value-type="float" office:value="80.2782381454474" calcext:value-type="float">
            <text:p>80.2782381454474</text:p>
          </table:table-cell>
          <table:table-cell table:number-columns-repeated="9"/>
        </table:table-row>
        <table:table-row table:style-name="ro1">
          <table:table-cell office:value-type="float" office:value="572.559936523438" calcext:value-type="float">
            <text:p>572.559936523438</text:p>
          </table:table-cell>
          <table:table-cell office:value-type="float" office:value="327.350891113281" calcext:value-type="float">
            <text:p>327.350891113281</text:p>
          </table:table-cell>
          <table:table-cell office:value-type="float" office:value="52.2736778259277" calcext:value-type="float">
            <text:p>52.2736778259277</text:p>
          </table:table-cell>
          <table:table-cell office:value-type="float" office:value="15548.8822155489" calcext:value-type="float">
            <text:p>15548.8822155489</text:p>
          </table:table-cell>
          <table:table-cell table:formula="of:=10^((LOG10(149.3)-LOG10([.C466]))/1.07+LOG10(50))" office:value-type="float" office:value="133.330523580128" calcext:value-type="float">
            <text:p>133.330523580128</text:p>
          </table:table-cell>
          <table:table-cell table:formula="of:=[.E466]-[.$E$54]" office:value-type="float" office:value="79.5417197646961" calcext:value-type="float">
            <text:p>79.5417197646961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27" calcext:value-type="float">
            <text:p>327</text:p>
          </table:table-cell>
          <table:table-cell office:value-type="float" office:value="52.9245719909668" calcext:value-type="float">
            <text:p>52.9245719909668</text:p>
          </table:table-cell>
          <table:table-cell office:value-type="float" office:value="15582.2489155823" calcext:value-type="float">
            <text:p>15582.2489155823</text:p>
          </table:table-cell>
          <table:table-cell table:formula="of:=10^((LOG10(149.3)-LOG10([.C467]))/1.07+LOG10(50))" office:value-type="float" office:value="131.797410197074" calcext:value-type="float">
            <text:p>131.797410197074</text:p>
          </table:table-cell>
          <table:table-cell table:formula="of:=[.E467]-[.$E$54]" office:value-type="float" office:value="78.0086063816417" calcext:value-type="float">
            <text:p>78.0086063816417</text:p>
          </table:table-cell>
          <table:table-cell table:number-columns-repeated="9"/>
        </table:table-row>
        <table:table-row table:style-name="ro1">
          <table:table-cell office:value-type="float" office:value="576.5" calcext:value-type="float">
            <text:p>576.5</text:p>
          </table:table-cell>
          <table:table-cell office:value-type="float" office:value="326.5" calcext:value-type="float">
            <text:p>326.5</text:p>
          </table:table-cell>
          <table:table-cell office:value-type="float" office:value="52.6546325683594" calcext:value-type="float">
            <text:p>52.6546325683594</text:p>
          </table:table-cell>
          <table:table-cell office:value-type="float" office:value="15615.6156156156" calcext:value-type="float">
            <text:p>15615.6156156156</text:p>
          </table:table-cell>
          <table:table-cell table:formula="of:=10^((LOG10(149.3)-LOG10([.C468]))/1.07+LOG10(50))" office:value-type="float" office:value="132.428774647757" calcext:value-type="float">
            <text:p>132.428774647757</text:p>
          </table:table-cell>
          <table:table-cell table:formula="of:=[.E468]-[.$E$54]" office:value-type="float" office:value="78.639970832325" calcext:value-type="float">
            <text:p>78.639970832325</text:p>
          </table:table-cell>
          <table:table-cell table:number-columns-repeated="9"/>
        </table:table-row>
        <table:table-row table:style-name="ro1">
          <table:table-cell office:value-type="float" office:value="576.5" calcext:value-type="float">
            <text:p>576.5</text:p>
          </table:table-cell>
          <table:table-cell office:value-type="float" office:value="326.5" calcext:value-type="float">
            <text:p>326.5</text:p>
          </table:table-cell>
          <table:table-cell office:value-type="float" office:value="52.6546325683594" calcext:value-type="float">
            <text:p>52.6546325683594</text:p>
          </table:table-cell>
          <table:table-cell office:value-type="float" office:value="15648.982315649" calcext:value-type="float">
            <text:p>15648.982315649</text:p>
          </table:table-cell>
          <table:table-cell table:formula="of:=10^((LOG10(149.3)-LOG10([.C469]))/1.07+LOG10(50))" office:value-type="float" office:value="132.428774647757" calcext:value-type="float">
            <text:p>132.428774647757</text:p>
          </table:table-cell>
          <table:table-cell table:formula="of:=[.E469]-[.$E$54]" office:value-type="float" office:value="78.639970832325" calcext:value-type="float">
            <text:p>78.639970832325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27" calcext:value-type="float">
            <text:p>327</text:p>
          </table:table-cell>
          <table:table-cell office:value-type="float" office:value="53.3105125427246" calcext:value-type="float">
            <text:p>53.3105125427246</text:p>
          </table:table-cell>
          <table:table-cell office:value-type="float" office:value="15682.3490156824" calcext:value-type="float">
            <text:p>15682.3490156824</text:p>
          </table:table-cell>
          <table:table-cell table:formula="of:=10^((LOG10(149.3)-LOG10([.C470]))/1.07+LOG10(50))" office:value-type="float" office:value="130.905474078725" calcext:value-type="float">
            <text:p>130.905474078725</text:p>
          </table:table-cell>
          <table:table-cell table:formula="of:=[.E470]-[.$E$54]" office:value-type="float" office:value="77.1166702632923" calcext:value-type="float">
            <text:p>77.1166702632923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28" calcext:value-type="float">
            <text:p>328</text:p>
          </table:table-cell>
          <table:table-cell office:value-type="float" office:value="52.9245719909668" calcext:value-type="float">
            <text:p>52.9245719909668</text:p>
          </table:table-cell>
          <table:table-cell office:value-type="float" office:value="15715.7157157157" calcext:value-type="float">
            <text:p>15715.7157157157</text:p>
          </table:table-cell>
          <table:table-cell table:formula="of:=10^((LOG10(149.3)-LOG10([.C471]))/1.07+LOG10(50))" office:value-type="float" office:value="131.797410197074" calcext:value-type="float">
            <text:p>131.797410197074</text:p>
          </table:table-cell>
          <table:table-cell table:formula="of:=[.E471]-[.$E$54]" office:value-type="float" office:value="78.0086063816417" calcext:value-type="float">
            <text:p>78.0086063816417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28.5" calcext:value-type="float">
            <text:p>328.5</text:p>
          </table:table-cell>
          <table:table-cell office:value-type="float" office:value="52.5952491760254" calcext:value-type="float">
            <text:p>52.5952491760254</text:p>
          </table:table-cell>
          <table:table-cell office:value-type="float" office:value="15749.0824157491" calcext:value-type="float">
            <text:p>15749.0824157491</text:p>
          </table:table-cell>
          <table:table-cell table:formula="of:=10^((LOG10(149.3)-LOG10([.C472]))/1.07+LOG10(50))" office:value-type="float" office:value="132.568508308277" calcext:value-type="float">
            <text:p>132.568508308277</text:p>
          </table:table-cell>
          <table:table-cell table:formula="of:=[.E472]-[.$E$54]" office:value-type="float" office:value="78.7797044928445" calcext:value-type="float">
            <text:p>78.7797044928445</text:p>
          </table:table-cell>
          <table:table-cell table:number-columns-repeated="9"/>
        </table:table-row>
        <table:table-row table:style-name="ro1">
          <table:table-cell office:value-type="float" office:value="578.0244140625" calcext:value-type="float">
            <text:p>578.0244140625</text:p>
          </table:table-cell>
          <table:table-cell office:value-type="float" office:value="329.728240966797" calcext:value-type="float">
            <text:p>329.728240966797</text:p>
          </table:table-cell>
          <table:table-cell office:value-type="float" office:value="52.4800415039063" calcext:value-type="float">
            <text:p>52.4800415039063</text:p>
          </table:table-cell>
          <table:table-cell office:value-type="float" office:value="15782.4491157825" calcext:value-type="float">
            <text:p>15782.4491157825</text:p>
          </table:table-cell>
          <table:table-cell table:formula="of:=10^((LOG10(149.3)-LOG10([.C473]))/1.07+LOG10(50))" office:value-type="float" office:value="132.840473085266" calcext:value-type="float">
            <text:p>132.840473085266</text:p>
          </table:table-cell>
          <table:table-cell table:formula="of:=[.E473]-[.$E$54]" office:value-type="float" office:value="79.0516692698334" calcext:value-type="float">
            <text:p>79.0516692698334</text:p>
          </table:table-cell>
          <table:table-cell table:number-columns-repeated="9"/>
        </table:table-row>
        <table:table-row table:style-name="ro1">
          <table:table-cell office:value-type="float" office:value="578.0244140625" calcext:value-type="float">
            <text:p>578.0244140625</text:p>
          </table:table-cell>
          <table:table-cell office:value-type="float" office:value="329.728240966797" calcext:value-type="float">
            <text:p>329.728240966797</text:p>
          </table:table-cell>
          <table:table-cell office:value-type="float" office:value="52.4800415039063" calcext:value-type="float">
            <text:p>52.4800415039063</text:p>
          </table:table-cell>
          <table:table-cell office:value-type="float" office:value="15815.8158158158" calcext:value-type="float">
            <text:p>15815.8158158158</text:p>
          </table:table-cell>
          <table:table-cell table:formula="of:=10^((LOG10(149.3)-LOG10([.C474]))/1.07+LOG10(50))" office:value-type="float" office:value="132.840473085266" calcext:value-type="float">
            <text:p>132.840473085266</text:p>
          </table:table-cell>
          <table:table-cell table:formula="of:=[.E474]-[.$E$54]" office:value-type="float" office:value="79.0516692698334" calcext:value-type="float">
            <text:p>79.0516692698334</text:p>
          </table:table-cell>
          <table:table-cell table:number-columns-repeated="9"/>
        </table:table-row>
        <table:table-row table:style-name="ro1">
          <table:table-cell office:value-type="float" office:value="578.145812988281" calcext:value-type="float">
            <text:p>578.145812988281</text:p>
          </table:table-cell>
          <table:table-cell office:value-type="float" office:value="329.666656494141" calcext:value-type="float">
            <text:p>329.666656494141</text:p>
          </table:table-cell>
          <table:table-cell office:value-type="float" office:value="52.3941345214844" calcext:value-type="float">
            <text:p>52.3941345214844</text:p>
          </table:table-cell>
          <table:table-cell office:value-type="float" office:value="15849.1825158492" calcext:value-type="float">
            <text:p>15849.1825158492</text:p>
          </table:table-cell>
          <table:table-cell table:formula="of:=10^((LOG10(149.3)-LOG10([.C475]))/1.07+LOG10(50))" office:value-type="float" office:value="133.044022168096" calcext:value-type="float">
            <text:p>133.044022168096</text:p>
          </table:table-cell>
          <table:table-cell table:formula="of:=[.E475]-[.$E$54]" office:value-type="float" office:value="79.255218352664" calcext:value-type="float">
            <text:p>79.255218352664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29.5" calcext:value-type="float">
            <text:p>329.5</text:p>
          </table:table-cell>
          <table:table-cell office:value-type="float" office:value="52.1944465637207" calcext:value-type="float">
            <text:p>52.1944465637207</text:p>
          </table:table-cell>
          <table:table-cell office:value-type="float" office:value="15882.5492158825" calcext:value-type="float">
            <text:p>15882.5492158825</text:p>
          </table:table-cell>
          <table:table-cell table:formula="of:=10^((LOG10(149.3)-LOG10([.C476]))/1.07+LOG10(50))" office:value-type="float" office:value="133.519669305572" calcext:value-type="float">
            <text:p>133.519669305572</text:p>
          </table:table-cell>
          <table:table-cell table:formula="of:=[.E476]-[.$E$54]" office:value-type="float" office:value="79.7308654901399" calcext:value-type="float">
            <text:p>79.730865490139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29.5" calcext:value-type="float">
            <text:p>329.5</text:p>
          </table:table-cell>
          <table:table-cell office:value-type="float" office:value="52.3761444091797" calcext:value-type="float">
            <text:p>52.3761444091797</text:p>
          </table:table-cell>
          <table:table-cell office:value-type="float" office:value="15915.9159159159" calcext:value-type="float">
            <text:p>15915.9159159159</text:p>
          </table:table-cell>
          <table:table-cell table:formula="of:=10^((LOG10(149.3)-LOG10([.C477]))/1.07+LOG10(50))" office:value-type="float" office:value="133.086729954159" calcext:value-type="float">
            <text:p>133.086729954159</text:p>
          </table:table-cell>
          <table:table-cell table:formula="of:=[.E477]-[.$E$54]" office:value-type="float" office:value="79.2979261387265" calcext:value-type="float">
            <text:p>79.2979261387265</text:p>
          </table:table-cell>
          <table:table-cell table:number-columns-repeated="9"/>
        </table:table-row>
        <table:table-row table:style-name="ro1">
          <table:table-cell office:value-type="float" office:value="577.5" calcext:value-type="float">
            <text:p>577.5</text:p>
          </table:table-cell>
          <table:table-cell office:value-type="float" office:value="330" calcext:value-type="float">
            <text:p>330</text:p>
          </table:table-cell>
          <table:table-cell office:value-type="float" office:value="52.4619903564453" calcext:value-type="float">
            <text:p>52.4619903564453</text:p>
          </table:table-cell>
          <table:table-cell office:value-type="float" office:value="15949.2826159493" calcext:value-type="float">
            <text:p>15949.2826159493</text:p>
          </table:table-cell>
          <table:table-cell table:formula="of:=10^((LOG10(149.3)-LOG10([.C478]))/1.07+LOG10(50))" office:value-type="float" office:value="132.883190188985" calcext:value-type="float">
            <text:p>132.883190188985</text:p>
          </table:table-cell>
          <table:table-cell table:formula="of:=[.E478]-[.$E$54]" office:value-type="float" office:value="79.0943863735523" calcext:value-type="float">
            <text:p>79.0943863735523</text:p>
          </table:table-cell>
          <table:table-cell table:number-columns-repeated="9"/>
        </table:table-row>
        <table:table-row table:style-name="ro1">
          <table:table-cell office:value-type="float" office:value="577.5" calcext:value-type="float">
            <text:p>577.5</text:p>
          </table:table-cell>
          <table:table-cell office:value-type="float" office:value="330" calcext:value-type="float">
            <text:p>330</text:p>
          </table:table-cell>
          <table:table-cell office:value-type="float" office:value="52.4619903564453" calcext:value-type="float">
            <text:p>52.4619903564453</text:p>
          </table:table-cell>
          <table:table-cell office:value-type="float" office:value="15982.6493159827" calcext:value-type="float">
            <text:p>15982.6493159827</text:p>
          </table:table-cell>
          <table:table-cell table:formula="of:=10^((LOG10(149.3)-LOG10([.C479]))/1.07+LOG10(50))" office:value-type="float" office:value="132.883190188985" calcext:value-type="float">
            <text:p>132.883190188985</text:p>
          </table:table-cell>
          <table:table-cell table:formula="of:=[.E479]-[.$E$54]" office:value-type="float" office:value="79.0943863735523" calcext:value-type="float">
            <text:p>79.0943863735523</text:p>
          </table:table-cell>
          <table:table-cell table:number-columns-repeated="9"/>
        </table:table-row>
        <table:table-row table:style-name="ro1">
          <table:table-cell office:value-type="float" office:value="577.40966796875" calcext:value-type="float">
            <text:p>577.40966796875</text:p>
          </table:table-cell>
          <table:table-cell office:value-type="float" office:value="329.248382568359" calcext:value-type="float">
            <text:p>329.248382568359</text:p>
          </table:table-cell>
          <table:table-cell office:value-type="float" office:value="52.6719207763672" calcext:value-type="float">
            <text:p>52.6719207763672</text:p>
          </table:table-cell>
          <table:table-cell office:value-type="float" office:value="16016.016016016" calcext:value-type="float">
            <text:p>16016.016016016</text:p>
          </table:table-cell>
          <table:table-cell table:formula="of:=10^((LOG10(149.3)-LOG10([.C480]))/1.07+LOG10(50))" office:value-type="float" office:value="132.388151453517" calcext:value-type="float">
            <text:p>132.388151453517</text:p>
          </table:table-cell>
          <table:table-cell table:formula="of:=[.E480]-[.$E$54]" office:value-type="float" office:value="78.5993476380847" calcext:value-type="float">
            <text:p>78.5993476380847</text:p>
          </table:table-cell>
          <table:table-cell table:number-columns-repeated="9"/>
        </table:table-row>
        <table:table-row table:style-name="ro1">
          <table:table-cell office:value-type="float" office:value="576.289184570313" calcext:value-type="float">
            <text:p>576.289184570313</text:p>
          </table:table-cell>
          <table:table-cell office:value-type="float" office:value="330.096374511719" calcext:value-type="float">
            <text:p>330.096374511719</text:p>
          </table:table-cell>
          <table:table-cell office:value-type="float" office:value="52.5062713623047" calcext:value-type="float">
            <text:p>52.5062713623047</text:p>
          </table:table-cell>
          <table:table-cell office:value-type="float" office:value="16049.3827160494" calcext:value-type="float">
            <text:p>16049.3827160494</text:p>
          </table:table-cell>
          <table:table-cell table:formula="of:=10^((LOG10(149.3)-LOG10([.C481]))/1.07+LOG10(50))" office:value-type="float" office:value="132.778452122863" calcext:value-type="float">
            <text:p>132.778452122863</text:p>
          </table:table-cell>
          <table:table-cell table:formula="of:=[.E481]-[.$E$54]" office:value-type="float" office:value="78.9896483074306" calcext:value-type="float">
            <text:p>78.9896483074306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30" calcext:value-type="float">
            <text:p>330</text:p>
          </table:table-cell>
          <table:table-cell office:value-type="float" office:value="52.2016334533691" calcext:value-type="float">
            <text:p>52.2016334533691</text:p>
          </table:table-cell>
          <table:table-cell office:value-type="float" office:value="16082.7494160828" calcext:value-type="float">
            <text:p>16082.7494160828</text:p>
          </table:table-cell>
          <table:table-cell table:formula="of:=10^((LOG10(149.3)-LOG10([.C482]))/1.07+LOG10(50))" office:value-type="float" office:value="133.502489418296" calcext:value-type="float">
            <text:p>133.502489418296</text:p>
          </table:table-cell>
          <table:table-cell table:formula="of:=[.E482]-[.$E$54]" office:value-type="float" office:value="79.713685602864" calcext:value-type="float">
            <text:p>79.713685602864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33" calcext:value-type="float">
            <text:p>333</text:p>
          </table:table-cell>
          <table:table-cell office:value-type="float" office:value="52.0000991821289" calcext:value-type="float">
            <text:p>52.0000991821289</text:p>
          </table:table-cell>
          <table:table-cell office:value-type="float" office:value="16116.1161161161" calcext:value-type="float">
            <text:p>16116.1161161161</text:p>
          </table:table-cell>
          <table:table-cell table:formula="of:=10^((LOG10(149.3)-LOG10([.C483]))/1.07+LOG10(50))" office:value-type="float" office:value="133.985988149447" calcext:value-type="float">
            <text:p>133.985988149447</text:p>
          </table:table-cell>
          <table:table-cell table:formula="of:=[.E483]-[.$E$54]" office:value-type="float" office:value="80.1971843340147" calcext:value-type="float">
            <text:p>80.1971843340147</text:p>
          </table:table-cell>
          <table:table-cell table:number-columns-repeated="9"/>
        </table:table-row>
        <table:table-row table:style-name="ro1">
          <table:table-cell office:value-type="float" office:value="572.161926269531" calcext:value-type="float">
            <text:p>572.161926269531</text:p>
          </table:table-cell>
          <table:table-cell office:value-type="float" office:value="332.764770507812" calcext:value-type="float">
            <text:p>332.764770507812</text:p>
          </table:table-cell>
          <table:table-cell office:value-type="float" office:value="51.9418525695801" calcext:value-type="float">
            <text:p>51.9418525695801</text:p>
          </table:table-cell>
          <table:table-cell office:value-type="float" office:value="16149.4828161495" calcext:value-type="float">
            <text:p>16149.4828161495</text:p>
          </table:table-cell>
          <table:table-cell table:formula="of:=10^((LOG10(149.3)-LOG10([.C484]))/1.07+LOG10(50))" office:value-type="float" office:value="134.126402960406" calcext:value-type="float">
            <text:p>134.126402960406</text:p>
          </table:table-cell>
          <table:table-cell table:formula="of:=[.E484]-[.$E$54]" office:value-type="float" office:value="80.3375991449742" calcext:value-type="float">
            <text:p>80.3375991449742</text:p>
          </table:table-cell>
          <table:table-cell table:number-columns-repeated="9"/>
        </table:table-row>
        <table:table-row table:style-name="ro1">
          <table:table-cell office:value-type="float" office:value="572.161926269531" calcext:value-type="float">
            <text:p>572.161926269531</text:p>
          </table:table-cell>
          <table:table-cell office:value-type="float" office:value="332.764770507812" calcext:value-type="float">
            <text:p>332.764770507812</text:p>
          </table:table-cell>
          <table:table-cell office:value-type="float" office:value="51.9418525695801" calcext:value-type="float">
            <text:p>51.9418525695801</text:p>
          </table:table-cell>
          <table:table-cell office:value-type="float" office:value="16182.8495161829" calcext:value-type="float">
            <text:p>16182.8495161829</text:p>
          </table:table-cell>
          <table:table-cell table:formula="of:=10^((LOG10(149.3)-LOG10([.C485]))/1.07+LOG10(50))" office:value-type="float" office:value="134.126402960406" calcext:value-type="float">
            <text:p>134.126402960406</text:p>
          </table:table-cell>
          <table:table-cell table:formula="of:=[.E485]-[.$E$54]" office:value-type="float" office:value="80.3375991449742" calcext:value-type="float">
            <text:p>80.3375991449742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32.5" calcext:value-type="float">
            <text:p>332.5</text:p>
          </table:table-cell>
          <table:table-cell office:value-type="float" office:value="51.8098487854004" calcext:value-type="float">
            <text:p>51.8098487854004</text:p>
          </table:table-cell>
          <table:table-cell office:value-type="float" office:value="16216.2162162162" calcext:value-type="float">
            <text:p>16216.2162162162</text:p>
          </table:table-cell>
          <table:table-cell table:formula="of:=10^((LOG10(149.3)-LOG10([.C486]))/1.07+LOG10(50))" office:value-type="float" office:value="134.445754043467" calcext:value-type="float">
            <text:p>134.445754043467</text:p>
          </table:table-cell>
          <table:table-cell table:formula="of:=[.E486]-[.$E$54]" office:value-type="float" office:value="80.6569502280349" calcext:value-type="float">
            <text:p>80.6569502280349</text:p>
          </table:table-cell>
          <table:table-cell table:number-columns-repeated="9"/>
        </table:table-row>
        <table:table-row table:style-name="ro1">
          <table:table-cell office:value-type="float" office:value="569.334899902344" calcext:value-type="float">
            <text:p>569.334899902344</text:p>
          </table:table-cell>
          <table:table-cell office:value-type="float" office:value="333.191925048828" calcext:value-type="float">
            <text:p>333.191925048828</text:p>
          </table:table-cell>
          <table:table-cell office:value-type="float" office:value="51.3752479553223" calcext:value-type="float">
            <text:p>51.3752479553223</text:p>
          </table:table-cell>
          <table:table-cell office:value-type="float" office:value="16249.5829162496" calcext:value-type="float">
            <text:p>16249.5829162496</text:p>
          </table:table-cell>
          <table:table-cell table:formula="of:=10^((LOG10(149.3)-LOG10([.C487]))/1.07+LOG10(50))" office:value-type="float" office:value="135.508379227709" calcext:value-type="float">
            <text:p>135.508379227709</text:p>
          </table:table-cell>
          <table:table-cell table:formula="of:=[.E487]-[.$E$54]" office:value-type="float" office:value="81.7195754122772" calcext:value-type="float">
            <text:p>81.7195754122772</text:p>
          </table:table-cell>
          <table:table-cell table:number-columns-repeated="9"/>
        </table:table-row>
        <table:table-row table:style-name="ro1">
          <table:table-cell office:value-type="float" office:value="568.592468261719" calcext:value-type="float">
            <text:p>568.592468261719</text:p>
          </table:table-cell>
          <table:table-cell office:value-type="float" office:value="333.083190917969" calcext:value-type="float">
            <text:p>333.083190917969</text:p>
          </table:table-cell>
          <table:table-cell office:value-type="float" office:value="51.2892913818359" calcext:value-type="float">
            <text:p>51.2892913818359</text:p>
          </table:table-cell>
          <table:table-cell office:value-type="float" office:value="16282.949616283" calcext:value-type="float">
            <text:p>16282.949616283</text:p>
          </table:table-cell>
          <table:table-cell table:formula="of:=10^((LOG10(149.3)-LOG10([.C488]))/1.07+LOG10(50))" office:value-type="float" office:value="135.720611280465" calcext:value-type="float">
            <text:p>135.720611280465</text:p>
          </table:table-cell>
          <table:table-cell table:formula="of:=[.E488]-[.$E$54]" office:value-type="float" office:value="81.9318074650326" calcext:value-type="float">
            <text:p>81.9318074650326</text:p>
          </table:table-cell>
          <table:table-cell table:number-columns-repeated="9"/>
        </table:table-row>
        <table:table-row table:style-name="ro1">
          <table:table-cell office:value-type="float" office:value="568.574768066406" calcext:value-type="float">
            <text:p>568.574768066406</text:p>
          </table:table-cell>
          <table:table-cell office:value-type="float" office:value="333.062194824219" calcext:value-type="float">
            <text:p>333.062194824219</text:p>
          </table:table-cell>
          <table:table-cell office:value-type="float" office:value="51.2667846679688" calcext:value-type="float">
            <text:p>51.2667846679688</text:p>
          </table:table-cell>
          <table:table-cell office:value-type="float" office:value="16316.3163163163" calcext:value-type="float">
            <text:p>16316.3163163163</text:p>
          </table:table-cell>
          <table:table-cell table:formula="of:=10^((LOG10(149.3)-LOG10([.C489]))/1.07+LOG10(50))" office:value-type="float" office:value="135.776295457179" calcext:value-type="float">
            <text:p>135.776295457179</text:p>
          </table:table-cell>
          <table:table-cell table:formula="of:=[.E489]-[.$E$54]" office:value-type="float" office:value="81.9874916417464" calcext:value-type="float">
            <text:p>81.9874916417464</text:p>
          </table:table-cell>
          <table:table-cell table:number-columns-repeated="9"/>
        </table:table-row>
        <table:table-row table:style-name="ro1">
          <table:table-cell office:value-type="float" office:value="567.622680664063" calcext:value-type="float">
            <text:p>567.622680664063</text:p>
          </table:table-cell>
          <table:table-cell office:value-type="float" office:value="333.102386474609" calcext:value-type="float">
            <text:p>333.102386474609</text:p>
          </table:table-cell>
          <table:table-cell office:value-type="float" office:value="51.3111724853516" calcext:value-type="float">
            <text:p>51.3111724853516</text:p>
          </table:table-cell>
          <table:table-cell office:value-type="float" office:value="16349.6830163497" calcext:value-type="float">
            <text:p>16349.6830163497</text:p>
          </table:table-cell>
          <table:table-cell table:formula="of:=10^((LOG10(149.3)-LOG10([.C490]))/1.07+LOG10(50))" office:value-type="float" office:value="135.666520235653" calcext:value-type="float">
            <text:p>135.666520235653</text:p>
          </table:table-cell>
          <table:table-cell table:formula="of:=[.E490]-[.$E$54]" office:value-type="float" office:value="81.877716420221" calcext:value-type="float">
            <text:p>81.877716420221</text:p>
          </table:table-cell>
          <table:table-cell table:number-columns-repeated="9"/>
        </table:table-row>
        <table:table-row table:style-name="ro1">
          <table:table-cell office:value-type="float" office:value="567.22998046875" calcext:value-type="float">
            <text:p>567.22998046875</text:p>
          </table:table-cell>
          <table:table-cell office:value-type="float" office:value="333.190002441406" calcext:value-type="float">
            <text:p>333.190002441406</text:p>
          </table:table-cell>
          <table:table-cell office:value-type="float" office:value="51.3645858764648" calcext:value-type="float">
            <text:p>51.3645858764648</text:p>
          </table:table-cell>
          <table:table-cell office:value-type="float" office:value="16383.0497163831" calcext:value-type="float">
            <text:p>16383.0497163831</text:p>
          </table:table-cell>
          <table:table-cell table:formula="of:=10^((LOG10(149.3)-LOG10([.C491]))/1.07+LOG10(50))" office:value-type="float" office:value="135.534667226363" calcext:value-type="float">
            <text:p>135.534667226363</text:p>
          </table:table-cell>
          <table:table-cell table:formula="of:=[.E491]-[.$E$54]" office:value-type="float" office:value="81.7458634109308" calcext:value-type="float">
            <text:p>81.7458634109308</text:p>
          </table:table-cell>
          <table:table-cell table:number-columns-repeated="9"/>
        </table:table-row>
        <table:table-row table:style-name="ro1">
          <table:table-cell office:value-type="float" office:value="567.108520507813" calcext:value-type="float">
            <text:p>567.108520507813</text:p>
          </table:table-cell>
          <table:table-cell office:value-type="float" office:value="333.171752929687" calcext:value-type="float">
            <text:p>333.171752929687</text:p>
          </table:table-cell>
          <table:table-cell office:value-type="float" office:value="51.4262084960938" calcext:value-type="float">
            <text:p>51.4262084960938</text:p>
          </table:table-cell>
          <table:table-cell office:value-type="float" office:value="16416.4164164164" calcext:value-type="float">
            <text:p>16416.4164164164</text:p>
          </table:table-cell>
          <table:table-cell table:formula="of:=10^((LOG10(149.3)-LOG10([.C492]))/1.07+LOG10(50))" office:value-type="float" office:value="135.382878577226" calcext:value-type="float">
            <text:p>135.382878577226</text:p>
          </table:table-cell>
          <table:table-cell table:formula="of:=[.E492]-[.$E$54]" office:value-type="float" office:value="81.5940747617941" calcext:value-type="float">
            <text:p>81.5940747617941</text:p>
          </table:table-cell>
          <table:table-cell table:number-columns-repeated="9"/>
        </table:table-row>
        <table:table-row table:style-name="ro1">
          <table:table-cell office:value-type="float" office:value="567.034729003906" calcext:value-type="float">
            <text:p>567.034729003906</text:p>
          </table:table-cell>
          <table:table-cell office:value-type="float" office:value="332.876983642578" calcext:value-type="float">
            <text:p>332.876983642578</text:p>
          </table:table-cell>
          <table:table-cell office:value-type="float" office:value="51.2749557495117" calcext:value-type="float">
            <text:p>51.2749557495117</text:p>
          </table:table-cell>
          <table:table-cell office:value-type="float" office:value="16449.7831164498" calcext:value-type="float">
            <text:p>16449.7831164498</text:p>
          </table:table-cell>
          <table:table-cell table:formula="of:=10^((LOG10(149.3)-LOG10([.C493]))/1.07+LOG10(50))" office:value-type="float" office:value="135.756073802409" calcext:value-type="float">
            <text:p>135.756073802409</text:p>
          </table:table-cell>
          <table:table-cell table:formula="of:=[.E493]-[.$E$54]" office:value-type="float" office:value="81.9672699869772" calcext:value-type="float">
            <text:p>81.9672699869772</text:p>
          </table:table-cell>
          <table:table-cell table:number-columns-repeated="9"/>
        </table:table-row>
        <table:table-row table:style-name="ro1">
          <table:table-cell office:value-type="float" office:value="567.034729003906" calcext:value-type="float">
            <text:p>567.034729003906</text:p>
          </table:table-cell>
          <table:table-cell office:value-type="float" office:value="332.876983642578" calcext:value-type="float">
            <text:p>332.876983642578</text:p>
          </table:table-cell>
          <table:table-cell office:value-type="float" office:value="51.2749557495117" calcext:value-type="float">
            <text:p>51.2749557495117</text:p>
          </table:table-cell>
          <table:table-cell office:value-type="float" office:value="16483.1498164832" calcext:value-type="float">
            <text:p>16483.1498164832</text:p>
          </table:table-cell>
          <table:table-cell table:formula="of:=10^((LOG10(149.3)-LOG10([.C494]))/1.07+LOG10(50))" office:value-type="float" office:value="135.756073802409" calcext:value-type="float">
            <text:p>135.756073802409</text:p>
          </table:table-cell>
          <table:table-cell table:formula="of:=[.E494]-[.$E$54]" office:value-type="float" office:value="81.9672699869772" calcext:value-type="float">
            <text:p>81.9672699869772</text:p>
          </table:table-cell>
          <table:table-cell table:number-columns-repeated="9"/>
        </table:table-row>
        <table:table-row table:style-name="ro1">
          <table:table-cell office:value-type="float" office:value="567.502136230469" calcext:value-type="float">
            <text:p>567.502136230469</text:p>
          </table:table-cell>
          <table:table-cell office:value-type="float" office:value="332.327575683594" calcext:value-type="float">
            <text:p>332.327575683594</text:p>
          </table:table-cell>
          <table:table-cell office:value-type="float" office:value="51.2837448120117" calcext:value-type="float">
            <text:p>51.2837448120117</text:p>
          </table:table-cell>
          <table:table-cell office:value-type="float" office:value="16516.5165165165" calcext:value-type="float">
            <text:p>16516.5165165165</text:p>
          </table:table-cell>
          <table:table-cell table:formula="of:=10^((LOG10(149.3)-LOG10([.C495]))/1.07+LOG10(50))" office:value-type="float" office:value="135.734329736856" calcext:value-type="float">
            <text:p>135.734329736856</text:p>
          </table:table-cell>
          <table:table-cell table:formula="of:=[.E495]-[.$E$54]" office:value-type="float" office:value="81.9455259214242" calcext:value-type="float">
            <text:p>81.9455259214242</text:p>
          </table:table-cell>
          <table:table-cell table:number-columns-repeated="9"/>
        </table:table-row>
        <table:table-row table:style-name="ro1">
          <table:table-cell office:value-type="float" office:value="567.965270996094" calcext:value-type="float">
            <text:p>567.965270996094</text:p>
          </table:table-cell>
          <table:table-cell office:value-type="float" office:value="332.123016357422" calcext:value-type="float">
            <text:p>332.123016357422</text:p>
          </table:table-cell>
          <table:table-cell office:value-type="float" office:value="51.2749900817871" calcext:value-type="float">
            <text:p>51.2749900817871</text:p>
          </table:table-cell>
          <table:table-cell office:value-type="float" office:value="16549.8832165499" calcext:value-type="float">
            <text:p>16549.8832165499</text:p>
          </table:table-cell>
          <table:table-cell table:formula="of:=10^((LOG10(149.3)-LOG10([.C496]))/1.07+LOG10(50))" office:value-type="float" office:value="135.755988850625" calcext:value-type="float">
            <text:p>135.755988850625</text:p>
          </table:table-cell>
          <table:table-cell table:formula="of:=[.E496]-[.$E$54]" office:value-type="float" office:value="81.9671850351931" calcext:value-type="float">
            <text:p>81.9671850351931</text:p>
          </table:table-cell>
          <table:table-cell table:number-columns-repeated="9"/>
        </table:table-row>
        <table:table-row table:style-name="ro1">
          <table:table-cell office:value-type="float" office:value="568.560913085938" calcext:value-type="float">
            <text:p>568.560913085938</text:p>
          </table:table-cell>
          <table:table-cell office:value-type="float" office:value="332.124053955078" calcext:value-type="float">
            <text:p>332.124053955078</text:p>
          </table:table-cell>
          <table:table-cell office:value-type="float" office:value="51.4918022155762" calcext:value-type="float">
            <text:p>51.4918022155762</text:p>
          </table:table-cell>
          <table:table-cell office:value-type="float" office:value="16583.2499165833" calcext:value-type="float">
            <text:p>16583.2499165833</text:p>
          </table:table-cell>
          <table:table-cell table:formula="of:=10^((LOG10(149.3)-LOG10([.C497]))/1.07+LOG10(50))" office:value-type="float" office:value="135.221694463211" calcext:value-type="float">
            <text:p>135.221694463211</text:p>
          </table:table-cell>
          <table:table-cell table:formula="of:=[.E497]-[.$E$54]" office:value-type="float" office:value="81.4328906477792" calcext:value-type="float">
            <text:p>81.4328906477792</text:p>
          </table:table-cell>
          <table:table-cell table:number-columns-repeated="9"/>
        </table:table-row>
        <table:table-row table:style-name="ro1">
          <table:table-cell office:value-type="float" office:value="569.179870605469" calcext:value-type="float">
            <text:p>569.179870605469</text:p>
          </table:table-cell>
          <table:table-cell office:value-type="float" office:value="332.278656005859" calcext:value-type="float">
            <text:p>332.278656005859</text:p>
          </table:table-cell>
          <table:table-cell office:value-type="float" office:value="51.5396881103516" calcext:value-type="float">
            <text:p>51.5396881103516</text:p>
          </table:table-cell>
          <table:table-cell office:value-type="float" office:value="16616.6166166166" calcext:value-type="float">
            <text:p>16616.6166166166</text:p>
          </table:table-cell>
          <table:table-cell table:formula="of:=10^((LOG10(149.3)-LOG10([.C498]))/1.07+LOG10(50))" office:value-type="float" office:value="135.104274586563" calcext:value-type="float">
            <text:p>135.104274586563</text:p>
          </table:table-cell>
          <table:table-cell table:formula="of:=[.E498]-[.$E$54]" office:value-type="float" office:value="81.3154707711305" calcext:value-type="float">
            <text:p>81.3154707711305</text:p>
          </table:table-cell>
          <table:table-cell table:number-columns-repeated="9"/>
        </table:table-row>
        <table:table-row table:style-name="ro1">
          <table:table-cell office:value-type="float" office:value="569.148132324219" calcext:value-type="float">
            <text:p>569.148132324219</text:p>
          </table:table-cell>
          <table:table-cell office:value-type="float" office:value="332.223327636719" calcext:value-type="float">
            <text:p>332.223327636719</text:p>
          </table:table-cell>
          <table:table-cell office:value-type="float" office:value="51.4814682006836" calcext:value-type="float">
            <text:p>51.4814682006836</text:p>
          </table:table-cell>
          <table:table-cell office:value-type="float" office:value="16649.98331665" calcext:value-type="float">
            <text:p>16649.98331665</text:p>
          </table:table-cell>
          <table:table-cell table:formula="of:=10^((LOG10(149.3)-LOG10([.C499]))/1.07+LOG10(50))" office:value-type="float" office:value="135.247061976919" calcext:value-type="float">
            <text:p>135.247061976919</text:p>
          </table:table-cell>
          <table:table-cell table:formula="of:=[.E499]-[.$E$54]" office:value-type="float" office:value="81.4582581614867" calcext:value-type="float">
            <text:p>81.4582581614867</text:p>
          </table:table-cell>
          <table:table-cell table:number-columns-repeated="9"/>
        </table:table-row>
        <table:table-row table:style-name="ro1">
          <table:table-cell office:value-type="float" office:value="569.339294433594" calcext:value-type="float">
            <text:p>569.339294433594</text:p>
          </table:table-cell>
          <table:table-cell office:value-type="float" office:value="332.997161865234" calcext:value-type="float">
            <text:p>332.997161865234</text:p>
          </table:table-cell>
          <table:table-cell office:value-type="float" office:value="51.3897476196289" calcext:value-type="float">
            <text:p>51.3897476196289</text:p>
          </table:table-cell>
          <table:table-cell office:value-type="float" office:value="16683.3500166834" calcext:value-type="float">
            <text:p>16683.3500166834</text:p>
          </table:table-cell>
          <table:table-cell table:formula="of:=10^((LOG10(149.3)-LOG10([.C500]))/1.07+LOG10(50))" office:value-type="float" office:value="135.472646362216" calcext:value-type="float">
            <text:p>135.472646362216</text:p>
          </table:table-cell>
          <table:table-cell table:formula="of:=[.E500]-[.$E$54]" office:value-type="float" office:value="81.6838425467837" calcext:value-type="float">
            <text:p>81.6838425467837</text:p>
          </table:table-cell>
          <table:table-cell table:number-columns-repeated="9"/>
        </table:table-row>
        <table:table-row table:style-name="ro1">
          <table:table-cell office:value-type="float" office:value="569.985717773438" calcext:value-type="float">
            <text:p>569.985717773438</text:p>
          </table:table-cell>
          <table:table-cell office:value-type="float" office:value="333.228576660156" calcext:value-type="float">
            <text:p>333.228576660156</text:p>
          </table:table-cell>
          <table:table-cell office:value-type="float" office:value="51.5771751403809" calcext:value-type="float">
            <text:p>51.5771751403809</text:p>
          </table:table-cell>
          <table:table-cell office:value-type="float" office:value="16716.7167167167" calcext:value-type="float">
            <text:p>16716.7167167167</text:p>
          </table:table-cell>
          <table:table-cell table:formula="of:=10^((LOG10(149.3)-LOG10([.C501]))/1.07+LOG10(50))" office:value-type="float" office:value="135.012500700538" calcext:value-type="float">
            <text:p>135.012500700538</text:p>
          </table:table-cell>
          <table:table-cell table:formula="of:=[.E501]-[.$E$54]" office:value-type="float" office:value="81.2236968851057" calcext:value-type="float">
            <text:p>81.2236968851057</text:p>
          </table:table-cell>
          <table:table-cell table:number-columns-repeated="9"/>
        </table:table-row>
        <table:table-row table:style-name="ro1">
          <table:table-cell office:value-type="float" office:value="570.069702148438" calcext:value-type="float">
            <text:p>570.069702148438</text:p>
          </table:table-cell>
          <table:table-cell office:value-type="float" office:value="333.724548339844" calcext:value-type="float">
            <text:p>333.724548339844</text:p>
          </table:table-cell>
          <table:table-cell office:value-type="float" office:value="51.5277404785156" calcext:value-type="float">
            <text:p>51.5277404785156</text:p>
          </table:table-cell>
          <table:table-cell office:value-type="float" office:value="16750.0834167501" calcext:value-type="float">
            <text:p>16750.0834167501</text:p>
          </table:table-cell>
          <table:table-cell table:formula="of:=10^((LOG10(149.3)-LOG10([.C502]))/1.07+LOG10(50))" office:value-type="float" office:value="135.133551328949" calcext:value-type="float">
            <text:p>135.133551328949</text:p>
          </table:table-cell>
          <table:table-cell table:formula="of:=[.E502]-[.$E$54]" office:value-type="float" office:value="81.3447475135164" calcext:value-type="float">
            <text:p>81.3447475135164</text:p>
          </table:table-cell>
          <table:table-cell table:number-columns-repeated="9"/>
        </table:table-row>
        <table:table-row table:style-name="ro1">
          <table:table-cell office:value-type="float" office:value="570.5" calcext:value-type="float">
            <text:p>570.5</text:p>
          </table:table-cell>
          <table:table-cell office:value-type="float" office:value="333" calcext:value-type="float">
            <text:p>333</text:p>
          </table:table-cell>
          <table:table-cell office:value-type="float" office:value="51.5389213562012" calcext:value-type="float">
            <text:p>51.5389213562012</text:p>
          </table:table-cell>
          <table:table-cell office:value-type="float" office:value="16783.4501167835" calcext:value-type="float">
            <text:p>16783.4501167835</text:p>
          </table:table-cell>
          <table:table-cell table:formula="of:=10^((LOG10(149.3)-LOG10([.C503]))/1.07+LOG10(50))" office:value-type="float" office:value="135.10615306369" calcext:value-type="float">
            <text:p>135.10615306369</text:p>
          </table:table-cell>
          <table:table-cell table:formula="of:=[.E503]-[.$E$54]" office:value-type="float" office:value="81.3173492482576" calcext:value-type="float">
            <text:p>81.3173492482576</text:p>
          </table:table-cell>
          <table:table-cell table:number-columns-repeated="9"/>
        </table:table-row>
        <table:table-row table:style-name="ro1">
          <table:table-cell office:value-type="float" office:value="570.539855957031" calcext:value-type="float">
            <text:p>570.539855957031</text:p>
          </table:table-cell>
          <table:table-cell office:value-type="float" office:value="333.029876708984" calcext:value-type="float">
            <text:p>333.029876708984</text:p>
          </table:table-cell>
          <table:table-cell office:value-type="float" office:value="51.4905967712402" calcext:value-type="float">
            <text:p>51.4905967712402</text:p>
          </table:table-cell>
          <table:table-cell office:value-type="float" office:value="16816.8168168168" calcext:value-type="float">
            <text:p>16816.8168168168</text:p>
          </table:table-cell>
          <table:table-cell table:formula="of:=10^((LOG10(149.3)-LOG10([.C504]))/1.07+LOG10(50))" office:value-type="float" office:value="135.224653030825" calcext:value-type="float">
            <text:p>135.224653030825</text:p>
          </table:table-cell>
          <table:table-cell table:formula="of:=[.E504]-[.$E$54]" office:value-type="float" office:value="81.435849215393" calcext:value-type="float">
            <text:p>81.435849215393</text:p>
          </table:table-cell>
          <table:table-cell table:number-columns-repeated="9"/>
        </table:table-row>
        <table:table-row table:style-name="ro1">
          <table:table-cell office:value-type="float" office:value="570.320190429688" calcext:value-type="float">
            <text:p>570.320190429688</text:p>
          </table:table-cell>
          <table:table-cell office:value-type="float" office:value="333.660095214844" calcext:value-type="float">
            <text:p>333.660095214844</text:p>
          </table:table-cell>
          <table:table-cell office:value-type="float" office:value="51.4529533386231" calcext:value-type="float">
            <text:p>51.4529533386231</text:p>
          </table:table-cell>
          <table:table-cell office:value-type="float" office:value="16850.1835168502" calcext:value-type="float">
            <text:p>16850.1835168502</text:p>
          </table:table-cell>
          <table:table-cell table:formula="of:=10^((LOG10(149.3)-LOG10([.C505]))/1.07+LOG10(50))" office:value-type="float" office:value="135.317110205611" calcext:value-type="float">
            <text:p>135.317110205611</text:p>
          </table:table-cell>
          <table:table-cell table:formula="of:=[.E505]-[.$E$54]" office:value-type="float" office:value="81.5283063901786" calcext:value-type="float">
            <text:p>81.5283063901786</text:p>
          </table:table-cell>
          <table:table-cell table:number-columns-repeated="9"/>
        </table:table-row>
        <table:table-row table:style-name="ro1">
          <table:table-cell office:value-type="float" office:value="570.2255859375" calcext:value-type="float">
            <text:p>570.2255859375</text:p>
          </table:table-cell>
          <table:table-cell office:value-type="float" office:value="332.929870605469" calcext:value-type="float">
            <text:p>332.929870605469</text:p>
          </table:table-cell>
          <table:table-cell office:value-type="float" office:value="51.4400100708008" calcext:value-type="float">
            <text:p>51.4400100708008</text:p>
          </table:table-cell>
          <table:table-cell office:value-type="float" office:value="16883.5502168836" calcext:value-type="float">
            <text:p>16883.5502168836</text:p>
          </table:table-cell>
          <table:table-cell table:formula="of:=10^((LOG10(149.3)-LOG10([.C506]))/1.07+LOG10(50))" office:value-type="float" office:value="135.348930797634" calcext:value-type="float">
            <text:p>135.348930797634</text:p>
          </table:table-cell>
          <table:table-cell table:formula="of:=[.E506]-[.$E$54]" office:value-type="float" office:value="81.5601269822018" calcext:value-type="float">
            <text:p>81.5601269822018</text:p>
          </table:table-cell>
          <table:table-cell table:number-columns-repeated="9"/>
        </table:table-row>
        <table:table-row table:style-name="ro1">
          <table:table-cell office:value-type="float" office:value="569.956909179688" calcext:value-type="float">
            <text:p>569.956909179688</text:p>
          </table:table-cell>
          <table:table-cell office:value-type="float" office:value="332.875610351562" calcext:value-type="float">
            <text:p>332.875610351562</text:p>
          </table:table-cell>
          <table:table-cell office:value-type="float" office:value="51.3491630554199" calcext:value-type="float">
            <text:p>51.3491630554199</text:p>
          </table:table-cell>
          <table:table-cell office:value-type="float" office:value="16916.9169169169" calcext:value-type="float">
            <text:p>16916.9169169169</text:p>
          </table:table-cell>
          <table:table-cell table:formula="of:=10^((LOG10(149.3)-LOG10([.C507]))/1.07+LOG10(50))" office:value-type="float" office:value="135.57271180687" calcext:value-type="float">
            <text:p>135.57271180687</text:p>
          </table:table-cell>
          <table:table-cell table:formula="of:=[.E507]-[.$E$54]" office:value-type="float" office:value="81.7839079914379" calcext:value-type="float">
            <text:p>81.7839079914379</text:p>
          </table:table-cell>
          <table:table-cell table:number-columns-repeated="9"/>
        </table:table-row>
        <table:table-row table:style-name="ro1">
          <table:table-cell office:value-type="float" office:value="569.735107421875" calcext:value-type="float">
            <text:p>569.735107421875</text:p>
          </table:table-cell>
          <table:table-cell office:value-type="float" office:value="332.759857177734" calcext:value-type="float">
            <text:p>332.759857177734</text:p>
          </table:table-cell>
          <table:table-cell office:value-type="float" office:value="51.3459014892578" calcext:value-type="float">
            <text:p>51.3459014892578</text:p>
          </table:table-cell>
          <table:table-cell office:value-type="float" office:value="16950.2836169503" calcext:value-type="float">
            <text:p>16950.2836169503</text:p>
          </table:table-cell>
          <table:table-cell table:formula="of:=10^((LOG10(149.3)-LOG10([.C508]))/1.07+LOG10(50))" office:value-type="float" office:value="135.580760178336" calcext:value-type="float">
            <text:p>135.580760178336</text:p>
          </table:table-cell>
          <table:table-cell table:formula="of:=[.E508]-[.$E$54]" office:value-type="float" office:value="81.7919563629032" calcext:value-type="float">
            <text:p>81.7919563629032</text:p>
          </table:table-cell>
          <table:table-cell table:number-columns-repeated="9"/>
        </table:table-row>
        <table:table-row table:style-name="ro1">
          <table:table-cell office:value-type="float" office:value="569.735107421875" calcext:value-type="float">
            <text:p>569.735107421875</text:p>
          </table:table-cell>
          <table:table-cell office:value-type="float" office:value="332.759857177734" calcext:value-type="float">
            <text:p>332.759857177734</text:p>
          </table:table-cell>
          <table:table-cell office:value-type="float" office:value="51.3459014892578" calcext:value-type="float">
            <text:p>51.3459014892578</text:p>
          </table:table-cell>
          <table:table-cell office:value-type="float" office:value="16983.6503169837" calcext:value-type="float">
            <text:p>16983.6503169837</text:p>
          </table:table-cell>
          <table:table-cell table:formula="of:=10^((LOG10(149.3)-LOG10([.C509]))/1.07+LOG10(50))" office:value-type="float" office:value="135.580760178336" calcext:value-type="float">
            <text:p>135.580760178336</text:p>
          </table:table-cell>
          <table:table-cell table:formula="of:=[.E509]-[.$E$54]" office:value-type="float" office:value="81.7919563629032" calcext:value-type="float">
            <text:p>81.7919563629032</text:p>
          </table:table-cell>
          <table:table-cell table:number-columns-repeated="9"/>
        </table:table-row>
        <table:table-row table:style-name="ro1">
          <table:table-cell office:value-type="float" office:value="568.818237304687" calcext:value-type="float">
            <text:p>568.818237304687</text:p>
          </table:table-cell>
          <table:table-cell office:value-type="float" office:value="333.321716308594" calcext:value-type="float">
            <text:p>333.321716308594</text:p>
          </table:table-cell>
          <table:table-cell office:value-type="float" office:value="51.0885734558106" calcext:value-type="float">
            <text:p>51.0885734558106</text:p>
          </table:table-cell>
          <table:table-cell office:value-type="float" office:value="17017.017017017" calcext:value-type="float">
            <text:p>17017.017017017</text:p>
          </table:table-cell>
          <table:table-cell table:formula="of:=10^((LOG10(149.3)-LOG10([.C510]))/1.07+LOG10(50))" office:value-type="float" office:value="136.218885796319" calcext:value-type="float">
            <text:p>136.218885796319</text:p>
          </table:table-cell>
          <table:table-cell table:formula="of:=[.E510]-[.$E$54]" office:value-type="float" office:value="82.4300819808871" calcext:value-type="float">
            <text:p>82.4300819808871</text:p>
          </table:table-cell>
          <table:table-cell table:number-columns-repeated="9"/>
        </table:table-row>
        <table:table-row table:style-name="ro1">
          <table:table-cell office:value-type="float" office:value="568.045227050781" calcext:value-type="float">
            <text:p>568.045227050781</text:p>
          </table:table-cell>
          <table:table-cell office:value-type="float" office:value="333.397064208984" calcext:value-type="float">
            <text:p>333.397064208984</text:p>
          </table:table-cell>
          <table:table-cell office:value-type="float" office:value="50.8872299194336" calcext:value-type="float">
            <text:p>50.8872299194336</text:p>
          </table:table-cell>
          <table:table-cell office:value-type="float" office:value="17050.3837170504" calcext:value-type="float">
            <text:p>17050.3837170504</text:p>
          </table:table-cell>
          <table:table-cell table:formula="of:=10^((LOG10(149.3)-LOG10([.C511]))/1.07+LOG10(50))" office:value-type="float" office:value="136.72253284698" calcext:value-type="float">
            <text:p>136.72253284698</text:p>
          </table:table-cell>
          <table:table-cell table:formula="of:=[.E511]-[.$E$54]" office:value-type="float" office:value="82.9337290315479" calcext:value-type="float">
            <text:p>82.9337290315479</text:p>
          </table:table-cell>
          <table:table-cell table:number-columns-repeated="9"/>
        </table:table-row>
        <table:table-row table:style-name="ro1">
          <table:table-cell office:value-type="float" office:value="567.003723144531" calcext:value-type="float">
            <text:p>567.003723144531</text:p>
          </table:table-cell>
          <table:table-cell office:value-type="float" office:value="333.288024902344" calcext:value-type="float">
            <text:p>333.288024902344</text:p>
          </table:table-cell>
          <table:table-cell office:value-type="float" office:value="50.7735176086426" calcext:value-type="float">
            <text:p>50.7735176086426</text:p>
          </table:table-cell>
          <table:table-cell office:value-type="float" office:value="17083.7504170838" calcext:value-type="float">
            <text:p>17083.7504170838</text:p>
          </table:table-cell>
          <table:table-cell table:formula="of:=10^((LOG10(149.3)-LOG10([.C512]))/1.07+LOG10(50))" office:value-type="float" office:value="137.008683511479" calcext:value-type="float">
            <text:p>137.008683511479</text:p>
          </table:table-cell>
          <table:table-cell table:formula="of:=[.E512]-[.$E$54]" office:value-type="float" office:value="83.2198796960466" calcext:value-type="float">
            <text:p>83.2198796960466</text:p>
          </table:table-cell>
          <table:table-cell table:number-columns-repeated="9"/>
        </table:table-row>
        <table:table-row table:style-name="ro1">
          <table:table-cell office:value-type="float" office:value="565.475524902344" calcext:value-type="float">
            <text:p>565.475524902344</text:p>
          </table:table-cell>
          <table:table-cell office:value-type="float" office:value="333.068206787109" calcext:value-type="float">
            <text:p>333.068206787109</text:p>
          </table:table-cell>
          <table:table-cell office:value-type="float" office:value="50.6233291625977" calcext:value-type="float">
            <text:p>50.6233291625977</text:p>
          </table:table-cell>
          <table:table-cell office:value-type="float" office:value="17117.1171171171" calcext:value-type="float">
            <text:p>17117.1171171171</text:p>
          </table:table-cell>
          <table:table-cell table:formula="of:=10^((LOG10(149.3)-LOG10([.C513]))/1.07+LOG10(50))" office:value-type="float" office:value="137.38852992786" calcext:value-type="float">
            <text:p>137.38852992786</text:p>
          </table:table-cell>
          <table:table-cell table:formula="of:=[.E513]-[.$E$54]" office:value-type="float" office:value="83.5997261124273" calcext:value-type="float">
            <text:p>83.5997261124273</text:p>
          </table:table-cell>
          <table:table-cell table:number-columns-repeated="9"/>
        </table:table-row>
        <table:table-row table:style-name="ro1">
          <table:table-cell office:value-type="float" office:value="565.475524902344" calcext:value-type="float">
            <text:p>565.475524902344</text:p>
          </table:table-cell>
          <table:table-cell office:value-type="float" office:value="333.068206787109" calcext:value-type="float">
            <text:p>333.068206787109</text:p>
          </table:table-cell>
          <table:table-cell office:value-type="float" office:value="50.6233291625977" calcext:value-type="float">
            <text:p>50.6233291625977</text:p>
          </table:table-cell>
          <table:table-cell office:value-type="float" office:value="17150.4838171505" calcext:value-type="float">
            <text:p>17150.4838171505</text:p>
          </table:table-cell>
          <table:table-cell table:formula="of:=10^((LOG10(149.3)-LOG10([.C514]))/1.07+LOG10(50))" office:value-type="float" office:value="137.38852992786" calcext:value-type="float">
            <text:p>137.38852992786</text:p>
          </table:table-cell>
          <table:table-cell table:formula="of:=[.E514]-[.$E$54]" office:value-type="float" office:value="83.5997261124273" calcext:value-type="float">
            <text:p>83.5997261124273</text:p>
          </table:table-cell>
          <table:table-cell table:number-columns-repeated="9"/>
        </table:table-row>
        <table:table-row table:style-name="ro1">
          <table:table-cell office:value-type="float" office:value="564.226379394531" calcext:value-type="float">
            <text:p>564.226379394531</text:p>
          </table:table-cell>
          <table:table-cell office:value-type="float" office:value="331.79150390625" calcext:value-type="float">
            <text:p>331.79150390625</text:p>
          </table:table-cell>
          <table:table-cell office:value-type="float" office:value="50.4666137695313" calcext:value-type="float">
            <text:p>50.4666137695313</text:p>
          </table:table-cell>
          <table:table-cell office:value-type="float" office:value="17183.8505171839" calcext:value-type="float">
            <text:p>17183.8505171839</text:p>
          </table:table-cell>
          <table:table-cell table:formula="of:=10^((LOG10(149.3)-LOG10([.C515]))/1.07+LOG10(50))" office:value-type="float" office:value="137.787215135424" calcext:value-type="float">
            <text:p>137.787215135424</text:p>
          </table:table-cell>
          <table:table-cell table:formula="of:=[.E515]-[.$E$54]" office:value-type="float" office:value="83.9984113199919" calcext:value-type="float">
            <text:p>83.9984113199919</text:p>
          </table:table-cell>
          <table:table-cell table:number-columns-repeated="9"/>
        </table:table-row>
        <table:table-row table:style-name="ro1">
          <table:table-cell office:value-type="float" office:value="562.232666015625" calcext:value-type="float">
            <text:p>562.232666015625</text:p>
          </table:table-cell>
          <table:table-cell office:value-type="float" office:value="331.75244140625" calcext:value-type="float">
            <text:p>331.75244140625</text:p>
          </table:table-cell>
          <table:table-cell office:value-type="float" office:value="50.2754745483398" calcext:value-type="float">
            <text:p>50.2754745483398</text:p>
          </table:table-cell>
          <table:table-cell office:value-type="float" office:value="17217.2172172172" calcext:value-type="float">
            <text:p>17217.2172172172</text:p>
          </table:table-cell>
          <table:table-cell table:formula="of:=10^((LOG10(149.3)-LOG10([.C516]))/1.07+LOG10(50))" office:value-type="float" office:value="138.276728822385" calcext:value-type="float">
            <text:p>138.276728822385</text:p>
          </table:table-cell>
          <table:table-cell table:formula="of:=[.E516]-[.$E$54]" office:value-type="float" office:value="84.4879250069529" calcext:value-type="float">
            <text:p>84.4879250069529</text:p>
          </table:table-cell>
          <table:table-cell table:number-columns-repeated="9"/>
        </table:table-row>
        <table:table-row table:style-name="ro1">
          <table:table-cell office:value-type="float" office:value="560.824401855469" calcext:value-type="float">
            <text:p>560.824401855469</text:p>
          </table:table-cell>
          <table:table-cell office:value-type="float" office:value="330.998809814453" calcext:value-type="float">
            <text:p>330.998809814453</text:p>
          </table:table-cell>
          <table:table-cell office:value-type="float" office:value="50.4625129699707" calcext:value-type="float">
            <text:p>50.4625129699707</text:p>
          </table:table-cell>
          <table:table-cell office:value-type="float" office:value="17250.5839172506" calcext:value-type="float">
            <text:p>17250.5839172506</text:p>
          </table:table-cell>
          <table:table-cell table:formula="of:=10^((LOG10(149.3)-LOG10([.C517]))/1.07+LOG10(50))" office:value-type="float" office:value="137.797679760152" calcext:value-type="float">
            <text:p>137.797679760152</text:p>
          </table:table-cell>
          <table:table-cell table:formula="of:=[.E517]-[.$E$54]" office:value-type="float" office:value="84.0088759447202" calcext:value-type="float">
            <text:p>84.0088759447202</text:p>
          </table:table-cell>
          <table:table-cell table:number-columns-repeated="9"/>
        </table:table-row>
        <table:table-row table:style-name="ro1">
          <table:table-cell office:value-type="float" office:value="559.282409667969" calcext:value-type="float">
            <text:p>559.282409667969</text:p>
          </table:table-cell>
          <table:table-cell office:value-type="float" office:value="330.817169189453" calcext:value-type="float">
            <text:p>330.817169189453</text:p>
          </table:table-cell>
          <table:table-cell office:value-type="float" office:value="50.3467597961426" calcext:value-type="float">
            <text:p>50.3467597961426</text:p>
          </table:table-cell>
          <table:table-cell office:value-type="float" office:value="17283.950617284" calcext:value-type="float">
            <text:p>17283.950617284</text:p>
          </table:table-cell>
          <table:table-cell table:formula="of:=10^((LOG10(149.3)-LOG10([.C518]))/1.07+LOG10(50))" office:value-type="float" office:value="138.093744626891" calcext:value-type="float">
            <text:p>138.093744626891</text:p>
          </table:table-cell>
          <table:table-cell table:formula="of:=[.E518]-[.$E$54]" office:value-type="float" office:value="84.3049408114589" calcext:value-type="float">
            <text:p>84.3049408114589</text:p>
          </table:table-cell>
          <table:table-cell table:number-columns-repeated="9"/>
        </table:table-row>
        <table:table-row table:style-name="ro1">
          <table:table-cell office:value-type="float" office:value="559.282409667969" calcext:value-type="float">
            <text:p>559.282409667969</text:p>
          </table:table-cell>
          <table:table-cell office:value-type="float" office:value="330.817169189453" calcext:value-type="float">
            <text:p>330.817169189453</text:p>
          </table:table-cell>
          <table:table-cell office:value-type="float" office:value="50.3467597961426" calcext:value-type="float">
            <text:p>50.3467597961426</text:p>
          </table:table-cell>
          <table:table-cell office:value-type="float" office:value="17317.3173173173" calcext:value-type="float">
            <text:p>17317.3173173173</text:p>
          </table:table-cell>
          <table:table-cell table:formula="of:=10^((LOG10(149.3)-LOG10([.C519]))/1.07+LOG10(50))" office:value-type="float" office:value="138.093744626891" calcext:value-type="float">
            <text:p>138.093744626891</text:p>
          </table:table-cell>
          <table:table-cell table:formula="of:=[.E519]-[.$E$54]" office:value-type="float" office:value="84.3049408114589" calcext:value-type="float">
            <text:p>84.3049408114589</text:p>
          </table:table-cell>
          <table:table-cell table:number-columns-repeated="9"/>
        </table:table-row>
        <table:table-row table:style-name="ro1">
          <table:table-cell office:value-type="float" office:value="556.987854003906" calcext:value-type="float">
            <text:p>556.987854003906</text:p>
          </table:table-cell>
          <table:table-cell office:value-type="float" office:value="331.500854492187" calcext:value-type="float">
            <text:p>331.500854492187</text:p>
          </table:table-cell>
          <table:table-cell office:value-type="float" office:value="50.1413345336914" calcext:value-type="float">
            <text:p>50.1413345336914</text:p>
          </table:table-cell>
          <table:table-cell office:value-type="float" office:value="17350.6840173507" calcext:value-type="float">
            <text:p>17350.6840173507</text:p>
          </table:table-cell>
          <table:table-cell table:formula="of:=10^((LOG10(149.3)-LOG10([.C520]))/1.07+LOG10(50))" office:value-type="float" office:value="138.622421205296" calcext:value-type="float">
            <text:p>138.622421205296</text:p>
          </table:table-cell>
          <table:table-cell table:formula="of:=[.E520]-[.$E$54]" office:value-type="float" office:value="84.833617389864" calcext:value-type="float">
            <text:p>84.833617389864</text:p>
          </table:table-cell>
          <table:table-cell table:number-columns-repeated="9"/>
        </table:table-row>
        <table:table-row table:style-name="ro1">
          <table:table-cell office:value-type="float" office:value="554.085388183594" calcext:value-type="float">
            <text:p>554.085388183594</text:p>
          </table:table-cell>
          <table:table-cell office:value-type="float" office:value="332.085357666016" calcext:value-type="float">
            <text:p>332.085357666016</text:p>
          </table:table-cell>
          <table:table-cell office:value-type="float" office:value="50.5841331481934" calcext:value-type="float">
            <text:p>50.5841331481934</text:p>
          </table:table-cell>
          <table:table-cell office:value-type="float" office:value="17384.0507173841" calcext:value-type="float">
            <text:p>17384.0507173841</text:p>
          </table:table-cell>
          <table:table-cell table:formula="of:=10^((LOG10(149.3)-LOG10([.C521]))/1.07+LOG10(50))" office:value-type="float" office:value="137.488020812092" calcext:value-type="float">
            <text:p>137.488020812092</text:p>
          </table:table-cell>
          <table:table-cell table:formula="of:=[.E521]-[.$E$54]" office:value-type="float" office:value="83.69921699666" calcext:value-type="float">
            <text:p>83.69921699666</text:p>
          </table:table-cell>
          <table:table-cell table:number-columns-repeated="9"/>
        </table:table-row>
        <table:table-row table:style-name="ro1">
          <table:table-cell office:value-type="float" office:value="548.796020507813" calcext:value-type="float">
            <text:p>548.796020507813</text:p>
          </table:table-cell>
          <table:table-cell office:value-type="float" office:value="334.554718017578" calcext:value-type="float">
            <text:p>334.554718017578</text:p>
          </table:table-cell>
          <table:table-cell office:value-type="float" office:value="51.8795623779297" calcext:value-type="float">
            <text:p>51.8795623779297</text:p>
          </table:table-cell>
          <table:table-cell office:value-type="float" office:value="17417.4174174174" calcext:value-type="float">
            <text:p>17417.4174174174</text:p>
          </table:table-cell>
          <table:table-cell table:formula="of:=10^((LOG10(149.3)-LOG10([.C522]))/1.07+LOG10(50))" office:value-type="float" office:value="134.276903069058" calcext:value-type="float">
            <text:p>134.276903069058</text:p>
          </table:table-cell>
          <table:table-cell table:formula="of:=[.E522]-[.$E$54]" office:value-type="float" office:value="80.4880992536258" calcext:value-type="float">
            <text:p>80.4880992536258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35" calcext:value-type="float">
            <text:p>335</text:p>
          </table:table-cell>
          <table:table-cell office:value-type="float" office:value="52.3928451538086" calcext:value-type="float">
            <text:p>52.3928451538086</text:p>
          </table:table-cell>
          <table:table-cell office:value-type="float" office:value="17450.7841174508" calcext:value-type="float">
            <text:p>17450.7841174508</text:p>
          </table:table-cell>
          <table:table-cell table:formula="of:=10^((LOG10(149.3)-LOG10([.C523]))/1.07+LOG10(50))" office:value-type="float" office:value="133.047082130101" calcext:value-type="float">
            <text:p>133.047082130101</text:p>
          </table:table-cell>
          <table:table-cell table:formula="of:=[.E523]-[.$E$54]" office:value-type="float" office:value="79.2582783146684" calcext:value-type="float">
            <text:p>79.2582783146684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35" calcext:value-type="float">
            <text:p>335</text:p>
          </table:table-cell>
          <table:table-cell office:value-type="float" office:value="52.3928451538086" calcext:value-type="float">
            <text:p>52.3928451538086</text:p>
          </table:table-cell>
          <table:table-cell office:value-type="float" office:value="17484.1508174842" calcext:value-type="float">
            <text:p>17484.1508174842</text:p>
          </table:table-cell>
          <table:table-cell table:formula="of:=10^((LOG10(149.3)-LOG10([.C524]))/1.07+LOG10(50))" office:value-type="float" office:value="133.047082130101" calcext:value-type="float">
            <text:p>133.047082130101</text:p>
          </table:table-cell>
          <table:table-cell table:formula="of:=[.E524]-[.$E$54]" office:value-type="float" office:value="79.2582783146684" calcext:value-type="float">
            <text:p>79.2582783146684</text:p>
          </table:table-cell>
          <table:table-cell table:number-columns-repeated="9"/>
        </table:table-row>
        <table:table-row table:style-name="ro1">
          <table:table-cell office:value-type="float" office:value="542.860961914063" calcext:value-type="float">
            <text:p>542.860961914063</text:p>
          </table:table-cell>
          <table:table-cell office:value-type="float" office:value="332.240631103516" calcext:value-type="float">
            <text:p>332.240631103516</text:p>
          </table:table-cell>
          <table:table-cell office:value-type="float" office:value="51.9719924926758" calcext:value-type="float">
            <text:p>51.9719924926758</text:p>
          </table:table-cell>
          <table:table-cell office:value-type="float" office:value="17517.5175175175" calcext:value-type="float">
            <text:p>17517.5175175175</text:p>
          </table:table-cell>
          <table:table-cell table:formula="of:=10^((LOG10(149.3)-LOG10([.C525]))/1.07+LOG10(50))" office:value-type="float" office:value="134.05370679339" calcext:value-type="float">
            <text:p>134.05370679339</text:p>
          </table:table-cell>
          <table:table-cell table:formula="of:=[.E525]-[.$E$54]" office:value-type="float" office:value="80.2649029779579" calcext:value-type="float">
            <text:p>80.2649029779579</text:p>
          </table:table-cell>
          <table:table-cell table:number-columns-repeated="9"/>
        </table:table-row>
        <table:table-row table:style-name="ro1">
          <table:table-cell office:value-type="float" office:value="538.018005371094" calcext:value-type="float">
            <text:p>538.018005371094</text:p>
          </table:table-cell>
          <table:table-cell office:value-type="float" office:value="334.030822753906" calcext:value-type="float">
            <text:p>334.030822753906</text:p>
          </table:table-cell>
          <table:table-cell office:value-type="float" office:value="51.8974761962891" calcext:value-type="float">
            <text:p>51.8974761962891</text:p>
          </table:table-cell>
          <table:table-cell office:value-type="float" office:value="17550.8842175509" calcext:value-type="float">
            <text:p>17550.8842175509</text:p>
          </table:table-cell>
          <table:table-cell table:formula="of:=10^((LOG10(149.3)-LOG10([.C526]))/1.07+LOG10(50))" office:value-type="float" office:value="134.233585470661" calcext:value-type="float">
            <text:p>134.233585470661</text:p>
          </table:table-cell>
          <table:table-cell table:formula="of:=[.E526]-[.$E$54]" office:value-type="float" office:value="80.4447816552292" calcext:value-type="float">
            <text:p>80.4447816552292</text:p>
          </table:table-cell>
          <table:table-cell table:number-columns-repeated="9"/>
        </table:table-row>
        <table:table-row table:style-name="ro1">
          <table:table-cell office:value-type="float" office:value="530.771179199219" calcext:value-type="float">
            <text:p>530.771179199219</text:p>
          </table:table-cell>
          <table:table-cell office:value-type="float" office:value="338.344329833984" calcext:value-type="float">
            <text:p>338.344329833984</text:p>
          </table:table-cell>
          <table:table-cell office:value-type="float" office:value="53.4775772094727" calcext:value-type="float">
            <text:p>53.4775772094727</text:p>
          </table:table-cell>
          <table:table-cell office:value-type="float" office:value="17584.2509175843" calcext:value-type="float">
            <text:p>17584.2509175843</text:p>
          </table:table-cell>
          <table:table-cell table:formula="of:=10^((LOG10(149.3)-LOG10([.C527]))/1.07+LOG10(50))" office:value-type="float" office:value="130.523238295006" calcext:value-type="float">
            <text:p>130.523238295006</text:p>
          </table:table-cell>
          <table:table-cell table:formula="of:=[.E527]-[.$E$54]" office:value-type="float" office:value="76.7344344795735" calcext:value-type="float">
            <text:p>76.7344344795735</text:p>
          </table:table-cell>
          <table:table-cell table:number-columns-repeated="9"/>
        </table:table-row>
        <table:table-row table:style-name="ro1">
          <table:table-cell office:value-type="float" office:value="528.126037597656" calcext:value-type="float">
            <text:p>528.126037597656</text:p>
          </table:table-cell>
          <table:table-cell office:value-type="float" office:value="334.709075927734" calcext:value-type="float">
            <text:p>334.709075927734</text:p>
          </table:table-cell>
          <table:table-cell office:value-type="float" office:value="51.0773963928223" calcext:value-type="float">
            <text:p>51.0773963928223</text:p>
          </table:table-cell>
          <table:table-cell office:value-type="float" office:value="17617.6176176176" calcext:value-type="float">
            <text:p>17617.6176176176</text:p>
          </table:table-cell>
          <table:table-cell table:formula="of:=10^((LOG10(149.3)-LOG10([.C528]))/1.07+LOG10(50))" office:value-type="float" office:value="136.246743761065" calcext:value-type="float">
            <text:p>136.246743761065</text:p>
          </table:table-cell>
          <table:table-cell table:formula="of:=[.E528]-[.$E$54]" office:value-type="float" office:value="82.4579399456324" calcext:value-type="float">
            <text:p>82.4579399456324</text:p>
          </table:table-cell>
          <table:table-cell table:number-columns-repeated="9"/>
        </table:table-row>
        <table:table-row table:style-name="ro1">
          <table:table-cell office:value-type="float" office:value="528.126037597656" calcext:value-type="float">
            <text:p>528.126037597656</text:p>
          </table:table-cell>
          <table:table-cell office:value-type="float" office:value="334.709075927734" calcext:value-type="float">
            <text:p>334.709075927734</text:p>
          </table:table-cell>
          <table:table-cell office:value-type="float" office:value="51.0773963928223" calcext:value-type="float">
            <text:p>51.0773963928223</text:p>
          </table:table-cell>
          <table:table-cell office:value-type="float" office:value="17650.984317651" calcext:value-type="float">
            <text:p>17650.984317651</text:p>
          </table:table-cell>
          <table:table-cell table:formula="of:=10^((LOG10(149.3)-LOG10([.C529]))/1.07+LOG10(50))" office:value-type="float" office:value="136.246743761065" calcext:value-type="float">
            <text:p>136.246743761065</text:p>
          </table:table-cell>
          <table:table-cell table:formula="of:=[.E529]-[.$E$54]" office:value-type="float" office:value="82.4579399456324" calcext:value-type="float">
            <text:p>82.4579399456324</text:p>
          </table:table-cell>
          <table:table-cell table:number-columns-repeated="9"/>
        </table:table-row>
        <table:table-row table:style-name="ro1">
          <table:table-cell office:value-type="float" office:value="521.781799316406" calcext:value-type="float">
            <text:p>521.781799316406</text:p>
          </table:table-cell>
          <table:table-cell office:value-type="float" office:value="334.278167724609" calcext:value-type="float">
            <text:p>334.278167724609</text:p>
          </table:table-cell>
          <table:table-cell office:value-type="float" office:value="51.9750595092773" calcext:value-type="float">
            <text:p>51.9750595092773</text:p>
          </table:table-cell>
          <table:table-cell office:value-type="float" office:value="17684.3510176844" calcext:value-type="float">
            <text:p>17684.3510176844</text:p>
          </table:table-cell>
          <table:table-cell table:formula="of:=10^((LOG10(149.3)-LOG10([.C530]))/1.07+LOG10(50))" office:value-type="float" office:value="134.046313856148" calcext:value-type="float">
            <text:p>134.046313856148</text:p>
          </table:table-cell>
          <table:table-cell table:formula="of:=[.E530]-[.$E$54]" office:value-type="float" office:value="80.2575100407155" calcext:value-type="float">
            <text:p>80.2575100407155</text:p>
          </table:table-cell>
          <table:table-cell table:number-columns-repeated="9"/>
        </table:table-row>
        <table:table-row table:style-name="ro1">
          <table:table-cell office:value-type="float" office:value="515.253540039063" calcext:value-type="float">
            <text:p>515.253540039063</text:p>
          </table:table-cell>
          <table:table-cell office:value-type="float" office:value="335.477600097656" calcext:value-type="float">
            <text:p>335.477600097656</text:p>
          </table:table-cell>
          <table:table-cell office:value-type="float" office:value="51.9702186584473" calcext:value-type="float">
            <text:p>51.9702186584473</text:p>
          </table:table-cell>
          <table:table-cell office:value-type="float" office:value="17717.7177177177" calcext:value-type="float">
            <text:p>17717.7177177177</text:p>
          </table:table-cell>
          <table:table-cell table:formula="of:=10^((LOG10(149.3)-LOG10([.C531]))/1.07+LOG10(50))" office:value-type="float" office:value="134.057982944578" calcext:value-type="float">
            <text:p>134.057982944578</text:p>
          </table:table-cell>
          <table:table-cell table:formula="of:=[.E531]-[.$E$54]" office:value-type="float" office:value="80.2691791291455" calcext:value-type="float">
            <text:p>80.2691791291455</text:p>
          </table:table-cell>
          <table:table-cell table:number-columns-repeated="9"/>
        </table:table-row>
        <table:table-row table:style-name="ro1">
          <table:table-cell office:value-type="float" office:value="509.739349365234" calcext:value-type="float">
            <text:p>509.739349365234</text:p>
          </table:table-cell>
          <table:table-cell office:value-type="float" office:value="335.362976074219" calcext:value-type="float">
            <text:p>335.362976074219</text:p>
          </table:table-cell>
          <table:table-cell office:value-type="float" office:value="51.1780433654785" calcext:value-type="float">
            <text:p>51.1780433654785</text:p>
          </table:table-cell>
          <table:table-cell office:value-type="float" office:value="17751.0844177511" calcext:value-type="float">
            <text:p>17751.0844177511</text:p>
          </table:table-cell>
          <table:table-cell table:formula="of:=10^((LOG10(149.3)-LOG10([.C532]))/1.07+LOG10(50))" office:value-type="float" office:value="135.996313187412" calcext:value-type="float">
            <text:p>135.996313187412</text:p>
          </table:table-cell>
          <table:table-cell table:formula="of:=[.E532]-[.$E$54]" office:value-type="float" office:value="82.20750937198" calcext:value-type="float">
            <text:p>82.20750937198</text:p>
          </table:table-cell>
          <table:table-cell table:number-columns-repeated="9"/>
        </table:table-row>
        <table:table-row table:style-name="ro1">
          <table:table-cell office:value-type="float" office:value="504.370635986328" calcext:value-type="float">
            <text:p>504.370635986328</text:p>
          </table:table-cell>
          <table:table-cell office:value-type="float" office:value="334.148162841797" calcext:value-type="float">
            <text:p>334.148162841797</text:p>
          </table:table-cell>
          <table:table-cell office:value-type="float" office:value="51.4957313537598" calcext:value-type="float">
            <text:p>51.4957313537598</text:p>
          </table:table-cell>
          <table:table-cell office:value-type="float" office:value="17784.4511177845" calcext:value-type="float">
            <text:p>17784.4511177845</text:p>
          </table:table-cell>
          <table:table-cell table:formula="of:=10^((LOG10(149.3)-LOG10([.C533]))/1.07+LOG10(50))" office:value-type="float" office:value="135.212051960885" calcext:value-type="float">
            <text:p>135.212051960885</text:p>
          </table:table-cell>
          <table:table-cell table:formula="of:=[.E533]-[.$E$54]" office:value-type="float" office:value="81.4232481454528" calcext:value-type="float">
            <text:p>81.4232481454528</text:p>
          </table:table-cell>
          <table:table-cell table:number-columns-repeated="9"/>
        </table:table-row>
        <table:table-row table:style-name="ro1">
          <table:table-cell office:value-type="float" office:value="504.370635986328" calcext:value-type="float">
            <text:p>504.370635986328</text:p>
          </table:table-cell>
          <table:table-cell office:value-type="float" office:value="334.148162841797" calcext:value-type="float">
            <text:p>334.148162841797</text:p>
          </table:table-cell>
          <table:table-cell office:value-type="float" office:value="51.4957313537598" calcext:value-type="float">
            <text:p>51.4957313537598</text:p>
          </table:table-cell>
          <table:table-cell office:value-type="float" office:value="17817.8178178178" calcext:value-type="float">
            <text:p>17817.8178178178</text:p>
          </table:table-cell>
          <table:table-cell table:formula="of:=10^((LOG10(149.3)-LOG10([.C534]))/1.07+LOG10(50))" office:value-type="float" office:value="135.212051960885" calcext:value-type="float">
            <text:p>135.212051960885</text:p>
          </table:table-cell>
          <table:table-cell table:formula="of:=[.E534]-[.$E$54]" office:value-type="float" office:value="81.4232481454528" calcext:value-type="float">
            <text:p>81.4232481454528</text:p>
          </table:table-cell>
          <table:table-cell table:number-columns-repeated="9"/>
        </table:table-row>
        <table:table-row table:style-name="ro1">
          <table:table-cell office:value-type="float" office:value="497.241485595703" calcext:value-type="float">
            <text:p>497.241485595703</text:p>
          </table:table-cell>
          <table:table-cell office:value-type="float" office:value="336.313751220703" calcext:value-type="float">
            <text:p>336.313751220703</text:p>
          </table:table-cell>
          <table:table-cell office:value-type="float" office:value="51.9714813232422" calcext:value-type="float">
            <text:p>51.9714813232422</text:p>
          </table:table-cell>
          <table:table-cell office:value-type="float" office:value="17851.1845178512" calcext:value-type="float">
            <text:p>17851.1845178512</text:p>
          </table:table-cell>
          <table:table-cell table:formula="of:=10^((LOG10(149.3)-LOG10([.C535]))/1.07+LOG10(50))" office:value-type="float" office:value="134.054939031655" calcext:value-type="float">
            <text:p>134.054939031655</text:p>
          </table:table-cell>
          <table:table-cell table:formula="of:=[.E535]-[.$E$54]" office:value-type="float" office:value="80.2661352162229" calcext:value-type="float">
            <text:p>80.2661352162229</text:p>
          </table:table-cell>
          <table:table-cell table:number-columns-repeated="9"/>
        </table:table-row>
        <table:table-row table:style-name="ro1">
          <table:table-cell office:value-type="float" office:value="491.357391357422" calcext:value-type="float">
            <text:p>491.357391357422</text:p>
          </table:table-cell>
          <table:table-cell office:value-type="float" office:value="336.333801269531" calcext:value-type="float">
            <text:p>336.333801269531</text:p>
          </table:table-cell>
          <table:table-cell office:value-type="float" office:value="52.3378448486328" calcext:value-type="float">
            <text:p>52.3378448486328</text:p>
          </table:table-cell>
          <table:table-cell office:value-type="float" office:value="17884.5512178846" calcext:value-type="float">
            <text:p>17884.5512178846</text:p>
          </table:table-cell>
          <table:table-cell table:formula="of:=10^((LOG10(149.3)-LOG10([.C536]))/1.07+LOG10(50))" office:value-type="float" office:value="133.177746120548" calcext:value-type="float">
            <text:p>133.177746120548</text:p>
          </table:table-cell>
          <table:table-cell table:formula="of:=[.E536]-[.$E$54]" office:value-type="float" office:value="79.388942305116" calcext:value-type="float">
            <text:p>79.388942305116</text:p>
          </table:table-cell>
          <table:table-cell table:number-columns-repeated="9"/>
        </table:table-row>
        <table:table-row table:style-name="ro1">
          <table:table-cell office:value-type="float" office:value="486.72119140625" calcext:value-type="float">
            <text:p>486.72119140625</text:p>
          </table:table-cell>
          <table:table-cell office:value-type="float" office:value="336.564697265625" calcext:value-type="float">
            <text:p>336.564697265625</text:p>
          </table:table-cell>
          <table:table-cell office:value-type="float" office:value="51.5698394775391" calcext:value-type="float">
            <text:p>51.5698394775391</text:p>
          </table:table-cell>
          <table:table-cell office:value-type="float" office:value="17917.9179179179" calcext:value-type="float">
            <text:p>17917.9179179179</text:p>
          </table:table-cell>
          <table:table-cell table:formula="of:=10^((LOG10(149.3)-LOG10([.C537]))/1.07+LOG10(50))" office:value-type="float" office:value="135.030449349581" calcext:value-type="float">
            <text:p>135.030449349581</text:p>
          </table:table-cell>
          <table:table-cell table:formula="of:=[.E537]-[.$E$54]" office:value-type="float" office:value="81.241645534149" calcext:value-type="float">
            <text:p>81.241645534149</text:p>
          </table:table-cell>
          <table:table-cell table:number-columns-repeated="9"/>
        </table:table-row>
        <table:table-row table:style-name="ro1">
          <table:table-cell office:value-type="float" office:value="482.02197265625" calcext:value-type="float">
            <text:p>482.02197265625</text:p>
          </table:table-cell>
          <table:table-cell office:value-type="float" office:value="337.001281738281" calcext:value-type="float">
            <text:p>337.001281738281</text:p>
          </table:table-cell>
          <table:table-cell office:value-type="float" office:value="51.0882530212402" calcext:value-type="float">
            <text:p>51.0882530212402</text:p>
          </table:table-cell>
          <table:table-cell office:value-type="float" office:value="17951.2846179513" calcext:value-type="float">
            <text:p>17951.2846179513</text:p>
          </table:table-cell>
          <table:table-cell table:formula="of:=10^((LOG10(149.3)-LOG10([.C538]))/1.07+LOG10(50))" office:value-type="float" office:value="136.219684290525" calcext:value-type="float">
            <text:p>136.219684290525</text:p>
          </table:table-cell>
          <table:table-cell table:formula="of:=[.E538]-[.$E$54]" office:value-type="float" office:value="82.4308804750928" calcext:value-type="float">
            <text:p>82.4308804750928</text:p>
          </table:table-cell>
          <table:table-cell table:number-columns-repeated="9"/>
        </table:table-row>
        <table:table-row table:style-name="ro1">
          <table:table-cell office:value-type="float" office:value="482.02197265625" calcext:value-type="float">
            <text:p>482.02197265625</text:p>
          </table:table-cell>
          <table:table-cell office:value-type="float" office:value="337.001281738281" calcext:value-type="float">
            <text:p>337.001281738281</text:p>
          </table:table-cell>
          <table:table-cell office:value-type="float" office:value="51.0882530212402" calcext:value-type="float">
            <text:p>51.0882530212402</text:p>
          </table:table-cell>
          <table:table-cell office:value-type="float" office:value="17984.6513179847" calcext:value-type="float">
            <text:p>17984.6513179847</text:p>
          </table:table-cell>
          <table:table-cell table:formula="of:=10^((LOG10(149.3)-LOG10([.C539]))/1.07+LOG10(50))" office:value-type="float" office:value="136.219684290525" calcext:value-type="float">
            <text:p>136.219684290525</text:p>
          </table:table-cell>
          <table:table-cell table:formula="of:=[.E539]-[.$E$54]" office:value-type="float" office:value="82.4308804750928" calcext:value-type="float">
            <text:p>82.4308804750928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38.5" calcext:value-type="float">
            <text:p>338.5</text:p>
          </table:table-cell>
          <table:table-cell office:value-type="float" office:value="54.5367851257324" calcext:value-type="float">
            <text:p>54.5367851257324</text:p>
          </table:table-cell>
          <table:table-cell office:value-type="float" office:value="18018.018018018" calcext:value-type="float">
            <text:p>18018.018018018</text:p>
          </table:table-cell>
          <table:table-cell table:formula="of:=10^((LOG10(149.3)-LOG10([.C540]))/1.07+LOG10(50))" office:value-type="float" office:value="128.15255529126" calcext:value-type="float">
            <text:p>128.15255529126</text:p>
          </table:table-cell>
          <table:table-cell table:formula="of:=[.E540]-[.$E$54]" office:value-type="float" office:value="74.3637514758281" calcext:value-type="float">
            <text:p>74.3637514758281</text:p>
          </table:table-cell>
          <table:table-cell table:number-columns-repeated="9"/>
        </table:table-row>
        <table:table-row table:style-name="ro1">
          <table:table-cell office:value-type="float" office:value="477.5" calcext:value-type="float">
            <text:p>477.5</text:p>
          </table:table-cell>
          <table:table-cell office:value-type="float" office:value="338.5" calcext:value-type="float">
            <text:p>338.5</text:p>
          </table:table-cell>
          <table:table-cell office:value-type="float" office:value="52.7874069213867" calcext:value-type="float">
            <text:p>52.7874069213867</text:p>
          </table:table-cell>
          <table:table-cell office:value-type="float" office:value="18051.3847180514" calcext:value-type="float">
            <text:p>18051.3847180514</text:p>
          </table:table-cell>
          <table:table-cell table:formula="of:=10^((LOG10(149.3)-LOG10([.C541]))/1.07+LOG10(50))" office:value-type="float" office:value="132.117446627318" calcext:value-type="float">
            <text:p>132.117446627318</text:p>
          </table:table-cell>
          <table:table-cell table:formula="of:=[.E541]-[.$E$54]" office:value-type="float" office:value="78.3286428118854" calcext:value-type="float">
            <text:p>78.3286428118854</text:p>
          </table:table-cell>
          <table:table-cell table:number-columns-repeated="9"/>
        </table:table-row>
        <table:table-row table:style-name="ro1">
          <table:table-cell office:value-type="float" office:value="473.5" calcext:value-type="float">
            <text:p>473.5</text:p>
          </table:table-cell>
          <table:table-cell office:value-type="float" office:value="339" calcext:value-type="float">
            <text:p>339</text:p>
          </table:table-cell>
          <table:table-cell office:value-type="float" office:value="51.7035789489746" calcext:value-type="float">
            <text:p>51.7035789489746</text:p>
          </table:table-cell>
          <table:table-cell office:value-type="float" office:value="18084.7514180848" calcext:value-type="float">
            <text:p>18084.7514180848</text:p>
          </table:table-cell>
          <table:table-cell table:formula="of:=10^((LOG10(149.3)-LOG10([.C542]))/1.07+LOG10(50))" office:value-type="float" office:value="134.703994060334" calcext:value-type="float">
            <text:p>134.703994060334</text:p>
          </table:table-cell>
          <table:table-cell table:formula="of:=[.E542]-[.$E$54]" office:value-type="float" office:value="80.9151902449022" calcext:value-type="float">
            <text:p>80.9151902449022</text:p>
          </table:table-cell>
          <table:table-cell table:number-columns-repeated="9"/>
        </table:table-row>
        <table:table-row table:style-name="ro1">
          <table:table-cell office:value-type="float" office:value="462.125" calcext:value-type="float">
            <text:p>462.125</text:p>
          </table:table-cell>
          <table:table-cell office:value-type="float" office:value="340.0625" calcext:value-type="float">
            <text:p>340.0625</text:p>
          </table:table-cell>
          <table:table-cell office:value-type="float" office:value="52.1059494018555" calcext:value-type="float">
            <text:p>52.1059494018555</text:p>
          </table:table-cell>
          <table:table-cell office:value-type="float" office:value="18118.1181181181" calcext:value-type="float">
            <text:p>18118.1181181181</text:p>
          </table:table-cell>
          <table:table-cell table:formula="of:=10^((LOG10(149.3)-LOG10([.C543]))/1.07+LOG10(50))" office:value-type="float" office:value="133.731592936572" calcext:value-type="float">
            <text:p>133.731592936572</text:p>
          </table:table-cell>
          <table:table-cell table:formula="of:=[.E543]-[.$E$54]" office:value-type="float" office:value="79.9427891211394" calcext:value-type="float">
            <text:p>79.9427891211394</text:p>
          </table:table-cell>
          <table:table-cell table:number-columns-repeated="9"/>
        </table:table-row>
        <table:table-row table:style-name="ro1">
          <table:table-cell office:value-type="float" office:value="462.125" calcext:value-type="float">
            <text:p>462.125</text:p>
          </table:table-cell>
          <table:table-cell office:value-type="float" office:value="340.0625" calcext:value-type="float">
            <text:p>340.0625</text:p>
          </table:table-cell>
          <table:table-cell office:value-type="float" office:value="52.1059494018555" calcext:value-type="float">
            <text:p>52.1059494018555</text:p>
          </table:table-cell>
          <table:table-cell office:value-type="float" office:value="18151.4848181515" calcext:value-type="float">
            <text:p>18151.4848181515</text:p>
          </table:table-cell>
          <table:table-cell table:formula="of:=10^((LOG10(149.3)-LOG10([.C544]))/1.07+LOG10(50))" office:value-type="float" office:value="133.731592936572" calcext:value-type="float">
            <text:p>133.731592936572</text:p>
          </table:table-cell>
          <table:table-cell table:formula="of:=[.E544]-[.$E$54]" office:value-type="float" office:value="79.9427891211394" calcext:value-type="float">
            <text:p>79.9427891211394</text:p>
          </table:table-cell>
          <table:table-cell table:number-columns-repeated="9"/>
        </table:table-row>
        <table:table-row table:style-name="ro1">
          <table:table-cell office:value-type="float" office:value="457.013610839844" calcext:value-type="float">
            <text:p>457.013610839844</text:p>
          </table:table-cell>
          <table:table-cell office:value-type="float" office:value="340.806884765625" calcext:value-type="float">
            <text:p>340.806884765625</text:p>
          </table:table-cell>
          <table:table-cell office:value-type="float" office:value="51.2509002685547" calcext:value-type="float">
            <text:p>51.2509002685547</text:p>
          </table:table-cell>
          <table:table-cell office:value-type="float" office:value="18184.8515181849" calcext:value-type="float">
            <text:p>18184.8515181849</text:p>
          </table:table-cell>
          <table:table-cell table:formula="of:=10^((LOG10(149.3)-LOG10([.C545]))/1.07+LOG10(50))" office:value-type="float" office:value="135.815623748239" calcext:value-type="float">
            <text:p>135.815623748239</text:p>
          </table:table-cell>
          <table:table-cell table:formula="of:=[.E545]-[.$E$54]" office:value-type="float" office:value="82.0268199328069" calcext:value-type="float">
            <text:p>82.0268199328069</text:p>
          </table:table-cell>
          <table:table-cell table:number-columns-repeated="9"/>
        </table:table-row>
        <table:table-row table:style-name="ro1">
          <table:table-cell office:value-type="float" office:value="451.727447509766" calcext:value-type="float">
            <text:p>451.727447509766</text:p>
          </table:table-cell>
          <table:table-cell office:value-type="float" office:value="341.912689208984" calcext:value-type="float">
            <text:p>341.912689208984</text:p>
          </table:table-cell>
          <table:table-cell office:value-type="float" office:value="51.5350532531738" calcext:value-type="float">
            <text:p>51.5350532531738</text:p>
          </table:table-cell>
          <table:table-cell office:value-type="float" office:value="18218.2182182182" calcext:value-type="float">
            <text:p>18218.2182182182</text:p>
          </table:table-cell>
          <table:table-cell table:formula="of:=10^((LOG10(149.3)-LOG10([.C546]))/1.07+LOG10(50))" office:value-type="float" office:value="135.11563038464" calcext:value-type="float">
            <text:p>135.11563038464</text:p>
          </table:table-cell>
          <table:table-cell table:formula="of:=[.E546]-[.$E$54]" office:value-type="float" office:value="81.3268265692075" calcext:value-type="float">
            <text:p>81.3268265692075</text:p>
          </table:table-cell>
          <table:table-cell table:number-columns-repeated="9"/>
        </table:table-row>
        <table:table-row table:style-name="ro1">
          <table:table-cell office:value-type="float" office:value="446.081268310547" calcext:value-type="float">
            <text:p>446.081268310547</text:p>
          </table:table-cell>
          <table:table-cell office:value-type="float" office:value="342.833221435547" calcext:value-type="float">
            <text:p>342.833221435547</text:p>
          </table:table-cell>
          <table:table-cell office:value-type="float" office:value="51.4847602844238" calcext:value-type="float">
            <text:p>51.4847602844238</text:p>
          </table:table-cell>
          <table:table-cell office:value-type="float" office:value="18251.5849182516" calcext:value-type="float">
            <text:p>18251.5849182516</text:p>
          </table:table-cell>
          <table:table-cell table:formula="of:=10^((LOG10(149.3)-LOG10([.C547]))/1.07+LOG10(50))" office:value-type="float" office:value="135.238979636304" calcext:value-type="float">
            <text:p>135.238979636304</text:p>
          </table:table-cell>
          <table:table-cell table:formula="of:=[.E547]-[.$E$54]" office:value-type="float" office:value="81.4501758208718" calcext:value-type="float">
            <text:p>81.4501758208718</text:p>
          </table:table-cell>
          <table:table-cell table:number-columns-repeated="9"/>
        </table:table-row>
        <table:table-row table:style-name="ro1">
          <table:table-cell office:value-type="float" office:value="446.081268310547" calcext:value-type="float">
            <text:p>446.081268310547</text:p>
          </table:table-cell>
          <table:table-cell office:value-type="float" office:value="342.833221435547" calcext:value-type="float">
            <text:p>342.833221435547</text:p>
          </table:table-cell>
          <table:table-cell office:value-type="float" office:value="51.4847602844238" calcext:value-type="float">
            <text:p>51.4847602844238</text:p>
          </table:table-cell>
          <table:table-cell office:value-type="float" office:value="18284.951618285" calcext:value-type="float">
            <text:p>18284.951618285</text:p>
          </table:table-cell>
          <table:table-cell table:formula="of:=10^((LOG10(149.3)-LOG10([.C548]))/1.07+LOG10(50))" office:value-type="float" office:value="135.238979636304" calcext:value-type="float">
            <text:p>135.238979636304</text:p>
          </table:table-cell>
          <table:table-cell table:formula="of:=[.E548]-[.$E$54]" office:value-type="float" office:value="81.4501758208718" calcext:value-type="float">
            <text:p>81.4501758208718</text:p>
          </table:table-cell>
          <table:table-cell table:number-columns-repeated="9"/>
        </table:table-row>
        <table:table-row table:style-name="ro1">
          <table:table-cell office:value-type="float" office:value="440.5" calcext:value-type="float">
            <text:p>440.5</text:p>
          </table:table-cell>
          <table:table-cell office:value-type="float" office:value="343.552642822266" calcext:value-type="float">
            <text:p>343.552642822266</text:p>
          </table:table-cell>
          <table:table-cell office:value-type="float" office:value="50.9947166442871" calcext:value-type="float">
            <text:p>50.9947166442871</text:p>
          </table:table-cell>
          <table:table-cell office:value-type="float" office:value="18318.3183183183" calcext:value-type="float">
            <text:p>18318.3183183183</text:p>
          </table:table-cell>
          <table:table-cell table:formula="of:=10^((LOG10(149.3)-LOG10([.C549]))/1.07+LOG10(50))" office:value-type="float" office:value="136.453183498551" calcext:value-type="float">
            <text:p>136.453183498551</text:p>
          </table:table-cell>
          <table:table-cell table:formula="of:=[.E549]-[.$E$54]" office:value-type="float" office:value="82.664379683119" calcext:value-type="float">
            <text:p>82.664379683119</text:p>
          </table:table-cell>
          <table:table-cell table:number-columns-repeated="9"/>
        </table:table-row>
        <table:table-row table:style-name="ro1">
          <table:table-cell office:value-type="float" office:value="436.037902832031" calcext:value-type="float">
            <text:p>436.037902832031</text:p>
          </table:table-cell>
          <table:table-cell office:value-type="float" office:value="345.618286132812" calcext:value-type="float">
            <text:p>345.618286132812</text:p>
          </table:table-cell>
          <table:table-cell office:value-type="float" office:value="51.9176864624023" calcext:value-type="float">
            <text:p>51.9176864624023</text:p>
          </table:table-cell>
          <table:table-cell office:value-type="float" office:value="18351.6850183517" calcext:value-type="float">
            <text:p>18351.6850183517</text:p>
          </table:table-cell>
          <table:table-cell table:formula="of:=10^((LOG10(149.3)-LOG10([.C550]))/1.07+LOG10(50))" office:value-type="float" office:value="134.184749520219" calcext:value-type="float">
            <text:p>134.184749520219</text:p>
          </table:table-cell>
          <table:table-cell table:formula="of:=[.E550]-[.$E$54]" office:value-type="float" office:value="80.3959457047866" calcext:value-type="float">
            <text:p>80.3959457047866</text:p>
          </table:table-cell>
          <table:table-cell table:number-columns-repeated="9"/>
        </table:table-row>
        <table:table-row table:style-name="ro1">
          <table:table-cell office:value-type="float" office:value="430.033599853516" calcext:value-type="float">
            <text:p>430.033599853516</text:p>
          </table:table-cell>
          <table:table-cell office:value-type="float" office:value="344.327728271484" calcext:value-type="float">
            <text:p>344.327728271484</text:p>
          </table:table-cell>
          <table:table-cell office:value-type="float" office:value="50.3384552001953" calcext:value-type="float">
            <text:p>50.3384552001953</text:p>
          </table:table-cell>
          <table:table-cell office:value-type="float" office:value="18385.0517183851" calcext:value-type="float">
            <text:p>18385.0517183851</text:p>
          </table:table-cell>
          <table:table-cell table:formula="of:=10^((LOG10(149.3)-LOG10([.C551]))/1.07+LOG10(50))" office:value-type="float" office:value="138.115036139135" calcext:value-type="float">
            <text:p>138.115036139135</text:p>
          </table:table-cell>
          <table:table-cell table:formula="of:=[.E551]-[.$E$54]" office:value-type="float" office:value="84.3262323237027" calcext:value-type="float">
            <text:p>84.3262323237027</text:p>
          </table:table-cell>
          <table:table-cell table:number-columns-repeated="9"/>
        </table:table-row>
        <table:table-row table:style-name="ro1">
          <table:table-cell office:value-type="float" office:value="423.858459472656" calcext:value-type="float">
            <text:p>423.858459472656</text:p>
          </table:table-cell>
          <table:table-cell office:value-type="float" office:value="344.953277587891" calcext:value-type="float">
            <text:p>344.953277587891</text:p>
          </table:table-cell>
          <table:table-cell office:value-type="float" office:value="50.3222541809082" calcext:value-type="float">
            <text:p>50.3222541809082</text:p>
          </table:table-cell>
          <table:table-cell office:value-type="float" office:value="18418.4184184184" calcext:value-type="float">
            <text:p>18418.4184184184</text:p>
          </table:table-cell>
          <table:table-cell table:formula="of:=10^((LOG10(149.3)-LOG10([.C552]))/1.07+LOG10(50))" office:value-type="float" office:value="138.156592246789" calcext:value-type="float">
            <text:p>138.156592246789</text:p>
          </table:table-cell>
          <table:table-cell table:formula="of:=[.E552]-[.$E$54]" office:value-type="float" office:value="84.3677884313567" calcext:value-type="float">
            <text:p>84.3677884313567</text:p>
          </table:table-cell>
          <table:table-cell table:number-columns-repeated="9"/>
        </table:table-row>
        <table:table-row table:style-name="ro1">
          <table:table-cell office:value-type="float" office:value="423.858459472656" calcext:value-type="float">
            <text:p>423.858459472656</text:p>
          </table:table-cell>
          <table:table-cell office:value-type="float" office:value="344.953277587891" calcext:value-type="float">
            <text:p>344.953277587891</text:p>
          </table:table-cell>
          <table:table-cell office:value-type="float" office:value="50.3222541809082" calcext:value-type="float">
            <text:p>50.3222541809082</text:p>
          </table:table-cell>
          <table:table-cell office:value-type="float" office:value="18451.7851184518" calcext:value-type="float">
            <text:p>18451.7851184518</text:p>
          </table:table-cell>
          <table:table-cell table:formula="of:=10^((LOG10(149.3)-LOG10([.C553]))/1.07+LOG10(50))" office:value-type="float" office:value="138.156592246789" calcext:value-type="float">
            <text:p>138.156592246789</text:p>
          </table:table-cell>
          <table:table-cell table:formula="of:=[.E553]-[.$E$54]" office:value-type="float" office:value="84.3677884313567" calcext:value-type="float">
            <text:p>84.3677884313567</text:p>
          </table:table-cell>
          <table:table-cell table:number-columns-repeated="9"/>
        </table:table-row>
        <table:table-row table:style-name="ro1">
          <table:table-cell office:value-type="float" office:value="418.221221923828" calcext:value-type="float">
            <text:p>418.221221923828</text:p>
          </table:table-cell>
          <table:table-cell office:value-type="float" office:value="345.208068847656" calcext:value-type="float">
            <text:p>345.208068847656</text:p>
          </table:table-cell>
          <table:table-cell office:value-type="float" office:value="50.2993240356445" calcext:value-type="float">
            <text:p>50.2993240356445</text:p>
          </table:table-cell>
          <table:table-cell office:value-type="float" office:value="18485.1518184852" calcext:value-type="float">
            <text:p>18485.1518184852</text:p>
          </table:table-cell>
          <table:table-cell table:formula="of:=10^((LOG10(149.3)-LOG10([.C554]))/1.07+LOG10(50))" office:value-type="float" office:value="138.215453027343" calcext:value-type="float">
            <text:p>138.215453027343</text:p>
          </table:table-cell>
          <table:table-cell table:formula="of:=[.E554]-[.$E$54]" office:value-type="float" office:value="84.426649211911" calcext:value-type="float">
            <text:p>84.426649211911</text:p>
          </table:table-cell>
          <table:table-cell table:number-columns-repeated="9"/>
        </table:table-row>
        <table:table-row table:style-name="ro1">
          <table:table-cell office:value-type="float" office:value="412.132751464844" calcext:value-type="float">
            <text:p>412.132751464844</text:p>
          </table:table-cell>
          <table:table-cell office:value-type="float" office:value="344.627227783203" calcext:value-type="float">
            <text:p>344.627227783203</text:p>
          </table:table-cell>
          <table:table-cell office:value-type="float" office:value="49.8854103088379" calcext:value-type="float">
            <text:p>49.8854103088379</text:p>
          </table:table-cell>
          <table:table-cell office:value-type="float" office:value="18518.5185185185" calcext:value-type="float">
            <text:p>18518.5185185185</text:p>
          </table:table-cell>
          <table:table-cell table:formula="of:=10^((LOG10(149.3)-LOG10([.C555]))/1.07+LOG10(50))" office:value-type="float" office:value="139.286951519168" calcext:value-type="float">
            <text:p>139.286951519168</text:p>
          </table:table-cell>
          <table:table-cell table:formula="of:=[.E555]-[.$E$54]" office:value-type="float" office:value="85.498147703736" calcext:value-type="float">
            <text:p>85.498147703736</text:p>
          </table:table-cell>
          <table:table-cell table:number-columns-repeated="9"/>
        </table:table-row>
        <table:table-row table:style-name="ro1">
          <table:table-cell office:value-type="float" office:value="405.5" calcext:value-type="float">
            <text:p>405.5</text:p>
          </table:table-cell>
          <table:table-cell office:value-type="float" office:value="345" calcext:value-type="float">
            <text:p>345</text:p>
          </table:table-cell>
          <table:table-cell office:value-type="float" office:value="49.4293403625488" calcext:value-type="float">
            <text:p>49.4293403625488</text:p>
          </table:table-cell>
          <table:table-cell office:value-type="float" office:value="18551.8852185519" calcext:value-type="float">
            <text:p>18551.8852185519</text:p>
          </table:table-cell>
          <table:table-cell table:formula="of:=10^((LOG10(149.3)-LOG10([.C556]))/1.07+LOG10(50))" office:value-type="float" office:value="140.487673965727" calcext:value-type="float">
            <text:p>140.487673965727</text:p>
          </table:table-cell>
          <table:table-cell table:formula="of:=[.E556]-[.$E$54]" office:value-type="float" office:value="86.6988701502952" calcext:value-type="float">
            <text:p>86.6988701502952</text:p>
          </table:table-cell>
          <table:table-cell table:number-columns-repeated="9"/>
        </table:table-row>
        <table:table-row table:style-name="ro1">
          <table:table-cell office:value-type="float" office:value="403.5" calcext:value-type="float">
            <text:p>403.5</text:p>
          </table:table-cell>
          <table:table-cell office:value-type="float" office:value="344" calcext:value-type="float">
            <text:p>344</text:p>
          </table:table-cell>
          <table:table-cell office:value-type="float" office:value="50.1224479675293" calcext:value-type="float">
            <text:p>50.1224479675293</text:p>
          </table:table-cell>
          <table:table-cell office:value-type="float" office:value="18585.2519185853" calcext:value-type="float">
            <text:p>18585.2519185853</text:p>
          </table:table-cell>
          <table:table-cell table:formula="of:=10^((LOG10(149.3)-LOG10([.C557]))/1.07+LOG10(50))" office:value-type="float" office:value="138.671237530204" calcext:value-type="float">
            <text:p>138.671237530204</text:p>
          </table:table-cell>
          <table:table-cell table:formula="of:=[.E557]-[.$E$54]" office:value-type="float" office:value="84.8824337147718" calcext:value-type="float">
            <text:p>84.8824337147718</text:p>
          </table:table-cell>
          <table:table-cell table:number-columns-repeated="9"/>
        </table:table-row>
        <table:table-row table:style-name="ro1">
          <table:table-cell office:value-type="float" office:value="403.5" calcext:value-type="float">
            <text:p>403.5</text:p>
          </table:table-cell>
          <table:table-cell office:value-type="float" office:value="344" calcext:value-type="float">
            <text:p>344</text:p>
          </table:table-cell>
          <table:table-cell office:value-type="float" office:value="50.1224479675293" calcext:value-type="float">
            <text:p>50.1224479675293</text:p>
          </table:table-cell>
          <table:table-cell office:value-type="float" office:value="18618.6186186186" calcext:value-type="float">
            <text:p>18618.6186186186</text:p>
          </table:table-cell>
          <table:table-cell table:formula="of:=10^((LOG10(149.3)-LOG10([.C558]))/1.07+LOG10(50))" office:value-type="float" office:value="138.671237530204" calcext:value-type="float">
            <text:p>138.671237530204</text:p>
          </table:table-cell>
          <table:table-cell table:formula="of:=[.E558]-[.$E$54]" office:value-type="float" office:value="84.8824337147718" calcext:value-type="float">
            <text:p>84.8824337147718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44.54638671875" calcext:value-type="float">
            <text:p>344.54638671875</text:p>
          </table:table-cell>
          <table:table-cell office:value-type="float" office:value="48.7110099792481" calcext:value-type="float">
            <text:p>48.7110099792481</text:p>
          </table:table-cell>
          <table:table-cell office:value-type="float" office:value="18651.985318652" calcext:value-type="float">
            <text:p>18651.985318652</text:p>
          </table:table-cell>
          <table:table-cell table:formula="of:=10^((LOG10(149.3)-LOG10([.C559]))/1.07+LOG10(50))" office:value-type="float" office:value="142.422950781436" calcext:value-type="float">
            <text:p>142.422950781436</text:p>
          </table:table-cell>
          <table:table-cell table:formula="of:=[.E559]-[.$E$54]" office:value-type="float" office:value="88.6341469660034" calcext:value-type="float">
            <text:p>88.6341469660034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3.524749755859" calcext:value-type="float">
            <text:p>343.524749755859</text:p>
          </table:table-cell>
          <table:table-cell office:value-type="float" office:value="50.5644226074219" calcext:value-type="float">
            <text:p>50.5644226074219</text:p>
          </table:table-cell>
          <table:table-cell office:value-type="float" office:value="18685.3520186854" calcext:value-type="float">
            <text:p>18685.3520186854</text:p>
          </table:table-cell>
          <table:table-cell table:formula="of:=10^((LOG10(149.3)-LOG10([.C560]))/1.07+LOG10(50))" office:value-type="float" office:value="137.538108274882" calcext:value-type="float">
            <text:p>137.538108274882</text:p>
          </table:table-cell>
          <table:table-cell table:formula="of:=[.E560]-[.$E$54]" office:value-type="float" office:value="83.7493044594502" calcext:value-type="float">
            <text:p>83.7493044594502</text:p>
          </table:table-cell>
          <table:table-cell table:number-columns-repeated="9"/>
        </table:table-row>
        <table:table-row table:style-name="ro1">
          <table:table-cell office:value-type="float" office:value="390.354217529297" calcext:value-type="float">
            <text:p>390.354217529297</text:p>
          </table:table-cell>
          <table:table-cell office:value-type="float" office:value="344.193115234375" calcext:value-type="float">
            <text:p>344.193115234375</text:p>
          </table:table-cell>
          <table:table-cell office:value-type="float" office:value="50.248405456543" calcext:value-type="float">
            <text:p>50.248405456543</text:p>
          </table:table-cell>
          <table:table-cell office:value-type="float" office:value="18718.7187187187" calcext:value-type="float">
            <text:p>18718.7187187187</text:p>
          </table:table-cell>
          <table:table-cell table:formula="of:=10^((LOG10(149.3)-LOG10([.C561]))/1.07+LOG10(50))" office:value-type="float" office:value="138.34634482272" calcext:value-type="float">
            <text:p>138.34634482272</text:p>
          </table:table-cell>
          <table:table-cell table:formula="of:=[.E561]-[.$E$54]" office:value-type="float" office:value="84.5575410072873" calcext:value-type="float">
            <text:p>84.5575410072873</text:p>
          </table:table-cell>
          <table:table-cell table:number-columns-repeated="9"/>
        </table:table-row>
        <table:table-row table:style-name="ro1">
          <table:table-cell office:value-type="float" office:value="385.073394775391" calcext:value-type="float">
            <text:p>385.073394775391</text:p>
          </table:table-cell>
          <table:table-cell office:value-type="float" office:value="344.480804443359" calcext:value-type="float">
            <text:p>344.480804443359</text:p>
          </table:table-cell>
          <table:table-cell office:value-type="float" office:value="49.5243339538574" calcext:value-type="float">
            <text:p>49.5243339538574</text:p>
          </table:table-cell>
          <table:table-cell office:value-type="float" office:value="18752.0854187521" calcext:value-type="float">
            <text:p>18752.0854187521</text:p>
          </table:table-cell>
          <table:table-cell table:formula="of:=10^((LOG10(149.3)-LOG10([.C562]))/1.07+LOG10(50))" office:value-type="float" office:value="140.235815024107" calcext:value-type="float">
            <text:p>140.235815024107</text:p>
          </table:table-cell>
          <table:table-cell table:formula="of:=[.E562]-[.$E$54]" office:value-type="float" office:value="86.4470112086746" calcext:value-type="float">
            <text:p>86.4470112086746</text:p>
          </table:table-cell>
          <table:table-cell table:number-columns-repeated="9"/>
        </table:table-row>
        <table:table-row table:style-name="ro1">
          <table:table-cell office:value-type="float" office:value="379.854827880859" calcext:value-type="float">
            <text:p>379.854827880859</text:p>
          </table:table-cell>
          <table:table-cell office:value-type="float" office:value="343.983856201172" calcext:value-type="float">
            <text:p>343.983856201172</text:p>
          </table:table-cell>
          <table:table-cell office:value-type="float" office:value="48.8192672729492" calcext:value-type="float">
            <text:p>48.8192672729492</text:p>
          </table:table-cell>
          <table:table-cell office:value-type="float" office:value="18785.4521187855" calcext:value-type="float">
            <text:p>18785.4521187855</text:p>
          </table:table-cell>
          <table:table-cell table:formula="of:=10^((LOG10(149.3)-LOG10([.C563]))/1.07+LOG10(50))" office:value-type="float" office:value="142.127766222117" calcext:value-type="float">
            <text:p>142.127766222117</text:p>
          </table:table-cell>
          <table:table-cell table:formula="of:=[.E563]-[.$E$54]" office:value-type="float" office:value="88.3389624066848" calcext:value-type="float">
            <text:p>88.3389624066848</text:p>
          </table:table-cell>
          <table:table-cell table:number-columns-repeated="9"/>
        </table:table-row>
        <table:table-row table:style-name="ro1">
          <table:table-cell office:value-type="float" office:value="379.854827880859" calcext:value-type="float">
            <text:p>379.854827880859</text:p>
          </table:table-cell>
          <table:table-cell office:value-type="float" office:value="343.983856201172" calcext:value-type="float">
            <text:p>343.983856201172</text:p>
          </table:table-cell>
          <table:table-cell office:value-type="float" office:value="48.8192672729492" calcext:value-type="float">
            <text:p>48.8192672729492</text:p>
          </table:table-cell>
          <table:table-cell office:value-type="float" office:value="18818.8188188188" calcext:value-type="float">
            <text:p>18818.8188188188</text:p>
          </table:table-cell>
          <table:table-cell table:formula="of:=10^((LOG10(149.3)-LOG10([.C564]))/1.07+LOG10(50))" office:value-type="float" office:value="142.127766222117" calcext:value-type="float">
            <text:p>142.127766222117</text:p>
          </table:table-cell>
          <table:table-cell table:formula="of:=[.E564]-[.$E$54]" office:value-type="float" office:value="88.3389624066848" calcext:value-type="float">
            <text:p>88.3389624066848</text:p>
          </table:table-cell>
          <table:table-cell table:number-columns-repeated="9"/>
        </table:table-row>
        <table:table-row table:style-name="ro1">
          <table:table-cell office:value-type="float" office:value="375.147705078125" calcext:value-type="float">
            <text:p>375.147705078125</text:p>
          </table:table-cell>
          <table:table-cell office:value-type="float" office:value="344.398529052734" calcext:value-type="float">
            <text:p>344.398529052734</text:p>
          </table:table-cell>
          <table:table-cell office:value-type="float" office:value="47.679126739502" calcext:value-type="float">
            <text:p>47.679126739502</text:p>
          </table:table-cell>
          <table:table-cell office:value-type="float" office:value="18852.1855188522" calcext:value-type="float">
            <text:p>18852.1855188522</text:p>
          </table:table-cell>
          <table:table-cell table:formula="of:=10^((LOG10(149.3)-LOG10([.C565]))/1.07+LOG10(50))" office:value-type="float" office:value="145.301629850721" calcext:value-type="float">
            <text:p>145.301629850721</text:p>
          </table:table-cell>
          <table:table-cell table:formula="of:=[.E565]-[.$E$54]" office:value-type="float" office:value="91.5128260352885" calcext:value-type="float">
            <text:p>91.5128260352885</text:p>
          </table:table-cell>
          <table:table-cell table:number-columns-repeated="9"/>
        </table:table-row>
        <table:table-row table:style-name="ro1">
          <table:table-cell office:value-type="float" office:value="371.425140380859" calcext:value-type="float">
            <text:p>371.425140380859</text:p>
          </table:table-cell>
          <table:table-cell office:value-type="float" office:value="345.023986816406" calcext:value-type="float">
            <text:p>345.023986816406</text:p>
          </table:table-cell>
          <table:table-cell office:value-type="float" office:value="47.2133903503418" calcext:value-type="float">
            <text:p>47.2133903503418</text:p>
          </table:table-cell>
          <table:table-cell office:value-type="float" office:value="18885.5522188856" calcext:value-type="float">
            <text:p>18885.5522188856</text:p>
          </table:table-cell>
          <table:table-cell table:formula="of:=10^((LOG10(149.3)-LOG10([.C566]))/1.07+LOG10(50))" office:value-type="float" office:value="146.64075764471" calcext:value-type="float">
            <text:p>146.64075764471</text:p>
          </table:table-cell>
          <table:table-cell table:formula="of:=[.E566]-[.$E$54]" office:value-type="float" office:value="92.851953829278" calcext:value-type="float">
            <text:p>92.851953829278</text:p>
          </table:table-cell>
          <table:table-cell table:number-columns-repeated="9"/>
        </table:table-row>
        <table:table-row table:style-name="ro1">
          <table:table-cell office:value-type="float" office:value="368.185943603516" calcext:value-type="float">
            <text:p>368.185943603516</text:p>
          </table:table-cell>
          <table:table-cell office:value-type="float" office:value="345.689819335937" calcext:value-type="float">
            <text:p>345.689819335937</text:p>
          </table:table-cell>
          <table:table-cell office:value-type="float" office:value="46.649242401123" calcext:value-type="float">
            <text:p>46.649242401123</text:p>
          </table:table-cell>
          <table:table-cell office:value-type="float" office:value="18918.9189189189" calcext:value-type="float">
            <text:p>18918.9189189189</text:p>
          </table:table-cell>
          <table:table-cell table:formula="of:=10^((LOG10(149.3)-LOG10([.C567]))/1.07+LOG10(50))" office:value-type="float" office:value="148.297474301962" calcext:value-type="float">
            <text:p>148.297474301962</text:p>
          </table:table-cell>
          <table:table-cell table:formula="of:=[.E567]-[.$E$54]" office:value-type="float" office:value="94.5086704865296" calcext:value-type="float">
            <text:p>94.5086704865296</text:p>
          </table:table-cell>
          <table:table-cell table:number-columns-repeated="9"/>
        </table:table-row>
        <table:table-row table:style-name="ro1">
          <table:table-cell office:value-type="float" office:value="368.185943603516" calcext:value-type="float">
            <text:p>368.185943603516</text:p>
          </table:table-cell>
          <table:table-cell office:value-type="float" office:value="345.689819335937" calcext:value-type="float">
            <text:p>345.689819335937</text:p>
          </table:table-cell>
          <table:table-cell office:value-type="float" office:value="46.649242401123" calcext:value-type="float">
            <text:p>46.649242401123</text:p>
          </table:table-cell>
          <table:table-cell office:value-type="float" office:value="18952.2856189523" calcext:value-type="float">
            <text:p>18952.2856189523</text:p>
          </table:table-cell>
          <table:table-cell table:formula="of:=10^((LOG10(149.3)-LOG10([.C568]))/1.07+LOG10(50))" office:value-type="float" office:value="148.297474301962" calcext:value-type="float">
            <text:p>148.297474301962</text:p>
          </table:table-cell>
          <table:table-cell table:formula="of:=[.E568]-[.$E$54]" office:value-type="float" office:value="94.5086704865296" calcext:value-type="float">
            <text:p>94.508670486529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45" calcext:value-type="float">
            <text:p>345</text:p>
          </table:table-cell>
          <table:table-cell office:value-type="float" office:value="48.3736457824707" calcext:value-type="float">
            <text:p>48.3736457824707</text:p>
          </table:table-cell>
          <table:table-cell office:value-type="float" office:value="18985.6523189857" calcext:value-type="float">
            <text:p>18985.6523189857</text:p>
          </table:table-cell>
          <table:table-cell table:formula="of:=10^((LOG10(149.3)-LOG10([.C569]))/1.07+LOG10(50))" office:value-type="float" office:value="143.351035307386" calcext:value-type="float">
            <text:p>143.351035307386</text:p>
          </table:table-cell>
          <table:table-cell table:formula="of:=[.E569]-[.$E$54]" office:value-type="float" office:value="89.5622314919539" calcext:value-type="float">
            <text:p>89.5622314919539</text:p>
          </table:table-cell>
          <table:table-cell table:number-columns-repeated="9"/>
        </table:table-row>
        <table:table-row table:style-name="ro1">
          <table:table-cell office:value-type="float" office:value="363.716217041016" calcext:value-type="float">
            <text:p>363.716217041016</text:p>
          </table:table-cell>
          <table:table-cell office:value-type="float" office:value="347.256744384766" calcext:value-type="float">
            <text:p>347.256744384766</text:p>
          </table:table-cell>
          <table:table-cell office:value-type="float" office:value="47.2004776000977" calcext:value-type="float">
            <text:p>47.2004776000977</text:p>
          </table:table-cell>
          <table:table-cell office:value-type="float" office:value="19019.019019019" calcext:value-type="float">
            <text:p>19019.019019019</text:p>
          </table:table-cell>
          <table:table-cell table:formula="of:=10^((LOG10(149.3)-LOG10([.C570]))/1.07+LOG10(50))" office:value-type="float" office:value="146.6782497122" calcext:value-type="float">
            <text:p>146.6782497122</text:p>
          </table:table-cell>
          <table:table-cell table:formula="of:=[.E570]-[.$E$54]" office:value-type="float" office:value="92.8894458967679" calcext:value-type="float">
            <text:p>92.8894458967679</text:p>
          </table:table-cell>
          <table:table-cell table:number-columns-repeated="9"/>
        </table:table-row>
        <table:table-row table:style-name="ro1">
          <table:table-cell office:value-type="float" office:value="360.211853027344" calcext:value-type="float">
            <text:p>360.211853027344</text:p>
          </table:table-cell>
          <table:table-cell office:value-type="float" office:value="346.262725830078" calcext:value-type="float">
            <text:p>346.262725830078</text:p>
          </table:table-cell>
          <table:table-cell office:value-type="float" office:value="46.7106742858887" calcext:value-type="float">
            <text:p>46.7106742858887</text:p>
          </table:table-cell>
          <table:table-cell office:value-type="float" office:value="19052.3857190524" calcext:value-type="float">
            <text:p>19052.3857190524</text:p>
          </table:table-cell>
          <table:table-cell table:formula="of:=10^((LOG10(149.3)-LOG10([.C571]))/1.07+LOG10(50))" office:value-type="float" office:value="148.115191216354" calcext:value-type="float">
            <text:p>148.115191216354</text:p>
          </table:table-cell>
          <table:table-cell table:formula="of:=[.E571]-[.$E$54]" office:value-type="float" office:value="94.3263874009215" calcext:value-type="float">
            <text:p>94.3263874009215</text:p>
          </table:table-cell>
          <table:table-cell table:number-columns-repeated="9"/>
        </table:table-row>
        <table:table-row table:style-name="ro1">
          <table:table-cell office:value-type="float" office:value="357.797760009766" calcext:value-type="float">
            <text:p>357.797760009766</text:p>
          </table:table-cell>
          <table:table-cell office:value-type="float" office:value="346.966278076172" calcext:value-type="float">
            <text:p>346.966278076172</text:p>
          </table:table-cell>
          <table:table-cell office:value-type="float" office:value="46.8840866088867" calcext:value-type="float">
            <text:p>46.8840866088867</text:p>
          </table:table-cell>
          <table:table-cell office:value-type="float" office:value="19085.7524190858" calcext:value-type="float">
            <text:p>19085.7524190858</text:p>
          </table:table-cell>
          <table:table-cell table:formula="of:=10^((LOG10(149.3)-LOG10([.C572]))/1.07+LOG10(50))" office:value-type="float" office:value="147.603128763393" calcext:value-type="float">
            <text:p>147.603128763393</text:p>
          </table:table-cell>
          <table:table-cell table:formula="of:=[.E572]-[.$E$54]" office:value-type="float" office:value="93.8143249479605" calcext:value-type="float">
            <text:p>93.8143249479605</text:p>
          </table:table-cell>
          <table:table-cell table:number-columns-repeated="9"/>
        </table:table-row>
        <table:table-row table:style-name="ro1">
          <table:table-cell office:value-type="float" office:value="357.797760009766" calcext:value-type="float">
            <text:p>357.797760009766</text:p>
          </table:table-cell>
          <table:table-cell office:value-type="float" office:value="346.966278076172" calcext:value-type="float">
            <text:p>346.966278076172</text:p>
          </table:table-cell>
          <table:table-cell office:value-type="float" office:value="46.8840866088867" calcext:value-type="float">
            <text:p>46.8840866088867</text:p>
          </table:table-cell>
          <table:table-cell office:value-type="float" office:value="19119.1191191191" calcext:value-type="float">
            <text:p>19119.1191191191</text:p>
          </table:table-cell>
          <table:table-cell table:formula="of:=10^((LOG10(149.3)-LOG10([.C573]))/1.07+LOG10(50))" office:value-type="float" office:value="147.603128763393" calcext:value-type="float">
            <text:p>147.603128763393</text:p>
          </table:table-cell>
          <table:table-cell table:formula="of:=[.E573]-[.$E$54]" office:value-type="float" office:value="93.8143249479605" calcext:value-type="float">
            <text:p>93.8143249479605</text:p>
          </table:table-cell>
          <table:table-cell table:number-columns-repeated="9"/>
        </table:table-row>
        <table:table-row table:style-name="ro1">
          <table:table-cell office:value-type="float" office:value="355.670562744141" calcext:value-type="float">
            <text:p>355.670562744141</text:p>
          </table:table-cell>
          <table:table-cell office:value-type="float" office:value="343.983856201172" calcext:value-type="float">
            <text:p>343.983856201172</text:p>
          </table:table-cell>
          <table:table-cell office:value-type="float" office:value="48.1668815612793" calcext:value-type="float">
            <text:p>48.1668815612793</text:p>
          </table:table-cell>
          <table:table-cell office:value-type="float" office:value="19152.4858191525" calcext:value-type="float">
            <text:p>19152.4858191525</text:p>
          </table:table-cell>
          <table:table-cell table:formula="of:=10^((LOG10(149.3)-LOG10([.C574]))/1.07+LOG10(50))" office:value-type="float" office:value="143.926055404252" calcext:value-type="float">
            <text:p>143.926055404252</text:p>
          </table:table-cell>
          <table:table-cell table:formula="of:=[.E574]-[.$E$54]" office:value-type="float" office:value="90.1372515888193" calcext:value-type="float">
            <text:p>90.1372515888193</text:p>
          </table:table-cell>
          <table:table-cell table:number-columns-repeated="9"/>
        </table:table-row>
        <table:table-row table:style-name="ro1">
          <table:table-cell office:value-type="float" office:value="350.435485839844" calcext:value-type="float">
            <text:p>350.435485839844</text:p>
          </table:table-cell>
          <table:table-cell office:value-type="float" office:value="345.887084960937" calcext:value-type="float">
            <text:p>345.887084960937</text:p>
          </table:table-cell>
          <table:table-cell office:value-type="float" office:value="45.0929298400879" calcext:value-type="float">
            <text:p>45.0929298400879</text:p>
          </table:table-cell>
          <table:table-cell office:value-type="float" office:value="19185.8525191859" calcext:value-type="float">
            <text:p>19185.8525191859</text:p>
          </table:table-cell>
          <table:table-cell table:formula="of:=10^((LOG10(149.3)-LOG10([.C575]))/1.07+LOG10(50))" office:value-type="float" office:value="153.075557258308" calcext:value-type="float">
            <text:p>153.075557258308</text:p>
          </table:table-cell>
          <table:table-cell table:formula="of:=[.E575]-[.$E$54]" office:value-type="float" office:value="99.2867534428759" calcext:value-type="float">
            <text:p>99.2867534428759</text:p>
          </table:table-cell>
          <table:table-cell table:number-columns-repeated="9"/>
        </table:table-row>
        <table:table-row table:style-name="ro1">
          <table:table-cell office:value-type="float" office:value="348.6875" calcext:value-type="float">
            <text:p>348.6875</text:p>
          </table:table-cell>
          <table:table-cell office:value-type="float" office:value="347.104156494141" calcext:value-type="float">
            <text:p>347.104156494141</text:p>
          </table:table-cell>
          <table:table-cell office:value-type="float" office:value="45.5511665344238" calcext:value-type="float">
            <text:p>45.5511665344238</text:p>
          </table:table-cell>
          <table:table-cell office:value-type="float" office:value="19219.2192192192" calcext:value-type="float">
            <text:p>19219.2192192192</text:p>
          </table:table-cell>
          <table:table-cell table:formula="of:=10^((LOG10(149.3)-LOG10([.C576]))/1.07+LOG10(50))" office:value-type="float" office:value="151.635910877799" calcext:value-type="float">
            <text:p>151.635910877799</text:p>
          </table:table-cell>
          <table:table-cell table:formula="of:=[.E576]-[.$E$54]" office:value-type="float" office:value="97.8471070623666" calcext:value-type="float">
            <text:p>97.8471070623666</text:p>
          </table:table-cell>
          <table:table-cell table:number-columns-repeated="9"/>
        </table:table-row>
        <table:table-row table:style-name="ro1">
          <table:table-cell office:value-type="float" office:value="344.375427246094" calcext:value-type="float">
            <text:p>344.375427246094</text:p>
          </table:table-cell>
          <table:table-cell office:value-type="float" office:value="347.015930175781" calcext:value-type="float">
            <text:p>347.015930175781</text:p>
          </table:table-cell>
          <table:table-cell office:value-type="float" office:value="44.037525177002" calcext:value-type="float">
            <text:p>44.037525177002</text:p>
          </table:table-cell>
          <table:table-cell office:value-type="float" office:value="19252.5859192526" calcext:value-type="float">
            <text:p>19252.5859192526</text:p>
          </table:table-cell>
          <table:table-cell table:formula="of:=10^((LOG10(149.3)-LOG10([.C577]))/1.07+LOG10(50))" office:value-type="float" office:value="156.501502742141" calcext:value-type="float">
            <text:p>156.501502742141</text:p>
          </table:table-cell>
          <table:table-cell table:formula="of:=[.E577]-[.$E$54]" office:value-type="float" office:value="102.712698926709" calcext:value-type="float">
            <text:p>102.712698926709</text:p>
          </table:table-cell>
          <table:table-cell table:number-columns-repeated="9"/>
        </table:table-row>
        <table:table-row table:style-name="ro1">
          <table:table-cell office:value-type="float" office:value="344.375427246094" calcext:value-type="float">
            <text:p>344.375427246094</text:p>
          </table:table-cell>
          <table:table-cell office:value-type="float" office:value="347.015930175781" calcext:value-type="float">
            <text:p>347.015930175781</text:p>
          </table:table-cell>
          <table:table-cell office:value-type="float" office:value="44.037525177002" calcext:value-type="float">
            <text:p>44.037525177002</text:p>
          </table:table-cell>
          <table:table-cell office:value-type="float" office:value="19285.952619286" calcext:value-type="float">
            <text:p>19285.952619286</text:p>
          </table:table-cell>
          <table:table-cell table:formula="of:=10^((LOG10(149.3)-LOG10([.C578]))/1.07+LOG10(50))" office:value-type="float" office:value="156.501502742141" calcext:value-type="float">
            <text:p>156.501502742141</text:p>
          </table:table-cell>
          <table:table-cell table:formula="of:=[.E578]-[.$E$54]" office:value-type="float" office:value="102.712698926709" calcext:value-type="float">
            <text:p>102.712698926709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7.191864013672" calcext:value-type="float">
            <text:p>347.191864013672</text:p>
          </table:table-cell>
          <table:table-cell office:value-type="float" office:value="43.3767890930176" calcext:value-type="float">
            <text:p>43.3767890930176</text:p>
          </table:table-cell>
          <table:table-cell office:value-type="float" office:value="19319.3193193193" calcext:value-type="float">
            <text:p>19319.3193193193</text:p>
          </table:table-cell>
          <table:table-cell table:formula="of:=10^((LOG10(149.3)-LOG10([.C579]))/1.07+LOG10(50))" office:value-type="float" office:value="158.728348187159" calcext:value-type="float">
            <text:p>158.728348187159</text:p>
          </table:table-cell>
          <table:table-cell table:formula="of:=[.E579]-[.$E$54]" office:value-type="float" office:value="104.939544371727" calcext:value-type="float">
            <text:p>104.939544371727</text:p>
          </table:table-cell>
          <table:table-cell table:number-columns-repeated="9"/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347.545989990234" calcext:value-type="float">
            <text:p>347.545989990234</text:p>
          </table:table-cell>
          <table:table-cell office:value-type="float" office:value="43.6864929199219" calcext:value-type="float">
            <text:p>43.6864929199219</text:p>
          </table:table-cell>
          <table:table-cell office:value-type="float" office:value="19352.6860193527" calcext:value-type="float">
            <text:p>19352.6860193527</text:p>
          </table:table-cell>
          <table:table-cell table:formula="of:=10^((LOG10(149.3)-LOG10([.C580]))/1.07+LOG10(50))" office:value-type="float" office:value="157.67645640815" calcext:value-type="float">
            <text:p>157.67645640815</text:p>
          </table:table-cell>
          <table:table-cell table:formula="of:=[.E580]-[.$E$54]" office:value-type="float" office:value="103.887652592718" calcext:value-type="float">
            <text:p>103.887652592718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8.319763183594" calcext:value-type="float">
            <text:p>348.319763183594</text:p>
          </table:table-cell>
          <table:table-cell office:value-type="float" office:value="43.4236259460449" calcext:value-type="float">
            <text:p>43.4236259460449</text:p>
          </table:table-cell>
          <table:table-cell office:value-type="float" office:value="19386.0527193861" calcext:value-type="float">
            <text:p>19386.0527193861</text:p>
          </table:table-cell>
          <table:table-cell table:formula="of:=10^((LOG10(149.3)-LOG10([.C581]))/1.07+LOG10(50))" office:value-type="float" office:value="158.56833798668" calcext:value-type="float">
            <text:p>158.56833798668</text:p>
          </table:table-cell>
          <table:table-cell table:formula="of:=[.E581]-[.$E$54]" office:value-type="float" office:value="104.779534171247" calcext:value-type="float">
            <text:p>104.779534171247</text:p>
          </table:table-cell>
          <table:table-cell table:number-columns-repeated="9"/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349.174407958984" calcext:value-type="float">
            <text:p>349.174407958984</text:p>
          </table:table-cell>
          <table:table-cell office:value-type="float" office:value="43.3161430358887" calcext:value-type="float">
            <text:p>43.3161430358887</text:p>
          </table:table-cell>
          <table:table-cell office:value-type="float" office:value="19419.4194194194" calcext:value-type="float">
            <text:p>19419.4194194194</text:p>
          </table:table-cell>
          <table:table-cell table:formula="of:=10^((LOG10(149.3)-LOG10([.C582]))/1.07+LOG10(50))" office:value-type="float" office:value="158.93603246976" calcext:value-type="float">
            <text:p>158.93603246976</text:p>
          </table:table-cell>
          <table:table-cell table:formula="of:=[.E582]-[.$E$54]" office:value-type="float" office:value="105.147228654327" calcext:value-type="float">
            <text:p>105.147228654327</text:p>
          </table:table-cell>
          <table:table-cell table:number-columns-repeated="9"/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349.174407958984" calcext:value-type="float">
            <text:p>349.174407958984</text:p>
          </table:table-cell>
          <table:table-cell office:value-type="float" office:value="43.3161430358887" calcext:value-type="float">
            <text:p>43.3161430358887</text:p>
          </table:table-cell>
          <table:table-cell office:value-type="float" office:value="19452.7861194528" calcext:value-type="float">
            <text:p>19452.7861194528</text:p>
          </table:table-cell>
          <table:table-cell table:formula="of:=10^((LOG10(149.3)-LOG10([.C583]))/1.07+LOG10(50))" office:value-type="float" office:value="158.93603246976" calcext:value-type="float">
            <text:p>158.93603246976</text:p>
          </table:table-cell>
          <table:table-cell table:formula="of:=[.E583]-[.$E$54]" office:value-type="float" office:value="105.147228654327" calcext:value-type="float">
            <text:p>105.147228654327</text:p>
          </table:table-cell>
          <table:table-cell table:number-columns-repeated="9"/>
        </table:table-row>
        <table:table-row table:style-name="ro1">
          <table:table-cell office:value-type="float" office:value="333.258605957031" calcext:value-type="float">
            <text:p>333.258605957031</text:p>
          </table:table-cell>
          <table:table-cell office:value-type="float" office:value="350" calcext:value-type="float">
            <text:p>350</text:p>
          </table:table-cell>
          <table:table-cell office:value-type="float" office:value="43.1625595092774" calcext:value-type="float">
            <text:p>43.1625595092774</text:p>
          </table:table-cell>
          <table:table-cell office:value-type="float" office:value="19486.1528194862" calcext:value-type="float">
            <text:p>19486.1528194862</text:p>
          </table:table-cell>
          <table:table-cell table:formula="of:=10^((LOG10(149.3)-LOG10([.C584]))/1.07+LOG10(50))" office:value-type="float" office:value="159.464508808978" calcext:value-type="float">
            <text:p>159.464508808978</text:p>
          </table:table-cell>
          <table:table-cell table:formula="of:=[.E584]-[.$E$54]" office:value-type="float" office:value="105.675704993546" calcext:value-type="float">
            <text:p>105.675704993546</text:p>
          </table:table-cell>
          <table:table-cell table:number-columns-repeated="9"/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350.209289550781" calcext:value-type="float">
            <text:p>350.209289550781</text:p>
          </table:table-cell>
          <table:table-cell office:value-type="float" office:value="43.2816505432129" calcext:value-type="float">
            <text:p>43.2816505432129</text:p>
          </table:table-cell>
          <table:table-cell office:value-type="float" office:value="19519.5195195195" calcext:value-type="float">
            <text:p>19519.5195195195</text:p>
          </table:table-cell>
          <table:table-cell table:formula="of:=10^((LOG10(149.3)-LOG10([.C585]))/1.07+LOG10(50))" office:value-type="float" office:value="159.054404211595" calcext:value-type="float">
            <text:p>159.054404211595</text:p>
          </table:table-cell>
          <table:table-cell table:formula="of:=[.E585]-[.$E$54]" office:value-type="float" office:value="105.265600396163" calcext:value-type="float">
            <text:p>105.265600396163</text:p>
          </table:table-cell>
          <table:table-cell table:number-columns-repeated="9"/>
        </table:table-row>
        <table:table-row table:style-name="ro1">
          <table:table-cell office:value-type="float" office:value="330.721527099609" calcext:value-type="float">
            <text:p>330.721527099609</text:p>
          </table:table-cell>
          <table:table-cell office:value-type="float" office:value="350.881713867187" calcext:value-type="float">
            <text:p>350.881713867187</text:p>
          </table:table-cell>
          <table:table-cell office:value-type="float" office:value="43.0069580078125" calcext:value-type="float">
            <text:p>43.0069580078125</text:p>
          </table:table-cell>
          <table:table-cell office:value-type="float" office:value="19552.8862195529" calcext:value-type="float">
            <text:p>19552.8862195529</text:p>
          </table:table-cell>
          <table:table-cell table:formula="of:=10^((LOG10(149.3)-LOG10([.C586]))/1.07+LOG10(50))" office:value-type="float" office:value="160.003651827068" calcext:value-type="float">
            <text:p>160.003651827068</text:p>
          </table:table-cell>
          <table:table-cell table:formula="of:=[.E586]-[.$E$54]" office:value-type="float" office:value="106.214848011636" calcext:value-type="float">
            <text:p>106.214848011636</text:p>
          </table:table-cell>
          <table:table-cell table:number-columns-repeated="9"/>
        </table:table-row>
        <table:table-row table:style-name="ro1">
          <table:table-cell office:value-type="float" office:value="329.970306396484" calcext:value-type="float">
            <text:p>329.970306396484</text:p>
          </table:table-cell>
          <table:table-cell office:value-type="float" office:value="350.992584228516" calcext:value-type="float">
            <text:p>350.992584228516</text:p>
          </table:table-cell>
          <table:table-cell office:value-type="float" office:value="43.0377922058105" calcext:value-type="float">
            <text:p>43.0377922058105</text:p>
          </table:table-cell>
          <table:table-cell office:value-type="float" office:value="19586.2529195863" calcext:value-type="float">
            <text:p>19586.2529195863</text:p>
          </table:table-cell>
          <table:table-cell table:formula="of:=10^((LOG10(149.3)-LOG10([.C587]))/1.07+LOG10(50))" office:value-type="float" office:value="159.89651495324" calcext:value-type="float">
            <text:p>159.89651495324</text:p>
          </table:table-cell>
          <table:table-cell table:formula="of:=[.E587]-[.$E$54]" office:value-type="float" office:value="106.107711137807" calcext:value-type="float">
            <text:p>106.107711137807</text:p>
          </table:table-cell>
          <table:table-cell table:number-columns-repeated="9"/>
        </table:table-row>
        <table:table-row table:style-name="ro1">
          <table:table-cell office:value-type="float" office:value="329.970306396484" calcext:value-type="float">
            <text:p>329.970306396484</text:p>
          </table:table-cell>
          <table:table-cell office:value-type="float" office:value="350.992584228516" calcext:value-type="float">
            <text:p>350.992584228516</text:p>
          </table:table-cell>
          <table:table-cell office:value-type="float" office:value="43.0377922058105" calcext:value-type="float">
            <text:p>43.0377922058105</text:p>
          </table:table-cell>
          <table:table-cell office:value-type="float" office:value="19619.6196196196" calcext:value-type="float">
            <text:p>19619.6196196196</text:p>
          </table:table-cell>
          <table:table-cell table:formula="of:=10^((LOG10(149.3)-LOG10([.C588]))/1.07+LOG10(50))" office:value-type="float" office:value="159.89651495324" calcext:value-type="float">
            <text:p>159.89651495324</text:p>
          </table:table-cell>
          <table:table-cell table:formula="of:=[.E588]-[.$E$54]" office:value-type="float" office:value="106.107711137807" calcext:value-type="float">
            <text:p>106.107711137807</text:p>
          </table:table-cell>
          <table:table-cell table:number-columns-repeated="9"/>
        </table:table-row>
        <table:table-row table:style-name="ro1">
          <table:table-cell office:value-type="float" office:value="329.242431640625" calcext:value-type="float">
            <text:p>329.242431640625</text:p>
          </table:table-cell>
          <table:table-cell office:value-type="float" office:value="351.286499023437" calcext:value-type="float">
            <text:p>351.286499023437</text:p>
          </table:table-cell>
          <table:table-cell office:value-type="float" office:value="43.3446388244629" calcext:value-type="float">
            <text:p>43.3446388244629</text:p>
          </table:table-cell>
          <table:table-cell office:value-type="float" office:value="19652.986319653" calcext:value-type="float">
            <text:p>19652.986319653</text:p>
          </table:table-cell>
          <table:table-cell table:formula="of:=10^((LOG10(149.3)-LOG10([.C589]))/1.07+LOG10(50))" office:value-type="float" office:value="158.838377753484" calcext:value-type="float">
            <text:p>158.838377753484</text:p>
          </table:table-cell>
          <table:table-cell table:formula="of:=[.E589]-[.$E$54]" office:value-type="float" office:value="105.049573938052" calcext:value-type="float">
            <text:p>105.049573938052</text:p>
          </table:table-cell>
          <table:table-cell table:number-columns-repeated="9"/>
        </table:table-row>
        <table:table-row table:style-name="ro1">
          <table:table-cell office:value-type="float" office:value="328.404724121094" calcext:value-type="float">
            <text:p>328.404724121094</text:p>
          </table:table-cell>
          <table:table-cell office:value-type="float" office:value="351.636535644531" calcext:value-type="float">
            <text:p>351.636535644531</text:p>
          </table:table-cell>
          <table:table-cell office:value-type="float" office:value="43.7692604064941" calcext:value-type="float">
            <text:p>43.7692604064941</text:p>
          </table:table-cell>
          <table:table-cell office:value-type="float" office:value="19686.3530196864" calcext:value-type="float">
            <text:p>19686.3530196864</text:p>
          </table:table-cell>
          <table:table-cell table:formula="of:=10^((LOG10(149.3)-LOG10([.C590]))/1.07+LOG10(50))" office:value-type="float" office:value="157.397779802021" calcext:value-type="float">
            <text:p>157.397779802021</text:p>
          </table:table-cell>
          <table:table-cell table:formula="of:=[.E590]-[.$E$54]" office:value-type="float" office:value="103.608975986588" calcext:value-type="float">
            <text:p>103.608975986588</text:p>
          </table:table-cell>
          <table:table-cell table:number-columns-repeated="9"/>
        </table:table-row>
        <table:table-row table:style-name="ro1">
          <table:table-cell office:value-type="float" office:value="325.9638671875" calcext:value-type="float">
            <text:p>325.9638671875</text:p>
          </table:table-cell>
          <table:table-cell office:value-type="float" office:value="351.204345703125" calcext:value-type="float">
            <text:p>351.204345703125</text:p>
          </table:table-cell>
          <table:table-cell office:value-type="float" office:value="43.3499259948731" calcext:value-type="float">
            <text:p>43.3499259948731</text:p>
          </table:table-cell>
          <table:table-cell office:value-type="float" office:value="19719.7197197197" calcext:value-type="float">
            <text:p>19719.7197197197</text:p>
          </table:table-cell>
          <table:table-cell table:formula="of:=10^((LOG10(149.3)-LOG10([.C591]))/1.07+LOG10(50))" office:value-type="float" office:value="158.82027234424" calcext:value-type="float">
            <text:p>158.82027234424</text:p>
          </table:table-cell>
          <table:table-cell table:formula="of:=[.E591]-[.$E$54]" office:value-type="float" office:value="105.031468528807" calcext:value-type="float">
            <text:p>105.031468528807</text:p>
          </table:table-cell>
          <table:table-cell table:number-columns-repeated="9"/>
        </table:table-row>
        <table:table-row table:style-name="ro1">
          <table:table-cell office:value-type="float" office:value="324.007843017578" calcext:value-type="float">
            <text:p>324.007843017578</text:p>
          </table:table-cell>
          <table:table-cell office:value-type="float" office:value="350.208221435547" calcext:value-type="float">
            <text:p>350.208221435547</text:p>
          </table:table-cell>
          <table:table-cell office:value-type="float" office:value="43.9826736450195" calcext:value-type="float">
            <text:p>43.9826736450195</text:p>
          </table:table-cell>
          <table:table-cell office:value-type="float" office:value="19753.0864197531" calcext:value-type="float">
            <text:p>19753.0864197531</text:p>
          </table:table-cell>
          <table:table-cell table:formula="of:=10^((LOG10(149.3)-LOG10([.C592]))/1.07+LOG10(50))" office:value-type="float" office:value="156.683902459577" calcext:value-type="float">
            <text:p>156.683902459577</text:p>
          </table:table-cell>
          <table:table-cell table:formula="of:=[.E592]-[.$E$54]" office:value-type="float" office:value="102.895098644145" calcext:value-type="float">
            <text:p>102.895098644145</text:p>
          </table:table-cell>
          <table:table-cell table:number-columns-repeated="9"/>
        </table:table-row>
        <table:table-row table:style-name="ro1">
          <table:table-cell office:value-type="float" office:value="324.007843017578" calcext:value-type="float">
            <text:p>324.007843017578</text:p>
          </table:table-cell>
          <table:table-cell office:value-type="float" office:value="350.208221435547" calcext:value-type="float">
            <text:p>350.208221435547</text:p>
          </table:table-cell>
          <table:table-cell office:value-type="float" office:value="43.9826736450195" calcext:value-type="float">
            <text:p>43.9826736450195</text:p>
          </table:table-cell>
          <table:table-cell office:value-type="float" office:value="19786.4531197865" calcext:value-type="float">
            <text:p>19786.4531197865</text:p>
          </table:table-cell>
          <table:table-cell table:formula="of:=10^((LOG10(149.3)-LOG10([.C593]))/1.07+LOG10(50))" office:value-type="float" office:value="156.683902459577" calcext:value-type="float">
            <text:p>156.683902459577</text:p>
          </table:table-cell>
          <table:table-cell table:formula="of:=[.E593]-[.$E$54]" office:value-type="float" office:value="102.895098644145" calcext:value-type="float">
            <text:p>102.895098644145</text:p>
          </table:table-cell>
          <table:table-cell table:number-columns-repeated="9"/>
        </table:table-row>
        <table:table-row table:style-name="ro1">
          <table:table-cell office:value-type="float" office:value="321.136047363281" calcext:value-type="float">
            <text:p>321.136047363281</text:p>
          </table:table-cell>
          <table:table-cell office:value-type="float" office:value="349.206726074219" calcext:value-type="float">
            <text:p>349.206726074219</text:p>
          </table:table-cell>
          <table:table-cell office:value-type="float" office:value="44.7192230224609" calcext:value-type="float">
            <text:p>44.7192230224609</text:p>
          </table:table-cell>
          <table:table-cell office:value-type="float" office:value="19819.8198198198" calcext:value-type="float">
            <text:p>19819.8198198198</text:p>
          </table:table-cell>
          <table:table-cell table:formula="of:=10^((LOG10(149.3)-LOG10([.C594]))/1.07+LOG10(50))" office:value-type="float" office:value="154.270756923426" calcext:value-type="float">
            <text:p>154.270756923426</text:p>
          </table:table-cell>
          <table:table-cell table:formula="of:=[.E594]-[.$E$54]" office:value-type="float" office:value="100.481953107993" calcext:value-type="float">
            <text:p>100.481953107993</text:p>
          </table:table-cell>
          <table:table-cell table:number-columns-repeated="9"/>
        </table:table-row>
        <table:table-row table:style-name="ro1">
          <table:table-cell office:value-type="float" office:value="318.463500976562" calcext:value-type="float">
            <text:p>318.463500976562</text:p>
          </table:table-cell>
          <table:table-cell office:value-type="float" office:value="349.105834960937" calcext:value-type="float">
            <text:p>349.105834960937</text:p>
          </table:table-cell>
          <table:table-cell office:value-type="float" office:value="44.4055786132813" calcext:value-type="float">
            <text:p>44.4055786132813</text:p>
          </table:table-cell>
          <table:table-cell office:value-type="float" office:value="19853.1865198532" calcext:value-type="float">
            <text:p>19853.1865198532</text:p>
          </table:table-cell>
          <table:table-cell table:formula="of:=10^((LOG10(149.3)-LOG10([.C595]))/1.07+LOG10(50))" office:value-type="float" office:value="155.288878755481" calcext:value-type="float">
            <text:p>155.288878755481</text:p>
          </table:table-cell>
          <table:table-cell table:formula="of:=[.E595]-[.$E$54]" office:value-type="float" office:value="101.500074940049" calcext:value-type="float">
            <text:p>101.500074940049</text:p>
          </table:table-cell>
          <table:table-cell table:number-columns-repeated="9"/>
        </table:table-row>
        <table:table-row table:style-name="ro1">
          <table:table-cell office:value-type="float" office:value="317.289886474609" calcext:value-type="float">
            <text:p>317.289886474609</text:p>
          </table:table-cell>
          <table:table-cell office:value-type="float" office:value="348.935791015625" calcext:value-type="float">
            <text:p>348.935791015625</text:p>
          </table:table-cell>
          <table:table-cell office:value-type="float" office:value="45.8361511230469" calcext:value-type="float">
            <text:p>45.8361511230469</text:p>
          </table:table-cell>
          <table:table-cell office:value-type="float" office:value="19886.5532198866" calcext:value-type="float">
            <text:p>19886.5532198866</text:p>
          </table:table-cell>
          <table:table-cell table:formula="of:=10^((LOG10(149.3)-LOG10([.C596]))/1.07+LOG10(50))" office:value-type="float" office:value="150.754618466963" calcext:value-type="float">
            <text:p>150.754618466963</text:p>
          </table:table-cell>
          <table:table-cell table:formula="of:=[.E596]-[.$E$54]" office:value-type="float" office:value="96.9658146515308" calcext:value-type="float">
            <text:p>96.9658146515308</text:p>
          </table:table-cell>
          <table:table-cell table:number-columns-repeated="9"/>
        </table:table-row>
        <table:table-row table:style-name="ro1">
          <table:table-cell office:value-type="float" office:value="312.432891845703" calcext:value-type="float">
            <text:p>312.432891845703</text:p>
          </table:table-cell>
          <table:table-cell office:value-type="float" office:value="349.12841796875" calcext:value-type="float">
            <text:p>349.12841796875</text:p>
          </table:table-cell>
          <table:table-cell office:value-type="float" office:value="44.3689041137695" calcext:value-type="float">
            <text:p>44.3689041137695</text:p>
          </table:table-cell>
          <table:table-cell office:value-type="float" office:value="19919.9199199199" calcext:value-type="float">
            <text:p>19919.9199199199</text:p>
          </table:table-cell>
          <table:table-cell table:formula="of:=10^((LOG10(149.3)-LOG10([.C597]))/1.07+LOG10(50))" office:value-type="float" office:value="155.408837063436" calcext:value-type="float">
            <text:p>155.408837063436</text:p>
          </table:table-cell>
          <table:table-cell table:formula="of:=[.E597]-[.$E$54]" office:value-type="float" office:value="101.620033248004" calcext:value-type="float">
            <text:p>101.620033248004</text:p>
          </table:table-cell>
          <table:table-cell table:number-columns-repeated="9"/>
        </table:table-row>
        <table:table-row table:style-name="ro1">
          <table:table-cell office:value-type="float" office:value="312.547546386719" calcext:value-type="float">
            <text:p>312.547546386719</text:p>
          </table:table-cell>
          <table:table-cell office:value-type="float" office:value="349.043914794922" calcext:value-type="float">
            <text:p>349.043914794922</text:p>
          </table:table-cell>
          <table:table-cell office:value-type="float" office:value="44.5062370300293" calcext:value-type="float">
            <text:p>44.5062370300293</text:p>
          </table:table-cell>
          <table:table-cell office:value-type="float" office:value="19953.2866199533" calcext:value-type="float">
            <text:p>19953.2866199533</text:p>
          </table:table-cell>
          <table:table-cell table:formula="of:=10^((LOG10(149.3)-LOG10([.C598]))/1.07+LOG10(50))" office:value-type="float" office:value="154.960618767875" calcext:value-type="float">
            <text:p>154.960618767875</text:p>
          </table:table-cell>
          <table:table-cell table:formula="of:=[.E598]-[.$E$54]" office:value-type="float" office:value="101.171814952443" calcext:value-type="float">
            <text:p>101.171814952443</text:p>
          </table:table-cell>
          <table:table-cell table:number-columns-repeated="9"/>
        </table:table-row>
        <table:table-row table:style-name="ro1">
          <table:table-cell office:value-type="float" office:value="309.529418945313" calcext:value-type="float">
            <text:p>309.529418945313</text:p>
          </table:table-cell>
          <table:table-cell office:value-type="float" office:value="349.882354736328" calcext:value-type="float">
            <text:p>349.882354736328</text:p>
          </table:table-cell>
          <table:table-cell office:value-type="float" office:value="43.9050712585449" calcext:value-type="float">
            <text:p>43.9050712585449</text:p>
          </table:table-cell>
          <table:table-cell office:value-type="float" office:value="19986.6533199867" calcext:value-type="float">
            <text:p>19986.6533199867</text:p>
          </table:table-cell>
          <table:table-cell table:formula="of:=10^((LOG10(149.3)-LOG10([.C599]))/1.07+LOG10(50))" office:value-type="float" office:value="156.942709388276" calcext:value-type="float">
            <text:p>156.942709388276</text:p>
          </table:table-cell>
          <table:table-cell table:formula="of:=[.E599]-[.$E$54]" office:value-type="float" office:value="103.153905572844" calcext:value-type="float">
            <text:p>103.153905572844</text:p>
          </table:table-cell>
          <table:table-cell table:number-columns-repeated="9"/>
        </table:table-row>
        <table:table-row table:style-name="ro1">
          <table:table-cell office:value-type="float" office:value="305.445953369141" calcext:value-type="float">
            <text:p>305.445953369141</text:p>
          </table:table-cell>
          <table:table-cell office:value-type="float" office:value="350.283782958984" calcext:value-type="float">
            <text:p>350.283782958984</text:p>
          </table:table-cell>
          <table:table-cell office:value-type="float" office:value="43.3529319763184" calcext:value-type="float">
            <text:p>43.3529319763184</text:p>
          </table:table-cell>
          <table:table-cell office:value-type="float" office:value="20020.02002002" calcext:value-type="float">
            <text:p>20020.02002002</text:p>
          </table:table-cell>
          <table:table-cell table:formula="of:=10^((LOG10(149.3)-LOG10([.C600]))/1.07+LOG10(50))" office:value-type="float" office:value="158.80998055308" calcext:value-type="float">
            <text:p>158.80998055308</text:p>
          </table:table-cell>
          <table:table-cell table:formula="of:=[.E600]-[.$E$54]" office:value-type="float" office:value="105.021176737647" calcext:value-type="float">
            <text:p>105.021176737647</text:p>
          </table:table-cell>
          <table:table-cell table:number-columns-repeated="9"/>
        </table:table-row>
        <table:table-row table:style-name="ro1">
          <table:table-cell office:value-type="float" office:value="301.965240478516" calcext:value-type="float">
            <text:p>301.965240478516</text:p>
          </table:table-cell>
          <table:table-cell office:value-type="float" office:value="350.474700927734" calcext:value-type="float">
            <text:p>350.474700927734</text:p>
          </table:table-cell>
          <table:table-cell office:value-type="float" office:value="43.5191993713379" calcext:value-type="float">
            <text:p>43.5191993713379</text:p>
          </table:table-cell>
          <table:table-cell office:value-type="float" office:value="20053.3867200534" calcext:value-type="float">
            <text:p>20053.3867200534</text:p>
          </table:table-cell>
          <table:table-cell table:formula="of:=10^((LOG10(149.3)-LOG10([.C601]))/1.07+LOG10(50))" office:value-type="float" office:value="158.242861086032" calcext:value-type="float">
            <text:p>158.242861086032</text:p>
          </table:table-cell>
          <table:table-cell table:formula="of:=[.E601]-[.$E$54]" office:value-type="float" office:value="104.454057270599" calcext:value-type="float">
            <text:p>104.454057270599</text:p>
          </table:table-cell>
          <table:table-cell table:number-columns-repeated="9"/>
        </table:table-row>
        <table:table-row table:style-name="ro1">
          <table:table-cell office:value-type="float" office:value="298.585540771484" calcext:value-type="float">
            <text:p>298.585540771484</text:p>
          </table:table-cell>
          <table:table-cell office:value-type="float" office:value="349.950592041016" calcext:value-type="float">
            <text:p>349.950592041016</text:p>
          </table:table-cell>
          <table:table-cell office:value-type="float" office:value="43.5850028991699" calcext:value-type="float">
            <text:p>43.5850028991699</text:p>
          </table:table-cell>
          <table:table-cell office:value-type="float" office:value="20086.7534200868" calcext:value-type="float">
            <text:p>20086.7534200868</text:p>
          </table:table-cell>
          <table:table-cell table:formula="of:=10^((LOG10(149.3)-LOG10([.C602]))/1.07+LOG10(50))" office:value-type="float" office:value="158.019568704479" calcext:value-type="float">
            <text:p>158.019568704479</text:p>
          </table:table-cell>
          <table:table-cell table:formula="of:=[.E602]-[.$E$54]" office:value-type="float" office:value="104.230764889047" calcext:value-type="float">
            <text:p>104.230764889047</text:p>
          </table:table-cell>
          <table:table-cell table:number-columns-repeated="9"/>
        </table:table-row>
        <table:table-row table:style-name="ro1">
          <table:table-cell office:value-type="float" office:value="298.585540771484" calcext:value-type="float">
            <text:p>298.585540771484</text:p>
          </table:table-cell>
          <table:table-cell office:value-type="float" office:value="349.950592041016" calcext:value-type="float">
            <text:p>349.950592041016</text:p>
          </table:table-cell>
          <table:table-cell office:value-type="float" office:value="43.5850028991699" calcext:value-type="float">
            <text:p>43.5850028991699</text:p>
          </table:table-cell>
          <table:table-cell office:value-type="float" office:value="20120.1201201201" calcext:value-type="float">
            <text:p>20120.1201201201</text:p>
          </table:table-cell>
          <table:table-cell table:formula="of:=10^((LOG10(149.3)-LOG10([.C603]))/1.07+LOG10(50))" office:value-type="float" office:value="158.019568704479" calcext:value-type="float">
            <text:p>158.019568704479</text:p>
          </table:table-cell>
          <table:table-cell table:formula="of:=[.E603]-[.$E$54]" office:value-type="float" office:value="104.230764889047" calcext:value-type="float">
            <text:p>104.230764889047</text:p>
          </table:table-cell>
          <table:table-cell table:number-columns-repeated="9"/>
        </table:table-row>
        <table:table-row table:style-name="ro1">
          <table:table-cell office:value-type="float" office:value="295.198120117188" calcext:value-type="float">
            <text:p>295.198120117188</text:p>
          </table:table-cell>
          <table:table-cell office:value-type="float" office:value="348.896240234375" calcext:value-type="float">
            <text:p>348.896240234375</text:p>
          </table:table-cell>
          <table:table-cell office:value-type="float" office:value="43.8795776367188" calcext:value-type="float">
            <text:p>43.8795776367188</text:p>
          </table:table-cell>
          <table:table-cell office:value-type="float" office:value="20153.4868201535" calcext:value-type="float">
            <text:p>20153.4868201535</text:p>
          </table:table-cell>
          <table:table-cell table:formula="of:=10^((LOG10(149.3)-LOG10([.C604]))/1.07+LOG10(50))" office:value-type="float" office:value="157.027924813763" calcext:value-type="float">
            <text:p>157.027924813763</text:p>
          </table:table-cell>
          <table:table-cell table:formula="of:=[.E604]-[.$E$54]" office:value-type="float" office:value="103.239120998331" calcext:value-type="float">
            <text:p>103.239120998331</text:p>
          </table:table-cell>
          <table:table-cell table:number-columns-repeated="9"/>
        </table:table-row>
        <table:table-row table:style-name="ro1">
          <table:table-cell office:value-type="float" office:value="291.733062744141" calcext:value-type="float">
            <text:p>291.733062744141</text:p>
          </table:table-cell>
          <table:table-cell office:value-type="float" office:value="348.654205322266" calcext:value-type="float">
            <text:p>348.654205322266</text:p>
          </table:table-cell>
          <table:table-cell office:value-type="float" office:value="43.8534965515137" calcext:value-type="float">
            <text:p>43.8534965515137</text:p>
          </table:table-cell>
          <table:table-cell office:value-type="float" office:value="20186.8535201869" calcext:value-type="float">
            <text:p>20186.8535201869</text:p>
          </table:table-cell>
          <table:table-cell table:formula="of:=10^((LOG10(149.3)-LOG10([.C605]))/1.07+LOG10(50))" office:value-type="float" office:value="157.115203077512" calcext:value-type="float">
            <text:p>157.115203077512</text:p>
          </table:table-cell>
          <table:table-cell table:formula="of:=[.E605]-[.$E$54]" office:value-type="float" office:value="103.32639926208" calcext:value-type="float">
            <text:p>103.32639926208</text:p>
          </table:table-cell>
          <table:table-cell table:number-columns-repeated="9"/>
        </table:table-row>
        <table:table-row table:style-name="ro1">
          <table:table-cell office:value-type="float" office:value="288.5" calcext:value-type="float">
            <text:p>288.5</text:p>
          </table:table-cell>
          <table:table-cell office:value-type="float" office:value="349.5" calcext:value-type="float">
            <text:p>349.5</text:p>
          </table:table-cell>
          <table:table-cell office:value-type="float" office:value="43.5029716491699" calcext:value-type="float">
            <text:p>43.5029716491699</text:p>
          </table:table-cell>
          <table:table-cell office:value-type="float" office:value="20220.2202202202" calcext:value-type="float">
            <text:p>20220.2202202202</text:p>
          </table:table-cell>
          <table:table-cell table:formula="of:=10^((LOG10(149.3)-LOG10([.C606]))/1.07+LOG10(50))" office:value-type="float" office:value="158.298027364804" calcext:value-type="float">
            <text:p>158.298027364804</text:p>
          </table:table-cell>
          <table:table-cell table:formula="of:=[.E606]-[.$E$54]" office:value-type="float" office:value="104.509223549372" calcext:value-type="float">
            <text:p>104.509223549372</text:p>
          </table:table-cell>
          <table:table-cell table:number-columns-repeated="9"/>
        </table:table-row>
        <table:table-row table:style-name="ro1">
          <table:table-cell office:value-type="float" office:value="284.849304199219" calcext:value-type="float">
            <text:p>284.849304199219</text:p>
          </table:table-cell>
          <table:table-cell office:value-type="float" office:value="349.313690185547" calcext:value-type="float">
            <text:p>349.313690185547</text:p>
          </table:table-cell>
          <table:table-cell office:value-type="float" office:value="43.730037689209" calcext:value-type="float">
            <text:p>43.730037689209</text:p>
          </table:table-cell>
          <table:table-cell office:value-type="float" office:value="20253.5869202536" calcext:value-type="float">
            <text:p>20253.5869202536</text:p>
          </table:table-cell>
          <table:table-cell table:formula="of:=10^((LOG10(149.3)-LOG10([.C607]))/1.07+LOG10(50))" office:value-type="float" office:value="157.529714768939" calcext:value-type="float">
            <text:p>157.529714768939</text:p>
          </table:table-cell>
          <table:table-cell table:formula="of:=[.E607]-[.$E$54]" office:value-type="float" office:value="103.740910953506" calcext:value-type="float">
            <text:p>103.740910953506</text:p>
          </table:table-cell>
          <table:table-cell table:number-columns-repeated="9"/>
        </table:table-row>
        <table:table-row table:style-name="ro1">
          <table:table-cell office:value-type="float" office:value="284.849304199219" calcext:value-type="float">
            <text:p>284.849304199219</text:p>
          </table:table-cell>
          <table:table-cell office:value-type="float" office:value="349.313690185547" calcext:value-type="float">
            <text:p>349.313690185547</text:p>
          </table:table-cell>
          <table:table-cell office:value-type="float" office:value="43.730037689209" calcext:value-type="float">
            <text:p>43.730037689209</text:p>
          </table:table-cell>
          <table:table-cell office:value-type="float" office:value="20286.953620287" calcext:value-type="float">
            <text:p>20286.953620287</text:p>
          </table:table-cell>
          <table:table-cell table:formula="of:=10^((LOG10(149.3)-LOG10([.C608]))/1.07+LOG10(50))" office:value-type="float" office:value="157.529714768939" calcext:value-type="float">
            <text:p>157.529714768939</text:p>
          </table:table-cell>
          <table:table-cell table:formula="of:=[.E608]-[.$E$54]" office:value-type="float" office:value="103.740910953506" calcext:value-type="float">
            <text:p>103.740910953506</text:p>
          </table:table-cell>
          <table:table-cell table:number-columns-repeated="9"/>
        </table:table-row>
        <table:table-row table:style-name="ro1">
          <table:table-cell office:value-type="float" office:value="284.570098876953" calcext:value-type="float">
            <text:p>284.570098876953</text:p>
          </table:table-cell>
          <table:table-cell office:value-type="float" office:value="347.867279052734" calcext:value-type="float">
            <text:p>347.867279052734</text:p>
          </table:table-cell>
          <table:table-cell office:value-type="float" office:value="47.1576347351074" calcext:value-type="float">
            <text:p>47.1576347351074</text:p>
          </table:table-cell>
          <table:table-cell office:value-type="float" office:value="20320.3203203203" calcext:value-type="float">
            <text:p>20320.3203203203</text:p>
          </table:table-cell>
          <table:table-cell table:formula="of:=10^((LOG10(149.3)-LOG10([.C609]))/1.07+LOG10(50))" office:value-type="float" office:value="146.80278588935" calcext:value-type="float">
            <text:p>146.80278588935</text:p>
          </table:table-cell>
          <table:table-cell table:formula="of:=[.E609]-[.$E$54]" office:value-type="float" office:value="93.013982073918" calcext:value-type="float">
            <text:p>93.013982073918</text:p>
          </table:table-cell>
          <table:table-cell table:number-columns-repeated="9"/>
        </table:table-row>
        <table:table-row table:style-name="ro1">
          <table:table-cell office:value-type="float" office:value="277.057861328125" calcext:value-type="float">
            <text:p>277.057861328125</text:p>
          </table:table-cell>
          <table:table-cell office:value-type="float" office:value="349.086120605469" calcext:value-type="float">
            <text:p>349.086120605469</text:p>
          </table:table-cell>
          <table:table-cell office:value-type="float" office:value="43.0409889221191" calcext:value-type="float">
            <text:p>43.0409889221191</text:p>
          </table:table-cell>
          <table:table-cell office:value-type="float" office:value="20353.6870203537" calcext:value-type="float">
            <text:p>20353.6870203537</text:p>
          </table:table-cell>
          <table:table-cell table:formula="of:=10^((LOG10(149.3)-LOG10([.C610]))/1.07+LOG10(50))" office:value-type="float" office:value="159.885416099432" calcext:value-type="float">
            <text:p>159.885416099432</text:p>
          </table:table-cell>
          <table:table-cell table:formula="of:=[.E610]-[.$E$54]" office:value-type="float" office:value="106.096612283999" calcext:value-type="float">
            <text:p>106.096612283999</text:p>
          </table:table-cell>
          <table:table-cell table:number-columns-repeated="9"/>
        </table:table-row>
        <table:table-row table:style-name="ro1">
          <table:table-cell office:value-type="float" office:value="272.781585693359" calcext:value-type="float">
            <text:p>272.781585693359</text:p>
          </table:table-cell>
          <table:table-cell office:value-type="float" office:value="348.632659912109" calcext:value-type="float">
            <text:p>348.632659912109</text:p>
          </table:table-cell>
          <table:table-cell office:value-type="float" office:value="43.0487022399902" calcext:value-type="float">
            <text:p>43.0487022399902</text:p>
          </table:table-cell>
          <table:table-cell office:value-type="float" office:value="20387.0537203871" calcext:value-type="float">
            <text:p>20387.0537203871</text:p>
          </table:table-cell>
          <table:table-cell table:formula="of:=10^((LOG10(149.3)-LOG10([.C611]))/1.07+LOG10(50))" office:value-type="float" office:value="159.85864237525" calcext:value-type="float">
            <text:p>159.85864237525</text:p>
          </table:table-cell>
          <table:table-cell table:formula="of:=[.E611]-[.$E$54]" office:value-type="float" office:value="106.069838559818" calcext:value-type="float">
            <text:p>106.069838559818</text:p>
          </table:table-cell>
          <table:table-cell table:number-columns-repeated="9"/>
        </table:table-row>
        <table:table-row table:style-name="ro1">
          <table:table-cell office:value-type="float" office:value="270.989135742187" calcext:value-type="float">
            <text:p>270.989135742187</text:p>
          </table:table-cell>
          <table:table-cell office:value-type="float" office:value="346.641296386719" calcext:value-type="float">
            <text:p>346.641296386719</text:p>
          </table:table-cell>
          <table:table-cell office:value-type="float" office:value="45.9728889465332" calcext:value-type="float">
            <text:p>45.9728889465332</text:p>
          </table:table-cell>
          <table:table-cell office:value-type="float" office:value="20420.4204204204" calcext:value-type="float">
            <text:p>20420.4204204204</text:p>
          </table:table-cell>
          <table:table-cell table:formula="of:=10^((LOG10(149.3)-LOG10([.C612]))/1.07+LOG10(50))" office:value-type="float" office:value="150.335520059395" calcext:value-type="float">
            <text:p>150.335520059395</text:p>
          </table:table-cell>
          <table:table-cell table:formula="of:=[.E612]-[.$E$54]" office:value-type="float" office:value="96.5467162439629" calcext:value-type="float">
            <text:p>96.5467162439629</text:p>
          </table:table-cell>
          <table:table-cell table:number-columns-repeated="9"/>
        </table:table-row>
        <table:table-row table:style-name="ro1">
          <table:table-cell office:value-type="float" office:value="270.989135742187" calcext:value-type="float">
            <text:p>270.989135742187</text:p>
          </table:table-cell>
          <table:table-cell office:value-type="float" office:value="346.641296386719" calcext:value-type="float">
            <text:p>346.641296386719</text:p>
          </table:table-cell>
          <table:table-cell office:value-type="float" office:value="45.9728889465332" calcext:value-type="float">
            <text:p>45.9728889465332</text:p>
          </table:table-cell>
          <table:table-cell office:value-type="float" office:value="20453.7871204538" calcext:value-type="float">
            <text:p>20453.7871204538</text:p>
          </table:table-cell>
          <table:table-cell table:formula="of:=10^((LOG10(149.3)-LOG10([.C613]))/1.07+LOG10(50))" office:value-type="float" office:value="150.335520059395" calcext:value-type="float">
            <text:p>150.335520059395</text:p>
          </table:table-cell>
          <table:table-cell table:formula="of:=[.E613]-[.$E$54]" office:value-type="float" office:value="96.5467162439629" calcext:value-type="float">
            <text:p>96.5467162439629</text:p>
          </table:table-cell>
          <table:table-cell table:number-columns-repeated="9"/>
        </table:table-row>
        <table:table-row table:style-name="ro1">
          <table:table-cell office:value-type="float" office:value="266.420715332031" calcext:value-type="float">
            <text:p>266.420715332031</text:p>
          </table:table-cell>
          <table:table-cell office:value-type="float" office:value="345.059478759766" calcext:value-type="float">
            <text:p>345.059478759766</text:p>
          </table:table-cell>
          <table:table-cell office:value-type="float" office:value="46.6084518432617" calcext:value-type="float">
            <text:p>46.6084518432617</text:p>
          </table:table-cell>
          <table:table-cell office:value-type="float" office:value="20487.1538204872" calcext:value-type="float">
            <text:p>20487.1538204872</text:p>
          </table:table-cell>
          <table:table-cell table:formula="of:=10^((LOG10(149.3)-LOG10([.C614]))/1.07+LOG10(50))" office:value-type="float" office:value="148.418766401923" calcext:value-type="float">
            <text:p>148.418766401923</text:p>
          </table:table-cell>
          <table:table-cell table:formula="of:=[.E614]-[.$E$54]" office:value-type="float" office:value="94.6299625864906" calcext:value-type="float">
            <text:p>94.6299625864906</text:p>
          </table:table-cell>
          <table:table-cell table:number-columns-repeated="9"/>
        </table:table-row>
        <table:table-row table:style-name="ro1">
          <table:table-cell office:value-type="float" office:value="259.005920410156" calcext:value-type="float">
            <text:p>259.005920410156</text:p>
          </table:table-cell>
          <table:table-cell office:value-type="float" office:value="348.139190673828" calcext:value-type="float">
            <text:p>348.139190673828</text:p>
          </table:table-cell>
          <table:table-cell office:value-type="float" office:value="42.4199409484863" calcext:value-type="float">
            <text:p>42.4199409484863</text:p>
          </table:table-cell>
          <table:table-cell office:value-type="float" office:value="20520.5205205205" calcext:value-type="float">
            <text:p>20520.5205205205</text:p>
          </table:table-cell>
          <table:table-cell table:formula="of:=10^((LOG10(149.3)-LOG10([.C615]))/1.07+LOG10(50))" office:value-type="float" office:value="162.072035546626" calcext:value-type="float">
            <text:p>162.072035546626</text:p>
          </table:table-cell>
          <table:table-cell table:formula="of:=[.E615]-[.$E$54]" office:value-type="float" office:value="108.283231731193" calcext:value-type="float">
            <text:p>108.283231731193</text:p>
          </table:table-cell>
          <table:table-cell table:number-columns-repeated="9"/>
        </table:table-row>
        <table:table-row table:style-name="ro1">
          <table:table-cell office:value-type="float" office:value="254.5" calcext:value-type="float">
            <text:p>254.5</text:p>
          </table:table-cell>
          <table:table-cell office:value-type="float" office:value="349.5" calcext:value-type="float">
            <text:p>349.5</text:p>
          </table:table-cell>
          <table:table-cell office:value-type="float" office:value="42.17236328125" calcext:value-type="float">
            <text:p>42.17236328125</text:p>
          </table:table-cell>
          <table:table-cell office:value-type="float" office:value="20553.8872205539" calcext:value-type="float">
            <text:p>20553.8872205539</text:p>
          </table:table-cell>
          <table:table-cell table:formula="of:=10^((LOG10(149.3)-LOG10([.C616]))/1.07+LOG10(50))" office:value-type="float" office:value="162.961082308793" calcext:value-type="float">
            <text:p>162.961082308793</text:p>
          </table:table-cell>
          <table:table-cell table:formula="of:=[.E616]-[.$E$54]" office:value-type="float" office:value="109.172278493361" calcext:value-type="float">
            <text:p>109.172278493361</text:p>
          </table:table-cell>
          <table:table-cell table:number-columns-repeated="9"/>
        </table:table-row>
        <table:table-row table:style-name="ro1">
          <table:table-cell office:value-type="float" office:value="248.324890136719" calcext:value-type="float">
            <text:p>248.324890136719</text:p>
          </table:table-cell>
          <table:table-cell office:value-type="float" office:value="348.935516357422" calcext:value-type="float">
            <text:p>348.935516357422</text:p>
          </table:table-cell>
          <table:table-cell office:value-type="float" office:value="40.2023048400879" calcext:value-type="float">
            <text:p>40.2023048400879</text:p>
          </table:table-cell>
          <table:table-cell office:value-type="float" office:value="20587.2539205873" calcext:value-type="float">
            <text:p>20587.2539205873</text:p>
          </table:table-cell>
          <table:table-cell table:formula="of:=10^((LOG10(149.3)-LOG10([.C617]))/1.07+LOG10(50))" office:value-type="float" office:value="170.412577359837" calcext:value-type="float">
            <text:p>170.412577359837</text:p>
          </table:table-cell>
          <table:table-cell table:formula="of:=[.E617]-[.$E$54]" office:value-type="float" office:value="116.623773544404" calcext:value-type="float">
            <text:p>116.623773544404</text:p>
          </table:table-cell>
          <table:table-cell table:number-columns-repeated="9"/>
        </table:table-row>
        <table:table-row table:style-name="ro1">
          <table:table-cell office:value-type="float" office:value="248.299346923828" calcext:value-type="float">
            <text:p>248.299346923828</text:p>
          </table:table-cell>
          <table:table-cell office:value-type="float" office:value="348.8349609375" calcext:value-type="float">
            <text:p>348.8349609375</text:p>
          </table:table-cell>
          <table:table-cell office:value-type="float" office:value="40.1413307189941" calcext:value-type="float">
            <text:p>40.1413307189941</text:p>
          </table:table-cell>
          <table:table-cell office:value-type="float" office:value="20620.6206206206" calcext:value-type="float">
            <text:p>20620.6206206206</text:p>
          </table:table-cell>
          <table:table-cell table:formula="of:=10^((LOG10(149.3)-LOG10([.C618]))/1.07+LOG10(50))" office:value-type="float" office:value="170.654485277474" calcext:value-type="float">
            <text:p>170.654485277474</text:p>
          </table:table-cell>
          <table:table-cell table:formula="of:=[.E618]-[.$E$54]" office:value-type="float" office:value="116.865681462042" calcext:value-type="float">
            <text:p>116.865681462042</text:p>
          </table:table-cell>
          <table:table-cell table:number-columns-repeated="9"/>
        </table:table-row>
        <table:table-row table:style-name="ro1">
          <table:table-cell office:value-type="float" office:value="243.989410400391" calcext:value-type="float">
            <text:p>243.989410400391</text:p>
          </table:table-cell>
          <table:table-cell office:value-type="float" office:value="347.881896972656" calcext:value-type="float">
            <text:p>347.881896972656</text:p>
          </table:table-cell>
          <table:table-cell office:value-type="float" office:value="40.5437393188477" calcext:value-type="float">
            <text:p>40.5437393188477</text:p>
          </table:table-cell>
          <table:table-cell office:value-type="float" office:value="20653.987320654" calcext:value-type="float">
            <text:p>20653.987320654</text:p>
          </table:table-cell>
          <table:table-cell table:formula="of:=10^((LOG10(149.3)-LOG10([.C619]))/1.07+LOG10(50))" office:value-type="float" office:value="169.070982401998" calcext:value-type="float">
            <text:p>169.070982401998</text:p>
          </table:table-cell>
          <table:table-cell table:formula="of:=[.E619]-[.$E$54]" office:value-type="float" office:value="115.282178586565" calcext:value-type="float">
            <text:p>115.282178586565</text:p>
          </table:table-cell>
          <table:table-cell table:number-columns-repeated="9"/>
        </table:table-row>
        <table:table-row table:style-name="ro1">
          <table:table-cell office:value-type="float" office:value="239.446029663086" calcext:value-type="float">
            <text:p>239.446029663086</text:p>
          </table:table-cell>
          <table:table-cell office:value-type="float" office:value="347.533721923828" calcext:value-type="float">
            <text:p>347.533721923828</text:p>
          </table:table-cell>
          <table:table-cell office:value-type="float" office:value="40.5402374267578" calcext:value-type="float">
            <text:p>40.5402374267578</text:p>
          </table:table-cell>
          <table:table-cell office:value-type="float" office:value="20687.3540206874" calcext:value-type="float">
            <text:p>20687.3540206874</text:p>
          </table:table-cell>
          <table:table-cell table:formula="of:=10^((LOG10(149.3)-LOG10([.C620]))/1.07+LOG10(50))" office:value-type="float" office:value="169.084631392854" calcext:value-type="float">
            <text:p>169.084631392854</text:p>
          </table:table-cell>
          <table:table-cell table:formula="of:=[.E620]-[.$E$54]" office:value-type="float" office:value="115.295827577422" calcext:value-type="float">
            <text:p>115.295827577422</text:p>
          </table:table-cell>
          <table:table-cell table:number-columns-repeated="9"/>
        </table:table-row>
        <table:table-row table:style-name="ro1">
          <table:table-cell office:value-type="float" office:value="234.981689453125" calcext:value-type="float">
            <text:p>234.981689453125</text:p>
          </table:table-cell>
          <table:table-cell office:value-type="float" office:value="347.649108886719" calcext:value-type="float">
            <text:p>347.649108886719</text:p>
          </table:table-cell>
          <table:table-cell office:value-type="float" office:value="39.9655265808105" calcext:value-type="float">
            <text:p>39.9655265808105</text:p>
          </table:table-cell>
          <table:table-cell office:value-type="float" office:value="20720.7207207207" calcext:value-type="float">
            <text:p>20720.7207207207</text:p>
          </table:table-cell>
          <table:table-cell table:formula="of:=10^((LOG10(149.3)-LOG10([.C621]))/1.07+LOG10(50))" office:value-type="float" office:value="171.355964943004" calcext:value-type="float">
            <text:p>171.355964943004</text:p>
          </table:table-cell>
          <table:table-cell table:formula="of:=[.E621]-[.$E$54]" office:value-type="float" office:value="117.567161127571" calcext:value-type="float">
            <text:p>117.567161127571</text:p>
          </table:table-cell>
          <table:table-cell table:number-columns-repeated="9"/>
        </table:table-row>
        <table:table-row table:style-name="ro1">
          <table:table-cell office:value-type="float" office:value="231.04167175293" calcext:value-type="float">
            <text:p>231.04167175293</text:p>
          </table:table-cell>
          <table:table-cell office:value-type="float" office:value="347.130218505859" calcext:value-type="float">
            <text:p>347.130218505859</text:p>
          </table:table-cell>
          <table:table-cell office:value-type="float" office:value="40.325065612793" calcext:value-type="float">
            <text:p>40.325065612793</text:p>
          </table:table-cell>
          <table:table-cell office:value-type="float" office:value="20754.0874207541" calcext:value-type="float">
            <text:p>20754.0874207541</text:p>
          </table:table-cell>
          <table:table-cell table:formula="of:=10^((LOG10(149.3)-LOG10([.C622]))/1.07+LOG10(50))" office:value-type="float" office:value="169.927684611442" calcext:value-type="float">
            <text:p>169.927684611442</text:p>
          </table:table-cell>
          <table:table-cell table:formula="of:=[.E622]-[.$E$54]" office:value-type="float" office:value="116.13888079601" calcext:value-type="float">
            <text:p>116.13888079601</text:p>
          </table:table-cell>
          <table:table-cell table:number-columns-repeated="9"/>
        </table:table-row>
        <table:table-row table:style-name="ro1">
          <table:table-cell office:value-type="float" office:value="231.04167175293" calcext:value-type="float">
            <text:p>231.04167175293</text:p>
          </table:table-cell>
          <table:table-cell office:value-type="float" office:value="347.130218505859" calcext:value-type="float">
            <text:p>347.130218505859</text:p>
          </table:table-cell>
          <table:table-cell office:value-type="float" office:value="40.325065612793" calcext:value-type="float">
            <text:p>40.325065612793</text:p>
          </table:table-cell>
          <table:table-cell office:value-type="float" office:value="20787.4541207875" calcext:value-type="float">
            <text:p>20787.4541207875</text:p>
          </table:table-cell>
          <table:table-cell table:formula="of:=10^((LOG10(149.3)-LOG10([.C623]))/1.07+LOG10(50))" office:value-type="float" office:value="169.927684611442" calcext:value-type="float">
            <text:p>169.927684611442</text:p>
          </table:table-cell>
          <table:table-cell table:formula="of:=[.E623]-[.$E$54]" office:value-type="float" office:value="116.13888079601" calcext:value-type="float">
            <text:p>116.13888079601</text:p>
          </table:table-cell>
          <table:table-cell table:number-columns-repeated="9"/>
        </table:table-row>
        <table:table-row table:style-name="ro1">
          <table:table-cell office:value-type="float" office:value="226.939559936523" calcext:value-type="float">
            <text:p>226.939559936523</text:p>
          </table:table-cell>
          <table:table-cell office:value-type="float" office:value="347.060424804687" calcext:value-type="float">
            <text:p>347.060424804687</text:p>
          </table:table-cell>
          <table:table-cell office:value-type="float" office:value="40.3788757324219" calcext:value-type="float">
            <text:p>40.3788757324219</text:p>
          </table:table-cell>
          <table:table-cell office:value-type="float" office:value="20820.8208208208" calcext:value-type="float">
            <text:p>20820.8208208208</text:p>
          </table:table-cell>
          <table:table-cell table:formula="of:=10^((LOG10(149.3)-LOG10([.C624]))/1.07+LOG10(50))" office:value-type="float" office:value="169.716039112504" calcext:value-type="float">
            <text:p>169.716039112504</text:p>
          </table:table-cell>
          <table:table-cell table:formula="of:=[.E624]-[.$E$54]" office:value-type="float" office:value="115.927235297071" calcext:value-type="float">
            <text:p>115.927235297071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7" calcext:value-type="float">
            <text:p>347</text:p>
          </table:table-cell>
          <table:table-cell office:value-type="float" office:value="40.3113861083984" calcext:value-type="float">
            <text:p>40.3113861083984</text:p>
          </table:table-cell>
          <table:table-cell office:value-type="float" office:value="20854.1875208542" calcext:value-type="float">
            <text:p>20854.1875208542</text:p>
          </table:table-cell>
          <table:table-cell table:formula="of:=10^((LOG10(149.3)-LOG10([.C625]))/1.07+LOG10(50))" office:value-type="float" office:value="169.981575851087" calcext:value-type="float">
            <text:p>169.981575851087</text:p>
          </table:table-cell>
          <table:table-cell table:formula="of:=[.E625]-[.$E$54]" office:value-type="float" office:value="116.192772035655" calcext:value-type="float">
            <text:p>116.192772035655</text:p>
          </table:table-cell>
          <table:table-cell table:number-columns-repeated="9"/>
        </table:table-row>
        <table:table-row table:style-name="ro1">
          <table:table-cell office:value-type="float" office:value="220.037490844727" calcext:value-type="float">
            <text:p>220.037490844727</text:p>
          </table:table-cell>
          <table:table-cell office:value-type="float" office:value="346.249847412109" calcext:value-type="float">
            <text:p>346.249847412109</text:p>
          </table:table-cell>
          <table:table-cell office:value-type="float" office:value="40.5547103881836" calcext:value-type="float">
            <text:p>40.5547103881836</text:p>
          </table:table-cell>
          <table:table-cell office:value-type="float" office:value="20887.5542208876" calcext:value-type="float">
            <text:p>20887.5542208876</text:p>
          </table:table-cell>
          <table:table-cell table:formula="of:=10^((LOG10(149.3)-LOG10([.C626]))/1.07+LOG10(50))" office:value-type="float" office:value="169.028236272479" calcext:value-type="float">
            <text:p>169.028236272479</text:p>
          </table:table-cell>
          <table:table-cell table:formula="of:=[.E626]-[.$E$54]" office:value-type="float" office:value="115.239432457047" calcext:value-type="float">
            <text:p>115.239432457047</text:p>
          </table:table-cell>
          <table:table-cell table:number-columns-repeated="9"/>
        </table:table-row>
        <table:table-row table:style-name="ro1">
          <table:table-cell office:value-type="float" office:value="220.037490844727" calcext:value-type="float">
            <text:p>220.037490844727</text:p>
          </table:table-cell>
          <table:table-cell office:value-type="float" office:value="346.249847412109" calcext:value-type="float">
            <text:p>346.249847412109</text:p>
          </table:table-cell>
          <table:table-cell office:value-type="float" office:value="40.5547103881836" calcext:value-type="float">
            <text:p>40.5547103881836</text:p>
          </table:table-cell>
          <table:table-cell office:value-type="float" office:value="20920.9209209209" calcext:value-type="float">
            <text:p>20920.9209209209</text:p>
          </table:table-cell>
          <table:table-cell table:formula="of:=10^((LOG10(149.3)-LOG10([.C627]))/1.07+LOG10(50))" office:value-type="float" office:value="169.028236272479" calcext:value-type="float">
            <text:p>169.028236272479</text:p>
          </table:table-cell>
          <table:table-cell table:formula="of:=[.E627]-[.$E$54]" office:value-type="float" office:value="115.239432457047" calcext:value-type="float">
            <text:p>115.239432457047</text:p>
          </table:table-cell>
          <table:table-cell table:number-columns-repeated="9"/>
        </table:table-row>
        <table:table-row table:style-name="ro1">
          <table:table-cell office:value-type="float" office:value="217.037490844727" calcext:value-type="float">
            <text:p>217.037490844727</text:p>
          </table:table-cell>
          <table:table-cell office:value-type="float" office:value="346.249847412109" calcext:value-type="float">
            <text:p>346.249847412109</text:p>
          </table:table-cell>
          <table:table-cell office:value-type="float" office:value="40.5547103881836" calcext:value-type="float">
            <text:p>40.5547103881836</text:p>
          </table:table-cell>
          <table:table-cell office:value-type="float" office:value="20954.2876209543" calcext:value-type="float">
            <text:p>20954.2876209543</text:p>
          </table:table-cell>
          <table:table-cell table:formula="of:=10^((LOG10(149.3)-LOG10([.C628]))/1.07+LOG10(50))" office:value-type="float" office:value="169.028236272479" calcext:value-type="float">
            <text:p>169.028236272479</text:p>
          </table:table-cell>
          <table:table-cell table:formula="of:=[.E628]-[.$E$54]" office:value-type="float" office:value="115.239432457047" calcext:value-type="float">
            <text:p>115.239432457047</text:p>
          </table:table-cell>
          <table:table-cell table:number-columns-repeated="9"/>
        </table:table-row>
        <table:table-row table:style-name="ro1">
          <table:table-cell office:value-type="float" office:value="212.725326538086" calcext:value-type="float">
            <text:p>212.725326538086</text:p>
          </table:table-cell>
          <table:table-cell office:value-type="float" office:value="346.199127197266" calcext:value-type="float">
            <text:p>346.199127197266</text:p>
          </table:table-cell>
          <table:table-cell office:value-type="float" office:value="40.5438041687012" calcext:value-type="float">
            <text:p>40.5438041687012</text:p>
          </table:table-cell>
          <table:table-cell office:value-type="float" office:value="20987.6543209877" calcext:value-type="float">
            <text:p>20987.6543209877</text:p>
          </table:table-cell>
          <table:table-cell table:formula="of:=10^((LOG10(149.3)-LOG10([.C629]))/1.07+LOG10(50))" office:value-type="float" office:value="169.070729664416" calcext:value-type="float">
            <text:p>169.070729664416</text:p>
          </table:table-cell>
          <table:table-cell table:formula="of:=[.E629]-[.$E$54]" office:value-type="float" office:value="115.281925848984" calcext:value-type="float">
            <text:p>115.281925848984</text:p>
          </table:table-cell>
          <table:table-cell table:number-columns-repeated="9"/>
        </table:table-row>
        <table:table-row table:style-name="ro1">
          <table:table-cell office:value-type="float" office:value="209.600662231445" calcext:value-type="float">
            <text:p>209.600662231445</text:p>
          </table:table-cell>
          <table:table-cell office:value-type="float" office:value="346.178863525391" calcext:value-type="float">
            <text:p>346.178863525391</text:p>
          </table:table-cell>
          <table:table-cell office:value-type="float" office:value="40.5401268005371" calcext:value-type="float">
            <text:p>40.5401268005371</text:p>
          </table:table-cell>
          <table:table-cell office:value-type="float" office:value="21021.021021021" calcext:value-type="float">
            <text:p>21021.021021021</text:p>
          </table:table-cell>
          <table:table-cell table:formula="of:=10^((LOG10(149.3)-LOG10([.C630]))/1.07+LOG10(50))" office:value-type="float" office:value="169.08506260729" calcext:value-type="float">
            <text:p>169.08506260729</text:p>
          </table:table-cell>
          <table:table-cell table:formula="of:=[.E630]-[.$E$54]" office:value-type="float" office:value="115.296258791858" calcext:value-type="float">
            <text:p>115.296258791858</text:p>
          </table:table-cell>
          <table:table-cell table:number-columns-repeated="9"/>
        </table:table-row>
        <table:table-row table:style-name="ro1">
          <table:table-cell office:value-type="float" office:value="206.515930175781" calcext:value-type="float">
            <text:p>206.515930175781</text:p>
          </table:table-cell>
          <table:table-cell office:value-type="float" office:value="346.139678955078" calcext:value-type="float">
            <text:p>346.139678955078</text:p>
          </table:table-cell>
          <table:table-cell office:value-type="float" office:value="40.3894653320313" calcext:value-type="float">
            <text:p>40.3894653320313</text:p>
          </table:table-cell>
          <table:table-cell office:value-type="float" office:value="21054.3877210544" calcext:value-type="float">
            <text:p>21054.3877210544</text:p>
          </table:table-cell>
          <table:table-cell table:formula="of:=10^((LOG10(149.3)-LOG10([.C631]))/1.07+LOG10(50))" office:value-type="float" office:value="169.6744524306" calcext:value-type="float">
            <text:p>169.6744524306</text:p>
          </table:table-cell>
          <table:table-cell table:formula="of:=[.E631]-[.$E$54]" office:value-type="float" office:value="115.885648615168" calcext:value-type="float">
            <text:p>115.885648615168</text:p>
          </table:table-cell>
          <table:table-cell table:number-columns-repeated="9"/>
        </table:table-row>
        <table:table-row table:style-name="ro1">
          <table:table-cell office:value-type="float" office:value="206.515930175781" calcext:value-type="float">
            <text:p>206.515930175781</text:p>
          </table:table-cell>
          <table:table-cell office:value-type="float" office:value="346.139678955078" calcext:value-type="float">
            <text:p>346.139678955078</text:p>
          </table:table-cell>
          <table:table-cell office:value-type="float" office:value="40.3894653320313" calcext:value-type="float">
            <text:p>40.3894653320313</text:p>
          </table:table-cell>
          <table:table-cell office:value-type="float" office:value="21087.7544210878" calcext:value-type="float">
            <text:p>21087.7544210878</text:p>
          </table:table-cell>
          <table:table-cell table:formula="of:=10^((LOG10(149.3)-LOG10([.C632]))/1.07+LOG10(50))" office:value-type="float" office:value="169.6744524306" calcext:value-type="float">
            <text:p>169.6744524306</text:p>
          </table:table-cell>
          <table:table-cell table:formula="of:=[.E632]-[.$E$54]" office:value-type="float" office:value="115.885648615168" calcext:value-type="float">
            <text:p>115.885648615168</text:p>
          </table:table-cell>
          <table:table-cell table:number-columns-repeated="9"/>
        </table:table-row>
        <table:table-row table:style-name="ro1">
          <table:table-cell office:value-type="float" office:value="203.681549072266" calcext:value-type="float">
            <text:p>203.681549072266</text:p>
          </table:table-cell>
          <table:table-cell office:value-type="float" office:value="346.162475585938" calcext:value-type="float">
            <text:p>346.162475585938</text:p>
          </table:table-cell>
          <table:table-cell office:value-type="float" office:value="40.3940773010254" calcext:value-type="float">
            <text:p>40.3940773010254</text:p>
          </table:table-cell>
          <table:table-cell office:value-type="float" office:value="21121.1211211211" calcext:value-type="float">
            <text:p>21121.1211211211</text:p>
          </table:table-cell>
          <table:table-cell table:formula="of:=10^((LOG10(149.3)-LOG10([.C633]))/1.07+LOG10(50))" office:value-type="float" office:value="169.656347244746" calcext:value-type="float">
            <text:p>169.656347244746</text:p>
          </table:table-cell>
          <table:table-cell table:formula="of:=[.E633]-[.$E$54]" office:value-type="float" office:value="115.867543429313" calcext:value-type="float">
            <text:p>115.867543429313</text:p>
          </table:table-cell>
          <table:table-cell table:number-columns-repeated="9"/>
        </table:table-row>
        <table:table-row table:style-name="ro1">
          <table:table-cell office:value-type="float" office:value="200.884201049805" calcext:value-type="float">
            <text:p>200.884201049805</text:p>
          </table:table-cell>
          <table:table-cell office:value-type="float" office:value="346.190338134766" calcext:value-type="float">
            <text:p>346.190338134766</text:p>
          </table:table-cell>
          <table:table-cell office:value-type="float" office:value="40.4006156921387" calcext:value-type="float">
            <text:p>40.4006156921387</text:p>
          </table:table-cell>
          <table:table-cell office:value-type="float" office:value="21154.4878211545" calcext:value-type="float">
            <text:p>21154.4878211545</text:p>
          </table:table-cell>
          <table:table-cell table:formula="of:=10^((LOG10(149.3)-LOG10([.C634]))/1.07+LOG10(50))" office:value-type="float" office:value="169.630686364746" calcext:value-type="float">
            <text:p>169.630686364746</text:p>
          </table:table-cell>
          <table:table-cell table:formula="of:=[.E634]-[.$E$54]" office:value-type="float" office:value="115.841882549314" calcext:value-type="float">
            <text:p>115.841882549314</text:p>
          </table:table-cell>
          <table:table-cell table:number-columns-repeated="9"/>
        </table:table-row>
        <table:table-row table:style-name="ro1">
          <table:table-cell office:value-type="float" office:value="198.23908996582" calcext:value-type="float">
            <text:p>198.23908996582</text:p>
          </table:table-cell>
          <table:table-cell office:value-type="float" office:value="346.621612548828" calcext:value-type="float">
            <text:p>346.621612548828</text:p>
          </table:table-cell>
          <table:table-cell office:value-type="float" office:value="40.0383338928223" calcext:value-type="float">
            <text:p>40.0383338928223</text:p>
          </table:table-cell>
          <table:table-cell office:value-type="float" office:value="21187.8545211879" calcext:value-type="float">
            <text:p>21187.8545211879</text:p>
          </table:table-cell>
          <table:table-cell table:formula="of:=10^((LOG10(149.3)-LOG10([.C635]))/1.07+LOG10(50))" office:value-type="float" office:value="171.064732134533" calcext:value-type="float">
            <text:p>171.064732134533</text:p>
          </table:table-cell>
          <table:table-cell table:formula="of:=[.E635]-[.$E$54]" office:value-type="float" office:value="117.2759283191" calcext:value-type="float">
            <text:p>117.2759283191</text:p>
          </table:table-cell>
          <table:table-cell table:number-columns-repeated="9"/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346.1875" calcext:value-type="float">
            <text:p>346.1875</text:p>
          </table:table-cell>
          <table:table-cell office:value-type="float" office:value="40.3397216796875" calcext:value-type="float">
            <text:p>40.3397216796875</text:p>
          </table:table-cell>
          <table:table-cell office:value-type="float" office:value="21221.2212212212" calcext:value-type="float">
            <text:p>21221.2212212212</text:p>
          </table:table-cell>
          <table:table-cell table:formula="of:=10^((LOG10(149.3)-LOG10([.C636]))/1.07+LOG10(50))" office:value-type="float" office:value="169.869985375117" calcext:value-type="float">
            <text:p>169.869985375117</text:p>
          </table:table-cell>
          <table:table-cell table:formula="of:=[.E636]-[.$E$54]" office:value-type="float" office:value="116.081181559685" calcext:value-type="float">
            <text:p>116.081181559685</text:p>
          </table:table-cell>
          <table:table-cell table:number-columns-repeated="9"/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346.1875" calcext:value-type="float">
            <text:p>346.1875</text:p>
          </table:table-cell>
          <table:table-cell office:value-type="float" office:value="40.3397216796875" calcext:value-type="float">
            <text:p>40.3397216796875</text:p>
          </table:table-cell>
          <table:table-cell office:value-type="float" office:value="21254.5879212546" calcext:value-type="float">
            <text:p>21254.5879212546</text:p>
          </table:table-cell>
          <table:table-cell table:formula="of:=10^((LOG10(149.3)-LOG10([.C637]))/1.07+LOG10(50))" office:value-type="float" office:value="169.869985375117" calcext:value-type="float">
            <text:p>169.869985375117</text:p>
          </table:table-cell>
          <table:table-cell table:formula="of:=[.E637]-[.$E$54]" office:value-type="float" office:value="116.081181559685" calcext:value-type="float">
            <text:p>116.081181559685</text:p>
          </table:table-cell>
          <table:table-cell table:number-columns-repeated="9"/>
        </table:table-row>
        <table:table-row table:style-name="ro1">
          <table:table-cell office:value-type="float" office:value="193.285720825195" calcext:value-type="float">
            <text:p>193.285720825195</text:p>
          </table:table-cell>
          <table:table-cell office:value-type="float" office:value="346.035705566406" calcext:value-type="float">
            <text:p>346.035705566406</text:p>
          </table:table-cell>
          <table:table-cell office:value-type="float" office:value="40.3124084472656" calcext:value-type="float">
            <text:p>40.3124084472656</text:p>
          </table:table-cell>
          <table:table-cell office:value-type="float" office:value="21287.954621288" calcext:value-type="float">
            <text:p>21287.954621288</text:p>
          </table:table-cell>
          <table:table-cell table:formula="of:=10^((LOG10(149.3)-LOG10([.C638]))/1.07+LOG10(50))" office:value-type="float" office:value="169.977547061739" calcext:value-type="float">
            <text:p>169.977547061739</text:p>
          </table:table-cell>
          <table:table-cell table:formula="of:=[.E638]-[.$E$54]" office:value-type="float" office:value="116.188743246307" calcext:value-type="float">
            <text:p>116.188743246307</text:p>
          </table:table-cell>
          <table:table-cell table:number-columns-repeated="9"/>
        </table:table-row>
        <table:table-row table:style-name="ro1">
          <table:table-cell office:value-type="float" office:value="190.5" calcext:value-type="float">
            <text:p>190.5</text:p>
          </table:table-cell>
          <table:table-cell office:value-type="float" office:value="346" calcext:value-type="float">
            <text:p>346</text:p>
          </table:table-cell>
          <table:table-cell office:value-type="float" office:value="40.2524299621582" calcext:value-type="float">
            <text:p>40.2524299621582</text:p>
          </table:table-cell>
          <table:table-cell office:value-type="float" office:value="21321.3213213213" calcext:value-type="float">
            <text:p>21321.3213213213</text:p>
          </table:table-cell>
          <table:table-cell table:formula="of:=10^((LOG10(149.3)-LOG10([.C639]))/1.07+LOG10(50))" office:value-type="float" office:value="170.214242567837" calcext:value-type="float">
            <text:p>170.214242567837</text:p>
          </table:table-cell>
          <table:table-cell table:formula="of:=[.E639]-[.$E$54]" office:value-type="float" office:value="116.425438752404" calcext:value-type="float">
            <text:p>116.425438752404</text:p>
          </table:table-cell>
          <table:table-cell table:number-columns-repeated="9"/>
        </table:table-row>
        <table:table-row table:style-name="ro1">
          <table:table-cell office:value-type="float" office:value="187.897430419922" calcext:value-type="float">
            <text:p>187.897430419922</text:p>
          </table:table-cell>
          <table:table-cell office:value-type="float" office:value="346.089752197266" calcext:value-type="float">
            <text:p>346.089752197266</text:p>
          </table:table-cell>
          <table:table-cell office:value-type="float" office:value="40.2097129821777" calcext:value-type="float">
            <text:p>40.2097129821777</text:p>
          </table:table-cell>
          <table:table-cell office:value-type="float" office:value="21354.6880213547" calcext:value-type="float">
            <text:p>21354.6880213547</text:p>
          </table:table-cell>
          <table:table-cell table:formula="of:=10^((LOG10(149.3)-LOG10([.C640]))/1.07+LOG10(50))" office:value-type="float" office:value="170.383234744853" calcext:value-type="float">
            <text:p>170.383234744853</text:p>
          </table:table-cell>
          <table:table-cell table:formula="of:=[.E640]-[.$E$54]" office:value-type="float" office:value="116.59443092942" calcext:value-type="float">
            <text:p>116.59443092942</text:p>
          </table:table-cell>
          <table:table-cell table:number-columns-repeated="9"/>
        </table:table-row>
        <table:table-row table:style-name="ro1">
          <table:table-cell office:value-type="float" office:value="186.268508911133" calcext:value-type="float">
            <text:p>186.268508911133</text:p>
          </table:table-cell>
          <table:table-cell office:value-type="float" office:value="346.407165527344" calcext:value-type="float">
            <text:p>346.407165527344</text:p>
          </table:table-cell>
          <table:table-cell office:value-type="float" office:value="39.6902961730957" calcext:value-type="float">
            <text:p>39.6902961730957</text:p>
          </table:table-cell>
          <table:table-cell office:value-type="float" office:value="21388.0547213881" calcext:value-type="float">
            <text:p>21388.0547213881</text:p>
          </table:table-cell>
          <table:table-cell table:formula="of:=10^((LOG10(149.3)-LOG10([.C641]))/1.07+LOG10(50))" office:value-type="float" office:value="172.4662365752" calcext:value-type="float">
            <text:p>172.4662365752</text:p>
          </table:table-cell>
          <table:table-cell table:formula="of:=[.E641]-[.$E$54]" office:value-type="float" office:value="118.677432759767" calcext:value-type="float">
            <text:p>118.677432759767</text:p>
          </table:table-cell>
          <table:table-cell table:number-columns-repeated="9"/>
        </table:table-row>
        <table:table-row table:style-name="ro1">
          <table:table-cell office:value-type="float" office:value="183.329788208008" calcext:value-type="float">
            <text:p>183.329788208008</text:p>
          </table:table-cell>
          <table:table-cell office:value-type="float" office:value="346.138305664063" calcext:value-type="float">
            <text:p>346.138305664063</text:p>
          </table:table-cell>
          <table:table-cell office:value-type="float" office:value="39.5470123291016" calcext:value-type="float">
            <text:p>39.5470123291016</text:p>
          </table:table-cell>
          <table:table-cell office:value-type="float" office:value="21421.4214214214" calcext:value-type="float">
            <text:p>21421.4214214214</text:p>
          </table:table-cell>
          <table:table-cell table:formula="of:=10^((LOG10(149.3)-LOG10([.C642]))/1.07+LOG10(50))" office:value-type="float" office:value="173.050155360413" calcext:value-type="float">
            <text:p>173.050155360413</text:p>
          </table:table-cell>
          <table:table-cell table:formula="of:=[.E642]-[.$E$54]" office:value-type="float" office:value="119.261351544981" calcext:value-type="float">
            <text:p>119.261351544981</text:p>
          </table:table-cell>
          <table:table-cell table:number-columns-repeated="9"/>
        </table:table-row>
        <table:table-row table:style-name="ro1">
          <table:table-cell office:value-type="float" office:value="183.764770507813" calcext:value-type="float">
            <text:p>183.764770507813</text:p>
          </table:table-cell>
          <table:table-cell office:value-type="float" office:value="346.074493408203" calcext:value-type="float">
            <text:p>346.074493408203</text:p>
          </table:table-cell>
          <table:table-cell office:value-type="float" office:value="39.4237403869629" calcext:value-type="float">
            <text:p>39.4237403869629</text:p>
          </table:table-cell>
          <table:table-cell office:value-type="float" office:value="21454.7881214548" calcext:value-type="float">
            <text:p>21454.7881214548</text:p>
          </table:table-cell>
          <table:table-cell table:formula="of:=10^((LOG10(149.3)-LOG10([.C643]))/1.07+LOG10(50))" office:value-type="float" office:value="173.555805644126" calcext:value-type="float">
            <text:p>173.555805644126</text:p>
          </table:table-cell>
          <table:table-cell table:formula="of:=[.E643]-[.$E$54]" office:value-type="float" office:value="119.767001828694" calcext:value-type="float">
            <text:p>119.767001828694</text:p>
          </table:table-cell>
          <table:table-cell table:number-columns-repeated="9"/>
        </table:table-row>
        <table:table-row table:style-name="ro1">
          <table:table-cell office:value-type="float" office:value="182.201156616211" calcext:value-type="float">
            <text:p>182.201156616211</text:p>
          </table:table-cell>
          <table:table-cell office:value-type="float" office:value="345.522979736328" calcext:value-type="float">
            <text:p>345.522979736328</text:p>
          </table:table-cell>
          <table:table-cell office:value-type="float" office:value="39.7052268981934" calcext:value-type="float">
            <text:p>39.7052268981934</text:p>
          </table:table-cell>
          <table:table-cell office:value-type="float" office:value="21488.1548214882" calcext:value-type="float">
            <text:p>21488.1548214882</text:p>
          </table:table-cell>
          <table:table-cell table:formula="of:=10^((LOG10(149.3)-LOG10([.C644]))/1.07+LOG10(50))" office:value-type="float" office:value="172.405624539716" calcext:value-type="float">
            <text:p>172.405624539716</text:p>
          </table:table-cell>
          <table:table-cell table:formula="of:=[.E644]-[.$E$54]" office:value-type="float" office:value="118.616820724284" calcext:value-type="float">
            <text:p>118.61682072428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5" calcext:value-type="float">
            <text:p>345</text:p>
          </table:table-cell>
          <table:table-cell office:value-type="float" office:value="40.1996002197266" calcext:value-type="float">
            <text:p>40.1996002197266</text:p>
          </table:table-cell>
          <table:table-cell office:value-type="float" office:value="21521.5215215215" calcext:value-type="float">
            <text:p>21521.5215215215</text:p>
          </table:table-cell>
          <table:table-cell table:formula="of:=10^((LOG10(149.3)-LOG10([.C645]))/1.07+LOG10(50))" office:value-type="float" office:value="170.423292589665" calcext:value-type="float">
            <text:p>170.423292589665</text:p>
          </table:table-cell>
          <table:table-cell table:formula="of:=[.E645]-[.$E$54]" office:value-type="float" office:value="116.634488774233" calcext:value-type="float">
            <text:p>116.634488774233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4.100006103516" calcext:value-type="float">
            <text:p>344.100006103516</text:p>
          </table:table-cell>
          <table:table-cell office:value-type="float" office:value="40.2121543884277" calcext:value-type="float">
            <text:p>40.2121543884277</text:p>
          </table:table-cell>
          <table:table-cell office:value-type="float" office:value="21554.8882215549" calcext:value-type="float">
            <text:p>21554.8882215549</text:p>
          </table:table-cell>
          <table:table-cell table:formula="of:=10^((LOG10(149.3)-LOG10([.C646]))/1.07+LOG10(50))" office:value-type="float" office:value="170.373566967176" calcext:value-type="float">
            <text:p>170.373566967176</text:p>
          </table:table-cell>
          <table:table-cell table:formula="of:=[.E646]-[.$E$54]" office:value-type="float" office:value="116.584763151744" calcext:value-type="float">
            <text:p>116.584763151744</text:p>
          </table:table-cell>
          <table:table-cell table:number-columns-repeated="9"/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344.149993896484" calcext:value-type="float">
            <text:p>344.149993896484</text:p>
          </table:table-cell>
          <table:table-cell office:value-type="float" office:value="40.2278633117676" calcext:value-type="float">
            <text:p>40.2278633117676</text:p>
          </table:table-cell>
          <table:table-cell office:value-type="float" office:value="21588.2549215883" calcext:value-type="float">
            <text:p>21588.2549215883</text:p>
          </table:table-cell>
          <table:table-cell table:formula="of:=10^((LOG10(149.3)-LOG10([.C647]))/1.07+LOG10(50))" office:value-type="float" office:value="170.311388009018" calcext:value-type="float">
            <text:p>170.311388009018</text:p>
          </table:table-cell>
          <table:table-cell table:formula="of:=[.E647]-[.$E$54]" office:value-type="float" office:value="116.522584193586" calcext:value-type="float">
            <text:p>116.522584193586</text:p>
          </table:table-cell>
          <table:table-cell table:number-columns-repeated="9"/>
        </table:table-row>
        <table:table-row table:style-name="ro1">
          <table:table-cell office:value-type="float" office:value="176.51806640625" calcext:value-type="float">
            <text:p>176.51806640625</text:p>
          </table:table-cell>
          <table:table-cell office:value-type="float" office:value="343.9638671875" calcext:value-type="float">
            <text:p>343.9638671875</text:p>
          </table:table-cell>
          <table:table-cell office:value-type="float" office:value="40.115364074707" calcext:value-type="float">
            <text:p>40.115364074707</text:p>
          </table:table-cell>
          <table:table-cell office:value-type="float" office:value="21621.6216216216" calcext:value-type="float">
            <text:p>21621.6216216216</text:p>
          </table:table-cell>
          <table:table-cell table:formula="of:=10^((LOG10(149.3)-LOG10([.C648]))/1.07+LOG10(50))" office:value-type="float" office:value="170.757720958404" calcext:value-type="float">
            <text:p>170.757720958404</text:p>
          </table:table-cell>
          <table:table-cell table:formula="of:=[.E648]-[.$E$54]" office:value-type="float" office:value="116.968917142972" calcext:value-type="float">
            <text:p>116.968917142972</text:p>
          </table:table-cell>
          <table:table-cell table:number-columns-repeated="9"/>
        </table:table-row>
        <table:table-row table:style-name="ro1">
          <table:table-cell office:value-type="float" office:value="174.626174926758" calcext:value-type="float">
            <text:p>174.626174926758</text:p>
          </table:table-cell>
          <table:table-cell office:value-type="float" office:value="343.636047363281" calcext:value-type="float">
            <text:p>343.636047363281</text:p>
          </table:table-cell>
          <table:table-cell office:value-type="float" office:value="39.8767433166504" calcext:value-type="float">
            <text:p>39.8767433166504</text:p>
          </table:table-cell>
          <table:table-cell office:value-type="float" office:value="21654.988321655" calcext:value-type="float">
            <text:p>21654.988321655</text:p>
          </table:table-cell>
          <table:table-cell table:formula="of:=10^((LOG10(149.3)-LOG10([.C649]))/1.07+LOG10(50))" office:value-type="float" office:value="171.712494278473" calcext:value-type="float">
            <text:p>171.712494278473</text:p>
          </table:table-cell>
          <table:table-cell table:formula="of:=[.E649]-[.$E$54]" office:value-type="float" office:value="117.923690463041" calcext:value-type="float">
            <text:p>117.923690463041</text:p>
          </table:table-cell>
          <table:table-cell table:number-columns-repeated="9"/>
        </table:table-row>
        <table:table-row table:style-name="ro1">
          <table:table-cell office:value-type="float" office:value="173.031524658203" calcext:value-type="float">
            <text:p>173.031524658203</text:p>
          </table:table-cell>
          <table:table-cell office:value-type="float" office:value="343.456085205078" calcext:value-type="float">
            <text:p>343.456085205078</text:p>
          </table:table-cell>
          <table:table-cell office:value-type="float" office:value="39.6552581787109" calcext:value-type="float">
            <text:p>39.6552581787109</text:p>
          </table:table-cell>
          <table:table-cell office:value-type="float" office:value="21688.3550216884" calcext:value-type="float">
            <text:p>21688.3550216884</text:p>
          </table:table-cell>
          <table:table-cell table:formula="of:=10^((LOG10(149.3)-LOG10([.C650]))/1.07+LOG10(50))" office:value-type="float" office:value="172.608648454599" calcext:value-type="float">
            <text:p>172.608648454599</text:p>
          </table:table-cell>
          <table:table-cell table:formula="of:=[.E650]-[.$E$54]" office:value-type="float" office:value="118.819844639167" calcext:value-type="float">
            <text:p>118.819844639167</text:p>
          </table:table-cell>
          <table:table-cell table:number-columns-repeated="9"/>
        </table:table-row>
        <table:table-row table:style-name="ro1">
          <table:table-cell office:value-type="float" office:value="171.104644775391" calcext:value-type="float">
            <text:p>171.104644775391</text:p>
          </table:table-cell>
          <table:table-cell office:value-type="float" office:value="343.151153564453" calcext:value-type="float">
            <text:p>343.151153564453</text:p>
          </table:table-cell>
          <table:table-cell office:value-type="float" office:value="39.4561157226562" calcext:value-type="float">
            <text:p>39.4561157226562</text:p>
          </table:table-cell>
          <table:table-cell office:value-type="float" office:value="21721.7217217217" calcext:value-type="float">
            <text:p>21721.7217217217</text:p>
          </table:table-cell>
          <table:table-cell table:formula="of:=10^((LOG10(149.3)-LOG10([.C651]))/1.07+LOG10(50))" office:value-type="float" office:value="173.422709038576" calcext:value-type="float">
            <text:p>173.422709038576</text:p>
          </table:table-cell>
          <table:table-cell table:formula="of:=[.E651]-[.$E$54]" office:value-type="float" office:value="119.633905223144" calcext:value-type="float">
            <text:p>119.633905223144</text:p>
          </table:table-cell>
          <table:table-cell table:number-columns-repeated="9"/>
        </table:table-row>
        <table:table-row table:style-name="ro1">
          <table:table-cell office:value-type="float" office:value="171.104644775391" calcext:value-type="float">
            <text:p>171.104644775391</text:p>
          </table:table-cell>
          <table:table-cell office:value-type="float" office:value="343.151153564453" calcext:value-type="float">
            <text:p>343.151153564453</text:p>
          </table:table-cell>
          <table:table-cell office:value-type="float" office:value="39.4561157226562" calcext:value-type="float">
            <text:p>39.4561157226562</text:p>
          </table:table-cell>
          <table:table-cell office:value-type="float" office:value="21755.0884217551" calcext:value-type="float">
            <text:p>21755.0884217551</text:p>
          </table:table-cell>
          <table:table-cell table:formula="of:=10^((LOG10(149.3)-LOG10([.C652]))/1.07+LOG10(50))" office:value-type="float" office:value="173.422709038576" calcext:value-type="float">
            <text:p>173.422709038576</text:p>
          </table:table-cell>
          <table:table-cell table:formula="of:=[.E652]-[.$E$54]" office:value-type="float" office:value="119.633905223144" calcext:value-type="float">
            <text:p>119.633905223144</text:p>
          </table:table-cell>
          <table:table-cell table:number-columns-repeated="9"/>
        </table:table-row>
        <table:table-row table:style-name="ro1">
          <table:table-cell office:value-type="float" office:value="169.482452392578" calcext:value-type="float">
            <text:p>169.482452392578</text:p>
          </table:table-cell>
          <table:table-cell office:value-type="float" office:value="343.192993164062" calcext:value-type="float">
            <text:p>343.192993164062</text:p>
          </table:table-cell>
          <table:table-cell office:value-type="float" office:value="39.3506011962891" calcext:value-type="float">
            <text:p>39.3506011962891</text:p>
          </table:table-cell>
          <table:table-cell office:value-type="float" office:value="21788.4551217885" calcext:value-type="float">
            <text:p>21788.4551217885</text:p>
          </table:table-cell>
          <table:table-cell table:formula="of:=10^((LOG10(149.3)-LOG10([.C653]))/1.07+LOG10(50))" office:value-type="float" office:value="173.857264300701" calcext:value-type="float">
            <text:p>173.857264300701</text:p>
          </table:table-cell>
          <table:table-cell table:formula="of:=[.E653]-[.$E$54]" office:value-type="float" office:value="120.068460485269" calcext:value-type="float">
            <text:p>120.068460485269</text:p>
          </table:table-cell>
          <table:table-cell table:number-columns-repeated="9"/>
        </table:table-row>
        <table:table-row table:style-name="ro1">
          <table:table-cell office:value-type="float" office:value="167.92887878418" calcext:value-type="float">
            <text:p>167.92887878418</text:p>
          </table:table-cell>
          <table:table-cell office:value-type="float" office:value="342.926696777344" calcext:value-type="float">
            <text:p>342.926696777344</text:p>
          </table:table-cell>
          <table:table-cell office:value-type="float" office:value="39.139102935791" calcext:value-type="float">
            <text:p>39.139102935791</text:p>
          </table:table-cell>
          <table:table-cell office:value-type="float" office:value="21821.8218218218" calcext:value-type="float">
            <text:p>21821.8218218218</text:p>
          </table:table-cell>
          <table:table-cell table:formula="of:=10^((LOG10(149.3)-LOG10([.C654]))/1.07+LOG10(50))" office:value-type="float" office:value="174.735130588081" calcext:value-type="float">
            <text:p>174.735130588081</text:p>
          </table:table-cell>
          <table:table-cell table:formula="of:=[.E654]-[.$E$54]" office:value-type="float" office:value="120.946326772649" calcext:value-type="float">
            <text:p>120.946326772649</text:p>
          </table:table-cell>
          <table:table-cell table:number-columns-repeated="9"/>
        </table:table-row>
        <table:table-row table:style-name="ro1">
          <table:table-cell office:value-type="float" office:value="166.912231445313" calcext:value-type="float">
            <text:p>166.912231445313</text:p>
          </table:table-cell>
          <table:table-cell office:value-type="float" office:value="343.373046875" calcext:value-type="float">
            <text:p>343.373046875</text:p>
          </table:table-cell>
          <table:table-cell office:value-type="float" office:value="38.7089614868164" calcext:value-type="float">
            <text:p>38.7089614868164</text:p>
          </table:table-cell>
          <table:table-cell office:value-type="float" office:value="21855.1885218552" calcext:value-type="float">
            <text:p>21855.1885218552</text:p>
          </table:table-cell>
          <table:table-cell table:formula="of:=10^((LOG10(149.3)-LOG10([.C655]))/1.07+LOG10(50))" office:value-type="float" office:value="176.549137582855" calcext:value-type="float">
            <text:p>176.549137582855</text:p>
          </table:table-cell>
          <table:table-cell table:formula="of:=[.E655]-[.$E$54]" office:value-type="float" office:value="122.760333767422" calcext:value-type="float">
            <text:p>122.760333767422</text:p>
          </table:table-cell>
          <table:table-cell table:number-columns-repeated="9"/>
        </table:table-row>
        <table:table-row table:style-name="ro1">
          <table:table-cell office:value-type="float" office:value="165.948272705078" calcext:value-type="float">
            <text:p>165.948272705078</text:p>
          </table:table-cell>
          <table:table-cell office:value-type="float" office:value="343.258605957031" calcext:value-type="float">
            <text:p>343.258605957031</text:p>
          </table:table-cell>
          <table:table-cell office:value-type="float" office:value="38.5907821655273" calcext:value-type="float">
            <text:p>38.5907821655273</text:p>
          </table:table-cell>
          <table:table-cell office:value-type="float" office:value="21888.5552218886" calcext:value-type="float">
            <text:p>21888.5552218886</text:p>
          </table:table-cell>
          <table:table-cell table:formula="of:=10^((LOG10(149.3)-LOG10([.C656]))/1.07+LOG10(50))" office:value-type="float" office:value="177.054375893739" calcext:value-type="float">
            <text:p>177.054375893739</text:p>
          </table:table-cell>
          <table:table-cell table:formula="of:=[.E656]-[.$E$54]" office:value-type="float" office:value="123.265572078307" calcext:value-type="float">
            <text:p>123.265572078307</text:p>
          </table:table-cell>
          <table:table-cell table:number-columns-repeated="9"/>
        </table:table-row>
        <table:table-row table:style-name="ro1">
          <table:table-cell office:value-type="float" office:value="165.518707275391" calcext:value-type="float">
            <text:p>165.518707275391</text:p>
          </table:table-cell>
          <table:table-cell office:value-type="float" office:value="343.253326416016" calcext:value-type="float">
            <text:p>343.253326416016</text:p>
          </table:table-cell>
          <table:table-cell office:value-type="float" office:value="38.6441345214844" calcext:value-type="float">
            <text:p>38.6441345214844</text:p>
          </table:table-cell>
          <table:table-cell office:value-type="float" office:value="21921.9219219219" calcext:value-type="float">
            <text:p>21921.9219219219</text:p>
          </table:table-cell>
          <table:table-cell table:formula="of:=10^((LOG10(149.3)-LOG10([.C657]))/1.07+LOG10(50))" office:value-type="float" office:value="176.825914655779" calcext:value-type="float">
            <text:p>176.825914655779</text:p>
          </table:table-cell>
          <table:table-cell table:formula="of:=[.E657]-[.$E$54]" office:value-type="float" office:value="123.037110840346" calcext:value-type="float">
            <text:p>123.037110840346</text:p>
          </table:table-cell>
          <table:table-cell table:number-columns-repeated="9"/>
        </table:table-row>
        <table:table-row table:style-name="ro1">
          <table:table-cell office:value-type="float" office:value="164.757232666016" calcext:value-type="float">
            <text:p>164.757232666016</text:p>
          </table:table-cell>
          <table:table-cell office:value-type="float" office:value="343.184936523437" calcext:value-type="float">
            <text:p>343.184936523437</text:p>
          </table:table-cell>
          <table:table-cell office:value-type="float" office:value="38.543270111084" calcext:value-type="float">
            <text:p>38.543270111084</text:p>
          </table:table-cell>
          <table:table-cell office:value-type="float" office:value="21955.2886219553" calcext:value-type="float">
            <text:p>21955.2886219553</text:p>
          </table:table-cell>
          <table:table-cell table:formula="of:=10^((LOG10(149.3)-LOG10([.C658]))/1.07+LOG10(50))" office:value-type="float" office:value="177.258343234729" calcext:value-type="float">
            <text:p>177.258343234729</text:p>
          </table:table-cell>
          <table:table-cell table:formula="of:=[.E658]-[.$E$54]" office:value-type="float" office:value="123.469539419297" calcext:value-type="float">
            <text:p>123.469539419297</text:p>
          </table:table-cell>
          <table:table-cell table:number-columns-repeated="9"/>
        </table:table-row>
        <table:table-row table:style-name="ro1">
          <table:table-cell office:value-type="float" office:value="163.838119506836" calcext:value-type="float">
            <text:p>163.838119506836</text:p>
          </table:table-cell>
          <table:table-cell office:value-type="float" office:value="343.37060546875" calcext:value-type="float">
            <text:p>343.37060546875</text:p>
          </table:table-cell>
          <table:table-cell office:value-type="float" office:value="38.5957565307617" calcext:value-type="float">
            <text:p>38.5957565307617</text:p>
          </table:table-cell>
          <table:table-cell office:value-type="float" office:value="21988.6553219887" calcext:value-type="float">
            <text:p>21988.6553219887</text:p>
          </table:table-cell>
          <table:table-cell table:formula="of:=10^((LOG10(149.3)-LOG10([.C659]))/1.07+LOG10(50))" office:value-type="float" office:value="177.033049234517" calcext:value-type="float">
            <text:p>177.033049234517</text:p>
          </table:table-cell>
          <table:table-cell table:formula="of:=[.E659]-[.$E$54]" office:value-type="float" office:value="123.244245419085" calcext:value-type="float">
            <text:p>123.244245419085</text:p>
          </table:table-cell>
          <table:table-cell table:number-columns-repeated="9"/>
        </table:table-row>
        <table:table-row table:style-name="ro1">
          <table:table-cell office:value-type="float" office:value="163.113357543945" calcext:value-type="float">
            <text:p>163.113357543945</text:p>
          </table:table-cell>
          <table:table-cell office:value-type="float" office:value="343.870452880859" calcext:value-type="float">
            <text:p>343.870452880859</text:p>
          </table:table-cell>
          <table:table-cell office:value-type="float" office:value="38.1845245361328" calcext:value-type="float">
            <text:p>38.1845245361328</text:p>
          </table:table-cell>
          <table:table-cell office:value-type="float" office:value="22022.022022022" calcext:value-type="float">
            <text:p>22022.022022022</text:p>
          </table:table-cell>
          <table:table-cell table:formula="of:=10^((LOG10(149.3)-LOG10([.C660]))/1.07+LOG10(50))" office:value-type="float" office:value="178.814269569149" calcext:value-type="float">
            <text:p>178.814269569149</text:p>
          </table:table-cell>
          <table:table-cell table:formula="of:=[.E660]-[.$E$54]" office:value-type="float" office:value="125.025465753716" calcext:value-type="float">
            <text:p>125.025465753716</text:p>
          </table:table-cell>
          <table:table-cell table:number-columns-repeated="9"/>
        </table:table-row>
        <table:table-row table:style-name="ro1">
          <table:table-cell office:value-type="float" office:value="162.359848022461" calcext:value-type="float">
            <text:p>162.359848022461</text:p>
          </table:table-cell>
          <table:table-cell office:value-type="float" office:value="343.358215332031" calcext:value-type="float">
            <text:p>343.358215332031</text:p>
          </table:table-cell>
          <table:table-cell office:value-type="float" office:value="38.5306510925293" calcext:value-type="float">
            <text:p>38.5306510925293</text:p>
          </table:table-cell>
          <table:table-cell office:value-type="float" office:value="22055.3887220554" calcext:value-type="float">
            <text:p>22055.3887220554</text:p>
          </table:table-cell>
          <table:table-cell table:formula="of:=10^((LOG10(149.3)-LOG10([.C661]))/1.07+LOG10(50))" office:value-type="float" office:value="177.312597949826" calcext:value-type="float">
            <text:p>177.312597949826</text:p>
          </table:table-cell>
          <table:table-cell table:formula="of:=[.E661]-[.$E$54]" office:value-type="float" office:value="123.523794134393" calcext:value-type="float">
            <text:p>123.523794134393</text:p>
          </table:table-cell>
          <table:table-cell table:number-columns-repeated="9"/>
        </table:table-row>
        <table:table-row table:style-name="ro1">
          <table:table-cell office:value-type="float" office:value="162.371246337891" calcext:value-type="float">
            <text:p>162.371246337891</text:p>
          </table:table-cell>
          <table:table-cell office:value-type="float" office:value="343.362670898437" calcext:value-type="float">
            <text:p>343.362670898437</text:p>
          </table:table-cell>
          <table:table-cell office:value-type="float" office:value="38.5340118408203" calcext:value-type="float">
            <text:p>38.5340118408203</text:p>
          </table:table-cell>
          <table:table-cell office:value-type="float" office:value="22088.7554220888" calcext:value-type="float">
            <text:p>22088.7554220888</text:p>
          </table:table-cell>
          <table:table-cell table:formula="of:=10^((LOG10(149.3)-LOG10([.C662]))/1.07+LOG10(50))" office:value-type="float" office:value="177.298145255604" calcext:value-type="float">
            <text:p>177.298145255604</text:p>
          </table:table-cell>
          <table:table-cell table:formula="of:=[.E662]-[.$E$54]" office:value-type="float" office:value="123.509341440172" calcext:value-type="float">
            <text:p>123.509341440172</text:p>
          </table:table-cell>
          <table:table-cell table:number-columns-repeated="9"/>
        </table:table-row>
        <table:table-row table:style-name="ro1">
          <table:table-cell office:value-type="float" office:value="161.577667236328" calcext:value-type="float">
            <text:p>161.577667236328</text:p>
          </table:table-cell>
          <table:table-cell office:value-type="float" office:value="343.443420410156" calcext:value-type="float">
            <text:p>343.443420410156</text:p>
          </table:table-cell>
          <table:table-cell office:value-type="float" office:value="38.5955505371094" calcext:value-type="float">
            <text:p>38.5955505371094</text:p>
          </table:table-cell>
          <table:table-cell office:value-type="float" office:value="22122.1221221221" calcext:value-type="float">
            <text:p>22122.1221221221</text:p>
          </table:table-cell>
          <table:table-cell table:formula="of:=10^((LOG10(149.3)-LOG10([.C663]))/1.07+LOG10(50))" office:value-type="float" office:value="177.033932288175" calcext:value-type="float">
            <text:p>177.033932288175</text:p>
          </table:table-cell>
          <table:table-cell table:formula="of:=[.E663]-[.$E$54]" office:value-type="float" office:value="123.245128472743" calcext:value-type="float">
            <text:p>123.245128472743</text:p>
          </table:table-cell>
          <table:table-cell table:number-columns-repeated="9"/>
        </table:table-row>
        <table:table-row table:style-name="ro1">
          <table:table-cell office:value-type="float" office:value="161.173217773438" calcext:value-type="float">
            <text:p>161.173217773438</text:p>
          </table:table-cell>
          <table:table-cell office:value-type="float" office:value="343.956573486328" calcext:value-type="float">
            <text:p>343.956573486328</text:p>
          </table:table-cell>
          <table:table-cell office:value-type="float" office:value="38.1490936279297" calcext:value-type="float">
            <text:p>38.1490936279297</text:p>
          </table:table-cell>
          <table:table-cell office:value-type="float" office:value="22155.4888221555" calcext:value-type="float">
            <text:p>22155.4888221555</text:p>
          </table:table-cell>
          <table:table-cell table:formula="of:=10^((LOG10(149.3)-LOG10([.C664]))/1.07+LOG10(50))" office:value-type="float" office:value="178.969473696538" calcext:value-type="float">
            <text:p>178.969473696538</text:p>
          </table:table-cell>
          <table:table-cell table:formula="of:=[.E664]-[.$E$54]" office:value-type="float" office:value="125.180669881105" calcext:value-type="float">
            <text:p>125.180669881105</text:p>
          </table:table-cell>
          <table:table-cell table:number-columns-repeated="9"/>
        </table:table-row>
        <table:table-row table:style-name="ro1">
          <table:table-cell office:value-type="float" office:value="160.81282043457" calcext:value-type="float">
            <text:p>160.81282043457</text:p>
          </table:table-cell>
          <table:table-cell office:value-type="float" office:value="344.040588378906" calcext:value-type="float">
            <text:p>344.040588378906</text:p>
          </table:table-cell>
          <table:table-cell office:value-type="float" office:value="38.270435333252" calcext:value-type="float">
            <text:p>38.270435333252</text:p>
          </table:table-cell>
          <table:table-cell office:value-type="float" office:value="22188.8555221889" calcext:value-type="float">
            <text:p>22188.8555221889</text:p>
          </table:table-cell>
          <table:table-cell table:formula="of:=10^((LOG10(149.3)-LOG10([.C665]))/1.07+LOG10(50))" office:value-type="float" office:value="178.43909390874" calcext:value-type="float">
            <text:p>178.43909390874</text:p>
          </table:table-cell>
          <table:table-cell table:formula="of:=[.E665]-[.$E$54]" office:value-type="float" office:value="124.650290093307" calcext:value-type="float">
            <text:p>124.650290093307</text:p>
          </table:table-cell>
          <table:table-cell table:number-columns-repeated="9"/>
        </table:table-row>
        <table:table-row table:style-name="ro1">
          <table:table-cell office:value-type="float" office:value="160.020004272461" calcext:value-type="float">
            <text:p>160.020004272461</text:p>
          </table:table-cell>
          <table:table-cell office:value-type="float" office:value="343.399993896484" calcext:value-type="float">
            <text:p>343.399993896484</text:p>
          </table:table-cell>
          <table:table-cell office:value-type="float" office:value="38.515552520752" calcext:value-type="float">
            <text:p>38.515552520752</text:p>
          </table:table-cell>
          <table:table-cell office:value-type="float" office:value="22222.2222222222" calcext:value-type="float">
            <text:p>22222.2222222222</text:p>
          </table:table-cell>
          <table:table-cell table:formula="of:=10^((LOG10(149.3)-LOG10([.C666]))/1.07+LOG10(50))" office:value-type="float" office:value="177.377558543127" calcext:value-type="float">
            <text:p>177.377558543127</text:p>
          </table:table-cell>
          <table:table-cell table:formula="of:=[.E666]-[.$E$54]" office:value-type="float" office:value="123.588754727694" calcext:value-type="float">
            <text:p>123.588754727694</text:p>
          </table:table-cell>
          <table:table-cell table:number-columns-repeated="9"/>
        </table:table-row>
        <table:table-row table:style-name="ro1">
          <table:table-cell office:value-type="float" office:value="160.020004272461" calcext:value-type="float">
            <text:p>160.020004272461</text:p>
          </table:table-cell>
          <table:table-cell office:value-type="float" office:value="343.399993896484" calcext:value-type="float">
            <text:p>343.399993896484</text:p>
          </table:table-cell>
          <table:table-cell office:value-type="float" office:value="38.515552520752" calcext:value-type="float">
            <text:p>38.515552520752</text:p>
          </table:table-cell>
          <table:table-cell office:value-type="float" office:value="22255.5889222556" calcext:value-type="float">
            <text:p>22255.5889222556</text:p>
          </table:table-cell>
          <table:table-cell table:formula="of:=10^((LOG10(149.3)-LOG10([.C667]))/1.07+LOG10(50))" office:value-type="float" office:value="177.377558543127" calcext:value-type="float">
            <text:p>177.377558543127</text:p>
          </table:table-cell>
          <table:table-cell table:formula="of:=[.E667]-[.$E$54]" office:value-type="float" office:value="123.588754727694" calcext:value-type="float">
            <text:p>123.588754727694</text:p>
          </table:table-cell>
          <table:table-cell table:number-columns-repeated="9"/>
        </table:table-row>
        <table:table-row table:style-name="ro1">
          <table:table-cell office:value-type="float" office:value="159.585311889648" calcext:value-type="float">
            <text:p>159.585311889648</text:p>
          </table:table-cell>
          <table:table-cell office:value-type="float" office:value="343.443115234375" calcext:value-type="float">
            <text:p>343.443115234375</text:p>
          </table:table-cell>
          <table:table-cell office:value-type="float" office:value="38.5189895629883" calcext:value-type="float">
            <text:p>38.5189895629883</text:p>
          </table:table-cell>
          <table:table-cell office:value-type="float" office:value="22288.955622289" calcext:value-type="float">
            <text:p>22288.955622289</text:p>
          </table:table-cell>
          <table:table-cell table:formula="of:=10^((LOG10(149.3)-LOG10([.C668]))/1.07+LOG10(50))" office:value-type="float" office:value="177.362766568753" calcext:value-type="float">
            <text:p>177.362766568753</text:p>
          </table:table-cell>
          <table:table-cell table:formula="of:=[.E668]-[.$E$54]" office:value-type="float" office:value="123.573962753321" calcext:value-type="float">
            <text:p>123.573962753321</text:p>
          </table:table-cell>
          <table:table-cell table:number-columns-repeated="9"/>
        </table:table-row>
        <table:table-row table:style-name="ro1">
          <table:table-cell office:value-type="float" office:value="159.102203369141" calcext:value-type="float">
            <text:p>159.102203369141</text:p>
          </table:table-cell>
          <table:table-cell office:value-type="float" office:value="343.306640625" calcext:value-type="float">
            <text:p>343.306640625</text:p>
          </table:table-cell>
          <table:table-cell office:value-type="float" office:value="38.4161796569824" calcext:value-type="float">
            <text:p>38.4161796569824</text:p>
          </table:table-cell>
          <table:table-cell office:value-type="float" office:value="22322.3223223223" calcext:value-type="float">
            <text:p>22322.3223223223</text:p>
          </table:table-cell>
          <table:table-cell table:formula="of:=10^((LOG10(149.3)-LOG10([.C669]))/1.07+LOG10(50))" office:value-type="float" office:value="177.806335869866" calcext:value-type="float">
            <text:p>177.806335869866</text:p>
          </table:table-cell>
          <table:table-cell table:formula="of:=[.E669]-[.$E$54]" office:value-type="float" office:value="124.017532054433" calcext:value-type="float">
            <text:p>124.017532054433</text:p>
          </table:table-cell>
          <table:table-cell table:number-columns-repeated="9"/>
        </table:table-row>
        <table:table-row table:style-name="ro1">
          <table:table-cell office:value-type="float" office:value="158.584045410156" calcext:value-type="float">
            <text:p>158.584045410156</text:p>
          </table:table-cell>
          <table:table-cell office:value-type="float" office:value="343.297576904297" calcext:value-type="float">
            <text:p>343.297576904297</text:p>
          </table:table-cell>
          <table:table-cell office:value-type="float" office:value="38.4497146606445" calcext:value-type="float">
            <text:p>38.4497146606445</text:p>
          </table:table-cell>
          <table:table-cell office:value-type="float" office:value="22355.6890223557" calcext:value-type="float">
            <text:p>22355.6890223557</text:p>
          </table:table-cell>
          <table:table-cell table:formula="of:=10^((LOG10(149.3)-LOG10([.C670]))/1.07+LOG10(50))" office:value-type="float" office:value="177.661398263297" calcext:value-type="float">
            <text:p>177.661398263297</text:p>
          </table:table-cell>
          <table:table-cell table:formula="of:=[.E670]-[.$E$54]" office:value-type="float" office:value="123.872594447864" calcext:value-type="float">
            <text:p>123.872594447864</text:p>
          </table:table-cell>
          <table:table-cell table:number-columns-repeated="9"/>
        </table:table-row>
        <table:table-row table:style-name="ro1">
          <table:table-cell office:value-type="float" office:value="158.45524597168" calcext:value-type="float">
            <text:p>158.45524597168</text:p>
          </table:table-cell>
          <table:table-cell office:value-type="float" office:value="343.902496337891" calcext:value-type="float">
            <text:p>343.902496337891</text:p>
          </table:table-cell>
          <table:table-cell office:value-type="float" office:value="38.1740951538086" calcext:value-type="float">
            <text:p>38.1740951538086</text:p>
          </table:table-cell>
          <table:table-cell office:value-type="float" office:value="22389.0557223891" calcext:value-type="float">
            <text:p>22389.0557223891</text:p>
          </table:table-cell>
          <table:table-cell table:formula="of:=10^((LOG10(149.3)-LOG10([.C671]))/1.07+LOG10(50))" office:value-type="float" office:value="178.859926251593" calcext:value-type="float">
            <text:p>178.859926251593</text:p>
          </table:table-cell>
          <table:table-cell table:formula="of:=[.E671]-[.$E$54]" office:value-type="float" office:value="125.071122436161" calcext:value-type="float">
            <text:p>125.071122436161</text:p>
          </table:table-cell>
          <table:table-cell table:number-columns-repeated="9"/>
        </table:table-row>
        <table:table-row table:style-name="ro1">
          <table:table-cell office:value-type="float" office:value="158.45524597168" calcext:value-type="float">
            <text:p>158.45524597168</text:p>
          </table:table-cell>
          <table:table-cell office:value-type="float" office:value="343.902496337891" calcext:value-type="float">
            <text:p>343.902496337891</text:p>
          </table:table-cell>
          <table:table-cell office:value-type="float" office:value="38.1740951538086" calcext:value-type="float">
            <text:p>38.1740951538086</text:p>
          </table:table-cell>
          <table:table-cell office:value-type="float" office:value="22422.4224224224" calcext:value-type="float">
            <text:p>22422.4224224224</text:p>
          </table:table-cell>
          <table:table-cell table:formula="of:=10^((LOG10(149.3)-LOG10([.C672]))/1.07+LOG10(50))" office:value-type="float" office:value="178.859926251593" calcext:value-type="float">
            <text:p>178.859926251593</text:p>
          </table:table-cell>
          <table:table-cell table:formula="of:=[.E672]-[.$E$54]" office:value-type="float" office:value="125.071122436161" calcext:value-type="float">
            <text:p>125.07112243616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43.310333251953" calcext:value-type="float">
            <text:p>343.310333251953</text:p>
          </table:table-cell>
          <table:table-cell office:value-type="float" office:value="38.4277305603027" calcext:value-type="float">
            <text:p>38.4277305603027</text:p>
          </table:table-cell>
          <table:table-cell office:value-type="float" office:value="22455.7891224558" calcext:value-type="float">
            <text:p>22455.7891224558</text:p>
          </table:table-cell>
          <table:table-cell table:formula="of:=10^((LOG10(149.3)-LOG10([.C673]))/1.07+LOG10(50))" office:value-type="float" office:value="177.756385473687" calcext:value-type="float">
            <text:p>177.756385473687</text:p>
          </table:table-cell>
          <table:table-cell table:formula="of:=[.E673]-[.$E$54]" office:value-type="float" office:value="123.967581658254" calcext:value-type="float">
            <text:p>123.967581658254</text:p>
          </table:table-cell>
          <table:table-cell table:number-columns-repeated="9"/>
        </table:table-row>
        <table:table-row table:style-name="ro1">
          <table:table-cell office:value-type="float" office:value="157.706420898438" calcext:value-type="float">
            <text:p>157.706420898438</text:p>
          </table:table-cell>
          <table:table-cell office:value-type="float" office:value="343.353210449219" calcext:value-type="float">
            <text:p>343.353210449219</text:p>
          </table:table-cell>
          <table:table-cell office:value-type="float" office:value="38.4944686889648" calcext:value-type="float">
            <text:p>38.4944686889648</text:p>
          </table:table-cell>
          <table:table-cell office:value-type="float" office:value="22489.1558224892" calcext:value-type="float">
            <text:p>22489.1558224892</text:p>
          </table:table-cell>
          <table:table-cell table:formula="of:=10^((LOG10(149.3)-LOG10([.C674]))/1.07+LOG10(50))" office:value-type="float" office:value="177.468352789632" calcext:value-type="float">
            <text:p>177.468352789632</text:p>
          </table:table-cell>
          <table:table-cell table:formula="of:=[.E674]-[.$E$54]" office:value-type="float" office:value="123.6795489742" calcext:value-type="float">
            <text:p>123.6795489742</text:p>
          </table:table-cell>
          <table:table-cell table:number-columns-repeated="9"/>
        </table:table-row>
        <table:table-row table:style-name="ro1">
          <table:table-cell office:value-type="float" office:value="157.868927001953" calcext:value-type="float">
            <text:p>157.868927001953</text:p>
          </table:table-cell>
          <table:table-cell office:value-type="float" office:value="343.978973388672" calcext:value-type="float">
            <text:p>343.978973388672</text:p>
          </table:table-cell>
          <table:table-cell office:value-type="float" office:value="38.2030868530273" calcext:value-type="float">
            <text:p>38.2030868530273</text:p>
          </table:table-cell>
          <table:table-cell office:value-type="float" office:value="22522.5225225225" calcext:value-type="float">
            <text:p>22522.5225225225</text:p>
          </table:table-cell>
          <table:table-cell table:formula="of:=10^((LOG10(149.3)-LOG10([.C675]))/1.07+LOG10(50))" office:value-type="float" office:value="178.733069008897" calcext:value-type="float">
            <text:p>178.733069008897</text:p>
          </table:table-cell>
          <table:table-cell table:formula="of:=[.E675]-[.$E$54]" office:value-type="float" office:value="124.944265193464" calcext:value-type="float">
            <text:p>124.944265193464</text:p>
          </table:table-cell>
          <table:table-cell table:number-columns-repeated="9"/>
        </table:table-row>
        <table:table-row table:style-name="ro1">
          <table:table-cell office:value-type="float" office:value="158.05729675293" calcext:value-type="float">
            <text:p>158.05729675293</text:p>
          </table:table-cell>
          <table:table-cell office:value-type="float" office:value="344.077331542969" calcext:value-type="float">
            <text:p>344.077331542969</text:p>
          </table:table-cell>
          <table:table-cell office:value-type="float" office:value="38.2810096740723" calcext:value-type="float">
            <text:p>38.2810096740723</text:p>
          </table:table-cell>
          <table:table-cell office:value-type="float" office:value="22555.8892225559" calcext:value-type="float">
            <text:p>22555.8892225559</text:p>
          </table:table-cell>
          <table:table-cell table:formula="of:=10^((LOG10(149.3)-LOG10([.C676]))/1.07+LOG10(50))" office:value-type="float" office:value="178.393027954046" calcext:value-type="float">
            <text:p>178.393027954046</text:p>
          </table:table-cell>
          <table:table-cell table:formula="of:=[.E676]-[.$E$54]" office:value-type="float" office:value="124.604224138614" calcext:value-type="float">
            <text:p>124.604224138614</text:p>
          </table:table-cell>
          <table:table-cell table:number-columns-repeated="9"/>
        </table:table-row>
        <table:table-row table:style-name="ro1">
          <table:table-cell office:value-type="float" office:value="157.973678588867" calcext:value-type="float">
            <text:p>157.973678588867</text:p>
          </table:table-cell>
          <table:table-cell office:value-type="float" office:value="344.026306152344" calcext:value-type="float">
            <text:p>344.026306152344</text:p>
          </table:table-cell>
          <table:table-cell office:value-type="float" office:value="38.2389717102051" calcext:value-type="float">
            <text:p>38.2389717102051</text:p>
          </table:table-cell>
          <table:table-cell office:value-type="float" office:value="22589.2559225893" calcext:value-type="float">
            <text:p>22589.2559225893</text:p>
          </table:table-cell>
          <table:table-cell table:formula="of:=10^((LOG10(149.3)-LOG10([.C677]))/1.07+LOG10(50))" office:value-type="float" office:value="178.576307481071" calcext:value-type="float">
            <text:p>178.576307481071</text:p>
          </table:table-cell>
          <table:table-cell table:formula="of:=[.E677]-[.$E$54]" office:value-type="float" office:value="124.787503665639" calcext:value-type="float">
            <text:p>124.787503665639</text:p>
          </table:table-cell>
          <table:table-cell table:number-columns-repeated="9"/>
        </table:table-row>
        <table:table-row table:style-name="ro1">
          <table:table-cell office:value-type="float" office:value="158.161972045898" calcext:value-type="float">
            <text:p>158.161972045898</text:p>
          </table:table-cell>
          <table:table-cell office:value-type="float" office:value="343.969482421875" calcext:value-type="float">
            <text:p>343.969482421875</text:p>
          </table:table-cell>
          <table:table-cell office:value-type="float" office:value="38.1630668640137" calcext:value-type="float">
            <text:p>38.1630668640137</text:p>
          </table:table-cell>
          <table:table-cell office:value-type="float" office:value="22622.6226226226" calcext:value-type="float">
            <text:p>22622.6226226226</text:p>
          </table:table-cell>
          <table:table-cell table:formula="of:=10^((LOG10(149.3)-LOG10([.C678]))/1.07+LOG10(50))" office:value-type="float" office:value="178.908231026905" calcext:value-type="float">
            <text:p>178.908231026905</text:p>
          </table:table-cell>
          <table:table-cell table:formula="of:=[.E678]-[.$E$54]" office:value-type="float" office:value="125.119427211472" calcext:value-type="float">
            <text:p>125.119427211472</text:p>
          </table:table-cell>
          <table:table-cell table:number-columns-repeated="9"/>
        </table:table-row>
        <table:table-row table:style-name="ro1">
          <table:table-cell office:value-type="float" office:value="158.662185668945" calcext:value-type="float">
            <text:p>158.662185668945</text:p>
          </table:table-cell>
          <table:table-cell office:value-type="float" office:value="344.034973144531" calcext:value-type="float">
            <text:p>344.034973144531</text:p>
          </table:table-cell>
          <table:table-cell office:value-type="float" office:value="38.1812477111816" calcext:value-type="float">
            <text:p>38.1812477111816</text:p>
          </table:table-cell>
          <table:table-cell office:value-type="float" office:value="22655.989322656" calcext:value-type="float">
            <text:p>22655.989322656</text:p>
          </table:table-cell>
          <table:table-cell table:formula="of:=10^((LOG10(149.3)-LOG10([.C679]))/1.07+LOG10(50))" office:value-type="float" office:value="178.828611918657" calcext:value-type="float">
            <text:p>178.828611918657</text:p>
          </table:table-cell>
          <table:table-cell table:formula="of:=[.E679]-[.$E$54]" office:value-type="float" office:value="125.039808103225" calcext:value-type="float">
            <text:p>125.039808103225</text:p>
          </table:table-cell>
          <table:table-cell table:number-columns-repeated="9"/>
        </table:table-row>
        <table:table-row table:style-name="ro1">
          <table:table-cell office:value-type="float" office:value="158.984466552734" calcext:value-type="float">
            <text:p>158.984466552734</text:p>
          </table:table-cell>
          <table:table-cell office:value-type="float" office:value="344.039489746094" calcext:value-type="float">
            <text:p>344.039489746094</text:p>
          </table:table-cell>
          <table:table-cell office:value-type="float" office:value="38.2509460449219" calcext:value-type="float">
            <text:p>38.2509460449219</text:p>
          </table:table-cell>
          <table:table-cell office:value-type="float" office:value="22689.3560226894" calcext:value-type="float">
            <text:p>22689.3560226894</text:p>
          </table:table-cell>
          <table:table-cell table:formula="of:=10^((LOG10(149.3)-LOG10([.C680]))/1.07+LOG10(50))" office:value-type="float" office:value="178.524061399833" calcext:value-type="float">
            <text:p>178.524061399833</text:p>
          </table:table-cell>
          <table:table-cell table:formula="of:=[.E680]-[.$E$54]" office:value-type="float" office:value="124.735257584401" calcext:value-type="float">
            <text:p>124.735257584401</text:p>
          </table:table-cell>
          <table:table-cell table:number-columns-repeated="9"/>
        </table:table-row>
        <table:table-row table:style-name="ro1">
          <table:table-cell office:value-type="float" office:value="159.811965942383" calcext:value-type="float">
            <text:p>159.811965942383</text:p>
          </table:table-cell>
          <table:table-cell office:value-type="float" office:value="344.021240234375" calcext:value-type="float">
            <text:p>344.021240234375</text:p>
          </table:table-cell>
          <table:table-cell office:value-type="float" office:value="38.1547622680664" calcext:value-type="float">
            <text:p>38.1547622680664</text:p>
          </table:table-cell>
          <table:table-cell office:value-type="float" office:value="22722.7227227227" calcext:value-type="float">
            <text:p>22722.7227227227</text:p>
          </table:table-cell>
          <table:table-cell table:formula="of:=10^((LOG10(149.3)-LOG10([.C681]))/1.07+LOG10(50))" office:value-type="float" office:value="178.944623637235" calcext:value-type="float">
            <text:p>178.944623637235</text:p>
          </table:table-cell>
          <table:table-cell table:formula="of:=[.E681]-[.$E$54]" office:value-type="float" office:value="125.155819821803" calcext:value-type="float">
            <text:p>125.155819821803</text:p>
          </table:table-cell>
          <table:table-cell table:number-columns-repeated="9"/>
        </table:table-row>
        <table:table-row table:style-name="ro1">
          <table:table-cell office:value-type="float" office:value="159.811965942383" calcext:value-type="float">
            <text:p>159.811965942383</text:p>
          </table:table-cell>
          <table:table-cell office:value-type="float" office:value="344.021240234375" calcext:value-type="float">
            <text:p>344.021240234375</text:p>
          </table:table-cell>
          <table:table-cell office:value-type="float" office:value="38.1547622680664" calcext:value-type="float">
            <text:p>38.1547622680664</text:p>
          </table:table-cell>
          <table:table-cell office:value-type="float" office:value="22756.0894227561" calcext:value-type="float">
            <text:p>22756.0894227561</text:p>
          </table:table-cell>
          <table:table-cell table:formula="of:=10^((LOG10(149.3)-LOG10([.C682]))/1.07+LOG10(50))" office:value-type="float" office:value="178.944623637235" calcext:value-type="float">
            <text:p>178.944623637235</text:p>
          </table:table-cell>
          <table:table-cell table:formula="of:=[.E682]-[.$E$54]" office:value-type="float" office:value="125.155819821803" calcext:value-type="float">
            <text:p>125.155819821803</text:p>
          </table:table-cell>
          <table:table-cell table:number-columns-repeated="9"/>
        </table:table-row>
        <table:table-row table:style-name="ro1">
          <table:table-cell office:value-type="float" office:value="160.920623779297" calcext:value-type="float">
            <text:p>160.920623779297</text:p>
          </table:table-cell>
          <table:table-cell office:value-type="float" office:value="343.959869384766" calcext:value-type="float">
            <text:p>343.959869384766</text:p>
          </table:table-cell>
          <table:table-cell office:value-type="float" office:value="38.0846672058105" calcext:value-type="float">
            <text:p>38.0846672058105</text:p>
          </table:table-cell>
          <table:table-cell office:value-type="float" office:value="22789.4561227895" calcext:value-type="float">
            <text:p>22789.4561227895</text:p>
          </table:table-cell>
          <table:table-cell table:formula="of:=10^((LOG10(149.3)-LOG10([.C683]))/1.07+LOG10(50))" office:value-type="float" office:value="179.25240761493" calcext:value-type="float">
            <text:p>179.25240761493</text:p>
          </table:table-cell>
          <table:table-cell table:formula="of:=[.E683]-[.$E$54]" office:value-type="float" office:value="125.463603799497" calcext:value-type="float">
            <text:p>125.463603799497</text:p>
          </table:table-cell>
          <table:table-cell table:number-columns-repeated="9"/>
        </table:table-row>
        <table:table-row table:style-name="ro1">
          <table:table-cell office:value-type="float" office:value="161.586685180664" calcext:value-type="float">
            <text:p>161.586685180664</text:p>
          </table:table-cell>
          <table:table-cell office:value-type="float" office:value="343.893249511719" calcext:value-type="float">
            <text:p>343.893249511719</text:p>
          </table:table-cell>
          <table:table-cell office:value-type="float" office:value="38.0467681884766" calcext:value-type="float">
            <text:p>38.0467681884766</text:p>
          </table:table-cell>
          <table:table-cell office:value-type="float" office:value="22822.8228228228" calcext:value-type="float">
            <text:p>22822.8228228228</text:p>
          </table:table-cell>
          <table:table-cell table:formula="of:=10^((LOG10(149.3)-LOG10([.C684]))/1.07+LOG10(50))" office:value-type="float" office:value="179.419277224988" calcext:value-type="float">
            <text:p>179.419277224988</text:p>
          </table:table-cell>
          <table:table-cell table:formula="of:=[.E684]-[.$E$54]" office:value-type="float" office:value="125.630473409556" calcext:value-type="float">
            <text:p>125.630473409556</text:p>
          </table:table-cell>
          <table:table-cell table:number-columns-repeated="9"/>
        </table:table-row>
        <table:table-row table:style-name="ro1">
          <table:table-cell office:value-type="float" office:value="162.609970092773" calcext:value-type="float">
            <text:p>162.609970092773</text:p>
          </table:table-cell>
          <table:table-cell office:value-type="float" office:value="343.800720214844" calcext:value-type="float">
            <text:p>343.800720214844</text:p>
          </table:table-cell>
          <table:table-cell office:value-type="float" office:value="37.9525260925293" calcext:value-type="float">
            <text:p>37.9525260925293</text:p>
          </table:table-cell>
          <table:table-cell office:value-type="float" office:value="22856.1895228562" calcext:value-type="float">
            <text:p>22856.1895228562</text:p>
          </table:table-cell>
          <table:table-cell table:formula="of:=10^((LOG10(149.3)-LOG10([.C685]))/1.07+LOG10(50))" office:value-type="float" office:value="179.835623159306" calcext:value-type="float">
            <text:p>179.835623159306</text:p>
          </table:table-cell>
          <table:table-cell table:formula="of:=[.E685]-[.$E$54]" office:value-type="float" office:value="126.046819343874" calcext:value-type="float">
            <text:p>126.046819343874</text:p>
          </table:table-cell>
          <table:table-cell table:number-columns-repeated="9"/>
        </table:table-row>
        <table:table-row table:style-name="ro1">
          <table:table-cell office:value-type="float" office:value="163.697006225586" calcext:value-type="float">
            <text:p>163.697006225586</text:p>
          </table:table-cell>
          <table:table-cell office:value-type="float" office:value="343.782318115234" calcext:value-type="float">
            <text:p>343.782318115234</text:p>
          </table:table-cell>
          <table:table-cell office:value-type="float" office:value="37.9265174865723" calcext:value-type="float">
            <text:p>37.9265174865723</text:p>
          </table:table-cell>
          <table:table-cell office:value-type="float" office:value="22889.5562228896" calcext:value-type="float">
            <text:p>22889.5562228896</text:p>
          </table:table-cell>
          <table:table-cell table:formula="of:=10^((LOG10(149.3)-LOG10([.C686]))/1.07+LOG10(50))" office:value-type="float" office:value="179.950877241151" calcext:value-type="float">
            <text:p>179.950877241151</text:p>
          </table:table-cell>
          <table:table-cell table:formula="of:=[.E686]-[.$E$54]" office:value-type="float" office:value="126.162073425719" calcext:value-type="float">
            <text:p>126.162073425719</text:p>
          </table:table-cell>
          <table:table-cell table:number-columns-repeated="9"/>
        </table:table-row>
        <table:table-row table:style-name="ro1">
          <table:table-cell office:value-type="float" office:value="163.697006225586" calcext:value-type="float">
            <text:p>163.697006225586</text:p>
          </table:table-cell>
          <table:table-cell office:value-type="float" office:value="343.782318115234" calcext:value-type="float">
            <text:p>343.782318115234</text:p>
          </table:table-cell>
          <table:table-cell office:value-type="float" office:value="37.9265174865723" calcext:value-type="float">
            <text:p>37.9265174865723</text:p>
          </table:table-cell>
          <table:table-cell office:value-type="float" office:value="22922.9229229229" calcext:value-type="float">
            <text:p>22922.9229229229</text:p>
          </table:table-cell>
          <table:table-cell table:formula="of:=10^((LOG10(149.3)-LOG10([.C687]))/1.07+LOG10(50))" office:value-type="float" office:value="179.950877241151" calcext:value-type="float">
            <text:p>179.950877241151</text:p>
          </table:table-cell>
          <table:table-cell table:formula="of:=[.E687]-[.$E$54]" office:value-type="float" office:value="126.162073425719" calcext:value-type="float">
            <text:p>126.162073425719</text:p>
          </table:table-cell>
          <table:table-cell table:number-columns-repeated="9"/>
        </table:table-row>
        <table:table-row table:style-name="ro1">
          <table:table-cell office:value-type="float" office:value="164.01936340332" calcext:value-type="float">
            <text:p>164.01936340332</text:p>
          </table:table-cell>
          <table:table-cell office:value-type="float" office:value="343.737640380859" calcext:value-type="float">
            <text:p>343.737640380859</text:p>
          </table:table-cell>
          <table:table-cell office:value-type="float" office:value="37.9471015930176" calcext:value-type="float">
            <text:p>37.9471015930176</text:p>
          </table:table-cell>
          <table:table-cell office:value-type="float" office:value="22956.2896229563" calcext:value-type="float">
            <text:p>22956.2896229563</text:p>
          </table:table-cell>
          <table:table-cell table:formula="of:=10^((LOG10(149.3)-LOG10([.C688]))/1.07+LOG10(50))" office:value-type="float" office:value="179.859648578851" calcext:value-type="float">
            <text:p>179.859648578851</text:p>
          </table:table-cell>
          <table:table-cell table:formula="of:=[.E688]-[.$E$54]" office:value-type="float" office:value="126.070844763418" calcext:value-type="float">
            <text:p>126.070844763418</text:p>
          </table:table-cell>
          <table:table-cell table:number-columns-repeated="9"/>
        </table:table-row>
        <table:table-row table:style-name="ro1">
          <table:table-cell office:value-type="float" office:value="165.119018554687" calcext:value-type="float">
            <text:p>165.119018554687</text:p>
          </table:table-cell>
          <table:table-cell office:value-type="float" office:value="343.716583251953" calcext:value-type="float">
            <text:p>343.716583251953</text:p>
          </table:table-cell>
          <table:table-cell office:value-type="float" office:value="37.915828704834" calcext:value-type="float">
            <text:p>37.915828704834</text:p>
          </table:table-cell>
          <table:table-cell office:value-type="float" office:value="22989.6563229897" calcext:value-type="float">
            <text:p>22989.6563229897</text:p>
          </table:table-cell>
          <table:table-cell table:formula="of:=10^((LOG10(149.3)-LOG10([.C689]))/1.07+LOG10(50))" office:value-type="float" office:value="179.998287665501" calcext:value-type="float">
            <text:p>179.998287665501</text:p>
          </table:table-cell>
          <table:table-cell table:formula="of:=[.E689]-[.$E$54]" office:value-type="float" office:value="126.209483850069" calcext:value-type="float">
            <text:p>126.209483850069</text:p>
          </table:table-cell>
          <table:table-cell table:number-columns-repeated="9"/>
        </table:table-row>
        <table:table-row table:style-name="ro1">
          <table:table-cell office:value-type="float" office:value="165.890563964844" calcext:value-type="float">
            <text:p>165.890563964844</text:p>
          </table:table-cell>
          <table:table-cell office:value-type="float" office:value="343.684906005859" calcext:value-type="float">
            <text:p>343.684906005859</text:p>
          </table:table-cell>
          <table:table-cell office:value-type="float" office:value="37.9084053039551" calcext:value-type="float">
            <text:p>37.9084053039551</text:p>
          </table:table-cell>
          <table:table-cell office:value-type="float" office:value="23023.023023023" calcext:value-type="float">
            <text:p>23023.023023023</text:p>
          </table:table-cell>
          <table:table-cell table:formula="of:=10^((LOG10(149.3)-LOG10([.C690]))/1.07+LOG10(50))" office:value-type="float" office:value="180.03122960862" calcext:value-type="float">
            <text:p>180.03122960862</text:p>
          </table:table-cell>
          <table:table-cell table:formula="of:=[.E690]-[.$E$54]" office:value-type="float" office:value="126.242425793188" calcext:value-type="float">
            <text:p>126.242425793188</text:p>
          </table:table-cell>
          <table:table-cell table:number-columns-repeated="9"/>
        </table:table-row>
        <table:table-row table:style-name="ro1">
          <table:table-cell office:value-type="float" office:value="166.722229003906" calcext:value-type="float">
            <text:p>166.722229003906</text:p>
          </table:table-cell>
          <table:table-cell office:value-type="float" office:value="343.712951660156" calcext:value-type="float">
            <text:p>343.712951660156</text:p>
          </table:table-cell>
          <table:table-cell office:value-type="float" office:value="37.9548873901367" calcext:value-type="float">
            <text:p>37.9548873901367</text:p>
          </table:table-cell>
          <table:table-cell office:value-type="float" office:value="23056.3897230564" calcext:value-type="float">
            <text:p>23056.3897230564</text:p>
          </table:table-cell>
          <table:table-cell table:formula="of:=10^((LOG10(149.3)-LOG10([.C691]))/1.07+LOG10(50))" office:value-type="float" office:value="179.825166911911" calcext:value-type="float">
            <text:p>179.825166911911</text:p>
          </table:table-cell>
          <table:table-cell table:formula="of:=[.E691]-[.$E$54]" office:value-type="float" office:value="126.036363096479" calcext:value-type="float">
            <text:p>126.036363096479</text:p>
          </table:table-cell>
          <table:table-cell table:number-columns-repeated="9"/>
        </table:table-row>
        <table:table-row table:style-name="ro1">
          <table:table-cell office:value-type="float" office:value="166.802688598633" calcext:value-type="float">
            <text:p>166.802688598633</text:p>
          </table:table-cell>
          <table:table-cell office:value-type="float" office:value="343.759918212891" calcext:value-type="float">
            <text:p>343.759918212891</text:p>
          </table:table-cell>
          <table:table-cell office:value-type="float" office:value="37.9925842285156" calcext:value-type="float">
            <text:p>37.9925842285156</text:p>
          </table:table-cell>
          <table:table-cell office:value-type="float" office:value="23089.7564230898" calcext:value-type="float">
            <text:p>23089.7564230898</text:p>
          </table:table-cell>
          <table:table-cell table:formula="of:=10^((LOG10(149.3)-LOG10([.C692]))/1.07+LOG10(50))" office:value-type="float" office:value="179.658408831552" calcext:value-type="float">
            <text:p>179.658408831552</text:p>
          </table:table-cell>
          <table:table-cell table:formula="of:=[.E692]-[.$E$54]" office:value-type="float" office:value="125.86960501612" calcext:value-type="float">
            <text:p>125.86960501612</text:p>
          </table:table-cell>
          <table:table-cell table:number-columns-repeated="9"/>
        </table:table-row>
        <table:table-row table:style-name="ro1">
          <table:table-cell office:value-type="float" office:value="168.005813598633" calcext:value-type="float">
            <text:p>168.005813598633</text:p>
          </table:table-cell>
          <table:table-cell office:value-type="float" office:value="343.106109619141" calcext:value-type="float">
            <text:p>343.106109619141</text:p>
          </table:table-cell>
          <table:table-cell office:value-type="float" office:value="38.223690032959" calcext:value-type="float">
            <text:p>38.223690032959</text:p>
          </table:table-cell>
          <table:table-cell office:value-type="float" office:value="23123.1231231231" calcext:value-type="float">
            <text:p>23123.1231231231</text:p>
          </table:table-cell>
          <table:table-cell table:formula="of:=10^((LOG10(149.3)-LOG10([.C693]))/1.07+LOG10(50))" office:value-type="float" office:value="178.64303005547" calcext:value-type="float">
            <text:p>178.64303005547</text:p>
          </table:table-cell>
          <table:table-cell table:formula="of:=[.E693]-[.$E$54]" office:value-type="float" office:value="124.854226240038" calcext:value-type="float">
            <text:p>124.854226240038</text:p>
          </table:table-cell>
          <table:table-cell table:number-columns-repeated="9"/>
        </table:table-row>
        <table:table-row table:style-name="ro1">
          <table:table-cell office:value-type="float" office:value="168.835556030273" calcext:value-type="float">
            <text:p>168.835556030273</text:p>
          </table:table-cell>
          <table:table-cell office:value-type="float" office:value="342.486663818359" calcext:value-type="float">
            <text:p>342.486663818359</text:p>
          </table:table-cell>
          <table:table-cell office:value-type="float" office:value="38.616641998291" calcext:value-type="float">
            <text:p>38.616641998291</text:p>
          </table:table-cell>
          <table:table-cell office:value-type="float" office:value="23156.4898231565" calcext:value-type="float">
            <text:p>23156.4898231565</text:p>
          </table:table-cell>
          <table:table-cell table:formula="of:=10^((LOG10(149.3)-LOG10([.C694]))/1.07+LOG10(50))" office:value-type="float" office:value="176.943564706413" calcext:value-type="float">
            <text:p>176.943564706413</text:p>
          </table:table-cell>
          <table:table-cell table:formula="of:=[.E694]-[.$E$54]" office:value-type="float" office:value="123.15476089098" calcext:value-type="float">
            <text:p>123.15476089098</text:p>
          </table:table-cell>
          <table:table-cell table:number-columns-repeated="9"/>
        </table:table-row>
        <table:table-row table:style-name="ro1">
          <table:table-cell office:value-type="float" office:value="169.525573730469" calcext:value-type="float">
            <text:p>169.525573730469</text:p>
          </table:table-cell>
          <table:table-cell office:value-type="float" office:value="342.244293212891" calcext:value-type="float">
            <text:p>342.244293212891</text:p>
          </table:table-cell>
          <table:table-cell office:value-type="float" office:value="38.5052490234375" calcext:value-type="float">
            <text:p>38.5052490234375</text:p>
          </table:table-cell>
          <table:table-cell office:value-type="float" office:value="23189.8565231899" calcext:value-type="float">
            <text:p>23189.8565231899</text:p>
          </table:table-cell>
          <table:table-cell table:formula="of:=10^((LOG10(149.3)-LOG10([.C695]))/1.07+LOG10(50))" office:value-type="float" office:value="177.421916937736" calcext:value-type="float">
            <text:p>177.421916937736</text:p>
          </table:table-cell>
          <table:table-cell table:formula="of:=[.E695]-[.$E$54]" office:value-type="float" office:value="123.633113122303" calcext:value-type="float">
            <text:p>123.633113122303</text:p>
          </table:table-cell>
          <table:table-cell table:number-columns-repeated="9"/>
        </table:table-row>
        <table:table-row table:style-name="ro1">
          <table:table-cell office:value-type="float" office:value="171.119720458984" calcext:value-type="float">
            <text:p>171.119720458984</text:p>
          </table:table-cell>
          <table:table-cell office:value-type="float" office:value="341.753509521484" calcext:value-type="float">
            <text:p>341.753509521484</text:p>
          </table:table-cell>
          <table:table-cell office:value-type="float" office:value="38.8605194091797" calcext:value-type="float">
            <text:p>38.8605194091797</text:p>
          </table:table-cell>
          <table:table-cell office:value-type="float" office:value="23223.2232232232" calcext:value-type="float">
            <text:p>23223.2232232232</text:p>
          </table:table-cell>
          <table:table-cell table:formula="of:=10^((LOG10(149.3)-LOG10([.C696]))/1.07+LOG10(50))" office:value-type="float" office:value="175.905550466177" calcext:value-type="float">
            <text:p>175.905550466177</text:p>
          </table:table-cell>
          <table:table-cell table:formula="of:=[.E696]-[.$E$54]" office:value-type="float" office:value="122.116746650745" calcext:value-type="float">
            <text:p>122.116746650745</text:p>
          </table:table-cell>
          <table:table-cell table:number-columns-repeated="9"/>
        </table:table-row>
        <table:table-row table:style-name="ro1">
          <table:table-cell office:value-type="float" office:value="171.119720458984" calcext:value-type="float">
            <text:p>171.119720458984</text:p>
          </table:table-cell>
          <table:table-cell office:value-type="float" office:value="341.753509521484" calcext:value-type="float">
            <text:p>341.753509521484</text:p>
          </table:table-cell>
          <table:table-cell office:value-type="float" office:value="38.8605194091797" calcext:value-type="float">
            <text:p>38.8605194091797</text:p>
          </table:table-cell>
          <table:table-cell office:value-type="float" office:value="23256.5899232566" calcext:value-type="float">
            <text:p>23256.5899232566</text:p>
          </table:table-cell>
          <table:table-cell table:formula="of:=10^((LOG10(149.3)-LOG10([.C697]))/1.07+LOG10(50))" office:value-type="float" office:value="175.905550466177" calcext:value-type="float">
            <text:p>175.905550466177</text:p>
          </table:table-cell>
          <table:table-cell table:formula="of:=[.E697]-[.$E$54]" office:value-type="float" office:value="122.116746650745" calcext:value-type="float">
            <text:p>122.116746650745</text:p>
          </table:table-cell>
          <table:table-cell table:number-columns-repeated="9"/>
        </table:table-row>
        <table:table-row table:style-name="ro1">
          <table:table-cell office:value-type="float" office:value="172.485000610352" calcext:value-type="float">
            <text:p>172.485000610352</text:p>
          </table:table-cell>
          <table:table-cell office:value-type="float" office:value="341.695404052734" calcext:value-type="float">
            <text:p>341.695404052734</text:p>
          </table:table-cell>
          <table:table-cell office:value-type="float" office:value="38.8548240661621" calcext:value-type="float">
            <text:p>38.8548240661621</text:p>
          </table:table-cell>
          <table:table-cell office:value-type="float" office:value="23289.95662329" calcext:value-type="float">
            <text:p>23289.95662329</text:p>
          </table:table-cell>
          <table:table-cell table:formula="of:=10^((LOG10(149.3)-LOG10([.C698]))/1.07+LOG10(50))" office:value-type="float" office:value="175.929647779376" calcext:value-type="float">
            <text:p>175.929647779376</text:p>
          </table:table-cell>
          <table:table-cell table:formula="of:=[.E698]-[.$E$54]" office:value-type="float" office:value="122.140843963944" calcext:value-type="float">
            <text:p>122.140843963944</text:p>
          </table:table-cell>
          <table:table-cell table:number-columns-repeated="9"/>
        </table:table-row>
        <table:table-row table:style-name="ro1">
          <table:table-cell office:value-type="float" office:value="173.565856933594" calcext:value-type="float">
            <text:p>173.565856933594</text:p>
          </table:table-cell>
          <table:table-cell office:value-type="float" office:value="341.439331054687" calcext:value-type="float">
            <text:p>341.439331054687</text:p>
          </table:table-cell>
          <table:table-cell office:value-type="float" office:value="38.5925254821777" calcext:value-type="float">
            <text:p>38.5925254821777</text:p>
          </table:table-cell>
          <table:table-cell office:value-type="float" office:value="23323.3233233233" calcext:value-type="float">
            <text:p>23323.3233233233</text:p>
          </table:table-cell>
          <table:table-cell table:formula="of:=10^((LOG10(149.3)-LOG10([.C699]))/1.07+LOG10(50))" office:value-type="float" office:value="177.046901144849" calcext:value-type="float">
            <text:p>177.046901144849</text:p>
          </table:table-cell>
          <table:table-cell table:formula="of:=[.E699]-[.$E$54]" office:value-type="float" office:value="123.258097329416" calcext:value-type="float">
            <text:p>123.258097329416</text:p>
          </table:table-cell>
          <table:table-cell table:number-columns-repeated="9"/>
        </table:table-row>
        <table:table-row table:style-name="ro1">
          <table:table-cell office:value-type="float" office:value="174.778350830078" calcext:value-type="float">
            <text:p>174.778350830078</text:p>
          </table:table-cell>
          <table:table-cell office:value-type="float" office:value="340.108245849609" calcext:value-type="float">
            <text:p>340.108245849609</text:p>
          </table:table-cell>
          <table:table-cell office:value-type="float" office:value="39.2408180236816" calcext:value-type="float">
            <text:p>39.2408180236816</text:p>
          </table:table-cell>
          <table:table-cell office:value-type="float" office:value="23356.6900233567" calcext:value-type="float">
            <text:p>23356.6900233567</text:p>
          </table:table-cell>
          <table:table-cell table:formula="of:=10^((LOG10(149.3)-LOG10([.C700]))/1.07+LOG10(50))" office:value-type="float" office:value="174.311799041909" calcext:value-type="float">
            <text:p>174.311799041909</text:p>
          </table:table-cell>
          <table:table-cell table:formula="of:=[.E700]-[.$E$54]" office:value-type="float" office:value="120.522995226477" calcext:value-type="float">
            <text:p>120.522995226477</text:p>
          </table:table-cell>
          <table:table-cell table:number-columns-repeated="9"/>
        </table:table-row>
        <table:table-row table:style-name="ro1">
          <table:table-cell office:value-type="float" office:value="176.299652099609" calcext:value-type="float">
            <text:p>176.299652099609</text:p>
          </table:table-cell>
          <table:table-cell office:value-type="float" office:value="339.702606201172" calcext:value-type="float">
            <text:p>339.702606201172</text:p>
          </table:table-cell>
          <table:table-cell office:value-type="float" office:value="38.8791999816895" calcext:value-type="float">
            <text:p>38.8791999816895</text:p>
          </table:table-cell>
          <table:table-cell office:value-type="float" office:value="23390.0567233901" calcext:value-type="float">
            <text:p>23390.0567233901</text:p>
          </table:table-cell>
          <table:table-cell table:formula="of:=10^((LOG10(149.3)-LOG10([.C701]))/1.07+LOG10(50))" office:value-type="float" office:value="175.826559858568" calcext:value-type="float">
            <text:p>175.826559858568</text:p>
          </table:table-cell>
          <table:table-cell table:formula="of:=[.E701]-[.$E$54]" office:value-type="float" office:value="122.037756043136" calcext:value-type="float">
            <text:p>122.037756043136</text:p>
          </table:table-cell>
          <table:table-cell table:number-columns-repeated="9"/>
        </table:table-row>
        <table:table-row table:style-name="ro1">
          <table:table-cell office:value-type="float" office:value="176.299652099609" calcext:value-type="float">
            <text:p>176.299652099609</text:p>
          </table:table-cell>
          <table:table-cell office:value-type="float" office:value="339.702606201172" calcext:value-type="float">
            <text:p>339.702606201172</text:p>
          </table:table-cell>
          <table:table-cell office:value-type="float" office:value="38.8791999816895" calcext:value-type="float">
            <text:p>38.8791999816895</text:p>
          </table:table-cell>
          <table:table-cell office:value-type="float" office:value="23423.4234234234" calcext:value-type="float">
            <text:p>23423.4234234234</text:p>
          </table:table-cell>
          <table:table-cell table:formula="of:=10^((LOG10(149.3)-LOG10([.C702]))/1.07+LOG10(50))" office:value-type="float" office:value="175.826559858568" calcext:value-type="float">
            <text:p>175.826559858568</text:p>
          </table:table-cell>
          <table:table-cell table:formula="of:=[.E702]-[.$E$54]" office:value-type="float" office:value="122.037756043136" calcext:value-type="float">
            <text:p>122.037756043136</text:p>
          </table:table-cell>
          <table:table-cell table:number-columns-repeated="9"/>
        </table:table-row>
        <table:table-row table:style-name="ro1">
          <table:table-cell office:value-type="float" office:value="178.166519165039" calcext:value-type="float">
            <text:p>178.166519165039</text:p>
          </table:table-cell>
          <table:table-cell office:value-type="float" office:value="339.625549316406" calcext:value-type="float">
            <text:p>339.625549316406</text:p>
          </table:table-cell>
          <table:table-cell office:value-type="float" office:value="38.8154144287109" calcext:value-type="float">
            <text:p>38.8154144287109</text:p>
          </table:table-cell>
          <table:table-cell office:value-type="float" office:value="23456.7901234568" calcext:value-type="float">
            <text:p>23456.7901234568</text:p>
          </table:table-cell>
          <table:table-cell table:formula="of:=10^((LOG10(149.3)-LOG10([.C703]))/1.07+LOG10(50))" office:value-type="float" office:value="176.096579568969" calcext:value-type="float">
            <text:p>176.096579568969</text:p>
          </table:table-cell>
          <table:table-cell table:formula="of:=[.E703]-[.$E$54]" office:value-type="float" office:value="122.307775753537" calcext:value-type="float">
            <text:p>122.307775753537</text:p>
          </table:table-cell>
          <table:table-cell table:number-columns-repeated="9"/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339" calcext:value-type="float">
            <text:p>339</text:p>
          </table:table-cell>
          <table:table-cell office:value-type="float" office:value="39.1568336486816" calcext:value-type="float">
            <text:p>39.1568336486816</text:p>
          </table:table-cell>
          <table:table-cell office:value-type="float" office:value="23490.1568234902" calcext:value-type="float">
            <text:p>23490.1568234902</text:p>
          </table:table-cell>
          <table:table-cell table:formula="of:=10^((LOG10(149.3)-LOG10([.C704]))/1.07+LOG10(50))" office:value-type="float" office:value="174.661183425196" calcext:value-type="float">
            <text:p>174.661183425196</text:p>
          </table:table-cell>
          <table:table-cell table:formula="of:=[.E704]-[.$E$54]" office:value-type="float" office:value="120.872379609763" calcext:value-type="float">
            <text:p>120.872379609763</text:p>
          </table:table-cell>
          <table:table-cell table:number-columns-repeated="9"/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339.5" calcext:value-type="float">
            <text:p>339.5</text:p>
          </table:table-cell>
          <table:table-cell office:value-type="float" office:value="38.658863067627" calcext:value-type="float">
            <text:p>38.658863067627</text:p>
          </table:table-cell>
          <table:table-cell office:value-type="float" office:value="23523.5235235235" calcext:value-type="float">
            <text:p>23523.5235235235</text:p>
          </table:table-cell>
          <table:table-cell table:formula="of:=10^((LOG10(149.3)-LOG10([.C705]))/1.07+LOG10(50))" office:value-type="float" office:value="176.762952679615" calcext:value-type="float">
            <text:p>176.762952679615</text:p>
          </table:table-cell>
          <table:table-cell table:formula="of:=[.E705]-[.$E$54]" office:value-type="float" office:value="122.974148864182" calcext:value-type="float">
            <text:p>122.974148864182</text:p>
          </table:table-cell>
          <table:table-cell table:number-columns-repeated="9"/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339.5" calcext:value-type="float">
            <text:p>339.5</text:p>
          </table:table-cell>
          <table:table-cell office:value-type="float" office:value="38.658863067627" calcext:value-type="float">
            <text:p>38.658863067627</text:p>
          </table:table-cell>
          <table:table-cell office:value-type="float" office:value="23556.8902235569" calcext:value-type="float">
            <text:p>23556.8902235569</text:p>
          </table:table-cell>
          <table:table-cell table:formula="of:=10^((LOG10(149.3)-LOG10([.C706]))/1.07+LOG10(50))" office:value-type="float" office:value="176.762952679615" calcext:value-type="float">
            <text:p>176.762952679615</text:p>
          </table:table-cell>
          <table:table-cell table:formula="of:=[.E706]-[.$E$54]" office:value-type="float" office:value="122.974148864182" calcext:value-type="float">
            <text:p>122.974148864182</text:p>
          </table:table-cell>
          <table:table-cell table:number-columns-repeated="9"/>
        </table:table-row>
        <table:table-row table:style-name="ro1">
          <table:table-cell office:value-type="float" office:value="185.546661376953" calcext:value-type="float">
            <text:p>185.546661376953</text:p>
          </table:table-cell>
          <table:table-cell office:value-type="float" office:value="339.476440429687" calcext:value-type="float">
            <text:p>339.476440429687</text:p>
          </table:table-cell>
          <table:table-cell office:value-type="float" office:value="38.5546760559082" calcext:value-type="float">
            <text:p>38.5546760559082</text:p>
          </table:table-cell>
          <table:table-cell office:value-type="float" office:value="23590.2569235903" calcext:value-type="float">
            <text:p>23590.2569235903</text:p>
          </table:table-cell>
          <table:table-cell table:formula="of:=10^((LOG10(149.3)-LOG10([.C707]))/1.07+LOG10(50))" office:value-type="float" office:value="177.209333616543" calcext:value-type="float">
            <text:p>177.209333616543</text:p>
          </table:table-cell>
          <table:table-cell table:formula="of:=[.E707]-[.$E$54]" office:value-type="float" office:value="123.420529801111" calcext:value-type="float">
            <text:p>123.420529801111</text:p>
          </table:table-cell>
          <table:table-cell table:number-columns-repeated="9"/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339.144744873047" calcext:value-type="float">
            <text:p>339.144744873047</text:p>
          </table:table-cell>
          <table:table-cell office:value-type="float" office:value="38.4093627929687" calcext:value-type="float">
            <text:p>38.4093627929687</text:p>
          </table:table-cell>
          <table:table-cell office:value-type="float" office:value="23623.6236236236" calcext:value-type="float">
            <text:p>23623.6236236236</text:p>
          </table:table-cell>
          <table:table-cell table:formula="of:=10^((LOG10(149.3)-LOG10([.C708]))/1.07+LOG10(50))" office:value-type="float" office:value="177.835828157564" calcext:value-type="float">
            <text:p>177.835828157564</text:p>
          </table:table-cell>
          <table:table-cell table:formula="of:=[.E708]-[.$E$54]" office:value-type="float" office:value="124.047024342131" calcext:value-type="float">
            <text:p>124.047024342131</text:p>
          </table:table-cell>
          <table:table-cell table:number-columns-repeated="9"/>
        </table:table-row>
        <table:table-row table:style-name="ro1">
          <table:table-cell office:value-type="float" office:value="188.952911376953" calcext:value-type="float">
            <text:p>188.952911376953</text:p>
          </table:table-cell>
          <table:table-cell office:value-type="float" office:value="339.652465820313" calcext:value-type="float">
            <text:p>339.652465820313</text:p>
          </table:table-cell>
          <table:table-cell office:value-type="float" office:value="37.9893264770508" calcext:value-type="float">
            <text:p>37.9893264770508</text:p>
          </table:table-cell>
          <table:table-cell office:value-type="float" office:value="23656.990323657" calcext:value-type="float">
            <text:p>23656.990323657</text:p>
          </table:table-cell>
          <table:table-cell table:formula="of:=10^((LOG10(149.3)-LOG10([.C709]))/1.07+LOG10(50))" office:value-type="float" office:value="179.672807386495" calcext:value-type="float">
            <text:p>179.672807386495</text:p>
          </table:table-cell>
          <table:table-cell table:formula="of:=[.E709]-[.$E$54]" office:value-type="float" office:value="125.884003571063" calcext:value-type="float">
            <text:p>125.884003571063</text:p>
          </table:table-cell>
          <table:table-cell table:number-columns-repeated="9"/>
        </table:table-row>
        <table:table-row table:style-name="ro1">
          <table:table-cell office:value-type="float" office:value="191.311752319336" calcext:value-type="float">
            <text:p>191.311752319336</text:p>
          </table:table-cell>
          <table:table-cell office:value-type="float" office:value="339.117492675781" calcext:value-type="float">
            <text:p>339.117492675781</text:p>
          </table:table-cell>
          <table:table-cell office:value-type="float" office:value="38.4048233032227" calcext:value-type="float">
            <text:p>38.4048233032227</text:p>
          </table:table-cell>
          <table:table-cell office:value-type="float" office:value="23690.3570236904" calcext:value-type="float">
            <text:p>23690.3570236904</text:p>
          </table:table-cell>
          <table:table-cell table:formula="of:=10^((LOG10(149.3)-LOG10([.C710]))/1.07+LOG10(50))" office:value-type="float" office:value="177.855473295073" calcext:value-type="float">
            <text:p>177.855473295073</text:p>
          </table:table-cell>
          <table:table-cell table:formula="of:=[.E710]-[.$E$54]" office:value-type="float" office:value="124.066669479641" calcext:value-type="float">
            <text:p>124.066669479641</text:p>
          </table:table-cell>
          <table:table-cell table:number-columns-repeated="9"/>
        </table:table-row>
        <table:table-row table:style-name="ro1">
          <table:table-cell office:value-type="float" office:value="191.311752319336" calcext:value-type="float">
            <text:p>191.311752319336</text:p>
          </table:table-cell>
          <table:table-cell office:value-type="float" office:value="339.117492675781" calcext:value-type="float">
            <text:p>339.117492675781</text:p>
          </table:table-cell>
          <table:table-cell office:value-type="float" office:value="38.4048233032227" calcext:value-type="float">
            <text:p>38.4048233032227</text:p>
          </table:table-cell>
          <table:table-cell office:value-type="float" office:value="23723.7237237237" calcext:value-type="float">
            <text:p>23723.7237237237</text:p>
          </table:table-cell>
          <table:table-cell table:formula="of:=10^((LOG10(149.3)-LOG10([.C711]))/1.07+LOG10(50))" office:value-type="float" office:value="177.855473295073" calcext:value-type="float">
            <text:p>177.855473295073</text:p>
          </table:table-cell>
          <table:table-cell table:formula="of:=[.E711]-[.$E$54]" office:value-type="float" office:value="124.066669479641" calcext:value-type="float">
            <text:p>124.066669479641</text:p>
          </table:table-cell>
          <table:table-cell table:number-columns-repeated="9"/>
        </table:table-row>
        <table:table-row table:style-name="ro1">
          <table:table-cell office:value-type="float" office:value="195.170272827148" calcext:value-type="float">
            <text:p>195.170272827148</text:p>
          </table:table-cell>
          <table:table-cell office:value-type="float" office:value="338.456756591797" calcext:value-type="float">
            <text:p>338.456756591797</text:p>
          </table:table-cell>
          <table:table-cell office:value-type="float" office:value="38.6470794677734" calcext:value-type="float">
            <text:p>38.6470794677734</text:p>
          </table:table-cell>
          <table:table-cell office:value-type="float" office:value="23757.0904237571" calcext:value-type="float">
            <text:p>23757.0904237571</text:p>
          </table:table-cell>
          <table:table-cell table:formula="of:=10^((LOG10(149.3)-LOG10([.C712]))/1.07+LOG10(50))" office:value-type="float" office:value="176.813321809085" calcext:value-type="float">
            <text:p>176.813321809085</text:p>
          </table:table-cell>
          <table:table-cell table:formula="of:=[.E712]-[.$E$54]" office:value-type="float" office:value="123.024517993653" calcext:value-type="float">
            <text:p>123.024517993653</text:p>
          </table:table-cell>
          <table:table-cell table:number-columns-repeated="9"/>
        </table:table-row>
        <table:table-row table:style-name="ro1">
          <table:table-cell office:value-type="float" office:value="198.295623779297" calcext:value-type="float">
            <text:p>198.295623779297</text:p>
          </table:table-cell>
          <table:table-cell office:value-type="float" office:value="338.748168945312" calcext:value-type="float">
            <text:p>338.748168945312</text:p>
          </table:table-cell>
          <table:table-cell office:value-type="float" office:value="38.0402793884277" calcext:value-type="float">
            <text:p>38.0402793884277</text:p>
          </table:table-cell>
          <table:table-cell office:value-type="float" office:value="23790.4571237905" calcext:value-type="float">
            <text:p>23790.4571237905</text:p>
          </table:table-cell>
          <table:table-cell table:formula="of:=10^((LOG10(149.3)-LOG10([.C713]))/1.07+LOG10(50))" office:value-type="float" office:value="179.447879698743" calcext:value-type="float">
            <text:p>179.447879698743</text:p>
          </table:table-cell>
          <table:table-cell table:formula="of:=[.E713]-[.$E$54]" office:value-type="float" office:value="125.659075883311" calcext:value-type="float">
            <text:p>125.659075883311</text:p>
          </table:table-cell>
          <table:table-cell table:number-columns-repeated="9"/>
        </table:table-row>
        <table:table-row table:style-name="ro1">
          <table:table-cell office:value-type="float" office:value="202.121383666992" calcext:value-type="float">
            <text:p>202.121383666992</text:p>
          </table:table-cell>
          <table:table-cell office:value-type="float" office:value="338.441619873047" calcext:value-type="float">
            <text:p>338.441619873047</text:p>
          </table:table-cell>
          <table:table-cell office:value-type="float" office:value="37.7582206726074" calcext:value-type="float">
            <text:p>37.7582206726074</text:p>
          </table:table-cell>
          <table:table-cell office:value-type="float" office:value="23823.8238238238" calcext:value-type="float">
            <text:p>23823.8238238238</text:p>
          </table:table-cell>
          <table:table-cell table:formula="of:=10^((LOG10(149.3)-LOG10([.C714]))/1.07+LOG10(50))" office:value-type="float" office:value="180.700376730169" calcext:value-type="float">
            <text:p>180.700376730169</text:p>
          </table:table-cell>
          <table:table-cell table:formula="of:=[.E714]-[.$E$54]" office:value-type="float" office:value="126.911572914737" calcext:value-type="float">
            <text:p>126.911572914737</text:p>
          </table:table-cell>
          <table:table-cell table:number-columns-repeated="9"/>
        </table:table-row>
        <table:table-row table:style-name="ro1">
          <table:table-cell office:value-type="float" office:value="205.408050537109" calcext:value-type="float">
            <text:p>205.408050537109</text:p>
          </table:table-cell>
          <table:table-cell office:value-type="float" office:value="338.246978759766" calcext:value-type="float">
            <text:p>338.246978759766</text:p>
          </table:table-cell>
          <table:table-cell office:value-type="float" office:value="37.5290679931641" calcext:value-type="float">
            <text:p>37.5290679931641</text:p>
          </table:table-cell>
          <table:table-cell office:value-type="float" office:value="23857.1905238572" calcext:value-type="float">
            <text:p>23857.1905238572</text:p>
          </table:table-cell>
          <table:table-cell table:formula="of:=10^((LOG10(149.3)-LOG10([.C715]))/1.07+LOG10(50))" office:value-type="float" office:value="181.73134637525" calcext:value-type="float">
            <text:p>181.73134637525</text:p>
          </table:table-cell>
          <table:table-cell table:formula="of:=[.E715]-[.$E$54]" office:value-type="float" office:value="127.942542559818" calcext:value-type="float">
            <text:p>127.942542559818</text:p>
          </table:table-cell>
          <table:table-cell table:number-columns-repeated="9"/>
        </table:table-row>
        <table:table-row table:style-name="ro1">
          <table:table-cell office:value-type="float" office:value="205.408050537109" calcext:value-type="float">
            <text:p>205.408050537109</text:p>
          </table:table-cell>
          <table:table-cell office:value-type="float" office:value="338.246978759766" calcext:value-type="float">
            <text:p>338.246978759766</text:p>
          </table:table-cell>
          <table:table-cell office:value-type="float" office:value="37.5290679931641" calcext:value-type="float">
            <text:p>37.5290679931641</text:p>
          </table:table-cell>
          <table:table-cell office:value-type="float" office:value="23890.5572238906" calcext:value-type="float">
            <text:p>23890.5572238906</text:p>
          </table:table-cell>
          <table:table-cell table:formula="of:=10^((LOG10(149.3)-LOG10([.C716]))/1.07+LOG10(50))" office:value-type="float" office:value="181.73134637525" calcext:value-type="float">
            <text:p>181.73134637525</text:p>
          </table:table-cell>
          <table:table-cell table:formula="of:=[.E716]-[.$E$54]" office:value-type="float" office:value="127.942542559818" calcext:value-type="float">
            <text:p>127.942542559818</text:p>
          </table:table-cell>
          <table:table-cell table:number-columns-repeated="9"/>
        </table:table-row>
        <table:table-row table:style-name="ro1">
          <table:table-cell office:value-type="float" office:value="208.5" calcext:value-type="float">
            <text:p>208.5</text:p>
          </table:table-cell>
          <table:table-cell office:value-type="float" office:value="337.5" calcext:value-type="float">
            <text:p>337.5</text:p>
          </table:table-cell>
          <table:table-cell office:value-type="float" office:value="37.9012870788574" calcext:value-type="float">
            <text:p>37.9012870788574</text:p>
          </table:table-cell>
          <table:table-cell office:value-type="float" office:value="23923.9239239239" calcext:value-type="float">
            <text:p>23923.9239239239</text:p>
          </table:table-cell>
          <table:table-cell table:formula="of:=10^((LOG10(149.3)-LOG10([.C717]))/1.07+LOG10(50))" office:value-type="float" office:value="180.062829032262" calcext:value-type="float">
            <text:p>180.062829032262</text:p>
          </table:table-cell>
          <table:table-cell table:formula="of:=[.E717]-[.$E$54]" office:value-type="float" office:value="126.274025216829" calcext:value-type="float">
            <text:p>126.274025216829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37.5" calcext:value-type="float">
            <text:p>337.5</text:p>
          </table:table-cell>
          <table:table-cell office:value-type="float" office:value="37.7128295898437" calcext:value-type="float">
            <text:p>37.7128295898437</text:p>
          </table:table-cell>
          <table:table-cell office:value-type="float" office:value="23957.2906239573" calcext:value-type="float">
            <text:p>23957.2906239573</text:p>
          </table:table-cell>
          <table:table-cell table:formula="of:=10^((LOG10(149.3)-LOG10([.C718]))/1.07+LOG10(50))" office:value-type="float" office:value="180.903630969688" calcext:value-type="float">
            <text:p>180.903630969688</text:p>
          </table:table-cell>
          <table:table-cell table:formula="of:=[.E718]-[.$E$54]" office:value-type="float" office:value="127.114827154256" calcext:value-type="float">
            <text:p>127.114827154256</text:p>
          </table:table-cell>
          <table:table-cell table:number-columns-repeated="9"/>
        </table:table-row>
        <table:table-row table:style-name="ro1">
          <table:table-cell office:value-type="float" office:value="217.039154052734" calcext:value-type="float">
            <text:p>217.039154052734</text:p>
          </table:table-cell>
          <table:table-cell office:value-type="float" office:value="337.073791503906" calcext:value-type="float">
            <text:p>337.073791503906</text:p>
          </table:table-cell>
          <table:table-cell office:value-type="float" office:value="37.4043235778809" calcext:value-type="float">
            <text:p>37.4043235778809</text:p>
          </table:table-cell>
          <table:table-cell office:value-type="float" office:value="23990.6573239907" calcext:value-type="float">
            <text:p>23990.6573239907</text:p>
          </table:table-cell>
          <table:table-cell table:formula="of:=10^((LOG10(149.3)-LOG10([.C719]))/1.07+LOG10(50))" office:value-type="float" office:value="182.297713516618" calcext:value-type="float">
            <text:p>182.297713516618</text:p>
          </table:table-cell>
          <table:table-cell table:formula="of:=[.E719]-[.$E$54]" office:value-type="float" office:value="128.508909701186" calcext:value-type="float">
            <text:p>128.508909701186</text:p>
          </table:table-cell>
          <table:table-cell table:number-columns-repeated="9"/>
        </table:table-row>
        <table:table-row table:style-name="ro1">
          <table:table-cell office:value-type="float" office:value="221.229080200195" calcext:value-type="float">
            <text:p>221.229080200195</text:p>
          </table:table-cell>
          <table:table-cell office:value-type="float" office:value="337.128936767578" calcext:value-type="float">
            <text:p>337.128936767578</text:p>
          </table:table-cell>
          <table:table-cell office:value-type="float" office:value="37.3200378417969" calcext:value-type="float">
            <text:p>37.3200378417969</text:p>
          </table:table-cell>
          <table:table-cell office:value-type="float" office:value="24024.024024024" calcext:value-type="float">
            <text:p>24024.024024024</text:p>
          </table:table-cell>
          <table:table-cell table:formula="of:=10^((LOG10(149.3)-LOG10([.C720]))/1.07+LOG10(50))" office:value-type="float" office:value="182.682462422455" calcext:value-type="float">
            <text:p>182.682462422455</text:p>
          </table:table-cell>
          <table:table-cell table:formula="of:=[.E720]-[.$E$54]" office:value-type="float" office:value="128.893658607022" calcext:value-type="float">
            <text:p>128.893658607022</text:p>
          </table:table-cell>
          <table:table-cell table:number-columns-repeated="9"/>
        </table:table-row>
        <table:table-row table:style-name="ro1">
          <table:table-cell office:value-type="float" office:value="225.5" calcext:value-type="float">
            <text:p>225.5</text:p>
          </table:table-cell>
          <table:table-cell office:value-type="float" office:value="337" calcext:value-type="float">
            <text:p>337</text:p>
          </table:table-cell>
          <table:table-cell office:value-type="float" office:value="37.1652717590332" calcext:value-type="float">
            <text:p>37.1652717590332</text:p>
          </table:table-cell>
          <table:table-cell office:value-type="float" office:value="24057.3907240574" calcext:value-type="float">
            <text:p>24057.3907240574</text:p>
          </table:table-cell>
          <table:table-cell table:formula="of:=10^((LOG10(149.3)-LOG10([.C721]))/1.07+LOG10(50))" office:value-type="float" office:value="183.393336181397" calcext:value-type="float">
            <text:p>183.393336181397</text:p>
          </table:table-cell>
          <table:table-cell table:formula="of:=[.E721]-[.$E$54]" office:value-type="float" office:value="129.604532365965" calcext:value-type="float">
            <text:p>129.604532365965</text:p>
          </table:table-cell>
          <table:table-cell table:number-columns-repeated="9"/>
        </table:table-row>
        <table:table-row table:style-name="ro1">
          <table:table-cell office:value-type="float" office:value="225.5" calcext:value-type="float">
            <text:p>225.5</text:p>
          </table:table-cell>
          <table:table-cell office:value-type="float" office:value="337" calcext:value-type="float">
            <text:p>337</text:p>
          </table:table-cell>
          <table:table-cell office:value-type="float" office:value="37.1652717590332" calcext:value-type="float">
            <text:p>37.1652717590332</text:p>
          </table:table-cell>
          <table:table-cell office:value-type="float" office:value="24090.7574240908" calcext:value-type="float">
            <text:p>24090.7574240908</text:p>
          </table:table-cell>
          <table:table-cell table:formula="of:=10^((LOG10(149.3)-LOG10([.C722]))/1.07+LOG10(50))" office:value-type="float" office:value="183.393336181397" calcext:value-type="float">
            <text:p>183.393336181397</text:p>
          </table:table-cell>
          <table:table-cell table:formula="of:=[.E722]-[.$E$54]" office:value-type="float" office:value="129.604532365965" calcext:value-type="float">
            <text:p>129.604532365965</text:p>
          </table:table-cell>
          <table:table-cell table:number-columns-repeated="9"/>
        </table:table-row>
        <table:table-row table:style-name="ro1">
          <table:table-cell office:value-type="float" office:value="230.04167175293" calcext:value-type="float">
            <text:p>230.04167175293</text:p>
          </table:table-cell>
          <table:table-cell office:value-type="float" office:value="337" calcext:value-type="float">
            <text:p>337</text:p>
          </table:table-cell>
          <table:table-cell office:value-type="float" office:value="37.1181755065918" calcext:value-type="float">
            <text:p>37.1181755065918</text:p>
          </table:table-cell>
          <table:table-cell office:value-type="float" office:value="24124.1241241241" calcext:value-type="float">
            <text:p>24124.1241241241</text:p>
          </table:table-cell>
          <table:table-cell table:formula="of:=10^((LOG10(149.3)-LOG10([.C723]))/1.07+LOG10(50))" office:value-type="float" office:value="183.610797234124" calcext:value-type="float">
            <text:p>183.610797234124</text:p>
          </table:table-cell>
          <table:table-cell table:formula="of:=[.E723]-[.$E$54]" office:value-type="float" office:value="129.821993418691" calcext:value-type="float">
            <text:p>129.821993418691</text:p>
          </table:table-cell>
          <table:table-cell table:number-columns-repeated="9"/>
        </table:table-row>
        <table:table-row table:style-name="ro1">
          <table:table-cell office:value-type="float" office:value="234.5" calcext:value-type="float">
            <text:p>234.5</text:p>
          </table:table-cell>
          <table:table-cell office:value-type="float" office:value="337" calcext:value-type="float">
            <text:p>337</text:p>
          </table:table-cell>
          <table:table-cell office:value-type="float" office:value="37.0844612121582" calcext:value-type="float">
            <text:p>37.0844612121582</text:p>
          </table:table-cell>
          <table:table-cell office:value-type="float" office:value="24157.4908241575" calcext:value-type="float">
            <text:p>24157.4908241575</text:p>
          </table:table-cell>
          <table:table-cell table:formula="of:=10^((LOG10(149.3)-LOG10([.C724]))/1.07+LOG10(50))" office:value-type="float" office:value="183.76679688604" calcext:value-type="float">
            <text:p>183.76679688604</text:p>
          </table:table-cell>
          <table:table-cell table:formula="of:=[.E724]-[.$E$54]" office:value-type="float" office:value="129.977993070607" calcext:value-type="float">
            <text:p>129.977993070607</text:p>
          </table:table-cell>
          <table:table-cell table:number-columns-repeated="9"/>
        </table:table-row>
        <table:table-row table:style-name="ro1">
          <table:table-cell office:value-type="float" office:value="238.512191772461" calcext:value-type="float">
            <text:p>238.512191772461</text:p>
          </table:table-cell>
          <table:table-cell office:value-type="float" office:value="337.304870605469" calcext:value-type="float">
            <text:p>337.304870605469</text:p>
          </table:table-cell>
          <table:table-cell office:value-type="float" office:value="36.4721221923828" calcext:value-type="float">
            <text:p>36.4721221923828</text:p>
          </table:table-cell>
          <table:table-cell office:value-type="float" office:value="24190.8575241909" calcext:value-type="float">
            <text:p>24190.8575241909</text:p>
          </table:table-cell>
          <table:table-cell table:formula="of:=10^((LOG10(149.3)-LOG10([.C725]))/1.07+LOG10(50))" office:value-type="float" office:value="186.648684280054" calcext:value-type="float">
            <text:p>186.648684280054</text:p>
          </table:table-cell>
          <table:table-cell table:formula="of:=[.E725]-[.$E$54]" office:value-type="float" office:value="132.859880464622" calcext:value-type="float">
            <text:p>132.859880464622</text:p>
          </table:table-cell>
          <table:table-cell table:number-columns-repeated="9"/>
        </table:table-row>
        <table:table-row table:style-name="ro1">
          <table:table-cell office:value-type="float" office:value="238.512191772461" calcext:value-type="float">
            <text:p>238.512191772461</text:p>
          </table:table-cell>
          <table:table-cell office:value-type="float" office:value="337.304870605469" calcext:value-type="float">
            <text:p>337.304870605469</text:p>
          </table:table-cell>
          <table:table-cell office:value-type="float" office:value="36.4721221923828" calcext:value-type="float">
            <text:p>36.4721221923828</text:p>
          </table:table-cell>
          <table:table-cell office:value-type="float" office:value="24224.2242242242" calcext:value-type="float">
            <text:p>24224.2242242242</text:p>
          </table:table-cell>
          <table:table-cell table:formula="of:=10^((LOG10(149.3)-LOG10([.C726]))/1.07+LOG10(50))" office:value-type="float" office:value="186.648684280054" calcext:value-type="float">
            <text:p>186.648684280054</text:p>
          </table:table-cell>
          <table:table-cell table:formula="of:=[.E726]-[.$E$54]" office:value-type="float" office:value="132.859880464622" calcext:value-type="float">
            <text:p>132.859880464622</text:p>
          </table:table-cell>
          <table:table-cell table:number-columns-repeated="9"/>
        </table:table-row>
        <table:table-row table:style-name="ro1">
          <table:table-cell office:value-type="float" office:value="243.300003051758" calcext:value-type="float">
            <text:p>243.300003051758</text:p>
          </table:table-cell>
          <table:table-cell office:value-type="float" office:value="337.220001220703" calcext:value-type="float">
            <text:p>337.220001220703</text:p>
          </table:table-cell>
          <table:table-cell office:value-type="float" office:value="36.4085922241211" calcext:value-type="float">
            <text:p>36.4085922241211</text:p>
          </table:table-cell>
          <table:table-cell office:value-type="float" office:value="24257.5909242576" calcext:value-type="float">
            <text:p>24257.5909242576</text:p>
          </table:table-cell>
          <table:table-cell table:formula="of:=10^((LOG10(149.3)-LOG10([.C727]))/1.07+LOG10(50))" office:value-type="float" office:value="186.953046773446" calcext:value-type="float">
            <text:p>186.953046773446</text:p>
          </table:table-cell>
          <table:table-cell table:formula="of:=[.E727]-[.$E$54]" office:value-type="float" office:value="133.164242958014" calcext:value-type="float">
            <text:p>133.164242958014</text:p>
          </table:table-cell>
          <table:table-cell table:number-columns-repeated="9"/>
        </table:table-row>
        <table:table-row table:style-name="ro1">
          <table:table-cell office:value-type="float" office:value="247.329483032227" calcext:value-type="float">
            <text:p>247.329483032227</text:p>
          </table:table-cell>
          <table:table-cell office:value-type="float" office:value="337.572814941406" calcext:value-type="float">
            <text:p>337.572814941406</text:p>
          </table:table-cell>
          <table:table-cell office:value-type="float" office:value="35.8782119750977" calcext:value-type="float">
            <text:p>35.8782119750977</text:p>
          </table:table-cell>
          <table:table-cell office:value-type="float" office:value="24290.957624291" calcext:value-type="float">
            <text:p>24290.957624291</text:p>
          </table:table-cell>
          <table:table-cell table:formula="of:=10^((LOG10(149.3)-LOG10([.C728]))/1.07+LOG10(50))" office:value-type="float" office:value="189.534690819707" calcext:value-type="float">
            <text:p>189.534690819707</text:p>
          </table:table-cell>
          <table:table-cell table:formula="of:=[.E728]-[.$E$54]" office:value-type="float" office:value="135.745887004275" calcext:value-type="float">
            <text:p>135.745887004275</text:p>
          </table:table-cell>
          <table:table-cell table:number-columns-repeated="9"/>
        </table:table-row>
        <table:table-row table:style-name="ro1">
          <table:table-cell office:value-type="float" office:value="251.861389160156" calcext:value-type="float">
            <text:p>251.861389160156</text:p>
          </table:table-cell>
          <table:table-cell office:value-type="float" office:value="337.565338134766" calcext:value-type="float">
            <text:p>337.565338134766</text:p>
          </table:table-cell>
          <table:table-cell office:value-type="float" office:value="35.8054237365723" calcext:value-type="float">
            <text:p>35.8054237365723</text:p>
          </table:table-cell>
          <table:table-cell office:value-type="float" office:value="24324.3243243243" calcext:value-type="float">
            <text:p>24324.3243243243</text:p>
          </table:table-cell>
          <table:table-cell table:formula="of:=10^((LOG10(149.3)-LOG10([.C729]))/1.07+LOG10(50))" office:value-type="float" office:value="189.894762086208" calcext:value-type="float">
            <text:p>189.894762086208</text:p>
          </table:table-cell>
          <table:table-cell table:formula="of:=[.E729]-[.$E$54]" office:value-type="float" office:value="136.105958270776" calcext:value-type="float">
            <text:p>136.105958270776</text:p>
          </table:table-cell>
          <table:table-cell table:number-columns-repeated="9"/>
        </table:table-row>
        <table:table-row table:style-name="ro1">
          <table:table-cell office:value-type="float" office:value="257.799133300781" calcext:value-type="float">
            <text:p>257.799133300781</text:p>
          </table:table-cell>
          <table:table-cell office:value-type="float" office:value="337.971008300781" calcext:value-type="float">
            <text:p>337.971008300781</text:p>
          </table:table-cell>
          <table:table-cell office:value-type="float" office:value="36.215576171875" calcext:value-type="float">
            <text:p>36.215576171875</text:p>
          </table:table-cell>
          <table:table-cell office:value-type="float" office:value="24357.6910243577" calcext:value-type="float">
            <text:p>24357.6910243577</text:p>
          </table:table-cell>
          <table:table-cell table:formula="of:=10^((LOG10(149.3)-LOG10([.C730]))/1.07+LOG10(50))" office:value-type="float" office:value="187.884092955058" calcext:value-type="float">
            <text:p>187.884092955058</text:p>
          </table:table-cell>
          <table:table-cell table:formula="of:=[.E730]-[.$E$54]" office:value-type="float" office:value="134.095289139626" calcext:value-type="float">
            <text:p>134.095289139626</text:p>
          </table:table-cell>
          <table:table-cell table:number-columns-repeated="9"/>
        </table:table-row>
        <table:table-row table:style-name="ro1">
          <table:table-cell office:value-type="float" office:value="257.799133300781" calcext:value-type="float">
            <text:p>257.799133300781</text:p>
          </table:table-cell>
          <table:table-cell office:value-type="float" office:value="337.971008300781" calcext:value-type="float">
            <text:p>337.971008300781</text:p>
          </table:table-cell>
          <table:table-cell office:value-type="float" office:value="36.215576171875" calcext:value-type="float">
            <text:p>36.215576171875</text:p>
          </table:table-cell>
          <table:table-cell office:value-type="float" office:value="24391.0577243911" calcext:value-type="float">
            <text:p>24391.0577243911</text:p>
          </table:table-cell>
          <table:table-cell table:formula="of:=10^((LOG10(149.3)-LOG10([.C731]))/1.07+LOG10(50))" office:value-type="float" office:value="187.884092955058" calcext:value-type="float">
            <text:p>187.884092955058</text:p>
          </table:table-cell>
          <table:table-cell table:formula="of:=[.E731]-[.$E$54]" office:value-type="float" office:value="134.095289139626" calcext:value-type="float">
            <text:p>134.095289139626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38" calcext:value-type="float">
            <text:p>338</text:p>
          </table:table-cell>
          <table:table-cell office:value-type="float" office:value="37.2156867980957" calcext:value-type="float">
            <text:p>37.2156867980957</text:p>
          </table:table-cell>
          <table:table-cell office:value-type="float" office:value="24424.4244244244" calcext:value-type="float">
            <text:p>24424.4244244244</text:p>
          </table:table-cell>
          <table:table-cell table:formula="of:=10^((LOG10(149.3)-LOG10([.C732]))/1.07+LOG10(50))" office:value-type="float" office:value="183.161141056913" calcext:value-type="float">
            <text:p>183.161141056913</text:p>
          </table:table-cell>
          <table:table-cell table:formula="of:=[.E732]-[.$E$54]" office:value-type="float" office:value="129.37233724148" calcext:value-type="float">
            <text:p>129.37233724148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8" calcext:value-type="float">
            <text:p>338</text:p>
          </table:table-cell>
          <table:table-cell office:value-type="float" office:value="36.8782768249512" calcext:value-type="float">
            <text:p>36.8782768249512</text:p>
          </table:table-cell>
          <table:table-cell office:value-type="float" office:value="24457.7911244578" calcext:value-type="float">
            <text:p>24457.7911244578</text:p>
          </table:table-cell>
          <table:table-cell table:formula="of:=10^((LOG10(149.3)-LOG10([.C733]))/1.07+LOG10(50))" office:value-type="float" office:value="184.726836491543" calcext:value-type="float">
            <text:p>184.726836491543</text:p>
          </table:table-cell>
          <table:table-cell table:formula="of:=[.E733]-[.$E$54]" office:value-type="float" office:value="130.938032676111" calcext:value-type="float">
            <text:p>130.938032676111</text:p>
          </table:table-cell>
          <table:table-cell table:number-columns-repeated="9"/>
        </table:table-row>
        <table:table-row table:style-name="ro1">
          <table:table-cell office:value-type="float" office:value="275.756744384766" calcext:value-type="float">
            <text:p>275.756744384766</text:p>
          </table:table-cell>
          <table:table-cell office:value-type="float" office:value="338" calcext:value-type="float">
            <text:p>338</text:p>
          </table:table-cell>
          <table:table-cell office:value-type="float" office:value="38.0928802490234" calcext:value-type="float">
            <text:p>38.0928802490234</text:p>
          </table:table-cell>
          <table:table-cell office:value-type="float" office:value="24491.1578244912" calcext:value-type="float">
            <text:p>24491.1578244912</text:p>
          </table:table-cell>
          <table:table-cell table:formula="of:=10^((LOG10(149.3)-LOG10([.C734]))/1.07+LOG10(50))" office:value-type="float" office:value="179.216287877929" calcext:value-type="float">
            <text:p>179.216287877929</text:p>
          </table:table-cell>
          <table:table-cell table:formula="of:=[.E734]-[.$E$54]" office:value-type="float" office:value="125.427484062497" calcext:value-type="float">
            <text:p>125.427484062497</text:p>
          </table:table-cell>
          <table:table-cell table:number-columns-repeated="9"/>
        </table:table-row>
        <table:table-row table:style-name="ro1">
          <table:table-cell office:value-type="float" office:value="280.824310302734" calcext:value-type="float">
            <text:p>280.824310302734</text:p>
          </table:table-cell>
          <table:table-cell office:value-type="float" office:value="336.5" calcext:value-type="float">
            <text:p>336.5</text:p>
          </table:table-cell>
          <table:table-cell office:value-type="float" office:value="37.580436706543" calcext:value-type="float">
            <text:p>37.580436706543</text:p>
          </table:table-cell>
          <table:table-cell office:value-type="float" office:value="24524.5245245245" calcext:value-type="float">
            <text:p>24524.5245245245</text:p>
          </table:table-cell>
          <table:table-cell table:formula="of:=10^((LOG10(149.3)-LOG10([.C735]))/1.07+LOG10(50))" office:value-type="float" office:value="181.49917837583" calcext:value-type="float">
            <text:p>181.49917837583</text:p>
          </table:table-cell>
          <table:table-cell table:formula="of:=[.E735]-[.$E$54]" office:value-type="float" office:value="127.710374560398" calcext:value-type="float">
            <text:p>127.710374560398</text:p>
          </table:table-cell>
          <table:table-cell table:number-columns-repeated="9"/>
        </table:table-row>
        <table:table-row table:style-name="ro1">
          <table:table-cell office:value-type="float" office:value="280.824310302734" calcext:value-type="float">
            <text:p>280.824310302734</text:p>
          </table:table-cell>
          <table:table-cell office:value-type="float" office:value="336.5" calcext:value-type="float">
            <text:p>336.5</text:p>
          </table:table-cell>
          <table:table-cell office:value-type="float" office:value="37.580436706543" calcext:value-type="float">
            <text:p>37.580436706543</text:p>
          </table:table-cell>
          <table:table-cell office:value-type="float" office:value="24557.8912245579" calcext:value-type="float">
            <text:p>24557.8912245579</text:p>
          </table:table-cell>
          <table:table-cell table:formula="of:=10^((LOG10(149.3)-LOG10([.C736]))/1.07+LOG10(50))" office:value-type="float" office:value="181.49917837583" calcext:value-type="float">
            <text:p>181.49917837583</text:p>
          </table:table-cell>
          <table:table-cell table:formula="of:=[.E736]-[.$E$54]" office:value-type="float" office:value="127.710374560398" calcext:value-type="float">
            <text:p>127.710374560398</text:p>
          </table:table-cell>
          <table:table-cell table:number-columns-repeated="9"/>
        </table:table-row>
        <table:table-row table:style-name="ro1">
          <table:table-cell office:value-type="float" office:value="285.165863037109" calcext:value-type="float">
            <text:p>285.165863037109</text:p>
          </table:table-cell>
          <table:table-cell office:value-type="float" office:value="335.803314208984" calcext:value-type="float">
            <text:p>335.803314208984</text:p>
          </table:table-cell>
          <table:table-cell office:value-type="float" office:value="36.4743423461914" calcext:value-type="float">
            <text:p>36.4743423461914</text:p>
          </table:table-cell>
          <table:table-cell office:value-type="float" office:value="24591.2579245913" calcext:value-type="float">
            <text:p>24591.2579245913</text:p>
          </table:table-cell>
          <table:table-cell table:formula="of:=10^((LOG10(149.3)-LOG10([.C737]))/1.07+LOG10(50))" office:value-type="float" office:value="186.63806640495" calcext:value-type="float">
            <text:p>186.63806640495</text:p>
          </table:table-cell>
          <table:table-cell table:formula="of:=[.E737]-[.$E$54]" office:value-type="float" office:value="132.849262589518" calcext:value-type="float">
            <text:p>132.849262589518</text:p>
          </table:table-cell>
          <table:table-cell table:number-columns-repeated="9"/>
        </table:table-row>
        <table:table-row table:style-name="ro1">
          <table:table-cell office:value-type="float" office:value="291.5" calcext:value-type="float">
            <text:p>291.5</text:p>
          </table:table-cell>
          <table:table-cell office:value-type="float" office:value="335" calcext:value-type="float">
            <text:p>335</text:p>
          </table:table-cell>
          <table:table-cell office:value-type="float" office:value="37.4734230041504" calcext:value-type="float">
            <text:p>37.4734230041504</text:p>
          </table:table-cell>
          <table:table-cell office:value-type="float" office:value="24624.6246246246" calcext:value-type="float">
            <text:p>24624.6246246246</text:p>
          </table:table-cell>
          <table:table-cell table:formula="of:=10^((LOG10(149.3)-LOG10([.C738]))/1.07+LOG10(50))" office:value-type="float" office:value="181.983536268585" calcext:value-type="float">
            <text:p>181.983536268585</text:p>
          </table:table-cell>
          <table:table-cell table:formula="of:=[.E738]-[.$E$54]" office:value-type="float" office:value="128.194732453153" calcext:value-type="float">
            <text:p>128.194732453153</text:p>
          </table:table-cell>
          <table:table-cell table:number-columns-repeated="9"/>
        </table:table-row>
        <table:table-row table:style-name="ro1">
          <table:table-cell office:value-type="float" office:value="296.927490234375" calcext:value-type="float">
            <text:p>296.927490234375</text:p>
          </table:table-cell>
          <table:table-cell office:value-type="float" office:value="334.591613769531" calcext:value-type="float">
            <text:p>334.591613769531</text:p>
          </table:table-cell>
          <table:table-cell office:value-type="float" office:value="36.6834449768066" calcext:value-type="float">
            <text:p>36.6834449768066</text:p>
          </table:table-cell>
          <table:table-cell office:value-type="float" office:value="24657.991324658" calcext:value-type="float">
            <text:p>24657.991324658</text:p>
          </table:table-cell>
          <table:table-cell table:formula="of:=10^((LOG10(149.3)-LOG10([.C739]))/1.07+LOG10(50))" office:value-type="float" office:value="185.643607217307" calcext:value-type="float">
            <text:p>185.643607217307</text:p>
          </table:table-cell>
          <table:table-cell table:formula="of:=[.E739]-[.$E$54]" office:value-type="float" office:value="131.854803401875" calcext:value-type="float">
            <text:p>131.854803401875</text:p>
          </table:table-cell>
          <table:table-cell table:number-columns-repeated="9"/>
        </table:table-row>
        <table:table-row table:style-name="ro1">
          <table:table-cell office:value-type="float" office:value="302.412048339844" calcext:value-type="float">
            <text:p>302.412048339844</text:p>
          </table:table-cell>
          <table:table-cell office:value-type="float" office:value="334.186614990234" calcext:value-type="float">
            <text:p>334.186614990234</text:p>
          </table:table-cell>
          <table:table-cell office:value-type="float" office:value="37.4040107727051" calcext:value-type="float">
            <text:p>37.4040107727051</text:p>
          </table:table-cell>
          <table:table-cell office:value-type="float" office:value="24691.3580246914" calcext:value-type="float">
            <text:p>24691.3580246914</text:p>
          </table:table-cell>
          <table:table-cell table:formula="of:=10^((LOG10(149.3)-LOG10([.C740]))/1.07+LOG10(50))" office:value-type="float" office:value="182.299138313913" calcext:value-type="float">
            <text:p>182.299138313913</text:p>
          </table:table-cell>
          <table:table-cell table:formula="of:=[.E740]-[.$E$54]" office:value-type="float" office:value="128.510334498481" calcext:value-type="float">
            <text:p>128.510334498481</text:p>
          </table:table-cell>
          <table:table-cell table:number-columns-repeated="9"/>
        </table:table-row>
        <table:table-row table:style-name="ro1">
          <table:table-cell office:value-type="float" office:value="302.412048339844" calcext:value-type="float">
            <text:p>302.412048339844</text:p>
          </table:table-cell>
          <table:table-cell office:value-type="float" office:value="334.186614990234" calcext:value-type="float">
            <text:p>334.186614990234</text:p>
          </table:table-cell>
          <table:table-cell office:value-type="float" office:value="37.4040107727051" calcext:value-type="float">
            <text:p>37.4040107727051</text:p>
          </table:table-cell>
          <table:table-cell office:value-type="float" office:value="24724.7247247247" calcext:value-type="float">
            <text:p>24724.7247247247</text:p>
          </table:table-cell>
          <table:table-cell table:formula="of:=10^((LOG10(149.3)-LOG10([.C741]))/1.07+LOG10(50))" office:value-type="float" office:value="182.299138313913" calcext:value-type="float">
            <text:p>182.299138313913</text:p>
          </table:table-cell>
          <table:table-cell table:formula="of:=[.E741]-[.$E$54]" office:value-type="float" office:value="128.510334498481" calcext:value-type="float">
            <text:p>128.510334498481</text:p>
          </table:table-cell>
          <table:table-cell table:number-columns-repeated="9"/>
        </table:table-row>
        <table:table-row table:style-name="ro1">
          <table:table-cell office:value-type="float" office:value="307.902374267578" calcext:value-type="float">
            <text:p>307.902374267578</text:p>
          </table:table-cell>
          <table:table-cell office:value-type="float" office:value="334.244079589844" calcext:value-type="float">
            <text:p>334.244079589844</text:p>
          </table:table-cell>
          <table:table-cell office:value-type="float" office:value="37.8935241699219" calcext:value-type="float">
            <text:p>37.8935241699219</text:p>
          </table:table-cell>
          <table:table-cell office:value-type="float" office:value="24758.0914247581" calcext:value-type="float">
            <text:p>24758.0914247581</text:p>
          </table:table-cell>
          <table:table-cell table:formula="of:=10^((LOG10(149.3)-LOG10([.C742]))/1.07+LOG10(50))" office:value-type="float" office:value="180.097303444913" calcext:value-type="float">
            <text:p>180.097303444913</text:p>
          </table:table-cell>
          <table:table-cell table:formula="of:=[.E742]-[.$E$54]" office:value-type="float" office:value="126.308499629481" calcext:value-type="float">
            <text:p>126.308499629481</text:p>
          </table:table-cell>
          <table:table-cell table:number-columns-repeated="9"/>
        </table:table-row>
        <table:table-row table:style-name="ro1">
          <table:table-cell office:value-type="float" office:value="312.971038818359" calcext:value-type="float">
            <text:p>312.971038818359</text:p>
          </table:table-cell>
          <table:table-cell office:value-type="float" office:value="336.216033935547" calcext:value-type="float">
            <text:p>336.216033935547</text:p>
          </table:table-cell>
          <table:table-cell office:value-type="float" office:value="37.3937339782715" calcext:value-type="float">
            <text:p>37.3937339782715</text:p>
          </table:table-cell>
          <table:table-cell office:value-type="float" office:value="24791.4581247915" calcext:value-type="float">
            <text:p>24791.4581247915</text:p>
          </table:table-cell>
          <table:table-cell table:formula="of:=10^((LOG10(149.3)-LOG10([.C743]))/1.07+LOG10(50))" office:value-type="float" office:value="182.345960940203" calcext:value-type="float">
            <text:p>182.345960940203</text:p>
          </table:table-cell>
          <table:table-cell table:formula="of:=[.E743]-[.$E$54]" office:value-type="float" office:value="128.557157124771" calcext:value-type="float">
            <text:p>128.557157124771</text:p>
          </table:table-cell>
          <table:table-cell table:number-columns-repeated="9"/>
        </table:table-row>
        <table:table-row table:style-name="ro1">
          <table:table-cell office:value-type="float" office:value="318.224853515625" calcext:value-type="float">
            <text:p>318.224853515625</text:p>
          </table:table-cell>
          <table:table-cell office:value-type="float" office:value="335.477203369141" calcext:value-type="float">
            <text:p>335.477203369141</text:p>
          </table:table-cell>
          <table:table-cell office:value-type="float" office:value="38.3827667236328" calcext:value-type="float">
            <text:p>38.3827667236328</text:p>
          </table:table-cell>
          <table:table-cell office:value-type="float" office:value="24824.8248248248" calcext:value-type="float">
            <text:p>24824.8248248248</text:p>
          </table:table-cell>
          <table:table-cell table:formula="of:=10^((LOG10(149.3)-LOG10([.C744]))/1.07+LOG10(50))" office:value-type="float" office:value="177.950989527572" calcext:value-type="float">
            <text:p>177.950989527572</text:p>
          </table:table-cell>
          <table:table-cell table:formula="of:=[.E744]-[.$E$54]" office:value-type="float" office:value="124.162185712139" calcext:value-type="float">
            <text:p>124.162185712139</text:p>
          </table:table-cell>
          <table:table-cell table:number-columns-repeated="9"/>
        </table:table-row>
        <table:table-row table:style-name="ro1">
          <table:table-cell office:value-type="float" office:value="323.409332275391" calcext:value-type="float">
            <text:p>323.409332275391</text:p>
          </table:table-cell>
          <table:table-cell office:value-type="float" office:value="335.56103515625" calcext:value-type="float">
            <text:p>335.56103515625</text:p>
          </table:table-cell>
          <table:table-cell office:value-type="float" office:value="37.4023857116699" calcext:value-type="float">
            <text:p>37.4023857116699</text:p>
          </table:table-cell>
          <table:table-cell office:value-type="float" office:value="24858.1915248582" calcext:value-type="float">
            <text:p>24858.1915248582</text:p>
          </table:table-cell>
          <table:table-cell table:formula="of:=10^((LOG10(149.3)-LOG10([.C745]))/1.07+LOG10(50))" office:value-type="float" office:value="182.306540680581" calcext:value-type="float">
            <text:p>182.306540680581</text:p>
          </table:table-cell>
          <table:table-cell table:formula="of:=[.E745]-[.$E$54]" office:value-type="float" office:value="128.517736865149" calcext:value-type="float">
            <text:p>128.517736865149</text:p>
          </table:table-cell>
          <table:table-cell table:number-columns-repeated="9"/>
        </table:table-row>
        <table:table-row table:style-name="ro1">
          <table:table-cell office:value-type="float" office:value="323.409332275391" calcext:value-type="float">
            <text:p>323.409332275391</text:p>
          </table:table-cell>
          <table:table-cell office:value-type="float" office:value="335.56103515625" calcext:value-type="float">
            <text:p>335.56103515625</text:p>
          </table:table-cell>
          <table:table-cell office:value-type="float" office:value="37.4023857116699" calcext:value-type="float">
            <text:p>37.4023857116699</text:p>
          </table:table-cell>
          <table:table-cell office:value-type="float" office:value="24891.5582248916" calcext:value-type="float">
            <text:p>24891.5582248916</text:p>
          </table:table-cell>
          <table:table-cell table:formula="of:=10^((LOG10(149.3)-LOG10([.C746]))/1.07+LOG10(50))" office:value-type="float" office:value="182.306540680581" calcext:value-type="float">
            <text:p>182.306540680581</text:p>
          </table:table-cell>
          <table:table-cell table:formula="of:=[.E746]-[.$E$54]" office:value-type="float" office:value="128.517736865149" calcext:value-type="float">
            <text:p>128.517736865149</text:p>
          </table:table-cell>
          <table:table-cell table:number-columns-repeated="9"/>
        </table:table-row>
        <table:table-row table:style-name="ro1">
          <table:table-cell office:value-type="float" office:value="327.538726806641" calcext:value-type="float">
            <text:p>327.538726806641</text:p>
          </table:table-cell>
          <table:table-cell office:value-type="float" office:value="335.781433105469" calcext:value-type="float">
            <text:p>335.781433105469</text:p>
          </table:table-cell>
          <table:table-cell office:value-type="float" office:value="37.3582420349121" calcext:value-type="float">
            <text:p>37.3582420349121</text:p>
          </table:table-cell>
          <table:table-cell office:value-type="float" office:value="24924.9249249249" calcext:value-type="float">
            <text:p>24924.9249249249</text:p>
          </table:table-cell>
          <table:table-cell table:formula="of:=10^((LOG10(149.3)-LOG10([.C747]))/1.07+LOG10(50))" office:value-type="float" office:value="182.507859217146" calcext:value-type="float">
            <text:p>182.507859217146</text:p>
          </table:table-cell>
          <table:table-cell table:formula="of:=[.E747]-[.$E$54]" office:value-type="float" office:value="128.719055401714" calcext:value-type="float">
            <text:p>128.719055401714</text:p>
          </table:table-cell>
          <table:table-cell table:number-columns-repeated="9"/>
        </table:table-row>
        <table:table-row table:style-name="ro1">
          <table:table-cell office:value-type="float" office:value="332.021270751953" calcext:value-type="float">
            <text:p>332.021270751953</text:p>
          </table:table-cell>
          <table:table-cell office:value-type="float" office:value="335" calcext:value-type="float">
            <text:p>335</text:p>
          </table:table-cell>
          <table:table-cell office:value-type="float" office:value="38.0739440917969" calcext:value-type="float">
            <text:p>38.0739440917969</text:p>
          </table:table-cell>
          <table:table-cell office:value-type="float" office:value="24958.2916249583" calcext:value-type="float">
            <text:p>24958.2916249583</text:p>
          </table:table-cell>
          <table:table-cell table:formula="of:=10^((LOG10(149.3)-LOG10([.C748]))/1.07+LOG10(50))" office:value-type="float" office:value="179.299588955363" calcext:value-type="float">
            <text:p>179.299588955363</text:p>
          </table:table-cell>
          <table:table-cell table:formula="of:=[.E748]-[.$E$54]" office:value-type="float" office:value="125.510785139931" calcext:value-type="float">
            <text:p>125.510785139931</text:p>
          </table:table-cell>
          <table:table-cell table:number-columns-repeated="9"/>
        </table:table-row>
        <table:table-row table:style-name="ro1">
          <table:table-cell office:value-type="float" office:value="335.445037841797" calcext:value-type="float">
            <text:p>335.445037841797</text:p>
          </table:table-cell>
          <table:table-cell office:value-type="float" office:value="335.047180175781" calcext:value-type="float">
            <text:p>335.047180175781</text:p>
          </table:table-cell>
          <table:table-cell office:value-type="float" office:value="37.930290222168" calcext:value-type="float">
            <text:p>37.930290222168</text:p>
          </table:table-cell>
          <table:table-cell office:value-type="float" office:value="24991.6583249917" calcext:value-type="float">
            <text:p>24991.6583249917</text:p>
          </table:table-cell>
          <table:table-cell table:formula="of:=10^((LOG10(149.3)-LOG10([.C749]))/1.07+LOG10(50))" office:value-type="float" office:value="179.934149326367" calcext:value-type="float">
            <text:p>179.934149326367</text:p>
          </table:table-cell>
          <table:table-cell table:formula="of:=[.E749]-[.$E$54]" office:value-type="float" office:value="126.145345510935" calcext:value-type="float">
            <text:p>126.145345510935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6" calcext:value-type="float">
            <text:p>336</text:p>
          </table:table-cell>
          <table:table-cell office:value-type="float" office:value="39.6233253479004" calcext:value-type="float">
            <text:p>39.6233253479004</text:p>
          </table:table-cell>
          <table:table-cell office:value-type="float" office:value="25025.025025025" calcext:value-type="float">
            <text:p>25025.025025025</text:p>
          </table:table-cell>
          <table:table-cell table:formula="of:=10^((LOG10(149.3)-LOG10([.C750]))/1.07+LOG10(50))" office:value-type="float" office:value="172.738651590473" calcext:value-type="float">
            <text:p>172.738651590473</text:p>
          </table:table-cell>
          <table:table-cell table:formula="of:=[.E750]-[.$E$54]" office:value-type="float" office:value="118.949847775041" calcext:value-type="float">
            <text:p>118.949847775041</text:p>
          </table:table-cell>
          <table:table-cell table:number-columns-repeated="9"/>
        </table:table-row>
        <table:table-row table:style-name="ro1">
          <table:table-cell office:value-type="float" office:value="338.887359619141" calcext:value-type="float">
            <text:p>338.887359619141</text:p>
          </table:table-cell>
          <table:table-cell office:value-type="float" office:value="334.439880371094" calcext:value-type="float">
            <text:p>334.439880371094</text:p>
          </table:table-cell>
          <table:table-cell office:value-type="float" office:value="38.0543479919434" calcext:value-type="float">
            <text:p>38.0543479919434</text:p>
          </table:table-cell>
          <table:table-cell office:value-type="float" office:value="25058.3917250584" calcext:value-type="float">
            <text:p>25058.3917250584</text:p>
          </table:table-cell>
          <table:table-cell table:formula="of:=10^((LOG10(149.3)-LOG10([.C751]))/1.07+LOG10(50))" office:value-type="float" office:value="179.385877582758" calcext:value-type="float">
            <text:p>179.385877582758</text:p>
          </table:table-cell>
          <table:table-cell table:formula="of:=[.E751]-[.$E$54]" office:value-type="float" office:value="125.597073767326" calcext:value-type="float">
            <text:p>125.597073767326</text:p>
          </table:table-cell>
          <table:table-cell table:number-columns-repeated="9"/>
        </table:table-row>
        <table:table-row table:style-name="ro1">
          <table:table-cell office:value-type="float" office:value="341.968444824219" calcext:value-type="float">
            <text:p>341.968444824219</text:p>
          </table:table-cell>
          <table:table-cell office:value-type="float" office:value="335.486999511719" calcext:value-type="float">
            <text:p>335.486999511719</text:p>
          </table:table-cell>
          <table:table-cell office:value-type="float" office:value="38.1664237976074" calcext:value-type="float">
            <text:p>38.1664237976074</text:p>
          </table:table-cell>
          <table:table-cell office:value-type="float" office:value="25091.7584250918" calcext:value-type="float">
            <text:p>25091.7584250918</text:p>
          </table:table-cell>
          <table:table-cell table:formula="of:=10^((LOG10(149.3)-LOG10([.C752]))/1.07+LOG10(50))" office:value-type="float" office:value="178.893524535439" calcext:value-type="float">
            <text:p>178.893524535439</text:p>
          </table:table-cell>
          <table:table-cell table:formula="of:=[.E752]-[.$E$54]" office:value-type="float" office:value="125.104720720006" calcext:value-type="float">
            <text:p>125.104720720006</text:p>
          </table:table-cell>
          <table:table-cell table:number-columns-repeated="9"/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336" calcext:value-type="float">
            <text:p>336</text:p>
          </table:table-cell>
          <table:table-cell office:value-type="float" office:value="41.2463111877441" calcext:value-type="float">
            <text:p>41.2463111877441</text:p>
          </table:table-cell>
          <table:table-cell office:value-type="float" office:value="25125.1251251251" calcext:value-type="float">
            <text:p>25125.1251251251</text:p>
          </table:table-cell>
          <table:table-cell table:formula="of:=10^((LOG10(149.3)-LOG10([.C753]))/1.07+LOG10(50))" office:value-type="float" office:value="166.377994969392" calcext:value-type="float">
            <text:p>166.377994969392</text:p>
          </table:table-cell>
          <table:table-cell table:formula="of:=[.E753]-[.$E$54]" office:value-type="float" office:value="112.58919115396" calcext:value-type="float">
            <text:p>112.58919115396</text:p>
          </table:table-cell>
          <table:table-cell table:number-columns-repeated="9"/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335" calcext:value-type="float">
            <text:p>335</text:p>
          </table:table-cell>
          <table:table-cell office:value-type="float" office:value="42.145679473877" calcext:value-type="float">
            <text:p>42.145679473877</text:p>
          </table:table-cell>
          <table:table-cell office:value-type="float" office:value="25158.4918251585" calcext:value-type="float">
            <text:p>25158.4918251585</text:p>
          </table:table-cell>
          <table:table-cell table:formula="of:=10^((LOG10(149.3)-LOG10([.C754]))/1.07+LOG10(50))" office:value-type="float" office:value="163.057506469491" calcext:value-type="float">
            <text:p>163.057506469491</text:p>
          </table:table-cell>
          <table:table-cell table:formula="of:=[.E754]-[.$E$54]" office:value-type="float" office:value="109.268702654059" calcext:value-type="float">
            <text:p>109.268702654059</text:p>
          </table:table-cell>
          <table:table-cell table:number-columns-repeated="9"/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331.5" calcext:value-type="float">
            <text:p>331.5</text:p>
          </table:table-cell>
          <table:table-cell office:value-type="float" office:value="38.503345489502" calcext:value-type="float">
            <text:p>38.503345489502</text:p>
          </table:table-cell>
          <table:table-cell office:value-type="float" office:value="25191.8585251919" calcext:value-type="float">
            <text:p>25191.8585251919</text:p>
          </table:table-cell>
          <table:table-cell table:formula="of:=10^((LOG10(149.3)-LOG10([.C755]))/1.07+LOG10(50))" office:value-type="float" office:value="177.430114504165" calcext:value-type="float">
            <text:p>177.430114504165</text:p>
          </table:table-cell>
          <table:table-cell table:formula="of:=[.E755]-[.$E$54]" office:value-type="float" office:value="123.641310688732" calcext:value-type="float">
            <text:p>123.641310688732</text:p>
          </table:table-cell>
          <table:table-cell table:number-columns-repeated="9"/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331.5" calcext:value-type="float">
            <text:p>331.5</text:p>
          </table:table-cell>
          <table:table-cell office:value-type="float" office:value="38.503345489502" calcext:value-type="float">
            <text:p>38.503345489502</text:p>
          </table:table-cell>
          <table:table-cell office:value-type="float" office:value="25225.2252252252" calcext:value-type="float">
            <text:p>25225.2252252252</text:p>
          </table:table-cell>
          <table:table-cell table:formula="of:=10^((LOG10(149.3)-LOG10([.C756]))/1.07+LOG10(50))" office:value-type="float" office:value="177.430114504165" calcext:value-type="float">
            <text:p>177.430114504165</text:p>
          </table:table-cell>
          <table:table-cell table:formula="of:=[.E756]-[.$E$54]" office:value-type="float" office:value="123.641310688732" calcext:value-type="float">
            <text:p>123.641310688732</text:p>
          </table:table-cell>
          <table:table-cell table:number-columns-repeated="9"/>
        </table:table-row>
        <table:table-row table:style-name="ro1">
          <table:table-cell office:value-type="float" office:value="345.648406982422" calcext:value-type="float">
            <text:p>345.648406982422</text:p>
          </table:table-cell>
          <table:table-cell office:value-type="float" office:value="330.628448486328" calcext:value-type="float">
            <text:p>330.628448486328</text:p>
          </table:table-cell>
          <table:table-cell office:value-type="float" office:value="38.6521835327148" calcext:value-type="float">
            <text:p>38.6521835327148</text:p>
          </table:table-cell>
          <table:table-cell office:value-type="float" office:value="25258.5919252586" calcext:value-type="float">
            <text:p>25258.5919252586</text:p>
          </table:table-cell>
          <table:table-cell table:formula="of:=10^((LOG10(149.3)-LOG10([.C757]))/1.07+LOG10(50))" office:value-type="float" office:value="176.7915007794" calcext:value-type="float">
            <text:p>176.7915007794</text:p>
          </table:table-cell>
          <table:table-cell table:formula="of:=[.E757]-[.$E$54]" office:value-type="float" office:value="123.002696963968" calcext:value-type="float">
            <text:p>123.002696963968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33" calcext:value-type="float">
            <text:p>333</text:p>
          </table:table-cell>
          <table:table-cell office:value-type="float" office:value="41.1097068786621" calcext:value-type="float">
            <text:p>41.1097068786621</text:p>
          </table:table-cell>
          <table:table-cell office:value-type="float" office:value="25291.958625292" calcext:value-type="float">
            <text:p>25291.958625292</text:p>
          </table:table-cell>
          <table:table-cell table:formula="of:=10^((LOG10(149.3)-LOG10([.C758]))/1.07+LOG10(50))" office:value-type="float" office:value="166.894631338484" calcext:value-type="float">
            <text:p>166.894631338484</text:p>
          </table:table-cell>
          <table:table-cell table:formula="of:=[.E758]-[.$E$54]" office:value-type="float" office:value="113.105827523052" calcext:value-type="float">
            <text:p>113.105827523052</text:p>
          </table:table-cell>
          <table:table-cell table:number-columns-repeated="9"/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333" calcext:value-type="float">
            <text:p>333</text:p>
          </table:table-cell>
          <table:table-cell office:value-type="float" office:value="41.2463111877441" calcext:value-type="float">
            <text:p>41.2463111877441</text:p>
          </table:table-cell>
          <table:table-cell office:value-type="float" office:value="25325.3253253253" calcext:value-type="float">
            <text:p>25325.3253253253</text:p>
          </table:table-cell>
          <table:table-cell table:formula="of:=10^((LOG10(149.3)-LOG10([.C759]))/1.07+LOG10(50))" office:value-type="float" office:value="166.377994969392" calcext:value-type="float">
            <text:p>166.377994969392</text:p>
          </table:table-cell>
          <table:table-cell table:formula="of:=[.E759]-[.$E$54]" office:value-type="float" office:value="112.58919115396" calcext:value-type="float">
            <text:p>112.58919115396</text:p>
          </table:table-cell>
          <table:table-cell table:number-columns-repeated="9"/>
        </table:table-row>
        <table:table-row table:style-name="ro1">
          <table:table-cell office:value-type="float" office:value="352.16748046875" calcext:value-type="float">
            <text:p>352.16748046875</text:p>
          </table:table-cell>
          <table:table-cell office:value-type="float" office:value="331.305328369141" calcext:value-type="float">
            <text:p>331.305328369141</text:p>
          </table:table-cell>
          <table:table-cell office:value-type="float" office:value="39.3142242431641" calcext:value-type="float">
            <text:p>39.3142242431641</text:p>
          </table:table-cell>
          <table:table-cell office:value-type="float" office:value="25358.6920253587" calcext:value-type="float">
            <text:p>25358.6920253587</text:p>
          </table:table-cell>
          <table:table-cell table:formula="of:=10^((LOG10(149.3)-LOG10([.C760]))/1.07+LOG10(50))" office:value-type="float" office:value="174.007603604042" calcext:value-type="float">
            <text:p>174.007603604042</text:p>
          </table:table-cell>
          <table:table-cell table:formula="of:=[.E760]-[.$E$54]" office:value-type="float" office:value="120.21879978861" calcext:value-type="float">
            <text:p>120.21879978861</text:p>
          </table:table-cell>
          <table:table-cell table:number-columns-repeated="9"/>
        </table:table-row>
        <table:table-row table:style-name="ro1">
          <table:table-cell office:value-type="float" office:value="352.16748046875" calcext:value-type="float">
            <text:p>352.16748046875</text:p>
          </table:table-cell>
          <table:table-cell office:value-type="float" office:value="331.305328369141" calcext:value-type="float">
            <text:p>331.305328369141</text:p>
          </table:table-cell>
          <table:table-cell office:value-type="float" office:value="39.3142242431641" calcext:value-type="float">
            <text:p>39.3142242431641</text:p>
          </table:table-cell>
          <table:table-cell office:value-type="float" office:value="25392.0587253921" calcext:value-type="float">
            <text:p>25392.0587253921</text:p>
          </table:table-cell>
          <table:table-cell table:formula="of:=10^((LOG10(149.3)-LOG10([.C761]))/1.07+LOG10(50))" office:value-type="float" office:value="174.007603604042" calcext:value-type="float">
            <text:p>174.007603604042</text:p>
          </table:table-cell>
          <table:table-cell table:formula="of:=[.E761]-[.$E$54]" office:value-type="float" office:value="120.21879978861" calcext:value-type="float">
            <text:p>120.2187997886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3" calcext:value-type="float">
            <text:p>323</text:p>
          </table:table-cell>
          <table:table-cell office:value-type="float" office:value="51.0784721374512" calcext:value-type="float">
            <text:p>51.0784721374512</text:p>
          </table:table-cell>
          <table:table-cell office:value-type="float" office:value="25425.4254254254" calcext:value-type="float">
            <text:p>25425.4254254254</text:p>
          </table:table-cell>
          <table:table-cell table:formula="of:=10^((LOG10(149.3)-LOG10([.C762]))/1.07+LOG10(50))" office:value-type="float" office:value="136.244062037913" calcext:value-type="float">
            <text:p>136.244062037913</text:p>
          </table:table-cell>
          <table:table-cell table:formula="of:=[.E762]-[.$E$54]" office:value-type="float" office:value="82.4552582224807" calcext:value-type="float">
            <text:p>82.4552582224807</text:p>
          </table:table-cell>
          <table:table-cell table:number-columns-repeated="9"/>
        </table:table-row>
        <table:table-row table:style-name="ro1">
          <table:table-cell office:value-type="float" office:value="357.35107421875" calcext:value-type="float">
            <text:p>357.35107421875</text:p>
          </table:table-cell>
          <table:table-cell office:value-type="float" office:value="331.755004882812" calcext:value-type="float">
            <text:p>331.755004882812</text:p>
          </table:table-cell>
          <table:table-cell office:value-type="float" office:value="38.9795188903809" calcext:value-type="float">
            <text:p>38.9795188903809</text:p>
          </table:table-cell>
          <table:table-cell office:value-type="float" office:value="25458.7921254588" calcext:value-type="float">
            <text:p>25458.7921254588</text:p>
          </table:table-cell>
          <table:table-cell table:formula="of:=10^((LOG10(149.3)-LOG10([.C763]))/1.07+LOG10(50))" office:value-type="float" office:value="175.403615127941" calcext:value-type="float">
            <text:p>175.403615127941</text:p>
          </table:table-cell>
          <table:table-cell table:formula="of:=[.E763]-[.$E$54]" office:value-type="float" office:value="121.614811312509" calcext:value-type="float">
            <text:p>121.614811312509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24.5" calcext:value-type="float">
            <text:p>324.5</text:p>
          </table:table-cell>
          <table:table-cell office:value-type="float" office:value="46.9708366394043" calcext:value-type="float">
            <text:p>46.9708366394043</text:p>
          </table:table-cell>
          <table:table-cell office:value-type="float" office:value="25492.1588254922" calcext:value-type="float">
            <text:p>25492.1588254922</text:p>
          </table:table-cell>
          <table:table-cell table:formula="of:=10^((LOG10(149.3)-LOG10([.C764]))/1.07+LOG10(50))" office:value-type="float" office:value="147.348340523148" calcext:value-type="float">
            <text:p>147.348340523148</text:p>
          </table:table-cell>
          <table:table-cell table:formula="of:=[.E764]-[.$E$54]" office:value-type="float" office:value="93.5595367077159" calcext:value-type="float">
            <text:p>93.5595367077159</text:p>
          </table:table-cell>
          <table:table-cell table:number-columns-repeated="9"/>
        </table:table-row>
        <table:table-row table:style-name="ro1">
          <table:table-cell office:value-type="float" office:value="358.138244628906" calcext:value-type="float">
            <text:p>358.138244628906</text:p>
          </table:table-cell>
          <table:table-cell office:value-type="float" office:value="333.415832519531" calcext:value-type="float">
            <text:p>333.415832519531</text:p>
          </table:table-cell>
          <table:table-cell office:value-type="float" office:value="39.393383026123" calcext:value-type="float">
            <text:p>39.393383026123</text:p>
          </table:table-cell>
          <table:table-cell office:value-type="float" office:value="25525.5255255255" calcext:value-type="float">
            <text:p>25525.5255255255</text:p>
          </table:table-cell>
          <table:table-cell table:formula="of:=10^((LOG10(149.3)-LOG10([.C765]))/1.07+LOG10(50))" office:value-type="float" office:value="173.680798490431" calcext:value-type="float">
            <text:p>173.680798490431</text:p>
          </table:table-cell>
          <table:table-cell table:formula="of:=[.E765]-[.$E$54]" office:value-type="float" office:value="119.891994674999" calcext:value-type="float">
            <text:p>119.891994674999</text:p>
          </table:table-cell>
          <table:table-cell table:number-columns-repeated="9"/>
        </table:table-row>
        <table:table-row table:style-name="ro1">
          <table:table-cell office:value-type="float" office:value="359.221221923828" calcext:value-type="float">
            <text:p>359.221221923828</text:p>
          </table:table-cell>
          <table:table-cell office:value-type="float" office:value="333.436248779297" calcext:value-type="float">
            <text:p>333.436248779297</text:p>
          </table:table-cell>
          <table:table-cell office:value-type="float" office:value="38.8683319091797" calcext:value-type="float">
            <text:p>38.8683319091797</text:p>
          </table:table-cell>
          <table:table-cell office:value-type="float" office:value="25558.8922255589" calcext:value-type="float">
            <text:p>25558.8922255589</text:p>
          </table:table-cell>
          <table:table-cell table:formula="of:=10^((LOG10(149.3)-LOG10([.C766]))/1.07+LOG10(50))" office:value-type="float" office:value="175.872506455879" calcext:value-type="float">
            <text:p>175.872506455879</text:p>
          </table:table-cell>
          <table:table-cell table:formula="of:=[.E766]-[.$E$54]" office:value-type="float" office:value="122.083702640446" calcext:value-type="float">
            <text:p>122.083702640446</text:p>
          </table:table-cell>
          <table:table-cell table:number-columns-repeated="9"/>
        </table:table-row>
        <table:table-row table:style-name="ro1">
          <table:table-cell office:value-type="float" office:value="361.610626220703" calcext:value-type="float">
            <text:p>361.610626220703</text:p>
          </table:table-cell>
          <table:table-cell office:value-type="float" office:value="333.560821533203" calcext:value-type="float">
            <text:p>333.560821533203</text:p>
          </table:table-cell>
          <table:table-cell office:value-type="float" office:value="39.9263305664062" calcext:value-type="float">
            <text:p>39.9263305664062</text:p>
          </table:table-cell>
          <table:table-cell office:value-type="float" office:value="25592.2589255923" calcext:value-type="float">
            <text:p>25592.2589255923</text:p>
          </table:table-cell>
          <table:table-cell table:formula="of:=10^((LOG10(149.3)-LOG10([.C767]))/1.07+LOG10(50))" office:value-type="float" office:value="171.513176336879" calcext:value-type="float">
            <text:p>171.513176336879</text:p>
          </table:table-cell>
          <table:table-cell table:formula="of:=[.E767]-[.$E$54]" office:value-type="float" office:value="117.724372521446" calcext:value-type="float">
            <text:p>117.724372521446</text:p>
          </table:table-cell>
          <table:table-cell table:number-columns-repeated="9"/>
        </table:table-row>
        <table:table-row table:style-name="ro1">
          <table:table-cell office:value-type="float" office:value="364.875762939453" calcext:value-type="float">
            <text:p>364.875762939453</text:p>
          </table:table-cell>
          <table:table-cell office:value-type="float" office:value="333.579925537109" calcext:value-type="float">
            <text:p>333.579925537109</text:p>
          </table:table-cell>
          <table:table-cell office:value-type="float" office:value="39.0630836486816" calcext:value-type="float">
            <text:p>39.0630836486816</text:p>
          </table:table-cell>
          <table:table-cell office:value-type="float" office:value="25625.6256256256" calcext:value-type="float">
            <text:p>25625.6256256256</text:p>
          </table:table-cell>
          <table:table-cell table:formula="of:=10^((LOG10(149.3)-LOG10([.C768]))/1.07+LOG10(50))" office:value-type="float" office:value="175.052910245704" calcext:value-type="float">
            <text:p>175.052910245704</text:p>
          </table:table-cell>
          <table:table-cell table:formula="of:=[.E768]-[.$E$54]" office:value-type="float" office:value="121.264106430271" calcext:value-type="float">
            <text:p>121.264106430271</text:p>
          </table:table-cell>
          <table:table-cell table:number-columns-repeated="9"/>
        </table:table-row>
        <table:table-row table:style-name="ro1">
          <table:table-cell office:value-type="float" office:value="368.765899658203" calcext:value-type="float">
            <text:p>368.765899658203</text:p>
          </table:table-cell>
          <table:table-cell office:value-type="float" office:value="333.062255859375" calcext:value-type="float">
            <text:p>333.062255859375</text:p>
          </table:table-cell>
          <table:table-cell office:value-type="float" office:value="38.2971343994141" calcext:value-type="float">
            <text:p>38.2971343994141</text:p>
          </table:table-cell>
          <table:table-cell office:value-type="float" office:value="25658.992325659" calcext:value-type="float">
            <text:p>25658.992325659</text:p>
          </table:table-cell>
          <table:table-cell table:formula="of:=10^((LOG10(149.3)-LOG10([.C769]))/1.07+LOG10(50))" office:value-type="float" office:value="178.322829729436" calcext:value-type="float">
            <text:p>178.322829729436</text:p>
          </table:table-cell>
          <table:table-cell table:formula="of:=[.E769]-[.$E$54]" office:value-type="float" office:value="124.534025914004" calcext:value-type="float">
            <text:p>124.534025914004</text:p>
          </table:table-cell>
          <table:table-cell table:number-columns-repeated="9"/>
        </table:table-row>
        <table:table-row table:style-name="ro1">
          <table:table-cell office:value-type="float" office:value="370.456085205078" calcext:value-type="float">
            <text:p>370.456085205078</text:p>
          </table:table-cell>
          <table:table-cell office:value-type="float" office:value="332.905670166016" calcext:value-type="float">
            <text:p>332.905670166016</text:p>
          </table:table-cell>
          <table:table-cell office:value-type="float" office:value="39.2988014221191" calcext:value-type="float">
            <text:p>39.2988014221191</text:p>
          </table:table-cell>
          <table:table-cell office:value-type="float" office:value="25692.3590256924" calcext:value-type="float">
            <text:p>25692.3590256924</text:p>
          </table:table-cell>
          <table:table-cell table:formula="of:=10^((LOG10(149.3)-LOG10([.C770]))/1.07+LOG10(50))" office:value-type="float" office:value="174.071424572241" calcext:value-type="float">
            <text:p>174.071424572241</text:p>
          </table:table-cell>
          <table:table-cell table:formula="of:=[.E770]-[.$E$54]" office:value-type="float" office:value="120.282620756809" calcext:value-type="float">
            <text:p>120.282620756809</text:p>
          </table:table-cell>
          <table:table-cell table:number-columns-repeated="9"/>
        </table:table-row>
        <table:table-row table:style-name="ro1">
          <table:table-cell office:value-type="float" office:value="370.456085205078" calcext:value-type="float">
            <text:p>370.456085205078</text:p>
          </table:table-cell>
          <table:table-cell office:value-type="float" office:value="332.905670166016" calcext:value-type="float">
            <text:p>332.905670166016</text:p>
          </table:table-cell>
          <table:table-cell office:value-type="float" office:value="39.2988014221191" calcext:value-type="float">
            <text:p>39.2988014221191</text:p>
          </table:table-cell>
          <table:table-cell office:value-type="float" office:value="25725.7257257257" calcext:value-type="float">
            <text:p>25725.7257257257</text:p>
          </table:table-cell>
          <table:table-cell table:formula="of:=10^((LOG10(149.3)-LOG10([.C771]))/1.07+LOG10(50))" office:value-type="float" office:value="174.071424572241" calcext:value-type="float">
            <text:p>174.071424572241</text:p>
          </table:table-cell>
          <table:table-cell table:formula="of:=[.E771]-[.$E$54]" office:value-type="float" office:value="120.282620756809" calcext:value-type="float">
            <text:p>120.282620756809</text:p>
          </table:table-cell>
          <table:table-cell table:number-columns-repeated="9"/>
        </table:table-row>
        <table:table-row table:style-name="ro1">
          <table:table-cell office:value-type="float" office:value="372.60498046875" calcext:value-type="float">
            <text:p>372.60498046875</text:p>
          </table:table-cell>
          <table:table-cell office:value-type="float" office:value="333.103118896484" calcext:value-type="float">
            <text:p>333.103118896484</text:p>
          </table:table-cell>
          <table:table-cell office:value-type="float" office:value="39.7963523864746" calcext:value-type="float">
            <text:p>39.7963523864746</text:p>
          </table:table-cell>
          <table:table-cell office:value-type="float" office:value="25759.0924257591" calcext:value-type="float">
            <text:p>25759.0924257591</text:p>
          </table:table-cell>
          <table:table-cell table:formula="of:=10^((LOG10(149.3)-LOG10([.C772]))/1.07+LOG10(50))" office:value-type="float" office:value="172.036649653997" calcext:value-type="float">
            <text:p>172.036649653997</text:p>
          </table:table-cell>
          <table:table-cell table:formula="of:=[.E772]-[.$E$54]" office:value-type="float" office:value="118.247845838565" calcext:value-type="float">
            <text:p>118.247845838565</text:p>
          </table:table-cell>
          <table:table-cell table:number-columns-repeated="9"/>
        </table:table-row>
        <table:table-row table:style-name="ro1">
          <table:table-cell office:value-type="float" office:value="384.298706054687" calcext:value-type="float">
            <text:p>384.298706054687</text:p>
          </table:table-cell>
          <table:table-cell office:value-type="float" office:value="332.01904296875" calcext:value-type="float">
            <text:p>332.01904296875</text:p>
          </table:table-cell>
          <table:table-cell office:value-type="float" office:value="37.1658210754395" calcext:value-type="float">
            <text:p>37.1658210754395</text:p>
          </table:table-cell>
          <table:table-cell office:value-type="float" office:value="25792.4591257925" calcext:value-type="float">
            <text:p>25792.4591257925</text:p>
          </table:table-cell>
          <table:table-cell table:formula="of:=10^((LOG10(149.3)-LOG10([.C773]))/1.07+LOG10(50))" office:value-type="float" office:value="183.390802926904" calcext:value-type="float">
            <text:p>183.390802926904</text:p>
          </table:table-cell>
          <table:table-cell table:formula="of:=[.E773]-[.$E$54]" office:value-type="float" office:value="129.601999111472" calcext:value-type="float">
            <text:p>129.601999111472</text:p>
          </table:table-cell>
          <table:table-cell table:number-columns-repeated="9"/>
        </table:table-row>
        <table:table-row table:style-name="ro1">
          <table:table-cell office:value-type="float" office:value="388.881378173828" calcext:value-type="float">
            <text:p>388.881378173828</text:p>
          </table:table-cell>
          <table:table-cell office:value-type="float" office:value="331.619323730469" calcext:value-type="float">
            <text:p>331.619323730469</text:p>
          </table:table-cell>
          <table:table-cell office:value-type="float" office:value="37.7295989990234" calcext:value-type="float">
            <text:p>37.7295989990234</text:p>
          </table:table-cell>
          <table:table-cell office:value-type="float" office:value="25825.8258258258" calcext:value-type="float">
            <text:p>25825.8258258258</text:p>
          </table:table-cell>
          <table:table-cell table:formula="of:=10^((LOG10(149.3)-LOG10([.C774]))/1.07+LOG10(50))" office:value-type="float" office:value="180.82848505183" calcext:value-type="float">
            <text:p>180.82848505183</text:p>
          </table:table-cell>
          <table:table-cell table:formula="of:=[.E774]-[.$E$54]" office:value-type="float" office:value="127.039681236398" calcext:value-type="float">
            <text:p>127.039681236398</text:p>
          </table:table-cell>
          <table:table-cell table:number-columns-repeated="9"/>
        </table:table-row>
        <table:table-row table:style-name="ro1">
          <table:table-cell office:value-type="float" office:value="391.664337158203" calcext:value-type="float">
            <text:p>391.664337158203</text:p>
          </table:table-cell>
          <table:table-cell office:value-type="float" office:value="332.578002929687" calcext:value-type="float">
            <text:p>332.578002929687</text:p>
          </table:table-cell>
          <table:table-cell office:value-type="float" office:value="37.672420501709" calcext:value-type="float">
            <text:p>37.672420501709</text:p>
          </table:table-cell>
          <table:table-cell office:value-type="float" office:value="25859.1925258592" calcext:value-type="float">
            <text:p>25859.1925258592</text:p>
          </table:table-cell>
          <table:table-cell table:formula="of:=10^((LOG10(149.3)-LOG10([.C775]))/1.07+LOG10(50))" office:value-type="float" office:value="181.084975223594" calcext:value-type="float">
            <text:p>181.084975223594</text:p>
          </table:table-cell>
          <table:table-cell table:formula="of:=[.E775]-[.$E$54]" office:value-type="float" office:value="127.296171408162" calcext:value-type="float">
            <text:p>127.296171408162</text:p>
          </table:table-cell>
          <table:table-cell table:number-columns-repeated="9"/>
        </table:table-row>
        <table:table-row table:style-name="ro1">
          <table:table-cell office:value-type="float" office:value="391.664337158203" calcext:value-type="float">
            <text:p>391.664337158203</text:p>
          </table:table-cell>
          <table:table-cell office:value-type="float" office:value="332.578002929687" calcext:value-type="float">
            <text:p>332.578002929687</text:p>
          </table:table-cell>
          <table:table-cell office:value-type="float" office:value="37.672420501709" calcext:value-type="float">
            <text:p>37.672420501709</text:p>
          </table:table-cell>
          <table:table-cell office:value-type="float" office:value="25892.5592258926" calcext:value-type="float">
            <text:p>25892.5592258926</text:p>
          </table:table-cell>
          <table:table-cell table:formula="of:=10^((LOG10(149.3)-LOG10([.C776]))/1.07+LOG10(50))" office:value-type="float" office:value="181.084975223594" calcext:value-type="float">
            <text:p>181.084975223594</text:p>
          </table:table-cell>
          <table:table-cell table:formula="of:=[.E776]-[.$E$54]" office:value-type="float" office:value="127.296171408162" calcext:value-type="float">
            <text:p>127.296171408162</text:p>
          </table:table-cell>
          <table:table-cell table:number-columns-repeated="9"/>
        </table:table-row>
        <table:table-row table:style-name="ro1">
          <table:table-cell office:value-type="float" office:value="395.989013671875" calcext:value-type="float">
            <text:p>395.989013671875</text:p>
          </table:table-cell>
          <table:table-cell office:value-type="float" office:value="332.183776855469" calcext:value-type="float">
            <text:p>332.183776855469</text:p>
          </table:table-cell>
          <table:table-cell office:value-type="float" office:value="37.3038024902344" calcext:value-type="float">
            <text:p>37.3038024902344</text:p>
          </table:table-cell>
          <table:table-cell office:value-type="float" office:value="25925.9259259259" calcext:value-type="float">
            <text:p>25925.9259259259</text:p>
          </table:table-cell>
          <table:table-cell table:formula="of:=10^((LOG10(149.3)-LOG10([.C777]))/1.07+LOG10(50))" office:value-type="float" office:value="182.756766986727" calcext:value-type="float">
            <text:p>182.756766986727</text:p>
          </table:table-cell>
          <table:table-cell table:formula="of:=[.E777]-[.$E$54]" office:value-type="float" office:value="128.967963171295" calcext:value-type="float">
            <text:p>128.967963171295</text:p>
          </table:table-cell>
          <table:table-cell table:number-columns-repeated="9"/>
        </table:table-row>
        <table:table-row table:style-name="ro1">
          <table:table-cell office:value-type="float" office:value="396.011566162109" calcext:value-type="float">
            <text:p>396.011566162109</text:p>
          </table:table-cell>
          <table:table-cell office:value-type="float" office:value="334.473999023437" calcext:value-type="float">
            <text:p>334.473999023437</text:p>
          </table:table-cell>
          <table:table-cell office:value-type="float" office:value="36.4881019592285" calcext:value-type="float">
            <text:p>36.4881019592285</text:p>
          </table:table-cell>
          <table:table-cell office:value-type="float" office:value="25959.2926259593" calcext:value-type="float">
            <text:p>25959.2926259593</text:p>
          </table:table-cell>
          <table:table-cell table:formula="of:=10^((LOG10(149.3)-LOG10([.C778]))/1.07+LOG10(50))" office:value-type="float" office:value="186.572288997219" calcext:value-type="float">
            <text:p>186.572288997219</text:p>
          </table:table-cell>
          <table:table-cell table:formula="of:=[.E778]-[.$E$54]" office:value-type="float" office:value="132.783485181787" calcext:value-type="float">
            <text:p>132.783485181787</text:p>
          </table:table-cell>
          <table:table-cell table:number-columns-repeated="9"/>
        </table:table-row>
        <table:table-row table:style-name="ro1">
          <table:table-cell office:value-type="float" office:value="401.789642333984" calcext:value-type="float">
            <text:p>401.789642333984</text:p>
          </table:table-cell>
          <table:table-cell office:value-type="float" office:value="333.821380615234" calcext:value-type="float">
            <text:p>333.821380615234</text:p>
          </table:table-cell>
          <table:table-cell office:value-type="float" office:value="36.9270057678223" calcext:value-type="float">
            <text:p>36.9270057678223</text:p>
          </table:table-cell>
          <table:table-cell office:value-type="float" office:value="25992.6593259927" calcext:value-type="float">
            <text:p>25992.6593259927</text:p>
          </table:table-cell>
          <table:table-cell table:formula="of:=10^((LOG10(149.3)-LOG10([.C779]))/1.07+LOG10(50))" office:value-type="float" office:value="184.499008088856" calcext:value-type="float">
            <text:p>184.499008088856</text:p>
          </table:table-cell>
          <table:table-cell table:formula="of:=[.E779]-[.$E$54]" office:value-type="float" office:value="130.710204273424" calcext:value-type="float">
            <text:p>130.710204273424</text:p>
          </table:table-cell>
          <table:table-cell table:number-columns-repeated="9"/>
        </table:table-row>
        <table:table-row table:style-name="ro1">
          <table:table-cell office:value-type="float" office:value="404.187713623047" calcext:value-type="float">
            <text:p>404.187713623047</text:p>
          </table:table-cell>
          <table:table-cell office:value-type="float" office:value="334.328521728516" calcext:value-type="float">
            <text:p>334.328521728516</text:p>
          </table:table-cell>
          <table:table-cell office:value-type="float" office:value="36.3944358825684" calcext:value-type="float">
            <text:p>36.3944358825684</text:p>
          </table:table-cell>
          <table:table-cell office:value-type="float" office:value="26026.026026026" calcext:value-type="float">
            <text:p>26026.026026026</text:p>
          </table:table-cell>
          <table:table-cell table:formula="of:=10^((LOG10(149.3)-LOG10([.C780]))/1.07+LOG10(50))" office:value-type="float" office:value="187.021007699001" calcext:value-type="float">
            <text:p>187.021007699001</text:p>
          </table:table-cell>
          <table:table-cell table:formula="of:=[.E780]-[.$E$54]" office:value-type="float" office:value="133.232203883568" calcext:value-type="float">
            <text:p>133.232203883568</text:p>
          </table:table-cell>
          <table:table-cell table:number-columns-repeated="9"/>
        </table:table-row>
        <table:table-row table:style-name="ro1">
          <table:table-cell office:value-type="float" office:value="404.187713623047" calcext:value-type="float">
            <text:p>404.187713623047</text:p>
          </table:table-cell>
          <table:table-cell office:value-type="float" office:value="334.328521728516" calcext:value-type="float">
            <text:p>334.328521728516</text:p>
          </table:table-cell>
          <table:table-cell office:value-type="float" office:value="36.3944358825684" calcext:value-type="float">
            <text:p>36.3944358825684</text:p>
          </table:table-cell>
          <table:table-cell office:value-type="float" office:value="26059.3927260594" calcext:value-type="float">
            <text:p>26059.3927260594</text:p>
          </table:table-cell>
          <table:table-cell table:formula="of:=10^((LOG10(149.3)-LOG10([.C781]))/1.07+LOG10(50))" office:value-type="float" office:value="187.021007699001" calcext:value-type="float">
            <text:p>187.021007699001</text:p>
          </table:table-cell>
          <table:table-cell table:formula="of:=[.E781]-[.$E$54]" office:value-type="float" office:value="133.232203883568" calcext:value-type="float">
            <text:p>133.232203883568</text:p>
          </table:table-cell>
          <table:table-cell table:number-columns-repeated="9"/>
        </table:table-row>
        <table:table-row table:style-name="ro1">
          <table:table-cell office:value-type="float" office:value="407.865844726563" calcext:value-type="float">
            <text:p>407.865844726563</text:p>
          </table:table-cell>
          <table:table-cell office:value-type="float" office:value="335.548767089844" calcext:value-type="float">
            <text:p>335.548767089844</text:p>
          </table:table-cell>
          <table:table-cell office:value-type="float" office:value="36.8713760375977" calcext:value-type="float">
            <text:p>36.8713760375977</text:p>
          </table:table-cell>
          <table:table-cell office:value-type="float" office:value="26092.7594260928" calcext:value-type="float">
            <text:p>26092.7594260928</text:p>
          </table:table-cell>
          <table:table-cell table:formula="of:=10^((LOG10(149.3)-LOG10([.C782]))/1.07+LOG10(50))" office:value-type="float" office:value="184.7591476743" calcext:value-type="float">
            <text:p>184.7591476743</text:p>
          </table:table-cell>
          <table:table-cell table:formula="of:=[.E782]-[.$E$54]" office:value-type="float" office:value="130.970343858868" calcext:value-type="float">
            <text:p>130.970343858868</text:p>
          </table:table-cell>
          <table:table-cell table:number-columns-repeated="9"/>
        </table:table-row>
        <table:table-row table:style-name="ro1">
          <table:table-cell office:value-type="float" office:value="411.126922607422" calcext:value-type="float">
            <text:p>411.126922607422</text:p>
          </table:table-cell>
          <table:table-cell office:value-type="float" office:value="335.790100097656" calcext:value-type="float">
            <text:p>335.790100097656</text:p>
          </table:table-cell>
          <table:table-cell office:value-type="float" office:value="36.3108215332031" calcext:value-type="float">
            <text:p>36.3108215332031</text:p>
          </table:table-cell>
          <table:table-cell office:value-type="float" office:value="26126.1261261261" calcext:value-type="float">
            <text:p>26126.1261261261</text:p>
          </table:table-cell>
          <table:table-cell table:formula="of:=10^((LOG10(149.3)-LOG10([.C783]))/1.07+LOG10(50))" office:value-type="float" office:value="187.42346394121" calcext:value-type="float">
            <text:p>187.42346394121</text:p>
          </table:table-cell>
          <table:table-cell table:formula="of:=[.E783]-[.$E$54]" office:value-type="float" office:value="133.634660125777" calcext:value-type="float">
            <text:p>133.634660125777</text:p>
          </table:table-cell>
          <table:table-cell table:number-columns-repeated="9"/>
        </table:table-row>
        <table:table-row table:style-name="ro1">
          <table:table-cell office:value-type="float" office:value="412.691009521484" calcext:value-type="float">
            <text:p>412.691009521484</text:p>
          </table:table-cell>
          <table:table-cell office:value-type="float" office:value="335.945678710937" calcext:value-type="float">
            <text:p>335.945678710937</text:p>
          </table:table-cell>
          <table:table-cell office:value-type="float" office:value="35.5806007385254" calcext:value-type="float">
            <text:p>35.5806007385254</text:p>
          </table:table-cell>
          <table:table-cell office:value-type="float" office:value="26159.4928261595" calcext:value-type="float">
            <text:p>26159.4928261595</text:p>
          </table:table-cell>
          <table:table-cell table:formula="of:=10^((LOG10(149.3)-LOG10([.C784]))/1.07+LOG10(50))" office:value-type="float" office:value="191.01592079644" calcext:value-type="float">
            <text:p>191.01592079644</text:p>
          </table:table-cell>
          <table:table-cell table:formula="of:=[.E784]-[.$E$54]" office:value-type="float" office:value="137.227116981008" calcext:value-type="float">
            <text:p>137.227116981008</text:p>
          </table:table-cell>
          <table:table-cell table:number-columns-repeated="9"/>
        </table:table-row>
        <table:table-row table:style-name="ro1">
          <table:table-cell office:value-type="float" office:value="412.691009521484" calcext:value-type="float">
            <text:p>412.691009521484</text:p>
          </table:table-cell>
          <table:table-cell office:value-type="float" office:value="335.945678710937" calcext:value-type="float">
            <text:p>335.945678710937</text:p>
          </table:table-cell>
          <table:table-cell office:value-type="float" office:value="35.5806007385254" calcext:value-type="float">
            <text:p>35.5806007385254</text:p>
          </table:table-cell>
          <table:table-cell office:value-type="float" office:value="26192.8595261929" calcext:value-type="float">
            <text:p>26192.8595261929</text:p>
          </table:table-cell>
          <table:table-cell table:formula="of:=10^((LOG10(149.3)-LOG10([.C785]))/1.07+LOG10(50))" office:value-type="float" office:value="191.01592079644" calcext:value-type="float">
            <text:p>191.01592079644</text:p>
          </table:table-cell>
          <table:table-cell table:formula="of:=[.E785]-[.$E$54]" office:value-type="float" office:value="137.227116981008" calcext:value-type="float">
            <text:p>137.227116981008</text:p>
          </table:table-cell>
          <table:table-cell table:number-columns-repeated="9"/>
        </table:table-row>
        <table:table-row table:style-name="ro1">
          <table:table-cell office:value-type="float" office:value="412.96728515625" calcext:value-type="float">
            <text:p>412.96728515625</text:p>
          </table:table-cell>
          <table:table-cell office:value-type="float" office:value="336.107482910156" calcext:value-type="float">
            <text:p>336.107482910156</text:p>
          </table:table-cell>
          <table:table-cell office:value-type="float" office:value="36.2347145080566" calcext:value-type="float">
            <text:p>36.2347145080566</text:p>
          </table:table-cell>
          <table:table-cell office:value-type="float" office:value="26226.2262262262" calcext:value-type="float">
            <text:p>26226.2262262262</text:p>
          </table:table-cell>
          <table:table-cell table:formula="of:=10^((LOG10(149.3)-LOG10([.C786]))/1.07+LOG10(50))" office:value-type="float" office:value="187.791347406435" calcext:value-type="float">
            <text:p>187.791347406435</text:p>
          </table:table-cell>
          <table:table-cell table:formula="of:=[.E786]-[.$E$54]" office:value-type="float" office:value="134.002543591003" calcext:value-type="float">
            <text:p>134.002543591003</text:p>
          </table:table-cell>
          <table:table-cell table:number-columns-repeated="9"/>
        </table:table-row>
        <table:table-row table:style-name="ro1">
          <table:table-cell office:value-type="float" office:value="416.131744384766" calcext:value-type="float">
            <text:p>416.131744384766</text:p>
          </table:table-cell>
          <table:table-cell office:value-type="float" office:value="336.125762939453" calcext:value-type="float">
            <text:p>336.125762939453</text:p>
          </table:table-cell>
          <table:table-cell office:value-type="float" office:value="36.2395248413086" calcext:value-type="float">
            <text:p>36.2395248413086</text:p>
          </table:table-cell>
          <table:table-cell office:value-type="float" office:value="26259.5929262596" calcext:value-type="float">
            <text:p>26259.5929262596</text:p>
          </table:table-cell>
          <table:table-cell table:formula="of:=10^((LOG10(149.3)-LOG10([.C787]))/1.07+LOG10(50))" office:value-type="float" office:value="187.768051138318" calcext:value-type="float">
            <text:p>187.768051138318</text:p>
          </table:table-cell>
          <table:table-cell table:formula="of:=[.E787]-[.$E$54]" office:value-type="float" office:value="133.979247322886" calcext:value-type="float">
            <text:p>133.979247322886</text:p>
          </table:table-cell>
          <table:table-cell table:number-columns-repeated="9"/>
        </table:table-row>
        <table:table-row table:style-name="ro1">
          <table:table-cell office:value-type="float" office:value="419.5107421875" calcext:value-type="float">
            <text:p>419.5107421875</text:p>
          </table:table-cell>
          <table:table-cell office:value-type="float" office:value="337.557952880859" calcext:value-type="float">
            <text:p>337.557952880859</text:p>
          </table:table-cell>
          <table:table-cell office:value-type="float" office:value="36.9678649902344" calcext:value-type="float">
            <text:p>36.9678649902344</text:p>
          </table:table-cell>
          <table:table-cell office:value-type="float" office:value="26292.959626293" calcext:value-type="float">
            <text:p>26292.959626293</text:p>
          </table:table-cell>
          <table:table-cell table:formula="of:=10^((LOG10(149.3)-LOG10([.C788]))/1.07+LOG10(50))" office:value-type="float" office:value="184.30842178264" calcext:value-type="float">
            <text:p>184.30842178264</text:p>
          </table:table-cell>
          <table:table-cell table:formula="of:=[.E788]-[.$E$54]" office:value-type="float" office:value="130.519617967208" calcext:value-type="float">
            <text:p>130.519617967208</text:p>
          </table:table-cell>
          <table:table-cell table:number-columns-repeated="9"/>
        </table:table-row>
        <table:table-row table:style-name="ro1">
          <table:table-cell office:value-type="float" office:value="423.5" calcext:value-type="float">
            <text:p>423.5</text:p>
          </table:table-cell>
          <table:table-cell office:value-type="float" office:value="335.5" calcext:value-type="float">
            <text:p>335.5</text:p>
          </table:table-cell>
          <table:table-cell office:value-type="float" office:value="35.7841720581055" calcext:value-type="float">
            <text:p>35.7841720581055</text:p>
          </table:table-cell>
          <table:table-cell office:value-type="float" office:value="26326.3263263263" calcext:value-type="float">
            <text:p>26326.3263263263</text:p>
          </table:table-cell>
          <table:table-cell table:formula="of:=10^((LOG10(149.3)-LOG10([.C789]))/1.07+LOG10(50))" office:value-type="float" office:value="190.000157821042" calcext:value-type="float">
            <text:p>190.000157821042</text:p>
          </table:table-cell>
          <table:table-cell table:formula="of:=[.E789]-[.$E$54]" office:value-type="float" office:value="136.211354005609" calcext:value-type="float">
            <text:p>136.211354005609</text:p>
          </table:table-cell>
          <table:table-cell table:number-columns-repeated="9"/>
        </table:table-row>
        <table:table-row table:style-name="ro1">
          <table:table-cell office:value-type="float" office:value="423.5" calcext:value-type="float">
            <text:p>423.5</text:p>
          </table:table-cell>
          <table:table-cell office:value-type="float" office:value="335.5" calcext:value-type="float">
            <text:p>335.5</text:p>
          </table:table-cell>
          <table:table-cell office:value-type="float" office:value="35.7841720581055" calcext:value-type="float">
            <text:p>35.7841720581055</text:p>
          </table:table-cell>
          <table:table-cell office:value-type="float" office:value="26359.6930263597" calcext:value-type="float">
            <text:p>26359.6930263597</text:p>
          </table:table-cell>
          <table:table-cell table:formula="of:=10^((LOG10(149.3)-LOG10([.C790]))/1.07+LOG10(50))" office:value-type="float" office:value="190.000157821042" calcext:value-type="float">
            <text:p>190.000157821042</text:p>
          </table:table-cell>
          <table:table-cell table:formula="of:=[.E790]-[.$E$54]" office:value-type="float" office:value="136.211354005609" calcext:value-type="float">
            <text:p>136.211354005609</text:p>
          </table:table-cell>
          <table:table-cell table:number-columns-repeated="9"/>
        </table:table-row>
        <table:table-row table:style-name="ro1">
          <table:table-cell office:value-type="float" office:value="422.722106933594" calcext:value-type="float">
            <text:p>422.722106933594</text:p>
          </table:table-cell>
          <table:table-cell office:value-type="float" office:value="328.049102783203" calcext:value-type="float">
            <text:p>328.049102783203</text:p>
          </table:table-cell>
          <table:table-cell office:value-type="float" office:value="43.2097854614258" calcext:value-type="float">
            <text:p>43.2097854614258</text:p>
          </table:table-cell>
          <table:table-cell office:value-type="float" office:value="26393.0597263931" calcext:value-type="float">
            <text:p>26393.0597263931</text:p>
          </table:table-cell>
          <table:table-cell table:formula="of:=10^((LOG10(149.3)-LOG10([.C791]))/1.07+LOG10(50))" office:value-type="float" office:value="159.301618815273" calcext:value-type="float">
            <text:p>159.301618815273</text:p>
          </table:table-cell>
          <table:table-cell table:formula="of:=[.E791]-[.$E$54]" office:value-type="float" office:value="105.512814999841" calcext:value-type="float">
            <text:p>105.512814999841</text:p>
          </table:table-cell>
          <table:table-cell table:number-columns-repeated="9"/>
        </table:table-row>
        <table:table-row table:style-name="ro1">
          <table:table-cell office:value-type="float" office:value="429.740753173828" calcext:value-type="float">
            <text:p>429.740753173828</text:p>
          </table:table-cell>
          <table:table-cell office:value-type="float" office:value="325.44091796875" calcext:value-type="float">
            <text:p>325.44091796875</text:p>
          </table:table-cell>
          <table:table-cell office:value-type="float" office:value="43.6596755981445" calcext:value-type="float">
            <text:p>43.6596755981445</text:p>
          </table:table-cell>
          <table:table-cell office:value-type="float" office:value="26426.4264264264" calcext:value-type="float">
            <text:p>26426.4264264264</text:p>
          </table:table-cell>
          <table:table-cell table:formula="of:=10^((LOG10(149.3)-LOG10([.C792]))/1.07+LOG10(50))" office:value-type="float" office:value="157.766969051454" calcext:value-type="float">
            <text:p>157.766969051454</text:p>
          </table:table-cell>
          <table:table-cell table:formula="of:=[.E792]-[.$E$54]" office:value-type="float" office:value="103.978165236022" calcext:value-type="float">
            <text:p>103.978165236022</text:p>
          </table:table-cell>
          <table:table-cell table:number-columns-repeated="9"/>
        </table:table-row>
        <table:table-row table:style-name="ro1">
          <table:table-cell office:value-type="float" office:value="433.625" calcext:value-type="float">
            <text:p>433.625</text:p>
          </table:table-cell>
          <table:table-cell office:value-type="float" office:value="335.5" calcext:value-type="float">
            <text:p>335.5</text:p>
          </table:table-cell>
          <table:table-cell office:value-type="float" office:value="36.6285133361816" calcext:value-type="float">
            <text:p>36.6285133361816</text:p>
          </table:table-cell>
          <table:table-cell office:value-type="float" office:value="26459.7931264598" calcext:value-type="float">
            <text:p>26459.7931264598</text:p>
          </table:table-cell>
          <table:table-cell table:formula="of:=10^((LOG10(149.3)-LOG10([.C793]))/1.07+LOG10(50))" office:value-type="float" office:value="185.903789790936" calcext:value-type="float">
            <text:p>185.903789790936</text:p>
          </table:table-cell>
          <table:table-cell table:formula="of:=[.E793]-[.$E$54]" office:value-type="float" office:value="132.114985975503" calcext:value-type="float">
            <text:p>132.114985975503</text:p>
          </table:table-cell>
          <table:table-cell table:number-columns-repeated="9"/>
        </table:table-row>
        <table:table-row table:style-name="ro1">
          <table:table-cell office:value-type="float" office:value="438.119720458984" calcext:value-type="float">
            <text:p>438.119720458984</text:p>
          </table:table-cell>
          <table:table-cell office:value-type="float" office:value="335.5" calcext:value-type="float">
            <text:p>335.5</text:p>
          </table:table-cell>
          <table:table-cell office:value-type="float" office:value="36.1509475708008" calcext:value-type="float">
            <text:p>36.1509475708008</text:p>
          </table:table-cell>
          <table:table-cell office:value-type="float" office:value="26493.1598264932" calcext:value-type="float">
            <text:p>26493.1598264932</text:p>
          </table:table-cell>
          <table:table-cell table:formula="of:=10^((LOG10(149.3)-LOG10([.C794]))/1.07+LOG10(50))" office:value-type="float" office:value="188.197989057949" calcext:value-type="float">
            <text:p>188.197989057949</text:p>
          </table:table-cell>
          <table:table-cell table:formula="of:=[.E794]-[.$E$54]" office:value-type="float" office:value="134.409185242517" calcext:value-type="float">
            <text:p>134.409185242517</text:p>
          </table:table-cell>
          <table:table-cell table:number-columns-repeated="9"/>
        </table:table-row>
        <table:table-row table:style-name="ro1">
          <table:table-cell office:value-type="float" office:value="442.42578125" calcext:value-type="float">
            <text:p>442.42578125</text:p>
          </table:table-cell>
          <table:table-cell office:value-type="float" office:value="335.451171875" calcext:value-type="float">
            <text:p>335.451171875</text:p>
          </table:table-cell>
          <table:table-cell office:value-type="float" office:value="35.8428268432617" calcext:value-type="float">
            <text:p>35.8428268432617</text:p>
          </table:table-cell>
          <table:table-cell office:value-type="float" office:value="26526.5265265265" calcext:value-type="float">
            <text:p>26526.5265265265</text:p>
          </table:table-cell>
          <table:table-cell table:formula="of:=10^((LOG10(149.3)-LOG10([.C795]))/1.07+LOG10(50))" office:value-type="float" office:value="189.709558471236" calcext:value-type="float">
            <text:p>189.709558471236</text:p>
          </table:table-cell>
          <table:table-cell table:formula="of:=[.E795]-[.$E$54]" office:value-type="float" office:value="135.920754655804" calcext:value-type="float">
            <text:p>135.920754655804</text:p>
          </table:table-cell>
          <table:table-cell table:number-columns-repeated="9"/>
        </table:table-row>
        <table:table-row table:style-name="ro1">
          <table:table-cell office:value-type="float" office:value="442.42578125" calcext:value-type="float">
            <text:p>442.42578125</text:p>
          </table:table-cell>
          <table:table-cell office:value-type="float" office:value="335.451171875" calcext:value-type="float">
            <text:p>335.451171875</text:p>
          </table:table-cell>
          <table:table-cell office:value-type="float" office:value="35.8428268432617" calcext:value-type="float">
            <text:p>35.8428268432617</text:p>
          </table:table-cell>
          <table:table-cell office:value-type="float" office:value="26559.8932265599" calcext:value-type="float">
            <text:p>26559.8932265599</text:p>
          </table:table-cell>
          <table:table-cell table:formula="of:=10^((LOG10(149.3)-LOG10([.C796]))/1.07+LOG10(50))" office:value-type="float" office:value="189.709558471236" calcext:value-type="float">
            <text:p>189.709558471236</text:p>
          </table:table-cell>
          <table:table-cell table:formula="of:=[.E796]-[.$E$54]" office:value-type="float" office:value="135.920754655804" calcext:value-type="float">
            <text:p>135.920754655804</text:p>
          </table:table-cell>
          <table:table-cell table:number-columns-repeated="9"/>
        </table:table-row>
        <table:table-row table:style-name="ro1">
          <table:table-cell office:value-type="float" office:value="447.340057373047" calcext:value-type="float">
            <text:p>447.340057373047</text:p>
          </table:table-cell>
          <table:table-cell office:value-type="float" office:value="334.356292724609" calcext:value-type="float">
            <text:p>334.356292724609</text:p>
          </table:table-cell>
          <table:table-cell office:value-type="float" office:value="35.3953323364258" calcext:value-type="float">
            <text:p>35.3953323364258</text:p>
          </table:table-cell>
          <table:table-cell office:value-type="float" office:value="26593.2599265933" calcext:value-type="float">
            <text:p>26593.2599265933</text:p>
          </table:table-cell>
          <table:table-cell table:formula="of:=10^((LOG10(149.3)-LOG10([.C797]))/1.07+LOG10(50))" office:value-type="float" office:value="191.950179009119" calcext:value-type="float">
            <text:p>191.950179009119</text:p>
          </table:table-cell>
          <table:table-cell table:formula="of:=[.E797]-[.$E$54]" office:value-type="float" office:value="138.161375193687" calcext:value-type="float">
            <text:p>138.161375193687</text:p>
          </table:table-cell>
          <table:table-cell table:number-columns-repeated="9"/>
        </table:table-row>
        <table:table-row table:style-name="ro1">
          <table:table-cell office:value-type="float" office:value="451.433258056641" calcext:value-type="float">
            <text:p>451.433258056641</text:p>
          </table:table-cell>
          <table:table-cell office:value-type="float" office:value="334.175415039063" calcext:value-type="float">
            <text:p>334.175415039063</text:p>
          </table:table-cell>
          <table:table-cell office:value-type="float" office:value="35.2690353393555" calcext:value-type="float">
            <text:p>35.2690353393555</text:p>
          </table:table-cell>
          <table:table-cell office:value-type="float" office:value="26626.6266266266" calcext:value-type="float">
            <text:p>26626.6266266266</text:p>
          </table:table-cell>
          <table:table-cell table:formula="of:=10^((LOG10(149.3)-LOG10([.C798]))/1.07+LOG10(50))" office:value-type="float" office:value="192.592501868157" calcext:value-type="float">
            <text:p>192.592501868157</text:p>
          </table:table-cell>
          <table:table-cell table:formula="of:=[.E798]-[.$E$54]" office:value-type="float" office:value="138.803698052725" calcext:value-type="float">
            <text:p>138.803698052725</text:p>
          </table:table-cell>
          <table:table-cell table:number-columns-repeated="9"/>
        </table:table-row>
        <table:table-row table:style-name="ro1">
          <table:table-cell office:value-type="float" office:value="455.5" calcext:value-type="float">
            <text:p>455.5</text:p>
          </table:table-cell>
          <table:table-cell office:value-type="float" office:value="333.920013427734" calcext:value-type="float">
            <text:p>333.920013427734</text:p>
          </table:table-cell>
          <table:table-cell office:value-type="float" office:value="34.9236717224121" calcext:value-type="float">
            <text:p>34.9236717224121</text:p>
          </table:table-cell>
          <table:table-cell office:value-type="float" office:value="26659.99332666" calcext:value-type="float">
            <text:p>26659.99332666</text:p>
          </table:table-cell>
          <table:table-cell table:formula="of:=10^((LOG10(149.3)-LOG10([.C799]))/1.07+LOG10(50))" office:value-type="float" office:value="194.371896470146" calcext:value-type="float">
            <text:p>194.371896470146</text:p>
          </table:table-cell>
          <table:table-cell table:formula="of:=[.E799]-[.$E$54]" office:value-type="float" office:value="140.583092654714" calcext:value-type="float">
            <text:p>140.583092654714</text:p>
          </table:table-cell>
          <table:table-cell table:number-columns-repeated="9"/>
        </table:table-row>
        <table:table-row table:style-name="ro1">
          <table:table-cell office:value-type="float" office:value="458.560638427734" calcext:value-type="float">
            <text:p>458.560638427734</text:p>
          </table:table-cell>
          <table:table-cell office:value-type="float" office:value="333.940002441406" calcext:value-type="float">
            <text:p>333.940002441406</text:p>
          </table:table-cell>
          <table:table-cell office:value-type="float" office:value="34.9697341918945" calcext:value-type="float">
            <text:p>34.9697341918945</text:p>
          </table:table-cell>
          <table:table-cell office:value-type="float" office:value="26693.3600266934" calcext:value-type="float">
            <text:p>26693.3600266934</text:p>
          </table:table-cell>
          <table:table-cell table:formula="of:=10^((LOG10(149.3)-LOG10([.C800]))/1.07+LOG10(50))" office:value-type="float" office:value="194.132607158087" calcext:value-type="float">
            <text:p>194.132607158087</text:p>
          </table:table-cell>
          <table:table-cell table:formula="of:=[.E800]-[.$E$54]" office:value-type="float" office:value="140.343803342654" calcext:value-type="float">
            <text:p>140.343803342654</text:p>
          </table:table-cell>
          <table:table-cell table:number-columns-repeated="9"/>
        </table:table-row>
        <table:table-row table:style-name="ro1">
          <table:table-cell office:value-type="float" office:value="458.560638427734" calcext:value-type="float">
            <text:p>458.560638427734</text:p>
          </table:table-cell>
          <table:table-cell office:value-type="float" office:value="333.940002441406" calcext:value-type="float">
            <text:p>333.940002441406</text:p>
          </table:table-cell>
          <table:table-cell office:value-type="float" office:value="34.9697341918945" calcext:value-type="float">
            <text:p>34.9697341918945</text:p>
          </table:table-cell>
          <table:table-cell office:value-type="float" office:value="26726.7267267267" calcext:value-type="float">
            <text:p>26726.7267267267</text:p>
          </table:table-cell>
          <table:table-cell table:formula="of:=10^((LOG10(149.3)-LOG10([.C801]))/1.07+LOG10(50))" office:value-type="float" office:value="194.132607158087" calcext:value-type="float">
            <text:p>194.132607158087</text:p>
          </table:table-cell>
          <table:table-cell table:formula="of:=[.E801]-[.$E$54]" office:value-type="float" office:value="140.343803342654" calcext:value-type="float">
            <text:p>140.343803342654</text:p>
          </table:table-cell>
          <table:table-cell table:number-columns-repeated="9"/>
        </table:table-row>
        <table:table-row table:style-name="ro1">
          <table:table-cell office:value-type="float" office:value="463.139892578125" calcext:value-type="float">
            <text:p>463.139892578125</text:p>
          </table:table-cell>
          <table:table-cell office:value-type="float" office:value="334.117218017578" calcext:value-type="float">
            <text:p>334.117218017578</text:p>
          </table:table-cell>
          <table:table-cell office:value-type="float" office:value="34.2614974975586" calcext:value-type="float">
            <text:p>34.2614974975586</text:p>
          </table:table-cell>
          <table:table-cell office:value-type="float" office:value="26760.0934267601" calcext:value-type="float">
            <text:p>26760.0934267601</text:p>
          </table:table-cell>
          <table:table-cell table:formula="of:=10^((LOG10(149.3)-LOG10([.C802]))/1.07+LOG10(50))" office:value-type="float" office:value="197.880569083982" calcext:value-type="float">
            <text:p>197.880569083982</text:p>
          </table:table-cell>
          <table:table-cell table:formula="of:=[.E802]-[.$E$54]" office:value-type="float" office:value="144.091765268549" calcext:value-type="float">
            <text:p>144.091765268549</text:p>
          </table:table-cell>
          <table:table-cell table:number-columns-repeated="9"/>
        </table:table-row>
        <table:table-row table:style-name="ro1">
          <table:table-cell office:value-type="float" office:value="466.306427001953" calcext:value-type="float">
            <text:p>466.306427001953</text:p>
          </table:table-cell>
          <table:table-cell office:value-type="float" office:value="333.381408691406" calcext:value-type="float">
            <text:p>333.381408691406</text:p>
          </table:table-cell>
          <table:table-cell office:value-type="float" office:value="34.4062957763672" calcext:value-type="float">
            <text:p>34.4062957763672</text:p>
          </table:table-cell>
          <table:table-cell office:value-type="float" office:value="26793.4601267935" calcext:value-type="float">
            <text:p>26793.4601267935</text:p>
          </table:table-cell>
          <table:table-cell table:formula="of:=10^((LOG10(149.3)-LOG10([.C803]))/1.07+LOG10(50))" office:value-type="float" office:value="197.102165683108" calcext:value-type="float">
            <text:p>197.102165683108</text:p>
          </table:table-cell>
          <table:table-cell table:formula="of:=[.E803]-[.$E$54]" office:value-type="float" office:value="143.313361867676" calcext:value-type="float">
            <text:p>143.313361867676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33" calcext:value-type="float">
            <text:p>333</text:p>
          </table:table-cell>
          <table:table-cell office:value-type="float" office:value="34.0588722229004" calcext:value-type="float">
            <text:p>34.0588722229004</text:p>
          </table:table-cell>
          <table:table-cell office:value-type="float" office:value="26826.8268268268" calcext:value-type="float">
            <text:p>26826.8268268268</text:p>
          </table:table-cell>
          <table:table-cell table:formula="of:=10^((LOG10(149.3)-LOG10([.C804]))/1.07+LOG10(50))" office:value-type="float" office:value="198.980583511953" calcext:value-type="float">
            <text:p>198.980583511953</text:p>
          </table:table-cell>
          <table:table-cell table:formula="of:=[.E804]-[.$E$54]" office:value-type="float" office:value="145.19177969652" calcext:value-type="float">
            <text:p>145.19177969652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33" calcext:value-type="float">
            <text:p>333</text:p>
          </table:table-cell>
          <table:table-cell office:value-type="float" office:value="34.0588722229004" calcext:value-type="float">
            <text:p>34.0588722229004</text:p>
          </table:table-cell>
          <table:table-cell office:value-type="float" office:value="26860.1935268602" calcext:value-type="float">
            <text:p>26860.1935268602</text:p>
          </table:table-cell>
          <table:table-cell table:formula="of:=10^((LOG10(149.3)-LOG10([.C805]))/1.07+LOG10(50))" office:value-type="float" office:value="198.980583511953" calcext:value-type="float">
            <text:p>198.980583511953</text:p>
          </table:table-cell>
          <table:table-cell table:formula="of:=[.E805]-[.$E$54]" office:value-type="float" office:value="145.19177969652" calcext:value-type="float">
            <text:p>145.19177969652</text:p>
          </table:table-cell>
          <table:table-cell table:number-columns-repeated="9"/>
        </table:table-row>
        <table:table-row table:style-name="ro1">
          <table:table-cell office:value-type="float" office:value="473.435668945313" calcext:value-type="float">
            <text:p>473.435668945313</text:p>
          </table:table-cell>
          <table:table-cell office:value-type="float" office:value="332.824523925781" calcext:value-type="float">
            <text:p>332.824523925781</text:p>
          </table:table-cell>
          <table:table-cell office:value-type="float" office:value="33.998649597168" calcext:value-type="float">
            <text:p>33.998649597168</text:p>
          </table:table-cell>
          <table:table-cell office:value-type="float" office:value="26893.5602268936" calcext:value-type="float">
            <text:p>26893.5602268936</text:p>
          </table:table-cell>
          <table:table-cell table:formula="of:=10^((LOG10(149.3)-LOG10([.C806]))/1.07+LOG10(50))" office:value-type="float" office:value="199.309965460018" calcext:value-type="float">
            <text:p>199.309965460018</text:p>
          </table:table-cell>
          <table:table-cell table:formula="of:=[.E806]-[.$E$54]" office:value-type="float" office:value="145.521161644586" calcext:value-type="float">
            <text:p>145.521161644586</text:p>
          </table:table-cell>
          <table:table-cell table:number-columns-repeated="9"/>
        </table:table-row>
        <table:table-row table:style-name="ro1">
          <table:table-cell office:value-type="float" office:value="475.63916015625" calcext:value-type="float">
            <text:p>475.63916015625</text:p>
          </table:table-cell>
          <table:table-cell office:value-type="float" office:value="332.819580078125" calcext:value-type="float">
            <text:p>332.819580078125</text:p>
          </table:table-cell>
          <table:table-cell office:value-type="float" office:value="33.9225196838379" calcext:value-type="float">
            <text:p>33.9225196838379</text:p>
          </table:table-cell>
          <table:table-cell office:value-type="float" office:value="26926.9269269269" calcext:value-type="float">
            <text:p>26926.9269269269</text:p>
          </table:table-cell>
          <table:table-cell table:formula="of:=10^((LOG10(149.3)-LOG10([.C807]))/1.07+LOG10(50))" office:value-type="float" office:value="199.727969627178" calcext:value-type="float">
            <text:p>199.727969627178</text:p>
          </table:table-cell>
          <table:table-cell table:formula="of:=[.E807]-[.$E$54]" office:value-type="float" office:value="145.939165811746" calcext:value-type="float">
            <text:p>145.939165811746</text:p>
          </table:table-cell>
          <table:table-cell table:number-columns-repeated="9"/>
        </table:table-row>
        <table:table-row table:style-name="ro1">
          <table:table-cell office:value-type="float" office:value="478.286468505859" calcext:value-type="float">
            <text:p>478.286468505859</text:p>
          </table:table-cell>
          <table:table-cell office:value-type="float" office:value="332.062957763672" calcext:value-type="float">
            <text:p>332.062957763672</text:p>
          </table:table-cell>
          <table:table-cell office:value-type="float" office:value="34.1397094726562" calcext:value-type="float">
            <text:p>34.1397094726562</text:p>
          </table:table-cell>
          <table:table-cell office:value-type="float" office:value="26960.2936269603" calcext:value-type="float">
            <text:p>26960.2936269603</text:p>
          </table:table-cell>
          <table:table-cell table:formula="of:=10^((LOG10(149.3)-LOG10([.C808]))/1.07+LOG10(50))" office:value-type="float" office:value="198.540219017848" calcext:value-type="float">
            <text:p>198.540219017848</text:p>
          </table:table-cell>
          <table:table-cell table:formula="of:=[.E808]-[.$E$54]" office:value-type="float" office:value="144.751415202416" calcext:value-type="float">
            <text:p>144.751415202416</text:p>
          </table:table-cell>
          <table:table-cell table:number-columns-repeated="9"/>
        </table:table-row>
        <table:table-row table:style-name="ro1">
          <table:table-cell office:value-type="float" office:value="480.173400878906" calcext:value-type="float">
            <text:p>480.173400878906</text:p>
          </table:table-cell>
          <table:table-cell office:value-type="float" office:value="331.893096923828" calcext:value-type="float">
            <text:p>331.893096923828</text:p>
          </table:table-cell>
          <table:table-cell office:value-type="float" office:value="34.0414581298828" calcext:value-type="float">
            <text:p>34.0414581298828</text:p>
          </table:table-cell>
          <table:table-cell office:value-type="float" office:value="26993.6603269937" calcext:value-type="float">
            <text:p>26993.6603269937</text:p>
          </table:table-cell>
          <table:table-cell table:formula="of:=10^((LOG10(149.3)-LOG10([.C809]))/1.07+LOG10(50))" office:value-type="float" office:value="199.075712387249" calcext:value-type="float">
            <text:p>199.075712387249</text:p>
          </table:table-cell>
          <table:table-cell table:formula="of:=[.E809]-[.$E$54]" office:value-type="float" office:value="145.286908571817" calcext:value-type="float">
            <text:p>145.286908571817</text:p>
          </table:table-cell>
          <table:table-cell table:number-columns-repeated="9"/>
        </table:table-row>
        <table:table-row table:style-name="ro1">
          <table:table-cell office:value-type="float" office:value="480.173400878906" calcext:value-type="float">
            <text:p>480.173400878906</text:p>
          </table:table-cell>
          <table:table-cell office:value-type="float" office:value="331.893096923828" calcext:value-type="float">
            <text:p>331.893096923828</text:p>
          </table:table-cell>
          <table:table-cell office:value-type="float" office:value="34.0414581298828" calcext:value-type="float">
            <text:p>34.0414581298828</text:p>
          </table:table-cell>
          <table:table-cell office:value-type="float" office:value="27027.027027027" calcext:value-type="float">
            <text:p>27027.027027027</text:p>
          </table:table-cell>
          <table:table-cell table:formula="of:=10^((LOG10(149.3)-LOG10([.C810]))/1.07+LOG10(50))" office:value-type="float" office:value="199.075712387249" calcext:value-type="float">
            <text:p>199.075712387249</text:p>
          </table:table-cell>
          <table:table-cell table:formula="of:=[.E810]-[.$E$54]" office:value-type="float" office:value="145.286908571817" calcext:value-type="float">
            <text:p>145.286908571817</text:p>
          </table:table-cell>
          <table:table-cell table:number-columns-repeated="9"/>
        </table:table-row>
        <table:table-row table:style-name="ro1">
          <table:table-cell office:value-type="float" office:value="482.397003173828" calcext:value-type="float">
            <text:p>482.397003173828</text:p>
          </table:table-cell>
          <table:table-cell office:value-type="float" office:value="331.573089599609" calcext:value-type="float">
            <text:p>331.573089599609</text:p>
          </table:table-cell>
          <table:table-cell office:value-type="float" office:value="33.8599014282227" calcext:value-type="float">
            <text:p>33.8599014282227</text:p>
          </table:table-cell>
          <table:table-cell office:value-type="float" office:value="27060.3937270604" calcext:value-type="float">
            <text:p>27060.3937270604</text:p>
          </table:table-cell>
          <table:table-cell table:formula="of:=10^((LOG10(149.3)-LOG10([.C811]))/1.07+LOG10(50))" office:value-type="float" office:value="200.073148439484" calcext:value-type="float">
            <text:p>200.073148439484</text:p>
          </table:table-cell>
          <table:table-cell table:formula="of:=[.E811]-[.$E$54]" office:value-type="float" office:value="146.284344624051" calcext:value-type="float">
            <text:p>146.284344624051</text:p>
          </table:table-cell>
          <table:table-cell table:number-columns-repeated="9"/>
        </table:table-row>
        <table:table-row table:style-name="ro1">
          <table:table-cell office:value-type="float" office:value="483.666656494141" calcext:value-type="float">
            <text:p>483.666656494141</text:p>
          </table:table-cell>
          <table:table-cell office:value-type="float" office:value="331.5" calcext:value-type="float">
            <text:p>331.5</text:p>
          </table:table-cell>
          <table:table-cell office:value-type="float" office:value="33.7001686096191" calcext:value-type="float">
            <text:p>33.7001686096191</text:p>
          </table:table-cell>
          <table:table-cell office:value-type="float" office:value="27093.7604270938" calcext:value-type="float">
            <text:p>27093.7604270938</text:p>
          </table:table-cell>
          <table:table-cell table:formula="of:=10^((LOG10(149.3)-LOG10([.C812]))/1.07+LOG10(50))" office:value-type="float" office:value="200.959283427734" calcext:value-type="float">
            <text:p>200.959283427734</text:p>
          </table:table-cell>
          <table:table-cell table:formula="of:=[.E812]-[.$E$54]" office:value-type="float" office:value="147.170479612302" calcext:value-type="float">
            <text:p>147.170479612302</text:p>
          </table:table-cell>
          <table:table-cell table:number-columns-repeated="9"/>
        </table:table-row>
        <table:table-row table:style-name="ro1">
          <table:table-cell office:value-type="float" office:value="485.408325195313" calcext:value-type="float">
            <text:p>485.408325195313</text:p>
          </table:table-cell>
          <table:table-cell office:value-type="float" office:value="330.674987792969" calcext:value-type="float">
            <text:p>330.674987792969</text:p>
          </table:table-cell>
          <table:table-cell office:value-type="float" office:value="33.7611198425293" calcext:value-type="float">
            <text:p>33.7611198425293</text:p>
          </table:table-cell>
          <table:table-cell office:value-type="float" office:value="27127.1271271271" calcext:value-type="float">
            <text:p>27127.1271271271</text:p>
          </table:table-cell>
          <table:table-cell table:formula="of:=10^((LOG10(149.3)-LOG10([.C813]))/1.07+LOG10(50))" office:value-type="float" office:value="200.62019293792" calcext:value-type="float">
            <text:p>200.62019293792</text:p>
          </table:table-cell>
          <table:table-cell table:formula="of:=[.E813]-[.$E$54]" office:value-type="float" office:value="146.831389122488" calcext:value-type="float">
            <text:p>146.831389122488</text:p>
          </table:table-cell>
          <table:table-cell table:number-columns-repeated="9"/>
        </table:table-row>
        <table:table-row table:style-name="ro1">
          <table:table-cell office:value-type="float" office:value="486.885620117188" calcext:value-type="float">
            <text:p>486.885620117188</text:p>
          </table:table-cell>
          <table:table-cell office:value-type="float" office:value="330.084869384766" calcext:value-type="float">
            <text:p>330.084869384766</text:p>
          </table:table-cell>
          <table:table-cell office:value-type="float" office:value="34.1370849609375" calcext:value-type="float">
            <text:p>34.1370849609375</text:p>
          </table:table-cell>
          <table:table-cell office:value-type="float" office:value="27160.4938271605" calcext:value-type="float">
            <text:p>27160.4938271605</text:p>
          </table:table-cell>
          <table:table-cell table:formula="of:=10^((LOG10(149.3)-LOG10([.C814]))/1.07+LOG10(50))" office:value-type="float" office:value="198.554484475539" calcext:value-type="float">
            <text:p>198.554484475539</text:p>
          </table:table-cell>
          <table:table-cell table:formula="of:=[.E814]-[.$E$54]" office:value-type="float" office:value="144.765680660106" calcext:value-type="float">
            <text:p>144.765680660106</text:p>
          </table:table-cell>
          <table:table-cell table:number-columns-repeated="9"/>
        </table:table-row>
        <table:table-row table:style-name="ro1">
          <table:table-cell office:value-type="float" office:value="486.885620117188" calcext:value-type="float">
            <text:p>486.885620117188</text:p>
          </table:table-cell>
          <table:table-cell office:value-type="float" office:value="330.084869384766" calcext:value-type="float">
            <text:p>330.084869384766</text:p>
          </table:table-cell>
          <table:table-cell office:value-type="float" office:value="34.1370849609375" calcext:value-type="float">
            <text:p>34.1370849609375</text:p>
          </table:table-cell>
          <table:table-cell office:value-type="float" office:value="27193.8605271939" calcext:value-type="float">
            <text:p>27193.8605271939</text:p>
          </table:table-cell>
          <table:table-cell table:formula="of:=10^((LOG10(149.3)-LOG10([.C815]))/1.07+LOG10(50))" office:value-type="float" office:value="198.554484475539" calcext:value-type="float">
            <text:p>198.554484475539</text:p>
          </table:table-cell>
          <table:table-cell table:formula="of:=[.E815]-[.$E$54]" office:value-type="float" office:value="144.765680660106" calcext:value-type="float">
            <text:p>144.765680660106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9.676910400391" calcext:value-type="float">
            <text:p>329.676910400391</text:p>
          </table:table-cell>
          <table:table-cell office:value-type="float" office:value="33.9137535095215" calcext:value-type="float">
            <text:p>33.9137535095215</text:p>
          </table:table-cell>
          <table:table-cell office:value-type="float" office:value="27227.2272272272" calcext:value-type="float">
            <text:p>27227.2272272272</text:p>
          </table:table-cell>
          <table:table-cell table:formula="of:=10^((LOG10(149.3)-LOG10([.C816]))/1.07+LOG10(50))" office:value-type="float" office:value="199.776218334345" calcext:value-type="float">
            <text:p>199.776218334345</text:p>
          </table:table-cell>
          <table:table-cell table:formula="of:=[.E816]-[.$E$54]" office:value-type="float" office:value="145.987414518913" calcext:value-type="float">
            <text:p>145.987414518913</text:p>
          </table:table-cell>
          <table:table-cell table:number-columns-repeated="9"/>
        </table:table-row>
        <table:table-row table:style-name="ro1">
          <table:table-cell office:value-type="float" office:value="490.099792480469" calcext:value-type="float">
            <text:p>490.099792480469</text:p>
          </table:table-cell>
          <table:table-cell office:value-type="float" office:value="329.706207275391" calcext:value-type="float">
            <text:p>329.706207275391</text:p>
          </table:table-cell>
          <table:table-cell office:value-type="float" office:value="33.8485374450684" calcext:value-type="float">
            <text:p>33.8485374450684</text:p>
          </table:table-cell>
          <table:table-cell office:value-type="float" office:value="27260.5939272606" calcext:value-type="float">
            <text:p>27260.5939272606</text:p>
          </table:table-cell>
          <table:table-cell table:formula="of:=10^((LOG10(149.3)-LOG10([.C817]))/1.07+LOG10(50))" office:value-type="float" office:value="200.135924048273" calcext:value-type="float">
            <text:p>200.135924048273</text:p>
          </table:table-cell>
          <table:table-cell table:formula="of:=[.E817]-[.$E$54]" office:value-type="float" office:value="146.34712023284" calcext:value-type="float">
            <text:p>146.34712023284</text:p>
          </table:table-cell>
          <table:table-cell table:number-columns-repeated="9"/>
        </table:table-row>
        <table:table-row table:style-name="ro1">
          <table:table-cell office:value-type="float" office:value="490.397003173828" calcext:value-type="float">
            <text:p>490.397003173828</text:p>
          </table:table-cell>
          <table:table-cell office:value-type="float" office:value="329.573089599609" calcext:value-type="float">
            <text:p>329.573089599609</text:p>
          </table:table-cell>
          <table:table-cell office:value-type="float" office:value="33.8599014282227" calcext:value-type="float">
            <text:p>33.8599014282227</text:p>
          </table:table-cell>
          <table:table-cell office:value-type="float" office:value="27293.960627294" calcext:value-type="float">
            <text:p>27293.960627294</text:p>
          </table:table-cell>
          <table:table-cell table:formula="of:=10^((LOG10(149.3)-LOG10([.C818]))/1.07+LOG10(50))" office:value-type="float" office:value="200.073148439484" calcext:value-type="float">
            <text:p>200.073148439484</text:p>
          </table:table-cell>
          <table:table-cell table:formula="of:=[.E818]-[.$E$54]" office:value-type="float" office:value="146.284344624051" calcext:value-type="float">
            <text:p>146.284344624051</text:p>
          </table:table-cell>
          <table:table-cell table:number-columns-repeated="9"/>
        </table:table-row>
        <table:table-row table:style-name="ro1">
          <table:table-cell office:value-type="float" office:value="490.881225585938" calcext:value-type="float">
            <text:p>490.881225585938</text:p>
          </table:table-cell>
          <table:table-cell office:value-type="float" office:value="329.049713134766" calcext:value-type="float">
            <text:p>329.049713134766</text:p>
          </table:table-cell>
          <table:table-cell office:value-type="float" office:value="34.1715126037598" calcext:value-type="float">
            <text:p>34.1715126037598</text:p>
          </table:table-cell>
          <table:table-cell office:value-type="float" office:value="27327.3273273273" calcext:value-type="float">
            <text:p>27327.3273273273</text:p>
          </table:table-cell>
          <table:table-cell table:formula="of:=10^((LOG10(149.3)-LOG10([.C819]))/1.07+LOG10(50))" office:value-type="float" office:value="198.367522484142" calcext:value-type="float">
            <text:p>198.367522484142</text:p>
          </table:table-cell>
          <table:table-cell table:formula="of:=[.E819]-[.$E$54]" office:value-type="float" office:value="144.578718668709" calcext:value-type="float">
            <text:p>144.578718668709</text:p>
          </table:table-cell>
          <table:table-cell table:number-columns-repeated="9"/>
        </table:table-row>
        <table:table-row table:style-name="ro1">
          <table:table-cell office:value-type="float" office:value="490.881225585938" calcext:value-type="float">
            <text:p>490.881225585938</text:p>
          </table:table-cell>
          <table:table-cell office:value-type="float" office:value="329.049713134766" calcext:value-type="float">
            <text:p>329.049713134766</text:p>
          </table:table-cell>
          <table:table-cell office:value-type="float" office:value="34.1715126037598" calcext:value-type="float">
            <text:p>34.1715126037598</text:p>
          </table:table-cell>
          <table:table-cell office:value-type="float" office:value="27360.6940273607" calcext:value-type="float">
            <text:p>27360.6940273607</text:p>
          </table:table-cell>
          <table:table-cell table:formula="of:=10^((LOG10(149.3)-LOG10([.C820]))/1.07+LOG10(50))" office:value-type="float" office:value="198.367522484142" calcext:value-type="float">
            <text:p>198.367522484142</text:p>
          </table:table-cell>
          <table:table-cell table:formula="of:=[.E820]-[.$E$54]" office:value-type="float" office:value="144.578718668709" calcext:value-type="float">
            <text:p>144.578718668709</text:p>
          </table:table-cell>
          <table:table-cell table:number-columns-repeated="9"/>
        </table:table-row>
        <table:table-row table:style-name="ro1">
          <table:table-cell office:value-type="float" office:value="491.745330810547" calcext:value-type="float">
            <text:p>491.745330810547</text:p>
          </table:table-cell>
          <table:table-cell office:value-type="float" office:value="329.366455078125" calcext:value-type="float">
            <text:p>329.366455078125</text:p>
          </table:table-cell>
          <table:table-cell office:value-type="float" office:value="33.576114654541" calcext:value-type="float">
            <text:p>33.576114654541</text:p>
          </table:table-cell>
          <table:table-cell office:value-type="float" office:value="27394.0607273941" calcext:value-type="float">
            <text:p>27394.0607273941</text:p>
          </table:table-cell>
          <table:table-cell table:formula="of:=10^((LOG10(149.3)-LOG10([.C821]))/1.07+LOG10(50))" office:value-type="float" office:value="201.65311179247" calcext:value-type="float">
            <text:p>201.65311179247</text:p>
          </table:table-cell>
          <table:table-cell table:formula="of:=[.E821]-[.$E$54]" office:value-type="float" office:value="147.864307977038" calcext:value-type="float">
            <text:p>147.864307977038</text:p>
          </table:table-cell>
          <table:table-cell table:number-columns-repeated="9"/>
        </table:table-row>
        <table:table-row table:style-name="ro1">
          <table:table-cell office:value-type="float" office:value="491.300140380859" calcext:value-type="float">
            <text:p>491.300140380859</text:p>
          </table:table-cell>
          <table:table-cell office:value-type="float" office:value="329.296905517578" calcext:value-type="float">
            <text:p>329.296905517578</text:p>
          </table:table-cell>
          <table:table-cell office:value-type="float" office:value="33.4601249694824" calcext:value-type="float">
            <text:p>33.4601249694824</text:p>
          </table:table-cell>
          <table:table-cell office:value-type="float" office:value="27427.4274274274" calcext:value-type="float">
            <text:p>27427.4274274274</text:p>
          </table:table-cell>
          <table:table-cell table:formula="of:=10^((LOG10(149.3)-LOG10([.C822]))/1.07+LOG10(50))" office:value-type="float" office:value="202.306338261107" calcext:value-type="float">
            <text:p>202.306338261107</text:p>
          </table:table-cell>
          <table:table-cell table:formula="of:=[.E822]-[.$E$54]" office:value-type="float" office:value="148.517534445674" calcext:value-type="float">
            <text:p>148.517534445674</text:p>
          </table:table-cell>
          <table:table-cell table:number-columns-repeated="9"/>
        </table:table-row>
        <table:table-row table:style-name="ro1">
          <table:table-cell office:value-type="float" office:value="491.153839111328" calcext:value-type="float">
            <text:p>491.153839111328</text:p>
          </table:table-cell>
          <table:table-cell office:value-type="float" office:value="329.211547851562" calcext:value-type="float">
            <text:p>329.211547851562</text:p>
          </table:table-cell>
          <table:table-cell office:value-type="float" office:value="33.3610458374023" calcext:value-type="float">
            <text:p>33.3610458374023</text:p>
          </table:table-cell>
          <table:table-cell office:value-type="float" office:value="27460.7941274608" calcext:value-type="float">
            <text:p>27460.7941274608</text:p>
          </table:table-cell>
          <table:table-cell table:formula="of:=10^((LOG10(149.3)-LOG10([.C823]))/1.07+LOG10(50))" office:value-type="float" office:value="202.867807671958" calcext:value-type="float">
            <text:p>202.867807671958</text:p>
          </table:table-cell>
          <table:table-cell table:formula="of:=[.E823]-[.$E$54]" office:value-type="float" office:value="149.079003856526" calcext:value-type="float">
            <text:p>149.079003856526</text:p>
          </table:table-cell>
          <table:table-cell table:number-columns-repeated="9"/>
        </table:table-row>
        <table:table-row table:style-name="ro1">
          <table:table-cell office:value-type="float" office:value="490.515441894531" calcext:value-type="float">
            <text:p>490.515441894531</text:p>
          </table:table-cell>
          <table:table-cell office:value-type="float" office:value="329.638946533203" calcext:value-type="float">
            <text:p>329.638946533203</text:p>
          </table:table-cell>
          <table:table-cell office:value-type="float" office:value="32.8277969360352" calcext:value-type="float">
            <text:p>32.8277969360352</text:p>
          </table:table-cell>
          <table:table-cell office:value-type="float" office:value="27494.1608274942" calcext:value-type="float">
            <text:p>27494.1608274942</text:p>
          </table:table-cell>
          <table:table-cell table:formula="of:=10^((LOG10(149.3)-LOG10([.C824]))/1.07+LOG10(50))" office:value-type="float" office:value="205.945945703425" calcext:value-type="float">
            <text:p>205.945945703425</text:p>
          </table:table-cell>
          <table:table-cell table:formula="of:=[.E824]-[.$E$54]" office:value-type="float" office:value="152.157141887993" calcext:value-type="float">
            <text:p>152.157141887993</text:p>
          </table:table-cell>
          <table:table-cell table:number-columns-repeated="9"/>
        </table:table-row>
        <table:table-row table:style-name="ro1">
          <table:table-cell office:value-type="float" office:value="490.370178222656" calcext:value-type="float">
            <text:p>490.370178222656</text:p>
          </table:table-cell>
          <table:table-cell office:value-type="float" office:value="329.634460449219" calcext:value-type="float">
            <text:p>329.634460449219</text:p>
          </table:table-cell>
          <table:table-cell office:value-type="float" office:value="32.8081245422363" calcext:value-type="float">
            <text:p>32.8081245422363</text:p>
          </table:table-cell>
          <table:table-cell office:value-type="float" office:value="27527.5275275275" calcext:value-type="float">
            <text:p>27527.5275275275</text:p>
          </table:table-cell>
          <table:table-cell table:formula="of:=10^((LOG10(149.3)-LOG10([.C825]))/1.07+LOG10(50))" office:value-type="float" office:value="206.061353927278" calcext:value-type="float">
            <text:p>206.061353927278</text:p>
          </table:table-cell>
          <table:table-cell table:formula="of:=[.E825]-[.$E$54]" office:value-type="float" office:value="152.272550111846" calcext:value-type="float">
            <text:p>152.272550111846</text:p>
          </table:table-cell>
          <table:table-cell table:number-columns-repeated="9"/>
        </table:table-row>
        <table:table-row table:style-name="ro1">
          <table:table-cell office:value-type="float" office:value="490.393615722656" calcext:value-type="float">
            <text:p>490.393615722656</text:p>
          </table:table-cell>
          <table:table-cell office:value-type="float" office:value="329.627655029297" calcext:value-type="float">
            <text:p>329.627655029297</text:p>
          </table:table-cell>
          <table:table-cell office:value-type="float" office:value="32.8037719726562" calcext:value-type="float">
            <text:p>32.8037719726562</text:p>
          </table:table-cell>
          <table:table-cell office:value-type="float" office:value="27560.8942275609" calcext:value-type="float">
            <text:p>27560.8942275609</text:p>
          </table:table-cell>
          <table:table-cell table:formula="of:=10^((LOG10(149.3)-LOG10([.C826]))/1.07+LOG10(50))" office:value-type="float" office:value="206.086906393605" calcext:value-type="float">
            <text:p>206.086906393605</text:p>
          </table:table-cell>
          <table:table-cell table:formula="of:=[.E826]-[.$E$54]" office:value-type="float" office:value="152.298102578173" calcext:value-type="float">
            <text:p>152.298102578173</text:p>
          </table:table-cell>
          <table:table-cell table:number-columns-repeated="9"/>
        </table:table-row>
        <table:table-row table:style-name="ro1">
          <table:table-cell office:value-type="float" office:value="489.994842529297" calcext:value-type="float">
            <text:p>489.994842529297</text:p>
          </table:table-cell>
          <table:table-cell office:value-type="float" office:value="329.623718261719" calcext:value-type="float">
            <text:p>329.623718261719</text:p>
          </table:table-cell>
          <table:table-cell office:value-type="float" office:value="32.7609786987305" calcext:value-type="float">
            <text:p>32.7609786987305</text:p>
          </table:table-cell>
          <table:table-cell office:value-type="float" office:value="27594.2609275943" calcext:value-type="float">
            <text:p>27594.2609275943</text:p>
          </table:table-cell>
          <table:table-cell table:formula="of:=10^((LOG10(149.3)-LOG10([.C827]))/1.07+LOG10(50))" office:value-type="float" office:value="206.338480953021" calcext:value-type="float">
            <text:p>206.338480953021</text:p>
          </table:table-cell>
          <table:table-cell table:formula="of:=[.E827]-[.$E$54]" office:value-type="float" office:value="152.549677137589" calcext:value-type="float">
            <text:p>152.549677137589</text:p>
          </table:table-cell>
          <table:table-cell table:number-columns-repeated="9"/>
        </table:table-row>
        <table:table-row table:style-name="ro1">
          <table:table-cell office:value-type="float" office:value="489.590911865234" calcext:value-type="float">
            <text:p>489.590911865234</text:p>
          </table:table-cell>
          <table:table-cell office:value-type="float" office:value="329.5" calcext:value-type="float">
            <text:p>329.5</text:p>
          </table:table-cell>
          <table:table-cell office:value-type="float" office:value="32.6032104492187" calcext:value-type="float">
            <text:p>32.6032104492187</text:p>
          </table:table-cell>
          <table:table-cell office:value-type="float" office:value="27627.6276276276" calcext:value-type="float">
            <text:p>27627.6276276276</text:p>
          </table:table-cell>
          <table:table-cell table:formula="of:=10^((LOG10(149.3)-LOG10([.C828]))/1.07+LOG10(50))" office:value-type="float" office:value="207.271492589851" calcext:value-type="float">
            <text:p>207.271492589851</text:p>
          </table:table-cell>
          <table:table-cell table:formula="of:=[.E828]-[.$E$54]" office:value-type="float" office:value="153.482688774419" calcext:value-type="float">
            <text:p>153.482688774419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9.5" calcext:value-type="float">
            <text:p>329.5</text:p>
          </table:table-cell>
          <table:table-cell office:value-type="float" office:value="32.6382675170898" calcext:value-type="float">
            <text:p>32.6382675170898</text:p>
          </table:table-cell>
          <table:table-cell office:value-type="float" office:value="27660.994327661" calcext:value-type="float">
            <text:p>27660.994327661</text:p>
          </table:table-cell>
          <table:table-cell table:formula="of:=10^((LOG10(149.3)-LOG10([.C829]))/1.07+LOG10(50))" office:value-type="float" office:value="207.06341775766" calcext:value-type="float">
            <text:p>207.06341775766</text:p>
          </table:table-cell>
          <table:table-cell table:formula="of:=[.E829]-[.$E$54]" office:value-type="float" office:value="153.274613942227" calcext:value-type="float">
            <text:p>153.274613942227</text:p>
          </table:table-cell>
          <table:table-cell table:number-columns-repeated="9"/>
        </table:table-row>
        <table:table-row table:style-name="ro1">
          <table:table-cell office:value-type="float" office:value="488.652557373047" calcext:value-type="float">
            <text:p>488.652557373047</text:p>
          </table:table-cell>
          <table:table-cell office:value-type="float" office:value="329.449157714844" calcext:value-type="float">
            <text:p>329.449157714844</text:p>
          </table:table-cell>
          <table:table-cell office:value-type="float" office:value="32.5574760437012" calcext:value-type="float">
            <text:p>32.5574760437012</text:p>
          </table:table-cell>
          <table:table-cell office:value-type="float" office:value="27694.3610276944" calcext:value-type="float">
            <text:p>27694.3610276944</text:p>
          </table:table-cell>
          <table:table-cell table:formula="of:=10^((LOG10(149.3)-LOG10([.C830]))/1.07+LOG10(50))" office:value-type="float" office:value="207.54359235052" calcext:value-type="float">
            <text:p>207.54359235052</text:p>
          </table:table-cell>
          <table:table-cell table:formula="of:=[.E830]-[.$E$54]" office:value-type="float" office:value="153.754788535087" calcext:value-type="float">
            <text:p>153.754788535087</text:p>
          </table:table-cell>
          <table:table-cell table:number-columns-repeated="9"/>
        </table:table-row>
        <table:table-row table:style-name="ro1">
          <table:table-cell office:value-type="float" office:value="489.019500732422" calcext:value-type="float">
            <text:p>489.019500732422</text:p>
          </table:table-cell>
          <table:table-cell office:value-type="float" office:value="328.292419433594" calcext:value-type="float">
            <text:p>328.292419433594</text:p>
          </table:table-cell>
          <table:table-cell office:value-type="float" office:value="33.3536987304687" calcext:value-type="float">
            <text:p>33.3536987304687</text:p>
          </table:table-cell>
          <table:table-cell office:value-type="float" office:value="27727.7277277277" calcext:value-type="float">
            <text:p>27727.7277277277</text:p>
          </table:table-cell>
          <table:table-cell table:formula="of:=10^((LOG10(149.3)-LOG10([.C831]))/1.07+LOG10(50))" office:value-type="float" office:value="202.909571335511" calcext:value-type="float">
            <text:p>202.909571335511</text:p>
          </table:table-cell>
          <table:table-cell table:formula="of:=[.E831]-[.$E$54]" office:value-type="float" office:value="149.120767520078" calcext:value-type="float">
            <text:p>149.120767520078</text:p>
          </table:table-cell>
          <table:table-cell table:number-columns-repeated="9"/>
        </table:table-row>
        <table:table-row table:style-name="ro1">
          <table:table-cell office:value-type="float" office:value="488.5" calcext:value-type="float">
            <text:p>488.5</text:p>
          </table:table-cell>
          <table:table-cell office:value-type="float" office:value="328.203125" calcext:value-type="float">
            <text:p>328.203125</text:p>
          </table:table-cell>
          <table:table-cell office:value-type="float" office:value="33.2370910644531" calcext:value-type="float">
            <text:p>33.2370910644531</text:p>
          </table:table-cell>
          <table:table-cell office:value-type="float" office:value="27761.0944277611" calcext:value-type="float">
            <text:p>27761.0944277611</text:p>
          </table:table-cell>
          <table:table-cell table:formula="of:=10^((LOG10(149.3)-LOG10([.C832]))/1.07+LOG10(50))" office:value-type="float" office:value="203.574803242134" calcext:value-type="float">
            <text:p>203.574803242134</text:p>
          </table:table-cell>
          <table:table-cell table:formula="of:=[.E832]-[.$E$54]" office:value-type="float" office:value="149.785999426702" calcext:value-type="float">
            <text:p>149.785999426702</text:p>
          </table:table-cell>
          <table:table-cell table:number-columns-repeated="9"/>
        </table:table-row>
        <table:table-row table:style-name="ro1">
          <table:table-cell office:value-type="float" office:value="489.191253662109" calcext:value-type="float">
            <text:p>489.191253662109</text:p>
          </table:table-cell>
          <table:table-cell office:value-type="float" office:value="327.776489257812" calcext:value-type="float">
            <text:p>327.776489257812</text:p>
          </table:table-cell>
          <table:table-cell office:value-type="float" office:value="32.8497619628906" calcext:value-type="float">
            <text:p>32.8497619628906</text:p>
          </table:table-cell>
          <table:table-cell office:value-type="float" office:value="27794.4611277945" calcext:value-type="float">
            <text:p>27794.4611277945</text:p>
          </table:table-cell>
          <table:table-cell table:formula="of:=10^((LOG10(149.3)-LOG10([.C833]))/1.07+LOG10(50))" office:value-type="float" office:value="205.817245722749" calcext:value-type="float">
            <text:p>205.817245722749</text:p>
          </table:table-cell>
          <table:table-cell table:formula="of:=[.E833]-[.$E$54]" office:value-type="float" office:value="152.028441907317" calcext:value-type="float">
            <text:p>152.028441907317</text:p>
          </table:table-cell>
          <table:table-cell table:number-columns-repeated="9"/>
        </table:table-row>
        <table:table-row table:style-name="ro1">
          <table:table-cell office:value-type="float" office:value="489.4375" calcext:value-type="float">
            <text:p>489.4375</text:p>
          </table:table-cell>
          <table:table-cell office:value-type="float" office:value="327.21875" calcext:value-type="float">
            <text:p>327.21875</text:p>
          </table:table-cell>
          <table:table-cell office:value-type="float" office:value="33.2499389648437" calcext:value-type="float">
            <text:p>33.2499389648437</text:p>
          </table:table-cell>
          <table:table-cell office:value-type="float" office:value="27827.8278278278" calcext:value-type="float">
            <text:p>27827.8278278278</text:p>
          </table:table-cell>
          <table:table-cell table:formula="of:=10^((LOG10(149.3)-LOG10([.C834]))/1.07+LOG10(50))" office:value-type="float" office:value="203.501286366068" calcext:value-type="float">
            <text:p>203.501286366068</text:p>
          </table:table-cell>
          <table:table-cell table:formula="of:=[.E834]-[.$E$54]" office:value-type="float" office:value="149.712482550636" calcext:value-type="float">
            <text:p>149.712482550636</text:p>
          </table:table-cell>
          <table:table-cell table:number-columns-repeated="9"/>
        </table:table-row>
        <table:table-row table:style-name="ro1">
          <table:table-cell office:value-type="float" office:value="489.376831054688" calcext:value-type="float">
            <text:p>489.376831054688</text:p>
          </table:table-cell>
          <table:table-cell office:value-type="float" office:value="327.678924560547" calcext:value-type="float">
            <text:p>327.678924560547</text:p>
          </table:table-cell>
          <table:table-cell office:value-type="float" office:value="32.7653617858887" calcext:value-type="float">
            <text:p>32.7653617858887</text:p>
          </table:table-cell>
          <table:table-cell office:value-type="float" office:value="27861.1945278612" calcext:value-type="float">
            <text:p>27861.1945278612</text:p>
          </table:table-cell>
          <table:table-cell table:formula="of:=10^((LOG10(149.3)-LOG10([.C835]))/1.07+LOG10(50))" office:value-type="float" office:value="206.312684292363" calcext:value-type="float">
            <text:p>206.312684292363</text:p>
          </table:table-cell>
          <table:table-cell table:formula="of:=[.E835]-[.$E$54]" office:value-type="float" office:value="152.52388047693" calcext:value-type="float">
            <text:p>152.52388047693</text:p>
          </table:table-cell>
          <table:table-cell table:number-columns-repeated="9"/>
        </table:table-row>
        <table:table-row table:style-name="ro1">
          <table:table-cell office:value-type="float" office:value="489.444305419922" calcext:value-type="float">
            <text:p>489.444305419922</text:p>
          </table:table-cell>
          <table:table-cell office:value-type="float" office:value="327.551300048828" calcext:value-type="float">
            <text:p>327.551300048828</text:p>
          </table:table-cell>
          <table:table-cell office:value-type="float" office:value="32.6430320739746" calcext:value-type="float">
            <text:p>32.6430320739746</text:p>
          </table:table-cell>
          <table:table-cell office:value-type="float" office:value="27894.5612278946" calcext:value-type="float">
            <text:p>27894.5612278946</text:p>
          </table:table-cell>
          <table:table-cell table:formula="of:=10^((LOG10(149.3)-LOG10([.C836]))/1.07+LOG10(50))" office:value-type="float" office:value="207.035171969429" calcext:value-type="float">
            <text:p>207.035171969429</text:p>
          </table:table-cell>
          <table:table-cell table:formula="of:=[.E836]-[.$E$54]" office:value-type="float" office:value="153.246368153997" calcext:value-type="float">
            <text:p>153.246368153997</text:p>
          </table:table-cell>
          <table:table-cell table:number-columns-repeated="9"/>
        </table:table-row>
        <table:table-row table:style-name="ro1">
          <table:table-cell office:value-type="float" office:value="490.052886962891" calcext:value-type="float">
            <text:p>490.052886962891</text:p>
          </table:table-cell>
          <table:table-cell office:value-type="float" office:value="327.317840576172" calcext:value-type="float">
            <text:p>327.317840576172</text:p>
          </table:table-cell>
          <table:table-cell office:value-type="float" office:value="32.3830947875977" calcext:value-type="float">
            <text:p>32.3830947875977</text:p>
          </table:table-cell>
          <table:table-cell office:value-type="float" office:value="27927.9279279279" calcext:value-type="float">
            <text:p>27927.9279279279</text:p>
          </table:table-cell>
          <table:table-cell table:formula="of:=10^((LOG10(149.3)-LOG10([.C837]))/1.07+LOG10(50))" office:value-type="float" office:value="208.587905252938" calcext:value-type="float">
            <text:p>208.587905252938</text:p>
          </table:table-cell>
          <table:table-cell table:formula="of:=[.E837]-[.$E$54]" office:value-type="float" office:value="154.799101437505" calcext:value-type="float">
            <text:p>154.799101437505</text:p>
          </table:table-cell>
          <table:table-cell table:number-columns-repeated="9"/>
        </table:table-row>
        <table:table-row table:style-name="ro1">
          <table:table-cell office:value-type="float" office:value="490.260345458984" calcext:value-type="float">
            <text:p>490.260345458984</text:p>
          </table:table-cell>
          <table:table-cell office:value-type="float" office:value="327.22314453125" calcext:value-type="float">
            <text:p>327.22314453125</text:p>
          </table:table-cell>
          <table:table-cell office:value-type="float" office:value="32.3877487182617" calcext:value-type="float">
            <text:p>32.3877487182617</text:p>
          </table:table-cell>
          <table:table-cell office:value-type="float" office:value="27961.2946279613" calcext:value-type="float">
            <text:p>27961.2946279613</text:p>
          </table:table-cell>
          <table:table-cell table:formula="of:=10^((LOG10(149.3)-LOG10([.C838]))/1.07+LOG10(50))" office:value-type="float" office:value="208.559893097082" calcext:value-type="float">
            <text:p>208.559893097082</text:p>
          </table:table-cell>
          <table:table-cell table:formula="of:=[.E838]-[.$E$54]" office:value-type="float" office:value="154.77108928165" calcext:value-type="float">
            <text:p>154.77108928165</text:p>
          </table:table-cell>
          <table:table-cell table:number-columns-repeated="9"/>
        </table:table-row>
        <table:table-row table:style-name="ro1">
          <table:table-cell office:value-type="float" office:value="490.114898681641" calcext:value-type="float">
            <text:p>490.114898681641</text:p>
          </table:table-cell>
          <table:table-cell office:value-type="float" office:value="327.128601074219" calcext:value-type="float">
            <text:p>327.128601074219</text:p>
          </table:table-cell>
          <table:table-cell office:value-type="float" office:value="32.2793350219727" calcext:value-type="float">
            <text:p>32.2793350219727</text:p>
          </table:table-cell>
          <table:table-cell office:value-type="float" office:value="27994.6613279947" calcext:value-type="float">
            <text:p>27994.6613279947</text:p>
          </table:table-cell>
          <table:table-cell table:formula="of:=10^((LOG10(149.3)-LOG10([.C839]))/1.07+LOG10(50))" office:value-type="float" office:value="209.214467370434" calcext:value-type="float">
            <text:p>209.214467370434</text:p>
          </table:table-cell>
          <table:table-cell table:formula="of:=[.E839]-[.$E$54]" office:value-type="float" office:value="155.425663555002" calcext:value-type="float">
            <text:p>155.425663555002</text:p>
          </table:table-cell>
          <table:table-cell table:number-columns-repeated="9"/>
        </table:table-row>
        <table:table-row table:style-name="ro1">
          <table:table-cell office:value-type="float" office:value="490.114898681641" calcext:value-type="float">
            <text:p>490.114898681641</text:p>
          </table:table-cell>
          <table:table-cell office:value-type="float" office:value="327.128601074219" calcext:value-type="float">
            <text:p>327.128601074219</text:p>
          </table:table-cell>
          <table:table-cell office:value-type="float" office:value="32.2793350219727" calcext:value-type="float">
            <text:p>32.2793350219727</text:p>
          </table:table-cell>
          <table:table-cell office:value-type="float" office:value="28028.028028028" calcext:value-type="float">
            <text:p>28028.028028028</text:p>
          </table:table-cell>
          <table:table-cell table:formula="of:=10^((LOG10(149.3)-LOG10([.C840]))/1.07+LOG10(50))" office:value-type="float" office:value="209.214467370434" calcext:value-type="float">
            <text:p>209.214467370434</text:p>
          </table:table-cell>
          <table:table-cell table:formula="of:=[.E840]-[.$E$54]" office:value-type="float" office:value="155.425663555002" calcext:value-type="float">
            <text:p>155.425663555002</text:p>
          </table:table-cell>
          <table:table-cell table:number-columns-repeated="9"/>
        </table:table-row>
        <table:table-row table:style-name="ro1">
          <table:table-cell office:value-type="float" office:value="490.123870849609" calcext:value-type="float">
            <text:p>490.123870849609</text:p>
          </table:table-cell>
          <table:table-cell office:value-type="float" office:value="327.169860839844" calcext:value-type="float">
            <text:p>327.169860839844</text:p>
          </table:table-cell>
          <table:table-cell office:value-type="float" office:value="32.2400169372559" calcext:value-type="float">
            <text:p>32.2400169372559</text:p>
          </table:table-cell>
          <table:table-cell office:value-type="float" office:value="28061.3947280614" calcext:value-type="float">
            <text:p>28061.3947280614</text:p>
          </table:table-cell>
          <table:table-cell table:formula="of:=10^((LOG10(149.3)-LOG10([.C841]))/1.07+LOG10(50))" office:value-type="float" office:value="209.452912090758" calcext:value-type="float">
            <text:p>209.452912090758</text:p>
          </table:table-cell>
          <table:table-cell table:formula="of:=[.E841]-[.$E$54]" office:value-type="float" office:value="155.664108275325" calcext:value-type="float">
            <text:p>155.664108275325</text:p>
          </table:table-cell>
          <table:table-cell table:number-columns-repeated="9"/>
        </table:table-row>
        <table:table-row table:style-name="ro1">
          <table:table-cell office:value-type="float" office:value="490.5" calcext:value-type="float">
            <text:p>490.5</text:p>
          </table:table-cell>
          <table:table-cell office:value-type="float" office:value="327.046875" calcext:value-type="float">
            <text:p>327.046875</text:p>
          </table:table-cell>
          <table:table-cell office:value-type="float" office:value="32.1443405151367" calcext:value-type="float">
            <text:p>32.1443405151367</text:p>
          </table:table-cell>
          <table:table-cell office:value-type="float" office:value="28094.7614280948" calcext:value-type="float">
            <text:p>28094.7614280948</text:p>
          </table:table-cell>
          <table:table-cell table:formula="of:=10^((LOG10(149.3)-LOG10([.C842]))/1.07+LOG10(50))" office:value-type="float" office:value="210.035499092361" calcext:value-type="float">
            <text:p>210.035499092361</text:p>
          </table:table-cell>
          <table:table-cell table:formula="of:=[.E842]-[.$E$54]" office:value-type="float" office:value="156.246695276929" calcext:value-type="float">
            <text:p>156.246695276929</text:p>
          </table:table-cell>
          <table:table-cell table:number-columns-repeated="9"/>
        </table:table-row>
        <table:table-row table:style-name="ro1">
          <table:table-cell office:value-type="float" office:value="490.212951660156" calcext:value-type="float">
            <text:p>490.212951660156</text:p>
          </table:table-cell>
          <table:table-cell office:value-type="float" office:value="326.458251953125" calcext:value-type="float">
            <text:p>326.458251953125</text:p>
          </table:table-cell>
          <table:table-cell office:value-type="float" office:value="32.617000579834" calcext:value-type="float">
            <text:p>32.617000579834</text:p>
          </table:table-cell>
          <table:table-cell office:value-type="float" office:value="28128.1281281281" calcext:value-type="float">
            <text:p>28128.1281281281</text:p>
          </table:table-cell>
          <table:table-cell table:formula="of:=10^((LOG10(149.3)-LOG10([.C843]))/1.07+LOG10(50))" office:value-type="float" office:value="207.189592163526" calcext:value-type="float">
            <text:p>207.189592163526</text:p>
          </table:table-cell>
          <table:table-cell table:formula="of:=[.E843]-[.$E$54]" office:value-type="float" office:value="153.400788348094" calcext:value-type="float">
            <text:p>153.400788348094</text:p>
          </table:table-cell>
          <table:table-cell table:number-columns-repeated="9"/>
        </table:table-row>
        <table:table-row table:style-name="ro1">
          <table:table-cell office:value-type="float" office:value="490.520629882812" calcext:value-type="float">
            <text:p>490.520629882812</text:p>
          </table:table-cell>
          <table:table-cell office:value-type="float" office:value="325.685577392578" calcext:value-type="float">
            <text:p>325.685577392578</text:p>
          </table:table-cell>
          <table:table-cell office:value-type="float" office:value="32.7826995849609" calcext:value-type="float">
            <text:p>32.7826995849609</text:p>
          </table:table-cell>
          <table:table-cell office:value-type="float" office:value="28161.4948281615" calcext:value-type="float">
            <text:p>28161.4948281615</text:p>
          </table:table-cell>
          <table:table-cell table:formula="of:=10^((LOG10(149.3)-LOG10([.C844]))/1.07+LOG10(50))" office:value-type="float" office:value="206.210708070414" calcext:value-type="float">
            <text:p>206.210708070414</text:p>
          </table:table-cell>
          <table:table-cell table:formula="of:=[.E844]-[.$E$54]" office:value-type="float" office:value="152.421904254982" calcext:value-type="float">
            <text:p>152.421904254982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5.623077392578" calcext:value-type="float">
            <text:p>325.623077392578</text:p>
          </table:table-cell>
          <table:table-cell office:value-type="float" office:value="32.7608261108398" calcext:value-type="float">
            <text:p>32.7608261108398</text:p>
          </table:table-cell>
          <table:table-cell office:value-type="float" office:value="28194.8615281949" calcext:value-type="float">
            <text:p>28194.8615281949</text:p>
          </table:table-cell>
          <table:table-cell table:formula="of:=10^((LOG10(149.3)-LOG10([.C845]))/1.07+LOG10(50))" office:value-type="float" office:value="206.33937912936" calcext:value-type="float">
            <text:p>206.33937912936</text:p>
          </table:table-cell>
          <table:table-cell table:formula="of:=[.E845]-[.$E$54]" office:value-type="float" office:value="152.550575313928" calcext:value-type="float">
            <text:p>152.550575313928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5.623077392578" calcext:value-type="float">
            <text:p>325.623077392578</text:p>
          </table:table-cell>
          <table:table-cell office:value-type="float" office:value="32.7608261108398" calcext:value-type="float">
            <text:p>32.7608261108398</text:p>
          </table:table-cell>
          <table:table-cell office:value-type="float" office:value="28228.2282282282" calcext:value-type="float">
            <text:p>28228.2282282282</text:p>
          </table:table-cell>
          <table:table-cell table:formula="of:=10^((LOG10(149.3)-LOG10([.C846]))/1.07+LOG10(50))" office:value-type="float" office:value="206.33937912936" calcext:value-type="float">
            <text:p>206.33937912936</text:p>
          </table:table-cell>
          <table:table-cell table:formula="of:=[.E846]-[.$E$54]" office:value-type="float" office:value="152.550575313928" calcext:value-type="float">
            <text:p>152.550575313928</text:p>
          </table:table-cell>
          <table:table-cell table:number-columns-repeated="9"/>
        </table:table-row>
        <table:table-row table:style-name="ro1">
          <table:table-cell office:value-type="float" office:value="490.378601074219" calcext:value-type="float">
            <text:p>490.378601074219</text:p>
          </table:table-cell>
          <table:table-cell office:value-type="float" office:value="325.679016113281" calcext:value-type="float">
            <text:p>325.679016113281</text:p>
          </table:table-cell>
          <table:table-cell office:value-type="float" office:value="32.7655601501465" calcext:value-type="float">
            <text:p>32.7655601501465</text:p>
          </table:table-cell>
          <table:table-cell office:value-type="float" office:value="28261.5949282616" calcext:value-type="float">
            <text:p>28261.5949282616</text:p>
          </table:table-cell>
          <table:table-cell table:formula="of:=10^((LOG10(149.3)-LOG10([.C847]))/1.07+LOG10(50))" office:value-type="float" office:value="206.311516977372" calcext:value-type="float">
            <text:p>206.311516977372</text:p>
          </table:table-cell>
          <table:table-cell table:formula="of:=[.E847]-[.$E$54]" office:value-type="float" office:value="152.52271316194" calcext:value-type="float">
            <text:p>152.52271316194</text:p>
          </table:table-cell>
          <table:table-cell table:number-columns-repeated="9"/>
        </table:table-row>
        <table:table-row table:style-name="ro1">
          <table:table-cell office:value-type="float" office:value="490.5" calcext:value-type="float">
            <text:p>490.5</text:p>
          </table:table-cell>
          <table:table-cell office:value-type="float" office:value="325.607696533203" calcext:value-type="float">
            <text:p>325.607696533203</text:p>
          </table:table-cell>
          <table:table-cell office:value-type="float" office:value="32.703483581543" calcext:value-type="float">
            <text:p>32.703483581543</text:p>
          </table:table-cell>
          <table:table-cell office:value-type="float" office:value="28294.961628295" calcext:value-type="float">
            <text:p>28294.961628295</text:p>
          </table:table-cell>
          <table:table-cell table:formula="of:=10^((LOG10(149.3)-LOG10([.C848]))/1.07+LOG10(50))" office:value-type="float" office:value="206.677487775474" calcext:value-type="float">
            <text:p>206.677487775474</text:p>
          </table:table-cell>
          <table:table-cell table:formula="of:=[.E848]-[.$E$54]" office:value-type="float" office:value="152.888683960041" calcext:value-type="float">
            <text:p>152.888683960041</text:p>
          </table:table-cell>
          <table:table-cell table:number-columns-repeated="9"/>
        </table:table-row>
        <table:table-row table:style-name="ro1">
          <table:table-cell office:value-type="float" office:value="490.401153564453" calcext:value-type="float">
            <text:p>490.401153564453</text:p>
          </table:table-cell>
          <table:table-cell office:value-type="float" office:value="325.674774169922" calcext:value-type="float">
            <text:p>325.674774169922</text:p>
          </table:table-cell>
          <table:table-cell office:value-type="float" office:value="32.7630004882812" calcext:value-type="float">
            <text:p>32.7630004882812</text:p>
          </table:table-cell>
          <table:table-cell office:value-type="float" office:value="28328.3283283283" calcext:value-type="float">
            <text:p>28328.3283283283</text:p>
          </table:table-cell>
          <table:table-cell table:formula="of:=10^((LOG10(149.3)-LOG10([.C849]))/1.07+LOG10(50))" office:value-type="float" office:value="206.326580880521" calcext:value-type="float">
            <text:p>206.326580880521</text:p>
          </table:table-cell>
          <table:table-cell table:formula="of:=[.E849]-[.$E$54]" office:value-type="float" office:value="152.537777065089" calcext:value-type="float">
            <text:p>152.537777065089</text:p>
          </table:table-cell>
          <table:table-cell table:number-columns-repeated="9"/>
        </table:table-row>
        <table:table-row table:style-name="ro1">
          <table:table-cell office:value-type="float" office:value="490.401153564453" calcext:value-type="float">
            <text:p>490.401153564453</text:p>
          </table:table-cell>
          <table:table-cell office:value-type="float" office:value="325.674774169922" calcext:value-type="float">
            <text:p>325.674774169922</text:p>
          </table:table-cell>
          <table:table-cell office:value-type="float" office:value="32.7630004882812" calcext:value-type="float">
            <text:p>32.7630004882812</text:p>
          </table:table-cell>
          <table:table-cell office:value-type="float" office:value="28361.6950283617" calcext:value-type="float">
            <text:p>28361.6950283617</text:p>
          </table:table-cell>
          <table:table-cell table:formula="of:=10^((LOG10(149.3)-LOG10([.C850]))/1.07+LOG10(50))" office:value-type="float" office:value="206.326580880521" calcext:value-type="float">
            <text:p>206.326580880521</text:p>
          </table:table-cell>
          <table:table-cell table:formula="of:=[.E850]-[.$E$54]" office:value-type="float" office:value="152.537777065089" calcext:value-type="float">
            <text:p>152.537777065089</text:p>
          </table:table-cell>
          <table:table-cell table:number-columns-repeated="9"/>
        </table:table-row>
        <table:table-row table:style-name="ro1">
          <table:table-cell office:value-type="float" office:value="490.736846923828" calcext:value-type="float">
            <text:p>490.736846923828</text:p>
          </table:table-cell>
          <table:table-cell office:value-type="float" office:value="326.236846923828" calcext:value-type="float">
            <text:p>326.236846923828</text:p>
          </table:table-cell>
          <table:table-cell office:value-type="float" office:value="32.5830879211426" calcext:value-type="float">
            <text:p>32.5830879211426</text:p>
          </table:table-cell>
          <table:table-cell office:value-type="float" office:value="28395.0617283951" calcext:value-type="float">
            <text:p>28395.0617283951</text:p>
          </table:table-cell>
          <table:table-cell table:formula="of:=10^((LOG10(149.3)-LOG10([.C851]))/1.07+LOG10(50))" office:value-type="float" office:value="207.391121825385" calcext:value-type="float">
            <text:p>207.391121825385</text:p>
          </table:table-cell>
          <table:table-cell table:formula="of:=[.E851]-[.$E$54]" office:value-type="float" office:value="153.602318009953" calcext:value-type="float">
            <text:p>153.602318009953</text:p>
          </table:table-cell>
          <table:table-cell table:number-columns-repeated="9"/>
        </table:table-row>
        <table:table-row table:style-name="ro1">
          <table:table-cell office:value-type="float" office:value="490.336975097656" calcext:value-type="float">
            <text:p>490.336975097656</text:p>
          </table:table-cell>
          <table:table-cell office:value-type="float" office:value="326.543640136719" calcext:value-type="float">
            <text:p>326.543640136719</text:p>
          </table:table-cell>
          <table:table-cell office:value-type="float" office:value="32.6275482177734" calcext:value-type="float">
            <text:p>32.6275482177734</text:p>
          </table:table-cell>
          <table:table-cell office:value-type="float" office:value="28428.4284284284" calcext:value-type="float">
            <text:p>28428.4284284284</text:p>
          </table:table-cell>
          <table:table-cell table:formula="of:=10^((LOG10(149.3)-LOG10([.C852]))/1.07+LOG10(50))" office:value-type="float" office:value="207.126994298075" calcext:value-type="float">
            <text:p>207.126994298075</text:p>
          </table:table-cell>
          <table:table-cell table:formula="of:=[.E852]-[.$E$54]" office:value-type="float" office:value="153.338190482643" calcext:value-type="float">
            <text:p>153.338190482643</text:p>
          </table:table-cell>
          <table:table-cell table:number-columns-repeated="9"/>
        </table:table-row>
        <table:table-row table:style-name="ro1">
          <table:table-cell office:value-type="float" office:value="490.259521484375" calcext:value-type="float">
            <text:p>490.259521484375</text:p>
          </table:table-cell>
          <table:table-cell office:value-type="float" office:value="327.271545410156" calcext:value-type="float">
            <text:p>327.271545410156</text:p>
          </table:table-cell>
          <table:table-cell office:value-type="float" office:value="32.5515327453613" calcext:value-type="float">
            <text:p>32.5515327453613</text:p>
          </table:table-cell>
          <table:table-cell office:value-type="float" office:value="28461.7951284618" calcext:value-type="float">
            <text:p>28461.7951284618</text:p>
          </table:table-cell>
          <table:table-cell table:formula="of:=10^((LOG10(149.3)-LOG10([.C853]))/1.07+LOG10(50))" office:value-type="float" office:value="207.579006681908" calcext:value-type="float">
            <text:p>207.579006681908</text:p>
          </table:table-cell>
          <table:table-cell table:formula="of:=[.E853]-[.$E$54]" office:value-type="float" office:value="153.790202866476" calcext:value-type="float">
            <text:p>153.790202866476</text:p>
          </table:table-cell>
          <table:table-cell table:number-columns-repeated="9"/>
        </table:table-row>
        <table:table-row table:style-name="ro1">
          <table:table-cell office:value-type="float" office:value="490.5" calcext:value-type="float">
            <text:p>490.5</text:p>
          </table:table-cell>
          <table:table-cell office:value-type="float" office:value="327.5" calcext:value-type="float">
            <text:p>327.5</text:p>
          </table:table-cell>
          <table:table-cell office:value-type="float" office:value="32.6880187988281" calcext:value-type="float">
            <text:p>32.6880187988281</text:p>
          </table:table-cell>
          <table:table-cell office:value-type="float" office:value="28495.1618284952" calcext:value-type="float">
            <text:p>28495.1618284952</text:p>
          </table:table-cell>
          <table:table-cell table:formula="of:=10^((LOG10(149.3)-LOG10([.C854]))/1.07+LOG10(50))" office:value-type="float" office:value="206.768869194936" calcext:value-type="float">
            <text:p>206.768869194936</text:p>
          </table:table-cell>
          <table:table-cell table:formula="of:=[.E854]-[.$E$54]" office:value-type="float" office:value="152.980065379504" calcext:value-type="float">
            <text:p>152.980065379504</text:p>
          </table:table-cell>
          <table:table-cell table:number-columns-repeated="9"/>
        </table:table-row>
        <table:table-row table:style-name="ro1">
          <table:table-cell office:value-type="float" office:value="489.929809570313" calcext:value-type="float">
            <text:p>489.929809570313</text:p>
          </table:table-cell>
          <table:table-cell office:value-type="float" office:value="327.561401367188" calcext:value-type="float">
            <text:p>327.561401367188</text:p>
          </table:table-cell>
          <table:table-cell office:value-type="float" office:value="32.6930503845215" calcext:value-type="float">
            <text:p>32.6930503845215</text:p>
          </table:table-cell>
          <table:table-cell office:value-type="float" office:value="28528.5285285285" calcext:value-type="float">
            <text:p>28528.5285285285</text:p>
          </table:table-cell>
          <table:table-cell table:formula="of:=10^((LOG10(149.3)-LOG10([.C855]))/1.07+LOG10(50))" office:value-type="float" office:value="206.739128371327" calcext:value-type="float">
            <text:p>206.739128371327</text:p>
          </table:table-cell>
          <table:table-cell table:formula="of:=[.E855]-[.$E$54]" office:value-type="float" office:value="152.950324555895" calcext:value-type="float">
            <text:p>152.950324555895</text:p>
          </table:table-cell>
          <table:table-cell table:number-columns-repeated="9"/>
        </table:table-row>
        <table:table-row table:style-name="ro1">
          <table:table-cell office:value-type="float" office:value="489.837219238281" calcext:value-type="float">
            <text:p>489.837219238281</text:p>
          </table:table-cell>
          <table:table-cell office:value-type="float" office:value="327.743988037109" calcext:value-type="float">
            <text:p>327.743988037109</text:p>
          </table:table-cell>
          <table:table-cell office:value-type="float" office:value="32.8668060302734" calcext:value-type="float">
            <text:p>32.8668060302734</text:p>
          </table:table-cell>
          <table:table-cell office:value-type="float" office:value="28561.8952285619" calcext:value-type="float">
            <text:p>28561.8952285619</text:p>
          </table:table-cell>
          <table:table-cell table:formula="of:=10^((LOG10(149.3)-LOG10([.C856]))/1.07+LOG10(50))" office:value-type="float" office:value="205.717493841858" calcext:value-type="float">
            <text:p>205.717493841858</text:p>
          </table:table-cell>
          <table:table-cell table:formula="of:=[.E856]-[.$E$54]" office:value-type="float" office:value="151.928690026426" calcext:value-type="float">
            <text:p>151.928690026426</text:p>
          </table:table-cell>
          <table:table-cell table:number-columns-repeated="9"/>
        </table:table-row>
        <table:table-row table:style-name="ro1">
          <table:table-cell office:value-type="float" office:value="489.758605957031" calcext:value-type="float">
            <text:p>489.758605957031</text:p>
          </table:table-cell>
          <table:table-cell office:value-type="float" office:value="327.844818115234" calcext:value-type="float">
            <text:p>327.844818115234</text:p>
          </table:table-cell>
          <table:table-cell office:value-type="float" office:value="32.9605827331543" calcext:value-type="float">
            <text:p>32.9605827331543</text:p>
          </table:table-cell>
          <table:table-cell office:value-type="float" office:value="28595.2619285953" calcext:value-type="float">
            <text:p>28595.2619285953</text:p>
          </table:table-cell>
          <table:table-cell table:formula="of:=10^((LOG10(149.3)-LOG10([.C857]))/1.07+LOG10(50))" office:value-type="float" office:value="205.17044263365" calcext:value-type="float">
            <text:p>205.17044263365</text:p>
          </table:table-cell>
          <table:table-cell table:formula="of:=[.E857]-[.$E$54]" office:value-type="float" office:value="151.381638818218" calcext:value-type="float">
            <text:p>151.381638818218</text:p>
          </table:table-cell>
          <table:table-cell table:number-columns-repeated="9"/>
        </table:table-row>
        <table:table-row table:style-name="ro1">
          <table:table-cell office:value-type="float" office:value="489.462829589844" calcext:value-type="float">
            <text:p>489.462829589844</text:p>
          </table:table-cell>
          <table:table-cell office:value-type="float" office:value="327.890319824219" calcext:value-type="float">
            <text:p>327.890319824219</text:p>
          </table:table-cell>
          <table:table-cell office:value-type="float" office:value="32.9825286865234" calcext:value-type="float">
            <text:p>32.9825286865234</text:p>
          </table:table-cell>
          <table:table-cell office:value-type="float" office:value="28628.6286286286" calcext:value-type="float">
            <text:p>28628.6286286286</text:p>
          </table:table-cell>
          <table:table-cell table:formula="of:=10^((LOG10(149.3)-LOG10([.C858]))/1.07+LOG10(50))" office:value-type="float" office:value="205.042854297066" calcext:value-type="float">
            <text:p>205.042854297066</text:p>
          </table:table-cell>
          <table:table-cell table:formula="of:=[.E858]-[.$E$54]" office:value-type="float" office:value="151.254050481634" calcext:value-type="float">
            <text:p>151.254050481634</text:p>
          </table:table-cell>
          <table:table-cell table:number-columns-repeated="9"/>
        </table:table-row>
        <table:table-row table:style-name="ro1">
          <table:table-cell office:value-type="float" office:value="489.5" calcext:value-type="float">
            <text:p>489.5</text:p>
          </table:table-cell>
          <table:table-cell office:value-type="float" office:value="328" calcext:value-type="float">
            <text:p>328</text:p>
          </table:table-cell>
          <table:table-cell office:value-type="float" office:value="33.0946617126465" calcext:value-type="float">
            <text:p>33.0946617126465</text:p>
          </table:table-cell>
          <table:table-cell office:value-type="float" office:value="28661.995328662" calcext:value-type="float">
            <text:p>28661.995328662</text:p>
          </table:table-cell>
          <table:table-cell table:formula="of:=10^((LOG10(149.3)-LOG10([.C859]))/1.07+LOG10(50))" office:value-type="float" office:value="204.393495623233" calcext:value-type="float">
            <text:p>204.393495623233</text:p>
          </table:table-cell>
          <table:table-cell table:formula="of:=[.E859]-[.$E$54]" office:value-type="float" office:value="150.604691807801" calcext:value-type="float">
            <text:p>150.604691807801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8" calcext:value-type="float">
            <text:p>328</text:p>
          </table:table-cell>
          <table:table-cell office:value-type="float" office:value="33.0606498718262" calcext:value-type="float">
            <text:p>33.0606498718262</text:p>
          </table:table-cell>
          <table:table-cell office:value-type="float" office:value="28695.3620286954" calcext:value-type="float">
            <text:p>28695.3620286954</text:p>
          </table:table-cell>
          <table:table-cell table:formula="of:=10^((LOG10(149.3)-LOG10([.C860]))/1.07+LOG10(50))" office:value-type="float" office:value="204.590006881125" calcext:value-type="float">
            <text:p>204.590006881125</text:p>
          </table:table-cell>
          <table:table-cell table:formula="of:=[.E860]-[.$E$54]" office:value-type="float" office:value="150.801203065693" calcext:value-type="float">
            <text:p>150.801203065693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8.5" calcext:value-type="float">
            <text:p>328.5</text:p>
          </table:table-cell>
          <table:table-cell office:value-type="float" office:value="32.561580657959" calcext:value-type="float">
            <text:p>32.561580657959</text:p>
          </table:table-cell>
          <table:table-cell office:value-type="float" office:value="28728.7287287287" calcext:value-type="float">
            <text:p>28728.7287287287</text:p>
          </table:table-cell>
          <table:table-cell table:formula="of:=10^((LOG10(149.3)-LOG10([.C861]))/1.07+LOG10(50))" office:value-type="float" office:value="207.519141486343" calcext:value-type="float">
            <text:p>207.519141486343</text:p>
          </table:table-cell>
          <table:table-cell table:formula="of:=[.E861]-[.$E$54]" office:value-type="float" office:value="153.730337670911" calcext:value-type="float">
            <text:p>153.730337670911</text:p>
          </table:table-cell>
          <table:table-cell table:number-columns-repeated="9"/>
        </table:table-row>
        <table:table-row table:style-name="ro1">
          <table:table-cell office:value-type="float" office:value="489.5" calcext:value-type="float">
            <text:p>489.5</text:p>
          </table:table-cell>
          <table:table-cell office:value-type="float" office:value="328.5" calcext:value-type="float">
            <text:p>328.5</text:p>
          </table:table-cell>
          <table:table-cell office:value-type="float" office:value="32.5961112976074" calcext:value-type="float">
            <text:p>32.5961112976074</text:p>
          </table:table-cell>
          <table:table-cell office:value-type="float" office:value="28762.0954287621" calcext:value-type="float">
            <text:p>28762.0954287621</text:p>
          </table:table-cell>
          <table:table-cell table:formula="of:=10^((LOG10(149.3)-LOG10([.C862]))/1.07+LOG10(50))" office:value-type="float" office:value="207.313681019731" calcext:value-type="float">
            <text:p>207.313681019731</text:p>
          </table:table-cell>
          <table:table-cell table:formula="of:=[.E862]-[.$E$54]" office:value-type="float" office:value="153.524877204299" calcext:value-type="float">
            <text:p>153.524877204299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8.5" calcext:value-type="float">
            <text:p>328.5</text:p>
          </table:table-cell>
          <table:table-cell office:value-type="float" office:value="32.561580657959" calcext:value-type="float">
            <text:p>32.561580657959</text:p>
          </table:table-cell>
          <table:table-cell office:value-type="float" office:value="28795.4621287955" calcext:value-type="float">
            <text:p>28795.4621287955</text:p>
          </table:table-cell>
          <table:table-cell table:formula="of:=10^((LOG10(149.3)-LOG10([.C863]))/1.07+LOG10(50))" office:value-type="float" office:value="207.519141486343" calcext:value-type="float">
            <text:p>207.519141486343</text:p>
          </table:table-cell>
          <table:table-cell table:formula="of:=[.E863]-[.$E$54]" office:value-type="float" office:value="153.730337670911" calcext:value-type="float">
            <text:p>153.730337670911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28.5" calcext:value-type="float">
            <text:p>328.5</text:p>
          </table:table-cell>
          <table:table-cell office:value-type="float" office:value="32.561580657959" calcext:value-type="float">
            <text:p>32.561580657959</text:p>
          </table:table-cell>
          <table:table-cell office:value-type="float" office:value="28828.8288288288" calcext:value-type="float">
            <text:p>28828.8288288288</text:p>
          </table:table-cell>
          <table:table-cell table:formula="of:=10^((LOG10(149.3)-LOG10([.C864]))/1.07+LOG10(50))" office:value-type="float" office:value="207.519141486343" calcext:value-type="float">
            <text:p>207.519141486343</text:p>
          </table:table-cell>
          <table:table-cell table:formula="of:=[.E864]-[.$E$54]" office:value-type="float" office:value="153.730337670911" calcext:value-type="float">
            <text:p>153.730337670911</text:p>
          </table:table-cell>
          <table:table-cell table:number-columns-repeated="9"/>
        </table:table-row>
        <table:table-row table:style-name="ro1">
          <table:table-cell office:value-type="float" office:value="489.458557128906" calcext:value-type="float">
            <text:p>489.458557128906</text:p>
          </table:table-cell>
          <table:table-cell office:value-type="float" office:value="329.004547119141" calcext:value-type="float">
            <text:p>329.004547119141</text:p>
          </table:table-cell>
          <table:table-cell office:value-type="float" office:value="32.1909484863281" calcext:value-type="float">
            <text:p>32.1909484863281</text:p>
          </table:table-cell>
          <table:table-cell office:value-type="float" office:value="28862.1955288622" calcext:value-type="float">
            <text:p>28862.1955288622</text:p>
          </table:table-cell>
          <table:table-cell table:formula="of:=10^((LOG10(149.3)-LOG10([.C865]))/1.07+LOG10(50))" office:value-type="float" office:value="209.751278245323" calcext:value-type="float">
            <text:p>209.751278245323</text:p>
          </table:table-cell>
          <table:table-cell table:formula="of:=[.E865]-[.$E$54]" office:value-type="float" office:value="155.96247442989" calcext:value-type="float">
            <text:p>155.96247442989</text:p>
          </table:table-cell>
          <table:table-cell table:number-columns-repeated="9"/>
        </table:table-row>
        <table:table-row table:style-name="ro1">
          <table:table-cell office:value-type="float" office:value="490.315948486328" calcext:value-type="float">
            <text:p>490.315948486328</text:p>
          </table:table-cell>
          <table:table-cell office:value-type="float" office:value="329.106872558594" calcext:value-type="float">
            <text:p>329.106872558594</text:p>
          </table:table-cell>
          <table:table-cell office:value-type="float" office:value="32.3957786560059" calcext:value-type="float">
            <text:p>32.3957786560059</text:p>
          </table:table-cell>
          <table:table-cell office:value-type="float" office:value="28895.5622288956" calcext:value-type="float">
            <text:p>28895.5622288956</text:p>
          </table:table-cell>
          <table:table-cell table:formula="of:=10^((LOG10(149.3)-LOG10([.C866]))/1.07+LOG10(50))" office:value-type="float" office:value="208.511578952501" calcext:value-type="float">
            <text:p>208.511578952501</text:p>
          </table:table-cell>
          <table:table-cell table:formula="of:=[.E866]-[.$E$54]" office:value-type="float" office:value="154.722775137069" calcext:value-type="float">
            <text:p>154.722775137069</text:p>
          </table:table-cell>
          <table:table-cell table:number-columns-repeated="9"/>
        </table:table-row>
        <table:table-row table:style-name="ro1">
          <table:table-cell office:value-type="float" office:value="490.075531005859" calcext:value-type="float">
            <text:p>490.075531005859</text:p>
          </table:table-cell>
          <table:table-cell office:value-type="float" office:value="329.244842529297" calcext:value-type="float">
            <text:p>329.244842529297</text:p>
          </table:table-cell>
          <table:table-cell office:value-type="float" office:value="32.5014572143555" calcext:value-type="float">
            <text:p>32.5014572143555</text:p>
          </table:table-cell>
          <table:table-cell office:value-type="float" office:value="28928.9289289289" calcext:value-type="float">
            <text:p>28928.9289289289</text:p>
          </table:table-cell>
          <table:table-cell table:formula="of:=10^((LOG10(149.3)-LOG10([.C867]))/1.07+LOG10(50))" office:value-type="float" office:value="207.877889194844" calcext:value-type="float">
            <text:p>207.877889194844</text:p>
          </table:table-cell>
          <table:table-cell table:formula="of:=[.E867]-[.$E$54]" office:value-type="float" office:value="154.089085379412" calcext:value-type="float">
            <text:p>154.089085379412</text:p>
          </table:table-cell>
          <table:table-cell table:number-columns-repeated="9"/>
        </table:table-row>
        <table:table-row table:style-name="ro1">
          <table:table-cell office:value-type="float" office:value="490.255157470703" calcext:value-type="float">
            <text:p>490.255157470703</text:p>
          </table:table-cell>
          <table:table-cell office:value-type="float" office:value="329.375915527344" calcext:value-type="float">
            <text:p>329.375915527344</text:p>
          </table:table-cell>
          <table:table-cell office:value-type="float" office:value="32.4544677734375" calcext:value-type="float">
            <text:p>32.4544677734375</text:p>
          </table:table-cell>
          <table:table-cell office:value-type="float" office:value="28962.2956289623" calcext:value-type="float">
            <text:p>28962.2956289623</text:p>
          </table:table-cell>
          <table:table-cell table:formula="of:=10^((LOG10(149.3)-LOG10([.C868]))/1.07+LOG10(50))" office:value-type="float" office:value="208.159163298225" calcext:value-type="float">
            <text:p>208.159163298225</text:p>
          </table:table-cell>
          <table:table-cell table:formula="of:=[.E868]-[.$E$54]" office:value-type="float" office:value="154.370359482792" calcext:value-type="float">
            <text:p>154.370359482792</text:p>
          </table:table-cell>
          <table:table-cell table:number-columns-repeated="9"/>
        </table:table-row>
        <table:table-row table:style-name="ro1">
          <table:table-cell office:value-type="float" office:value="490.255157470703" calcext:value-type="float">
            <text:p>490.255157470703</text:p>
          </table:table-cell>
          <table:table-cell office:value-type="float" office:value="329.375915527344" calcext:value-type="float">
            <text:p>329.375915527344</text:p>
          </table:table-cell>
          <table:table-cell office:value-type="float" office:value="32.4544677734375" calcext:value-type="float">
            <text:p>32.4544677734375</text:p>
          </table:table-cell>
          <table:table-cell office:value-type="float" office:value="28995.6623289957" calcext:value-type="float">
            <text:p>28995.6623289957</text:p>
          </table:table-cell>
          <table:table-cell table:formula="of:=10^((LOG10(149.3)-LOG10([.C869]))/1.07+LOG10(50))" office:value-type="float" office:value="208.159163298225" calcext:value-type="float">
            <text:p>208.159163298225</text:p>
          </table:table-cell>
          <table:table-cell table:formula="of:=[.E869]-[.$E$54]" office:value-type="float" office:value="154.370359482792" calcext:value-type="float">
            <text:p>154.370359482792</text:p>
          </table:table-cell>
          <table:table-cell table:number-columns-repeated="9"/>
        </table:table-row>
        <table:table-row table:style-name="ro1">
          <table:table-cell office:value-type="float" office:value="490.570129394531" calcext:value-type="float">
            <text:p>490.570129394531</text:p>
          </table:table-cell>
          <table:table-cell office:value-type="float" office:value="329.432983398438" calcext:value-type="float">
            <text:p>329.432983398438</text:p>
          </table:table-cell>
          <table:table-cell office:value-type="float" office:value="32.5347480773926" calcext:value-type="float">
            <text:p>32.5347480773926</text:p>
          </table:table-cell>
          <table:table-cell office:value-type="float" office:value="29029.029029029" calcext:value-type="float">
            <text:p>29029.029029029</text:p>
          </table:table-cell>
          <table:table-cell table:formula="of:=10^((LOG10(149.3)-LOG10([.C870]))/1.07+LOG10(50))" office:value-type="float" office:value="207.67908906328" calcext:value-type="float">
            <text:p>207.67908906328</text:p>
          </table:table-cell>
          <table:table-cell table:formula="of:=[.E870]-[.$E$54]" office:value-type="float" office:value="153.890285247847" calcext:value-type="float">
            <text:p>153.890285247847</text:p>
          </table:table-cell>
          <table:table-cell table:number-columns-repeated="9"/>
        </table:table-row>
        <table:table-row table:style-name="ro1">
          <table:table-cell office:value-type="float" office:value="491.112915039063" calcext:value-type="float">
            <text:p>491.112915039063</text:p>
          </table:table-cell>
          <table:table-cell office:value-type="float" office:value="329.629028320312" calcext:value-type="float">
            <text:p>329.629028320312</text:p>
          </table:table-cell>
          <table:table-cell office:value-type="float" office:value="32.6974678039551" calcext:value-type="float">
            <text:p>32.6974678039551</text:p>
          </table:table-cell>
          <table:table-cell office:value-type="float" office:value="29062.3957290624" calcext:value-type="float">
            <text:p>29062.3957290624</text:p>
          </table:table-cell>
          <table:table-cell table:formula="of:=10^((LOG10(149.3)-LOG10([.C871]))/1.07+LOG10(50))" office:value-type="float" office:value="206.713025075865" calcext:value-type="float">
            <text:p>206.713025075865</text:p>
          </table:table-cell>
          <table:table-cell table:formula="of:=[.E871]-[.$E$54]" office:value-type="float" office:value="152.924221260433" calcext:value-type="float">
            <text:p>152.924221260433</text:p>
          </table:table-cell>
          <table:table-cell table:number-columns-repeated="9"/>
        </table:table-row>
        <table:table-row table:style-name="ro1">
          <table:table-cell office:value-type="float" office:value="492.022064208984" calcext:value-type="float">
            <text:p>492.022064208984</text:p>
          </table:table-cell>
          <table:table-cell office:value-type="float" office:value="330.254028320312" calcext:value-type="float">
            <text:p>330.254028320312</text:p>
          </table:table-cell>
          <table:table-cell office:value-type="float" office:value="32.5039176940918" calcext:value-type="float">
            <text:p>32.5039176940918</text:p>
          </table:table-cell>
          <table:table-cell office:value-type="float" office:value="29095.7624290958" calcext:value-type="float">
            <text:p>29095.7624290958</text:p>
          </table:table-cell>
          <table:table-cell table:formula="of:=10^((LOG10(149.3)-LOG10([.C872]))/1.07+LOG10(50))" office:value-type="float" office:value="207.863182682931" calcext:value-type="float">
            <text:p>207.863182682931</text:p>
          </table:table-cell>
          <table:table-cell table:formula="of:=[.E872]-[.$E$54]" office:value-type="float" office:value="154.074378867498" calcext:value-type="float">
            <text:p>154.074378867498</text:p>
          </table:table-cell>
          <table:table-cell table:number-columns-repeated="9"/>
        </table:table-row>
        <table:table-row table:style-name="ro1">
          <table:table-cell office:value-type="float" office:value="492.509063720703" calcext:value-type="float">
            <text:p>492.509063720703</text:p>
          </table:table-cell>
          <table:table-cell office:value-type="float" office:value="330.450225830078" calcext:value-type="float">
            <text:p>330.450225830078</text:p>
          </table:table-cell>
          <table:table-cell office:value-type="float" office:value="32.6394958496094" calcext:value-type="float">
            <text:p>32.6394958496094</text:p>
          </table:table-cell>
          <table:table-cell office:value-type="float" office:value="29129.1291291291" calcext:value-type="float">
            <text:p>29129.1291291291</text:p>
          </table:table-cell>
          <table:table-cell table:formula="of:=10^((LOG10(149.3)-LOG10([.C873]))/1.07+LOG10(50))" office:value-type="float" office:value="207.056135053926" calcext:value-type="float">
            <text:p>207.056135053926</text:p>
          </table:table-cell>
          <table:table-cell table:formula="of:=[.E873]-[.$E$54]" office:value-type="float" office:value="153.267331238494" calcext:value-type="float">
            <text:p>153.267331238494</text:p>
          </table:table-cell>
          <table:table-cell table:number-columns-repeated="9"/>
        </table:table-row>
        <table:table-row table:style-name="ro1">
          <table:table-cell office:value-type="float" office:value="493.247955322266" calcext:value-type="float">
            <text:p>493.247955322266</text:p>
          </table:table-cell>
          <table:table-cell office:value-type="float" office:value="330.602020263672" calcext:value-type="float">
            <text:p>330.602020263672</text:p>
          </table:table-cell>
          <table:table-cell office:value-type="float" office:value="32.8776817321777" calcext:value-type="float">
            <text:p>32.8776817321777</text:p>
          </table:table-cell>
          <table:table-cell office:value-type="float" office:value="29162.4958291625" calcext:value-type="float">
            <text:p>29162.4958291625</text:p>
          </table:table-cell>
          <table:table-cell table:formula="of:=10^((LOG10(149.3)-LOG10([.C874]))/1.07+LOG10(50))" office:value-type="float" office:value="205.653895139398" calcext:value-type="float">
            <text:p>205.653895139398</text:p>
          </table:table-cell>
          <table:table-cell table:formula="of:=[.E874]-[.$E$54]" office:value-type="float" office:value="151.865091323966" calcext:value-type="float">
            <text:p>151.865091323966</text:p>
          </table:table-cell>
          <table:table-cell table:number-columns-repeated="9"/>
        </table:table-row>
        <table:table-row table:style-name="ro1">
          <table:table-cell office:value-type="float" office:value="493.247955322266" calcext:value-type="float">
            <text:p>493.247955322266</text:p>
          </table:table-cell>
          <table:table-cell office:value-type="float" office:value="330.602020263672" calcext:value-type="float">
            <text:p>330.602020263672</text:p>
          </table:table-cell>
          <table:table-cell office:value-type="float" office:value="32.8776817321777" calcext:value-type="float">
            <text:p>32.8776817321777</text:p>
          </table:table-cell>
          <table:table-cell office:value-type="float" office:value="29195.8625291959" calcext:value-type="float">
            <text:p>29195.8625291959</text:p>
          </table:table-cell>
          <table:table-cell table:formula="of:=10^((LOG10(149.3)-LOG10([.C875]))/1.07+LOG10(50))" office:value-type="float" office:value="205.653895139398" calcext:value-type="float">
            <text:p>205.653895139398</text:p>
          </table:table-cell>
          <table:table-cell table:formula="of:=[.E875]-[.$E$54]" office:value-type="float" office:value="151.865091323966" calcext:value-type="float">
            <text:p>151.865091323966</text:p>
          </table:table-cell>
          <table:table-cell table:number-columns-repeated="9"/>
        </table:table-row>
        <table:table-row table:style-name="ro1">
          <table:table-cell office:value-type="float" office:value="493.225799560547" calcext:value-type="float">
            <text:p>493.225799560547</text:p>
          </table:table-cell>
          <table:table-cell office:value-type="float" office:value="330.665069580078" calcext:value-type="float">
            <text:p>330.665069580078</text:p>
          </table:table-cell>
          <table:table-cell office:value-type="float" office:value="32.8240661621094" calcext:value-type="float">
            <text:p>32.8240661621094</text:p>
          </table:table-cell>
          <table:table-cell office:value-type="float" office:value="29229.2292292292" calcext:value-type="float">
            <text:p>29229.2292292292</text:p>
          </table:table-cell>
          <table:table-cell table:formula="of:=10^((LOG10(149.3)-LOG10([.C876]))/1.07+LOG10(50))" office:value-type="float" office:value="205.967822030503" calcext:value-type="float">
            <text:p>205.967822030503</text:p>
          </table:table-cell>
          <table:table-cell table:formula="of:=[.E876]-[.$E$54]" office:value-type="float" office:value="152.179018215071" calcext:value-type="float">
            <text:p>152.179018215071</text:p>
          </table:table-cell>
          <table:table-cell table:number-columns-repeated="9"/>
        </table:table-row>
        <table:table-row table:style-name="ro1">
          <table:table-cell office:value-type="float" office:value="493.781616210937" calcext:value-type="float">
            <text:p>493.781616210937</text:p>
          </table:table-cell>
          <table:table-cell office:value-type="float" office:value="330.646728515625" calcext:value-type="float">
            <text:p>330.646728515625</text:p>
          </table:table-cell>
          <table:table-cell office:value-type="float" office:value="32.8651390075684" calcext:value-type="float">
            <text:p>32.8651390075684</text:p>
          </table:table-cell>
          <table:table-cell office:value-type="float" office:value="29262.5959292626" calcext:value-type="float">
            <text:p>29262.5959292626</text:p>
          </table:table-cell>
          <table:table-cell table:formula="of:=10^((LOG10(149.3)-LOG10([.C877]))/1.07+LOG10(50))" office:value-type="float" office:value="205.727245821099" calcext:value-type="float">
            <text:p>205.727245821099</text:p>
          </table:table-cell>
          <table:table-cell table:formula="of:=[.E877]-[.$E$54]" office:value-type="float" office:value="151.938442005666" calcext:value-type="float">
            <text:p>151.938442005666</text:p>
          </table:table-cell>
          <table:table-cell table:number-columns-repeated="9"/>
        </table:table-row>
        <table:table-row table:style-name="ro1">
          <table:table-cell office:value-type="float" office:value="493.781616210937" calcext:value-type="float">
            <text:p>493.781616210937</text:p>
          </table:table-cell>
          <table:table-cell office:value-type="float" office:value="330.646728515625" calcext:value-type="float">
            <text:p>330.646728515625</text:p>
          </table:table-cell>
          <table:table-cell office:value-type="float" office:value="32.8651390075684" calcext:value-type="float">
            <text:p>32.8651390075684</text:p>
          </table:table-cell>
          <table:table-cell office:value-type="float" office:value="29295.962629296" calcext:value-type="float">
            <text:p>29295.962629296</text:p>
          </table:table-cell>
          <table:table-cell table:formula="of:=10^((LOG10(149.3)-LOG10([.C878]))/1.07+LOG10(50))" office:value-type="float" office:value="205.727245821099" calcext:value-type="float">
            <text:p>205.727245821099</text:p>
          </table:table-cell>
          <table:table-cell table:formula="of:=[.E878]-[.$E$54]" office:value-type="float" office:value="151.938442005666" calcext:value-type="float">
            <text:p>151.938442005666</text:p>
          </table:table-cell>
          <table:table-cell table:number-columns-repeated="9"/>
        </table:table-row>
        <table:table-row table:style-name="ro1">
          <table:table-cell office:value-type="float" office:value="493.546112060547" calcext:value-type="float">
            <text:p>493.546112060547</text:p>
          </table:table-cell>
          <table:table-cell office:value-type="float" office:value="331.154113769531" calcext:value-type="float">
            <text:p>331.154113769531</text:p>
          </table:table-cell>
          <table:table-cell office:value-type="float" office:value="32.3491897583008" calcext:value-type="float">
            <text:p>32.3491897583008</text:p>
          </table:table-cell>
          <table:table-cell office:value-type="float" office:value="29329.3293293293" calcext:value-type="float">
            <text:p>29329.3293293293</text:p>
          </table:table-cell>
          <table:table-cell table:formula="of:=10^((LOG10(149.3)-LOG10([.C879]))/1.07+LOG10(50))" office:value-type="float" office:value="208.792215983954" calcext:value-type="float">
            <text:p>208.792215983954</text:p>
          </table:table-cell>
          <table:table-cell table:formula="of:=[.E879]-[.$E$54]" office:value-type="float" office:value="155.003412168522" calcext:value-type="float">
            <text:p>155.003412168522</text:p>
          </table:table-cell>
          <table:table-cell table:number-columns-repeated="9"/>
        </table:table-row>
        <table:table-row table:style-name="ro1">
          <table:table-cell office:value-type="float" office:value="493.546112060547" calcext:value-type="float">
            <text:p>493.546112060547</text:p>
          </table:table-cell>
          <table:table-cell office:value-type="float" office:value="331.154113769531" calcext:value-type="float">
            <text:p>331.154113769531</text:p>
          </table:table-cell>
          <table:table-cell office:value-type="float" office:value="32.3491897583008" calcext:value-type="float">
            <text:p>32.3491897583008</text:p>
          </table:table-cell>
          <table:table-cell office:value-type="float" office:value="29362.6960293627" calcext:value-type="float">
            <text:p>29362.6960293627</text:p>
          </table:table-cell>
          <table:table-cell table:formula="of:=10^((LOG10(149.3)-LOG10([.C880]))/1.07+LOG10(50))" office:value-type="float" office:value="208.792215983954" calcext:value-type="float">
            <text:p>208.792215983954</text:p>
          </table:table-cell>
          <table:table-cell table:formula="of:=[.E880]-[.$E$54]" office:value-type="float" office:value="155.003412168522" calcext:value-type="float">
            <text:p>155.003412168522</text:p>
          </table:table-cell>
          <table:table-cell table:number-columns-repeated="9"/>
        </table:table-row>
        <table:table-row table:style-name="ro1">
          <table:table-cell office:value-type="float" office:value="493.587463378906" calcext:value-type="float">
            <text:p>493.587463378906</text:p>
          </table:table-cell>
          <table:table-cell office:value-type="float" office:value="331.138732910156" calcext:value-type="float">
            <text:p>331.138732910156</text:p>
          </table:table-cell>
          <table:table-cell office:value-type="float" office:value="32.3384094238281" calcext:value-type="float">
            <text:p>32.3384094238281</text:p>
          </table:table-cell>
          <table:table-cell office:value-type="float" office:value="29396.0627293961" calcext:value-type="float">
            <text:p>29396.0627293961</text:p>
          </table:table-cell>
          <table:table-cell table:formula="of:=10^((LOG10(149.3)-LOG10([.C881]))/1.07+LOG10(50))" office:value-type="float" office:value="208.857264796229" calcext:value-type="float">
            <text:p>208.857264796229</text:p>
          </table:table-cell>
          <table:table-cell table:formula="of:=[.E881]-[.$E$54]" office:value-type="float" office:value="155.068460980797" calcext:value-type="float">
            <text:p>155.068460980797</text:p>
          </table:table-cell>
          <table:table-cell table:number-columns-repeated="9"/>
        </table:table-row>
        <table:table-row table:style-name="ro1">
          <table:table-cell office:value-type="float" office:value="493.817230224609" calcext:value-type="float">
            <text:p>493.817230224609</text:p>
          </table:table-cell>
          <table:table-cell office:value-type="float" office:value="331.234527587891" calcext:value-type="float">
            <text:p>331.234527587891</text:p>
          </table:table-cell>
          <table:table-cell office:value-type="float" office:value="32.357536315918" calcext:value-type="float">
            <text:p>32.357536315918</text:p>
          </table:table-cell>
          <table:table-cell office:value-type="float" office:value="29429.4294294294" calcext:value-type="float">
            <text:p>29429.4294294294</text:p>
          </table:table-cell>
          <table:table-cell table:formula="of:=10^((LOG10(149.3)-LOG10([.C882]))/1.07+LOG10(50))" office:value-type="float" office:value="208.741881439889" calcext:value-type="float">
            <text:p>208.741881439889</text:p>
          </table:table-cell>
          <table:table-cell table:formula="of:=[.E882]-[.$E$54]" office:value-type="float" office:value="154.953077624457" calcext:value-type="float">
            <text:p>154.953077624457</text:p>
          </table:table-cell>
          <table:table-cell table:number-columns-repeated="9"/>
        </table:table-row>
        <table:table-row table:style-name="ro1">
          <table:table-cell office:value-type="float" office:value="493.886871337891" calcext:value-type="float">
            <text:p>493.886871337891</text:p>
          </table:table-cell>
          <table:table-cell office:value-type="float" office:value="331.250213623047" calcext:value-type="float">
            <text:p>331.250213623047</text:p>
          </table:table-cell>
          <table:table-cell office:value-type="float" office:value="32.3054618835449" calcext:value-type="float">
            <text:p>32.3054618835449</text:p>
          </table:table-cell>
          <table:table-cell office:value-type="float" office:value="29462.7961294628" calcext:value-type="float">
            <text:p>29462.7961294628</text:p>
          </table:table-cell>
          <table:table-cell table:formula="of:=10^((LOG10(149.3)-LOG10([.C883]))/1.07+LOG10(50))" office:value-type="float" office:value="209.05633138216" calcext:value-type="float">
            <text:p>209.05633138216</text:p>
          </table:table-cell>
          <table:table-cell table:formula="of:=[.E883]-[.$E$54]" office:value-type="float" office:value="155.267527566728" calcext:value-type="float">
            <text:p>155.267527566728</text:p>
          </table:table-cell>
          <table:table-cell table:number-columns-repeated="9"/>
        </table:table-row>
        <table:table-row table:style-name="ro1">
          <table:table-cell office:value-type="float" office:value="493.886871337891" calcext:value-type="float">
            <text:p>493.886871337891</text:p>
          </table:table-cell>
          <table:table-cell office:value-type="float" office:value="331.250213623047" calcext:value-type="float">
            <text:p>331.250213623047</text:p>
          </table:table-cell>
          <table:table-cell office:value-type="float" office:value="32.3054618835449" calcext:value-type="float">
            <text:p>32.3054618835449</text:p>
          </table:table-cell>
          <table:table-cell office:value-type="float" office:value="29496.1628294962" calcext:value-type="float">
            <text:p>29496.1628294962</text:p>
          </table:table-cell>
          <table:table-cell table:formula="of:=10^((LOG10(149.3)-LOG10([.C884]))/1.07+LOG10(50))" office:value-type="float" office:value="209.05633138216" calcext:value-type="float">
            <text:p>209.05633138216</text:p>
          </table:table-cell>
          <table:table-cell table:formula="of:=[.E884]-[.$E$54]" office:value-type="float" office:value="155.267527566728" calcext:value-type="float">
            <text:p>155.267527566728</text:p>
          </table:table-cell>
          <table:table-cell table:number-columns-repeated="9"/>
        </table:table-row>
        <table:table-row table:style-name="ro1">
          <table:table-cell office:value-type="float" office:value="493.886871337891" calcext:value-type="float">
            <text:p>493.886871337891</text:p>
          </table:table-cell>
          <table:table-cell office:value-type="float" office:value="331.250213623047" calcext:value-type="float">
            <text:p>331.250213623047</text:p>
          </table:table-cell>
          <table:table-cell office:value-type="float" office:value="32.3054618835449" calcext:value-type="float">
            <text:p>32.3054618835449</text:p>
          </table:table-cell>
          <table:table-cell office:value-type="float" office:value="29529.5295295295" calcext:value-type="float">
            <text:p>29529.5295295295</text:p>
          </table:table-cell>
          <table:table-cell table:formula="of:=10^((LOG10(149.3)-LOG10([.C885]))/1.07+LOG10(50))" office:value-type="float" office:value="209.05633138216" calcext:value-type="float">
            <text:p>209.05633138216</text:p>
          </table:table-cell>
          <table:table-cell table:formula="of:=[.E885]-[.$E$54]" office:value-type="float" office:value="155.267527566728" calcext:value-type="float">
            <text:p>155.267527566728</text:p>
          </table:table-cell>
          <table:table-cell table:number-columns-repeated="9"/>
        </table:table-row>
        <table:table-row table:style-name="ro1">
          <table:table-cell office:value-type="float" office:value="494.173919677734" calcext:value-type="float">
            <text:p>494.173919677734</text:p>
          </table:table-cell>
          <table:table-cell office:value-type="float" office:value="331.347839355469" calcext:value-type="float">
            <text:p>331.347839355469</text:p>
          </table:table-cell>
          <table:table-cell office:value-type="float" office:value="32.4208755493164" calcext:value-type="float">
            <text:p>32.4208755493164</text:p>
          </table:table-cell>
          <table:table-cell office:value-type="float" office:value="29562.8962295629" calcext:value-type="float">
            <text:p>29562.8962295629</text:p>
          </table:table-cell>
          <table:table-cell table:formula="of:=10^((LOG10(149.3)-LOG10([.C886]))/1.07+LOG10(50))" office:value-type="float" office:value="208.360726413476" calcext:value-type="float">
            <text:p>208.360726413476</text:p>
          </table:table-cell>
          <table:table-cell table:formula="of:=[.E886]-[.$E$54]" office:value-type="float" office:value="154.571922598044" calcext:value-type="float">
            <text:p>154.571922598044</text:p>
          </table:table-cell>
          <table:table-cell table:number-columns-repeated="9"/>
        </table:table-row>
        <table:table-row table:style-name="ro1">
          <table:table-cell office:value-type="float" office:value="494.5" calcext:value-type="float">
            <text:p>494.5</text:p>
          </table:table-cell>
          <table:table-cell office:value-type="float" office:value="331.5" calcext:value-type="float">
            <text:p>331.5</text:p>
          </table:table-cell>
          <table:table-cell office:value-type="float" office:value="32.5961112976074" calcext:value-type="float">
            <text:p>32.5961112976074</text:p>
          </table:table-cell>
          <table:table-cell office:value-type="float" office:value="29596.2629295963" calcext:value-type="float">
            <text:p>29596.2629295963</text:p>
          </table:table-cell>
          <table:table-cell table:formula="of:=10^((LOG10(149.3)-LOG10([.C887]))/1.07+LOG10(50))" office:value-type="float" office:value="207.313681019731" calcext:value-type="float">
            <text:p>207.313681019731</text:p>
          </table:table-cell>
          <table:table-cell table:formula="of:=[.E887]-[.$E$54]" office:value-type="float" office:value="153.524877204299" calcext:value-type="float">
            <text:p>153.524877204299</text:p>
          </table:table-cell>
          <table:table-cell table:number-columns-repeated="9"/>
        </table:table-row>
        <table:table-row table:style-name="ro1">
          <table:table-cell office:value-type="float" office:value="494.087341308594" calcext:value-type="float">
            <text:p>494.087341308594</text:p>
          </table:table-cell>
          <table:table-cell office:value-type="float" office:value="331.539794921875" calcext:value-type="float">
            <text:p>331.539794921875</text:p>
          </table:table-cell>
          <table:table-cell office:value-type="float" office:value="32.6067848205566" calcext:value-type="float">
            <text:p>32.6067848205566</text:p>
          </table:table-cell>
          <table:table-cell office:value-type="float" office:value="29629.6296296296" calcext:value-type="float">
            <text:p>29629.6296296296</text:p>
          </table:table-cell>
          <table:table-cell table:formula="of:=10^((LOG10(149.3)-LOG10([.C888]))/1.07+LOG10(50))" office:value-type="float" office:value="207.250257747265" calcext:value-type="float">
            <text:p>207.250257747265</text:p>
          </table:table-cell>
          <table:table-cell table:formula="of:=[.E888]-[.$E$54]" office:value-type="float" office:value="153.461453931833" calcext:value-type="float">
            <text:p>153.461453931833</text:p>
          </table:table-cell>
          <table:table-cell table:number-columns-repeated="9"/>
        </table:table-row>
        <table:table-row table:style-name="ro1">
          <table:table-cell office:value-type="float" office:value="494.087341308594" calcext:value-type="float">
            <text:p>494.087341308594</text:p>
          </table:table-cell>
          <table:table-cell office:value-type="float" office:value="331.539794921875" calcext:value-type="float">
            <text:p>331.539794921875</text:p>
          </table:table-cell>
          <table:table-cell office:value-type="float" office:value="32.6067848205566" calcext:value-type="float">
            <text:p>32.6067848205566</text:p>
          </table:table-cell>
          <table:table-cell office:value-type="float" office:value="29662.996329663" calcext:value-type="float">
            <text:p>29662.996329663</text:p>
          </table:table-cell>
          <table:table-cell table:formula="of:=10^((LOG10(149.3)-LOG10([.C889]))/1.07+LOG10(50))" office:value-type="float" office:value="207.250257747265" calcext:value-type="float">
            <text:p>207.250257747265</text:p>
          </table:table-cell>
          <table:table-cell table:formula="of:=[.E889]-[.$E$54]" office:value-type="float" office:value="153.461453931833" calcext:value-type="float">
            <text:p>153.461453931833</text:p>
          </table:table-cell>
          <table:table-cell table:number-columns-repeated="9"/>
        </table:table-row>
        <table:table-row table:style-name="ro1">
          <table:table-cell office:value-type="float" office:value="494.087341308594" calcext:value-type="float">
            <text:p>494.087341308594</text:p>
          </table:table-cell>
          <table:table-cell office:value-type="float" office:value="331.539794921875" calcext:value-type="float">
            <text:p>331.539794921875</text:p>
          </table:table-cell>
          <table:table-cell office:value-type="float" office:value="32.6067848205566" calcext:value-type="float">
            <text:p>32.6067848205566</text:p>
          </table:table-cell>
          <table:table-cell office:value-type="float" office:value="29696.3630296964" calcext:value-type="float">
            <text:p>29696.3630296964</text:p>
          </table:table-cell>
          <table:table-cell table:formula="of:=10^((LOG10(149.3)-LOG10([.C890]))/1.07+LOG10(50))" office:value-type="float" office:value="207.250257747265" calcext:value-type="float">
            <text:p>207.250257747265</text:p>
          </table:table-cell>
          <table:table-cell table:formula="of:=[.E890]-[.$E$54]" office:value-type="float" office:value="153.461453931833" calcext:value-type="float">
            <text:p>153.461453931833</text:p>
          </table:table-cell>
          <table:table-cell table:number-columns-repeated="9"/>
        </table:table-row>
        <table:table-row table:style-name="ro1">
          <table:table-cell office:value-type="float" office:value="494.087341308594" calcext:value-type="float">
            <text:p>494.087341308594</text:p>
          </table:table-cell>
          <table:table-cell office:value-type="float" office:value="331.539794921875" calcext:value-type="float">
            <text:p>331.539794921875</text:p>
          </table:table-cell>
          <table:table-cell office:value-type="float" office:value="32.6067848205566" calcext:value-type="float">
            <text:p>32.6067848205566</text:p>
          </table:table-cell>
          <table:table-cell office:value-type="float" office:value="29729.7297297297" calcext:value-type="float">
            <text:p>29729.7297297297</text:p>
          </table:table-cell>
          <table:table-cell table:formula="of:=10^((LOG10(149.3)-LOG10([.C891]))/1.07+LOG10(50))" office:value-type="float" office:value="207.250257747265" calcext:value-type="float">
            <text:p>207.250257747265</text:p>
          </table:table-cell>
          <table:table-cell table:formula="of:=[.E891]-[.$E$54]" office:value-type="float" office:value="153.461453931833" calcext:value-type="float">
            <text:p>153.461453931833</text:p>
          </table:table-cell>
          <table:table-cell table:number-columns-repeated="9"/>
        </table:table-row>
        <table:table-row table:style-name="ro1">
          <table:table-cell office:value-type="float" office:value="494.937683105469" calcext:value-type="float">
            <text:p>494.937683105469</text:p>
          </table:table-cell>
          <table:table-cell office:value-type="float" office:value="331.630737304687" calcext:value-type="float">
            <text:p>331.630737304687</text:p>
          </table:table-cell>
          <table:table-cell office:value-type="float" office:value="32.762825012207" calcext:value-type="float">
            <text:p>32.762825012207</text:p>
          </table:table-cell>
          <table:table-cell office:value-type="float" office:value="29763.0964297631" calcext:value-type="float">
            <text:p>29763.0964297631</text:p>
          </table:table-cell>
          <table:table-cell table:formula="of:=10^((LOG10(149.3)-LOG10([.C892]))/1.07+LOG10(50))" office:value-type="float" office:value="206.327613660702" calcext:value-type="float">
            <text:p>206.327613660702</text:p>
          </table:table-cell>
          <table:table-cell table:formula="of:=[.E892]-[.$E$54]" office:value-type="float" office:value="152.53880984527" calcext:value-type="float">
            <text:p>152.53880984527</text:p>
          </table:table-cell>
          <table:table-cell table:number-columns-repeated="9"/>
        </table:table-row>
        <table:table-row table:style-name="ro1">
          <table:table-cell office:value-type="float" office:value="493.980194091797" calcext:value-type="float">
            <text:p>493.980194091797</text:p>
          </table:table-cell>
          <table:table-cell office:value-type="float" office:value="331.940582275391" calcext:value-type="float">
            <text:p>331.940582275391</text:p>
          </table:table-cell>
          <table:table-cell office:value-type="float" office:value="33.0752410888672" calcext:value-type="float">
            <text:p>33.0752410888672</text:p>
          </table:table-cell>
          <table:table-cell office:value-type="float" office:value="29796.4631297965" calcext:value-type="float">
            <text:p>29796.4631297965</text:p>
          </table:table-cell>
          <table:table-cell table:formula="of:=10^((LOG10(149.3)-LOG10([.C893]))/1.07+LOG10(50))" office:value-type="float" office:value="204.505654876858" calcext:value-type="float">
            <text:p>204.505654876858</text:p>
          </table:table-cell>
          <table:table-cell table:formula="of:=[.E893]-[.$E$54]" office:value-type="float" office:value="150.716851061426" calcext:value-type="float">
            <text:p>150.716851061426</text:p>
          </table:table-cell>
          <table:table-cell table:number-columns-repeated="9"/>
        </table:table-row>
        <table:table-row table:style-name="ro1">
          <table:table-cell office:value-type="float" office:value="494.640197753906" calcext:value-type="float">
            <text:p>494.640197753906</text:p>
          </table:table-cell>
          <table:table-cell office:value-type="float" office:value="331.900604248047" calcext:value-type="float">
            <text:p>331.900604248047</text:p>
          </table:table-cell>
          <table:table-cell office:value-type="float" office:value="33.1014595031738" calcext:value-type="float">
            <text:p>33.1014595031738</text:p>
          </table:table-cell>
          <table:table-cell office:value-type="float" office:value="29829.8298298298" calcext:value-type="float">
            <text:p>29829.8298298298</text:p>
          </table:table-cell>
          <table:table-cell table:formula="of:=10^((LOG10(149.3)-LOG10([.C894]))/1.07+LOG10(50))" office:value-type="float" office:value="204.354266658616" calcext:value-type="float">
            <text:p>204.354266658616</text:p>
          </table:table-cell>
          <table:table-cell table:formula="of:=[.E894]-[.$E$54]" office:value-type="float" office:value="150.565462843184" calcext:value-type="float">
            <text:p>150.565462843184</text:p>
          </table:table-cell>
          <table:table-cell table:number-columns-repeated="9"/>
        </table:table-row>
        <table:table-row table:style-name="ro1">
          <table:table-cell office:value-type="float" office:value="494.234527587891" calcext:value-type="float">
            <text:p>494.234527587891</text:p>
          </table:table-cell>
          <table:table-cell office:value-type="float" office:value="332.31103515625" calcext:value-type="float">
            <text:p>332.31103515625</text:p>
          </table:table-cell>
          <table:table-cell office:value-type="float" office:value="33.4677848815918" calcext:value-type="float">
            <text:p>33.4677848815918</text:p>
          </table:table-cell>
          <table:table-cell office:value-type="float" office:value="29863.1965298632" calcext:value-type="float">
            <text:p>29863.1965298632</text:p>
          </table:table-cell>
          <table:table-cell table:formula="of:=10^((LOG10(149.3)-LOG10([.C895]))/1.07+LOG10(50))" office:value-type="float" office:value="202.263064386625" calcext:value-type="float">
            <text:p>202.263064386625</text:p>
          </table:table-cell>
          <table:table-cell table:formula="of:=[.E895]-[.$E$54]" office:value-type="float" office:value="148.474260571193" calcext:value-type="float">
            <text:p>148.474260571193</text:p>
          </table:table-cell>
          <table:table-cell table:number-columns-repeated="9"/>
        </table:table-row>
        <table:table-row table:style-name="ro1">
          <table:table-cell office:value-type="float" office:value="493.946960449219" calcext:value-type="float">
            <text:p>493.946960449219</text:p>
          </table:table-cell>
          <table:table-cell office:value-type="float" office:value="333.952606201172" calcext:value-type="float">
            <text:p>333.952606201172</text:p>
          </table:table-cell>
          <table:table-cell office:value-type="float" office:value="33.1882171630859" calcext:value-type="float">
            <text:p>33.1882171630859</text:p>
          </table:table-cell>
          <table:table-cell office:value-type="float" office:value="29896.5632298966" calcext:value-type="float">
            <text:p>29896.5632298966</text:p>
          </table:table-cell>
          <table:table-cell table:formula="of:=10^((LOG10(149.3)-LOG10([.C896]))/1.07+LOG10(50))" office:value-type="float" office:value="203.854967301456" calcext:value-type="float">
            <text:p>203.854967301456</text:p>
          </table:table-cell>
          <table:table-cell table:formula="of:=[.E896]-[.$E$54]" office:value-type="float" office:value="150.066163486024" calcext:value-type="float">
            <text:p>150.066163486024</text:p>
          </table:table-cell>
          <table:table-cell table:number-columns-repeated="9"/>
        </table:table-row>
        <table:table-row table:style-name="ro1">
          <table:table-cell office:value-type="float" office:value="494.326080322266" calcext:value-type="float">
            <text:p>494.326080322266</text:p>
          </table:table-cell>
          <table:table-cell office:value-type="float" office:value="335.195648193359" calcext:value-type="float">
            <text:p>335.195648193359</text:p>
          </table:table-cell>
          <table:table-cell office:value-type="float" office:value="33.4764595031738" calcext:value-type="float">
            <text:p>33.4764595031738</text:p>
          </table:table-cell>
          <table:table-cell office:value-type="float" office:value="29929.9299299299" calcext:value-type="float">
            <text:p>29929.9299299299</text:p>
          </table:table-cell>
          <table:table-cell table:formula="of:=10^((LOG10(149.3)-LOG10([.C897]))/1.07+LOG10(50))" office:value-type="float" office:value="202.214081147044" calcext:value-type="float">
            <text:p>202.214081147044</text:p>
          </table:table-cell>
          <table:table-cell table:formula="of:=[.E897]-[.$E$54]" office:value-type="float" office:value="148.425277331611" calcext:value-type="float">
            <text:p>148.425277331611</text:p>
          </table:table-cell>
          <table:table-cell table:number-columns-repeated="9"/>
        </table:table-row>
        <table:table-row table:style-name="ro1">
          <table:table-cell office:value-type="float" office:value="493.397491455078" calcext:value-type="float">
            <text:p>493.397491455078</text:p>
          </table:table-cell>
          <table:table-cell office:value-type="float" office:value="337.242797851562" calcext:value-type="float">
            <text:p>337.242797851562</text:p>
          </table:table-cell>
          <table:table-cell office:value-type="float" office:value="33.4160766601562" calcext:value-type="float">
            <text:p>33.4160766601562</text:p>
          </table:table-cell>
          <table:table-cell office:value-type="float" office:value="29963.2966299633" calcext:value-type="float">
            <text:p>29963.2966299633</text:p>
          </table:table-cell>
          <table:table-cell table:formula="of:=10^((LOG10(149.3)-LOG10([.C898]))/1.07+LOG10(50))" office:value-type="float" office:value="202.555557049038" calcext:value-type="float">
            <text:p>202.555557049038</text:p>
          </table:table-cell>
          <table:table-cell table:formula="of:=[.E898]-[.$E$54]" office:value-type="float" office:value="148.766753233606" calcext:value-type="float">
            <text:p>148.766753233606</text:p>
          </table:table-cell>
          <table:table-cell table:number-columns-repeated="9"/>
        </table:table-row>
        <table:table-row table:style-name="ro1">
          <table:table-cell office:value-type="float" office:value="493.397491455078" calcext:value-type="float">
            <text:p>493.397491455078</text:p>
          </table:table-cell>
          <table:table-cell office:value-type="float" office:value="337.242797851562" calcext:value-type="float">
            <text:p>337.242797851562</text:p>
          </table:table-cell>
          <table:table-cell office:value-type="float" office:value="33.4160766601562" calcext:value-type="float">
            <text:p>33.4160766601562</text:p>
          </table:table-cell>
          <table:table-cell office:value-type="float" office:value="29996.6633299967" calcext:value-type="float">
            <text:p>29996.6633299967</text:p>
          </table:table-cell>
          <table:table-cell table:formula="of:=10^((LOG10(149.3)-LOG10([.C899]))/1.07+LOG10(50))" office:value-type="float" office:value="202.555557049038" calcext:value-type="float">
            <text:p>202.555557049038</text:p>
          </table:table-cell>
          <table:table-cell table:formula="of:=[.E899]-[.$E$54]" office:value-type="float" office:value="148.766753233606" calcext:value-type="float">
            <text:p>148.766753233606</text:p>
          </table:table-cell>
          <table:table-cell table:number-columns-repeated="9"/>
        </table:table-row>
        <table:table-row table:style-name="ro1">
          <table:table-cell office:value-type="float" office:value="492.823516845703" calcext:value-type="float">
            <text:p>492.823516845703</text:p>
          </table:table-cell>
          <table:table-cell office:value-type="float" office:value="339.852935791016" calcext:value-type="float">
            <text:p>339.852935791016</text:p>
          </table:table-cell>
          <table:table-cell office:value-type="float" office:value="32.9741630554199" calcext:value-type="float">
            <text:p>32.9741630554199</text:p>
          </table:table-cell>
          <table:table-cell office:value-type="float" office:value="30030.03003003" calcext:value-type="float">
            <text:p>30030.03003003</text:p>
          </table:table-cell>
          <table:table-cell table:formula="of:=10^((LOG10(149.3)-LOG10([.C900]))/1.07+LOG10(50))" office:value-type="float" office:value="205.091470628705" calcext:value-type="float">
            <text:p>205.091470628705</text:p>
          </table:table-cell>
          <table:table-cell table:formula="of:=[.E900]-[.$E$54]" office:value-type="float" office:value="151.302666813273" calcext:value-type="float">
            <text:p>151.302666813273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2.151519775391" calcext:value-type="float">
            <text:p>342.151519775391</text:p>
          </table:table-cell>
          <table:table-cell office:value-type="float" office:value="33.3920555114746" calcext:value-type="float">
            <text:p>33.3920555114746</text:p>
          </table:table-cell>
          <table:table-cell office:value-type="float" office:value="30063.3967300634" calcext:value-type="float">
            <text:p>30063.3967300634</text:p>
          </table:table-cell>
          <table:table-cell table:formula="of:=10^((LOG10(149.3)-LOG10([.C901]))/1.07+LOG10(50))" office:value-type="float" office:value="202.691733115652" calcext:value-type="float">
            <text:p>202.691733115652</text:p>
          </table:table-cell>
          <table:table-cell table:formula="of:=[.E901]-[.$E$54]" office:value-type="float" office:value="148.90292930022" calcext:value-type="float">
            <text:p>148.90292930022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4.701507568359" calcext:value-type="float">
            <text:p>344.701507568359</text:p>
          </table:table-cell>
          <table:table-cell office:value-type="float" office:value="33.8348388671875" calcext:value-type="float">
            <text:p>33.8348388671875</text:p>
          </table:table-cell>
          <table:table-cell office:value-type="float" office:value="30096.7634300968" calcext:value-type="float">
            <text:p>30096.7634300968</text:p>
          </table:table-cell>
          <table:table-cell table:formula="of:=10^((LOG10(149.3)-LOG10([.C902]))/1.07+LOG10(50))" office:value-type="float" office:value="200.211650375355" calcext:value-type="float">
            <text:p>200.211650375355</text:p>
          </table:table-cell>
          <table:table-cell table:formula="of:=[.E902]-[.$E$54]" office:value-type="float" office:value="146.422846559923" calcext:value-type="float">
            <text:p>146.422846559923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48.5" calcext:value-type="float">
            <text:p>348.5</text:p>
          </table:table-cell>
          <table:table-cell office:value-type="float" office:value="33.7380599975586" calcext:value-type="float">
            <text:p>33.7380599975586</text:p>
          </table:table-cell>
          <table:table-cell office:value-type="float" office:value="30130.1301301301" calcext:value-type="float">
            <text:p>30130.1301301301</text:p>
          </table:table-cell>
          <table:table-cell table:formula="of:=10^((LOG10(149.3)-LOG10([.C903]))/1.07+LOG10(50))" office:value-type="float" office:value="200.748342591246" calcext:value-type="float">
            <text:p>200.748342591246</text:p>
          </table:table-cell>
          <table:table-cell table:formula="of:=[.E903]-[.$E$54]" office:value-type="float" office:value="146.959538775813" calcext:value-type="float">
            <text:p>146.959538775813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48.5" calcext:value-type="float">
            <text:p>348.5</text:p>
          </table:table-cell>
          <table:table-cell office:value-type="float" office:value="33.7380599975586" calcext:value-type="float">
            <text:p>33.7380599975586</text:p>
          </table:table-cell>
          <table:table-cell office:value-type="float" office:value="30163.4968301635" calcext:value-type="float">
            <text:p>30163.4968301635</text:p>
          </table:table-cell>
          <table:table-cell table:formula="of:=10^((LOG10(149.3)-LOG10([.C904]))/1.07+LOG10(50))" office:value-type="float" office:value="200.748342591246" calcext:value-type="float">
            <text:p>200.748342591246</text:p>
          </table:table-cell>
          <table:table-cell table:formula="of:=[.E904]-[.$E$54]" office:value-type="float" office:value="146.959538775813" calcext:value-type="float">
            <text:p>146.959538775813</text:p>
          </table:table-cell>
          <table:table-cell table:number-columns-repeated="9"/>
        </table:table-row>
        <table:table-row table:style-name="ro1">
          <table:table-cell office:value-type="float" office:value="489.351623535156" calcext:value-type="float">
            <text:p>489.351623535156</text:p>
          </table:table-cell>
          <table:table-cell office:value-type="float" office:value="351.577423095703" calcext:value-type="float">
            <text:p>351.577423095703</text:p>
          </table:table-cell>
          <table:table-cell office:value-type="float" office:value="33.7443733215332" calcext:value-type="float">
            <text:p>33.7443733215332</text:p>
          </table:table-cell>
          <table:table-cell office:value-type="float" office:value="30196.8635301969" calcext:value-type="float">
            <text:p>30196.8635301969</text:p>
          </table:table-cell>
          <table:table-cell table:formula="of:=10^((LOG10(149.3)-LOG10([.C905]))/1.07+LOG10(50))" office:value-type="float" office:value="200.713240939131" calcext:value-type="float">
            <text:p>200.713240939131</text:p>
          </table:table-cell>
          <table:table-cell table:formula="of:=[.E905]-[.$E$54]" office:value-type="float" office:value="146.924437123698" calcext:value-type="float">
            <text:p>146.924437123698</text:p>
          </table:table-cell>
          <table:table-cell table:number-columns-repeated="9"/>
        </table:table-row>
        <table:table-row table:style-name="ro1">
          <table:table-cell office:value-type="float" office:value="489.5" calcext:value-type="float">
            <text:p>489.5</text:p>
          </table:table-cell>
          <table:table-cell office:value-type="float" office:value="354.574615478516" calcext:value-type="float">
            <text:p>354.574615478516</text:p>
          </table:table-cell>
          <table:table-cell office:value-type="float" office:value="33.8749618530273" calcext:value-type="float">
            <text:p>33.8749618530273</text:p>
          </table:table-cell>
          <table:table-cell office:value-type="float" office:value="30230.2302302302" calcext:value-type="float">
            <text:p>30230.2302302302</text:p>
          </table:table-cell>
          <table:table-cell table:formula="of:=10^((LOG10(149.3)-LOG10([.C906]))/1.07+LOG10(50))" office:value-type="float" office:value="199.990016147804" calcext:value-type="float">
            <text:p>199.990016147804</text:p>
          </table:table-cell>
          <table:table-cell table:formula="of:=[.E906]-[.$E$54]" office:value-type="float" office:value="146.201212332372" calcext:value-type="float">
            <text:p>146.201212332372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56.5" calcext:value-type="float">
            <text:p>356.5</text:p>
          </table:table-cell>
          <table:table-cell office:value-type="float" office:value="33.7380599975586" calcext:value-type="float">
            <text:p>33.7380599975586</text:p>
          </table:table-cell>
          <table:table-cell office:value-type="float" office:value="30263.5969302636" calcext:value-type="float">
            <text:p>30263.5969302636</text:p>
          </table:table-cell>
          <table:table-cell table:formula="of:=10^((LOG10(149.3)-LOG10([.C907]))/1.07+LOG10(50))" office:value-type="float" office:value="200.748342591246" calcext:value-type="float">
            <text:p>200.748342591246</text:p>
          </table:table-cell>
          <table:table-cell table:formula="of:=[.E907]-[.$E$54]" office:value-type="float" office:value="146.959538775813" calcext:value-type="float">
            <text:p>146.959538775813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58" calcext:value-type="float">
            <text:p>358</text:p>
          </table:table-cell>
          <table:table-cell office:value-type="float" office:value="33.2416381835937" calcext:value-type="float">
            <text:p>33.2416381835937</text:p>
          </table:table-cell>
          <table:table-cell office:value-type="float" office:value="30296.963630297" calcext:value-type="float">
            <text:p>30296.963630297</text:p>
          </table:table-cell>
          <table:table-cell table:formula="of:=10^((LOG10(149.3)-LOG10([.C908]))/1.07+LOG10(50))" office:value-type="float" office:value="203.548777920548" calcext:value-type="float">
            <text:p>203.548777920548</text:p>
          </table:table-cell>
          <table:table-cell table:formula="of:=[.E908]-[.$E$54]" office:value-type="float" office:value="149.759974105115" calcext:value-type="float">
            <text:p>149.759974105115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58" calcext:value-type="float">
            <text:p>358</text:p>
          </table:table-cell>
          <table:table-cell office:value-type="float" office:value="33.2416381835937" calcext:value-type="float">
            <text:p>33.2416381835937</text:p>
          </table:table-cell>
          <table:table-cell office:value-type="float" office:value="30330.3303303303" calcext:value-type="float">
            <text:p>30330.3303303303</text:p>
          </table:table-cell>
          <table:table-cell table:formula="of:=10^((LOG10(149.3)-LOG10([.C909]))/1.07+LOG10(50))" office:value-type="float" office:value="203.548777920548" calcext:value-type="float">
            <text:p>203.548777920548</text:p>
          </table:table-cell>
          <table:table-cell table:formula="of:=[.E909]-[.$E$54]" office:value-type="float" office:value="149.759974105115" calcext:value-type="float">
            <text:p>149.759974105115</text:p>
          </table:table-cell>
          <table:table-cell table:number-columns-repeated="9"/>
        </table:table-row>
        <table:table-row table:style-name="ro1">
          <table:table-cell office:value-type="float" office:value="483.748352050781" calcext:value-type="float">
            <text:p>483.748352050781</text:p>
          </table:table-cell>
          <table:table-cell office:value-type="float" office:value="357.731079101563" calcext:value-type="float">
            <text:p>357.731079101563</text:p>
          </table:table-cell>
          <table:table-cell office:value-type="float" office:value="33.0737991333008" calcext:value-type="float">
            <text:p>33.0737991333008</text:p>
          </table:table-cell>
          <table:table-cell office:value-type="float" office:value="30363.6970303637" calcext:value-type="float">
            <text:p>30363.6970303637</text:p>
          </table:table-cell>
          <table:table-cell table:formula="of:=10^((LOG10(149.3)-LOG10([.C910]))/1.07+LOG10(50))" office:value-type="float" office:value="204.513987633871" calcext:value-type="float">
            <text:p>204.513987633871</text:p>
          </table:table-cell>
          <table:table-cell table:formula="of:=[.E910]-[.$E$54]" office:value-type="float" office:value="150.725183818438" calcext:value-type="float">
            <text:p>150.725183818438</text:p>
          </table:table-cell>
          <table:table-cell table:number-columns-repeated="9"/>
        </table:table-row>
        <table:table-row table:style-name="ro1">
          <table:table-cell office:value-type="float" office:value="477.493286132813" calcext:value-type="float">
            <text:p>477.493286132813</text:p>
          </table:table-cell>
          <table:table-cell office:value-type="float" office:value="357.654357910156" calcext:value-type="float">
            <text:p>357.654357910156</text:p>
          </table:table-cell>
          <table:table-cell office:value-type="float" office:value="34.7449989318848" calcext:value-type="float">
            <text:p>34.7449989318848</text:p>
          </table:table-cell>
          <table:table-cell office:value-type="float" office:value="30397.0637303971" calcext:value-type="float">
            <text:p>30397.0637303971</text:p>
          </table:table-cell>
          <table:table-cell table:formula="of:=10^((LOG10(149.3)-LOG10([.C911]))/1.07+LOG10(50))" office:value-type="float" office:value="195.305887889863" calcext:value-type="float">
            <text:p>195.305887889863</text:p>
          </table:table-cell>
          <table:table-cell table:formula="of:=[.E911]-[.$E$54]" office:value-type="float" office:value="141.517084074431" calcext:value-type="float">
            <text:p>141.517084074431</text:p>
          </table:table-cell>
          <table:table-cell table:number-columns-repeated="9"/>
        </table:table-row>
        <table:table-row table:style-name="ro1">
          <table:table-cell office:value-type="float" office:value="476.404602050781" calcext:value-type="float">
            <text:p>476.404602050781</text:p>
          </table:table-cell>
          <table:table-cell office:value-type="float" office:value="352.815399169922" calcext:value-type="float">
            <text:p>352.815399169922</text:p>
          </table:table-cell>
          <table:table-cell office:value-type="float" office:value="34.6334953308105" calcext:value-type="float">
            <text:p>34.6334953308105</text:p>
          </table:table-cell>
          <table:table-cell office:value-type="float" office:value="30430.4304304304" calcext:value-type="float">
            <text:p>30430.4304304304</text:p>
          </table:table-cell>
          <table:table-cell table:formula="of:=10^((LOG10(149.3)-LOG10([.C912]))/1.07+LOG10(50))" office:value-type="float" office:value="195.893483362768" calcext:value-type="float">
            <text:p>195.893483362768</text:p>
          </table:table-cell>
          <table:table-cell table:formula="of:=[.E912]-[.$E$54]" office:value-type="float" office:value="142.104679547336" calcext:value-type="float">
            <text:p>142.104679547336</text:p>
          </table:table-cell>
          <table:table-cell table:number-columns-repeated="9"/>
        </table:table-row>
        <table:table-row table:style-name="ro1">
          <table:table-cell office:value-type="float" office:value="474.568328857422" calcext:value-type="float">
            <text:p>474.568328857422</text:p>
          </table:table-cell>
          <table:table-cell office:value-type="float" office:value="347.917694091797" calcext:value-type="float">
            <text:p>347.917694091797</text:p>
          </table:table-cell>
          <table:table-cell office:value-type="float" office:value="34.4422416687012" calcext:value-type="float">
            <text:p>34.4422416687012</text:p>
          </table:table-cell>
          <table:table-cell office:value-type="float" office:value="30463.7971304638" calcext:value-type="float">
            <text:p>30463.7971304638</text:p>
          </table:table-cell>
          <table:table-cell table:formula="of:=10^((LOG10(149.3)-LOG10([.C913]))/1.07+LOG10(50))" office:value-type="float" office:value="196.909909502952" calcext:value-type="float">
            <text:p>196.909909502952</text:p>
          </table:table-cell>
          <table:table-cell table:formula="of:=[.E913]-[.$E$54]" office:value-type="float" office:value="143.12110568752" calcext:value-type="float">
            <text:p>143.12110568752</text:p>
          </table:table-cell>
          <table:table-cell table:number-columns-repeated="9"/>
        </table:table-row>
        <table:table-row table:style-name="ro1">
          <table:table-cell office:value-type="float" office:value="474.568328857422" calcext:value-type="float">
            <text:p>474.568328857422</text:p>
          </table:table-cell>
          <table:table-cell office:value-type="float" office:value="347.917694091797" calcext:value-type="float">
            <text:p>347.917694091797</text:p>
          </table:table-cell>
          <table:table-cell office:value-type="float" office:value="34.4422416687012" calcext:value-type="float">
            <text:p>34.4422416687012</text:p>
          </table:table-cell>
          <table:table-cell office:value-type="float" office:value="30497.1638304972" calcext:value-type="float">
            <text:p>30497.1638304972</text:p>
          </table:table-cell>
          <table:table-cell table:formula="of:=10^((LOG10(149.3)-LOG10([.C914]))/1.07+LOG10(50))" office:value-type="float" office:value="196.909909502952" calcext:value-type="float">
            <text:p>196.909909502952</text:p>
          </table:table-cell>
          <table:table-cell table:formula="of:=[.E914]-[.$E$54]" office:value-type="float" office:value="143.12110568752" calcext:value-type="float">
            <text:p>143.12110568752</text:p>
          </table:table-cell>
          <table:table-cell table:number-columns-repeated="9"/>
        </table:table-row>
        <table:table-row table:style-name="ro1">
          <table:table-cell office:value-type="float" office:value="473.062774658203" calcext:value-type="float">
            <text:p>473.062774658203</text:p>
          </table:table-cell>
          <table:table-cell office:value-type="float" office:value="340.059234619141" calcext:value-type="float">
            <text:p>340.059234619141</text:p>
          </table:table-cell>
          <table:table-cell office:value-type="float" office:value="34.9143409729004" calcext:value-type="float">
            <text:p>34.9143409729004</text:p>
          </table:table-cell>
          <table:table-cell office:value-type="float" office:value="30530.5305305305" calcext:value-type="float">
            <text:p>30530.5305305305</text:p>
          </table:table-cell>
          <table:table-cell table:formula="of:=10^((LOG10(149.3)-LOG10([.C915]))/1.07+LOG10(50))" office:value-type="float" office:value="194.420443043422" calcext:value-type="float">
            <text:p>194.420443043422</text:p>
          </table:table-cell>
          <table:table-cell table:formula="of:=[.E915]-[.$E$54]" office:value-type="float" office:value="140.63163922799" calcext:value-type="float">
            <text:p>140.63163922799</text:p>
          </table:table-cell>
          <table:table-cell table:number-columns-repeated="9"/>
        </table:table-row>
        <table:table-row table:style-name="ro1">
          <table:table-cell office:value-type="float" office:value="470.273864746094" calcext:value-type="float">
            <text:p>470.273864746094</text:p>
          </table:table-cell>
          <table:table-cell office:value-type="float" office:value="334.009002685547" calcext:value-type="float">
            <text:p>334.009002685547</text:p>
          </table:table-cell>
          <table:table-cell office:value-type="float" office:value="35.5915031433105" calcext:value-type="float">
            <text:p>35.5915031433105</text:p>
          </table:table-cell>
          <table:table-cell office:value-type="float" office:value="30563.8972305639" calcext:value-type="float">
            <text:p>30563.8972305639</text:p>
          </table:table-cell>
          <table:table-cell table:formula="of:=10^((LOG10(149.3)-LOG10([.C916]))/1.07+LOG10(50))" office:value-type="float" office:value="190.961236061285" calcext:value-type="float">
            <text:p>190.961236061285</text:p>
          </table:table-cell>
          <table:table-cell table:formula="of:=[.E916]-[.$E$54]" office:value-type="float" office:value="137.172432245852" calcext:value-type="float">
            <text:p>137.172432245852</text:p>
          </table:table-cell>
          <table:table-cell table:number-columns-repeated="9"/>
        </table:table-row>
        <table:table-row table:style-name="ro1">
          <table:table-cell office:value-type="float" office:value="468.409942626953" calcext:value-type="float">
            <text:p>468.409942626953</text:p>
          </table:table-cell>
          <table:table-cell office:value-type="float" office:value="326.789794921875" calcext:value-type="float">
            <text:p>326.789794921875</text:p>
          </table:table-cell>
          <table:table-cell office:value-type="float" office:value="35.9695014953613" calcext:value-type="float">
            <text:p>35.9695014953613</text:p>
          </table:table-cell>
          <table:table-cell office:value-type="float" office:value="30597.2639305973" calcext:value-type="float">
            <text:p>30597.2639305973</text:p>
          </table:table-cell>
          <table:table-cell table:formula="of:=10^((LOG10(149.3)-LOG10([.C917]))/1.07+LOG10(50))" office:value-type="float" office:value="189.085089554673" calcext:value-type="float">
            <text:p>189.085089554673</text:p>
          </table:table-cell>
          <table:table-cell table:formula="of:=[.E917]-[.$E$54]" office:value-type="float" office:value="135.296285739241" calcext:value-type="float">
            <text:p>135.296285739241</text:p>
          </table:table-cell>
          <table:table-cell table:number-columns-repeated="9"/>
        </table:table-row>
        <table:table-row table:style-name="ro1">
          <table:table-cell office:value-type="float" office:value="467.322875976562" calcext:value-type="float">
            <text:p>467.322875976562</text:p>
          </table:table-cell>
          <table:table-cell office:value-type="float" office:value="318.613067626953" calcext:value-type="float">
            <text:p>318.613067626953</text:p>
          </table:table-cell>
          <table:table-cell office:value-type="float" office:value="35.7136459350586" calcext:value-type="float">
            <text:p>35.7136459350586</text:p>
          </table:table-cell>
          <table:table-cell office:value-type="float" office:value="30630.6306306306" calcext:value-type="float">
            <text:p>30630.6306306306</text:p>
          </table:table-cell>
          <table:table-cell table:formula="of:=10^((LOG10(149.3)-LOG10([.C918]))/1.07+LOG10(50))" office:value-type="float" office:value="190.350795006198" calcext:value-type="float">
            <text:p>190.350795006198</text:p>
          </table:table-cell>
          <table:table-cell table:formula="of:=[.E918]-[.$E$54]" office:value-type="float" office:value="136.561991190766" calcext:value-type="float">
            <text:p>136.561991190766</text:p>
          </table:table-cell>
          <table:table-cell table:number-columns-repeated="9"/>
        </table:table-row>
        <table:table-row table:style-name="ro1">
          <table:table-cell office:value-type="float" office:value="467.322875976562" calcext:value-type="float">
            <text:p>467.322875976562</text:p>
          </table:table-cell>
          <table:table-cell office:value-type="float" office:value="318.613067626953" calcext:value-type="float">
            <text:p>318.613067626953</text:p>
          </table:table-cell>
          <table:table-cell office:value-type="float" office:value="35.7136459350586" calcext:value-type="float">
            <text:p>35.7136459350586</text:p>
          </table:table-cell>
          <table:table-cell office:value-type="float" office:value="30663.997330664" calcext:value-type="float">
            <text:p>30663.997330664</text:p>
          </table:table-cell>
          <table:table-cell table:formula="of:=10^((LOG10(149.3)-LOG10([.C919]))/1.07+LOG10(50))" office:value-type="float" office:value="190.350795006198" calcext:value-type="float">
            <text:p>190.350795006198</text:p>
          </table:table-cell>
          <table:table-cell table:formula="of:=[.E919]-[.$E$54]" office:value-type="float" office:value="136.561991190766" calcext:value-type="float">
            <text:p>136.561991190766</text:p>
          </table:table-cell>
          <table:table-cell table:number-columns-repeated="9"/>
        </table:table-row>
        <table:table-row table:style-name="ro1">
          <table:table-cell office:value-type="float" office:value="465.647064208984" calcext:value-type="float">
            <text:p>465.647064208984</text:p>
          </table:table-cell>
          <table:table-cell office:value-type="float" office:value="309.235290527344" calcext:value-type="float">
            <text:p>309.235290527344</text:p>
          </table:table-cell>
          <table:table-cell office:value-type="float" office:value="36.1956901550293" calcext:value-type="float">
            <text:p>36.1956901550293</text:p>
          </table:table-cell>
          <table:table-cell office:value-type="float" office:value="30697.3640306974" calcext:value-type="float">
            <text:p>30697.3640306974</text:p>
          </table:table-cell>
          <table:table-cell table:formula="of:=10^((LOG10(149.3)-LOG10([.C920]))/1.07+LOG10(50))" office:value-type="float" office:value="187.980562309564" calcext:value-type="float">
            <text:p>187.980562309564</text:p>
          </table:table-cell>
          <table:table-cell table:formula="of:=[.E920]-[.$E$54]" office:value-type="float" office:value="134.191758494132" calcext:value-type="float">
            <text:p>134.191758494132</text:p>
          </table:table-cell>
          <table:table-cell table:number-columns-repeated="9"/>
        </table:table-row>
        <table:table-row table:style-name="ro1">
          <table:table-cell office:value-type="float" office:value="463.970306396484" calcext:value-type="float">
            <text:p>463.970306396484</text:p>
          </table:table-cell>
          <table:table-cell office:value-type="float" office:value="298.841583251953" calcext:value-type="float">
            <text:p>298.841583251953</text:p>
          </table:table-cell>
          <table:table-cell office:value-type="float" office:value="36.4730072021484" calcext:value-type="float">
            <text:p>36.4730072021484</text:p>
          </table:table-cell>
          <table:table-cell office:value-type="float" office:value="30730.7307307307" calcext:value-type="float">
            <text:p>30730.7307307307</text:p>
          </table:table-cell>
          <table:table-cell table:formula="of:=10^((LOG10(149.3)-LOG10([.C921]))/1.07+LOG10(50))" office:value-type="float" office:value="186.64445157516" calcext:value-type="float">
            <text:p>186.64445157516</text:p>
          </table:table-cell>
          <table:table-cell table:formula="of:=[.E921]-[.$E$54]" office:value-type="float" office:value="132.855647759728" calcext:value-type="float">
            <text:p>132.855647759728</text:p>
          </table:table-cell>
          <table:table-cell table:number-columns-repeated="9"/>
        </table:table-row>
        <table:table-row table:style-name="ro1">
          <table:table-cell office:value-type="float" office:value="462.267395019531" calcext:value-type="float">
            <text:p>462.267395019531</text:p>
          </table:table-cell>
          <table:table-cell office:value-type="float" office:value="288.879730224609" calcext:value-type="float">
            <text:p>288.879730224609</text:p>
          </table:table-cell>
          <table:table-cell office:value-type="float" office:value="37.1382064819336" calcext:value-type="float">
            <text:p>37.1382064819336</text:p>
          </table:table-cell>
          <table:table-cell office:value-type="float" office:value="30764.0974307641" calcext:value-type="float">
            <text:p>30764.0974307641</text:p>
          </table:table-cell>
          <table:table-cell table:formula="of:=10^((LOG10(149.3)-LOG10([.C922]))/1.07+LOG10(50))" office:value-type="float" office:value="183.518241512331" calcext:value-type="float">
            <text:p>183.518241512331</text:p>
          </table:table-cell>
          <table:table-cell table:formula="of:=[.E922]-[.$E$54]" office:value-type="float" office:value="129.729437696898" calcext:value-type="float">
            <text:p>129.729437696898</text:p>
          </table:table-cell>
          <table:table-cell table:number-columns-repeated="9"/>
        </table:table-row>
        <table:table-row table:style-name="ro1">
          <table:table-cell office:value-type="float" office:value="455.645843505859" calcext:value-type="float">
            <text:p>455.645843505859</text:p>
          </table:table-cell>
          <table:table-cell office:value-type="float" office:value="270.791656494141" calcext:value-type="float">
            <text:p>270.791656494141</text:p>
          </table:table-cell>
          <table:table-cell office:value-type="float" office:value="45.2287063598633" calcext:value-type="float">
            <text:p>45.2287063598633</text:p>
          </table:table-cell>
          <table:table-cell office:value-type="float" office:value="30797.4641307975" calcext:value-type="float">
            <text:p>30797.4641307975</text:p>
          </table:table-cell>
          <table:table-cell table:formula="of:=10^((LOG10(149.3)-LOG10([.C923]))/1.07+LOG10(50))" office:value-type="float" office:value="152.646045292436" calcext:value-type="float">
            <text:p>152.646045292436</text:p>
          </table:table-cell>
          <table:table-cell table:formula="of:=[.E923]-[.$E$54]" office:value-type="float" office:value="98.857241477004" calcext:value-type="float">
            <text:p>98.857241477004</text:p>
          </table:table-cell>
          <table:table-cell table:number-columns-repeated="9"/>
        </table:table-row>
        <table:table-row table:style-name="ro1">
          <table:table-cell office:value-type="float" office:value="455.645843505859" calcext:value-type="float">
            <text:p>455.645843505859</text:p>
          </table:table-cell>
          <table:table-cell office:value-type="float" office:value="270.791656494141" calcext:value-type="float">
            <text:p>270.791656494141</text:p>
          </table:table-cell>
          <table:table-cell office:value-type="float" office:value="45.2287063598633" calcext:value-type="float">
            <text:p>45.2287063598633</text:p>
          </table:table-cell>
          <table:table-cell office:value-type="float" office:value="30830.8308308308" calcext:value-type="float">
            <text:p>30830.8308308308</text:p>
          </table:table-cell>
          <table:table-cell table:formula="of:=10^((LOG10(149.3)-LOG10([.C924]))/1.07+LOG10(50))" office:value-type="float" office:value="152.646045292436" calcext:value-type="float">
            <text:p>152.646045292436</text:p>
          </table:table-cell>
          <table:table-cell table:formula="of:=[.E924]-[.$E$54]" office:value-type="float" office:value="98.857241477004" calcext:value-type="float">
            <text:p>98.857241477004</text:p>
          </table:table-cell>
          <table:table-cell table:number-columns-repeated="9"/>
        </table:table-row>
        <table:table-row table:style-name="ro1">
          <table:table-cell office:value-type="float" office:value="454.391815185547" calcext:value-type="float">
            <text:p>454.391815185547</text:p>
          </table:table-cell>
          <table:table-cell office:value-type="float" office:value="261.65185546875" calcext:value-type="float">
            <text:p>261.65185546875</text:p>
          </table:table-cell>
          <table:table-cell office:value-type="float" office:value="45.3767471313477" calcext:value-type="float">
            <text:p>45.3767471313477</text:p>
          </table:table-cell>
          <table:table-cell office:value-type="float" office:value="30864.1975308642" calcext:value-type="float">
            <text:p>30864.1975308642</text:p>
          </table:table-cell>
          <table:table-cell table:formula="of:=10^((LOG10(149.3)-LOG10([.C925]))/1.07+LOG10(50))" office:value-type="float" office:value="152.18057051061" calcext:value-type="float">
            <text:p>152.18057051061</text:p>
          </table:table-cell>
          <table:table-cell table:formula="of:=[.E925]-[.$E$54]" office:value-type="float" office:value="98.3917666951773" calcext:value-type="float">
            <text:p>98.3917666951773</text:p>
          </table:table-cell>
          <table:table-cell table:number-columns-repeated="9"/>
        </table:table-row>
        <table:table-row table:style-name="ro1">
          <table:table-cell office:value-type="float" office:value="451.325958251953" calcext:value-type="float">
            <text:p>451.325958251953</text:p>
          </table:table-cell>
          <table:table-cell office:value-type="float" office:value="254.408721923828" calcext:value-type="float">
            <text:p>254.408721923828</text:p>
          </table:table-cell>
          <table:table-cell office:value-type="float" office:value="45.8303565979004" calcext:value-type="float">
            <text:p>45.8303565979004</text:p>
          </table:table-cell>
          <table:table-cell office:value-type="float" office:value="30897.5642308976" calcext:value-type="float">
            <text:p>30897.5642308976</text:p>
          </table:table-cell>
          <table:table-cell table:formula="of:=10^((LOG10(149.3)-LOG10([.C926]))/1.07+LOG10(50))" office:value-type="float" office:value="150.772431983762" calcext:value-type="float">
            <text:p>150.772431983762</text:p>
          </table:table-cell>
          <table:table-cell table:formula="of:=[.E926]-[.$E$54]" office:value-type="float" office:value="96.98362816833" calcext:value-type="float">
            <text:p>96.98362816833</text:p>
          </table:table-cell>
          <table:table-cell table:number-columns-repeated="9"/>
        </table:table-row>
        <table:table-row table:style-name="ro1">
          <table:table-cell office:value-type="float" office:value="450.194946289063" calcext:value-type="float">
            <text:p>450.194946289063</text:p>
          </table:table-cell>
          <table:table-cell office:value-type="float" office:value="245.834182739258" calcext:value-type="float">
            <text:p>245.834182739258</text:p>
          </table:table-cell>
          <table:table-cell office:value-type="float" office:value="46.2510490417481" calcext:value-type="float">
            <text:p>46.2510490417481</text:p>
          </table:table-cell>
          <table:table-cell office:value-type="float" office:value="30930.9309309309" calcext:value-type="float">
            <text:p>30930.9309309309</text:p>
          </table:table-cell>
          <table:table-cell table:formula="of:=10^((LOG10(149.3)-LOG10([.C927]))/1.07+LOG10(50))" office:value-type="float" office:value="149.490364454213" calcext:value-type="float">
            <text:p>149.490364454213</text:p>
          </table:table-cell>
          <table:table-cell table:formula="of:=[.E927]-[.$E$54]" office:value-type="float" office:value="95.701560638781" calcext:value-type="float">
            <text:p>95.701560638781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0.5" calcext:value-type="float">
            <text:p>230.5</text:p>
          </table:table-cell>
          <table:table-cell office:value-type="float" office:value="55.0841255187988" calcext:value-type="float">
            <text:p>55.0841255187988</text:p>
          </table:table-cell>
          <table:table-cell office:value-type="float" office:value="30964.2976309643" calcext:value-type="float">
            <text:p>30964.2976309643</text:p>
          </table:table-cell>
          <table:table-cell table:formula="of:=10^((LOG10(149.3)-LOG10([.C928]))/1.07+LOG10(50))" office:value-type="float" office:value="126.962091565492" calcext:value-type="float">
            <text:p>126.962091565492</text:p>
          </table:table-cell>
          <table:table-cell table:formula="of:=[.E928]-[.$E$54]" office:value-type="float" office:value="73.1732877500602" calcext:value-type="float">
            <text:p>73.1732877500602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0.5" calcext:value-type="float">
            <text:p>230.5</text:p>
          </table:table-cell>
          <table:table-cell office:value-type="float" office:value="55.0841255187988" calcext:value-type="float">
            <text:p>55.0841255187988</text:p>
          </table:table-cell>
          <table:table-cell office:value-type="float" office:value="30997.6643309977" calcext:value-type="float">
            <text:p>30997.6643309977</text:p>
          </table:table-cell>
          <table:table-cell table:formula="of:=10^((LOG10(149.3)-LOG10([.C929]))/1.07+LOG10(50))" office:value-type="float" office:value="126.962091565492" calcext:value-type="float">
            <text:p>126.962091565492</text:p>
          </table:table-cell>
          <table:table-cell table:formula="of:=[.E929]-[.$E$54]" office:value-type="float" office:value="73.1732877500602" calcext:value-type="float">
            <text:p>73.1732877500602</text:p>
          </table:table-cell>
          <table:table-cell table:number-columns-repeated="9"/>
        </table:table-row>
        <table:table-row table:style-name="ro1">
          <table:table-cell office:value-type="float" office:value="448.5" calcext:value-type="float">
            <text:p>448.5</text:p>
          </table:table-cell>
          <table:table-cell office:value-type="float" office:value="222" calcext:value-type="float">
            <text:p>222</text:p>
          </table:table-cell>
          <table:table-cell office:value-type="float" office:value="55.8145256042481" calcext:value-type="float">
            <text:p>55.8145256042481</text:p>
          </table:table-cell>
          <table:table-cell office:value-type="float" office:value="31031.031031031" calcext:value-type="float">
            <text:p>31031.031031031</text:p>
          </table:table-cell>
          <table:table-cell table:formula="of:=10^((LOG10(149.3)-LOG10([.C930]))/1.07+LOG10(50))" office:value-type="float" office:value="125.408665460618" calcext:value-type="float">
            <text:p>125.408665460618</text:p>
          </table:table-cell>
          <table:table-cell table:formula="of:=[.E930]-[.$E$54]" office:value-type="float" office:value="71.6198616451855" calcext:value-type="float">
            <text:p>71.6198616451855</text:p>
          </table:table-cell>
          <table:table-cell table:number-columns-repeated="9"/>
        </table:table-row>
        <table:table-row table:style-name="ro1">
          <table:table-cell office:value-type="float" office:value="449.5" calcext:value-type="float">
            <text:p>449.5</text:p>
          </table:table-cell>
          <table:table-cell office:value-type="float" office:value="225.5" calcext:value-type="float">
            <text:p>225.5</text:p>
          </table:table-cell>
          <table:table-cell office:value-type="float" office:value="43.9830513000488" calcext:value-type="float">
            <text:p>43.9830513000488</text:p>
          </table:table-cell>
          <table:table-cell office:value-type="float" office:value="31064.3977310644" calcext:value-type="float">
            <text:p>31064.3977310644</text:p>
          </table:table-cell>
          <table:table-cell table:formula="of:=10^((LOG10(149.3)-LOG10([.C931]))/1.07+LOG10(50))" office:value-type="float" office:value="156.682645125629" calcext:value-type="float">
            <text:p>156.682645125629</text:p>
          </table:table-cell>
          <table:table-cell table:formula="of:=[.E931]-[.$E$54]" office:value-type="float" office:value="102.893841310196" calcext:value-type="float">
            <text:p>102.893841310196</text:p>
          </table:table-cell>
          <table:table-cell table:number-columns-repeated="9"/>
        </table:table-row>
        <table:table-row table:style-name="ro1">
          <table:table-cell office:value-type="float" office:value="449.5" calcext:value-type="float">
            <text:p>449.5</text:p>
          </table:table-cell>
          <table:table-cell office:value-type="float" office:value="218" calcext:value-type="float">
            <text:p>218</text:p>
          </table:table-cell>
          <table:table-cell office:value-type="float" office:value="43.4886016845703" calcext:value-type="float">
            <text:p>43.4886016845703</text:p>
          </table:table-cell>
          <table:table-cell office:value-type="float" office:value="31097.7644310978" calcext:value-type="float">
            <text:p>31097.7644310978</text:p>
          </table:table-cell>
          <table:table-cell table:formula="of:=10^((LOG10(149.3)-LOG10([.C932]))/1.07+LOG10(50))" office:value-type="float" office:value="158.346911426799" calcext:value-type="float">
            <text:p>158.346911426799</text:p>
          </table:table-cell>
          <table:table-cell table:formula="of:=[.E932]-[.$E$54]" office:value-type="float" office:value="104.558107611367" calcext:value-type="float">
            <text:p>104.558107611367</text:p>
          </table:table-cell>
          <table:table-cell table:number-columns-repeated="9"/>
        </table:table-row>
        <table:table-row table:style-name="ro1">
          <table:table-cell office:value-type="float" office:value="450.5" calcext:value-type="float">
            <text:p>450.5</text:p>
          </table:table-cell>
          <table:table-cell office:value-type="float" office:value="211.5" calcext:value-type="float">
            <text:p>211.5</text:p>
          </table:table-cell>
          <table:table-cell office:value-type="float" office:value="44.1419143676758" calcext:value-type="float">
            <text:p>44.1419143676758</text:p>
          </table:table-cell>
          <table:table-cell office:value-type="float" office:value="31131.1311311311" calcext:value-type="float">
            <text:p>31131.1311311311</text:p>
          </table:table-cell>
          <table:table-cell table:formula="of:=10^((LOG10(149.3)-LOG10([.C933]))/1.07+LOG10(50))" office:value-type="float" office:value="156.155585091442" calcext:value-type="float">
            <text:p>156.155585091442</text:p>
          </table:table-cell>
          <table:table-cell table:formula="of:=[.E933]-[.$E$54]" office:value-type="float" office:value="102.366781276009" calcext:value-type="float">
            <text:p>102.366781276009</text:p>
          </table:table-cell>
          <table:table-cell table:number-columns-repeated="9"/>
        </table:table-row>
        <table:table-row table:style-name="ro1">
          <table:table-cell office:value-type="float" office:value="450.5" calcext:value-type="float">
            <text:p>450.5</text:p>
          </table:table-cell>
          <table:table-cell office:value-type="float" office:value="211.5" calcext:value-type="float">
            <text:p>211.5</text:p>
          </table:table-cell>
          <table:table-cell office:value-type="float" office:value="44.1419143676758" calcext:value-type="float">
            <text:p>44.1419143676758</text:p>
          </table:table-cell>
          <table:table-cell office:value-type="float" office:value="31164.4978311645" calcext:value-type="float">
            <text:p>31164.4978311645</text:p>
          </table:table-cell>
          <table:table-cell table:formula="of:=10^((LOG10(149.3)-LOG10([.C934]))/1.07+LOG10(50))" office:value-type="float" office:value="156.155585091442" calcext:value-type="float">
            <text:p>156.155585091442</text:p>
          </table:table-cell>
          <table:table-cell table:formula="of:=[.E934]-[.$E$54]" office:value-type="float" office:value="102.366781276009" calcext:value-type="float">
            <text:p>102.366781276009</text:p>
          </table:table-cell>
          <table:table-cell table:number-columns-repeated="9"/>
        </table:table-row>
        <table:table-row table:style-name="ro1">
          <table:table-cell office:value-type="float" office:value="451.790954589844" calcext:value-type="float">
            <text:p>451.790954589844</text:p>
          </table:table-cell>
          <table:table-cell office:value-type="float" office:value="201.309295654297" calcext:value-type="float">
            <text:p>201.309295654297</text:p>
          </table:table-cell>
          <table:table-cell office:value-type="float" office:value="47.7939033508301" calcext:value-type="float">
            <text:p>47.7939033508301</text:p>
          </table:table-cell>
          <table:table-cell office:value-type="float" office:value="31197.8645311979" calcext:value-type="float">
            <text:p>31197.8645311979</text:p>
          </table:table-cell>
          <table:table-cell table:formula="of:=10^((LOG10(149.3)-LOG10([.C935]))/1.07+LOG10(50))" office:value-type="float" office:value="144.97549159158" calcext:value-type="float">
            <text:p>144.97549159158</text:p>
          </table:table-cell>
          <table:table-cell table:formula="of:=[.E935]-[.$E$54]" office:value-type="float" office:value="91.1866877761473" calcext:value-type="float">
            <text:p>91.1866877761473</text:p>
          </table:table-cell>
          <table:table-cell table:number-columns-repeated="9"/>
        </table:table-row>
        <table:table-row table:style-name="ro1">
          <table:table-cell office:value-type="float" office:value="448.865447998047" calcext:value-type="float">
            <text:p>448.865447998047</text:p>
          </table:table-cell>
          <table:table-cell office:value-type="float" office:value="195.392349243164" calcext:value-type="float">
            <text:p>195.392349243164</text:p>
          </table:table-cell>
          <table:table-cell office:value-type="float" office:value="49.6575813293457" calcext:value-type="float">
            <text:p>49.6575813293457</text:p>
          </table:table-cell>
          <table:table-cell office:value-type="float" office:value="31231.2312312312" calcext:value-type="float">
            <text:p>31231.2312312312</text:p>
          </table:table-cell>
          <table:table-cell table:formula="of:=10^((LOG10(149.3)-LOG10([.C936]))/1.07+LOG10(50))" office:value-type="float" office:value="139.884103644572" calcext:value-type="float">
            <text:p>139.884103644572</text:p>
          </table:table-cell>
          <table:table-cell table:formula="of:=[.E936]-[.$E$54]" office:value-type="float" office:value="86.0952998291392" calcext:value-type="float">
            <text:p>86.0952998291392</text:p>
          </table:table-cell>
          <table:table-cell table:number-columns-repeated="9"/>
        </table:table-row>
        <table:table-row table:style-name="ro1">
          <table:table-cell office:value-type="float" office:value="442.5" calcext:value-type="float">
            <text:p>442.5</text:p>
          </table:table-cell>
          <table:table-cell office:value-type="float" office:value="191.5" calcext:value-type="float">
            <text:p>191.5</text:p>
          </table:table-cell>
          <table:table-cell office:value-type="float" office:value="63.3286094665527" calcext:value-type="float">
            <text:p>63.3286094665527</text:p>
          </table:table-cell>
          <table:table-cell office:value-type="float" office:value="31264.5979312646" calcext:value-type="float">
            <text:p>31264.5979312646</text:p>
          </table:table-cell>
          <table:table-cell table:formula="of:=10^((LOG10(149.3)-LOG10([.C937]))/1.07+LOG10(50))" office:value-type="float" office:value="111.445702799243" calcext:value-type="float">
            <text:p>111.445702799243</text:p>
          </table:table-cell>
          <table:table-cell table:formula="of:=[.E937]-[.$E$54]" office:value-type="float" office:value="57.6568989838105" calcext:value-type="float">
            <text:p>57.6568989838105</text:p>
          </table:table-cell>
          <table:table-cell table:number-columns-repeated="9"/>
        </table:table-row>
        <table:table-row table:style-name="ro1">
          <table:table-cell office:value-type="float" office:value="445.39794921875" calcext:value-type="float">
            <text:p>445.39794921875</text:p>
          </table:table-cell>
          <table:table-cell office:value-type="float" office:value="186.704086303711" calcext:value-type="float">
            <text:p>186.704086303711</text:p>
          </table:table-cell>
          <table:table-cell office:value-type="float" office:value="65.7454528808594" calcext:value-type="float">
            <text:p>65.7454528808594</text:p>
          </table:table-cell>
          <table:table-cell office:value-type="float" office:value="31297.964631298" calcext:value-type="float">
            <text:p>31297.964631298</text:p>
          </table:table-cell>
          <table:table-cell table:formula="of:=10^((LOG10(149.3)-LOG10([.C938]))/1.07+LOG10(50))" office:value-type="float" office:value="107.612240580719" calcext:value-type="float">
            <text:p>107.612240580719</text:p>
          </table:table-cell>
          <table:table-cell table:formula="of:=[.E938]-[.$E$54]" office:value-type="float" office:value="53.8234367652866" calcext:value-type="float">
            <text:p>53.8234367652866</text:p>
          </table:table-cell>
          <table:table-cell table:number-columns-repeated="9"/>
        </table:table-row>
        <table:table-row table:style-name="ro1">
          <table:table-cell office:value-type="float" office:value="445.39794921875" calcext:value-type="float">
            <text:p>445.39794921875</text:p>
          </table:table-cell>
          <table:table-cell office:value-type="float" office:value="186.704086303711" calcext:value-type="float">
            <text:p>186.704086303711</text:p>
          </table:table-cell>
          <table:table-cell office:value-type="float" office:value="65.7454528808594" calcext:value-type="float">
            <text:p>65.7454528808594</text:p>
          </table:table-cell>
          <table:table-cell office:value-type="float" office:value="31331.3313313313" calcext:value-type="float">
            <text:p>31331.3313313313</text:p>
          </table:table-cell>
          <table:table-cell table:formula="of:=10^((LOG10(149.3)-LOG10([.C939]))/1.07+LOG10(50))" office:value-type="float" office:value="107.612240580719" calcext:value-type="float">
            <text:p>107.612240580719</text:p>
          </table:table-cell>
          <table:table-cell table:formula="of:=[.E939]-[.$E$54]" office:value-type="float" office:value="53.8234367652866" calcext:value-type="float">
            <text:p>53.8234367652866</text:p>
          </table:table-cell>
          <table:table-cell table:number-columns-repeated="9"/>
        </table:table-row>
        <table:table-row table:style-name="ro1">
          <table:table-cell office:value-type="float" office:value="448.5" calcext:value-type="float">
            <text:p>448.5</text:p>
          </table:table-cell>
          <table:table-cell office:value-type="float" office:value="182" calcext:value-type="float">
            <text:p>182</text:p>
          </table:table-cell>
          <table:table-cell office:value-type="float" office:value="68.23681640625" calcext:value-type="float">
            <text:p>68.23681640625</text:p>
          </table:table-cell>
          <table:table-cell office:value-type="float" office:value="31364.6980313647" calcext:value-type="float">
            <text:p>31364.6980313647</text:p>
          </table:table-cell>
          <table:table-cell table:formula="of:=10^((LOG10(149.3)-LOG10([.C940]))/1.07+LOG10(50))" office:value-type="float" office:value="103.935851701878" calcext:value-type="float">
            <text:p>103.935851701878</text:p>
          </table:table-cell>
          <table:table-cell table:formula="of:=[.E940]-[.$E$54]" office:value-type="float" office:value="50.1470478864456" calcext:value-type="float">
            <text:p>50.1470478864456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0" calcext:value-type="float">
            <text:p>170</text:p>
          </table:table-cell>
          <table:table-cell office:value-type="float" office:value="63.5060043334961" calcext:value-type="float">
            <text:p>63.5060043334961</text:p>
          </table:table-cell>
          <table:table-cell office:value-type="float" office:value="31398.0647313981" calcext:value-type="float">
            <text:p>31398.0647313981</text:p>
          </table:table-cell>
          <table:table-cell table:formula="of:=10^((LOG10(149.3)-LOG10([.C941]))/1.07+LOG10(50))" office:value-type="float" office:value="111.15473459771" calcext:value-type="float">
            <text:p>111.15473459771</text:p>
          </table:table-cell>
          <table:table-cell table:formula="of:=[.E941]-[.$E$54]" office:value-type="float" office:value="57.365930782278" calcext:value-type="float">
            <text:p>57.365930782278</text:p>
          </table:table-cell>
          <table:table-cell table:number-columns-repeated="9"/>
        </table:table-row>
        <table:table-row table:style-name="ro1">
          <table:table-cell office:value-type="float" office:value="453.5" calcext:value-type="float">
            <text:p>453.5</text:p>
          </table:table-cell>
          <table:table-cell office:value-type="float" office:value="163" calcext:value-type="float">
            <text:p>163</text:p>
          </table:table-cell>
          <table:table-cell office:value-type="float" office:value="65.0942611694336" calcext:value-type="float">
            <text:p>65.0942611694336</text:p>
          </table:table-cell>
          <table:table-cell office:value-type="float" office:value="31431.4314314314" calcext:value-type="float">
            <text:p>31431.4314314314</text:p>
          </table:table-cell>
          <table:table-cell table:formula="of:=10^((LOG10(149.3)-LOG10([.C942]))/1.07+LOG10(50))" office:value-type="float" office:value="108.61801925772" calcext:value-type="float">
            <text:p>108.61801925772</text:p>
          </table:table-cell>
          <table:table-cell table:formula="of:=[.E942]-[.$E$54]" office:value-type="float" office:value="54.8292154422876" calcext:value-type="float">
            <text:p>54.8292154422876</text:p>
          </table:table-cell>
          <table:table-cell table:number-columns-repeated="9"/>
        </table:table-row>
        <table:table-row table:style-name="ro1">
          <table:table-cell office:value-type="float" office:value="453.5" calcext:value-type="float">
            <text:p>453.5</text:p>
          </table:table-cell>
          <table:table-cell office:value-type="float" office:value="163" calcext:value-type="float">
            <text:p>163</text:p>
          </table:table-cell>
          <table:table-cell office:value-type="float" office:value="65.0942611694336" calcext:value-type="float">
            <text:p>65.0942611694336</text:p>
          </table:table-cell>
          <table:table-cell office:value-type="float" office:value="31464.7981314648" calcext:value-type="float">
            <text:p>31464.7981314648</text:p>
          </table:table-cell>
          <table:table-cell table:formula="of:=10^((LOG10(149.3)-LOG10([.C943]))/1.07+LOG10(50))" office:value-type="float" office:value="108.61801925772" calcext:value-type="float">
            <text:p>108.61801925772</text:p>
          </table:table-cell>
          <table:table-cell table:formula="of:=[.E943]-[.$E$54]" office:value-type="float" office:value="54.8292154422876" calcext:value-type="float">
            <text:p>54.8292154422876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8.5" calcext:value-type="float">
            <text:p>158.5</text:p>
          </table:table-cell>
          <table:table-cell office:value-type="float" office:value="67.5741348266602" calcext:value-type="float">
            <text:p>67.5741348266602</text:p>
          </table:table-cell>
          <table:table-cell office:value-type="float" office:value="31498.1648314982" calcext:value-type="float">
            <text:p>31498.1648314982</text:p>
          </table:table-cell>
          <table:table-cell table:formula="of:=10^((LOG10(149.3)-LOG10([.C944]))/1.07+LOG10(50))" office:value-type="float" office:value="104.888137162117" calcext:value-type="float">
            <text:p>104.888137162117</text:p>
          </table:table-cell>
          <table:table-cell table:formula="of:=[.E944]-[.$E$54]" office:value-type="float" office:value="51.0993333466847" calcext:value-type="float">
            <text:p>51.0993333466847</text:p>
          </table:table-cell>
          <table:table-cell table:number-columns-repeated="9"/>
        </table:table-row>
        <table:table-row table:style-name="ro1">
          <table:table-cell office:value-type="float" office:value="452.484130859375" calcext:value-type="float">
            <text:p>452.484130859375</text:p>
          </table:table-cell>
          <table:table-cell office:value-type="float" office:value="152.547622680664" calcext:value-type="float">
            <text:p>152.547622680664</text:p>
          </table:table-cell>
          <table:table-cell office:value-type="float" office:value="70.0678329467773" calcext:value-type="float">
            <text:p>70.0678329467773</text:p>
          </table:table-cell>
          <table:table-cell office:value-type="float" office:value="31531.5315315315" calcext:value-type="float">
            <text:p>31531.5315315315</text:p>
          </table:table-cell>
          <table:table-cell table:formula="of:=10^((LOG10(149.3)-LOG10([.C945]))/1.07+LOG10(50))" office:value-type="float" office:value="101.395290021318" calcext:value-type="float">
            <text:p>101.395290021318</text:p>
          </table:table-cell>
          <table:table-cell table:formula="of:=[.E945]-[.$E$54]" office:value-type="float" office:value="47.6064862058857" calcext:value-type="float">
            <text:p>47.6064862058857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.5" calcext:value-type="float">
            <text:p>145.5</text:p>
          </table:table-cell>
          <table:table-cell office:value-type="float" office:value="71.5630111694336" calcext:value-type="float">
            <text:p>71.5630111694336</text:p>
          </table:table-cell>
          <table:table-cell office:value-type="float" office:value="31564.8982315649" calcext:value-type="float">
            <text:p>31564.8982315649</text:p>
          </table:table-cell>
          <table:table-cell table:formula="of:=10^((LOG10(149.3)-LOG10([.C946]))/1.07+LOG10(50))" office:value-type="float" office:value="99.4140490955647" calcext:value-type="float">
            <text:p>99.4140490955647</text:p>
          </table:table-cell>
          <table:table-cell table:formula="of:=[.E946]-[.$E$54]" office:value-type="float" office:value="45.6252452801324" calcext:value-type="float">
            <text:p>45.6252452801324</text:p>
          </table:table-cell>
          <table:table-cell table:number-columns-repeated="9"/>
        </table:table-row>
        <table:table-row table:style-name="ro1">
          <table:table-cell office:value-type="float" office:value="444.5" calcext:value-type="float">
            <text:p>444.5</text:p>
          </table:table-cell>
          <table:table-cell office:value-type="float" office:value="137" calcext:value-type="float">
            <text:p>137</text:p>
          </table:table-cell>
          <table:table-cell office:value-type="float" office:value="73.9003677368164" calcext:value-type="float">
            <text:p>73.9003677368164</text:p>
          </table:table-cell>
          <table:table-cell office:value-type="float" office:value="31598.2649315983" calcext:value-type="float">
            <text:p>31598.2649315983</text:p>
          </table:table-cell>
          <table:table-cell table:formula="of:=10^((LOG10(149.3)-LOG10([.C947]))/1.07+LOG10(50))" office:value-type="float" office:value="96.4723614292519" calcext:value-type="float">
            <text:p>96.4723614292519</text:p>
          </table:table-cell>
          <table:table-cell table:formula="of:=[.E947]-[.$E$54]" office:value-type="float" office:value="42.6835576138196" calcext:value-type="float">
            <text:p>42.6835576138196</text:p>
          </table:table-cell>
          <table:table-cell table:number-columns-repeated="9"/>
        </table:table-row>
        <table:table-row table:style-name="ro1">
          <table:table-cell office:value-type="float" office:value="444.5" calcext:value-type="float">
            <text:p>444.5</text:p>
          </table:table-cell>
          <table:table-cell office:value-type="float" office:value="137" calcext:value-type="float">
            <text:p>137</text:p>
          </table:table-cell>
          <table:table-cell office:value-type="float" office:value="73.9003677368164" calcext:value-type="float">
            <text:p>73.9003677368164</text:p>
          </table:table-cell>
          <table:table-cell office:value-type="float" office:value="31631.6316316316" calcext:value-type="float">
            <text:p>31631.6316316316</text:p>
          </table:table-cell>
          <table:table-cell table:formula="of:=10^((LOG10(149.3)-LOG10([.C948]))/1.07+LOG10(50))" office:value-type="float" office:value="96.4723614292519" calcext:value-type="float">
            <text:p>96.4723614292519</text:p>
          </table:table-cell>
          <table:table-cell table:formula="of:=[.E948]-[.$E$54]" office:value-type="float" office:value="42.6835576138196" calcext:value-type="float">
            <text:p>42.6835576138196</text:p>
          </table:table-cell>
          <table:table-cell table:number-columns-repeated="9"/>
        </table:table-row>
        <table:table-row table:style-name="ro1">
          <table:table-cell office:value-type="float" office:value="447.697235107422" calcext:value-type="float">
            <text:p>447.697235107422</text:p>
          </table:table-cell>
          <table:table-cell office:value-type="float" office:value="131.582565307617" calcext:value-type="float">
            <text:p>131.582565307617</text:p>
          </table:table-cell>
          <table:table-cell office:value-type="float" office:value="74.959846496582" calcext:value-type="float">
            <text:p>74.959846496582</text:p>
          </table:table-cell>
          <table:table-cell office:value-type="float" office:value="31664.998331665" calcext:value-type="float">
            <text:p>31664.998331665</text:p>
          </table:table-cell>
          <table:table-cell table:formula="of:=10^((LOG10(149.3)-LOG10([.C949]))/1.07+LOG10(50))" office:value-type="float" office:value="95.1974369752639" calcext:value-type="float">
            <text:p>95.1974369752639</text:p>
          </table:table-cell>
          <table:table-cell table:formula="of:=[.E949]-[.$E$54]" office:value-type="float" office:value="41.4086331598316" calcext:value-type="float">
            <text:p>41.4086331598316</text:p>
          </table:table-cell>
          <table:table-cell table:number-columns-repeated="9"/>
        </table:table-row>
        <table:table-row table:style-name="ro1">
          <table:table-cell office:value-type="float" office:value="445.774200439453" calcext:value-type="float">
            <text:p>445.774200439453</text:p>
          </table:table-cell>
          <table:table-cell office:value-type="float" office:value="126.354835510254" calcext:value-type="float">
            <text:p>126.354835510254</text:p>
          </table:table-cell>
          <table:table-cell office:value-type="float" office:value="77.0820541381836" calcext:value-type="float">
            <text:p>77.0820541381836</text:p>
          </table:table-cell>
          <table:table-cell office:value-type="float" office:value="31698.3650316984" calcext:value-type="float">
            <text:p>31698.3650316984</text:p>
          </table:table-cell>
          <table:table-cell table:formula="of:=10^((LOG10(149.3)-LOG10([.C950]))/1.07+LOG10(50))" office:value-type="float" office:value="92.7457168812714" calcext:value-type="float">
            <text:p>92.7457168812714</text:p>
          </table:table-cell>
          <table:table-cell table:formula="of:=[.E950]-[.$E$54]" office:value-type="float" office:value="38.9569130658392" calcext:value-type="float">
            <text:p>38.9569130658392</text:p>
          </table:table-cell>
          <table:table-cell table:number-columns-repeated="9"/>
        </table:table-row>
        <table:table-row table:style-name="ro1">
          <table:table-cell office:value-type="float" office:value="444.631591796875" calcext:value-type="float">
            <text:p>444.631591796875</text:p>
          </table:table-cell>
          <table:table-cell office:value-type="float" office:value="122.421051025391" calcext:value-type="float">
            <text:p>122.421051025391</text:p>
          </table:table-cell>
          <table:table-cell office:value-type="float" office:value="79.8070831298828" calcext:value-type="float">
            <text:p>79.8070831298828</text:p>
          </table:table-cell>
          <table:table-cell office:value-type="float" office:value="31731.7317317317" calcext:value-type="float">
            <text:p>31731.7317317317</text:p>
          </table:table-cell>
          <table:table-cell table:formula="of:=10^((LOG10(149.3)-LOG10([.C951]))/1.07+LOG10(50))" office:value-type="float" office:value="89.7827244130759" calcext:value-type="float">
            <text:p>89.7827244130759</text:p>
          </table:table-cell>
          <table:table-cell table:formula="of:=[.E951]-[.$E$54]" office:value-type="float" office:value="35.9939205976436" calcext:value-type="float">
            <text:p>35.9939205976436</text:p>
          </table:table-cell>
          <table:table-cell table:number-columns-repeated="9"/>
        </table:table-row>
        <table:table-row table:style-name="ro1">
          <table:table-cell office:value-type="float" office:value="445.711395263672" calcext:value-type="float">
            <text:p>445.711395263672</text:p>
          </table:table-cell>
          <table:table-cell office:value-type="float" office:value="119.570098876953" calcext:value-type="float">
            <text:p>119.570098876953</text:p>
          </table:table-cell>
          <table:table-cell office:value-type="float" office:value="81.644905090332" calcext:value-type="float">
            <text:p>81.644905090332</text:p>
          </table:table-cell>
          <table:table-cell office:value-type="float" office:value="31765.0984317651" calcext:value-type="float">
            <text:p>31765.0984317651</text:p>
          </table:table-cell>
          <table:table-cell table:formula="of:=10^((LOG10(149.3)-LOG10([.C952]))/1.07+LOG10(50))" office:value-type="float" office:value="87.8925338485773" calcext:value-type="float">
            <text:p>87.8925338485773</text:p>
          </table:table-cell>
          <table:table-cell table:formula="of:=[.E952]-[.$E$54]" office:value-type="float" office:value="34.103730033145" calcext:value-type="float">
            <text:p>34.103730033145</text:p>
          </table:table-cell>
          <table:table-cell table:number-columns-repeated="9"/>
        </table:table-row>
        <table:table-row table:style-name="ro1">
          <table:table-cell office:value-type="float" office:value="446.435577392578" calcext:value-type="float">
            <text:p>446.435577392578</text:p>
          </table:table-cell>
          <table:table-cell office:value-type="float" office:value="117.834358215332" calcext:value-type="float">
            <text:p>117.834358215332</text:p>
          </table:table-cell>
          <table:table-cell office:value-type="float" office:value="84.6283187866211" calcext:value-type="float">
            <text:p>84.6283187866211</text:p>
          </table:table-cell>
          <table:table-cell office:value-type="float" office:value="31798.4651317985" calcext:value-type="float">
            <text:p>31798.4651317985</text:p>
          </table:table-cell>
          <table:table-cell table:formula="of:=10^((LOG10(149.3)-LOG10([.C953]))/1.07+LOG10(50))" office:value-type="float" office:value="84.9933692956765" calcext:value-type="float">
            <text:p>84.9933692956765</text:p>
          </table:table-cell>
          <table:table-cell table:formula="of:=[.E953]-[.$E$54]" office:value-type="float" office:value="31.2045654802442" calcext:value-type="float">
            <text:p>31.2045654802442</text:p>
          </table:table-cell>
          <table:table-cell table:number-columns-repeated="9"/>
        </table:table-row>
        <table:table-row table:style-name="ro1">
          <table:table-cell office:value-type="float" office:value="446.435577392578" calcext:value-type="float">
            <text:p>446.435577392578</text:p>
          </table:table-cell>
          <table:table-cell office:value-type="float" office:value="117.834358215332" calcext:value-type="float">
            <text:p>117.834358215332</text:p>
          </table:table-cell>
          <table:table-cell office:value-type="float" office:value="84.6283187866211" calcext:value-type="float">
            <text:p>84.6283187866211</text:p>
          </table:table-cell>
          <table:table-cell office:value-type="float" office:value="31831.8318318318" calcext:value-type="float">
            <text:p>31831.8318318318</text:p>
          </table:table-cell>
          <table:table-cell table:formula="of:=10^((LOG10(149.3)-LOG10([.C954]))/1.07+LOG10(50))" office:value-type="float" office:value="84.9933692956765" calcext:value-type="float">
            <text:p>84.9933692956765</text:p>
          </table:table-cell>
          <table:table-cell table:formula="of:=[.E954]-[.$E$54]" office:value-type="float" office:value="31.2045654802442" calcext:value-type="float">
            <text:p>31.2045654802442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4.5" calcext:value-type="float">
            <text:p>114.5</text:p>
          </table:table-cell>
          <table:table-cell office:value-type="float" office:value="89.0969543457031" calcext:value-type="float">
            <text:p>89.0969543457031</text:p>
          </table:table-cell>
          <table:table-cell office:value-type="float" office:value="31865.1985318652" calcext:value-type="float">
            <text:p>31865.1985318652</text:p>
          </table:table-cell>
          <table:table-cell table:formula="of:=10^((LOG10(149.3)-LOG10([.C955]))/1.07+LOG10(50))" office:value-type="float" office:value="81.0027686870301" calcext:value-type="float">
            <text:p>81.0027686870301</text:p>
          </table:table-cell>
          <table:table-cell table:formula="of:=[.E955]-[.$E$54]" office:value-type="float" office:value="27.2139648715978" calcext:value-type="float">
            <text:p>27.2139648715978</text:p>
          </table:table-cell>
          <table:table-cell table:number-columns-repeated="9"/>
        </table:table-row>
        <table:table-row table:style-name="ro1">
          <table:table-cell office:value-type="float" office:value="443.5" calcext:value-type="float">
            <text:p>443.5</text:p>
          </table:table-cell>
          <table:table-cell office:value-type="float" office:value="105.5" calcext:value-type="float">
            <text:p>105.5</text:p>
          </table:table-cell>
          <table:table-cell office:value-type="float" office:value="89.6689376831055" calcext:value-type="float">
            <text:p>89.6689376831055</text:p>
          </table:table-cell>
          <table:table-cell office:value-type="float" office:value="31898.5652318986" calcext:value-type="float">
            <text:p>31898.5652318986</text:p>
          </table:table-cell>
          <table:table-cell table:formula="of:=10^((LOG10(149.3)-LOG10([.C956]))/1.07+LOG10(50))" office:value-type="float" office:value="80.5197674400473" calcext:value-type="float">
            <text:p>80.5197674400473</text:p>
          </table:table-cell>
          <table:table-cell table:formula="of:=[.E956]-[.$E$54]" office:value-type="float" office:value="26.730963624615" calcext:value-type="float">
            <text:p>26.730963624615</text:p>
          </table:table-cell>
          <table:table-cell table:number-columns-repeated="9"/>
        </table:table-row>
        <table:table-row table:style-name="ro1">
          <table:table-cell office:value-type="float" office:value="438.731384277344" calcext:value-type="float">
            <text:p>438.731384277344</text:p>
          </table:table-cell>
          <table:table-cell office:value-type="float" office:value="102.746154785156" calcext:value-type="float">
            <text:p>102.746154785156</text:p>
          </table:table-cell>
          <table:table-cell office:value-type="float" office:value="94.7266998291016" calcext:value-type="float">
            <text:p>94.7266998291016</text:p>
          </table:table-cell>
          <table:table-cell office:value-type="float" office:value="31931.9319319319" calcext:value-type="float">
            <text:p>31931.9319319319</text:p>
          </table:table-cell>
          <table:table-cell table:formula="of:=10^((LOG10(149.3)-LOG10([.C957]))/1.07+LOG10(50))" office:value-type="float" office:value="76.4946613467525" calcext:value-type="float">
            <text:p>76.4946613467525</text:p>
          </table:table-cell>
          <table:table-cell table:formula="of:=[.E957]-[.$E$54]" office:value-type="float" office:value="22.7058575313203" calcext:value-type="float">
            <text:p>22.7058575313203</text:p>
          </table:table-cell>
          <table:table-cell table:number-columns-repeated="9"/>
        </table:table-row>
        <table:table-row table:style-name="ro1">
          <table:table-cell office:value-type="float" office:value="429.405059814453" calcext:value-type="float">
            <text:p>429.405059814453</text:p>
          </table:table-cell>
          <table:table-cell office:value-type="float" office:value="97.1223602294922" calcext:value-type="float">
            <text:p>97.1223602294922</text:p>
          </table:table-cell>
          <table:table-cell office:value-type="float" office:value="100.285583496094" calcext:value-type="float">
            <text:p>100.285583496094</text:p>
          </table:table-cell>
          <table:table-cell office:value-type="float" office:value="31965.2986319653" calcext:value-type="float">
            <text:p>31965.2986319653</text:p>
          </table:table-cell>
          <table:table-cell table:formula="of:=10^((LOG10(149.3)-LOG10([.C958]))/1.07+LOG10(50))" office:value-type="float" office:value="72.5245829109835" calcext:value-type="float">
            <text:p>72.5245829109835</text:p>
          </table:table-cell>
          <table:table-cell table:formula="of:=[.E958]-[.$E$54]" office:value-type="float" office:value="18.7357790955512" calcext:value-type="float">
            <text:p>18.7357790955512</text:p>
          </table:table-cell>
          <table:table-cell table:number-columns-repeated="9"/>
        </table:table-row>
        <table:table-row table:style-name="ro1">
          <table:table-cell office:value-type="float" office:value="429.405059814453" calcext:value-type="float">
            <text:p>429.405059814453</text:p>
          </table:table-cell>
          <table:table-cell office:value-type="float" office:value="97.1223602294922" calcext:value-type="float">
            <text:p>97.1223602294922</text:p>
          </table:table-cell>
          <table:table-cell office:value-type="float" office:value="100.285583496094" calcext:value-type="float">
            <text:p>100.285583496094</text:p>
          </table:table-cell>
          <table:table-cell office:value-type="float" office:value="31998.6653319987" calcext:value-type="float">
            <text:p>31998.6653319987</text:p>
          </table:table-cell>
          <table:table-cell table:formula="of:=10^((LOG10(149.3)-LOG10([.C959]))/1.07+LOG10(50))" office:value-type="float" office:value="72.5245829109835" calcext:value-type="float">
            <text:p>72.5245829109835</text:p>
          </table:table-cell>
          <table:table-cell table:formula="of:=[.E959]-[.$E$54]" office:value-type="float" office:value="18.7357790955512" calcext:value-type="float">
            <text:p>18.7357790955512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7.5" calcext:value-type="float">
            <text:p>97.5</text:p>
          </table:table-cell>
          <table:table-cell office:value-type="float" office:value="101.588729858398" calcext:value-type="float">
            <text:p>101.588729858398</text:p>
          </table:table-cell>
          <table:table-cell office:value-type="float" office:value="32032.032032032" calcext:value-type="float">
            <text:p>32032.032032032</text:p>
          </table:table-cell>
          <table:table-cell table:formula="of:=10^((LOG10(149.3)-LOG10([.C960]))/1.07+LOG10(50))" office:value-type="float" office:value="71.6547573750085" calcext:value-type="float">
            <text:p>71.6547573750085</text:p>
          </table:table-cell>
          <table:table-cell table:formula="of:=[.E960]-[.$E$54]" office:value-type="float" office:value="17.8659535595762" calcext:value-type="float">
            <text:p>17.8659535595762</text:p>
          </table:table-cell>
          <table:table-cell table:number-columns-repeated="9"/>
        </table:table-row>
        <table:table-row table:style-name="ro1">
          <table:table-cell office:value-type="float" office:value="441.5" calcext:value-type="float">
            <text:p>441.5</text:p>
          </table:table-cell>
          <table:table-cell office:value-type="float" office:value="96.5" calcext:value-type="float">
            <text:p>96.5</text:p>
          </table:table-cell>
          <table:table-cell office:value-type="float" office:value="107.119194030762" calcext:value-type="float">
            <text:p>107.119194030762</text:p>
          </table:table-cell>
          <table:table-cell office:value-type="float" office:value="32065.3987320654" calcext:value-type="float">
            <text:p>32065.3987320654</text:p>
          </table:table-cell>
          <table:table-cell table:formula="of:=10^((LOG10(149.3)-LOG10([.C961]))/1.07+LOG10(50))" office:value-type="float" office:value="68.1913613659811" calcext:value-type="float">
            <text:p>68.1913613659811</text:p>
          </table:table-cell>
          <table:table-cell table:formula="of:=[.E961]-[.$E$54]" office:value-type="float" office:value="14.4025575505488" calcext:value-type="float">
            <text:p>14.4025575505488</text:p>
          </table:table-cell>
          <table:table-cell table:number-columns-repeated="9"/>
        </table:table-row>
        <table:table-row table:style-name="ro1">
          <table:table-cell office:value-type="float" office:value="436.522613525391" calcext:value-type="float">
            <text:p>436.522613525391</text:p>
          </table:table-cell>
          <table:table-cell office:value-type="float" office:value="84.3182601928711" calcext:value-type="float">
            <text:p>84.3182601928711</text:p>
          </table:table-cell>
          <table:table-cell office:value-type="float" office:value="90.8590621948242" calcext:value-type="float">
            <text:p>90.8590621948242</text:p>
          </table:table-cell>
          <table:table-cell office:value-type="float" office:value="32098.7654320988" calcext:value-type="float">
            <text:p>32098.7654320988</text:p>
          </table:table-cell>
          <table:table-cell table:formula="of:=10^((LOG10(149.3)-LOG10([.C962]))/1.07+LOG10(50))" office:value-type="float" office:value="79.5336473821254" calcext:value-type="float">
            <text:p>79.5336473821254</text:p>
          </table:table-cell>
          <table:table-cell table:formula="of:=[.E962]-[.$E$54]" office:value-type="float" office:value="25.7448435666932" calcext:value-type="float">
            <text:p>25.7448435666932</text:p>
          </table:table-cell>
          <table:table-cell table:number-columns-repeated="9"/>
        </table:table-row>
        <table:table-row table:style-name="ro1">
          <table:table-cell office:value-type="float" office:value="436.522613525391" calcext:value-type="float">
            <text:p>436.522613525391</text:p>
          </table:table-cell>
          <table:table-cell office:value-type="float" office:value="84.3182601928711" calcext:value-type="float">
            <text:p>84.3182601928711</text:p>
          </table:table-cell>
          <table:table-cell office:value-type="float" office:value="90.8590621948242" calcext:value-type="float">
            <text:p>90.8590621948242</text:p>
          </table:table-cell>
          <table:table-cell office:value-type="float" office:value="32132.1321321321" calcext:value-type="float">
            <text:p>32132.1321321321</text:p>
          </table:table-cell>
          <table:table-cell table:formula="of:=10^((LOG10(149.3)-LOG10([.C963]))/1.07+LOG10(50))" office:value-type="float" office:value="79.5336473821254" calcext:value-type="float">
            <text:p>79.5336473821254</text:p>
          </table:table-cell>
          <table:table-cell table:formula="of:=[.E963]-[.$E$54]" office:value-type="float" office:value="25.7448435666932" calcext:value-type="float">
            <text:p>25.7448435666932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3" calcext:value-type="float">
            <text:p>83</text:p>
          </table:table-cell>
          <table:table-cell office:value-type="float" office:value="94.6415252685547" calcext:value-type="float">
            <text:p>94.6415252685547</text:p>
          </table:table-cell>
          <table:table-cell office:value-type="float" office:value="32165.4988321655" calcext:value-type="float">
            <text:p>32165.4988321655</text:p>
          </table:table-cell>
          <table:table-cell table:formula="of:=10^((LOG10(149.3)-LOG10([.C964]))/1.07+LOG10(50))" office:value-type="float" office:value="76.558998632983" calcext:value-type="float">
            <text:p>76.558998632983</text:p>
          </table:table-cell>
          <table:table-cell table:formula="of:=[.E964]-[.$E$54]" office:value-type="float" office:value="22.7701948175507" calcext:value-type="float">
            <text:p>22.7701948175507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8.5" calcext:value-type="float">
            <text:p>98.5</text:p>
          </table:table-cell>
          <table:table-cell office:value-type="float" office:value="111.383445739746" calcext:value-type="float">
            <text:p>111.383445739746</text:p>
          </table:table-cell>
          <table:table-cell office:value-type="float" office:value="32198.8655321989" calcext:value-type="float">
            <text:p>32198.8655321989</text:p>
          </table:table-cell>
          <table:table-cell table:formula="of:=10^((LOG10(149.3)-LOG10([.C965]))/1.07+LOG10(50))" office:value-type="float" office:value="65.748387476301" calcext:value-type="float">
            <text:p>65.748387476301</text:p>
          </table:table-cell>
          <table:table-cell table:formula="of:=[.E965]-[.$E$54]" office:value-type="float" office:value="11.9595836608688" calcext:value-type="float">
            <text:p>11.9595836608688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7" calcext:value-type="float">
            <text:p>97</text:p>
          </table:table-cell>
          <table:table-cell office:value-type="float" office:value="110.535163879395" calcext:value-type="float">
            <text:p>110.535163879395</text:p>
          </table:table-cell>
          <table:table-cell office:value-type="float" office:value="32232.2322322322" calcext:value-type="float">
            <text:p>32232.2322322322</text:p>
          </table:table-cell>
          <table:table-cell table:formula="of:=10^((LOG10(149.3)-LOG10([.C966]))/1.07+LOG10(50))" office:value-type="float" office:value="66.2198338621503" calcext:value-type="float">
            <text:p>66.2198338621503</text:p>
          </table:table-cell>
          <table:table-cell table:formula="of:=[.E966]-[.$E$54]" office:value-type="float" office:value="12.431030046718" calcext:value-type="float">
            <text:p>12.431030046718</text:p>
          </table:table-cell>
          <table:table-cell table:number-columns-repeated="9"/>
        </table:table-row>
        <table:table-row table:style-name="ro1">
          <table:table-cell office:value-type="float" office:value="444.5" calcext:value-type="float">
            <text:p>444.5</text:p>
          </table:table-cell>
          <table:table-cell office:value-type="float" office:value="79" calcext:value-type="float">
            <text:p>79</text:p>
          </table:table-cell>
          <table:table-cell office:value-type="float" office:value="99.505126953125" calcext:value-type="float">
            <text:p>99.505126953125</text:p>
          </table:table-cell>
          <table:table-cell office:value-type="float" office:value="32265.5989322656" calcext:value-type="float">
            <text:p>32265.5989322656</text:p>
          </table:table-cell>
          <table:table-cell table:formula="of:=10^((LOG10(149.3)-LOG10([.C967]))/1.07+LOG10(50))" office:value-type="float" office:value="73.0560710812971" calcext:value-type="float">
            <text:p>73.0560710812971</text:p>
          </table:table-cell>
          <table:table-cell table:formula="of:=[.E967]-[.$E$54]" office:value-type="float" office:value="19.2672672658648" calcext:value-type="float">
            <text:p>19.2672672658648</text:p>
          </table:table-cell>
          <table:table-cell table:number-columns-repeated="9"/>
        </table:table-row>
        <table:table-row table:style-name="ro1">
          <table:table-cell office:value-type="float" office:value="444.5" calcext:value-type="float">
            <text:p>444.5</text:p>
          </table:table-cell>
          <table:table-cell office:value-type="float" office:value="79" calcext:value-type="float">
            <text:p>79</text:p>
          </table:table-cell>
          <table:table-cell office:value-type="float" office:value="99.505126953125" calcext:value-type="float">
            <text:p>99.505126953125</text:p>
          </table:table-cell>
          <table:table-cell office:value-type="float" office:value="32298.965632299" calcext:value-type="float">
            <text:p>32298.965632299</text:p>
          </table:table-cell>
          <table:table-cell table:formula="of:=10^((LOG10(149.3)-LOG10([.C968]))/1.07+LOG10(50))" office:value-type="float" office:value="73.0560710812971" calcext:value-type="float">
            <text:p>73.0560710812971</text:p>
          </table:table-cell>
          <table:table-cell table:formula="of:=[.E968]-[.$E$54]" office:value-type="float" office:value="19.2672672658648" calcext:value-type="float">
            <text:p>19.2672672658648</text:p>
          </table:table-cell>
          <table:table-cell table:number-columns-repeated="9"/>
        </table:table-row>
        <table:table-row table:style-name="ro1">
          <table:table-cell office:value-type="float" office:value="448.5" calcext:value-type="float">
            <text:p>448.5</text:p>
          </table:table-cell>
          <table:table-cell office:value-type="float" office:value="82" calcext:value-type="float">
            <text:p>82</text:p>
          </table:table-cell>
          <table:table-cell office:value-type="float" office:value="101.31273651123" calcext:value-type="float">
            <text:p>101.31273651123</text:p>
          </table:table-cell>
          <table:table-cell office:value-type="float" office:value="32332.3323323323" calcext:value-type="float">
            <text:p>32332.3323323323</text:p>
          </table:table-cell>
          <table:table-cell table:formula="of:=10^((LOG10(149.3)-LOG10([.C969]))/1.07+LOG10(50))" office:value-type="float" office:value="71.8371709504619" calcext:value-type="float">
            <text:p>71.8371709504619</text:p>
          </table:table-cell>
          <table:table-cell table:formula="of:=[.E969]-[.$E$54]" office:value-type="float" office:value="18.0483671350296" calcext:value-type="float">
            <text:p>18.0483671350296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8.5" calcext:value-type="float">
            <text:p>78.5</text:p>
          </table:table-cell>
          <table:table-cell office:value-type="float" office:value="101.917961120605" calcext:value-type="float">
            <text:p>101.917961120605</text:p>
          </table:table-cell>
          <table:table-cell office:value-type="float" office:value="32365.6990323657" calcext:value-type="float">
            <text:p>32365.6990323657</text:p>
          </table:table-cell>
          <table:table-cell table:formula="of:=10^((LOG10(149.3)-LOG10([.C970]))/1.07+LOG10(50))" office:value-type="float" office:value="71.4384070596643" calcext:value-type="float">
            <text:p>71.4384070596643</text:p>
          </table:table-cell>
          <table:table-cell table:formula="of:=[.E970]-[.$E$54]" office:value-type="float" office:value="17.6496032442321" calcext:value-type="float">
            <text:p>17.6496032442321</text:p>
          </table:table-cell>
          <table:table-cell table:number-columns-repeated="9"/>
        </table:table-row>
        <table:table-row table:style-name="ro1">
          <table:table-cell office:value-type="float" office:value="448.5" calcext:value-type="float">
            <text:p>448.5</text:p>
          </table:table-cell>
          <table:table-cell office:value-type="float" office:value="79.5" calcext:value-type="float">
            <text:p>79.5</text:p>
          </table:table-cell>
          <table:table-cell office:value-type="float" office:value="103.007377624512" calcext:value-type="float">
            <text:p>103.007377624512</text:p>
          </table:table-cell>
          <table:table-cell office:value-type="float" office:value="32399.0657323991" calcext:value-type="float">
            <text:p>32399.0657323991</text:p>
          </table:table-cell>
          <table:table-cell table:formula="of:=10^((LOG10(149.3)-LOG10([.C971]))/1.07+LOG10(50))" office:value-type="float" office:value="70.7320498409629" calcext:value-type="float">
            <text:p>70.7320498409629</text:p>
          </table:table-cell>
          <table:table-cell table:formula="of:=[.E971]-[.$E$54]" office:value-type="float" office:value="16.9432460255307" calcext:value-type="float">
            <text:p>16.9432460255307</text:p>
          </table:table-cell>
          <table:table-cell table:number-columns-repeated="9"/>
        </table:table-row>
        <table:table-row table:style-name="ro1">
          <table:table-cell office:value-type="float" office:value="450.475921630859" calcext:value-type="float">
            <text:p>450.475921630859</text:p>
          </table:table-cell>
          <table:table-cell office:value-type="float" office:value="79.1543807983399" calcext:value-type="float">
            <text:p>79.1543807983399</text:p>
          </table:table-cell>
          <table:table-cell office:value-type="float" office:value="102.121459960938" calcext:value-type="float">
            <text:p>102.121459960938</text:p>
          </table:table-cell>
          <table:table-cell office:value-type="float" office:value="32432.4324324324" calcext:value-type="float">
            <text:p>32432.4324324324</text:p>
          </table:table-cell>
          <table:table-cell table:formula="of:=10^((LOG10(149.3)-LOG10([.C972]))/1.07+LOG10(50))" office:value-type="float" office:value="71.3053551122553" calcext:value-type="float">
            <text:p>71.3053551122553</text:p>
          </table:table-cell>
          <table:table-cell table:formula="of:=[.E972]-[.$E$54]" office:value-type="float" office:value="17.516551296823" calcext:value-type="float">
            <text:p>17.516551296823</text:p>
          </table:table-cell>
          <table:table-cell table:number-columns-repeated="9"/>
        </table:table-row>
        <table:table-row table:style-name="ro1">
          <table:table-cell office:value-type="float" office:value="450.475921630859" calcext:value-type="float">
            <text:p>450.475921630859</text:p>
          </table:table-cell>
          <table:table-cell office:value-type="float" office:value="79.1543807983399" calcext:value-type="float">
            <text:p>79.1543807983399</text:p>
          </table:table-cell>
          <table:table-cell office:value-type="float" office:value="102.121459960938" calcext:value-type="float">
            <text:p>102.121459960938</text:p>
          </table:table-cell>
          <table:table-cell office:value-type="float" office:value="32465.7991324658" calcext:value-type="float">
            <text:p>32465.7991324658</text:p>
          </table:table-cell>
          <table:table-cell table:formula="of:=10^((LOG10(149.3)-LOG10([.C973]))/1.07+LOG10(50))" office:value-type="float" office:value="71.3053551122553" calcext:value-type="float">
            <text:p>71.3053551122553</text:p>
          </table:table-cell>
          <table:table-cell table:formula="of:=[.E973]-[.$E$54]" office:value-type="float" office:value="17.516551296823" calcext:value-type="float">
            <text:p>17.516551296823</text:p>
          </table:table-cell>
          <table:table-cell table:number-columns-repeated="9"/>
        </table:table-row>
        <table:table-row table:style-name="ro1">
          <table:table-cell office:value-type="float" office:value="452.504333496094" calcext:value-type="float">
            <text:p>452.504333496094</text:p>
          </table:table-cell>
          <table:table-cell office:value-type="float" office:value="81.8002166748047" calcext:value-type="float">
            <text:p>81.8002166748047</text:p>
          </table:table-cell>
          <table:table-cell office:value-type="float" office:value="102.941749572754" calcext:value-type="float">
            <text:p>102.941749572754</text:p>
          </table:table-cell>
          <table:table-cell office:value-type="float" office:value="32499.1658324992" calcext:value-type="float">
            <text:p>32499.1658324992</text:p>
          </table:table-cell>
          <table:table-cell table:formula="of:=10^((LOG10(149.3)-LOG10([.C974]))/1.07+LOG10(50))" office:value-type="float" office:value="70.7741924460758" calcext:value-type="float">
            <text:p>70.7741924460758</text:p>
          </table:table-cell>
          <table:table-cell table:formula="of:=[.E974]-[.$E$54]" office:value-type="float" office:value="16.9853886306435" calcext:value-type="float">
            <text:p>16.9853886306435</text:p>
          </table:table-cell>
          <table:table-cell table:number-columns-repeated="9"/>
        </table:table-row>
        <table:table-row table:style-name="ro1">
          <table:table-cell office:value-type="float" office:value="446.247650146484" calcext:value-type="float">
            <text:p>446.247650146484</text:p>
          </table:table-cell>
          <table:table-cell office:value-type="float" office:value="89.4626159667969" calcext:value-type="float">
            <text:p>89.4626159667969</text:p>
          </table:table-cell>
          <table:table-cell office:value-type="float" office:value="112.295593261719" calcext:value-type="float">
            <text:p>112.295593261719</text:p>
          </table:table-cell>
          <table:table-cell office:value-type="float" office:value="32532.5325325325" calcext:value-type="float">
            <text:p>32532.5325325325</text:p>
          </table:table-cell>
          <table:table-cell table:formula="of:=10^((LOG10(149.3)-LOG10([.C975]))/1.07+LOG10(50))" office:value-type="float" office:value="65.2491359438844" calcext:value-type="float">
            <text:p>65.2491359438844</text:p>
          </table:table-cell>
          <table:table-cell table:formula="of:=[.E975]-[.$E$54]" office:value-type="float" office:value="11.4603321284521" calcext:value-type="float">
            <text:p>11.4603321284521</text:p>
          </table:table-cell>
          <table:table-cell table:number-columns-repeated="9"/>
        </table:table-row>
        <table:table-row table:style-name="ro1">
          <table:table-cell office:value-type="float" office:value="455.522491455078" calcext:value-type="float">
            <text:p>455.522491455078</text:p>
          </table:table-cell>
          <table:table-cell office:value-type="float" office:value="95.3091659545899" calcext:value-type="float">
            <text:p>95.3091659545899</text:p>
          </table:table-cell>
          <table:table-cell office:value-type="float" office:value="107.386604309082" calcext:value-type="float">
            <text:p>107.386604309082</text:p>
          </table:table-cell>
          <table:table-cell office:value-type="float" office:value="32565.8992325659" calcext:value-type="float">
            <text:p>32565.8992325659</text:p>
          </table:table-cell>
          <table:table-cell table:formula="of:=10^((LOG10(149.3)-LOG10([.C976]))/1.07+LOG10(50))" office:value-type="float" office:value="68.0326496547366" calcext:value-type="float">
            <text:p>68.0326496547366</text:p>
          </table:table-cell>
          <table:table-cell table:formula="of:=[.E976]-[.$E$54]" office:value-type="float" office:value="14.2438458393044" calcext:value-type="float">
            <text:p>14.2438458393044</text:p>
          </table:table-cell>
          <table:table-cell table:number-columns-repeated="9"/>
        </table:table-row>
        <table:table-row table:style-name="ro1">
          <table:table-cell office:value-type="float" office:value="424.5" calcext:value-type="float">
            <text:p>424.5</text:p>
          </table:table-cell>
          <table:table-cell office:value-type="float" office:value="125" calcext:value-type="float">
            <text:p>125</text:p>
          </table:table-cell>
          <table:table-cell office:value-type="float" office:value="148.799468994141" calcext:value-type="float">
            <text:p>148.799468994141</text:p>
          </table:table-cell>
          <table:table-cell office:value-type="float" office:value="32599.2659325993" calcext:value-type="float">
            <text:p>32599.2659325993</text:p>
          </table:table-cell>
          <table:table-cell table:formula="of:=10^((LOG10(149.3)-LOG10([.C977]))/1.07+LOG10(50))" office:value-type="float" office:value="50.1571694376695" calcext:value-type="float">
            <text:p>50.1571694376695</text:p>
          </table:table-cell>
          <table:table-cell table:formula="of:=[.E977]-[.$E$54]" office:value-type="float" office:value="-3.63163437776279" calcext:value-type="float">
            <text:p>-3.63163437776279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5" calcext:value-type="float">
            <text:p>125</text:p>
          </table:table-cell>
          <table:table-cell office:value-type="float" office:value="149.214721679688" calcext:value-type="float">
            <text:p>149.214721679688</text:p>
          </table:table-cell>
          <table:table-cell office:value-type="float" office:value="32632.6326326326" calcext:value-type="float">
            <text:p>32632.6326326326</text:p>
          </table:table-cell>
          <table:table-cell table:formula="of:=10^((LOG10(149.3)-LOG10([.C978]))/1.07+LOG10(50))" office:value-type="float" office:value="50.0267057681212" calcext:value-type="float">
            <text:p>50.0267057681212</text:p>
          </table:table-cell>
          <table:table-cell table:formula="of:=[.E978]-[.$E$54]" office:value-type="float" office:value="-3.76209804731102" calcext:value-type="float">
            <text:p>-3.76209804731102</text:p>
          </table:table-cell>
          <table:table-cell table:number-columns-repeated="9"/>
        </table:table-row>
        <table:table-row table:style-name="ro1">
          <table:table-cell office:value-type="float" office:value="437.5" calcext:value-type="float">
            <text:p>437.5</text:p>
          </table:table-cell>
          <table:table-cell office:value-type="float" office:value="110.5" calcext:value-type="float">
            <text:p>110.5</text:p>
          </table:table-cell>
          <table:table-cell office:value-type="float" office:value="131.539077758789" calcext:value-type="float">
            <text:p>131.539077758789</text:p>
          </table:table-cell>
          <table:table-cell office:value-type="float" office:value="32665.999332666" calcext:value-type="float">
            <text:p>32665.999332666</text:p>
          </table:table-cell>
          <table:table-cell table:formula="of:=10^((LOG10(149.3)-LOG10([.C979]))/1.07+LOG10(50))" office:value-type="float" office:value="56.2829121766261" calcext:value-type="float">
            <text:p>56.2829121766261</text:p>
          </table:table-cell>
          <table:table-cell table:formula="of:=[.E979]-[.$E$54]" office:value-type="float" office:value="2.49410836119385" calcext:value-type="float">
            <text:p>2.49410836119385</text:p>
          </table:table-cell>
          <table:table-cell table:number-columns-repeated="9"/>
        </table:table-row>
        <table:table-row table:style-name="ro1">
          <table:table-cell office:value-type="float" office:value="445.98486328125" calcext:value-type="float">
            <text:p>445.98486328125</text:p>
          </table:table-cell>
          <table:table-cell office:value-type="float" office:value="121.233123779297" calcext:value-type="float">
            <text:p>121.233123779297</text:p>
          </table:table-cell>
          <table:table-cell office:value-type="float" office:value="128.307327270508" calcext:value-type="float">
            <text:p>128.307327270508</text:p>
          </table:table-cell>
          <table:table-cell office:value-type="float" office:value="32699.3660326994" calcext:value-type="float">
            <text:p>32699.3660326994</text:p>
          </table:table-cell>
          <table:table-cell table:formula="of:=10^((LOG10(149.3)-LOG10([.C980]))/1.07+LOG10(50))" office:value-type="float" office:value="57.6067181921853" calcext:value-type="float">
            <text:p>57.6067181921853</text:p>
          </table:table-cell>
          <table:table-cell table:formula="of:=[.E980]-[.$E$54]" office:value-type="float" office:value="3.81791437675306" calcext:value-type="float">
            <text:p>3.81791437675306</text:p>
          </table:table-cell>
          <table:table-cell table:number-columns-repeated="9"/>
        </table:table-row>
        <table:table-row table:style-name="ro1">
          <table:table-cell office:value-type="float" office:value="445.367797851563" calcext:value-type="float">
            <text:p>445.367797851563</text:p>
          </table:table-cell>
          <table:table-cell office:value-type="float" office:value="133.434005737305" calcext:value-type="float">
            <text:p>133.434005737305</text:p>
          </table:table-cell>
          <table:table-cell office:value-type="float" office:value="140.386734008789" calcext:value-type="float">
            <text:p>140.386734008789</text:p>
          </table:table-cell>
          <table:table-cell office:value-type="float" office:value="32732.7327327327" calcext:value-type="float">
            <text:p>32732.7327327327</text:p>
          </table:table-cell>
          <table:table-cell table:formula="of:=10^((LOG10(149.3)-LOG10([.C981]))/1.07+LOG10(50))" office:value-type="float" office:value="52.9608327604693" calcext:value-type="float">
            <text:p>52.9608327604693</text:p>
          </table:table-cell>
          <table:table-cell table:formula="of:=[.E981]-[.$E$54]" office:value-type="float" office:value="-0.827971054962987" calcext:value-type="float">
            <text:p>-0.827971054962987</text:p>
          </table:table-cell>
          <table:table-cell table:number-columns-repeated="9"/>
        </table:table-row>
        <table:table-row table:style-name="ro1">
          <table:table-cell office:value-type="float" office:value="444.650665283203" calcext:value-type="float">
            <text:p>444.650665283203</text:p>
          </table:table-cell>
          <table:table-cell office:value-type="float" office:value="147.749938964844" calcext:value-type="float">
            <text:p>147.749938964844</text:p>
          </table:table-cell>
          <table:table-cell office:value-type="float" office:value="155.151657104492" calcext:value-type="float">
            <text:p>155.151657104492</text:p>
          </table:table-cell>
          <table:table-cell office:value-type="float" office:value="32766.0994327661" calcext:value-type="float">
            <text:p>32766.0994327661</text:p>
          </table:table-cell>
          <table:table-cell table:formula="of:=10^((LOG10(149.3)-LOG10([.C982]))/1.07+LOG10(50))" office:value-type="float" office:value="48.2353789991756" calcext:value-type="float">
            <text:p>48.2353789991756</text:p>
          </table:table-cell>
          <table:table-cell table:formula="of:=[.E982]-[.$E$54]" office:value-type="float" office:value="-5.55342481625663" calcext:value-type="float">
            <text:p>-5.55342481625663</text:p>
          </table:table-cell>
          <table:table-cell table:number-columns-repeated="9"/>
        </table:table-row>
        <table:table-row table:style-name="ro1">
          <table:table-cell office:value-type="float" office:value="444.650665283203" calcext:value-type="float">
            <text:p>444.650665283203</text:p>
          </table:table-cell>
          <table:table-cell office:value-type="float" office:value="147.749938964844" calcext:value-type="float">
            <text:p>147.749938964844</text:p>
          </table:table-cell>
          <table:table-cell office:value-type="float" office:value="155.151657104492" calcext:value-type="float">
            <text:p>155.151657104492</text:p>
          </table:table-cell>
          <table:table-cell office:value-type="float" office:value="32799.4661327995" calcext:value-type="float">
            <text:p>32799.4661327995</text:p>
          </table:table-cell>
          <table:table-cell table:formula="of:=10^((LOG10(149.3)-LOG10([.C983]))/1.07+LOG10(50))" office:value-type="float" office:value="48.2353789991756" calcext:value-type="float">
            <text:p>48.2353789991756</text:p>
          </table:table-cell>
          <table:table-cell table:formula="of:=[.E983]-[.$E$54]" office:value-type="float" office:value="-5.55342481625663" calcext:value-type="float">
            <text:p>-5.55342481625663</text:p>
          </table:table-cell>
          <table:table-cell table:number-columns-repeated="9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56.5" calcext:value-type="float">
            <text:p>156.5</text:p>
          </table:table-cell>
          <table:table-cell office:value-type="float" office:value="164.755981445313" calcext:value-type="float">
            <text:p>164.755981445313</text:p>
          </table:table-cell>
          <table:table-cell office:value-type="float" office:value="32832.8328328328" calcext:value-type="float">
            <text:p>32832.8328328328</text:p>
          </table:table-cell>
          <table:table-cell table:formula="of:=10^((LOG10(149.3)-LOG10([.C984]))/1.07+LOG10(50))" office:value-type="float" office:value="45.6023689073696" calcext:value-type="float">
            <text:p>45.6023689073696</text:p>
          </table:table-cell>
          <table:table-cell table:formula="of:=[.E984]-[.$E$54]" office:value-type="float" office:value="-8.18643490806267" calcext:value-type="float">
            <text:p>-8.18643490806267</text:p>
          </table:table-cell>
          <table:table-cell table:number-columns-repeated="9"/>
        </table:table-row>
        <table:table-row table:style-name="ro1">
          <table:table-cell office:value-type="float" office:value="463.5" calcext:value-type="float">
            <text:p>463.5</text:p>
          </table:table-cell>
          <table:table-cell office:value-type="float" office:value="175" calcext:value-type="float">
            <text:p>175</text:p>
          </table:table-cell>
          <table:table-cell office:value-type="float" office:value="182.995330810547" calcext:value-type="float">
            <text:p>182.995330810547</text:p>
          </table:table-cell>
          <table:table-cell office:value-type="float" office:value="32866.1995328662" calcext:value-type="float">
            <text:p>32866.1995328662</text:p>
          </table:table-cell>
          <table:table-cell table:formula="of:=10^((LOG10(149.3)-LOG10([.C985]))/1.07+LOG10(50))" office:value-type="float" office:value="41.3401155003518" calcext:value-type="float">
            <text:p>41.3401155003518</text:p>
          </table:table-cell>
          <table:table-cell table:formula="of:=[.E985]-[.$E$54]" office:value-type="float" office:value="-12.4486883150804" calcext:value-type="float">
            <text:p>-12.4486883150804</text:p>
          </table:table-cell>
          <table:table-cell table:number-columns-repeated="9"/>
        </table:table-row>
        <table:table-row table:style-name="ro1">
          <table:table-cell office:value-type="float" office:value="475.5" calcext:value-type="float">
            <text:p>475.5</text:p>
          </table:table-cell>
          <table:table-cell office:value-type="float" office:value="196.5" calcext:value-type="float">
            <text:p>196.5</text:p>
          </table:table-cell>
          <table:table-cell office:value-type="float" office:value="205.02326965332" calcext:value-type="float">
            <text:p>205.02326965332</text:p>
          </table:table-cell>
          <table:table-cell office:value-type="float" office:value="32899.5662328996" calcext:value-type="float">
            <text:p>32899.5662328996</text:p>
          </table:table-cell>
          <table:table-cell table:formula="of:=10^((LOG10(149.3)-LOG10([.C986]))/1.07+LOG10(50))" office:value-type="float" office:value="37.1738809570041" calcext:value-type="float">
            <text:p>37.1738809570041</text:p>
          </table:table-cell>
          <table:table-cell table:formula="of:=[.E986]-[.$E$54]" office:value-type="float" office:value="-16.6149228584282" calcext:value-type="float">
            <text:p>-16.6149228584282</text:p>
          </table:table-cell>
          <table:table-cell table:number-columns-repeated="9"/>
        </table:table-row>
        <table:table-row table:style-name="ro1">
          <table:table-cell office:value-type="float" office:value="475.5" calcext:value-type="float">
            <text:p>475.5</text:p>
          </table:table-cell>
          <table:table-cell office:value-type="float" office:value="196.5" calcext:value-type="float">
            <text:p>196.5</text:p>
          </table:table-cell>
          <table:table-cell office:value-type="float" office:value="205.02326965332" calcext:value-type="float">
            <text:p>205.02326965332</text:p>
          </table:table-cell>
          <table:table-cell office:value-type="float" office:value="32932.9329329329" calcext:value-type="float">
            <text:p>32932.9329329329</text:p>
          </table:table-cell>
          <table:table-cell table:formula="of:=10^((LOG10(149.3)-LOG10([.C987]))/1.07+LOG10(50))" office:value-type="float" office:value="37.1738809570041" calcext:value-type="float">
            <text:p>37.1738809570041</text:p>
          </table:table-cell>
          <table:table-cell table:formula="of:=[.E987]-[.$E$54]" office:value-type="float" office:value="-16.6149228584282" calcext:value-type="float">
            <text:p>-16.6149228584282</text:p>
          </table:table-cell>
          <table:table-cell table:number-columns-repeated="9"/>
        </table:table-row>
        <table:table-row table:style-name="ro1">
          <table:table-cell office:value-type="float" office:value="501.5" calcext:value-type="float">
            <text:p>501.5</text:p>
          </table:table-cell>
          <table:table-cell office:value-type="float" office:value="285.442504882812" calcext:value-type="float">
            <text:p>285.442504882812</text:p>
          </table:table-cell>
          <table:table-cell office:value-type="float" office:value="156.622283935547" calcext:value-type="float">
            <text:p>156.622283935547</text:p>
          </table:table-cell>
          <table:table-cell office:value-type="float" office:value="32966.2996329663" calcext:value-type="float">
            <text:p>32966.2996329663</text:p>
          </table:table-cell>
          <table:table-cell table:formula="of:=10^((LOG10(149.3)-LOG10([.C988]))/1.07+LOG10(50))" office:value-type="float" office:value="47.8119655344502" calcext:value-type="float">
            <text:p>47.8119655344502</text:p>
          </table:table-cell>
          <table:table-cell table:formula="of:=[.E988]-[.$E$54]" office:value-type="float" office:value="-5.97683828098212" calcext:value-type="float">
            <text:p>-5.97683828098212</text:p>
          </table:table-cell>
          <table:table-cell table:number-columns-repeated="9"/>
        </table:table-row>
        <table:table-row table:style-name="ro1">
          <table:table-cell office:value-type="float" office:value="532.692565917969" calcext:value-type="float">
            <text:p>532.692565917969</text:p>
          </table:table-cell>
          <table:table-cell office:value-type="float" office:value="315.457794189453" calcext:value-type="float">
            <text:p>315.457794189453</text:p>
          </table:table-cell>
          <table:table-cell office:value-type="float" office:value="159.558197021484" calcext:value-type="float">
            <text:p>159.558197021484</text:p>
          </table:table-cell>
          <table:table-cell office:value-type="float" office:value="32999.6663329997" calcext:value-type="float">
            <text:p>32999.6663329997</text:p>
          </table:table-cell>
          <table:table-cell table:formula="of:=10^((LOG10(149.3)-LOG10([.C989]))/1.07+LOG10(50))" office:value-type="float" office:value="46.9892685003753" calcext:value-type="float">
            <text:p>46.9892685003753</text:p>
          </table:table-cell>
          <table:table-cell table:formula="of:=[.E989]-[.$E$54]" office:value-type="float" office:value="-6.79953531505699" calcext:value-type="float">
            <text:p>-6.79953531505699</text:p>
          </table:table-cell>
          <table:table-cell table:number-columns-repeated="9"/>
        </table:table-row>
        <table:table-row table:style-name="ro1">
          <table:table-cell office:value-type="float" office:value="533.072998046875" calcext:value-type="float">
            <text:p>533.072998046875</text:p>
          </table:table-cell>
          <table:table-cell office:value-type="float" office:value="315.401580810547" calcext:value-type="float">
            <text:p>315.401580810547</text:p>
          </table:table-cell>
          <table:table-cell office:value-type="float" office:value="159.707717895508" calcext:value-type="float">
            <text:p>159.707717895508</text:p>
          </table:table-cell>
          <table:table-cell office:value-type="float" office:value="33033.033033033" calcext:value-type="float">
            <text:p>33033.033033033</text:p>
          </table:table-cell>
          <table:table-cell table:formula="of:=10^((LOG10(149.3)-LOG10([.C990]))/1.07+LOG10(50))" office:value-type="float" office:value="46.9481531369291" calcext:value-type="float">
            <text:p>46.9481531369291</text:p>
          </table:table-cell>
          <table:table-cell table:formula="of:=[.E990]-[.$E$54]" office:value-type="float" office:value="-6.84065067850316" calcext:value-type="float">
            <text:p>-6.84065067850316</text:p>
          </table:table-cell>
          <table:table-cell table:number-columns-repeated="9"/>
        </table:table-row>
        <table:table-row table:style-name="ro1">
          <table:table-cell office:value-type="float" office:value="563.282104492188" calcext:value-type="float">
            <text:p>563.282104492188</text:p>
          </table:table-cell>
          <table:table-cell office:value-type="float" office:value="339.365509033203" calcext:value-type="float">
            <text:p>339.365509033203</text:p>
          </table:table-cell>
          <table:table-cell office:value-type="float" office:value="158.842758178711" calcext:value-type="float">
            <text:p>158.842758178711</text:p>
          </table:table-cell>
          <table:table-cell office:value-type="float" office:value="33066.3997330664" calcext:value-type="float">
            <text:p>33066.3997330664</text:p>
          </table:table-cell>
          <table:table-cell table:formula="of:=10^((LOG10(149.3)-LOG10([.C991]))/1.07+LOG10(50))" office:value-type="float" office:value="47.1870365430317" calcext:value-type="float">
            <text:p>47.1870365430317</text:p>
          </table:table-cell>
          <table:table-cell table:formula="of:=[.E991]-[.$E$54]" office:value-type="float" office:value="-6.60176727240056" calcext:value-type="float">
            <text:p>-6.60176727240056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50.090240478516" calcext:value-type="float">
            <text:p>350.090240478516</text:p>
          </table:table-cell>
          <table:table-cell office:value-type="float" office:value="148.144378662109" calcext:value-type="float">
            <text:p>148.144378662109</text:p>
          </table:table-cell>
          <table:table-cell office:value-type="float" office:value="33099.7664330998" calcext:value-type="float">
            <text:p>33099.7664330998</text:p>
          </table:table-cell>
          <table:table-cell table:formula="of:=10^((LOG10(149.3)-LOG10([.C992]))/1.07+LOG10(50))" office:value-type="float" office:value="50.364423251459" calcext:value-type="float">
            <text:p>50.364423251459</text:p>
          </table:table-cell>
          <table:table-cell table:formula="of:=[.E992]-[.$E$54]" office:value-type="float" office:value="-3.42438056397325" calcext:value-type="float">
            <text:p>-3.42438056397325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51.527465820313" calcext:value-type="float">
            <text:p>351.527465820313</text:p>
          </table:table-cell>
          <table:table-cell office:value-type="float" office:value="146.895462036133" calcext:value-type="float">
            <text:p>146.895462036133</text:p>
          </table:table-cell>
          <table:table-cell office:value-type="float" office:value="33133.1331331331" calcext:value-type="float">
            <text:p>33133.1331331331</text:p>
          </table:table-cell>
          <table:table-cell table:formula="of:=10^((LOG10(149.3)-LOG10([.C993]))/1.07+LOG10(50))" office:value-type="float" office:value="50.7645012985618" calcext:value-type="float">
            <text:p>50.7645012985618</text:p>
          </table:table-cell>
          <table:table-cell table:formula="of:=[.E993]-[.$E$54]" office:value-type="float" office:value="-3.02430251687044" calcext:value-type="float">
            <text:p>-3.02430251687044</text:p>
          </table:table-cell>
          <table:table-cell table:number-columns-repeated="9"/>
        </table:table-row>
        <table:table-row table:style-name="ro1">
          <table:table-cell office:value-type="float" office:value="572.5" calcext:value-type="float">
            <text:p>572.5</text:p>
          </table:table-cell>
          <table:table-cell office:value-type="float" office:value="355.5" calcext:value-type="float">
            <text:p>355.5</text:p>
          </table:table-cell>
          <table:table-cell office:value-type="float" office:value="140.265930175781" calcext:value-type="float">
            <text:p>140.265930175781</text:p>
          </table:table-cell>
          <table:table-cell office:value-type="float" office:value="33166.4998331665" calcext:value-type="float">
            <text:p>33166.4998331665</text:p>
          </table:table-cell>
          <table:table-cell table:formula="of:=10^((LOG10(149.3)-LOG10([.C994]))/1.07+LOG10(50))" office:value-type="float" office:value="53.0034600103356" calcext:value-type="float">
            <text:p>53.0034600103356</text:p>
          </table:table-cell>
          <table:table-cell table:formula="of:=[.E994]-[.$E$54]" office:value-type="float" office:value="-0.785343805096716" calcext:value-type="float">
            <text:p>-0.785343805096716</text:p>
          </table:table-cell>
          <table:table-cell table:number-columns-repeated="9"/>
        </table:table-row>
        <table:table-row table:style-name="ro1">
          <table:table-cell office:value-type="float" office:value="572.5" calcext:value-type="float">
            <text:p>572.5</text:p>
          </table:table-cell>
          <table:table-cell office:value-type="float" office:value="355.5" calcext:value-type="float">
            <text:p>355.5</text:p>
          </table:table-cell>
          <table:table-cell office:value-type="float" office:value="140.265930175781" calcext:value-type="float">
            <text:p>140.265930175781</text:p>
          </table:table-cell>
          <table:table-cell office:value-type="float" office:value="33199.8665331999" calcext:value-type="float">
            <text:p>33199.8665331999</text:p>
          </table:table-cell>
          <table:table-cell table:formula="of:=10^((LOG10(149.3)-LOG10([.C995]))/1.07+LOG10(50))" office:value-type="float" office:value="53.0034600103356" calcext:value-type="float">
            <text:p>53.0034600103356</text:p>
          </table:table-cell>
          <table:table-cell table:formula="of:=[.E995]-[.$E$54]" office:value-type="float" office:value="-0.785343805096716" calcext:value-type="float">
            <text:p>-0.785343805096716</text:p>
          </table:table-cell>
          <table:table-cell table:number-columns-repeated="9"/>
        </table:table-row>
        <table:table-row table:style-name="ro1">
          <table:table-cell office:value-type="float" office:value="584.035705566406" calcext:value-type="float">
            <text:p>584.035705566406</text:p>
          </table:table-cell>
          <table:table-cell office:value-type="float" office:value="362.5" calcext:value-type="float">
            <text:p>362.5</text:p>
          </table:table-cell>
          <table:table-cell office:value-type="float" office:value="128.815185546875" calcext:value-type="float">
            <text:p>128.815185546875</text:p>
          </table:table-cell>
          <table:table-cell office:value-type="float" office:value="33233.2332332332" calcext:value-type="float">
            <text:p>33233.2332332332</text:p>
          </table:table-cell>
          <table:table-cell table:formula="of:=10^((LOG10(149.3)-LOG10([.C996]))/1.07+LOG10(50))" office:value-type="float" office:value="57.3944324091875" calcext:value-type="float">
            <text:p>57.3944324091875</text:p>
          </table:table-cell>
          <table:table-cell table:formula="of:=[.E996]-[.$E$54]" office:value-type="float" office:value="3.60562859375526" calcext:value-type="float">
            <text:p>3.60562859375526</text:p>
          </table:table-cell>
          <table:table-cell table:number-columns-repeated="9"/>
        </table:table-row>
        <table:table-row table:style-name="ro1">
          <table:table-cell office:value-type="float" office:value="584.035705566406" calcext:value-type="float">
            <text:p>584.035705566406</text:p>
          </table:table-cell>
          <table:table-cell office:value-type="float" office:value="362.5" calcext:value-type="float">
            <text:p>362.5</text:p>
          </table:table-cell>
          <table:table-cell office:value-type="float" office:value="128.815185546875" calcext:value-type="float">
            <text:p>128.815185546875</text:p>
          </table:table-cell>
          <table:table-cell office:value-type="float" office:value="33266.5999332666" calcext:value-type="float">
            <text:p>33266.5999332666</text:p>
          </table:table-cell>
          <table:table-cell table:formula="of:=10^((LOG10(149.3)-LOG10([.C997]))/1.07+LOG10(50))" office:value-type="float" office:value="57.3944324091875" calcext:value-type="float">
            <text:p>57.3944324091875</text:p>
          </table:table-cell>
          <table:table-cell table:formula="of:=[.E997]-[.$E$54]" office:value-type="float" office:value="3.60562859375526" calcext:value-type="float">
            <text:p>3.60562859375526</text:p>
          </table:table-cell>
          <table:table-cell table:number-columns-repeated="9"/>
        </table:table-row>
        <table:table-row table:style-name="ro1">
          <table:table-cell office:value-type="float" office:value="600.640014648438" calcext:value-type="float">
            <text:p>600.640014648438</text:p>
          </table:table-cell>
          <table:table-cell office:value-type="float" office:value="376" calcext:value-type="float">
            <text:p>376</text:p>
          </table:table-cell>
          <table:table-cell office:value-type="float" office:value="109.911376953125" calcext:value-type="float">
            <text:p>109.911376953125</text:p>
          </table:table-cell>
          <table:table-cell office:value-type="float" office:value="33299.9666333" calcext:value-type="float">
            <text:p>33299.9666333</text:p>
          </table:table-cell>
          <table:table-cell table:formula="of:=10^((LOG10(149.3)-LOG10([.C998]))/1.07+LOG10(50))" office:value-type="float" office:value="66.5710039042954" calcext:value-type="float">
            <text:p>66.5710039042954</text:p>
          </table:table-cell>
          <table:table-cell table:formula="of:=[.E998]-[.$E$54]" office:value-type="float" office:value="12.7822000888632" calcext:value-type="float">
            <text:p>12.7822000888632</text:p>
          </table:table-cell>
          <table:table-cell table:number-columns-repeated="9"/>
        </table:table-row>
        <table:table-row table:style-name="ro1">
          <table:table-cell office:value-type="float" office:value="600.640014648438" calcext:value-type="float">
            <text:p>600.640014648438</text:p>
          </table:table-cell>
          <table:table-cell office:value-type="float" office:value="376" calcext:value-type="float">
            <text:p>376</text:p>
          </table:table-cell>
          <table:table-cell office:value-type="float" office:value="109.911376953125" calcext:value-type="float">
            <text:p>109.911376953125</text:p>
          </table:table-cell>
          <table:table-cell office:value-type="float" office:value="33333.3333333333" calcext:value-type="float">
            <text:p>33333.3333333333</text:p>
          </table:table-cell>
          <table:table-cell table:formula="of:=10^((LOG10(149.3)-LOG10([.C999]))/1.07+LOG10(50))" office:value-type="float" office:value="66.5710039042954" calcext:value-type="float">
            <text:p>66.5710039042954</text:p>
          </table:table-cell>
          <table:table-cell table:formula="of:=[.E999]-[.$E$54]" office:value-type="float" office:value="12.7822000888632" calcext:value-type="float">
            <text:p>12.7822000888632</text:p>
          </table:table-cell>
          <table:table-cell table:number-columns-repeated="9"/>
        </table:table-row>
        <table:table-row table:style-name="ro1">
          <table:table-cell office:value-type="float" office:value="626.500122070313" calcext:value-type="float">
            <text:p>626.500122070313</text:p>
          </table:table-cell>
          <table:table-cell office:value-type="float" office:value="395.751495361328" calcext:value-type="float">
            <text:p>395.751495361328</text:p>
          </table:table-cell>
          <table:table-cell office:value-type="float" office:value="84.1818161010742" calcext:value-type="float">
            <text:p>84.1818161010742</text:p>
          </table:table-cell>
          <table:table-cell office:value-type="float" office:value="33366.7000333667" calcext:value-type="float">
            <text:p>33366.7000333667</text:p>
          </table:table-cell>
          <table:table-cell table:formula="of:=10^((LOG10(149.3)-LOG10([.C1000]))/1.07+LOG10(50))" office:value-type="float" office:value="85.4146114636757" calcext:value-type="float">
            <text:p>85.4146114636757</text:p>
          </table:table-cell>
          <table:table-cell table:formula="of:=[.E1000]-[.$E$54]" office:value-type="float" office:value="31.6258076482434" calcext:value-type="float">
            <text:p>31.6258076482434</text:p>
          </table:table-cell>
          <table:table-cell table:number-columns-repeated="9"/>
        </table:table-row>
        <table:table-row table:style-name="ro1">
          <table:table-cell office:value-type="float" office:value="626.500122070313" calcext:value-type="float">
            <text:p>626.500122070313</text:p>
          </table:table-cell>
          <table:table-cell office:value-type="float" office:value="395.751495361328" calcext:value-type="float">
            <text:p>395.751495361328</text:p>
          </table:table-cell>
          <table:table-cell office:value-type="float" office:value="84.1818161010742" calcext:value-type="float">
            <text:p>84.1818161010742</text:p>
          </table:table-cell>
          <table:table-cell office:value-type="float" office:value="33400.0667334001" calcext:value-type="float">
            <text:p>33400.0667334001</text:p>
          </table:table-cell>
          <table:table-cell table:formula="of:=10^((LOG10(149.3)-LOG10([.C1001]))/1.07+LOG10(50))" office:value-type="float" office:value="85.4146114636757" calcext:value-type="float">
            <text:p>85.4146114636757</text:p>
          </table:table-cell>
          <table:table-cell table:formula="of:=[.E1001]-[.$E$54]" office:value-type="float" office:value="31.6258076482434" calcext:value-type="float">
            <text:p>31.6258076482434</text:p>
          </table:table-cell>
          <table:table-cell table:number-columns-repeated="9"/>
        </table:table-row>
        <table:table-row table:style-name="ro1">
          <table:table-cell office:value-type="float" office:value="624.296875" calcext:value-type="float">
            <text:p>624.296875</text:p>
          </table:table-cell>
          <table:table-cell office:value-type="float" office:value="400" calcext:value-type="float">
            <text:p>400</text:p>
          </table:table-cell>
          <table:table-cell office:value-type="float" office:value="44.4993324279785" calcext:value-type="float">
            <text:p>44.4993324279785</text:p>
          </table:table-cell>
          <table:table-cell office:value-type="float" office:value="33433.4334334334" calcext:value-type="float">
            <text:p>33433.4334334334</text:p>
          </table:table-cell>
          <table:table-cell table:formula="of:=10^((LOG10(149.3)-LOG10([.C1002]))/1.07+LOG10(50))" office:value-type="float" office:value="154.983089670471" calcext:value-type="float">
            <text:p>154.983089670471</text:p>
          </table:table-cell>
          <table:table-cell table:formula="of:=[.E1002]-[.$E$54]" office:value-type="float" office:value="101.194285855038" calcext:value-type="float">
            <text:p>101.194285855038</text:p>
          </table:table-cell>
          <table:table-cell table:number-columns-repeated="9"/>
        </table:table-row>
        <table:table-row table:style-name="ro1">
          <table:table-cell office:value-type="float" office:value="624.296875" calcext:value-type="float">
            <text:p>624.296875</text:p>
          </table:table-cell>
          <table:table-cell office:value-type="float" office:value="400" calcext:value-type="float">
            <text:p>400</text:p>
          </table:table-cell>
          <table:table-cell office:value-type="float" office:value="44.4993324279785" calcext:value-type="float">
            <text:p>44.4993324279785</text:p>
          </table:table-cell>
          <table:table-cell office:value-type="float" office:value="33466.8001334668" calcext:value-type="float">
            <text:p>33466.8001334668</text:p>
          </table:table-cell>
          <table:table-cell table:formula="of:=10^((LOG10(149.3)-LOG10([.C1003]))/1.07+LOG10(50))" office:value-type="float" office:value="154.983089670471" calcext:value-type="float">
            <text:p>154.983089670471</text:p>
          </table:table-cell>
          <table:table-cell table:formula="of:=[.E1003]-[.$E$54]" office:value-type="float" office:value="101.194285855038" calcext:value-type="float">
            <text:p>101.19428585503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43.5" calcext:value-type="float">
            <text:p>243.5</text:p>
          </table:table-cell>
          <table:table-cell office:value-type="float" office:value="15.0749139785767" calcext:value-type="float">
            <text:p>15.0749139785767</text:p>
          </table:table-cell>
          <table:table-cell office:value-type="float" office:value="33500.1668335002" calcext:value-type="float">
            <text:p>33500.1668335002</text:p>
          </table:table-cell>
          <table:table-cell table:formula="of:=10^((LOG10(149.3)-LOG10([.C1004]))/1.07+LOG10(50))" office:value-type="float" office:value="426.215117998629" calcext:value-type="float">
            <text:p>426.215117998629</text:p>
          </table:table-cell>
          <table:table-cell table:formula="of:=[.E1004]-[.$E$54]" office:value-type="float" office:value="372.426314183197" calcext:value-type="float">
            <text:p>372.426314183197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43.5" calcext:value-type="float">
            <text:p>243.5</text:p>
          </table:table-cell>
          <table:table-cell office:value-type="float" office:value="15.0749139785767" calcext:value-type="float">
            <text:p>15.0749139785767</text:p>
          </table:table-cell>
          <table:table-cell office:value-type="float" office:value="33533.5335335335" calcext:value-type="float">
            <text:p>33533.5335335335</text:p>
          </table:table-cell>
          <table:table-cell table:formula="of:=10^((LOG10(149.3)-LOG10([.C1005]))/1.07+LOG10(50))" office:value-type="float" office:value="426.215117998629" calcext:value-type="float">
            <text:p>426.215117998629</text:p>
          </table:table-cell>
          <table:table-cell table:formula="of:=[.E1005]-[.$E$54]" office:value-type="float" office:value="372.426314183197" calcext:value-type="float">
            <text:p>372.426314183197</text:p>
          </table:table-cell>
          <table:table-cell table:number-columns-repeated="9"/>
        </table:table-row>
        <table:table-row table:style-name="ro1">
          <table:table-cell office:value-type="float" office:value="619.576904296875" calcext:value-type="float">
            <text:p>619.576904296875</text:p>
          </table:table-cell>
          <table:table-cell office:value-type="float" office:value="259.730773925781" calcext:value-type="float">
            <text:p>259.730773925781</text:p>
          </table:table-cell>
          <table:table-cell office:value-type="float" office:value="6.28359699249268" calcext:value-type="float">
            <text:p>6.28359699249268</text:p>
          </table:table-cell>
          <table:table-cell office:value-type="float" office:value="33566.9002335669" calcext:value-type="float">
            <text:p>33566.9002335669</text:p>
          </table:table-cell>
          <table:table-cell table:formula="of:=10^((LOG10(149.3)-LOG10([.C1006]))/1.07+LOG10(50))" office:value-type="float" office:value="965.633920832993" calcext:value-type="float">
            <text:p>965.633920832993</text:p>
          </table:table-cell>
          <table:table-cell table:formula="of:=[.E1006]-[.$E$54]" office:value-type="float" office:value="911.845117017561" calcext:value-type="float">
            <text:p>911.845117017561</text:p>
          </table:table-cell>
          <table:table-cell table:number-columns-repeated="9"/>
        </table:table-row>
        <table:table-row table:style-name="ro1">
          <table:table-cell office:value-type="float" office:value="619.576904296875" calcext:value-type="float">
            <text:p>619.576904296875</text:p>
          </table:table-cell>
          <table:table-cell office:value-type="float" office:value="259.730773925781" calcext:value-type="float">
            <text:p>259.730773925781</text:p>
          </table:table-cell>
          <table:table-cell office:value-type="float" office:value="6.28359699249268" calcext:value-type="float">
            <text:p>6.28359699249268</text:p>
          </table:table-cell>
          <table:table-cell office:value-type="float" office:value="33600.2669336003" calcext:value-type="float">
            <text:p>33600.2669336003</text:p>
          </table:table-cell>
          <table:table-cell table:formula="of:=10^((LOG10(149.3)-LOG10([.C1007]))/1.07+LOG10(50))" office:value-type="float" office:value="965.633920832993" calcext:value-type="float">
            <text:p>965.633920832993</text:p>
          </table:table-cell>
          <table:table-cell table:formula="of:=[.E1007]-[.$E$54]" office:value-type="float" office:value="911.845117017561" calcext:value-type="float">
            <text:p>911.845117017561</text:p>
          </table:table-cell>
          <table:table-cell table:number-columns-repeated="9"/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6" calcext:value-type="float">
            <text:p>6</text:p>
          </table:table-cell>
          <table:table-cell office:value-type="float" office:value="16.6208686828613" calcext:value-type="float">
            <text:p>16.6208686828613</text:p>
          </table:table-cell>
          <table:table-cell office:value-type="float" office:value="33633.6336336336" calcext:value-type="float">
            <text:p>33633.6336336336</text:p>
          </table:table-cell>
          <table:table-cell table:formula="of:=10^((LOG10(149.3)-LOG10([.C1008]))/1.07+LOG10(50))" office:value-type="float" office:value="389.048488890676" calcext:value-type="float">
            <text:p>389.048488890676</text:p>
          </table:table-cell>
          <table:table-cell table:formula="of:=[.E1008]-[.$E$54]" office:value-type="float" office:value="335.259685075244" calcext:value-type="float">
            <text:p>335.259685075244</text:p>
          </table:table-cell>
          <table:table-cell table:number-columns-repeated="9"/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4.66666650772095" calcext:value-type="float">
            <text:p>4.66666650772095</text:p>
          </table:table-cell>
          <table:table-cell office:value-type="float" office:value="17.1473369598389" calcext:value-type="float">
            <text:p>17.1473369598389</text:p>
          </table:table-cell>
          <table:table-cell office:value-type="float" office:value="33667.000333667" calcext:value-type="float">
            <text:p>33667.000333667</text:p>
          </table:table-cell>
          <table:table-cell table:formula="of:=10^((LOG10(149.3)-LOG10([.C1009]))/1.07+LOG10(50))" office:value-type="float" office:value="377.873779250821" calcext:value-type="float">
            <text:p>377.873779250821</text:p>
          </table:table-cell>
          <table:table-cell table:formula="of:=[.E1009]-[.$E$54]" office:value-type="float" office:value="324.084975435389" calcext:value-type="float">
            <text:p>324.084975435389</text:p>
          </table:table-cell>
          <table:table-cell table:number-columns-repeated="9"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5.83333349227905" calcext:value-type="float">
            <text:p>5.83333349227905</text:p>
          </table:table-cell>
          <table:table-cell office:value-type="float" office:value="27.1345386505127" calcext:value-type="float">
            <text:p>27.1345386505127</text:p>
          </table:table-cell>
          <table:table-cell office:value-type="float" office:value="33700.3670337004" calcext:value-type="float">
            <text:p>33700.3670337004</text:p>
          </table:table-cell>
          <table:table-cell table:formula="of:=10^((LOG10(149.3)-LOG10([.C1010]))/1.07+LOG10(50))" office:value-type="float" office:value="246.071320803587" calcext:value-type="float">
            <text:p>246.071320803587</text:p>
          </table:table-cell>
          <table:table-cell table:formula="of:=[.E1010]-[.$E$54]" office:value-type="float" office:value="192.282516988155" calcext:value-type="float">
            <text:p>192.282516988155</text:p>
          </table:table-cell>
          <table:table-cell table:number-columns-repeated="9"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5.83333349227905" calcext:value-type="float">
            <text:p>5.83333349227905</text:p>
          </table:table-cell>
          <table:table-cell office:value-type="float" office:value="27.1345386505127" calcext:value-type="float">
            <text:p>27.1345386505127</text:p>
          </table:table-cell>
          <table:table-cell office:value-type="float" office:value="33733.7337337337" calcext:value-type="float">
            <text:p>33733.7337337337</text:p>
          </table:table-cell>
          <table:table-cell table:formula="of:=10^((LOG10(149.3)-LOG10([.C1011]))/1.07+LOG10(50))" office:value-type="float" office:value="246.071320803587" calcext:value-type="float">
            <text:p>246.071320803587</text:p>
          </table:table-cell>
          <table:table-cell table:formula="of:=[.E1011]-[.$E$54]" office:value-type="float" office:value="192.282516988155" calcext:value-type="float">
            <text:p>192.282516988155</text:p>
          </table:table-cell>
          <table:table-cell table:number-columns-repeated="9"/>
        </table:table-row>
        <table:table-row table:style-name="ro1">
          <table:table-cell office:value-type="float" office:value="402.338989257813" calcext:value-type="float">
            <text:p>402.338989257813</text:p>
          </table:table-cell>
          <table:table-cell office:value-type="float" office:value="10.3760004043579" calcext:value-type="float">
            <text:p>10.3760004043579</text:p>
          </table:table-cell>
          <table:table-cell office:value-type="float" office:value="26.7001533508301" calcext:value-type="float">
            <text:p>26.7001533508301</text:p>
          </table:table-cell>
          <table:table-cell office:value-type="float" office:value="33767.1004337671" calcext:value-type="float">
            <text:p>33767.1004337671</text:p>
          </table:table-cell>
          <table:table-cell table:formula="of:=10^((LOG10(149.3)-LOG10([.C1012]))/1.07+LOG10(50))" office:value-type="float" office:value="249.810779442694" calcext:value-type="float">
            <text:p>249.810779442694</text:p>
          </table:table-cell>
          <table:table-cell table:formula="of:=[.E1012]-[.$E$54]" office:value-type="float" office:value="196.021975627262" calcext:value-type="float">
            <text:p>196.021975627262</text:p>
          </table:table-cell>
          <table:table-cell table:number-columns-repeated="9"/>
        </table:table-row>
        <table:table-row table:style-name="ro1">
          <table:table-cell office:value-type="float" office:value="402.338989257813" calcext:value-type="float">
            <text:p>402.338989257813</text:p>
          </table:table-cell>
          <table:table-cell office:value-type="float" office:value="10.3760004043579" calcext:value-type="float">
            <text:p>10.3760004043579</text:p>
          </table:table-cell>
          <table:table-cell office:value-type="float" office:value="26.7001533508301" calcext:value-type="float">
            <text:p>26.7001533508301</text:p>
          </table:table-cell>
          <table:table-cell office:value-type="float" office:value="33800.4671338005" calcext:value-type="float">
            <text:p>33800.4671338005</text:p>
          </table:table-cell>
          <table:table-cell table:formula="of:=10^((LOG10(149.3)-LOG10([.C1013]))/1.07+LOG10(50))" office:value-type="float" office:value="249.810779442694" calcext:value-type="float">
            <text:p>249.810779442694</text:p>
          </table:table-cell>
          <table:table-cell table:formula="of:=[.E1013]-[.$E$54]" office:value-type="float" office:value="196.021975627262" calcext:value-type="float">
            <text:p>196.021975627262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39" calcext:value-type="float">
            <text:p>439</text:p>
          </table:table-cell>
          <table:table-cell office:value-type="float" office:value="41.0000991821289" calcext:value-type="float">
            <text:p>41.0000991821289</text:p>
          </table:table-cell>
          <table:table-cell office:value-type="float" office:value="33833.8338338338" calcext:value-type="float">
            <text:p>33833.8338338338</text:p>
          </table:table-cell>
          <table:table-cell table:formula="of:=10^((LOG10(149.3)-LOG10([.C1014]))/1.07+LOG10(50))" office:value-type="float" office:value="167.311574436902" calcext:value-type="float">
            <text:p>167.311574436902</text:p>
          </table:table-cell>
          <table:table-cell table:formula="of:=[.E1014]-[.$E$54]" office:value-type="float" office:value="113.522770621469" calcext:value-type="float">
            <text:p>113.522770621469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39" calcext:value-type="float">
            <text:p>439</text:p>
          </table:table-cell>
          <table:table-cell office:value-type="float" office:value="41.0000991821289" calcext:value-type="float">
            <text:p>41.0000991821289</text:p>
          </table:table-cell>
          <table:table-cell office:value-type="float" office:value="33867.2005338672" calcext:value-type="float">
            <text:p>33867.2005338672</text:p>
          </table:table-cell>
          <table:table-cell table:formula="of:=10^((LOG10(149.3)-LOG10([.C1015]))/1.07+LOG10(50))" office:value-type="float" office:value="167.311574436902" calcext:value-type="float">
            <text:p>167.311574436902</text:p>
          </table:table-cell>
          <table:table-cell table:formula="of:=[.E1015]-[.$E$54]" office:value-type="float" office:value="113.522770621469" calcext:value-type="float">
            <text:p>113.522770621469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42" calcext:value-type="float">
            <text:p>442</text:p>
          </table:table-cell>
          <table:table-cell office:value-type="float" office:value="39.9250297546387" calcext:value-type="float">
            <text:p>39.9250297546387</text:p>
          </table:table-cell>
          <table:table-cell office:value-type="float" office:value="33900.5672339006" calcext:value-type="float">
            <text:p>33900.5672339006</text:p>
          </table:table-cell>
          <table:table-cell table:formula="of:=10^((LOG10(149.3)-LOG10([.C1016]))/1.07+LOG10(50))" office:value-type="float" office:value="171.518398885091" calcext:value-type="float">
            <text:p>171.518398885091</text:p>
          </table:table-cell>
          <table:table-cell table:formula="of:=[.E1016]-[.$E$54]" office:value-type="float" office:value="117.729595069659" calcext:value-type="float">
            <text:p>117.729595069659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42" calcext:value-type="float">
            <text:p>442</text:p>
          </table:table-cell>
          <table:table-cell office:value-type="float" office:value="39.9250297546387" calcext:value-type="float">
            <text:p>39.9250297546387</text:p>
          </table:table-cell>
          <table:table-cell office:value-type="float" office:value="33933.9339339339" calcext:value-type="float">
            <text:p>33933.9339339339</text:p>
          </table:table-cell>
          <table:table-cell table:formula="of:=10^((LOG10(149.3)-LOG10([.C1017]))/1.07+LOG10(50))" office:value-type="float" office:value="171.518398885091" calcext:value-type="float">
            <text:p>171.518398885091</text:p>
          </table:table-cell>
          <table:table-cell table:formula="of:=[.E1017]-[.$E$54]" office:value-type="float" office:value="117.729595069659" calcext:value-type="float">
            <text:p>117.729595069659</text:p>
          </table:table-cell>
          <table:table-cell table:number-columns-repeated="9"/>
        </table:table-row>
        <table:table-row table:style-name="ro1">
          <table:table-cell office:value-type="float" office:value="622.5" calcext:value-type="float">
            <text:p>622.5</text:p>
          </table:table-cell>
          <table:table-cell office:value-type="float" office:value="445.5" calcext:value-type="float">
            <text:p>445.5</text:p>
          </table:table-cell>
          <table:table-cell office:value-type="float" office:value="37.3431053161621" calcext:value-type="float">
            <text:p>37.3431053161621</text:p>
          </table:table-cell>
          <table:table-cell office:value-type="float" office:value="33967.3006339673" calcext:value-type="float">
            <text:p>33967.3006339673</text:p>
          </table:table-cell>
          <table:table-cell table:formula="of:=10^((LOG10(149.3)-LOG10([.C1018]))/1.07+LOG10(50))" office:value-type="float" office:value="182.57699666563" calcext:value-type="float">
            <text:p>182.57699666563</text:p>
          </table:table-cell>
          <table:table-cell table:formula="of:=[.E1018]-[.$E$54]" office:value-type="float" office:value="128.788192850197" calcext:value-type="float">
            <text:p>128.788192850197</text:p>
          </table:table-cell>
          <table:table-cell table:number-columns-repeated="9"/>
        </table:table-row>
        <table:table-row table:style-name="ro1">
          <table:table-cell office:value-type="float" office:value="622.5" calcext:value-type="float">
            <text:p>622.5</text:p>
          </table:table-cell>
          <table:table-cell office:value-type="float" office:value="445.5" calcext:value-type="float">
            <text:p>445.5</text:p>
          </table:table-cell>
          <table:table-cell office:value-type="float" office:value="37.3431053161621" calcext:value-type="float">
            <text:p>37.3431053161621</text:p>
          </table:table-cell>
          <table:table-cell office:value-type="float" office:value="34000.6673340007" calcext:value-type="float">
            <text:p>34000.6673340007</text:p>
          </table:table-cell>
          <table:table-cell table:formula="of:=10^((LOG10(149.3)-LOG10([.C1019]))/1.07+LOG10(50))" office:value-type="float" office:value="182.57699666563" calcext:value-type="float">
            <text:p>182.57699666563</text:p>
          </table:table-cell>
          <table:table-cell table:formula="of:=[.E1019]-[.$E$54]" office:value-type="float" office:value="128.788192850197" calcext:value-type="float">
            <text:p>128.788192850197</text:p>
          </table:table-cell>
          <table:table-cell table:number-columns-repeated="9"/>
        </table:table-row>
        <table:table-row table:style-name="ro1">
          <table:table-cell office:value-type="float" office:value="623.5" calcext:value-type="float">
            <text:p>623.5</text:p>
          </table:table-cell>
          <table:table-cell office:value-type="float" office:value="448.5" calcext:value-type="float">
            <text:p>448.5</text:p>
          </table:table-cell>
          <table:table-cell office:value-type="float" office:value="34.2126693725586" calcext:value-type="float">
            <text:p>34.2126693725586</text:p>
          </table:table-cell>
          <table:table-cell office:value-type="float" office:value="34034.034034034" calcext:value-type="float">
            <text:p>34034.034034034</text:p>
          </table:table-cell>
          <table:table-cell table:formula="of:=10^((LOG10(149.3)-LOG10([.C1020]))/1.07+LOG10(50))" office:value-type="float" office:value="198.144495095976" calcext:value-type="float">
            <text:p>198.144495095976</text:p>
          </table:table-cell>
          <table:table-cell table:formula="of:=[.E1020]-[.$E$54]" office:value-type="float" office:value="144.355691280544" calcext:value-type="float">
            <text:p>144.355691280544</text:p>
          </table:table-cell>
          <table:table-cell table:number-columns-repeated="9"/>
        </table:table-row>
        <table:table-row table:style-name="ro1">
          <table:table-cell office:value-type="float" office:value="623.5" calcext:value-type="float">
            <text:p>623.5</text:p>
          </table:table-cell>
          <table:table-cell office:value-type="float" office:value="448.5" calcext:value-type="float">
            <text:p>448.5</text:p>
          </table:table-cell>
          <table:table-cell office:value-type="float" office:value="34.2126693725586" calcext:value-type="float">
            <text:p>34.2126693725586</text:p>
          </table:table-cell>
          <table:table-cell office:value-type="float" office:value="34067.4007340674" calcext:value-type="float">
            <text:p>34067.4007340674</text:p>
          </table:table-cell>
          <table:table-cell table:formula="of:=10^((LOG10(149.3)-LOG10([.C1021]))/1.07+LOG10(50))" office:value-type="float" office:value="198.144495095976" calcext:value-type="float">
            <text:p>198.144495095976</text:p>
          </table:table-cell>
          <table:table-cell table:formula="of:=[.E1021]-[.$E$54]" office:value-type="float" office:value="144.355691280544" calcext:value-type="float">
            <text:p>144.355691280544</text:p>
          </table:table-cell>
          <table:table-cell table:number-columns-repeated="9"/>
        </table:table-row>
        <table:table-row table:style-name="ro1">
          <table:table-cell office:value-type="float" office:value="406.044738769531" calcext:value-type="float">
            <text:p>406.044738769531</text:p>
          </table:table-cell>
          <table:table-cell office:value-type="float" office:value="37.9153366088867" calcext:value-type="float">
            <text:p>37.9153366088867</text:p>
          </table:table-cell>
          <table:table-cell office:value-type="float" office:value="27.1125564575195" calcext:value-type="float">
            <text:p>27.1125564575195</text:p>
          </table:table-cell>
          <table:table-cell office:value-type="float" office:value="34100.7674341008" calcext:value-type="float">
            <text:p>34100.7674341008</text:p>
          </table:table-cell>
          <table:table-cell table:formula="of:=10^((LOG10(149.3)-LOG10([.C1022]))/1.07+LOG10(50))" office:value-type="float" office:value="246.257772463948" calcext:value-type="float">
            <text:p>246.257772463948</text:p>
          </table:table-cell>
          <table:table-cell table:formula="of:=[.E1022]-[.$E$54]" office:value-type="float" office:value="192.468968648516" calcext:value-type="float">
            <text:p>192.468968648516</text:p>
          </table:table-cell>
          <table:table-cell table:number-columns-repeated="9"/>
        </table:table-row>
        <table:table-row table:style-name="ro1">
          <table:table-cell office:value-type="float" office:value="406.044738769531" calcext:value-type="float">
            <text:p>406.044738769531</text:p>
          </table:table-cell>
          <table:table-cell office:value-type="float" office:value="37.9153366088867" calcext:value-type="float">
            <text:p>37.9153366088867</text:p>
          </table:table-cell>
          <table:table-cell office:value-type="float" office:value="27.1125564575195" calcext:value-type="float">
            <text:p>27.1125564575195</text:p>
          </table:table-cell>
          <table:table-cell office:value-type="float" office:value="34134.1341341341" calcext:value-type="float">
            <text:p>34134.1341341341</text:p>
          </table:table-cell>
          <table:table-cell table:formula="of:=10^((LOG10(149.3)-LOG10([.C1023]))/1.07+LOG10(50))" office:value-type="float" office:value="246.257772463948" calcext:value-type="float">
            <text:p>246.257772463948</text:p>
          </table:table-cell>
          <table:table-cell table:formula="of:=[.E1023]-[.$E$54]" office:value-type="float" office:value="192.468968648516" calcext:value-type="float">
            <text:p>192.468968648516</text:p>
          </table:table-cell>
          <table:table-cell table:number-columns-repeated="9"/>
        </table:table-row>
        <table:table-row table:style-name="ro1">
          <table:table-cell office:value-type="float" office:value="406.065399169922" calcext:value-type="float">
            <text:p>406.065399169922</text:p>
          </table:table-cell>
          <table:table-cell office:value-type="float" office:value="41.162971496582" calcext:value-type="float">
            <text:p>41.162971496582</text:p>
          </table:table-cell>
          <table:table-cell office:value-type="float" office:value="28.2431907653809" calcext:value-type="float">
            <text:p>28.2431907653809</text:p>
          </table:table-cell>
          <table:table-cell office:value-type="float" office:value="34167.5008341675" calcext:value-type="float">
            <text:p>34167.5008341675</text:p>
          </table:table-cell>
          <table:table-cell table:formula="of:=10^((LOG10(149.3)-LOG10([.C1024]))/1.07+LOG10(50))" office:value-type="float" office:value="237.032246520556" calcext:value-type="float">
            <text:p>237.032246520556</text:p>
          </table:table-cell>
          <table:table-cell table:formula="of:=[.E1024]-[.$E$54]" office:value-type="float" office:value="183.243442705124" calcext:value-type="float">
            <text:p>183.243442705124</text:p>
          </table:table-cell>
          <table:table-cell table:number-columns-repeated="9"/>
        </table:table-row>
        <table:table-row table:style-name="ro1">
          <table:table-cell office:value-type="float" office:value="406.065399169922" calcext:value-type="float">
            <text:p>406.065399169922</text:p>
          </table:table-cell>
          <table:table-cell office:value-type="float" office:value="41.162971496582" calcext:value-type="float">
            <text:p>41.162971496582</text:p>
          </table:table-cell>
          <table:table-cell office:value-type="float" office:value="28.2431907653809" calcext:value-type="float">
            <text:p>28.2431907653809</text:p>
          </table:table-cell>
          <table:table-cell office:value-type="float" office:value="34200.8675342009" calcext:value-type="float">
            <text:p>34200.8675342009</text:p>
          </table:table-cell>
          <table:table-cell table:formula="of:=10^((LOG10(149.3)-LOG10([.C1025]))/1.07+LOG10(50))" office:value-type="float" office:value="237.032246520556" calcext:value-type="float">
            <text:p>237.032246520556</text:p>
          </table:table-cell>
          <table:table-cell table:formula="of:=[.E1025]-[.$E$54]" office:value-type="float" office:value="183.243442705124" calcext:value-type="float">
            <text:p>183.243442705124</text:p>
          </table:table-cell>
          <table:table-cell table:number-columns-repeated="9"/>
        </table:table-row>
        <table:table-row table:style-name="ro1">
          <table:table-cell office:value-type="float" office:value="407.051696777344" calcext:value-type="float">
            <text:p>407.051696777344</text:p>
          </table:table-cell>
          <table:table-cell office:value-type="float" office:value="42.3951263427734" calcext:value-type="float">
            <text:p>42.3951263427734</text:p>
          </table:table-cell>
          <table:table-cell office:value-type="float" office:value="28.1538639068604" calcext:value-type="float">
            <text:p>28.1538639068604</text:p>
          </table:table-cell>
          <table:table-cell office:value-type="float" office:value="34234.2342342342" calcext:value-type="float">
            <text:p>34234.2342342342</text:p>
          </table:table-cell>
          <table:table-cell table:formula="of:=10^((LOG10(149.3)-LOG10([.C1026]))/1.07+LOG10(50))" office:value-type="float" office:value="237.73503184603" calcext:value-type="float">
            <text:p>237.73503184603</text:p>
          </table:table-cell>
          <table:table-cell table:formula="of:=[.E1026]-[.$E$54]" office:value-type="float" office:value="183.946228030598" calcext:value-type="float">
            <text:p>183.946228030598</text:p>
          </table:table-cell>
          <table:table-cell table:number-columns-repeated="9"/>
        </table:table-row>
        <table:table-row table:style-name="ro1">
          <table:table-cell office:value-type="float" office:value="407.051696777344" calcext:value-type="float">
            <text:p>407.051696777344</text:p>
          </table:table-cell>
          <table:table-cell office:value-type="float" office:value="42.3951263427734" calcext:value-type="float">
            <text:p>42.3951263427734</text:p>
          </table:table-cell>
          <table:table-cell office:value-type="float" office:value="28.1538639068604" calcext:value-type="float">
            <text:p>28.1538639068604</text:p>
          </table:table-cell>
          <table:table-cell office:value-type="float" office:value="34267.6009342676" calcext:value-type="float">
            <text:p>34267.6009342676</text:p>
          </table:table-cell>
          <table:table-cell table:formula="of:=10^((LOG10(149.3)-LOG10([.C1027]))/1.07+LOG10(50))" office:value-type="float" office:value="237.73503184603" calcext:value-type="float">
            <text:p>237.73503184603</text:p>
          </table:table-cell>
          <table:table-cell table:formula="of:=[.E1027]-[.$E$54]" office:value-type="float" office:value="183.946228030598" calcext:value-type="float">
            <text:p>183.946228030598</text:p>
          </table:table-cell>
          <table:table-cell table:number-columns-repeated="9"/>
        </table:table-row>
        <table:table-row table:style-name="ro1">
          <table:table-cell office:value-type="float" office:value="407.035430908203" calcext:value-type="float">
            <text:p>407.035430908203</text:p>
          </table:table-cell>
          <table:table-cell office:value-type="float" office:value="44.4845924377441" calcext:value-type="float">
            <text:p>44.4845924377441</text:p>
          </table:table-cell>
          <table:table-cell office:value-type="float" office:value="28.0748271942139" calcext:value-type="float">
            <text:p>28.0748271942139</text:p>
          </table:table-cell>
          <table:table-cell office:value-type="float" office:value="34300.967634301" calcext:value-type="float">
            <text:p>34300.967634301</text:p>
          </table:table-cell>
          <table:table-cell table:formula="of:=10^((LOG10(149.3)-LOG10([.C1028]))/1.07+LOG10(50))" office:value-type="float" office:value="238.360465472005" calcext:value-type="float">
            <text:p>238.360465472005</text:p>
          </table:table-cell>
          <table:table-cell table:formula="of:=[.E1028]-[.$E$54]" office:value-type="float" office:value="184.571661656573" calcext:value-type="float">
            <text:p>184.571661656573</text:p>
          </table:table-cell>
          <table:table-cell table:number-columns-repeated="9"/>
        </table:table-row>
        <table:table-row table:style-name="ro1">
          <table:table-cell office:value-type="float" office:value="407.035430908203" calcext:value-type="float">
            <text:p>407.035430908203</text:p>
          </table:table-cell>
          <table:table-cell office:value-type="float" office:value="44.4845924377441" calcext:value-type="float">
            <text:p>44.4845924377441</text:p>
          </table:table-cell>
          <table:table-cell office:value-type="float" office:value="28.0748271942139" calcext:value-type="float">
            <text:p>28.0748271942139</text:p>
          </table:table-cell>
          <table:table-cell office:value-type="float" office:value="34334.3343343343" calcext:value-type="float">
            <text:p>34334.3343343343</text:p>
          </table:table-cell>
          <table:table-cell table:formula="of:=10^((LOG10(149.3)-LOG10([.C1029]))/1.07+LOG10(50))" office:value-type="float" office:value="238.360465472005" calcext:value-type="float">
            <text:p>238.360465472005</text:p>
          </table:table-cell>
          <table:table-cell table:formula="of:=[.E1029]-[.$E$54]" office:value-type="float" office:value="184.571661656573" calcext:value-type="float">
            <text:p>184.57166165657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00-00-00</text:date>, <text:time style:data-style-name="N2" text:time-value="14:31:38.037243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6:36:58.920432361</dc:date>
    <meta:editing-duration>P2DT7H46M20S</meta:editing-duration>
    <meta:editing-cycles>7</meta:editing-cycles>
    <meta:generator>LibreOffice/6.0.7.3$Linux_X86_64 LibreOffice_project/00m0$Build-3</meta:generator>
    <meta:document-statistic meta:table-count="1" meta:cell-count="60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21409a" draw:fill-color="#21409a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05cm" chart:symbol-height="0.05cm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847cm" svg:height="11.616cm" xlink:href=".." xlink:type="simple" chart:class="chart:scatter" chart:style-name="ch1">
        <chart:title svg:x="7.731cm" svg:y="0.368cm" chart:style-name="ch2">
          <text:p>X,Y,Radius vs Timestamp (ms)</text:p>
        </chart:title>
        <chart:subtitle svg:x="9.371cm" svg:y="1.148cm" chart:style-name="ch3">
          <text:p>Zig Zag Pattern 1</text:p>
        </chart:subtitle>
        <chart:legend chart:legend-position="end" svg:x="20.06cm" svg:y="4.513cm" style:legend-expansion="high" chart:style-name="ch4"/>
        <chart:plot-area chart:style-name="ch5" table:cell-range-address="zigzag_1.A2:zigzag_1.D1029 zigzag_1.G2:zigzag_1.H6" chart:data-source-has-labels="row" svg:x="0.873cm" svg:y="1.862cm" svg:width="18.557cm" svg:height="9.181cm">
          <chartooo:coordinate-region svg:x="1.68cm" svg:y="2.062cm" svg:width="16.837cm" svg:height="8.334cm"/>
          <chart:axis chart:dimension="x" chart:name="primary-x" chart:style-name="ch6">
            <chart:title svg:x="8.943cm" svg:y="11.056cm" chart:style-name="ch7">
              <text:p>Timestamp (ms)</text:p>
            </chart:title>
          </chart:axis>
          <chart:axis chart:dimension="x" chart:name="secondary-x" chart:style-name="ch8"/>
          <chart:axis chart:dimension="y" chart:name="primary-y" chart:style-name="ch6">
            <chart:title svg:x="0.166cm" svg:y="6.842cm" chart:style-name="ch9">
              <text:p>Pixel #</text:p>
            </chart:title>
            <chart:grid chart:style-name="ch10" chart:class="major"/>
          </chart:axis>
          <chart:axis chart:dimension="y" chart:name="secondary-y" chart:style-name="ch11">
            <chart:title svg:x="19.26cm" svg:y="7.392cm" chart:style-name="ch9">
              <text:p>Distance (cm)</text:p>
            </chart:title>
          </chart:axis>
          <chart:series chart:attached-axis="primary-y" chart:style-name="ch12" chart:values-cell-range-address="zigzag_1.A2:zigzag_1.A1029" loext:label-string="x" chart:class="chart:scatter">
            <chart:domain table:cell-range-address="zigzag_1.D2:zigzag_1.D1029"/>
            <chart:data-point chart:repeated="1028"/>
          </chart:series>
          <chart:series chart:attached-axis="primary-y" chart:style-name="ch13" chart:values-cell-range-address="zigzag_1.B2:zigzag_1.B1029" loext:label-string="y" chart:class="chart:scatter">
            <chart:data-point chart:repeated="1028"/>
          </chart:series>
          <chart:series chart:attached-axis="primary-y" chart:style-name="ch14" chart:values-cell-range-address="zigzag_1.C2:zigzag_1.C1029" loext:label-string="radius" chart:class="chart:scatter">
            <chart:data-point chart:repeated="52"/>
            <chart:data-point chart:style-name="ch15"/>
            <chart:data-point/>
            <chart:data-point chart:style-name="ch15"/>
            <chart:data-point chart:repeated="7"/>
            <chart:data-point chart:style-name="ch15"/>
            <chart:data-point chart:repeated="776"/>
            <chart:data-point chart:style-name="ch15"/>
            <chart:data-point chart:repeated="16"/>
            <chart:data-point chart:style-name="ch15"/>
            <chart:data-point chart:repeated="14"/>
            <chart:data-point chart:style-name="ch15"/>
            <chart:data-point chart:repeated="30"/>
            <chart:data-point chart:style-name="ch15"/>
            <chart:data-point chart:repeated="125"/>
          </chart:series>
          <chart:series chart:attached-axis="secondary-y" chart:style-name="ch16" chart:values-cell-range-address="zigzag_1.G2:zigzag_1.G6" loext:label-string="rel_x" chart:class="chart:scatter">
            <chart:domain table:cell-range-address="zigzag_1.F2:zigzag_1.F6"/>
            <chart:data-point chart:repeated="5"/>
          </chart:series>
          <chart:series chart:attached-axis="secondary-y" chart:style-name="ch17" chart:values-cell-range-address="zigzag_1.H2:zigzag_1.H6" loext:label-string="rel_dst" chart:class="chart:scatter">
            <chart:domain table:cell-range-address="zigzag_1.F2:zigzag_1.F6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radius</text:p>
              </table:table-cell>
              <table:table-cell office:value-type="string">
                <text:p>Column F</text:p>
              </table:table-cell>
              <table:table-cell office:value-type="string">
                <text:p>rel_x</text:p>
              </table:table-cell>
              <table:table-cell office:value-type="string">
                <text:p>Column F</text:p>
              </table:table-cell>
              <table:table-cell office:value-type="string">
                <text:p>rel_d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7334000667334">
                <text:p>66.7334000667334</text:p>
                <draw:g>
                  <svg:desc>zigzag_1.D2:zigzag_1.D1029</svg:desc>
                </draw:g>
              </table:table-cell>
              <table:table-cell office:value-type="float" office:value="191">
                <text:p>191</text:p>
                <draw:g>
                  <svg:desc>zigzag_1.A2:zigzag_1.A1029</svg:desc>
                </draw:g>
              </table:table-cell>
              <table:table-cell office:value-type="float" office:value="364.5">
                <text:p>364.5</text:p>
                <draw:g>
                  <svg:desc>zigzag_1.B2:zigzag_1.B1029</svg:desc>
                </draw:g>
              </table:table-cell>
              <table:table-cell office:value-type="float" office:value="17.0661468505859">
                <text:p>17.0661468505859</text:p>
                <draw:g>
                  <svg:desc>zigzag_1.C2:zigzag_1.C1029</svg:desc>
                </draw:g>
              </table:table-cell>
              <table:table-cell office:value-type="float" office:value="2000">
                <text:p>2000</text:p>
                <draw:g>
                  <svg:desc>zigzag_1.F2:zigzag_1.F6</svg:desc>
                </draw:g>
              </table:table-cell>
              <table:table-cell office:value-type="float" office:value="0">
                <text:p>0</text:p>
                <draw:g>
                  <svg:desc>zigzag_1.G2:zigzag_1.G6</svg:desc>
                </draw:g>
              </table:table-cell>
              <table:table-cell office:value-type="float" office:value="2000">
                <text:p>2000</text:p>
                <draw:g>
                  <svg:desc>zigzag_1.F2:zigzag_1.F6</svg:desc>
                </draw:g>
              </table:table-cell>
              <table:table-cell office:value-type="float" office:value="0">
                <text:p>0</text:p>
                <draw:g>
                  <svg:desc>zigzag_1.H2:zigzag_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1001001001">
                <text:p>100.1001001001</text:p>
              </table:table-cell>
              <table:table-cell office:value-type="float" office:value="228">
                <text:p>228</text:p>
              </table:table-cell>
              <table:table-cell office:value-type="float" office:value="353">
                <text:p>353</text:p>
              </table:table-cell>
              <table:table-cell office:value-type="float" office:value="35.1284370422363">
                <text:p>35.1284370422363</text:p>
              </table:table-cell>
              <table:table-cell office:value-type="float" office:value="8000">
                <text:p>8000</text:p>
              </table:table-cell>
              <table:table-cell office:value-type="float" office:value="-50">
                <text:p>-50</text:p>
              </table:table-cell>
              <table:table-cell office:value-type="float" office:value="8000">
                <text:p>8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.466800133467">
                <text:p>133.466800133467</text:p>
              </table:table-cell>
              <table:table-cell office:value-type="float" office:value="228">
                <text:p>228</text:p>
              </table:table-cell>
              <table:table-cell office:value-type="float" office:value="353">
                <text:p>353</text:p>
              </table:table-cell>
              <table:table-cell office:value-type="float" office:value="35.1284370422363">
                <text:p>35.1284370422363</text:p>
              </table:table-cell>
              <table:table-cell office:value-type="float" office:value="16000">
                <text:p>16000</text:p>
              </table:table-cell>
              <table:table-cell office:value-type="float" office:value="50">
                <text:p>50</text:p>
              </table:table-cell>
              <table:table-cell office:value-type="float" office:value="16000">
                <text:p>16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.833500166834">
                <text:p>166.833500166834</text:p>
              </table:table-cell>
              <table:table-cell office:value-type="float" office:value="261.5">
                <text:p>261.5</text:p>
              </table:table-cell>
              <table:table-cell office:value-type="float" office:value="463">
                <text:p>463</text:p>
              </table:table-cell>
              <table:table-cell office:value-type="float" office:value="49.5909233093262">
                <text:p>49.5909233093262</text:p>
              </table:table-cell>
              <table:table-cell office:value-type="float" office:value="22000">
                <text:p>22000</text:p>
              </table:table-cell>
              <table:table-cell office:value-type="float" office:value="-50">
                <text:p>-50</text:p>
              </table:table-cell>
              <table:table-cell office:value-type="float" office:value="22000">
                <text:p>220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.2002002002">
                <text:p>200.2002002002</text:p>
              </table:table-cell>
              <table:table-cell office:value-type="float" office:value="261.5">
                <text:p>261.5</text:p>
              </table:table-cell>
              <table:table-cell office:value-type="float" office:value="463">
                <text:p>463</text:p>
              </table:table-cell>
              <table:table-cell office:value-type="float" office:value="49.5909233093262">
                <text:p>49.5909233093262</text:p>
              </table:table-cell>
              <table:table-cell office:value-type="float" office:value="28000">
                <text:p>28000</text:p>
              </table:table-cell>
              <table:table-cell office:value-type="float" office:value="50">
                <text:p>50</text:p>
              </table:table-cell>
              <table:table-cell office:value-type="float" office:value="28000">
                <text:p>28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3.566900233567">
                <text:p>233.566900233567</text:p>
              </table:table-cell>
              <table:table-cell office:value-type="float" office:value="277.5">
                <text:p>277.5</text:p>
              </table:table-cell>
              <table:table-cell office:value-type="float" office:value="386.5">
                <text:p>386.5</text:p>
              </table:table-cell>
              <table:table-cell office:value-type="float" office:value="27.577262878418">
                <text:p>27.57726287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.933600266934">
                <text:p>266.933600266934</text:p>
              </table:table-cell>
              <table:table-cell office:value-type="float" office:value="332">
                <text:p>332</text:p>
              </table:table-cell>
              <table:table-cell office:value-type="float" office:value="341">
                <text:p>341</text:p>
              </table:table-cell>
              <table:table-cell office:value-type="float" office:value="25.0000991821289">
                <text:p>25.000099182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.3003003003">
                <text:p>300.3003003003</text:p>
              </table:table-cell>
              <table:table-cell office:value-type="float" office:value="525">
                <text:p>525</text:p>
              </table:table-cell>
              <table:table-cell office:value-type="float" office:value="459.5">
                <text:p>459.5</text:p>
              </table:table-cell>
              <table:table-cell office:value-type="float" office:value="19.7295188903809">
                <text:p>19.729518890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.667000333667">
                <text:p>333.667000333667</text:p>
              </table:table-cell>
              <table:table-cell office:value-type="float" office:value="525">
                <text:p>525</text:p>
              </table:table-cell>
              <table:table-cell office:value-type="float" office:value="459.5">
                <text:p>459.5</text:p>
              </table:table-cell>
              <table:table-cell office:value-type="float" office:value="19.7295188903809">
                <text:p>19.729518890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7.033700367034">
                <text:p>367.033700367034</text:p>
              </table:table-cell>
              <table:table-cell office:value-type="float" office:value="386">
                <text:p>386</text:p>
              </table:table-cell>
              <table:table-cell office:value-type="float" office:value="323.5">
                <text:p>323.5</text:p>
              </table:table-cell>
              <table:table-cell office:value-type="float" office:value="11.6727180480957">
                <text:p>11.672718048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.4004004004">
                <text:p>400.4004004004</text:p>
              </table:table-cell>
              <table:table-cell office:value-type="float" office:value="560.5">
                <text:p>560.5</text:p>
              </table:table-cell>
              <table:table-cell office:value-type="float" office:value="448">
                <text:p>448</text:p>
              </table:table-cell>
              <table:table-cell office:value-type="float" office:value="83.6855239868164">
                <text:p>83.685523986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3.767100433767">
                <text:p>433.767100433767</text:p>
              </table:table-cell>
              <table:table-cell office:value-type="float" office:value="604.951232910156">
                <text:p>604.951232910156</text:p>
              </table:table-cell>
              <table:table-cell office:value-type="float" office:value="439.5">
                <text:p>439.5</text:p>
              </table:table-cell>
              <table:table-cell office:value-type="float" office:value="52.1495819091797">
                <text:p>52.14958190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7.133800467134">
                <text:p>467.133800467134</text:p>
              </table:table-cell>
              <table:table-cell office:value-type="float" office:value="624.700500488281">
                <text:p>624.700500488281</text:p>
              </table:table-cell>
              <table:table-cell office:value-type="float" office:value="423.808013916016">
                <text:p>423.808013916016</text:p>
              </table:table-cell>
              <table:table-cell office:value-type="float" office:value="32.506217956543">
                <text:p>32.50621795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.500500500501">
                <text:p>500.500500500501</text:p>
              </table:table-cell>
              <table:table-cell office:value-type="float" office:value="637.354919433594">
                <text:p>637.354919433594</text:p>
              </table:table-cell>
              <table:table-cell office:value-type="float" office:value="395.022247314453">
                <text:p>395.022247314453</text:p>
              </table:table-cell>
              <table:table-cell office:value-type="float" office:value="29.0245094299316">
                <text:p>29.024509429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.867200533867">
                <text:p>533.867200533867</text:p>
              </table:table-cell>
              <table:table-cell office:value-type="float" office:value="637.354919433594">
                <text:p>637.354919433594</text:p>
              </table:table-cell>
              <table:table-cell office:value-type="float" office:value="395.022247314453">
                <text:p>395.022247314453</text:p>
              </table:table-cell>
              <table:table-cell office:value-type="float" office:value="29.0245094299316">
                <text:p>29.024509429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7.233900567234">
                <text:p>567.233900567234</text:p>
              </table:table-cell>
              <table:table-cell office:value-type="float" office:value="505.5">
                <text:p>505.5</text:p>
              </table:table-cell>
              <table:table-cell office:value-type="float" office:value="273">
                <text:p>273</text:p>
              </table:table-cell>
              <table:table-cell office:value-type="float" office:value="16.1013412475586">
                <text:p>16.101341247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.600600600601">
                <text:p>600.600600600601</text:p>
              </table:table-cell>
              <table:table-cell office:value-type="float" office:value="545.5">
                <text:p>545.5</text:p>
              </table:table-cell>
              <table:table-cell office:value-type="float" office:value="44.6111106872559">
                <text:p>44.6111106872559</text:p>
              </table:table-cell>
              <table:table-cell office:value-type="float" office:value="17.6938247680664">
                <text:p>17.693824768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3.967300633967">
                <text:p>633.967300633967</text:p>
              </table:table-cell>
              <table:table-cell office:value-type="float" office:value="537.221740722656">
                <text:p>537.221740722656</text:p>
              </table:table-cell>
              <table:table-cell office:value-type="float" office:value="44.9086952209473">
                <text:p>44.9086952209473</text:p>
              </table:table-cell>
              <table:table-cell office:value-type="float" office:value="12.8316535949707">
                <text:p>12.831653594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7.334000667334">
                <text:p>667.334000667334</text:p>
              </table:table-cell>
              <table:table-cell office:value-type="float" office:value="563.705871582031">
                <text:p>563.705871582031</text:p>
              </table:table-cell>
              <table:table-cell office:value-type="float" office:value="47.529411315918">
                <text:p>47.529411315918</text:p>
              </table:table-cell>
              <table:table-cell office:value-type="float" office:value="18.0478096008301">
                <text:p>18.047809600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.700700700701">
                <text:p>700.700700700701</text:p>
              </table:table-cell>
              <table:table-cell office:value-type="float" office:value="550">
                <text:p>550</text:p>
              </table:table-cell>
              <table:table-cell office:value-type="float" office:value="219.5">
                <text:p>219.5</text:p>
              </table:table-cell>
              <table:table-cell office:value-type="float" office:value="14.0090255737305">
                <text:p>14.0090255737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4.067400734067">
                <text:p>734.067400734067</text:p>
              </table:table-cell>
              <table:table-cell office:value-type="float" office:value="514">
                <text:p>514</text:p>
              </table:table-cell>
              <table:table-cell office:value-type="float" office:value="55">
                <text:p>55</text:p>
              </table:table-cell>
              <table:table-cell office:value-type="float" office:value="11.7047996520996">
                <text:p>11.704799652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7.434100767434">
                <text:p>767.434100767434</text:p>
              </table:table-cell>
              <table:table-cell office:value-type="float" office:value="514">
                <text:p>514</text:p>
              </table:table-cell>
              <table:table-cell office:value-type="float" office:value="55">
                <text:p>55</text:p>
              </table:table-cell>
              <table:table-cell office:value-type="float" office:value="11.7047996520996">
                <text:p>11.704799652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0.800800800801">
                <text:p>800.800800800801</text:p>
              </table:table-cell>
              <table:table-cell office:value-type="float" office:value="566">
                <text:p>566</text:p>
              </table:table-cell>
              <table:table-cell office:value-type="float" office:value="215.5">
                <text:p>215.5</text:p>
              </table:table-cell>
              <table:table-cell office:value-type="float" office:value="21.4768314361572">
                <text:p>21.476831436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4.167500834167">
                <text:p>834.167500834167</text:p>
              </table:table-cell>
              <table:table-cell office:value-type="float" office:value="573">
                <text:p>573</text:p>
              </table:table-cell>
              <table:table-cell office:value-type="float" office:value="212">
                <text:p>212</text:p>
              </table:table-cell>
              <table:table-cell office:value-type="float" office:value="13.1530466079712">
                <text:p>13.153046607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7.534200867534">
                <text:p>867.534200867534</text:p>
              </table:table-cell>
              <table:table-cell office:value-type="float" office:value="559.287231445313">
                <text:p>559.287231445313</text:p>
              </table:table-cell>
              <table:table-cell office:value-type="float" office:value="208.819152832031">
                <text:p>208.819152832031</text:p>
              </table:table-cell>
              <table:table-cell office:value-type="float" office:value="13.1274795532227">
                <text:p>13.127479553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.900900900901">
                <text:p>900.900900900901</text:p>
              </table:table-cell>
              <table:table-cell office:value-type="float" office:value="633.125">
                <text:p>633.125</text:p>
              </table:table-cell>
              <table:table-cell office:value-type="float" office:value="349">
                <text:p>349</text:p>
              </table:table-cell>
              <table:table-cell office:value-type="float" office:value="6.20619583129883">
                <text:p>6.2061958312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4.267600934268">
                <text:p>934.267600934268</text:p>
              </table:table-cell>
              <table:table-cell office:value-type="float" office:value="586.273559570313">
                <text:p>586.273559570313</text:p>
              </table:table-cell>
              <table:table-cell office:value-type="float" office:value="206.51887512207">
                <text:p>206.51887512207</text:p>
              </table:table-cell>
              <table:table-cell office:value-type="float" office:value="8.64863204956055">
                <text:p>8.64863204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7.634300967634">
                <text:p>967.634300967634</text:p>
              </table:table-cell>
              <table:table-cell office:value-type="float" office:value="586.273559570313">
                <text:p>586.273559570313</text:p>
              </table:table-cell>
              <table:table-cell office:value-type="float" office:value="206.51887512207">
                <text:p>206.51887512207</text:p>
              </table:table-cell>
              <table:table-cell office:value-type="float" office:value="8.64863204956055">
                <text:p>8.64863204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1.001001001">
                <text:p>1001.001001001</text:p>
              </table:table-cell>
              <table:table-cell office:value-type="float" office:value="586">
                <text:p>586</text:p>
              </table:table-cell>
              <table:table-cell office:value-type="float" office:value="203">
                <text:p>203</text:p>
              </table:table-cell>
              <table:table-cell office:value-type="float" office:value="12.2066555023193">
                <text:p>12.206655502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4.36770103437">
                <text:p>1034.36770103437</text:p>
              </table:table-cell>
              <table:table-cell office:value-type="float" office:value="577.816833496094">
                <text:p>577.816833496094</text:p>
              </table:table-cell>
              <table:table-cell office:value-type="float" office:value="192.301986694336">
                <text:p>192.301986694336</text:p>
              </table:table-cell>
              <table:table-cell office:value-type="float" office:value="6.41219186782837">
                <text:p>6.4121918678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7.73440106773">
                <text:p>1067.73440106773</text:p>
              </table:table-cell>
              <table:table-cell office:value-type="float" office:value="576.555114746094">
                <text:p>576.555114746094</text:p>
              </table:table-cell>
              <table:table-cell office:value-type="float" office:value="183.669494628906">
                <text:p>183.669494628906</text:p>
              </table:table-cell>
              <table:table-cell office:value-type="float" office:value="11.2462701797485">
                <text:p>11.2462701797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1.1011011011">
                <text:p>1101.1011011011</text:p>
              </table:table-cell>
              <table:table-cell office:value-type="float" office:value="565.5">
                <text:p>565.5</text:p>
              </table:table-cell>
              <table:table-cell office:value-type="float" office:value="179">
                <text:p>179</text:p>
              </table:table-cell>
              <table:table-cell office:value-type="float" office:value="10.1119747161865">
                <text:p>10.111974716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4.46780113447">
                <text:p>1134.46780113447</text:p>
              </table:table-cell>
              <table:table-cell office:value-type="float" office:value="565.5">
                <text:p>565.5</text:p>
              </table:table-cell>
              <table:table-cell office:value-type="float" office:value="179">
                <text:p>179</text:p>
              </table:table-cell>
              <table:table-cell office:value-type="float" office:value="10.1119747161865">
                <text:p>10.111974716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7.83450116783">
                <text:p>1167.83450116783</text:p>
              </table:table-cell>
              <table:table-cell office:value-type="float" office:value="563.868041992188">
                <text:p>563.868041992188</text:p>
              </table:table-cell>
              <table:table-cell office:value-type="float" office:value="179.45832824707">
                <text:p>179.45832824707</text:p>
              </table:table-cell>
              <table:table-cell office:value-type="float" office:value="9.9634895324707">
                <text:p>9.963489532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1.2012012012">
                <text:p>1201.2012012012</text:p>
              </table:table-cell>
              <table:table-cell office:value-type="float" office:value="631">
                <text:p>631</text:p>
              </table:table-cell>
              <table:table-cell office:value-type="float" office:value="458.5">
                <text:p>458.5</text:p>
              </table:table-cell>
              <table:table-cell office:value-type="float" office:value="22.0057811737061">
                <text:p>22.005781173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4.56790123457">
                <text:p>1234.56790123457</text:p>
              </table:table-cell>
              <table:table-cell office:value-type="float" office:value="622">
                <text:p>622</text:p>
              </table:table-cell>
              <table:table-cell office:value-type="float" office:value="443">
                <text:p>443</text:p>
              </table:table-cell>
              <table:table-cell office:value-type="float" office:value="39.8121566772461">
                <text:p>39.812156677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7.93460126793">
                <text:p>1267.93460126793</text:p>
              </table:table-cell>
              <table:table-cell office:value-type="float" office:value="612">
                <text:p>612</text:p>
              </table:table-cell>
              <table:table-cell office:value-type="float" office:value="431">
                <text:p>431</text:p>
              </table:table-cell>
              <table:table-cell office:value-type="float" office:value="55.0727767944336">
                <text:p>55.072776794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1.3013013013">
                <text:p>1301.3013013013</text:p>
              </table:table-cell>
              <table:table-cell office:value-type="float" office:value="602">
                <text:p>602</text:p>
              </table:table-cell>
              <table:table-cell office:value-type="float" office:value="421">
                <text:p>421</text:p>
              </table:table-cell>
              <table:table-cell office:value-type="float" office:value="68.7968978881836">
                <text:p>68.796897888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4.66800133467">
                <text:p>1334.66800133467</text:p>
              </table:table-cell>
              <table:table-cell office:value-type="float" office:value="602">
                <text:p>602</text:p>
              </table:table-cell>
              <table:table-cell office:value-type="float" office:value="421">
                <text:p>421</text:p>
              </table:table-cell>
              <table:table-cell office:value-type="float" office:value="68.7968978881836">
                <text:p>68.796897888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8.03470136804">
                <text:p>1368.03470136804</text:p>
              </table:table-cell>
              <table:table-cell office:value-type="float" office:value="593.5">
                <text:p>593.5</text:p>
              </table:table-cell>
              <table:table-cell office:value-type="float" office:value="409.5">
                <text:p>409.5</text:p>
              </table:table-cell>
              <table:table-cell office:value-type="float" office:value="83.0693511962891">
                <text:p>83.069351196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1.4014014014">
                <text:p>1401.4014014014</text:p>
              </table:table-cell>
              <table:table-cell office:value-type="float" office:value="586">
                <text:p>586</text:p>
              </table:table-cell>
              <table:table-cell office:value-type="float" office:value="401">
                <text:p>401</text:p>
              </table:table-cell>
              <table:table-cell office:value-type="float" office:value="94.3028030395508">
                <text:p>94.302803039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34.76810143477">
                <text:p>1434.76810143477</text:p>
              </table:table-cell>
              <table:table-cell office:value-type="float" office:value="574.341613769531">
                <text:p>574.341613769531</text:p>
              </table:table-cell>
              <table:table-cell office:value-type="float" office:value="384.559387207031">
                <text:p>384.559387207031</text:p>
              </table:table-cell>
              <table:table-cell office:value-type="float" office:value="114.454147338867">
                <text:p>114.45414733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8.13480146813">
                <text:p>1468.13480146813</text:p>
              </table:table-cell>
              <table:table-cell office:value-type="float" office:value="571.877807617188">
                <text:p>571.877807617188</text:p>
              </table:table-cell>
              <table:table-cell office:value-type="float" office:value="378.181915283203">
                <text:p>378.181915283203</text:p>
              </table:table-cell>
              <table:table-cell office:value-type="float" office:value="121.118530273438">
                <text:p>121.1185302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1.5015015015">
                <text:p>1501.5015015015</text:p>
              </table:table-cell>
              <table:table-cell office:value-type="float" office:value="567.056640625">
                <text:p>567.056640625</text:p>
              </table:table-cell>
              <table:table-cell office:value-type="float" office:value="371.523284912109">
                <text:p>371.523284912109</text:p>
              </table:table-cell>
              <table:table-cell office:value-type="float" office:value="129.333343505859">
                <text:p>129.33334350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34.86820153487">
                <text:p>1534.86820153487</text:p>
              </table:table-cell>
              <table:table-cell office:value-type="float" office:value="567.056640625">
                <text:p>567.056640625</text:p>
              </table:table-cell>
              <table:table-cell office:value-type="float" office:value="371.523284912109">
                <text:p>371.523284912109</text:p>
              </table:table-cell>
              <table:table-cell office:value-type="float" office:value="129.333343505859">
                <text:p>129.33334350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68.23490156824">
                <text:p>1568.23490156824</text:p>
              </table:table-cell>
              <table:table-cell office:value-type="float" office:value="559">
                <text:p>559</text:p>
              </table:table-cell>
              <table:table-cell office:value-type="float" office:value="367">
                <text:p>367</text:p>
              </table:table-cell>
              <table:table-cell office:value-type="float" office:value="137.637313842773">
                <text:p>137.63731384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1.6016016016">
                <text:p>1601.6016016016</text:p>
              </table:table-cell>
              <table:table-cell office:value-type="float" office:value="568.206237792969">
                <text:p>568.206237792969</text:p>
              </table:table-cell>
              <table:table-cell office:value-type="float" office:value="343.111785888672">
                <text:p>343.111785888672</text:p>
              </table:table-cell>
              <table:table-cell office:value-type="float" office:value="143.99528503418">
                <text:p>143.99528503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34.96830163497">
                <text:p>1634.96830163497</text:p>
              </table:table-cell>
              <table:table-cell office:value-type="float" office:value="547.273498535156">
                <text:p>547.273498535156</text:p>
              </table:table-cell>
              <table:table-cell office:value-type="float" office:value="330.989074707031">
                <text:p>330.989074707031</text:p>
              </table:table-cell>
              <table:table-cell office:value-type="float" office:value="140.185928344727">
                <text:p>140.18592834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68.33500166834">
                <text:p>1668.33500166834</text:p>
              </table:table-cell>
              <table:table-cell office:value-type="float" office:value="530.102478027344">
                <text:p>530.102478027344</text:p>
              </table:table-cell>
              <table:table-cell office:value-type="float" office:value="317.796966552734">
                <text:p>317.796966552734</text:p>
              </table:table-cell>
              <table:table-cell office:value-type="float" office:value="136.545944213867">
                <text:p>136.54594421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1.7017017017">
                <text:p>1701.7017017017</text:p>
              </table:table-cell>
              <table:table-cell office:value-type="float" office:value="515.746887207031">
                <text:p>515.746887207031</text:p>
              </table:table-cell>
              <table:table-cell office:value-type="float" office:value="310.201507568359">
                <text:p>310.201507568359</text:p>
              </table:table-cell>
              <table:table-cell office:value-type="float" office:value="135.082061767578">
                <text:p>135.08206176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5.06840173507">
                <text:p>1735.06840173507</text:p>
              </table:table-cell>
              <table:table-cell office:value-type="float" office:value="515.746887207031">
                <text:p>515.746887207031</text:p>
              </table:table-cell>
              <table:table-cell office:value-type="float" office:value="310.201507568359">
                <text:p>310.201507568359</text:p>
              </table:table-cell>
              <table:table-cell office:value-type="float" office:value="135.082061767578">
                <text:p>135.08206176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68.43510176844">
                <text:p>1768.43510176844</text:p>
              </table:table-cell>
              <table:table-cell office:value-type="float" office:value="499.879425048828">
                <text:p>499.879425048828</text:p>
              </table:table-cell>
              <table:table-cell office:value-type="float" office:value="288.407531738281">
                <text:p>288.407531738281</text:p>
              </table:table-cell>
              <table:table-cell office:value-type="float" office:value="144.674865722656">
                <text:p>144.67486572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1.8018018018">
                <text:p>1801.8018018018</text:p>
              </table:table-cell>
              <table:table-cell office:value-type="float" office:value="493.407806396484">
                <text:p>493.407806396484</text:p>
              </table:table-cell>
              <table:table-cell office:value-type="float" office:value="284.331237792969">
                <text:p>284.331237792969</text:p>
              </table:table-cell>
              <table:table-cell office:value-type="float" office:value="138.075744628906">
                <text:p>138.07574462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5.16850183517">
                <text:p>1835.16850183517</text:p>
              </table:table-cell>
              <table:table-cell office:value-type="float" office:value="488.168304443359">
                <text:p>488.168304443359</text:p>
              </table:table-cell>
              <table:table-cell office:value-type="float" office:value="283.078521728516">
                <text:p>283.078521728516</text:p>
              </table:table-cell>
              <table:table-cell office:value-type="float" office:value="133.477355957031">
                <text:p>133.4773559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68.53520186854">
                <text:p>1868.53520186854</text:p>
              </table:table-cell>
              <table:table-cell office:value-type="float" office:value="466.5">
                <text:p>466.5</text:p>
              </table:table-cell>
              <table:table-cell office:value-type="float" office:value="274.5">
                <text:p>274.5</text:p>
              </table:table-cell>
              <table:table-cell office:value-type="float" office:value="129.948165893555">
                <text:p>129.94816589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01.9019019019">
                <text:p>1901.9019019019</text:p>
              </table:table-cell>
              <table:table-cell office:value-type="float" office:value="460.598083496094">
                <text:p>460.598083496094</text:p>
              </table:table-cell>
              <table:table-cell office:value-type="float" office:value="270.299041748047">
                <text:p>270.299041748047</text:p>
              </table:table-cell>
              <table:table-cell office:value-type="float" office:value="125.221694946289">
                <text:p>125.22169494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35.26860193527">
                <text:p>1935.26860193527</text:p>
              </table:table-cell>
              <table:table-cell office:value-type="float" office:value="460.598083496094">
                <text:p>460.598083496094</text:p>
              </table:table-cell>
              <table:table-cell office:value-type="float" office:value="270.299041748047">
                <text:p>270.299041748047</text:p>
              </table:table-cell>
              <table:table-cell office:value-type="float" office:value="125.221694946289">
                <text:p>125.22169494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68.63530196864">
                <text:p>1968.63530196864</text:p>
              </table:table-cell>
              <table:table-cell office:value-type="float" office:value="450.049560546875">
                <text:p>450.049560546875</text:p>
              </table:table-cell>
              <table:table-cell office:value-type="float" office:value="265.752685546875">
                <text:p>265.752685546875</text:p>
              </table:table-cell>
              <table:table-cell office:value-type="float" office:value="123.787963867188">
                <text:p>123.7879638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2.002002002">
                <text:p>2002.002002002</text:p>
              </table:table-cell>
              <table:table-cell office:value-type="float" office:value="441.044647216797">
                <text:p>441.044647216797</text:p>
              </table:table-cell>
              <table:table-cell office:value-type="float" office:value="264.798461914062">
                <text:p>264.798461914062</text:p>
              </table:table-cell>
              <table:table-cell office:value-type="float" office:value="123.86173248291">
                <text:p>123.8617324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35.36870203537">
                <text:p>2035.36870203537</text:p>
              </table:table-cell>
              <table:table-cell office:value-type="float" office:value="427">
                <text:p>427</text:p>
              </table:table-cell>
              <table:table-cell office:value-type="float" office:value="264.732055664062">
                <text:p>264.732055664062</text:p>
              </table:table-cell>
              <table:table-cell office:value-type="float" office:value="124.220176696777">
                <text:p>124.22017669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68.73540206874">
                <text:p>2068.73540206874</text:p>
              </table:table-cell>
              <table:table-cell office:value-type="float" office:value="424.240478515625">
                <text:p>424.240478515625</text:p>
              </table:table-cell>
              <table:table-cell office:value-type="float" office:value="269.698333740234">
                <text:p>269.698333740234</text:p>
              </table:table-cell>
              <table:table-cell office:value-type="float" office:value="124.256141662598">
                <text:p>124.25614166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02.1021021021">
                <text:p>2102.1021021021</text:p>
              </table:table-cell>
              <table:table-cell office:value-type="float" office:value="419.846832275391">
                <text:p>419.846832275391</text:p>
              </table:table-cell>
              <table:table-cell office:value-type="float" office:value="273.128936767578">
                <text:p>273.128936767578</text:p>
              </table:table-cell>
              <table:table-cell office:value-type="float" office:value="124.235954284668">
                <text:p>124.23595428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35.46880213547">
                <text:p>2135.46880213547</text:p>
              </table:table-cell>
              <table:table-cell office:value-type="float" office:value="419.846832275391">
                <text:p>419.846832275391</text:p>
              </table:table-cell>
              <table:table-cell office:value-type="float" office:value="273.128936767578">
                <text:p>273.128936767578</text:p>
              </table:table-cell>
              <table:table-cell office:value-type="float" office:value="124.235954284668">
                <text:p>124.23595428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68.83550216884">
                <text:p>2168.83550216884</text:p>
              </table:table-cell>
              <table:table-cell office:value-type="float" office:value="417.218322753906">
                <text:p>417.218322753906</text:p>
              </table:table-cell>
              <table:table-cell office:value-type="float" office:value="279.045532226562">
                <text:p>279.045532226562</text:p>
              </table:table-cell>
              <table:table-cell office:value-type="float" office:value="126.065147399902">
                <text:p>126.06514739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02.2022022022">
                <text:p>2202.2022022022</text:p>
              </table:table-cell>
              <table:table-cell office:value-type="float" office:value="411.9453125">
                <text:p>411.9453125</text:p>
              </table:table-cell>
              <table:table-cell office:value-type="float" office:value="279.544403076172">
                <text:p>279.544403076172</text:p>
              </table:table-cell>
              <table:table-cell office:value-type="float" office:value="126.605972290039">
                <text:p>126.60597229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35.56890223557">
                <text:p>2235.56890223557</text:p>
              </table:table-cell>
              <table:table-cell office:value-type="float" office:value="408.160919189453">
                <text:p>408.160919189453</text:p>
              </table:table-cell>
              <table:table-cell office:value-type="float" office:value="283.419219970703">
                <text:p>283.419219970703</text:p>
              </table:table-cell>
              <table:table-cell office:value-type="float" office:value="128.567031860352">
                <text:p>128.56703186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68.93560226894">
                <text:p>2268.93560226894</text:p>
              </table:table-cell>
              <table:table-cell office:value-type="float" office:value="396.093780517578">
                <text:p>396.093780517578</text:p>
              </table:table-cell>
              <table:table-cell office:value-type="float" office:value="283.849090576172">
                <text:p>283.849090576172</text:p>
              </table:table-cell>
              <table:table-cell office:value-type="float" office:value="126.863540649414">
                <text:p>126.86354064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02.3023023023">
                <text:p>2302.3023023023</text:p>
              </table:table-cell>
              <table:table-cell office:value-type="float" office:value="390.513336181641">
                <text:p>390.513336181641</text:p>
              </table:table-cell>
              <table:table-cell office:value-type="float" office:value="287.211761474609">
                <text:p>287.211761474609</text:p>
              </table:table-cell>
              <table:table-cell office:value-type="float" office:value="129.328308105469">
                <text:p>129.3283081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35.66900233567">
                <text:p>2335.66900233567</text:p>
              </table:table-cell>
              <table:table-cell office:value-type="float" office:value="390.513336181641">
                <text:p>390.513336181641</text:p>
              </table:table-cell>
              <table:table-cell office:value-type="float" office:value="287.211761474609">
                <text:p>287.211761474609</text:p>
              </table:table-cell>
              <table:table-cell office:value-type="float" office:value="129.328308105469">
                <text:p>129.3283081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69.03570236904">
                <text:p>2369.03570236904</text:p>
              </table:table-cell>
              <table:table-cell office:value-type="float" office:value="399.157775878906">
                <text:p>399.157775878906</text:p>
              </table:table-cell>
              <table:table-cell office:value-type="float" office:value="291.393463134766">
                <text:p>291.393463134766</text:p>
              </table:table-cell>
              <table:table-cell office:value-type="float" office:value="131.712341308594">
                <text:p>131.71234130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2.4024024024">
                <text:p>2402.4024024024</text:p>
              </table:table-cell>
              <table:table-cell office:value-type="float" office:value="384.300170898438">
                <text:p>384.300170898438</text:p>
              </table:table-cell>
              <table:table-cell office:value-type="float" office:value="285.964263916016">
                <text:p>285.964263916016</text:p>
              </table:table-cell>
              <table:table-cell office:value-type="float" office:value="124.975921630859">
                <text:p>124.97592163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35.76910243577">
                <text:p>2435.76910243577</text:p>
              </table:table-cell>
              <table:table-cell office:value-type="float" office:value="384.292694091797">
                <text:p>384.292694091797</text:p>
              </table:table-cell>
              <table:table-cell office:value-type="float" office:value="291.184051513672">
                <text:p>291.184051513672</text:p>
              </table:table-cell>
              <table:table-cell office:value-type="float" office:value="128.338516235352">
                <text:p>128.33851623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69.13580246914">
                <text:p>2469.13580246914</text:p>
              </table:table-cell>
              <table:table-cell office:value-type="float" office:value="384.292694091797">
                <text:p>384.292694091797</text:p>
              </table:table-cell>
              <table:table-cell office:value-type="float" office:value="291.184051513672">
                <text:p>291.184051513672</text:p>
              </table:table-cell>
              <table:table-cell office:value-type="float" office:value="128.338516235352">
                <text:p>128.33851623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2.5025025025">
                <text:p>2502.5025025025</text:p>
              </table:table-cell>
              <table:table-cell office:value-type="float" office:value="395.747497558594">
                <text:p>395.747497558594</text:p>
              </table:table-cell>
              <table:table-cell office:value-type="float" office:value="292.364624023437">
                <text:p>292.364624023437</text:p>
              </table:table-cell>
              <table:table-cell office:value-type="float" office:value="131.567230224609">
                <text:p>131.567230224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35.86920253587">
                <text:p>2535.86920253587</text:p>
              </table:table-cell>
              <table:table-cell office:value-type="float" office:value="386.239624023437">
                <text:p>386.239624023437</text:p>
              </table:table-cell>
              <table:table-cell office:value-type="float" office:value="291.716064453125">
                <text:p>291.716064453125</text:p>
              </table:table-cell>
              <table:table-cell office:value-type="float" office:value="129.04736328125">
                <text:p>129.047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69.23590256924">
                <text:p>2569.23590256924</text:p>
              </table:table-cell>
              <table:table-cell office:value-type="float" office:value="385.190032958984">
                <text:p>385.190032958984</text:p>
              </table:table-cell>
              <table:table-cell office:value-type="float" office:value="290.51171875">
                <text:p>290.51171875</text:p>
              </table:table-cell>
              <table:table-cell office:value-type="float" office:value="128.84001159668">
                <text:p>128.8400115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02.6026026026">
                <text:p>2602.6026026026</text:p>
              </table:table-cell>
              <table:table-cell office:value-type="float" office:value="386.753631591797">
                <text:p>386.753631591797</text:p>
              </table:table-cell>
              <table:table-cell office:value-type="float" office:value="288.522033691406">
                <text:p>288.522033691406</text:p>
              </table:table-cell>
              <table:table-cell office:value-type="float" office:value="128.117050170898">
                <text:p>128.11705017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35.96930263597">
                <text:p>2635.96930263597</text:p>
              </table:table-cell>
              <table:table-cell office:value-type="float" office:value="384.87548828125">
                <text:p>384.87548828125</text:p>
              </table:table-cell>
              <table:table-cell office:value-type="float" office:value="286.028472900391">
                <text:p>286.028472900391</text:p>
              </table:table-cell>
              <table:table-cell office:value-type="float" office:value="127.510040283203">
                <text:p>127.51004028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69.33600266934">
                <text:p>2669.33600266934</text:p>
              </table:table-cell>
              <table:table-cell office:value-type="float" office:value="387.442840576172">
                <text:p>387.442840576172</text:p>
              </table:table-cell>
              <table:table-cell office:value-type="float" office:value="279.794525146484">
                <text:p>279.794525146484</text:p>
              </table:table-cell>
              <table:table-cell office:value-type="float" office:value="134.654495239258">
                <text:p>134.65449523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2.7027027027">
                <text:p>2702.7027027027</text:p>
              </table:table-cell>
              <table:table-cell office:value-type="float" office:value="363.838684082031">
                <text:p>363.838684082031</text:p>
              </table:table-cell>
              <table:table-cell office:value-type="float" office:value="285.405639648437">
                <text:p>285.405639648437</text:p>
              </table:table-cell>
              <table:table-cell office:value-type="float" office:value="123.613349914551">
                <text:p>123.61334991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36.06940273607">
                <text:p>2736.06940273607</text:p>
              </table:table-cell>
              <table:table-cell office:value-type="float" office:value="360.761199951172">
                <text:p>360.761199951172</text:p>
              </table:table-cell>
              <table:table-cell office:value-type="float" office:value="285.343353271484">
                <text:p>285.343353271484</text:p>
              </table:table-cell>
              <table:table-cell office:value-type="float" office:value="123.767684936523">
                <text:p>123.76768493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69.43610276944">
                <text:p>2769.43610276944</text:p>
              </table:table-cell>
              <table:table-cell office:value-type="float" office:value="357.060241699219">
                <text:p>357.060241699219</text:p>
              </table:table-cell>
              <table:table-cell office:value-type="float" office:value="285.373199462891">
                <text:p>285.373199462891</text:p>
              </table:table-cell>
              <table:table-cell office:value-type="float" office:value="123.949699401855">
                <text:p>123.94969940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2.8028028028">
                <text:p>2802.8028028028</text:p>
              </table:table-cell>
              <table:table-cell office:value-type="float" office:value="357.060241699219">
                <text:p>357.060241699219</text:p>
              </table:table-cell>
              <table:table-cell office:value-type="float" office:value="285.373199462891">
                <text:p>285.373199462891</text:p>
              </table:table-cell>
              <table:table-cell office:value-type="float" office:value="123.949699401855">
                <text:p>123.94969940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36.16950283617">
                <text:p>2836.16950283617</text:p>
              </table:table-cell>
              <table:table-cell office:value-type="float" office:value="355.136505126953">
                <text:p>355.136505126953</text:p>
              </table:table-cell>
              <table:table-cell office:value-type="float" office:value="286.404724121094">
                <text:p>286.404724121094</text:p>
              </table:table-cell>
              <table:table-cell office:value-type="float" office:value="125.068099975586">
                <text:p>125.06809997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69.53620286954">
                <text:p>2869.53620286954</text:p>
              </table:table-cell>
              <table:table-cell office:value-type="float" office:value="354.455108642578">
                <text:p>354.455108642578</text:p>
              </table:table-cell>
              <table:table-cell office:value-type="float" office:value="287.759094238281">
                <text:p>287.759094238281</text:p>
              </table:table-cell>
              <table:table-cell office:value-type="float" office:value="125.604179382324">
                <text:p>125.60417938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2.9029029029">
                <text:p>2902.9029029029</text:p>
              </table:table-cell>
              <table:table-cell office:value-type="float" office:value="351.073059082031">
                <text:p>351.073059082031</text:p>
              </table:table-cell>
              <table:table-cell office:value-type="float" office:value="289.442535400391">
                <text:p>289.442535400391</text:p>
              </table:table-cell>
              <table:table-cell office:value-type="float" office:value="126.327621459961">
                <text:p>126.32762145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36.26960293627">
                <text:p>2936.26960293627</text:p>
              </table:table-cell>
              <table:table-cell office:value-type="float" office:value="347">
                <text:p>347</text:p>
              </table:table-cell>
              <table:table-cell office:value-type="float" office:value="291.5">
                <text:p>291.5</text:p>
              </table:table-cell>
              <table:table-cell office:value-type="float" office:value="126.646263122559">
                <text:p>126.64626312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9.63630296964">
                <text:p>2969.63630296964</text:p>
              </table:table-cell>
              <table:table-cell office:value-type="float" office:value="347">
                <text:p>347</text:p>
              </table:table-cell>
              <table:table-cell office:value-type="float" office:value="291.5">
                <text:p>291.5</text:p>
              </table:table-cell>
              <table:table-cell office:value-type="float" office:value="126.646263122559">
                <text:p>126.64626312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03.003003003">
                <text:p>3003.003003003</text:p>
              </table:table-cell>
              <table:table-cell office:value-type="float" office:value="353.252807617188">
                <text:p>353.252807617188</text:p>
              </table:table-cell>
              <table:table-cell office:value-type="float" office:value="294.466888427734">
                <text:p>294.466888427734</text:p>
              </table:table-cell>
              <table:table-cell office:value-type="float" office:value="124.773971557617">
                <text:p>124.77397155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36.36970303637">
                <text:p>3036.36970303637</text:p>
              </table:table-cell>
              <table:table-cell office:value-type="float" office:value="347">
                <text:p>347</text:p>
              </table:table-cell>
              <table:table-cell office:value-type="float" office:value="296">
                <text:p>296</text:p>
              </table:table-cell>
              <table:table-cell office:value-type="float" office:value="124.6796875">
                <text:p>124.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69.73640306974">
                <text:p>3069.73640306974</text:p>
              </table:table-cell>
              <table:table-cell office:value-type="float" office:value="351">
                <text:p>351</text:p>
              </table:table-cell>
              <table:table-cell office:value-type="float" office:value="297">
                <text:p>297</text:p>
              </table:table-cell>
              <table:table-cell office:value-type="float" office:value="125.255836486816">
                <text:p>125.25583648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03.1031031031">
                <text:p>3103.1031031031</text:p>
              </table:table-cell>
              <table:table-cell office:value-type="float" office:value="346">
                <text:p>346</text:p>
              </table:table-cell>
              <table:table-cell office:value-type="float" office:value="298.5">
                <text:p>298.5</text:p>
              </table:table-cell>
              <table:table-cell office:value-type="float" office:value="123.758934020996">
                <text:p>123.75893402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6.46980313647">
                <text:p>3136.46980313647</text:p>
              </table:table-cell>
              <table:table-cell office:value-type="float" office:value="346">
                <text:p>346</text:p>
              </table:table-cell>
              <table:table-cell office:value-type="float" office:value="298.5">
                <text:p>298.5</text:p>
              </table:table-cell>
              <table:table-cell office:value-type="float" office:value="123.758934020996">
                <text:p>123.75893402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69.83650316984">
                <text:p>3169.83650316984</text:p>
              </table:table-cell>
              <table:table-cell office:value-type="float" office:value="346">
                <text:p>346</text:p>
              </table:table-cell>
              <table:table-cell office:value-type="float" office:value="300">
                <text:p>300</text:p>
              </table:table-cell>
              <table:table-cell office:value-type="float" office:value="123.259986877441">
                <text:p>123.25998687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03.2032032032">
                <text:p>3203.2032032032</text:p>
              </table:table-cell>
              <table:table-cell office:value-type="float" office:value="345.5">
                <text:p>345.5</text:p>
              </table:table-cell>
              <table:table-cell office:value-type="float" office:value="300">
                <text:p>300</text:p>
              </table:table-cell>
              <table:table-cell office:value-type="float" office:value="123.228546142578">
                <text:p>123.22854614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36.56990323657">
                <text:p>3236.56990323657</text:p>
              </table:table-cell>
              <table:table-cell office:value-type="float" office:value="343">
                <text:p>343</text:p>
              </table:table-cell>
              <table:table-cell office:value-type="float" office:value="301.5">
                <text:p>301.5</text:p>
              </table:table-cell>
              <table:table-cell office:value-type="float" office:value="121.70157623291">
                <text:p>121.7015762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69.93660326994">
                <text:p>3269.93660326994</text:p>
              </table:table-cell>
              <table:table-cell office:value-type="float" office:value="342.999755859375">
                <text:p>342.999755859375</text:p>
              </table:table-cell>
              <table:table-cell office:value-type="float" office:value="302.031005859375">
                <text:p>302.031005859375</text:p>
              </table:table-cell>
              <table:table-cell office:value-type="float" office:value="121.233375549316">
                <text:p>121.23337554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03.3033033033">
                <text:p>3303.3033033033</text:p>
              </table:table-cell>
              <table:table-cell office:value-type="float" office:value="342.999755859375">
                <text:p>342.999755859375</text:p>
              </table:table-cell>
              <table:table-cell office:value-type="float" office:value="302.031005859375">
                <text:p>302.031005859375</text:p>
              </table:table-cell>
              <table:table-cell office:value-type="float" office:value="121.233375549316">
                <text:p>121.23337554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36.67000333667">
                <text:p>3336.67000333667</text:p>
              </table:table-cell>
              <table:table-cell office:value-type="float" office:value="342.999755859375">
                <text:p>342.999755859375</text:p>
              </table:table-cell>
              <table:table-cell office:value-type="float" office:value="302.614105224609">
                <text:p>302.614105224609</text:p>
              </table:table-cell>
              <table:table-cell office:value-type="float" office:value="120.651512145996">
                <text:p>120.65151214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70.03670337004">
                <text:p>3370.03670337004</text:p>
              </table:table-cell>
              <table:table-cell office:value-type="float" office:value="343">
                <text:p>343</text:p>
              </table:table-cell>
              <table:table-cell office:value-type="float" office:value="303.081237792969">
                <text:p>303.081237792969</text:p>
              </table:table-cell>
              <table:table-cell office:value-type="float" office:value="120.185386657715">
                <text:p>120.185386657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03.4034034034">
                <text:p>3403.4034034034</text:p>
              </table:table-cell>
              <table:table-cell office:value-type="float" office:value="341.5">
                <text:p>341.5</text:p>
              </table:table-cell>
              <table:table-cell office:value-type="float" office:value="303">
                <text:p>303</text:p>
              </table:table-cell>
              <table:table-cell office:value-type="float" office:value="121.050704956055">
                <text:p>121.050704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36.77010343677">
                <text:p>3436.77010343677</text:p>
              </table:table-cell>
              <table:table-cell office:value-type="float" office:value="341.5">
                <text:p>341.5</text:p>
              </table:table-cell>
              <table:table-cell office:value-type="float" office:value="304">
                <text:p>304</text:p>
              </table:table-cell>
              <table:table-cell office:value-type="float" office:value="120.084442138672">
                <text:p>120.08444213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70.13680347014">
                <text:p>3470.13680347014</text:p>
              </table:table-cell>
              <table:table-cell office:value-type="float" office:value="338.696960449219">
                <text:p>338.696960449219</text:p>
              </table:table-cell>
              <table:table-cell office:value-type="float" office:value="303.971649169922">
                <text:p>303.971649169922</text:p>
              </table:table-cell>
              <table:table-cell office:value-type="float" office:value="120.193817138672">
                <text:p>120.19381713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03.5035035035">
                <text:p>3503.5035035035</text:p>
              </table:table-cell>
              <table:table-cell office:value-type="float" office:value="338.884460449219">
                <text:p>338.884460449219</text:p>
              </table:table-cell>
              <table:table-cell office:value-type="float" office:value="305.119598388672">
                <text:p>305.119598388672</text:p>
              </table:table-cell>
              <table:table-cell office:value-type="float" office:value="119.2294921875">
                <text:p>119.2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36.87020353687">
                <text:p>3536.87020353687</text:p>
              </table:table-cell>
              <table:table-cell office:value-type="float" office:value="339">
                <text:p>339</text:p>
              </table:table-cell>
              <table:table-cell office:value-type="float" office:value="305.675842285156">
                <text:p>305.675842285156</text:p>
              </table:table-cell>
              <table:table-cell office:value-type="float" office:value="119.016716003418">
                <text:p>119.016716003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70.23690357024">
                <text:p>3570.23690357024</text:p>
              </table:table-cell>
              <table:table-cell office:value-type="float" office:value="345.427368164062">
                <text:p>345.427368164062</text:p>
              </table:table-cell>
              <table:table-cell office:value-type="float" office:value="308.619598388672">
                <text:p>308.619598388672</text:p>
              </table:table-cell>
              <table:table-cell office:value-type="float" office:value="119.62043762207">
                <text:p>119.6204376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03.6036036036">
                <text:p>3603.6036036036</text:p>
              </table:table-cell>
              <table:table-cell office:value-type="float" office:value="341">
                <text:p>341</text:p>
              </table:table-cell>
              <table:table-cell office:value-type="float" office:value="310.675720214844">
                <text:p>310.675720214844</text:p>
              </table:table-cell>
              <table:table-cell office:value-type="float" office:value="119.742652893066">
                <text:p>119.74265289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36.97030363697">
                <text:p>3636.97030363697</text:p>
              </table:table-cell>
              <table:table-cell office:value-type="float" office:value="341.901672363281">
                <text:p>341.901672363281</text:p>
              </table:table-cell>
              <table:table-cell office:value-type="float" office:value="310.653106689453">
                <text:p>310.653106689453</text:p>
              </table:table-cell>
              <table:table-cell office:value-type="float" office:value="119.693313598633">
                <text:p>119.69331359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70.33700367034">
                <text:p>3670.33700367034</text:p>
              </table:table-cell>
              <table:table-cell office:value-type="float" office:value="341.5">
                <text:p>341.5</text:p>
              </table:table-cell>
              <table:table-cell office:value-type="float" office:value="313.063018798828">
                <text:p>313.063018798828</text:p>
              </table:table-cell>
              <table:table-cell office:value-type="float" office:value="119.240417480469">
                <text:p>119.24041748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03.7037037037">
                <text:p>3703.7037037037</text:p>
              </table:table-cell>
              <table:table-cell office:value-type="float" office:value="338.062835693359">
                <text:p>338.062835693359</text:p>
              </table:table-cell>
              <table:table-cell office:value-type="float" office:value="315.003692626953">
                <text:p>315.003692626953</text:p>
              </table:table-cell>
              <table:table-cell office:value-type="float" office:value="119.20581817627">
                <text:p>119.2058181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37.07040373707">
                <text:p>3737.07040373707</text:p>
              </table:table-cell>
              <table:table-cell office:value-type="float" office:value="345">
                <text:p>345</text:p>
              </table:table-cell>
              <table:table-cell office:value-type="float" office:value="317.5">
                <text:p>317.5</text:p>
              </table:table-cell>
              <table:table-cell office:value-type="float" office:value="119.504280090332">
                <text:p>119.50428009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70.43710377044">
                <text:p>3770.43710377044</text:p>
              </table:table-cell>
              <table:table-cell office:value-type="float" office:value="343.5">
                <text:p>343.5</text:p>
              </table:table-cell>
              <table:table-cell office:value-type="float" office:value="318.5">
                <text:p>318.5</text:p>
              </table:table-cell>
              <table:table-cell office:value-type="float" office:value="119.584800720215">
                <text:p>119.58480072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3.8038038038">
                <text:p>3803.8038038038</text:p>
              </table:table-cell>
              <table:table-cell office:value-type="float" office:value="343.5">
                <text:p>343.5</text:p>
              </table:table-cell>
              <table:table-cell office:value-type="float" office:value="318.5">
                <text:p>318.5</text:p>
              </table:table-cell>
              <table:table-cell office:value-type="float" office:value="119.584800720215">
                <text:p>119.58480072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37.17050383717">
                <text:p>3837.17050383717</text:p>
              </table:table-cell>
              <table:table-cell office:value-type="float" office:value="344.371978759766">
                <text:p>344.371978759766</text:p>
              </table:table-cell>
              <table:table-cell office:value-type="float" office:value="319.557891845703">
                <text:p>319.557891845703</text:p>
              </table:table-cell>
              <table:table-cell office:value-type="float" office:value="118.613487243652">
                <text:p>118.61348724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70.53720387054">
                <text:p>3870.53720387054</text:p>
              </table:table-cell>
              <table:table-cell office:value-type="float" office:value="345.5">
                <text:p>345.5</text:p>
              </table:table-cell>
              <table:table-cell office:value-type="float" office:value="320">
                <text:p>320</text:p>
              </table:table-cell>
              <table:table-cell office:value-type="float" office:value="119.026359558105">
                <text:p>119.02635955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03.9039039039">
                <text:p>3903.9039039039</text:p>
              </table:table-cell>
              <table:table-cell office:value-type="float" office:value="347.5">
                <text:p>347.5</text:p>
              </table:table-cell>
              <table:table-cell office:value-type="float" office:value="318.5">
                <text:p>318.5</text:p>
              </table:table-cell>
              <table:table-cell office:value-type="float" office:value="119.87712097168">
                <text:p>119.8771209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37.27060393727">
                <text:p>3937.27060393727</text:p>
              </table:table-cell>
              <table:table-cell office:value-type="float" office:value="345.083526611328">
                <text:p>345.083526611328</text:p>
              </table:table-cell>
              <table:table-cell office:value-type="float" office:value="319.504943847656">
                <text:p>319.504943847656</text:p>
              </table:table-cell>
              <table:table-cell office:value-type="float" office:value="118.70671081543">
                <text:p>118.7067108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70.63730397064">
                <text:p>3970.63730397064</text:p>
              </table:table-cell>
              <table:table-cell office:value-type="float" office:value="345.083526611328">
                <text:p>345.083526611328</text:p>
              </table:table-cell>
              <table:table-cell office:value-type="float" office:value="319.504943847656">
                <text:p>319.504943847656</text:p>
              </table:table-cell>
              <table:table-cell office:value-type="float" office:value="118.70671081543">
                <text:p>118.7067108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04.004004004">
                <text:p>4004.004004004</text:p>
              </table:table-cell>
              <table:table-cell office:value-type="float" office:value="345.083526611328">
                <text:p>345.083526611328</text:p>
              </table:table-cell>
              <table:table-cell office:value-type="float" office:value="319.504943847656">
                <text:p>319.504943847656</text:p>
              </table:table-cell>
              <table:table-cell office:value-type="float" office:value="118.70671081543">
                <text:p>118.7067108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37.37070403737">
                <text:p>4037.37070403737</text:p>
              </table:table-cell>
              <table:table-cell office:value-type="float" office:value="348">
                <text:p>348</text:p>
              </table:table-cell>
              <table:table-cell office:value-type="float" office:value="319">
                <text:p>319</text:p>
              </table:table-cell>
              <table:table-cell office:value-type="float" office:value="119.419525146484">
                <text:p>119.419525146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70.73740407074">
                <text:p>4070.73740407074</text:p>
              </table:table-cell>
              <table:table-cell office:value-type="float" office:value="349.5">
                <text:p>349.5</text:p>
              </table:table-cell>
              <table:table-cell office:value-type="float" office:value="319">
                <text:p>319</text:p>
              </table:table-cell>
              <table:table-cell office:value-type="float" office:value="119.378700256348">
                <text:p>119.37870025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04.1041041041">
                <text:p>4104.1041041041</text:p>
              </table:table-cell>
              <table:table-cell office:value-type="float" office:value="347">
                <text:p>347</text:p>
              </table:table-cell>
              <table:table-cell office:value-type="float" office:value="318">
                <text:p>318</text:p>
              </table:table-cell>
              <table:table-cell office:value-type="float" office:value="119.20580291748">
                <text:p>119.2058029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37.47080413747">
                <text:p>4137.47080413747</text:p>
              </table:table-cell>
              <table:table-cell office:value-type="float" office:value="345.5">
                <text:p>345.5</text:p>
              </table:table-cell>
              <table:table-cell office:value-type="float" office:value="317.5">
                <text:p>317.5</text:p>
              </table:table-cell>
              <table:table-cell office:value-type="float" office:value="118.804557800293">
                <text:p>118.80455780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70.83750417084">
                <text:p>4170.83750417084</text:p>
              </table:table-cell>
              <table:table-cell office:value-type="float" office:value="352">
                <text:p>352</text:p>
              </table:table-cell>
              <table:table-cell office:value-type="float" office:value="317.5">
                <text:p>317.5</text:p>
              </table:table-cell>
              <table:table-cell office:value-type="float" office:value="118.651901245117">
                <text:p>118.65190124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04.2042042042">
                <text:p>4204.2042042042</text:p>
              </table:table-cell>
              <table:table-cell office:value-type="float" office:value="382">
                <text:p>382</text:p>
              </table:table-cell>
              <table:table-cell office:value-type="float" office:value="310">
                <text:p>310</text:p>
              </table:table-cell>
              <table:table-cell office:value-type="float" office:value="141.032012939453">
                <text:p>141.03201293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37.57090423757">
                <text:p>4237.57090423757</text:p>
              </table:table-cell>
              <table:table-cell office:value-type="float" office:value="377.5">
                <text:p>377.5</text:p>
              </table:table-cell>
              <table:table-cell office:value-type="float" office:value="305.5">
                <text:p>305.5</text:p>
              </table:table-cell>
              <table:table-cell office:value-type="float" office:value="139.127746582031">
                <text:p>139.12774658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70.93760427094">
                <text:p>4270.93760427094</text:p>
              </table:table-cell>
              <table:table-cell office:value-type="float" office:value="378">
                <text:p>378</text:p>
              </table:table-cell>
              <table:table-cell office:value-type="float" office:value="308.5">
                <text:p>308.5</text:p>
              </table:table-cell>
              <table:table-cell office:value-type="float" office:value="137.456466674805">
                <text:p>137.45646667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04.3043043043">
                <text:p>4304.3043043043</text:p>
              </table:table-cell>
              <table:table-cell office:value-type="float" office:value="378">
                <text:p>378</text:p>
              </table:table-cell>
              <table:table-cell office:value-type="float" office:value="308.5">
                <text:p>308.5</text:p>
              </table:table-cell>
              <table:table-cell office:value-type="float" office:value="137.456466674805">
                <text:p>137.45646667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37.67100433767">
                <text:p>4337.67100433767</text:p>
              </table:table-cell>
              <table:table-cell office:value-type="float" office:value="377.19287109375">
                <text:p>377.19287109375</text:p>
              </table:table-cell>
              <table:table-cell office:value-type="float" office:value="301.684265136719">
                <text:p>301.684265136719</text:p>
              </table:table-cell>
              <table:table-cell office:value-type="float" office:value="139.615234375">
                <text:p>139.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71.03770437104">
                <text:p>4371.03770437104</text:p>
              </table:table-cell>
              <table:table-cell office:value-type="float" office:value="377.19287109375">
                <text:p>377.19287109375</text:p>
              </table:table-cell>
              <table:table-cell office:value-type="float" office:value="301.684265136719">
                <text:p>301.684265136719</text:p>
              </table:table-cell>
              <table:table-cell office:value-type="float" office:value="139.615234375">
                <text:p>139.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04.4044044044">
                <text:p>4404.4044044044</text:p>
              </table:table-cell>
              <table:table-cell office:value-type="float" office:value="379">
                <text:p>379</text:p>
              </table:table-cell>
              <table:table-cell office:value-type="float" office:value="304">
                <text:p>304</text:p>
              </table:table-cell>
              <table:table-cell office:value-type="float" office:value="139.817840576172">
                <text:p>139.8178405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37.77110443777">
                <text:p>4437.77110443777</text:p>
              </table:table-cell>
              <table:table-cell office:value-type="float" office:value="379">
                <text:p>379</text:p>
              </table:table-cell>
              <table:table-cell office:value-type="float" office:value="304">
                <text:p>304</text:p>
              </table:table-cell>
              <table:table-cell office:value-type="float" office:value="139.817840576172">
                <text:p>139.8178405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71.13780447114">
                <text:p>4471.13780447114</text:p>
              </table:table-cell>
              <table:table-cell office:value-type="float" office:value="379">
                <text:p>379</text:p>
              </table:table-cell>
              <table:table-cell office:value-type="float" office:value="301.5">
                <text:p>301.5</text:p>
              </table:table-cell>
              <table:table-cell office:value-type="float" office:value="141.775451660156">
                <text:p>141.77545166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04.50450450451">
                <text:p>4504.50450450451</text:p>
              </table:table-cell>
              <table:table-cell office:value-type="float" office:value="378.768768310547">
                <text:p>378.768768310547</text:p>
              </table:table-cell>
              <table:table-cell office:value-type="float" office:value="298.538726806641">
                <text:p>298.538726806641</text:p>
              </table:table-cell>
              <table:table-cell office:value-type="float" office:value="144.020797729492">
                <text:p>144.02079772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37.87120453787">
                <text:p>4537.87120453787</text:p>
              </table:table-cell>
              <table:table-cell office:value-type="float" office:value="347.000152587891">
                <text:p>347.000152587891</text:p>
              </table:table-cell>
              <table:table-cell office:value-type="float" office:value="309.845489501953">
                <text:p>309.845489501953</text:p>
              </table:table-cell>
              <table:table-cell office:value-type="float" office:value="117.119117736816">
                <text:p>117.11911773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71.23790457124">
                <text:p>4571.23790457124</text:p>
              </table:table-cell>
              <table:table-cell office:value-type="float" office:value="345.5">
                <text:p>345.5</text:p>
              </table:table-cell>
              <table:table-cell office:value-type="float" office:value="310">
                <text:p>310</text:p>
              </table:table-cell>
              <table:table-cell office:value-type="float" office:value="117.180519104004">
                <text:p>117.18051910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04.60460460461">
                <text:p>4604.60460460461</text:p>
              </table:table-cell>
              <table:table-cell office:value-type="float" office:value="345.5">
                <text:p>345.5</text:p>
              </table:table-cell>
              <table:table-cell office:value-type="float" office:value="310">
                <text:p>310</text:p>
              </table:table-cell>
              <table:table-cell office:value-type="float" office:value="117.180519104004">
                <text:p>117.18051910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37.97130463797">
                <text:p>4637.97130463797</text:p>
              </table:table-cell>
              <table:table-cell office:value-type="float" office:value="345.047607421875">
                <text:p>345.047607421875</text:p>
              </table:table-cell>
              <table:table-cell office:value-type="float" office:value="310">
                <text:p>310</text:p>
              </table:table-cell>
              <table:table-cell office:value-type="float" office:value="117.104866027832">
                <text:p>117.10486602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71.33800467134">
                <text:p>4671.33800467134</text:p>
              </table:table-cell>
              <table:table-cell office:value-type="float" office:value="342.663208007813">
                <text:p>342.663208007813</text:p>
              </table:table-cell>
              <table:table-cell office:value-type="float" office:value="309.554382324219">
                <text:p>309.554382324219</text:p>
              </table:table-cell>
              <table:table-cell office:value-type="float" office:value="116.676597595215">
                <text:p>116.67659759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04.70470470471">
                <text:p>4704.70470470471</text:p>
              </table:table-cell>
              <table:table-cell office:value-type="float" office:value="340.641387939453">
                <text:p>340.641387939453</text:p>
              </table:table-cell>
              <table:table-cell office:value-type="float" office:value="309.436828613281">
                <text:p>309.436828613281</text:p>
              </table:table-cell>
              <table:table-cell office:value-type="float" office:value="116.736557006836">
                <text:p>116.73655700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38.07140473807">
                <text:p>4738.07140473807</text:p>
              </table:table-cell>
              <table:table-cell office:value-type="float" office:value="335.815338134766">
                <text:p>335.815338134766</text:p>
              </table:table-cell>
              <table:table-cell office:value-type="float" office:value="308.348693847656">
                <text:p>308.348693847656</text:p>
              </table:table-cell>
              <table:table-cell office:value-type="float" office:value="115.797546386719">
                <text:p>115.79754638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71.43810477144">
                <text:p>4771.43810477144</text:p>
              </table:table-cell>
              <table:table-cell office:value-type="float" office:value="333.085205078125">
                <text:p>333.085205078125</text:p>
              </table:table-cell>
              <table:table-cell office:value-type="float" office:value="307.621643066406">
                <text:p>307.621643066406</text:p>
              </table:table-cell>
              <table:table-cell office:value-type="float" office:value="115.772933959961">
                <text:p>115.77293395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04.80480480481">
                <text:p>4804.80480480481</text:p>
              </table:table-cell>
              <table:table-cell office:value-type="float" office:value="332.920135498047">
                <text:p>332.920135498047</text:p>
              </table:table-cell>
              <table:table-cell office:value-type="float" office:value="307.553833007813">
                <text:p>307.553833007813</text:p>
              </table:table-cell>
              <table:table-cell office:value-type="float" office:value="115.713768005371">
                <text:p>115.71376800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38.17150483817">
                <text:p>4838.17150483817</text:p>
              </table:table-cell>
              <table:table-cell office:value-type="float" office:value="331.920440673828">
                <text:p>331.920440673828</text:p>
              </table:table-cell>
              <table:table-cell office:value-type="float" office:value="307.96484375">
                <text:p>307.96484375</text:p>
              </table:table-cell>
              <table:table-cell office:value-type="float" office:value="116.076133728027">
                <text:p>116.076133728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71.53820487154">
                <text:p>4871.53820487154</text:p>
              </table:table-cell>
              <table:table-cell office:value-type="float" office:value="328.531951904297">
                <text:p>328.531951904297</text:p>
              </table:table-cell>
              <table:table-cell office:value-type="float" office:value="306.811553955078">
                <text:p>306.811553955078</text:p>
              </table:table-cell>
              <table:table-cell office:value-type="float" office:value="115.863548278809">
                <text:p>115.86354827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04.90490490491">
                <text:p>4904.90490490491</text:p>
              </table:table-cell>
              <table:table-cell office:value-type="float" office:value="324.981414794922">
                <text:p>324.981414794922</text:p>
              </table:table-cell>
              <table:table-cell office:value-type="float" office:value="307.167327880859">
                <text:p>307.167327880859</text:p>
              </table:table-cell>
              <table:table-cell office:value-type="float" office:value="114.382965087891">
                <text:p>114.38296508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38.27160493827">
                <text:p>4938.27160493827</text:p>
              </table:table-cell>
              <table:table-cell office:value-type="float" office:value="323.779846191406">
                <text:p>323.779846191406</text:p>
              </table:table-cell>
              <table:table-cell office:value-type="float" office:value="306.577880859375">
                <text:p>306.577880859375</text:p>
              </table:table-cell>
              <table:table-cell office:value-type="float" office:value="115.430053710938">
                <text:p>115.43005371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71.63830497164">
                <text:p>4971.63830497164</text:p>
              </table:table-cell>
              <table:table-cell office:value-type="float" office:value="323.779846191406">
                <text:p>323.779846191406</text:p>
              </table:table-cell>
              <table:table-cell office:value-type="float" office:value="306.577880859375">
                <text:p>306.577880859375</text:p>
              </table:table-cell>
              <table:table-cell office:value-type="float" office:value="115.430053710938">
                <text:p>115.43005371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05.00500500501">
                <text:p>5005.00500500501</text:p>
              </table:table-cell>
              <table:table-cell office:value-type="float" office:value="328.761352539063">
                <text:p>328.761352539063</text:p>
              </table:table-cell>
              <table:table-cell office:value-type="float" office:value="307.468780517578">
                <text:p>307.468780517578</text:p>
              </table:table-cell>
              <table:table-cell office:value-type="float" office:value="119.626106262207">
                <text:p>119.62610626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38.37170503837">
                <text:p>5038.37170503837</text:p>
              </table:table-cell>
              <table:table-cell office:value-type="float" office:value="323.673614501953">
                <text:p>323.673614501953</text:p>
              </table:table-cell>
              <table:table-cell office:value-type="float" office:value="304.473175048828">
                <text:p>304.473175048828</text:p>
              </table:table-cell>
              <table:table-cell office:value-type="float" office:value="119.100395202637">
                <text:p>119.10039520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71.73840507174">
                <text:p>5071.73840507174</text:p>
              </table:table-cell>
              <table:table-cell office:value-type="float" office:value="313.832214355469">
                <text:p>313.832214355469</text:p>
              </table:table-cell>
              <table:table-cell office:value-type="float" office:value="310.214813232422">
                <text:p>310.214813232422</text:p>
              </table:table-cell>
              <table:table-cell office:value-type="float" office:value="114.506591796875">
                <text:p>114.506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05.10510510511">
                <text:p>5105.10510510511</text:p>
              </table:table-cell>
              <table:table-cell office:value-type="float" office:value="313.832214355469">
                <text:p>313.832214355469</text:p>
              </table:table-cell>
              <table:table-cell office:value-type="float" office:value="310.214813232422">
                <text:p>310.214813232422</text:p>
              </table:table-cell>
              <table:table-cell office:value-type="float" office:value="114.506591796875">
                <text:p>114.506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38.47180513847">
                <text:p>5138.47180513847</text:p>
              </table:table-cell>
              <table:table-cell office:value-type="float" office:value="307">
                <text:p>307</text:p>
              </table:table-cell>
              <table:table-cell office:value-type="float" office:value="311">
                <text:p>311</text:p>
              </table:table-cell>
              <table:table-cell office:value-type="float" office:value="113.864051818848">
                <text:p>113.8640518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71.83850517184">
                <text:p>5171.83850517184</text:p>
              </table:table-cell>
              <table:table-cell office:value-type="float" office:value="308.779022216797">
                <text:p>308.779022216797</text:p>
              </table:table-cell>
              <table:table-cell office:value-type="float" office:value="311.868957519531">
                <text:p>311.868957519531</text:p>
              </table:table-cell>
              <table:table-cell office:value-type="float" office:value="113.245086669922">
                <text:p>113.24508666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05.20520520521">
                <text:p>5205.20520520521</text:p>
              </table:table-cell>
              <table:table-cell office:value-type="float" office:value="299">
                <text:p>299</text:p>
              </table:table-cell>
              <table:table-cell office:value-type="float" office:value="311.5">
                <text:p>311.5</text:p>
              </table:table-cell>
              <table:table-cell office:value-type="float" office:value="112.504547119141">
                <text:p>112.50454711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38.57190523857">
                <text:p>5238.57190523857</text:p>
              </table:table-cell>
              <table:table-cell office:value-type="float" office:value="296.5">
                <text:p>296.5</text:p>
              </table:table-cell>
              <table:table-cell office:value-type="float" office:value="311.5">
                <text:p>311.5</text:p>
              </table:table-cell>
              <table:table-cell office:value-type="float" office:value="112.438972473145">
                <text:p>112.43897247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71.93860527194">
                <text:p>5271.93860527194</text:p>
              </table:table-cell>
              <table:table-cell office:value-type="float" office:value="296.5">
                <text:p>296.5</text:p>
              </table:table-cell>
              <table:table-cell office:value-type="float" office:value="311.5">
                <text:p>311.5</text:p>
              </table:table-cell>
              <table:table-cell office:value-type="float" office:value="112.438972473145">
                <text:p>112.43897247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05.30530530531">
                <text:p>5305.30530530531</text:p>
              </table:table-cell>
              <table:table-cell office:value-type="float" office:value="289.337982177734">
                <text:p>289.337982177734</text:p>
              </table:table-cell>
              <table:table-cell office:value-type="float" office:value="310.969818115234">
                <text:p>310.969818115234</text:p>
              </table:table-cell>
              <table:table-cell office:value-type="float" office:value="111.713821411133">
                <text:p>111.71382141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38.67200533867">
                <text:p>5338.67200533867</text:p>
              </table:table-cell>
              <table:table-cell office:value-type="float" office:value="298.604125976562">
                <text:p>298.604125976562</text:p>
              </table:table-cell>
              <table:table-cell office:value-type="float" office:value="319.2890625">
                <text:p>319.2890625</text:p>
              </table:table-cell>
              <table:table-cell office:value-type="float" office:value="106.819358825684">
                <text:p>106.81935882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72.03870537204">
                <text:p>5372.03870537204</text:p>
              </table:table-cell>
              <table:table-cell office:value-type="float" office:value="289">
                <text:p>289</text:p>
              </table:table-cell>
              <table:table-cell office:value-type="float" office:value="314.5">
                <text:p>314.5</text:p>
              </table:table-cell>
              <table:table-cell office:value-type="float" office:value="108.959953308105">
                <text:p>108.95995330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05.40540540541">
                <text:p>5405.40540540541</text:p>
              </table:table-cell>
              <table:table-cell office:value-type="float" office:value="284.862670898437">
                <text:p>284.862670898437</text:p>
              </table:table-cell>
              <table:table-cell office:value-type="float" office:value="314.003051757813">
                <text:p>314.003051757813</text:p>
              </table:table-cell>
              <table:table-cell office:value-type="float" office:value="108.47785949707">
                <text:p>108.4778594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38.77210543877">
                <text:p>5438.77210543877</text:p>
              </table:table-cell>
              <table:table-cell office:value-type="float" office:value="284.862670898437">
                <text:p>284.862670898437</text:p>
              </table:table-cell>
              <table:table-cell office:value-type="float" office:value="314.003051757813">
                <text:p>314.003051757813</text:p>
              </table:table-cell>
              <table:table-cell office:value-type="float" office:value="108.47785949707">
                <text:p>108.4778594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72.13880547214">
                <text:p>5472.13880547214</text:p>
              </table:table-cell>
              <table:table-cell office:value-type="float" office:value="285.070739746094">
                <text:p>285.070739746094</text:p>
              </table:table-cell>
              <table:table-cell office:value-type="float" office:value="315.510406494141">
                <text:p>315.510406494141</text:p>
              </table:table-cell>
              <table:table-cell office:value-type="float" office:value="107.773788452148">
                <text:p>107.77378845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05.50550550551">
                <text:p>5505.50550550551</text:p>
              </table:table-cell>
              <table:table-cell office:value-type="float" office:value="276.582641601563">
                <text:p>276.582641601563</text:p>
              </table:table-cell>
              <table:table-cell office:value-type="float" office:value="312.231384277344">
                <text:p>312.231384277344</text:p>
              </table:table-cell>
              <table:table-cell office:value-type="float" office:value="107.795822143555">
                <text:p>107.79582214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38.87220553887">
                <text:p>5538.87220553887</text:p>
              </table:table-cell>
              <table:table-cell office:value-type="float" office:value="271.175201416016">
                <text:p>271.175201416016</text:p>
              </table:table-cell>
              <table:table-cell office:value-type="float" office:value="316.276580810547">
                <text:p>316.276580810547</text:p>
              </table:table-cell>
              <table:table-cell office:value-type="float" office:value="104.087890625">
                <text:p>104.0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72.23890557224">
                <text:p>5572.23890557224</text:p>
              </table:table-cell>
              <table:table-cell office:value-type="float" office:value="267.366851806641">
                <text:p>267.366851806641</text:p>
              </table:table-cell>
              <table:table-cell office:value-type="float" office:value="314.590057373047">
                <text:p>314.590057373047</text:p>
              </table:table-cell>
              <table:table-cell office:value-type="float" office:value="106.940010070801">
                <text:p>106.940010070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05.60560560561">
                <text:p>5605.60560560561</text:p>
              </table:table-cell>
              <table:table-cell office:value-type="float" office:value="267.366851806641">
                <text:p>267.366851806641</text:p>
              </table:table-cell>
              <table:table-cell office:value-type="float" office:value="314.590057373047">
                <text:p>314.590057373047</text:p>
              </table:table-cell>
              <table:table-cell office:value-type="float" office:value="106.940010070801">
                <text:p>106.940010070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38.97230563897">
                <text:p>5638.97230563897</text:p>
              </table:table-cell>
              <table:table-cell office:value-type="float" office:value="263.35107421875">
                <text:p>263.35107421875</text:p>
              </table:table-cell>
              <table:table-cell office:value-type="float" office:value="309.445037841797">
                <text:p>309.445037841797</text:p>
              </table:table-cell>
              <table:table-cell office:value-type="float" office:value="111.67357635498">
                <text:p>111.6735763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72.33900567234">
                <text:p>5672.33900567234</text:p>
              </table:table-cell>
              <table:table-cell office:value-type="float" office:value="255.787460327148">
                <text:p>255.787460327148</text:p>
              </table:table-cell>
              <table:table-cell office:value-type="float" office:value="310.414642333984">
                <text:p>310.414642333984</text:p>
              </table:table-cell>
              <table:table-cell office:value-type="float" office:value="109.161476135254">
                <text:p>109.16147613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05.70570570571">
                <text:p>5705.70570570571</text:p>
              </table:table-cell>
              <table:table-cell office:value-type="float" office:value="250.5">
                <text:p>250.5</text:p>
              </table:table-cell>
              <table:table-cell office:value-type="float" office:value="309">
                <text:p>309</text:p>
              </table:table-cell>
              <table:table-cell office:value-type="float" office:value="110.730628967285">
                <text:p>110.730628967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39.07240573907">
                <text:p>5739.07240573907</text:p>
              </table:table-cell>
              <table:table-cell office:value-type="float" office:value="254">
                <text:p>254</text:p>
              </table:table-cell>
              <table:table-cell office:value-type="float" office:value="312.5">
                <text:p>312.5</text:p>
              </table:table-cell>
              <table:table-cell office:value-type="float" office:value="114.320922851563">
                <text:p>114.3209228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72.43910577244">
                <text:p>5772.43910577244</text:p>
              </table:table-cell>
              <table:table-cell office:value-type="float" office:value="254">
                <text:p>254</text:p>
              </table:table-cell>
              <table:table-cell office:value-type="float" office:value="312.5">
                <text:p>312.5</text:p>
              </table:table-cell>
              <table:table-cell office:value-type="float" office:value="114.320922851563">
                <text:p>114.3209228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05.80580580581">
                <text:p>5805.80580580581</text:p>
              </table:table-cell>
              <table:table-cell office:value-type="float" office:value="241.843643188477">
                <text:p>241.843643188477</text:p>
              </table:table-cell>
              <table:table-cell office:value-type="float" office:value="318.475952148437">
                <text:p>318.475952148437</text:p>
              </table:table-cell>
              <table:table-cell office:value-type="float" office:value="105.840599060059">
                <text:p>105.84059906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39.17250583917">
                <text:p>5839.17250583917</text:p>
              </table:table-cell>
              <table:table-cell office:value-type="float" office:value="236">
                <text:p>236</text:p>
              </table:table-cell>
              <table:table-cell office:value-type="float" office:value="312.5">
                <text:p>312.5</text:p>
              </table:table-cell>
              <table:table-cell office:value-type="float" office:value="110.205589294434">
                <text:p>110.20558929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72.53920587254">
                <text:p>5872.53920587254</text:p>
              </table:table-cell>
              <table:table-cell office:value-type="float" office:value="224.418960571289">
                <text:p>224.418960571289</text:p>
              </table:table-cell>
              <table:table-cell office:value-type="float" office:value="318.760925292969">
                <text:p>318.760925292969</text:p>
              </table:table-cell>
              <table:table-cell office:value-type="float" office:value="101.973609924316">
                <text:p>101.973609924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05.90590590591">
                <text:p>5905.90590590591</text:p>
              </table:table-cell>
              <table:table-cell office:value-type="float" office:value="221">
                <text:p>221</text:p>
              </table:table-cell>
              <table:table-cell office:value-type="float" office:value="324">
                <text:p>324</text:p>
              </table:table-cell>
              <table:table-cell office:value-type="float" office:value="100.424201965332">
                <text:p>100.42420196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39.27260593927">
                <text:p>5939.27260593927</text:p>
              </table:table-cell>
              <table:table-cell office:value-type="float" office:value="221">
                <text:p>221</text:p>
              </table:table-cell>
              <table:table-cell office:value-type="float" office:value="324">
                <text:p>324</text:p>
              </table:table-cell>
              <table:table-cell office:value-type="float" office:value="100.424201965332">
                <text:p>100.42420196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72.63930597264">
                <text:p>5972.63930597264</text:p>
              </table:table-cell>
              <table:table-cell office:value-type="float" office:value="221.845504760742">
                <text:p>221.845504760742</text:p>
              </table:table-cell>
              <table:table-cell office:value-type="float" office:value="315.359558105469">
                <text:p>315.359558105469</text:p>
              </table:table-cell>
              <table:table-cell office:value-type="float" office:value="111.495819091797">
                <text:p>111.4958190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06.00600600601">
                <text:p>6006.00600600601</text:p>
              </table:table-cell>
              <table:table-cell office:value-type="float" office:value="211.66650390625">
                <text:p>211.66650390625</text:p>
              </table:table-cell>
              <table:table-cell office:value-type="float" office:value="319.181945800781">
                <text:p>319.181945800781</text:p>
              </table:table-cell>
              <table:table-cell office:value-type="float" office:value="106.471061706543">
                <text:p>106.47106170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39.37270603937">
                <text:p>6039.37270603937</text:p>
              </table:table-cell>
              <table:table-cell office:value-type="float" office:value="205.907806396484">
                <text:p>205.907806396484</text:p>
              </table:table-cell>
              <table:table-cell office:value-type="float" office:value="319.518188476562">
                <text:p>319.518188476562</text:p>
              </table:table-cell>
              <table:table-cell office:value-type="float" office:value="106.712677001953">
                <text:p>106.71267700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72.73940607274">
                <text:p>6072.73940607274</text:p>
              </table:table-cell>
              <table:table-cell office:value-type="float" office:value="190.597106933594">
                <text:p>190.597106933594</text:p>
              </table:table-cell>
              <table:table-cell office:value-type="float" office:value="322.760833740234">
                <text:p>322.760833740234</text:p>
              </table:table-cell>
              <table:table-cell office:value-type="float" office:value="99.6662445068359">
                <text:p>99.666244506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06.10610610611">
                <text:p>6106.10610610611</text:p>
              </table:table-cell>
              <table:table-cell office:value-type="float" office:value="190.597106933594">
                <text:p>190.597106933594</text:p>
              </table:table-cell>
              <table:table-cell office:value-type="float" office:value="322.760833740234">
                <text:p>322.760833740234</text:p>
              </table:table-cell>
              <table:table-cell office:value-type="float" office:value="99.6662445068359">
                <text:p>99.666244506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39.47280613947">
                <text:p>6139.47280613947</text:p>
              </table:table-cell>
              <table:table-cell office:value-type="float" office:value="182.256622314453">
                <text:p>182.256622314453</text:p>
              </table:table-cell>
              <table:table-cell office:value-type="float" office:value="326.390777587891">
                <text:p>326.390777587891</text:p>
              </table:table-cell>
              <table:table-cell office:value-type="float" office:value="102.605865478516">
                <text:p>102.60586547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72.83950617284">
                <text:p>6172.83950617284</text:p>
              </table:table-cell>
              <table:table-cell office:value-type="float" office:value="183.455902099609">
                <text:p>183.455902099609</text:p>
              </table:table-cell>
              <table:table-cell office:value-type="float" office:value="328.3984375">
                <text:p>328.3984375</text:p>
              </table:table-cell>
              <table:table-cell office:value-type="float" office:value="102.607429504395">
                <text:p>102.60742950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06.20620620621">
                <text:p>6206.20620620621</text:p>
              </table:table-cell>
              <table:table-cell office:value-type="float" office:value="172.799377441406">
                <text:p>172.799377441406</text:p>
              </table:table-cell>
              <table:table-cell office:value-type="float" office:value="332.971557617187">
                <text:p>332.971557617187</text:p>
              </table:table-cell>
              <table:table-cell office:value-type="float" office:value="98.1676864624023">
                <text:p>98.167686462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39.57290623957">
                <text:p>6239.57290623957</text:p>
              </table:table-cell>
              <table:table-cell office:value-type="float" office:value="164.531143188477">
                <text:p>164.531143188477</text:p>
              </table:table-cell>
              <table:table-cell office:value-type="float" office:value="331.745666503906">
                <text:p>331.745666503906</text:p>
              </table:table-cell>
              <table:table-cell office:value-type="float" office:value="96.2128372192383">
                <text:p>96.212837219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72.93960627294">
                <text:p>6272.93960627294</text:p>
              </table:table-cell>
              <table:table-cell office:value-type="float" office:value="164.531143188477">
                <text:p>164.531143188477</text:p>
              </table:table-cell>
              <table:table-cell office:value-type="float" office:value="331.745666503906">
                <text:p>331.745666503906</text:p>
              </table:table-cell>
              <table:table-cell office:value-type="float" office:value="96.2128372192383">
                <text:p>96.212837219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06.30630630631">
                <text:p>6306.30630630631</text:p>
              </table:table-cell>
              <table:table-cell office:value-type="float" office:value="154.042068481445">
                <text:p>154.042068481445</text:p>
              </table:table-cell>
              <table:table-cell office:value-type="float" office:value="330.921783447266">
                <text:p>330.921783447266</text:p>
              </table:table-cell>
              <table:table-cell office:value-type="float" office:value="93.6881484985352">
                <text:p>93.688148498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39.67300633967">
                <text:p>6339.67300633967</text:p>
              </table:table-cell>
              <table:table-cell office:value-type="float" office:value="148.240341186523">
                <text:p>148.240341186523</text:p>
              </table:table-cell>
              <table:table-cell office:value-type="float" office:value="330.695678710937">
                <text:p>330.695678710937</text:p>
              </table:table-cell>
              <table:table-cell office:value-type="float" office:value="91.9354629516602">
                <text:p>91.935462951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373.03970637304">
                <text:p>6373.03970637304</text:p>
              </table:table-cell>
              <table:table-cell office:value-type="float" office:value="142.971908569336">
                <text:p>142.971908569336</text:p>
              </table:table-cell>
              <table:table-cell office:value-type="float" office:value="330.971923828125">
                <text:p>330.971923828125</text:p>
              </table:table-cell>
              <table:table-cell office:value-type="float" office:value="90.9103775024414">
                <text:p>90.910377502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06.40640640641">
                <text:p>6406.40640640641</text:p>
              </table:table-cell>
              <table:table-cell office:value-type="float" office:value="137.227279663086">
                <text:p>137.227279663086</text:p>
              </table:table-cell>
              <table:table-cell office:value-type="float" office:value="331.681823730469">
                <text:p>331.681823730469</text:p>
              </table:table-cell>
              <table:table-cell office:value-type="float" office:value="90.5286865234375">
                <text:p>90.52868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39.77310643977">
                <text:p>6439.77310643977</text:p>
              </table:table-cell>
              <table:table-cell office:value-type="float" office:value="137.434783935547">
                <text:p>137.434783935547</text:p>
              </table:table-cell>
              <table:table-cell office:value-type="float" office:value="331.434783935547">
                <text:p>331.434783935547</text:p>
              </table:table-cell>
              <table:table-cell office:value-type="float" office:value="90.2113723754883">
                <text:p>90.211372375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73.13980647314">
                <text:p>6473.13980647314</text:p>
              </table:table-cell>
              <table:table-cell office:value-type="float" office:value="130.886428833008">
                <text:p>130.886428833008</text:p>
              </table:table-cell>
              <table:table-cell office:value-type="float" office:value="331.648834228516">
                <text:p>331.648834228516</text:p>
              </table:table-cell>
              <table:table-cell office:value-type="float" office:value="90.3351669311524">
                <text:p>90.335166931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06.50650650651">
                <text:p>6506.50650650651</text:p>
              </table:table-cell>
              <table:table-cell office:value-type="float" office:value="124.780296325684">
                <text:p>124.780296325684</text:p>
              </table:table-cell>
              <table:table-cell office:value-type="float" office:value="332.884490966797">
                <text:p>332.884490966797</text:p>
              </table:table-cell>
              <table:table-cell office:value-type="float" office:value="91.0024108886719">
                <text:p>91.002410888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39.87320653987">
                <text:p>6539.87320653987</text:p>
              </table:table-cell>
              <table:table-cell office:value-type="float" office:value="120.646430969238">
                <text:p>120.646430969238</text:p>
              </table:table-cell>
              <table:table-cell office:value-type="float" office:value="333.428649902344">
                <text:p>333.428649902344</text:p>
              </table:table-cell>
              <table:table-cell office:value-type="float" office:value="89.5860977172852">
                <text:p>89.586097717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73.23990657324">
                <text:p>6573.23990657324</text:p>
              </table:table-cell>
              <table:table-cell office:value-type="float" office:value="116.853576660156">
                <text:p>116.853576660156</text:p>
              </table:table-cell>
              <table:table-cell office:value-type="float" office:value="334.357360839844">
                <text:p>334.357360839844</text:p>
              </table:table-cell>
              <table:table-cell office:value-type="float" office:value="88.4954681396484">
                <text:p>88.4954681396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06.60660660661">
                <text:p>6606.60660660661</text:p>
              </table:table-cell>
              <table:table-cell office:value-type="float" office:value="116.625999450684">
                <text:p>116.625999450684</text:p>
              </table:table-cell>
              <table:table-cell office:value-type="float" office:value="334.683227539062">
                <text:p>334.683227539062</text:p>
              </table:table-cell>
              <table:table-cell office:value-type="float" office:value="88.8536911010742">
                <text:p>88.853691101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639.97330663997">
                <text:p>6639.97330663997</text:p>
              </table:table-cell>
              <table:table-cell office:value-type="float" office:value="108.025299072266">
                <text:p>108.025299072266</text:p>
              </table:table-cell>
              <table:table-cell office:value-type="float" office:value="328.844512939453">
                <text:p>328.844512939453</text:p>
              </table:table-cell>
              <table:table-cell office:value-type="float" office:value="92.0705413818359">
                <text:p>92.070541381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673.34000667334">
                <text:p>6673.34000667334</text:p>
              </table:table-cell>
              <table:table-cell office:value-type="float" office:value="104.611434936523">
                <text:p>104.611434936523</text:p>
              </table:table-cell>
              <table:table-cell office:value-type="float" office:value="329.857757568359">
                <text:p>329.857757568359</text:p>
              </table:table-cell>
              <table:table-cell office:value-type="float" office:value="90.8498306274414">
                <text:p>90.849830627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706.70670670671">
                <text:p>6706.70670670671</text:p>
              </table:table-cell>
              <table:table-cell office:value-type="float" office:value="99.77978515625">
                <text:p>99.77978515625</text:p>
              </table:table-cell>
              <table:table-cell office:value-type="float" office:value="328.131530761719">
                <text:p>328.131530761719</text:p>
              </table:table-cell>
              <table:table-cell office:value-type="float" office:value="91.5795059204102">
                <text:p>91.579505920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740.07340674007">
                <text:p>6740.07340674007</text:p>
              </table:table-cell>
              <table:table-cell office:value-type="float" office:value="97.4145736694336">
                <text:p>97.4145736694336</text:p>
              </table:table-cell>
              <table:table-cell office:value-type="float" office:value="329.00830078125">
                <text:p>329.00830078125</text:p>
              </table:table-cell>
              <table:table-cell office:value-type="float" office:value="90.3626098632813">
                <text:p>90.36260986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73.44010677344">
                <text:p>6773.44010677344</text:p>
              </table:table-cell>
              <table:table-cell office:value-type="float" office:value="97.4145736694336">
                <text:p>97.4145736694336</text:p>
              </table:table-cell>
              <table:table-cell office:value-type="float" office:value="329.00830078125">
                <text:p>329.00830078125</text:p>
              </table:table-cell>
              <table:table-cell office:value-type="float" office:value="90.3626098632813">
                <text:p>90.36260986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806.80680680681">
                <text:p>6806.80680680681</text:p>
              </table:table-cell>
              <table:table-cell office:value-type="float" office:value="95.2827682495117">
                <text:p>95.2827682495117</text:p>
              </table:table-cell>
              <table:table-cell office:value-type="float" office:value="333.116729736328">
                <text:p>333.116729736328</text:p>
              </table:table-cell>
              <table:table-cell office:value-type="float" office:value="87.7244262695313">
                <text:p>87.724426269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40.17350684017">
                <text:p>6840.17350684017</text:p>
              </table:table-cell>
              <table:table-cell office:value-type="float" office:value="92.1814193725586">
                <text:p>92.1814193725586</text:p>
              </table:table-cell>
              <table:table-cell office:value-type="float" office:value="331.809722900391">
                <text:p>331.809722900391</text:p>
              </table:table-cell>
              <table:table-cell office:value-type="float" office:value="87.079948425293">
                <text:p>87.07994842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873.54020687354">
                <text:p>6873.54020687354</text:p>
              </table:table-cell>
              <table:table-cell office:value-type="float" office:value="90.2401885986328">
                <text:p>90.2401885986328</text:p>
              </table:table-cell>
              <table:table-cell office:value-type="float" office:value="332.913330078125">
                <text:p>332.913330078125</text:p>
              </table:table-cell>
              <table:table-cell office:value-type="float" office:value="86.1866760253906">
                <text:p>86.186676025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06.90690690691">
                <text:p>6906.90690690691</text:p>
              </table:table-cell>
              <table:table-cell office:value-type="float" office:value="86.877082824707">
                <text:p>86.877082824707</text:p>
              </table:table-cell>
              <table:table-cell office:value-type="float" office:value="331.278656005859">
                <text:p>331.278656005859</text:p>
              </table:table-cell>
              <table:table-cell office:value-type="float" office:value="85.4538726806641">
                <text:p>85.453872680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40.27360694027">
                <text:p>6940.27360694027</text:p>
              </table:table-cell>
              <table:table-cell office:value-type="float" office:value="86.877082824707">
                <text:p>86.877082824707</text:p>
              </table:table-cell>
              <table:table-cell office:value-type="float" office:value="331.278656005859">
                <text:p>331.278656005859</text:p>
              </table:table-cell>
              <table:table-cell office:value-type="float" office:value="85.4538726806641">
                <text:p>85.4538726806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73.64030697364">
                <text:p>6973.64030697364</text:p>
              </table:table-cell>
              <table:table-cell office:value-type="float" office:value="84.4427795410156">
                <text:p>84.4427795410156</text:p>
              </table:table-cell>
              <table:table-cell office:value-type="float" office:value="330.991821289062">
                <text:p>330.991821289062</text:p>
              </table:table-cell>
              <table:table-cell office:value-type="float" office:value="84.8217544555664">
                <text:p>84.821754455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07.00700700701">
                <text:p>7007.00700700701</text:p>
              </table:table-cell>
              <table:table-cell office:value-type="float" office:value="81.1449127197266">
                <text:p>81.1449127197266</text:p>
              </table:table-cell>
              <table:table-cell office:value-type="float" office:value="330.271179199219">
                <text:p>330.271179199219</text:p>
              </table:table-cell>
              <table:table-cell office:value-type="float" office:value="84.8294067382813">
                <text:p>84.829406738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40.37370704037">
                <text:p>7040.37370704037</text:p>
              </table:table-cell>
              <table:table-cell office:value-type="float" office:value="78.5645904541016">
                <text:p>78.5645904541016</text:p>
              </table:table-cell>
              <table:table-cell office:value-type="float" office:value="330.746948242187">
                <text:p>330.746948242187</text:p>
              </table:table-cell>
              <table:table-cell office:value-type="float" office:value="84.5527496337891">
                <text:p>84.552749633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73.74040707374">
                <text:p>7073.74040707374</text:p>
              </table:table-cell>
              <table:table-cell office:value-type="float" office:value="75.7225494384766">
                <text:p>75.7225494384766</text:p>
              </table:table-cell>
              <table:table-cell office:value-type="float" office:value="329.351470947266">
                <text:p>329.351470947266</text:p>
              </table:table-cell>
              <table:table-cell office:value-type="float" office:value="84.565544128418">
                <text:p>84.56554412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07.10710710711">
                <text:p>7107.10710710711</text:p>
              </table:table-cell>
              <table:table-cell office:value-type="float" office:value="75.7225494384766">
                <text:p>75.7225494384766</text:p>
              </table:table-cell>
              <table:table-cell office:value-type="float" office:value="329.351470947266">
                <text:p>329.351470947266</text:p>
              </table:table-cell>
              <table:table-cell office:value-type="float" office:value="84.565544128418">
                <text:p>84.56554412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40.47380714047">
                <text:p>7140.47380714047</text:p>
              </table:table-cell>
              <table:table-cell office:value-type="float" office:value="73.2231292724609">
                <text:p>73.2231292724609</text:p>
              </table:table-cell>
              <table:table-cell office:value-type="float" office:value="329.187286376953">
                <text:p>329.187286376953</text:p>
              </table:table-cell>
              <table:table-cell office:value-type="float" office:value="84.3204803466797">
                <text:p>84.320480346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73.84050717384">
                <text:p>7173.84050717384</text:p>
              </table:table-cell>
              <table:table-cell office:value-type="float" office:value="71.2176742553711">
                <text:p>71.2176742553711</text:p>
              </table:table-cell>
              <table:table-cell office:value-type="float" office:value="329.986175537109">
                <text:p>329.986175537109</text:p>
              </table:table-cell>
              <table:table-cell office:value-type="float" office:value="83.7209243774414">
                <text:p>83.720924377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07.20720720721">
                <text:p>7207.20720720721</text:p>
              </table:table-cell>
              <table:table-cell office:value-type="float" office:value="68.4470977783203">
                <text:p>68.4470977783203</text:p>
              </table:table-cell>
              <table:table-cell office:value-type="float" office:value="329.585693359375">
                <text:p>329.585693359375</text:p>
              </table:table-cell>
              <table:table-cell office:value-type="float" office:value="83.2654571533203">
                <text:p>83.265457153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40.57390724057">
                <text:p>7240.57390724057</text:p>
              </table:table-cell>
              <table:table-cell office:value-type="float" office:value="68.4470977783203">
                <text:p>68.4470977783203</text:p>
              </table:table-cell>
              <table:table-cell office:value-type="float" office:value="329.585693359375">
                <text:p>329.585693359375</text:p>
              </table:table-cell>
              <table:table-cell office:value-type="float" office:value="83.2654571533203">
                <text:p>83.265457153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73.94060727394">
                <text:p>7273.94060727394</text:p>
              </table:table-cell>
              <table:table-cell office:value-type="float" office:value="65.7236404418945">
                <text:p>65.7236404418945</text:p>
              </table:table-cell>
              <table:table-cell office:value-type="float" office:value="329.399047851562">
                <text:p>329.399047851562</text:p>
              </table:table-cell>
              <table:table-cell office:value-type="float" office:value="82.9461975097656">
                <text:p>82.946197509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07.30730730731">
                <text:p>7307.30730730731</text:p>
              </table:table-cell>
              <table:table-cell office:value-type="float" office:value="61.5001487731934">
                <text:p>61.5001487731934</text:p>
              </table:table-cell>
              <table:table-cell office:value-type="float" office:value="327.137756347656">
                <text:p>327.137756347656</text:p>
              </table:table-cell>
              <table:table-cell office:value-type="float" office:value="83.0835342407227">
                <text:p>83.083534240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40.67400734067">
                <text:p>7340.67400734067</text:p>
              </table:table-cell>
              <table:table-cell office:value-type="float" office:value="59.3151016235352">
                <text:p>59.3151016235352</text:p>
              </table:table-cell>
              <table:table-cell office:value-type="float" office:value="327.999816894531">
                <text:p>327.999816894531</text:p>
              </table:table-cell>
              <table:table-cell office:value-type="float" office:value="82.2637329101562">
                <text:p>82.26373291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74.04070737404">
                <text:p>7374.04070737404</text:p>
              </table:table-cell>
              <table:table-cell office:value-type="float" office:value="56.3237991333008">
                <text:p>56.3237991333008</text:p>
              </table:table-cell>
              <table:table-cell office:value-type="float" office:value="327.266082763672">
                <text:p>327.266082763672</text:p>
              </table:table-cell>
              <table:table-cell office:value-type="float" office:value="82.1007080078125">
                <text:p>82.1007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07.40740740741">
                <text:p>7407.40740740741</text:p>
              </table:table-cell>
              <table:table-cell office:value-type="float" office:value="53.5866012573242">
                <text:p>53.5866012573242</text:p>
              </table:table-cell>
              <table:table-cell office:value-type="float" office:value="325.820037841797">
                <text:p>325.820037841797</text:p>
              </table:table-cell>
              <table:table-cell office:value-type="float" office:value="81.3297271728516">
                <text:p>81.329727172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40.77410744077">
                <text:p>7440.77410744077</text:p>
              </table:table-cell>
              <table:table-cell office:value-type="float" office:value="53.5866012573242">
                <text:p>53.5866012573242</text:p>
              </table:table-cell>
              <table:table-cell office:value-type="float" office:value="325.820037841797">
                <text:p>325.820037841797</text:p>
              </table:table-cell>
              <table:table-cell office:value-type="float" office:value="81.3297271728516">
                <text:p>81.329727172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74.14080747414">
                <text:p>7474.14080747414</text:p>
              </table:table-cell>
              <table:table-cell office:value-type="float" office:value="50.6172599792481">
                <text:p>50.6172599792481</text:p>
              </table:table-cell>
              <table:table-cell office:value-type="float" office:value="323.832214355469">
                <text:p>323.832214355469</text:p>
              </table:table-cell>
              <table:table-cell office:value-type="float" office:value="80.9462585449219">
                <text:p>80.9462585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507.50750750751">
                <text:p>7507.50750750751</text:p>
              </table:table-cell>
              <table:table-cell office:value-type="float" office:value="47.3028984069824">
                <text:p>47.3028984069824</text:p>
              </table:table-cell>
              <table:table-cell office:value-type="float" office:value="321.790222167969">
                <text:p>321.790222167969</text:p>
              </table:table-cell>
              <table:table-cell office:value-type="float" office:value="80.7942428588867">
                <text:p>80.794242858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540.87420754088">
                <text:p>7540.87420754088</text:p>
              </table:table-cell>
              <table:table-cell office:value-type="float" office:value="44.9834442138672">
                <text:p>44.9834442138672</text:p>
              </table:table-cell>
              <table:table-cell office:value-type="float" office:value="321.044891357422">
                <text:p>321.044891357422</text:p>
              </table:table-cell>
              <table:table-cell office:value-type="float" office:value="80.1095581054688">
                <text:p>80.10955810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574.24090757424">
                <text:p>7574.24090757424</text:p>
              </table:table-cell>
              <table:table-cell office:value-type="float" office:value="42.1561393737793">
                <text:p>42.1561393737793</text:p>
              </table:table-cell>
              <table:table-cell office:value-type="float" office:value="320.067565917969">
                <text:p>320.067565917969</text:p>
              </table:table-cell>
              <table:table-cell office:value-type="float" office:value="79.9498138427734">
                <text:p>79.949813842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07.60760760761">
                <text:p>7607.60760760761</text:p>
              </table:table-cell>
              <table:table-cell office:value-type="float" office:value="42.1561393737793">
                <text:p>42.1561393737793</text:p>
              </table:table-cell>
              <table:table-cell office:value-type="float" office:value="320.067565917969">
                <text:p>320.067565917969</text:p>
              </table:table-cell>
              <table:table-cell office:value-type="float" office:value="79.9498138427734">
                <text:p>79.949813842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640.97430764098">
                <text:p>7640.97430764098</text:p>
              </table:table-cell>
              <table:table-cell office:value-type="float" office:value="39.8410835266113">
                <text:p>39.8410835266113</text:p>
              </table:table-cell>
              <table:table-cell office:value-type="float" office:value="319.941864013672">
                <text:p>319.941864013672</text:p>
              </table:table-cell>
              <table:table-cell office:value-type="float" office:value="79.7267532348633">
                <text:p>79.726753234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674.34100767434">
                <text:p>7674.34100767434</text:p>
              </table:table-cell>
              <table:table-cell office:value-type="float" office:value="38.0714302062988">
                <text:p>38.0714302062988</text:p>
              </table:table-cell>
              <table:table-cell office:value-type="float" office:value="319.023803710937">
                <text:p>319.023803710937</text:p>
              </table:table-cell>
              <table:table-cell office:value-type="float" office:value="78.7855529785156">
                <text:p>78.78555297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07.70770770771">
                <text:p>7707.70770770771</text:p>
              </table:table-cell>
              <table:table-cell office:value-type="float" office:value="33.869384765625">
                <text:p>33.869384765625</text:p>
              </table:table-cell>
              <table:table-cell office:value-type="float" office:value="316.773834228516">
                <text:p>316.773834228516</text:p>
              </table:table-cell>
              <table:table-cell office:value-type="float" office:value="79.8607940673828">
                <text:p>79.860794067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41.07440774108">
                <text:p>7741.07440774108</text:p>
              </table:table-cell>
              <table:table-cell office:value-type="float" office:value="27.9163341522217">
                <text:p>27.9163341522217</text:p>
              </table:table-cell>
              <table:table-cell office:value-type="float" office:value="310.606903076172">
                <text:p>310.606903076172</text:p>
              </table:table-cell>
              <table:table-cell office:value-type="float" office:value="84.1581878662109">
                <text:p>84.158187866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74.44110777444">
                <text:p>7774.44110777444</text:p>
              </table:table-cell>
              <table:table-cell office:value-type="float" office:value="27.9163341522217">
                <text:p>27.9163341522217</text:p>
              </table:table-cell>
              <table:table-cell office:value-type="float" office:value="310.606903076172">
                <text:p>310.606903076172</text:p>
              </table:table-cell>
              <table:table-cell office:value-type="float" office:value="84.1581878662109">
                <text:p>84.158187866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807.80780780781">
                <text:p>7807.80780780781</text:p>
              </table:table-cell>
              <table:table-cell office:value-type="float" office:value="29.5279502868652">
                <text:p>29.5279502868652</text:p>
              </table:table-cell>
              <table:table-cell office:value-type="float" office:value="316.919250488281">
                <text:p>316.919250488281</text:p>
              </table:table-cell>
              <table:table-cell office:value-type="float" office:value="79.7488021850586">
                <text:p>79.748802185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841.17450784118">
                <text:p>7841.17450784118</text:p>
              </table:table-cell>
              <table:table-cell office:value-type="float" office:value="28.2478122711182">
                <text:p>28.2478122711182</text:p>
              </table:table-cell>
              <table:table-cell office:value-type="float" office:value="316.820129394531">
                <text:p>316.820129394531</text:p>
              </table:table-cell>
              <table:table-cell office:value-type="float" office:value="79.0260162353516">
                <text:p>79.026016235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74.54120787454">
                <text:p>7874.54120787454</text:p>
              </table:table-cell>
              <table:table-cell office:value-type="float" office:value="27.2875900268555">
                <text:p>27.2875900268555</text:p>
              </table:table-cell>
              <table:table-cell office:value-type="float" office:value="317.165588378906">
                <text:p>317.165588378906</text:p>
              </table:table-cell>
              <table:table-cell office:value-type="float" office:value="78.3745727539062">
                <text:p>78.3745727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07.90790790791">
                <text:p>7907.90790790791</text:p>
              </table:table-cell>
              <table:table-cell office:value-type="float" office:value="27.2875900268555">
                <text:p>27.2875900268555</text:p>
              </table:table-cell>
              <table:table-cell office:value-type="float" office:value="317.165588378906">
                <text:p>317.165588378906</text:p>
              </table:table-cell>
              <table:table-cell office:value-type="float" office:value="78.3745727539062">
                <text:p>78.374572753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41.27460794127">
                <text:p>7941.27460794127</text:p>
              </table:table-cell>
              <table:table-cell office:value-type="float" office:value="22.6464710235596">
                <text:p>22.6464710235596</text:p>
              </table:table-cell>
              <table:table-cell office:value-type="float" office:value="312.971008300781">
                <text:p>312.971008300781</text:p>
              </table:table-cell>
              <table:table-cell office:value-type="float" office:value="81.2490158081055">
                <text:p>81.249015808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74.64130797464">
                <text:p>7974.64130797464</text:p>
              </table:table-cell>
              <table:table-cell office:value-type="float" office:value="21.2318649291992">
                <text:p>21.2318649291992</text:p>
              </table:table-cell>
              <table:table-cell office:value-type="float" office:value="312.335540771484">
                <text:p>312.335540771484</text:p>
              </table:table-cell>
              <table:table-cell office:value-type="float" office:value="81.5069198608398">
                <text:p>81.506919860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08.00800800801">
                <text:p>8008.00800800801</text:p>
              </table:table-cell>
              <table:table-cell office:value-type="float" office:value="20.4926452636719">
                <text:p>20.4926452636719</text:p>
              </table:table-cell>
              <table:table-cell office:value-type="float" office:value="312.662933349609">
                <text:p>312.662933349609</text:p>
              </table:table-cell>
              <table:table-cell office:value-type="float" office:value="80.9732208251953">
                <text:p>80.973220825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41.37470804137">
                <text:p>8041.37470804137</text:p>
              </table:table-cell>
              <table:table-cell office:value-type="float" office:value="20.0848903656006">
                <text:p>20.0848903656006</text:p>
              </table:table-cell>
              <table:table-cell office:value-type="float" office:value="313.168060302734">
                <text:p>313.168060302734</text:p>
              </table:table-cell>
              <table:table-cell office:value-type="float" office:value="80.3817596435547">
                <text:p>80.381759643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74.74140807474">
                <text:p>8074.74140807474</text:p>
              </table:table-cell>
              <table:table-cell office:value-type="float" office:value="20.0848903656006">
                <text:p>20.0848903656006</text:p>
              </table:table-cell>
              <table:table-cell office:value-type="float" office:value="313.168060302734">
                <text:p>313.168060302734</text:p>
              </table:table-cell>
              <table:table-cell office:value-type="float" office:value="80.3817596435547">
                <text:p>80.381759643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08.10810810811">
                <text:p>8108.10810810811</text:p>
              </table:table-cell>
              <table:table-cell office:value-type="float" office:value="21.9335498809814">
                <text:p>21.9335498809814</text:p>
              </table:table-cell>
              <table:table-cell office:value-type="float" office:value="317.527648925781">
                <text:p>317.527648925781</text:p>
              </table:table-cell>
              <table:table-cell office:value-type="float" office:value="77.6352233886719">
                <text:p>77.635223388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141.47480814148">
                <text:p>8141.47480814148</text:p>
              </table:table-cell>
              <table:table-cell office:value-type="float" office:value="22.9764995574951">
                <text:p>22.9764995574951</text:p>
              </table:table-cell>
              <table:table-cell office:value-type="float" office:value="319.444091796875">
                <text:p>319.444091796875</text:p>
              </table:table-cell>
              <table:table-cell office:value-type="float" office:value="76.1071319580078">
                <text:p>76.107131958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174.84150817484">
                <text:p>8174.84150817484</text:p>
              </table:table-cell>
              <table:table-cell office:value-type="float" office:value="20.9036445617676">
                <text:p>20.9036445617676</text:p>
              </table:table-cell>
              <table:table-cell office:value-type="float" office:value="318.968811035156">
                <text:p>318.968811035156</text:p>
              </table:table-cell>
              <table:table-cell office:value-type="float" office:value="76.9259185791016">
                <text:p>76.925918579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208.20820820821">
                <text:p>8208.20820820821</text:p>
              </table:table-cell>
              <table:table-cell office:value-type="float" office:value="20.7398071289062">
                <text:p>20.7398071289062</text:p>
              </table:table-cell>
              <table:table-cell office:value-type="float" office:value="320.303192138672">
                <text:p>320.303192138672</text:p>
              </table:table-cell>
              <table:table-cell office:value-type="float" office:value="76.2948150634766">
                <text:p>76.2948150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241.57490824157">
                <text:p>8241.57490824157</text:p>
              </table:table-cell>
              <table:table-cell office:value-type="float" office:value="20.7398071289062">
                <text:p>20.7398071289062</text:p>
              </table:table-cell>
              <table:table-cell office:value-type="float" office:value="320.303192138672">
                <text:p>320.303192138672</text:p>
              </table:table-cell>
              <table:table-cell office:value-type="float" office:value="76.2948150634766">
                <text:p>76.2948150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274.94160827494">
                <text:p>8274.94160827494</text:p>
              </table:table-cell>
              <table:table-cell office:value-type="float" office:value="20.4861392974853">
                <text:p>20.4861392974853</text:p>
              </table:table-cell>
              <table:table-cell office:value-type="float" office:value="321.112060546875">
                <text:p>321.112060546875</text:p>
              </table:table-cell>
              <table:table-cell office:value-type="float" office:value="75.712287902832">
                <text:p>75.71228790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308.30830830831">
                <text:p>8308.30830830831</text:p>
              </table:table-cell>
              <table:table-cell office:value-type="float" office:value="19.466667175293">
                <text:p>19.466667175293</text:p>
              </table:table-cell>
              <table:table-cell office:value-type="float" office:value="321.466674804687">
                <text:p>321.466674804687</text:p>
              </table:table-cell>
              <table:table-cell office:value-type="float" office:value="76.0665435791016">
                <text:p>76.066543579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41.67500834168">
                <text:p>8341.67500834168</text:p>
              </table:table-cell>
              <table:table-cell office:value-type="float" office:value="17.9272022247314">
                <text:p>17.9272022247314</text:p>
              </table:table-cell>
              <table:table-cell office:value-type="float" office:value="321.238006591797">
                <text:p>321.238006591797</text:p>
              </table:table-cell>
              <table:table-cell office:value-type="float" office:value="75.9093856811523">
                <text:p>75.909385681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375.04170837504">
                <text:p>8375.04170837504</text:p>
              </table:table-cell>
              <table:table-cell office:value-type="float" office:value="17.9210529327393">
                <text:p>17.9210529327393</text:p>
              </table:table-cell>
              <table:table-cell office:value-type="float" office:value="323.246856689453">
                <text:p>323.246856689453</text:p>
              </table:table-cell>
              <table:table-cell office:value-type="float" office:value="74.9279327392578">
                <text:p>74.927932739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408.40840840841">
                <text:p>8408.40840840841</text:p>
              </table:table-cell>
              <table:table-cell office:value-type="float" office:value="17.9210529327393">
                <text:p>17.9210529327393</text:p>
              </table:table-cell>
              <table:table-cell office:value-type="float" office:value="323.246856689453">
                <text:p>323.246856689453</text:p>
              </table:table-cell>
              <table:table-cell office:value-type="float" office:value="74.9279327392578">
                <text:p>74.927932739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441.77510844178">
                <text:p>8441.77510844178</text:p>
              </table:table-cell>
              <table:table-cell office:value-type="float" office:value="16.1233768463135">
                <text:p>16.1233768463135</text:p>
              </table:table-cell>
              <table:table-cell office:value-type="float" office:value="323.548706054687">
                <text:p>323.548706054687</text:p>
              </table:table-cell>
              <table:table-cell office:value-type="float" office:value="75.2002105712891">
                <text:p>75.200210571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475.14180847514">
                <text:p>8475.14180847514</text:p>
              </table:table-cell>
              <table:table-cell office:value-type="float" office:value="15.4078159332275">
                <text:p>15.4078159332275</text:p>
              </table:table-cell>
              <table:table-cell office:value-type="float" office:value="323.850402832031">
                <text:p>323.850402832031</text:p>
              </table:table-cell>
              <table:table-cell office:value-type="float" office:value="74.754768371582">
                <text:p>74.75476837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08.50850850851">
                <text:p>8508.50850850851</text:p>
              </table:table-cell>
              <table:table-cell office:value-type="float" office:value="14.6633462905884">
                <text:p>14.6633462905884</text:p>
              </table:table-cell>
              <table:table-cell office:value-type="float" office:value="323.296203613281">
                <text:p>323.296203613281</text:p>
              </table:table-cell>
              <table:table-cell office:value-type="float" office:value="74.1678314208984">
                <text:p>74.167831420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41.87520854188">
                <text:p>8541.87520854188</text:p>
              </table:table-cell>
              <table:table-cell office:value-type="float" office:value="13.6283025741577">
                <text:p>13.6283025741577</text:p>
              </table:table-cell>
              <table:table-cell office:value-type="float" office:value="323.111877441406">
                <text:p>323.111877441406</text:p>
              </table:table-cell>
              <table:table-cell office:value-type="float" office:value="74.1513366699219">
                <text:p>74.1513366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75.24190857524">
                <text:p>8575.24190857524</text:p>
              </table:table-cell>
              <table:table-cell office:value-type="float" office:value="14.3398361206055">
                <text:p>14.3398361206055</text:p>
              </table:table-cell>
              <table:table-cell office:value-type="float" office:value="323.740234375">
                <text:p>323.740234375</text:p>
              </table:table-cell>
              <table:table-cell office:value-type="float" office:value="73.6689605712891">
                <text:p>73.668960571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608.60860860861">
                <text:p>8608.60860860861</text:p>
              </table:table-cell>
              <table:table-cell office:value-type="float" office:value="13.6721858978272">
                <text:p>13.6721858978272</text:p>
              </table:table-cell>
              <table:table-cell office:value-type="float" office:value="323.620544433594">
                <text:p>323.620544433594</text:p>
              </table:table-cell>
              <table:table-cell office:value-type="float" office:value="73.6595764160156">
                <text:p>73.659576416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641.97530864197">
                <text:p>8641.97530864197</text:p>
              </table:table-cell>
              <table:table-cell office:value-type="float" office:value="15.0106859207153">
                <text:p>15.0106859207153</text:p>
              </table:table-cell>
              <table:table-cell office:value-type="float" office:value="323.435882568359">
                <text:p>323.435882568359</text:p>
              </table:table-cell>
              <table:table-cell office:value-type="float" office:value="73.1215286254883">
                <text:p>73.121528625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75.34200867534">
                <text:p>8675.34200867534</text:p>
              </table:table-cell>
              <table:table-cell office:value-type="float" office:value="12.5262317657471">
                <text:p>12.5262317657471</text:p>
              </table:table-cell>
              <table:table-cell office:value-type="float" office:value="323.064880371094">
                <text:p>323.064880371094</text:p>
              </table:table-cell>
              <table:table-cell office:value-type="float" office:value="73.5547103881836">
                <text:p>73.554710388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708.70870870871">
                <text:p>8708.70870870871</text:p>
              </table:table-cell>
              <table:table-cell office:value-type="float" office:value="12.9628343582153">
                <text:p>12.9628343582153</text:p>
              </table:table-cell>
              <table:table-cell office:value-type="float" office:value="323.6328125">
                <text:p>323.6328125</text:p>
              </table:table-cell>
              <table:table-cell office:value-type="float" office:value="73.1929626464844">
                <text:p>73.192962646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742.07540874208">
                <text:p>8742.07540874208</text:p>
              </table:table-cell>
              <table:table-cell office:value-type="float" office:value="12.8338232040405">
                <text:p>12.8338232040405</text:p>
              </table:table-cell>
              <table:table-cell office:value-type="float" office:value="323.778228759766">
                <text:p>323.778228759766</text:p>
              </table:table-cell>
              <table:table-cell office:value-type="float" office:value="73.3532791137695">
                <text:p>73.353279113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775.44210877544">
                <text:p>8775.44210877544</text:p>
              </table:table-cell>
              <table:table-cell office:value-type="float" office:value="12.2519998550415">
                <text:p>12.2519998550415</text:p>
              </table:table-cell>
              <table:table-cell office:value-type="float" office:value="323.252014160156">
                <text:p>323.252014160156</text:p>
              </table:table-cell>
              <table:table-cell office:value-type="float" office:value="73.7726211547852">
                <text:p>73.772621154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08.80880880881">
                <text:p>8808.80880880881</text:p>
              </table:table-cell>
              <table:table-cell office:value-type="float" office:value="13">
                <text:p>13</text:p>
              </table:table-cell>
              <table:table-cell office:value-type="float" office:value="323.5">
                <text:p>323.5</text:p>
              </table:table-cell>
              <table:table-cell office:value-type="float" office:value="73.1865081787109">
                <text:p>73.186508178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842.17550884218">
                <text:p>8842.17550884218</text:p>
              </table:table-cell>
              <table:table-cell office:value-type="float" office:value="13.2209949493408">
                <text:p>13.2209949493408</text:p>
              </table:table-cell>
              <table:table-cell office:value-type="float" office:value="323.894073486328">
                <text:p>323.894073486328</text:p>
              </table:table-cell>
              <table:table-cell office:value-type="float" office:value="73.3080673217773">
                <text:p>73.308067321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875.54220887554">
                <text:p>8875.54220887554</text:p>
              </table:table-cell>
              <table:table-cell office:value-type="float" office:value="13.1518106460571">
                <text:p>13.1518106460571</text:p>
              </table:table-cell>
              <table:table-cell office:value-type="float" office:value="323.826477050781">
                <text:p>323.826477050781</text:p>
              </table:table-cell>
              <table:table-cell office:value-type="float" office:value="73.3621215820313">
                <text:p>73.36212158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908.90890890891">
                <text:p>8908.90890890891</text:p>
              </table:table-cell>
              <table:table-cell office:value-type="float" office:value="13.1518106460571">
                <text:p>13.1518106460571</text:p>
              </table:table-cell>
              <table:table-cell office:value-type="float" office:value="323.826477050781">
                <text:p>323.826477050781</text:p>
              </table:table-cell>
              <table:table-cell office:value-type="float" office:value="73.3621215820313">
                <text:p>73.36212158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942.27560894228">
                <text:p>8942.27560894228</text:p>
              </table:table-cell>
              <table:table-cell office:value-type="float" office:value="14.4561882019043">
                <text:p>14.4561882019043</text:p>
              </table:table-cell>
              <table:table-cell office:value-type="float" office:value="323.912231445312">
                <text:p>323.912231445312</text:p>
              </table:table-cell>
              <table:table-cell office:value-type="float" office:value="72.5428695678711">
                <text:p>72.54286956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975.64230897564">
                <text:p>8975.64230897564</text:p>
              </table:table-cell>
              <table:table-cell office:value-type="float" office:value="14.6169185638428">
                <text:p>14.6169185638428</text:p>
              </table:table-cell>
              <table:table-cell office:value-type="float" office:value="323.870086669922">
                <text:p>323.870086669922</text:p>
              </table:table-cell>
              <table:table-cell office:value-type="float" office:value="72.616340637207">
                <text:p>72.61634063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09.00900900901">
                <text:p>9009.00900900901</text:p>
              </table:table-cell>
              <table:table-cell office:value-type="float" office:value="14.9979038238525">
                <text:p>14.9979038238525</text:p>
              </table:table-cell>
              <table:table-cell office:value-type="float" office:value="324.003143310547">
                <text:p>324.003143310547</text:p>
              </table:table-cell>
              <table:table-cell office:value-type="float" office:value="72.5637969970703">
                <text:p>72.563796997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42.37570904238">
                <text:p>9042.37570904238</text:p>
              </table:table-cell>
              <table:table-cell office:value-type="float" office:value="15.3225440979004">
                <text:p>15.3225440979004</text:p>
              </table:table-cell>
              <table:table-cell office:value-type="float" office:value="323.496917724609">
                <text:p>323.496917724609</text:p>
              </table:table-cell>
              <table:table-cell office:value-type="float" office:value="72.1489868164062">
                <text:p>72.148986816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75.74240907574">
                <text:p>9075.74240907574</text:p>
              </table:table-cell>
              <table:table-cell office:value-type="float" office:value="15.3225440979004">
                <text:p>15.3225440979004</text:p>
              </table:table-cell>
              <table:table-cell office:value-type="float" office:value="323.496917724609">
                <text:p>323.496917724609</text:p>
              </table:table-cell>
              <table:table-cell office:value-type="float" office:value="72.1489868164062">
                <text:p>72.148986816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109.10910910911">
                <text:p>9109.10910910911</text:p>
              </table:table-cell>
              <table:table-cell office:value-type="float" office:value="15.4500160217285">
                <text:p>15.4500160217285</text:p>
              </table:table-cell>
              <table:table-cell office:value-type="float" office:value="323.519378662109">
                <text:p>323.519378662109</text:p>
              </table:table-cell>
              <table:table-cell office:value-type="float" office:value="72.1542663574219">
                <text:p>72.154266357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142.47580914248">
                <text:p>9142.47580914248</text:p>
              </table:table-cell>
              <table:table-cell office:value-type="float" office:value="15.0042018890381">
                <text:p>15.0042018890381</text:p>
              </table:table-cell>
              <table:table-cell office:value-type="float" office:value="323.004211425781">
                <text:p>323.004211425781</text:p>
              </table:table-cell>
              <table:table-cell office:value-type="float" office:value="72.5640716552734">
                <text:p>72.564071655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175.84250917584">
                <text:p>9175.84250917584</text:p>
              </table:table-cell>
              <table:table-cell office:value-type="float" office:value="15.4482755661011">
                <text:p>15.4482755661011</text:p>
              </table:table-cell>
              <table:table-cell office:value-type="float" office:value="323.448272705078">
                <text:p>323.448272705078</text:p>
              </table:table-cell>
              <table:table-cell office:value-type="float" office:value="72.2233276367188">
                <text:p>72.22332763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209.20920920921">
                <text:p>9209.20920920921</text:p>
              </table:table-cell>
              <table:table-cell office:value-type="float" office:value="14.0310497283936">
                <text:p>14.0310497283936</text:p>
              </table:table-cell>
              <table:table-cell office:value-type="float" office:value="321.265808105469">
                <text:p>321.265808105469</text:p>
              </table:table-cell>
              <table:table-cell office:value-type="float" office:value="73.093635559082">
                <text:p>73.09363555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242.57590924258">
                <text:p>9242.57590924258</text:p>
              </table:table-cell>
              <table:table-cell office:value-type="float" office:value="13.9422407150269">
                <text:p>13.9422407150269</text:p>
              </table:table-cell>
              <table:table-cell office:value-type="float" office:value="321.250396728516">
                <text:p>321.250396728516</text:p>
              </table:table-cell>
              <table:table-cell office:value-type="float" office:value="73.0917816162109">
                <text:p>73.091781616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275.94260927594">
                <text:p>9275.94260927594</text:p>
              </table:table-cell>
              <table:table-cell office:value-type="float" office:value="13.4425096511841">
                <text:p>13.4425096511841</text:p>
              </table:table-cell>
              <table:table-cell office:value-type="float" office:value="320.73876953125">
                <text:p>320.73876953125</text:p>
              </table:table-cell>
              <table:table-cell office:value-type="float" office:value="73.5010375976563">
                <text:p>73.50103759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309.30930930931">
                <text:p>9309.30930930931</text:p>
              </table:table-cell>
              <table:table-cell office:value-type="float" office:value="14.4561882019043">
                <text:p>14.4561882019043</text:p>
              </table:table-cell>
              <table:table-cell office:value-type="float" office:value="320.912231445313">
                <text:p>320.912231445313</text:p>
              </table:table-cell>
              <table:table-cell office:value-type="float" office:value="72.5428695678711">
                <text:p>72.54286956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342.67600934268">
                <text:p>9342.67600934268</text:p>
              </table:table-cell>
              <table:table-cell office:value-type="float" office:value="11.7332248687744">
                <text:p>11.7332248687744</text:p>
              </table:table-cell>
              <table:table-cell office:value-type="float" office:value="317.174987792969">
                <text:p>317.174987792969</text:p>
              </table:table-cell>
              <table:table-cell office:value-type="float" office:value="74.7517013549805">
                <text:p>74.7517013549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376.04270937604">
                <text:p>9376.04270937604</text:p>
              </table:table-cell>
              <table:table-cell office:value-type="float" office:value="14">
                <text:p>14</text:p>
              </table:table-cell>
              <table:table-cell office:value-type="float" office:value="316.5">
                <text:p>316.5</text:p>
              </table:table-cell>
              <table:table-cell office:value-type="float" office:value="74.8215560913086">
                <text:p>74.821556091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409.40940940941">
                <text:p>9409.40940940941</text:p>
              </table:table-cell>
              <table:table-cell office:value-type="float" office:value="14">
                <text:p>14</text:p>
              </table:table-cell>
              <table:table-cell office:value-type="float" office:value="316.5">
                <text:p>316.5</text:p>
              </table:table-cell>
              <table:table-cell office:value-type="float" office:value="74.8215560913086">
                <text:p>74.821556091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442.77610944278">
                <text:p>9442.77610944278</text:p>
              </table:table-cell>
              <table:table-cell office:value-type="float" office:value="11.5">
                <text:p>11.5</text:p>
              </table:table-cell>
              <table:table-cell office:value-type="float" office:value="316">
                <text:p>316</text:p>
              </table:table-cell>
              <table:table-cell office:value-type="float" office:value="74.8883514404297">
                <text:p>74.888351440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76.14280947614">
                <text:p>9476.14280947614</text:p>
              </table:table-cell>
              <table:table-cell office:value-type="float" office:value="12">
                <text:p>12</text:p>
              </table:table-cell>
              <table:table-cell office:value-type="float" office:value="316.5">
                <text:p>316.5</text:p>
              </table:table-cell>
              <table:table-cell office:value-type="float" office:value="74.4732513427734">
                <text:p>74.473251342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09.50950950951">
                <text:p>9509.50950950951</text:p>
              </table:table-cell>
              <table:table-cell office:value-type="float" office:value="14">
                <text:p>14</text:p>
              </table:table-cell>
              <table:table-cell office:value-type="float" office:value="316.5">
                <text:p>316.5</text:p>
              </table:table-cell>
              <table:table-cell office:value-type="float" office:value="74.8215560913086">
                <text:p>74.821556091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542.87620954288">
                <text:p>9542.87620954288</text:p>
              </table:table-cell>
              <table:table-cell office:value-type="float" office:value="13.5">
                <text:p>13.5</text:p>
              </table:table-cell>
              <table:table-cell office:value-type="float" office:value="317">
                <text:p>317</text:p>
              </table:table-cell>
              <table:table-cell office:value-type="float" office:value="75.221435546875">
                <text:p>75.22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576.24290957624">
                <text:p>9576.24290957624</text:p>
              </table:table-cell>
              <table:table-cell office:value-type="float" office:value="13.5">
                <text:p>13.5</text:p>
              </table:table-cell>
              <table:table-cell office:value-type="float" office:value="317">
                <text:p>317</text:p>
              </table:table-cell>
              <table:table-cell office:value-type="float" office:value="75.221435546875">
                <text:p>75.22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09.60960960961">
                <text:p>9609.60960960961</text:p>
              </table:table-cell>
              <table:table-cell office:value-type="float" office:value="13.5">
                <text:p>13.5</text:p>
              </table:table-cell>
              <table:table-cell office:value-type="float" office:value="317">
                <text:p>317</text:p>
              </table:table-cell>
              <table:table-cell office:value-type="float" office:value="75.221435546875">
                <text:p>75.22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42.97630964298">
                <text:p>9642.97630964298</text:p>
              </table:table-cell>
              <table:table-cell office:value-type="float" office:value="14.5">
                <text:p>14.5</text:p>
              </table:table-cell>
              <table:table-cell office:value-type="float" office:value="317">
                <text:p>317</text:p>
              </table:table-cell>
              <table:table-cell office:value-type="float" office:value="75.4073257446289">
                <text:p>75.407325744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676.34300967634">
                <text:p>9676.34300967634</text:p>
              </table:table-cell>
              <table:table-cell office:value-type="float" office:value="16">
                <text:p>16</text:p>
              </table:table-cell>
              <table:table-cell office:value-type="float" office:value="317">
                <text:p>317</text:p>
              </table:table-cell>
              <table:table-cell office:value-type="float" office:value="75.710075378418">
                <text:p>75.71007537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709.70970970971">
                <text:p>9709.70970970971</text:p>
              </table:table-cell>
              <table:table-cell office:value-type="float" office:value="15">
                <text:p>15</text:p>
              </table:table-cell>
              <table:table-cell office:value-type="float" office:value="317">
                <text:p>317</text:p>
              </table:table-cell>
              <table:table-cell office:value-type="float" office:value="75.5050659179688">
                <text:p>75.5050659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743.07640974308">
                <text:p>9743.07640974308</text:p>
              </table:table-cell>
              <table:table-cell office:value-type="float" office:value="15">
                <text:p>15</text:p>
              </table:table-cell>
              <table:table-cell office:value-type="float" office:value="317">
                <text:p>317</text:p>
              </table:table-cell>
              <table:table-cell office:value-type="float" office:value="75.5050659179688">
                <text:p>75.5050659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776.44310977644">
                <text:p>9776.44310977644</text:p>
              </table:table-cell>
              <table:table-cell office:value-type="float" office:value="14.5">
                <text:p>14.5</text:p>
              </table:table-cell>
              <table:table-cell office:value-type="float" office:value="317">
                <text:p>317</text:p>
              </table:table-cell>
              <table:table-cell office:value-type="float" office:value="75.4073257446289">
                <text:p>75.407325744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809.80980980981">
                <text:p>9809.80980980981</text:p>
              </table:table-cell>
              <table:table-cell office:value-type="float" office:value="14.5">
                <text:p>14.5</text:p>
              </table:table-cell>
              <table:table-cell office:value-type="float" office:value="317">
                <text:p>317</text:p>
              </table:table-cell>
              <table:table-cell office:value-type="float" office:value="75.4073257446289">
                <text:p>75.407325744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843.17650984318">
                <text:p>9843.17650984318</text:p>
              </table:table-cell>
              <table:table-cell office:value-type="float" office:value="15.5">
                <text:p>15.5</text:p>
              </table:table-cell>
              <table:table-cell office:value-type="float" office:value="317">
                <text:p>317</text:p>
              </table:table-cell>
              <table:table-cell office:value-type="float" office:value="75.6059875488281">
                <text:p>75.605987548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76.54320987654">
                <text:p>9876.54320987654</text:p>
              </table:table-cell>
              <table:table-cell office:value-type="float" office:value="15.5">
                <text:p>15.5</text:p>
              </table:table-cell>
              <table:table-cell office:value-type="float" office:value="317">
                <text:p>317</text:p>
              </table:table-cell>
              <table:table-cell office:value-type="float" office:value="75.6059875488281">
                <text:p>75.605987548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909.90990990991">
                <text:p>9909.90990990991</text:p>
              </table:table-cell>
              <table:table-cell office:value-type="float" office:value="16">
                <text:p>16</text:p>
              </table:table-cell>
              <table:table-cell office:value-type="float" office:value="317">
                <text:p>317</text:p>
              </table:table-cell>
              <table:table-cell office:value-type="float" office:value="75.710075378418">
                <text:p>75.71007537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943.27660994328">
                <text:p>9943.27660994328</text:p>
              </table:table-cell>
              <table:table-cell office:value-type="float" office:value="17.769458770752">
                <text:p>17.769458770752</text:p>
              </table:table-cell>
              <table:table-cell office:value-type="float" office:value="316.677978515625">
                <text:p>316.677978515625</text:p>
              </table:table-cell>
              <table:table-cell office:value-type="float" office:value="75.4446182250977">
                <text:p>75.444618225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976.64330997664">
                <text:p>9976.64330997664</text:p>
              </table:table-cell>
              <table:table-cell office:value-type="float" office:value="18.9501285552979">
                <text:p>18.9501285552979</text:p>
              </table:table-cell>
              <table:table-cell office:value-type="float" office:value="316.845275878906">
                <text:p>316.845275878906</text:p>
              </table:table-cell>
              <table:table-cell office:value-type="float" office:value="75.5694274902344">
                <text:p>75.56942749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10.01001001">
                <text:p>10010.01001001</text:p>
              </table:table-cell>
              <table:table-cell office:value-type="float" office:value="20.8062038421631">
                <text:p>20.8062038421631</text:p>
              </table:table-cell>
              <table:table-cell office:value-type="float" office:value="316.691955566406">
                <text:p>316.691955566406</text:p>
              </table:table-cell>
              <table:table-cell office:value-type="float" office:value="75.2420806884766">
                <text:p>75.242080688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43.3767100434">
                <text:p>10043.3767100434</text:p>
              </table:table-cell>
              <table:table-cell office:value-type="float" office:value="22">
                <text:p>22</text:p>
              </table:table-cell>
              <table:table-cell office:value-type="float" office:value="316">
                <text:p>316</text:p>
              </table:table-cell>
              <table:table-cell office:value-type="float" office:value="76.2431335449219">
                <text:p>76.2431335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76.7434100767">
                <text:p>10076.7434100767</text:p>
              </table:table-cell>
              <table:table-cell office:value-type="float" office:value="22">
                <text:p>22</text:p>
              </table:table-cell>
              <table:table-cell office:value-type="float" office:value="316">
                <text:p>316</text:p>
              </table:table-cell>
              <table:table-cell office:value-type="float" office:value="76.2431335449219">
                <text:p>76.2431335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110.1101101101">
                <text:p>10110.1101101101</text:p>
              </table:table-cell>
              <table:table-cell office:value-type="float" office:value="23.4536819458008">
                <text:p>23.4536819458008</text:p>
              </table:table-cell>
              <table:table-cell office:value-type="float" office:value="316.2939453125">
                <text:p>316.2939453125</text:p>
              </table:table-cell>
              <table:table-cell office:value-type="float" office:value="76.3954238891602">
                <text:p>76.395423889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43.4768101435">
                <text:p>10143.4768101435</text:p>
              </table:table-cell>
              <table:table-cell office:value-type="float" office:value="26.5339660644531">
                <text:p>26.5339660644531</text:p>
              </table:table-cell>
              <table:table-cell office:value-type="float" office:value="317.905975341797">
                <text:p>317.905975341797</text:p>
              </table:table-cell>
              <table:table-cell office:value-type="float" office:value="75.2083129882813">
                <text:p>75.208312988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176.8435101768">
                <text:p>10176.8435101768</text:p>
              </table:table-cell>
              <table:table-cell office:value-type="float" office:value="27.7645740509033">
                <text:p>27.7645740509033</text:p>
              </table:table-cell>
              <table:table-cell office:value-type="float" office:value="317.110870361328">
                <text:p>317.110870361328</text:p>
              </table:table-cell>
              <table:table-cell office:value-type="float" office:value="76.1324920654297">
                <text:p>76.132492065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10.2102102102">
                <text:p>10210.2102102102</text:p>
              </table:table-cell>
              <table:table-cell office:value-type="float" office:value="30.7841091156006">
                <text:p>30.7841091156006</text:p>
              </table:table-cell>
              <table:table-cell office:value-type="float" office:value="316.751922607422">
                <text:p>316.751922607422</text:p>
              </table:table-cell>
              <table:table-cell office:value-type="float" office:value="75.7823944091797">
                <text:p>75.78239440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243.5769102436">
                <text:p>10243.5769102436</text:p>
              </table:table-cell>
              <table:table-cell office:value-type="float" office:value="30.7841091156006">
                <text:p>30.7841091156006</text:p>
              </table:table-cell>
              <table:table-cell office:value-type="float" office:value="316.751922607422">
                <text:p>316.751922607422</text:p>
              </table:table-cell>
              <table:table-cell office:value-type="float" office:value="75.7823944091797">
                <text:p>75.78239440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76.9436102769">
                <text:p>10276.9436102769</text:p>
              </table:table-cell>
              <table:table-cell office:value-type="float" office:value="33.3030967712402">
                <text:p>33.3030967712402</text:p>
              </table:table-cell>
              <table:table-cell office:value-type="float" office:value="316.606201171875">
                <text:p>316.606201171875</text:p>
              </table:table-cell>
              <table:table-cell office:value-type="float" office:value="76.0711822509766">
                <text:p>76.071182250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310.3103103103">
                <text:p>10310.3103103103</text:p>
              </table:table-cell>
              <table:table-cell office:value-type="float" office:value="36.0910797119141">
                <text:p>36.0910797119141</text:p>
              </table:table-cell>
              <table:table-cell office:value-type="float" office:value="316.851135253906">
                <text:p>316.851135253906</text:p>
              </table:table-cell>
              <table:table-cell office:value-type="float" office:value="76.2335357666016">
                <text:p>76.233535766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343.6770103437">
                <text:p>10343.6770103437</text:p>
              </table:table-cell>
              <table:table-cell office:value-type="float" office:value="39.8656845092773">
                <text:p>39.8656845092773</text:p>
              </table:table-cell>
              <table:table-cell office:value-type="float" office:value="316.146453857422">
                <text:p>316.146453857422</text:p>
              </table:table-cell>
              <table:table-cell office:value-type="float" office:value="75.6078109741211">
                <text:p>75.607810974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377.043710377">
                <text:p>10377.043710377</text:p>
              </table:table-cell>
              <table:table-cell office:value-type="float" office:value="39.8656845092773">
                <text:p>39.8656845092773</text:p>
              </table:table-cell>
              <table:table-cell office:value-type="float" office:value="316.146453857422">
                <text:p>316.146453857422</text:p>
              </table:table-cell>
              <table:table-cell office:value-type="float" office:value="75.6078109741211">
                <text:p>75.607810974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410.4104104104">
                <text:p>10410.4104104104</text:p>
              </table:table-cell>
              <table:table-cell office:value-type="float" office:value="43.8649368286133">
                <text:p>43.8649368286133</text:p>
              </table:table-cell>
              <table:table-cell office:value-type="float" office:value="317.084045410156">
                <text:p>317.084045410156</text:p>
              </table:table-cell>
              <table:table-cell office:value-type="float" office:value="75.0659942626953">
                <text:p>75.0659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443.7771104438">
                <text:p>10443.7771104438</text:p>
              </table:table-cell>
              <table:table-cell office:value-type="float" office:value="47.4777908325195">
                <text:p>47.4777908325195</text:p>
              </table:table-cell>
              <table:table-cell office:value-type="float" office:value="318.739562988281">
                <text:p>318.739562988281</text:p>
              </table:table-cell>
              <table:table-cell office:value-type="float" office:value="75.1560516357422">
                <text:p>75.156051635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477.1438104771">
                <text:p>10477.1438104771</text:p>
              </table:table-cell>
              <table:table-cell office:value-type="float" office:value="51.7357444763184">
                <text:p>51.7357444763184</text:p>
              </table:table-cell>
              <table:table-cell office:value-type="float" office:value="317.345062255859">
                <text:p>317.345062255859</text:p>
              </table:table-cell>
              <table:table-cell office:value-type="float" office:value="74.5349197387695">
                <text:p>74.534919738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510.5105105105">
                <text:p>10510.5105105105</text:p>
              </table:table-cell>
              <table:table-cell office:value-type="float" office:value="55.1684417724609">
                <text:p>55.1684417724609</text:p>
              </table:table-cell>
              <table:table-cell office:value-type="float" office:value="318.261779785156">
                <text:p>318.261779785156</text:p>
              </table:table-cell>
              <table:table-cell office:value-type="float" office:value="74.9529266357422">
                <text:p>74.952926635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543.8772105439">
                <text:p>10543.8772105439</text:p>
              </table:table-cell>
              <table:table-cell office:value-type="float" office:value="55.1684417724609">
                <text:p>55.1684417724609</text:p>
              </table:table-cell>
              <table:table-cell office:value-type="float" office:value="318.261779785156">
                <text:p>318.261779785156</text:p>
              </table:table-cell>
              <table:table-cell office:value-type="float" office:value="74.9529266357422">
                <text:p>74.952926635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577.2439105772">
                <text:p>10577.2439105772</text:p>
              </table:table-cell>
              <table:table-cell office:value-type="float" office:value="60.2117538452148">
                <text:p>60.2117538452148</text:p>
              </table:table-cell>
              <table:table-cell office:value-type="float" office:value="318.807495117187">
                <text:p>318.807495117187</text:p>
              </table:table-cell>
              <table:table-cell office:value-type="float" office:value="74.1016998291016">
                <text:p>74.101699829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610.6106106106">
                <text:p>10610.6106106106</text:p>
              </table:table-cell>
              <table:table-cell office:value-type="float" office:value="65.5122985839844">
                <text:p>65.5122985839844</text:p>
              </table:table-cell>
              <table:table-cell office:value-type="float" office:value="319.386535644531">
                <text:p>319.386535644531</text:p>
              </table:table-cell>
              <table:table-cell office:value-type="float" office:value="73.6324768066406">
                <text:p>73.632476806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643.977310644">
                <text:p>10643.977310644</text:p>
              </table:table-cell>
              <table:table-cell office:value-type="float" office:value="70.6396331787109">
                <text:p>70.6396331787109</text:p>
              </table:table-cell>
              <table:table-cell office:value-type="float" office:value="320.620971679687">
                <text:p>320.620971679687</text:p>
              </table:table-cell>
              <table:table-cell office:value-type="float" office:value="73.2497024536133">
                <text:p>73.249702453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677.3440106773">
                <text:p>10677.3440106773</text:p>
              </table:table-cell>
              <table:table-cell office:value-type="float" office:value="77.2695465087891">
                <text:p>77.2695465087891</text:p>
              </table:table-cell>
              <table:table-cell office:value-type="float" office:value="323.984558105469">
                <text:p>323.984558105469</text:p>
              </table:table-cell>
              <table:table-cell office:value-type="float" office:value="72.3003997802734">
                <text:p>72.300399780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710.7107107107">
                <text:p>10710.7107107107</text:p>
              </table:table-cell>
              <table:table-cell office:value-type="float" office:value="77.2695465087891">
                <text:p>77.2695465087891</text:p>
              </table:table-cell>
              <table:table-cell office:value-type="float" office:value="323.984558105469">
                <text:p>323.984558105469</text:p>
              </table:table-cell>
              <table:table-cell office:value-type="float" office:value="72.3003997802734">
                <text:p>72.300399780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744.0774107441">
                <text:p>10744.0774107441</text:p>
              </table:table-cell>
              <table:table-cell office:value-type="float" office:value="82.4557876586914">
                <text:p>82.4557876586914</text:p>
              </table:table-cell>
              <table:table-cell office:value-type="float" office:value="321.251312255859">
                <text:p>321.251312255859</text:p>
              </table:table-cell>
              <table:table-cell office:value-type="float" office:value="72.3472366333008">
                <text:p>72.347236633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777.4441107774">
                <text:p>10777.4441107774</text:p>
              </table:table-cell>
              <table:table-cell office:value-type="float" office:value="88.4589691162109">
                <text:p>88.4589691162109</text:p>
              </table:table-cell>
              <table:table-cell office:value-type="float" office:value="321.63818359375">
                <text:p>321.63818359375</text:p>
              </table:table-cell>
              <table:table-cell office:value-type="float" office:value="71.9244537353516">
                <text:p>71.924453735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810.8108108108">
                <text:p>10810.8108108108</text:p>
              </table:table-cell>
              <table:table-cell office:value-type="float" office:value="94.8396148681641">
                <text:p>94.8396148681641</text:p>
              </table:table-cell>
              <table:table-cell office:value-type="float" office:value="321.187530517578">
                <text:p>321.187530517578</text:p>
              </table:table-cell>
              <table:table-cell office:value-type="float" office:value="72.2187881469727">
                <text:p>72.218788146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844.1775108442">
                <text:p>10844.1775108442</text:p>
              </table:table-cell>
              <table:table-cell office:value-type="float" office:value="101.802207946777">
                <text:p>101.802207946777</text:p>
              </table:table-cell>
              <table:table-cell office:value-type="float" office:value="323.282562255859">
                <text:p>323.282562255859</text:p>
              </table:table-cell>
              <table:table-cell office:value-type="float" office:value="71.1691131591797">
                <text:p>71.16911315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877.5442108775">
                <text:p>10877.5442108775</text:p>
              </table:table-cell>
              <table:table-cell office:value-type="float" office:value="101.802207946777">
                <text:p>101.802207946777</text:p>
              </table:table-cell>
              <table:table-cell office:value-type="float" office:value="323.282562255859">
                <text:p>323.282562255859</text:p>
              </table:table-cell>
              <table:table-cell office:value-type="float" office:value="71.1691131591797">
                <text:p>71.16911315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910.9109109109">
                <text:p>10910.9109109109</text:p>
              </table:table-cell>
              <table:table-cell office:value-type="float" office:value="111.490127563477">
                <text:p>111.490127563477</text:p>
              </table:table-cell>
              <table:table-cell office:value-type="float" office:value="324.773223876953">
                <text:p>324.773223876953</text:p>
              </table:table-cell>
              <table:table-cell office:value-type="float" office:value="73.2691879272461">
                <text:p>73.269187927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44.2776109443">
                <text:p>10944.2776109443</text:p>
              </table:table-cell>
              <table:table-cell office:value-type="float" office:value="115.5">
                <text:p>115.5</text:p>
              </table:table-cell>
              <table:table-cell office:value-type="float" office:value="326.5">
                <text:p>326.5</text:p>
              </table:table-cell>
              <table:table-cell office:value-type="float" office:value="74.1115036010742">
                <text:p>74.111503601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977.6443109776">
                <text:p>10977.6443109776</text:p>
              </table:table-cell>
              <table:table-cell office:value-type="float" office:value="121.5">
                <text:p>121.5</text:p>
              </table:table-cell>
              <table:table-cell office:value-type="float" office:value="325.5">
                <text:p>325.5</text:p>
              </table:table-cell>
              <table:table-cell office:value-type="float" office:value="70.2887878417969">
                <text:p>70.28878784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011.011011011">
                <text:p>11011.011011011</text:p>
              </table:table-cell>
              <table:table-cell office:value-type="float" office:value="128.181701660156">
                <text:p>128.181701660156</text:p>
              </table:table-cell>
              <table:table-cell office:value-type="float" office:value="326.319793701172">
                <text:p>326.319793701172</text:p>
              </table:table-cell>
              <table:table-cell office:value-type="float" office:value="70.1589889526367">
                <text:p>70.158988952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44.3777110444">
                <text:p>11044.3777110444</text:p>
              </table:table-cell>
              <table:table-cell office:value-type="float" office:value="128.181701660156">
                <text:p>128.181701660156</text:p>
              </table:table-cell>
              <table:table-cell office:value-type="float" office:value="326.319793701172">
                <text:p>326.319793701172</text:p>
              </table:table-cell>
              <table:table-cell office:value-type="float" office:value="70.1589889526367">
                <text:p>70.158988952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077.7444110777">
                <text:p>11077.7444110777</text:p>
              </table:table-cell>
              <table:table-cell office:value-type="float" office:value="128.782562255859">
                <text:p>128.782562255859</text:p>
              </table:table-cell>
              <table:table-cell office:value-type="float" office:value="330.459686279297">
                <text:p>330.459686279297</text:p>
              </table:table-cell>
              <table:table-cell office:value-type="float" office:value="73.4825592041016">
                <text:p>73.482559204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11.1111111111">
                <text:p>11111.1111111111</text:p>
              </table:table-cell>
              <table:table-cell office:value-type="float" office:value="136.821701049805">
                <text:p>136.821701049805</text:p>
              </table:table-cell>
              <table:table-cell office:value-type="float" office:value="333.24169921875">
                <text:p>333.24169921875</text:p>
              </table:table-cell>
              <table:table-cell office:value-type="float" office:value="73.1015243530274">
                <text:p>73.101524353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144.4778111445">
                <text:p>11144.4778111445</text:p>
              </table:table-cell>
              <table:table-cell office:value-type="float" office:value="141.080993652344">
                <text:p>141.080993652344</text:p>
              </table:table-cell>
              <table:table-cell office:value-type="float" office:value="332.474975585937">
                <text:p>332.474975585937</text:p>
              </table:table-cell>
              <table:table-cell office:value-type="float" office:value="72.6332397460938">
                <text:p>72.63323974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177.8445111778">
                <text:p>11177.8445111778</text:p>
              </table:table-cell>
              <table:table-cell office:value-type="float" office:value="150.636993408203">
                <text:p>150.636993408203</text:p>
              </table:table-cell>
              <table:table-cell office:value-type="float" office:value="329.784240722656">
                <text:p>329.784240722656</text:p>
              </table:table-cell>
              <table:table-cell office:value-type="float" office:value="68.4279403686523">
                <text:p>68.427940368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11.2112112112">
                <text:p>11211.2112112112</text:p>
              </table:table-cell>
              <table:table-cell office:value-type="float" office:value="150.946960449219">
                <text:p>150.946960449219</text:p>
              </table:table-cell>
              <table:table-cell office:value-type="float" office:value="329.684112548828">
                <text:p>329.684112548828</text:p>
              </table:table-cell>
              <table:table-cell office:value-type="float" office:value="68.2869720458984">
                <text:p>68.286972045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244.5779112446">
                <text:p>11244.5779112446</text:p>
              </table:table-cell>
              <table:table-cell office:value-type="float" office:value="157.326553344727">
                <text:p>157.326553344727</text:p>
              </table:table-cell>
              <table:table-cell office:value-type="float" office:value="331.081390380859">
                <text:p>331.081390380859</text:p>
              </table:table-cell>
              <table:table-cell office:value-type="float" office:value="68.5125579833984">
                <text:p>68.51255798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277.9446112779">
                <text:p>11277.9446112779</text:p>
              </table:table-cell>
              <table:table-cell office:value-type="float" office:value="163.184051513672">
                <text:p>163.184051513672</text:p>
              </table:table-cell>
              <table:table-cell office:value-type="float" office:value="332.401977539062">
                <text:p>332.401977539062</text:p>
              </table:table-cell>
              <table:table-cell office:value-type="float" office:value="67.8537292480469">
                <text:p>67.853729248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311.3113113113">
                <text:p>11311.3113113113</text:p>
              </table:table-cell>
              <table:table-cell office:value-type="float" office:value="169.054504394531">
                <text:p>169.054504394531</text:p>
              </table:table-cell>
              <table:table-cell office:value-type="float" office:value="333.684844970703">
                <text:p>333.684844970703</text:p>
              </table:table-cell>
              <table:table-cell office:value-type="float" office:value="67.4225082397461">
                <text:p>67.4225082397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344.6780113447">
                <text:p>11344.6780113447</text:p>
              </table:table-cell>
              <table:table-cell office:value-type="float" office:value="175">
                <text:p>175</text:p>
              </table:table-cell>
              <table:table-cell office:value-type="float" office:value="329.5">
                <text:p>329.5</text:p>
              </table:table-cell>
              <table:table-cell office:value-type="float" office:value="72.0643081665039">
                <text:p>72.064308166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378.044711378">
                <text:p>11378.044711378</text:p>
              </table:table-cell>
              <table:table-cell office:value-type="float" office:value="175">
                <text:p>175</text:p>
              </table:table-cell>
              <table:table-cell office:value-type="float" office:value="329.5">
                <text:p>329.5</text:p>
              </table:table-cell>
              <table:table-cell office:value-type="float" office:value="72.0643081665039">
                <text:p>72.064308166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411.4114114114">
                <text:p>11411.4114114114</text:p>
              </table:table-cell>
              <table:table-cell office:value-type="float" office:value="181.596771240234">
                <text:p>181.596771240234</text:p>
              </table:table-cell>
              <table:table-cell office:value-type="float" office:value="335.161285400391">
                <text:p>335.161285400391</text:p>
              </table:table-cell>
              <table:table-cell office:value-type="float" office:value="67.2475509643555">
                <text:p>67.247550964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444.7781114448">
                <text:p>11444.7781114448</text:p>
              </table:table-cell>
              <table:table-cell office:value-type="float" office:value="185.432037353516">
                <text:p>185.432037353516</text:p>
              </table:table-cell>
              <table:table-cell office:value-type="float" office:value="335.672271728516">
                <text:p>335.672271728516</text:p>
              </table:table-cell>
              <table:table-cell office:value-type="float" office:value="66.9951019287109">
                <text:p>66.995101928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478.1448114781">
                <text:p>11478.1448114781</text:p>
              </table:table-cell>
              <table:table-cell office:value-type="float" office:value="191.689392089844">
                <text:p>191.689392089844</text:p>
              </table:table-cell>
              <table:table-cell office:value-type="float" office:value="336.116271972656">
                <text:p>336.116271972656</text:p>
              </table:table-cell>
              <table:table-cell office:value-type="float" office:value="67.1979598999023">
                <text:p>67.1979598999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511.5115115115">
                <text:p>11511.5115115115</text:p>
              </table:table-cell>
              <table:table-cell office:value-type="float" office:value="200">
                <text:p>200</text:p>
              </table:table-cell>
              <table:table-cell office:value-type="float" office:value="336.5">
                <text:p>336.5</text:p>
              </table:table-cell>
              <table:table-cell office:value-type="float" office:value="69.4065093994141">
                <text:p>69.406509399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544.8782115449">
                <text:p>11544.8782115449</text:p>
              </table:table-cell>
              <table:table-cell office:value-type="float" office:value="200">
                <text:p>200</text:p>
              </table:table-cell>
              <table:table-cell office:value-type="float" office:value="336.5">
                <text:p>336.5</text:p>
              </table:table-cell>
              <table:table-cell office:value-type="float" office:value="69.4065093994141">
                <text:p>69.406509399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578.2449115782">
                <text:p>11578.2449115782</text:p>
              </table:table-cell>
              <table:table-cell office:value-type="float" office:value="205.227645874023">
                <text:p>205.227645874023</text:p>
              </table:table-cell>
              <table:table-cell office:value-type="float" office:value="337.267730712891">
                <text:p>337.267730712891</text:p>
              </table:table-cell>
              <table:table-cell office:value-type="float" office:value="69.7762985229492">
                <text:p>69.776298522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611.6116116116">
                <text:p>11611.6116116116</text:p>
              </table:table-cell>
              <table:table-cell office:value-type="float" office:value="208.411315917969">
                <text:p>208.411315917969</text:p>
              </table:table-cell>
              <table:table-cell office:value-type="float" office:value="335.604431152344">
                <text:p>335.604431152344</text:p>
              </table:table-cell>
              <table:table-cell office:value-type="float" office:value="68.7294845581055">
                <text:p>68.729484558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44.978311645">
                <text:p>11644.978311645</text:p>
              </table:table-cell>
              <table:table-cell office:value-type="float" office:value="215.050643920898">
                <text:p>215.050643920898</text:p>
              </table:table-cell>
              <table:table-cell office:value-type="float" office:value="331.913482666016">
                <text:p>331.913482666016</text:p>
              </table:table-cell>
              <table:table-cell office:value-type="float" office:value="72.3479690551758">
                <text:p>72.34796905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678.3450116783">
                <text:p>11678.3450116783</text:p>
              </table:table-cell>
              <table:table-cell office:value-type="float" office:value="219.134979248047">
                <text:p>219.134979248047</text:p>
              </table:table-cell>
              <table:table-cell office:value-type="float" office:value="331.648284912109">
                <text:p>331.648284912109</text:p>
              </table:table-cell>
              <table:table-cell office:value-type="float" office:value="72.3558807373047">
                <text:p>72.355880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711.7117117117">
                <text:p>11711.7117117117</text:p>
              </table:table-cell>
              <table:table-cell office:value-type="float" office:value="219.134979248047">
                <text:p>219.134979248047</text:p>
              </table:table-cell>
              <table:table-cell office:value-type="float" office:value="331.648284912109">
                <text:p>331.648284912109</text:p>
              </table:table-cell>
              <table:table-cell office:value-type="float" office:value="72.3558807373047">
                <text:p>72.355880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745.0784117451">
                <text:p>11745.0784117451</text:p>
              </table:table-cell>
              <table:table-cell office:value-type="float" office:value="223.128158569336">
                <text:p>223.128158569336</text:p>
              </table:table-cell>
              <table:table-cell office:value-type="float" office:value="329.485565185547">
                <text:p>329.485565185547</text:p>
              </table:table-cell>
              <table:table-cell office:value-type="float" office:value="73.1059265136719">
                <text:p>73.105926513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778.4451117784">
                <text:p>11778.4451117784</text:p>
              </table:table-cell>
              <table:table-cell office:value-type="float" office:value="223.571029663086">
                <text:p>223.571029663086</text:p>
              </table:table-cell>
              <table:table-cell office:value-type="float" office:value="333.323089599609">
                <text:p>333.323089599609</text:p>
              </table:table-cell>
              <table:table-cell office:value-type="float" office:value="70.1930389404297">
                <text:p>70.193038940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811.8118118118">
                <text:p>11811.8118118118</text:p>
              </table:table-cell>
              <table:table-cell office:value-type="float" office:value="226.359771728516">
                <text:p>226.359771728516</text:p>
              </table:table-cell>
              <table:table-cell office:value-type="float" office:value="328.072723388672">
                <text:p>328.072723388672</text:p>
              </table:table-cell>
              <table:table-cell office:value-type="float" office:value="69.1149978637695">
                <text:p>69.114997863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845.1785118452">
                <text:p>11845.1785118452</text:p>
              </table:table-cell>
              <table:table-cell office:value-type="float" office:value="228.860855102539">
                <text:p>228.860855102539</text:p>
              </table:table-cell>
              <table:table-cell office:value-type="float" office:value="326.422668457031">
                <text:p>326.422668457031</text:p>
              </table:table-cell>
              <table:table-cell office:value-type="float" office:value="68.2657089233399">
                <text:p>68.265708923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878.5452118785">
                <text:p>11878.5452118785</text:p>
              </table:table-cell>
              <table:table-cell office:value-type="float" office:value="228.860855102539">
                <text:p>228.860855102539</text:p>
              </table:table-cell>
              <table:table-cell office:value-type="float" office:value="326.422668457031">
                <text:p>326.422668457031</text:p>
              </table:table-cell>
              <table:table-cell office:value-type="float" office:value="68.2657089233399">
                <text:p>68.265708923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911.9119119119">
                <text:p>11911.9119119119</text:p>
              </table:table-cell>
              <table:table-cell office:value-type="float" office:value="232.481262207031">
                <text:p>232.481262207031</text:p>
              </table:table-cell>
              <table:table-cell office:value-type="float" office:value="322.389038085937">
                <text:p>322.389038085937</text:p>
              </table:table-cell>
              <table:table-cell office:value-type="float" office:value="69.5316925048828">
                <text:p>69.531692504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945.2786119453">
                <text:p>11945.2786119453</text:p>
              </table:table-cell>
              <table:table-cell office:value-type="float" office:value="241.106460571289">
                <text:p>241.106460571289</text:p>
              </table:table-cell>
              <table:table-cell office:value-type="float" office:value="318.653076171875">
                <text:p>318.653076171875</text:p>
              </table:table-cell>
              <table:table-cell office:value-type="float" office:value="74.2139129638672">
                <text:p>74.213912963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978.6453119786">
                <text:p>11978.6453119786</text:p>
              </table:table-cell>
              <table:table-cell office:value-type="float" office:value="242.01676940918">
                <text:p>242.01676940918</text:p>
              </table:table-cell>
              <table:table-cell office:value-type="float" office:value="318.763580322266">
                <text:p>318.763580322266</text:p>
              </table:table-cell>
              <table:table-cell office:value-type="float" office:value="70.9009704589844">
                <text:p>70.900970458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012.012012012">
                <text:p>12012.012012012</text:p>
              </table:table-cell>
              <table:table-cell office:value-type="float" office:value="247.567794799805">
                <text:p>247.567794799805</text:p>
              </table:table-cell>
              <table:table-cell office:value-type="float" office:value="315.224487304687">
                <text:p>315.224487304687</text:p>
              </table:table-cell>
              <table:table-cell office:value-type="float" office:value="73.3049697875977">
                <text:p>73.304969787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045.3787120454">
                <text:p>12045.3787120454</text:p>
              </table:table-cell>
              <table:table-cell office:value-type="float" office:value="247.567794799805">
                <text:p>247.567794799805</text:p>
              </table:table-cell>
              <table:table-cell office:value-type="float" office:value="315.224487304687">
                <text:p>315.224487304687</text:p>
              </table:table-cell>
              <table:table-cell office:value-type="float" office:value="73.3049697875977">
                <text:p>73.304969787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078.7454120787">
                <text:p>12078.7454120787</text:p>
              </table:table-cell>
              <table:table-cell office:value-type="float" office:value="249.792572021484">
                <text:p>249.792572021484</text:p>
              </table:table-cell>
              <table:table-cell office:value-type="float" office:value="315.032531738281">
                <text:p>315.032531738281</text:p>
              </table:table-cell>
              <table:table-cell office:value-type="float" office:value="71.1050109863281">
                <text:p>71.1050109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112.1121121121">
                <text:p>12112.1121121121</text:p>
              </table:table-cell>
              <table:table-cell office:value-type="float" office:value="252.546432495117">
                <text:p>252.546432495117</text:p>
              </table:table-cell>
              <table:table-cell office:value-type="float" office:value="314.065124511719">
                <text:p>314.065124511719</text:p>
              </table:table-cell>
              <table:table-cell office:value-type="float" office:value="70.1502838134766">
                <text:p>70.15028381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145.4788121455">
                <text:p>12145.4788121455</text:p>
              </table:table-cell>
              <table:table-cell office:value-type="float" office:value="256.210632324219">
                <text:p>256.210632324219</text:p>
              </table:table-cell>
              <table:table-cell office:value-type="float" office:value="312.447143554687">
                <text:p>312.447143554687</text:p>
              </table:table-cell>
              <table:table-cell office:value-type="float" office:value="69.7244186401367">
                <text:p>69.724418640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178.8455121788">
                <text:p>12178.8455121788</text:p>
              </table:table-cell>
              <table:table-cell office:value-type="float" office:value="259.618957519531">
                <text:p>259.618957519531</text:p>
              </table:table-cell>
              <table:table-cell office:value-type="float" office:value="309.346649169922">
                <text:p>309.346649169922</text:p>
              </table:table-cell>
              <table:table-cell office:value-type="float" office:value="70.6935806274414">
                <text:p>70.693580627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212.2122122122">
                <text:p>12212.2122122122</text:p>
              </table:table-cell>
              <table:table-cell office:value-type="float" office:value="259.618957519531">
                <text:p>259.618957519531</text:p>
              </table:table-cell>
              <table:table-cell office:value-type="float" office:value="309.346649169922">
                <text:p>309.346649169922</text:p>
              </table:table-cell>
              <table:table-cell office:value-type="float" office:value="70.6935806274414">
                <text:p>70.693580627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245.5789122456">
                <text:p>12245.5789122456</text:p>
              </table:table-cell>
              <table:table-cell office:value-type="float" office:value="262.945159912109">
                <text:p>262.945159912109</text:p>
              </table:table-cell>
              <table:table-cell office:value-type="float" office:value="309.117492675781">
                <text:p>309.117492675781</text:p>
              </table:table-cell>
              <table:table-cell office:value-type="float" office:value="70.1366958618164">
                <text:p>70.136695861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278.9456122789">
                <text:p>12278.9456122789</text:p>
              </table:table-cell>
              <table:table-cell office:value-type="float" office:value="265.738220214844">
                <text:p>265.738220214844</text:p>
              </table:table-cell>
              <table:table-cell office:value-type="float" office:value="308.596954345703">
                <text:p>308.596954345703</text:p>
              </table:table-cell>
              <table:table-cell office:value-type="float" office:value="69.8332061767578">
                <text:p>69.833206176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312.3123123123">
                <text:p>12312.3123123123</text:p>
              </table:table-cell>
              <table:table-cell office:value-type="float" office:value="268.686828613281">
                <text:p>268.686828613281</text:p>
              </table:table-cell>
              <table:table-cell office:value-type="float" office:value="308.560791015625">
                <text:p>308.560791015625</text:p>
              </table:table-cell>
              <table:table-cell office:value-type="float" office:value="69.8815612792969">
                <text:p>69.881561279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345.6790123457">
                <text:p>12345.6790123457</text:p>
              </table:table-cell>
              <table:table-cell office:value-type="float" office:value="271.101165771484">
                <text:p>271.101165771484</text:p>
              </table:table-cell>
              <table:table-cell office:value-type="float" office:value="307.818115234375">
                <text:p>307.818115234375</text:p>
              </table:table-cell>
              <table:table-cell office:value-type="float" office:value="70.0669631958008">
                <text:p>70.0669631958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379.045712379">
                <text:p>12379.045712379</text:p>
              </table:table-cell>
              <table:table-cell office:value-type="float" office:value="272.043792724609">
                <text:p>272.043792724609</text:p>
              </table:table-cell>
              <table:table-cell office:value-type="float" office:value="308.327484130859">
                <text:p>308.327484130859</text:p>
              </table:table-cell>
              <table:table-cell office:value-type="float" office:value="70.5020065307617">
                <text:p>70.502006530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412.4124124124">
                <text:p>12412.4124124124</text:p>
              </table:table-cell>
              <table:table-cell office:value-type="float" office:value="274">
                <text:p>274</text:p>
              </table:table-cell>
              <table:table-cell office:value-type="float" office:value="308.147491455078">
                <text:p>308.147491455078</text:p>
              </table:table-cell>
              <table:table-cell office:value-type="float" office:value="70.2615280151367">
                <text:p>70.261528015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445.7791124458">
                <text:p>12445.7791124458</text:p>
              </table:table-cell>
              <table:table-cell office:value-type="float" office:value="273.5">
                <text:p>273.5</text:p>
              </table:table-cell>
              <table:table-cell office:value-type="float" office:value="308.5">
                <text:p>308.5</text:p>
              </table:table-cell>
              <table:table-cell office:value-type="float" office:value="69.3001708984375">
                <text:p>69.3001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79.1458124791">
                <text:p>12479.1458124791</text:p>
              </table:table-cell>
              <table:table-cell office:value-type="float" office:value="276.75">
                <text:p>276.75</text:p>
              </table:table-cell>
              <table:table-cell office:value-type="float" office:value="308">
                <text:p>308</text:p>
              </table:table-cell>
              <table:table-cell office:value-type="float" office:value="70.278564453125">
                <text:p>70.2785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512.5125125125">
                <text:p>12512.5125125125</text:p>
              </table:table-cell>
              <table:table-cell office:value-type="float" office:value="282.013153076172">
                <text:p>282.013153076172</text:p>
              </table:table-cell>
              <table:table-cell office:value-type="float" office:value="309.085540771484">
                <text:p>309.085540771484</text:p>
              </table:table-cell>
              <table:table-cell office:value-type="float" office:value="70.2628326416016">
                <text:p>70.262832641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545.8792125459">
                <text:p>12545.8792125459</text:p>
              </table:table-cell>
              <table:table-cell office:value-type="float" office:value="282.013153076172">
                <text:p>282.013153076172</text:p>
              </table:table-cell>
              <table:table-cell office:value-type="float" office:value="309.085540771484">
                <text:p>309.085540771484</text:p>
              </table:table-cell>
              <table:table-cell office:value-type="float" office:value="70.2628326416016">
                <text:p>70.262832641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579.2459125792">
                <text:p>12579.2459125792</text:p>
              </table:table-cell>
              <table:table-cell office:value-type="float" office:value="284">
                <text:p>284</text:p>
              </table:table-cell>
              <table:table-cell office:value-type="float" office:value="311.5">
                <text:p>311.5</text:p>
              </table:table-cell>
              <table:table-cell office:value-type="float" office:value="69.6797256469727">
                <text:p>69.679725646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612.6126126126">
                <text:p>12612.6126126126</text:p>
              </table:table-cell>
              <table:table-cell office:value-type="float" office:value="291">
                <text:p>291</text:p>
              </table:table-cell>
              <table:table-cell office:value-type="float" office:value="312">
                <text:p>312</text:p>
              </table:table-cell>
              <table:table-cell office:value-type="float" office:value="71.0634536743164">
                <text:p>71.063453674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645.979312646">
                <text:p>12645.979312646</text:p>
              </table:table-cell>
              <table:table-cell office:value-type="float" office:value="291">
                <text:p>291</text:p>
              </table:table-cell>
              <table:table-cell office:value-type="float" office:value="311.557556152344">
                <text:p>311.557556152344</text:p>
              </table:table-cell>
              <table:table-cell office:value-type="float" office:value="69.6223220825195">
                <text:p>69.622322082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679.3460126793">
                <text:p>12679.3460126793</text:p>
              </table:table-cell>
              <table:table-cell office:value-type="float" office:value="294.5">
                <text:p>294.5</text:p>
              </table:table-cell>
              <table:table-cell office:value-type="float" office:value="312.985504150391">
                <text:p>312.985504150391</text:p>
              </table:table-cell>
              <table:table-cell office:value-type="float" office:value="69.030891418457">
                <text:p>69.03089141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712.7127127127">
                <text:p>12712.7127127127</text:p>
              </table:table-cell>
              <table:table-cell office:value-type="float" office:value="294.5">
                <text:p>294.5</text:p>
              </table:table-cell>
              <table:table-cell office:value-type="float" office:value="312.985504150391">
                <text:p>312.985504150391</text:p>
              </table:table-cell>
              <table:table-cell office:value-type="float" office:value="69.030891418457">
                <text:p>69.03089141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746.0794127461">
                <text:p>12746.0794127461</text:p>
              </table:table-cell>
              <table:table-cell office:value-type="float" office:value="297.5">
                <text:p>297.5</text:p>
              </table:table-cell>
              <table:table-cell office:value-type="float" office:value="313.992767333984">
                <text:p>313.992767333984</text:p>
              </table:table-cell>
              <table:table-cell office:value-type="float" office:value="69.0091705322266">
                <text:p>69.009170532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779.4461127795">
                <text:p>12779.4461127795</text:p>
              </table:table-cell>
              <table:table-cell office:value-type="float" office:value="300.5">
                <text:p>300.5</text:p>
              </table:table-cell>
              <table:table-cell office:value-type="float" office:value="315">
                <text:p>315</text:p>
              </table:table-cell>
              <table:table-cell office:value-type="float" office:value="68.0460357666016">
                <text:p>68.046035766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12.8128128128">
                <text:p>12812.8128128128</text:p>
              </table:table-cell>
              <table:table-cell office:value-type="float" office:value="304">
                <text:p>304</text:p>
              </table:table-cell>
              <table:table-cell office:value-type="float" office:value="315">
                <text:p>315</text:p>
              </table:table-cell>
              <table:table-cell office:value-type="float" office:value="68.1836776733398">
                <text:p>68.183677673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846.1795128462">
                <text:p>12846.1795128462</text:p>
              </table:table-cell>
              <table:table-cell office:value-type="float" office:value="306">
                <text:p>306</text:p>
              </table:table-cell>
              <table:table-cell office:value-type="float" office:value="314.5">
                <text:p>314.5</text:p>
              </table:table-cell>
              <table:table-cell office:value-type="float" office:value="67.8620910644531">
                <text:p>67.8620910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879.5462128795">
                <text:p>12879.5462128795</text:p>
              </table:table-cell>
              <table:table-cell office:value-type="float" office:value="306">
                <text:p>306</text:p>
              </table:table-cell>
              <table:table-cell office:value-type="float" office:value="314.5">
                <text:p>314.5</text:p>
              </table:table-cell>
              <table:table-cell office:value-type="float" office:value="67.8620910644531">
                <text:p>67.8620910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912.9129129129">
                <text:p>12912.9129129129</text:p>
              </table:table-cell>
              <table:table-cell office:value-type="float" office:value="312.743286132812">
                <text:p>312.743286132812</text:p>
              </table:table-cell>
              <table:table-cell office:value-type="float" office:value="318.360687255859">
                <text:p>318.360687255859</text:p>
              </table:table-cell>
              <table:table-cell office:value-type="float" office:value="67.0344772338867">
                <text:p>67.034477233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946.2796129463">
                <text:p>12946.2796129463</text:p>
              </table:table-cell>
              <table:table-cell office:value-type="float" office:value="316.476898193359">
                <text:p>316.476898193359</text:p>
              </table:table-cell>
              <table:table-cell office:value-type="float" office:value="318.553894042969">
                <text:p>318.553894042969</text:p>
              </table:table-cell>
              <table:table-cell office:value-type="float" office:value="67.8437118530273">
                <text:p>67.843711853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979.6463129796">
                <text:p>12979.6463129796</text:p>
              </table:table-cell>
              <table:table-cell office:value-type="float" office:value="318.873748779297">
                <text:p>318.873748779297</text:p>
              </table:table-cell>
              <table:table-cell office:value-type="float" office:value="317.627960205078">
                <text:p>317.627960205078</text:p>
              </table:table-cell>
              <table:table-cell office:value-type="float" office:value="67.0541152954102">
                <text:p>67.054115295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013.013013013">
                <text:p>13013.013013013</text:p>
              </table:table-cell>
              <table:table-cell office:value-type="float" office:value="318.873748779297">
                <text:p>318.873748779297</text:p>
              </table:table-cell>
              <table:table-cell office:value-type="float" office:value="317.627960205078">
                <text:p>317.627960205078</text:p>
              </table:table-cell>
              <table:table-cell office:value-type="float" office:value="67.0541152954102">
                <text:p>67.054115295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46.3797130464">
                <text:p>13046.3797130464</text:p>
              </table:table-cell>
              <table:table-cell office:value-type="float" office:value="321.757049560547">
                <text:p>321.757049560547</text:p>
              </table:table-cell>
              <table:table-cell office:value-type="float" office:value="317.863922119141">
                <text:p>317.863922119141</text:p>
              </table:table-cell>
              <table:table-cell office:value-type="float" office:value="68.2157135009766">
                <text:p>68.215713500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079.7464130797">
                <text:p>13079.7464130797</text:p>
              </table:table-cell>
              <table:table-cell office:value-type="float" office:value="322.048400878906">
                <text:p>322.048400878906</text:p>
              </table:table-cell>
              <table:table-cell office:value-type="float" office:value="321.209686279297">
                <text:p>321.209686279297</text:p>
              </table:table-cell>
              <table:table-cell office:value-type="float" office:value="71.4119873046875">
                <text:p>71.41198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113.1131131131">
                <text:p>13113.1131131131</text:p>
              </table:table-cell>
              <table:table-cell office:value-type="float" office:value="323.581817626953">
                <text:p>323.581817626953</text:p>
              </table:table-cell>
              <table:table-cell office:value-type="float" office:value="322.581817626953">
                <text:p>322.581817626953</text:p>
              </table:table-cell>
              <table:table-cell office:value-type="float" office:value="72.8590240478516">
                <text:p>72.859024047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146.4798131465">
                <text:p>13146.4798131465</text:p>
              </table:table-cell>
              <table:table-cell office:value-type="float" office:value="328.959381103516">
                <text:p>328.959381103516</text:p>
              </table:table-cell>
              <table:table-cell office:value-type="float" office:value="315.726745605469">
                <text:p>315.726745605469</text:p>
              </table:table-cell>
              <table:table-cell office:value-type="float" office:value="67.4464416503906">
                <text:p>67.446441650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179.8465131799">
                <text:p>13179.8465131799</text:p>
              </table:table-cell>
              <table:table-cell office:value-type="float" office:value="328.959381103516">
                <text:p>328.959381103516</text:p>
              </table:table-cell>
              <table:table-cell office:value-type="float" office:value="315.726745605469">
                <text:p>315.726745605469</text:p>
              </table:table-cell>
              <table:table-cell office:value-type="float" office:value="67.4464416503906">
                <text:p>67.446441650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213.2132132132">
                <text:p>13213.2132132132</text:p>
              </table:table-cell>
              <table:table-cell office:value-type="float" office:value="331.578430175781">
                <text:p>331.578430175781</text:p>
              </table:table-cell>
              <table:table-cell office:value-type="float" office:value="314.413391113281">
                <text:p>314.413391113281</text:p>
              </table:table-cell>
              <table:table-cell office:value-type="float" office:value="66.7690048217773">
                <text:p>66.769004821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246.5799132466">
                <text:p>13246.5799132466</text:p>
              </table:table-cell>
              <table:table-cell office:value-type="float" office:value="334.751373291016">
                <text:p>334.751373291016</text:p>
              </table:table-cell>
              <table:table-cell office:value-type="float" office:value="311.433013916016">
                <text:p>311.433013916016</text:p>
              </table:table-cell>
              <table:table-cell office:value-type="float" office:value="64.3854446411133">
                <text:p>64.385444641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279.94661328">
                <text:p>13279.94661328</text:p>
              </table:table-cell>
              <table:table-cell office:value-type="float" office:value="335.933563232422">
                <text:p>335.933563232422</text:p>
              </table:table-cell>
              <table:table-cell office:value-type="float" office:value="315.021545410156">
                <text:p>315.021545410156</text:p>
              </table:table-cell>
              <table:table-cell office:value-type="float" office:value="67.6895141601563">
                <text:p>67.68951416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313.3133133133">
                <text:p>13313.3133133133</text:p>
              </table:table-cell>
              <table:table-cell office:value-type="float" office:value="340.081207275391">
                <text:p>340.081207275391</text:p>
              </table:table-cell>
              <table:table-cell office:value-type="float" office:value="313.592590332031">
                <text:p>313.592590332031</text:p>
              </table:table-cell>
              <table:table-cell office:value-type="float" office:value="65.9039611816406">
                <text:p>65.903961181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346.6800133467">
                <text:p>13346.6800133467</text:p>
              </table:table-cell>
              <table:table-cell office:value-type="float" office:value="340.081207275391">
                <text:p>340.081207275391</text:p>
              </table:table-cell>
              <table:table-cell office:value-type="float" office:value="313.592590332031">
                <text:p>313.592590332031</text:p>
              </table:table-cell>
              <table:table-cell office:value-type="float" office:value="65.9039611816406">
                <text:p>65.903961181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380.04671338">
                <text:p>13380.04671338</text:p>
              </table:table-cell>
              <table:table-cell office:value-type="float" office:value="342.029998779297">
                <text:p>342.029998779297</text:p>
              </table:table-cell>
              <table:table-cell office:value-type="float" office:value="315.755004882813">
                <text:p>315.755004882813</text:p>
              </table:table-cell>
              <table:table-cell office:value-type="float" office:value="67.8304138183594">
                <text:p>67.830413818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413.4134134134">
                <text:p>13413.4134134134</text:p>
              </table:table-cell>
              <table:table-cell office:value-type="float" office:value="346.578491210937">
                <text:p>346.578491210937</text:p>
              </table:table-cell>
              <table:table-cell office:value-type="float" office:value="316.833190917969">
                <text:p>316.833190917969</text:p>
              </table:table-cell>
              <table:table-cell office:value-type="float" office:value="68.1397323608398">
                <text:p>68.139732360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446.7801134468">
                <text:p>13446.7801134468</text:p>
              </table:table-cell>
              <table:table-cell office:value-type="float" office:value="349.718505859375">
                <text:p>349.718505859375</text:p>
              </table:table-cell>
              <table:table-cell office:value-type="float" office:value="318.288238525391">
                <text:p>318.288238525391</text:p>
              </table:table-cell>
              <table:table-cell office:value-type="float" office:value="68.2010879516602">
                <text:p>68.201087951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480.1468134801">
                <text:p>13480.1468134801</text:p>
              </table:table-cell>
              <table:table-cell office:value-type="float" office:value="356.6630859375">
                <text:p>356.6630859375</text:p>
              </table:table-cell>
              <table:table-cell office:value-type="float" office:value="312.319641113281">
                <text:p>312.319641113281</text:p>
              </table:table-cell>
              <table:table-cell office:value-type="float" office:value="62.8252639770508">
                <text:p>62.825263977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513.5135135135">
                <text:p>13513.5135135135</text:p>
              </table:table-cell>
              <table:table-cell office:value-type="float" office:value="356.689758300781">
                <text:p>356.689758300781</text:p>
              </table:table-cell>
              <table:table-cell office:value-type="float" office:value="312.385345458984">
                <text:p>312.385345458984</text:p>
              </table:table-cell>
              <table:table-cell office:value-type="float" office:value="62.8300399780273">
                <text:p>62.830039978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546.8802135469">
                <text:p>13546.8802135469</text:p>
              </table:table-cell>
              <table:table-cell office:value-type="float" office:value="360.040222167969">
                <text:p>360.040222167969</text:p>
              </table:table-cell>
              <table:table-cell office:value-type="float" office:value="313.225250244141">
                <text:p>313.225250244141</text:p>
              </table:table-cell>
              <table:table-cell office:value-type="float" office:value="63.4984169006348">
                <text:p>63.498416900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580.2469135802">
                <text:p>13580.2469135802</text:p>
              </table:table-cell>
              <table:table-cell office:value-type="float" office:value="364.359222412109">
                <text:p>364.359222412109</text:p>
              </table:table-cell>
              <table:table-cell office:value-type="float" office:value="315.671844482422">
                <text:p>315.671844482422</text:p>
              </table:table-cell>
              <table:table-cell office:value-type="float" office:value="63.7278442382813">
                <text:p>63.727844238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613.6136136136">
                <text:p>13613.6136136136</text:p>
              </table:table-cell>
              <table:table-cell office:value-type="float" office:value="365.951171875">
                <text:p>365.951171875</text:p>
              </table:table-cell>
              <table:table-cell office:value-type="float" office:value="319.340423583984">
                <text:p>319.340423583984</text:p>
              </table:table-cell>
              <table:table-cell office:value-type="float" office:value="66.891487121582">
                <text:p>66.89148712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646.980313647">
                <text:p>13646.980313647</text:p>
              </table:table-cell>
              <table:table-cell office:value-type="float" office:value="368.289398193359">
                <text:p>368.289398193359</text:p>
              </table:table-cell>
              <table:table-cell office:value-type="float" office:value="320.014221191406">
                <text:p>320.014221191406</text:p>
              </table:table-cell>
              <table:table-cell office:value-type="float" office:value="68.1911773681641">
                <text:p>68.191177368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680.3470136804">
                <text:p>13680.3470136804</text:p>
              </table:table-cell>
              <table:table-cell office:value-type="float" office:value="368.289398193359">
                <text:p>368.289398193359</text:p>
              </table:table-cell>
              <table:table-cell office:value-type="float" office:value="320.014221191406">
                <text:p>320.014221191406</text:p>
              </table:table-cell>
              <table:table-cell office:value-type="float" office:value="68.1911773681641">
                <text:p>68.191177368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713.7137137137">
                <text:p>13713.7137137137</text:p>
              </table:table-cell>
              <table:table-cell office:value-type="float" office:value="370.839904785156">
                <text:p>370.839904785156</text:p>
              </table:table-cell>
              <table:table-cell office:value-type="float" office:value="320.906219482422">
                <text:p>320.906219482422</text:p>
              </table:table-cell>
              <table:table-cell office:value-type="float" office:value="69.8827133178711">
                <text:p>69.88271331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47.0804137471">
                <text:p>13747.0804137471</text:p>
              </table:table-cell>
              <table:table-cell office:value-type="float" office:value="373.505462646484">
                <text:p>373.505462646484</text:p>
              </table:table-cell>
              <table:table-cell office:value-type="float" office:value="318.804748535156">
                <text:p>318.804748535156</text:p>
              </table:table-cell>
              <table:table-cell office:value-type="float" office:value="68.5379791259766">
                <text:p>68.537979125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780.4471137805">
                <text:p>13780.4471137805</text:p>
              </table:table-cell>
              <table:table-cell office:value-type="float" office:value="376">
                <text:p>376</text:p>
              </table:table-cell>
              <table:table-cell office:value-type="float" office:value="316">
                <text:p>316</text:p>
              </table:table-cell>
              <table:table-cell office:value-type="float" office:value="68.9638595581055">
                <text:p>68.963859558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813.8138138138">
                <text:p>13813.8138138138</text:p>
              </table:table-cell>
              <table:table-cell office:value-type="float" office:value="382.5">
                <text:p>382.5</text:p>
              </table:table-cell>
              <table:table-cell office:value-type="float" office:value="317.5">
                <text:p>317.5</text:p>
              </table:table-cell>
              <table:table-cell office:value-type="float" office:value="67.0858688354492">
                <text:p>67.085868835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847.1805138472">
                <text:p>13847.1805138472</text:p>
              </table:table-cell>
              <table:table-cell office:value-type="float" office:value="382.5">
                <text:p>382.5</text:p>
              </table:table-cell>
              <table:table-cell office:value-type="float" office:value="317.5">
                <text:p>317.5</text:p>
              </table:table-cell>
              <table:table-cell office:value-type="float" office:value="67.0858688354492">
                <text:p>67.085868835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880.5472138805">
                <text:p>13880.5472138805</text:p>
              </table:table-cell>
              <table:table-cell office:value-type="float" office:value="385.775665283203">
                <text:p>385.775665283203</text:p>
              </table:table-cell>
              <table:table-cell office:value-type="float" office:value="316.956939697266">
                <text:p>316.956939697266</text:p>
              </table:table-cell>
              <table:table-cell office:value-type="float" office:value="66.4995880126953">
                <text:p>66.49958801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913.9139139139">
                <text:p>13913.9139139139</text:p>
              </table:table-cell>
              <table:table-cell office:value-type="float" office:value="393.628784179687">
                <text:p>393.628784179687</text:p>
              </table:table-cell>
              <table:table-cell office:value-type="float" office:value="316.381164550781">
                <text:p>316.381164550781</text:p>
              </table:table-cell>
              <table:table-cell office:value-type="float" office:value="63.3276062011719">
                <text:p>63.327606201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947.2806139473">
                <text:p>13947.2806139473</text:p>
              </table:table-cell>
              <table:table-cell office:value-type="float" office:value="406.582641601563">
                <text:p>406.582641601563</text:p>
              </table:table-cell>
              <table:table-cell office:value-type="float" office:value="300.582641601562">
                <text:p>300.582641601562</text:p>
              </table:table-cell>
              <table:table-cell office:value-type="float" office:value="71.2082214355469">
                <text:p>71.208221435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980.6473139806">
                <text:p>13980.6473139806</text:p>
              </table:table-cell>
              <table:table-cell office:value-type="float" office:value="420.380798339844">
                <text:p>420.380798339844</text:p>
              </table:table-cell>
              <table:table-cell office:value-type="float" office:value="310.809600830078">
                <text:p>310.809600830078</text:p>
              </table:table-cell>
              <table:table-cell office:value-type="float" office:value="67.8403549194336">
                <text:p>67.84035491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014.014014014">
                <text:p>14014.014014014</text:p>
              </table:table-cell>
              <table:table-cell office:value-type="float" office:value="420.380798339844">
                <text:p>420.380798339844</text:p>
              </table:table-cell>
              <table:table-cell office:value-type="float" office:value="310.809600830078">
                <text:p>310.809600830078</text:p>
              </table:table-cell>
              <table:table-cell office:value-type="float" office:value="67.8403549194336">
                <text:p>67.84035491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047.3807140474">
                <text:p>14047.3807140474</text:p>
              </table:table-cell>
              <table:table-cell office:value-type="float" office:value="417.273986816406">
                <text:p>417.273986816406</text:p>
              </table:table-cell>
              <table:table-cell office:value-type="float" office:value="311.438232421875">
                <text:p>311.438232421875</text:p>
              </table:table-cell>
              <table:table-cell office:value-type="float" office:value="61.5255165100098">
                <text:p>61.525516510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080.7474140808">
                <text:p>14080.7474140808</text:p>
              </table:table-cell>
              <table:table-cell office:value-type="float" office:value="423.188629150391">
                <text:p>423.188629150391</text:p>
              </table:table-cell>
              <table:table-cell office:value-type="float" office:value="312.333770751953">
                <text:p>312.333770751953</text:p>
              </table:table-cell>
              <table:table-cell office:value-type="float" office:value="61.4166831970215">
                <text:p>61.416683197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114.1141141141">
                <text:p>14114.1141141141</text:p>
              </table:table-cell>
              <table:table-cell office:value-type="float" office:value="428.25927734375">
                <text:p>428.25927734375</text:p>
              </table:table-cell>
              <table:table-cell office:value-type="float" office:value="313.561309814453">
                <text:p>313.561309814453</text:p>
              </table:table-cell>
              <table:table-cell office:value-type="float" office:value="60.7893447875977">
                <text:p>60.789344787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147.4808141475">
                <text:p>14147.4808141475</text:p>
              </table:table-cell>
              <table:table-cell office:value-type="float" office:value="433.076629638672">
                <text:p>433.076629638672</text:p>
              </table:table-cell>
              <table:table-cell office:value-type="float" office:value="314.092346191406">
                <text:p>314.092346191406</text:p>
              </table:table-cell>
              <table:table-cell office:value-type="float" office:value="60.3064842224121">
                <text:p>60.306484222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180.8475141809">
                <text:p>14180.8475141809</text:p>
              </table:table-cell>
              <table:table-cell office:value-type="float" office:value="433.076629638672">
                <text:p>433.076629638672</text:p>
              </table:table-cell>
              <table:table-cell office:value-type="float" office:value="314.092346191406">
                <text:p>314.092346191406</text:p>
              </table:table-cell>
              <table:table-cell office:value-type="float" office:value="60.3064842224121">
                <text:p>60.306484222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214.2142142142">
                <text:p>14214.2142142142</text:p>
              </table:table-cell>
              <table:table-cell office:value-type="float" office:value="435.5">
                <text:p>435.5</text:p>
              </table:table-cell>
              <table:table-cell office:value-type="float" office:value="315.5">
                <text:p>315.5</text:p>
              </table:table-cell>
              <table:table-cell office:value-type="float" office:value="59.6700248718262">
                <text:p>59.670024871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247.5809142476">
                <text:p>14247.5809142476</text:p>
              </table:table-cell>
              <table:table-cell office:value-type="float" office:value="442">
                <text:p>442</text:p>
              </table:table-cell>
              <table:table-cell office:value-type="float" office:value="315.5">
                <text:p>315.5</text:p>
              </table:table-cell>
              <table:table-cell office:value-type="float" office:value="59.7098121643066">
                <text:p>59.709812164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280.947614281">
                <text:p>14280.947614281</text:p>
              </table:table-cell>
              <table:table-cell office:value-type="float" office:value="446">
                <text:p>446</text:p>
              </table:table-cell>
              <table:table-cell office:value-type="float" office:value="315.5">
                <text:p>315.5</text:p>
              </table:table-cell>
              <table:table-cell office:value-type="float" office:value="59.5756797790527">
                <text:p>59.575679779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14.3143143143">
                <text:p>14314.3143143143</text:p>
              </table:table-cell>
              <table:table-cell office:value-type="float" office:value="450.651153564453">
                <text:p>450.651153564453</text:p>
              </table:table-cell>
              <table:table-cell office:value-type="float" office:value="316.095794677734">
                <text:p>316.095794677734</text:p>
              </table:table-cell>
              <table:table-cell office:value-type="float" office:value="59.2786178588867">
                <text:p>59.278617858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47.6810143477">
                <text:p>14347.6810143477</text:p>
              </table:table-cell>
              <table:table-cell office:value-type="float" office:value="450.651153564453">
                <text:p>450.651153564453</text:p>
              </table:table-cell>
              <table:table-cell office:value-type="float" office:value="316.095794677734">
                <text:p>316.095794677734</text:p>
              </table:table-cell>
              <table:table-cell office:value-type="float" office:value="59.2786178588867">
                <text:p>59.278617858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1.0477143811">
                <text:p>14381.0477143811</text:p>
              </table:table-cell>
              <table:table-cell office:value-type="float" office:value="453.561218261719">
                <text:p>453.561218261719</text:p>
              </table:table-cell>
              <table:table-cell office:value-type="float" office:value="316.887756347656">
                <text:p>316.887756347656</text:p>
              </table:table-cell>
              <table:table-cell office:value-type="float" office:value="59.0642395019531">
                <text:p>59.064239501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414.4144144144">
                <text:p>14414.4144144144</text:p>
              </table:table-cell>
              <table:table-cell office:value-type="float" office:value="458">
                <text:p>458</text:p>
              </table:table-cell>
              <table:table-cell office:value-type="float" office:value="316.457275390625">
                <text:p>316.457275390625</text:p>
              </table:table-cell>
              <table:table-cell office:value-type="float" office:value="59.465763092041">
                <text:p>59.46576309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447.7811144478">
                <text:p>14447.7811144478</text:p>
              </table:table-cell>
              <table:table-cell office:value-type="float" office:value="464">
                <text:p>464</text:p>
              </table:table-cell>
              <table:table-cell office:value-type="float" office:value="317.888885498047">
                <text:p>317.888885498047</text:p>
              </table:table-cell>
              <table:table-cell office:value-type="float" office:value="58.9653587341309">
                <text:p>58.96535873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481.1478144811">
                <text:p>14481.1478144811</text:p>
              </table:table-cell>
              <table:table-cell office:value-type="float" office:value="469.5">
                <text:p>469.5</text:p>
              </table:table-cell>
              <table:table-cell office:value-type="float" office:value="318">
                <text:p>318</text:p>
              </table:table-cell>
              <table:table-cell office:value-type="float" office:value="59.2980766296387">
                <text:p>59.298076629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514.5145145145">
                <text:p>14514.5145145145</text:p>
              </table:table-cell>
              <table:table-cell office:value-type="float" office:value="469.5">
                <text:p>469.5</text:p>
              </table:table-cell>
              <table:table-cell office:value-type="float" office:value="318">
                <text:p>318</text:p>
              </table:table-cell>
              <table:table-cell office:value-type="float" office:value="59.2980766296387">
                <text:p>59.298076629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547.8812145479">
                <text:p>14547.8812145479</text:p>
              </table:table-cell>
              <table:table-cell office:value-type="float" office:value="473.5">
                <text:p>473.5</text:p>
              </table:table-cell>
              <table:table-cell office:value-type="float" office:value="319">
                <text:p>319</text:p>
              </table:table-cell>
              <table:table-cell office:value-type="float" office:value="58.9767913818359">
                <text:p>58.976791381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581.2479145813">
                <text:p>14581.2479145813</text:p>
              </table:table-cell>
              <table:table-cell office:value-type="float" office:value="478.439392089844">
                <text:p>478.439392089844</text:p>
              </table:table-cell>
              <table:table-cell office:value-type="float" office:value="319.575897216797">
                <text:p>319.575897216797</text:p>
              </table:table-cell>
              <table:table-cell office:value-type="float" office:value="58.6768798828125">
                <text:p>58.67687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614.6146146146">
                <text:p>14614.6146146146</text:p>
              </table:table-cell>
              <table:table-cell office:value-type="float" office:value="479.806945800781">
                <text:p>479.806945800781</text:p>
              </table:table-cell>
              <table:table-cell office:value-type="float" office:value="319.697845458984">
                <text:p>319.697845458984</text:p>
              </table:table-cell>
              <table:table-cell office:value-type="float" office:value="58.6982650756836">
                <text:p>58.698265075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47.981314648">
                <text:p>14647.981314648</text:p>
              </table:table-cell>
              <table:table-cell office:value-type="float" office:value="481.192474365234">
                <text:p>481.192474365234</text:p>
              </table:table-cell>
              <table:table-cell office:value-type="float" office:value="320.691314697266">
                <text:p>320.691314697266</text:p>
              </table:table-cell>
              <table:table-cell office:value-type="float" office:value="57.8913803100586">
                <text:p>57.891380310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681.3480146814">
                <text:p>14681.3480146814</text:p>
              </table:table-cell>
              <table:table-cell office:value-type="float" office:value="481.192474365234">
                <text:p>481.192474365234</text:p>
              </table:table-cell>
              <table:table-cell office:value-type="float" office:value="320.691314697266">
                <text:p>320.691314697266</text:p>
              </table:table-cell>
              <table:table-cell office:value-type="float" office:value="57.8913803100586">
                <text:p>57.891380310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714.7147147147">
                <text:p>14714.7147147147</text:p>
              </table:table-cell>
              <table:table-cell office:value-type="float" office:value="484.726409912109">
                <text:p>484.726409912109</text:p>
              </table:table-cell>
              <table:table-cell office:value-type="float" office:value="319.098480224609">
                <text:p>319.098480224609</text:p>
              </table:table-cell>
              <table:table-cell office:value-type="float" office:value="59.5444984436035">
                <text:p>59.544498443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748.0814147481">
                <text:p>14748.0814147481</text:p>
              </table:table-cell>
              <table:table-cell office:value-type="float" office:value="490.176452636719">
                <text:p>490.176452636719</text:p>
              </table:table-cell>
              <table:table-cell office:value-type="float" office:value="320.107666015625">
                <text:p>320.107666015625</text:p>
              </table:table-cell>
              <table:table-cell office:value-type="float" office:value="58.6320762634277">
                <text:p>58.6320762634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781.4481147815">
                <text:p>14781.4481147815</text:p>
              </table:table-cell>
              <table:table-cell office:value-type="float" office:value="495.863677978516">
                <text:p>495.863677978516</text:p>
              </table:table-cell>
              <table:table-cell office:value-type="float" office:value="321.860382080078">
                <text:p>321.860382080078</text:p>
              </table:table-cell>
              <table:table-cell office:value-type="float" office:value="57.0107078552246">
                <text:p>57.010707855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814.8148148148">
                <text:p>14814.8148148148</text:p>
              </table:table-cell>
              <table:table-cell office:value-type="float" office:value="500.83447265625">
                <text:p>500.83447265625</text:p>
              </table:table-cell>
              <table:table-cell office:value-type="float" office:value="321.951751708984">
                <text:p>321.951751708984</text:p>
              </table:table-cell>
              <table:table-cell office:value-type="float" office:value="56.9930229187012">
                <text:p>56.993022918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848.1815148482">
                <text:p>14848.1815148482</text:p>
              </table:table-cell>
              <table:table-cell office:value-type="float" office:value="500.915222167969">
                <text:p>500.915222167969</text:p>
              </table:table-cell>
              <table:table-cell office:value-type="float" office:value="322.462982177734">
                <text:p>322.462982177734</text:p>
              </table:table-cell>
              <table:table-cell office:value-type="float" office:value="56.5472831726074">
                <text:p>56.547283172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881.5482148815">
                <text:p>14881.5482148815</text:p>
              </table:table-cell>
              <table:table-cell office:value-type="float" office:value="505.492584228516">
                <text:p>505.492584228516</text:p>
              </table:table-cell>
              <table:table-cell office:value-type="float" office:value="322.002593994141">
                <text:p>322.002593994141</text:p>
              </table:table-cell>
              <table:table-cell office:value-type="float" office:value="57.0578193664551">
                <text:p>57.057819366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914.9149149149">
                <text:p>14914.9149149149</text:p>
              </table:table-cell>
              <table:table-cell office:value-type="float" office:value="508.477844238281">
                <text:p>508.477844238281</text:p>
              </table:table-cell>
              <table:table-cell office:value-type="float" office:value="323.919067382812">
                <text:p>323.919067382812</text:p>
              </table:table-cell>
              <table:table-cell office:value-type="float" office:value="56.9750213623047">
                <text:p>56.975021362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48.2816149483">
                <text:p>14948.2816149483</text:p>
              </table:table-cell>
              <table:table-cell office:value-type="float" office:value="512.346557617188">
                <text:p>512.346557617188</text:p>
              </table:table-cell>
              <table:table-cell office:value-type="float" office:value="324.283386230469">
                <text:p>324.283386230469</text:p>
              </table:table-cell>
              <table:table-cell office:value-type="float" office:value="57.3449058532715">
                <text:p>57.344905853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81.6483149816">
                <text:p>14981.6483149816</text:p>
              </table:table-cell>
              <table:table-cell office:value-type="float" office:value="517.131042480469">
                <text:p>517.131042480469</text:p>
              </table:table-cell>
              <table:table-cell office:value-type="float" office:value="323.793090820313">
                <text:p>323.793090820313</text:p>
              </table:table-cell>
              <table:table-cell office:value-type="float" office:value="56.8239326477051">
                <text:p>56.823932647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015.015015015">
                <text:p>15015.015015015</text:p>
              </table:table-cell>
              <table:table-cell office:value-type="float" office:value="517.131042480469">
                <text:p>517.131042480469</text:p>
              </table:table-cell>
              <table:table-cell office:value-type="float" office:value="323.793090820313">
                <text:p>323.793090820313</text:p>
              </table:table-cell>
              <table:table-cell office:value-type="float" office:value="56.8239326477051">
                <text:p>56.823932647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048.3817150484">
                <text:p>15048.3817150484</text:p>
              </table:table-cell>
              <table:table-cell office:value-type="float" office:value="520.840881347656">
                <text:p>520.840881347656</text:p>
              </table:table-cell>
              <table:table-cell office:value-type="float" office:value="325.754150390625">
                <text:p>325.754150390625</text:p>
              </table:table-cell>
              <table:table-cell office:value-type="float" office:value="56.8840713500977">
                <text:p>56.884071350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081.7484150818">
                <text:p>15081.7484150818</text:p>
              </table:table-cell>
              <table:table-cell office:value-type="float" office:value="526.997802734375">
                <text:p>526.997802734375</text:p>
              </table:table-cell>
              <table:table-cell office:value-type="float" office:value="324.028228759766">
                <text:p>324.028228759766</text:p>
              </table:table-cell>
              <table:table-cell office:value-type="float" office:value="56.06396484375">
                <text:p>56.06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115.1151151151">
                <text:p>15115.1151151151</text:p>
              </table:table-cell>
              <table:table-cell office:value-type="float" office:value="530.224426269531">
                <text:p>530.224426269531</text:p>
              </table:table-cell>
              <table:table-cell office:value-type="float" office:value="326.134643554687">
                <text:p>326.134643554687</text:p>
              </table:table-cell>
              <table:table-cell office:value-type="float" office:value="56.2033195495606">
                <text:p>56.203319549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148.4818151485">
                <text:p>15148.4818151485</text:p>
              </table:table-cell>
              <table:table-cell office:value-type="float" office:value="533.724792480469">
                <text:p>533.724792480469</text:p>
              </table:table-cell>
              <table:table-cell office:value-type="float" office:value="327.005096435547">
                <text:p>327.005096435547</text:p>
              </table:table-cell>
              <table:table-cell office:value-type="float" office:value="57.0194473266602">
                <text:p>57.019447326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181.8485151819">
                <text:p>15181.8485151819</text:p>
              </table:table-cell>
              <table:table-cell office:value-type="float" office:value="533.719177246094">
                <text:p>533.719177246094</text:p>
              </table:table-cell>
              <table:table-cell office:value-type="float" office:value="326.945129394531">
                <text:p>326.945129394531</text:p>
              </table:table-cell>
              <table:table-cell office:value-type="float" office:value="57.0396614074707">
                <text:p>57.039661407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215.2152152152">
                <text:p>15215.2152152152</text:p>
              </table:table-cell>
              <table:table-cell office:value-type="float" office:value="541.427551269531">
                <text:p>541.427551269531</text:p>
              </table:table-cell>
              <table:table-cell office:value-type="float" office:value="324.073150634766">
                <text:p>324.073150634766</text:p>
              </table:table-cell>
              <table:table-cell office:value-type="float" office:value="55.7505874633789">
                <text:p>55.750587463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248.5819152486">
                <text:p>15248.5819152486</text:p>
              </table:table-cell>
              <table:table-cell office:value-type="float" office:value="548.470458984375">
                <text:p>548.470458984375</text:p>
              </table:table-cell>
              <table:table-cell office:value-type="float" office:value="326.028198242187">
                <text:p>326.028198242187</text:p>
              </table:table-cell>
              <table:table-cell office:value-type="float" office:value="52.3151016235352">
                <text:p>52.315101623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281.948615282">
                <text:p>15281.948615282</text:p>
              </table:table-cell>
              <table:table-cell office:value-type="float" office:value="553.065673828125">
                <text:p>553.065673828125</text:p>
              </table:table-cell>
              <table:table-cell office:value-type="float" office:value="326.058380126953">
                <text:p>326.058380126953</text:p>
              </table:table-cell>
              <table:table-cell office:value-type="float" office:value="52.4107055664063">
                <text:p>52.410705566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315.3153153153">
                <text:p>15315.3153153153</text:p>
              </table:table-cell>
              <table:table-cell office:value-type="float" office:value="556.915649414063">
                <text:p>556.915649414063</text:p>
              </table:table-cell>
              <table:table-cell office:value-type="float" office:value="325.846282958984">
                <text:p>325.846282958984</text:p>
              </table:table-cell>
              <table:table-cell office:value-type="float" office:value="52.1827964782715">
                <text:p>52.182796478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348.6820153487">
                <text:p>15348.6820153487</text:p>
              </table:table-cell>
              <table:table-cell office:value-type="float" office:value="556.915649414063">
                <text:p>556.915649414063</text:p>
              </table:table-cell>
              <table:table-cell office:value-type="float" office:value="325.846282958984">
                <text:p>325.846282958984</text:p>
              </table:table-cell>
              <table:table-cell office:value-type="float" office:value="52.1827964782715">
                <text:p>52.182796478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382.0487153821">
                <text:p>15382.0487153821</text:p>
              </table:table-cell>
              <table:table-cell office:value-type="float" office:value="561.298461914063">
                <text:p>561.298461914063</text:p>
              </table:table-cell>
              <table:table-cell office:value-type="float" office:value="325.616760253906">
                <text:p>325.616760253906</text:p>
              </table:table-cell>
              <table:table-cell office:value-type="float" office:value="52.1303215026856">
                <text:p>52.130321502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415.4154154154">
                <text:p>15415.4154154154</text:p>
              </table:table-cell>
              <table:table-cell office:value-type="float" office:value="564.75">
                <text:p>564.75</text:p>
              </table:table-cell>
              <table:table-cell office:value-type="float" office:value="325.625">
                <text:p>325.625</text:p>
              </table:table-cell>
              <table:table-cell office:value-type="float" office:value="52.0645141601563">
                <text:p>52.06451416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448.7821154488">
                <text:p>15448.7821154488</text:p>
              </table:table-cell>
              <table:table-cell office:value-type="float" office:value="567.73583984375">
                <text:p>567.73583984375</text:p>
              </table:table-cell>
              <table:table-cell office:value-type="float" office:value="326.160369873047">
                <text:p>326.160369873047</text:p>
              </table:table-cell>
              <table:table-cell office:value-type="float" office:value="51.9009742736816">
                <text:p>51.900974273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482.1488154822">
                <text:p>15482.1488154822</text:p>
              </table:table-cell>
              <table:table-cell office:value-type="float" office:value="570.408874511719">
                <text:p>570.408874511719</text:p>
              </table:table-cell>
              <table:table-cell office:value-type="float" office:value="326.281524658203">
                <text:p>326.281524658203</text:p>
              </table:table-cell>
              <table:table-cell office:value-type="float" office:value="51.9664611816406">
                <text:p>51.966461181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515.5155155155">
                <text:p>15515.5155155155</text:p>
              </table:table-cell>
              <table:table-cell office:value-type="float" office:value="570.408874511719">
                <text:p>570.408874511719</text:p>
              </table:table-cell>
              <table:table-cell office:value-type="float" office:value="326.281524658203">
                <text:p>326.281524658203</text:p>
              </table:table-cell>
              <table:table-cell office:value-type="float" office:value="51.9664611816406">
                <text:p>51.966461181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548.8822155489">
                <text:p>15548.8822155489</text:p>
              </table:table-cell>
              <table:table-cell office:value-type="float" office:value="572.559936523438">
                <text:p>572.559936523438</text:p>
              </table:table-cell>
              <table:table-cell office:value-type="float" office:value="327.350891113281">
                <text:p>327.350891113281</text:p>
              </table:table-cell>
              <table:table-cell office:value-type="float" office:value="52.2736778259277">
                <text:p>52.273677825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582.2489155823">
                <text:p>15582.2489155823</text:p>
              </table:table-cell>
              <table:table-cell office:value-type="float" office:value="575">
                <text:p>575</text:p>
              </table:table-cell>
              <table:table-cell office:value-type="float" office:value="327">
                <text:p>327</text:p>
              </table:table-cell>
              <table:table-cell office:value-type="float" office:value="52.9245719909668">
                <text:p>52.924571990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615.6156156156">
                <text:p>15615.6156156156</text:p>
              </table:table-cell>
              <table:table-cell office:value-type="float" office:value="576.5">
                <text:p>576.5</text:p>
              </table:table-cell>
              <table:table-cell office:value-type="float" office:value="326.5">
                <text:p>326.5</text:p>
              </table:table-cell>
              <table:table-cell office:value-type="float" office:value="52.6546325683594">
                <text:p>52.654632568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648.982315649">
                <text:p>15648.982315649</text:p>
              </table:table-cell>
              <table:table-cell office:value-type="float" office:value="576.5">
                <text:p>576.5</text:p>
              </table:table-cell>
              <table:table-cell office:value-type="float" office:value="326.5">
                <text:p>326.5</text:p>
              </table:table-cell>
              <table:table-cell office:value-type="float" office:value="52.6546325683594">
                <text:p>52.654632568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682.3490156824">
                <text:p>15682.3490156824</text:p>
              </table:table-cell>
              <table:table-cell office:value-type="float" office:value="578">
                <text:p>578</text:p>
              </table:table-cell>
              <table:table-cell office:value-type="float" office:value="327">
                <text:p>327</text:p>
              </table:table-cell>
              <table:table-cell office:value-type="float" office:value="53.3105125427246">
                <text:p>53.310512542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715.7157157157">
                <text:p>15715.7157157157</text:p>
              </table:table-cell>
              <table:table-cell office:value-type="float" office:value="578">
                <text:p>578</text:p>
              </table:table-cell>
              <table:table-cell office:value-type="float" office:value="328">
                <text:p>328</text:p>
              </table:table-cell>
              <table:table-cell office:value-type="float" office:value="52.9245719909668">
                <text:p>52.924571990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749.0824157491">
                <text:p>15749.0824157491</text:p>
              </table:table-cell>
              <table:table-cell office:value-type="float" office:value="578">
                <text:p>578</text:p>
              </table:table-cell>
              <table:table-cell office:value-type="float" office:value="328.5">
                <text:p>328.5</text:p>
              </table:table-cell>
              <table:table-cell office:value-type="float" office:value="52.5952491760254">
                <text:p>52.595249176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82.4491157825">
                <text:p>15782.4491157825</text:p>
              </table:table-cell>
              <table:table-cell office:value-type="float" office:value="578.0244140625">
                <text:p>578.0244140625</text:p>
              </table:table-cell>
              <table:table-cell office:value-type="float" office:value="329.728240966797">
                <text:p>329.728240966797</text:p>
              </table:table-cell>
              <table:table-cell office:value-type="float" office:value="52.4800415039063">
                <text:p>52.48004150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815.8158158158">
                <text:p>15815.8158158158</text:p>
              </table:table-cell>
              <table:table-cell office:value-type="float" office:value="578.0244140625">
                <text:p>578.0244140625</text:p>
              </table:table-cell>
              <table:table-cell office:value-type="float" office:value="329.728240966797">
                <text:p>329.728240966797</text:p>
              </table:table-cell>
              <table:table-cell office:value-type="float" office:value="52.4800415039063">
                <text:p>52.48004150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849.1825158492">
                <text:p>15849.1825158492</text:p>
              </table:table-cell>
              <table:table-cell office:value-type="float" office:value="578.145812988281">
                <text:p>578.145812988281</text:p>
              </table:table-cell>
              <table:table-cell office:value-type="float" office:value="329.666656494141">
                <text:p>329.666656494141</text:p>
              </table:table-cell>
              <table:table-cell office:value-type="float" office:value="52.3941345214844">
                <text:p>52.394134521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882.5492158825">
                <text:p>15882.5492158825</text:p>
              </table:table-cell>
              <table:table-cell office:value-type="float" office:value="578">
                <text:p>578</text:p>
              </table:table-cell>
              <table:table-cell office:value-type="float" office:value="329.5">
                <text:p>329.5</text:p>
              </table:table-cell>
              <table:table-cell office:value-type="float" office:value="52.1944465637207">
                <text:p>52.194446563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915.9159159159">
                <text:p>15915.9159159159</text:p>
              </table:table-cell>
              <table:table-cell office:value-type="float" office:value="578">
                <text:p>578</text:p>
              </table:table-cell>
              <table:table-cell office:value-type="float" office:value="329.5">
                <text:p>329.5</text:p>
              </table:table-cell>
              <table:table-cell office:value-type="float" office:value="52.3761444091797">
                <text:p>52.37614440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949.2826159493">
                <text:p>15949.2826159493</text:p>
              </table:table-cell>
              <table:table-cell office:value-type="float" office:value="577.5">
                <text:p>577.5</text:p>
              </table:table-cell>
              <table:table-cell office:value-type="float" office:value="330">
                <text:p>330</text:p>
              </table:table-cell>
              <table:table-cell office:value-type="float" office:value="52.4619903564453">
                <text:p>52.461990356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982.6493159827">
                <text:p>15982.6493159827</text:p>
              </table:table-cell>
              <table:table-cell office:value-type="float" office:value="577.5">
                <text:p>577.5</text:p>
              </table:table-cell>
              <table:table-cell office:value-type="float" office:value="330">
                <text:p>330</text:p>
              </table:table-cell>
              <table:table-cell office:value-type="float" office:value="52.4619903564453">
                <text:p>52.461990356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016.016016016">
                <text:p>16016.016016016</text:p>
              </table:table-cell>
              <table:table-cell office:value-type="float" office:value="577.40966796875">
                <text:p>577.40966796875</text:p>
              </table:table-cell>
              <table:table-cell office:value-type="float" office:value="329.248382568359">
                <text:p>329.248382568359</text:p>
              </table:table-cell>
              <table:table-cell office:value-type="float" office:value="52.6719207763672">
                <text:p>52.671920776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049.3827160494">
                <text:p>16049.3827160494</text:p>
              </table:table-cell>
              <table:table-cell office:value-type="float" office:value="576.289184570313">
                <text:p>576.289184570313</text:p>
              </table:table-cell>
              <table:table-cell office:value-type="float" office:value="330.096374511719">
                <text:p>330.096374511719</text:p>
              </table:table-cell>
              <table:table-cell office:value-type="float" office:value="52.5062713623047">
                <text:p>52.506271362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082.7494160828">
                <text:p>16082.7494160828</text:p>
              </table:table-cell>
              <table:table-cell office:value-type="float" office:value="575">
                <text:p>575</text:p>
              </table:table-cell>
              <table:table-cell office:value-type="float" office:value="330">
                <text:p>330</text:p>
              </table:table-cell>
              <table:table-cell office:value-type="float" office:value="52.2016334533691">
                <text:p>52.201633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116.1161161161">
                <text:p>16116.1161161161</text:p>
              </table:table-cell>
              <table:table-cell office:value-type="float" office:value="573">
                <text:p>573</text:p>
              </table:table-cell>
              <table:table-cell office:value-type="float" office:value="333">
                <text:p>333</text:p>
              </table:table-cell>
              <table:table-cell office:value-type="float" office:value="52.0000991821289">
                <text:p>52.000099182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149.4828161495">
                <text:p>16149.4828161495</text:p>
              </table:table-cell>
              <table:table-cell office:value-type="float" office:value="572.161926269531">
                <text:p>572.161926269531</text:p>
              </table:table-cell>
              <table:table-cell office:value-type="float" office:value="332.764770507812">
                <text:p>332.764770507812</text:p>
              </table:table-cell>
              <table:table-cell office:value-type="float" office:value="51.9418525695801">
                <text:p>51.941852569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182.8495161829">
                <text:p>16182.8495161829</text:p>
              </table:table-cell>
              <table:table-cell office:value-type="float" office:value="572.161926269531">
                <text:p>572.161926269531</text:p>
              </table:table-cell>
              <table:table-cell office:value-type="float" office:value="332.764770507812">
                <text:p>332.764770507812</text:p>
              </table:table-cell>
              <table:table-cell office:value-type="float" office:value="51.9418525695801">
                <text:p>51.941852569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216.2162162162">
                <text:p>16216.2162162162</text:p>
              </table:table-cell>
              <table:table-cell office:value-type="float" office:value="571">
                <text:p>571</text:p>
              </table:table-cell>
              <table:table-cell office:value-type="float" office:value="332.5">
                <text:p>332.5</text:p>
              </table:table-cell>
              <table:table-cell office:value-type="float" office:value="51.8098487854004">
                <text:p>51.809848785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249.5829162496">
                <text:p>16249.5829162496</text:p>
              </table:table-cell>
              <table:table-cell office:value-type="float" office:value="569.334899902344">
                <text:p>569.334899902344</text:p>
              </table:table-cell>
              <table:table-cell office:value-type="float" office:value="333.191925048828">
                <text:p>333.191925048828</text:p>
              </table:table-cell>
              <table:table-cell office:value-type="float" office:value="51.3752479553223">
                <text:p>51.375247955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282.949616283">
                <text:p>16282.949616283</text:p>
              </table:table-cell>
              <table:table-cell office:value-type="float" office:value="568.592468261719">
                <text:p>568.592468261719</text:p>
              </table:table-cell>
              <table:table-cell office:value-type="float" office:value="333.083190917969">
                <text:p>333.083190917969</text:p>
              </table:table-cell>
              <table:table-cell office:value-type="float" office:value="51.2892913818359">
                <text:p>51.289291381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316.3163163163">
                <text:p>16316.3163163163</text:p>
              </table:table-cell>
              <table:table-cell office:value-type="float" office:value="568.574768066406">
                <text:p>568.574768066406</text:p>
              </table:table-cell>
              <table:table-cell office:value-type="float" office:value="333.062194824219">
                <text:p>333.062194824219</text:p>
              </table:table-cell>
              <table:table-cell office:value-type="float" office:value="51.2667846679688">
                <text:p>51.2667846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349.6830163497">
                <text:p>16349.6830163497</text:p>
              </table:table-cell>
              <table:table-cell office:value-type="float" office:value="567.622680664063">
                <text:p>567.622680664063</text:p>
              </table:table-cell>
              <table:table-cell office:value-type="float" office:value="333.102386474609">
                <text:p>333.102386474609</text:p>
              </table:table-cell>
              <table:table-cell office:value-type="float" office:value="51.3111724853516">
                <text:p>51.311172485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383.0497163831">
                <text:p>16383.0497163831</text:p>
              </table:table-cell>
              <table:table-cell office:value-type="float" office:value="567.22998046875">
                <text:p>567.22998046875</text:p>
              </table:table-cell>
              <table:table-cell office:value-type="float" office:value="333.190002441406">
                <text:p>333.190002441406</text:p>
              </table:table-cell>
              <table:table-cell office:value-type="float" office:value="51.3645858764648">
                <text:p>51.364585876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416.4164164164">
                <text:p>16416.4164164164</text:p>
              </table:table-cell>
              <table:table-cell office:value-type="float" office:value="567.108520507813">
                <text:p>567.108520507813</text:p>
              </table:table-cell>
              <table:table-cell office:value-type="float" office:value="333.171752929687">
                <text:p>333.171752929687</text:p>
              </table:table-cell>
              <table:table-cell office:value-type="float" office:value="51.4262084960938">
                <text:p>51.4262084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449.7831164498">
                <text:p>16449.7831164498</text:p>
              </table:table-cell>
              <table:table-cell office:value-type="float" office:value="567.034729003906">
                <text:p>567.034729003906</text:p>
              </table:table-cell>
              <table:table-cell office:value-type="float" office:value="332.876983642578">
                <text:p>332.876983642578</text:p>
              </table:table-cell>
              <table:table-cell office:value-type="float" office:value="51.2749557495117">
                <text:p>51.274955749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483.1498164832">
                <text:p>16483.1498164832</text:p>
              </table:table-cell>
              <table:table-cell office:value-type="float" office:value="567.034729003906">
                <text:p>567.034729003906</text:p>
              </table:table-cell>
              <table:table-cell office:value-type="float" office:value="332.876983642578">
                <text:p>332.876983642578</text:p>
              </table:table-cell>
              <table:table-cell office:value-type="float" office:value="51.2749557495117">
                <text:p>51.274955749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516.5165165165">
                <text:p>16516.5165165165</text:p>
              </table:table-cell>
              <table:table-cell office:value-type="float" office:value="567.502136230469">
                <text:p>567.502136230469</text:p>
              </table:table-cell>
              <table:table-cell office:value-type="float" office:value="332.327575683594">
                <text:p>332.327575683594</text:p>
              </table:table-cell>
              <table:table-cell office:value-type="float" office:value="51.2837448120117">
                <text:p>51.283744812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49.8832165499">
                <text:p>16549.8832165499</text:p>
              </table:table-cell>
              <table:table-cell office:value-type="float" office:value="567.965270996094">
                <text:p>567.965270996094</text:p>
              </table:table-cell>
              <table:table-cell office:value-type="float" office:value="332.123016357422">
                <text:p>332.123016357422</text:p>
              </table:table-cell>
              <table:table-cell office:value-type="float" office:value="51.2749900817871">
                <text:p>51.2749900817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83.2499165833">
                <text:p>16583.2499165833</text:p>
              </table:table-cell>
              <table:table-cell office:value-type="float" office:value="568.560913085938">
                <text:p>568.560913085938</text:p>
              </table:table-cell>
              <table:table-cell office:value-type="float" office:value="332.124053955078">
                <text:p>332.124053955078</text:p>
              </table:table-cell>
              <table:table-cell office:value-type="float" office:value="51.4918022155762">
                <text:p>51.491802215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616.6166166166">
                <text:p>16616.6166166166</text:p>
              </table:table-cell>
              <table:table-cell office:value-type="float" office:value="569.179870605469">
                <text:p>569.179870605469</text:p>
              </table:table-cell>
              <table:table-cell office:value-type="float" office:value="332.278656005859">
                <text:p>332.278656005859</text:p>
              </table:table-cell>
              <table:table-cell office:value-type="float" office:value="51.5396881103516">
                <text:p>51.539688110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649.98331665">
                <text:p>16649.98331665</text:p>
              </table:table-cell>
              <table:table-cell office:value-type="float" office:value="569.148132324219">
                <text:p>569.148132324219</text:p>
              </table:table-cell>
              <table:table-cell office:value-type="float" office:value="332.223327636719">
                <text:p>332.223327636719</text:p>
              </table:table-cell>
              <table:table-cell office:value-type="float" office:value="51.4814682006836">
                <text:p>51.481468200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683.3500166834">
                <text:p>16683.3500166834</text:p>
              </table:table-cell>
              <table:table-cell office:value-type="float" office:value="569.339294433594">
                <text:p>569.339294433594</text:p>
              </table:table-cell>
              <table:table-cell office:value-type="float" office:value="332.997161865234">
                <text:p>332.997161865234</text:p>
              </table:table-cell>
              <table:table-cell office:value-type="float" office:value="51.3897476196289">
                <text:p>51.389747619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716.7167167167">
                <text:p>16716.7167167167</text:p>
              </table:table-cell>
              <table:table-cell office:value-type="float" office:value="569.985717773438">
                <text:p>569.985717773438</text:p>
              </table:table-cell>
              <table:table-cell office:value-type="float" office:value="333.228576660156">
                <text:p>333.228576660156</text:p>
              </table:table-cell>
              <table:table-cell office:value-type="float" office:value="51.5771751403809">
                <text:p>51.577175140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750.0834167501">
                <text:p>16750.0834167501</text:p>
              </table:table-cell>
              <table:table-cell office:value-type="float" office:value="570.069702148438">
                <text:p>570.069702148438</text:p>
              </table:table-cell>
              <table:table-cell office:value-type="float" office:value="333.724548339844">
                <text:p>333.724548339844</text:p>
              </table:table-cell>
              <table:table-cell office:value-type="float" office:value="51.5277404785156">
                <text:p>51.52774047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783.4501167835">
                <text:p>16783.4501167835</text:p>
              </table:table-cell>
              <table:table-cell office:value-type="float" office:value="570.5">
                <text:p>570.5</text:p>
              </table:table-cell>
              <table:table-cell office:value-type="float" office:value="333">
                <text:p>333</text:p>
              </table:table-cell>
              <table:table-cell office:value-type="float" office:value="51.5389213562012">
                <text:p>51.538921356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816.8168168168">
                <text:p>16816.8168168168</text:p>
              </table:table-cell>
              <table:table-cell office:value-type="float" office:value="570.539855957031">
                <text:p>570.539855957031</text:p>
              </table:table-cell>
              <table:table-cell office:value-type="float" office:value="333.029876708984">
                <text:p>333.029876708984</text:p>
              </table:table-cell>
              <table:table-cell office:value-type="float" office:value="51.4905967712402">
                <text:p>51.49059677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850.1835168502">
                <text:p>16850.1835168502</text:p>
              </table:table-cell>
              <table:table-cell office:value-type="float" office:value="570.320190429688">
                <text:p>570.320190429688</text:p>
              </table:table-cell>
              <table:table-cell office:value-type="float" office:value="333.660095214844">
                <text:p>333.660095214844</text:p>
              </table:table-cell>
              <table:table-cell office:value-type="float" office:value="51.4529533386231">
                <text:p>51.452953338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883.5502168836">
                <text:p>16883.5502168836</text:p>
              </table:table-cell>
              <table:table-cell office:value-type="float" office:value="570.2255859375">
                <text:p>570.2255859375</text:p>
              </table:table-cell>
              <table:table-cell office:value-type="float" office:value="332.929870605469">
                <text:p>332.929870605469</text:p>
              </table:table-cell>
              <table:table-cell office:value-type="float" office:value="51.4400100708008">
                <text:p>51.4400100708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916.9169169169">
                <text:p>16916.9169169169</text:p>
              </table:table-cell>
              <table:table-cell office:value-type="float" office:value="569.956909179688">
                <text:p>569.956909179688</text:p>
              </table:table-cell>
              <table:table-cell office:value-type="float" office:value="332.875610351562">
                <text:p>332.875610351562</text:p>
              </table:table-cell>
              <table:table-cell office:value-type="float" office:value="51.3491630554199">
                <text:p>51.349163055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950.2836169503">
                <text:p>16950.2836169503</text:p>
              </table:table-cell>
              <table:table-cell office:value-type="float" office:value="569.735107421875">
                <text:p>569.735107421875</text:p>
              </table:table-cell>
              <table:table-cell office:value-type="float" office:value="332.759857177734">
                <text:p>332.759857177734</text:p>
              </table:table-cell>
              <table:table-cell office:value-type="float" office:value="51.3459014892578">
                <text:p>51.345901489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983.6503169837">
                <text:p>16983.6503169837</text:p>
              </table:table-cell>
              <table:table-cell office:value-type="float" office:value="569.735107421875">
                <text:p>569.735107421875</text:p>
              </table:table-cell>
              <table:table-cell office:value-type="float" office:value="332.759857177734">
                <text:p>332.759857177734</text:p>
              </table:table-cell>
              <table:table-cell office:value-type="float" office:value="51.3459014892578">
                <text:p>51.345901489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017.017017017">
                <text:p>17017.017017017</text:p>
              </table:table-cell>
              <table:table-cell office:value-type="float" office:value="568.818237304687">
                <text:p>568.818237304687</text:p>
              </table:table-cell>
              <table:table-cell office:value-type="float" office:value="333.321716308594">
                <text:p>333.321716308594</text:p>
              </table:table-cell>
              <table:table-cell office:value-type="float" office:value="51.0885734558106">
                <text:p>51.088573455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050.3837170504">
                <text:p>17050.3837170504</text:p>
              </table:table-cell>
              <table:table-cell office:value-type="float" office:value="568.045227050781">
                <text:p>568.045227050781</text:p>
              </table:table-cell>
              <table:table-cell office:value-type="float" office:value="333.397064208984">
                <text:p>333.397064208984</text:p>
              </table:table-cell>
              <table:table-cell office:value-type="float" office:value="50.8872299194336">
                <text:p>50.88722991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083.7504170838">
                <text:p>17083.7504170838</text:p>
              </table:table-cell>
              <table:table-cell office:value-type="float" office:value="567.003723144531">
                <text:p>567.003723144531</text:p>
              </table:table-cell>
              <table:table-cell office:value-type="float" office:value="333.288024902344">
                <text:p>333.288024902344</text:p>
              </table:table-cell>
              <table:table-cell office:value-type="float" office:value="50.7735176086426">
                <text:p>50.773517608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117.1171171171">
                <text:p>17117.1171171171</text:p>
              </table:table-cell>
              <table:table-cell office:value-type="float" office:value="565.475524902344">
                <text:p>565.475524902344</text:p>
              </table:table-cell>
              <table:table-cell office:value-type="float" office:value="333.068206787109">
                <text:p>333.068206787109</text:p>
              </table:table-cell>
              <table:table-cell office:value-type="float" office:value="50.6233291625977">
                <text:p>50.623329162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150.4838171505">
                <text:p>17150.4838171505</text:p>
              </table:table-cell>
              <table:table-cell office:value-type="float" office:value="565.475524902344">
                <text:p>565.475524902344</text:p>
              </table:table-cell>
              <table:table-cell office:value-type="float" office:value="333.068206787109">
                <text:p>333.068206787109</text:p>
              </table:table-cell>
              <table:table-cell office:value-type="float" office:value="50.6233291625977">
                <text:p>50.623329162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183.8505171839">
                <text:p>17183.8505171839</text:p>
              </table:table-cell>
              <table:table-cell office:value-type="float" office:value="564.226379394531">
                <text:p>564.226379394531</text:p>
              </table:table-cell>
              <table:table-cell office:value-type="float" office:value="331.79150390625">
                <text:p>331.79150390625</text:p>
              </table:table-cell>
              <table:table-cell office:value-type="float" office:value="50.4666137695313">
                <text:p>50.466613769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217.2172172172">
                <text:p>17217.2172172172</text:p>
              </table:table-cell>
              <table:table-cell office:value-type="float" office:value="562.232666015625">
                <text:p>562.232666015625</text:p>
              </table:table-cell>
              <table:table-cell office:value-type="float" office:value="331.75244140625">
                <text:p>331.75244140625</text:p>
              </table:table-cell>
              <table:table-cell office:value-type="float" office:value="50.2754745483398">
                <text:p>50.275474548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250.5839172506">
                <text:p>17250.5839172506</text:p>
              </table:table-cell>
              <table:table-cell office:value-type="float" office:value="560.824401855469">
                <text:p>560.824401855469</text:p>
              </table:table-cell>
              <table:table-cell office:value-type="float" office:value="330.998809814453">
                <text:p>330.998809814453</text:p>
              </table:table-cell>
              <table:table-cell office:value-type="float" office:value="50.4625129699707">
                <text:p>50.462512969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283.950617284">
                <text:p>17283.950617284</text:p>
              </table:table-cell>
              <table:table-cell office:value-type="float" office:value="559.282409667969">
                <text:p>559.282409667969</text:p>
              </table:table-cell>
              <table:table-cell office:value-type="float" office:value="330.817169189453">
                <text:p>330.817169189453</text:p>
              </table:table-cell>
              <table:table-cell office:value-type="float" office:value="50.3467597961426">
                <text:p>50.346759796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317.3173173173">
                <text:p>17317.3173173173</text:p>
              </table:table-cell>
              <table:table-cell office:value-type="float" office:value="559.282409667969">
                <text:p>559.282409667969</text:p>
              </table:table-cell>
              <table:table-cell office:value-type="float" office:value="330.817169189453">
                <text:p>330.817169189453</text:p>
              </table:table-cell>
              <table:table-cell office:value-type="float" office:value="50.3467597961426">
                <text:p>50.346759796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350.6840173507">
                <text:p>17350.6840173507</text:p>
              </table:table-cell>
              <table:table-cell office:value-type="float" office:value="556.987854003906">
                <text:p>556.987854003906</text:p>
              </table:table-cell>
              <table:table-cell office:value-type="float" office:value="331.500854492187">
                <text:p>331.500854492187</text:p>
              </table:table-cell>
              <table:table-cell office:value-type="float" office:value="50.1413345336914">
                <text:p>50.141334533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384.0507173841">
                <text:p>17384.0507173841</text:p>
              </table:table-cell>
              <table:table-cell office:value-type="float" office:value="554.085388183594">
                <text:p>554.085388183594</text:p>
              </table:table-cell>
              <table:table-cell office:value-type="float" office:value="332.085357666016">
                <text:p>332.085357666016</text:p>
              </table:table-cell>
              <table:table-cell office:value-type="float" office:value="50.5841331481934">
                <text:p>50.584133148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417.4174174174">
                <text:p>17417.4174174174</text:p>
              </table:table-cell>
              <table:table-cell office:value-type="float" office:value="548.796020507813">
                <text:p>548.796020507813</text:p>
              </table:table-cell>
              <table:table-cell office:value-type="float" office:value="334.554718017578">
                <text:p>334.554718017578</text:p>
              </table:table-cell>
              <table:table-cell office:value-type="float" office:value="51.8795623779297">
                <text:p>51.879562377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450.7841174508">
                <text:p>17450.7841174508</text:p>
              </table:table-cell>
              <table:table-cell office:value-type="float" office:value="545">
                <text:p>545</text:p>
              </table:table-cell>
              <table:table-cell office:value-type="float" office:value="335">
                <text:p>335</text:p>
              </table:table-cell>
              <table:table-cell office:value-type="float" office:value="52.3928451538086">
                <text:p>52.392845153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484.1508174842">
                <text:p>17484.1508174842</text:p>
              </table:table-cell>
              <table:table-cell office:value-type="float" office:value="545">
                <text:p>545</text:p>
              </table:table-cell>
              <table:table-cell office:value-type="float" office:value="335">
                <text:p>335</text:p>
              </table:table-cell>
              <table:table-cell office:value-type="float" office:value="52.3928451538086">
                <text:p>52.392845153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517.5175175175">
                <text:p>17517.5175175175</text:p>
              </table:table-cell>
              <table:table-cell office:value-type="float" office:value="542.860961914063">
                <text:p>542.860961914063</text:p>
              </table:table-cell>
              <table:table-cell office:value-type="float" office:value="332.240631103516">
                <text:p>332.240631103516</text:p>
              </table:table-cell>
              <table:table-cell office:value-type="float" office:value="51.9719924926758">
                <text:p>51.971992492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550.8842175509">
                <text:p>17550.8842175509</text:p>
              </table:table-cell>
              <table:table-cell office:value-type="float" office:value="538.018005371094">
                <text:p>538.018005371094</text:p>
              </table:table-cell>
              <table:table-cell office:value-type="float" office:value="334.030822753906">
                <text:p>334.030822753906</text:p>
              </table:table-cell>
              <table:table-cell office:value-type="float" office:value="51.8974761962891">
                <text:p>51.897476196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584.2509175843">
                <text:p>17584.2509175843</text:p>
              </table:table-cell>
              <table:table-cell office:value-type="float" office:value="530.771179199219">
                <text:p>530.771179199219</text:p>
              </table:table-cell>
              <table:table-cell office:value-type="float" office:value="338.344329833984">
                <text:p>338.344329833984</text:p>
              </table:table-cell>
              <table:table-cell office:value-type="float" office:value="53.4775772094727">
                <text:p>53.477577209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617.6176176176">
                <text:p>17617.6176176176</text:p>
              </table:table-cell>
              <table:table-cell office:value-type="float" office:value="528.126037597656">
                <text:p>528.126037597656</text:p>
              </table:table-cell>
              <table:table-cell office:value-type="float" office:value="334.709075927734">
                <text:p>334.709075927734</text:p>
              </table:table-cell>
              <table:table-cell office:value-type="float" office:value="51.0773963928223">
                <text:p>51.077396392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650.984317651">
                <text:p>17650.984317651</text:p>
              </table:table-cell>
              <table:table-cell office:value-type="float" office:value="528.126037597656">
                <text:p>528.126037597656</text:p>
              </table:table-cell>
              <table:table-cell office:value-type="float" office:value="334.709075927734">
                <text:p>334.709075927734</text:p>
              </table:table-cell>
              <table:table-cell office:value-type="float" office:value="51.0773963928223">
                <text:p>51.077396392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684.3510176844">
                <text:p>17684.3510176844</text:p>
              </table:table-cell>
              <table:table-cell office:value-type="float" office:value="521.781799316406">
                <text:p>521.781799316406</text:p>
              </table:table-cell>
              <table:table-cell office:value-type="float" office:value="334.278167724609">
                <text:p>334.278167724609</text:p>
              </table:table-cell>
              <table:table-cell office:value-type="float" office:value="51.9750595092773">
                <text:p>51.975059509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717.7177177177">
                <text:p>17717.7177177177</text:p>
              </table:table-cell>
              <table:table-cell office:value-type="float" office:value="515.253540039063">
                <text:p>515.253540039063</text:p>
              </table:table-cell>
              <table:table-cell office:value-type="float" office:value="335.477600097656">
                <text:p>335.477600097656</text:p>
              </table:table-cell>
              <table:table-cell office:value-type="float" office:value="51.9702186584473">
                <text:p>51.97021865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751.0844177511">
                <text:p>17751.0844177511</text:p>
              </table:table-cell>
              <table:table-cell office:value-type="float" office:value="509.739349365234">
                <text:p>509.739349365234</text:p>
              </table:table-cell>
              <table:table-cell office:value-type="float" office:value="335.362976074219">
                <text:p>335.362976074219</text:p>
              </table:table-cell>
              <table:table-cell office:value-type="float" office:value="51.1780433654785">
                <text:p>51.178043365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784.4511177845">
                <text:p>17784.4511177845</text:p>
              </table:table-cell>
              <table:table-cell office:value-type="float" office:value="504.370635986328">
                <text:p>504.370635986328</text:p>
              </table:table-cell>
              <table:table-cell office:value-type="float" office:value="334.148162841797">
                <text:p>334.148162841797</text:p>
              </table:table-cell>
              <table:table-cell office:value-type="float" office:value="51.4957313537598">
                <text:p>51.495731353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817.8178178178">
                <text:p>17817.8178178178</text:p>
              </table:table-cell>
              <table:table-cell office:value-type="float" office:value="504.370635986328">
                <text:p>504.370635986328</text:p>
              </table:table-cell>
              <table:table-cell office:value-type="float" office:value="334.148162841797">
                <text:p>334.148162841797</text:p>
              </table:table-cell>
              <table:table-cell office:value-type="float" office:value="51.4957313537598">
                <text:p>51.495731353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851.1845178512">
                <text:p>17851.1845178512</text:p>
              </table:table-cell>
              <table:table-cell office:value-type="float" office:value="497.241485595703">
                <text:p>497.241485595703</text:p>
              </table:table-cell>
              <table:table-cell office:value-type="float" office:value="336.313751220703">
                <text:p>336.313751220703</text:p>
              </table:table-cell>
              <table:table-cell office:value-type="float" office:value="51.9714813232422">
                <text:p>51.971481323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884.5512178846">
                <text:p>17884.5512178846</text:p>
              </table:table-cell>
              <table:table-cell office:value-type="float" office:value="491.357391357422">
                <text:p>491.357391357422</text:p>
              </table:table-cell>
              <table:table-cell office:value-type="float" office:value="336.333801269531">
                <text:p>336.333801269531</text:p>
              </table:table-cell>
              <table:table-cell office:value-type="float" office:value="52.3378448486328">
                <text:p>52.337844848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917.9179179179">
                <text:p>17917.9179179179</text:p>
              </table:table-cell>
              <table:table-cell office:value-type="float" office:value="486.72119140625">
                <text:p>486.72119140625</text:p>
              </table:table-cell>
              <table:table-cell office:value-type="float" office:value="336.564697265625">
                <text:p>336.564697265625</text:p>
              </table:table-cell>
              <table:table-cell office:value-type="float" office:value="51.5698394775391">
                <text:p>51.569839477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951.2846179513">
                <text:p>17951.2846179513</text:p>
              </table:table-cell>
              <table:table-cell office:value-type="float" office:value="482.02197265625">
                <text:p>482.02197265625</text:p>
              </table:table-cell>
              <table:table-cell office:value-type="float" office:value="337.001281738281">
                <text:p>337.001281738281</text:p>
              </table:table-cell>
              <table:table-cell office:value-type="float" office:value="51.0882530212402">
                <text:p>51.08825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984.6513179847">
                <text:p>17984.6513179847</text:p>
              </table:table-cell>
              <table:table-cell office:value-type="float" office:value="482.02197265625">
                <text:p>482.02197265625</text:p>
              </table:table-cell>
              <table:table-cell office:value-type="float" office:value="337.001281738281">
                <text:p>337.001281738281</text:p>
              </table:table-cell>
              <table:table-cell office:value-type="float" office:value="51.0882530212402">
                <text:p>51.08825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018.018018018">
                <text:p>18018.018018018</text:p>
              </table:table-cell>
              <table:table-cell office:value-type="float" office:value="481">
                <text:p>481</text:p>
              </table:table-cell>
              <table:table-cell office:value-type="float" office:value="338.5">
                <text:p>338.5</text:p>
              </table:table-cell>
              <table:table-cell office:value-type="float" office:value="54.5367851257324">
                <text:p>54.536785125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051.3847180514">
                <text:p>18051.3847180514</text:p>
              </table:table-cell>
              <table:table-cell office:value-type="float" office:value="477.5">
                <text:p>477.5</text:p>
              </table:table-cell>
              <table:table-cell office:value-type="float" office:value="338.5">
                <text:p>338.5</text:p>
              </table:table-cell>
              <table:table-cell office:value-type="float" office:value="52.7874069213867">
                <text:p>52.787406921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084.7514180848">
                <text:p>18084.7514180848</text:p>
              </table:table-cell>
              <table:table-cell office:value-type="float" office:value="473.5">
                <text:p>473.5</text:p>
              </table:table-cell>
              <table:table-cell office:value-type="float" office:value="339">
                <text:p>339</text:p>
              </table:table-cell>
              <table:table-cell office:value-type="float" office:value="51.7035789489746">
                <text:p>51.703578948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118.1181181181">
                <text:p>18118.1181181181</text:p>
              </table:table-cell>
              <table:table-cell office:value-type="float" office:value="462.125">
                <text:p>462.125</text:p>
              </table:table-cell>
              <table:table-cell office:value-type="float" office:value="340.0625">
                <text:p>340.0625</text:p>
              </table:table-cell>
              <table:table-cell office:value-type="float" office:value="52.1059494018555">
                <text:p>52.105949401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151.4848181515">
                <text:p>18151.4848181515</text:p>
              </table:table-cell>
              <table:table-cell office:value-type="float" office:value="462.125">
                <text:p>462.125</text:p>
              </table:table-cell>
              <table:table-cell office:value-type="float" office:value="340.0625">
                <text:p>340.0625</text:p>
              </table:table-cell>
              <table:table-cell office:value-type="float" office:value="52.1059494018555">
                <text:p>52.105949401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184.8515181849">
                <text:p>18184.8515181849</text:p>
              </table:table-cell>
              <table:table-cell office:value-type="float" office:value="457.013610839844">
                <text:p>457.013610839844</text:p>
              </table:table-cell>
              <table:table-cell office:value-type="float" office:value="340.806884765625">
                <text:p>340.806884765625</text:p>
              </table:table-cell>
              <table:table-cell office:value-type="float" office:value="51.2509002685547">
                <text:p>51.250900268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218.2182182182">
                <text:p>18218.2182182182</text:p>
              </table:table-cell>
              <table:table-cell office:value-type="float" office:value="451.727447509766">
                <text:p>451.727447509766</text:p>
              </table:table-cell>
              <table:table-cell office:value-type="float" office:value="341.912689208984">
                <text:p>341.912689208984</text:p>
              </table:table-cell>
              <table:table-cell office:value-type="float" office:value="51.5350532531738">
                <text:p>51.53505325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251.5849182516">
                <text:p>18251.5849182516</text:p>
              </table:table-cell>
              <table:table-cell office:value-type="float" office:value="446.081268310547">
                <text:p>446.081268310547</text:p>
              </table:table-cell>
              <table:table-cell office:value-type="float" office:value="342.833221435547">
                <text:p>342.833221435547</text:p>
              </table:table-cell>
              <table:table-cell office:value-type="float" office:value="51.4847602844238">
                <text:p>51.484760284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284.951618285">
                <text:p>18284.951618285</text:p>
              </table:table-cell>
              <table:table-cell office:value-type="float" office:value="446.081268310547">
                <text:p>446.081268310547</text:p>
              </table:table-cell>
              <table:table-cell office:value-type="float" office:value="342.833221435547">
                <text:p>342.833221435547</text:p>
              </table:table-cell>
              <table:table-cell office:value-type="float" office:value="51.4847602844238">
                <text:p>51.484760284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318.3183183183">
                <text:p>18318.3183183183</text:p>
              </table:table-cell>
              <table:table-cell office:value-type="float" office:value="440.5">
                <text:p>440.5</text:p>
              </table:table-cell>
              <table:table-cell office:value-type="float" office:value="343.552642822266">
                <text:p>343.552642822266</text:p>
              </table:table-cell>
              <table:table-cell office:value-type="float" office:value="50.9947166442871">
                <text:p>50.994716644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351.6850183517">
                <text:p>18351.6850183517</text:p>
              </table:table-cell>
              <table:table-cell office:value-type="float" office:value="436.037902832031">
                <text:p>436.037902832031</text:p>
              </table:table-cell>
              <table:table-cell office:value-type="float" office:value="345.618286132812">
                <text:p>345.618286132812</text:p>
              </table:table-cell>
              <table:table-cell office:value-type="float" office:value="51.9176864624023">
                <text:p>51.917686462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385.0517183851">
                <text:p>18385.0517183851</text:p>
              </table:table-cell>
              <table:table-cell office:value-type="float" office:value="430.033599853516">
                <text:p>430.033599853516</text:p>
              </table:table-cell>
              <table:table-cell office:value-type="float" office:value="344.327728271484">
                <text:p>344.327728271484</text:p>
              </table:table-cell>
              <table:table-cell office:value-type="float" office:value="50.3384552001953">
                <text:p>50.338455200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418.4184184184">
                <text:p>18418.4184184184</text:p>
              </table:table-cell>
              <table:table-cell office:value-type="float" office:value="423.858459472656">
                <text:p>423.858459472656</text:p>
              </table:table-cell>
              <table:table-cell office:value-type="float" office:value="344.953277587891">
                <text:p>344.953277587891</text:p>
              </table:table-cell>
              <table:table-cell office:value-type="float" office:value="50.3222541809082">
                <text:p>50.322254180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451.7851184518">
                <text:p>18451.7851184518</text:p>
              </table:table-cell>
              <table:table-cell office:value-type="float" office:value="423.858459472656">
                <text:p>423.858459472656</text:p>
              </table:table-cell>
              <table:table-cell office:value-type="float" office:value="344.953277587891">
                <text:p>344.953277587891</text:p>
              </table:table-cell>
              <table:table-cell office:value-type="float" office:value="50.3222541809082">
                <text:p>50.322254180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485.1518184852">
                <text:p>18485.1518184852</text:p>
              </table:table-cell>
              <table:table-cell office:value-type="float" office:value="418.221221923828">
                <text:p>418.221221923828</text:p>
              </table:table-cell>
              <table:table-cell office:value-type="float" office:value="345.208068847656">
                <text:p>345.208068847656</text:p>
              </table:table-cell>
              <table:table-cell office:value-type="float" office:value="50.2993240356445">
                <text:p>50.299324035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518.5185185185">
                <text:p>18518.5185185185</text:p>
              </table:table-cell>
              <table:table-cell office:value-type="float" office:value="412.132751464844">
                <text:p>412.132751464844</text:p>
              </table:table-cell>
              <table:table-cell office:value-type="float" office:value="344.627227783203">
                <text:p>344.627227783203</text:p>
              </table:table-cell>
              <table:table-cell office:value-type="float" office:value="49.8854103088379">
                <text:p>49.885410308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551.8852185519">
                <text:p>18551.8852185519</text:p>
              </table:table-cell>
              <table:table-cell office:value-type="float" office:value="405.5">
                <text:p>405.5</text:p>
              </table:table-cell>
              <table:table-cell office:value-type="float" office:value="345">
                <text:p>345</text:p>
              </table:table-cell>
              <table:table-cell office:value-type="float" office:value="49.4293403625488">
                <text:p>49.429340362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585.2519185853">
                <text:p>18585.2519185853</text:p>
              </table:table-cell>
              <table:table-cell office:value-type="float" office:value="403.5">
                <text:p>403.5</text:p>
              </table:table-cell>
              <table:table-cell office:value-type="float" office:value="344">
                <text:p>344</text:p>
              </table:table-cell>
              <table:table-cell office:value-type="float" office:value="50.1224479675293">
                <text:p>50.122447967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618.6186186186">
                <text:p>18618.6186186186</text:p>
              </table:table-cell>
              <table:table-cell office:value-type="float" office:value="403.5">
                <text:p>403.5</text:p>
              </table:table-cell>
              <table:table-cell office:value-type="float" office:value="344">
                <text:p>344</text:p>
              </table:table-cell>
              <table:table-cell office:value-type="float" office:value="50.1224479675293">
                <text:p>50.122447967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651.985318652">
                <text:p>18651.985318652</text:p>
              </table:table-cell>
              <table:table-cell office:value-type="float" office:value="399">
                <text:p>399</text:p>
              </table:table-cell>
              <table:table-cell office:value-type="float" office:value="344.54638671875">
                <text:p>344.54638671875</text:p>
              </table:table-cell>
              <table:table-cell office:value-type="float" office:value="48.7110099792481">
                <text:p>48.711009979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685.3520186854">
                <text:p>18685.3520186854</text:p>
              </table:table-cell>
              <table:table-cell office:value-type="float" office:value="395">
                <text:p>395</text:p>
              </table:table-cell>
              <table:table-cell office:value-type="float" office:value="343.524749755859">
                <text:p>343.524749755859</text:p>
              </table:table-cell>
              <table:table-cell office:value-type="float" office:value="50.5644226074219">
                <text:p>50.564422607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718.7187187187">
                <text:p>18718.7187187187</text:p>
              </table:table-cell>
              <table:table-cell office:value-type="float" office:value="390.354217529297">
                <text:p>390.354217529297</text:p>
              </table:table-cell>
              <table:table-cell office:value-type="float" office:value="344.193115234375">
                <text:p>344.193115234375</text:p>
              </table:table-cell>
              <table:table-cell office:value-type="float" office:value="50.248405456543">
                <text:p>50.24840545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752.0854187521">
                <text:p>18752.0854187521</text:p>
              </table:table-cell>
              <table:table-cell office:value-type="float" office:value="385.073394775391">
                <text:p>385.073394775391</text:p>
              </table:table-cell>
              <table:table-cell office:value-type="float" office:value="344.480804443359">
                <text:p>344.480804443359</text:p>
              </table:table-cell>
              <table:table-cell office:value-type="float" office:value="49.5243339538574">
                <text:p>49.524333953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785.4521187855">
                <text:p>18785.4521187855</text:p>
              </table:table-cell>
              <table:table-cell office:value-type="float" office:value="379.854827880859">
                <text:p>379.854827880859</text:p>
              </table:table-cell>
              <table:table-cell office:value-type="float" office:value="343.983856201172">
                <text:p>343.983856201172</text:p>
              </table:table-cell>
              <table:table-cell office:value-type="float" office:value="48.8192672729492">
                <text:p>48.819267272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818.8188188188">
                <text:p>18818.8188188188</text:p>
              </table:table-cell>
              <table:table-cell office:value-type="float" office:value="379.854827880859">
                <text:p>379.854827880859</text:p>
              </table:table-cell>
              <table:table-cell office:value-type="float" office:value="343.983856201172">
                <text:p>343.983856201172</text:p>
              </table:table-cell>
              <table:table-cell office:value-type="float" office:value="48.8192672729492">
                <text:p>48.819267272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852.1855188522">
                <text:p>18852.1855188522</text:p>
              </table:table-cell>
              <table:table-cell office:value-type="float" office:value="375.147705078125">
                <text:p>375.147705078125</text:p>
              </table:table-cell>
              <table:table-cell office:value-type="float" office:value="344.398529052734">
                <text:p>344.398529052734</text:p>
              </table:table-cell>
              <table:table-cell office:value-type="float" office:value="47.679126739502">
                <text:p>47.67912673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885.5522188856">
                <text:p>18885.5522188856</text:p>
              </table:table-cell>
              <table:table-cell office:value-type="float" office:value="371.425140380859">
                <text:p>371.425140380859</text:p>
              </table:table-cell>
              <table:table-cell office:value-type="float" office:value="345.023986816406">
                <text:p>345.023986816406</text:p>
              </table:table-cell>
              <table:table-cell office:value-type="float" office:value="47.2133903503418">
                <text:p>47.2133903503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918.9189189189">
                <text:p>18918.9189189189</text:p>
              </table:table-cell>
              <table:table-cell office:value-type="float" office:value="368.185943603516">
                <text:p>368.185943603516</text:p>
              </table:table-cell>
              <table:table-cell office:value-type="float" office:value="345.689819335937">
                <text:p>345.689819335937</text:p>
              </table:table-cell>
              <table:table-cell office:value-type="float" office:value="46.649242401123">
                <text:p>46.64924240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952.2856189523">
                <text:p>18952.2856189523</text:p>
              </table:table-cell>
              <table:table-cell office:value-type="float" office:value="368.185943603516">
                <text:p>368.185943603516</text:p>
              </table:table-cell>
              <table:table-cell office:value-type="float" office:value="345.689819335937">
                <text:p>345.689819335937</text:p>
              </table:table-cell>
              <table:table-cell office:value-type="float" office:value="46.649242401123">
                <text:p>46.64924240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985.6523189857">
                <text:p>18985.6523189857</text:p>
              </table:table-cell>
              <table:table-cell office:value-type="float" office:value="367">
                <text:p>367</text:p>
              </table:table-cell>
              <table:table-cell office:value-type="float" office:value="345">
                <text:p>345</text:p>
              </table:table-cell>
              <table:table-cell office:value-type="float" office:value="48.3736457824707">
                <text:p>48.373645782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019.019019019">
                <text:p>19019.019019019</text:p>
              </table:table-cell>
              <table:table-cell office:value-type="float" office:value="363.716217041016">
                <text:p>363.716217041016</text:p>
              </table:table-cell>
              <table:table-cell office:value-type="float" office:value="347.256744384766">
                <text:p>347.256744384766</text:p>
              </table:table-cell>
              <table:table-cell office:value-type="float" office:value="47.2004776000977">
                <text:p>47.200477600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052.3857190524">
                <text:p>19052.3857190524</text:p>
              </table:table-cell>
              <table:table-cell office:value-type="float" office:value="360.211853027344">
                <text:p>360.211853027344</text:p>
              </table:table-cell>
              <table:table-cell office:value-type="float" office:value="346.262725830078">
                <text:p>346.262725830078</text:p>
              </table:table-cell>
              <table:table-cell office:value-type="float" office:value="46.7106742858887">
                <text:p>46.710674285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085.7524190858">
                <text:p>19085.7524190858</text:p>
              </table:table-cell>
              <table:table-cell office:value-type="float" office:value="357.797760009766">
                <text:p>357.797760009766</text:p>
              </table:table-cell>
              <table:table-cell office:value-type="float" office:value="346.966278076172">
                <text:p>346.966278076172</text:p>
              </table:table-cell>
              <table:table-cell office:value-type="float" office:value="46.8840866088867">
                <text:p>46.884086608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119.1191191191">
                <text:p>19119.1191191191</text:p>
              </table:table-cell>
              <table:table-cell office:value-type="float" office:value="357.797760009766">
                <text:p>357.797760009766</text:p>
              </table:table-cell>
              <table:table-cell office:value-type="float" office:value="346.966278076172">
                <text:p>346.966278076172</text:p>
              </table:table-cell>
              <table:table-cell office:value-type="float" office:value="46.8840866088867">
                <text:p>46.884086608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152.4858191525">
                <text:p>19152.4858191525</text:p>
              </table:table-cell>
              <table:table-cell office:value-type="float" office:value="355.670562744141">
                <text:p>355.670562744141</text:p>
              </table:table-cell>
              <table:table-cell office:value-type="float" office:value="343.983856201172">
                <text:p>343.983856201172</text:p>
              </table:table-cell>
              <table:table-cell office:value-type="float" office:value="48.1668815612793">
                <text:p>48.166881561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185.8525191859">
                <text:p>19185.8525191859</text:p>
              </table:table-cell>
              <table:table-cell office:value-type="float" office:value="350.435485839844">
                <text:p>350.435485839844</text:p>
              </table:table-cell>
              <table:table-cell office:value-type="float" office:value="345.887084960937">
                <text:p>345.887084960937</text:p>
              </table:table-cell>
              <table:table-cell office:value-type="float" office:value="45.0929298400879">
                <text:p>45.0929298400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219.2192192192">
                <text:p>19219.2192192192</text:p>
              </table:table-cell>
              <table:table-cell office:value-type="float" office:value="348.6875">
                <text:p>348.6875</text:p>
              </table:table-cell>
              <table:table-cell office:value-type="float" office:value="347.104156494141">
                <text:p>347.104156494141</text:p>
              </table:table-cell>
              <table:table-cell office:value-type="float" office:value="45.5511665344238">
                <text:p>45.5511665344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252.5859192526">
                <text:p>19252.5859192526</text:p>
              </table:table-cell>
              <table:table-cell office:value-type="float" office:value="344.375427246094">
                <text:p>344.375427246094</text:p>
              </table:table-cell>
              <table:table-cell office:value-type="float" office:value="347.015930175781">
                <text:p>347.015930175781</text:p>
              </table:table-cell>
              <table:table-cell office:value-type="float" office:value="44.037525177002">
                <text:p>44.03752517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285.952619286">
                <text:p>19285.952619286</text:p>
              </table:table-cell>
              <table:table-cell office:value-type="float" office:value="344.375427246094">
                <text:p>344.375427246094</text:p>
              </table:table-cell>
              <table:table-cell office:value-type="float" office:value="347.015930175781">
                <text:p>347.015930175781</text:p>
              </table:table-cell>
              <table:table-cell office:value-type="float" office:value="44.037525177002">
                <text:p>44.03752517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319.3193193193">
                <text:p>19319.3193193193</text:p>
              </table:table-cell>
              <table:table-cell office:value-type="float" office:value="340">
                <text:p>340</text:p>
              </table:table-cell>
              <table:table-cell office:value-type="float" office:value="347.191864013672">
                <text:p>347.191864013672</text:p>
              </table:table-cell>
              <table:table-cell office:value-type="float" office:value="43.3767890930176">
                <text:p>43.376789093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352.6860193527">
                <text:p>19352.6860193527</text:p>
              </table:table-cell>
              <table:table-cell office:value-type="float" office:value="337.5">
                <text:p>337.5</text:p>
              </table:table-cell>
              <table:table-cell office:value-type="float" office:value="347.545989990234">
                <text:p>347.545989990234</text:p>
              </table:table-cell>
              <table:table-cell office:value-type="float" office:value="43.6864929199219">
                <text:p>43.68649291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386.0527193861">
                <text:p>19386.0527193861</text:p>
              </table:table-cell>
              <table:table-cell office:value-type="float" office:value="336">
                <text:p>336</text:p>
              </table:table-cell>
              <table:table-cell office:value-type="float" office:value="348.319763183594">
                <text:p>348.319763183594</text:p>
              </table:table-cell>
              <table:table-cell office:value-type="float" office:value="43.4236259460449">
                <text:p>43.423625946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419.4194194194">
                <text:p>19419.4194194194</text:p>
              </table:table-cell>
              <table:table-cell office:value-type="float" office:value="334.5">
                <text:p>334.5</text:p>
              </table:table-cell>
              <table:table-cell office:value-type="float" office:value="349.174407958984">
                <text:p>349.174407958984</text:p>
              </table:table-cell>
              <table:table-cell office:value-type="float" office:value="43.3161430358887">
                <text:p>43.316143035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452.7861194528">
                <text:p>19452.7861194528</text:p>
              </table:table-cell>
              <table:table-cell office:value-type="float" office:value="334.5">
                <text:p>334.5</text:p>
              </table:table-cell>
              <table:table-cell office:value-type="float" office:value="349.174407958984">
                <text:p>349.174407958984</text:p>
              </table:table-cell>
              <table:table-cell office:value-type="float" office:value="43.3161430358887">
                <text:p>43.316143035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486.1528194862">
                <text:p>19486.1528194862</text:p>
              </table:table-cell>
              <table:table-cell office:value-type="float" office:value="333.258605957031">
                <text:p>333.258605957031</text:p>
              </table:table-cell>
              <table:table-cell office:value-type="float" office:value="350">
                <text:p>350</text:p>
              </table:table-cell>
              <table:table-cell office:value-type="float" office:value="43.1625595092774">
                <text:p>43.162559509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519.5195195195">
                <text:p>19519.5195195195</text:p>
              </table:table-cell>
              <table:table-cell office:value-type="float" office:value="331.5">
                <text:p>331.5</text:p>
              </table:table-cell>
              <table:table-cell office:value-type="float" office:value="350.209289550781">
                <text:p>350.209289550781</text:p>
              </table:table-cell>
              <table:table-cell office:value-type="float" office:value="43.2816505432129">
                <text:p>43.281650543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552.8862195529">
                <text:p>19552.8862195529</text:p>
              </table:table-cell>
              <table:table-cell office:value-type="float" office:value="330.721527099609">
                <text:p>330.721527099609</text:p>
              </table:table-cell>
              <table:table-cell office:value-type="float" office:value="350.881713867187">
                <text:p>350.881713867187</text:p>
              </table:table-cell>
              <table:table-cell office:value-type="float" office:value="43.0069580078125">
                <text:p>43.0069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586.2529195863">
                <text:p>19586.2529195863</text:p>
              </table:table-cell>
              <table:table-cell office:value-type="float" office:value="329.970306396484">
                <text:p>329.970306396484</text:p>
              </table:table-cell>
              <table:table-cell office:value-type="float" office:value="350.992584228516">
                <text:p>350.992584228516</text:p>
              </table:table-cell>
              <table:table-cell office:value-type="float" office:value="43.0377922058105">
                <text:p>43.037792205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619.6196196196">
                <text:p>19619.6196196196</text:p>
              </table:table-cell>
              <table:table-cell office:value-type="float" office:value="329.970306396484">
                <text:p>329.970306396484</text:p>
              </table:table-cell>
              <table:table-cell office:value-type="float" office:value="350.992584228516">
                <text:p>350.992584228516</text:p>
              </table:table-cell>
              <table:table-cell office:value-type="float" office:value="43.0377922058105">
                <text:p>43.037792205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652.986319653">
                <text:p>19652.986319653</text:p>
              </table:table-cell>
              <table:table-cell office:value-type="float" office:value="329.242431640625">
                <text:p>329.242431640625</text:p>
              </table:table-cell>
              <table:table-cell office:value-type="float" office:value="351.286499023437">
                <text:p>351.286499023437</text:p>
              </table:table-cell>
              <table:table-cell office:value-type="float" office:value="43.3446388244629">
                <text:p>43.344638824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686.3530196864">
                <text:p>19686.3530196864</text:p>
              </table:table-cell>
              <table:table-cell office:value-type="float" office:value="328.404724121094">
                <text:p>328.404724121094</text:p>
              </table:table-cell>
              <table:table-cell office:value-type="float" office:value="351.636535644531">
                <text:p>351.636535644531</text:p>
              </table:table-cell>
              <table:table-cell office:value-type="float" office:value="43.7692604064941">
                <text:p>43.769260406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719.7197197197">
                <text:p>19719.7197197197</text:p>
              </table:table-cell>
              <table:table-cell office:value-type="float" office:value="325.9638671875">
                <text:p>325.9638671875</text:p>
              </table:table-cell>
              <table:table-cell office:value-type="float" office:value="351.204345703125">
                <text:p>351.204345703125</text:p>
              </table:table-cell>
              <table:table-cell office:value-type="float" office:value="43.3499259948731">
                <text:p>43.349925994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753.0864197531">
                <text:p>19753.0864197531</text:p>
              </table:table-cell>
              <table:table-cell office:value-type="float" office:value="324.007843017578">
                <text:p>324.007843017578</text:p>
              </table:table-cell>
              <table:table-cell office:value-type="float" office:value="350.208221435547">
                <text:p>350.208221435547</text:p>
              </table:table-cell>
              <table:table-cell office:value-type="float" office:value="43.9826736450195">
                <text:p>43.982673645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786.4531197865">
                <text:p>19786.4531197865</text:p>
              </table:table-cell>
              <table:table-cell office:value-type="float" office:value="324.007843017578">
                <text:p>324.007843017578</text:p>
              </table:table-cell>
              <table:table-cell office:value-type="float" office:value="350.208221435547">
                <text:p>350.208221435547</text:p>
              </table:table-cell>
              <table:table-cell office:value-type="float" office:value="43.9826736450195">
                <text:p>43.982673645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819.8198198198">
                <text:p>19819.8198198198</text:p>
              </table:table-cell>
              <table:table-cell office:value-type="float" office:value="321.136047363281">
                <text:p>321.136047363281</text:p>
              </table:table-cell>
              <table:table-cell office:value-type="float" office:value="349.206726074219">
                <text:p>349.206726074219</text:p>
              </table:table-cell>
              <table:table-cell office:value-type="float" office:value="44.7192230224609">
                <text:p>44.7192230224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853.1865198532">
                <text:p>19853.1865198532</text:p>
              </table:table-cell>
              <table:table-cell office:value-type="float" office:value="318.463500976562">
                <text:p>318.463500976562</text:p>
              </table:table-cell>
              <table:table-cell office:value-type="float" office:value="349.105834960937">
                <text:p>349.105834960937</text:p>
              </table:table-cell>
              <table:table-cell office:value-type="float" office:value="44.4055786132813">
                <text:p>44.40557861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886.5532198866">
                <text:p>19886.5532198866</text:p>
              </table:table-cell>
              <table:table-cell office:value-type="float" office:value="317.289886474609">
                <text:p>317.289886474609</text:p>
              </table:table-cell>
              <table:table-cell office:value-type="float" office:value="348.935791015625">
                <text:p>348.935791015625</text:p>
              </table:table-cell>
              <table:table-cell office:value-type="float" office:value="45.8361511230469">
                <text:p>45.83615112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919.9199199199">
                <text:p>19919.9199199199</text:p>
              </table:table-cell>
              <table:table-cell office:value-type="float" office:value="312.432891845703">
                <text:p>312.432891845703</text:p>
              </table:table-cell>
              <table:table-cell office:value-type="float" office:value="349.12841796875">
                <text:p>349.12841796875</text:p>
              </table:table-cell>
              <table:table-cell office:value-type="float" office:value="44.3689041137695">
                <text:p>44.368904113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953.2866199533">
                <text:p>19953.2866199533</text:p>
              </table:table-cell>
              <table:table-cell office:value-type="float" office:value="312.547546386719">
                <text:p>312.547546386719</text:p>
              </table:table-cell>
              <table:table-cell office:value-type="float" office:value="349.043914794922">
                <text:p>349.043914794922</text:p>
              </table:table-cell>
              <table:table-cell office:value-type="float" office:value="44.5062370300293">
                <text:p>44.506237030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986.6533199867">
                <text:p>19986.6533199867</text:p>
              </table:table-cell>
              <table:table-cell office:value-type="float" office:value="309.529418945313">
                <text:p>309.529418945313</text:p>
              </table:table-cell>
              <table:table-cell office:value-type="float" office:value="349.882354736328">
                <text:p>349.882354736328</text:p>
              </table:table-cell>
              <table:table-cell office:value-type="float" office:value="43.9050712585449">
                <text:p>43.905071258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020.02002002">
                <text:p>20020.02002002</text:p>
              </table:table-cell>
              <table:table-cell office:value-type="float" office:value="305.445953369141">
                <text:p>305.445953369141</text:p>
              </table:table-cell>
              <table:table-cell office:value-type="float" office:value="350.283782958984">
                <text:p>350.283782958984</text:p>
              </table:table-cell>
              <table:table-cell office:value-type="float" office:value="43.3529319763184">
                <text:p>43.35293197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053.3867200534">
                <text:p>20053.3867200534</text:p>
              </table:table-cell>
              <table:table-cell office:value-type="float" office:value="301.965240478516">
                <text:p>301.965240478516</text:p>
              </table:table-cell>
              <table:table-cell office:value-type="float" office:value="350.474700927734">
                <text:p>350.474700927734</text:p>
              </table:table-cell>
              <table:table-cell office:value-type="float" office:value="43.5191993713379">
                <text:p>43.519199371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086.7534200868">
                <text:p>20086.7534200868</text:p>
              </table:table-cell>
              <table:table-cell office:value-type="float" office:value="298.585540771484">
                <text:p>298.585540771484</text:p>
              </table:table-cell>
              <table:table-cell office:value-type="float" office:value="349.950592041016">
                <text:p>349.950592041016</text:p>
              </table:table-cell>
              <table:table-cell office:value-type="float" office:value="43.5850028991699">
                <text:p>43.585002899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120.1201201201">
                <text:p>20120.1201201201</text:p>
              </table:table-cell>
              <table:table-cell office:value-type="float" office:value="298.585540771484">
                <text:p>298.585540771484</text:p>
              </table:table-cell>
              <table:table-cell office:value-type="float" office:value="349.950592041016">
                <text:p>349.950592041016</text:p>
              </table:table-cell>
              <table:table-cell office:value-type="float" office:value="43.5850028991699">
                <text:p>43.585002899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153.4868201535">
                <text:p>20153.4868201535</text:p>
              </table:table-cell>
              <table:table-cell office:value-type="float" office:value="295.198120117188">
                <text:p>295.198120117188</text:p>
              </table:table-cell>
              <table:table-cell office:value-type="float" office:value="348.896240234375">
                <text:p>348.896240234375</text:p>
              </table:table-cell>
              <table:table-cell office:value-type="float" office:value="43.8795776367188">
                <text:p>43.87957763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186.8535201869">
                <text:p>20186.8535201869</text:p>
              </table:table-cell>
              <table:table-cell office:value-type="float" office:value="291.733062744141">
                <text:p>291.733062744141</text:p>
              </table:table-cell>
              <table:table-cell office:value-type="float" office:value="348.654205322266">
                <text:p>348.654205322266</text:p>
              </table:table-cell>
              <table:table-cell office:value-type="float" office:value="43.8534965515137">
                <text:p>43.853496551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220.2202202202">
                <text:p>20220.2202202202</text:p>
              </table:table-cell>
              <table:table-cell office:value-type="float" office:value="288.5">
                <text:p>288.5</text:p>
              </table:table-cell>
              <table:table-cell office:value-type="float" office:value="349.5">
                <text:p>349.5</text:p>
              </table:table-cell>
              <table:table-cell office:value-type="float" office:value="43.5029716491699">
                <text:p>43.502971649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253.5869202536">
                <text:p>20253.5869202536</text:p>
              </table:table-cell>
              <table:table-cell office:value-type="float" office:value="284.849304199219">
                <text:p>284.849304199219</text:p>
              </table:table-cell>
              <table:table-cell office:value-type="float" office:value="349.313690185547">
                <text:p>349.313690185547</text:p>
              </table:table-cell>
              <table:table-cell office:value-type="float" office:value="43.730037689209">
                <text:p>43.73003768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286.953620287">
                <text:p>20286.953620287</text:p>
              </table:table-cell>
              <table:table-cell office:value-type="float" office:value="284.849304199219">
                <text:p>284.849304199219</text:p>
              </table:table-cell>
              <table:table-cell office:value-type="float" office:value="349.313690185547">
                <text:p>349.313690185547</text:p>
              </table:table-cell>
              <table:table-cell office:value-type="float" office:value="43.730037689209">
                <text:p>43.73003768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320.3203203203">
                <text:p>20320.3203203203</text:p>
              </table:table-cell>
              <table:table-cell office:value-type="float" office:value="284.570098876953">
                <text:p>284.570098876953</text:p>
              </table:table-cell>
              <table:table-cell office:value-type="float" office:value="347.867279052734">
                <text:p>347.867279052734</text:p>
              </table:table-cell>
              <table:table-cell office:value-type="float" office:value="47.1576347351074">
                <text:p>47.157634735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353.6870203537">
                <text:p>20353.6870203537</text:p>
              </table:table-cell>
              <table:table-cell office:value-type="float" office:value="277.057861328125">
                <text:p>277.057861328125</text:p>
              </table:table-cell>
              <table:table-cell office:value-type="float" office:value="349.086120605469">
                <text:p>349.086120605469</text:p>
              </table:table-cell>
              <table:table-cell office:value-type="float" office:value="43.0409889221191">
                <text:p>43.040988922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387.0537203871">
                <text:p>20387.0537203871</text:p>
              </table:table-cell>
              <table:table-cell office:value-type="float" office:value="272.781585693359">
                <text:p>272.781585693359</text:p>
              </table:table-cell>
              <table:table-cell office:value-type="float" office:value="348.632659912109">
                <text:p>348.632659912109</text:p>
              </table:table-cell>
              <table:table-cell office:value-type="float" office:value="43.0487022399902">
                <text:p>43.048702239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420.4204204204">
                <text:p>20420.4204204204</text:p>
              </table:table-cell>
              <table:table-cell office:value-type="float" office:value="270.989135742187">
                <text:p>270.989135742187</text:p>
              </table:table-cell>
              <table:table-cell office:value-type="float" office:value="346.641296386719">
                <text:p>346.641296386719</text:p>
              </table:table-cell>
              <table:table-cell office:value-type="float" office:value="45.9728889465332">
                <text:p>45.972888946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453.7871204538">
                <text:p>20453.7871204538</text:p>
              </table:table-cell>
              <table:table-cell office:value-type="float" office:value="270.989135742187">
                <text:p>270.989135742187</text:p>
              </table:table-cell>
              <table:table-cell office:value-type="float" office:value="346.641296386719">
                <text:p>346.641296386719</text:p>
              </table:table-cell>
              <table:table-cell office:value-type="float" office:value="45.9728889465332">
                <text:p>45.972888946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487.1538204872">
                <text:p>20487.1538204872</text:p>
              </table:table-cell>
              <table:table-cell office:value-type="float" office:value="266.420715332031">
                <text:p>266.420715332031</text:p>
              </table:table-cell>
              <table:table-cell office:value-type="float" office:value="345.059478759766">
                <text:p>345.059478759766</text:p>
              </table:table-cell>
              <table:table-cell office:value-type="float" office:value="46.6084518432617">
                <text:p>46.608451843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520.5205205205">
                <text:p>20520.5205205205</text:p>
              </table:table-cell>
              <table:table-cell office:value-type="float" office:value="259.005920410156">
                <text:p>259.005920410156</text:p>
              </table:table-cell>
              <table:table-cell office:value-type="float" office:value="348.139190673828">
                <text:p>348.139190673828</text:p>
              </table:table-cell>
              <table:table-cell office:value-type="float" office:value="42.4199409484863">
                <text:p>42.419940948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553.8872205539">
                <text:p>20553.8872205539</text:p>
              </table:table-cell>
              <table:table-cell office:value-type="float" office:value="254.5">
                <text:p>254.5</text:p>
              </table:table-cell>
              <table:table-cell office:value-type="float" office:value="349.5">
                <text:p>349.5</text:p>
              </table:table-cell>
              <table:table-cell office:value-type="float" office:value="42.17236328125">
                <text:p>42.17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587.2539205873">
                <text:p>20587.2539205873</text:p>
              </table:table-cell>
              <table:table-cell office:value-type="float" office:value="248.324890136719">
                <text:p>248.324890136719</text:p>
              </table:table-cell>
              <table:table-cell office:value-type="float" office:value="348.935516357422">
                <text:p>348.935516357422</text:p>
              </table:table-cell>
              <table:table-cell office:value-type="float" office:value="40.2023048400879">
                <text:p>40.2023048400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620.6206206206">
                <text:p>20620.6206206206</text:p>
              </table:table-cell>
              <table:table-cell office:value-type="float" office:value="248.299346923828">
                <text:p>248.299346923828</text:p>
              </table:table-cell>
              <table:table-cell office:value-type="float" office:value="348.8349609375">
                <text:p>348.8349609375</text:p>
              </table:table-cell>
              <table:table-cell office:value-type="float" office:value="40.1413307189941">
                <text:p>40.141330718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653.987320654">
                <text:p>20653.987320654</text:p>
              </table:table-cell>
              <table:table-cell office:value-type="float" office:value="243.989410400391">
                <text:p>243.989410400391</text:p>
              </table:table-cell>
              <table:table-cell office:value-type="float" office:value="347.881896972656">
                <text:p>347.881896972656</text:p>
              </table:table-cell>
              <table:table-cell office:value-type="float" office:value="40.5437393188477">
                <text:p>40.543739318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687.3540206874">
                <text:p>20687.3540206874</text:p>
              </table:table-cell>
              <table:table-cell office:value-type="float" office:value="239.446029663086">
                <text:p>239.446029663086</text:p>
              </table:table-cell>
              <table:table-cell office:value-type="float" office:value="347.533721923828">
                <text:p>347.533721923828</text:p>
              </table:table-cell>
              <table:table-cell office:value-type="float" office:value="40.5402374267578">
                <text:p>40.540237426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720.7207207207">
                <text:p>20720.7207207207</text:p>
              </table:table-cell>
              <table:table-cell office:value-type="float" office:value="234.981689453125">
                <text:p>234.981689453125</text:p>
              </table:table-cell>
              <table:table-cell office:value-type="float" office:value="347.649108886719">
                <text:p>347.649108886719</text:p>
              </table:table-cell>
              <table:table-cell office:value-type="float" office:value="39.9655265808105">
                <text:p>39.965526580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754.0874207541">
                <text:p>20754.0874207541</text:p>
              </table:table-cell>
              <table:table-cell office:value-type="float" office:value="231.04167175293">
                <text:p>231.04167175293</text:p>
              </table:table-cell>
              <table:table-cell office:value-type="float" office:value="347.130218505859">
                <text:p>347.130218505859</text:p>
              </table:table-cell>
              <table:table-cell office:value-type="float" office:value="40.325065612793">
                <text:p>40.32506561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787.4541207875">
                <text:p>20787.4541207875</text:p>
              </table:table-cell>
              <table:table-cell office:value-type="float" office:value="231.04167175293">
                <text:p>231.04167175293</text:p>
              </table:table-cell>
              <table:table-cell office:value-type="float" office:value="347.130218505859">
                <text:p>347.130218505859</text:p>
              </table:table-cell>
              <table:table-cell office:value-type="float" office:value="40.325065612793">
                <text:p>40.32506561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820.8208208208">
                <text:p>20820.8208208208</text:p>
              </table:table-cell>
              <table:table-cell office:value-type="float" office:value="226.939559936523">
                <text:p>226.939559936523</text:p>
              </table:table-cell>
              <table:table-cell office:value-type="float" office:value="347.060424804687">
                <text:p>347.060424804687</text:p>
              </table:table-cell>
              <table:table-cell office:value-type="float" office:value="40.3788757324219">
                <text:p>40.378875732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854.1875208542">
                <text:p>20854.1875208542</text:p>
              </table:table-cell>
              <table:table-cell office:value-type="float" office:value="224">
                <text:p>224</text:p>
              </table:table-cell>
              <table:table-cell office:value-type="float" office:value="347">
                <text:p>347</text:p>
              </table:table-cell>
              <table:table-cell office:value-type="float" office:value="40.3113861083984">
                <text:p>40.311386108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887.5542208876">
                <text:p>20887.5542208876</text:p>
              </table:table-cell>
              <table:table-cell office:value-type="float" office:value="220.037490844727">
                <text:p>220.037490844727</text:p>
              </table:table-cell>
              <table:table-cell office:value-type="float" office:value="346.249847412109">
                <text:p>346.249847412109</text:p>
              </table:table-cell>
              <table:table-cell office:value-type="float" office:value="40.5547103881836">
                <text:p>40.554710388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920.9209209209">
                <text:p>20920.9209209209</text:p>
              </table:table-cell>
              <table:table-cell office:value-type="float" office:value="220.037490844727">
                <text:p>220.037490844727</text:p>
              </table:table-cell>
              <table:table-cell office:value-type="float" office:value="346.249847412109">
                <text:p>346.249847412109</text:p>
              </table:table-cell>
              <table:table-cell office:value-type="float" office:value="40.5547103881836">
                <text:p>40.554710388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954.2876209543">
                <text:p>20954.2876209543</text:p>
              </table:table-cell>
              <table:table-cell office:value-type="float" office:value="217.037490844727">
                <text:p>217.037490844727</text:p>
              </table:table-cell>
              <table:table-cell office:value-type="float" office:value="346.249847412109">
                <text:p>346.249847412109</text:p>
              </table:table-cell>
              <table:table-cell office:value-type="float" office:value="40.5547103881836">
                <text:p>40.554710388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987.6543209877">
                <text:p>20987.6543209877</text:p>
              </table:table-cell>
              <table:table-cell office:value-type="float" office:value="212.725326538086">
                <text:p>212.725326538086</text:p>
              </table:table-cell>
              <table:table-cell office:value-type="float" office:value="346.199127197266">
                <text:p>346.199127197266</text:p>
              </table:table-cell>
              <table:table-cell office:value-type="float" office:value="40.5438041687012">
                <text:p>40.543804168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021.021021021">
                <text:p>21021.021021021</text:p>
              </table:table-cell>
              <table:table-cell office:value-type="float" office:value="209.600662231445">
                <text:p>209.600662231445</text:p>
              </table:table-cell>
              <table:table-cell office:value-type="float" office:value="346.178863525391">
                <text:p>346.178863525391</text:p>
              </table:table-cell>
              <table:table-cell office:value-type="float" office:value="40.5401268005371">
                <text:p>40.540126800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054.3877210544">
                <text:p>21054.3877210544</text:p>
              </table:table-cell>
              <table:table-cell office:value-type="float" office:value="206.515930175781">
                <text:p>206.515930175781</text:p>
              </table:table-cell>
              <table:table-cell office:value-type="float" office:value="346.139678955078">
                <text:p>346.139678955078</text:p>
              </table:table-cell>
              <table:table-cell office:value-type="float" office:value="40.3894653320313">
                <text:p>40.38946533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087.7544210878">
                <text:p>21087.7544210878</text:p>
              </table:table-cell>
              <table:table-cell office:value-type="float" office:value="206.515930175781">
                <text:p>206.515930175781</text:p>
              </table:table-cell>
              <table:table-cell office:value-type="float" office:value="346.139678955078">
                <text:p>346.139678955078</text:p>
              </table:table-cell>
              <table:table-cell office:value-type="float" office:value="40.3894653320313">
                <text:p>40.389465332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121.1211211211">
                <text:p>21121.1211211211</text:p>
              </table:table-cell>
              <table:table-cell office:value-type="float" office:value="203.681549072266">
                <text:p>203.681549072266</text:p>
              </table:table-cell>
              <table:table-cell office:value-type="float" office:value="346.162475585938">
                <text:p>346.162475585938</text:p>
              </table:table-cell>
              <table:table-cell office:value-type="float" office:value="40.3940773010254">
                <text:p>40.394077301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154.4878211545">
                <text:p>21154.4878211545</text:p>
              </table:table-cell>
              <table:table-cell office:value-type="float" office:value="200.884201049805">
                <text:p>200.884201049805</text:p>
              </table:table-cell>
              <table:table-cell office:value-type="float" office:value="346.190338134766">
                <text:p>346.190338134766</text:p>
              </table:table-cell>
              <table:table-cell office:value-type="float" office:value="40.4006156921387">
                <text:p>40.400615692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187.8545211879">
                <text:p>21187.8545211879</text:p>
              </table:table-cell>
              <table:table-cell office:value-type="float" office:value="198.23908996582">
                <text:p>198.23908996582</text:p>
              </table:table-cell>
              <table:table-cell office:value-type="float" office:value="346.621612548828">
                <text:p>346.621612548828</text:p>
              </table:table-cell>
              <table:table-cell office:value-type="float" office:value="40.0383338928223">
                <text:p>40.038333892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221.2212212212">
                <text:p>21221.2212212212</text:p>
              </table:table-cell>
              <table:table-cell office:value-type="float" office:value="196.5">
                <text:p>196.5</text:p>
              </table:table-cell>
              <table:table-cell office:value-type="float" office:value="346.1875">
                <text:p>346.1875</text:p>
              </table:table-cell>
              <table:table-cell office:value-type="float" office:value="40.3397216796875">
                <text:p>40.3397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254.5879212546">
                <text:p>21254.5879212546</text:p>
              </table:table-cell>
              <table:table-cell office:value-type="float" office:value="196.5">
                <text:p>196.5</text:p>
              </table:table-cell>
              <table:table-cell office:value-type="float" office:value="346.1875">
                <text:p>346.1875</text:p>
              </table:table-cell>
              <table:table-cell office:value-type="float" office:value="40.3397216796875">
                <text:p>40.33972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287.954621288">
                <text:p>21287.954621288</text:p>
              </table:table-cell>
              <table:table-cell office:value-type="float" office:value="193.285720825195">
                <text:p>193.285720825195</text:p>
              </table:table-cell>
              <table:table-cell office:value-type="float" office:value="346.035705566406">
                <text:p>346.035705566406</text:p>
              </table:table-cell>
              <table:table-cell office:value-type="float" office:value="40.3124084472656">
                <text:p>40.312408447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321.3213213213">
                <text:p>21321.3213213213</text:p>
              </table:table-cell>
              <table:table-cell office:value-type="float" office:value="190.5">
                <text:p>190.5</text:p>
              </table:table-cell>
              <table:table-cell office:value-type="float" office:value="346">
                <text:p>346</text:p>
              </table:table-cell>
              <table:table-cell office:value-type="float" office:value="40.2524299621582">
                <text:p>40.252429962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354.6880213547">
                <text:p>21354.6880213547</text:p>
              </table:table-cell>
              <table:table-cell office:value-type="float" office:value="187.897430419922">
                <text:p>187.897430419922</text:p>
              </table:table-cell>
              <table:table-cell office:value-type="float" office:value="346.089752197266">
                <text:p>346.089752197266</text:p>
              </table:table-cell>
              <table:table-cell office:value-type="float" office:value="40.2097129821777">
                <text:p>40.209712982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388.0547213881">
                <text:p>21388.0547213881</text:p>
              </table:table-cell>
              <table:table-cell office:value-type="float" office:value="186.268508911133">
                <text:p>186.268508911133</text:p>
              </table:table-cell>
              <table:table-cell office:value-type="float" office:value="346.407165527344">
                <text:p>346.407165527344</text:p>
              </table:table-cell>
              <table:table-cell office:value-type="float" office:value="39.6902961730957">
                <text:p>39.690296173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421.4214214214">
                <text:p>21421.4214214214</text:p>
              </table:table-cell>
              <table:table-cell office:value-type="float" office:value="183.329788208008">
                <text:p>183.329788208008</text:p>
              </table:table-cell>
              <table:table-cell office:value-type="float" office:value="346.138305664063">
                <text:p>346.138305664063</text:p>
              </table:table-cell>
              <table:table-cell office:value-type="float" office:value="39.5470123291016">
                <text:p>39.547012329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454.7881214548">
                <text:p>21454.7881214548</text:p>
              </table:table-cell>
              <table:table-cell office:value-type="float" office:value="183.764770507813">
                <text:p>183.764770507813</text:p>
              </table:table-cell>
              <table:table-cell office:value-type="float" office:value="346.074493408203">
                <text:p>346.074493408203</text:p>
              </table:table-cell>
              <table:table-cell office:value-type="float" office:value="39.4237403869629">
                <text:p>39.423740386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488.1548214882">
                <text:p>21488.1548214882</text:p>
              </table:table-cell>
              <table:table-cell office:value-type="float" office:value="182.201156616211">
                <text:p>182.201156616211</text:p>
              </table:table-cell>
              <table:table-cell office:value-type="float" office:value="345.522979736328">
                <text:p>345.522979736328</text:p>
              </table:table-cell>
              <table:table-cell office:value-type="float" office:value="39.7052268981934">
                <text:p>39.705226898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521.5215215215">
                <text:p>21521.5215215215</text:p>
              </table:table-cell>
              <table:table-cell office:value-type="float" office:value="180">
                <text:p>180</text:p>
              </table:table-cell>
              <table:table-cell office:value-type="float" office:value="345">
                <text:p>345</text:p>
              </table:table-cell>
              <table:table-cell office:value-type="float" office:value="40.1996002197266">
                <text:p>40.199600219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554.8882215549">
                <text:p>21554.8882215549</text:p>
              </table:table-cell>
              <table:table-cell office:value-type="float" office:value="178">
                <text:p>178</text:p>
              </table:table-cell>
              <table:table-cell office:value-type="float" office:value="344.100006103516">
                <text:p>344.100006103516</text:p>
              </table:table-cell>
              <table:table-cell office:value-type="float" office:value="40.2121543884277">
                <text:p>40.2121543884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588.2549215883">
                <text:p>21588.2549215883</text:p>
              </table:table-cell>
              <table:table-cell office:value-type="float" office:value="178.5">
                <text:p>178.5</text:p>
              </table:table-cell>
              <table:table-cell office:value-type="float" office:value="344.149993896484">
                <text:p>344.149993896484</text:p>
              </table:table-cell>
              <table:table-cell office:value-type="float" office:value="40.2278633117676">
                <text:p>40.227863311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621.6216216216">
                <text:p>21621.6216216216</text:p>
              </table:table-cell>
              <table:table-cell office:value-type="float" office:value="176.51806640625">
                <text:p>176.51806640625</text:p>
              </table:table-cell>
              <table:table-cell office:value-type="float" office:value="343.9638671875">
                <text:p>343.9638671875</text:p>
              </table:table-cell>
              <table:table-cell office:value-type="float" office:value="40.115364074707">
                <text:p>40.11536407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654.988321655">
                <text:p>21654.988321655</text:p>
              </table:table-cell>
              <table:table-cell office:value-type="float" office:value="174.626174926758">
                <text:p>174.626174926758</text:p>
              </table:table-cell>
              <table:table-cell office:value-type="float" office:value="343.636047363281">
                <text:p>343.636047363281</text:p>
              </table:table-cell>
              <table:table-cell office:value-type="float" office:value="39.8767433166504">
                <text:p>39.876743316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688.3550216884">
                <text:p>21688.3550216884</text:p>
              </table:table-cell>
              <table:table-cell office:value-type="float" office:value="173.031524658203">
                <text:p>173.031524658203</text:p>
              </table:table-cell>
              <table:table-cell office:value-type="float" office:value="343.456085205078">
                <text:p>343.456085205078</text:p>
              </table:table-cell>
              <table:table-cell office:value-type="float" office:value="39.6552581787109">
                <text:p>39.655258178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721.7217217217">
                <text:p>21721.7217217217</text:p>
              </table:table-cell>
              <table:table-cell office:value-type="float" office:value="171.104644775391">
                <text:p>171.104644775391</text:p>
              </table:table-cell>
              <table:table-cell office:value-type="float" office:value="343.151153564453">
                <text:p>343.151153564453</text:p>
              </table:table-cell>
              <table:table-cell office:value-type="float" office:value="39.4561157226562">
                <text:p>39.45611572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755.0884217551">
                <text:p>21755.0884217551</text:p>
              </table:table-cell>
              <table:table-cell office:value-type="float" office:value="171.104644775391">
                <text:p>171.104644775391</text:p>
              </table:table-cell>
              <table:table-cell office:value-type="float" office:value="343.151153564453">
                <text:p>343.151153564453</text:p>
              </table:table-cell>
              <table:table-cell office:value-type="float" office:value="39.4561157226562">
                <text:p>39.45611572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788.4551217885">
                <text:p>21788.4551217885</text:p>
              </table:table-cell>
              <table:table-cell office:value-type="float" office:value="169.482452392578">
                <text:p>169.482452392578</text:p>
              </table:table-cell>
              <table:table-cell office:value-type="float" office:value="343.192993164062">
                <text:p>343.192993164062</text:p>
              </table:table-cell>
              <table:table-cell office:value-type="float" office:value="39.3506011962891">
                <text:p>39.350601196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821.8218218218">
                <text:p>21821.8218218218</text:p>
              </table:table-cell>
              <table:table-cell office:value-type="float" office:value="167.92887878418">
                <text:p>167.92887878418</text:p>
              </table:table-cell>
              <table:table-cell office:value-type="float" office:value="342.926696777344">
                <text:p>342.926696777344</text:p>
              </table:table-cell>
              <table:table-cell office:value-type="float" office:value="39.139102935791">
                <text:p>39.139102935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855.1885218552">
                <text:p>21855.1885218552</text:p>
              </table:table-cell>
              <table:table-cell office:value-type="float" office:value="166.912231445313">
                <text:p>166.912231445313</text:p>
              </table:table-cell>
              <table:table-cell office:value-type="float" office:value="343.373046875">
                <text:p>343.373046875</text:p>
              </table:table-cell>
              <table:table-cell office:value-type="float" office:value="38.7089614868164">
                <text:p>38.708961486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888.5552218886">
                <text:p>21888.5552218886</text:p>
              </table:table-cell>
              <table:table-cell office:value-type="float" office:value="165.948272705078">
                <text:p>165.948272705078</text:p>
              </table:table-cell>
              <table:table-cell office:value-type="float" office:value="343.258605957031">
                <text:p>343.258605957031</text:p>
              </table:table-cell>
              <table:table-cell office:value-type="float" office:value="38.5907821655273">
                <text:p>38.590782165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921.9219219219">
                <text:p>21921.9219219219</text:p>
              </table:table-cell>
              <table:table-cell office:value-type="float" office:value="165.518707275391">
                <text:p>165.518707275391</text:p>
              </table:table-cell>
              <table:table-cell office:value-type="float" office:value="343.253326416016">
                <text:p>343.253326416016</text:p>
              </table:table-cell>
              <table:table-cell office:value-type="float" office:value="38.6441345214844">
                <text:p>38.644134521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955.2886219553">
                <text:p>21955.2886219553</text:p>
              </table:table-cell>
              <table:table-cell office:value-type="float" office:value="164.757232666016">
                <text:p>164.757232666016</text:p>
              </table:table-cell>
              <table:table-cell office:value-type="float" office:value="343.184936523437">
                <text:p>343.184936523437</text:p>
              </table:table-cell>
              <table:table-cell office:value-type="float" office:value="38.543270111084">
                <text:p>38.54327011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988.6553219887">
                <text:p>21988.6553219887</text:p>
              </table:table-cell>
              <table:table-cell office:value-type="float" office:value="163.838119506836">
                <text:p>163.838119506836</text:p>
              </table:table-cell>
              <table:table-cell office:value-type="float" office:value="343.37060546875">
                <text:p>343.37060546875</text:p>
              </table:table-cell>
              <table:table-cell office:value-type="float" office:value="38.5957565307617">
                <text:p>38.595756530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022.022022022">
                <text:p>22022.022022022</text:p>
              </table:table-cell>
              <table:table-cell office:value-type="float" office:value="163.113357543945">
                <text:p>163.113357543945</text:p>
              </table:table-cell>
              <table:table-cell office:value-type="float" office:value="343.870452880859">
                <text:p>343.870452880859</text:p>
              </table:table-cell>
              <table:table-cell office:value-type="float" office:value="38.1845245361328">
                <text:p>38.184524536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055.3887220554">
                <text:p>22055.3887220554</text:p>
              </table:table-cell>
              <table:table-cell office:value-type="float" office:value="162.359848022461">
                <text:p>162.359848022461</text:p>
              </table:table-cell>
              <table:table-cell office:value-type="float" office:value="343.358215332031">
                <text:p>343.358215332031</text:p>
              </table:table-cell>
              <table:table-cell office:value-type="float" office:value="38.5306510925293">
                <text:p>38.530651092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088.7554220888">
                <text:p>22088.7554220888</text:p>
              </table:table-cell>
              <table:table-cell office:value-type="float" office:value="162.371246337891">
                <text:p>162.371246337891</text:p>
              </table:table-cell>
              <table:table-cell office:value-type="float" office:value="343.362670898437">
                <text:p>343.362670898437</text:p>
              </table:table-cell>
              <table:table-cell office:value-type="float" office:value="38.5340118408203">
                <text:p>38.534011840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122.1221221221">
                <text:p>22122.1221221221</text:p>
              </table:table-cell>
              <table:table-cell office:value-type="float" office:value="161.577667236328">
                <text:p>161.577667236328</text:p>
              </table:table-cell>
              <table:table-cell office:value-type="float" office:value="343.443420410156">
                <text:p>343.443420410156</text:p>
              </table:table-cell>
              <table:table-cell office:value-type="float" office:value="38.5955505371094">
                <text:p>38.59555053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155.4888221555">
                <text:p>22155.4888221555</text:p>
              </table:table-cell>
              <table:table-cell office:value-type="float" office:value="161.173217773438">
                <text:p>161.173217773438</text:p>
              </table:table-cell>
              <table:table-cell office:value-type="float" office:value="343.956573486328">
                <text:p>343.956573486328</text:p>
              </table:table-cell>
              <table:table-cell office:value-type="float" office:value="38.1490936279297">
                <text:p>38.149093627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188.8555221889">
                <text:p>22188.8555221889</text:p>
              </table:table-cell>
              <table:table-cell office:value-type="float" office:value="160.81282043457">
                <text:p>160.81282043457</text:p>
              </table:table-cell>
              <table:table-cell office:value-type="float" office:value="344.040588378906">
                <text:p>344.040588378906</text:p>
              </table:table-cell>
              <table:table-cell office:value-type="float" office:value="38.270435333252">
                <text:p>38.27043533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222.2222222222">
                <text:p>22222.2222222222</text:p>
              </table:table-cell>
              <table:table-cell office:value-type="float" office:value="160.020004272461">
                <text:p>160.020004272461</text:p>
              </table:table-cell>
              <table:table-cell office:value-type="float" office:value="343.399993896484">
                <text:p>343.399993896484</text:p>
              </table:table-cell>
              <table:table-cell office:value-type="float" office:value="38.515552520752">
                <text:p>38.51555252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255.5889222556">
                <text:p>22255.5889222556</text:p>
              </table:table-cell>
              <table:table-cell office:value-type="float" office:value="160.020004272461">
                <text:p>160.020004272461</text:p>
              </table:table-cell>
              <table:table-cell office:value-type="float" office:value="343.399993896484">
                <text:p>343.399993896484</text:p>
              </table:table-cell>
              <table:table-cell office:value-type="float" office:value="38.515552520752">
                <text:p>38.51555252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288.955622289">
                <text:p>22288.955622289</text:p>
              </table:table-cell>
              <table:table-cell office:value-type="float" office:value="159.585311889648">
                <text:p>159.585311889648</text:p>
              </table:table-cell>
              <table:table-cell office:value-type="float" office:value="343.443115234375">
                <text:p>343.443115234375</text:p>
              </table:table-cell>
              <table:table-cell office:value-type="float" office:value="38.5189895629883">
                <text:p>38.518989562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322.3223223223">
                <text:p>22322.3223223223</text:p>
              </table:table-cell>
              <table:table-cell office:value-type="float" office:value="159.102203369141">
                <text:p>159.102203369141</text:p>
              </table:table-cell>
              <table:table-cell office:value-type="float" office:value="343.306640625">
                <text:p>343.306640625</text:p>
              </table:table-cell>
              <table:table-cell office:value-type="float" office:value="38.4161796569824">
                <text:p>38.416179656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355.6890223557">
                <text:p>22355.6890223557</text:p>
              </table:table-cell>
              <table:table-cell office:value-type="float" office:value="158.584045410156">
                <text:p>158.584045410156</text:p>
              </table:table-cell>
              <table:table-cell office:value-type="float" office:value="343.297576904297">
                <text:p>343.297576904297</text:p>
              </table:table-cell>
              <table:table-cell office:value-type="float" office:value="38.4497146606445">
                <text:p>38.449714660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389.0557223891">
                <text:p>22389.0557223891</text:p>
              </table:table-cell>
              <table:table-cell office:value-type="float" office:value="158.45524597168">
                <text:p>158.45524597168</text:p>
              </table:table-cell>
              <table:table-cell office:value-type="float" office:value="343.902496337891">
                <text:p>343.902496337891</text:p>
              </table:table-cell>
              <table:table-cell office:value-type="float" office:value="38.1740951538086">
                <text:p>38.174095153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422.4224224224">
                <text:p>22422.4224224224</text:p>
              </table:table-cell>
              <table:table-cell office:value-type="float" office:value="158.45524597168">
                <text:p>158.45524597168</text:p>
              </table:table-cell>
              <table:table-cell office:value-type="float" office:value="343.902496337891">
                <text:p>343.902496337891</text:p>
              </table:table-cell>
              <table:table-cell office:value-type="float" office:value="38.1740951538086">
                <text:p>38.174095153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455.7891224558">
                <text:p>22455.7891224558</text:p>
              </table:table-cell>
              <table:table-cell office:value-type="float" office:value="158">
                <text:p>158</text:p>
              </table:table-cell>
              <table:table-cell office:value-type="float" office:value="343.310333251953">
                <text:p>343.310333251953</text:p>
              </table:table-cell>
              <table:table-cell office:value-type="float" office:value="38.4277305603027">
                <text:p>38.427730560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489.1558224892">
                <text:p>22489.1558224892</text:p>
              </table:table-cell>
              <table:table-cell office:value-type="float" office:value="157.706420898438">
                <text:p>157.706420898438</text:p>
              </table:table-cell>
              <table:table-cell office:value-type="float" office:value="343.353210449219">
                <text:p>343.353210449219</text:p>
              </table:table-cell>
              <table:table-cell office:value-type="float" office:value="38.4944686889648">
                <text:p>38.494468688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522.5225225225">
                <text:p>22522.5225225225</text:p>
              </table:table-cell>
              <table:table-cell office:value-type="float" office:value="157.868927001953">
                <text:p>157.868927001953</text:p>
              </table:table-cell>
              <table:table-cell office:value-type="float" office:value="343.978973388672">
                <text:p>343.978973388672</text:p>
              </table:table-cell>
              <table:table-cell office:value-type="float" office:value="38.2030868530273">
                <text:p>38.203086853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555.8892225559">
                <text:p>22555.8892225559</text:p>
              </table:table-cell>
              <table:table-cell office:value-type="float" office:value="158.05729675293">
                <text:p>158.05729675293</text:p>
              </table:table-cell>
              <table:table-cell office:value-type="float" office:value="344.077331542969">
                <text:p>344.077331542969</text:p>
              </table:table-cell>
              <table:table-cell office:value-type="float" office:value="38.2810096740723">
                <text:p>38.281009674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589.2559225893">
                <text:p>22589.2559225893</text:p>
              </table:table-cell>
              <table:table-cell office:value-type="float" office:value="157.973678588867">
                <text:p>157.973678588867</text:p>
              </table:table-cell>
              <table:table-cell office:value-type="float" office:value="344.026306152344">
                <text:p>344.026306152344</text:p>
              </table:table-cell>
              <table:table-cell office:value-type="float" office:value="38.2389717102051">
                <text:p>38.238971710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622.6226226226">
                <text:p>22622.6226226226</text:p>
              </table:table-cell>
              <table:table-cell office:value-type="float" office:value="158.161972045898">
                <text:p>158.161972045898</text:p>
              </table:table-cell>
              <table:table-cell office:value-type="float" office:value="343.969482421875">
                <text:p>343.969482421875</text:p>
              </table:table-cell>
              <table:table-cell office:value-type="float" office:value="38.1630668640137">
                <text:p>38.163066864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655.989322656">
                <text:p>22655.989322656</text:p>
              </table:table-cell>
              <table:table-cell office:value-type="float" office:value="158.662185668945">
                <text:p>158.662185668945</text:p>
              </table:table-cell>
              <table:table-cell office:value-type="float" office:value="344.034973144531">
                <text:p>344.034973144531</text:p>
              </table:table-cell>
              <table:table-cell office:value-type="float" office:value="38.1812477111816">
                <text:p>38.181247711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689.3560226894">
                <text:p>22689.3560226894</text:p>
              </table:table-cell>
              <table:table-cell office:value-type="float" office:value="158.984466552734">
                <text:p>158.984466552734</text:p>
              </table:table-cell>
              <table:table-cell office:value-type="float" office:value="344.039489746094">
                <text:p>344.039489746094</text:p>
              </table:table-cell>
              <table:table-cell office:value-type="float" office:value="38.2509460449219">
                <text:p>38.2509460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722.7227227227">
                <text:p>22722.7227227227</text:p>
              </table:table-cell>
              <table:table-cell office:value-type="float" office:value="159.811965942383">
                <text:p>159.811965942383</text:p>
              </table:table-cell>
              <table:table-cell office:value-type="float" office:value="344.021240234375">
                <text:p>344.021240234375</text:p>
              </table:table-cell>
              <table:table-cell office:value-type="float" office:value="38.1547622680664">
                <text:p>38.154762268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756.0894227561">
                <text:p>22756.0894227561</text:p>
              </table:table-cell>
              <table:table-cell office:value-type="float" office:value="159.811965942383">
                <text:p>159.811965942383</text:p>
              </table:table-cell>
              <table:table-cell office:value-type="float" office:value="344.021240234375">
                <text:p>344.021240234375</text:p>
              </table:table-cell>
              <table:table-cell office:value-type="float" office:value="38.1547622680664">
                <text:p>38.154762268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789.4561227895">
                <text:p>22789.4561227895</text:p>
              </table:table-cell>
              <table:table-cell office:value-type="float" office:value="160.920623779297">
                <text:p>160.920623779297</text:p>
              </table:table-cell>
              <table:table-cell office:value-type="float" office:value="343.959869384766">
                <text:p>343.959869384766</text:p>
              </table:table-cell>
              <table:table-cell office:value-type="float" office:value="38.0846672058105">
                <text:p>38.084667205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822.8228228228">
                <text:p>22822.8228228228</text:p>
              </table:table-cell>
              <table:table-cell office:value-type="float" office:value="161.586685180664">
                <text:p>161.586685180664</text:p>
              </table:table-cell>
              <table:table-cell office:value-type="float" office:value="343.893249511719">
                <text:p>343.893249511719</text:p>
              </table:table-cell>
              <table:table-cell office:value-type="float" office:value="38.0467681884766">
                <text:p>38.046768188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856.1895228562">
                <text:p>22856.1895228562</text:p>
              </table:table-cell>
              <table:table-cell office:value-type="float" office:value="162.609970092773">
                <text:p>162.609970092773</text:p>
              </table:table-cell>
              <table:table-cell office:value-type="float" office:value="343.800720214844">
                <text:p>343.800720214844</text:p>
              </table:table-cell>
              <table:table-cell office:value-type="float" office:value="37.9525260925293">
                <text:p>37.952526092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889.5562228896">
                <text:p>22889.5562228896</text:p>
              </table:table-cell>
              <table:table-cell office:value-type="float" office:value="163.697006225586">
                <text:p>163.697006225586</text:p>
              </table:table-cell>
              <table:table-cell office:value-type="float" office:value="343.782318115234">
                <text:p>343.782318115234</text:p>
              </table:table-cell>
              <table:table-cell office:value-type="float" office:value="37.9265174865723">
                <text:p>37.926517486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922.9229229229">
                <text:p>22922.9229229229</text:p>
              </table:table-cell>
              <table:table-cell office:value-type="float" office:value="163.697006225586">
                <text:p>163.697006225586</text:p>
              </table:table-cell>
              <table:table-cell office:value-type="float" office:value="343.782318115234">
                <text:p>343.782318115234</text:p>
              </table:table-cell>
              <table:table-cell office:value-type="float" office:value="37.9265174865723">
                <text:p>37.926517486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956.2896229563">
                <text:p>22956.2896229563</text:p>
              </table:table-cell>
              <table:table-cell office:value-type="float" office:value="164.01936340332">
                <text:p>164.01936340332</text:p>
              </table:table-cell>
              <table:table-cell office:value-type="float" office:value="343.737640380859">
                <text:p>343.737640380859</text:p>
              </table:table-cell>
              <table:table-cell office:value-type="float" office:value="37.9471015930176">
                <text:p>37.947101593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989.6563229897">
                <text:p>22989.6563229897</text:p>
              </table:table-cell>
              <table:table-cell office:value-type="float" office:value="165.119018554687">
                <text:p>165.119018554687</text:p>
              </table:table-cell>
              <table:table-cell office:value-type="float" office:value="343.716583251953">
                <text:p>343.716583251953</text:p>
              </table:table-cell>
              <table:table-cell office:value-type="float" office:value="37.915828704834">
                <text:p>37.915828704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023.023023023">
                <text:p>23023.023023023</text:p>
              </table:table-cell>
              <table:table-cell office:value-type="float" office:value="165.890563964844">
                <text:p>165.890563964844</text:p>
              </table:table-cell>
              <table:table-cell office:value-type="float" office:value="343.684906005859">
                <text:p>343.684906005859</text:p>
              </table:table-cell>
              <table:table-cell office:value-type="float" office:value="37.9084053039551">
                <text:p>37.9084053039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056.3897230564">
                <text:p>23056.3897230564</text:p>
              </table:table-cell>
              <table:table-cell office:value-type="float" office:value="166.722229003906">
                <text:p>166.722229003906</text:p>
              </table:table-cell>
              <table:table-cell office:value-type="float" office:value="343.712951660156">
                <text:p>343.712951660156</text:p>
              </table:table-cell>
              <table:table-cell office:value-type="float" office:value="37.9548873901367">
                <text:p>37.954887390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089.7564230898">
                <text:p>23089.7564230898</text:p>
              </table:table-cell>
              <table:table-cell office:value-type="float" office:value="166.802688598633">
                <text:p>166.802688598633</text:p>
              </table:table-cell>
              <table:table-cell office:value-type="float" office:value="343.759918212891">
                <text:p>343.759918212891</text:p>
              </table:table-cell>
              <table:table-cell office:value-type="float" office:value="37.9925842285156">
                <text:p>37.99258422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123.1231231231">
                <text:p>23123.1231231231</text:p>
              </table:table-cell>
              <table:table-cell office:value-type="float" office:value="168.005813598633">
                <text:p>168.005813598633</text:p>
              </table:table-cell>
              <table:table-cell office:value-type="float" office:value="343.106109619141">
                <text:p>343.106109619141</text:p>
              </table:table-cell>
              <table:table-cell office:value-type="float" office:value="38.223690032959">
                <text:p>38.22369003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156.4898231565">
                <text:p>23156.4898231565</text:p>
              </table:table-cell>
              <table:table-cell office:value-type="float" office:value="168.835556030273">
                <text:p>168.835556030273</text:p>
              </table:table-cell>
              <table:table-cell office:value-type="float" office:value="342.486663818359">
                <text:p>342.486663818359</text:p>
              </table:table-cell>
              <table:table-cell office:value-type="float" office:value="38.616641998291">
                <text:p>38.61664199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189.8565231899">
                <text:p>23189.8565231899</text:p>
              </table:table-cell>
              <table:table-cell office:value-type="float" office:value="169.525573730469">
                <text:p>169.525573730469</text:p>
              </table:table-cell>
              <table:table-cell office:value-type="float" office:value="342.244293212891">
                <text:p>342.244293212891</text:p>
              </table:table-cell>
              <table:table-cell office:value-type="float" office:value="38.5052490234375">
                <text:p>38.50524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223.2232232232">
                <text:p>23223.2232232232</text:p>
              </table:table-cell>
              <table:table-cell office:value-type="float" office:value="171.119720458984">
                <text:p>171.119720458984</text:p>
              </table:table-cell>
              <table:table-cell office:value-type="float" office:value="341.753509521484">
                <text:p>341.753509521484</text:p>
              </table:table-cell>
              <table:table-cell office:value-type="float" office:value="38.8605194091797">
                <text:p>38.86051940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256.5899232566">
                <text:p>23256.5899232566</text:p>
              </table:table-cell>
              <table:table-cell office:value-type="float" office:value="171.119720458984">
                <text:p>171.119720458984</text:p>
              </table:table-cell>
              <table:table-cell office:value-type="float" office:value="341.753509521484">
                <text:p>341.753509521484</text:p>
              </table:table-cell>
              <table:table-cell office:value-type="float" office:value="38.8605194091797">
                <text:p>38.86051940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289.95662329">
                <text:p>23289.95662329</text:p>
              </table:table-cell>
              <table:table-cell office:value-type="float" office:value="172.485000610352">
                <text:p>172.485000610352</text:p>
              </table:table-cell>
              <table:table-cell office:value-type="float" office:value="341.695404052734">
                <text:p>341.695404052734</text:p>
              </table:table-cell>
              <table:table-cell office:value-type="float" office:value="38.8548240661621">
                <text:p>38.854824066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323.3233233233">
                <text:p>23323.3233233233</text:p>
              </table:table-cell>
              <table:table-cell office:value-type="float" office:value="173.565856933594">
                <text:p>173.565856933594</text:p>
              </table:table-cell>
              <table:table-cell office:value-type="float" office:value="341.439331054687">
                <text:p>341.439331054687</text:p>
              </table:table-cell>
              <table:table-cell office:value-type="float" office:value="38.5925254821777">
                <text:p>38.592525482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356.6900233567">
                <text:p>23356.6900233567</text:p>
              </table:table-cell>
              <table:table-cell office:value-type="float" office:value="174.778350830078">
                <text:p>174.778350830078</text:p>
              </table:table-cell>
              <table:table-cell office:value-type="float" office:value="340.108245849609">
                <text:p>340.108245849609</text:p>
              </table:table-cell>
              <table:table-cell office:value-type="float" office:value="39.2408180236816">
                <text:p>39.240818023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390.0567233901">
                <text:p>23390.0567233901</text:p>
              </table:table-cell>
              <table:table-cell office:value-type="float" office:value="176.299652099609">
                <text:p>176.299652099609</text:p>
              </table:table-cell>
              <table:table-cell office:value-type="float" office:value="339.702606201172">
                <text:p>339.702606201172</text:p>
              </table:table-cell>
              <table:table-cell office:value-type="float" office:value="38.8791999816895">
                <text:p>38.87919998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423.4234234234">
                <text:p>23423.4234234234</text:p>
              </table:table-cell>
              <table:table-cell office:value-type="float" office:value="176.299652099609">
                <text:p>176.299652099609</text:p>
              </table:table-cell>
              <table:table-cell office:value-type="float" office:value="339.702606201172">
                <text:p>339.702606201172</text:p>
              </table:table-cell>
              <table:table-cell office:value-type="float" office:value="38.8791999816895">
                <text:p>38.87919998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456.7901234568">
                <text:p>23456.7901234568</text:p>
              </table:table-cell>
              <table:table-cell office:value-type="float" office:value="178.166519165039">
                <text:p>178.166519165039</text:p>
              </table:table-cell>
              <table:table-cell office:value-type="float" office:value="339.625549316406">
                <text:p>339.625549316406</text:p>
              </table:table-cell>
              <table:table-cell office:value-type="float" office:value="38.8154144287109">
                <text:p>38.815414428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490.1568234902">
                <text:p>23490.1568234902</text:p>
              </table:table-cell>
              <table:table-cell office:value-type="float" office:value="180.5">
                <text:p>180.5</text:p>
              </table:table-cell>
              <table:table-cell office:value-type="float" office:value="339">
                <text:p>339</text:p>
              </table:table-cell>
              <table:table-cell office:value-type="float" office:value="39.1568336486816">
                <text:p>39.156833648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523.5235235235">
                <text:p>23523.5235235235</text:p>
              </table:table-cell>
              <table:table-cell office:value-type="float" office:value="182.5">
                <text:p>182.5</text:p>
              </table:table-cell>
              <table:table-cell office:value-type="float" office:value="339.5">
                <text:p>339.5</text:p>
              </table:table-cell>
              <table:table-cell office:value-type="float" office:value="38.658863067627">
                <text:p>38.65886306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556.8902235569">
                <text:p>23556.8902235569</text:p>
              </table:table-cell>
              <table:table-cell office:value-type="float" office:value="182.5">
                <text:p>182.5</text:p>
              </table:table-cell>
              <table:table-cell office:value-type="float" office:value="339.5">
                <text:p>339.5</text:p>
              </table:table-cell>
              <table:table-cell office:value-type="float" office:value="38.658863067627">
                <text:p>38.65886306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590.2569235903">
                <text:p>23590.2569235903</text:p>
              </table:table-cell>
              <table:table-cell office:value-type="float" office:value="185.546661376953">
                <text:p>185.546661376953</text:p>
              </table:table-cell>
              <table:table-cell office:value-type="float" office:value="339.476440429687">
                <text:p>339.476440429687</text:p>
              </table:table-cell>
              <table:table-cell office:value-type="float" office:value="38.5546760559082">
                <text:p>38.554676055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623.6236236236">
                <text:p>23623.6236236236</text:p>
              </table:table-cell>
              <table:table-cell office:value-type="float" office:value="186.5">
                <text:p>186.5</text:p>
              </table:table-cell>
              <table:table-cell office:value-type="float" office:value="339.144744873047">
                <text:p>339.144744873047</text:p>
              </table:table-cell>
              <table:table-cell office:value-type="float" office:value="38.4093627929687">
                <text:p>38.409362792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656.990323657">
                <text:p>23656.990323657</text:p>
              </table:table-cell>
              <table:table-cell office:value-type="float" office:value="188.952911376953">
                <text:p>188.952911376953</text:p>
              </table:table-cell>
              <table:table-cell office:value-type="float" office:value="339.652465820313">
                <text:p>339.652465820313</text:p>
              </table:table-cell>
              <table:table-cell office:value-type="float" office:value="37.9893264770508">
                <text:p>37.989326477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690.3570236904">
                <text:p>23690.3570236904</text:p>
              </table:table-cell>
              <table:table-cell office:value-type="float" office:value="191.311752319336">
                <text:p>191.311752319336</text:p>
              </table:table-cell>
              <table:table-cell office:value-type="float" office:value="339.117492675781">
                <text:p>339.117492675781</text:p>
              </table:table-cell>
              <table:table-cell office:value-type="float" office:value="38.4048233032227">
                <text:p>38.404823303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723.7237237237">
                <text:p>23723.7237237237</text:p>
              </table:table-cell>
              <table:table-cell office:value-type="float" office:value="191.311752319336">
                <text:p>191.311752319336</text:p>
              </table:table-cell>
              <table:table-cell office:value-type="float" office:value="339.117492675781">
                <text:p>339.117492675781</text:p>
              </table:table-cell>
              <table:table-cell office:value-type="float" office:value="38.4048233032227">
                <text:p>38.404823303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757.0904237571">
                <text:p>23757.0904237571</text:p>
              </table:table-cell>
              <table:table-cell office:value-type="float" office:value="195.170272827148">
                <text:p>195.170272827148</text:p>
              </table:table-cell>
              <table:table-cell office:value-type="float" office:value="338.456756591797">
                <text:p>338.456756591797</text:p>
              </table:table-cell>
              <table:table-cell office:value-type="float" office:value="38.6470794677734">
                <text:p>38.647079467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790.4571237905">
                <text:p>23790.4571237905</text:p>
              </table:table-cell>
              <table:table-cell office:value-type="float" office:value="198.295623779297">
                <text:p>198.295623779297</text:p>
              </table:table-cell>
              <table:table-cell office:value-type="float" office:value="338.748168945312">
                <text:p>338.748168945312</text:p>
              </table:table-cell>
              <table:table-cell office:value-type="float" office:value="38.0402793884277">
                <text:p>38.0402793884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823.8238238238">
                <text:p>23823.8238238238</text:p>
              </table:table-cell>
              <table:table-cell office:value-type="float" office:value="202.121383666992">
                <text:p>202.121383666992</text:p>
              </table:table-cell>
              <table:table-cell office:value-type="float" office:value="338.441619873047">
                <text:p>338.441619873047</text:p>
              </table:table-cell>
              <table:table-cell office:value-type="float" office:value="37.7582206726074">
                <text:p>37.758220672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857.1905238572">
                <text:p>23857.1905238572</text:p>
              </table:table-cell>
              <table:table-cell office:value-type="float" office:value="205.408050537109">
                <text:p>205.408050537109</text:p>
              </table:table-cell>
              <table:table-cell office:value-type="float" office:value="338.246978759766">
                <text:p>338.246978759766</text:p>
              </table:table-cell>
              <table:table-cell office:value-type="float" office:value="37.5290679931641">
                <text:p>37.529067993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890.5572238906">
                <text:p>23890.5572238906</text:p>
              </table:table-cell>
              <table:table-cell office:value-type="float" office:value="205.408050537109">
                <text:p>205.408050537109</text:p>
              </table:table-cell>
              <table:table-cell office:value-type="float" office:value="338.246978759766">
                <text:p>338.246978759766</text:p>
              </table:table-cell>
              <table:table-cell office:value-type="float" office:value="37.5290679931641">
                <text:p>37.529067993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923.9239239239">
                <text:p>23923.9239239239</text:p>
              </table:table-cell>
              <table:table-cell office:value-type="float" office:value="208.5">
                <text:p>208.5</text:p>
              </table:table-cell>
              <table:table-cell office:value-type="float" office:value="337.5">
                <text:p>337.5</text:p>
              </table:table-cell>
              <table:table-cell office:value-type="float" office:value="37.9012870788574">
                <text:p>37.901287078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957.2906239573">
                <text:p>23957.2906239573</text:p>
              </table:table-cell>
              <table:table-cell office:value-type="float" office:value="213">
                <text:p>213</text:p>
              </table:table-cell>
              <table:table-cell office:value-type="float" office:value="337.5">
                <text:p>337.5</text:p>
              </table:table-cell>
              <table:table-cell office:value-type="float" office:value="37.7128295898437">
                <text:p>37.712829589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990.6573239907">
                <text:p>23990.6573239907</text:p>
              </table:table-cell>
              <table:table-cell office:value-type="float" office:value="217.039154052734">
                <text:p>217.039154052734</text:p>
              </table:table-cell>
              <table:table-cell office:value-type="float" office:value="337.073791503906">
                <text:p>337.073791503906</text:p>
              </table:table-cell>
              <table:table-cell office:value-type="float" office:value="37.4043235778809">
                <text:p>37.404323577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024.024024024">
                <text:p>24024.024024024</text:p>
              </table:table-cell>
              <table:table-cell office:value-type="float" office:value="221.229080200195">
                <text:p>221.229080200195</text:p>
              </table:table-cell>
              <table:table-cell office:value-type="float" office:value="337.128936767578">
                <text:p>337.128936767578</text:p>
              </table:table-cell>
              <table:table-cell office:value-type="float" office:value="37.3200378417969">
                <text:p>37.32003784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057.3907240574">
                <text:p>24057.3907240574</text:p>
              </table:table-cell>
              <table:table-cell office:value-type="float" office:value="225.5">
                <text:p>225.5</text:p>
              </table:table-cell>
              <table:table-cell office:value-type="float" office:value="337">
                <text:p>337</text:p>
              </table:table-cell>
              <table:table-cell office:value-type="float" office:value="37.1652717590332">
                <text:p>37.165271759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090.7574240908">
                <text:p>24090.7574240908</text:p>
              </table:table-cell>
              <table:table-cell office:value-type="float" office:value="225.5">
                <text:p>225.5</text:p>
              </table:table-cell>
              <table:table-cell office:value-type="float" office:value="337">
                <text:p>337</text:p>
              </table:table-cell>
              <table:table-cell office:value-type="float" office:value="37.1652717590332">
                <text:p>37.165271759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124.1241241241">
                <text:p>24124.1241241241</text:p>
              </table:table-cell>
              <table:table-cell office:value-type="float" office:value="230.04167175293">
                <text:p>230.04167175293</text:p>
              </table:table-cell>
              <table:table-cell office:value-type="float" office:value="337">
                <text:p>337</text:p>
              </table:table-cell>
              <table:table-cell office:value-type="float" office:value="37.1181755065918">
                <text:p>37.118175506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157.4908241575">
                <text:p>24157.4908241575</text:p>
              </table:table-cell>
              <table:table-cell office:value-type="float" office:value="234.5">
                <text:p>234.5</text:p>
              </table:table-cell>
              <table:table-cell office:value-type="float" office:value="337">
                <text:p>337</text:p>
              </table:table-cell>
              <table:table-cell office:value-type="float" office:value="37.0844612121582">
                <text:p>37.084461212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190.8575241909">
                <text:p>24190.8575241909</text:p>
              </table:table-cell>
              <table:table-cell office:value-type="float" office:value="238.512191772461">
                <text:p>238.512191772461</text:p>
              </table:table-cell>
              <table:table-cell office:value-type="float" office:value="337.304870605469">
                <text:p>337.304870605469</text:p>
              </table:table-cell>
              <table:table-cell office:value-type="float" office:value="36.4721221923828">
                <text:p>36.472122192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224.2242242242">
                <text:p>24224.2242242242</text:p>
              </table:table-cell>
              <table:table-cell office:value-type="float" office:value="238.512191772461">
                <text:p>238.512191772461</text:p>
              </table:table-cell>
              <table:table-cell office:value-type="float" office:value="337.304870605469">
                <text:p>337.304870605469</text:p>
              </table:table-cell>
              <table:table-cell office:value-type="float" office:value="36.4721221923828">
                <text:p>36.472122192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257.5909242576">
                <text:p>24257.5909242576</text:p>
              </table:table-cell>
              <table:table-cell office:value-type="float" office:value="243.300003051758">
                <text:p>243.300003051758</text:p>
              </table:table-cell>
              <table:table-cell office:value-type="float" office:value="337.220001220703">
                <text:p>337.220001220703</text:p>
              </table:table-cell>
              <table:table-cell office:value-type="float" office:value="36.4085922241211">
                <text:p>36.408592224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290.957624291">
                <text:p>24290.957624291</text:p>
              </table:table-cell>
              <table:table-cell office:value-type="float" office:value="247.329483032227">
                <text:p>247.329483032227</text:p>
              </table:table-cell>
              <table:table-cell office:value-type="float" office:value="337.572814941406">
                <text:p>337.572814941406</text:p>
              </table:table-cell>
              <table:table-cell office:value-type="float" office:value="35.8782119750977">
                <text:p>35.878211975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324.3243243243">
                <text:p>24324.3243243243</text:p>
              </table:table-cell>
              <table:table-cell office:value-type="float" office:value="251.861389160156">
                <text:p>251.861389160156</text:p>
              </table:table-cell>
              <table:table-cell office:value-type="float" office:value="337.565338134766">
                <text:p>337.565338134766</text:p>
              </table:table-cell>
              <table:table-cell office:value-type="float" office:value="35.8054237365723">
                <text:p>35.805423736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357.6910243577">
                <text:p>24357.6910243577</text:p>
              </table:table-cell>
              <table:table-cell office:value-type="float" office:value="257.799133300781">
                <text:p>257.799133300781</text:p>
              </table:table-cell>
              <table:table-cell office:value-type="float" office:value="337.971008300781">
                <text:p>337.971008300781</text:p>
              </table:table-cell>
              <table:table-cell office:value-type="float" office:value="36.215576171875">
                <text:p>36.2155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391.0577243911">
                <text:p>24391.0577243911</text:p>
              </table:table-cell>
              <table:table-cell office:value-type="float" office:value="257.799133300781">
                <text:p>257.799133300781</text:p>
              </table:table-cell>
              <table:table-cell office:value-type="float" office:value="337.971008300781">
                <text:p>337.971008300781</text:p>
              </table:table-cell>
              <table:table-cell office:value-type="float" office:value="36.215576171875">
                <text:p>36.2155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424.4244244244">
                <text:p>24424.4244244244</text:p>
              </table:table-cell>
              <table:table-cell office:value-type="float" office:value="264">
                <text:p>264</text:p>
              </table:table-cell>
              <table:table-cell office:value-type="float" office:value="338">
                <text:p>338</text:p>
              </table:table-cell>
              <table:table-cell office:value-type="float" office:value="37.2156867980957">
                <text:p>37.215686798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457.7911244578">
                <text:p>24457.7911244578</text:p>
              </table:table-cell>
              <table:table-cell office:value-type="float" office:value="269">
                <text:p>269</text:p>
              </table:table-cell>
              <table:table-cell office:value-type="float" office:value="338">
                <text:p>338</text:p>
              </table:table-cell>
              <table:table-cell office:value-type="float" office:value="36.8782768249512">
                <text:p>36.878276824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491.1578244912">
                <text:p>24491.1578244912</text:p>
              </table:table-cell>
              <table:table-cell office:value-type="float" office:value="275.756744384766">
                <text:p>275.756744384766</text:p>
              </table:table-cell>
              <table:table-cell office:value-type="float" office:value="338">
                <text:p>338</text:p>
              </table:table-cell>
              <table:table-cell office:value-type="float" office:value="38.0928802490234">
                <text:p>38.09288024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524.5245245245">
                <text:p>24524.5245245245</text:p>
              </table:table-cell>
              <table:table-cell office:value-type="float" office:value="280.824310302734">
                <text:p>280.824310302734</text:p>
              </table:table-cell>
              <table:table-cell office:value-type="float" office:value="336.5">
                <text:p>336.5</text:p>
              </table:table-cell>
              <table:table-cell office:value-type="float" office:value="37.580436706543">
                <text:p>37.58043670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557.8912245579">
                <text:p>24557.8912245579</text:p>
              </table:table-cell>
              <table:table-cell office:value-type="float" office:value="280.824310302734">
                <text:p>280.824310302734</text:p>
              </table:table-cell>
              <table:table-cell office:value-type="float" office:value="336.5">
                <text:p>336.5</text:p>
              </table:table-cell>
              <table:table-cell office:value-type="float" office:value="37.580436706543">
                <text:p>37.58043670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591.2579245913">
                <text:p>24591.2579245913</text:p>
              </table:table-cell>
              <table:table-cell office:value-type="float" office:value="285.165863037109">
                <text:p>285.165863037109</text:p>
              </table:table-cell>
              <table:table-cell office:value-type="float" office:value="335.803314208984">
                <text:p>335.803314208984</text:p>
              </table:table-cell>
              <table:table-cell office:value-type="float" office:value="36.4743423461914">
                <text:p>36.474342346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624.6246246246">
                <text:p>24624.6246246246</text:p>
              </table:table-cell>
              <table:table-cell office:value-type="float" office:value="291.5">
                <text:p>291.5</text:p>
              </table:table-cell>
              <table:table-cell office:value-type="float" office:value="335">
                <text:p>335</text:p>
              </table:table-cell>
              <table:table-cell office:value-type="float" office:value="37.4734230041504">
                <text:p>37.473423004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657.991324658">
                <text:p>24657.991324658</text:p>
              </table:table-cell>
              <table:table-cell office:value-type="float" office:value="296.927490234375">
                <text:p>296.927490234375</text:p>
              </table:table-cell>
              <table:table-cell office:value-type="float" office:value="334.591613769531">
                <text:p>334.591613769531</text:p>
              </table:table-cell>
              <table:table-cell office:value-type="float" office:value="36.6834449768066">
                <text:p>36.6834449768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691.3580246914">
                <text:p>24691.3580246914</text:p>
              </table:table-cell>
              <table:table-cell office:value-type="float" office:value="302.412048339844">
                <text:p>302.412048339844</text:p>
              </table:table-cell>
              <table:table-cell office:value-type="float" office:value="334.186614990234">
                <text:p>334.186614990234</text:p>
              </table:table-cell>
              <table:table-cell office:value-type="float" office:value="37.4040107727051">
                <text:p>37.404010772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724.7247247247">
                <text:p>24724.7247247247</text:p>
              </table:table-cell>
              <table:table-cell office:value-type="float" office:value="302.412048339844">
                <text:p>302.412048339844</text:p>
              </table:table-cell>
              <table:table-cell office:value-type="float" office:value="334.186614990234">
                <text:p>334.186614990234</text:p>
              </table:table-cell>
              <table:table-cell office:value-type="float" office:value="37.4040107727051">
                <text:p>37.404010772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758.0914247581">
                <text:p>24758.0914247581</text:p>
              </table:table-cell>
              <table:table-cell office:value-type="float" office:value="307.902374267578">
                <text:p>307.902374267578</text:p>
              </table:table-cell>
              <table:table-cell office:value-type="float" office:value="334.244079589844">
                <text:p>334.244079589844</text:p>
              </table:table-cell>
              <table:table-cell office:value-type="float" office:value="37.8935241699219">
                <text:p>37.8935241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791.4581247915">
                <text:p>24791.4581247915</text:p>
              </table:table-cell>
              <table:table-cell office:value-type="float" office:value="312.971038818359">
                <text:p>312.971038818359</text:p>
              </table:table-cell>
              <table:table-cell office:value-type="float" office:value="336.216033935547">
                <text:p>336.216033935547</text:p>
              </table:table-cell>
              <table:table-cell office:value-type="float" office:value="37.3937339782715">
                <text:p>37.393733978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824.8248248248">
                <text:p>24824.8248248248</text:p>
              </table:table-cell>
              <table:table-cell office:value-type="float" office:value="318.224853515625">
                <text:p>318.224853515625</text:p>
              </table:table-cell>
              <table:table-cell office:value-type="float" office:value="335.477203369141">
                <text:p>335.477203369141</text:p>
              </table:table-cell>
              <table:table-cell office:value-type="float" office:value="38.3827667236328">
                <text:p>38.382766723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858.1915248582">
                <text:p>24858.1915248582</text:p>
              </table:table-cell>
              <table:table-cell office:value-type="float" office:value="323.409332275391">
                <text:p>323.409332275391</text:p>
              </table:table-cell>
              <table:table-cell office:value-type="float" office:value="335.56103515625">
                <text:p>335.56103515625</text:p>
              </table:table-cell>
              <table:table-cell office:value-type="float" office:value="37.4023857116699">
                <text:p>37.4023857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891.5582248916">
                <text:p>24891.5582248916</text:p>
              </table:table-cell>
              <table:table-cell office:value-type="float" office:value="323.409332275391">
                <text:p>323.409332275391</text:p>
              </table:table-cell>
              <table:table-cell office:value-type="float" office:value="335.56103515625">
                <text:p>335.56103515625</text:p>
              </table:table-cell>
              <table:table-cell office:value-type="float" office:value="37.4023857116699">
                <text:p>37.4023857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924.9249249249">
                <text:p>24924.9249249249</text:p>
              </table:table-cell>
              <table:table-cell office:value-type="float" office:value="327.538726806641">
                <text:p>327.538726806641</text:p>
              </table:table-cell>
              <table:table-cell office:value-type="float" office:value="335.781433105469">
                <text:p>335.781433105469</text:p>
              </table:table-cell>
              <table:table-cell office:value-type="float" office:value="37.3582420349121">
                <text:p>37.358242034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958.2916249583">
                <text:p>24958.2916249583</text:p>
              </table:table-cell>
              <table:table-cell office:value-type="float" office:value="332.021270751953">
                <text:p>332.021270751953</text:p>
              </table:table-cell>
              <table:table-cell office:value-type="float" office:value="335">
                <text:p>335</text:p>
              </table:table-cell>
              <table:table-cell office:value-type="float" office:value="38.0739440917969">
                <text:p>38.0739440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991.6583249917">
                <text:p>24991.6583249917</text:p>
              </table:table-cell>
              <table:table-cell office:value-type="float" office:value="335.445037841797">
                <text:p>335.445037841797</text:p>
              </table:table-cell>
              <table:table-cell office:value-type="float" office:value="335.047180175781">
                <text:p>335.047180175781</text:p>
              </table:table-cell>
              <table:table-cell office:value-type="float" office:value="37.930290222168">
                <text:p>37.93029022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025.025025025">
                <text:p>25025.025025025</text:p>
              </table:table-cell>
              <table:table-cell office:value-type="float" office:value="340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39.6233253479004">
                <text:p>39.6233253479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058.3917250584">
                <text:p>25058.3917250584</text:p>
              </table:table-cell>
              <table:table-cell office:value-type="float" office:value="338.887359619141">
                <text:p>338.887359619141</text:p>
              </table:table-cell>
              <table:table-cell office:value-type="float" office:value="334.439880371094">
                <text:p>334.439880371094</text:p>
              </table:table-cell>
              <table:table-cell office:value-type="float" office:value="38.0543479919434">
                <text:p>38.054347991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091.7584250918">
                <text:p>25091.7584250918</text:p>
              </table:table-cell>
              <table:table-cell office:value-type="float" office:value="341.968444824219">
                <text:p>341.968444824219</text:p>
              </table:table-cell>
              <table:table-cell office:value-type="float" office:value="335.486999511719">
                <text:p>335.486999511719</text:p>
              </table:table-cell>
              <table:table-cell office:value-type="float" office:value="38.1664237976074">
                <text:p>38.166423797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125.1251251251">
                <text:p>25125.1251251251</text:p>
              </table:table-cell>
              <table:table-cell office:value-type="float" office:value="343.5">
                <text:p>343.5</text:p>
              </table:table-cell>
              <table:table-cell office:value-type="float" office:value="336">
                <text:p>336</text:p>
              </table:table-cell>
              <table:table-cell office:value-type="float" office:value="41.2463111877441">
                <text:p>41.246311187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158.4918251585">
                <text:p>25158.4918251585</text:p>
              </table:table-cell>
              <table:table-cell office:value-type="float" office:value="344.5">
                <text:p>344.5</text:p>
              </table:table-cell>
              <table:table-cell office:value-type="float" office:value="335">
                <text:p>335</text:p>
              </table:table-cell>
              <table:table-cell office:value-type="float" office:value="42.145679473877">
                <text:p>42.145679473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191.8585251919">
                <text:p>25191.8585251919</text:p>
              </table:table-cell>
              <table:table-cell office:value-type="float" office:value="345.5">
                <text:p>345.5</text:p>
              </table:table-cell>
              <table:table-cell office:value-type="float" office:value="331.5">
                <text:p>331.5</text:p>
              </table:table-cell>
              <table:table-cell office:value-type="float" office:value="38.503345489502">
                <text:p>38.50334548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225.2252252252">
                <text:p>25225.2252252252</text:p>
              </table:table-cell>
              <table:table-cell office:value-type="float" office:value="345.5">
                <text:p>345.5</text:p>
              </table:table-cell>
              <table:table-cell office:value-type="float" office:value="331.5">
                <text:p>331.5</text:p>
              </table:table-cell>
              <table:table-cell office:value-type="float" office:value="38.503345489502">
                <text:p>38.50334548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258.5919252586">
                <text:p>25258.5919252586</text:p>
              </table:table-cell>
              <table:table-cell office:value-type="float" office:value="345.648406982422">
                <text:p>345.648406982422</text:p>
              </table:table-cell>
              <table:table-cell office:value-type="float" office:value="330.628448486328">
                <text:p>330.628448486328</text:p>
              </table:table-cell>
              <table:table-cell office:value-type="float" office:value="38.6521835327148">
                <text:p>38.652183532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291.958625292">
                <text:p>25291.958625292</text:p>
              </table:table-cell>
              <table:table-cell office:value-type="float" office:value="347">
                <text:p>347</text:p>
              </table:table-cell>
              <table:table-cell office:value-type="float" office:value="333">
                <text:p>333</text:p>
              </table:table-cell>
              <table:table-cell office:value-type="float" office:value="41.1097068786621">
                <text:p>41.109706878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325.3253253253">
                <text:p>25325.3253253253</text:p>
              </table:table-cell>
              <table:table-cell office:value-type="float" office:value="347.5">
                <text:p>347.5</text:p>
              </table:table-cell>
              <table:table-cell office:value-type="float" office:value="333">
                <text:p>333</text:p>
              </table:table-cell>
              <table:table-cell office:value-type="float" office:value="41.2463111877441">
                <text:p>41.246311187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358.6920253587">
                <text:p>25358.6920253587</text:p>
              </table:table-cell>
              <table:table-cell office:value-type="float" office:value="352.16748046875">
                <text:p>352.16748046875</text:p>
              </table:table-cell>
              <table:table-cell office:value-type="float" office:value="331.305328369141">
                <text:p>331.305328369141</text:p>
              </table:table-cell>
              <table:table-cell office:value-type="float" office:value="39.3142242431641">
                <text:p>39.314224243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392.0587253921">
                <text:p>25392.0587253921</text:p>
              </table:table-cell>
              <table:table-cell office:value-type="float" office:value="352.16748046875">
                <text:p>352.16748046875</text:p>
              </table:table-cell>
              <table:table-cell office:value-type="float" office:value="331.305328369141">
                <text:p>331.305328369141</text:p>
              </table:table-cell>
              <table:table-cell office:value-type="float" office:value="39.3142242431641">
                <text:p>39.314224243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425.4254254254">
                <text:p>25425.4254254254</text:p>
              </table:table-cell>
              <table:table-cell office:value-type="float" office:value="360">
                <text:p>360</text:p>
              </table:table-cell>
              <table:table-cell office:value-type="float" office:value="323">
                <text:p>323</text:p>
              </table:table-cell>
              <table:table-cell office:value-type="float" office:value="51.0784721374512">
                <text:p>51.078472137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458.7921254588">
                <text:p>25458.7921254588</text:p>
              </table:table-cell>
              <table:table-cell office:value-type="float" office:value="357.35107421875">
                <text:p>357.35107421875</text:p>
              </table:table-cell>
              <table:table-cell office:value-type="float" office:value="331.755004882812">
                <text:p>331.755004882812</text:p>
              </table:table-cell>
              <table:table-cell office:value-type="float" office:value="38.9795188903809">
                <text:p>38.979518890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492.1588254922">
                <text:p>25492.1588254922</text:p>
              </table:table-cell>
              <table:table-cell office:value-type="float" office:value="359">
                <text:p>359</text:p>
              </table:table-cell>
              <table:table-cell office:value-type="float" office:value="324.5">
                <text:p>324.5</text:p>
              </table:table-cell>
              <table:table-cell office:value-type="float" office:value="46.9708366394043">
                <text:p>46.970836639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525.5255255255">
                <text:p>25525.5255255255</text:p>
              </table:table-cell>
              <table:table-cell office:value-type="float" office:value="358.138244628906">
                <text:p>358.138244628906</text:p>
              </table:table-cell>
              <table:table-cell office:value-type="float" office:value="333.415832519531">
                <text:p>333.415832519531</text:p>
              </table:table-cell>
              <table:table-cell office:value-type="float" office:value="39.393383026123">
                <text:p>39.393383026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558.8922255589">
                <text:p>25558.8922255589</text:p>
              </table:table-cell>
              <table:table-cell office:value-type="float" office:value="359.221221923828">
                <text:p>359.221221923828</text:p>
              </table:table-cell>
              <table:table-cell office:value-type="float" office:value="333.436248779297">
                <text:p>333.436248779297</text:p>
              </table:table-cell>
              <table:table-cell office:value-type="float" office:value="38.8683319091797">
                <text:p>38.868331909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592.2589255923">
                <text:p>25592.2589255923</text:p>
              </table:table-cell>
              <table:table-cell office:value-type="float" office:value="361.610626220703">
                <text:p>361.610626220703</text:p>
              </table:table-cell>
              <table:table-cell office:value-type="float" office:value="333.560821533203">
                <text:p>333.560821533203</text:p>
              </table:table-cell>
              <table:table-cell office:value-type="float" office:value="39.9263305664062">
                <text:p>39.926330566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625.6256256256">
                <text:p>25625.6256256256</text:p>
              </table:table-cell>
              <table:table-cell office:value-type="float" office:value="364.875762939453">
                <text:p>364.875762939453</text:p>
              </table:table-cell>
              <table:table-cell office:value-type="float" office:value="333.579925537109">
                <text:p>333.579925537109</text:p>
              </table:table-cell>
              <table:table-cell office:value-type="float" office:value="39.0630836486816">
                <text:p>39.063083648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658.992325659">
                <text:p>25658.992325659</text:p>
              </table:table-cell>
              <table:table-cell office:value-type="float" office:value="368.765899658203">
                <text:p>368.765899658203</text:p>
              </table:table-cell>
              <table:table-cell office:value-type="float" office:value="333.062255859375">
                <text:p>333.062255859375</text:p>
              </table:table-cell>
              <table:table-cell office:value-type="float" office:value="38.2971343994141">
                <text:p>38.297134399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692.3590256924">
                <text:p>25692.3590256924</text:p>
              </table:table-cell>
              <table:table-cell office:value-type="float" office:value="370.456085205078">
                <text:p>370.456085205078</text:p>
              </table:table-cell>
              <table:table-cell office:value-type="float" office:value="332.905670166016">
                <text:p>332.905670166016</text:p>
              </table:table-cell>
              <table:table-cell office:value-type="float" office:value="39.2988014221191">
                <text:p>39.298801422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725.7257257257">
                <text:p>25725.7257257257</text:p>
              </table:table-cell>
              <table:table-cell office:value-type="float" office:value="370.456085205078">
                <text:p>370.456085205078</text:p>
              </table:table-cell>
              <table:table-cell office:value-type="float" office:value="332.905670166016">
                <text:p>332.905670166016</text:p>
              </table:table-cell>
              <table:table-cell office:value-type="float" office:value="39.2988014221191">
                <text:p>39.298801422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759.0924257591">
                <text:p>25759.0924257591</text:p>
              </table:table-cell>
              <table:table-cell office:value-type="float" office:value="372.60498046875">
                <text:p>372.60498046875</text:p>
              </table:table-cell>
              <table:table-cell office:value-type="float" office:value="333.103118896484">
                <text:p>333.103118896484</text:p>
              </table:table-cell>
              <table:table-cell office:value-type="float" office:value="39.7963523864746">
                <text:p>39.7963523864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792.4591257925">
                <text:p>25792.4591257925</text:p>
              </table:table-cell>
              <table:table-cell office:value-type="float" office:value="384.298706054687">
                <text:p>384.298706054687</text:p>
              </table:table-cell>
              <table:table-cell office:value-type="float" office:value="332.01904296875">
                <text:p>332.01904296875</text:p>
              </table:table-cell>
              <table:table-cell office:value-type="float" office:value="37.1658210754395">
                <text:p>37.165821075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825.8258258258">
                <text:p>25825.8258258258</text:p>
              </table:table-cell>
              <table:table-cell office:value-type="float" office:value="388.881378173828">
                <text:p>388.881378173828</text:p>
              </table:table-cell>
              <table:table-cell office:value-type="float" office:value="331.619323730469">
                <text:p>331.619323730469</text:p>
              </table:table-cell>
              <table:table-cell office:value-type="float" office:value="37.7295989990234">
                <text:p>37.72959899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859.1925258592">
                <text:p>25859.1925258592</text:p>
              </table:table-cell>
              <table:table-cell office:value-type="float" office:value="391.664337158203">
                <text:p>391.664337158203</text:p>
              </table:table-cell>
              <table:table-cell office:value-type="float" office:value="332.578002929687">
                <text:p>332.578002929687</text:p>
              </table:table-cell>
              <table:table-cell office:value-type="float" office:value="37.672420501709">
                <text:p>37.67242050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892.5592258926">
                <text:p>25892.5592258926</text:p>
              </table:table-cell>
              <table:table-cell office:value-type="float" office:value="391.664337158203">
                <text:p>391.664337158203</text:p>
              </table:table-cell>
              <table:table-cell office:value-type="float" office:value="332.578002929687">
                <text:p>332.578002929687</text:p>
              </table:table-cell>
              <table:table-cell office:value-type="float" office:value="37.672420501709">
                <text:p>37.67242050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925.9259259259">
                <text:p>25925.9259259259</text:p>
              </table:table-cell>
              <table:table-cell office:value-type="float" office:value="395.989013671875">
                <text:p>395.989013671875</text:p>
              </table:table-cell>
              <table:table-cell office:value-type="float" office:value="332.183776855469">
                <text:p>332.183776855469</text:p>
              </table:table-cell>
              <table:table-cell office:value-type="float" office:value="37.3038024902344">
                <text:p>37.30380249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959.2926259593">
                <text:p>25959.2926259593</text:p>
              </table:table-cell>
              <table:table-cell office:value-type="float" office:value="396.011566162109">
                <text:p>396.011566162109</text:p>
              </table:table-cell>
              <table:table-cell office:value-type="float" office:value="334.473999023437">
                <text:p>334.473999023437</text:p>
              </table:table-cell>
              <table:table-cell office:value-type="float" office:value="36.4881019592285">
                <text:p>36.488101959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992.6593259927">
                <text:p>25992.6593259927</text:p>
              </table:table-cell>
              <table:table-cell office:value-type="float" office:value="401.789642333984">
                <text:p>401.789642333984</text:p>
              </table:table-cell>
              <table:table-cell office:value-type="float" office:value="333.821380615234">
                <text:p>333.821380615234</text:p>
              </table:table-cell>
              <table:table-cell office:value-type="float" office:value="36.9270057678223">
                <text:p>36.927005767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026.026026026">
                <text:p>26026.026026026</text:p>
              </table:table-cell>
              <table:table-cell office:value-type="float" office:value="404.187713623047">
                <text:p>404.187713623047</text:p>
              </table:table-cell>
              <table:table-cell office:value-type="float" office:value="334.328521728516">
                <text:p>334.328521728516</text:p>
              </table:table-cell>
              <table:table-cell office:value-type="float" office:value="36.3944358825684">
                <text:p>36.394435882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059.3927260594">
                <text:p>26059.3927260594</text:p>
              </table:table-cell>
              <table:table-cell office:value-type="float" office:value="404.187713623047">
                <text:p>404.187713623047</text:p>
              </table:table-cell>
              <table:table-cell office:value-type="float" office:value="334.328521728516">
                <text:p>334.328521728516</text:p>
              </table:table-cell>
              <table:table-cell office:value-type="float" office:value="36.3944358825684">
                <text:p>36.394435882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092.7594260928">
                <text:p>26092.7594260928</text:p>
              </table:table-cell>
              <table:table-cell office:value-type="float" office:value="407.865844726563">
                <text:p>407.865844726563</text:p>
              </table:table-cell>
              <table:table-cell office:value-type="float" office:value="335.548767089844">
                <text:p>335.548767089844</text:p>
              </table:table-cell>
              <table:table-cell office:value-type="float" office:value="36.8713760375977">
                <text:p>36.871376037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126.1261261261">
                <text:p>26126.1261261261</text:p>
              </table:table-cell>
              <table:table-cell office:value-type="float" office:value="411.126922607422">
                <text:p>411.126922607422</text:p>
              </table:table-cell>
              <table:table-cell office:value-type="float" office:value="335.790100097656">
                <text:p>335.790100097656</text:p>
              </table:table-cell>
              <table:table-cell office:value-type="float" office:value="36.3108215332031">
                <text:p>36.310821533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159.4928261595">
                <text:p>26159.4928261595</text:p>
              </table:table-cell>
              <table:table-cell office:value-type="float" office:value="412.691009521484">
                <text:p>412.691009521484</text:p>
              </table:table-cell>
              <table:table-cell office:value-type="float" office:value="335.945678710937">
                <text:p>335.945678710937</text:p>
              </table:table-cell>
              <table:table-cell office:value-type="float" office:value="35.5806007385254">
                <text:p>35.580600738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192.8595261929">
                <text:p>26192.8595261929</text:p>
              </table:table-cell>
              <table:table-cell office:value-type="float" office:value="412.691009521484">
                <text:p>412.691009521484</text:p>
              </table:table-cell>
              <table:table-cell office:value-type="float" office:value="335.945678710937">
                <text:p>335.945678710937</text:p>
              </table:table-cell>
              <table:table-cell office:value-type="float" office:value="35.5806007385254">
                <text:p>35.580600738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226.2262262262">
                <text:p>26226.2262262262</text:p>
              </table:table-cell>
              <table:table-cell office:value-type="float" office:value="412.96728515625">
                <text:p>412.96728515625</text:p>
              </table:table-cell>
              <table:table-cell office:value-type="float" office:value="336.107482910156">
                <text:p>336.107482910156</text:p>
              </table:table-cell>
              <table:table-cell office:value-type="float" office:value="36.2347145080566">
                <text:p>36.234714508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259.5929262596">
                <text:p>26259.5929262596</text:p>
              </table:table-cell>
              <table:table-cell office:value-type="float" office:value="416.131744384766">
                <text:p>416.131744384766</text:p>
              </table:table-cell>
              <table:table-cell office:value-type="float" office:value="336.125762939453">
                <text:p>336.125762939453</text:p>
              </table:table-cell>
              <table:table-cell office:value-type="float" office:value="36.2395248413086">
                <text:p>36.239524841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292.959626293">
                <text:p>26292.959626293</text:p>
              </table:table-cell>
              <table:table-cell office:value-type="float" office:value="419.5107421875">
                <text:p>419.5107421875</text:p>
              </table:table-cell>
              <table:table-cell office:value-type="float" office:value="337.557952880859">
                <text:p>337.557952880859</text:p>
              </table:table-cell>
              <table:table-cell office:value-type="float" office:value="36.9678649902344">
                <text:p>36.96786499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326.3263263263">
                <text:p>26326.3263263263</text:p>
              </table:table-cell>
              <table:table-cell office:value-type="float" office:value="423.5">
                <text:p>423.5</text:p>
              </table:table-cell>
              <table:table-cell office:value-type="float" office:value="335.5">
                <text:p>335.5</text:p>
              </table:table-cell>
              <table:table-cell office:value-type="float" office:value="35.7841720581055">
                <text:p>35.784172058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359.6930263597">
                <text:p>26359.6930263597</text:p>
              </table:table-cell>
              <table:table-cell office:value-type="float" office:value="423.5">
                <text:p>423.5</text:p>
              </table:table-cell>
              <table:table-cell office:value-type="float" office:value="335.5">
                <text:p>335.5</text:p>
              </table:table-cell>
              <table:table-cell office:value-type="float" office:value="35.7841720581055">
                <text:p>35.784172058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393.0597263931">
                <text:p>26393.0597263931</text:p>
              </table:table-cell>
              <table:table-cell office:value-type="float" office:value="422.722106933594">
                <text:p>422.722106933594</text:p>
              </table:table-cell>
              <table:table-cell office:value-type="float" office:value="328.049102783203">
                <text:p>328.049102783203</text:p>
              </table:table-cell>
              <table:table-cell office:value-type="float" office:value="43.2097854614258">
                <text:p>43.209785461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426.4264264264">
                <text:p>26426.4264264264</text:p>
              </table:table-cell>
              <table:table-cell office:value-type="float" office:value="429.740753173828">
                <text:p>429.740753173828</text:p>
              </table:table-cell>
              <table:table-cell office:value-type="float" office:value="325.44091796875">
                <text:p>325.44091796875</text:p>
              </table:table-cell>
              <table:table-cell office:value-type="float" office:value="43.6596755981445">
                <text:p>43.659675598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459.7931264598">
                <text:p>26459.7931264598</text:p>
              </table:table-cell>
              <table:table-cell office:value-type="float" office:value="433.625">
                <text:p>433.625</text:p>
              </table:table-cell>
              <table:table-cell office:value-type="float" office:value="335.5">
                <text:p>335.5</text:p>
              </table:table-cell>
              <table:table-cell office:value-type="float" office:value="36.6285133361816">
                <text:p>36.628513336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493.1598264932">
                <text:p>26493.1598264932</text:p>
              </table:table-cell>
              <table:table-cell office:value-type="float" office:value="438.119720458984">
                <text:p>438.119720458984</text:p>
              </table:table-cell>
              <table:table-cell office:value-type="float" office:value="335.5">
                <text:p>335.5</text:p>
              </table:table-cell>
              <table:table-cell office:value-type="float" office:value="36.1509475708008">
                <text:p>36.1509475708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526.5265265265">
                <text:p>26526.5265265265</text:p>
              </table:table-cell>
              <table:table-cell office:value-type="float" office:value="442.42578125">
                <text:p>442.42578125</text:p>
              </table:table-cell>
              <table:table-cell office:value-type="float" office:value="335.451171875">
                <text:p>335.451171875</text:p>
              </table:table-cell>
              <table:table-cell office:value-type="float" office:value="35.8428268432617">
                <text:p>35.842826843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559.8932265599">
                <text:p>26559.8932265599</text:p>
              </table:table-cell>
              <table:table-cell office:value-type="float" office:value="442.42578125">
                <text:p>442.42578125</text:p>
              </table:table-cell>
              <table:table-cell office:value-type="float" office:value="335.451171875">
                <text:p>335.451171875</text:p>
              </table:table-cell>
              <table:table-cell office:value-type="float" office:value="35.8428268432617">
                <text:p>35.842826843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593.2599265933">
                <text:p>26593.2599265933</text:p>
              </table:table-cell>
              <table:table-cell office:value-type="float" office:value="447.340057373047">
                <text:p>447.340057373047</text:p>
              </table:table-cell>
              <table:table-cell office:value-type="float" office:value="334.356292724609">
                <text:p>334.356292724609</text:p>
              </table:table-cell>
              <table:table-cell office:value-type="float" office:value="35.3953323364258">
                <text:p>35.395332336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626.6266266266">
                <text:p>26626.6266266266</text:p>
              </table:table-cell>
              <table:table-cell office:value-type="float" office:value="451.433258056641">
                <text:p>451.433258056641</text:p>
              </table:table-cell>
              <table:table-cell office:value-type="float" office:value="334.175415039063">
                <text:p>334.175415039063</text:p>
              </table:table-cell>
              <table:table-cell office:value-type="float" office:value="35.2690353393555">
                <text:p>35.269035339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659.99332666">
                <text:p>26659.99332666</text:p>
              </table:table-cell>
              <table:table-cell office:value-type="float" office:value="455.5">
                <text:p>455.5</text:p>
              </table:table-cell>
              <table:table-cell office:value-type="float" office:value="333.920013427734">
                <text:p>333.920013427734</text:p>
              </table:table-cell>
              <table:table-cell office:value-type="float" office:value="34.9236717224121">
                <text:p>34.923671722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693.3600266934">
                <text:p>26693.3600266934</text:p>
              </table:table-cell>
              <table:table-cell office:value-type="float" office:value="458.560638427734">
                <text:p>458.560638427734</text:p>
              </table:table-cell>
              <table:table-cell office:value-type="float" office:value="333.940002441406">
                <text:p>333.940002441406</text:p>
              </table:table-cell>
              <table:table-cell office:value-type="float" office:value="34.9697341918945">
                <text:p>34.969734191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726.7267267267">
                <text:p>26726.7267267267</text:p>
              </table:table-cell>
              <table:table-cell office:value-type="float" office:value="458.560638427734">
                <text:p>458.560638427734</text:p>
              </table:table-cell>
              <table:table-cell office:value-type="float" office:value="333.940002441406">
                <text:p>333.940002441406</text:p>
              </table:table-cell>
              <table:table-cell office:value-type="float" office:value="34.9697341918945">
                <text:p>34.969734191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760.0934267601">
                <text:p>26760.0934267601</text:p>
              </table:table-cell>
              <table:table-cell office:value-type="float" office:value="463.139892578125">
                <text:p>463.139892578125</text:p>
              </table:table-cell>
              <table:table-cell office:value-type="float" office:value="334.117218017578">
                <text:p>334.117218017578</text:p>
              </table:table-cell>
              <table:table-cell office:value-type="float" office:value="34.2614974975586">
                <text:p>34.261497497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793.4601267935">
                <text:p>26793.4601267935</text:p>
              </table:table-cell>
              <table:table-cell office:value-type="float" office:value="466.306427001953">
                <text:p>466.306427001953</text:p>
              </table:table-cell>
              <table:table-cell office:value-type="float" office:value="333.381408691406">
                <text:p>333.381408691406</text:p>
              </table:table-cell>
              <table:table-cell office:value-type="float" office:value="34.4062957763672">
                <text:p>34.406295776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826.8268268268">
                <text:p>26826.8268268268</text:p>
              </table:table-cell>
              <table:table-cell office:value-type="float" office:value="470">
                <text:p>470</text:p>
              </table:table-cell>
              <table:table-cell office:value-type="float" office:value="333">
                <text:p>333</text:p>
              </table:table-cell>
              <table:table-cell office:value-type="float" office:value="34.0588722229004">
                <text:p>34.0588722229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860.1935268602">
                <text:p>26860.1935268602</text:p>
              </table:table-cell>
              <table:table-cell office:value-type="float" office:value="470">
                <text:p>470</text:p>
              </table:table-cell>
              <table:table-cell office:value-type="float" office:value="333">
                <text:p>333</text:p>
              </table:table-cell>
              <table:table-cell office:value-type="float" office:value="34.0588722229004">
                <text:p>34.0588722229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893.5602268936">
                <text:p>26893.5602268936</text:p>
              </table:table-cell>
              <table:table-cell office:value-type="float" office:value="473.435668945313">
                <text:p>473.435668945313</text:p>
              </table:table-cell>
              <table:table-cell office:value-type="float" office:value="332.824523925781">
                <text:p>332.824523925781</text:p>
              </table:table-cell>
              <table:table-cell office:value-type="float" office:value="33.998649597168">
                <text:p>33.99864959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926.9269269269">
                <text:p>26926.9269269269</text:p>
              </table:table-cell>
              <table:table-cell office:value-type="float" office:value="475.63916015625">
                <text:p>475.63916015625</text:p>
              </table:table-cell>
              <table:table-cell office:value-type="float" office:value="332.819580078125">
                <text:p>332.819580078125</text:p>
              </table:table-cell>
              <table:table-cell office:value-type="float" office:value="33.9225196838379">
                <text:p>33.922519683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960.2936269603">
                <text:p>26960.2936269603</text:p>
              </table:table-cell>
              <table:table-cell office:value-type="float" office:value="478.286468505859">
                <text:p>478.286468505859</text:p>
              </table:table-cell>
              <table:table-cell office:value-type="float" office:value="332.062957763672">
                <text:p>332.062957763672</text:p>
              </table:table-cell>
              <table:table-cell office:value-type="float" office:value="34.1397094726562">
                <text:p>34.13970947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993.6603269937">
                <text:p>26993.6603269937</text:p>
              </table:table-cell>
              <table:table-cell office:value-type="float" office:value="480.173400878906">
                <text:p>480.173400878906</text:p>
              </table:table-cell>
              <table:table-cell office:value-type="float" office:value="331.893096923828">
                <text:p>331.893096923828</text:p>
              </table:table-cell>
              <table:table-cell office:value-type="float" office:value="34.0414581298828">
                <text:p>34.041458129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027.027027027">
                <text:p>27027.027027027</text:p>
              </table:table-cell>
              <table:table-cell office:value-type="float" office:value="480.173400878906">
                <text:p>480.173400878906</text:p>
              </table:table-cell>
              <table:table-cell office:value-type="float" office:value="331.893096923828">
                <text:p>331.893096923828</text:p>
              </table:table-cell>
              <table:table-cell office:value-type="float" office:value="34.0414581298828">
                <text:p>34.041458129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060.3937270604">
                <text:p>27060.3937270604</text:p>
              </table:table-cell>
              <table:table-cell office:value-type="float" office:value="482.397003173828">
                <text:p>482.397003173828</text:p>
              </table:table-cell>
              <table:table-cell office:value-type="float" office:value="331.573089599609">
                <text:p>331.573089599609</text:p>
              </table:table-cell>
              <table:table-cell office:value-type="float" office:value="33.8599014282227">
                <text:p>33.859901428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093.7604270938">
                <text:p>27093.7604270938</text:p>
              </table:table-cell>
              <table:table-cell office:value-type="float" office:value="483.666656494141">
                <text:p>483.666656494141</text:p>
              </table:table-cell>
              <table:table-cell office:value-type="float" office:value="331.5">
                <text:p>331.5</text:p>
              </table:table-cell>
              <table:table-cell office:value-type="float" office:value="33.7001686096191">
                <text:p>33.700168609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127.1271271271">
                <text:p>27127.1271271271</text:p>
              </table:table-cell>
              <table:table-cell office:value-type="float" office:value="485.408325195313">
                <text:p>485.408325195313</text:p>
              </table:table-cell>
              <table:table-cell office:value-type="float" office:value="330.674987792969">
                <text:p>330.674987792969</text:p>
              </table:table-cell>
              <table:table-cell office:value-type="float" office:value="33.7611198425293">
                <text:p>33.761119842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160.4938271605">
                <text:p>27160.4938271605</text:p>
              </table:table-cell>
              <table:table-cell office:value-type="float" office:value="486.885620117188">
                <text:p>486.885620117188</text:p>
              </table:table-cell>
              <table:table-cell office:value-type="float" office:value="330.084869384766">
                <text:p>330.084869384766</text:p>
              </table:table-cell>
              <table:table-cell office:value-type="float" office:value="34.1370849609375">
                <text:p>34.13708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193.8605271939">
                <text:p>27193.8605271939</text:p>
              </table:table-cell>
              <table:table-cell office:value-type="float" office:value="486.885620117188">
                <text:p>486.885620117188</text:p>
              </table:table-cell>
              <table:table-cell office:value-type="float" office:value="330.084869384766">
                <text:p>330.084869384766</text:p>
              </table:table-cell>
              <table:table-cell office:value-type="float" office:value="34.1370849609375">
                <text:p>34.13708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227.2272272272">
                <text:p>27227.2272272272</text:p>
              </table:table-cell>
              <table:table-cell office:value-type="float" office:value="489">
                <text:p>489</text:p>
              </table:table-cell>
              <table:table-cell office:value-type="float" office:value="329.676910400391">
                <text:p>329.676910400391</text:p>
              </table:table-cell>
              <table:table-cell office:value-type="float" office:value="33.9137535095215">
                <text:p>33.913753509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260.5939272606">
                <text:p>27260.5939272606</text:p>
              </table:table-cell>
              <table:table-cell office:value-type="float" office:value="490.099792480469">
                <text:p>490.099792480469</text:p>
              </table:table-cell>
              <table:table-cell office:value-type="float" office:value="329.706207275391">
                <text:p>329.706207275391</text:p>
              </table:table-cell>
              <table:table-cell office:value-type="float" office:value="33.8485374450684">
                <text:p>33.848537445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293.960627294">
                <text:p>27293.960627294</text:p>
              </table:table-cell>
              <table:table-cell office:value-type="float" office:value="490.397003173828">
                <text:p>490.397003173828</text:p>
              </table:table-cell>
              <table:table-cell office:value-type="float" office:value="329.573089599609">
                <text:p>329.573089599609</text:p>
              </table:table-cell>
              <table:table-cell office:value-type="float" office:value="33.8599014282227">
                <text:p>33.859901428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327.3273273273">
                <text:p>27327.3273273273</text:p>
              </table:table-cell>
              <table:table-cell office:value-type="float" office:value="490.881225585938">
                <text:p>490.881225585938</text:p>
              </table:table-cell>
              <table:table-cell office:value-type="float" office:value="329.049713134766">
                <text:p>329.049713134766</text:p>
              </table:table-cell>
              <table:table-cell office:value-type="float" office:value="34.1715126037598">
                <text:p>34.171512603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360.6940273607">
                <text:p>27360.6940273607</text:p>
              </table:table-cell>
              <table:table-cell office:value-type="float" office:value="490.881225585938">
                <text:p>490.881225585938</text:p>
              </table:table-cell>
              <table:table-cell office:value-type="float" office:value="329.049713134766">
                <text:p>329.049713134766</text:p>
              </table:table-cell>
              <table:table-cell office:value-type="float" office:value="34.1715126037598">
                <text:p>34.171512603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394.0607273941">
                <text:p>27394.0607273941</text:p>
              </table:table-cell>
              <table:table-cell office:value-type="float" office:value="491.745330810547">
                <text:p>491.745330810547</text:p>
              </table:table-cell>
              <table:table-cell office:value-type="float" office:value="329.366455078125">
                <text:p>329.366455078125</text:p>
              </table:table-cell>
              <table:table-cell office:value-type="float" office:value="33.576114654541">
                <text:p>33.57611465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427.4274274274">
                <text:p>27427.4274274274</text:p>
              </table:table-cell>
              <table:table-cell office:value-type="float" office:value="491.300140380859">
                <text:p>491.300140380859</text:p>
              </table:table-cell>
              <table:table-cell office:value-type="float" office:value="329.296905517578">
                <text:p>329.296905517578</text:p>
              </table:table-cell>
              <table:table-cell office:value-type="float" office:value="33.4601249694824">
                <text:p>33.46012496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460.7941274608">
                <text:p>27460.7941274608</text:p>
              </table:table-cell>
              <table:table-cell office:value-type="float" office:value="491.153839111328">
                <text:p>491.153839111328</text:p>
              </table:table-cell>
              <table:table-cell office:value-type="float" office:value="329.211547851562">
                <text:p>329.211547851562</text:p>
              </table:table-cell>
              <table:table-cell office:value-type="float" office:value="33.3610458374023">
                <text:p>33.361045837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494.1608274942">
                <text:p>27494.1608274942</text:p>
              </table:table-cell>
              <table:table-cell office:value-type="float" office:value="490.515441894531">
                <text:p>490.515441894531</text:p>
              </table:table-cell>
              <table:table-cell office:value-type="float" office:value="329.638946533203">
                <text:p>329.638946533203</text:p>
              </table:table-cell>
              <table:table-cell office:value-type="float" office:value="32.8277969360352">
                <text:p>32.827796936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527.5275275275">
                <text:p>27527.5275275275</text:p>
              </table:table-cell>
              <table:table-cell office:value-type="float" office:value="490.370178222656">
                <text:p>490.370178222656</text:p>
              </table:table-cell>
              <table:table-cell office:value-type="float" office:value="329.634460449219">
                <text:p>329.634460449219</text:p>
              </table:table-cell>
              <table:table-cell office:value-type="float" office:value="32.8081245422363">
                <text:p>32.808124542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560.8942275609">
                <text:p>27560.8942275609</text:p>
              </table:table-cell>
              <table:table-cell office:value-type="float" office:value="490.393615722656">
                <text:p>490.393615722656</text:p>
              </table:table-cell>
              <table:table-cell office:value-type="float" office:value="329.627655029297">
                <text:p>329.627655029297</text:p>
              </table:table-cell>
              <table:table-cell office:value-type="float" office:value="32.8037719726562">
                <text:p>32.80377197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594.2609275943">
                <text:p>27594.2609275943</text:p>
              </table:table-cell>
              <table:table-cell office:value-type="float" office:value="489.994842529297">
                <text:p>489.994842529297</text:p>
              </table:table-cell>
              <table:table-cell office:value-type="float" office:value="329.623718261719">
                <text:p>329.623718261719</text:p>
              </table:table-cell>
              <table:table-cell office:value-type="float" office:value="32.7609786987305">
                <text:p>32.7609786987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627.6276276276">
                <text:p>27627.6276276276</text:p>
              </table:table-cell>
              <table:table-cell office:value-type="float" office:value="489.590911865234">
                <text:p>489.590911865234</text:p>
              </table:table-cell>
              <table:table-cell office:value-type="float" office:value="329.5">
                <text:p>329.5</text:p>
              </table:table-cell>
              <table:table-cell office:value-type="float" office:value="32.6032104492187">
                <text:p>32.603210449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660.994327661">
                <text:p>27660.994327661</text:p>
              </table:table-cell>
              <table:table-cell office:value-type="float" office:value="489">
                <text:p>489</text:p>
              </table:table-cell>
              <table:table-cell office:value-type="float" office:value="329.5">
                <text:p>329.5</text:p>
              </table:table-cell>
              <table:table-cell office:value-type="float" office:value="32.6382675170898">
                <text:p>32.638267517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694.3610276944">
                <text:p>27694.3610276944</text:p>
              </table:table-cell>
              <table:table-cell office:value-type="float" office:value="488.652557373047">
                <text:p>488.652557373047</text:p>
              </table:table-cell>
              <table:table-cell office:value-type="float" office:value="329.449157714844">
                <text:p>329.449157714844</text:p>
              </table:table-cell>
              <table:table-cell office:value-type="float" office:value="32.5574760437012">
                <text:p>32.557476043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727.7277277277">
                <text:p>27727.7277277277</text:p>
              </table:table-cell>
              <table:table-cell office:value-type="float" office:value="489.019500732422">
                <text:p>489.019500732422</text:p>
              </table:table-cell>
              <table:table-cell office:value-type="float" office:value="328.292419433594">
                <text:p>328.292419433594</text:p>
              </table:table-cell>
              <table:table-cell office:value-type="float" office:value="33.3536987304687">
                <text:p>33.353698730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761.0944277611">
                <text:p>27761.0944277611</text:p>
              </table:table-cell>
              <table:table-cell office:value-type="float" office:value="488.5">
                <text:p>488.5</text:p>
              </table:table-cell>
              <table:table-cell office:value-type="float" office:value="328.203125">
                <text:p>328.203125</text:p>
              </table:table-cell>
              <table:table-cell office:value-type="float" office:value="33.2370910644531">
                <text:p>33.237091064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794.4611277945">
                <text:p>27794.4611277945</text:p>
              </table:table-cell>
              <table:table-cell office:value-type="float" office:value="489.191253662109">
                <text:p>489.191253662109</text:p>
              </table:table-cell>
              <table:table-cell office:value-type="float" office:value="327.776489257812">
                <text:p>327.776489257812</text:p>
              </table:table-cell>
              <table:table-cell office:value-type="float" office:value="32.8497619628906">
                <text:p>32.849761962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827.8278278278">
                <text:p>27827.8278278278</text:p>
              </table:table-cell>
              <table:table-cell office:value-type="float" office:value="489.4375">
                <text:p>489.4375</text:p>
              </table:table-cell>
              <table:table-cell office:value-type="float" office:value="327.21875">
                <text:p>327.21875</text:p>
              </table:table-cell>
              <table:table-cell office:value-type="float" office:value="33.2499389648437">
                <text:p>33.249938964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861.1945278612">
                <text:p>27861.1945278612</text:p>
              </table:table-cell>
              <table:table-cell office:value-type="float" office:value="489.376831054688">
                <text:p>489.376831054688</text:p>
              </table:table-cell>
              <table:table-cell office:value-type="float" office:value="327.678924560547">
                <text:p>327.678924560547</text:p>
              </table:table-cell>
              <table:table-cell office:value-type="float" office:value="32.7653617858887">
                <text:p>32.765361785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894.5612278946">
                <text:p>27894.5612278946</text:p>
              </table:table-cell>
              <table:table-cell office:value-type="float" office:value="489.444305419922">
                <text:p>489.444305419922</text:p>
              </table:table-cell>
              <table:table-cell office:value-type="float" office:value="327.551300048828">
                <text:p>327.551300048828</text:p>
              </table:table-cell>
              <table:table-cell office:value-type="float" office:value="32.6430320739746">
                <text:p>32.643032073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927.9279279279">
                <text:p>27927.9279279279</text:p>
              </table:table-cell>
              <table:table-cell office:value-type="float" office:value="490.052886962891">
                <text:p>490.052886962891</text:p>
              </table:table-cell>
              <table:table-cell office:value-type="float" office:value="327.317840576172">
                <text:p>327.317840576172</text:p>
              </table:table-cell>
              <table:table-cell office:value-type="float" office:value="32.3830947875977">
                <text:p>32.383094787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961.2946279613">
                <text:p>27961.2946279613</text:p>
              </table:table-cell>
              <table:table-cell office:value-type="float" office:value="490.260345458984">
                <text:p>490.260345458984</text:p>
              </table:table-cell>
              <table:table-cell office:value-type="float" office:value="327.22314453125">
                <text:p>327.22314453125</text:p>
              </table:table-cell>
              <table:table-cell office:value-type="float" office:value="32.3877487182617">
                <text:p>32.387748718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994.6613279947">
                <text:p>27994.6613279947</text:p>
              </table:table-cell>
              <table:table-cell office:value-type="float" office:value="490.114898681641">
                <text:p>490.114898681641</text:p>
              </table:table-cell>
              <table:table-cell office:value-type="float" office:value="327.128601074219">
                <text:p>327.128601074219</text:p>
              </table:table-cell>
              <table:table-cell office:value-type="float" office:value="32.2793350219727">
                <text:p>32.279335021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028.028028028">
                <text:p>28028.028028028</text:p>
              </table:table-cell>
              <table:table-cell office:value-type="float" office:value="490.114898681641">
                <text:p>490.114898681641</text:p>
              </table:table-cell>
              <table:table-cell office:value-type="float" office:value="327.128601074219">
                <text:p>327.128601074219</text:p>
              </table:table-cell>
              <table:table-cell office:value-type="float" office:value="32.2793350219727">
                <text:p>32.279335021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061.3947280614">
                <text:p>28061.3947280614</text:p>
              </table:table-cell>
              <table:table-cell office:value-type="float" office:value="490.123870849609">
                <text:p>490.123870849609</text:p>
              </table:table-cell>
              <table:table-cell office:value-type="float" office:value="327.169860839844">
                <text:p>327.169860839844</text:p>
              </table:table-cell>
              <table:table-cell office:value-type="float" office:value="32.2400169372559">
                <text:p>32.240016937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094.7614280948">
                <text:p>28094.7614280948</text:p>
              </table:table-cell>
              <table:table-cell office:value-type="float" office:value="490.5">
                <text:p>490.5</text:p>
              </table:table-cell>
              <table:table-cell office:value-type="float" office:value="327.046875">
                <text:p>327.046875</text:p>
              </table:table-cell>
              <table:table-cell office:value-type="float" office:value="32.1443405151367">
                <text:p>32.144340515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128.1281281281">
                <text:p>28128.1281281281</text:p>
              </table:table-cell>
              <table:table-cell office:value-type="float" office:value="490.212951660156">
                <text:p>490.212951660156</text:p>
              </table:table-cell>
              <table:table-cell office:value-type="float" office:value="326.458251953125">
                <text:p>326.458251953125</text:p>
              </table:table-cell>
              <table:table-cell office:value-type="float" office:value="32.617000579834">
                <text:p>32.61700057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161.4948281615">
                <text:p>28161.4948281615</text:p>
              </table:table-cell>
              <table:table-cell office:value-type="float" office:value="490.520629882812">
                <text:p>490.520629882812</text:p>
              </table:table-cell>
              <table:table-cell office:value-type="float" office:value="325.685577392578">
                <text:p>325.685577392578</text:p>
              </table:table-cell>
              <table:table-cell office:value-type="float" office:value="32.7826995849609">
                <text:p>32.7826995849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194.8615281949">
                <text:p>28194.8615281949</text:p>
              </table:table-cell>
              <table:table-cell office:value-type="float" office:value="491">
                <text:p>491</text:p>
              </table:table-cell>
              <table:table-cell office:value-type="float" office:value="325.623077392578">
                <text:p>325.623077392578</text:p>
              </table:table-cell>
              <table:table-cell office:value-type="float" office:value="32.7608261108398">
                <text:p>32.760826110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228.2282282282">
                <text:p>28228.2282282282</text:p>
              </table:table-cell>
              <table:table-cell office:value-type="float" office:value="491">
                <text:p>491</text:p>
              </table:table-cell>
              <table:table-cell office:value-type="float" office:value="325.623077392578">
                <text:p>325.623077392578</text:p>
              </table:table-cell>
              <table:table-cell office:value-type="float" office:value="32.7608261108398">
                <text:p>32.760826110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261.5949282616">
                <text:p>28261.5949282616</text:p>
              </table:table-cell>
              <table:table-cell office:value-type="float" office:value="490.378601074219">
                <text:p>490.378601074219</text:p>
              </table:table-cell>
              <table:table-cell office:value-type="float" office:value="325.679016113281">
                <text:p>325.679016113281</text:p>
              </table:table-cell>
              <table:table-cell office:value-type="float" office:value="32.7655601501465">
                <text:p>32.765560150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294.961628295">
                <text:p>28294.961628295</text:p>
              </table:table-cell>
              <table:table-cell office:value-type="float" office:value="490.5">
                <text:p>490.5</text:p>
              </table:table-cell>
              <table:table-cell office:value-type="float" office:value="325.607696533203">
                <text:p>325.607696533203</text:p>
              </table:table-cell>
              <table:table-cell office:value-type="float" office:value="32.703483581543">
                <text:p>32.70348358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328.3283283283">
                <text:p>28328.3283283283</text:p>
              </table:table-cell>
              <table:table-cell office:value-type="float" office:value="490.401153564453">
                <text:p>490.401153564453</text:p>
              </table:table-cell>
              <table:table-cell office:value-type="float" office:value="325.674774169922">
                <text:p>325.674774169922</text:p>
              </table:table-cell>
              <table:table-cell office:value-type="float" office:value="32.7630004882812">
                <text:p>32.763000488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361.6950283617">
                <text:p>28361.6950283617</text:p>
              </table:table-cell>
              <table:table-cell office:value-type="float" office:value="490.401153564453">
                <text:p>490.401153564453</text:p>
              </table:table-cell>
              <table:table-cell office:value-type="float" office:value="325.674774169922">
                <text:p>325.674774169922</text:p>
              </table:table-cell>
              <table:table-cell office:value-type="float" office:value="32.7630004882812">
                <text:p>32.763000488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395.0617283951">
                <text:p>28395.0617283951</text:p>
              </table:table-cell>
              <table:table-cell office:value-type="float" office:value="490.736846923828">
                <text:p>490.736846923828</text:p>
              </table:table-cell>
              <table:table-cell office:value-type="float" office:value="326.236846923828">
                <text:p>326.236846923828</text:p>
              </table:table-cell>
              <table:table-cell office:value-type="float" office:value="32.5830879211426">
                <text:p>32.583087921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428.4284284284">
                <text:p>28428.4284284284</text:p>
              </table:table-cell>
              <table:table-cell office:value-type="float" office:value="490.336975097656">
                <text:p>490.336975097656</text:p>
              </table:table-cell>
              <table:table-cell office:value-type="float" office:value="326.543640136719">
                <text:p>326.543640136719</text:p>
              </table:table-cell>
              <table:table-cell office:value-type="float" office:value="32.6275482177734">
                <text:p>32.627548217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461.7951284618">
                <text:p>28461.7951284618</text:p>
              </table:table-cell>
              <table:table-cell office:value-type="float" office:value="490.259521484375">
                <text:p>490.259521484375</text:p>
              </table:table-cell>
              <table:table-cell office:value-type="float" office:value="327.271545410156">
                <text:p>327.271545410156</text:p>
              </table:table-cell>
              <table:table-cell office:value-type="float" office:value="32.5515327453613">
                <text:p>32.551532745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495.1618284952">
                <text:p>28495.1618284952</text:p>
              </table:table-cell>
              <table:table-cell office:value-type="float" office:value="490.5">
                <text:p>490.5</text:p>
              </table:table-cell>
              <table:table-cell office:value-type="float" office:value="327.5">
                <text:p>327.5</text:p>
              </table:table-cell>
              <table:table-cell office:value-type="float" office:value="32.6880187988281">
                <text:p>32.688018798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528.5285285285">
                <text:p>28528.5285285285</text:p>
              </table:table-cell>
              <table:table-cell office:value-type="float" office:value="489.929809570313">
                <text:p>489.929809570313</text:p>
              </table:table-cell>
              <table:table-cell office:value-type="float" office:value="327.561401367188">
                <text:p>327.561401367188</text:p>
              </table:table-cell>
              <table:table-cell office:value-type="float" office:value="32.6930503845215">
                <text:p>32.693050384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561.8952285619">
                <text:p>28561.8952285619</text:p>
              </table:table-cell>
              <table:table-cell office:value-type="float" office:value="489.837219238281">
                <text:p>489.837219238281</text:p>
              </table:table-cell>
              <table:table-cell office:value-type="float" office:value="327.743988037109">
                <text:p>327.743988037109</text:p>
              </table:table-cell>
              <table:table-cell office:value-type="float" office:value="32.8668060302734">
                <text:p>32.866806030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595.2619285953">
                <text:p>28595.2619285953</text:p>
              </table:table-cell>
              <table:table-cell office:value-type="float" office:value="489.758605957031">
                <text:p>489.758605957031</text:p>
              </table:table-cell>
              <table:table-cell office:value-type="float" office:value="327.844818115234">
                <text:p>327.844818115234</text:p>
              </table:table-cell>
              <table:table-cell office:value-type="float" office:value="32.9605827331543">
                <text:p>32.960582733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628.6286286286">
                <text:p>28628.6286286286</text:p>
              </table:table-cell>
              <table:table-cell office:value-type="float" office:value="489.462829589844">
                <text:p>489.462829589844</text:p>
              </table:table-cell>
              <table:table-cell office:value-type="float" office:value="327.890319824219">
                <text:p>327.890319824219</text:p>
              </table:table-cell>
              <table:table-cell office:value-type="float" office:value="32.9825286865234">
                <text:p>32.982528686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661.995328662">
                <text:p>28661.995328662</text:p>
              </table:table-cell>
              <table:table-cell office:value-type="float" office:value="489.5">
                <text:p>489.5</text:p>
              </table:table-cell>
              <table:table-cell office:value-type="float" office:value="328">
                <text:p>328</text:p>
              </table:table-cell>
              <table:table-cell office:value-type="float" office:value="33.0946617126465">
                <text:p>33.094661712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695.3620286954">
                <text:p>28695.3620286954</text:p>
              </table:table-cell>
              <table:table-cell office:value-type="float" office:value="489">
                <text:p>489</text:p>
              </table:table-cell>
              <table:table-cell office:value-type="float" office:value="328">
                <text:p>328</text:p>
              </table:table-cell>
              <table:table-cell office:value-type="float" office:value="33.0606498718262">
                <text:p>33.060649871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728.7287287287">
                <text:p>28728.7287287287</text:p>
              </table:table-cell>
              <table:table-cell office:value-type="float" office:value="489">
                <text:p>489</text:p>
              </table:table-cell>
              <table:table-cell office:value-type="float" office:value="328.5">
                <text:p>328.5</text:p>
              </table:table-cell>
              <table:table-cell office:value-type="float" office:value="32.561580657959">
                <text:p>32.56158065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762.0954287621">
                <text:p>28762.0954287621</text:p>
              </table:table-cell>
              <table:table-cell office:value-type="float" office:value="489.5">
                <text:p>489.5</text:p>
              </table:table-cell>
              <table:table-cell office:value-type="float" office:value="328.5">
                <text:p>328.5</text:p>
              </table:table-cell>
              <table:table-cell office:value-type="float" office:value="32.5961112976074">
                <text:p>32.596111297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795.4621287955">
                <text:p>28795.4621287955</text:p>
              </table:table-cell>
              <table:table-cell office:value-type="float" office:value="489">
                <text:p>489</text:p>
              </table:table-cell>
              <table:table-cell office:value-type="float" office:value="328.5">
                <text:p>328.5</text:p>
              </table:table-cell>
              <table:table-cell office:value-type="float" office:value="32.561580657959">
                <text:p>32.56158065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828.8288288288">
                <text:p>28828.8288288288</text:p>
              </table:table-cell>
              <table:table-cell office:value-type="float" office:value="489">
                <text:p>489</text:p>
              </table:table-cell>
              <table:table-cell office:value-type="float" office:value="328.5">
                <text:p>328.5</text:p>
              </table:table-cell>
              <table:table-cell office:value-type="float" office:value="32.561580657959">
                <text:p>32.56158065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862.1955288622">
                <text:p>28862.1955288622</text:p>
              </table:table-cell>
              <table:table-cell office:value-type="float" office:value="489.458557128906">
                <text:p>489.458557128906</text:p>
              </table:table-cell>
              <table:table-cell office:value-type="float" office:value="329.004547119141">
                <text:p>329.004547119141</text:p>
              </table:table-cell>
              <table:table-cell office:value-type="float" office:value="32.1909484863281">
                <text:p>32.1909484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895.5622288956">
                <text:p>28895.5622288956</text:p>
              </table:table-cell>
              <table:table-cell office:value-type="float" office:value="490.315948486328">
                <text:p>490.315948486328</text:p>
              </table:table-cell>
              <table:table-cell office:value-type="float" office:value="329.106872558594">
                <text:p>329.106872558594</text:p>
              </table:table-cell>
              <table:table-cell office:value-type="float" office:value="32.3957786560059">
                <text:p>32.395778656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928.9289289289">
                <text:p>28928.9289289289</text:p>
              </table:table-cell>
              <table:table-cell office:value-type="float" office:value="490.075531005859">
                <text:p>490.075531005859</text:p>
              </table:table-cell>
              <table:table-cell office:value-type="float" office:value="329.244842529297">
                <text:p>329.244842529297</text:p>
              </table:table-cell>
              <table:table-cell office:value-type="float" office:value="32.5014572143555">
                <text:p>32.501457214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962.2956289623">
                <text:p>28962.2956289623</text:p>
              </table:table-cell>
              <table:table-cell office:value-type="float" office:value="490.255157470703">
                <text:p>490.255157470703</text:p>
              </table:table-cell>
              <table:table-cell office:value-type="float" office:value="329.375915527344">
                <text:p>329.375915527344</text:p>
              </table:table-cell>
              <table:table-cell office:value-type="float" office:value="32.4544677734375">
                <text:p>32.4544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995.6623289957">
                <text:p>28995.6623289957</text:p>
              </table:table-cell>
              <table:table-cell office:value-type="float" office:value="490.255157470703">
                <text:p>490.255157470703</text:p>
              </table:table-cell>
              <table:table-cell office:value-type="float" office:value="329.375915527344">
                <text:p>329.375915527344</text:p>
              </table:table-cell>
              <table:table-cell office:value-type="float" office:value="32.4544677734375">
                <text:p>32.4544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029.029029029">
                <text:p>29029.029029029</text:p>
              </table:table-cell>
              <table:table-cell office:value-type="float" office:value="490.570129394531">
                <text:p>490.570129394531</text:p>
              </table:table-cell>
              <table:table-cell office:value-type="float" office:value="329.432983398438">
                <text:p>329.432983398438</text:p>
              </table:table-cell>
              <table:table-cell office:value-type="float" office:value="32.5347480773926">
                <text:p>32.534748077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062.3957290624">
                <text:p>29062.3957290624</text:p>
              </table:table-cell>
              <table:table-cell office:value-type="float" office:value="491.112915039063">
                <text:p>491.112915039063</text:p>
              </table:table-cell>
              <table:table-cell office:value-type="float" office:value="329.629028320312">
                <text:p>329.629028320312</text:p>
              </table:table-cell>
              <table:table-cell office:value-type="float" office:value="32.6974678039551">
                <text:p>32.6974678039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095.7624290958">
                <text:p>29095.7624290958</text:p>
              </table:table-cell>
              <table:table-cell office:value-type="float" office:value="492.022064208984">
                <text:p>492.022064208984</text:p>
              </table:table-cell>
              <table:table-cell office:value-type="float" office:value="330.254028320312">
                <text:p>330.254028320312</text:p>
              </table:table-cell>
              <table:table-cell office:value-type="float" office:value="32.5039176940918">
                <text:p>32.503917694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129.1291291291">
                <text:p>29129.1291291291</text:p>
              </table:table-cell>
              <table:table-cell office:value-type="float" office:value="492.509063720703">
                <text:p>492.509063720703</text:p>
              </table:table-cell>
              <table:table-cell office:value-type="float" office:value="330.450225830078">
                <text:p>330.450225830078</text:p>
              </table:table-cell>
              <table:table-cell office:value-type="float" office:value="32.6394958496094">
                <text:p>32.63949584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162.4958291625">
                <text:p>29162.4958291625</text:p>
              </table:table-cell>
              <table:table-cell office:value-type="float" office:value="493.247955322266">
                <text:p>493.247955322266</text:p>
              </table:table-cell>
              <table:table-cell office:value-type="float" office:value="330.602020263672">
                <text:p>330.602020263672</text:p>
              </table:table-cell>
              <table:table-cell office:value-type="float" office:value="32.8776817321777">
                <text:p>32.877681732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195.8625291959">
                <text:p>29195.8625291959</text:p>
              </table:table-cell>
              <table:table-cell office:value-type="float" office:value="493.247955322266">
                <text:p>493.247955322266</text:p>
              </table:table-cell>
              <table:table-cell office:value-type="float" office:value="330.602020263672">
                <text:p>330.602020263672</text:p>
              </table:table-cell>
              <table:table-cell office:value-type="float" office:value="32.8776817321777">
                <text:p>32.877681732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229.2292292292">
                <text:p>29229.2292292292</text:p>
              </table:table-cell>
              <table:table-cell office:value-type="float" office:value="493.225799560547">
                <text:p>493.225799560547</text:p>
              </table:table-cell>
              <table:table-cell office:value-type="float" office:value="330.665069580078">
                <text:p>330.665069580078</text:p>
              </table:table-cell>
              <table:table-cell office:value-type="float" office:value="32.8240661621094">
                <text:p>32.82406616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262.5959292626">
                <text:p>29262.5959292626</text:p>
              </table:table-cell>
              <table:table-cell office:value-type="float" office:value="493.781616210937">
                <text:p>493.781616210937</text:p>
              </table:table-cell>
              <table:table-cell office:value-type="float" office:value="330.646728515625">
                <text:p>330.646728515625</text:p>
              </table:table-cell>
              <table:table-cell office:value-type="float" office:value="32.8651390075684">
                <text:p>32.865139007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295.962629296">
                <text:p>29295.962629296</text:p>
              </table:table-cell>
              <table:table-cell office:value-type="float" office:value="493.781616210937">
                <text:p>493.781616210937</text:p>
              </table:table-cell>
              <table:table-cell office:value-type="float" office:value="330.646728515625">
                <text:p>330.646728515625</text:p>
              </table:table-cell>
              <table:table-cell office:value-type="float" office:value="32.8651390075684">
                <text:p>32.865139007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329.3293293293">
                <text:p>29329.3293293293</text:p>
              </table:table-cell>
              <table:table-cell office:value-type="float" office:value="493.546112060547">
                <text:p>493.546112060547</text:p>
              </table:table-cell>
              <table:table-cell office:value-type="float" office:value="331.154113769531">
                <text:p>331.154113769531</text:p>
              </table:table-cell>
              <table:table-cell office:value-type="float" office:value="32.3491897583008">
                <text:p>32.349189758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362.6960293627">
                <text:p>29362.6960293627</text:p>
              </table:table-cell>
              <table:table-cell office:value-type="float" office:value="493.546112060547">
                <text:p>493.546112060547</text:p>
              </table:table-cell>
              <table:table-cell office:value-type="float" office:value="331.154113769531">
                <text:p>331.154113769531</text:p>
              </table:table-cell>
              <table:table-cell office:value-type="float" office:value="32.3491897583008">
                <text:p>32.349189758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396.0627293961">
                <text:p>29396.0627293961</text:p>
              </table:table-cell>
              <table:table-cell office:value-type="float" office:value="493.587463378906">
                <text:p>493.587463378906</text:p>
              </table:table-cell>
              <table:table-cell office:value-type="float" office:value="331.138732910156">
                <text:p>331.138732910156</text:p>
              </table:table-cell>
              <table:table-cell office:value-type="float" office:value="32.3384094238281">
                <text:p>32.338409423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429.4294294294">
                <text:p>29429.4294294294</text:p>
              </table:table-cell>
              <table:table-cell office:value-type="float" office:value="493.817230224609">
                <text:p>493.817230224609</text:p>
              </table:table-cell>
              <table:table-cell office:value-type="float" office:value="331.234527587891">
                <text:p>331.234527587891</text:p>
              </table:table-cell>
              <table:table-cell office:value-type="float" office:value="32.357536315918">
                <text:p>32.35753631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462.7961294628">
                <text:p>29462.7961294628</text:p>
              </table:table-cell>
              <table:table-cell office:value-type="float" office:value="493.886871337891">
                <text:p>493.886871337891</text:p>
              </table:table-cell>
              <table:table-cell office:value-type="float" office:value="331.250213623047">
                <text:p>331.250213623047</text:p>
              </table:table-cell>
              <table:table-cell office:value-type="float" office:value="32.3054618835449">
                <text:p>32.305461883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496.1628294962">
                <text:p>29496.1628294962</text:p>
              </table:table-cell>
              <table:table-cell office:value-type="float" office:value="493.886871337891">
                <text:p>493.886871337891</text:p>
              </table:table-cell>
              <table:table-cell office:value-type="float" office:value="331.250213623047">
                <text:p>331.250213623047</text:p>
              </table:table-cell>
              <table:table-cell office:value-type="float" office:value="32.3054618835449">
                <text:p>32.305461883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529.5295295295">
                <text:p>29529.5295295295</text:p>
              </table:table-cell>
              <table:table-cell office:value-type="float" office:value="493.886871337891">
                <text:p>493.886871337891</text:p>
              </table:table-cell>
              <table:table-cell office:value-type="float" office:value="331.250213623047">
                <text:p>331.250213623047</text:p>
              </table:table-cell>
              <table:table-cell office:value-type="float" office:value="32.3054618835449">
                <text:p>32.305461883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562.8962295629">
                <text:p>29562.8962295629</text:p>
              </table:table-cell>
              <table:table-cell office:value-type="float" office:value="494.173919677734">
                <text:p>494.173919677734</text:p>
              </table:table-cell>
              <table:table-cell office:value-type="float" office:value="331.347839355469">
                <text:p>331.347839355469</text:p>
              </table:table-cell>
              <table:table-cell office:value-type="float" office:value="32.4208755493164">
                <text:p>32.420875549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596.2629295963">
                <text:p>29596.2629295963</text:p>
              </table:table-cell>
              <table:table-cell office:value-type="float" office:value="494.5">
                <text:p>494.5</text:p>
              </table:table-cell>
              <table:table-cell office:value-type="float" office:value="331.5">
                <text:p>331.5</text:p>
              </table:table-cell>
              <table:table-cell office:value-type="float" office:value="32.5961112976074">
                <text:p>32.596111297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629.6296296296">
                <text:p>29629.6296296296</text:p>
              </table:table-cell>
              <table:table-cell office:value-type="float" office:value="494.087341308594">
                <text:p>494.087341308594</text:p>
              </table:table-cell>
              <table:table-cell office:value-type="float" office:value="331.539794921875">
                <text:p>331.539794921875</text:p>
              </table:table-cell>
              <table:table-cell office:value-type="float" office:value="32.6067848205566">
                <text:p>32.606784820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662.996329663">
                <text:p>29662.996329663</text:p>
              </table:table-cell>
              <table:table-cell office:value-type="float" office:value="494.087341308594">
                <text:p>494.087341308594</text:p>
              </table:table-cell>
              <table:table-cell office:value-type="float" office:value="331.539794921875">
                <text:p>331.539794921875</text:p>
              </table:table-cell>
              <table:table-cell office:value-type="float" office:value="32.6067848205566">
                <text:p>32.606784820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696.3630296964">
                <text:p>29696.3630296964</text:p>
              </table:table-cell>
              <table:table-cell office:value-type="float" office:value="494.087341308594">
                <text:p>494.087341308594</text:p>
              </table:table-cell>
              <table:table-cell office:value-type="float" office:value="331.539794921875">
                <text:p>331.539794921875</text:p>
              </table:table-cell>
              <table:table-cell office:value-type="float" office:value="32.6067848205566">
                <text:p>32.606784820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729.7297297297">
                <text:p>29729.7297297297</text:p>
              </table:table-cell>
              <table:table-cell office:value-type="float" office:value="494.087341308594">
                <text:p>494.087341308594</text:p>
              </table:table-cell>
              <table:table-cell office:value-type="float" office:value="331.539794921875">
                <text:p>331.539794921875</text:p>
              </table:table-cell>
              <table:table-cell office:value-type="float" office:value="32.6067848205566">
                <text:p>32.606784820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763.0964297631">
                <text:p>29763.0964297631</text:p>
              </table:table-cell>
              <table:table-cell office:value-type="float" office:value="494.937683105469">
                <text:p>494.937683105469</text:p>
              </table:table-cell>
              <table:table-cell office:value-type="float" office:value="331.630737304687">
                <text:p>331.630737304687</text:p>
              </table:table-cell>
              <table:table-cell office:value-type="float" office:value="32.762825012207">
                <text:p>32.76282501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796.4631297965">
                <text:p>29796.4631297965</text:p>
              </table:table-cell>
              <table:table-cell office:value-type="float" office:value="493.980194091797">
                <text:p>493.980194091797</text:p>
              </table:table-cell>
              <table:table-cell office:value-type="float" office:value="331.940582275391">
                <text:p>331.940582275391</text:p>
              </table:table-cell>
              <table:table-cell office:value-type="float" office:value="33.0752410888672">
                <text:p>33.075241088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829.8298298298">
                <text:p>29829.8298298298</text:p>
              </table:table-cell>
              <table:table-cell office:value-type="float" office:value="494.640197753906">
                <text:p>494.640197753906</text:p>
              </table:table-cell>
              <table:table-cell office:value-type="float" office:value="331.900604248047">
                <text:p>331.900604248047</text:p>
              </table:table-cell>
              <table:table-cell office:value-type="float" office:value="33.1014595031738">
                <text:p>33.10145950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863.1965298632">
                <text:p>29863.1965298632</text:p>
              </table:table-cell>
              <table:table-cell office:value-type="float" office:value="494.234527587891">
                <text:p>494.234527587891</text:p>
              </table:table-cell>
              <table:table-cell office:value-type="float" office:value="332.31103515625">
                <text:p>332.31103515625</text:p>
              </table:table-cell>
              <table:table-cell office:value-type="float" office:value="33.4677848815918">
                <text:p>33.467784881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896.5632298966">
                <text:p>29896.5632298966</text:p>
              </table:table-cell>
              <table:table-cell office:value-type="float" office:value="493.946960449219">
                <text:p>493.946960449219</text:p>
              </table:table-cell>
              <table:table-cell office:value-type="float" office:value="333.952606201172">
                <text:p>333.952606201172</text:p>
              </table:table-cell>
              <table:table-cell office:value-type="float" office:value="33.1882171630859">
                <text:p>33.188217163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929.9299299299">
                <text:p>29929.9299299299</text:p>
              </table:table-cell>
              <table:table-cell office:value-type="float" office:value="494.326080322266">
                <text:p>494.326080322266</text:p>
              </table:table-cell>
              <table:table-cell office:value-type="float" office:value="335.195648193359">
                <text:p>335.195648193359</text:p>
              </table:table-cell>
              <table:table-cell office:value-type="float" office:value="33.4764595031738">
                <text:p>33.47645950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963.2966299633">
                <text:p>29963.2966299633</text:p>
              </table:table-cell>
              <table:table-cell office:value-type="float" office:value="493.397491455078">
                <text:p>493.397491455078</text:p>
              </table:table-cell>
              <table:table-cell office:value-type="float" office:value="337.242797851562">
                <text:p>337.242797851562</text:p>
              </table:table-cell>
              <table:table-cell office:value-type="float" office:value="33.4160766601562">
                <text:p>33.41607666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996.6633299967">
                <text:p>29996.6633299967</text:p>
              </table:table-cell>
              <table:table-cell office:value-type="float" office:value="493.397491455078">
                <text:p>493.397491455078</text:p>
              </table:table-cell>
              <table:table-cell office:value-type="float" office:value="337.242797851562">
                <text:p>337.242797851562</text:p>
              </table:table-cell>
              <table:table-cell office:value-type="float" office:value="33.4160766601562">
                <text:p>33.41607666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0030.03003003">
                <text:p>30030.03003003</text:p>
              </table:table-cell>
              <table:table-cell office:value-type="float" office:value="492.823516845703">
                <text:p>492.823516845703</text:p>
              </table:table-cell>
              <table:table-cell office:value-type="float" office:value="339.852935791016">
                <text:p>339.852935791016</text:p>
              </table:table-cell>
              <table:table-cell office:value-type="float" office:value="32.9741630554199">
                <text:p>32.974163055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063.3967300634">
                <text:p>30063.3967300634</text:p>
              </table:table-cell>
              <table:table-cell office:value-type="float" office:value="492">
                <text:p>492</text:p>
              </table:table-cell>
              <table:table-cell office:value-type="float" office:value="342.151519775391">
                <text:p>342.151519775391</text:p>
              </table:table-cell>
              <table:table-cell office:value-type="float" office:value="33.3920555114746">
                <text:p>33.3920555114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096.7634300968">
                <text:p>30096.7634300968</text:p>
              </table:table-cell>
              <table:table-cell office:value-type="float" office:value="491">
                <text:p>491</text:p>
              </table:table-cell>
              <table:table-cell office:value-type="float" office:value="344.701507568359">
                <text:p>344.701507568359</text:p>
              </table:table-cell>
              <table:table-cell office:value-type="float" office:value="33.8348388671875">
                <text:p>33.8348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130.1301301301">
                <text:p>30130.1301301301</text:p>
              </table:table-cell>
              <table:table-cell office:value-type="float" office:value="490">
                <text:p>490</text:p>
              </table:table-cell>
              <table:table-cell office:value-type="float" office:value="348.5">
                <text:p>348.5</text:p>
              </table:table-cell>
              <table:table-cell office:value-type="float" office:value="33.7380599975586">
                <text:p>33.738059997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163.4968301635">
                <text:p>30163.4968301635</text:p>
              </table:table-cell>
              <table:table-cell office:value-type="float" office:value="490">
                <text:p>490</text:p>
              </table:table-cell>
              <table:table-cell office:value-type="float" office:value="348.5">
                <text:p>348.5</text:p>
              </table:table-cell>
              <table:table-cell office:value-type="float" office:value="33.7380599975586">
                <text:p>33.738059997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196.8635301969">
                <text:p>30196.8635301969</text:p>
              </table:table-cell>
              <table:table-cell office:value-type="float" office:value="489.351623535156">
                <text:p>489.351623535156</text:p>
              </table:table-cell>
              <table:table-cell office:value-type="float" office:value="351.577423095703">
                <text:p>351.577423095703</text:p>
              </table:table-cell>
              <table:table-cell office:value-type="float" office:value="33.7443733215332">
                <text:p>33.744373321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230.2302302302">
                <text:p>30230.2302302302</text:p>
              </table:table-cell>
              <table:table-cell office:value-type="float" office:value="489.5">
                <text:p>489.5</text:p>
              </table:table-cell>
              <table:table-cell office:value-type="float" office:value="354.574615478516">
                <text:p>354.574615478516</text:p>
              </table:table-cell>
              <table:table-cell office:value-type="float" office:value="33.8749618530273">
                <text:p>33.874961853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263.5969302636">
                <text:p>30263.5969302636</text:p>
              </table:table-cell>
              <table:table-cell office:value-type="float" office:value="487">
                <text:p>487</text:p>
              </table:table-cell>
              <table:table-cell office:value-type="float" office:value="356.5">
                <text:p>356.5</text:p>
              </table:table-cell>
              <table:table-cell office:value-type="float" office:value="33.7380599975586">
                <text:p>33.738059997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296.963630297">
                <text:p>30296.963630297</text:p>
              </table:table-cell>
              <table:table-cell office:value-type="float" office:value="485">
                <text:p>485</text:p>
              </table:table-cell>
              <table:table-cell office:value-type="float" office:value="358">
                <text:p>358</text:p>
              </table:table-cell>
              <table:table-cell office:value-type="float" office:value="33.2416381835937">
                <text:p>33.241638183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330.3303303303">
                <text:p>30330.3303303303</text:p>
              </table:table-cell>
              <table:table-cell office:value-type="float" office:value="485">
                <text:p>485</text:p>
              </table:table-cell>
              <table:table-cell office:value-type="float" office:value="358">
                <text:p>358</text:p>
              </table:table-cell>
              <table:table-cell office:value-type="float" office:value="33.2416381835937">
                <text:p>33.241638183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363.6970303637">
                <text:p>30363.6970303637</text:p>
              </table:table-cell>
              <table:table-cell office:value-type="float" office:value="483.748352050781">
                <text:p>483.748352050781</text:p>
              </table:table-cell>
              <table:table-cell office:value-type="float" office:value="357.731079101563">
                <text:p>357.731079101563</text:p>
              </table:table-cell>
              <table:table-cell office:value-type="float" office:value="33.0737991333008">
                <text:p>33.073799133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397.0637303971">
                <text:p>30397.0637303971</text:p>
              </table:table-cell>
              <table:table-cell office:value-type="float" office:value="477.493286132813">
                <text:p>477.493286132813</text:p>
              </table:table-cell>
              <table:table-cell office:value-type="float" office:value="357.654357910156">
                <text:p>357.654357910156</text:p>
              </table:table-cell>
              <table:table-cell office:value-type="float" office:value="34.7449989318848">
                <text:p>34.74499893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430.4304304304">
                <text:p>30430.4304304304</text:p>
              </table:table-cell>
              <table:table-cell office:value-type="float" office:value="476.404602050781">
                <text:p>476.404602050781</text:p>
              </table:table-cell>
              <table:table-cell office:value-type="float" office:value="352.815399169922">
                <text:p>352.815399169922</text:p>
              </table:table-cell>
              <table:table-cell office:value-type="float" office:value="34.6334953308105">
                <text:p>34.633495330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463.7971304638">
                <text:p>30463.7971304638</text:p>
              </table:table-cell>
              <table:table-cell office:value-type="float" office:value="474.568328857422">
                <text:p>474.568328857422</text:p>
              </table:table-cell>
              <table:table-cell office:value-type="float" office:value="347.917694091797">
                <text:p>347.917694091797</text:p>
              </table:table-cell>
              <table:table-cell office:value-type="float" office:value="34.4422416687012">
                <text:p>34.442241668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497.1638304972">
                <text:p>30497.1638304972</text:p>
              </table:table-cell>
              <table:table-cell office:value-type="float" office:value="474.568328857422">
                <text:p>474.568328857422</text:p>
              </table:table-cell>
              <table:table-cell office:value-type="float" office:value="347.917694091797">
                <text:p>347.917694091797</text:p>
              </table:table-cell>
              <table:table-cell office:value-type="float" office:value="34.4422416687012">
                <text:p>34.442241668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530.5305305305">
                <text:p>30530.5305305305</text:p>
              </table:table-cell>
              <table:table-cell office:value-type="float" office:value="473.062774658203">
                <text:p>473.062774658203</text:p>
              </table:table-cell>
              <table:table-cell office:value-type="float" office:value="340.059234619141">
                <text:p>340.059234619141</text:p>
              </table:table-cell>
              <table:table-cell office:value-type="float" office:value="34.9143409729004">
                <text:p>34.9143409729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563.8972305639">
                <text:p>30563.8972305639</text:p>
              </table:table-cell>
              <table:table-cell office:value-type="float" office:value="470.273864746094">
                <text:p>470.273864746094</text:p>
              </table:table-cell>
              <table:table-cell office:value-type="float" office:value="334.009002685547">
                <text:p>334.009002685547</text:p>
              </table:table-cell>
              <table:table-cell office:value-type="float" office:value="35.5915031433105">
                <text:p>35.591503143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597.2639305973">
                <text:p>30597.2639305973</text:p>
              </table:table-cell>
              <table:table-cell office:value-type="float" office:value="468.409942626953">
                <text:p>468.409942626953</text:p>
              </table:table-cell>
              <table:table-cell office:value-type="float" office:value="326.789794921875">
                <text:p>326.789794921875</text:p>
              </table:table-cell>
              <table:table-cell office:value-type="float" office:value="35.9695014953613">
                <text:p>35.969501495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630.6306306306">
                <text:p>30630.6306306306</text:p>
              </table:table-cell>
              <table:table-cell office:value-type="float" office:value="467.322875976562">
                <text:p>467.322875976562</text:p>
              </table:table-cell>
              <table:table-cell office:value-type="float" office:value="318.613067626953">
                <text:p>318.613067626953</text:p>
              </table:table-cell>
              <table:table-cell office:value-type="float" office:value="35.7136459350586">
                <text:p>35.713645935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663.997330664">
                <text:p>30663.997330664</text:p>
              </table:table-cell>
              <table:table-cell office:value-type="float" office:value="467.322875976562">
                <text:p>467.322875976562</text:p>
              </table:table-cell>
              <table:table-cell office:value-type="float" office:value="318.613067626953">
                <text:p>318.613067626953</text:p>
              </table:table-cell>
              <table:table-cell office:value-type="float" office:value="35.7136459350586">
                <text:p>35.713645935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697.3640306974">
                <text:p>30697.3640306974</text:p>
              </table:table-cell>
              <table:table-cell office:value-type="float" office:value="465.647064208984">
                <text:p>465.647064208984</text:p>
              </table:table-cell>
              <table:table-cell office:value-type="float" office:value="309.235290527344">
                <text:p>309.235290527344</text:p>
              </table:table-cell>
              <table:table-cell office:value-type="float" office:value="36.1956901550293">
                <text:p>36.195690155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730.7307307307">
                <text:p>30730.7307307307</text:p>
              </table:table-cell>
              <table:table-cell office:value-type="float" office:value="463.970306396484">
                <text:p>463.970306396484</text:p>
              </table:table-cell>
              <table:table-cell office:value-type="float" office:value="298.841583251953">
                <text:p>298.841583251953</text:p>
              </table:table-cell>
              <table:table-cell office:value-type="float" office:value="36.4730072021484">
                <text:p>36.473007202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764.0974307641">
                <text:p>30764.0974307641</text:p>
              </table:table-cell>
              <table:table-cell office:value-type="float" office:value="462.267395019531">
                <text:p>462.267395019531</text:p>
              </table:table-cell>
              <table:table-cell office:value-type="float" office:value="288.879730224609">
                <text:p>288.879730224609</text:p>
              </table:table-cell>
              <table:table-cell office:value-type="float" office:value="37.1382064819336">
                <text:p>37.1382064819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797.4641307975">
                <text:p>30797.4641307975</text:p>
              </table:table-cell>
              <table:table-cell office:value-type="float" office:value="455.645843505859">
                <text:p>455.645843505859</text:p>
              </table:table-cell>
              <table:table-cell office:value-type="float" office:value="270.791656494141">
                <text:p>270.791656494141</text:p>
              </table:table-cell>
              <table:table-cell office:value-type="float" office:value="45.2287063598633">
                <text:p>45.228706359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830.8308308308">
                <text:p>30830.8308308308</text:p>
              </table:table-cell>
              <table:table-cell office:value-type="float" office:value="455.645843505859">
                <text:p>455.645843505859</text:p>
              </table:table-cell>
              <table:table-cell office:value-type="float" office:value="270.791656494141">
                <text:p>270.791656494141</text:p>
              </table:table-cell>
              <table:table-cell office:value-type="float" office:value="45.2287063598633">
                <text:p>45.228706359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864.1975308642">
                <text:p>30864.1975308642</text:p>
              </table:table-cell>
              <table:table-cell office:value-type="float" office:value="454.391815185547">
                <text:p>454.391815185547</text:p>
              </table:table-cell>
              <table:table-cell office:value-type="float" office:value="261.65185546875">
                <text:p>261.65185546875</text:p>
              </table:table-cell>
              <table:table-cell office:value-type="float" office:value="45.3767471313477">
                <text:p>45.376747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897.5642308976">
                <text:p>30897.5642308976</text:p>
              </table:table-cell>
              <table:table-cell office:value-type="float" office:value="451.325958251953">
                <text:p>451.325958251953</text:p>
              </table:table-cell>
              <table:table-cell office:value-type="float" office:value="254.408721923828">
                <text:p>254.408721923828</text:p>
              </table:table-cell>
              <table:table-cell office:value-type="float" office:value="45.8303565979004">
                <text:p>45.8303565979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930.9309309309">
                <text:p>30930.9309309309</text:p>
              </table:table-cell>
              <table:table-cell office:value-type="float" office:value="450.194946289063">
                <text:p>450.194946289063</text:p>
              </table:table-cell>
              <table:table-cell office:value-type="float" office:value="245.834182739258">
                <text:p>245.834182739258</text:p>
              </table:table-cell>
              <table:table-cell office:value-type="float" office:value="46.2510490417481">
                <text:p>46.251049041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964.2976309643">
                <text:p>30964.2976309643</text:p>
              </table:table-cell>
              <table:table-cell office:value-type="float" office:value="448">
                <text:p>448</text:p>
              </table:table-cell>
              <table:table-cell office:value-type="float" office:value="230.5">
                <text:p>230.5</text:p>
              </table:table-cell>
              <table:table-cell office:value-type="float" office:value="55.0841255187988">
                <text:p>55.0841255187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997.6643309977">
                <text:p>30997.6643309977</text:p>
              </table:table-cell>
              <table:table-cell office:value-type="float" office:value="448">
                <text:p>448</text:p>
              </table:table-cell>
              <table:table-cell office:value-type="float" office:value="230.5">
                <text:p>230.5</text:p>
              </table:table-cell>
              <table:table-cell office:value-type="float" office:value="55.0841255187988">
                <text:p>55.0841255187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1031.031031031">
                <text:p>31031.031031031</text:p>
              </table:table-cell>
              <table:table-cell office:value-type="float" office:value="448.5">
                <text:p>448.5</text:p>
              </table:table-cell>
              <table:table-cell office:value-type="float" office:value="222">
                <text:p>222</text:p>
              </table:table-cell>
              <table:table-cell office:value-type="float" office:value="55.8145256042481">
                <text:p>55.814525604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064.3977310644">
                <text:p>31064.3977310644</text:p>
              </table:table-cell>
              <table:table-cell office:value-type="float" office:value="449.5">
                <text:p>449.5</text:p>
              </table:table-cell>
              <table:table-cell office:value-type="float" office:value="225.5">
                <text:p>225.5</text:p>
              </table:table-cell>
              <table:table-cell office:value-type="float" office:value="43.9830513000488">
                <text:p>43.983051300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097.7644310978">
                <text:p>31097.7644310978</text:p>
              </table:table-cell>
              <table:table-cell office:value-type="float" office:value="449.5">
                <text:p>449.5</text:p>
              </table:table-cell>
              <table:table-cell office:value-type="float" office:value="218">
                <text:p>218</text:p>
              </table:table-cell>
              <table:table-cell office:value-type="float" office:value="43.4886016845703">
                <text:p>43.488601684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131.1311311311">
                <text:p>31131.1311311311</text:p>
              </table:table-cell>
              <table:table-cell office:value-type="float" office:value="450.5">
                <text:p>450.5</text:p>
              </table:table-cell>
              <table:table-cell office:value-type="float" office:value="211.5">
                <text:p>211.5</text:p>
              </table:table-cell>
              <table:table-cell office:value-type="float" office:value="44.1419143676758">
                <text:p>44.141914367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164.4978311645">
                <text:p>31164.4978311645</text:p>
              </table:table-cell>
              <table:table-cell office:value-type="float" office:value="450.5">
                <text:p>450.5</text:p>
              </table:table-cell>
              <table:table-cell office:value-type="float" office:value="211.5">
                <text:p>211.5</text:p>
              </table:table-cell>
              <table:table-cell office:value-type="float" office:value="44.1419143676758">
                <text:p>44.141914367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197.8645311979">
                <text:p>31197.8645311979</text:p>
              </table:table-cell>
              <table:table-cell office:value-type="float" office:value="451.790954589844">
                <text:p>451.790954589844</text:p>
              </table:table-cell>
              <table:table-cell office:value-type="float" office:value="201.309295654297">
                <text:p>201.309295654297</text:p>
              </table:table-cell>
              <table:table-cell office:value-type="float" office:value="47.7939033508301">
                <text:p>47.793903350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231.2312312312">
                <text:p>31231.2312312312</text:p>
              </table:table-cell>
              <table:table-cell office:value-type="float" office:value="448.865447998047">
                <text:p>448.865447998047</text:p>
              </table:table-cell>
              <table:table-cell office:value-type="float" office:value="195.392349243164">
                <text:p>195.392349243164</text:p>
              </table:table-cell>
              <table:table-cell office:value-type="float" office:value="49.6575813293457">
                <text:p>49.657581329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264.5979312646">
                <text:p>31264.5979312646</text:p>
              </table:table-cell>
              <table:table-cell office:value-type="float" office:value="442.5">
                <text:p>442.5</text:p>
              </table:table-cell>
              <table:table-cell office:value-type="float" office:value="191.5">
                <text:p>191.5</text:p>
              </table:table-cell>
              <table:table-cell office:value-type="float" office:value="63.3286094665527">
                <text:p>63.328609466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297.964631298">
                <text:p>31297.964631298</text:p>
              </table:table-cell>
              <table:table-cell office:value-type="float" office:value="445.39794921875">
                <text:p>445.39794921875</text:p>
              </table:table-cell>
              <table:table-cell office:value-type="float" office:value="186.704086303711">
                <text:p>186.704086303711</text:p>
              </table:table-cell>
              <table:table-cell office:value-type="float" office:value="65.7454528808594">
                <text:p>65.745452880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331.3313313313">
                <text:p>31331.3313313313</text:p>
              </table:table-cell>
              <table:table-cell office:value-type="float" office:value="445.39794921875">
                <text:p>445.39794921875</text:p>
              </table:table-cell>
              <table:table-cell office:value-type="float" office:value="186.704086303711">
                <text:p>186.704086303711</text:p>
              </table:table-cell>
              <table:table-cell office:value-type="float" office:value="65.7454528808594">
                <text:p>65.745452880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364.6980313647">
                <text:p>31364.6980313647</text:p>
              </table:table-cell>
              <table:table-cell office:value-type="float" office:value="448.5">
                <text:p>448.5</text:p>
              </table:table-cell>
              <table:table-cell office:value-type="float" office:value="182">
                <text:p>182</text:p>
              </table:table-cell>
              <table:table-cell office:value-type="float" office:value="68.23681640625">
                <text:p>68.2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398.0647313981">
                <text:p>31398.0647313981</text:p>
              </table:table-cell>
              <table:table-cell office:value-type="float" office:value="451">
                <text:p>451</text:p>
              </table:table-cell>
              <table:table-cell office:value-type="float" office:value="170">
                <text:p>170</text:p>
              </table:table-cell>
              <table:table-cell office:value-type="float" office:value="63.5060043334961">
                <text:p>63.506004333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431.4314314314">
                <text:p>31431.4314314314</text:p>
              </table:table-cell>
              <table:table-cell office:value-type="float" office:value="453.5">
                <text:p>453.5</text:p>
              </table:table-cell>
              <table:table-cell office:value-type="float" office:value="163">
                <text:p>163</text:p>
              </table:table-cell>
              <table:table-cell office:value-type="float" office:value="65.0942611694336">
                <text:p>65.094261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464.7981314648">
                <text:p>31464.7981314648</text:p>
              </table:table-cell>
              <table:table-cell office:value-type="float" office:value="453.5">
                <text:p>453.5</text:p>
              </table:table-cell>
              <table:table-cell office:value-type="float" office:value="163">
                <text:p>163</text:p>
              </table:table-cell>
              <table:table-cell office:value-type="float" office:value="65.0942611694336">
                <text:p>65.094261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498.1648314982">
                <text:p>31498.1648314982</text:p>
              </table:table-cell>
              <table:table-cell office:value-type="float" office:value="455">
                <text:p>455</text:p>
              </table:table-cell>
              <table:table-cell office:value-type="float" office:value="158.5">
                <text:p>158.5</text:p>
              </table:table-cell>
              <table:table-cell office:value-type="float" office:value="67.5741348266602">
                <text:p>67.574134826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531.5315315315">
                <text:p>31531.5315315315</text:p>
              </table:table-cell>
              <table:table-cell office:value-type="float" office:value="452.484130859375">
                <text:p>452.484130859375</text:p>
              </table:table-cell>
              <table:table-cell office:value-type="float" office:value="152.547622680664">
                <text:p>152.547622680664</text:p>
              </table:table-cell>
              <table:table-cell office:value-type="float" office:value="70.0678329467773">
                <text:p>70.067832946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564.8982315649">
                <text:p>31564.8982315649</text:p>
              </table:table-cell>
              <table:table-cell office:value-type="float" office:value="453">
                <text:p>453</text:p>
              </table:table-cell>
              <table:table-cell office:value-type="float" office:value="145.5">
                <text:p>145.5</text:p>
              </table:table-cell>
              <table:table-cell office:value-type="float" office:value="71.5630111694336">
                <text:p>71.563011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598.2649315983">
                <text:p>31598.2649315983</text:p>
              </table:table-cell>
              <table:table-cell office:value-type="float" office:value="444.5">
                <text:p>444.5</text:p>
              </table:table-cell>
              <table:table-cell office:value-type="float" office:value="137">
                <text:p>137</text:p>
              </table:table-cell>
              <table:table-cell office:value-type="float" office:value="73.9003677368164">
                <text:p>73.900367736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1631.6316316316">
                <text:p>31631.6316316316</text:p>
              </table:table-cell>
              <table:table-cell office:value-type="float" office:value="444.5">
                <text:p>444.5</text:p>
              </table:table-cell>
              <table:table-cell office:value-type="float" office:value="137">
                <text:p>137</text:p>
              </table:table-cell>
              <table:table-cell office:value-type="float" office:value="73.9003677368164">
                <text:p>73.900367736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664.998331665">
                <text:p>31664.998331665</text:p>
              </table:table-cell>
              <table:table-cell office:value-type="float" office:value="447.697235107422">
                <text:p>447.697235107422</text:p>
              </table:table-cell>
              <table:table-cell office:value-type="float" office:value="131.582565307617">
                <text:p>131.582565307617</text:p>
              </table:table-cell>
              <table:table-cell office:value-type="float" office:value="74.959846496582">
                <text:p>74.959846496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698.3650316984">
                <text:p>31698.3650316984</text:p>
              </table:table-cell>
              <table:table-cell office:value-type="float" office:value="445.774200439453">
                <text:p>445.774200439453</text:p>
              </table:table-cell>
              <table:table-cell office:value-type="float" office:value="126.354835510254">
                <text:p>126.354835510254</text:p>
              </table:table-cell>
              <table:table-cell office:value-type="float" office:value="77.0820541381836">
                <text:p>77.082054138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1731.7317317317">
                <text:p>31731.7317317317</text:p>
              </table:table-cell>
              <table:table-cell office:value-type="float" office:value="444.631591796875">
                <text:p>444.631591796875</text:p>
              </table:table-cell>
              <table:table-cell office:value-type="float" office:value="122.421051025391">
                <text:p>122.421051025391</text:p>
              </table:table-cell>
              <table:table-cell office:value-type="float" office:value="79.8070831298828">
                <text:p>79.807083129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1765.0984317651">
                <text:p>31765.0984317651</text:p>
              </table:table-cell>
              <table:table-cell office:value-type="float" office:value="445.711395263672">
                <text:p>445.711395263672</text:p>
              </table:table-cell>
              <table:table-cell office:value-type="float" office:value="119.570098876953">
                <text:p>119.570098876953</text:p>
              </table:table-cell>
              <table:table-cell office:value-type="float" office:value="81.644905090332">
                <text:p>81.64490509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798.4651317985">
                <text:p>31798.4651317985</text:p>
              </table:table-cell>
              <table:table-cell office:value-type="float" office:value="446.435577392578">
                <text:p>446.435577392578</text:p>
              </table:table-cell>
              <table:table-cell office:value-type="float" office:value="117.834358215332">
                <text:p>117.834358215332</text:p>
              </table:table-cell>
              <table:table-cell office:value-type="float" office:value="84.6283187866211">
                <text:p>84.628318786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831.8318318318">
                <text:p>31831.8318318318</text:p>
              </table:table-cell>
              <table:table-cell office:value-type="float" office:value="446.435577392578">
                <text:p>446.435577392578</text:p>
              </table:table-cell>
              <table:table-cell office:value-type="float" office:value="117.834358215332">
                <text:p>117.834358215332</text:p>
              </table:table-cell>
              <table:table-cell office:value-type="float" office:value="84.6283187866211">
                <text:p>84.628318786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1865.1985318652">
                <text:p>31865.1985318652</text:p>
              </table:table-cell>
              <table:table-cell office:value-type="float" office:value="447">
                <text:p>447</text:p>
              </table:table-cell>
              <table:table-cell office:value-type="float" office:value="114.5">
                <text:p>114.5</text:p>
              </table:table-cell>
              <table:table-cell office:value-type="float" office:value="89.0969543457031">
                <text:p>89.096954345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1898.5652318986">
                <text:p>31898.5652318986</text:p>
              </table:table-cell>
              <table:table-cell office:value-type="float" office:value="443.5">
                <text:p>443.5</text:p>
              </table:table-cell>
              <table:table-cell office:value-type="float" office:value="105.5">
                <text:p>105.5</text:p>
              </table:table-cell>
              <table:table-cell office:value-type="float" office:value="89.6689376831055">
                <text:p>89.668937683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1931.9319319319">
                <text:p>31931.9319319319</text:p>
              </table:table-cell>
              <table:table-cell office:value-type="float" office:value="438.731384277344">
                <text:p>438.731384277344</text:p>
              </table:table-cell>
              <table:table-cell office:value-type="float" office:value="102.746154785156">
                <text:p>102.746154785156</text:p>
              </table:table-cell>
              <table:table-cell office:value-type="float" office:value="94.7266998291016">
                <text:p>94.726699829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965.2986319653">
                <text:p>31965.2986319653</text:p>
              </table:table-cell>
              <table:table-cell office:value-type="float" office:value="429.405059814453">
                <text:p>429.405059814453</text:p>
              </table:table-cell>
              <table:table-cell office:value-type="float" office:value="97.1223602294922">
                <text:p>97.1223602294922</text:p>
              </table:table-cell>
              <table:table-cell office:value-type="float" office:value="100.285583496094">
                <text:p>100.2855834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998.6653319987">
                <text:p>31998.6653319987</text:p>
              </table:table-cell>
              <table:table-cell office:value-type="float" office:value="429.405059814453">
                <text:p>429.405059814453</text:p>
              </table:table-cell>
              <table:table-cell office:value-type="float" office:value="97.1223602294922">
                <text:p>97.1223602294922</text:p>
              </table:table-cell>
              <table:table-cell office:value-type="float" office:value="100.285583496094">
                <text:p>100.2855834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2032.032032032">
                <text:p>32032.032032032</text:p>
              </table:table-cell>
              <table:table-cell office:value-type="float" office:value="442">
                <text:p>442</text:p>
              </table:table-cell>
              <table:table-cell office:value-type="float" office:value="97.5">
                <text:p>97.5</text:p>
              </table:table-cell>
              <table:table-cell office:value-type="float" office:value="101.588729858398">
                <text:p>101.58872985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065.3987320654">
                <text:p>32065.3987320654</text:p>
              </table:table-cell>
              <table:table-cell office:value-type="float" office:value="441.5">
                <text:p>441.5</text:p>
              </table:table-cell>
              <table:table-cell office:value-type="float" office:value="96.5">
                <text:p>96.5</text:p>
              </table:table-cell>
              <table:table-cell office:value-type="float" office:value="107.119194030762">
                <text:p>107.119194030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098.7654320988">
                <text:p>32098.7654320988</text:p>
              </table:table-cell>
              <table:table-cell office:value-type="float" office:value="436.522613525391">
                <text:p>436.522613525391</text:p>
              </table:table-cell>
              <table:table-cell office:value-type="float" office:value="84.3182601928711">
                <text:p>84.3182601928711</text:p>
              </table:table-cell>
              <table:table-cell office:value-type="float" office:value="90.8590621948242">
                <text:p>90.859062194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132.1321321321">
                <text:p>32132.1321321321</text:p>
              </table:table-cell>
              <table:table-cell office:value-type="float" office:value="436.522613525391">
                <text:p>436.522613525391</text:p>
              </table:table-cell>
              <table:table-cell office:value-type="float" office:value="84.3182601928711">
                <text:p>84.3182601928711</text:p>
              </table:table-cell>
              <table:table-cell office:value-type="float" office:value="90.8590621948242">
                <text:p>90.859062194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165.4988321655">
                <text:p>32165.4988321655</text:p>
              </table:table-cell>
              <table:table-cell office:value-type="float" office:value="437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94.6415252685547">
                <text:p>94.641525268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198.8655321989">
                <text:p>32198.8655321989</text:p>
              </table:table-cell>
              <table:table-cell office:value-type="float" office:value="446">
                <text:p>446</text:p>
              </table:table-cell>
              <table:table-cell office:value-type="float" office:value="98.5">
                <text:p>98.5</text:p>
              </table:table-cell>
              <table:table-cell office:value-type="float" office:value="111.383445739746">
                <text:p>111.38344573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232.2322322322">
                <text:p>32232.2322322322</text:p>
              </table:table-cell>
              <table:table-cell office:value-type="float" office:value="447">
                <text:p>447</text:p>
              </table:table-cell>
              <table:table-cell office:value-type="float" office:value="97">
                <text:p>97</text:p>
              </table:table-cell>
              <table:table-cell office:value-type="float" office:value="110.535163879395">
                <text:p>110.53516387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265.5989322656">
                <text:p>32265.5989322656</text:p>
              </table:table-cell>
              <table:table-cell office:value-type="float" office:value="444.5">
                <text:p>444.5</text:p>
              </table:table-cell>
              <table:table-cell office:value-type="float" office:value="79">
                <text:p>79</text:p>
              </table:table-cell>
              <table:table-cell office:value-type="float" office:value="99.505126953125">
                <text:p>99.505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298.965632299">
                <text:p>32298.965632299</text:p>
              </table:table-cell>
              <table:table-cell office:value-type="float" office:value="444.5">
                <text:p>444.5</text:p>
              </table:table-cell>
              <table:table-cell office:value-type="float" office:value="79">
                <text:p>79</text:p>
              </table:table-cell>
              <table:table-cell office:value-type="float" office:value="99.505126953125">
                <text:p>99.505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332.3323323323">
                <text:p>32332.3323323323</text:p>
              </table:table-cell>
              <table:table-cell office:value-type="float" office:value="448.5">
                <text:p>448.5</text:p>
              </table:table-cell>
              <table:table-cell office:value-type="float" office:value="82">
                <text:p>82</text:p>
              </table:table-cell>
              <table:table-cell office:value-type="float" office:value="101.31273651123">
                <text:p>101.3127365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365.6990323657">
                <text:p>32365.6990323657</text:p>
              </table:table-cell>
              <table:table-cell office:value-type="float" office:value="446">
                <text:p>446</text:p>
              </table:table-cell>
              <table:table-cell office:value-type="float" office:value="78.5">
                <text:p>78.5</text:p>
              </table:table-cell>
              <table:table-cell office:value-type="float" office:value="101.917961120605">
                <text:p>101.91796112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399.0657323991">
                <text:p>32399.0657323991</text:p>
              </table:table-cell>
              <table:table-cell office:value-type="float" office:value="448.5">
                <text:p>448.5</text:p>
              </table:table-cell>
              <table:table-cell office:value-type="float" office:value="79.5">
                <text:p>79.5</text:p>
              </table:table-cell>
              <table:table-cell office:value-type="float" office:value="103.007377624512">
                <text:p>103.00737762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432.4324324324">
                <text:p>32432.4324324324</text:p>
              </table:table-cell>
              <table:table-cell office:value-type="float" office:value="450.475921630859">
                <text:p>450.475921630859</text:p>
              </table:table-cell>
              <table:table-cell office:value-type="float" office:value="79.1543807983399">
                <text:p>79.1543807983399</text:p>
              </table:table-cell>
              <table:table-cell office:value-type="float" office:value="102.121459960938">
                <text:p>102.121459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465.7991324658">
                <text:p>32465.7991324658</text:p>
              </table:table-cell>
              <table:table-cell office:value-type="float" office:value="450.475921630859">
                <text:p>450.475921630859</text:p>
              </table:table-cell>
              <table:table-cell office:value-type="float" office:value="79.1543807983399">
                <text:p>79.1543807983399</text:p>
              </table:table-cell>
              <table:table-cell office:value-type="float" office:value="102.121459960938">
                <text:p>102.121459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499.1658324992">
                <text:p>32499.1658324992</text:p>
              </table:table-cell>
              <table:table-cell office:value-type="float" office:value="452.504333496094">
                <text:p>452.504333496094</text:p>
              </table:table-cell>
              <table:table-cell office:value-type="float" office:value="81.8002166748047">
                <text:p>81.8002166748047</text:p>
              </table:table-cell>
              <table:table-cell office:value-type="float" office:value="102.941749572754">
                <text:p>102.94174957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532.5325325325">
                <text:p>32532.5325325325</text:p>
              </table:table-cell>
              <table:table-cell office:value-type="float" office:value="446.247650146484">
                <text:p>446.247650146484</text:p>
              </table:table-cell>
              <table:table-cell office:value-type="float" office:value="89.4626159667969">
                <text:p>89.4626159667969</text:p>
              </table:table-cell>
              <table:table-cell office:value-type="float" office:value="112.295593261719">
                <text:p>112.29559326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565.8992325659">
                <text:p>32565.8992325659</text:p>
              </table:table-cell>
              <table:table-cell office:value-type="float" office:value="455.522491455078">
                <text:p>455.522491455078</text:p>
              </table:table-cell>
              <table:table-cell office:value-type="float" office:value="95.3091659545899">
                <text:p>95.3091659545899</text:p>
              </table:table-cell>
              <table:table-cell office:value-type="float" office:value="107.386604309082">
                <text:p>107.38660430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599.2659325993">
                <text:p>32599.2659325993</text:p>
              </table:table-cell>
              <table:table-cell office:value-type="float" office:value="424.5">
                <text:p>424.5</text:p>
              </table:table-cell>
              <table:table-cell office:value-type="float" office:value="125">
                <text:p>125</text:p>
              </table:table-cell>
              <table:table-cell office:value-type="float" office:value="148.799468994141">
                <text:p>148.79946899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632.6326326326">
                <text:p>32632.6326326326</text:p>
              </table:table-cell>
              <table:table-cell office:value-type="float" office:value="424">
                <text:p>424</text:p>
              </table:table-cell>
              <table:table-cell office:value-type="float" office:value="125">
                <text:p>125</text:p>
              </table:table-cell>
              <table:table-cell office:value-type="float" office:value="149.214721679688">
                <text:p>149.214721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665.999332666">
                <text:p>32665.999332666</text:p>
              </table:table-cell>
              <table:table-cell office:value-type="float" office:value="437.5">
                <text:p>437.5</text:p>
              </table:table-cell>
              <table:table-cell office:value-type="float" office:value="110.5">
                <text:p>110.5</text:p>
              </table:table-cell>
              <table:table-cell office:value-type="float" office:value="131.539077758789">
                <text:p>131.539077758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699.3660326994">
                <text:p>32699.3660326994</text:p>
              </table:table-cell>
              <table:table-cell office:value-type="float" office:value="445.98486328125">
                <text:p>445.98486328125</text:p>
              </table:table-cell>
              <table:table-cell office:value-type="float" office:value="121.233123779297">
                <text:p>121.233123779297</text:p>
              </table:table-cell>
              <table:table-cell office:value-type="float" office:value="128.307327270508">
                <text:p>128.30732727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732.7327327327">
                <text:p>32732.7327327327</text:p>
              </table:table-cell>
              <table:table-cell office:value-type="float" office:value="445.367797851563">
                <text:p>445.367797851563</text:p>
              </table:table-cell>
              <table:table-cell office:value-type="float" office:value="133.434005737305">
                <text:p>133.434005737305</text:p>
              </table:table-cell>
              <table:table-cell office:value-type="float" office:value="140.386734008789">
                <text:p>140.386734008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766.0994327661">
                <text:p>32766.0994327661</text:p>
              </table:table-cell>
              <table:table-cell office:value-type="float" office:value="444.650665283203">
                <text:p>444.650665283203</text:p>
              </table:table-cell>
              <table:table-cell office:value-type="float" office:value="147.749938964844">
                <text:p>147.749938964844</text:p>
              </table:table-cell>
              <table:table-cell office:value-type="float" office:value="155.151657104492">
                <text:p>155.1516571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799.4661327995">
                <text:p>32799.4661327995</text:p>
              </table:table-cell>
              <table:table-cell office:value-type="float" office:value="444.650665283203">
                <text:p>444.650665283203</text:p>
              </table:table-cell>
              <table:table-cell office:value-type="float" office:value="147.749938964844">
                <text:p>147.749938964844</text:p>
              </table:table-cell>
              <table:table-cell office:value-type="float" office:value="155.151657104492">
                <text:p>155.1516571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832.8328328328">
                <text:p>32832.8328328328</text:p>
              </table:table-cell>
              <table:table-cell office:value-type="float" office:value="462.5">
                <text:p>462.5</text:p>
              </table:table-cell>
              <table:table-cell office:value-type="float" office:value="156.5">
                <text:p>156.5</text:p>
              </table:table-cell>
              <table:table-cell office:value-type="float" office:value="164.755981445313">
                <text:p>164.75598144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866.1995328662">
                <text:p>32866.1995328662</text:p>
              </table:table-cell>
              <table:table-cell office:value-type="float" office:value="463.5">
                <text:p>463.5</text:p>
              </table:table-cell>
              <table:table-cell office:value-type="float" office:value="175">
                <text:p>175</text:p>
              </table:table-cell>
              <table:table-cell office:value-type="float" office:value="182.995330810547">
                <text:p>182.99533081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899.5662328996">
                <text:p>32899.5662328996</text:p>
              </table:table-cell>
              <table:table-cell office:value-type="float" office:value="475.5">
                <text:p>475.5</text:p>
              </table:table-cell>
              <table:table-cell office:value-type="float" office:value="196.5">
                <text:p>196.5</text:p>
              </table:table-cell>
              <table:table-cell office:value-type="float" office:value="205.02326965332">
                <text:p>205.0232696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932.9329329329">
                <text:p>32932.9329329329</text:p>
              </table:table-cell>
              <table:table-cell office:value-type="float" office:value="475.5">
                <text:p>475.5</text:p>
              </table:table-cell>
              <table:table-cell office:value-type="float" office:value="196.5">
                <text:p>196.5</text:p>
              </table:table-cell>
              <table:table-cell office:value-type="float" office:value="205.02326965332">
                <text:p>205.0232696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966.2996329663">
                <text:p>32966.2996329663</text:p>
              </table:table-cell>
              <table:table-cell office:value-type="float" office:value="501.5">
                <text:p>501.5</text:p>
              </table:table-cell>
              <table:table-cell office:value-type="float" office:value="285.442504882812">
                <text:p>285.442504882812</text:p>
              </table:table-cell>
              <table:table-cell office:value-type="float" office:value="156.622283935547">
                <text:p>156.62228393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999.6663329997">
                <text:p>32999.6663329997</text:p>
              </table:table-cell>
              <table:table-cell office:value-type="float" office:value="532.692565917969">
                <text:p>532.692565917969</text:p>
              </table:table-cell>
              <table:table-cell office:value-type="float" office:value="315.457794189453">
                <text:p>315.457794189453</text:p>
              </table:table-cell>
              <table:table-cell office:value-type="float" office:value="159.558197021484">
                <text:p>159.55819702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3033.033033033">
                <text:p>33033.033033033</text:p>
              </table:table-cell>
              <table:table-cell office:value-type="float" office:value="533.072998046875">
                <text:p>533.072998046875</text:p>
              </table:table-cell>
              <table:table-cell office:value-type="float" office:value="315.401580810547">
                <text:p>315.401580810547</text:p>
              </table:table-cell>
              <table:table-cell office:value-type="float" office:value="159.707717895508">
                <text:p>159.70771789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066.3997330664">
                <text:p>33066.3997330664</text:p>
              </table:table-cell>
              <table:table-cell office:value-type="float" office:value="563.282104492188">
                <text:p>563.282104492188</text:p>
              </table:table-cell>
              <table:table-cell office:value-type="float" office:value="339.365509033203">
                <text:p>339.365509033203</text:p>
              </table:table-cell>
              <table:table-cell office:value-type="float" office:value="158.842758178711">
                <text:p>158.8427581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099.7664330998">
                <text:p>33099.7664330998</text:p>
              </table:table-cell>
              <table:table-cell office:value-type="float" office:value="566">
                <text:p>566</text:p>
              </table:table-cell>
              <table:table-cell office:value-type="float" office:value="350.090240478516">
                <text:p>350.090240478516</text:p>
              </table:table-cell>
              <table:table-cell office:value-type="float" office:value="148.144378662109">
                <text:p>148.14437866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133.1331331331">
                <text:p>33133.1331331331</text:p>
              </table:table-cell>
              <table:table-cell office:value-type="float" office:value="566">
                <text:p>566</text:p>
              </table:table-cell>
              <table:table-cell office:value-type="float" office:value="351.527465820313">
                <text:p>351.527465820313</text:p>
              </table:table-cell>
              <table:table-cell office:value-type="float" office:value="146.895462036133">
                <text:p>146.89546203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166.4998331665">
                <text:p>33166.4998331665</text:p>
              </table:table-cell>
              <table:table-cell office:value-type="float" office:value="572.5">
                <text:p>572.5</text:p>
              </table:table-cell>
              <table:table-cell office:value-type="float" office:value="355.5">
                <text:p>355.5</text:p>
              </table:table-cell>
              <table:table-cell office:value-type="float" office:value="140.265930175781">
                <text:p>140.26593017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199.8665331999">
                <text:p>33199.8665331999</text:p>
              </table:table-cell>
              <table:table-cell office:value-type="float" office:value="572.5">
                <text:p>572.5</text:p>
              </table:table-cell>
              <table:table-cell office:value-type="float" office:value="355.5">
                <text:p>355.5</text:p>
              </table:table-cell>
              <table:table-cell office:value-type="float" office:value="140.265930175781">
                <text:p>140.26593017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233.2332332332">
                <text:p>33233.2332332332</text:p>
              </table:table-cell>
              <table:table-cell office:value-type="float" office:value="584.035705566406">
                <text:p>584.035705566406</text:p>
              </table:table-cell>
              <table:table-cell office:value-type="float" office:value="362.5">
                <text:p>362.5</text:p>
              </table:table-cell>
              <table:table-cell office:value-type="float" office:value="128.815185546875">
                <text:p>128.8151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266.5999332666">
                <text:p>33266.5999332666</text:p>
              </table:table-cell>
              <table:table-cell office:value-type="float" office:value="584.035705566406">
                <text:p>584.035705566406</text:p>
              </table:table-cell>
              <table:table-cell office:value-type="float" office:value="362.5">
                <text:p>362.5</text:p>
              </table:table-cell>
              <table:table-cell office:value-type="float" office:value="128.815185546875">
                <text:p>128.8151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299.9666333">
                <text:p>33299.9666333</text:p>
              </table:table-cell>
              <table:table-cell office:value-type="float" office:value="600.640014648438">
                <text:p>600.640014648438</text:p>
              </table:table-cell>
              <table:table-cell office:value-type="float" office:value="376">
                <text:p>376</text:p>
              </table:table-cell>
              <table:table-cell office:value-type="float" office:value="109.911376953125">
                <text:p>109.9113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333.3333333333">
                <text:p>33333.3333333333</text:p>
              </table:table-cell>
              <table:table-cell office:value-type="float" office:value="600.640014648438">
                <text:p>600.640014648438</text:p>
              </table:table-cell>
              <table:table-cell office:value-type="float" office:value="376">
                <text:p>376</text:p>
              </table:table-cell>
              <table:table-cell office:value-type="float" office:value="109.911376953125">
                <text:p>109.9113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366.7000333667">
                <text:p>33366.7000333667</text:p>
              </table:table-cell>
              <table:table-cell office:value-type="float" office:value="626.500122070313">
                <text:p>626.500122070313</text:p>
              </table:table-cell>
              <table:table-cell office:value-type="float" office:value="395.751495361328">
                <text:p>395.751495361328</text:p>
              </table:table-cell>
              <table:table-cell office:value-type="float" office:value="84.1818161010742">
                <text:p>84.181816101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400.0667334001">
                <text:p>33400.0667334001</text:p>
              </table:table-cell>
              <table:table-cell office:value-type="float" office:value="626.500122070313">
                <text:p>626.500122070313</text:p>
              </table:table-cell>
              <table:table-cell office:value-type="float" office:value="395.751495361328">
                <text:p>395.751495361328</text:p>
              </table:table-cell>
              <table:table-cell office:value-type="float" office:value="84.1818161010742">
                <text:p>84.181816101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433.4334334334">
                <text:p>33433.4334334334</text:p>
              </table:table-cell>
              <table:table-cell office:value-type="float" office:value="624.296875">
                <text:p>624.296875</text:p>
              </table:table-cell>
              <table:table-cell office:value-type="float" office:value="400">
                <text:p>400</text:p>
              </table:table-cell>
              <table:table-cell office:value-type="float" office:value="44.4993324279785">
                <text:p>44.499332427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466.8001334668">
                <text:p>33466.8001334668</text:p>
              </table:table-cell>
              <table:table-cell office:value-type="float" office:value="624.296875">
                <text:p>624.296875</text:p>
              </table:table-cell>
              <table:table-cell office:value-type="float" office:value="400">
                <text:p>400</text:p>
              </table:table-cell>
              <table:table-cell office:value-type="float" office:value="44.4993324279785">
                <text:p>44.499332427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500.1668335002">
                <text:p>33500.1668335002</text:p>
              </table:table-cell>
              <table:table-cell office:value-type="float" office:value="606">
                <text:p>606</text:p>
              </table:table-cell>
              <table:table-cell office:value-type="float" office:value="243.5">
                <text:p>243.5</text:p>
              </table:table-cell>
              <table:table-cell office:value-type="float" office:value="15.0749139785767">
                <text:p>15.0749139785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533.5335335335">
                <text:p>33533.5335335335</text:p>
              </table:table-cell>
              <table:table-cell office:value-type="float" office:value="606">
                <text:p>606</text:p>
              </table:table-cell>
              <table:table-cell office:value-type="float" office:value="243.5">
                <text:p>243.5</text:p>
              </table:table-cell>
              <table:table-cell office:value-type="float" office:value="15.0749139785767">
                <text:p>15.0749139785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566.9002335669">
                <text:p>33566.9002335669</text:p>
              </table:table-cell>
              <table:table-cell office:value-type="float" office:value="619.576904296875">
                <text:p>619.576904296875</text:p>
              </table:table-cell>
              <table:table-cell office:value-type="float" office:value="259.730773925781">
                <text:p>259.730773925781</text:p>
              </table:table-cell>
              <table:table-cell office:value-type="float" office:value="6.28359699249268">
                <text:p>6.2835969924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600.2669336003">
                <text:p>33600.2669336003</text:p>
              </table:table-cell>
              <table:table-cell office:value-type="float" office:value="619.576904296875">
                <text:p>619.576904296875</text:p>
              </table:table-cell>
              <table:table-cell office:value-type="float" office:value="259.730773925781">
                <text:p>259.730773925781</text:p>
              </table:table-cell>
              <table:table-cell office:value-type="float" office:value="6.28359699249268">
                <text:p>6.2835969924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633.6336336336">
                <text:p>33633.6336336336</text:p>
              </table:table-cell>
              <table:table-cell office:value-type="float" office:value="392.5">
                <text:p>392.5</text:p>
              </table:table-cell>
              <table:table-cell office:value-type="float" office:value="6">
                <text:p>6</text:p>
              </table:table-cell>
              <table:table-cell office:value-type="float" office:value="16.6208686828613">
                <text:p>16.620868682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667.000333667">
                <text:p>33667.000333667</text:p>
              </table:table-cell>
              <table:table-cell office:value-type="float" office:value="392.5">
                <text:p>392.5</text:p>
              </table:table-cell>
              <table:table-cell office:value-type="float" office:value="4.66666650772095">
                <text:p>4.66666650772095</text:p>
              </table:table-cell>
              <table:table-cell office:value-type="float" office:value="17.1473369598389">
                <text:p>17.147336959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700.3670337004">
                <text:p>33700.3670337004</text:p>
              </table:table-cell>
              <table:table-cell office:value-type="float" office:value="397.5">
                <text:p>397.5</text:p>
              </table:table-cell>
              <table:table-cell office:value-type="float" office:value="5.83333349227905">
                <text:p>5.83333349227905</text:p>
              </table:table-cell>
              <table:table-cell office:value-type="float" office:value="27.1345386505127">
                <text:p>27.134538650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733.7337337337">
                <text:p>33733.7337337337</text:p>
              </table:table-cell>
              <table:table-cell office:value-type="float" office:value="397.5">
                <text:p>397.5</text:p>
              </table:table-cell>
              <table:table-cell office:value-type="float" office:value="5.83333349227905">
                <text:p>5.83333349227905</text:p>
              </table:table-cell>
              <table:table-cell office:value-type="float" office:value="27.1345386505127">
                <text:p>27.134538650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767.1004337671">
                <text:p>33767.1004337671</text:p>
              </table:table-cell>
              <table:table-cell office:value-type="float" office:value="402.338989257813">
                <text:p>402.338989257813</text:p>
              </table:table-cell>
              <table:table-cell office:value-type="float" office:value="10.3760004043579">
                <text:p>10.3760004043579</text:p>
              </table:table-cell>
              <table:table-cell office:value-type="float" office:value="26.7001533508301">
                <text:p>26.700153350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800.4671338005">
                <text:p>33800.4671338005</text:p>
              </table:table-cell>
              <table:table-cell office:value-type="float" office:value="402.338989257813">
                <text:p>402.338989257813</text:p>
              </table:table-cell>
              <table:table-cell office:value-type="float" office:value="10.3760004043579">
                <text:p>10.3760004043579</text:p>
              </table:table-cell>
              <table:table-cell office:value-type="float" office:value="26.7001533508301">
                <text:p>26.700153350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833.8338338338">
                <text:p>33833.8338338338</text:p>
              </table:table-cell>
              <table:table-cell office:value-type="float" office:value="630">
                <text:p>630</text:p>
              </table:table-cell>
              <table:table-cell office:value-type="float" office:value="439">
                <text:p>439</text:p>
              </table:table-cell>
              <table:table-cell office:value-type="float" office:value="41.0000991821289">
                <text:p>41.000099182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867.2005338672">
                <text:p>33867.2005338672</text:p>
              </table:table-cell>
              <table:table-cell office:value-type="float" office:value="630">
                <text:p>630</text:p>
              </table:table-cell>
              <table:table-cell office:value-type="float" office:value="439">
                <text:p>439</text:p>
              </table:table-cell>
              <table:table-cell office:value-type="float" office:value="41.0000991821289">
                <text:p>41.000099182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900.5672339006">
                <text:p>33900.5672339006</text:p>
              </table:table-cell>
              <table:table-cell office:value-type="float" office:value="624">
                <text:p>624</text:p>
              </table:table-cell>
              <table:table-cell office:value-type="float" office:value="442">
                <text:p>442</text:p>
              </table:table-cell>
              <table:table-cell office:value-type="float" office:value="39.9250297546387">
                <text:p>39.925029754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933.9339339339">
                <text:p>33933.9339339339</text:p>
              </table:table-cell>
              <table:table-cell office:value-type="float" office:value="624">
                <text:p>624</text:p>
              </table:table-cell>
              <table:table-cell office:value-type="float" office:value="442">
                <text:p>442</text:p>
              </table:table-cell>
              <table:table-cell office:value-type="float" office:value="39.9250297546387">
                <text:p>39.925029754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967.3006339673">
                <text:p>33967.3006339673</text:p>
              </table:table-cell>
              <table:table-cell office:value-type="float" office:value="622.5">
                <text:p>622.5</text:p>
              </table:table-cell>
              <table:table-cell office:value-type="float" office:value="445.5">
                <text:p>445.5</text:p>
              </table:table-cell>
              <table:table-cell office:value-type="float" office:value="37.3431053161621">
                <text:p>37.343105316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4000.6673340007">
                <text:p>34000.6673340007</text:p>
              </table:table-cell>
              <table:table-cell office:value-type="float" office:value="622.5">
                <text:p>622.5</text:p>
              </table:table-cell>
              <table:table-cell office:value-type="float" office:value="445.5">
                <text:p>445.5</text:p>
              </table:table-cell>
              <table:table-cell office:value-type="float" office:value="37.3431053161621">
                <text:p>37.343105316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4034.034034034">
                <text:p>34034.034034034</text:p>
              </table:table-cell>
              <table:table-cell office:value-type="float" office:value="623.5">
                <text:p>623.5</text:p>
              </table:table-cell>
              <table:table-cell office:value-type="float" office:value="448.5">
                <text:p>448.5</text:p>
              </table:table-cell>
              <table:table-cell office:value-type="float" office:value="34.2126693725586">
                <text:p>34.212669372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067.4007340674">
                <text:p>34067.4007340674</text:p>
              </table:table-cell>
              <table:table-cell office:value-type="float" office:value="623.5">
                <text:p>623.5</text:p>
              </table:table-cell>
              <table:table-cell office:value-type="float" office:value="448.5">
                <text:p>448.5</text:p>
              </table:table-cell>
              <table:table-cell office:value-type="float" office:value="34.2126693725586">
                <text:p>34.212669372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100.7674341008">
                <text:p>34100.7674341008</text:p>
              </table:table-cell>
              <table:table-cell office:value-type="float" office:value="406.044738769531">
                <text:p>406.044738769531</text:p>
              </table:table-cell>
              <table:table-cell office:value-type="float" office:value="37.9153366088867">
                <text:p>37.9153366088867</text:p>
              </table:table-cell>
              <table:table-cell office:value-type="float" office:value="27.1125564575195">
                <text:p>27.112556457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134.1341341341">
                <text:p>34134.1341341341</text:p>
              </table:table-cell>
              <table:table-cell office:value-type="float" office:value="406.044738769531">
                <text:p>406.044738769531</text:p>
              </table:table-cell>
              <table:table-cell office:value-type="float" office:value="37.9153366088867">
                <text:p>37.9153366088867</text:p>
              </table:table-cell>
              <table:table-cell office:value-type="float" office:value="27.1125564575195">
                <text:p>27.112556457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167.5008341675">
                <text:p>34167.5008341675</text:p>
              </table:table-cell>
              <table:table-cell office:value-type="float" office:value="406.065399169922">
                <text:p>406.065399169922</text:p>
              </table:table-cell>
              <table:table-cell office:value-type="float" office:value="41.162971496582">
                <text:p>41.162971496582</text:p>
              </table:table-cell>
              <table:table-cell office:value-type="float" office:value="28.2431907653809">
                <text:p>28.243190765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200.8675342009">
                <text:p>34200.8675342009</text:p>
              </table:table-cell>
              <table:table-cell office:value-type="float" office:value="406.065399169922">
                <text:p>406.065399169922</text:p>
              </table:table-cell>
              <table:table-cell office:value-type="float" office:value="41.162971496582">
                <text:p>41.162971496582</text:p>
              </table:table-cell>
              <table:table-cell office:value-type="float" office:value="28.2431907653809">
                <text:p>28.243190765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234.2342342342">
                <text:p>34234.2342342342</text:p>
              </table:table-cell>
              <table:table-cell office:value-type="float" office:value="407.051696777344">
                <text:p>407.051696777344</text:p>
              </table:table-cell>
              <table:table-cell office:value-type="float" office:value="42.3951263427734">
                <text:p>42.3951263427734</text:p>
              </table:table-cell>
              <table:table-cell office:value-type="float" office:value="28.1538639068604">
                <text:p>28.1538639068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267.6009342676">
                <text:p>34267.6009342676</text:p>
              </table:table-cell>
              <table:table-cell office:value-type="float" office:value="407.051696777344">
                <text:p>407.051696777344</text:p>
              </table:table-cell>
              <table:table-cell office:value-type="float" office:value="42.3951263427734">
                <text:p>42.3951263427734</text:p>
              </table:table-cell>
              <table:table-cell office:value-type="float" office:value="28.1538639068604">
                <text:p>28.1538639068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300.967634301">
                <text:p>34300.967634301</text:p>
              </table:table-cell>
              <table:table-cell office:value-type="float" office:value="407.035430908203">
                <text:p>407.035430908203</text:p>
              </table:table-cell>
              <table:table-cell office:value-type="float" office:value="44.4845924377441">
                <text:p>44.4845924377441</text:p>
              </table:table-cell>
              <table:table-cell office:value-type="float" office:value="28.0748271942139">
                <text:p>28.074827194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334.3343343343">
                <text:p>34334.3343343343</text:p>
              </table:table-cell>
              <table:table-cell office:value-type="float" office:value="407.035430908203">
                <text:p>407.035430908203</text:p>
              </table:table-cell>
              <table:table-cell office:value-type="float" office:value="44.4845924377441">
                <text:p>44.4845924377441</text:p>
              </table:table-cell>
              <table:table-cell office:value-type="float" office:value="28.0748271942139">
                <text:p>28.074827194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